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06cm"/>
    </style:style>
    <style:style style:name="co4" style:family="table-column">
      <style:table-column-properties fo:break-before="auto" style:column-width="2.007cm"/>
    </style:style>
    <style:style style:name="co5" style:family="table-column">
      <style:table-column-properties fo:break-before="auto" style:column-width="2.235cm"/>
    </style:style>
    <style:style style:name="co6" style:family="table-column">
      <style:table-column-properties fo:break-before="auto" style:column-width="2.034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48cm"/>
    </style:style>
    <style:style style:name="co9" style:family="table-column">
      <style:table-column-properties fo:break-before="auto" style:column-width="1.406cm"/>
    </style:style>
    <style:style style:name="co10" style:family="table-column">
      <style:table-column-properties fo:break-before="auto" style:column-width="1.808cm"/>
    </style:style>
    <style:style style:name="co11" style:family="table-column">
      <style:table-column-properties fo:break-before="auto" style:column-width="1.681cm"/>
    </style:style>
    <style:style style:name="co12" style:family="table-column">
      <style:table-column-properties fo:break-before="auto" style:column-width="1.431cm"/>
    </style:style>
    <style:style style:name="co13" style:family="table-column">
      <style:table-column-properties fo:break-before="auto" style:column-width="1.531cm"/>
    </style:style>
    <style:style style:name="co14" style:family="table-column">
      <style:table-column-properties fo:break-before="auto" style:column-width="1.404cm"/>
    </style:style>
    <style:style style:name="co15" style:family="table-column">
      <style:table-column-properties fo:break-before="auto" style:column-width="1.203cm"/>
    </style:style>
    <style:style style:name="co16" style:family="table-column">
      <style:table-column-properties fo:break-before="auto" style:column-width="1.505cm"/>
    </style:style>
    <style:style style:name="co17" style:family="table-column">
      <style:table-column-properties fo:break-before="auto" style:column-width="1.498cm"/>
    </style:style>
    <style:style style:name="co18" style:family="table-column">
      <style:table-column-properties fo:break-before="auto" style:column-width="2.741cm"/>
    </style:style>
    <style:style style:name="co19" style:family="table-column">
      <style:table-column-properties fo:break-before="auto" style:column-width="2.71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21cm" fo:break-before="auto" style:use-optimal-row-height="true"/>
    </style:style>
    <style:style style:name="ro9" style:family="table-row">
      <style:table-row-properties style:row-height="0.55cm" fo:break-before="auto" style:use-optimal-row-height="true"/>
    </style:style>
    <style:style style:name="ro10" style:family="table-row">
      <style:table-row-properties style:row-height="1.842cm" fo:break-before="auto" style:use-optimal-row-height="true"/>
    </style:style>
    <style:style style:name="ro11" style:family="table-row">
      <style:table-row-properties style:row-height="1.699cm" fo:break-before="auto" style:use-optimal-row-height="true"/>
    </style:style>
    <style:style style:name="ro12" style:family="table-row">
      <style:table-row-properties style:row-height="0.631cm" fo:break-before="auto" style:use-optimal-row-height="true"/>
    </style:style>
    <style:style style:name="ro1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000000" fo:border-left="0.3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31pt solid #000000" fo:border-top="0.31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31pt solid #000000" fo:border-top="0.31pt solid #000000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0.31pt solid #000000" fo:border-top="none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none" fo:border-left="none" fo:border-right="0.31pt solid #000000" fo:border-top="none"/>
    </style:style>
    <style:style style:name="ce15" style:family="table-cell" style:parent-style-name="Default" style:data-style-name="N2">
      <style:table-cell-properties fo:border-bottom="0.31pt solid #000000" fo:border-left="none" fo:border-right="0.31pt solid #000000" fo:border-top="none"/>
    </style:style>
    <style:style style:name="ce16" style:family="table-cell" style:parent-style-name="Default" style:data-style-name="N108"/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fo:border-left="0.54pt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</style:style>
    <style:style style:name="ce23" style:family="table-cell" style:parent-style-name="Default">
      <style:table-cell-properties fo:border-bottom="none" style:text-align-source="fix" style:repeat-content="false" fo:border-left="0.54pt solid #000000" fo:border-right="0.06pt solid #000000" fo:border-top="0.54pt solid #000000"/>
      <style:paragraph-properties fo:text-align="end" fo:margin-left="0cm"/>
    </style:style>
    <style:style style:name="ce24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fo:border-left="0.54pt solid #000000" fo:border-right="0.06pt solid #000000" fo:border-top="none"/>
    </style:style>
    <style:style style:name="ce26" style:family="table-cell" style:parent-style-name="Default">
      <style:table-cell-properties fo:border-bottom="0.54pt solid #000000" fo:border-left="0.54pt solid #000000" fo:border-right="0.06pt solid #000000" fo:border-top="none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8" style:family="table-cell" style:parent-style-name="Default">
      <style:table-cell-properties fo:border-bottom="none" fo:border-left="none" fo:border-right="none" fo:border-top="0.54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54pt solid #000000"/>
      <style:paragraph-properties fo:text-align="end" fo:margin-left="0cm"/>
    </style:style>
    <style:style style:name="ce32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</style:style>
    <style:style style:name="ce34" style:family="table-cell" style:parent-style-name="Default">
      <style:table-cell-properties fo:border-bottom="0.54pt solid #000000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order-left="0.31pt solid #000000" fo:border-right="0.31pt solid #000000" fo:border-top="none"/>
    </style:style>
    <style:style style:name="ce36" style:family="table-cell" style:parent-style-name="Default">
      <style:table-cell-properties fo:border-bottom="none" style:text-align-source="fix" style:repeat-content="false" fo:border-left="0.31pt solid #000000" fo:border-right="0.31pt solid #000000" fo:border-top="none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54pt solid #000000" fo:border-top="0.54pt solid #000000"/>
      <style:paragraph-properties fo:text-align="end" fo:margin-left="0cm"/>
    </style:style>
    <style:style style:name="ce39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/>
      <style:paragraph-properties fo:text-align="end" fo:margin-left="0cm"/>
    </style:style>
    <style:style style:name="ce40" style:family="table-cell" style:parent-style-name="Default" style:data-style-name="N108">
      <style:table-cell-properties fo:border-bottom="none" fo:border-left="0.06pt solid #000000" fo:border-right="0.54pt solid #000000" fo:border-top="none"/>
    </style:style>
    <style:style style:name="ce41" style:family="table-cell" style:parent-style-name="Default" style:data-style-name="N108">
      <style:table-cell-properties fo:border-bottom="0.54pt solid #000000" fo:border-left="0.06pt solid #000000" fo:border-right="0.54pt solid #000000" fo:border-top="none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fo:border-left="0.54pt solid #000000" fo:border-right="none" fo:border-top="0.54pt solid #000000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8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7pt" style:font-size-asian="7pt" style:font-size-complex="7pt"/>
    </style:style>
    <style:style style:name="ce49" style:family="table-cell" style:parent-style-name="Default" style:data-style-name="N10">
      <style:table-cell-properties fo:border-bottom="0.06pt solid #000000" fo:border-left="0.06pt solid #000000" fo:border-right="0.06pt solid #000000" fo:border-top="none"/>
    </style:style>
    <style:style style:name="ce50" style:family="table-cell" style:parent-style-name="Default">
      <style:table-cell-properties fo:border-bottom="none" fo:border-left="none" fo:border-right="0.54pt solid #000000" fo:border-top="0.54pt solid #000000"/>
    </style:style>
    <style:style style:name="ce51" style:family="table-cell" style:parent-style-name="Default">
      <style:table-cell-properties fo:border-bottom="0.06pt solid #000000" fo:border-left="none" fo:border-right="0.54pt solid #000000" fo:border-top="none"/>
    </style:style>
    <style:style style:name="ce52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cm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54pt solid #000000" fo:border-left="none" fo:border-right="0.54pt solid #000000" fo:border-top="none"/>
    </style:style>
    <style:style style:name="ce55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54pt solid #000000" fo:border-left="0.54pt solid #000000" fo:border-right="none" fo:border-top="none"/>
    </style:style>
    <style:style style:name="ce57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style:text-align-source="fix" style:repeat-content="false" fo:border-left="0.54pt solid #000000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31pt solid #000000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order-left="0.54pt solid #000000" fo:border-right="none" fo:border-top="0.31pt solid #000000"/>
    </style:style>
    <style:style style:name="ce62" style:family="table-cell" style:parent-style-name="Default" style:data-style-name="N2">
      <style:table-cell-properties fo:border-bottom="none" fo:border-left="0.54pt solid #000000" fo:border-right="none" fo:border-top="none"/>
    </style:style>
    <style:style style:name="ce63" style:family="table-cell" style:parent-style-name="Default" style:data-style-name="N2">
      <style:table-cell-properties fo:border-bottom="0.54pt solid #000000" fo:border-left="0.54pt solid #000000" fo:border-right="none" fo:border-top="none"/>
    </style:style>
    <style:style style:name="ce64" style:family="table-cell" style:parent-style-name="Default">
      <style:table-cell-properties fo:border-bottom="0.54pt solid #000000" style:text-align-source="fix" style:repeat-content="false" fo:border-left="0.54pt solid #000000" fo:border-right="none" fo:border-top="0.54pt solid #000000" style:vertical-align="middle"/>
      <style:paragraph-properties fo:text-align="center"/>
    </style:style>
    <style:style style:name="ce65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67" style:family="table-cell" style:parent-style-name="Default">
      <style:table-cell-properties fo:border-bottom="0.06pt solid #000000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68" style:family="table-cell" style:parent-style-name="Default" style:data-style-name="N108">
      <style:table-cell-properties fo:border-bottom="none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69" style:family="table-cell" style:parent-style-name="Default" style:data-style-name="N108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70" style:family="table-cell" style:parent-style-name="Default">
      <style:table-cell-properties fo:border-bottom="0.54pt solid #000000" fo:border-left="none" fo:border-right="none" fo:border-top="none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order-left="none" fo:border-right="none" fo:border-top="0.31pt solid #000000"/>
      <style:text-properties fo:font-weight="bold" style:font-weight-asian="bold" style:font-weight-complex="bold"/>
    </style:style>
    <style:style style:name="ce74" style:family="table-cell" style:parent-style-name="Default" style:data-style-name="N2"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54pt solid #000000" fo:border-left="none" fo:border-right="none" fo:border-top="0.54pt solid #000000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78" style:family="table-cell" style:parent-style-name="Default" style:data-style-name="N2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end" fo:margin-left="0cm"/>
    </style:style>
    <style:style style:name="ce82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108">
      <style:table-cell-properties fo:border-bottom="none" fo:border-left="0.06pt solid #000000" fo:border-right="0.06pt solid #000000" fo:border-top="none"/>
    </style:style>
    <style:style style:name="ce84" style:family="table-cell" style:parent-style-name="Default" style:data-style-name="N108">
      <style:table-cell-properties fo:border-bottom="0.54pt solid #000000" fo:border-left="0.06pt solid #000000" fo:border-right="0.06pt solid #000000" fo:border-top="none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font-size="11pt" style:font-size-asian="11pt" style:font-size-complex="11pt"/>
    </style:style>
    <style:style style:name="ce86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87" style:family="table-cell" style:parent-style-name="Default" style:data-style-name="N2">
      <style:table-cell-properties fo:border-bottom="0.54pt solid #000000" fo:border-left="0.06pt solid #000000" fo:border-right="0.06pt solid #000000" fo:border-top="none"/>
    </style:style>
    <style:style style:name="ce88" style:family="table-cell" style:parent-style-name="Default">
      <style:table-cell-properties fo:border-bottom="0.54pt solid #000000" style:text-align-source="fix" style:repeat-content="false" fo:border-left="none" fo:border-right="0.54pt solid #000000" fo:border-top="0.54pt solid #000000" style:vertical-align="middle"/>
      <style:paragraph-properties fo:text-align="center"/>
    </style:style>
    <style:style style:name="ce89" style:family="table-cell" style:parent-style-name="Default">
      <style:table-cell-properties fo:border-bottom="none" style:text-align-source="fix" style:repeat-content="false" fo:border-left="none" fo:border-right="0.54pt solid #000000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31pt solid #000000" style:text-align-source="fix" style:repeat-content="false" fo:border-left="none" fo:border-right="0.54pt solid #000000" fo:border-top="none"/>
      <style:paragraph-properties fo:text-align="end" fo:margin-left="0cm"/>
      <style:text-properties fo:font-size="9pt" style:font-size-asian="9pt" style:font-size-complex="9pt"/>
    </style:style>
    <style:style style:name="ce91" style:family="table-cell" style:parent-style-name="Default" style:data-style-name="N108">
      <style:table-cell-properties fo:border-bottom="none" fo:border-left="none" fo:border-right="0.54pt solid #000000" fo:border-top="0.31pt solid #000000"/>
      <style:text-properties fo:font-weight="bold" style:font-weight-asian="bold" style:font-weight-complex="bold"/>
    </style:style>
    <style:style style:name="ce92" style:family="table-cell" style:parent-style-name="Default" style:data-style-name="N108">
      <style:table-cell-properties fo:border-bottom="none" fo:border-left="none" fo:border-right="0.54pt solid #000000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108">
      <style:table-cell-properties fo:border-bottom="0.54pt solid #000000" fo:border-left="none" fo:border-right="0.54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2pt" fo:language="hu" fo:country="HU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 style:data-style-name="N2">
      <style:table-cell-properties fo:border-bottom="none" fo:border-left="none" fo:border-right="none" fo:border-top="0.31pt solid #000000"/>
    </style:style>
    <style:style style:name="ce97" style:family="table-cell" style:parent-style-name="Default" style:data-style-name="N2"/>
    <style:style style:name="ce98" style:family="table-cell" style:parent-style-name="Default" style:data-style-name="N2">
      <style:table-cell-properties fo:border-bottom="0.54pt solid #000000" fo:border-left="none" fo:border-right="none" fo:border-top="none"/>
    </style:style>
    <style:style style:name="ce99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54pt solid #000000" fo:border-left="none" fo:border-right="0.54pt solid #000000" fo:border-top="0.54pt solid #000000"/>
    </style:style>
    <style:style style:name="ce101" style:family="table-cell" style:parent-style-name="Default">
      <style:table-cell-properties fo:border-bottom="0.54pt solid #000000" fo:border-left="0.06pt solid #000000" fo:border-right="0.54pt solid #000000" fo:border-top="none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54pt solid #000000" fo:border-top="none"/>
      <style:paragraph-properties fo:text-align="end" fo:margin-left="0cm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54pt solid #000000" fo:border-top="none"/>
      <style:paragraph-properties fo:text-align="end" fo:margin-left="0cm"/>
    </style:style>
    <style:style style:name="ce104" style:family="table-cell" style:parent-style-name="Default" style:data-style-name="N2">
      <style:table-cell-properties fo:border-bottom="none" fo:border-left="0.06pt solid #000000" fo:border-right="0.54pt solid #000000" fo:border-top="none"/>
    </style:style>
    <style:style style:name="ce105" style:family="table-cell" style:parent-style-name="Default" style:data-style-name="N2">
      <style:table-cell-properties fo:border-bottom="0.54pt solid #000000" fo:border-left="0.06pt solid #000000" fo:border-right="0.54pt solid #000000" fo:border-top="none"/>
    </style:style>
    <style:style style:name="ce106" style:family="table-cell" style:parent-style-name="Default">
      <style:table-cell-properties fo:border-bottom="none" fo:border-left="none" fo:border-right="0.54pt solid #000000" fo:border-top="none"/>
    </style:style>
    <style:style style:name="ce107" style:family="table-cell" style:parent-style-name="Default">
      <style:table-cell-properties fo:border-bottom="0.54pt solid #000000" style:text-align-source="fix" style:repeat-content="false" fo:border-left="0.54pt solid #000000" fo:border-right="none" fo:border-top="none"/>
      <style:paragraph-properties fo:text-align="end" fo:margin-left="0cm"/>
    </style:style>
    <style:style style:name="ce108" style:family="table-cell" style:parent-style-name="Default">
      <style:table-cell-properties fo:border-bottom="none" style:text-align-source="fix" style:repeat-content="false" fo:wrap-option="wrap" fo:border-left="0.54pt solid #000000" fo:border-right="0.06pt solid #000000" fo:border-top="none" style:vertical-align="top"/>
      <style:paragraph-properties fo:text-align="end" fo:margin-left="0cm"/>
    </style:style>
    <style:style style:name="ce109" style:family="table-cell" style:parent-style-name="Default">
      <style:table-cell-properties fo:border-bottom="0.54pt solid #000000" style:text-align-source="fix" style:repeat-content="false" fo:wrap-option="wrap" fo:border-left="0.54pt solid #000000" fo:border-right="0.06pt solid #000000" fo:border-top="none"/>
      <style:paragraph-properties fo:text-align="end" fo:margin-left="0cm"/>
    </style:style>
    <style:style style:name="ce110" style:family="table-cell" style:parent-style-name="Default">
      <style:table-cell-properties fo:border-bottom="none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order-bottom="0.54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18" style:family="table-cell" style:parent-style-name="Default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0.54pt solid #000000" fo:border-left="0.06pt solid #000000" fo:border-right="none" fo:border-top="none"/>
    </style:style>
    <style:style style:name="ce120" style:family="table-cell" style:parent-style-name="Default">
      <style:table-cell-properties fo:border-bottom="none" fo:border-left="0.54pt solid #000000" fo:border-right="none" fo:border-top="0.54pt solid #000000" style:vertical-align="top"/>
    </style:style>
    <style:style style:name="ce121" style:family="table-cell" style:parent-style-name="Default">
      <style:table-cell-properties fo:border-bottom="none" style:text-align-source="fix" style:repeat-content="false" fo:border-left="none" fo:border-right="0.54pt solid #000000" fo:border-top="0.54pt solid #000000"/>
      <style:paragraph-properties fo:text-align="end" fo:margin-left="0cm"/>
      <style:text-properties fo:font-size="11pt" style:font-size-asian="11pt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</style:style>
    <style:style style:name="ce1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54pt solid #000000" style:text-align-source="fix" style:repeat-content="false" fo:wrap-option="wrap" fo:border-left="0.54pt solid #000000" fo:border-right="0.54pt solid #000000" fo:border-top="none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127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129" style:family="table-cell" style:parent-style-name="Default">
      <style:table-cell-properties fo:border-bottom="none" fo:border-left="0.54pt solid #000000" fo:border-right="0.54pt solid #000000" fo:border-top="none"/>
    </style:style>
    <style:style style:name="ce130" style:family="table-cell" style:parent-style-name="Default">
      <style:table-cell-properties fo:border-bottom="0.54pt solid #000000" fo:border-left="0.54pt solid #000000" fo:border-right="0.54pt solid #000000" fo:border-top="none"/>
    </style:style>
    <style:style style:name="ce131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0.54pt solid #000000" fo:border-top="0.54pt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style:text-align-source="fix" style:repeat-content="false" fo:border-left="none" fo:border-right="0.54pt solid #000000" fo:border-top="none" style:vertical-align="middle"/>
      <style:paragraph-properties fo:text-align="center" fo:margin-left="0cm"/>
    </style:style>
    <style:style style:name="ce13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3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36" style:family="table-cell" style:parent-style-name="Default">
      <style:table-cell-properties fo:border-bottom="0.54pt solid #000000" fo:background-color="transparent" fo:border-left="0.06pt solid #000000" fo:border-right="0.06pt solid #000000" fo:border-top="none"/>
    </style:style>
    <style:style style:name="ce137" style:family="table-cell" style:parent-style-name="Default">
      <style:table-cell-properties fo:border-bottom="0.54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54pt solid #000000" fo:border-top="none"/>
      <style:paragraph-properties fo:text-align="end" fo:margin-left="0cm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54pt solid #000000" fo:border-top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fo:border-bottom="none" fo:background-color="transparent" fo:border-left="0.06pt solid #000000" fo:border-right="0.54pt solid #000000" fo:border-top="none"/>
    </style:style>
    <style:style style:name="ce141" style:family="table-cell" style:parent-style-name="Default">
      <style:table-cell-properties fo:border-bottom="none" fo:background-color="transparent" fo:border-left="none" fo:border-right="0.54pt solid #000000" fo:border-top="none"/>
    </style:style>
    <style:style style:name="ce142" style:family="table-cell" style:parent-style-name="Default">
      <style:table-cell-properties fo:border-bottom="0.54pt solid #000000" fo:background-color="transparent" fo:border-left="0.06pt solid #000000" fo:border-right="0.54pt solid #000000" fo:border-top="none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0.54pt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54pt solid #000000" style:text-align-source="fix" style:repeat-content="false" fo:border-left="none" fo:border-right="0.54pt solid #000000" fo:border-top="none"/>
      <style:paragraph-properties fo:text-align="end" fo:margin-left="0cm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48" style:family="table-cell" style:parent-style-name="Default" style:data-style-name="N108">
      <style:table-cell-properties fo:background-color="#00ff00" style:text-align-source="fix" style:repeat-content="false"/>
      <style:paragraph-properties fo:text-align="end" fo:margin-left="0cm"/>
    </style:style>
    <style:style style:name="ce149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style:text-position="sub 58%" style:font-weight-asian="normal" style:font-weight-complex="normal"/>
    </style:style>
    <style:style style:name="T7" style:family="text">
      <style:text-properties style:font-name="Arial2"/>
    </style:style>
    <style:style style:name="T8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9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0" style:family="text">
      <style:text-properties style:text-position="super 58%" style:font-size-asian="10pt" style:font-size-complex="10pt"/>
    </style:style>
    <style:style style:name="T11" style:family="text">
      <style:text-properties style:text-position="sub 58%" fo:font-size="10pt" style:font-size-asian="10pt" style:font-size-complex="10pt"/>
    </style:style>
    <style:style style:name="T12" style:family="text">
      <style:text-properties fo:color="#000000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3" style:family="text">
      <style:text-properties fo:color="#000000" style:text-position="sub 58%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sub 58%"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style:text-position="0% 100%" fo:font-weight="normal" style:font-weight-asian="normal" style:font-weight-complex="normal"/>
    </style:style>
  </office:automatic-styles>
  <office:body>
    <office:spreadsheet>
      <table:table table:name="Hővezetési ellenállás" table:style-name="ta1">
        <table:shapes>
          <draw:frame draw:z-index="0" draw:style-name="gr1" draw:text-style-name="P1" svg:width="15.999cm" svg:height="8.999cm" svg:x="12.137cm" svg:y="0.646cm">
            <draw:object draw:notify-on-update-of-ranges="'Hővezetési ellenállás'.C6:'Hővezetési ellenállás'.C7 Sheet1.D12:Sheet1.D19 'Hővezetési ellenállás'.C6:'Hővezetési ellenállás'.C7 'Hővezetési ellenállás'.C8:'Hővezetési ellenállás'.C15 Sheet1.D12:Sheet1.D19 'Hővezetési ellenállás'.D6:'Hővezetési ellenállás'.D7 'Hővezetési ellenállás'.D8:'Hővezetési ellenállás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Hővezetési ellenállás</text:p>
          </table:table-cell>
          <table:covered-table-cell table:style-name="ce6"/>
          <table:covered-table-cell table:style-name="ce11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λ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[mm]</text:p>
          </table:table-cell>
          <table:table-cell table:style-name="ce8" office:value-type="string" calcext:value-type="string">
            <text:p>[m<text:span text:style-name="T1">²</text:span>K/W]</text:p>
          </table:table-cell>
          <table:table-cell table:style-name="ce13" office:value-type="string" calcext:value-type="string">
            <text:p>[W/mK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35" calcext:value-type="float">
            <text:p>0,035</text:p>
          </table:table-cell>
          <table:table-cell table:style-name="ce14" table:formula="of:=['Belsofalsarok-szigeteles'.H79]/[.C8]/1000" office:value-type="float" office:value="0.472456877112031" calcext:value-type="float">
            <text:p>0,4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0.11" calcext:value-type="float">
            <text:p>0,11</text:p>
          </table:table-cell>
          <table:table-cell table:style-name="ce14" table:formula="of:=['Belsofalsarok-szigeteles'.H80]/[.C9]/1000" office:value-type="float" office:value="0.150777046917367" calcext:value-type="float">
            <text:p>0,1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5" calcext:value-type="float">
            <text:p>0,15</text:p>
          </table:table-cell>
          <table:table-cell table:style-name="ce14" table:formula="of:=['Belsofalsarok-szigeteles'.H81]/[.C10]/1000" office:value-type="float" office:value="0.110853623602624" calcext:value-type="float">
            <text:p>0,1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16" calcext:value-type="float">
            <text:p>0,16</text:p>
          </table:table-cell>
          <table:table-cell table:style-name="ce14" table:formula="of:=['Belsofalsarok-szigeteles'.H82]/[.C11]/1000" office:value-type="float" office:value="0.104161043923752" calcext:value-type="float">
            <text:p>0,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'Belsofalsarok-szigeteles'.H83]/[.C12]/1000" office:value-type="float" office:value="0.0982351334724423" calcext:value-type="float">
            <text:p>0,10</text:p>
          </table:table-cell>
          <table:table-cell table:number-columns-repeated="6"/>
          <table:table-cell table:style-name="ce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'Belsofalsarok-szigeteles'.H84]/[.C13]/1000" office:value-type="float" office:value="0.0984207505018741" calcext:value-type="float">
            <text:p>0,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'Belsofalsarok-szigeteles'.H85]/[.C14]/1000" office:value-type="float" office:value="0.0985941790734794" calcext:value-type="float">
            <text:p>0,1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.17" calcext:value-type="float">
            <text:p>0,17</text:p>
          </table:table-cell>
          <table:table-cell table:style-name="ce15" table:formula="of:=['Belsofalsarok-szigeteles'.H86]/[.C15]/1000" office:value-type="float" office:value="0.0987577464211518" calcext:value-type="float">
            <text:p>0,10</text:p>
          </table:table-cell>
          <table:table-cell table:number-columns-repeated="7"/>
        </table:table-row>
        <table:table-row table:style-name="ro1" table:number-rows-repeated="7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égla méretezés" table:style-name="ta1">
        <table:shapes>
          <draw:frame draw:z-index="0" draw:style-name="gr1" draw:text-style-name="P1" svg:width="15.999cm" svg:height="8.999cm" svg:x="2.294cm" svg:y="18.497cm">
            <draw:object draw:notify-on-update-of-ranges="'Tégla méretezés'.B29:'Tégla méretezés'.B39 'Tégla méretezés'.F29:'Tégla méretezés'.F3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9"/>
        <table:table-column table:style-name="co8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égla szélesség</text:p>
          </table:table-cell>
          <table:table-cell table:style-name="Default"/>
          <table:table-cell table:style-name="Default" office:value-type="float" office:value="0.25" calcext:value-type="float">
            <text:p>0,25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égla hosszúság</text:p>
          </table:table-cell>
          <table:table-cell table:style-name="Default"/>
          <table:table-cell table:style-name="Default" office:value-type="float" office:value="0.38" calcext:value-type="float">
            <text:p>0,38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keret szélesség a hosszúság mentén</text:p>
          </table:table-cell>
          <table:table-cell table:style-name="Default"/>
          <table:table-cell table:style-name="Default" office:value-type="float" office:value="0.01" calcext:value-type="float">
            <text:p>0,01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keret szélesség a szélesség mentén</text:p>
          </table:table-cell>
          <table:table-cell table:style-name="Default"/>
          <table:table-cell table:style-name="Default" office:value-type="float" office:value="0.01" calcext:value-type="float">
            <text:p>0,01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eljes felület</text:p>
          </table:table-cell>
          <table:table-cell table:style-name="Default"/>
          <table:table-cell table:style-name="Default" table:formula="of:=[.D2]*[.D3]" office:value-type="float" office:value="0.095" calcext:value-type="float">
            <text:p>0,095</text:p>
          </table:table-cell>
          <table:table-cell table:style-name="Default"/>
          <table:table-cell table:style-name="Default" office:value-type="string" calcext:value-type="string">
            <text:p>m2</text:p>
          </table:table-cell>
          <table:table-cell table:style-name="Default" table:number-columns-repeated="2"/>
          <table:table-cell table:number-columns-repeated="8"/>
        </table:table-row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4">
          <table:table-cell table:number-columns-repeated="2"/>
          <table:table-cell table:style-name="ce27" office:value-type="string" calcext:value-type="string" table:number-columns-spanned="2" table:number-rows-spanned="1">
            <text:p>fuggoleges oszto</text:p>
          </table:table-cell>
          <table:covered-table-cell/>
          <table:table-cell office:value-type="string" calcext:value-type="string">
            <text:p>fuggoleges ureg</text:p>
          </table:table-cell>
          <table:table-cell table:style-name="ce37" office:value-type="string" calcext:value-type="string" table:number-columns-spanned="2" table:number-rows-spanned="1">
            <text:p>vizszintes oszto 1</text:p>
          </table:table-cell>
          <table:covered-table-cell table:style-name="ce17"/>
          <table:table-cell table:style-name="ce37" office:value-type="string" calcext:value-type="string" table:number-columns-spanned="2" table:number-rows-spanned="1">
            <text:p>vizszintes oszto 2</text:p>
          </table:table-cell>
          <table:covered-table-cell table:style-name="ce17"/>
          <table:table-cell table:style-name="ce17" office:value-type="string" calcext:value-type="string">
            <text:p>Kitöltő</text:p>
          </table:table-cell>
          <table:table-cell table:style-name="ce17" office:value-type="string" calcext:value-type="string">
            <text:p>Üregarány</text:p>
          </table:table-cell>
          <table:table-cell table:style-name="ce17"/>
          <table:table-cell table:number-columns-repeated="4"/>
        </table:table-row>
        <table:table-row table:style-name="ro5">
          <table:table-cell/>
          <table:table-cell office:value-type="string" calcext:value-type="string">
            <text:p>Felosztás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szélesség</text:p>
          </table:table-cell>
          <table:table-cell/>
          <table:table-cell office:value-type="string" calcext:value-type="string">
            <text:p>db</text:p>
          </table:table-cell>
          <table:table-cell table:style-name="ce17" office:value-type="string" calcext:value-type="string">
            <text:p>szélesség</text:p>
          </table:table-cell>
          <table:table-cell table:style-name="ce17" office:value-type="string" calcext:value-type="string">
            <text:p>db</text:p>
          </table:table-cell>
          <table:table-cell table:style-name="ce17" office:value-type="string" calcext:value-type="string">
            <text:p>szélesség</text:p>
          </table:table-cell>
          <table:table-cell table:style-name="ce17" office:value-type="string" calcext:value-type="string">
            <text:p>m2</text:p>
          </table:table-cell>
          <table:table-cell/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1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table:formula="of:=([.$D$2]-2*[.$D$4]-[.C10]*[.D10])/([.C10]+1)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formula="of:=[.$D$4]*[.$D$3]*2+2*([.$D$2]-2*[.$D$4])*[.$D$5]+([.$D$3]-2*[.$D$5])*[.C10]*[.D10]+[.F10]*[.G10]*[.C10]*[.D10]+[.H10]*[.I10]*[.C10]*[.D10]" office:value-type="float" office:value="0.041" calcext:value-type="float">
            <text:p>0,041</text:p>
          </table:table-cell>
          <table:table-cell table:style-name="ce17" table:formula="of:=([.$D$6]-[.J10])/[.$D$6]" office:value-type="float" office:value="0.568421052631579" calcext:value-type="float">
            <text:p>0,568421052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formula="of:=([.$D$2]-2*[.$D$4]-[.C11]*[.D11])/([.C11]+1)" office:value-type="float" office:value="0.038" calcext:value-type="float">
            <text:p>0,038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8" calcext:value-type="float">
            <text:p>0,0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formula="of:=[.$D$4]*[.$D$3]*2+2*([.$D$2]-2*[.$D$4])*[.$D$5]+([.$D$3]-2*[.$D$5])*[.C11]*[.D11]-[.F11]*[.G11]*[.C11]*[.D11]-[.H11]*[.I11]*[.C11]*[.D11]+[.F11]*[.G11]*([.$D$2]-2*[.$D$4])+[.H11]*[.I11]*([.$D$2]-2*[.$D$4])" office:value-type="float" office:value="0.0418" calcext:value-type="float">
            <text:p>0,0418</text:p>
          </table:table-cell>
          <table:table-cell table:style-name="ce17" table:formula="of:=([.$D$6]-[.J11])/[.$D$6]" office:value-type="float" office:value="0.56" calcext:value-type="float">
            <text:p>0,5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3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formula="of:=([.$D$2]-2*[.$D$4]-[.C12]*[.D12])/([.C12]+1)" office:value-type="float" office:value="0.038" calcext:value-type="float">
            <text:p>0,038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0.04" calcext:value-type="float">
            <text:p>0,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2" calcext:value-type="float">
            <text:p>0,02</text:p>
          </table:table-cell>
          <table:table-cell table:formula="of:=[.$D$4]*[.$D$3]*2+2*([.$D$2]-2*[.$D$4])*[.$D$5]+([.$D$3]-2*[.$D$5])*[.C12]*[.D12]-[.F12]*[.G12]*[.C12]*[.D12]-[.H12]*[.I12]*[.C12]*[.D12]+[.F12]*[.G12]*([.$D$2]-2*[.$D$4])+[.H12]*[.I12]*([.$D$2]-2*[.$D$4])" office:value-type="float" office:value="0.0418" calcext:value-type="float">
            <text:p>0,0418</text:p>
          </table:table-cell>
          <table:table-cell table:style-name="ce17" table:formula="of:=([.$D$6]-[.J12])/[.$D$6]" office:value-type="float" office:value="0.56" calcext:value-type="float">
            <text:p>0,5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4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table:formula="of:=([.$D$2]-2*[.$D$4]-[.C13]*[.D13])/([.C13]+1)" office:value-type="float" office:value="0.0425" calcext:value-type="float">
            <text:p>0,042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3" calcext:value-type="float">
            <text:p>0,0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1" calcext:value-type="float">
            <text:p>0,01</text:p>
          </table:table-cell>
          <table:table-cell table:formula="of:=[.$D$4]*[.$D$3]*2+2*([.$D$2]-2*[.$D$4])*[.$D$5]+([.$D$3]-2*[.$D$5])*[.C13]*[.D13]-[.F13]*[.G13]*[.C13]*[.D13]-[.H13]*[.I13]*[.C13]*[.D13]+[.F13]*[.G13]*([.$D$2]-2*[.$D$4])+[.H13]*[.I13]*([.$D$2]-2*[.$D$4])" office:value-type="float" office:value="0.0423" calcext:value-type="float">
            <text:p>0,0423</text:p>
          </table:table-cell>
          <table:table-cell table:style-name="ce17" table:formula="of:=([.$D$6]-[.J13])/[.$D$6]" office:value-type="float" office:value="0.554736842105263" calcext:value-type="float">
            <text:p>0,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5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table:formula="of:=([.$D$2]-2*[.$D$4]-[.C14]*[.D14])/([.C14]+1)" office:value-type="float" office:value="0.0425" calcext:value-type="float">
            <text:p>0,042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2" calcext:value-type="float">
            <text:p>0,0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1" calcext:value-type="float">
            <text:p>0,01</text:p>
          </table:table-cell>
          <table:table-cell table:formula="of:=[.$D$4]*[.$D$3]*2+2*([.$D$2]-2*[.$D$4])*[.$D$5]+([.$D$3]-2*[.$D$5])*[.C14]*[.D14]-[.F14]*[.G14]*[.C14]*[.D14]-[.H14]*[.I14]*[.C14]*[.D14]+[.F14]*[.G14]*([.$D$2]-2*[.$D$4])+[.H14]*[.I14]*([.$D$2]-2*[.$D$4])" office:value-type="float" office:value="0.0423" calcext:value-type="float">
            <text:p>0,0423</text:p>
          </table:table-cell>
          <table:table-cell table:style-name="ce17" table:formula="of:=([.$D$6]-[.J14])/[.$D$6]" office:value-type="float" office:value="0.554736842105263" calcext:value-type="float">
            <text:p>0,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6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table:formula="of:=([.$D$2]-2*[.$D$4]-[.C15]*[.D15])/([.C15]+1)" office:value-type="float" office:value="0.0425" calcext:value-type="float">
            <text:p>0,042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1" calcext:value-type="float">
            <text:p>0,01</text:p>
          </table:table-cell>
          <table:table-cell table:formula="of:=[.$D$4]*[.$D$3]*2+2*([.$D$2]-2*[.$D$4])*[.$D$5]+([.$D$3]-2*[.$D$5])*[.C15]*[.D15]-[.F15]*[.G15]*[.C15]*[.D15]-[.H15]*[.I15]*[.C15]*[.D15]+[.F15]*[.G15]*([.$D$2]-2*[.$D$4])+[.H15]*[.I15]*([.$D$2]-2*[.$D$4])" office:value-type="float" office:value="0.0423" calcext:value-type="float">
            <text:p>0,0423</text:p>
          </table:table-cell>
          <table:table-cell table:style-name="ce17" table:formula="of:=([.$D$6]-[.J15])/[.$D$6]" office:value-type="float" office:value="0.554736842105263" calcext:value-type="float">
            <text:p>0,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7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table:formula="of:=([.$D$2]-2*[.$D$4]-[.C16]*[.D16])/([.C16]+1)"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0.02" calcext:value-type="float">
            <text:p>0,0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1" calcext:value-type="float">
            <text:p>0,01</text:p>
          </table:table-cell>
          <table:table-cell table:formula="of:=[.$D$4]*[.$D$3]*2+2*([.$D$2]-2*[.$D$4])*[.$D$5]+([.$D$3]-2*[.$D$5])*[.C16]*[.D16]-[.F16]*[.G16]*[.C16]*[.D16]-[.H16]*[.I16]*[.C16]*[.D16]+[.F16]*[.G16]*([.$D$2]-2*[.$D$4])+[.H16]*[.I16]*([.$D$2]-2*[.$D$4])" office:value-type="float" office:value="0.041" calcext:value-type="float">
            <text:p>0,041</text:p>
          </table:table-cell>
          <table:table-cell table:style-name="ce17" table:formula="of:=([.$D$6]-[.J16])/[.$D$6]" office:value-type="float" office:value="0.568421052631579" calcext:value-type="float">
            <text:p>0,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table:formula="of:=([.$D$2]-2*[.$D$4]-[.C17]*[.D17])/([.C17]+1)"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2" calcext:value-type="float">
            <text:p>0,02</text:p>
          </table:table-cell>
          <table:table-cell table:formula="of:=[.$D$4]*[.$D$3]*2+2*([.$D$2]-2*[.$D$4])*[.$D$5]+([.$D$3]-2*[.$D$5])*[.C17]*[.D17]-[.F17]*[.G17]*[.C17]*[.D17]-[.H17]*[.I17]*[.C17]*[.D17]+[.F17]*[.G17]*([.$D$2]-2*[.$D$4])+[.H17]*[.I17]*([.$D$2]-2*[.$D$4])" office:value-type="float" office:value="0.041" calcext:value-type="float">
            <text:p>0,041</text:p>
          </table:table-cell>
          <table:table-cell table:style-name="ce17" table:formula="of:=([.$D$6]-[.J17])/[.$D$6]" office:value-type="float" office:value="0.568421052631579" calcext:value-type="float">
            <text:p>0,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9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table:formula="of:=([.$D$2]-2*[.$D$4]-[.C18]*[.D18])/([.C18]+1)"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02" calcext:value-type="float">
            <text:p>0,02</text:p>
          </table:table-cell>
          <table:table-cell table:formula="of:=[.$D$4]*[.$D$3]*2+2*([.$D$2]-2*[.$D$4])*[.$D$5]+([.$D$3]-2*[.$D$5])*[.C18]*[.D18]-[.F18]*[.G18]*[.C18]*[.D18]-[.H18]*[.I18]*[.C18]*[.D18]+[.F18]*[.G18]*([.$D$2]-2*[.$D$4])+[.H18]*[.I18]*([.$D$2]-2*[.$D$4])" office:value-type="float" office:value="0.041" calcext:value-type="float">
            <text:p>0,041</text:p>
          </table:table-cell>
          <table:table-cell table:style-name="ce17" table:formula="of:=([.$D$6]-[.J18])/[.$D$6]" office:value-type="float" office:value="0.568421052631579" calcext:value-type="float">
            <text:p>0,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10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table:formula="of:=([.$D$2]-2*[.$D$4]-[.C19]*[.D19])/([.C19]+1)"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1" calcext:value-type="float">
            <text:p>0,01</text:p>
          </table:table-cell>
          <table:table-cell table:formula="of:=[.$D$4]*[.$D$3]*2+2*([.$D$2]-2*[.$D$4])*[.$D$5]+([.$D$3]-2*[.$D$5])*[.C19]*[.D19]-[.F19]*[.G19]*[.C19]*[.D19]-[.H19]*[.I19]*[.C19]*[.D19]+[.F19]*[.G19]*([.$D$2]-2*[.$D$4])+[.H19]*[.I19]*([.$D$2]-2*[.$D$4])" office:value-type="float" office:value="0.041" calcext:value-type="float">
            <text:p>0,041</text:p>
          </table:table-cell>
          <table:table-cell table:style-name="ce17" table:formula="of:=([.$D$6]-[.J19])/[.$D$6]" office:value-type="float" office:value="0.568421052631579" calcext:value-type="float">
            <text:p>0,5684210526</text:p>
          </table:table-cell>
          <table:table-cell table:number-columns-repeated="5"/>
        </table:table-row>
        <table:table-row table:style-name="ro4">
          <table:table-cell/>
          <table:table-cell table:style-name="Default" table:number-columns-repeated="7"/>
          <table:table-cell/>
          <table:table-cell table:style-name="ce17"/>
          <table:table-cell table:number-columns-repeated="6"/>
        </table:table-row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3">
          <table:table-cell/>
          <table:table-cell table:style-name="ce18" office:value-type="string" calcext:value-type="string" table:number-columns-spanned="11" table:number-rows-spanned="1">
            <text:p>Falazóblokk hőátbocsátási tényező – Üreg oszlop=4</text:p>
          </table:table-cell>
          <table:covered-table-cell table:number-columns-repeated="9" table:style-name="ce28"/>
          <table:covered-table-cell table:style-name="ce50"/>
          <table:table-cell table:number-columns-repeated="4"/>
        </table:table-row>
        <table:table-row table:style-name="ro5">
          <table:table-cell/>
          <table:table-cell table:style-name="ce19" table:number-columns-spanned="2" table:number-rows-spanned="1"/>
          <table:covered-table-cell table:style-name="Default"/>
          <table:table-cell table:style-name="ce35" office:value-type="string" calcext:value-type="string" table:number-columns-spanned="3" table:number-rows-spanned="1">
            <text:p>Falazóblokk</text:p>
          </table:table-cell>
          <table:covered-table-cell table:number-columns-repeated="2" table:style-name="ce35"/>
          <table:table-cell table:style-name="ce42" office:value-type="string" calcext:value-type="string" table:number-columns-spanned="5" table:number-rows-spanned="1">
            <text:p>Üreg</text:p>
          </table:table-cell>
          <table:covered-table-cell table:number-columns-repeated="4" table:style-name="ce42"/>
          <table:table-cell table:style-name="ce51" office:value-type="string" calcext:value-type="string">
            <text:p>Kerámia</text:p>
          </table:table-cell>
          <table:table-cell table:number-columns-repeated="4"/>
        </table:table-row>
        <table:table-row table:style-name="ro6">
          <table:table-cell/>
          <table:table-cell table:style-name="ce20" office:value-type="string" calcext:value-type="string">
            <text:p>t<text:span text:style-name="T2">i</text:span></text:p>
          </table:table-cell>
          <table:table-cell table:style-name="ce29" office:value-type="string" calcext:value-type="string">
            <text:p>t<text:span text:style-name="T2">e</text:span></text:p>
          </table:table-cell>
          <table:table-cell table:style-name="ce36" office:value-type="string" calcext:value-type="string">
            <text:p>Hosszúság</text:p>
          </table:table-cell>
          <table:table-cell table:style-name="ce36"/>
          <table:table-cell table:style-name="ce36" office:value-type="string" calcext:value-type="string">
            <text:p>Szélesség</text:p>
          </table:table-cell>
          <table:table-cell table:style-name="ce43" office:value-type="string" calcext:value-type="string">
            <text:p>λ<text:span text:style-name="T4">levegő</text:span></text:p>
          </table:table-cell>
          <table:table-cell table:style-name="ce43"/>
          <table:table-cell table:style-name="ce46" office:value-type="string" calcext:value-type="string">
            <text:p>Oszlop</text:p>
          </table:table-cell>
          <table:table-cell table:style-name="ce46" office:value-type="string" calcext:value-type="string">
            <text:p>Terület</text:p>
          </table:table-cell>
          <table:table-cell table:style-name="ce48" office:value-type="string" calcext:value-type="string">
            <text:p>Üreg/Kerámia</text:p>
            <text:p>Arány</text:p>
          </table:table-cell>
          <table:table-cell table:style-name="ce52" office:value-type="string" calcext:value-type="string">
            <text:p>λ<text:span text:style-name="T4">kerámia</text:span></text:p>
          </table:table-cell>
          <table:table-cell table:number-columns-repeated="4"/>
        </table:table-row>
        <table:table-row table:style-name="ro5">
          <table:table-cell/>
          <table:table-cell table:style-name="ce21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6" office:value-type="string" calcext:value-type="string">
            <text:p>[m]</text:p>
          </table:table-cell>
          <table:table-cell table:style-name="ce36"/>
          <table:table-cell table:style-name="ce36" office:value-type="string" calcext:value-type="string">
            <text:p>[m]</text:p>
          </table:table-cell>
          <table:table-cell table:style-name="ce44" office:value-type="string" calcext:value-type="string">
            <text:p>[W/mK]</text:p>
          </table:table-cell>
          <table:table-cell table:style-name="ce44"/>
          <table:table-cell table:style-name="ce46" office:value-type="string" calcext:value-type="string">
            <text:p>[db]</text:p>
          </table:table-cell>
          <table:table-cell table:style-name="ce46" office:value-type="string" calcext:value-type="string">
            <text:p>[m<text:span text:style-name="T3">2</text:span>]</text:p>
          </table:table-cell>
          <table:table-cell table:style-name="ce46" office:value-type="string" calcext:value-type="string">
            <text:p>[%]</text:p>
          </table:table-cell>
          <table:table-cell table:style-name="ce53" office:value-type="string" calcext:value-type="string">
            <text:p>[W/mK]</text:p>
          </table:table-cell>
          <table:table-cell table:number-columns-repeated="4"/>
        </table:table-row>
        <table:table-row table:style-name="ro4">
          <table:table-cell/>
          <table:table-cell table:style-name="ce22" office:value-type="float" office:value="20" calcext:value-type="float">
            <text:p>20</text:p>
          </table:table-cell>
          <table:table-cell table:style-name="ce9" office:value-type="float" office:value="-5" calcext:value-type="float">
            <text:p>-5</text:p>
          </table:table-cell>
          <table:table-cell table:style-name="ce36" office:value-type="float" office:value="0.35" calcext:value-type="float">
            <text:p>0,35</text:p>
          </table:table-cell>
          <table:table-cell table:style-name="ce36"/>
          <table:table-cell table:style-name="ce36" office:value-type="float" office:value="0.25" calcext:value-type="float">
            <text:p>0,25</text:p>
          </table:table-cell>
          <table:table-cell table:style-name="ce42" office:value-type="float" office:value="0.2" calcext:value-type="float">
            <text:p>0,2</text:p>
          </table:table-cell>
          <table:table-cell table:style-name="ce42"/>
          <table:table-cell table:style-name="ce47" office:value-type="float" office:value="4" calcext:value-type="float">
            <text:p>4</text:p>
          </table:table-cell>
          <table:table-cell table:style-name="ce42" table:formula="of:=4*0.04*0.26" office:value-type="float" office:value="0.0416" calcext:value-type="float">
            <text:p>0,0416</text:p>
          </table:table-cell>
          <table:table-cell table:style-name="ce49" table:formula="of:=[.J26]/([.D26]*[.F26])" office:value-type="percentage" office:value="0.475428571428571" calcext:value-type="percentage">
            <text:p>48%</text:p>
          </table:table-cell>
          <table:table-cell table:style-name="ce54" office:value-type="float" office:value="0.6" calcext:value-type="float">
            <text:p>0,6</text:p>
          </table:table-cell>
          <table:table-cell table:number-columns-repeated="4"/>
        </table:table-row>
        <table:table-row table:style-name="ro4">
          <table:table-cell/>
          <table:table-cell table:style-name="ce23" office:value-type="string" calcext:value-type="string">
            <text:p>Üreg sor</text:p>
          </table:table-cell>
          <table:table-cell table:number-columns-repeated="2" table:style-name="ce31" office:value-type="string" calcext:value-type="string">
            <text:p>Q</text:p>
          </table:table-cell>
          <table:table-cell table:style-name="ce31"/>
          <table:table-cell table:style-name="ce38" office:value-type="string" calcext:value-type="string">
            <text:p>U</text:p>
          </table:table-cell>
          <table:table-cell table:style-name="ce45"/>
          <table:table-cell table:style-name="ce28" table:number-columns-repeated="5"/>
          <table:table-cell table:number-columns-repeated="4"/>
        </table:table-row>
        <table:table-row table:style-name="ro4">
          <table:table-cell/>
          <table:table-cell table:style-name="ce24" office:value-type="string" calcext:value-type="string">
            <text:p>[db]</text:p>
          </table:table-cell>
          <table:table-cell table:style-name="ce32" office:value-type="string" calcext:value-type="string">
            <text:p>[W/0.25m]</text:p>
          </table:table-cell>
          <table:table-cell table:style-name="ce32" office:value-type="string" calcext:value-type="string">
            <text:p>[W/1m]</text:p>
          </table:table-cell>
          <table:table-cell table:style-name="ce32"/>
          <table:table-cell table:style-name="ce39" office:value-type="string" calcext:value-type="string">
            <text:p>[W/m<text:span text:style-name="T3">2</text:span>K]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1" calcext:value-type="float">
            <text:p>1</text:p>
          </table:table-cell>
          <table:table-cell table:style-name="ce33" office:value-type="float" office:value="5.536" calcext:value-type="float">
            <text:p>5,536</text:p>
          </table:table-cell>
          <table:table-cell table:style-name="ce33" table:formula="of:=[.C29]/[.$F$26]" office:value-type="float" office:value="22.144" calcext:value-type="float">
            <text:p>22,144</text:p>
          </table:table-cell>
          <table:table-cell table:style-name="ce33"/>
          <table:table-cell table:style-name="ce40" table:formula="of:=[.D29]/([.$B$26]-[.$C$26])" office:value-type="float" office:value="0.88576" calcext:value-type="float">
            <text:p>0,886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2" calcext:value-type="float">
            <text:p>2</text:p>
          </table:table-cell>
          <table:table-cell table:style-name="ce33" office:value-type="float" office:value="5.503" calcext:value-type="float">
            <text:p>5,503</text:p>
          </table:table-cell>
          <table:table-cell table:style-name="ce33" table:formula="of:=[.C30]/[.$F$26]" office:value-type="float" office:value="22.012" calcext:value-type="float">
            <text:p>22,012</text:p>
          </table:table-cell>
          <table:table-cell table:style-name="ce33"/>
          <table:table-cell table:style-name="ce40" table:formula="of:=[.D30]/([.$B$26]-[.$C$26])" office:value-type="float" office:value="0.88048" calcext:value-type="float">
            <text:p>0,880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3" calcext:value-type="float">
            <text:p>3</text:p>
          </table:table-cell>
          <table:table-cell table:style-name="ce33" office:value-type="float" office:value="5.479" calcext:value-type="float">
            <text:p>5,479</text:p>
          </table:table-cell>
          <table:table-cell table:style-name="ce33" table:formula="of:=[.C31]/[.$F$26]" office:value-type="float" office:value="21.916" calcext:value-type="float">
            <text:p>21,916</text:p>
          </table:table-cell>
          <table:table-cell table:style-name="ce33"/>
          <table:table-cell table:style-name="ce40" table:formula="of:=[.D31]/([.$B$26]-[.$C$26])" office:value-type="float" office:value="0.87664" calcext:value-type="float">
            <text:p>0,877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4" calcext:value-type="float">
            <text:p>4</text:p>
          </table:table-cell>
          <table:table-cell table:style-name="ce33" office:value-type="float" office:value="5.46" calcext:value-type="float">
            <text:p>5,46</text:p>
          </table:table-cell>
          <table:table-cell table:style-name="ce33" table:formula="of:=[.C32]/[.$F$26]" office:value-type="float" office:value="21.84" calcext:value-type="float">
            <text:p>21,84</text:p>
          </table:table-cell>
          <table:table-cell table:style-name="ce33"/>
          <table:table-cell table:style-name="ce40" table:formula="of:=[.D32]/([.$B$26]-[.$C$26])" office:value-type="float" office:value="0.8736" calcext:value-type="float">
            <text:p>0,874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5" calcext:value-type="float">
            <text:p>5</text:p>
          </table:table-cell>
          <table:table-cell table:style-name="ce33" office:value-type="float" office:value="5.445" calcext:value-type="float">
            <text:p>5,445</text:p>
          </table:table-cell>
          <table:table-cell table:style-name="ce33" table:formula="of:=[.C33]/[.$F$26]" office:value-type="float" office:value="21.78" calcext:value-type="float">
            <text:p>21,78</text:p>
          </table:table-cell>
          <table:table-cell table:style-name="ce33"/>
          <table:table-cell table:style-name="ce40" table:formula="of:=[.D33]/([.$B$26]-[.$C$26])" office:value-type="float" office:value="0.8712" calcext:value-type="float">
            <text:p>0,871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416" calcext:value-type="float">
            <text:p>5,416</text:p>
          </table:table-cell>
        </table:table-row>
        <table:table-row table:style-name="ro4">
          <table:table-cell/>
          <table:table-cell table:style-name="ce25" office:value-type="float" office:value="6" calcext:value-type="float">
            <text:p>6</text:p>
          </table:table-cell>
          <table:table-cell table:style-name="ce33" office:value-type="float" office:value="5.433" calcext:value-type="float">
            <text:p>5,433</text:p>
          </table:table-cell>
          <table:table-cell table:style-name="ce33" table:formula="of:=[.C34]/[.$F$26]" office:value-type="float" office:value="21.732" calcext:value-type="float">
            <text:p>21,732</text:p>
          </table:table-cell>
          <table:table-cell table:style-name="ce33"/>
          <table:table-cell table:style-name="ce40" table:formula="of:=[.D34]/([.$B$26]-[.$C$26])" office:value-type="float" office:value="0.86928" calcext:value-type="float">
            <text:p>0,869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7" calcext:value-type="float">
            <text:p>7</text:p>
          </table:table-cell>
          <table:table-cell table:style-name="ce33" office:value-type="float" office:value="5.416" calcext:value-type="float">
            <text:p>5,416</text:p>
          </table:table-cell>
          <table:table-cell table:style-name="ce33" table:formula="of:=[.C35]/[.$F$26]" office:value-type="float" office:value="21.664" calcext:value-type="float">
            <text:p>21,664</text:p>
          </table:table-cell>
          <table:table-cell table:style-name="ce33"/>
          <table:table-cell table:style-name="ce40" table:formula="of:=[.D35]/([.$B$26]-[.$C$26])" office:value-type="float" office:value="0.86656" calcext:value-type="float">
            <text:p>0,867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.381" calcext:value-type="float">
            <text:p>5,381</text:p>
          </table:table-cell>
        </table:table-row>
        <table:table-row table:style-name="ro4">
          <table:table-cell/>
          <table:table-cell table:style-name="ce25" office:value-type="float" office:value="8" calcext:value-type="float">
            <text:p>8</text:p>
          </table:table-cell>
          <table:table-cell table:style-name="ce33" office:value-type="float" office:value="5.4" calcext:value-type="float">
            <text:p>5,4</text:p>
          </table:table-cell>
          <table:table-cell table:style-name="ce33" table:formula="of:=[.C36]/[.$F$26]" office:value-type="float" office:value="21.6" calcext:value-type="float">
            <text:p>21,6</text:p>
          </table:table-cell>
          <table:table-cell table:style-name="ce33"/>
          <table:table-cell table:style-name="ce40" table:formula="of:=[.D36]/([.$B$26]-[.$C$26])" office:value-type="float" office:value="0.864" calcext:value-type="float">
            <text:p>0,864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4">
          <table:table-cell/>
          <table:table-cell table:style-name="ce25" office:value-type="float" office:value="9" calcext:value-type="float">
            <text:p>9</text:p>
          </table:table-cell>
          <table:table-cell table:style-name="ce33" office:value-type="float" office:value="5.394" calcext:value-type="float">
            <text:p>5,394</text:p>
          </table:table-cell>
          <table:table-cell table:style-name="ce33" table:formula="of:=[.C37]/[.$F$26]" office:value-type="float" office:value="21.576" calcext:value-type="float">
            <text:p>21,576</text:p>
          </table:table-cell>
          <table:table-cell table:style-name="ce33"/>
          <table:table-cell table:style-name="ce40" table:formula="of:=[.D37]/([.$B$26]-[.$C$26])" office:value-type="float" office:value="0.86304" calcext:value-type="float">
            <text:p>0,863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10" calcext:value-type="float">
            <text:p>10</text:p>
          </table:table-cell>
          <table:table-cell table:style-name="ce33" office:value-type="float" office:value="5.396" calcext:value-type="float">
            <text:p>5,396</text:p>
          </table:table-cell>
          <table:table-cell table:style-name="ce33" table:formula="of:=[.C38]/[.$F$26]" office:value-type="float" office:value="21.584" calcext:value-type="float">
            <text:p>21,584</text:p>
          </table:table-cell>
          <table:table-cell table:style-name="ce33"/>
          <table:table-cell table:style-name="ce40" table:formula="of:=[.D38]/([.$B$26]-[.$C$26])" office:value-type="float" office:value="0.86336" calcext:value-type="float">
            <text:p>0,863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6" office:value-type="float" office:value="11" calcext:value-type="float">
            <text:p>11</text:p>
          </table:table-cell>
          <table:table-cell table:style-name="ce34" office:value-type="float" office:value="5.389" calcext:value-type="float">
            <text:p>5,389</text:p>
          </table:table-cell>
          <table:table-cell table:style-name="ce34" table:formula="of:=[.C39]/[.$F$26]" office:value-type="float" office:value="21.556" calcext:value-type="float">
            <text:p>21,556</text:p>
          </table:table-cell>
          <table:table-cell table:style-name="ce34"/>
          <table:table-cell table:style-name="ce41" table:formula="of:=[.D39]/([.$B$26]-[.$C$26])" office:value-type="float" office:value="0.86224" calcext:value-type="float">
            <text:p>0,862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</table:table>
      <table:table table:name="Falfutes-Hatekonysag" table:style-name="ta1">
        <table:shapes>
          <draw:frame draw:z-index="0" draw:style-name="gr2" svg:width="15.999cm" svg:height="8.999cm" svg:x="2.249cm" svg:y="8.376cm">
            <draw:object draw:notify-on-update-of-ranges="'Falfutes-Hatekonysag'.B3:'Falfutes-Hatekonysag'.B3 'Falfutes-Hatekonysag'.C12:'Falfutes-Hatekonysag'.C16 'Falfutes-Hatekonysag'.B7:'Falfutes-Hatekonysag'.B9 'Falfutes-Hatekonysag'.H12:'Falfutes-Hatekonysag'.H16 'Falfutes-Hatekonysag'.J12:'Falfutes-Hatekonysag'.J16 'Falfutes-Hatekonysag'.I7:'Falfutes-Hatekonysag'.I9 'Falfutes-Hatekonysag'.O12:'Falfutes-Hatekonysag'.O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189cm" svg:y="18.2cm">
            <draw:object draw:notify-on-update-of-ranges="'Falfutes-Hatekonysag'.G45:'Falfutes-Hatekonysag'.G76 'Falfutes-Hatekonysag'.G78:'Falfutes-Hatekonysag'.G78 'Falfutes-Hatekonysag'.H45:'Falfutes-Hatekonysag'.H76 'Falfutes-Hatekonysag'.B45:'Falfutes-Hatekonysag'.B76 'Falfutes-Hatekonysag'.B78:'Falfutes-Hatekonysag'.B78 'Falfutes-Hatekonysag'.C45:'Falfutes-Hatekonysag'.C76 'Falfutes-Hatekonysag'.I45:'Falfutes-Hatekonysag'.I76 'Falfutes-Hatekonysag'.I78:'Falfutes-Hatekonysag'.I78 'Falfutes-Hatekonysag'.J45:'Falfutes-Hatekonysag'.J76 'Falfutes-Hatekonysag'.E45:'Falfutes-Hatekonysag'.E76 'Falfutes-Hatekonysag'.E78:'Falfutes-Hatekonysag'.E78 'Falfutes-Hatekonysag'.F45:'Falfutes-Hatekonysag'.F7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6.007cm" svg:height="9.018cm" svg:x="18.704cm" svg:y="8.618cm">
            <draw:object draw:notify-on-update-of-ranges="'Falfutes-Hatekonysag'.D12:'Falfutes-Hatekonysag'.D16 'Falfutes-Hatekonysag'.B7:'Falfutes-Hatekonysag'.B9 'Falfutes-Hatekonysag'.H12:'Falfutes-Hatekonysag'.H16 'Falfutes-Hatekonysag'.K12:'Falfutes-Hatekonysag'.K16 'Falfutes-Hatekonysag'.I7:'Falfutes-Hatekonysag'.I9 'Falfutes-Hatekonysag'.O12:'Falfutes-Hatekonysag'.O1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12" table:default-cell-style-name="ce68"/>
        <table:table-column table:style-name="co13" table:default-cell-style-name="ce77"/>
        <table:table-column table:style-name="co14" table:default-cell-style-name="ce77"/>
        <table:table-column table:style-name="co14" table:number-columns-repeated="3" table:default-cell-style-name="Default"/>
        <table:table-column table:style-name="co15" table:default-cell-style-name="ce86"/>
        <table:table-column table:style-name="co12" table:default-cell-style-name="ce83"/>
        <table:table-column table:style-name="co13" table:default-cell-style-name="ce104"/>
        <table:table-column table:style-name="co12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row table:style-name="ro4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55" office:value-type="string" calcext:value-type="string" table:number-columns-spanned="14" table:number-rows-spanned="1">
            <text:p>Hőleadás hatásfoka</text:p>
          </table:table-cell>
          <table:covered-table-cell table:number-columns-repeated="2" table:style-name="Default"/>
          <table:covered-table-cell table:number-columns-repeated="3"/>
          <table:covered-table-cell table:number-columns-repeated="3" table:style-name="Default"/>
          <table:covered-table-cell table:number-columns-repeated="5"/>
        </table:table-row>
        <table:table-row table:style-name="ro6">
          <table:table-cell/>
          <table:table-cell table:style-name="ce45"/>
          <table:table-cell table:style-name="ce28" table:number-columns-repeated="2"/>
          <table:table-cell table:style-name="ce79" office:value-type="string" calcext:value-type="string">
            <text:p><text:span text:style-name="T8">α</text:span><text:span text:style-name="T9">i</text:span></text:p>
          </table:table-cell>
          <table:table-cell table:style-name="ce85" office:value-type="string" calcext:value-type="string">
            <text:p>t<text:span text:style-name="T2">i</text:span></text:p>
          </table:table-cell>
          <table:table-cell table:style-name="ce85" office:value-type="string" calcext:value-type="string">
            <text:p>t<text:span text:style-name="T2">e</text:span></text:p>
          </table:table-cell>
          <table:table-cell table:style-name="ce85" office:value-type="string" calcext:value-type="string">
            <text:p>t<text:span text:style-name="T2">0</text:span></text:p>
          </table:table-cell>
          <table:table-cell table:style-name="ce94" office:value-type="string" calcext:value-type="string">
            <text:p><text:span text:style-name="T12">α</text:span><text:span text:style-name="T13">e</text:span></text:p>
          </table:table-cell>
          <table:table-cell table:style-name="ce85" office:value-type="string" calcext:value-type="string">
            <text:p>d<text:span text:style-name="T2">falazo</text:span></text:p>
          </table:table-cell>
          <table:table-cell table:style-name="ce85"/>
          <table:table-cell table:style-name="ce85" office:value-type="string" calcext:value-type="string">
            <text:p>d<text:span text:style-name="T2">bvakolat</text:span></text:p>
          </table:table-cell>
          <table:table-cell table:style-name="ce28" table:number-columns-repeated="2"/>
          <table:table-cell table:style-name="ce50"/>
        </table:table-row>
        <table:table-row table:style-name="ro4">
          <table:table-cell/>
          <table:table-cell table:style-name="ce19"/>
          <table:table-cell table:style-name="Default" table:number-columns-repeated="2"/>
          <table:table-cell table:style-name="ce80" office:value-type="string" calcext:value-type="string">
            <text:p>[W/m<text:span text:style-name="T10">2</text:span>K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80" office:value-type="string" calcext:value-type="string">
            <text:p>[W/m<text:span text:style-name="T10">2</text:span>K]</text:p>
          </table:table-cell>
          <table:table-cell table:style-name="ce80" office:value-type="string" calcext:value-type="string">
            <text:p>[m]</text:p>
          </table:table-cell>
          <table:table-cell table:style-name="ce80"/>
          <table:table-cell table:style-name="ce80" office:value-type="string" calcext:value-type="string">
            <text:p>[m]</text:p>
          </table:table-cell>
          <table:table-cell table:number-columns-repeated="2"/>
          <table:table-cell table:style-name="ce106"/>
        </table:table-row>
        <table:table-row table:style-name="ro4">
          <table:table-cell/>
          <table:table-cell table:style-name="ce56"/>
          <table:table-cell table:style-name="ce70" table:number-columns-repeated="2"/>
          <table:table-cell table:style-name="ce81" office:value-type="float" office:value="8" calcext:value-type="float">
            <text:p>8</text:p>
          </table:table-cell>
          <table:table-cell table:style-name="ce81" office:value-type="float" office:value="20" calcext:value-type="float">
            <text:p>20</text:p>
          </table:table-cell>
          <table:table-cell table:style-name="ce70" office:value-type="float" office:value="-5" calcext:value-type="float">
            <text:p>-5</text:p>
          </table:table-cell>
          <table:table-cell table:style-name="ce70" office:value-type="float" office:value="30" calcext:value-type="float">
            <text:p>30</text:p>
          </table:table-cell>
          <table:table-cell table:style-name="ce81" office:value-type="float" office:value="24" calcext:value-type="float">
            <text:p>24</text:p>
          </table:table-cell>
          <table:table-cell table:style-name="ce70" office:value-type="float" office:value="0.38" calcext:value-type="float">
            <text:p>0,38</text:p>
          </table:table-cell>
          <table:table-cell table:style-name="ce70"/>
          <table:table-cell table:style-name="ce70" office:value-type="float" office:value="0.003" calcext:value-type="float">
            <text:p>0,003</text:p>
          </table:table-cell>
          <table:table-cell table:style-name="ce70" table:number-columns-repeated="2"/>
          <table:table-cell table:style-name="ce54"/>
        </table:table-row>
        <table:table-row table:style-name="ro7">
          <table:table-cell/>
          <table:table-cell table:style-name="ce57" office:value-type="string" calcext:value-type="string">
            <text:p><text:span text:style-name="T5">λ</text:span><text:span text:style-name="T6">vakolat</text:span></text:p>
          </table:table-cell>
          <table:table-cell table:style-name="ce28" table:number-columns-repeated="6"/>
          <table:table-cell table:style-name="ce57" office:value-type="string" calcext:value-type="string">
            <text:p><text:span text:style-name="T5">λ</text:span><text:span text:style-name="T6">vakolat</text:span></text:p>
          </table:table-cell>
          <table:table-cell table:style-name="ce28" table:number-columns-repeated="5"/>
          <table:table-cell table:style-name="ce50"/>
        </table:table-row>
        <table:table-row table:style-name="ro4">
          <table:table-cell/>
          <table:table-cell table:style-name="ce58" office:value-type="string" calcext:value-type="string">
            <text:p>[W/mK]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58" office:value-type="string" calcext:value-type="string">
            <text:p>[W/mK]</text:p>
          </table:table-cell>
          <table:table-cell table:style-name="Default"/>
          <table:table-cell table:number-columns-repeated="4"/>
          <table:table-cell table:style-name="ce106"/>
        </table:table-row>
        <table:table-row table:style-name="ro4">
          <table:table-cell/>
          <table:table-cell table:style-name="ce56" office:value-type="float" office:value="0.9" calcext:value-type="float">
            <text:p>0,9</text:p>
          </table:table-cell>
          <table:table-cell table:style-name="ce70" table:number-columns-repeated="6"/>
          <table:table-cell table:style-name="ce56" office:value-type="float" office:value="0.3" calcext:value-type="float">
            <text:p>0,3</text:p>
          </table:table-cell>
          <table:table-cell table:style-name="ce70" table:number-columns-repeated="5"/>
          <table:table-cell table:style-name="ce54"/>
        </table:table-row>
        <table:table-row table:style-name="ro8">
          <table:table-cell/>
          <table:table-cell table:style-name="ce59" office:value-type="string" calcext:value-type="string">
            <text:p><text:span text:style-name="T5">λ</text:span><text:span text:style-name="T6">fal</text:span>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R</text:p>
          </table:table-cell>
          <table:table-cell table:style-name="ce7" office:value-type="string" calcext:value-type="string">
            <text:p>Q<text:span text:style-name="T2">0</text:span></text:p>
          </table:table-cell>
          <table:table-cell table:style-name="ce7" office:value-type="string" calcext:value-type="string">
            <text:p>Q<text:span text:style-name="T11">i</text:span></text:p>
          </table:table-cell>
          <table:table-cell table:style-name="ce7" office:value-type="string" calcext:value-type="string">
            <text:p>Q<text:span text:style-name="T2">e</text:span></text:p>
          </table:table-cell>
          <table:table-cell table:style-name="ce89" office:value-type="string" calcext:value-type="string">
            <text:p>η</text:p>
          </table:table-cell>
          <table:table-cell table:style-name="ce95" office:value-type="string" calcext:value-type="string">
            <text:p><text:span text:style-name="T5">λ</text:span><text:span text:style-name="T6">fal</text:span>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R</text:p>
          </table:table-cell>
          <table:table-cell table:style-name="ce7" office:value-type="string" calcext:value-type="string">
            <text:p>Q<text:span text:style-name="T2">0</text:span></text:p>
          </table:table-cell>
          <table:table-cell table:style-name="ce7" office:value-type="string" calcext:value-type="string">
            <text:p>Q<text:span text:style-name="T11">i</text:span></text:p>
          </table:table-cell>
          <table:table-cell table:style-name="ce7" office:value-type="string" calcext:value-type="string">
            <text:p>Q<text:span text:style-name="T2">e</text:span></text:p>
          </table:table-cell>
          <table:table-cell table:style-name="ce89" office:value-type="string" calcext:value-type="string">
            <text:p>η</text:p>
          </table:table-cell>
        </table:table-row>
        <table:table-row table:style-name="ro4">
          <table:table-cell/>
          <table:table-cell table:style-name="ce60" office:value-type="string" calcext:value-type="string">
            <text:p>[W/mK]</text:p>
          </table:table-cell>
          <table:table-cell table:style-name="ce72" office:value-type="string" calcext:value-type="string">
            <text:p>[W/m<text:span text:style-name="T3">2</text:span>K]</text:p>
          </table:table-cell>
          <table:table-cell table:style-name="ce72" office:value-type="string" calcext:value-type="string">
            <text:p>[m<text:span text:style-name="T3">2</text:span>K/W]</text:p>
          </table:table-cell>
          <table:table-cell table:number-columns-repeated="3" table:style-name="ce72" office:value-type="string" calcext:value-type="string">
            <text:p>[W]</text:p>
          </table:table-cell>
          <table:table-cell table:style-name="ce90" office:value-type="string" calcext:value-type="string">
            <text:p>[1]</text:p>
          </table:table-cell>
          <table:table-cell table:style-name="ce72" office:value-type="string" calcext:value-type="string">
            <text:p>[W/mK]</text:p>
          </table:table-cell>
          <table:table-cell table:style-name="ce72" office:value-type="string" calcext:value-type="string">
            <text:p>[W/m<text:span text:style-name="T3">2</text:span>K]</text:p>
          </table:table-cell>
          <table:table-cell table:style-name="ce72" office:value-type="string" calcext:value-type="string">
            <text:p>[m<text:span text:style-name="T3">2</text:span>K/W]</text:p>
          </table:table-cell>
          <table:table-cell table:number-columns-repeated="3" table:style-name="ce72" office:value-type="string" calcext:value-type="string">
            <text:p>[W]</text:p>
          </table:table-cell>
          <table:table-cell table:style-name="ce90" office:value-type="string" calcext:value-type="string">
            <text:p>[1]</text:p>
          </table:table-cell>
        </table:table-row>
        <table:table-row table:style-name="ro4">
          <table:table-cell/>
          <table:table-cell table:style-name="ce61" office:value-type="float" office:value="0.765" calcext:value-type="float">
            <text:p>0,77</text:p>
          </table:table-cell>
          <table:table-cell table:style-name="ce73" table:formula="of:=1/(1/[.$E$6]+1/[.$I$6]+[.$L$6]/[.$B$9]+[.$J$6]/[.B12])" office:value-type="float" office:value="1.49985295559259" calcext:value-type="float">
            <text:p>1,50</text:p>
          </table:table-cell>
          <table:table-cell table:style-name="ce74" table:formula="of:=1/[.C12]" office:value-type="float" office:value="0.666732026143791" calcext:value-type="float">
            <text:p>0,67</text:p>
          </table:table-cell>
          <table:table-cell table:style-name="ce6" table:formula="of:=[.G12]+[.F12]" office:value-type="float" office:value="64.018" calcext:value-type="float">
            <text:p>64,018</text:p>
          </table:table-cell>
          <table:table-cell table:style-name="ce6" office:value-type="float" office:value="26.265" calcext:value-type="float">
            <text:p>26,265</text:p>
          </table:table-cell>
          <table:table-cell table:style-name="ce6" office:value-type="float" office:value="37.753" calcext:value-type="float">
            <text:p>37,753</text:p>
          </table:table-cell>
          <table:table-cell table:style-name="ce91" table:formula="of:=[.F12]/[.E12]" office:value-type="float" office:value="0.410275235090131" calcext:value-type="float">
            <text:p>0,410</text:p>
          </table:table-cell>
          <table:table-cell table:style-name="ce96" office:value-type="float" office:value="0.775" calcext:value-type="float">
            <text:p>0,78</text:p>
          </table:table-cell>
          <table:table-cell table:style-name="ce73" table:formula="of:=1/(1/[.$E$6]+1/[.$I$6]+[.$L$6]/[.$I$9]+[.$J$6]/[.I12])" office:value-type="float" office:value="1.49927454457521" calcext:value-type="float">
            <text:p>1,50</text:p>
          </table:table-cell>
          <table:table-cell table:style-name="ce74" table:formula="of:=1/[.J12]" office:value-type="float" office:value="0.666989247311828" calcext:value-type="float">
            <text:p>0,67</text:p>
          </table:table-cell>
          <table:table-cell table:style-name="ce6" table:formula="of:=[.N12]+[.M12]" office:value-type="float" office:value="42.366" calcext:value-type="float">
            <text:p>42,366</text:p>
          </table:table-cell>
          <table:table-cell table:style-name="ce6" office:value-type="float" office:value="12.672" calcext:value-type="float">
            <text:p>12,672</text:p>
          </table:table-cell>
          <table:table-cell table:style-name="ce6" office:value-type="float" office:value="29.694" calcext:value-type="float">
            <text:p>29,694</text:p>
          </table:table-cell>
          <table:table-cell table:style-name="ce91" table:formula="of:=[.M12]/[.L12]" office:value-type="float" office:value="0.299107775102677" calcext:value-type="float">
            <text:p>0,299</text:p>
          </table:table-cell>
        </table:table-row>
        <table:table-row table:style-name="ro4">
          <table:table-cell/>
          <table:table-cell table:style-name="ce62" office:value-type="float" office:value="0.46" calcext:value-type="float">
            <text:p>0,46</text:p>
          </table:table-cell>
          <table:table-cell table:style-name="ce74" table:formula="of:=1/(1/[.$E$6]+1/[.$I$6]+[.$L$6]/[.$B$9]+[.$J$6]/[.B13])" office:value-type="float" office:value="1.00392841553907" calcext:value-type="float">
            <text:p>1,00</text:p>
          </table:table-cell>
          <table:table-cell table:style-name="ce74" table:formula="of:=1/[.C13]" office:value-type="float" office:value="0.996086956521739" calcext:value-type="float">
            <text:p>1,00</text:p>
          </table:table-cell>
          <table:table-cell table:formula="of:=[.G13]+[.F13]" office:value-type="float" office:value="49.615" calcext:value-type="float">
            <text:p>49,615</text:p>
          </table:table-cell>
          <table:table-cell office:value-type="float" office:value="28.148" calcext:value-type="float">
            <text:p>28,148</text:p>
          </table:table-cell>
          <table:table-cell office:value-type="float" office:value="21.467" calcext:value-type="float">
            <text:p>21,467</text:p>
          </table:table-cell>
          <table:table-cell table:style-name="ce92" table:formula="of:=[.F13]/[.E13]" office:value-type="float" office:value="0.56732842890255" calcext:value-type="float">
            <text:p>0,567</text:p>
          </table:table-cell>
          <table:table-cell table:style-name="ce97" office:value-type="float" office:value="0.46" calcext:value-type="float">
            <text:p>0,46</text:p>
          </table:table-cell>
          <table:table-cell table:style-name="ce74" table:formula="of:=1/(1/[.$E$6]+1/[.$I$6]+[.$L$6]/[.$I$9]+[.$J$6]/[.I13])" office:value-type="float" office:value="0.997253938430409" calcext:value-type="float">
            <text:p>1,00</text:p>
          </table:table-cell>
          <table:table-cell table:style-name="ce74" table:formula="of:=1/[.J13]" office:value-type="float" office:value="1.00275362318841" calcext:value-type="float">
            <text:p>1,00</text:p>
          </table:table-cell>
          <table:table-cell table:formula="of:=[.N13]+[.M13]" office:value-type="float" office:value="34.836" calcext:value-type="float">
            <text:p>34,836</text:p>
          </table:table-cell>
          <table:table-cell office:value-type="float" office:value="15.51" calcext:value-type="float">
            <text:p>15,51</text:p>
          </table:table-cell>
          <table:table-cell office:value-type="float" office:value="19.326" calcext:value-type="float">
            <text:p>19,326</text:p>
          </table:table-cell>
          <table:table-cell table:style-name="ce92" table:formula="of:=[.M13]/[.L13]" office:value-type="float" office:value="0.445229073372373" calcext:value-type="float">
            <text:p>0,445</text:p>
          </table:table-cell>
        </table:table-row>
        <table:table-row table:style-name="ro4">
          <table:table-cell/>
          <table:table-cell table:style-name="ce62" office:value-type="float" office:value="0.3" calcext:value-type="float">
            <text:p>0,30</text:p>
          </table:table-cell>
          <table:table-cell table:style-name="ce74" table:formula="of:=1/(1/[.$E$6]+1/[.$I$6]+[.$L$6]/[.$B$9]+[.$J$6]/[.B14])" office:value-type="float" office:value="0.696055684454757" calcext:value-type="float">
            <text:p>0,70</text:p>
          </table:table-cell>
          <table:table-cell table:style-name="ce74" table:formula="of:=1/[.C14]" office:value-type="float" office:value="1.43666666666667" calcext:value-type="float">
            <text:p>1,44</text:p>
          </table:table-cell>
          <table:table-cell table:formula="of:=[.G14]+[.F14]" office:value-type="float" office:value="43.697" calcext:value-type="float">
            <text:p>43,697</text:p>
          </table:table-cell>
          <table:table-cell office:value-type="float" office:value="29.256" calcext:value-type="float">
            <text:p>29,256</text:p>
          </table:table-cell>
          <table:table-cell office:value-type="float" office:value="14.441" calcext:value-type="float">
            <text:p>14,441</text:p>
          </table:table-cell>
          <table:table-cell table:style-name="ce92" table:formula="of:=[.F14]/[.E14]" office:value-type="float" office:value="0.669519646657665" calcext:value-type="float">
            <text:p>0,670</text:p>
          </table:table-cell>
          <table:table-cell table:style-name="ce97" office:value-type="float" office:value="0.305" calcext:value-type="float">
            <text:p>0,31</text:p>
          </table:table-cell>
          <table:table-cell table:style-name="ce74" table:formula="of:=1/(1/[.$E$6]+1/[.$I$6]+[.$L$6]/[.$I$9]+[.$J$6]/[.I14])" office:value-type="float" office:value="0.702953943072254" calcext:value-type="float">
            <text:p>0,70</text:p>
          </table:table-cell>
          <table:table-cell table:style-name="ce74" table:formula="of:=1/[.J14]" office:value-type="float" office:value="1.42256830601093" calcext:value-type="float">
            <text:p>1,42</text:p>
          </table:table-cell>
          <table:table-cell table:formula="of:=[.N14]+[.M14]" office:value-type="float" office:value="30.535" calcext:value-type="float">
            <text:p>30,535</text:p>
          </table:table-cell>
          <table:table-cell office:value-type="float" office:value="17.087" calcext:value-type="float">
            <text:p>17,087</text:p>
          </table:table-cell>
          <table:table-cell office:value-type="float" office:value="13.448" calcext:value-type="float">
            <text:p>13,448</text:p>
          </table:table-cell>
          <table:table-cell table:style-name="ce92" table:formula="of:=[.M14]/[.L14]" office:value-type="float" office:value="0.559587358768626" calcext:value-type="float">
            <text:p>0,560</text:p>
          </table:table-cell>
        </table:table-row>
        <table:table-row table:style-name="ro4">
          <table:table-cell/>
          <table:table-cell table:style-name="ce62" office:value-type="float" office:value="0.165" calcext:value-type="float">
            <text:p>0,17</text:p>
          </table:table-cell>
          <table:table-cell table:style-name="ce74" table:formula="of:=1/(1/[.$E$6]+1/[.$I$6]+[.$L$6]/[.$B$9]+[.$J$6]/[.B15])" office:value-type="float" office:value="0.404362210513418" calcext:value-type="float">
            <text:p>0,40</text:p>
          </table:table-cell>
          <table:table-cell table:style-name="ce74" table:formula="of:=1/[.C15]" office:value-type="float" office:value="2.4730303030303" calcext:value-type="float">
            <text:p>2,47</text:p>
          </table:table-cell>
          <table:table-cell table:formula="of:=[.G15]+[.F15]" office:value-type="float" office:value="38.433" calcext:value-type="float">
            <text:p>38,433</text:p>
          </table:table-cell>
          <table:table-cell office:value-type="float" office:value="30.272" calcext:value-type="float">
            <text:p>30,272</text:p>
          </table:table-cell>
          <table:table-cell office:value-type="float" office:value="8.161" calcext:value-type="float">
            <text:p>8,161</text:p>
          </table:table-cell>
          <table:table-cell table:style-name="ce92" table:formula="of:=[.F15]/[.E15]" office:value-type="float" office:value="0.787656441079281" calcext:value-type="float">
            <text:p>0,788</text:p>
          </table:table-cell>
          <table:table-cell table:style-name="ce97" office:value-type="float" office:value="0.165" calcext:value-type="float">
            <text:p>0,17</text:p>
          </table:table-cell>
          <table:table-cell table:style-name="ce74" table:formula="of:=1/(1/[.$E$6]+1/[.$I$6]+[.$L$6]/[.$I$9]+[.$J$6]/[.I15])" office:value-type="float" office:value="0.403275082488085" calcext:value-type="float">
            <text:p>0,40</text:p>
          </table:table-cell>
          <table:table-cell table:style-name="ce74" table:formula="of:=1/[.J15]" office:value-type="float" office:value="2.47969696969697" calcext:value-type="float">
            <text:p>2,48</text:p>
          </table:table-cell>
          <table:table-cell table:formula="of:=[.N15]+[.M15]" office:value-type="float" office:value="26.223" calcext:value-type="float">
            <text:p>26,223</text:p>
          </table:table-cell>
          <table:table-cell office:value-type="float" office:value="18.611" calcext:value-type="float">
            <text:p>18,611</text:p>
          </table:table-cell>
          <table:table-cell office:value-type="float" office:value="7.612" calcext:value-type="float">
            <text:p>7,612</text:p>
          </table:table-cell>
          <table:table-cell table:style-name="ce92" table:formula="of:=[.M15]/[.L15]" office:value-type="float" office:value="0.709720474392709" calcext:value-type="float">
            <text:p>0,710</text:p>
          </table:table-cell>
        </table:table-row>
        <table:table-row table:style-name="ro4">
          <table:table-cell/>
          <table:table-cell table:style-name="ce63" office:value-type="float" office:value="0.1" calcext:value-type="float">
            <text:p>0,10</text:p>
          </table:table-cell>
          <table:table-cell table:style-name="ce75" table:formula="of:=1/(1/[.$E$6]+1/[.$I$6]+[.$L$6]/[.$B$9]+[.$J$6]/[.B16])" office:value-type="float" office:value="0.251889168765743" calcext:value-type="float">
            <text:p>0,25</text:p>
          </table:table-cell>
          <table:table-cell table:style-name="ce75" table:formula="of:=1/[.C16]" office:value-type="float" office:value="3.97" calcext:value-type="float">
            <text:p>3,97</text:p>
          </table:table-cell>
          <table:table-cell table:style-name="ce70" table:formula="of:=[.G16]+[.F16]" office:value-type="float" office:value="35.806" calcext:value-type="float">
            <text:p>35,806</text:p>
          </table:table-cell>
          <table:table-cell table:style-name="ce70" office:value-type="float" office:value="30.793" calcext:value-type="float">
            <text:p>30,793</text:p>
          </table:table-cell>
          <table:table-cell table:style-name="ce70" office:value-type="float" office:value="5.013" calcext:value-type="float">
            <text:p>5,013</text:p>
          </table:table-cell>
          <table:table-cell table:style-name="ce93" table:formula="of:=[.F16]/[.E16]" office:value-type="float" office:value="0.859995531475172" calcext:value-type="float">
            <text:p>0,860</text:p>
          </table:table-cell>
          <table:table-cell table:style-name="ce98" office:value-type="float" office:value="0.1" calcext:value-type="float">
            <text:p>0,10</text:p>
          </table:table-cell>
          <table:table-cell table:style-name="ce75" table:formula="of:=1/(1/[.$E$6]+1/[.$I$6]+[.$L$6]/[.$I$9]+[.$J$6]/[.I16])" office:value-type="float" office:value="0.251466890192791" calcext:value-type="float">
            <text:p>0,25</text:p>
          </table:table-cell>
          <table:table-cell table:style-name="ce75" table:formula="of:=1/[.J16]" office:value-type="float" office:value="3.97666666666667" calcext:value-type="float">
            <text:p>3,98</text:p>
          </table:table-cell>
          <table:table-cell table:style-name="ce70" table:formula="of:=[.N16]+[.M16]" office:value-type="float" office:value="24.057" calcext:value-type="float">
            <text:p>24,057</text:p>
          </table:table-cell>
          <table:table-cell table:style-name="ce70" office:value-type="float" office:value="19.343" calcext:value-type="float">
            <text:p>19,343</text:p>
          </table:table-cell>
          <table:table-cell table:style-name="ce70" office:value-type="float" office:value="4.714" calcext:value-type="float">
            <text:p>4,714</text:p>
          </table:table-cell>
          <table:table-cell table:style-name="ce93" table:formula="of:=[.M16]/[.L16]" office:value-type="float" office:value="0.804048717628965" calcext:value-type="float">
            <text:p>0,804</text:p>
          </table:table-cell>
        </table:table-row>
        <table:table-row table:style-name="ro4" table:number-rows-repeated="23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9">
          <table:table-cell/>
          <table:table-cell table:style-name="ce55" office:value-type="string" calcext:value-type="string" table:number-columns-spanned="9" table:number-rows-spanned="1">
            <text:p>Belső-fal hőmérséklet két cső között</text:p>
          </table:table-cell>
          <table:covered-table-cell table:number-columns-repeated="7" table:style-name="ce28"/>
          <table:covered-table-cell table:style-name="ce50"/>
          <table:table-cell table:number-columns-repeated="5"/>
        </table:table-row>
        <table:table-row table:style-name="ro4">
          <table:table-cell/>
          <table:table-cell table:style-name="ce64" office:value-type="string" calcext:value-type="string" table:number-columns-spanned="5" table:number-rows-spanned="1">
            <text:p>U=1.5</text:p>
          </table:table-cell>
          <table:covered-table-cell table:number-columns-repeated="4" table:style-name="ce76"/>
          <table:table-cell table:style-name="ce88" office:value-type="string" calcext:value-type="string" table:number-columns-spanned="4" table:number-rows-spanned="1">
            <text:p>U=0.25</text:p>
          </table:table-cell>
          <table:covered-table-cell table:number-columns-repeated="2" table:style-name="ce76"/>
          <table:covered-table-cell table:style-name="ce100"/>
          <table:table-cell table:number-columns-repeated="5"/>
        </table:table-row>
        <table:table-row table:style-name="ro10">
          <table:table-cell/>
          <table:table-cell table:style-name="ce65" office:value-type="string" calcext:value-type="string" table:number-columns-spanned="2" table:number-rows-spanned="1">
            <text:p>λ<text:span text:style-name="T2">vakolat</text:span></text:p>
            <text:p>[W/mK]</text:p>
            <text:p>0,9</text:p>
            <text:p/>
          </table:table-cell>
          <table:covered-table-cell table:style-name="ce34"/>
          <table:table-cell table:style-name="ce34"/>
          <table:table-cell table:style-name="ce82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34"/>
          <table:table-cell table:style-name="ce82" office:value-type="string" calcext:value-type="string" table:number-columns-spanned="2" table:number-rows-spanned="1">
            <text:p>λ<text:span text:style-name="T2">vakolat</text:span></text:p>
            <text:p>[W/mK]</text:p>
            <text:p>0,9</text:p>
            <text:p/>
          </table:table-cell>
          <table:covered-table-cell table:style-name="ce34"/>
          <table:table-cell table:style-name="ce99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101"/>
          <table:table-cell table:number-columns-repeated="5"/>
        </table:table-row>
        <table:table-row table:style-name="ro4">
          <table:table-cell/>
          <table:table-cell table:style-name="ce6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/>
          <table:table-cell table:style-name="ce4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 office:value-type="string" calcext:value-type="string">
            <text:p>Pos</text:p>
          </table:table-cell>
          <table:table-cell table:style-name="ce102" office:value-type="string" calcext:value-type="string">
            <text:p>Temperature</text:p>
          </table:table-cell>
          <table:table-cell table:number-columns-repeated="5"/>
        </table:table-row>
        <table:table-row table:style-name="ro4">
          <table:table-cell/>
          <table:table-cell table:style-name="ce6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/>
          <table:table-cell table:style-name="ce4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 office:value-type="string" calcext:value-type="string">
            <text:p>[m]</text:p>
          </table:table-cell>
          <table:table-cell table:style-name="ce103" office:value-type="string" calcext:value-type="string">
            <text:p>[<text:span text:style-name="T7">ºC]</text:span>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03" calcext:value-type="float">
            <text:p>0,203</text:p>
          </table:table-cell>
          <table:table-cell office:value-type="float" office:value="28.1831279079997" calcext:value-type="float">
            <text:p>28,18</text:p>
          </table:table-cell>
          <table:table-cell/>
          <table:table-cell table:style-name="ce83" office:value-type="float" office:value="0.203" calcext:value-type="float">
            <text:p>0,203</text:p>
          </table:table-cell>
          <table:table-cell table:style-name="ce86" office:value-type="float" office:value="26.3107187269457" calcext:value-type="float">
            <text:p>26,31</text:p>
          </table:table-cell>
          <table:table-cell table:style-name="ce83" office:value-type="float" office:value="0.203" calcext:value-type="float">
            <text:p>0,203</text:p>
          </table:table-cell>
          <table:table-cell office:value-type="float" office:value="28.4819812173117" calcext:value-type="float">
            <text:p>28,48</text:p>
          </table:table-cell>
          <table:table-cell office:value-type="float" office:value="0.203" calcext:value-type="float">
            <text:p>0,203</text:p>
          </table:table-cell>
          <table:table-cell office:value-type="float" office:value="26.7688318375243" calcext:value-type="float">
            <text:p>26,7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07" calcext:value-type="float">
            <text:p>0,207</text:p>
          </table:table-cell>
          <table:table-cell office:value-type="float" office:value="28.1609446758553" calcext:value-type="float">
            <text:p>28,16</text:p>
          </table:table-cell>
          <table:table-cell/>
          <table:table-cell table:style-name="ce83" office:value-type="float" office:value="0.207" calcext:value-type="float">
            <text:p>0,207</text:p>
          </table:table-cell>
          <table:table-cell table:style-name="ce86" office:value-type="float" office:value="26.2671684453663" calcext:value-type="float">
            <text:p>26,27</text:p>
          </table:table-cell>
          <table:table-cell table:style-name="ce83" office:value-type="float" office:value="0.207" calcext:value-type="float">
            <text:p>0,207</text:p>
          </table:table-cell>
          <table:table-cell office:value-type="float" office:value="28.4640857479574" calcext:value-type="float">
            <text:p>28,46</text:p>
          </table:table-cell>
          <table:table-cell office:value-type="float" office:value="0.207" calcext:value-type="float">
            <text:p>0,207</text:p>
          </table:table-cell>
          <table:table-cell office:value-type="float" office:value="26.7357162872362" calcext:value-type="float">
            <text:p>26,7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" calcext:value-type="float">
            <text:p>0,210</text:p>
          </table:table-cell>
          <table:table-cell office:value-type="float" office:value="28.008636896583" calcext:value-type="float">
            <text:p>28,01</text:p>
          </table:table-cell>
          <table:table-cell/>
          <table:table-cell table:style-name="ce83" office:value-type="float" office:value="0.21" calcext:value-type="float">
            <text:p>0,210</text:p>
          </table:table-cell>
          <table:table-cell table:style-name="ce86" office:value-type="float" office:value="25.9929472903964" calcext:value-type="float">
            <text:p>25,99</text:p>
          </table:table-cell>
          <table:table-cell table:style-name="ce83" office:value-type="float" office:value="0.21" calcext:value-type="float">
            <text:p>0,210</text:p>
          </table:table-cell>
          <table:table-cell office:value-type="float" office:value="28.3571968098729" calcext:value-type="float">
            <text:p>28,36</text:p>
          </table:table-cell>
          <table:table-cell office:value-type="float" office:value="0.21" calcext:value-type="float">
            <text:p>0,210</text:p>
          </table:table-cell>
          <table:table-cell office:value-type="float" office:value="26.5428377430104" calcext:value-type="float">
            <text:p>26,5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3" calcext:value-type="float">
            <text:p>0,213</text:p>
          </table:table-cell>
          <table:table-cell office:value-type="float" office:value="27.7716628418624" calcext:value-type="float">
            <text:p>27,77</text:p>
          </table:table-cell>
          <table:table-cell/>
          <table:table-cell table:style-name="ce83" office:value-type="float" office:value="0.213" calcext:value-type="float">
            <text:p>0,213</text:p>
          </table:table-cell>
          <table:table-cell table:style-name="ce86" office:value-type="float" office:value="25.5746641161018" calcext:value-type="float">
            <text:p>25,57</text:p>
          </table:table-cell>
          <table:table-cell table:style-name="ce83" office:value-type="float" office:value="0.213" calcext:value-type="float">
            <text:p>0,213</text:p>
          </table:table-cell>
          <table:table-cell office:value-type="float" office:value="28.1940136857206" calcext:value-type="float">
            <text:p>28,19</text:p>
          </table:table-cell>
          <table:table-cell office:value-type="float" office:value="0.213" calcext:value-type="float">
            <text:p>0,213</text:p>
          </table:table-cell>
          <table:table-cell office:value-type="float" office:value="26.2546572864141" calcext:value-type="float">
            <text:p>26,2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7" calcext:value-type="float">
            <text:p>0,217</text:p>
          </table:table-cell>
          <table:table-cell office:value-type="float" office:value="27.3786709379052" calcext:value-type="float">
            <text:p>27,38</text:p>
          </table:table-cell>
          <table:table-cell/>
          <table:table-cell table:style-name="ce83" office:value-type="float" office:value="0.217" calcext:value-type="float">
            <text:p>0,217</text:p>
          </table:table-cell>
          <table:table-cell table:style-name="ce86" office:value-type="float" office:value="24.8988153158175" calcext:value-type="float">
            <text:p>24,90</text:p>
          </table:table-cell>
          <table:table-cell table:style-name="ce83" office:value-type="float" office:value="0.217" calcext:value-type="float">
            <text:p>0,217</text:p>
          </table:table-cell>
          <table:table-cell office:value-type="float" office:value="27.9267027240105" calcext:value-type="float">
            <text:p>27,93</text:p>
          </table:table-cell>
          <table:table-cell office:value-type="float" office:value="0.217" calcext:value-type="float">
            <text:p>0,217</text:p>
          </table:table-cell>
          <table:table-cell office:value-type="float" office:value="25.7958692888775" calcext:value-type="float">
            <text:p>25,80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" calcext:value-type="float">
            <text:p>0,220</text:p>
          </table:table-cell>
          <table:table-cell office:value-type="float" office:value="27.0769401100917" calcext:value-type="float">
            <text:p>27,08</text:p>
          </table:table-cell>
          <table:table-cell/>
          <table:table-cell table:style-name="ce83" office:value-type="float" office:value="0.22" calcext:value-type="float">
            <text:p>0,220</text:p>
          </table:table-cell>
          <table:table-cell table:style-name="ce86" office:value-type="float" office:value="24.3912868225946" calcext:value-type="float">
            <text:p>24,39</text:p>
          </table:table-cell>
          <table:table-cell table:style-name="ce83" office:value-type="float" office:value="0.22" calcext:value-type="float">
            <text:p>0,220</text:p>
          </table:table-cell>
          <table:table-cell office:value-type="float" office:value="27.7216114754501" calcext:value-type="float">
            <text:p>27,72</text:p>
          </table:table-cell>
          <table:table-cell office:value-type="float" office:value="0.22" calcext:value-type="float">
            <text:p>0,220</text:p>
          </table:table-cell>
          <table:table-cell office:value-type="float" office:value="25.4513191671889" calcext:value-type="float">
            <text:p>25,4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3" calcext:value-type="float">
            <text:p>0,223</text:p>
          </table:table-cell>
          <table:table-cell office:value-type="float" office:value="26.7861284294034" calcext:value-type="float">
            <text:p>26,79</text:p>
          </table:table-cell>
          <table:table-cell/>
          <table:table-cell table:style-name="ce83" office:value-type="float" office:value="0.223" calcext:value-type="float">
            <text:p>0,223</text:p>
          </table:table-cell>
          <table:table-cell table:style-name="ce86" office:value-type="float" office:value="23.9139212278101" calcext:value-type="float">
            <text:p>23,91</text:p>
          </table:table-cell>
          <table:table-cell table:style-name="ce83" office:value-type="float" office:value="0.223" calcext:value-type="float">
            <text:p>0,223</text:p>
          </table:table-cell>
          <table:table-cell office:value-type="float" office:value="27.5232175384318" calcext:value-type="float">
            <text:p>27,52</text:p>
          </table:table-cell>
          <table:table-cell office:value-type="float" office:value="0.223" calcext:value-type="float">
            <text:p>0,223</text:p>
          </table:table-cell>
          <table:table-cell office:value-type="float" office:value="25.1251858373006" calcext:value-type="float">
            <text:p>25,13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7" calcext:value-type="float">
            <text:p>0,227</text:p>
          </table:table-cell>
          <table:table-cell office:value-type="float" office:value="26.4367117529492" calcext:value-type="float">
            <text:p>26,44</text:p>
          </table:table-cell>
          <table:table-cell/>
          <table:table-cell table:style-name="ce83" office:value-type="float" office:value="0.227" calcext:value-type="float">
            <text:p>0,227</text:p>
          </table:table-cell>
          <table:table-cell table:style-name="ce86" office:value-type="float" office:value="23.3606099553773" calcext:value-type="float">
            <text:p>23,36</text:p>
          </table:table-cell>
          <table:table-cell table:style-name="ce83" office:value-type="float" office:value="0.227" calcext:value-type="float">
            <text:p>0,227</text:p>
          </table:table-cell>
          <table:table-cell office:value-type="float" office:value="27.2825975660152" calcext:value-type="float">
            <text:p>27,28</text:p>
          </table:table-cell>
          <table:table-cell office:value-type="float" office:value="0.227" calcext:value-type="float">
            <text:p>0,227</text:p>
          </table:table-cell>
          <table:table-cell office:value-type="float" office:value="24.7412415531016" calcext:value-type="float">
            <text:p>24,7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" calcext:value-type="float">
            <text:p>0,230</text:p>
          </table:table-cell>
          <table:table-cell office:value-type="float" office:value="26.2017061368328" calcext:value-type="float">
            <text:p>26,20</text:p>
          </table:table-cell>
          <table:table-cell/>
          <table:table-cell table:style-name="ce83" office:value-type="float" office:value="0.23" calcext:value-type="float">
            <text:p>0,230</text:p>
          </table:table-cell>
          <table:table-cell table:style-name="ce86" office:value-type="float" office:value="22.9980814391083" calcext:value-type="float">
            <text:p>23,00</text:p>
          </table:table-cell>
          <table:table-cell table:style-name="ce83" office:value-type="float" office:value="0.23" calcext:value-type="float">
            <text:p>0,230</text:p>
          </table:table-cell>
          <table:table-cell office:value-type="float" office:value="27.1193222643071" calcext:value-type="float">
            <text:p>27,12</text:p>
          </table:table-cell>
          <table:table-cell office:value-type="float" office:value="0.23" calcext:value-type="float">
            <text:p>0,230</text:p>
          </table:table-cell>
          <table:table-cell office:value-type="float" office:value="24.4859431535866" calcext:value-type="float">
            <text:p>24,4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3" calcext:value-type="float">
            <text:p>0,233</text:p>
          </table:table-cell>
          <table:table-cell office:value-type="float" office:value="25.9953054258923" calcext:value-type="float">
            <text:p>26,00</text:p>
          </table:table-cell>
          <table:table-cell/>
          <table:table-cell table:style-name="ce83" office:value-type="float" office:value="0.233" calcext:value-type="float">
            <text:p>0,233</text:p>
          </table:table-cell>
          <table:table-cell table:style-name="ce86" office:value-type="float" office:value="22.6876794164085" calcext:value-type="float">
            <text:p>22,69</text:p>
          </table:table-cell>
          <table:table-cell table:style-name="ce83" office:value-type="float" office:value="0.233" calcext:value-type="float">
            <text:p>0,233</text:p>
          </table:table-cell>
          <table:table-cell office:value-type="float" office:value="26.9745182838679" calcext:value-type="float">
            <text:p>26,97</text:p>
          </table:table-cell>
          <table:table-cell office:value-type="float" office:value="0.233" calcext:value-type="float">
            <text:p>0,233</text:p>
          </table:table-cell>
          <table:table-cell office:value-type="float" office:value="24.263739059272" calcext:value-type="float">
            <text:p>24,2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7" calcext:value-type="float">
            <text:p>0,237</text:p>
          </table:table-cell>
          <table:table-cell office:value-type="float" office:value="25.7712301217769" calcext:value-type="float">
            <text:p>25,77</text:p>
          </table:table-cell>
          <table:table-cell/>
          <table:table-cell table:style-name="ce83" office:value-type="float" office:value="0.237" calcext:value-type="float">
            <text:p>0,237</text:p>
          </table:table-cell>
          <table:table-cell table:style-name="ce86" office:value-type="float" office:value="22.36192990455" calcext:value-type="float">
            <text:p>22,36</text:p>
          </table:table-cell>
          <table:table-cell table:style-name="ce83" office:value-type="float" office:value="0.237" calcext:value-type="float">
            <text:p>0,237</text:p>
          </table:table-cell>
          <table:table-cell office:value-type="float" office:value="26.8150941838829" calcext:value-type="float">
            <text:p>26,82</text:p>
          </table:table-cell>
          <table:table-cell office:value-type="float" office:value="0.237" calcext:value-type="float">
            <text:p>0,237</text:p>
          </table:table-cell>
          <table:table-cell office:value-type="float" office:value="24.0248505916735" calcext:value-type="float">
            <text:p>24,02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" calcext:value-type="float">
            <text:p>0,240</text:p>
          </table:table-cell>
          <table:table-cell office:value-type="float" office:value="25.6309754198052" calcext:value-type="float">
            <text:p>25,63</text:p>
          </table:table-cell>
          <table:table-cell/>
          <table:table-cell table:style-name="ce83" office:value-type="float" office:value="0.24" calcext:value-type="float">
            <text:p>0,240</text:p>
          </table:table-cell>
          <table:table-cell table:style-name="ce86" office:value-type="float" office:value="22.1623756087862" calcext:value-type="float">
            <text:p>22,16</text:p>
          </table:table-cell>
          <table:table-cell table:style-name="ce83" office:value-type="float" office:value="0.24" calcext:value-type="float">
            <text:p>0,240</text:p>
          </table:table-cell>
          <table:table-cell office:value-type="float" office:value="26.714349986196" calcext:value-type="float">
            <text:p>26,71</text:p>
          </table:table-cell>
          <table:table-cell office:value-type="float" office:value="0.24" calcext:value-type="float">
            <text:p>0,240</text:p>
          </table:table-cell>
          <table:table-cell office:value-type="float" office:value="23.8760554958602" calcext:value-type="float">
            <text:p>23,8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3" calcext:value-type="float">
            <text:p>0,243</text:p>
          </table:table-cell>
          <table:table-cell office:value-type="float" office:value="25.5176268111589" calcext:value-type="float">
            <text:p>25,52</text:p>
          </table:table-cell>
          <table:table-cell/>
          <table:table-cell table:style-name="ce83" office:value-type="float" office:value="0.243" calcext:value-type="float">
            <text:p>0,243</text:p>
          </table:table-cell>
          <table:table-cell table:style-name="ce86" office:value-type="float" office:value="22.0040612425385" calcext:value-type="float">
            <text:p>22,00</text:p>
          </table:table-cell>
          <table:table-cell table:style-name="ce83" office:value-type="float" office:value="0.243" calcext:value-type="float">
            <text:p>0,243</text:p>
          </table:table-cell>
          <table:table-cell office:value-type="float" office:value="26.6322140110878" calcext:value-type="float">
            <text:p>26,63</text:p>
          </table:table-cell>
          <table:table-cell office:value-type="float" office:value="0.243" calcext:value-type="float">
            <text:p>0,243</text:p>
          </table:table-cell>
          <table:table-cell office:value-type="float" office:value="23.7561948944077" calcext:value-type="float">
            <text:p>23,7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7" calcext:value-type="float">
            <text:p>0,247</text:p>
          </table:table-cell>
          <table:table-cell office:value-type="float" office:value="25.4127751834501" calcext:value-type="float">
            <text:p>25,41</text:p>
          </table:table-cell>
          <table:table-cell/>
          <table:table-cell table:style-name="ce83" office:value-type="float" office:value="0.247" calcext:value-type="float">
            <text:p>0,247</text:p>
          </table:table-cell>
          <table:table-cell table:style-name="ce86" office:value-type="float" office:value="21.8608113098466" calcext:value-type="float">
            <text:p>21,86</text:p>
          </table:table-cell>
          <table:table-cell table:style-name="ce83" office:value-type="float" office:value="0.247" calcext:value-type="float">
            <text:p>0,247</text:p>
          </table:table-cell>
          <table:table-cell office:value-type="float" office:value="26.55534146959" calcext:value-type="float">
            <text:p>26,56</text:p>
          </table:table-cell>
          <table:table-cell office:value-type="float" office:value="0.247" calcext:value-type="float">
            <text:p>0,247</text:p>
          </table:table-cell>
          <table:table-cell office:value-type="float" office:value="23.6455615777585" calcext:value-type="float">
            <text:p>23,6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" calcext:value-type="float">
            <text:p>0,250</text:p>
          </table:table-cell>
          <table:table-cell office:value-type="float" office:value="25.3592398381869" calcext:value-type="float">
            <text:p>25,36</text:p>
          </table:table-cell>
          <table:table-cell/>
          <table:table-cell table:style-name="ce83" office:value-type="float" office:value="0.25" calcext:value-type="float">
            <text:p>0,250</text:p>
          </table:table-cell>
          <table:table-cell table:style-name="ce86" office:value-type="float" office:value="21.7885045667175" calcext:value-type="float">
            <text:p>21,79</text:p>
          </table:table-cell>
          <table:table-cell table:style-name="ce83" office:value-type="float" office:value="0.25" calcext:value-type="float">
            <text:p>0,250</text:p>
          </table:table-cell>
          <table:table-cell office:value-type="float" office:value="26.515765133919" calcext:value-type="float">
            <text:p>26,52</text:p>
          </table:table-cell>
          <table:table-cell office:value-type="float" office:value="0.25" calcext:value-type="float">
            <text:p>0,250</text:p>
          </table:table-cell>
          <table:table-cell office:value-type="float" office:value="23.5890012811422" calcext:value-type="float">
            <text:p>23,5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3" calcext:value-type="float">
            <text:p>0,253</text:p>
          </table:table-cell>
          <table:table-cell office:value-type="float" office:value="25.330304168663" calcext:value-type="float">
            <text:p>25,33</text:p>
          </table:table-cell>
          <table:table-cell/>
          <table:table-cell table:style-name="ce83" office:value-type="float" office:value="0.253" calcext:value-type="float">
            <text:p>0,253</text:p>
          </table:table-cell>
          <table:table-cell table:style-name="ce86" office:value-type="float" office:value="21.7497406104942" calcext:value-type="float">
            <text:p>21,75</text:p>
          </table:table-cell>
          <table:table-cell table:style-name="ce83" office:value-type="float" office:value="0.253" calcext:value-type="float">
            <text:p>0,253</text:p>
          </table:table-cell>
          <table:table-cell office:value-type="float" office:value="26.4941108832331" calcext:value-type="float">
            <text:p>26,49</text:p>
          </table:table-cell>
          <table:table-cell office:value-type="float" office:value="0.253" calcext:value-type="float">
            <text:p>0,253</text:p>
          </table:table-cell>
          <table:table-cell office:value-type="float" office:value="23.5582018339592" calcext:value-type="float">
            <text:p>23,5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7" calcext:value-type="float">
            <text:p>0,257</text:p>
          </table:table-cell>
          <table:table-cell office:value-type="float" office:value="25.3349430833099" calcext:value-type="float">
            <text:p>25,33</text:p>
          </table:table-cell>
          <table:table-cell/>
          <table:table-cell table:style-name="ce83" office:value-type="float" office:value="0.257" calcext:value-type="float">
            <text:p>0,257</text:p>
          </table:table-cell>
          <table:table-cell table:style-name="ce86" office:value-type="float" office:value="21.7561111097583" calcext:value-type="float">
            <text:p>21,76</text:p>
          </table:table-cell>
          <table:table-cell table:style-name="ce83" office:value-type="float" office:value="0.257" calcext:value-type="float">
            <text:p>0,257</text:p>
          </table:table-cell>
          <table:table-cell office:value-type="float" office:value="26.496942245186" calcext:value-type="float">
            <text:p>26,50</text:p>
          </table:table-cell>
          <table:table-cell office:value-type="float" office:value="0.257" calcext:value-type="float">
            <text:p>0,257</text:p>
          </table:table-cell>
          <table:table-cell office:value-type="float" office:value="23.5622890495568" calcext:value-type="float">
            <text:p>23,5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" calcext:value-type="float">
            <text:p>0,260</text:p>
          </table:table-cell>
          <table:table-cell office:value-type="float" office:value="25.3627481077098" calcext:value-type="float">
            <text:p>25,36</text:p>
          </table:table-cell>
          <table:table-cell/>
          <table:table-cell table:style-name="ce83" office:value-type="float" office:value="0.26" calcext:value-type="float">
            <text:p>0,260</text:p>
          </table:table-cell>
          <table:table-cell table:style-name="ce86" office:value-type="float" office:value="21.7936195922171" calcext:value-type="float">
            <text:p>21,79</text:p>
          </table:table-cell>
          <table:table-cell table:style-name="ce83" office:value-type="float" office:value="0.26" calcext:value-type="float">
            <text:p>0,260</text:p>
          </table:table-cell>
          <table:table-cell office:value-type="float" office:value="26.516908570631" calcext:value-type="float">
            <text:p>26,52</text:p>
          </table:table-cell>
          <table:table-cell office:value-type="float" office:value="0.26" calcext:value-type="float">
            <text:p>0,260</text:p>
          </table:table-cell>
          <table:table-cell office:value-type="float" office:value="23.5907924022244" calcext:value-type="float">
            <text:p>23,5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3" calcext:value-type="float">
            <text:p>0,263</text:p>
          </table:table-cell>
          <table:table-cell office:value-type="float" office:value="25.4151138353208" calcext:value-type="float">
            <text:p>25,42</text:p>
          </table:table-cell>
          <table:table-cell/>
          <table:table-cell table:style-name="ce83" office:value-type="float" office:value="0.263" calcext:value-type="float">
            <text:p>0,263</text:p>
          </table:table-cell>
          <table:table-cell table:style-name="ce86" office:value-type="float" office:value="21.8646205773781" calcext:value-type="float">
            <text:p>21,86</text:p>
          </table:table-cell>
          <table:table-cell table:style-name="ce83" office:value-type="float" office:value="0.263" calcext:value-type="float">
            <text:p>0,263</text:p>
          </table:table-cell>
          <table:table-cell office:value-type="float" office:value="26.5547964783599" calcext:value-type="float">
            <text:p>26,55</text:p>
          </table:table-cell>
          <table:table-cell office:value-type="float" office:value="0.263" calcext:value-type="float">
            <text:p>0,263</text:p>
          </table:table-cell>
          <table:table-cell office:value-type="float" office:value="23.6450572171658" calcext:value-type="float">
            <text:p>23,6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7" calcext:value-type="float">
            <text:p>0,267</text:p>
          </table:table-cell>
          <table:table-cell office:value-type="float" office:value="25.5293985121918" calcext:value-type="float">
            <text:p>25,53</text:p>
          </table:table-cell>
          <table:table-cell/>
          <table:table-cell table:style-name="ce83" office:value-type="float" office:value="0.267" calcext:value-type="float">
            <text:p>0,267</text:p>
          </table:table-cell>
          <table:table-cell table:style-name="ce86" office:value-type="float" office:value="22.0214318075297" calcext:value-type="float">
            <text:p>22,02</text:p>
          </table:table-cell>
          <table:table-cell table:style-name="ce83" office:value-type="float" office:value="0.267" calcext:value-type="float">
            <text:p>0,267</text:p>
          </table:table-cell>
          <table:table-cell office:value-type="float" office:value="26.6374346604369" calcext:value-type="float">
            <text:p>26,64</text:p>
          </table:table-cell>
          <table:table-cell office:value-type="float" office:value="0.267" calcext:value-type="float">
            <text:p>0,267</text:p>
          </table:table-cell>
          <table:table-cell office:value-type="float" office:value="23.764303606555" calcext:value-type="float">
            <text:p>23,7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" calcext:value-type="float">
            <text:p>0,270</text:p>
          </table:table-cell>
          <table:table-cell office:value-type="float" office:value="25.6410685352873" calcext:value-type="float">
            <text:p>25,64</text:p>
          </table:table-cell>
          <table:table-cell/>
          <table:table-cell table:style-name="ce83" office:value-type="float" office:value="0.27" calcext:value-type="float">
            <text:p>0,270</text:p>
          </table:table-cell>
          <table:table-cell table:style-name="ce86" office:value-type="float" office:value="22.1771597472609" calcext:value-type="float">
            <text:p>22,18</text:p>
          </table:table-cell>
          <table:table-cell table:style-name="ce83" office:value-type="float" office:value="0.27" calcext:value-type="float">
            <text:p>0,270</text:p>
          </table:table-cell>
          <table:table-cell office:value-type="float" office:value="26.7177790317313" calcext:value-type="float">
            <text:p>26,72</text:p>
          </table:table-cell>
          <table:table-cell office:value-type="float" office:value="0.27" calcext:value-type="float">
            <text:p>0,270</text:p>
          </table:table-cell>
          <table:table-cell office:value-type="float" office:value="23.8814438759339" calcext:value-type="float">
            <text:p>23,8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3" calcext:value-type="float">
            <text:p>0,273</text:p>
          </table:table-cell>
          <table:table-cell office:value-type="float" office:value="25.7795312899971" calcext:value-type="float">
            <text:p>25,78</text:p>
          </table:table-cell>
          <table:table-cell/>
          <table:table-cell table:style-name="ce83" office:value-type="float" office:value="0.273" calcext:value-type="float">
            <text:p>0,273</text:p>
          </table:table-cell>
          <table:table-cell table:style-name="ce86" office:value-type="float" office:value="22.3739771877513" calcext:value-type="float">
            <text:p>22,37</text:p>
          </table:table-cell>
          <table:table-cell table:style-name="ce83" office:value-type="float" office:value="0.273" calcext:value-type="float">
            <text:p>0,273</text:p>
          </table:table-cell>
          <table:table-cell office:value-type="float" office:value="26.8167363562659" calcext:value-type="float">
            <text:p>26,82</text:p>
          </table:table-cell>
          <table:table-cell office:value-type="float" office:value="0.273" calcext:value-type="float">
            <text:p>0,273</text:p>
          </table:table-cell>
          <table:table-cell office:value-type="float" office:value="24.0275324774274" calcext:value-type="float">
            <text:p>24,03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7" calcext:value-type="float">
            <text:p>0,277</text:p>
          </table:table-cell>
          <table:table-cell office:value-type="float" office:value="26.0133126836931" calcext:value-type="float">
            <text:p>26,01</text:p>
          </table:table-cell>
          <table:table-cell/>
          <table:table-cell table:style-name="ce83" office:value-type="float" office:value="0.277" calcext:value-type="float">
            <text:p>0,277</text:p>
          </table:table-cell>
          <table:table-cell table:style-name="ce86" office:value-type="float" office:value="22.7155123541451" calcext:value-type="float">
            <text:p>22,72</text:p>
          </table:table-cell>
          <table:table-cell table:style-name="ce83" office:value-type="float" office:value="0.277" calcext:value-type="float">
            <text:p>0,277</text:p>
          </table:table-cell>
          <table:table-cell office:value-type="float" office:value="26.9821583351558" calcext:value-type="float">
            <text:p>26,98</text:p>
          </table:table-cell>
          <table:table-cell office:value-type="float" office:value="0.277" calcext:value-type="float">
            <text:p>0,277</text:p>
          </table:table-cell>
          <table:table-cell office:value-type="float" office:value="24.2762974134253" calcext:value-type="float">
            <text:p>24,2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" calcext:value-type="float">
            <text:p>0,280</text:p>
          </table:table-cell>
          <table:table-cell office:value-type="float" office:value="26.2171641673271" calcext:value-type="float">
            <text:p>26,22</text:p>
          </table:table-cell>
          <table:table-cell/>
          <table:table-cell table:style-name="ce83" office:value-type="float" office:value="0.28" calcext:value-type="float">
            <text:p>0,280</text:p>
          </table:table-cell>
          <table:table-cell table:style-name="ce86" office:value-type="float" office:value="23.0209172036116" calcext:value-type="float">
            <text:p>23,02</text:p>
          </table:table-cell>
          <table:table-cell table:style-name="ce83" office:value-type="float" office:value="0.28" calcext:value-type="float">
            <text:p>0,280</text:p>
          </table:table-cell>
          <table:table-cell office:value-type="float" office:value="27.1251187998227" calcext:value-type="float">
            <text:p>27,13</text:p>
          </table:table-cell>
          <table:table-cell office:value-type="float" office:value="0.28" calcext:value-type="float">
            <text:p>0,280</text:p>
          </table:table-cell>
          <table:table-cell office:value-type="float" office:value="24.4951412336332" calcext:value-type="float">
            <text:p>24,50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3" calcext:value-type="float">
            <text:p>0,283</text:p>
          </table:table-cell>
          <table:table-cell office:value-type="float" office:value="26.4494959920321" calcext:value-type="float">
            <text:p>26,45</text:p>
          </table:table-cell>
          <table:table-cell/>
          <table:table-cell table:style-name="ce83" office:value-type="float" office:value="0.283" calcext:value-type="float">
            <text:p>0,283</text:p>
          </table:table-cell>
          <table:table-cell table:style-name="ce86" office:value-type="float" office:value="23.3782900546672" calcext:value-type="float">
            <text:p>23,38</text:p>
          </table:table-cell>
          <table:table-cell table:style-name="ce83" office:value-type="float" office:value="0.283" calcext:value-type="float">
            <text:p>0,283</text:p>
          </table:table-cell>
          <table:table-cell office:value-type="float" office:value="27.2866028197496" calcext:value-type="float">
            <text:p>27,29</text:p>
          </table:table-cell>
          <table:table-cell office:value-type="float" office:value="0.283" calcext:value-type="float">
            <text:p>0,283</text:p>
          </table:table-cell>
          <table:table-cell office:value-type="float" office:value="24.7471919005983" calcext:value-type="float">
            <text:p>24,7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7" calcext:value-type="float">
            <text:p>0,287</text:p>
          </table:table-cell>
          <table:table-cell office:value-type="float" office:value="26.8074215304711" calcext:value-type="float">
            <text:p>26,81</text:p>
          </table:table-cell>
          <table:table-cell/>
          <table:table-cell table:style-name="ce83" office:value-type="float" office:value="0.287" calcext:value-type="float">
            <text:p>0,287</text:p>
          </table:table-cell>
          <table:table-cell table:style-name="ce86" office:value-type="float" office:value="23.948137310198" calcext:value-type="float">
            <text:p>23,95</text:p>
          </table:table-cell>
          <table:table-cell table:style-name="ce83" office:value-type="float" office:value="0.287" calcext:value-type="float">
            <text:p>0,287</text:p>
          </table:table-cell>
          <table:table-cell office:value-type="float" office:value="27.5327476362076" calcext:value-type="float">
            <text:p>27,53</text:p>
          </table:table-cell>
          <table:table-cell office:value-type="float" office:value="0.287" calcext:value-type="float">
            <text:p>0,287</text:p>
          </table:table-cell>
          <table:table-cell office:value-type="float" office:value="25.1417975345429" calcext:value-type="float">
            <text:p>25,1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" calcext:value-type="float">
            <text:p>0,290</text:p>
          </table:table-cell>
          <table:table-cell office:value-type="float" office:value="27.0966946445877" calcext:value-type="float">
            <text:p>27,10</text:p>
          </table:table-cell>
          <table:table-cell/>
          <table:table-cell table:style-name="ce83" office:value-type="float" office:value="0.29" calcext:value-type="float">
            <text:p>0,290</text:p>
          </table:table-cell>
          <table:table-cell table:style-name="ce86" office:value-type="float" office:value="24.4209534961787" calcext:value-type="float">
            <text:p>24,42</text:p>
          </table:table-cell>
          <table:table-cell table:style-name="ce83" office:value-type="float" office:value="0.29" calcext:value-type="float">
            <text:p>0,290</text:p>
          </table:table-cell>
          <table:table-cell office:value-type="float" office:value="27.7305059708155" calcext:value-type="float">
            <text:p>27,73</text:p>
          </table:table-cell>
          <table:table-cell office:value-type="float" office:value="0.29" calcext:value-type="float">
            <text:p>0,290</text:p>
          </table:table-cell>
          <table:table-cell office:value-type="float" office:value="25.4658965859016" calcext:value-type="float">
            <text:p>25,4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3" calcext:value-type="float">
            <text:p>0,293</text:p>
          </table:table-cell>
          <table:table-cell office:value-type="float" office:value="27.3971765153325" calcext:value-type="float">
            <text:p>27,40</text:p>
          </table:table-cell>
          <table:table-cell/>
          <table:table-cell table:style-name="ce83" office:value-type="float" office:value="0.293" calcext:value-type="float">
            <text:p>0,293</text:p>
          </table:table-cell>
          <table:table-cell table:style-name="ce86" office:value-type="float" office:value="24.9244995915615" calcext:value-type="float">
            <text:p>24,92</text:p>
          </table:table-cell>
          <table:table-cell table:style-name="ce83" office:value-type="float" office:value="0.293" calcext:value-type="float">
            <text:p>0,293</text:p>
          </table:table-cell>
          <table:table-cell office:value-type="float" office:value="27.9352505506477" calcext:value-type="float">
            <text:p>27,94</text:p>
          </table:table-cell>
          <table:table-cell office:value-type="float" office:value="0.293" calcext:value-type="float">
            <text:p>0,293</text:p>
          </table:table-cell>
          <table:table-cell office:value-type="float" office:value="25.8090339491087" calcext:value-type="float">
            <text:p>25,81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7" calcext:value-type="float">
            <text:p>0,297</text:p>
          </table:table-cell>
          <table:table-cell office:value-type="float" office:value="27.7878569161132" calcext:value-type="float">
            <text:p>27,79</text:p>
          </table:table-cell>
          <table:table-cell/>
          <table:table-cell table:style-name="ce83" office:value-type="float" office:value="0.297" calcext:value-type="float">
            <text:p>0,297</text:p>
          </table:table-cell>
          <table:table-cell table:style-name="ce86" office:value-type="float" office:value="25.5993911175887" calcext:value-type="float">
            <text:p>25,60</text:p>
          </table:table-cell>
          <table:table-cell table:style-name="ce83" office:value-type="float" office:value="0.297" calcext:value-type="float">
            <text:p>0,297</text:p>
          </table:table-cell>
          <table:table-cell office:value-type="float" office:value="28.2016054590489" calcext:value-type="float">
            <text:p>28,20</text:p>
          </table:table-cell>
          <table:table-cell office:value-type="float" office:value="0.297" calcext:value-type="float">
            <text:p>0,297</text:p>
          </table:table-cell>
          <table:table-cell office:value-type="float" office:value="26.2688404064273" calcext:value-type="float">
            <text:p>26,2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3" calcext:value-type="float">
            <text:p>0,300</text:p>
          </table:table-cell>
          <table:table-cell office:value-type="float" office:value="28.0362837928375" calcext:value-type="float">
            <text:p>28,04</text:p>
          </table:table-cell>
          <table:table-cell/>
          <table:table-cell table:style-name="ce83" office:value-type="float" office:value="0.3" calcext:value-type="float">
            <text:p>0,300</text:p>
          </table:table-cell>
          <table:table-cell table:style-name="ce86" office:value-type="float" office:value="26.0362938859866" calcext:value-type="float">
            <text:p>26,04</text:p>
          </table:table-cell>
          <table:table-cell table:style-name="ce83" office:value-type="float" office:value="0.3" calcext:value-type="float">
            <text:p>0,300</text:p>
          </table:table-cell>
          <table:table-cell office:value-type="float" office:value="28.3721982109481" calcext:value-type="float">
            <text:p>28,37</text:p>
          </table:table-cell>
          <table:table-cell office:value-type="float" office:value="0.3" calcext:value-type="float">
            <text:p>0,300</text:p>
          </table:table-cell>
          <table:table-cell office:value-type="float" office:value="26.5694703348672" calcext:value-type="float">
            <text:p>26,5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303" calcext:value-type="float">
            <text:p>0,303</text:p>
          </table:table-cell>
          <table:table-cell office:value-type="float" office:value="28.1999263505316" calcext:value-type="float">
            <text:p>28,20</text:p>
          </table:table-cell>
          <table:table-cell/>
          <table:table-cell table:style-name="ce83" office:value-type="float" office:value="0.303" calcext:value-type="float">
            <text:p>0,303</text:p>
          </table:table-cell>
          <table:table-cell table:style-name="ce86" office:value-type="float" office:value="26.3285270989718" calcext:value-type="float">
            <text:p>26,33</text:p>
          </table:table-cell>
          <table:table-cell table:style-name="ce83" office:value-type="float" office:value="0.303" calcext:value-type="float">
            <text:p>0,303</text:p>
          </table:table-cell>
          <table:table-cell office:value-type="float" office:value="28.4858164161283" calcext:value-type="float">
            <text:p>28,49</text:p>
          </table:table-cell>
          <table:table-cell office:value-type="float" office:value="0.303" calcext:value-type="float">
            <text:p>0,303</text:p>
          </table:table-cell>
          <table:table-cell office:value-type="float" office:value="26.7737167234617" calcext:value-type="float">
            <text:p>26,77</text:p>
          </table:table-cell>
          <table:table-cell table:number-columns-repeated="5"/>
        </table:table-row>
        <table:table-row table:style-name="ro4">
          <table:table-cell/>
          <table:table-cell table:style-name="ce69" office:value-type="float" office:value="0.307" calcext:value-type="float">
            <text:p>0,307</text:p>
          </table:table-cell>
          <table:table-cell table:style-name="ce78" office:value-type="float" office:value="28.1735930508392" calcext:value-type="float">
            <text:p>28,17</text:p>
          </table:table-cell>
          <table:table-cell table:style-name="ce78"/>
          <table:table-cell table:style-name="ce84" office:value-type="float" office:value="0.307" calcext:value-type="float">
            <text:p>0,307</text:p>
          </table:table-cell>
          <table:table-cell table:style-name="ce87" office:value-type="float" office:value="26.2811335848909" calcext:value-type="float">
            <text:p>26,28</text:p>
          </table:table-cell>
          <table:table-cell table:style-name="ce84" office:value-type="float" office:value="0.307" calcext:value-type="float">
            <text:p>0,307</text:p>
          </table:table-cell>
          <table:table-cell table:style-name="ce87" office:value-type="float" office:value="28.4668681394705" calcext:value-type="float">
            <text:p>28,47</text:p>
          </table:table-cell>
          <table:table-cell table:style-name="ce84" office:value-type="float" office:value="0.307" calcext:value-type="float">
            <text:p>0,307</text:p>
          </table:table-cell>
          <table:table-cell table:style-name="ce105" office:value-type="float" office:value="26.7393816323098" calcext:value-type="float">
            <text:p>26,74</text:p>
          </table:table-cell>
          <table:table-cell table:number-columns-repeated="5"/>
        </table:table-row>
        <table:table-row table:style-name="ro4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5">
          <table:table-cell/>
          <table:table-cell table:style-name="Default" office:value-type="string" calcext:value-type="string">
            <text:p>U=1.5 λ=0.9</text:p>
          </table:table-cell>
          <table:table-cell table:style-name="Default" table:number-columns-repeated="2"/>
          <table:table-cell office:value-type="string" calcext:value-type="string">
            <text:p>U=1.5 λ=0.3</text:p>
          </table:table-cell>
          <table:table-cell/>
          <table:table-cell office:value-type="string" calcext:value-type="string">
            <text:p>U=0.25 λ=0.9</text:p>
          </table:table-cell>
          <table:table-cell table:style-name="Default"/>
          <table:table-cell table:style-name="Default" office:value-type="string" calcext:value-type="string">
            <text:p>U=0.25 λ=0.3</text:p>
          </table:table-cell>
          <table:table-cell table:style-name="Default"/>
          <table:table-cell table:number-columns-repeated="5"/>
        </table:table-row>
      </table:table>
      <table:table table:name="Ablakszigeletés-befordulás" table:style-name="ta1">
        <table:shapes>
          <draw:frame draw:z-index="0" draw:style-name="gr1" draw:text-style-name="P1" svg:width="16.007cm" svg:height="8.99cm" svg:x="2.107cm" svg:y="10.697cm">
            <draw:object draw:notify-on-update-of-ranges="'Ablakszigeletés-befordulás'.B10:'Ablakszigeletés-befordulás'.B20 'Ablakszigeletés-befordulás'.E5:'Ablakszigeletés-befordulás'.E7 'Ablakszigeletés-befordulás'.C10:'Ablakszigeletés-befordulás'.C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6.008cm" svg:height="8.989cm" svg:x="18.036cm" svg:y="10.698cm">
            <draw:object draw:notify-on-update-of-ranges="'Ablakszigeletés-befordulás'.B10:'Ablakszigeletés-befordulás'.B20 'Ablakszigeletés-befordulás'.E5:'Ablakszigeletés-befordulás'.E7 'Ablakszigeletés-befordulás'.D10:'Ablakszigeletés-befordulás'.D2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5"/>
        <table:table-column table:style-name="co2" table:default-cell-style-name="ce33"/>
        <table:table-column table:style-name="co2" table:default-cell-style-name="ce117"/>
        <table:table-column table:style-name="co2" table:default-cell-style-name="ce22"/>
        <table:table-column table:style-name="co2" table:default-cell-style-name="ce117"/>
        <table:table-column table:style-name="co2" table:number-columns-repeated="14" table:default-cell-style-name="Default"/>
        <table:table-row table:style-name="ro4" table:number-rows-repeated="3">
          <table:table-cell/>
          <table:table-cell table:style-name="Default" table:number-columns-repeated="5"/>
          <table:table-cell table:number-columns-repeated="14"/>
        </table:table-row>
        <table:table-row table:style-name="ro9">
          <table:table-cell/>
          <table:table-cell table:style-name="ce55" office:value-type="string" calcext:value-type="string" table:number-columns-spanned="5" table:number-rows-spanned="1">
            <text:p>Külső hőszigetelés befordulása az ablakkeret felé</text:p>
          </table:table-cell>
          <table:covered-table-cell table:number-columns-repeated="4" table:style-name="Default"/>
          <table:table-cell table:number-columns-repeated="14"/>
        </table:table-row>
        <table:table-row table:style-name="ro8">
          <table:table-cell/>
          <table:table-cell table:style-name="ce57" office:value-type="string" calcext:value-type="string">
            <text:p><text:span text:style-name="T5">λ</text:span><text:span text:style-name="T6">fal</text:span></text:p>
          </table:table-cell>
          <table:table-cell table:style-name="ce111" office:value-type="string" calcext:value-type="string">
            <text:p><text:span text:style-name="T5">λ</text:span><text:span text:style-name="T6">keret</text:span></text:p>
          </table:table-cell>
          <table:table-cell table:style-name="ce111" office:value-type="string" calcext:value-type="string">
            <text:p><text:span text:style-name="T5">λ</text:span><text:span text:style-name="T6">egyen-üveg</text:span></text:p>
          </table:table-cell>
          <table:table-cell table:style-name="ce111" office:value-type="string" calcext:value-type="string">
            <text:p><text:span text:style-name="T5">λ</text:span><text:span text:style-name="T6">szigetelés</text:span></text:p>
          </table:table-cell>
          <table:table-cell table:style-name="ce121" office:value-type="string" calcext:value-type="string">
            <text:p>d<text:span text:style-name="T2">falazo</text:span></text:p>
          </table:table-cell>
          <table:table-cell table:number-columns-repeated="14"/>
        </table:table-row>
        <table:table-row table:style-name="ro4">
          <table:table-cell/>
          <table:table-cell table:style-name="ce58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 table:style-name="ce53" office:value-type="string" calcext:value-type="string">
            <text:p>[m]</text:p>
          </table:table-cell>
          <table:table-cell table:number-columns-repeated="14"/>
        </table:table-row>
        <table:table-row table:style-name="ro4">
          <table:table-cell/>
          <table:table-cell table:style-name="ce107" office:value-type="float" office:value="0.3" calcext:value-type="float">
            <text:p>0,3</text:p>
          </table:table-cell>
          <table:table-cell table:style-name="ce81" office:value-type="float" office:value="0.18" calcext:value-type="float">
            <text:p>0,18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04" calcext:value-type="float">
            <text:p>0,04</text:p>
          </table:table-cell>
          <table:table-cell table:style-name="ce54" office:value-type="float" office:value="0.38" calcext:value-type="float">
            <text:p>0,38</text:p>
          </table:table-cell>
          <table:table-cell table:number-columns-repeated="14"/>
        </table:table-row>
        <table:table-row table:style-name="ro11">
          <table:table-cell/>
          <table:table-cell table:style-name="ce108" office:value-type="string" calcext:value-type="string">
            <text:p>Beforduló szigetelés vastagsága <text:span text:style-name="T14">d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15" office:value-type="string" calcext:value-type="string">
            <text:p>T<text:span text:style-name="T11">i</text:span></text:p>
          </table:table-cell>
          <table:table-cell table:style-name="ce120"/>
          <table:table-cell table:style-name="ce122"/>
          <table:table-cell table:style-name="ce17"/>
          <table:table-cell table:number-columns-repeated="13"/>
        </table:table-row>
        <table:table-row table:style-name="ro4">
          <table:table-cell/>
          <table:table-cell table:style-name="ce109" office:value-type="string" calcext:value-type="string">
            <text:p>[m]</text:p>
          </table:table-cell>
          <table:table-cell table:style-name="ce114" office:value-type="string" calcext:value-type="string">
            <text:p>[W]</text:p>
          </table:table-cell>
          <table:table-cell table:style-name="ce116" office:value-type="string" calcext:value-type="string">
            <text:p>[<text:span text:style-name="T7">ºC]</text:span></text:p>
          </table:table-cell>
          <table:table-cell table:style-name="ce19"/>
          <table:table-cell/>
          <table:table-cell table:style-name="ce1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</table:table-row>
        <table:table-row table:style-name="ro4">
          <table:table-cell/>
          <table:table-cell table:style-name="ce110" office:value-type="float" office:value="0" calcext:value-type="float">
            <text:p>0</text:p>
          </table:table-cell>
          <table:table-cell table:formula="of:=[.J15]" office:value-type="float" office:value="30.493" calcext:value-type="float">
            <text:p>30,493</text:p>
          </table:table-cell>
          <table:table-cell office:value-type="float" office:value="14.877" calcext:value-type="float">
            <text:p>14,877</text:p>
          </table:table-cell>
          <table:table-cell table:number-columns-repeated="5"/>
          <table:table-cell table:style-name="ce17" office:value-type="float" office:value="18.554" calcext:value-type="float">
            <text:p>18,554</text:p>
          </table:table-cell>
          <table:table-cell table:style-name="ce17" office:value-type="float" office:value="18.568" calcext:value-type="float">
            <text:p>18,568</text:p>
          </table:table-cell>
          <table:table-cell office:value-type="float" office:value="18.579" calcext:value-type="float">
            <text:p>18,579</text:p>
          </table:table-cell>
          <table:table-cell office:value-type="float" office:value="18.592" calcext:value-type="float">
            <text:p>18,592</text:p>
          </table:table-cell>
          <table:table-cell office:value-type="float" office:value="18.607" calcext:value-type="float">
            <text:p>18,607</text:p>
          </table:table-cell>
          <table:table-cell office:value-type="float" office:value="18.627" calcext:value-type="float">
            <text:p>18,627</text:p>
          </table:table-cell>
          <table:table-cell table:formula="of:=18.651" office:value-type="float" office:value="18.651" calcext:value-type="float">
            <text:p>18,651</text:p>
          </table:table-cell>
          <table:table-cell office:value-type="float" office:value="18.681" calcext:value-type="float">
            <text:p>18,681</text:p>
          </table:table-cell>
          <table:table-cell table:formula="of:=18.715" office:value-type="float" office:value="18.715" calcext:value-type="float">
            <text:p>18,715</text:p>
          </table:table-cell>
          <table:table-cell office:value-type="float" office:value="18.749" calcext:value-type="float">
            <text:p>18,749</text:p>
          </table:table-cell>
          <table:table-cell office:value-type="float" office:value="18.772" calcext:value-type="float">
            <text:p>18,772</text:p>
          </table:table-cell>
        </table:table-row>
        <table:table-row table:style-name="ro4">
          <table:table-cell/>
          <table:table-cell table:style-name="ce110" office:value-type="float" office:value="0.01" calcext:value-type="float">
            <text:p>0,01</text:p>
          </table:table-cell>
          <table:table-cell table:formula="of:=[.K15]" office:value-type="float" office:value="29.349" calcext:value-type="float">
            <text:p>29,349</text:p>
          </table:table-cell>
          <table:table-cell office:value-type="float" office:value="15.515" calcext:value-type="float">
            <text:p>15,515</text:p>
          </table:table-cell>
          <table:table-cell table:number-columns-repeated="5"/>
          <table:table-cell table:style-name="ce17" office:value-type="float" office:value="1.007" calcext:value-type="float">
            <text:p>1,007</text:p>
          </table:table-cell>
          <table:table-cell office:value-type="float" office:value="1.036" calcext:value-type="float">
            <text:p>1,036</text:p>
          </table:table-cell>
          <table:table-cell office:value-type="float" office:value="1.061" calcext:value-type="float">
            <text:p>1,061</text:p>
          </table:table-cell>
          <table:table-cell office:value-type="float" office:value="1.09" calcext:value-type="float">
            <text:p>1,09</text:p>
          </table:table-cell>
          <table:table-cell office:value-type="float" office:value="1.128" calcext:value-type="float">
            <text:p>1,128</text:p>
          </table:table-cell>
          <table:table-cell office:value-type="float" office:value="1.179" calcext:value-type="float">
            <text:p>1,179</text:p>
          </table:table-cell>
          <table:table-cell table:formula="of:=1.253" office:value-type="float" office:value="1.253" calcext:value-type="float">
            <text:p>1,253</text:p>
          </table:table-cell>
          <table:table-cell office:value-type="float" office:value="1.361" calcext:value-type="float">
            <text:p>1,361</text:p>
          </table:table-cell>
          <table:table-cell office:value-type="float" office:value="1.521" calcext:value-type="float">
            <text:p>1,521</text:p>
          </table:table-cell>
          <table:table-cell office:value-type="float" office:value="1.757" calcext:value-type="float">
            <text:p>1,757</text:p>
          </table:table-cell>
          <table:table-cell office:value-type="float" office:value="3.363" calcext:value-type="float">
            <text:p>3,363</text:p>
          </table:table-cell>
        </table:table-row>
        <table:table-row table:style-name="ro4">
          <table:table-cell/>
          <table:table-cell office:value-type="float" office:value="0.02" calcext:value-type="float">
            <text:p>0,02</text:p>
          </table:table-cell>
          <table:table-cell table:formula="of:=[.L15]" office:value-type="float" office:value="28.657" calcext:value-type="float">
            <text:p>28,657</text:p>
          </table:table-cell>
          <table:table-cell office:value-type="float" office:value="15.911" calcext:value-type="float">
            <text:p>15,911</text:p>
          </table:table-cell>
          <table:table-cell table:number-columns-repeated="5"/>
          <table:table-cell table:style-name="ce17" office:value-type="float" office:value="3.615" calcext:value-type="float">
            <text:p>3,615</text:p>
          </table:table-cell>
          <table:table-cell office:value-type="float" office:value="3.586" calcext:value-type="float">
            <text:p>3,586</text:p>
          </table:table-cell>
          <table:table-cell office:value-type="float" office:value="3.27" calcext:value-type="float">
            <text:p>3,27</text:p>
          </table:table-cell>
          <table:table-cell office:value-type="float" office:value="2.904" calcext:value-type="float">
            <text:p>2,904</text:p>
          </table:table-cell>
          <table:table-cell office:value-type="float" office:value="2.516" calcext:value-type="float">
            <text:p>2,516</text:p>
          </table:table-cell>
          <table:table-cell office:value-type="float" office:value="2.111" calcext:value-type="float">
            <text:p>2,111</text:p>
          </table:table-cell>
          <table:table-cell table:formula="of:=1.69" office:value-type="float" office:value="1.69" calcext:value-type="float">
            <text:p>1,69</text:p>
          </table:table-cell>
          <table:table-cell office:value-type="float" office:value="1.256" calcext:value-type="float">
            <text:p>1,256</text:p>
          </table:table-cell>
          <table:table-cell office:value-type="float" office:value="0.812" calcext:value-type="float">
            <text:p>0,812</text:p>
          </table:table-cell>
          <table:table-cell office:value-type="float" office:value="0.374" calcext:value-type="float">
            <text:p>0,374</text:p>
          </table:table-cell>
          <table:table-cell office:value-type="float" office:value="3.703" calcext:value-type="float">
            <text:p>3,703</text:p>
          </table:table-cell>
        </table:table-row>
        <table:table-row table:style-name="ro4">
          <table:table-cell/>
          <table:table-cell office:value-type="float" office:value="0.03" calcext:value-type="float">
            <text:p>0,03</text:p>
          </table:table-cell>
          <table:table-cell table:formula="of:=[.M15]" office:value-type="float" office:value="28.122" calcext:value-type="float">
            <text:p>28,122</text:p>
          </table:table-cell>
          <table:table-cell office:value-type="float" office:value="16.226" calcext:value-type="float">
            <text:p>16,226</text:p>
          </table:table-cell>
          <table:table-cell table:number-columns-repeated="5"/>
          <table:table-cell table:style-name="ce17" office:value-type="float" office:value="4.808" calcext:value-type="float">
            <text:p>4,808</text:p>
          </table:table-cell>
          <table:table-cell office:value-type="float" office:value="3.365" calcext:value-type="float">
            <text:p>3,365</text:p>
          </table:table-cell>
          <table:table-cell office:value-type="float" office:value="2.77" calcext:value-type="float">
            <text:p>2,77</text:p>
          </table:table-cell>
          <table:table-cell office:value-type="float" office:value="2.413" calcext:value-type="float">
            <text:p>2,413</text:p>
          </table:table-cell>
          <table:table-cell office:value-type="float" office:value="2.17" calcext:value-type="float">
            <text:p>2,17</text:p>
          </table:table-cell>
          <table:table-cell office:value-type="float" office:value="1.989" calcext:value-type="float">
            <text:p>1,989</text:p>
          </table:table-cell>
          <table:table-cell table:formula="of:=1.845" office:value-type="float" office:value="1.845" calcext:value-type="float">
            <text:p>1,845</text:p>
          </table:table-cell>
          <table:table-cell office:value-type="float" office:value="1.721" calcext:value-type="float">
            <text:p>1,721</text:p>
          </table:table-cell>
          <table:table-cell office:value-type="float" office:value="1.601" calcext:value-type="float">
            <text:p>1,601</text:p>
          </table:table-cell>
          <table:table-cell office:value-type="float" office:value="1.466" calcext:value-type="float">
            <text:p>1,466</text:p>
          </table:table-cell>
          <table:table-cell/>
        </table:table-row>
        <table:table-row table:style-name="ro4">
          <table:table-cell/>
          <table:table-cell office:value-type="float" office:value="0.04" calcext:value-type="float">
            <text:p>0,04</text:p>
          </table:table-cell>
          <table:table-cell table:formula="of:=[.N15]" office:value-type="float" office:value="27.66" calcext:value-type="float">
            <text:p>27,66</text:p>
          </table:table-cell>
          <table:table-cell table:style-name="Default" office:value-type="float" office:value="16.493" calcext:value-type="float">
            <text:p>16,493</text:p>
          </table:table-cell>
          <table:table-cell/>
          <table:table-cell table:style-name="Default"/>
          <table:table-cell table:number-columns-repeated="3"/>
          <table:table-cell table:style-name="ce17" office:value-type="float" office:value="2.509" calcext:value-type="float">
            <text:p>2,509</text:p>
          </table:table-cell>
          <table:table-cell table:style-name="ce17" office:value-type="float" office:value="2.794" calcext:value-type="float">
            <text:p>2,794</text:p>
          </table:table-cell>
          <table:table-cell office:value-type="float" office:value="2.977" calcext:value-type="float">
            <text:p>2,977</text:p>
          </table:table-cell>
          <table:table-cell office:value-type="float" office:value="3.123" calcext:value-type="float">
            <text:p>3,123</text:p>
          </table:table-cell>
          <table:table-cell office:value-type="float" office:value="3.239" calcext:value-type="float">
            <text:p>3,239</text:p>
          </table:table-cell>
          <table:table-cell office:value-type="float" office:value="3.342" calcext:value-type="float">
            <text:p>3,342</text:p>
          </table:table-cell>
          <table:table-cell table:formula="of:=3.434" office:value-type="float" office:value="3.434" calcext:value-type="float">
            <text:p>3,434</text:p>
          </table:table-cell>
          <table:table-cell office:value-type="float" office:value="3.515" calcext:value-type="float">
            <text:p>3,515</text:p>
          </table:table-cell>
          <table:table-cell office:value-type="float" office:value="3.587" calcext:value-type="float">
            <text:p>3,5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4">
          <table:table-cell/>
          <table:table-cell office:value-type="float" office:value="0.05" calcext:value-type="float">
            <text:p>0,05</text:p>
          </table:table-cell>
          <table:table-cell table:formula="of:=[.O15]" office:value-type="float" office:value="27.248" calcext:value-type="float">
            <text:p>27,248</text:p>
          </table:table-cell>
          <table:table-cell office:value-type="float" office:value="16.727" calcext:value-type="float">
            <text:p>16,727</text:p>
          </table:table-cell>
          <table:table-cell table:number-columns-repeated="5"/>
          <table:table-cell table:style-name="ce17" table:formula="of:=SUM([.J10:.J14])" office:value-type="float" office:value="30.493" calcext:value-type="float">
            <text:p>30,493</text:p>
          </table:table-cell>
          <table:table-cell table:style-name="ce17" table:formula="of:=SUM([.K10:.K14])" office:value-type="float" office:value="29.349" calcext:value-type="float">
            <text:p>29,349</text:p>
          </table:table-cell>
          <table:table-cell table:style-name="ce17" table:formula="of:=SUM([.L10:.L14])" office:value-type="float" office:value="28.657" calcext:value-type="float">
            <text:p>28,657</text:p>
          </table:table-cell>
          <table:table-cell table:style-name="ce17" table:formula="of:=SUM([.M10:.M14])" office:value-type="float" office:value="28.122" calcext:value-type="float">
            <text:p>28,122</text:p>
          </table:table-cell>
          <table:table-cell table:style-name="ce17" table:formula="of:=SUM([.N10:.N14])" office:value-type="float" office:value="27.66" calcext:value-type="float">
            <text:p>27,66</text:p>
          </table:table-cell>
          <table:table-cell table:style-name="ce17" table:formula="of:=SUM([.O10:.O14])" office:value-type="float" office:value="27.248" calcext:value-type="float">
            <text:p>27,248</text:p>
          </table:table-cell>
          <table:table-cell table:style-name="ce17" table:formula="of:=SUM([.P10:.P14])" office:value-type="float" office:value="26.873" calcext:value-type="float">
            <text:p>26,873</text:p>
          </table:table-cell>
          <table:table-cell table:style-name="ce17" table:formula="of:=SUM([.Q10:.Q14])" office:value-type="float" office:value="26.534" calcext:value-type="float">
            <text:p>26,534</text:p>
          </table:table-cell>
          <table:table-cell table:style-name="ce17" table:formula="of:=SUM([.R10:.R14])" office:value-type="float" office:value="26.236" calcext:value-type="float">
            <text:p>26,236</text:p>
          </table:table-cell>
          <table:table-cell table:style-name="ce17" table:formula="of:=SUM([.S10:.S14])" office:value-type="float" office:value="25.996" calcext:value-type="float">
            <text:p>25,996</text:p>
          </table:table-cell>
          <table:table-cell table:style-name="ce17" table:formula="of:=SUM([.T10:.T14])" office:value-type="float" office:value="25.838" calcext:value-type="float">
            <text:p>25,838</text:p>
          </table:table-cell>
        </table:table-row>
        <table:table-row table:style-name="ro4">
          <table:table-cell/>
          <table:table-cell office:value-type="float" office:value="0.06" calcext:value-type="float">
            <text:p>0,06</text:p>
          </table:table-cell>
          <table:table-cell table:formula="of:=[.P15]" office:value-type="float" office:value="26.873" calcext:value-type="float">
            <text:p>26,873</text:p>
          </table:table-cell>
          <table:table-cell office:value-type="float" office:value="16.931" calcext:value-type="float">
            <text:p>16,931</text:p>
          </table:table-cell>
          <table:table-cell table:number-columns-repeated="2"/>
          <table:table-cell table:style-name="ce17"/>
          <table:table-cell table:number-columns-repeated="13"/>
        </table:table-row>
        <table:table-row table:style-name="ro4">
          <table:table-cell/>
          <table:table-cell office:value-type="float" office:value="0.07" calcext:value-type="float">
            <text:p>0,07</text:p>
          </table:table-cell>
          <table:table-cell table:formula="of:=[.Q15]" office:value-type="float" office:value="26.534" calcext:value-type="float">
            <text:p>26,534</text:p>
          </table:table-cell>
          <table:table-cell table:style-name="ce9" office:value-type="float" office:value="17.107" calcext:value-type="float">
            <text:p>17,107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office:value-type="float" office:value="0.08" calcext:value-type="float">
            <text:p>0,08</text:p>
          </table:table-cell>
          <table:table-cell table:formula="of:=[.R15]" office:value-type="float" office:value="26.236" calcext:value-type="float">
            <text:p>26,236</text:p>
          </table:table-cell>
          <table:table-cell table:style-name="ce9" office:value-type="float" office:value="17.255" calcext:value-type="float">
            <text:p>17,255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office:value-type="float" office:value="0.09" calcext:value-type="float">
            <text:p>0,09</text:p>
          </table:table-cell>
          <table:table-cell table:formula="of:=[.S15]" office:value-type="float" office:value="25.996" calcext:value-type="float">
            <text:p>25,996</text:p>
          </table:table-cell>
          <table:table-cell table:style-name="ce118" office:value-type="float" office:value="17.377" calcext:value-type="float">
            <text:p>17,377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table:style-name="ce26" office:value-type="float" office:value="0.1" calcext:value-type="float">
            <text:p>0,1</text:p>
          </table:table-cell>
          <table:table-cell table:style-name="ce34" table:formula="of:=[.T15]" office:value-type="float" office:value="25.838" calcext:value-type="float">
            <text:p>25,838</text:p>
          </table:table-cell>
          <table:table-cell table:style-name="ce119" office:value-type="float" office:value="17.449" calcext:value-type="float">
            <text:p>17,449</text:p>
          </table:table-cell>
          <table:table-cell table:style-name="ce19"/>
          <table:table-cell table:style-name="ce9"/>
          <table:table-cell table:number-columns-repeated="14"/>
        </table:table-row>
      </table:table>
      <table:table table:name="Belsofalsarok-szigeteles" table:style-name="ta1">
        <table:shapes>
          <draw:frame draw:z-index="0" draw:style-name="gr1" draw:text-style-name="P1" svg:width="16.008cm" svg:height="8.987cm" svg:x="0.38cm" svg:y="10.919cm">
            <draw:object draw:notify-on-update-of-ranges="'Belsofalsarok-szigeteles'.B11:'Belsofalsarok-szigeteles'.B21 'Belsofalsarok-szigeteles'.C7:'Belsofalsarok-szigeteles'.C8 'Belsofalsarok-szigeteles'.C11:'Belsofalsarok-szigeteles'.C21 'Belsofalsarok-szigeteles'.B11:'Belsofalsarok-szigeteles'.B21 'Belsofalsarok-szigeteles'.E8:'Belsofalsarok-szigeteles'.E8 'Belsofalsarok-szigeteles'.E11:'Belsofalsarok-szigeteles'.E21 'Belsofalsarok-szigeteles'.B11:'Belsofalsarok-szigeteles'.B21 'Belsofalsarok-szigeteles'.G8:'Belsofalsarok-szigeteles'.G8 'Belsofalsarok-szigeteles'.G11:'Belsofalsarok-szigeteles'.G2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6.007cm" svg:height="8.838cm" svg:x="16.311cm" svg:y="11.061cm">
            <draw:object draw:notify-on-update-of-ranges="'Belsofalsarok-szigeteles'.B11:'Belsofalsarok-szigeteles'.B21 'Belsofalsarok-szigeteles'.C7:'Belsofalsarok-szigeteles'.C8 'Belsofalsarok-szigeteles'.D11:'Belsofalsarok-szigeteles'.D21 'Belsofalsarok-szigeteles'.B11:'Belsofalsarok-szigeteles'.B21 'Belsofalsarok-szigeteles'.E7:'Belsofalsarok-szigeteles'.E8 'Belsofalsarok-szigeteles'.F11:'Belsofalsarok-szigeteles'.F21 'Belsofalsarok-szigeteles'.B11:'Belsofalsarok-szigeteles'.B21 'Belsofalsarok-szigeteles'.G7:'Belsofalsarok-szigeteles'.G8 'Belsofalsarok-szigeteles'.H11:'Belsofalsarok-szigeteles'.H2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6.007cm" svg:height="8.994cm" svg:x="0.535cm" svg:y="20.87cm">
            <draw:object draw:notify-on-update-of-ranges="'Belsofalsarok-szigeteles'.Q72:'Belsofalsarok-szigeteles'.Q371 'Belsofalsarok-szigeteles'.A72:'Belsofalsarok-szigeteles'.A371 'Belsofalsarok-szigeteles'.A71:'Belsofalsarok-szigeteles'.A71 'Belsofalsarok-szigeteles'.B72:'Belsofalsarok-szigeteles'.B371 'Belsofalsarok-szigeteles'.D72:'Belsofalsarok-szigeteles'.D371 'Belsofalsarok-szigeteles'.D70:'Belsofalsarok-szigeteles'.D70 'Belsofalsarok-szigeteles'.E72:'Belsofalsarok-szigeteles'.E371 'Belsofalsarok-szigeteles'.G72:'Belsofalsarok-szigeteles'.G371 'Belsofalsarok-szigeteles'.G70:'Belsofalsarok-szigeteles'.G70 'Belsofalsarok-szigeteles'.Q72:'Belsofalsarok-szigeteles'.Q371 'Belsofalsarok-szigeteles'.S72:'Belsofalsarok-szigeteles'.S371 'Belsofalsarok-szigeteles'.S70:'Belsofalsarok-szigeteles'.S70 'Belsofalsarok-szigeteles'.T72:'Belsofalsarok-szigeteles'.T37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6.957cm" svg:y="20.803cm">
            <draw:object draw:notify-on-update-of-ranges="'Belsofalsarok-szigeteles'.G72:'Belsofalsarok-szigeteles'.G371 'Belsofalsarok-szigeteles'.Q71:'Belsofalsarok-szigeteles'.Q71 'Belsofalsarok-szigeteles'.Q72:'Belsofalsarok-szigeteles'.Q371 'Belsofalsarok-szigeteles'.G72:'Belsofalsarok-szigeteles'.G371 'Belsofalsarok-szigeteles'.P71:'Belsofalsarok-szigeteles'.P71 'Belsofalsarok-szigeteles'.P72:'Belsofalsarok-szigeteles'.P371 'Belsofalsarok-szigeteles'.G72:'Belsofalsarok-szigeteles'.G371 'Belsofalsarok-szigeteles'.O71:'Belsofalsarok-szigeteles'.O71 'Belsofalsarok-szigeteles'.O72:'Belsofalsarok-szigeteles'.O371 'Belsofalsarok-szigeteles'.G72:'Belsofalsarok-szigeteles'.G371 'Belsofalsarok-szigeteles'.N71:'Belsofalsarok-szigeteles'.N71 'Belsofalsarok-szigeteles'.N72:'Belsofalsarok-szigeteles'.N371 'Belsofalsarok-szigeteles'.G72:'Belsofalsarok-szigeteles'.G371 'Belsofalsarok-szigeteles'.M71:'Belsofalsarok-szigeteles'.M71 'Belsofalsarok-szigeteles'.M72:'Belsofalsarok-szigeteles'.M371 'Belsofalsarok-szigeteles'.G72:'Belsofalsarok-szigeteles'.G371 'Belsofalsarok-szigeteles'.L71:'Belsofalsarok-szigeteles'.L71 'Belsofalsarok-szigeteles'.L72:'Belsofalsarok-szigeteles'.L371 'Belsofalsarok-szigeteles'.G72:'Belsofalsarok-szigeteles'.G371 'Belsofalsarok-szigeteles'.K71:'Belsofalsarok-szigeteles'.K71 'Belsofalsarok-szigeteles'.K72:'Belsofalsarok-szigeteles'.K371 'Belsofalsarok-szigeteles'.G72:'Belsofalsarok-szigeteles'.G371 'Belsofalsarok-szigeteles'.J71:'Belsofalsarok-szigeteles'.J71 'Belsofalsarok-szigeteles'.J72:'Belsofalsarok-szigeteles'.J371 'Belsofalsarok-szigeteles'.G72:'Belsofalsarok-szigeteles'.G371 'Belsofalsarok-szigeteles'.I71:'Belsofalsarok-szigeteles'.I71 'Belsofalsarok-szigeteles'.I72:'Belsofalsarok-szigeteles'.I371 'Belsofalsarok-szigeteles'.G72:'Belsofalsarok-szigeteles'.G371 'Belsofalsarok-szigeteles'.H71:'Belsofalsarok-szigeteles'.H71 'Belsofalsarok-szigeteles'.H72:'Belsofalsarok-szigeteles'.H37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1">
          <table:table-cell table:number-columns-repeated="20"/>
        </table:table-row>
        <table:table-row table:style-name="ro2">
          <table:table-cell/>
          <table:table-cell table:style-name="ce123" office:value-type="string" calcext:value-type="string">
            <text:p>Belső falsarok hőszigetelése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8">
          <table:table-cell/>
          <table:table-cell table:style-name="ce124" office:value-type="string" calcext:value-type="string">
            <text:p><text:span text:style-name="T5">λ</text:span><text:span text:style-name="T6">fal</text:span></text:p>
          </table:table-cell>
          <table:table-cell table:style-name="ce131" office:value-type="string" calcext:value-type="string">
            <text:p><text:span text:style-name="T5">λ</text:span><text:span text:style-name="T6">szigeteles</text:span></text:p>
          </table:table-cell>
          <table:table-cell table:style-name="ce28" table:number-columns-repeated="4"/>
          <table:table-cell table:style-name="ce50"/>
          <table:table-cell table:style-name="ce145"/>
          <table:table-cell table:number-columns-repeated="11"/>
        </table:table-row>
        <table:table-row table:style-name="ro1">
          <table:table-cell/>
          <table:table-cell table:style-name="ce58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/>
          <table:table-cell table:style-name="ce17" table:number-columns-repeated="2"/>
          <table:table-cell/>
          <table:table-cell table:style-name="ce106"/>
          <table:table-cell table:number-columns-repeated="12"/>
        </table:table-row>
        <table:table-row table:style-name="ro1">
          <table:table-cell/>
          <table:table-cell table:style-name="ce107" office:value-type="float" office:value="0.3" calcext:value-type="float">
            <text:p>0,3</text:p>
          </table:table-cell>
          <table:table-cell table:style-name="ce81" office:value-type="float" office:value="0.04" calcext:value-type="float">
            <text:p>0,04</text:p>
          </table:table-cell>
          <table:table-cell table:style-name="ce70"/>
          <table:table-cell table:style-name="ce81" table:number-columns-repeated="2"/>
          <table:table-cell table:style-name="ce70"/>
          <table:table-cell table:style-name="ce54"/>
          <table:table-cell table:number-columns-repeated="12"/>
        </table:table-row>
        <table:table-row table:style-name="ro12">
          <table:table-cell/>
          <table:table-cell table:style-name="ce125" office:value-type="string" calcext:value-type="string" table:number-columns-spanned="1" table:number-rows-spanned="4">
            <text:p><text:span text:style-name="T14">d</text:span><text:span text:style-name="T15">szigeteles</text:span><text:span text:style-name="T16"> </text:span></text:p>
            <text:p><text:span text:style-name="T16">[m]</text:span></text:p>
          </table:table-cell>
          <table:table-cell table:style-name="ce132" office:value-type="string" calcext:value-type="string" table:number-columns-spanned="6" table:number-rows-spanned="1">
            <text:p><text:span text:style-name="T5">l</text:span><text:span text:style-name="T6">szigeteles</text:span><text:span text:style-name="T17"> </text:span><text:span text:style-name="T18">[m]</text:span></text:p>
          </table:table-cell>
          <table:covered-table-cell table:style-name="ce137"/>
          <table:covered-table-cell table:style-name="ce143"/>
          <table:covered-table-cell table:style-name="ce137"/>
          <table:covered-table-cell table:style-name="ce143"/>
          <table:covered-table-cell table:style-name="ce144"/>
          <table:table-cell table:number-columns-repeated="12"/>
        </table:table-row>
        <table:table-row table:style-name="ro1">
          <table:table-cell/>
          <table:covered-table-cell table:style-name="ce126"/>
          <table:table-cell table:style-name="ce133" office:value-type="float" office:value="0.1" calcext:value-type="float" table:number-columns-spanned="2" table:number-rows-spanned="1">
            <text:p>0,1</text:p>
          </table:table-cell>
          <table:covered-table-cell table:style-name="ce138"/>
          <table:table-cell table:style-name="ce133" office:value-type="float" office:value="0.2" calcext:value-type="float" table:number-columns-spanned="2" table:number-rows-spanned="1">
            <text:p>0,2</text:p>
          </table:table-cell>
          <table:covered-table-cell table:style-name="ce138"/>
          <table:table-cell table:style-name="ce133" office:value-type="float" office:value="0.3" calcext:value-type="float" table:number-columns-spanned="2" table:number-rows-spanned="1">
            <text:p>0,3</text:p>
          </table:table-cell>
          <table:covered-table-cell table:style-name="ce138"/>
          <table:table-cell table:number-columns-repeated="12"/>
        </table:table-row>
        <table:table-row table:style-name="ro7">
          <table:table-cell/>
          <table:covered-table-cell table:style-name="ce127"/>
          <table:table-cell table:style-name="ce113" office:value-type="string" calcext:value-type="string">
            <text:p>Q<text:span text:style-name="T11">i</text:span></text:p>
          </table:table-cell>
          <table:table-cell table:style-name="ce139" office:value-type="string" calcext:value-type="string">
            <text:p>T<text:span text:style-name="T11">i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39" office:value-type="string" calcext:value-type="string">
            <text:p>T<text:span text:style-name="T11">i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39" office:value-type="string" calcext:value-type="string">
            <text:p>T<text:span text:style-name="T11">i</text:span></text:p>
          </table:table-cell>
          <table:table-cell table:number-columns-repeated="12"/>
        </table:table-row>
        <table:table-row table:style-name="ro13">
          <table:table-cell/>
          <table:covered-table-cell table:style-name="ce128"/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" calcext:value-type="float">
            <text:p>0</text:p>
          </table:table-cell>
          <table:table-cell table:style-name="ce134" table:formula="of:=2*14.419" office:value-type="float" office:value="28.838" calcext:value-type="float">
            <text:p>28,838</text:p>
          </table:table-cell>
          <table:table-cell table:style-name="ce140" office:value-type="float" office:value="14.321" calcext:value-type="float">
            <text:p>14,321</text:p>
          </table:table-cell>
          <table:table-cell table:style-name="ce134" table:formula="of:=[.C11]" office:value-type="float" office:value="28.838" calcext:value-type="float">
            <text:p>28,838</text:p>
          </table:table-cell>
          <table:table-cell table:style-name="ce140" table:formula="of:=[.D11]" office:value-type="float" office:value="14.321" calcext:value-type="float">
            <text:p>14,321</text:p>
          </table:table-cell>
          <table:table-cell table:style-name="ce134" table:formula="of:=[.C11]" office:value-type="float" office:value="28.838" calcext:value-type="float">
            <text:p>28,838</text:p>
          </table:table-cell>
          <table:table-cell table:style-name="ce140" table:formula="of:=[.D11]" office:value-type="float" office:value="14.321" calcext:value-type="float">
            <text:p>14,321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1" calcext:value-type="float">
            <text:p>0,01</text:p>
          </table:table-cell>
          <table:table-cell table:style-name="ce134" table:formula="of:=2*13.963" office:value-type="float" office:value="27.926" calcext:value-type="float">
            <text:p>27,926</text:p>
          </table:table-cell>
          <table:table-cell table:style-name="ce140" office:value-type="float" office:value="15.282" calcext:value-type="float">
            <text:p>15,282</text:p>
          </table:table-cell>
          <table:table-cell table:style-name="ce134" table:formula="of:=2*13.382" office:value-type="float" office:value="26.764" calcext:value-type="float">
            <text:p>26,764</text:p>
          </table:table-cell>
          <table:table-cell table:style-name="ce140" office:value-type="float" office:value="15.058" calcext:value-type="float">
            <text:p>15,058</text:p>
          </table:table-cell>
          <table:table-cell table:style-name="ce134" table:formula="of:=2*13.006" office:value-type="float" office:value="26.012" calcext:value-type="float">
            <text:p>26,012</text:p>
          </table:table-cell>
          <table:table-cell table:style-name="ce140" office:value-type="float" office:value="14.982" calcext:value-type="float">
            <text:p>14,982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2" calcext:value-type="float">
            <text:p>0,02</text:p>
          </table:table-cell>
          <table:table-cell table:style-name="ce134" table:formula="of:=2*13.614" office:value-type="float" office:value="27.228" calcext:value-type="float">
            <text:p>27,228</text:p>
          </table:table-cell>
          <table:table-cell table:style-name="ce140" office:value-type="float" office:value="15.968" calcext:value-type="float">
            <text:p>15,968</text:p>
          </table:table-cell>
          <table:table-cell table:style-name="ce134" table:formula="of:=2*12.937" office:value-type="float" office:value="25.874" calcext:value-type="float">
            <text:p>25,874</text:p>
          </table:table-cell>
          <table:table-cell table:style-name="ce140" office:value-type="float" office:value="15.658" calcext:value-type="float">
            <text:p>15,658</text:p>
          </table:table-cell>
          <table:table-cell table:style-name="ce134" table:formula="of:=2*12.33" office:value-type="float" office:value="24.66" calcext:value-type="float">
            <text:p>24,66</text:p>
          </table:table-cell>
          <table:table-cell table:style-name="ce140" office:value-type="float" office:value="15.538" calcext:value-type="float">
            <text:p>15,538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3" calcext:value-type="float">
            <text:p>0,03</text:p>
          </table:table-cell>
          <table:table-cell table:style-name="ce134" table:formula="of:=2*13.377" office:value-type="float" office:value="26.754" calcext:value-type="float">
            <text:p>26,754</text:p>
          </table:table-cell>
          <table:table-cell table:style-name="ce140" office:value-type="float" office:value="16.412" calcext:value-type="float">
            <text:p>16,412</text:p>
          </table:table-cell>
          <table:table-cell table:style-name="ce134" table:formula="of:=2*12.491" office:value-type="float" office:value="24.982" calcext:value-type="float">
            <text:p>24,982</text:p>
          </table:table-cell>
          <table:table-cell table:style-name="ce140" office:value-type="float" office:value="16.088" calcext:value-type="float">
            <text:p>16,088</text:p>
          </table:table-cell>
          <table:table-cell table:style-name="ce134" table:formula="of:=2*11.679" office:value-type="float" office:value="23.358" calcext:value-type="float">
            <text:p>23,358</text:p>
          </table:table-cell>
          <table:table-cell table:style-name="ce140" office:value-type="float" office:value="15.955" calcext:value-type="float">
            <text:p>15,955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4" calcext:value-type="float">
            <text:p>0,04</text:p>
          </table:table-cell>
          <table:table-cell table:style-name="ce134" table:formula="of:=2*13.191" office:value-type="float" office:value="26.382" calcext:value-type="float">
            <text:p>26,382</text:p>
          </table:table-cell>
          <table:table-cell table:style-name="ce140" office:value-type="float" office:value="16.727" calcext:value-type="float">
            <text:p>16,727</text:p>
          </table:table-cell>
          <table:table-cell table:style-name="ce134" table:formula="of:=2*12.153" office:value-type="float" office:value="24.306" calcext:value-type="float">
            <text:p>24,306</text:p>
          </table:table-cell>
          <table:table-cell table:style-name="ce140" office:value-type="float" office:value="16.414" calcext:value-type="float">
            <text:p>16,414</text:p>
          </table:table-cell>
          <table:table-cell table:style-name="ce134" table:formula="of:=2*11.186" office:value-type="float" office:value="22.372" calcext:value-type="float">
            <text:p>22,372</text:p>
          </table:table-cell>
          <table:table-cell table:style-name="ce140" office:value-type="float" office:value="16.282" calcext:value-type="float">
            <text:p>16,282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5" calcext:value-type="float">
            <text:p>0,05</text:p>
          </table:table-cell>
          <table:table-cell table:style-name="ce134" table:formula="of:=2*13.033" office:value-type="float" office:value="26.066" calcext:value-type="float">
            <text:p>26,066</text:p>
          </table:table-cell>
          <table:table-cell table:style-name="ce140" office:value-type="float" office:value="16.965" calcext:value-type="float">
            <text:p>16,965</text:p>
          </table:table-cell>
          <table:table-cell table:style-name="ce134" table:formula="of:=2*11.88" office:value-type="float" office:value="23.76" calcext:value-type="float">
            <text:p>23,76</text:p>
          </table:table-cell>
          <table:table-cell table:style-name="ce140" office:value-type="float" office:value="16.671" calcext:value-type="float">
            <text:p>16,671</text:p>
          </table:table-cell>
          <table:table-cell table:style-name="ce134" table:formula="of:=2*10.792" office:value-type="float" office:value="21.584" calcext:value-type="float">
            <text:p>21,584</text:p>
          </table:table-cell>
          <table:table-cell table:style-name="ce140" office:value-type="float" office:value="16.545" calcext:value-type="float">
            <text:p>16,545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6" calcext:value-type="float">
            <text:p>0,06</text:p>
          </table:table-cell>
          <table:table-cell table:style-name="ce134" table:formula="of:=2*12.894" office:value-type="float" office:value="25.788" calcext:value-type="float">
            <text:p>25,788</text:p>
          </table:table-cell>
          <table:table-cell table:style-name="ce140" office:value-type="float" office:value="17.153" calcext:value-type="float">
            <text:p>17,153</text:p>
          </table:table-cell>
          <table:table-cell table:style-name="ce134" table:formula="of:=2*11.649" office:value-type="float" office:value="23.298" calcext:value-type="float">
            <text:p>23,298</text:p>
          </table:table-cell>
          <table:table-cell table:style-name="ce140" office:value-type="float" office:value="16.88" calcext:value-type="float">
            <text:p>16,88</text:p>
          </table:table-cell>
          <table:table-cell table:style-name="ce134" table:formula="of:=2*10.465" office:value-type="float" office:value="20.93" calcext:value-type="float">
            <text:p>20,93</text:p>
          </table:table-cell>
          <table:table-cell table:style-name="ce140" office:value-type="float" office:value="16.762" calcext:value-type="float">
            <text:p>16,762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7" calcext:value-type="float">
            <text:p>0,07</text:p>
          </table:table-cell>
          <table:table-cell table:style-name="ce134" table:formula="of:=2*12.767" office:value-type="float" office:value="25.534" calcext:value-type="float">
            <text:p>25,534</text:p>
          </table:table-cell>
          <table:table-cell table:style-name="ce140" office:value-type="float" office:value="17.307" calcext:value-type="float">
            <text:p>17,307</text:p>
          </table:table-cell>
          <table:table-cell table:style-name="ce134" table:formula="of:=2*11.449" office:value-type="float" office:value="22.898" calcext:value-type="float">
            <text:p>22,898</text:p>
          </table:table-cell>
          <table:table-cell table:style-name="ce140" office:value-type="float" office:value="17.054" calcext:value-type="float">
            <text:p>17,054</text:p>
          </table:table-cell>
          <table:table-cell table:style-name="ce134" table:formula="of:=2*10.186" office:value-type="float" office:value="20.372" calcext:value-type="float">
            <text:p>20,372</text:p>
          </table:table-cell>
          <table:table-cell table:style-name="ce140" office:value-type="float" office:value="16.946" calcext:value-type="float">
            <text:p>16,946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8" calcext:value-type="float">
            <text:p>0,08</text:p>
          </table:table-cell>
          <table:table-cell table:style-name="ce135" table:formula="of:=2*12.651" office:value-type="float" office:value="25.302" calcext:value-type="float">
            <text:p>25,302</text:p>
          </table:table-cell>
          <table:table-cell table:style-name="ce141" office:value-type="float" office:value="17.435" calcext:value-type="float">
            <text:p>17,435</text:p>
          </table:table-cell>
          <table:table-cell table:style-name="ce134" table:formula="of:=2*11.271" office:value-type="float" office:value="22.542" calcext:value-type="float">
            <text:p>22,542</text:p>
          </table:table-cell>
          <table:table-cell table:style-name="ce140" office:value-type="float" office:value="17.203" calcext:value-type="float">
            <text:p>17,203</text:p>
          </table:table-cell>
          <table:table-cell table:style-name="ce134" table:formula="of:=2*9.943" office:value-type="float" office:value="19.886" calcext:value-type="float">
            <text:p>19,886</text:p>
          </table:table-cell>
          <table:table-cell table:style-name="ce140" office:value-type="float" office:value="17.103" calcext:value-type="float">
            <text:p>17,103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9" calcext:value-type="float">
            <text:p>0,09</text:p>
          </table:table-cell>
          <table:table-cell table:style-name="ce134" table:formula="of:=2*12.543" office:value-type="float" office:value="25.086" calcext:value-type="float">
            <text:p>25,086</text:p>
          </table:table-cell>
          <table:table-cell table:style-name="ce140" office:value-type="float" office:value="17.546" calcext:value-type="float">
            <text:p>17,546</text:p>
          </table:table-cell>
          <table:table-cell table:style-name="ce134" table:formula="of:=2*11.112" office:value-type="float" office:value="22.224" calcext:value-type="float">
            <text:p>22,224</text:p>
          </table:table-cell>
          <table:table-cell table:style-name="ce140" office:value-type="float" office:value="17.331" calcext:value-type="float">
            <text:p>17,331</text:p>
          </table:table-cell>
          <table:table-cell table:style-name="ce134" table:formula="of:=2*9.727" office:value-type="float" office:value="19.454" calcext:value-type="float">
            <text:p>19,454</text:p>
          </table:table-cell>
          <table:table-cell table:style-name="ce140" office:value-type="float" office:value="17.241" calcext:value-type="float">
            <text:p>17,241</text:p>
          </table:table-cell>
          <table:table-cell table:number-columns-repeated="12"/>
        </table:table-row>
        <table:table-row table:style-name="ro1">
          <table:table-cell/>
          <table:table-cell table:style-name="ce130" office:value-type="float" office:value="0.1" calcext:value-type="float">
            <text:p>0,1</text:p>
          </table:table-cell>
          <table:table-cell table:style-name="ce136" table:formula="of:=2*12.442" office:value-type="float" office:value="24.884" calcext:value-type="float">
            <text:p>24,884</text:p>
          </table:table-cell>
          <table:table-cell table:style-name="ce142" office:value-type="float" office:value="17.642" calcext:value-type="float">
            <text:p>17,642</text:p>
          </table:table-cell>
          <table:table-cell table:style-name="ce136" table:formula="of:=2*10.967" office:value-type="float" office:value="21.934" calcext:value-type="float">
            <text:p>21,934</text:p>
          </table:table-cell>
          <table:table-cell table:style-name="ce142" office:value-type="float" office:value="17.445" calcext:value-type="float">
            <text:p>17,445</text:p>
          </table:table-cell>
          <table:table-cell table:style-name="ce136" table:formula="of:=2*9.46" office:value-type="float" office:value="18.92" calcext:value-type="float">
            <text:p>18,92</text:p>
          </table:table-cell>
          <table:table-cell table:style-name="ce142" office:value-type="float" office:value="17.362" calcext:value-type="float">
            <text:p>17,362</text:p>
          </table:table-cell>
          <table:table-cell table:number-columns-repeated="12"/>
        </table:table-row>
        <table:table-row table:style-name="ro1" table:number-rows-repeated="48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l=10 [cm]</text:p>
          </table:table-cell>
          <table:table-cell table:number-columns-repeated="2"/>
          <table:table-cell office:value-type="string" calcext:value-type="string">
            <text:p>l=20 [cm]</text:p>
          </table:table-cell>
          <table:table-cell table:number-columns-repeated="11"/>
          <table:table-cell office:value-type="string" calcext:value-type="string">
            <text:p>l=30 [cm]</text:p>
          </table:table-cell>
          <table:table-cell/>
        </table:table-row>
        <table:table-row table:style-name="ro1">
          <table:table-cell table:style-name="ce17" office:value-type="string" calcext:value-type="string">
            <text:p>d=0 [cm]</text:p>
          </table:table-cell>
          <table:table-cell table:style-name="ce17"/>
          <table:table-cell/>
          <table:table-cell office:value-type="string" calcext:value-type="string">
            <text:p>d=10 [cm]</text:p>
          </table:table-cell>
          <table:table-cell table:number-columns-repeated="3"/>
          <table:table-cell office:value-type="string" calcext:value-type="string">
            <text:p>d=1 [cm]</text:p>
          </table:table-cell>
          <table:table-cell office:value-type="string" calcext:value-type="string">
            <text:p>d=2 [cm]</text:p>
          </table:table-cell>
          <table:table-cell office:value-type="string" calcext:value-type="string">
            <text:p>d=3 [cm]</text:p>
          </table:table-cell>
          <table:table-cell office:value-type="string" calcext:value-type="string">
            <text:p>d=4 [cm]</text:p>
          </table:table-cell>
          <table:table-cell office:value-type="string" calcext:value-type="string">
            <text:p>d=5 [cm]</text:p>
          </table:table-cell>
          <table:table-cell office:value-type="string" calcext:value-type="string">
            <text:p>d=6 [cm]</text:p>
          </table:table-cell>
          <table:table-cell office:value-type="string" calcext:value-type="string">
            <text:p>d=7 [cm]</text:p>
          </table:table-cell>
          <table:table-cell office:value-type="string" calcext:value-type="string">
            <text:p>d=8 [cm]</text:p>
          </table:table-cell>
          <table:table-cell office:value-type="string" calcext:value-type="string">
            <text:p>d=9 [cm]</text:p>
          </table:table-cell>
          <table:table-cell office:value-type="string" calcext:value-type="string">
            <text:p>d=10 [cm]</text:p>
          </table:table-cell>
          <table:table-cell/>
          <table:table-cell office:value-type="string" calcext:value-type="string">
            <text:p>d=10 [cm]</text:p>
          </table:table-cell>
          <table:table-cell/>
        </table:table-row>
        <table:table-row table:style-name="ro1">
          <table:table-cell office:value-type="float" office:value="0.301" calcext:value-type="float">
            <text:p>0,301</text:p>
          </table:table-cell>
          <table:table-cell office:value-type="float" office:value="14.3208835041821" calcext:value-type="float">
            <text:p>14,3208835042</text:p>
          </table:table-cell>
          <table:table-cell/>
          <table:table-cell office:value-type="float" office:value="0.301" calcext:value-type="float">
            <text:p>0,301</text:p>
          </table:table-cell>
          <table:table-cell office:value-type="float" office:value="17.6417941325404" calcext:value-type="float">
            <text:p>17,6417941325</text:p>
          </table:table-cell>
          <table:table-cell/>
          <table:table-cell office:value-type="float" office:value="0.301" calcext:value-type="float">
            <text:p>0,301</text:p>
          </table:table-cell>
          <table:table-cell office:value-type="float" office:value="15.0583043064046" calcext:value-type="float">
            <text:p>15,0583043064</text:p>
          </table:table-cell>
          <table:table-cell office:value-type="float" office:value="15.6578352505519" calcext:value-type="float">
            <text:p>15,6578352506</text:p>
          </table:table-cell>
          <table:table-cell office:value-type="float" office:value="16.088471635002" calcext:value-type="float">
            <text:p>16,088471635</text:p>
          </table:table-cell>
          <table:table-cell office:value-type="float" office:value="16.4142082986936" calcext:value-type="float">
            <text:p>16,4142082987</text:p>
          </table:table-cell>
          <table:table-cell office:value-type="float" office:value="16.6708861321844" calcext:value-type="float">
            <text:p>16,6708861322</text:p>
          </table:table-cell>
          <table:table-cell office:value-type="float" office:value="16.8797601805451" calcext:value-type="float">
            <text:p>16,8797601805</text:p>
          </table:table-cell>
          <table:table-cell office:value-type="float" office:value="17.0541240209763" calcext:value-type="float">
            <text:p>17,054124021</text:p>
          </table:table-cell>
          <table:table-cell office:value-type="float" office:value="17.2026948437476" calcext:value-type="float">
            <text:p>17,2026948437</text:p>
          </table:table-cell>
          <table:table-cell office:value-type="float" office:value="17.3314222547784" calcext:value-type="float">
            <text:p>17,3314222548</text:p>
          </table:table-cell>
          <table:table-cell office:value-type="float" office:value="17.4445050402631" calcext:value-type="float">
            <text:p>17,4445050403</text:p>
          </table:table-cell>
          <table:table-cell/>
          <table:table-cell office:value-type="float" office:value="0.301" calcext:value-type="float">
            <text:p>0,301</text:p>
          </table:table-cell>
          <table:table-cell office:value-type="float" office:value="17.3616819162414" calcext:value-type="float">
            <text:p>17,3616819162</text:p>
          </table:table-cell>
        </table:table-row>
        <table:table-row table:style-name="ro1">
          <table:table-cell office:value-type="float" office:value="0.303" calcext:value-type="float">
            <text:p>0,303</text:p>
          </table:table-cell>
          <table:table-cell office:value-type="float" office:value="14.501266610903" calcext:value-type="float">
            <text:p>14,5012666109</text:p>
          </table:table-cell>
          <table:table-cell/>
          <table:table-cell office:value-type="float" office:value="0.303" calcext:value-type="float">
            <text:p>0,303</text:p>
          </table:table-cell>
          <table:table-cell office:value-type="float" office:value="17.9671984675166" calcext:value-type="float">
            <text:p>17,9671984675</text:p>
          </table:table-cell>
          <table:table-cell/>
          <table:table-cell office:value-type="float" office:value="0.303" calcext:value-type="float">
            <text:p>0,303</text:p>
          </table:table-cell>
          <table:table-cell office:value-type="float" office:value="15.6254970646393" calcext:value-type="float">
            <text:p>15,6254970646</text:p>
          </table:table-cell>
          <table:table-cell office:value-type="float" office:value="16.2140088110467" calcext:value-type="float">
            <text:p>16,214008811</text:p>
          </table:table-cell>
          <table:table-cell office:value-type="float" office:value="16.6061310189751" calcext:value-type="float">
            <text:p>16,606131019</text:p>
          </table:table-cell>
          <table:table-cell office:value-type="float" office:value="16.8959833452322" calcext:value-type="float">
            <text:p>16,8959833452</text:p>
          </table:table-cell>
          <table:table-cell office:value-type="float" office:value="17.1219948825748" calcext:value-type="float">
            <text:p>17,1219948826</text:p>
          </table:table-cell>
          <table:table-cell office:value-type="float" office:value="17.3048390959949" calcext:value-type="float">
            <text:p>17,304839096</text:p>
          </table:table-cell>
          <table:table-cell office:value-type="float" office:value="17.4569132380854" calcext:value-type="float">
            <text:p>17,4569132381</text:p>
          </table:table-cell>
          <table:table-cell office:value-type="float" office:value="17.5861680880632" calcext:value-type="float">
            <text:p>17,5861680881</text:p>
          </table:table-cell>
          <table:table-cell office:value-type="float" office:value="17.6979582538417" calcext:value-type="float">
            <text:p>17,6979582538</text:p>
          </table:table-cell>
          <table:table-cell office:value-type="float" office:value="17.7960297520882" calcext:value-type="float">
            <text:p>17,7960297521</text:p>
          </table:table-cell>
          <table:table-cell/>
          <table:table-cell office:value-type="float" office:value="0.303" calcext:value-type="float">
            <text:p>0,303</text:p>
          </table:table-cell>
          <table:table-cell office:value-type="float" office:value="17.7241299909566" calcext:value-type="float">
            <text:p>17,724129991</text:p>
          </table:table-cell>
        </table:table-row>
        <table:table-row table:style-name="ro1">
          <table:table-cell office:value-type="float" office:value="0.305" calcext:value-type="float">
            <text:p>0,305</text:p>
          </table:table-cell>
          <table:table-cell office:value-type="float" office:value="14.6540131306534" calcext:value-type="float">
            <text:p>14,6540131307</text:p>
          </table:table-cell>
          <table:table-cell/>
          <table:table-cell office:value-type="float" office:value="0.305" calcext:value-type="float">
            <text:p>0,305</text:p>
          </table:table-cell>
          <table:table-cell office:value-type="float" office:value="18.1787772153414" calcext:value-type="float">
            <text:p>18,1787772153</text:p>
          </table:table-cell>
          <table:table-cell/>
          <table:table-cell office:value-type="float" office:value="0.305" calcext:value-type="float">
            <text:p>0,305</text:p>
          </table:table-cell>
          <table:table-cell office:value-type="float" office:value="15.9545092638929" calcext:value-type="float">
            <text:p>15,9545092639</text:p>
          </table:table-cell>
          <table:table-cell office:value-type="float" office:value="16.558457351579" calcext:value-type="float">
            <text:p>16,5584573516</text:p>
          </table:table-cell>
          <table:table-cell office:value-type="float" office:value="16.9335501759551" calcext:value-type="float">
            <text:p>16,933550176</text:p>
          </table:table-cell>
          <table:table-cell office:value-type="float" office:value="17.203738458022" calcext:value-type="float">
            <text:p>17,203738458</text:p>
          </table:table-cell>
          <table:table-cell office:value-type="float" office:value="17.411782564203" calcext:value-type="float">
            <text:p>17,4117825642</text:p>
          </table:table-cell>
          <table:table-cell office:value-type="float" office:value="17.5788771697288" calcext:value-type="float">
            <text:p>17,5788771697</text:p>
          </table:table-cell>
          <table:table-cell office:value-type="float" office:value="17.717210208844" calcext:value-type="float">
            <text:p>17,7172102088</text:p>
          </table:table-cell>
          <table:table-cell office:value-type="float" office:value="17.8344119983976" calcext:value-type="float">
            <text:p>17,8344119984</text:p>
          </table:table-cell>
          <table:table-cell office:value-type="float" office:value="17.9355437585909" calcext:value-type="float">
            <text:p>17,9355437586</text:p>
          </table:table-cell>
          <table:table-cell office:value-type="float" office:value="18.0241100405753" calcext:value-type="float">
            <text:p>18,0241100406</text:p>
          </table:table-cell>
          <table:table-cell/>
          <table:table-cell office:value-type="float" office:value="0.305" calcext:value-type="float">
            <text:p>0,305</text:p>
          </table:table-cell>
          <table:table-cell office:value-type="float" office:value="17.9590865455022" calcext:value-type="float">
            <text:p>17,9590865455</text:p>
          </table:table-cell>
        </table:table-row>
        <table:table-row table:style-name="ro1">
          <table:table-cell office:value-type="float" office:value="0.307" calcext:value-type="float">
            <text:p>0,307</text:p>
          </table:table-cell>
          <table:table-cell office:value-type="float" office:value="14.7876009956292" calcext:value-type="float">
            <text:p>14,7876009956</text:p>
          </table:table-cell>
          <table:table-cell/>
          <table:table-cell office:value-type="float" office:value="0.307" calcext:value-type="float">
            <text:p>0,307</text:p>
          </table:table-cell>
          <table:table-cell office:value-type="float" office:value="18.3287705696343" calcext:value-type="float">
            <text:p>18,3287705696</text:p>
          </table:table-cell>
          <table:table-cell/>
          <table:table-cell office:value-type="float" office:value="0.307" calcext:value-type="float">
            <text:p>0,307</text:p>
          </table:table-cell>
          <table:table-cell office:value-type="float" office:value="16.1617365110055" calcext:value-type="float">
            <text:p>16,161736511</text:p>
          </table:table-cell>
          <table:table-cell office:value-type="float" office:value="16.7896612082891" calcext:value-type="float">
            <text:p>16,7896612083</text:p>
          </table:table-cell>
          <table:table-cell office:value-type="float" office:value="17.1584750920067" calcext:value-type="float">
            <text:p>17,158475092</text:p>
          </table:table-cell>
          <table:table-cell office:value-type="float" office:value="17.4175294793471" calcext:value-type="float">
            <text:p>17,4175294793</text:p>
          </table:table-cell>
          <table:table-cell office:value-type="float" office:value="17.6143828635592" calcext:value-type="float">
            <text:p>17,6143828636</text:p>
          </table:table-cell>
          <table:table-cell office:value-type="float" office:value="17.7712467876398" calcext:value-type="float">
            <text:p>17,7712467876</text:p>
          </table:table-cell>
          <table:table-cell office:value-type="float" office:value="17.9004415162587" calcext:value-type="float">
            <text:p>17,9004415163</text:p>
          </table:table-cell>
          <table:table-cell office:value-type="float" office:value="18.0095071334637" calcext:value-type="float">
            <text:p>18,0095071335</text:p>
          </table:table-cell>
          <table:table-cell office:value-type="float" office:value="18.1033699551206" calcext:value-type="float">
            <text:p>18,1033699551</text:p>
          </table:table-cell>
          <table:table-cell office:value-type="float" office:value="18.185405164097" calcext:value-type="float">
            <text:p>18,1854051641</text:p>
          </table:table-cell>
          <table:table-cell/>
          <table:table-cell office:value-type="float" office:value="0.307" calcext:value-type="float">
            <text:p>0,307</text:p>
          </table:table-cell>
          <table:table-cell office:value-type="float" office:value="18.1250657170675" calcext:value-type="float">
            <text:p>18,1250657171</text:p>
          </table:table-cell>
        </table:table-row>
        <table:table-row table:style-name="ro1">
          <table:table-cell office:value-type="float" office:value="0.309" calcext:value-type="float">
            <text:p>0,309</text:p>
          </table:table-cell>
          <table:table-cell office:value-type="float" office:value="14.9067782401858" calcext:value-type="float">
            <text:p>14,9067782402</text:p>
          </table:table-cell>
          <table:table-cell/>
          <table:table-cell office:value-type="float" office:value="0.309" calcext:value-type="float">
            <text:p>0,309</text:p>
          </table:table-cell>
          <table:table-cell office:value-type="float" office:value="18.4416480699918" calcext:value-type="float">
            <text:p>18,44164807</text:p>
          </table:table-cell>
          <table:table-cell/>
          <table:table-cell office:value-type="float" office:value="0.309" calcext:value-type="float">
            <text:p>0,309</text:p>
          </table:table-cell>
          <table:table-cell office:value-type="float" office:value="16.3013059963859" calcext:value-type="float">
            <text:p>16,3013059964</text:p>
          </table:table-cell>
          <table:table-cell office:value-type="float" office:value="16.9538207129333" calcext:value-type="float">
            <text:p>16,9538207129</text:p>
          </table:table-cell>
          <table:table-cell office:value-type="float" office:value="17.3220430172078" calcext:value-type="float">
            <text:p>17,3220430172</text:p>
          </table:table-cell>
          <table:table-cell office:value-type="float" office:value="17.574873785743" calcext:value-type="float">
            <text:p>17,5748737857</text:p>
          </table:table-cell>
          <table:table-cell office:value-type="float" office:value="17.7645310129289" calcext:value-type="float">
            <text:p>17,7645310129</text:p>
          </table:table-cell>
          <table:table-cell office:value-type="float" office:value="17.9144488331686" calcext:value-type="float">
            <text:p>17,9144488332</text:p>
          </table:table-cell>
          <table:table-cell office:value-type="float" office:value="18.0372575268011" calcext:value-type="float">
            <text:p>18,0372575268</text:p>
          </table:table-cell>
          <table:table-cell office:value-type="float" office:value="18.1405352071504" calcext:value-type="float">
            <text:p>18,1405352072</text:p>
          </table:table-cell>
          <table:table-cell office:value-type="float" office:value="18.2291643023806" calcext:value-type="float">
            <text:p>18,2291643024</text:p>
          </table:table-cell>
          <table:table-cell office:value-type="float" office:value="18.3064560428545" calcext:value-type="float">
            <text:p>18,3064560429</text:p>
          </table:table-cell>
          <table:table-cell/>
          <table:table-cell office:value-type="float" office:value="0.309" calcext:value-type="float">
            <text:p>0,309</text:p>
          </table:table-cell>
          <table:table-cell office:value-type="float" office:value="18.2494769824263" calcext:value-type="float">
            <text:p>18,2494769824</text:p>
          </table:table-cell>
        </table:table-row>
        <table:table-row table:style-name="ro1">
          <table:table-cell office:value-type="float" office:value="0.311" calcext:value-type="float">
            <text:p>0,311</text:p>
          </table:table-cell>
          <table:table-cell office:value-type="float" office:value="15.0145330701327" calcext:value-type="float">
            <text:p>15,0145330701</text:p>
          </table:table-cell>
          <table:table-cell/>
          <table:table-cell office:value-type="float" office:value="0.311" calcext:value-type="float">
            <text:p>0,311</text:p>
          </table:table-cell>
          <table:table-cell office:value-type="float" office:value="18.5302821338943" calcext:value-type="float">
            <text:p>18,5302821339</text:p>
          </table:table-cell>
          <table:table-cell/>
          <table:table-cell office:value-type="float" office:value="0.311" calcext:value-type="float">
            <text:p>0,311</text:p>
          </table:table-cell>
          <table:table-cell office:value-type="float" office:value="16.401037977262" calcext:value-type="float">
            <text:p>16,4010379773</text:p>
          </table:table-cell>
          <table:table-cell office:value-type="float" office:value="17.0752592570088" calcext:value-type="float">
            <text:p>17,075259257</text:p>
          </table:table-cell>
          <table:table-cell office:value-type="float" office:value="17.445915690885" calcext:value-type="float">
            <text:p>17,4459156909</text:p>
          </table:table-cell>
          <table:table-cell office:value-type="float" office:value="17.6955203854863" calcext:value-type="float">
            <text:p>17,6955203855</text:p>
          </table:table-cell>
          <table:table-cell office:value-type="float" office:value="17.8805075971682" calcext:value-type="float">
            <text:p>17,8805075972</text:p>
          </table:table-cell>
          <table:table-cell office:value-type="float" office:value="18.0255858186605" calcext:value-type="float">
            <text:p>18,0255858187</text:p>
          </table:table-cell>
          <table:table-cell office:value-type="float" office:value="18.1437857187919" calcext:value-type="float">
            <text:p>18,1437857188</text:p>
          </table:table-cell>
          <table:table-cell office:value-type="float" office:value="18.242797536409" calcext:value-type="float">
            <text:p>18,2427975364</text:p>
          </table:table-cell>
          <table:table-cell office:value-type="float" office:value="18.327515075641" calcext:value-type="float">
            <text:p>18,3275150756</text:p>
          </table:table-cell>
          <table:table-cell office:value-type="float" office:value="18.4012263361105" calcext:value-type="float">
            <text:p>18,4012263361</text:p>
          </table:table-cell>
          <table:table-cell/>
          <table:table-cell office:value-type="float" office:value="0.311" calcext:value-type="float">
            <text:p>0,311</text:p>
          </table:table-cell>
          <table:table-cell office:value-type="float" office:value="18.3467407179955" calcext:value-type="float">
            <text:p>18,346740718</text:p>
          </table:table-cell>
        </table:table-row>
        <table:table-row table:style-name="ro1">
          <table:table-cell office:value-type="float" office:value="0.313" calcext:value-type="float">
            <text:p>0,313</text:p>
          </table:table-cell>
          <table:table-cell office:value-type="float" office:value="15.1129101397381" calcext:value-type="float">
            <text:p>15,1129101397</text:p>
          </table:table-cell>
          <table:table-cell/>
          <table:table-cell office:value-type="float" office:value="0.313" calcext:value-type="float">
            <text:p>0,313</text:p>
          </table:table-cell>
          <table:table-cell office:value-type="float" office:value="18.6021021857408" calcext:value-type="float">
            <text:p>18,6021021857</text:p>
          </table:table-cell>
          <table:table-cell/>
          <table:table-cell office:value-type="float" office:value="0.313" calcext:value-type="float">
            <text:p>0,313</text:p>
          </table:table-cell>
          <table:table-cell office:value-type="float" office:value="16.4762952987415" calcext:value-type="float">
            <text:p>16,4762952987</text:p>
          </table:table-cell>
          <table:table-cell office:value-type="float" office:value="17.1680019970884" calcext:value-type="float">
            <text:p>17,1680019971</text:p>
          </table:table-cell>
          <table:table-cell office:value-type="float" office:value="17.5426062953809" calcext:value-type="float">
            <text:p>17,5426062954</text:p>
          </table:table-cell>
          <table:table-cell office:value-type="float" office:value="17.7908761477481" calcext:value-type="float">
            <text:p>17,7908761477</text:p>
          </table:table-cell>
          <table:table-cell office:value-type="float" office:value="17.9728693368868" calcext:value-type="float">
            <text:p>17,9728693369</text:p>
          </table:table-cell>
          <table:table-cell office:value-type="float" office:value="18.1145328341014" calcext:value-type="float">
            <text:p>18,1145328341</text:p>
          </table:table-cell>
          <table:table-cell office:value-type="float" office:value="18.2293373701182" calcext:value-type="float">
            <text:p>18,2293373701</text:p>
          </table:table-cell>
          <table:table-cell office:value-type="float" office:value="18.3251278842165" calcext:value-type="float">
            <text:p>18,3251278842</text:p>
          </table:table-cell>
          <table:table-cell office:value-type="float" office:value="18.4068440333609" calcext:value-type="float">
            <text:p>18,4068440334</text:p>
          </table:table-cell>
          <table:table-cell office:value-type="float" office:value="18.4777769698563" calcext:value-type="float">
            <text:p>18,4777769699</text:p>
          </table:table-cell>
          <table:table-cell/>
          <table:table-cell office:value-type="float" office:value="0.313" calcext:value-type="float">
            <text:p>0,313</text:p>
          </table:table-cell>
          <table:table-cell office:value-type="float" office:value="18.4251813105491" calcext:value-type="float">
            <text:p>18,4251813105</text:p>
          </table:table-cell>
        </table:table-row>
        <table:table-row table:style-name="ro1">
          <table:table-cell office:value-type="float" office:value="0.315" calcext:value-type="float">
            <text:p>0,315</text:p>
          </table:table-cell>
          <table:table-cell office:value-type="float" office:value="15.2033942151296" calcext:value-type="float">
            <text:p>15,2033942151</text:p>
          </table:table-cell>
          <table:table-cell/>
          <table:table-cell office:value-type="float" office:value="0.315" calcext:value-type="float">
            <text:p>0,315</text:p>
          </table:table-cell>
          <table:table-cell office:value-type="float" office:value="18.6617168232975" calcext:value-type="float">
            <text:p>18,6617168233</text:p>
          </table:table-cell>
          <table:table-cell/>
          <table:table-cell office:value-type="float" office:value="0.315" calcext:value-type="float">
            <text:p>0,315</text:p>
          </table:table-cell>
          <table:table-cell office:value-type="float" office:value="16.5359906989211" calcext:value-type="float">
            <text:p>16,5359906989</text:p>
          </table:table-cell>
          <table:table-cell office:value-type="float" office:value="17.2407165442688" calcext:value-type="float">
            <text:p>17,2407165443</text:p>
          </table:table-cell>
          <table:table-cell office:value-type="float" office:value="17.6198812209556" calcext:value-type="float">
            <text:p>17,619881221</text:p>
          </table:table-cell>
          <table:table-cell office:value-type="float" office:value="17.8680227991355" calcext:value-type="float">
            <text:p>17,8680227991</text:p>
          </table:table-cell>
          <table:table-cell office:value-type="float" office:value="18.0481694472206" calcext:value-type="float">
            <text:p>18,0481694472</text:p>
          </table:table-cell>
          <table:table-cell office:value-type="float" office:value="18.1874192322698" calcext:value-type="float">
            <text:p>18,1874192323</text:p>
          </table:table-cell>
          <table:table-cell office:value-type="float" office:value="18.2996913601827" calcext:value-type="float">
            <text:p>18,2996913602</text:p>
          </table:table-cell>
          <table:table-cell office:value-type="float" office:value="18.3930084119894" calcext:value-type="float">
            <text:p>18,393008412</text:p>
          </table:table-cell>
          <table:table-cell office:value-type="float" office:value="18.4723774026933" calcext:value-type="float">
            <text:p>18,4723774027</text:p>
          </table:table-cell>
          <table:table-cell office:value-type="float" office:value="18.5411100749941" calcext:value-type="float">
            <text:p>18,541110075</text:p>
          </table:table-cell>
          <table:table-cell/>
          <table:table-cell office:value-type="float" office:value="0.315" calcext:value-type="float">
            <text:p>0,315</text:p>
          </table:table-cell>
          <table:table-cell office:value-type="float" office:value="18.4899642243" calcext:value-type="float">
            <text:p>18,4899642243</text:p>
          </table:table-cell>
        </table:table-row>
        <table:table-row table:style-name="ro1">
          <table:table-cell office:value-type="float" office:value="0.317" calcext:value-type="float">
            <text:p>0,317</text:p>
          </table:table-cell>
          <table:table-cell office:value-type="float" office:value="15.2871111485335" calcext:value-type="float">
            <text:p>15,2871111485</text:p>
          </table:table-cell>
          <table:table-cell/>
          <table:table-cell office:value-type="float" office:value="0.317" calcext:value-type="float">
            <text:p>0,317</text:p>
          </table:table-cell>
          <table:table-cell office:value-type="float" office:value="18.7121499083977" calcext:value-type="float">
            <text:p>18,7121499084</text:p>
          </table:table-cell>
          <table:table-cell/>
          <table:table-cell office:value-type="float" office:value="0.317" calcext:value-type="float">
            <text:p>0,317</text:p>
          </table:table-cell>
          <table:table-cell office:value-type="float" office:value="16.5854751609104" calcext:value-type="float">
            <text:p>16,5854751609</text:p>
          </table:table-cell>
          <table:table-cell office:value-type="float" office:value="17.2990474955556" calcext:value-type="float">
            <text:p>17,2990474956</text:p>
          </table:table-cell>
          <table:table-cell office:value-type="float" office:value="17.6828361827266" calcext:value-type="float">
            <text:p>17,6828361827</text:p>
          </table:table-cell>
          <table:table-cell office:value-type="float" office:value="17.931610968243" calcext:value-type="float">
            <text:p>17,9316109682</text:p>
          </table:table-cell>
          <table:table-cell office:value-type="float" office:value="18.1107116376229" calcext:value-type="float">
            <text:p>18,1107116376</text:p>
          </table:table-cell>
          <table:table-cell office:value-type="float" office:value="18.2482700299014" calcext:value-type="float">
            <text:p>18,2482700299</text:p>
          </table:table-cell>
          <table:table-cell office:value-type="float" office:value="18.3586422448308" calcext:value-type="float">
            <text:p>18,3586422448</text:p>
          </table:table-cell>
          <table:table-cell office:value-type="float" office:value="18.4500386053936" calcext:value-type="float">
            <text:p>18,4500386054</text:p>
          </table:table-cell>
          <table:table-cell office:value-type="float" office:value="18.5275464526997" calcext:value-type="float">
            <text:p>18,5275464527</text:p>
          </table:table-cell>
          <table:table-cell office:value-type="float" office:value="18.5945096605517" calcext:value-type="float">
            <text:p>18,5945096606</text:p>
          </table:table-cell>
          <table:table-cell/>
          <table:table-cell office:value-type="float" office:value="0.317" calcext:value-type="float">
            <text:p>0,317</text:p>
          </table:table-cell>
          <table:table-cell office:value-type="float" office:value="18.5444805720392" calcext:value-type="float">
            <text:p>18,544480572</text:p>
          </table:table-cell>
        </table:table-row>
        <table:table-row table:style-name="ro1">
          <table:table-cell office:value-type="float" office:value="0.319" calcext:value-type="float">
            <text:p>0,319</text:p>
          </table:table-cell>
          <table:table-cell office:value-type="float" office:value="15.3649427660056" calcext:value-type="float">
            <text:p>15,364942766</text:p>
          </table:table-cell>
          <table:table-cell/>
          <table:table-cell office:value-type="float" office:value="0.319" calcext:value-type="float">
            <text:p>0,319</text:p>
          </table:table-cell>
          <table:table-cell office:value-type="float" office:value="18.755475402827" calcext:value-type="float">
            <text:p>18,7554754028</text:p>
          </table:table-cell>
          <table:table-cell/>
          <table:table-cell office:value-type="float" office:value="0.319" calcext:value-type="float">
            <text:p>0,319</text:p>
          </table:table-cell>
          <table:table-cell office:value-type="float" office:value="16.6280435403936" calcext:value-type="float">
            <text:p>16,6280435404</text:p>
          </table:table-cell>
          <table:table-cell office:value-type="float" office:value="17.3468197109041" calcext:value-type="float">
            <text:p>17,3468197109</text:p>
          </table:table-cell>
          <table:table-cell office:value-type="float" office:value="17.7349633169978" calcext:value-type="float">
            <text:p>17,734963317</text:p>
          </table:table-cell>
          <table:table-cell office:value-type="float" office:value="17.9848332488827" calcext:value-type="float">
            <text:p>17,9848332489</text:p>
          </table:table-cell>
          <table:table-cell office:value-type="float" office:value="18.1634511035629" calcext:value-type="float">
            <text:p>18,1634511036</text:p>
          </table:table-cell>
          <table:table-cell office:value-type="float" office:value="18.2998490112917" calcext:value-type="float">
            <text:p>18,2998490113</text:p>
          </table:table-cell>
          <table:table-cell office:value-type="float" office:value="18.4087953995797" calcext:value-type="float">
            <text:p>18,4087953996</text:p>
          </table:table-cell>
          <table:table-cell office:value-type="float" office:value="18.4986897510344" calcext:value-type="float">
            <text:p>18,498689751</text:p>
          </table:table-cell>
          <table:table-cell office:value-type="float" office:value="18.5747068556755" calcext:value-type="float">
            <text:p>18,5747068557</text:p>
          </table:table-cell>
          <table:table-cell office:value-type="float" office:value="18.6402302041675" calcext:value-type="float">
            <text:p>18,6402302042</text:p>
          </table:table-cell>
          <table:table-cell/>
          <table:table-cell office:value-type="float" office:value="0.319" calcext:value-type="float">
            <text:p>0,319</text:p>
          </table:table-cell>
          <table:table-cell office:value-type="float" office:value="18.5910582499993" calcext:value-type="float">
            <text:p>18,59105825</text:p>
          </table:table-cell>
        </table:table-row>
        <table:table-row table:style-name="ro1">
          <table:table-cell office:value-type="float" office:value="0.321" calcext:value-type="float">
            <text:p>0,321</text:p>
          </table:table-cell>
          <table:table-cell office:value-type="float" office:value="15.4375973020522" calcext:value-type="float">
            <text:p>15,4375973021</text:p>
          </table:table-cell>
          <table:table-cell/>
          <table:table-cell office:value-type="float" office:value="0.321" calcext:value-type="float">
            <text:p>0,321</text:p>
          </table:table-cell>
          <table:table-cell office:value-type="float" office:value="18.7931673269327" calcext:value-type="float">
            <text:p>18,7931673269</text:p>
          </table:table-cell>
          <table:table-cell/>
          <table:table-cell office:value-type="float" office:value="0.321" calcext:value-type="float">
            <text:p>0,321</text:p>
          </table:table-cell>
          <table:table-cell office:value-type="float" office:value="16.6657670278004" calcext:value-type="float">
            <text:p>16,6657670278</text:p>
          </table:table-cell>
          <table:table-cell office:value-type="float" office:value="17.3867050055687" calcext:value-type="float">
            <text:p>17,3867050056</text:p>
          </table:table-cell>
          <table:table-cell office:value-type="float" office:value="17.7787400958283" calcext:value-type="float">
            <text:p>17,7787400958</text:p>
          </table:table-cell>
          <table:table-cell office:value-type="float" office:value="18.0299608572664" calcext:value-type="float">
            <text:p>18,0299608573</text:p>
          </table:table-cell>
          <table:table-cell office:value-type="float" office:value="18.2084913421463" calcext:value-type="float">
            <text:p>18,2084913421</text:p>
          </table:table-cell>
          <table:table-cell office:value-type="float" office:value="18.3441235891255" calcext:value-type="float">
            <text:p>18,3441235891</text:p>
          </table:table-cell>
          <table:table-cell office:value-type="float" office:value="18.4520054203836" calcext:value-type="float">
            <text:p>18,4520054204</text:p>
          </table:table-cell>
          <table:table-cell office:value-type="float" office:value="18.5407209070672" calcext:value-type="float">
            <text:p>18,5407209071</text:p>
          </table:table-cell>
          <table:table-cell office:value-type="float" office:value="18.6155352921969" calcext:value-type="float">
            <text:p>18,6155352922</text:p>
          </table:table-cell>
          <table:table-cell office:value-type="float" office:value="18.6798762889699" calcext:value-type="float">
            <text:p>18,679876289</text:p>
          </table:table-cell>
          <table:table-cell/>
          <table:table-cell office:value-type="float" office:value="0.321" calcext:value-type="float">
            <text:p>0,321</text:p>
          </table:table-cell>
          <table:table-cell office:value-type="float" office:value="18.6313540024352" calcext:value-type="float">
            <text:p>18,6313540024</text:p>
          </table:table-cell>
        </table:table-row>
        <table:table-row table:style-name="ro1">
          <table:table-cell office:value-type="float" office:value="0.323" calcext:value-type="float">
            <text:p>0,323</text:p>
          </table:table-cell>
          <table:table-cell office:value-type="float" office:value="15.5056550493605" calcext:value-type="float">
            <text:p>15,5056550494</text:p>
          </table:table-cell>
          <table:table-cell/>
          <table:table-cell office:value-type="float" office:value="0.323" calcext:value-type="float">
            <text:p>0,323</text:p>
          </table:table-cell>
          <table:table-cell office:value-type="float" office:value="18.8263042074697" calcext:value-type="float">
            <text:p>18,8263042075</text:p>
          </table:table-cell>
          <table:table-cell/>
          <table:table-cell office:value-type="float" office:value="0.323" calcext:value-type="float">
            <text:p>0,323</text:p>
          </table:table-cell>
          <table:table-cell office:value-type="float" office:value="16.6999726903152" calcext:value-type="float">
            <text:p>16,6999726903</text:p>
          </table:table-cell>
          <table:table-cell office:value-type="float" office:value="17.4206142382348" calcext:value-type="float">
            <text:p>17,4206142382</text:p>
          </table:table-cell>
          <table:table-cell office:value-type="float" office:value="17.8159739354034" calcext:value-type="float">
            <text:p>17,8159739354</text:p>
          </table:table-cell>
          <table:table-cell office:value-type="float" office:value="18.0686573617129" calcext:value-type="float">
            <text:p>18,0686573617</text:p>
          </table:table-cell>
          <table:table-cell office:value-type="float" office:value="18.2473745161208" calcext:value-type="float">
            <text:p>18,2473745161</text:p>
          </table:table-cell>
          <table:table-cell office:value-type="float" office:value="18.3825364661299" calcext:value-type="float">
            <text:p>18,3825364661</text:p>
          </table:table-cell>
          <table:table-cell office:value-type="float" office:value="18.4896323103168" calcext:value-type="float">
            <text:p>18,4896323103</text:p>
          </table:table-cell>
          <table:table-cell office:value-type="float" office:value="18.5774219762095" calcext:value-type="float">
            <text:p>18,5774219762</text:p>
          </table:table-cell>
          <table:table-cell office:value-type="float" office:value="18.6512612042066" calcext:value-type="float">
            <text:p>18,6512612042</text:p>
          </table:table-cell>
          <table:table-cell office:value-type="float" office:value="18.7146244391755" calcext:value-type="float">
            <text:p>18,7146244392</text:p>
          </table:table-cell>
          <table:table-cell/>
          <table:table-cell office:value-type="float" office:value="0.323" calcext:value-type="float">
            <text:p>0,323</text:p>
          </table:table-cell>
          <table:table-cell office:value-type="float" office:value="18.6665825180962" calcext:value-type="float">
            <text:p>18,6665825181</text:p>
          </table:table-cell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15.5695992612445" calcext:value-type="float">
            <text:p>15,5695992612</text:p>
          </table:table-cell>
          <table:table-cell/>
          <table:table-cell office:value-type="float" office:value="0.325" calcext:value-type="float">
            <text:p>0,325</text:p>
          </table:table-cell>
          <table:table-cell office:value-type="float" office:value="18.8556943630458" calcext:value-type="float">
            <text:p>18,855694363</text:p>
          </table:table-cell>
          <table:table-cell/>
          <table:table-cell office:value-type="float" office:value="0.325" calcext:value-type="float">
            <text:p>0,325</text:p>
          </table:table-cell>
          <table:table-cell office:value-type="float" office:value="16.7315275853186" calcext:value-type="float">
            <text:p>16,7315275853</text:p>
          </table:table-cell>
          <table:table-cell office:value-type="float" office:value="17.4499395271948" calcext:value-type="float">
            <text:p>17,4499395272</text:p>
          </table:table-cell>
          <table:table-cell office:value-type="float" office:value="17.8480138560894" calcext:value-type="float">
            <text:p>17,8480138561</text:p>
          </table:table-cell>
          <table:table-cell office:value-type="float" office:value="18.1021711268651" calcext:value-type="float">
            <text:p>18,1021711269</text:p>
          </table:table-cell>
          <table:table-cell office:value-type="float" office:value="18.2812595041374" calcext:value-type="float">
            <text:p>18,2812595041</text:p>
          </table:table-cell>
          <table:table-cell office:value-type="float" office:value="18.4161721963605" calcext:value-type="float">
            <text:p>18,4161721964</text:p>
          </table:table-cell>
          <table:table-cell office:value-type="float" office:value="18.5226985438402" calcext:value-type="float">
            <text:p>18,5226985438</text:p>
          </table:table-cell>
          <table:table-cell office:value-type="float" office:value="18.6097627255785" calcext:value-type="float">
            <text:p>18,6097627256</text:p>
          </table:table-cell>
          <table:table-cell office:value-type="float" office:value="18.6828088722942" calcext:value-type="float">
            <text:p>18,6828088723</text:p>
          </table:table-cell>
          <table:table-cell office:value-type="float" office:value="18.7453591156912" calcext:value-type="float">
            <text:p>18,7453591157</text:p>
          </table:table-cell>
          <table:table-cell/>
          <table:table-cell office:value-type="float" office:value="0.325" calcext:value-type="float">
            <text:p>0,325</text:p>
          </table:table-cell>
          <table:table-cell office:value-type="float" office:value="18.6976568765232" calcext:value-type="float">
            <text:p>18,6976568765</text:p>
          </table:table-cell>
        </table:table-row>
        <table:table-row table:style-name="ro1">
          <table:table-cell office:value-type="float" office:value="0.327" calcext:value-type="float">
            <text:p>0,327</text:p>
          </table:table-cell>
          <table:table-cell office:value-type="float" office:value="15.6298378620294" calcext:value-type="float">
            <text:p>15,629837862</text:p>
          </table:table-cell>
          <table:table-cell/>
          <table:table-cell office:value-type="float" office:value="0.327" calcext:value-type="float">
            <text:p>0,327</text:p>
          </table:table-cell>
          <table:table-cell office:value-type="float" office:value="18.881955798506" calcext:value-type="float">
            <text:p>18,8819557985</text:p>
          </table:table-cell>
          <table:table-cell/>
          <table:table-cell office:value-type="float" office:value="0.327" calcext:value-type="float">
            <text:p>0,327</text:p>
          </table:table-cell>
          <table:table-cell office:value-type="float" office:value="16.7610104424915" calcext:value-type="float">
            <text:p>16,7610104425</text:p>
          </table:table-cell>
          <table:table-cell office:value-type="float" office:value="17.4757101151749" calcext:value-type="float">
            <text:p>17,4757101152</text:p>
          </table:table-cell>
          <table:table-cell office:value-type="float" office:value="17.8758858862543" calcext:value-type="float">
            <text:p>17,8758858863</text:p>
          </table:table-cell>
          <table:table-cell office:value-type="float" office:value="18.1314582159408" calcext:value-type="float">
            <text:p>18,1314582159</text:p>
          </table:table-cell>
          <table:table-cell office:value-type="float" office:value="18.3110355579822" calcext:value-type="float">
            <text:p>18,311035558</text:p>
          </table:table-cell>
          <table:table-cell office:value-type="float" office:value="18.4458634911392" calcext:value-type="float">
            <text:p>18,4458634911</text:p>
          </table:table-cell>
          <table:table-cell office:value-type="float" office:value="18.5519893040656" calcext:value-type="float">
            <text:p>18,5519893041</text:p>
          </table:table-cell>
          <table:table-cell office:value-type="float" office:value="18.6384878864133" calcext:value-type="float">
            <text:p>18,6384878864</text:p>
          </table:table-cell>
          <table:table-cell office:value-type="float" office:value="18.7108880828514" calcext:value-type="float">
            <text:p>18,7108880829</text:p>
          </table:table-cell>
          <table:table-cell office:value-type="float" office:value="18.7727595009745" calcext:value-type="float">
            <text:p>18,772759501</text:p>
          </table:table-cell>
          <table:table-cell/>
          <table:table-cell office:value-type="float" office:value="0.327" calcext:value-type="float">
            <text:p>0,327</text:p>
          </table:table-cell>
          <table:table-cell office:value-type="float" office:value="18.7252781726214" calcext:value-type="float">
            <text:p>18,7252781726</text:p>
          </table:table-cell>
        </table:table-row>
        <table:table-row table:style-name="ro1">
          <table:table-cell office:value-type="float" office:value="0.329" calcext:value-type="float">
            <text:p>0,329</text:p>
          </table:table-cell>
          <table:table-cell office:value-type="float" office:value="15.68671912115" calcext:value-type="float">
            <text:p>15,6867191212</text:p>
          </table:table-cell>
          <table:table-cell/>
          <table:table-cell office:value-type="float" office:value="0.329" calcext:value-type="float">
            <text:p>0,329</text:p>
          </table:table-cell>
          <table:table-cell office:value-type="float" office:value="18.9055688782748" calcext:value-type="float">
            <text:p>18,9055688783</text:p>
          </table:table-cell>
          <table:table-cell/>
          <table:table-cell office:value-type="float" office:value="0.329" calcext:value-type="float">
            <text:p>0,329</text:p>
          </table:table-cell>
          <table:table-cell office:value-type="float" office:value="16.7888168915958" calcext:value-type="float">
            <text:p>16,7888168916</text:p>
          </table:table-cell>
          <table:table-cell office:value-type="float" office:value="17.498696094772" calcext:value-type="float">
            <text:p>17,4986960948</text:p>
          </table:table-cell>
          <table:table-cell office:value-type="float" office:value="17.9003827145059" calcext:value-type="float">
            <text:p>17,9003827145</text:p>
          </table:table-cell>
          <table:table-cell office:value-type="float" office:value="18.1572635952119" calcext:value-type="float">
            <text:p>18,1572635952</text:p>
          </table:table-cell>
          <table:table-cell office:value-type="float" office:value="18.337397354008" calcext:value-type="float">
            <text:p>18,337397354</text:p>
          </table:table-cell>
          <table:table-cell office:value-type="float" office:value="18.4722614017596" calcext:value-type="float">
            <text:p>18,4722614018</text:p>
          </table:table-cell>
          <table:table-cell office:value-type="float" office:value="18.5781186530856" calcext:value-type="float">
            <text:p>18,5781186531</text:p>
          </table:table-cell>
          <table:table-cell office:value-type="float" office:value="18.6641799300466" calcext:value-type="float">
            <text:p>18,66417993</text:p>
          </table:table-cell>
          <table:table-cell office:value-type="float" office:value="18.7360539764248" calcext:value-type="float">
            <text:p>18,7360539764</text:p>
          </table:table-cell>
          <table:table-cell office:value-type="float" office:value="18.7973567836505" calcext:value-type="float">
            <text:p>18,7973567837</text:p>
          </table:table-cell>
          <table:table-cell/>
          <table:table-cell office:value-type="float" office:value="0.329" calcext:value-type="float">
            <text:p>0,329</text:p>
          </table:table-cell>
          <table:table-cell office:value-type="float" office:value="18.7499946756166" calcext:value-type="float">
            <text:p>18,7499946756</text:p>
          </table:table-cell>
        </table:table-row>
        <table:table-row table:style-name="ro1">
          <table:table-cell office:value-type="float" office:value="0.331" calcext:value-type="float">
            <text:p>0,331</text:p>
          </table:table-cell>
          <table:table-cell office:value-type="float" office:value="15.740543311706" calcext:value-type="float">
            <text:p>15,7405433117</text:p>
          </table:table-cell>
          <table:table-cell/>
          <table:table-cell office:value-type="float" office:value="0.331" calcext:value-type="float">
            <text:p>0,331</text:p>
          </table:table-cell>
          <table:table-cell office:value-type="float" office:value="18.926912058918" calcext:value-type="float">
            <text:p>18,9269120589</text:p>
          </table:table-cell>
          <table:table-cell/>
          <table:table-cell office:value-type="float" office:value="0.331" calcext:value-type="float">
            <text:p>0,331</text:p>
          </table:table-cell>
          <table:table-cell office:value-type="float" office:value="16.81522473586" calcext:value-type="float">
            <text:p>16,8152247359</text:p>
          </table:table-cell>
          <table:table-cell office:value-type="float" office:value="17.5194794140836" calcext:value-type="float">
            <text:p>17,5194794141</text:p>
          </table:table-cell>
          <table:table-cell office:value-type="float" office:value="17.9221248580893" calcext:value-type="float">
            <text:p>17,9221248581</text:p>
          </table:table-cell>
          <table:table-cell office:value-type="float" office:value="18.1801764003094" calcext:value-type="float">
            <text:p>18,1801764003</text:p>
          </table:table-cell>
          <table:table-cell office:value-type="float" office:value="18.3608960321304" calcext:value-type="float">
            <text:p>18,3608960321</text:p>
          </table:table-cell>
          <table:table-cell office:value-type="float" office:value="18.4958830343677" calcext:value-type="float">
            <text:p>18,4958830344</text:p>
          </table:table-cell>
          <table:table-cell office:value-type="float" office:value="18.6015745136846" calcext:value-type="float">
            <text:p>18,6015745137</text:p>
          </table:table-cell>
          <table:table-cell office:value-type="float" office:value="18.6873017396665" calcext:value-type="float">
            <text:p>18,6873017397</text:p>
          </table:table-cell>
          <table:table-cell office:value-type="float" office:value="18.7587477281153" calcext:value-type="float">
            <text:p>18,7587477281</text:p>
          </table:table-cell>
          <table:table-cell office:value-type="float" office:value="18.819573095539" calcext:value-type="float">
            <text:p>18,8195730955</text:p>
          </table:table-cell>
          <table:table-cell/>
          <table:table-cell office:value-type="float" office:value="0.331" calcext:value-type="float">
            <text:p>0,331</text:p>
          </table:table-cell>
          <table:table-cell office:value-type="float" office:value="18.7722420397811" calcext:value-type="float">
            <text:p>18,7722420398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float" office:value="15.7915715223139" calcext:value-type="float">
            <text:p>15,7915715223</text:p>
          </table:table-cell>
          <table:table-cell/>
          <table:table-cell office:value-type="float" office:value="0.333" calcext:value-type="float">
            <text:p>0,333</text:p>
          </table:table-cell>
          <table:table-cell office:value-type="float" office:value="18.9462867086782" calcext:value-type="float">
            <text:p>18,9462867087</text:p>
          </table:table-cell>
          <table:table-cell/>
          <table:table-cell office:value-type="float" office:value="0.333" calcext:value-type="float">
            <text:p>0,333</text:p>
          </table:table-cell>
          <table:table-cell office:value-type="float" office:value="16.8404348266235" calcext:value-type="float">
            <text:p>16,8404348266</text:p>
          </table:table-cell>
          <table:table-cell office:value-type="float" office:value="17.5385035937303" calcext:value-type="float">
            <text:p>17,5385035937</text:p>
          </table:table-cell>
          <table:table-cell office:value-type="float" office:value="17.9416034718955" calcext:value-type="float">
            <text:p>17,9416034719</text:p>
          </table:table-cell>
          <table:table-cell office:value-type="float" office:value="18.2006685078957" calcext:value-type="float">
            <text:p>18,2006685079</text:p>
          </table:table-cell>
          <table:table-cell office:value-type="float" office:value="18.3819747836486" calcext:value-type="float">
            <text:p>18,3819747836</text:p>
          </table:table-cell>
          <table:table-cell office:value-type="float" office:value="18.5171448089007" calcext:value-type="float">
            <text:p>18,5171448089</text:p>
          </table:table-cell>
          <table:table-cell office:value-type="float" office:value="18.622750018789" calcext:value-type="float">
            <text:p>18,6227500188</text:p>
          </table:table-cell>
          <table:table-cell office:value-type="float" office:value="18.7082263478148" calcext:value-type="float">
            <text:p>18,7082263478</text:p>
          </table:table-cell>
          <table:table-cell office:value-type="float" office:value="18.7793248961701" calcext:value-type="float">
            <text:p>18,7793248962</text:p>
          </table:table-cell>
          <table:table-cell office:value-type="float" office:value="18.8397486446231" calcext:value-type="float">
            <text:p>18,8397486446</text:p>
          </table:table-cell>
          <table:table-cell/>
          <table:table-cell office:value-type="float" office:value="0.333" calcext:value-type="float">
            <text:p>0,333</text:p>
          </table:table-cell>
          <table:table-cell office:value-type="float" office:value="18.7923713250422" calcext:value-type="float">
            <text:p>18,792371325</text:p>
          </table:table-cell>
        </table:table-row>
        <table:table-row table:style-name="ro1">
          <table:table-cell office:value-type="float" office:value="0.335" calcext:value-type="float">
            <text:p>0,335</text:p>
          </table:table-cell>
          <table:table-cell office:value-type="float" office:value="15.8400324662307" calcext:value-type="float">
            <text:p>15,8400324662</text:p>
          </table:table-cell>
          <table:table-cell/>
          <table:table-cell office:value-type="float" office:value="0.335" calcext:value-type="float">
            <text:p>0,335</text:p>
          </table:table-cell>
          <table:table-cell office:value-type="float" office:value="18.9639347008084" calcext:value-type="float">
            <text:p>18,9639347008</text:p>
          </table:table-cell>
          <table:table-cell/>
          <table:table-cell office:value-type="float" office:value="0.335" calcext:value-type="float">
            <text:p>0,335</text:p>
          </table:table-cell>
          <table:table-cell office:value-type="float" office:value="16.864596922863" calcext:value-type="float">
            <text:p>16,8645969229</text:p>
          </table:table-cell>
          <table:table-cell office:value-type="float" office:value="17.5561092097699" calcext:value-type="float">
            <text:p>17,5561092098</text:p>
          </table:table-cell>
          <table:table-cell office:value-type="float" office:value="17.9592109997628" calcext:value-type="float">
            <text:p>17,9592109998</text:p>
          </table:table-cell>
          <table:table-cell office:value-type="float" office:value="18.219122072277" calcext:value-type="float">
            <text:p>18,2191220723</text:p>
          </table:table-cell>
          <table:table-cell office:value-type="float" office:value="18.4009942284711" calcext:value-type="float">
            <text:p>18,4009942285</text:p>
          </table:table-cell>
          <table:table-cell office:value-type="float" office:value="18.5363861655365" calcext:value-type="float">
            <text:p>18,5363861655</text:p>
          </table:table-cell>
          <table:table-cell office:value-type="float" office:value="18.6419658528594" calcext:value-type="float">
            <text:p>18,6419658529</text:p>
          </table:table-cell>
          <table:table-cell office:value-type="float" office:value="18.7272581271563" calcext:value-type="float">
            <text:p>18,7272581272</text:p>
          </table:table-cell>
          <table:table-cell office:value-type="float" office:value="18.7980756220476" calcext:value-type="float">
            <text:p>18,798075622</text:p>
          </table:table-cell>
          <table:table-cell office:value-type="float" office:value="18.8581610483405" calcext:value-type="float">
            <text:p>18,8581610483</text:p>
          </table:table-cell>
          <table:table-cell/>
          <table:table-cell office:value-type="float" office:value="0.335" calcext:value-type="float">
            <text:p>0,335</text:p>
          </table:table-cell>
          <table:table-cell office:value-type="float" office:value="18.8106689627415" calcext:value-type="float">
            <text:p>18,8106689627</text:p>
          </table:table-cell>
        </table:table-row>
        <table:table-row table:style-name="ro1">
          <table:table-cell office:value-type="float" office:value="0.337" calcext:value-type="float">
            <text:p>0,337</text:p>
          </table:table-cell>
          <table:table-cell office:value-type="float" office:value="15.8861278125452" calcext:value-type="float">
            <text:p>15,8861278125</text:p>
          </table:table-cell>
          <table:table-cell/>
          <table:table-cell office:value-type="float" office:value="0.337" calcext:value-type="float">
            <text:p>0,337</text:p>
          </table:table-cell>
          <table:table-cell office:value-type="float" office:value="18.9800510890028" calcext:value-type="float">
            <text:p>18,980051089</text:p>
          </table:table-cell>
          <table:table-cell/>
          <table:table-cell office:value-type="float" office:value="0.337" calcext:value-type="float">
            <text:p>0,337</text:p>
          </table:table-cell>
          <table:table-cell office:value-type="float" office:value="16.8878262142048" calcext:value-type="float">
            <text:p>16,8878262142</text:p>
          </table:table-cell>
          <table:table-cell office:value-type="float" office:value="17.5725596056198" calcext:value-type="float">
            <text:p>17,5725596056</text:p>
          </table:table-cell>
          <table:table-cell office:value-type="float" office:value="17.9752635563465" calcext:value-type="float">
            <text:p>17,9752635563</text:p>
          </table:table-cell>
          <table:table-cell office:value-type="float" office:value="18.2358495754921" calcext:value-type="float">
            <text:p>18,2358495755</text:p>
          </table:table-cell>
          <table:table-cell office:value-type="float" office:value="18.4182508682768" calcext:value-type="float">
            <text:p>18,4182508683</text:p>
          </table:table-cell>
          <table:table-cell office:value-type="float" office:value="18.5538867940855" calcext:value-type="float">
            <text:p>18,5538867941</text:p>
          </table:table-cell>
          <table:table-cell office:value-type="float" office:value="18.6594864856534" calcext:value-type="float">
            <text:p>18,6594864857</text:p>
          </table:table-cell>
          <table:table-cell office:value-type="float" office:value="18.7446481865427" calcext:value-type="float">
            <text:p>18,7446481865</text:p>
          </table:table-cell>
          <table:table-cell office:value-type="float" office:value="18.8152393058212" calcext:value-type="float">
            <text:p>18,8152393058</text:p>
          </table:table-cell>
          <table:table-cell office:value-type="float" office:value="18.8750393787494" calcext:value-type="float">
            <text:p>18,8750393787</text:p>
          </table:table-cell>
          <table:table-cell/>
          <table:table-cell office:value-type="float" office:value="0.337" calcext:value-type="float">
            <text:p>0,337</text:p>
          </table:table-cell>
          <table:table-cell office:value-type="float" office:value="18.8273712603786" calcext:value-type="float">
            <text:p>18,8273712604</text:p>
          </table:table-cell>
        </table:table-row>
        <table:table-row table:style-name="ro1">
          <table:table-cell office:value-type="float" office:value="0.339" calcext:value-type="float">
            <text:p>0,339</text:p>
          </table:table-cell>
          <table:table-cell office:value-type="float" office:value="15.9300364291185" calcext:value-type="float">
            <text:p>15,9300364291</text:p>
          </table:table-cell>
          <table:table-cell/>
          <table:table-cell office:value-type="float" office:value="0.339" calcext:value-type="float">
            <text:p>0,339</text:p>
          </table:table-cell>
          <table:table-cell office:value-type="float" office:value="18.994793354817" calcext:value-type="float">
            <text:p>18,9947933548</text:p>
          </table:table-cell>
          <table:table-cell/>
          <table:table-cell office:value-type="float" office:value="0.339" calcext:value-type="float">
            <text:p>0,339</text:p>
          </table:table-cell>
          <table:table-cell office:value-type="float" office:value="16.9102139993741" calcext:value-type="float">
            <text:p>16,9102139994</text:p>
          </table:table-cell>
          <table:table-cell office:value-type="float" office:value="17.588059759513" calcext:value-type="float">
            <text:p>17,5880597595</text:p>
          </table:table-cell>
          <table:table-cell office:value-type="float" office:value="17.9900175588596" calcext:value-type="float">
            <text:p>17,9900175589</text:p>
          </table:table-cell>
          <table:table-cell office:value-type="float" office:value="18.2511086882684" calcext:value-type="float">
            <text:p>18,2511086883</text:p>
          </table:table-cell>
          <table:table-cell office:value-type="float" office:value="18.4339907431764" calcext:value-type="float">
            <text:p>18,4339907432</text:p>
          </table:table-cell>
          <table:table-cell office:value-type="float" office:value="18.5698793770832" calcext:value-type="float">
            <text:p>18,5698793771</text:p>
          </table:table-cell>
          <table:table-cell office:value-type="float" office:value="18.6755321757296" calcext:value-type="float">
            <text:p>18,6755321757</text:p>
          </table:table-cell>
          <table:table-cell office:value-type="float" office:value="18.7606057536311" calcext:value-type="float">
            <text:p>18,7606057536</text:p>
          </table:table-cell>
          <table:table-cell office:value-type="float" office:value="18.8310154552211" calcext:value-type="float">
            <text:p>18,8310154552</text:p>
          </table:table-cell>
          <table:table-cell office:value-type="float" office:value="18.8905745451965" calcext:value-type="float">
            <text:p>18,8905745452</text:p>
          </table:table-cell>
          <table:table-cell/>
          <table:table-cell office:value-type="float" office:value="0.339" calcext:value-type="float">
            <text:p>0,339</text:p>
          </table:table-cell>
          <table:table-cell office:value-type="float" office:value="18.8426751241493" calcext:value-type="float">
            <text:p>18,8426751241</text:p>
          </table:table-cell>
        </table:table-row>
        <table:table-row table:style-name="ro1">
          <table:table-cell office:value-type="float" office:value="0.341" calcext:value-type="float">
            <text:p>0,341</text:p>
          </table:table-cell>
          <table:table-cell office:value-type="float" office:value="15.9719177866967" calcext:value-type="float">
            <text:p>15,9719177867</text:p>
          </table:table-cell>
          <table:table-cell/>
          <table:table-cell office:value-type="float" office:value="0.341" calcext:value-type="float">
            <text:p>0,341</text:p>
          </table:table-cell>
          <table:table-cell office:value-type="float" office:value="19.0082882057403" calcext:value-type="float">
            <text:p>19,0082882057</text:p>
          </table:table-cell>
          <table:table-cell/>
          <table:table-cell office:value-type="float" office:value="0.341" calcext:value-type="float">
            <text:p>0,341</text:p>
          </table:table-cell>
          <table:table-cell office:value-type="float" office:value="16.9318346704588" calcext:value-type="float">
            <text:p>16,9318346705</text:p>
          </table:table-cell>
          <table:table-cell office:value-type="float" office:value="17.6027702673562" calcext:value-type="float">
            <text:p>17,6027702674</text:p>
          </table:table-cell>
          <table:table-cell office:value-type="float" office:value="18.0036822739075" calcext:value-type="float">
            <text:p>18,0036822739</text:p>
          </table:table-cell>
          <table:table-cell office:value-type="float" office:value="18.2651134590904" calcext:value-type="float">
            <text:p>18,2651134591</text:p>
          </table:table-cell>
          <table:table-cell office:value-type="float" office:value="18.448419697216" calcext:value-type="float">
            <text:p>18,4484196972</text:p>
          </table:table-cell>
          <table:table-cell office:value-type="float" office:value="18.584559161693" calcext:value-type="float">
            <text:p>18,5845591617</text:p>
          </table:table-cell>
          <table:table-cell office:value-type="float" office:value="18.6902879839613" calcext:value-type="float">
            <text:p>18,690287984</text:p>
          </table:table-cell>
          <table:table-cell office:value-type="float" office:value="18.7753067208454" calcext:value-type="float">
            <text:p>18,7753067208</text:p>
          </table:table-cell>
          <table:table-cell office:value-type="float" office:value="18.8455718302819" calcext:value-type="float">
            <text:p>18,8455718303</text:p>
          </table:table-cell>
          <table:table-cell office:value-type="float" office:value="18.9049270884093" calcext:value-type="float">
            <text:p>18,9049270884</text:p>
          </table:table-cell>
          <table:table-cell/>
          <table:table-cell office:value-type="float" office:value="0.341" calcext:value-type="float">
            <text:p>0,341</text:p>
          </table:table-cell>
          <table:table-cell office:value-type="float" office:value="18.8567461083852" calcext:value-type="float">
            <text:p>18,8567461084</text:p>
          </table:table-cell>
        </table:table-row>
        <table:table-row table:style-name="ro1">
          <table:table-cell office:value-type="float" office:value="0.343" calcext:value-type="float">
            <text:p>0,343</text:p>
          </table:table-cell>
          <table:table-cell office:value-type="float" office:value="16.0119147524834" calcext:value-type="float">
            <text:p>16,0119147525</text:p>
          </table:table-cell>
          <table:table-cell/>
          <table:table-cell office:value-type="float" office:value="0.343" calcext:value-type="float">
            <text:p>0,343</text:p>
          </table:table-cell>
          <table:table-cell office:value-type="float" office:value="19.0206365855016" calcext:value-type="float">
            <text:p>19,0206365855</text:p>
          </table:table-cell>
          <table:table-cell/>
          <table:table-cell office:value-type="float" office:value="0.343" calcext:value-type="float">
            <text:p>0,343</text:p>
          </table:table-cell>
          <table:table-cell office:value-type="float" office:value="16.9527503642068" calcext:value-type="float">
            <text:p>16,9527503642</text:p>
          </table:table-cell>
          <table:table-cell office:value-type="float" office:value="17.616817804351" calcext:value-type="float">
            <text:p>17,6168178044</text:p>
          </table:table-cell>
          <table:table-cell office:value-type="float" office:value="18.016429420637" calcext:value-type="float">
            <text:p>18,0164294206</text:p>
          </table:table-cell>
          <table:table-cell office:value-type="float" office:value="18.2780428682094" calcext:value-type="float">
            <text:p>18,2780428682</text:p>
          </table:table-cell>
          <table:table-cell office:value-type="float" office:value="18.4617112123389" calcext:value-type="float">
            <text:p>18,4617112123</text:p>
          </table:table-cell>
          <table:table-cell office:value-type="float" office:value="18.5980912580143" calcext:value-type="float">
            <text:p>18,598091258</text:p>
          </table:table-cell>
          <table:table-cell office:value-type="float" office:value="18.7039106433373" calcext:value-type="float">
            <text:p>18,7039106433</text:p>
          </table:table-cell>
          <table:table-cell office:value-type="float" office:value="18.7889001575361" calcext:value-type="float">
            <text:p>18,7889001575</text:p>
          </table:table-cell>
          <table:table-cell office:value-type="float" office:value="18.8590506490452" calcext:value-type="float">
            <text:p>18,859050649</text:p>
          </table:table-cell>
          <table:table-cell office:value-type="float" office:value="18.9182331187577" calcext:value-type="float">
            <text:p>18,9182331188</text:p>
          </table:table-cell>
          <table:table-cell/>
          <table:table-cell office:value-type="float" office:value="0.343" calcext:value-type="float">
            <text:p>0,343</text:p>
          </table:table-cell>
          <table:table-cell office:value-type="float" office:value="18.8697245485041" calcext:value-type="float">
            <text:p>18,8697245485</text:p>
          </table:table-cell>
        </table:table-row>
        <table:table-row table:style-name="ro1">
          <table:table-cell office:value-type="float" office:value="0.345" calcext:value-type="float">
            <text:p>0,345</text:p>
          </table:table-cell>
          <table:table-cell office:value-type="float" office:value="16.050155863184" calcext:value-type="float">
            <text:p>16,0501558632</text:p>
          </table:table-cell>
          <table:table-cell/>
          <table:table-cell office:value-type="float" office:value="0.345" calcext:value-type="float">
            <text:p>0,345</text:p>
          </table:table-cell>
          <table:table-cell office:value-type="float" office:value="19.0319173322879" calcext:value-type="float">
            <text:p>19,0319173323</text:p>
          </table:table-cell>
          <table:table-cell/>
          <table:table-cell office:value-type="float" office:value="0.345" calcext:value-type="float">
            <text:p>0,345</text:p>
          </table:table-cell>
          <table:table-cell office:value-type="float" office:value="16.9730140896804" calcext:value-type="float">
            <text:p>16,9730140897</text:p>
          </table:table-cell>
          <table:table-cell office:value-type="float" office:value="17.6303029892391" calcext:value-type="float">
            <text:p>17,6303029892</text:p>
          </table:table-cell>
          <table:table-cell office:value-type="float" office:value="18.0284005950505" calcext:value-type="float">
            <text:p>18,0284005951</text:p>
          </table:table-cell>
          <table:table-cell office:value-type="float" office:value="18.2900474417339" calcext:value-type="float">
            <text:p>18,2900474417</text:p>
          </table:table-cell>
          <table:table-cell office:value-type="float" office:value="18.4740124554256" calcext:value-type="float">
            <text:p>18,4740124554</text:p>
          </table:table-cell>
          <table:table-cell office:value-type="float" office:value="18.610616267542" calcext:value-type="float">
            <text:p>18,6106162675</text:p>
          </table:table-cell>
          <table:table-cell office:value-type="float" office:value="18.7165338546909" calcext:value-type="float">
            <text:p>18,7165338547</text:p>
          </table:table-cell>
          <table:table-cell office:value-type="float" office:value="18.8015133289298" calcext:value-type="float">
            <text:p>18,8015133289</text:p>
          </table:table-cell>
          <table:table-cell office:value-type="float" office:value="18.8715733697102" calcext:value-type="float">
            <text:p>18,8715733697</text:p>
          </table:table-cell>
          <table:table-cell office:value-type="float" office:value="18.9306088919046" calcext:value-type="float">
            <text:p>18,9306088919</text:p>
          </table:table-cell>
          <table:table-cell/>
          <table:table-cell office:value-type="float" office:value="0.345" calcext:value-type="float">
            <text:p>0,345</text:p>
          </table:table-cell>
          <table:table-cell office:value-type="float" office:value="18.8817302870282" calcext:value-type="float">
            <text:p>18,881730287</text:p>
          </table:table-cell>
        </table:table-row>
        <table:table-row table:style-name="ro1">
          <table:table-cell office:value-type="float" office:value="0.347" calcext:value-type="float">
            <text:p>0,347</text:p>
          </table:table-cell>
          <table:table-cell office:value-type="float" office:value="16.0867572106176" calcext:value-type="float">
            <text:p>16,0867572106</text:p>
          </table:table-cell>
          <table:table-cell/>
          <table:table-cell office:value-type="float" office:value="0.347" calcext:value-type="float">
            <text:p>0,347</text:p>
          </table:table-cell>
          <table:table-cell office:value-type="float" office:value="19.0421897904359" calcext:value-type="float">
            <text:p>19,0421897904</text:p>
          </table:table-cell>
          <table:table-cell/>
          <table:table-cell office:value-type="float" office:value="0.347" calcext:value-type="float">
            <text:p>0,347</text:p>
          </table:table-cell>
          <table:table-cell office:value-type="float" office:value="16.9926718791792" calcext:value-type="float">
            <text:p>16,9926718792</text:p>
          </table:table-cell>
          <table:table-cell office:value-type="float" office:value="17.6433063372159" calcext:value-type="float">
            <text:p>17,6433063372</text:p>
          </table:table-cell>
          <table:table-cell office:value-type="float" office:value="18.0397130755618" calcext:value-type="float">
            <text:p>18,0397130756</text:p>
          </table:table-cell>
          <table:table-cell office:value-type="float" office:value="18.3012544312303" calcext:value-type="float">
            <text:p>18,3012544312</text:p>
          </table:table-cell>
          <table:table-cell office:value-type="float" office:value="18.4854490058294" calcext:value-type="float">
            <text:p>18,4854490058</text:p>
          </table:table-cell>
          <table:table-cell office:value-type="float" office:value="18.6222546788682" calcext:value-type="float">
            <text:p>18,6222546789</text:p>
          </table:table-cell>
          <table:table-cell office:value-type="float" office:value="18.7282724203983" calcext:value-type="float">
            <text:p>18,7282724204</text:p>
          </table:table-cell>
          <table:table-cell office:value-type="float" office:value="18.813255612731" calcext:value-type="float">
            <text:p>18,8132556127</text:p>
          </table:table-cell>
          <table:table-cell office:value-type="float" office:value="18.883244421883" calcext:value-type="float">
            <text:p>18,8832444219</text:p>
          </table:table-cell>
          <table:table-cell office:value-type="float" office:value="18.9421543785961" calcext:value-type="float">
            <text:p>18,9421543786</text:p>
          </table:table-cell>
          <table:table-cell/>
          <table:table-cell office:value-type="float" office:value="0.347" calcext:value-type="float">
            <text:p>0,347</text:p>
          </table:table-cell>
          <table:table-cell office:value-type="float" office:value="18.8928663609796" calcext:value-type="float">
            <text:p>18,892866361</text:p>
          </table:table-cell>
        </table:table-row>
        <table:table-row table:style-name="ro1">
          <table:table-cell office:value-type="float" office:value="0.349" calcext:value-type="float">
            <text:p>0,349</text:p>
          </table:table-cell>
          <table:table-cell office:value-type="float" office:value="16.1218240416584" calcext:value-type="float">
            <text:p>16,1218240417</text:p>
          </table:table-cell>
          <table:table-cell/>
          <table:table-cell office:value-type="float" office:value="0.349" calcext:value-type="float">
            <text:p>0,349</text:p>
          </table:table-cell>
          <table:table-cell office:value-type="float" office:value="19.0514955801661" calcext:value-type="float">
            <text:p>19,0514955802</text:p>
          </table:table-cell>
          <table:table-cell/>
          <table:table-cell office:value-type="float" office:value="0.349" calcext:value-type="float">
            <text:p>0,349</text:p>
          </table:table-cell>
          <table:table-cell office:value-type="float" office:value="17.0117643134927" calcext:value-type="float">
            <text:p>17,0117643135</text:p>
          </table:table-cell>
          <table:table-cell office:value-type="float" office:value="17.6558927989476" calcext:value-type="float">
            <text:p>17,6558927989</text:p>
          </table:table-cell>
          <table:table-cell office:value-type="float" office:value="18.0504644124297" calcext:value-type="float">
            <text:p>18,0504644124</text:p>
          </table:table-cell>
          <table:table-cell office:value-type="float" office:value="18.3117719203933" calcext:value-type="float">
            <text:p>18,3117719204</text:p>
          </table:table-cell>
          <table:table-cell office:value-type="float" office:value="18.4961285975102" calcext:value-type="float">
            <text:p>18,4961285975</text:p>
          </table:table-cell>
          <table:table-cell office:value-type="float" office:value="18.633110342976" calcext:value-type="float">
            <text:p>18,633110343</text:p>
          </table:table-cell>
          <table:table-cell office:value-type="float" office:value="18.7392255104381" calcext:value-type="float">
            <text:p>18,7392255104</text:p>
          </table:table-cell>
          <table:table-cell office:value-type="float" office:value="18.8242215926115" calcext:value-type="float">
            <text:p>18,8242215926</text:p>
          </table:table-cell>
          <table:table-cell office:value-type="float" office:value="18.8941541531311" calcext:value-type="float">
            <text:p>18,8941541531</text:p>
          </table:table-cell>
          <table:table-cell office:value-type="float" office:value="18.9529560834445" calcext:value-type="float">
            <text:p>18,9529560834</text:p>
          </table:table-cell>
          <table:table-cell/>
          <table:table-cell office:value-type="float" office:value="0.349" calcext:value-type="float">
            <text:p>0,349</text:p>
          </table:table-cell>
          <table:table-cell office:value-type="float" office:value="18.9032219137944" calcext:value-type="float">
            <text:p>18,9032219138</text:p>
          </table:table-cell>
        </table:table-row>
        <table:table-row table:style-name="ro1">
          <table:table-cell office:value-type="float" office:value="0.351" calcext:value-type="float">
            <text:p>0,351</text:p>
          </table:table-cell>
          <table:table-cell office:value-type="float" office:value="16.1554520767019" calcext:value-type="float">
            <text:p>16,1554520767</text:p>
          </table:table-cell>
          <table:table-cell/>
          <table:table-cell office:value-type="float" office:value="0.351" calcext:value-type="float">
            <text:p>0,351</text:p>
          </table:table-cell>
          <table:table-cell office:value-type="float" office:value="19.0598596422561" calcext:value-type="float">
            <text:p>19,0598596423</text:p>
          </table:table-cell>
          <table:table-cell/>
          <table:table-cell office:value-type="float" office:value="0.351" calcext:value-type="float">
            <text:p>0,351</text:p>
          </table:table-cell>
          <table:table-cell office:value-type="float" office:value="17.0303275983248" calcext:value-type="float">
            <text:p>17,0303275983</text:p>
          </table:table-cell>
          <table:table-cell office:value-type="float" office:value="17.6681152145873" calcext:value-type="float">
            <text:p>17,6681152146</text:p>
          </table:table-cell>
          <table:table-cell office:value-type="float" office:value="18.0607360674006" calcext:value-type="float">
            <text:p>18,0607360674</text:p>
          </table:table-cell>
          <table:table-cell office:value-type="float" office:value="18.3216920986706" calcext:value-type="float">
            <text:p>18,3216920987</text:p>
          </table:table-cell>
          <table:table-cell office:value-type="float" office:value="18.5061440987724" calcext:value-type="float">
            <text:p>18,5061440988</text:p>
          </table:table-cell>
          <table:table-cell office:value-type="float" office:value="18.6432732375109" calcext:value-type="float">
            <text:p>18,6432732375</text:p>
          </table:table-cell>
          <table:table-cell office:value-type="float" office:value="18.7494792586611" calcext:value-type="float">
            <text:p>18,7494792587</text:p>
          </table:table-cell>
          <table:table-cell office:value-type="float" office:value="18.8344935164714" calcext:value-type="float">
            <text:p>18,8344935165</text:p>
          </table:table-cell>
          <table:table-cell office:value-type="float" office:value="18.9043811699768" calcext:value-type="float">
            <text:p>18,90438117</text:p>
          </table:table-cell>
          <table:table-cell office:value-type="float" office:value="18.9630892840335" calcext:value-type="float">
            <text:p>18,963089284</text:p>
          </table:table-cell>
          <table:table-cell/>
          <table:table-cell office:value-type="float" office:value="0.351" calcext:value-type="float">
            <text:p>0,351</text:p>
          </table:table-cell>
          <table:table-cell office:value-type="float" office:value="18.9128745088953" calcext:value-type="float">
            <text:p>18,9128745089</text:p>
          </table:table-cell>
        </table:table-row>
        <table:table-row table:style-name="ro1">
          <table:table-cell office:value-type="float" office:value="0.353" calcext:value-type="float">
            <text:p>0,353</text:p>
          </table:table-cell>
          <table:table-cell office:value-type="float" office:value="16.1877286466572" calcext:value-type="float">
            <text:p>16,1877286467</text:p>
          </table:table-cell>
          <table:table-cell/>
          <table:table-cell office:value-type="float" office:value="0.353" calcext:value-type="float">
            <text:p>0,353</text:p>
          </table:table-cell>
          <table:table-cell office:value-type="float" office:value="19.0672906371099" calcext:value-type="float">
            <text:p>19,0672906371</text:p>
          </table:table-cell>
          <table:table-cell/>
          <table:table-cell office:value-type="float" office:value="0.353" calcext:value-type="float">
            <text:p>0,353</text:p>
          </table:table-cell>
          <table:table-cell office:value-type="float" office:value="17.0483943675989" calcext:value-type="float">
            <text:p>17,0483943676</text:p>
          </table:table-cell>
          <table:table-cell office:value-type="float" office:value="17.6800169715124" calcext:value-type="float">
            <text:p>17,6800169715</text:p>
          </table:table-cell>
          <table:table-cell office:value-type="float" office:value="18.0705963356891" calcext:value-type="float">
            <text:p>18,0705963357</text:p>
          </table:table-cell>
          <table:table-cell office:value-type="float" office:value="18.3310939068038" calcext:value-type="float">
            <text:p>18,3310939068</text:p>
          </table:table-cell>
          <table:table-cell office:value-type="float" office:value="18.5155759178488" calcext:value-type="float">
            <text:p>18,5155759178</text:p>
          </table:table-cell>
          <table:table-cell office:value-type="float" office:value="18.6528216954788" calcext:value-type="float">
            <text:p>18,6528216955</text:p>
          </table:table-cell>
          <table:table-cell office:value-type="float" office:value="18.7591088543536" calcext:value-type="float">
            <text:p>18,7591088544</text:p>
          </table:table-cell>
          <table:table-cell office:value-type="float" office:value="18.8441432759271" calcext:value-type="float">
            <text:p>18,8441432759</text:p>
          </table:table-cell>
          <table:table-cell office:value-type="float" office:value="18.9139942224768" calcext:value-type="float">
            <text:p>18,9139942225</text:p>
          </table:table-cell>
          <table:table-cell office:value-type="float" office:value="18.9726198332282" calcext:value-type="float">
            <text:p>18,9726198332</text:p>
          </table:table-cell>
          <table:table-cell/>
          <table:table-cell office:value-type="float" office:value="0.353" calcext:value-type="float">
            <text:p>0,353</text:p>
          </table:table-cell>
          <table:table-cell office:value-type="float" office:value="18.9218919923035" calcext:value-type="float">
            <text:p>18,9218919923</text:p>
          </table:table-cell>
        </table:table-row>
        <table:table-row table:style-name="ro1">
          <table:table-cell office:value-type="float" office:value="0.355" calcext:value-type="float">
            <text:p>0,355</text:p>
          </table:table-cell>
          <table:table-cell office:value-type="float" office:value="16.2187336475585" calcext:value-type="float">
            <text:p>16,2187336476</text:p>
          </table:table-cell>
          <table:table-cell/>
          <table:table-cell office:value-type="float" office:value="0.355" calcext:value-type="float">
            <text:p>0,355</text:p>
          </table:table-cell>
          <table:table-cell office:value-type="float" office:value="19.0737807111718" calcext:value-type="float">
            <text:p>19,0737807112</text:p>
          </table:table-cell>
          <table:table-cell/>
          <table:table-cell office:value-type="float" office:value="0.355" calcext:value-type="float">
            <text:p>0,355</text:p>
          </table:table-cell>
          <table:table-cell office:value-type="float" office:value="17.0659942767921" calcext:value-type="float">
            <text:p>17,0659942768</text:p>
          </table:table-cell>
          <table:table-cell office:value-type="float" office:value="17.6916340419217" calcext:value-type="float">
            <text:p>17,6916340419</text:p>
          </table:table-cell>
          <table:table-cell office:value-type="float" office:value="18.0801026941508" calcext:value-type="float">
            <text:p>18,0801026942</text:p>
          </table:table-cell>
          <table:table-cell office:value-type="float" office:value="18.3400451822457" calcext:value-type="float">
            <text:p>18,3400451822</text:p>
          </table:table-cell>
          <table:table-cell office:value-type="float" office:value="18.5244939532017" calcext:value-type="float">
            <text:p>18,5244939532</text:p>
          </table:table-cell>
          <table:table-cell office:value-type="float" office:value="18.6618242100925" calcext:value-type="float">
            <text:p>18,6618242101</text:p>
          </table:table-cell>
          <table:table-cell office:value-type="float" office:value="18.7681802347344" calcext:value-type="float">
            <text:p>18,7681802347</text:p>
          </table:table-cell>
          <table:table-cell office:value-type="float" office:value="18.8532340073794" calcext:value-type="float">
            <text:p>18,8532340074</text:p>
          </table:table-cell>
          <table:table-cell office:value-type="float" office:value="18.9230537280709" calcext:value-type="float">
            <text:p>18,9230537281</text:p>
          </table:table-cell>
          <table:table-cell office:value-type="float" office:value="18.9816056161754" calcext:value-type="float">
            <text:p>18,9816056162</text:p>
          </table:table-cell>
          <table:table-cell/>
          <table:table-cell office:value-type="float" office:value="0.355" calcext:value-type="float">
            <text:p>0,355</text:p>
          </table:table-cell>
          <table:table-cell office:value-type="float" office:value="18.9303339989155" calcext:value-type="float">
            <text:p>18,9303339989</text:p>
          </table:table-cell>
        </table:table-row>
        <table:table-row table:style-name="ro1">
          <table:table-cell office:value-type="float" office:value="0.357" calcext:value-type="float">
            <text:p>0,357</text:p>
          </table:table-cell>
          <table:table-cell office:value-type="float" office:value="16.2485403724463" calcext:value-type="float">
            <text:p>16,2485403724</text:p>
          </table:table-cell>
          <table:table-cell/>
          <table:table-cell office:value-type="float" office:value="0.357" calcext:value-type="float">
            <text:p>0,357</text:p>
          </table:table-cell>
          <table:table-cell office:value-type="float" office:value="19.079304609214" calcext:value-type="float">
            <text:p>19,0793046092</text:p>
          </table:table-cell>
          <table:table-cell/>
          <table:table-cell office:value-type="float" office:value="0.357" calcext:value-type="float">
            <text:p>0,357</text:p>
          </table:table-cell>
          <table:table-cell office:value-type="float" office:value="17.0831544665995" calcext:value-type="float">
            <text:p>17,0831544666</text:p>
          </table:table-cell>
          <table:table-cell office:value-type="float" office:value="17.7029965612593" calcext:value-type="float">
            <text:p>17,7029965613</text:p>
          </table:table-cell>
          <table:table-cell office:value-type="float" office:value="18.0893037071694" calcext:value-type="float">
            <text:p>18,0893037072</text:p>
          </table:table-cell>
          <table:table-cell office:value-type="float" office:value="18.3486044190338" calcext:value-type="float">
            <text:p>18,348604419</text:p>
          </table:table-cell>
          <table:table-cell office:value-type="float" office:value="18.5329591934451" calcext:value-type="float">
            <text:p>18,5329591934</text:p>
          </table:table-cell>
          <table:table-cell office:value-type="float" office:value="18.6703409134951" calcext:value-type="float">
            <text:p>18,6703409135</text:p>
          </table:table-cell>
          <table:table-cell office:value-type="float" office:value="18.7767514703279" calcext:value-type="float">
            <text:p>18,7767514703</text:p>
          </table:table-cell>
          <table:table-cell office:value-type="float" office:value="18.8618214017915" calcext:value-type="float">
            <text:p>18,8618214018</text:p>
          </table:table-cell>
          <table:table-cell office:value-type="float" office:value="18.9316130177515" calcext:value-type="float">
            <text:p>18,9316130178</text:p>
          </table:table-cell>
          <table:table-cell office:value-type="float" office:value="18.9900977415594" calcext:value-type="float">
            <text:p>18,9900977416</text:p>
          </table:table-cell>
          <table:table-cell/>
          <table:table-cell office:value-type="float" office:value="0.357" calcext:value-type="float">
            <text:p>0,357</text:p>
          </table:table-cell>
          <table:table-cell office:value-type="float" office:value="18.9382531845408" calcext:value-type="float">
            <text:p>18,9382531845</text:p>
          </table:table-cell>
        </table:table-row>
        <table:table-row table:style-name="ro1">
          <table:table-cell office:value-type="float" office:value="0.359" calcext:value-type="float">
            <text:p>0,359</text:p>
          </table:table-cell>
          <table:table-cell office:value-type="float" office:value="16.2772162216513" calcext:value-type="float">
            <text:p>16,2772162217</text:p>
          </table:table-cell>
          <table:table-cell/>
          <table:table-cell office:value-type="float" office:value="0.359" calcext:value-type="float">
            <text:p>0,359</text:p>
          </table:table-cell>
          <table:table-cell office:value-type="float" office:value="19.0838180509413" calcext:value-type="float">
            <text:p>19,0838180509</text:p>
          </table:table-cell>
          <table:table-cell/>
          <table:table-cell office:value-type="float" office:value="0.359" calcext:value-type="float">
            <text:p>0,359</text:p>
          </table:table-cell>
          <table:table-cell office:value-type="float" office:value="17.0998999237772" calcext:value-type="float">
            <text:p>17,0998999238</text:p>
          </table:table-cell>
          <table:table-cell office:value-type="float" office:value="17.7141300483267" calcext:value-type="float">
            <text:p>17,7141300483</text:p>
          </table:table-cell>
          <table:table-cell office:value-type="float" office:value="18.0982405752247" calcext:value-type="float">
            <text:p>18,0982405752</text:p>
          </table:table-cell>
          <table:table-cell office:value-type="float" office:value="18.3568222163919" calcext:value-type="float">
            <text:p>18,3568222164</text:p>
          </table:table-cell>
          <table:table-cell office:value-type="float" office:value="18.5410250355065" calcext:value-type="float">
            <text:p>18,5410250355</text:p>
          </table:table-cell>
          <table:table-cell office:value-type="float" office:value="18.6784247937657" calcext:value-type="float">
            <text:p>18,6784247938</text:p>
          </table:table-cell>
          <table:table-cell office:value-type="float" office:value="18.7848739040864" calcext:value-type="float">
            <text:p>18,7848739041</text:p>
          </table:table-cell>
          <table:table-cell office:value-type="float" office:value="18.8699547809919" calcext:value-type="float">
            <text:p>18,869954781</text:p>
          </table:table-cell>
          <table:table-cell office:value-type="float" office:value="18.93971935968" calcext:value-type="float">
            <text:p>18,9397193597</text:p>
          </table:table-cell>
          <table:table-cell office:value-type="float" office:value="18.998141519828" calcext:value-type="float">
            <text:p>18,9981415198</text:p>
          </table:table-cell>
          <table:table-cell/>
          <table:table-cell office:value-type="float" office:value="0.359" calcext:value-type="float">
            <text:p>0,359</text:p>
          </table:table-cell>
          <table:table-cell office:value-type="float" office:value="18.9456962382164" calcext:value-type="float">
            <text:p>18,9456962382</text:p>
          </table:table-cell>
        </table:table-row>
        <table:table-row table:style-name="ro1">
          <table:table-cell office:value-type="float" office:value="0.361" calcext:value-type="float">
            <text:p>0,361</text:p>
          </table:table-cell>
          <table:table-cell office:value-type="float" office:value="16.3048233249262" calcext:value-type="float">
            <text:p>16,3048233249</text:p>
          </table:table-cell>
          <table:table-cell/>
          <table:table-cell office:value-type="float" office:value="0.361" calcext:value-type="float">
            <text:p>0,361</text:p>
          </table:table-cell>
          <table:table-cell office:value-type="float" office:value="19.0872552350327" calcext:value-type="float">
            <text:p>19,087255235</text:p>
          </table:table-cell>
          <table:table-cell/>
          <table:table-cell office:value-type="float" office:value="0.361" calcext:value-type="float">
            <text:p>0,361</text:p>
          </table:table-cell>
          <table:table-cell office:value-type="float" office:value="17.116253775162" calcext:value-type="float">
            <text:p>17,1162537752</text:p>
          </table:table-cell>
          <table:table-cell office:value-type="float" office:value="17.7250563568883" calcext:value-type="float">
            <text:p>17,7250563569</text:p>
          </table:table-cell>
          <table:table-cell office:value-type="float" office:value="18.1069484024495" calcext:value-type="float">
            <text:p>18,1069484024</text:p>
          </table:table-cell>
          <table:table-cell office:value-type="float" office:value="18.3647424817079" calcext:value-type="float">
            <text:p>18,3647424817</text:p>
          </table:table-cell>
          <table:table-cell office:value-type="float" office:value="18.5487383809199" calcext:value-type="float">
            <text:p>18,5487383809</text:p>
          </table:table-cell>
          <table:table-cell office:value-type="float" office:value="18.686122706005" calcext:value-type="float">
            <text:p>18,686122706</text:p>
          </table:table-cell>
          <table:table-cell office:value-type="float" office:value="18.7925930967751" calcext:value-type="float">
            <text:p>18,7925930968</text:p>
          </table:table-cell>
          <table:table-cell office:value-type="float" office:value="18.8776779902765" calcext:value-type="float">
            <text:p>18,8776779903</text:p>
          </table:table-cell>
          <table:table-cell office:value-type="float" office:value="18.9474148076929" calcext:value-type="float">
            <text:p>18,9474148077</text:p>
          </table:table-cell>
          <table:table-cell office:value-type="float" office:value="19.0057772738291" calcext:value-type="float">
            <text:p>19,0057772738</text:p>
          </table:table-cell>
          <table:table-cell/>
          <table:table-cell office:value-type="float" office:value="0.361" calcext:value-type="float">
            <text:p>0,361</text:p>
          </table:table-cell>
          <table:table-cell office:value-type="float" office:value="18.9527047217183" calcext:value-type="float">
            <text:p>18,9527047217</text:p>
          </table:table-cell>
        </table:table-row>
        <table:table-row table:style-name="ro1">
          <table:table-cell office:value-type="float" office:value="0.363" calcext:value-type="float">
            <text:p>0,363</text:p>
          </table:table-cell>
          <table:table-cell office:value-type="float" office:value="16.3314190691161" calcext:value-type="float">
            <text:p>16,3314190691</text:p>
          </table:table-cell>
          <table:table-cell/>
          <table:table-cell office:value-type="float" office:value="0.363" calcext:value-type="float">
            <text:p>0,363</text:p>
          </table:table-cell>
          <table:table-cell office:value-type="float" office:value="19.0895252464308" calcext:value-type="float">
            <text:p>19,0895252464</text:p>
          </table:table-cell>
          <table:table-cell/>
          <table:table-cell office:value-type="float" office:value="0.363" calcext:value-type="float">
            <text:p>0,363</text:p>
          </table:table-cell>
          <table:table-cell office:value-type="float" office:value="17.1322375160553" calcext:value-type="float">
            <text:p>17,1322375161</text:p>
          </table:table-cell>
          <table:table-cell office:value-type="float" office:value="17.7357944095696" calcext:value-type="float">
            <text:p>17,7357944096</text:p>
          </table:table-cell>
          <table:table-cell office:value-type="float" office:value="18.1154572292851" calcext:value-type="float">
            <text:p>18,1154572293</text:p>
          </table:table-cell>
          <table:table-cell office:value-type="float" office:value="18.3724034278442" calcext:value-type="float">
            <text:p>18,3724034278</text:p>
          </table:table-cell>
          <table:table-cell office:value-type="float" office:value="18.5561405472222" calcext:value-type="float">
            <text:p>18,5561405472</text:p>
          </table:table-cell>
          <table:table-cell office:value-type="float" office:value="18.6934762123685" calcext:value-type="float">
            <text:p>18,6934762124</text:p>
          </table:table-cell>
          <table:table-cell office:value-type="float" office:value="18.7999496116881" calcext:value-type="float">
            <text:p>18,7999496117</text:p>
          </table:table-cell>
          <table:table-cell office:value-type="float" office:value="18.8850301387738" calcext:value-type="float">
            <text:p>18,8850301388</text:p>
          </table:table-cell>
          <table:table-cell office:value-type="float" office:value="18.9547369047024" calcext:value-type="float">
            <text:p>18,9547369047</text:p>
          </table:table-cell>
          <table:table-cell office:value-type="float" office:value="19.0130410105133" calcext:value-type="float">
            <text:p>19,0130410105</text:p>
          </table:table-cell>
          <table:table-cell/>
          <table:table-cell office:value-type="float" office:value="0.363" calcext:value-type="float">
            <text:p>0,363</text:p>
          </table:table-cell>
          <table:table-cell office:value-type="float" office:value="18.95931576594" calcext:value-type="float">
            <text:p>18,9593157659</text:p>
          </table:table-cell>
        </table:table-row>
        <table:table-row table:style-name="ro1">
          <table:table-cell office:value-type="float" office:value="0.365" calcext:value-type="float">
            <text:p>0,365</text:p>
          </table:table-cell>
          <table:table-cell office:value-type="float" office:value="16.3570565827662" calcext:value-type="float">
            <text:p>16,3570565828</text:p>
          </table:table-cell>
          <table:table-cell/>
          <table:table-cell office:value-type="float" office:value="0.365" calcext:value-type="float">
            <text:p>0,365</text:p>
          </table:table-cell>
          <table:table-cell office:value-type="float" office:value="19.0905070449085" calcext:value-type="float">
            <text:p>19,0905070449</text:p>
          </table:table-cell>
          <table:table-cell/>
          <table:table-cell office:value-type="float" office:value="0.365" calcext:value-type="float">
            <text:p>0,365</text:p>
          </table:table-cell>
          <table:table-cell office:value-type="float" office:value="17.1478712173862" calcext:value-type="float">
            <text:p>17,1478712174</text:p>
          </table:table-cell>
          <table:table-cell office:value-type="float" office:value="17.7463607845625" calcext:value-type="float">
            <text:p>17,7463607846</text:p>
          </table:table-cell>
          <table:table-cell office:value-type="float" office:value="18.1237928913094" calcext:value-type="float">
            <text:p>18,1237928913</text:p>
          </table:table-cell>
          <table:table-cell office:value-type="float" office:value="18.3798384162239" calcext:value-type="float">
            <text:p>18,3798384162</text:p>
          </table:table-cell>
          <table:table-cell office:value-type="float" office:value="18.5632680404344" calcext:value-type="float">
            <text:p>18,5632680404</text:p>
          </table:table-cell>
          <table:table-cell office:value-type="float" office:value="18.7005222933424" calcext:value-type="float">
            <text:p>18,7005222933</text:p>
          </table:table-cell>
          <table:table-cell office:value-type="float" office:value="18.8069796782152" calcext:value-type="float">
            <text:p>18,8069796782</text:p>
          </table:table-cell>
          <table:table-cell office:value-type="float" office:value="18.8920462248941" calcext:value-type="float">
            <text:p>18,8920462249</text:p>
          </table:table-cell>
          <table:table-cell office:value-type="float" office:value="18.9617192765514" calcext:value-type="float">
            <text:p>18,9617192766</text:p>
          </table:table-cell>
          <table:table-cell office:value-type="float" office:value="19.0199649878485" calcext:value-type="float">
            <text:p>19,0199649878</text:p>
          </table:table-cell>
          <table:table-cell/>
          <table:table-cell office:value-type="float" office:value="0.365" calcext:value-type="float">
            <text:p>0,365</text:p>
          </table:table-cell>
          <table:table-cell office:value-type="float" office:value="18.9655626593488" calcext:value-type="float">
            <text:p>18,9655626593</text:p>
          </table:table-cell>
        </table:table-row>
        <table:table-row table:style-name="ro1">
          <table:table-cell office:value-type="float" office:value="0.367" calcext:value-type="float">
            <text:p>0,367</text:p>
          </table:table-cell>
          <table:table-cell office:value-type="float" office:value="16.3817851300913" calcext:value-type="float">
            <text:p>16,3817851301</text:p>
          </table:table-cell>
          <table:table-cell/>
          <table:table-cell office:value-type="float" office:value="0.367" calcext:value-type="float">
            <text:p>0,367</text:p>
          </table:table-cell>
          <table:table-cell office:value-type="float" office:value="19.0900425317991" calcext:value-type="float">
            <text:p>19,0900425318</text:p>
          </table:table-cell>
          <table:table-cell/>
          <table:table-cell office:value-type="float" office:value="0.367" calcext:value-type="float">
            <text:p>0,367</text:p>
          </table:table-cell>
          <table:table-cell office:value-type="float" office:value="17.1631736781984" calcext:value-type="float">
            <text:p>17,1631736782</text:p>
          </table:table-cell>
          <table:table-cell office:value-type="float" office:value="17.756770161447" calcext:value-type="float">
            <text:p>17,7567701614</text:p>
          </table:table-cell>
          <table:table-cell office:value-type="float" office:value="18.1319777155453" calcext:value-type="float">
            <text:p>18,1319777155</text:p>
          </table:table-cell>
          <table:table-cell office:value-type="float" office:value="18.3870766561063" calcext:value-type="float">
            <text:p>18,3870766561</text:p>
          </table:table-cell>
          <table:table-cell office:value-type="float" office:value="18.5701531991109" calcext:value-type="float">
            <text:p>18,5701531991</text:p>
          </table:table-cell>
          <table:table-cell office:value-type="float" office:value="18.7072939408495" calcext:value-type="float">
            <text:p>18,7072939408</text:p>
          </table:table-cell>
          <table:table-cell office:value-type="float" office:value="18.8137157447125" calcext:value-type="float">
            <text:p>18,8137157447</text:p>
          </table:table-cell>
          <table:table-cell office:value-type="float" office:value="18.8987576570084" calcext:value-type="float">
            <text:p>18,898757657</text:p>
          </table:table-cell>
          <table:table-cell office:value-type="float" office:value="18.9683921260161" calcext:value-type="float">
            <text:p>18,968392126</text:p>
          </table:table-cell>
          <table:table-cell office:value-type="float" office:value="19.0265781860678" calcext:value-type="float">
            <text:p>19,0265781861</text:p>
          </table:table-cell>
          <table:table-cell/>
          <table:table-cell office:value-type="float" office:value="0.367" calcext:value-type="float">
            <text:p>0,367</text:p>
          </table:table-cell>
          <table:table-cell office:value-type="float" office:value="18.9714753380809" calcext:value-type="float">
            <text:p>18,9714753381</text:p>
          </table:table-cell>
        </table:table-row>
        <table:table-row table:style-name="ro1">
          <table:table-cell office:value-type="float" office:value="0.369" calcext:value-type="float">
            <text:p>0,369</text:p>
          </table:table-cell>
          <table:table-cell office:value-type="float" office:value="16.4056504832054" calcext:value-type="float">
            <text:p>16,4056504832</text:p>
          </table:table-cell>
          <table:table-cell/>
          <table:table-cell office:value-type="float" office:value="0.369" calcext:value-type="float">
            <text:p>0,369</text:p>
          </table:table-cell>
          <table:table-cell office:value-type="float" office:value="19.0879269743448" calcext:value-type="float">
            <text:p>19,0879269743</text:p>
          </table:table-cell>
          <table:table-cell/>
          <table:table-cell office:value-type="float" office:value="0.369" calcext:value-type="float">
            <text:p>0,369</text:p>
          </table:table-cell>
          <table:table-cell office:value-type="float" office:value="17.1781625724256" calcext:value-type="float">
            <text:p>17,1781625724</text:p>
          </table:table-cell>
          <table:table-cell office:value-type="float" office:value="17.7670356844683" calcext:value-type="float">
            <text:p>17,7670356845</text:p>
          </table:table-cell>
          <table:table-cell office:value-type="float" office:value="18.1400311052641" calcext:value-type="float">
            <text:p>18,1400311053</text:p>
          </table:table-cell>
          <table:table-cell office:value-type="float" office:value="18.3941438025207" calcext:value-type="float">
            <text:p>18,3941438025</text:p>
          </table:table-cell>
          <table:table-cell office:value-type="float" office:value="18.5768247472991" calcext:value-type="float">
            <text:p>18,5768247473</text:p>
          </table:table-cell>
          <table:table-cell office:value-type="float" office:value="18.7138206671437" calcext:value-type="float">
            <text:p>18,7138206671</text:p>
          </table:table-cell>
          <table:table-cell office:value-type="float" office:value="18.8201869521997" calcext:value-type="float">
            <text:p>18,8201869522</text:p>
          </table:table-cell>
          <table:table-cell office:value-type="float" office:value="18.9051926990276" calcext:value-type="float">
            <text:p>18,905192699</text:p>
          </table:table-cell>
          <table:table-cell office:value-type="float" office:value="18.974782655216" calcext:value-type="float">
            <text:p>18,9747826552</text:p>
          </table:table-cell>
          <table:table-cell office:value-type="float" office:value="19.032906710451" calcext:value-type="float">
            <text:p>19,0329067105</text:p>
          </table:table-cell>
          <table:table-cell/>
          <table:table-cell office:value-type="float" office:value="0.369" calcext:value-type="float">
            <text:p>0,369</text:p>
          </table:table-cell>
          <table:table-cell office:value-type="float" office:value="18.9770808057039" calcext:value-type="float">
            <text:p>18,9770808057</text:p>
          </table:table-cell>
        </table:table-row>
        <table:table-row table:style-name="ro1">
          <table:table-cell office:value-type="float" office:value="0.371" calcext:value-type="float">
            <text:p>0,371</text:p>
          </table:table-cell>
          <table:table-cell office:value-type="float" office:value="16.4286952509962" calcext:value-type="float">
            <text:p>16,428695251</text:p>
          </table:table-cell>
          <table:table-cell/>
          <table:table-cell office:value-type="float" office:value="0.371" calcext:value-type="float">
            <text:p>0,371</text:p>
          </table:table-cell>
          <table:table-cell office:value-type="float" office:value="19.0838956795017" calcext:value-type="float">
            <text:p>19,0838956795</text:p>
          </table:table-cell>
          <table:table-cell/>
          <table:table-cell office:value-type="float" office:value="0.371" calcext:value-type="float">
            <text:p>0,371</text:p>
          </table:table-cell>
          <table:table-cell office:value-type="float" office:value="17.1928545751564" calcext:value-type="float">
            <text:p>17,1928545752</text:p>
          </table:table-cell>
          <table:table-cell office:value-type="float" office:value="17.7771692506903" calcext:value-type="float">
            <text:p>17,7771692507</text:p>
          </table:table-cell>
          <table:table-cell office:value-type="float" office:value="18.147970024647" calcext:value-type="float">
            <text:p>18,1479700246</text:p>
          </table:table-cell>
          <table:table-cell office:value-type="float" office:value="18.4010624628258" calcext:value-type="float">
            <text:p>18,4010624628</text:p>
          </table:table-cell>
          <table:table-cell office:value-type="float" office:value="18.5833082657597" calcext:value-type="float">
            <text:p>18,5833082658</text:p>
          </table:table-cell>
          <table:table-cell office:value-type="float" office:value="18.7201289385359" calcext:value-type="float">
            <text:p>18,7201289385</text:p>
          </table:table-cell>
          <table:table-cell office:value-type="float" office:value="18.8264195376103" calcext:value-type="float">
            <text:p>18,8264195376</text:p>
          </table:table-cell>
          <table:table-cell office:value-type="float" office:value="18.9113768492602" calcext:value-type="float">
            <text:p>18,9113768493</text:p>
          </table:table-cell>
          <table:table-cell office:value-type="float" office:value="18.9809154244252" calcext:value-type="float">
            <text:p>18,9809154244</text:p>
          </table:table-cell>
          <table:table-cell office:value-type="float" office:value="19.03897413322" calcext:value-type="float">
            <text:p>19,0389741332</text:p>
          </table:table-cell>
          <table:table-cell/>
          <table:table-cell office:value-type="float" office:value="0.371" calcext:value-type="float">
            <text:p>0,371</text:p>
          </table:table-cell>
          <table:table-cell office:value-type="float" office:value="18.9824034905824" calcext:value-type="float">
            <text:p>18,9824034906</text:p>
          </table:table-cell>
        </table:table-row>
        <table:table-row table:style-name="ro1">
          <table:table-cell office:value-type="float" office:value="0.373" calcext:value-type="float">
            <text:p>0,373</text:p>
          </table:table-cell>
          <table:table-cell office:value-type="float" office:value="16.4509591469976" calcext:value-type="float">
            <text:p>16,450959147</text:p>
          </table:table-cell>
          <table:table-cell/>
          <table:table-cell office:value-type="float" office:value="0.373" calcext:value-type="float">
            <text:p>0,373</text:p>
          </table:table-cell>
          <table:table-cell office:value-type="float" office:value="19.0776052238953" calcext:value-type="float">
            <text:p>19,0776052239</text:p>
          </table:table-cell>
          <table:table-cell/>
          <table:table-cell office:value-type="float" office:value="0.373" calcext:value-type="float">
            <text:p>0,373</text:p>
          </table:table-cell>
          <table:table-cell office:value-type="float" office:value="17.2072654567846" calcext:value-type="float">
            <text:p>17,2072654568</text:p>
          </table:table-cell>
          <table:table-cell office:value-type="float" office:value="17.7871817287148" calcext:value-type="float">
            <text:p>17,7871817287</text:p>
          </table:table-cell>
          <table:table-cell office:value-type="float" office:value="18.1558093928502" calcext:value-type="float">
            <text:p>18,1558093929</text:p>
          </table:table-cell>
          <table:table-cell office:value-type="float" office:value="18.4078526202718" calcext:value-type="float">
            <text:p>18,4078526203</text:p>
          </table:table-cell>
          <table:table-cell office:value-type="float" office:value="18.5896265892334" calcext:value-type="float">
            <text:p>18,5896265892</text:p>
          </table:table-cell>
          <table:table-cell office:value-type="float" office:value="18.7262425414421" calcext:value-type="float">
            <text:p>18,7262425414</text:p>
          </table:table-cell>
          <table:table-cell office:value-type="float" office:value="18.8324371738193" calcext:value-type="float">
            <text:p>18,8324371738</text:p>
          </table:table-cell>
          <table:table-cell office:value-type="float" office:value="18.9173331594834" calcext:value-type="float">
            <text:p>18,9173331595</text:p>
          </table:table-cell>
          <table:table-cell office:value-type="float" office:value="18.9868126539029" calcext:value-type="float">
            <text:p>18,9868126539</text:p>
          </table:table-cell>
          <table:table-cell office:value-type="float" office:value="19.0448017808173" calcext:value-type="float">
            <text:p>19,0448017808</text:p>
          </table:table-cell>
          <table:table-cell/>
          <table:table-cell office:value-type="float" office:value="0.373" calcext:value-type="float">
            <text:p>0,373</text:p>
          </table:table-cell>
          <table:table-cell office:value-type="float" office:value="18.9874655473747" calcext:value-type="float">
            <text:p>18,9874655474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16.4724792500542" calcext:value-type="float">
            <text:p>16,4724792501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19.0686066079785" calcext:value-type="float">
            <text:p>19,068606608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17.2214101798149" calcext:value-type="float">
            <text:p>17,2214101798</text:p>
          </table:table-cell>
          <table:table-cell office:value-type="float" office:value="17.7970831435377" calcext:value-type="float">
            <text:p>17,7970831435</text:p>
          </table:table-cell>
          <table:table-cell office:value-type="float" office:value="18.1635624195889" calcext:value-type="float">
            <text:p>18,1635624196</text:p>
          </table:table-cell>
          <table:table-cell office:value-type="float" office:value="18.414532001253" calcext:value-type="float">
            <text:p>18,4145320013</text:p>
          </table:table-cell>
          <table:table-cell office:value-type="float" office:value="18.5958001529156" calcext:value-type="float">
            <text:p>18,5958001529</text:p>
          </table:table-cell>
          <table:table-cell office:value-type="float" office:value="18.7321829016368" calcext:value-type="float">
            <text:p>18,7321829016</text:p>
          </table:table-cell>
          <table:table-cell office:value-type="float" office:value="18.8382612657338" calcext:value-type="float">
            <text:p>18,8382612657</text:p>
          </table:table-cell>
          <table:table-cell office:value-type="float" office:value="18.9230825123337" calcext:value-type="float">
            <text:p>18,9230825123</text:p>
          </table:table-cell>
          <table:table-cell office:value-type="float" office:value="18.9924944859812" calcext:value-type="float">
            <text:p>18,992494486</text:p>
          </table:table-cell>
          <table:table-cell office:value-type="float" office:value="19.0504089831881" calcext:value-type="float">
            <text:p>19,0504089832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18.9922871198439" calcext:value-type="float">
            <text:p>18,9922871198</text:p>
          </table:table-cell>
        </table:table-row>
        <table:table-row table:style-name="ro1">
          <table:table-cell office:value-type="float" office:value="0.377" calcext:value-type="float">
            <text:p>0,377</text:p>
          </table:table-cell>
          <table:table-cell office:value-type="float" office:value="16.4932902382983" calcext:value-type="float">
            <text:p>16,4932902383</text:p>
          </table:table-cell>
          <table:table-cell/>
          <table:table-cell office:value-type="float" office:value="0.377" calcext:value-type="float">
            <text:p>0,377</text:p>
          </table:table-cell>
          <table:table-cell office:value-type="float" office:value="19.0563060967299" calcext:value-type="float">
            <text:p>19,0563060967</text:p>
          </table:table-cell>
          <table:table-cell/>
          <table:table-cell office:value-type="float" office:value="0.377" calcext:value-type="float">
            <text:p>0,377</text:p>
          </table:table-cell>
          <table:table-cell office:value-type="float" office:value="17.2353029863382" calcext:value-type="float">
            <text:p>17,2353029863</text:p>
          </table:table-cell>
          <table:table-cell office:value-type="float" office:value="17.8068828272734" calcext:value-type="float">
            <text:p>17,8068828273</text:p>
          </table:table-cell>
          <table:table-cell office:value-type="float" office:value="18.1712408862589" calcext:value-type="float">
            <text:p>18,1712408863</text:p>
          </table:table-cell>
          <table:table-cell office:value-type="float" office:value="18.4211163900097" calcext:value-type="float">
            <text:p>18,42111639</text:p>
          </table:table-cell>
          <table:table-cell office:value-type="float" office:value="18.6018472916745" calcext:value-type="float">
            <text:p>18,6018472917</text:p>
          </table:table-cell>
          <table:table-cell office:value-type="float" office:value="18.73796936019" calcext:value-type="float">
            <text:p>18,7379693602</text:p>
          </table:table-cell>
          <table:table-cell office:value-type="float" office:value="18.8439112058592" calcext:value-type="float">
            <text:p>18,8439112059</text:p>
          </table:table-cell>
          <table:table-cell office:value-type="float" office:value="18.9286438603251" calcext:value-type="float">
            <text:p>18,9286438603</text:p>
          </table:table-cell>
          <table:table-cell office:value-type="float" office:value="18.9979792105665" calcext:value-type="float">
            <text:p>18,9979792106</text:p>
          </table:table-cell>
          <table:table-cell office:value-type="float" office:value="19.0558132880364" calcext:value-type="float">
            <text:p>19,055813288</text:p>
          </table:table-cell>
          <table:table-cell/>
          <table:table-cell office:value-type="float" office:value="0.377" calcext:value-type="float">
            <text:p>0,377</text:p>
          </table:table-cell>
          <table:table-cell office:value-type="float" office:value="18.9968865681502" calcext:value-type="float">
            <text:p>18,9968865682</text:p>
          </table:table-cell>
        </table:table-row>
        <table:table-row table:style-name="ro1">
          <table:table-cell office:value-type="float" office:value="0.379" calcext:value-type="float">
            <text:p>0,379</text:p>
          </table:table-cell>
          <table:table-cell office:value-type="float" office:value="16.513424575803" calcext:value-type="float">
            <text:p>16,5134245758</text:p>
          </table:table-cell>
          <table:table-cell/>
          <table:table-cell office:value-type="float" office:value="0.379" calcext:value-type="float">
            <text:p>0,379</text:p>
          </table:table-cell>
          <table:table-cell office:value-type="float" office:value="19.0399067554562" calcext:value-type="float">
            <text:p>19,0399067555</text:p>
          </table:table-cell>
          <table:table-cell/>
          <table:table-cell office:value-type="float" office:value="0.379" calcext:value-type="float">
            <text:p>0,379</text:p>
          </table:table-cell>
          <table:table-cell office:value-type="float" office:value="17.248957460298" calcext:value-type="float">
            <text:p>17,2489574603</text:p>
          </table:table-cell>
          <table:table-cell office:value-type="float" office:value="17.816589530759" calcext:value-type="float">
            <text:p>17,8165895308</text:p>
          </table:table-cell>
          <table:table-cell office:value-type="float" office:value="18.1788553724955" calcext:value-type="float">
            <text:p>18,1788553725</text:p>
          </table:table-cell>
          <table:table-cell office:value-type="float" office:value="18.427619891164" calcext:value-type="float">
            <text:p>18,4276198912</text:p>
          </table:table-cell>
          <table:table-cell office:value-type="float" office:value="18.6077844925983" calcext:value-type="float">
            <text:p>18,6077844926</text:p>
          </table:table-cell>
          <table:table-cell office:value-type="float" office:value="18.7436194068935" calcext:value-type="float">
            <text:p>18,7436194069</text:p>
          </table:table-cell>
          <table:table-cell office:value-type="float" office:value="18.8494045902804" calcext:value-type="float">
            <text:p>18,8494045903</text:p>
          </table:table-cell>
          <table:table-cell office:value-type="float" office:value="18.9340344274722" calcext:value-type="float">
            <text:p>18,9340344275</text:p>
          </table:table-cell>
          <table:table-cell office:value-type="float" office:value="19.003283454993" calcext:value-type="float">
            <text:p>19,003283455</text:p>
          </table:table-cell>
          <table:table-cell office:value-type="float" office:value="19.0610306408703" calcext:value-type="float">
            <text:p>19,0610306409</text:p>
          </table:table-cell>
          <table:table-cell/>
          <table:table-cell office:value-type="float" office:value="0.379" calcext:value-type="float">
            <text:p>0,379</text:p>
          </table:table-cell>
          <table:table-cell office:value-type="float" office:value="19.0012806615343" calcext:value-type="float">
            <text:p>19,0012806615</text:p>
          </table:table-cell>
        </table:table-row>
        <table:table-row table:style-name="ro1">
          <table:table-cell office:value-type="float" office:value="0.381" calcext:value-type="float">
            <text:p>0,381</text:p>
          </table:table-cell>
          <table:table-cell office:value-type="float" office:value="16.5329127053978" calcext:value-type="float">
            <text:p>16,5329127054</text:p>
          </table:table-cell>
          <table:table-cell/>
          <table:table-cell office:value-type="float" office:value="0.381" calcext:value-type="float">
            <text:p>0,381</text:p>
          </table:table-cell>
          <table:table-cell office:value-type="float" office:value="19.0183187739172" calcext:value-type="float">
            <text:p>19,0183187739</text:p>
          </table:table-cell>
          <table:table-cell/>
          <table:table-cell office:value-type="float" office:value="0.381" calcext:value-type="float">
            <text:p>0,381</text:p>
          </table:table-cell>
          <table:table-cell office:value-type="float" office:value="17.2623866006547" calcext:value-type="float">
            <text:p>17,2623866007</text:p>
          </table:table-cell>
          <table:table-cell office:value-type="float" office:value="17.8262115267625" calcext:value-type="float">
            <text:p>17,8262115268</text:p>
          </table:table-cell>
          <table:table-cell office:value-type="float" office:value="18.1864154551984" calcext:value-type="float">
            <text:p>18,1864154552</text:p>
          </table:table-cell>
          <table:table-cell office:value-type="float" office:value="18.4340551625467" calcext:value-type="float">
            <text:p>18,4340551625</text:p>
          </table:table-cell>
          <table:table-cell office:value-type="float" office:value="18.6136266201242" calcext:value-type="float">
            <text:p>18,6136266201</text:p>
          </table:table-cell>
          <table:table-cell office:value-type="float" office:value="18.749148888331" calcext:value-type="float">
            <text:p>18,7491488883</text:p>
          </table:table-cell>
          <table:table-cell office:value-type="float" office:value="18.854757410779" calcext:value-type="float">
            <text:p>18,8547574108</text:p>
          </table:table-cell>
          <table:table-cell office:value-type="float" office:value="18.9392698882242" calcext:value-type="float">
            <text:p>18,9392698882</text:p>
          </table:table-cell>
          <table:table-cell office:value-type="float" office:value="19.0084223522212" calcext:value-type="float">
            <text:p>19,0084223522</text:p>
          </table:table-cell>
          <table:table-cell office:value-type="float" office:value="19.0660755443788" calcext:value-type="float">
            <text:p>19,0660755444</text:p>
          </table:table-cell>
          <table:table-cell/>
          <table:table-cell office:value-type="float" office:value="0.381" calcext:value-type="float">
            <text:p>0,381</text:p>
          </table:table-cell>
          <table:table-cell office:value-type="float" office:value="19.0054847504538" calcext:value-type="float">
            <text:p>19,0054847505</text:p>
          </table:table-cell>
        </table:table-row>
        <table:table-row table:style-name="ro1">
          <table:table-cell office:value-type="float" office:value="0.383" calcext:value-type="float">
            <text:p>0,383</text:p>
          </table:table-cell>
          <table:table-cell office:value-type="float" office:value="16.5517832065317" calcext:value-type="float">
            <text:p>16,5517832065</text:p>
          </table:table-cell>
          <table:table-cell/>
          <table:table-cell office:value-type="float" office:value="0.383" calcext:value-type="float">
            <text:p>0,383</text:p>
          </table:table-cell>
          <table:table-cell office:value-type="float" office:value="18.9900174438619" calcext:value-type="float">
            <text:p>18,9900174439</text:p>
          </table:table-cell>
          <table:table-cell/>
          <table:table-cell office:value-type="float" office:value="0.383" calcext:value-type="float">
            <text:p>0,383</text:p>
          </table:table-cell>
          <table:table-cell office:value-type="float" office:value="17.2756028765562" calcext:value-type="float">
            <text:p>17,2756028766</text:p>
          </table:table-cell>
          <table:table-cell office:value-type="float" office:value="17.83575668793" calcext:value-type="float">
            <text:p>17,8357566879</text:p>
          </table:table-cell>
          <table:table-cell office:value-type="float" office:value="18.1939298699251" calcext:value-type="float">
            <text:p>18,1939298699</text:p>
          </table:table-cell>
          <table:table-cell office:value-type="float" office:value="18.4404336105242" calcext:value-type="float">
            <text:p>18,4404336105</text:p>
          </table:table-cell>
          <table:table-cell office:value-type="float" office:value="18.6193871072634" calcext:value-type="float">
            <text:p>18,6193871073</text:p>
          </table:table-cell>
          <table:table-cell office:value-type="float" office:value="18.7545721850443" calcext:value-type="float">
            <text:p>18,754572185</text:p>
          </table:table-cell>
          <table:table-cell office:value-type="float" office:value="18.8599842181753" calcext:value-type="float">
            <text:p>18,8599842182</text:p>
          </table:table-cell>
          <table:table-cell office:value-type="float" office:value="18.9443645192037" calcext:value-type="float">
            <text:p>18,9443645192</text:p>
          </table:table-cell>
          <table:table-cell office:value-type="float" office:value="19.0134096830977" calcext:value-type="float">
            <text:p>19,0134096831</text:p>
          </table:table-cell>
          <table:table-cell office:value-type="float" office:value="19.0709611929075" calcext:value-type="float">
            <text:p>19,0709611929</text:p>
          </table:table-cell>
          <table:table-cell/>
          <table:table-cell office:value-type="float" office:value="0.383" calcext:value-type="float">
            <text:p>0,383</text:p>
          </table:table-cell>
          <table:table-cell office:value-type="float" office:value="19.009512913906" calcext:value-type="float">
            <text:p>19,0095129139</text:p>
          </table:table-cell>
        </table:table-row>
        <table:table-row table:style-name="ro1">
          <table:table-cell office:value-type="float" office:value="0.385" calcext:value-type="float">
            <text:p>0,385</text:p>
          </table:table-cell>
          <table:table-cell office:value-type="float" office:value="16.5700629381747" calcext:value-type="float">
            <text:p>16,5700629382</text:p>
          </table:table-cell>
          <table:table-cell/>
          <table:table-cell office:value-type="float" office:value="0.385" calcext:value-type="float">
            <text:p>0,385</text:p>
          </table:table-cell>
          <table:table-cell office:value-type="float" office:value="18.9528096324068" calcext:value-type="float">
            <text:p>18,9528096324</text:p>
          </table:table-cell>
          <table:table-cell/>
          <table:table-cell office:value-type="float" office:value="0.385" calcext:value-type="float">
            <text:p>0,385</text:p>
          </table:table-cell>
          <table:table-cell office:value-type="float" office:value="17.2886182776274" calcext:value-type="float">
            <text:p>17,2886182776</text:p>
          </table:table-cell>
          <table:table-cell office:value-type="float" office:value="17.8452325517843" calcext:value-type="float">
            <text:p>17,8452325518</text:p>
          </table:table-cell>
          <table:table-cell office:value-type="float" office:value="18.2014066466959" calcext:value-type="float">
            <text:p>18,2014066467</text:p>
          </table:table-cell>
          <table:table-cell office:value-type="float" office:value="18.4467655580493" calcext:value-type="float">
            <text:p>18,446765558</text:p>
          </table:table-cell>
          <table:table-cell office:value-type="float" office:value="18.6250781216945" calcext:value-type="float">
            <text:p>18,6250781217</text:p>
          </table:table-cell>
          <table:table-cell office:value-type="float" office:value="18.7599023656257" calcext:value-type="float">
            <text:p>18,7599023656</text:p>
          </table:table-cell>
          <table:table-cell office:value-type="float" office:value="18.8650982640907" calcext:value-type="float">
            <text:p>18,8650982641</text:p>
          </table:table-cell>
          <table:table-cell office:value-type="float" office:value="18.9493313304934" calcext:value-type="float">
            <text:p>18,9493313305</text:p>
          </table:table-cell>
          <table:table-cell office:value-type="float" office:value="19.0182579990903" calcext:value-type="float">
            <text:p>19,0182579991</text:p>
          </table:table-cell>
          <table:table-cell office:value-type="float" office:value="19.0756995882222" calcext:value-type="float">
            <text:p>19,0756995882</text:p>
          </table:table-cell>
          <table:table-cell/>
          <table:table-cell office:value-type="float" office:value="0.385" calcext:value-type="float">
            <text:p>0,385</text:p>
          </table:table-cell>
          <table:table-cell office:value-type="float" office:value="19.0133780884275" calcext:value-type="float">
            <text:p>19,0133780884</text:p>
          </table:table-cell>
        </table:table-row>
        <table:table-row table:style-name="ro1">
          <table:table-cell office:value-type="float" office:value="0.387" calcext:value-type="float">
            <text:p>0,387</text:p>
          </table:table-cell>
          <table:table-cell office:value-type="float" office:value="16.5877771835341" calcext:value-type="float">
            <text:p>16,5877771835</text:p>
          </table:table-cell>
          <table:table-cell/>
          <table:table-cell office:value-type="float" office:value="0.387" calcext:value-type="float">
            <text:p>0,387</text:p>
          </table:table-cell>
          <table:table-cell office:value-type="float" office:value="18.9034322756381" calcext:value-type="float">
            <text:p>18,9034322756</text:p>
          </table:table-cell>
          <table:table-cell/>
          <table:table-cell office:value-type="float" office:value="0.387" calcext:value-type="float">
            <text:p>0,387</text:p>
          </table:table-cell>
          <table:table-cell office:value-type="float" office:value="17.3014443719265" calcext:value-type="float">
            <text:p>17,3014443719</text:p>
          </table:table-cell>
          <table:table-cell office:value-type="float" office:value="17.8546463840183" calcext:value-type="float">
            <text:p>17,854646384</text:p>
          </table:table-cell>
          <table:table-cell office:value-type="float" office:value="18.2088532310977" calcext:value-type="float">
            <text:p>18,2088532311</text:p>
          </table:table-cell>
          <table:table-cell office:value-type="float" office:value="18.4530603947038" calcext:value-type="float">
            <text:p>18,4530603947</text:p>
          </table:table-cell>
          <table:table-cell office:value-type="float" office:value="18.6307107146574" calcext:value-type="float">
            <text:p>18,6307107147</text:p>
          </table:table-cell>
          <table:table-cell office:value-type="float" office:value="18.76515132479" calcext:value-type="float">
            <text:p>18,7651513248</text:p>
          </table:table-cell>
          <table:table-cell office:value-type="float" office:value="18.8701116275911" calcext:value-type="float">
            <text:p>18,8701116276</text:p>
          </table:table-cell>
          <table:table-cell office:value-type="float" office:value="18.9541821825127" calcext:value-type="float">
            <text:p>18,9541821825</text:p>
          </table:table-cell>
          <table:table-cell office:value-type="float" office:value="19.0229787312493" calcext:value-type="float">
            <text:p>19,0229787312</text:p>
          </table:table-cell>
          <table:table-cell office:value-type="float" office:value="19.080301642124" calcext:value-type="float">
            <text:p>19,0803016421</text:p>
          </table:table-cell>
          <table:table-cell/>
          <table:table-cell office:value-type="float" office:value="0.387" calcext:value-type="float">
            <text:p>0,387</text:p>
          </table:table-cell>
          <table:table-cell office:value-type="float" office:value="19.0170921846645" calcext:value-type="float">
            <text:p>19,0170921847</text:p>
          </table:table-cell>
        </table:table-row>
        <table:table-row table:style-name="ro1">
          <table:table-cell office:value-type="float" office:value="0.389" calcext:value-type="float">
            <text:p>0,389</text:p>
          </table:table-cell>
          <table:table-cell office:value-type="float" office:value="16.6049497589083" calcext:value-type="float">
            <text:p>16,6049497589</text:p>
          </table:table-cell>
          <table:table-cell/>
          <table:table-cell office:value-type="float" office:value="0.389" calcext:value-type="float">
            <text:p>0,389</text:p>
          </table:table-cell>
          <table:table-cell office:value-type="float" office:value="18.8368241131465" calcext:value-type="float">
            <text:p>18,8368241131</text:p>
          </table:table-cell>
          <table:table-cell/>
          <table:table-cell office:value-type="float" office:value="0.389" calcext:value-type="float">
            <text:p>0,389</text:p>
          </table:table-cell>
          <table:table-cell office:value-type="float" office:value="17.3140923426032" calcext:value-type="float">
            <text:p>17,3140923426</text:p>
          </table:table-cell>
          <table:table-cell office:value-type="float" office:value="17.86400522097" calcext:value-type="float">
            <text:p>17,864005221</text:p>
          </table:table-cell>
          <table:table-cell office:value-type="float" office:value="18.2162765778216" calcext:value-type="float">
            <text:p>18,2162765778</text:p>
          </table:table-cell>
          <table:table-cell office:value-type="float" office:value="18.4593266986318" calcext:value-type="float">
            <text:p>18,4593266986</text:p>
          </table:table-cell>
          <table:table-cell office:value-type="float" office:value="18.6362949441134" calcext:value-type="float">
            <text:p>18,6362949441</text:p>
          </table:table-cell>
          <table:table-cell office:value-type="float" office:value="18.7703298979721" calcext:value-type="float">
            <text:p>18,770329898</text:p>
          </table:table-cell>
          <table:table-cell office:value-type="float" office:value="18.8750353199993" calcext:value-type="float">
            <text:p>18,87503532</text:p>
          </table:table-cell>
          <table:table-cell office:value-type="float" office:value="18.9589278822677" calcext:value-type="float">
            <text:p>18,9589278823</text:p>
          </table:table-cell>
          <table:table-cell office:value-type="float" office:value="19.0275822794726" calcext:value-type="float">
            <text:p>19,0275822795</text:p>
          </table:table-cell>
          <table:table-cell office:value-type="float" office:value="19.0847772601013" calcext:value-type="float">
            <text:p>19,0847772601</text:p>
          </table:table-cell>
          <table:table-cell/>
          <table:table-cell office:value-type="float" office:value="0.389" calcext:value-type="float">
            <text:p>0,389</text:p>
          </table:table-cell>
          <table:table-cell office:value-type="float" office:value="19.0206661856099" calcext:value-type="float">
            <text:p>19,0206661856</text:p>
          </table:table-cell>
        </table:table-row>
        <table:table-row table:style-name="ro1">
          <table:table-cell office:value-type="float" office:value="0.391" calcext:value-type="float">
            <text:p>0,391</text:p>
          </table:table-cell>
          <table:table-cell office:value-type="float" office:value="16.6216031291945" calcext:value-type="float">
            <text:p>16,6216031292</text:p>
          </table:table-cell>
          <table:table-cell/>
          <table:table-cell office:value-type="float" office:value="0.391" calcext:value-type="float">
            <text:p>0,391</text:p>
          </table:table-cell>
          <table:table-cell office:value-type="float" office:value="18.744716755142" calcext:value-type="float">
            <text:p>18,7447167551</text:p>
          </table:table-cell>
          <table:table-cell/>
          <table:table-cell office:value-type="float" office:value="0.391" calcext:value-type="float">
            <text:p>0,391</text:p>
          </table:table-cell>
          <table:table-cell office:value-type="float" office:value="17.3265730352792" calcext:value-type="float">
            <text:p>17,3265730353</text:p>
          </table:table-cell>
          <table:table-cell office:value-type="float" office:value="17.8733159155999" calcext:value-type="float">
            <text:p>17,8733159156</text:p>
          </table:table-cell>
          <table:table-cell office:value-type="float" office:value="18.2236832370395" calcext:value-type="float">
            <text:p>18,223683237</text:p>
          </table:table-cell>
          <table:table-cell office:value-type="float" office:value="18.4655723473405" calcext:value-type="float">
            <text:p>18,4655723473</text:p>
          </table:table-cell>
          <table:table-cell office:value-type="float" office:value="18.6418399866109" calcext:value-type="float">
            <text:p>18,6418399866</text:p>
          </table:table-cell>
          <table:table-cell office:value-type="float" office:value="18.7754479651677" calcext:value-type="float">
            <text:p>18,7754479652</text:p>
          </table:table-cell>
          <table:table-cell office:value-type="float" office:value="18.8798793794354" calcext:value-type="float">
            <text:p>18,8798793794</text:p>
          </table:table-cell>
          <table:table-cell office:value-type="float" office:value="18.9635782697417" calcext:value-type="float">
            <text:p>18,9635782697</text:p>
          </table:table-cell>
          <table:table-cell office:value-type="float" office:value="19.0320780923211" calcext:value-type="float">
            <text:p>19,0320780923</text:p>
          </table:table-cell>
          <table:table-cell office:value-type="float" office:value="19.0891354159781" calcext:value-type="float">
            <text:p>19,089135416</text:p>
          </table:table-cell>
          <table:table-cell/>
          <table:table-cell office:value-type="float" office:value="0.391" calcext:value-type="float">
            <text:p>0,391</text:p>
          </table:table-cell>
          <table:table-cell office:value-type="float" office:value="19.0241102369932" calcext:value-type="float">
            <text:p>19,024110237</text:p>
          </table:table-cell>
        </table:table-row>
        <table:table-row table:style-name="ro1">
          <table:table-cell office:value-type="float" office:value="0.393" calcext:value-type="float">
            <text:p>0,393</text:p>
          </table:table-cell>
          <table:table-cell office:value-type="float" office:value="16.6377584991302" calcext:value-type="float">
            <text:p>16,6377584991</text:p>
          </table:table-cell>
          <table:table-cell/>
          <table:table-cell office:value-type="float" office:value="0.393" calcext:value-type="float">
            <text:p>0,393</text:p>
          </table:table-cell>
          <table:table-cell office:value-type="float" office:value="18.6126890180151" calcext:value-type="float">
            <text:p>18,612689018</text:p>
          </table:table-cell>
          <table:table-cell/>
          <table:table-cell office:value-type="float" office:value="0.393" calcext:value-type="float">
            <text:p>0,393</text:p>
          </table:table-cell>
          <table:table-cell office:value-type="float" office:value="17.3388969894061" calcext:value-type="float">
            <text:p>17,3388969894</text:p>
          </table:table-cell>
          <table:table-cell office:value-type="float" office:value="17.8825851688673" calcext:value-type="float">
            <text:p>17,8825851689</text:p>
          </table:table-cell>
          <table:table-cell office:value-type="float" office:value="18.231079421009" calcext:value-type="float">
            <text:p>18,231079421</text:p>
          </table:table-cell>
          <table:table-cell office:value-type="float" office:value="18.4718046074221" calcext:value-type="float">
            <text:p>18,4718046074</text:p>
          </table:table-cell>
          <table:table-cell office:value-type="float" office:value="18.647354229424" calcext:value-type="float">
            <text:p>18,6473542294</text:p>
          </table:table-cell>
          <table:table-cell office:value-type="float" office:value="18.7805145366126" calcext:value-type="float">
            <text:p>18,7805145366</text:p>
          </table:table-cell>
          <table:table-cell office:value-type="float" office:value="18.8846529483829" calcext:value-type="float">
            <text:p>18,8846529484</text:p>
          </table:table-cell>
          <table:table-cell office:value-type="float" office:value="18.9681422881994" calcext:value-type="float">
            <text:p>18,9681422882</text:p>
          </table:table-cell>
          <table:table-cell office:value-type="float" office:value="19.0364747314477" calcext:value-type="float">
            <text:p>19,0364747314</text:p>
          </table:table-cell>
          <table:table-cell office:value-type="float" office:value="19.0933842117401" calcext:value-type="float">
            <text:p>19,0933842117</text:p>
          </table:table-cell>
          <table:table-cell/>
          <table:table-cell office:value-type="float" office:value="0.393" calcext:value-type="float">
            <text:p>0,393</text:p>
          </table:table-cell>
          <table:table-cell office:value-type="float" office:value="19.0274337239511" calcext:value-type="float">
            <text:p>19,027433724</text:p>
          </table:table-cell>
        </table:table-row>
        <table:table-row table:style-name="ro1">
          <table:table-cell office:value-type="float" office:value="0.395" calcext:value-type="float">
            <text:p>0,395</text:p>
          </table:table-cell>
          <table:table-cell office:value-type="float" office:value="16.6534359105948" calcext:value-type="float">
            <text:p>16,6534359106</text:p>
          </table:table-cell>
          <table:table-cell/>
          <table:table-cell office:value-type="float" office:value="0.395" calcext:value-type="float">
            <text:p>0,395</text:p>
          </table:table-cell>
          <table:table-cell office:value-type="float" office:value="18.41341735625" calcext:value-type="float">
            <text:p>18,4134173563</text:p>
          </table:table-cell>
          <table:table-cell/>
          <table:table-cell office:value-type="float" office:value="0.395" calcext:value-type="float">
            <text:p>0,395</text:p>
          </table:table-cell>
          <table:table-cell office:value-type="float" office:value="17.3510744817123" calcext:value-type="float">
            <text:p>17,3510744817</text:p>
          </table:table-cell>
          <table:table-cell office:value-type="float" office:value="17.8918195673518" calcext:value-type="float">
            <text:p>17,8918195674</text:p>
          </table:table-cell>
          <table:table-cell office:value-type="float" office:value="18.2384710681712" calcext:value-type="float">
            <text:p>18,2384710682</text:p>
          </table:table-cell>
          <table:table-cell office:value-type="float" office:value="18.4780302175596" calcext:value-type="float">
            <text:p>18,4780302176</text:p>
          </table:table-cell>
          <table:table-cell office:value-type="float" office:value="18.6528453551583" calcext:value-type="float">
            <text:p>18,6528453552</text:p>
          </table:table-cell>
          <table:table-cell office:value-type="float" office:value="18.7855378310023" calcext:value-type="float">
            <text:p>18,785537831</text:p>
          </table:table-cell>
          <table:table-cell office:value-type="float" office:value="18.8893643439831" calcext:value-type="float">
            <text:p>18,889364344</text:p>
          </table:table-cell>
          <table:table-cell office:value-type="float" office:value="18.9726280474321" calcext:value-type="float">
            <text:p>18,9726280474</text:p>
          </table:table-cell>
          <table:table-cell office:value-type="float" office:value="19.0407799292382" calcext:value-type="float">
            <text:p>19,0407799292</text:p>
          </table:table-cell>
          <table:table-cell office:value-type="float" office:value="19.0975309309124" calcext:value-type="float">
            <text:p>19,0975309309</text:p>
          </table:table-cell>
          <table:table-cell/>
          <table:table-cell office:value-type="float" office:value="0.395" calcext:value-type="float">
            <text:p>0,395</text:p>
          </table:table-cell>
          <table:table-cell office:value-type="float" office:value="19.0306453428929" calcext:value-type="float">
            <text:p>19,0306453429</text:p>
          </table:table-cell>
        </table:table-row>
        <table:table-row table:style-name="ro1">
          <table:table-cell office:value-type="float" office:value="0.397" calcext:value-type="float">
            <text:p>0,397</text:p>
          </table:table-cell>
          <table:table-cell office:value-type="float" office:value="16.668654321555" calcext:value-type="float">
            <text:p>16,6686543216</text:p>
          </table:table-cell>
          <table:table-cell/>
          <table:table-cell office:value-type="float" office:value="0.397" calcext:value-type="float">
            <text:p>0,397</text:p>
          </table:table-cell>
          <table:table-cell office:value-type="float" office:value="18.0895130461456" calcext:value-type="float">
            <text:p>18,0895130461</text:p>
          </table:table-cell>
          <table:table-cell/>
          <table:table-cell office:value-type="float" office:value="0.397" calcext:value-type="float">
            <text:p>0,397</text:p>
          </table:table-cell>
          <table:table-cell office:value-type="float" office:value="17.3631155575763" calcext:value-type="float">
            <text:p>17,3631155576</text:p>
          </table:table-cell>
          <table:table-cell office:value-type="float" office:value="17.901025610436" calcext:value-type="float">
            <text:p>17,9010256104</text:p>
          </table:table-cell>
          <table:table-cell office:value-type="float" office:value="18.2458638928077" calcext:value-type="float">
            <text:p>18,2458638928</text:p>
          </table:table-cell>
          <table:table-cell office:value-type="float" office:value="18.4842554553565" calcext:value-type="float">
            <text:p>18,4842554554</text:p>
          </table:table-cell>
          <table:table-cell office:value-type="float" office:value="18.6583204107825" calcext:value-type="float">
            <text:p>18,6583204108</text:p>
          </table:table-cell>
          <table:table-cell office:value-type="float" office:value="18.7905253391593" calcext:value-type="float">
            <text:p>18,7905253392</text:p>
          </table:table-cell>
          <table:table-cell office:value-type="float" office:value="18.8940211146144" calcext:value-type="float">
            <text:p>18,8940211146</text:p>
          </table:table-cell>
          <table:table-cell office:value-type="float" office:value="18.9770428739472" calcext:value-type="float">
            <text:p>18,9770428739</text:p>
          </table:table-cell>
          <table:table-cell office:value-type="float" office:value="19.0450006339397" calcext:value-type="float">
            <text:p>19,0450006339</text:p>
          </table:table-cell>
          <table:table-cell office:value-type="float" office:value="19.10158207988" calcext:value-type="float">
            <text:p>19,1015820799</text:p>
          </table:table-cell>
          <table:table-cell/>
          <table:table-cell office:value-type="float" office:value="0.397" calcext:value-type="float">
            <text:p>0,397</text:p>
          </table:table-cell>
          <table:table-cell office:value-type="float" office:value="19.0337531629527" calcext:value-type="float">
            <text:p>19,033753163</text:p>
          </table:table-cell>
        </table:table-row>
        <table:table-row table:style-name="ro1">
          <table:table-cell office:value-type="float" office:value="0.399" calcext:value-type="float">
            <text:p>0,399</text:p>
          </table:table-cell>
          <table:table-cell office:value-type="float" office:value="16.683431683781" calcext:value-type="float">
            <text:p>16,6834316838</text:p>
          </table:table-cell>
          <table:table-cell/>
          <table:table-cell office:value-type="float" office:value="0.399" calcext:value-type="float">
            <text:p>0,399</text:p>
          </table:table-cell>
          <table:table-cell office:value-type="float" office:value="17.504745707481" calcext:value-type="float">
            <text:p>17,5047457075</text:p>
          </table:table-cell>
          <table:table-cell/>
          <table:table-cell office:value-type="float" office:value="0.399" calcext:value-type="float">
            <text:p>0,399</text:p>
          </table:table-cell>
          <table:table-cell office:value-type="float" office:value="17.375030066489" calcext:value-type="float">
            <text:p>17,3750300665</text:p>
          </table:table-cell>
          <table:table-cell office:value-type="float" office:value="17.9102097390842" calcext:value-type="float">
            <text:p>17,9102097391</text:p>
          </table:table-cell>
          <table:table-cell office:value-type="float" office:value="18.2532634303434" calcext:value-type="float">
            <text:p>18,2532634303</text:p>
          </table:table-cell>
          <table:table-cell office:value-type="float" office:value="18.4904861964363" calcext:value-type="float">
            <text:p>18,4904861964</text:p>
          </table:table-cell>
          <table:table-cell office:value-type="float" office:value="18.6637858682333" calcext:value-type="float">
            <text:p>18,6637858682</text:p>
          </table:table-cell>
          <table:table-cell office:value-type="float" office:value="18.7954838793857" calcext:value-type="float">
            <text:p>18,7954838794</text:p>
          </table:table-cell>
          <table:table-cell office:value-type="float" office:value="18.8986300883882" calcext:value-type="float">
            <text:p>18,8986300884</text:p>
          </table:table-cell>
          <table:table-cell office:value-type="float" office:value="18.9813933533321" calcext:value-type="float">
            <text:p>18,9813933533</text:p>
          </table:table-cell>
          <table:table-cell office:value-type="float" office:value="19.0491430472592" calcext:value-type="float">
            <text:p>19,0491430473</text:p>
          </table:table-cell>
          <table:table-cell office:value-type="float" office:value="19.1055434220088" calcext:value-type="float">
            <text:p>19,105543422</text:p>
          </table:table-cell>
          <table:table-cell/>
          <table:table-cell office:value-type="float" office:value="0.399" calcext:value-type="float">
            <text:p>0,399</text:p>
          </table:table-cell>
          <table:table-cell office:value-type="float" office:value="19.0367646823561" calcext:value-type="float">
            <text:p>19,0367646824</text:p>
          </table:table-cell>
        </table:table-row>
        <table:table-row table:style-name="ro1">
          <table:table-cell office:value-type="float" office:value="0.401" calcext:value-type="float">
            <text:p>0,401</text:p>
          </table:table-cell>
          <table:table-cell office:value-type="float" office:value="16.6977850056045" calcext:value-type="float">
            <text:p>16,6977850056</text:p>
          </table:table-cell>
          <table:table-cell/>
          <table:table-cell office:value-type="float" office:value="0.401" calcext:value-type="float">
            <text:p>0,401</text:p>
          </table:table-cell>
          <table:table-cell office:value-type="float" office:value="17.2187592589641" calcext:value-type="float">
            <text:p>17,218759259</text:p>
          </table:table-cell>
          <table:table-cell/>
          <table:table-cell office:value-type="float" office:value="0.401" calcext:value-type="float">
            <text:p>0,401</text:p>
          </table:table-cell>
          <table:table-cell office:value-type="float" office:value="17.3868276882025" calcext:value-type="float">
            <text:p>17,3868276882</text:p>
          </table:table-cell>
          <table:table-cell office:value-type="float" office:value="17.9193783569566" calcext:value-type="float">
            <text:p>17,919378357</text:p>
          </table:table-cell>
          <table:table-cell office:value-type="float" office:value="18.2606750717558" calcext:value-type="float">
            <text:p>18,2606750718</text:p>
          </table:table-cell>
          <table:table-cell office:value-type="float" office:value="18.4967279606708" calcext:value-type="float">
            <text:p>18,4967279607</text:p>
          </table:table-cell>
          <table:table-cell office:value-type="float" office:value="18.6692476721943" calcext:value-type="float">
            <text:p>18,6692476722</text:p>
          </table:table-cell>
          <table:table-cell office:value-type="float" office:value="18.8004196405788" calcext:value-type="float">
            <text:p>18,8004196406</text:p>
          </table:table-cell>
          <table:table-cell office:value-type="float" office:value="18.9031974099737" calcext:value-type="float">
            <text:p>18,90319741</text:p>
          </table:table-cell>
          <table:table-cell office:value-type="float" office:value="18.9856853614404" calcext:value-type="float">
            <text:p>18,9856853614</text:p>
          </table:table-cell>
          <table:table-cell office:value-type="float" office:value="19.0532126512272" calcext:value-type="float">
            <text:p>19,0532126512</text:p>
          </table:table-cell>
          <table:table-cell office:value-type="float" office:value="19.1094200014178" calcext:value-type="float">
            <text:p>19,1094200014</text:p>
          </table:table-cell>
          <table:table-cell/>
          <table:table-cell office:value-type="float" office:value="0.401" calcext:value-type="float">
            <text:p>0,401</text:p>
          </table:table-cell>
          <table:table-cell office:value-type="float" office:value="19.0396868767211" calcext:value-type="float">
            <text:p>19,0396868767</text:p>
          </table:table-cell>
        </table:table-row>
        <table:table-row table:style-name="ro1">
          <table:table-cell office:value-type="float" office:value="0.403" calcext:value-type="float">
            <text:p>0,403</text:p>
          </table:table-cell>
          <table:table-cell office:value-type="float" office:value="16.711730422752" calcext:value-type="float">
            <text:p>16,7117304228</text:p>
          </table:table-cell>
          <table:table-cell/>
          <table:table-cell office:value-type="float" office:value="0.403" calcext:value-type="float">
            <text:p>0,403</text:p>
          </table:table-cell>
          <table:table-cell office:value-type="float" office:value="17.1205107315287" calcext:value-type="float">
            <text:p>17,1205107315</text:p>
          </table:table-cell>
          <table:table-cell/>
          <table:table-cell office:value-type="float" office:value="0.403" calcext:value-type="float">
            <text:p>0,403</text:p>
          </table:table-cell>
          <table:table-cell office:value-type="float" office:value="17.3985179706018" calcext:value-type="float">
            <text:p>17,3985179706</text:p>
          </table:table-cell>
          <table:table-cell office:value-type="float" office:value="17.9285378591336" calcext:value-type="float">
            <text:p>17,9285378591</text:p>
          </table:table-cell>
          <table:table-cell office:value-type="float" office:value="18.2681040993859" calcext:value-type="float">
            <text:p>18,2681040994</text:p>
          </table:table-cell>
          <table:table-cell office:value-type="float" office:value="18.5029859557016" calcext:value-type="float">
            <text:p>18,5029859557</text:p>
          </table:table-cell>
          <table:table-cell office:value-type="float" office:value="18.6747112836318" calcext:value-type="float">
            <text:p>18,6747112836</text:p>
          </table:table-cell>
          <table:table-cell office:value-type="float" office:value="18.8053382205856" calcext:value-type="float">
            <text:p>18,8053382206</text:p>
          </table:table-cell>
          <table:table-cell office:value-type="float" office:value="18.9077285724864" calcext:value-type="float">
            <text:p>18,9077285725</text:p>
          </table:table-cell>
          <table:table-cell office:value-type="float" office:value="18.9899240906548" calcext:value-type="float">
            <text:p>18,9899240907</text:p>
          </table:table-cell>
          <table:table-cell office:value-type="float" office:value="19.0572142302927" calcext:value-type="float">
            <text:p>19,0572142303</text:p>
          </table:table-cell>
          <table:table-cell office:value-type="float" office:value="19.1132161622459" calcext:value-type="float">
            <text:p>19,1132161622</text:p>
          </table:table-cell>
          <table:table-cell/>
          <table:table-cell office:value-type="float" office:value="0.403" calcext:value-type="float">
            <text:p>0,403</text:p>
          </table:table-cell>
          <table:table-cell office:value-type="float" office:value="19.0425262457665" calcext:value-type="float">
            <text:p>19,0425262458</text:p>
          </table:table-cell>
        </table:table-row>
        <table:table-row table:style-name="ro1">
          <table:table-cell office:value-type="float" office:value="0.405" calcext:value-type="float">
            <text:p>0,405</text:p>
          </table:table-cell>
          <table:table-cell office:value-type="float" office:value="16.7252832505044" calcext:value-type="float">
            <text:p>16,7252832505</text:p>
          </table:table-cell>
          <table:table-cell/>
          <table:table-cell office:value-type="float" office:value="0.405" calcext:value-type="float">
            <text:p>0,405</text:p>
          </table:table-cell>
          <table:table-cell office:value-type="float" office:value="17.0529461734919" calcext:value-type="float">
            <text:p>17,0529461735</text:p>
          </table:table-cell>
          <table:table-cell/>
          <table:table-cell office:value-type="float" office:value="0.405" calcext:value-type="float">
            <text:p>0,405</text:p>
          </table:table-cell>
          <table:table-cell office:value-type="float" office:value="17.4101103545136" calcext:value-type="float">
            <text:p>17,4101103545</text:p>
          </table:table-cell>
          <table:table-cell office:value-type="float" office:value="17.9376946508942" calcext:value-type="float">
            <text:p>17,9376946509</text:p>
          </table:table-cell>
          <table:table-cell office:value-type="float" office:value="18.2755557109132" calcext:value-type="float">
            <text:p>18,2755557109</text:p>
          </table:table-cell>
          <table:table-cell office:value-type="float" office:value="18.5092651070715" calcext:value-type="float">
            <text:p>18,5092651071</text:p>
          </table:table-cell>
          <table:table-cell office:value-type="float" office:value="18.6801817099471" calcext:value-type="float">
            <text:p>18,6801817099</text:p>
          </table:table-cell>
          <table:table-cell office:value-type="float" office:value="18.8102446516763" calcext:value-type="float">
            <text:p>18,8102446517</text:p>
          </table:table-cell>
          <table:table-cell office:value-type="float" office:value="18.9122284370284" calcext:value-type="float">
            <text:p>18,912228437</text:p>
          </table:table-cell>
          <table:table-cell office:value-type="float" office:value="18.9941140643075" calcext:value-type="float">
            <text:p>18,9941140643</text:p>
          </table:table-cell>
          <table:table-cell office:value-type="float" office:value="19.0611518820393" calcext:value-type="float">
            <text:p>19,061151882</text:p>
          </table:table-cell>
          <table:table-cell office:value-type="float" office:value="19.1169355569315" calcext:value-type="float">
            <text:p>19,1169355569</text:p>
          </table:table-cell>
          <table:table-cell/>
          <table:table-cell office:value-type="float" office:value="0.405" calcext:value-type="float">
            <text:p>0,405</text:p>
          </table:table-cell>
          <table:table-cell office:value-type="float" office:value="19.0452888520577" calcext:value-type="float">
            <text:p>19,0452888521</text:p>
          </table:table-cell>
        </table:table-row>
        <table:table-row table:style-name="ro1">
          <table:table-cell office:value-type="float" office:value="0.407" calcext:value-type="float">
            <text:p>0,407</text:p>
          </table:table-cell>
          <table:table-cell office:value-type="float" office:value="16.7384580374321" calcext:value-type="float">
            <text:p>16,7384580374</text:p>
          </table:table-cell>
          <table:table-cell/>
          <table:table-cell office:value-type="float" office:value="0.407" calcext:value-type="float">
            <text:p>0,407</text:p>
          </table:table-cell>
          <table:table-cell office:value-type="float" office:value="17.0027614772941" calcext:value-type="float">
            <text:p>17,0027614773</text:p>
          </table:table-cell>
          <table:table-cell/>
          <table:table-cell office:value-type="float" office:value="0.407" calcext:value-type="float">
            <text:p>0,407</text:p>
          </table:table-cell>
          <table:table-cell office:value-type="float" office:value="17.4216142038856" calcext:value-type="float">
            <text:p>17,4216142039</text:p>
          </table:table-cell>
          <table:table-cell office:value-type="float" office:value="17.9468551698662" calcext:value-type="float">
            <text:p>17,9468551699</text:p>
          </table:table-cell>
          <table:table-cell office:value-type="float" office:value="18.2830350420106" calcext:value-type="float">
            <text:p>18,283035042</text:p>
          </table:table-cell>
          <table:table-cell office:value-type="float" office:value="18.5155700835874" calcext:value-type="float">
            <text:p>18,5155700836</text:p>
          </table:table-cell>
          <table:table-cell office:value-type="float" office:value="18.6856635289837" calcext:value-type="float">
            <text:p>18,685663529</text:p>
          </table:table-cell>
          <table:table-cell office:value-type="float" office:value="18.8151434194013" calcext:value-type="float">
            <text:p>18,8151434194</text:p>
          </table:table-cell>
          <table:table-cell office:value-type="float" office:value="18.9167012455038" calcext:value-type="float">
            <text:p>18,9167012455</text:p>
          </table:table-cell>
          <table:table-cell office:value-type="float" office:value="18.9982591444706" calcext:value-type="float">
            <text:p>18,9982591445</text:p>
          </table:table-cell>
          <table:table-cell office:value-type="float" office:value="19.065029021497" calcext:value-type="float">
            <text:p>19,0650290215</text:p>
          </table:table-cell>
          <table:table-cell office:value-type="float" office:value="19.1205811483837" calcext:value-type="float">
            <text:p>19,1205811484</text:p>
          </table:table-cell>
          <table:table-cell/>
          <table:table-cell office:value-type="float" office:value="0.407" calcext:value-type="float">
            <text:p>0,407</text:p>
          </table:table-cell>
          <table:table-cell office:value-type="float" office:value="19.0479803573882" calcext:value-type="float">
            <text:p>19,0479803574</text:p>
          </table:table-cell>
        </table:table-row>
        <table:table-row table:style-name="ro1">
          <table:table-cell office:value-type="float" office:value="0.409" calcext:value-type="float">
            <text:p>0,409</text:p>
          </table:table-cell>
          <table:table-cell office:value-type="float" office:value="16.7512686163421" calcext:value-type="float">
            <text:p>16,7512686163</text:p>
          </table:table-cell>
          <table:table-cell/>
          <table:table-cell office:value-type="float" office:value="0.409" calcext:value-type="float">
            <text:p>0,409</text:p>
          </table:table-cell>
          <table:table-cell office:value-type="float" office:value="16.9637116498678" calcext:value-type="float">
            <text:p>16,9637116499</text:p>
          </table:table-cell>
          <table:table-cell/>
          <table:table-cell office:value-type="float" office:value="0.409" calcext:value-type="float">
            <text:p>0,409</text:p>
          </table:table-cell>
          <table:table-cell office:value-type="float" office:value="17.4330388367153" calcext:value-type="float">
            <text:p>17,4330388367</text:p>
          </table:table-cell>
          <table:table-cell office:value-type="float" office:value="17.9560259082317" calcext:value-type="float">
            <text:p>17,9560259082</text:p>
          </table:table-cell>
          <table:table-cell office:value-type="float" office:value="18.2905471852045" calcext:value-type="float">
            <text:p>18,2905471852</text:p>
          </table:table-cell>
          <table:table-cell office:value-type="float" office:value="18.5219053159033" calcext:value-type="float">
            <text:p>18,5219053159</text:p>
          </table:table-cell>
          <table:table-cell office:value-type="float" office:value="18.691160905072" calcext:value-type="float">
            <text:p>18,6911609051</text:p>
          </table:table-cell>
          <table:table-cell office:value-type="float" office:value="18.8200384731213" calcext:value-type="float">
            <text:p>18,8200384731</text:p>
          </table:table-cell>
          <table:table-cell office:value-type="float" office:value="18.9211506250893" calcext:value-type="float">
            <text:p>18,9211506251</text:p>
          </table:table-cell>
          <table:table-cell office:value-type="float" office:value="19.0023625315884" calcext:value-type="float">
            <text:p>19,0023625316</text:p>
          </table:table-cell>
          <table:table-cell office:value-type="float" office:value="19.0688483775936" calcext:value-type="float">
            <text:p>19,0688483776</text:p>
          </table:table-cell>
          <table:table-cell office:value-type="float" office:value="19.1241552046288" calcext:value-type="float">
            <text:p>19,1241552046</text:p>
          </table:table-cell>
          <table:table-cell/>
          <table:table-cell office:value-type="float" office:value="0.409" calcext:value-type="float">
            <text:p>0,409</text:p>
          </table:table-cell>
          <table:table-cell office:value-type="float" office:value="19.050606055882" calcext:value-type="float">
            <text:p>19,0506060559</text:p>
          </table:table-cell>
        </table:table-row>
        <table:table-row table:style-name="ro1">
          <table:table-cell office:value-type="float" office:value="0.411" calcext:value-type="float">
            <text:p>0,411</text:p>
          </table:table-cell>
          <table:table-cell office:value-type="float" office:value="16.7637281516326" calcext:value-type="float">
            <text:p>16,7637281516</text:p>
          </table:table-cell>
          <table:table-cell/>
          <table:table-cell office:value-type="float" office:value="0.411" calcext:value-type="float">
            <text:p>0,411</text:p>
          </table:table-cell>
          <table:table-cell office:value-type="float" office:value="16.9324409381159" calcext:value-type="float">
            <text:p>16,9324409381</text:p>
          </table:table-cell>
          <table:table-cell/>
          <table:table-cell office:value-type="float" office:value="0.411" calcext:value-type="float">
            <text:p>0,411</text:p>
          </table:table-cell>
          <table:table-cell office:value-type="float" office:value="17.4443935563959" calcext:value-type="float">
            <text:p>17,4443935564</text:p>
          </table:table-cell>
          <table:table-cell office:value-type="float" office:value="17.9652134347235" calcext:value-type="float">
            <text:p>17,9652134347</text:p>
          </table:table-cell>
          <table:table-cell office:value-type="float" office:value="18.2980972046987" calcext:value-type="float">
            <text:p>18,2980972047</text:p>
          </table:table-cell>
          <table:table-cell office:value-type="float" office:value="18.528275008078" calcext:value-type="float">
            <text:p>18,5282750081</text:p>
          </table:table-cell>
          <table:table-cell office:value-type="float" office:value="18.6966775967657" calcext:value-type="float">
            <text:p>18,6966775968</text:p>
          </table:table-cell>
          <table:table-cell office:value-type="float" office:value="18.8249332277722" calcext:value-type="float">
            <text:p>18,8249332278</text:p>
          </table:table-cell>
          <table:table-cell office:value-type="float" office:value="18.9255795838923" calcext:value-type="float">
            <text:p>18,9255795839</text:p>
          </table:table-cell>
          <table:table-cell office:value-type="float" office:value="19.0064267554911" calcext:value-type="float">
            <text:p>19,0064267555</text:p>
          </table:table-cell>
          <table:table-cell office:value-type="float" office:value="19.0726119813061" calcext:value-type="float">
            <text:p>19,0726119813</text:p>
          </table:table-cell>
          <table:table-cell office:value-type="float" office:value="19.1276592855134" calcext:value-type="float">
            <text:p>19,1276592855</text:p>
          </table:table-cell>
          <table:table-cell/>
          <table:table-cell office:value-type="float" office:value="0.411" calcext:value-type="float">
            <text:p>0,411</text:p>
          </table:table-cell>
          <table:table-cell office:value-type="float" office:value="19.0531709040476" calcext:value-type="float">
            <text:p>19,053170904</text:p>
          </table:table-cell>
        </table:table-row>
        <table:table-row table:style-name="ro1">
          <table:table-cell office:value-type="float" office:value="0.413" calcext:value-type="float">
            <text:p>0,413</text:p>
          </table:table-cell>
          <table:table-cell office:value-type="float" office:value="16.7758491676195" calcext:value-type="float">
            <text:p>16,7758491676</text:p>
          </table:table-cell>
          <table:table-cell/>
          <table:table-cell office:value-type="float" office:value="0.413" calcext:value-type="float">
            <text:p>0,413</text:p>
          </table:table-cell>
          <table:table-cell office:value-type="float" office:value="16.9069425056836" calcext:value-type="float">
            <text:p>16,9069425057</text:p>
          </table:table-cell>
          <table:table-cell/>
          <table:table-cell office:value-type="float" office:value="0.413" calcext:value-type="float">
            <text:p>0,413</text:p>
          </table:table-cell>
          <table:table-cell office:value-type="float" office:value="17.4556876717191" calcext:value-type="float">
            <text:p>17,4556876717</text:p>
          </table:table-cell>
          <table:table-cell office:value-type="float" office:value="17.9744244079282" calcext:value-type="float">
            <text:p>17,9744244079</text:p>
          </table:table-cell>
          <table:table-cell office:value-type="float" office:value="18.3056901404371" calcext:value-type="float">
            <text:p>18,3056901404</text:p>
          </table:table-cell>
          <table:table-cell office:value-type="float" office:value="18.534683136505" calcext:value-type="float">
            <text:p>18,5346831365</text:p>
          </table:table-cell>
          <table:table-cell office:value-type="float" office:value="18.7022169513404" calcext:value-type="float">
            <text:p>18,7022169513</text:p>
          </table:table-cell>
          <table:table-cell office:value-type="float" office:value="18.8298305523772" calcext:value-type="float">
            <text:p>18,8298305524</text:p>
          </table:table-cell>
          <table:table-cell office:value-type="float" office:value="18.9299904936367" calcext:value-type="float">
            <text:p>18,9299904936</text:p>
          </table:table-cell>
          <table:table-cell office:value-type="float" office:value="19.0104536538828" calcext:value-type="float">
            <text:p>19,0104536539</text:p>
          </table:table-cell>
          <table:table-cell office:value-type="float" office:value="19.0763211417712" calcext:value-type="float">
            <text:p>19,0763211418</text:p>
          </table:table-cell>
          <table:table-cell office:value-type="float" office:value="19.131094217788" calcext:value-type="float">
            <text:p>19,1310942178</text:p>
          </table:table-cell>
          <table:table-cell/>
          <table:table-cell office:value-type="float" office:value="0.413" calcext:value-type="float">
            <text:p>0,413</text:p>
          </table:table-cell>
          <table:table-cell office:value-type="float" office:value="19.0556795446918" calcext:value-type="float">
            <text:p>19,0556795447</text:p>
          </table:table-cell>
        </table:table-row>
        <table:table-row table:style-name="ro1">
          <table:table-cell office:value-type="float" office:value="0.415" calcext:value-type="float">
            <text:p>0,415</text:p>
          </table:table-cell>
          <table:table-cell office:value-type="float" office:value="16.7876436099778" calcext:value-type="float">
            <text:p>16,78764361</text:p>
          </table:table-cell>
          <table:table-cell/>
          <table:table-cell office:value-type="float" office:value="0.415" calcext:value-type="float">
            <text:p>0,415</text:p>
          </table:table-cell>
          <table:table-cell office:value-type="float" office:value="16.8859149712402" calcext:value-type="float">
            <text:p>16,8859149712</text:p>
          </table:table-cell>
          <table:table-cell/>
          <table:table-cell office:value-type="float" office:value="0.415" calcext:value-type="float">
            <text:p>0,415</text:p>
          </table:table-cell>
          <table:table-cell office:value-type="float" office:value="17.4669305444089" calcext:value-type="float">
            <text:p>17,4669305444</text:p>
          </table:table-cell>
          <table:table-cell office:value-type="float" office:value="17.9836656086033" calcext:value-type="float">
            <text:p>17,9836656086</text:p>
          </table:table-cell>
          <table:table-cell office:value-type="float" office:value="18.3133310225433" calcext:value-type="float">
            <text:p>18,3133310225</text:p>
          </table:table-cell>
          <table:table-cell office:value-type="float" office:value="18.5411334532858" calcext:value-type="float">
            <text:p>18,5411334533</text:p>
          </table:table-cell>
          <table:table-cell office:value-type="float" office:value="18.7077819003532" calcext:value-type="float">
            <text:p>18,7077819004</text:p>
          </table:table-cell>
          <table:table-cell office:value-type="float" office:value="18.834732757711" calcext:value-type="float">
            <text:p>18,8347327577</text:p>
          </table:table-cell>
          <table:table-cell office:value-type="float" office:value="18.9343850705528" calcext:value-type="float">
            <text:p>18,9343850706</text:p>
          </table:table-cell>
          <table:table-cell office:value-type="float" office:value="19.0144443487092" calcext:value-type="float">
            <text:p>19,0144443487</text:p>
          </table:table-cell>
          <table:table-cell office:value-type="float" office:value="19.0799764203406" calcext:value-type="float">
            <text:p>19,0799764203</text:p>
          </table:table-cell>
          <table:table-cell office:value-type="float" office:value="19.1344600684468" calcext:value-type="float">
            <text:p>19,1344600684</text:p>
          </table:table-cell>
          <table:table-cell/>
          <table:table-cell office:value-type="float" office:value="0.415" calcext:value-type="float">
            <text:p>0,415</text:p>
          </table:table-cell>
          <table:table-cell office:value-type="float" office:value="19.0581363360256" calcext:value-type="float">
            <text:p>19,058136336</text:p>
          </table:table-cell>
        </table:table-row>
        <table:table-row table:style-name="ro1">
          <table:table-cell office:value-type="float" office:value="0.417" calcext:value-type="float">
            <text:p>0,417</text:p>
          </table:table-cell>
          <table:table-cell office:value-type="float" office:value="16.7991228583212" calcext:value-type="float">
            <text:p>16,7991228583</text:p>
          </table:table-cell>
          <table:table-cell/>
          <table:table-cell office:value-type="float" office:value="0.417" calcext:value-type="float">
            <text:p>0,417</text:p>
          </table:table-cell>
          <table:table-cell office:value-type="float" office:value="16.8684614016338" calcext:value-type="float">
            <text:p>16,8684614016</text:p>
          </table:table-cell>
          <table:table-cell/>
          <table:table-cell office:value-type="float" office:value="0.417" calcext:value-type="float">
            <text:p>0,417</text:p>
          </table:table-cell>
          <table:table-cell office:value-type="float" office:value="17.4781316040959" calcext:value-type="float">
            <text:p>17,4781316041</text:p>
          </table:table-cell>
          <table:table-cell office:value-type="float" office:value="17.992943947643" calcext:value-type="float">
            <text:p>17,9929439476</text:p>
          </table:table-cell>
          <table:table-cell office:value-type="float" office:value="18.3210248621423" calcext:value-type="float">
            <text:p>18,3210248621</text:p>
          </table:table-cell>
          <table:table-cell office:value-type="float" office:value="18.5476294660588" calcext:value-type="float">
            <text:p>18,5476294661</text:p>
          </table:table-cell>
          <table:table-cell office:value-type="float" office:value="18.7133749322217" calcext:value-type="float">
            <text:p>18,7133749322</text:p>
          </table:table-cell>
          <table:table-cell office:value-type="float" office:value="18.839641561767" calcext:value-type="float">
            <text:p>18,8396415618</text:p>
          </table:table-cell>
          <table:table-cell office:value-type="float" office:value="18.9387643349873" calcext:value-type="float">
            <text:p>18,938764335</text:p>
          </table:table-cell>
          <table:table-cell office:value-type="float" office:value="19.0183992021962" calcext:value-type="float">
            <text:p>19,0183992022</text:p>
          </table:table-cell>
          <table:table-cell office:value-type="float" office:value="19.0835775851306" calcext:value-type="float">
            <text:p>19,0835775851</text:p>
          </table:table-cell>
          <table:table-cell office:value-type="float" office:value="19.1377560991394" calcext:value-type="float">
            <text:p>19,1377560991</text:p>
          </table:table-cell>
          <table:table-cell/>
          <table:table-cell office:value-type="float" office:value="0.417" calcext:value-type="float">
            <text:p>0,417</text:p>
          </table:table-cell>
          <table:table-cell office:value-type="float" office:value="19.0605453689456" calcext:value-type="float">
            <text:p>19,0605453689</text:p>
          </table:table-cell>
        </table:table-row>
        <table:table-row table:style-name="ro1">
          <table:table-cell office:value-type="float" office:value="0.419" calcext:value-type="float">
            <text:p>0,419</text:p>
          </table:table-cell>
          <table:table-cell office:value-type="float" office:value="16.8102977791661" calcext:value-type="float">
            <text:p>16,8102977792</text:p>
          </table:table-cell>
          <table:table-cell/>
          <table:table-cell office:value-type="float" office:value="0.419" calcext:value-type="float">
            <text:p>0,419</text:p>
          </table:table-cell>
          <table:table-cell office:value-type="float" office:value="16.8539341917469" calcext:value-type="float">
            <text:p>16,8539341917</text:p>
          </table:table-cell>
          <table:table-cell/>
          <table:table-cell office:value-type="float" office:value="0.419" calcext:value-type="float">
            <text:p>0,419</text:p>
          </table:table-cell>
          <table:table-cell office:value-type="float" office:value="17.489300394972" calcext:value-type="float">
            <text:p>17,489300395</text:p>
          </table:table-cell>
          <table:table-cell office:value-type="float" office:value="18.0022664953983" calcext:value-type="float">
            <text:p>18,0022664954</text:p>
          </table:table-cell>
          <table:table-cell office:value-type="float" office:value="18.3287766533225" calcext:value-type="float">
            <text:p>18,3287766533</text:p>
          </table:table-cell>
          <table:table-cell office:value-type="float" office:value="18.5541744223076" calcext:value-type="float">
            <text:p>18,5541744223</text:p>
          </table:table-cell>
          <table:table-cell office:value-type="float" office:value="18.7189980653345" calcext:value-type="float">
            <text:p>18,7189980653</text:p>
          </table:table-cell>
          <table:table-cell office:value-type="float" office:value="18.844558053488" calcext:value-type="float">
            <text:p>18,8445580535</text:p>
          </table:table-cell>
          <table:table-cell office:value-type="float" office:value="18.9431285682111" calcext:value-type="float">
            <text:p>18,9431285682</text:p>
          </table:table-cell>
          <table:table-cell office:value-type="float" office:value="19.0223177697841" calcext:value-type="float">
            <text:p>19,0223177698</text:p>
          </table:table-cell>
          <table:table-cell office:value-type="float" office:value="19.0871235626081" calcext:value-type="float">
            <text:p>19,0871235626</text:p>
          </table:table-cell>
          <table:table-cell office:value-type="float" office:value="19.1409807180147" calcext:value-type="float">
            <text:p>19,140980718</text:p>
          </table:table-cell>
          <table:table-cell/>
          <table:table-cell office:value-type="float" office:value="0.419" calcext:value-type="float">
            <text:p>0,419</text:p>
          </table:table-cell>
          <table:table-cell office:value-type="float" office:value="19.0629104910438" calcext:value-type="float">
            <text:p>19,062910491</text:p>
          </table:table-cell>
        </table:table-row>
        <table:table-row table:style-name="ro1">
          <table:table-cell office:value-type="float" office:value="0.421" calcext:value-type="float">
            <text:p>0,421</text:p>
          </table:table-cell>
          <table:table-cell office:value-type="float" office:value="16.8211787336969" calcext:value-type="float">
            <text:p>16,8211787337</text:p>
          </table:table-cell>
          <table:table-cell/>
          <table:table-cell office:value-type="float" office:value="0.421" calcext:value-type="float">
            <text:p>0,421</text:p>
          </table:table-cell>
          <table:table-cell office:value-type="float" office:value="16.8418484212166" calcext:value-type="float">
            <text:p>16,8418484212</text:p>
          </table:table-cell>
          <table:table-cell/>
          <table:table-cell office:value-type="float" office:value="0.421" calcext:value-type="float">
            <text:p>0,421</text:p>
          </table:table-cell>
          <table:table-cell office:value-type="float" office:value="17.5004465939797" calcext:value-type="float">
            <text:p>17,500446594</text:p>
          </table:table-cell>
          <table:table-cell office:value-type="float" office:value="18.0116404887031" calcext:value-type="float">
            <text:p>18,0116404887</text:p>
          </table:table-cell>
          <table:table-cell office:value-type="float" office:value="18.3365913516796" calcext:value-type="float">
            <text:p>18,3365913517</text:p>
          </table:table-cell>
          <table:table-cell office:value-type="float" office:value="18.5607712695148" calcext:value-type="float">
            <text:p>18,5607712695</text:p>
          </table:table-cell>
          <table:table-cell office:value-type="float" office:value="18.7246527969746" calcext:value-type="float">
            <text:p>18,724652797</text:p>
          </table:table-cell>
          <table:table-cell office:value-type="float" office:value="18.8494826327499" calcext:value-type="float">
            <text:p>18,8494826327</text:p>
          </table:table-cell>
          <table:table-cell office:value-type="float" office:value="18.9474772463141" calcext:value-type="float">
            <text:p>18,9474772463</text:p>
          </table:table-cell>
          <table:table-cell office:value-type="float" office:value="19.0261987311501" calcext:value-type="float">
            <text:p>19,0261987312</text:p>
          </table:table-cell>
          <table:table-cell office:value-type="float" office:value="19.0906123681696" calcext:value-type="float">
            <text:p>19,0906123682</text:p>
          </table:table-cell>
          <table:table-cell office:value-type="float" office:value="19.1441314112126" calcext:value-type="float">
            <text:p>19,1441314112</text:p>
          </table:table-cell>
          <table:table-cell/>
          <table:table-cell office:value-type="float" office:value="0.421" calcext:value-type="float">
            <text:p>0,421</text:p>
          </table:table-cell>
          <table:table-cell office:value-type="float" office:value="19.0652353201249" calcext:value-type="float">
            <text:p>19,0652353201</text:p>
          </table:table-cell>
        </table:table-row>
        <table:table-row table:style-name="ro1">
          <table:table-cell office:value-type="float" office:value="0.423" calcext:value-type="float">
            <text:p>0,423</text:p>
          </table:table-cell>
          <table:table-cell office:value-type="float" office:value="16.8317756314491" calcext:value-type="float">
            <text:p>16,8317756314</text:p>
          </table:table-cell>
          <table:table-cell/>
          <table:table-cell office:value-type="float" office:value="0.423" calcext:value-type="float">
            <text:p>0,423</text:p>
          </table:table-cell>
          <table:table-cell office:value-type="float" office:value="16.8318302634469" calcext:value-type="float">
            <text:p>16,8318302634</text:p>
          </table:table-cell>
          <table:table-cell/>
          <table:table-cell office:value-type="float" office:value="0.423" calcext:value-type="float">
            <text:p>0,423</text:p>
          </table:table-cell>
          <table:table-cell office:value-type="float" office:value="17.5115800662763" calcext:value-type="float">
            <text:p>17,5115800663</text:p>
          </table:table-cell>
          <table:table-cell office:value-type="float" office:value="18.0210733620567" calcext:value-type="float">
            <text:p>18,0210733621</text:p>
          </table:table-cell>
          <table:table-cell office:value-type="float" office:value="18.344473864394" calcext:value-type="float">
            <text:p>18,3444738644</text:p>
          </table:table-cell>
          <table:table-cell office:value-type="float" office:value="18.5674226191388" calcext:value-type="float">
            <text:p>18,5674226191</text:p>
          </table:table-cell>
          <table:table-cell office:value-type="float" office:value="18.7303400513966" calcext:value-type="float">
            <text:p>18,7303400514</text:p>
          </table:table-cell>
          <table:table-cell office:value-type="float" office:value="18.8544149468584" calcext:value-type="float">
            <text:p>18,8544149469</text:p>
          </table:table-cell>
          <table:table-cell office:value-type="float" office:value="18.9518089694819" calcext:value-type="float">
            <text:p>18,9518089695</text:p>
          </table:table-cell>
          <table:table-cell office:value-type="float" office:value="19.030039816394" calcext:value-type="float">
            <text:p>19,0300398164</text:p>
          </table:table-cell>
          <table:table-cell office:value-type="float" office:value="19.094041032155" calcext:value-type="float">
            <text:p>19,0940410322</text:p>
          </table:table-cell>
          <table:table-cell office:value-type="float" office:value="19.1472046703285" calcext:value-type="float">
            <text:p>19,1472046703</text:p>
          </table:table-cell>
          <table:table-cell/>
          <table:table-cell office:value-type="float" office:value="0.423" calcext:value-type="float">
            <text:p>0,423</text:p>
          </table:table-cell>
          <table:table-cell office:value-type="float" office:value="19.0675232663358" calcext:value-type="float">
            <text:p>19,0675232663</text:p>
          </table:table-cell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16.8420979406797" calcext:value-type="float">
            <text:p>16,8420979407</text:p>
          </table:table-cell>
          <table:table-cell/>
          <table:table-cell office:value-type="float" office:value="0.425" calcext:value-type="float">
            <text:p>0,425</text:p>
          </table:table-cell>
          <table:table-cell office:value-type="float" office:value="16.8235845571766" calcext:value-type="float">
            <text:p>16,8235845572</text:p>
          </table:table-cell>
          <table:table-cell/>
          <table:table-cell office:value-type="float" office:value="0.425" calcext:value-type="float">
            <text:p>0,425</text:p>
          </table:table-cell>
          <table:table-cell office:value-type="float" office:value="17.5227108913013" calcext:value-type="float">
            <text:p>17,5227108913</text:p>
          </table:table-cell>
          <table:table-cell office:value-type="float" office:value="18.0305727541549" calcext:value-type="float">
            <text:p>18,0305727542</text:p>
          </table:table-cell>
          <table:table-cell office:value-type="float" office:value="18.3524290128393" calcext:value-type="float">
            <text:p>18,3524290128</text:p>
          </table:table-cell>
          <table:table-cell office:value-type="float" office:value="18.5741306818999" calcext:value-type="float">
            <text:p>18,5741306819</text:p>
          </table:table-cell>
          <table:table-cell office:value-type="float" office:value="18.7360600988697" calcext:value-type="float">
            <text:p>18,7360600989</text:p>
          </table:table-cell>
          <table:table-cell office:value-type="float" office:value="18.8593537984067" calcext:value-type="float">
            <text:p>18,8593537984</text:p>
          </table:table-cell>
          <table:table-cell office:value-type="float" office:value="18.9561213636581" calcext:value-type="float">
            <text:p>18,9561213637</text:p>
          </table:table-cell>
          <table:table-cell office:value-type="float" office:value="19.0338377058666" calcext:value-type="float">
            <text:p>19,0338377059</text:p>
          </table:table-cell>
          <table:table-cell office:value-type="float" office:value="19.0974055006245" calcext:value-type="float">
            <text:p>19,0974055006</text:p>
          </table:table-cell>
          <table:table-cell office:value-type="float" office:value="19.1501958954416" calcext:value-type="float">
            <text:p>19,1501958954</text:p>
          </table:table-cell>
          <table:table-cell/>
          <table:table-cell office:value-type="float" office:value="0.425" calcext:value-type="float">
            <text:p>0,425</text:p>
          </table:table-cell>
          <table:table-cell office:value-type="float" office:value="19.0697775435747" calcext:value-type="float">
            <text:p>19,0697775436</text:p>
          </table:table-cell>
        </table:table-row>
        <table:table-row table:style-name="ro1">
          <table:table-cell office:value-type="float" office:value="0.427" calcext:value-type="float">
            <text:p>0,427</text:p>
          </table:table-cell>
          <table:table-cell office:value-type="float" office:value="16.852154711259" calcext:value-type="float">
            <text:p>16,8521547113</text:p>
          </table:table-cell>
          <table:table-cell/>
          <table:table-cell office:value-type="float" office:value="0.427" calcext:value-type="float">
            <text:p>0,427</text:p>
          </table:table-cell>
          <table:table-cell office:value-type="float" office:value="16.8168735503991" calcext:value-type="float">
            <text:p>16,8168735504</text:p>
          </table:table-cell>
          <table:table-cell/>
          <table:table-cell office:value-type="float" office:value="0.427" calcext:value-type="float">
            <text:p>0,427</text:p>
          </table:table-cell>
          <table:table-cell office:value-type="float" office:value="17.5338494049341" calcext:value-type="float">
            <text:p>17,5338494049</text:p>
          </table:table-cell>
          <table:table-cell office:value-type="float" office:value="18.0401465211645" calcext:value-type="float">
            <text:p>18,0401465212</text:p>
          </table:table-cell>
          <table:table-cell office:value-type="float" office:value="18.3604614905073" calcext:value-type="float">
            <text:p>18,3604614905</text:p>
          </table:table-cell>
          <table:table-cell office:value-type="float" office:value="18.5808971921277" calcext:value-type="float">
            <text:p>18,5808971921</text:p>
          </table:table-cell>
          <table:table-cell office:value-type="float" office:value="18.741812460134" calcext:value-type="float">
            <text:p>18,7418124601</text:p>
          </table:table-cell>
          <table:table-cell office:value-type="float" office:value="18.8642970368467" calcext:value-type="float">
            <text:p>18,8642970368</text:p>
          </table:table-cell>
          <table:table-cell office:value-type="float" office:value="18.9604109656798" calcext:value-type="float">
            <text:p>18,9604109657</text:p>
          </table:table-cell>
          <table:table-cell office:value-type="float" office:value="19.0375879139774" calcext:value-type="float">
            <text:p>19,037587914</text:p>
          </table:table-cell>
          <table:table-cell office:value-type="float" office:value="19.1007005208708" calcext:value-type="float">
            <text:p>19,1007005209</text:p>
          </table:table-cell>
          <table:table-cell office:value-type="float" office:value="19.1530992836511" calcext:value-type="float">
            <text:p>19,1530992837</text:p>
          </table:table-cell>
          <table:table-cell/>
          <table:table-cell office:value-type="float" office:value="0.427" calcext:value-type="float">
            <text:p>0,427</text:p>
          </table:table-cell>
          <table:table-cell office:value-type="float" office:value="19.072001183387" calcext:value-type="float">
            <text:p>19,0720011834</text:p>
          </table:table-cell>
        </table:table-row>
        <table:table-row table:style-name="ro1">
          <table:table-cell office:value-type="float" office:value="0.429" calcext:value-type="float">
            <text:p>0,429</text:p>
          </table:table-cell>
          <table:table-cell office:value-type="float" office:value="16.8619546131541" calcext:value-type="float">
            <text:p>16,8619546132</text:p>
          </table:table-cell>
          <table:table-cell/>
          <table:table-cell office:value-type="float" office:value="0.429" calcext:value-type="float">
            <text:p>0,429</text:p>
          </table:table-cell>
          <table:table-cell office:value-type="float" office:value="16.8115024707285" calcext:value-type="float">
            <text:p>16,8115024707</text:p>
          </table:table-cell>
          <table:table-cell/>
          <table:table-cell office:value-type="float" office:value="0.429" calcext:value-type="float">
            <text:p>0,429</text:p>
          </table:table-cell>
          <table:table-cell office:value-type="float" office:value="17.5450062546053" calcext:value-type="float">
            <text:p>17,5450062546</text:p>
          </table:table-cell>
          <table:table-cell office:value-type="float" office:value="18.0498027527901" calcext:value-type="float">
            <text:p>18,0498027528</text:p>
          </table:table-cell>
          <table:table-cell office:value-type="float" office:value="18.3685758113514" calcext:value-type="float">
            <text:p>18,3685758114</text:p>
          </table:table-cell>
          <table:table-cell office:value-type="float" office:value="18.5877233161366" calcext:value-type="float">
            <text:p>18,5877233161</text:p>
          </table:table-cell>
          <table:table-cell office:value-type="float" office:value="18.7475957912279" calcext:value-type="float">
            <text:p>18,7475957912</text:p>
          </table:table-cell>
          <table:table-cell office:value-type="float" office:value="18.8692414289222" calcext:value-type="float">
            <text:p>18,8692414289</text:p>
          </table:table-cell>
          <table:table-cell office:value-type="float" office:value="18.9646730873331" calcext:value-type="float">
            <text:p>18,9646730873</text:p>
          </table:table-cell>
          <table:table-cell office:value-type="float" office:value="19.0412846527114" calcext:value-type="float">
            <text:p>19,0412846527</text:p>
          </table:table-cell>
          <table:table-cell office:value-type="float" office:value="19.1039195076068" calcext:value-type="float">
            <text:p>19,1039195076</text:p>
          </table:table-cell>
          <table:table-cell office:value-type="float" office:value="19.1559076992126" calcext:value-type="float">
            <text:p>19,1559076992</text:p>
          </table:table-cell>
          <table:table-cell/>
          <table:table-cell office:value-type="float" office:value="0.429" calcext:value-type="float">
            <text:p>0,429</text:p>
          </table:table-cell>
          <table:table-cell office:value-type="float" office:value="19.0741970505077" calcext:value-type="float">
            <text:p>19,0741970505</text:p>
          </table:table-cell>
        </table:table-row>
        <table:table-row table:style-name="ro1">
          <table:table-cell office:value-type="float" office:value="0.431" calcext:value-type="float">
            <text:p>0,431</text:p>
          </table:table-cell>
          <table:table-cell office:value-type="float" office:value="16.871505936973" calcext:value-type="float">
            <text:p>16,871505937</text:p>
          </table:table-cell>
          <table:table-cell/>
          <table:table-cell office:value-type="float" office:value="0.431" calcext:value-type="float">
            <text:p>0,431</text:p>
          </table:table-cell>
          <table:table-cell office:value-type="float" office:value="16.8073093935991" calcext:value-type="float">
            <text:p>16,8073093936</text:p>
          </table:table-cell>
          <table:table-cell/>
          <table:table-cell office:value-type="float" office:value="0.431" calcext:value-type="float">
            <text:p>0,431</text:p>
          </table:table-cell>
          <table:table-cell office:value-type="float" office:value="17.5561924342915" calcext:value-type="float">
            <text:p>17,5561924343</text:p>
          </table:table-cell>
          <table:table-cell office:value-type="float" office:value="18.0595497651421" calcext:value-type="float">
            <text:p>18,0595497651</text:p>
          </table:table-cell>
          <table:table-cell office:value-type="float" office:value="18.3767762262053" calcext:value-type="float">
            <text:p>18,3767762262</text:p>
          </table:table-cell>
          <table:table-cell office:value-type="float" office:value="18.5946095251089" calcext:value-type="float">
            <text:p>18,5946095251</text:p>
          </table:table-cell>
          <table:table-cell office:value-type="float" office:value="18.7534077311545" calcext:value-type="float">
            <text:p>18,7534077312</text:p>
          </table:table-cell>
          <table:table-cell office:value-type="float" office:value="18.874182492034" calcext:value-type="float">
            <text:p>18,874182492</text:p>
          </table:table-cell>
          <table:table-cell office:value-type="float" office:value="18.9689016436531" calcext:value-type="float">
            <text:p>18,9689016437</text:p>
          </table:table-cell>
          <table:table-cell office:value-type="float" office:value="19.0449206610656" calcext:value-type="float">
            <text:p>19,0449206611</text:p>
          </table:table-cell>
          <table:table-cell office:value-type="float" office:value="19.1070543765588" calcext:value-type="float">
            <text:p>19,1070543766</text:p>
          </table:table-cell>
          <table:table-cell office:value-type="float" office:value="19.1586125121611" calcext:value-type="float">
            <text:p>19,1586125122</text:p>
          </table:table-cell>
          <table:table-cell/>
          <table:table-cell office:value-type="float" office:value="0.431" calcext:value-type="float">
            <text:p>0,431</text:p>
          </table:table-cell>
          <table:table-cell office:value-type="float" office:value="19.0763678501732" calcext:value-type="float">
            <text:p>19,0763678502</text:p>
          </table:table-cell>
        </table:table-row>
        <table:table-row table:style-name="ro1">
          <table:table-cell office:value-type="float" office:value="0.433" calcext:value-type="float">
            <text:p>0,433</text:p>
          </table:table-cell>
          <table:table-cell office:value-type="float" office:value="16.8808166320482" calcext:value-type="float">
            <text:p>16,880816632</text:p>
          </table:table-cell>
          <table:table-cell/>
          <table:table-cell office:value-type="float" office:value="0.433" calcext:value-type="float">
            <text:p>0,433</text:p>
          </table:table-cell>
          <table:table-cell office:value-type="float" office:value="16.8041579939921" calcext:value-type="float">
            <text:p>16,804157994</text:p>
          </table:table-cell>
          <table:table-cell/>
          <table:table-cell office:value-type="float" office:value="0.433" calcext:value-type="float">
            <text:p>0,433</text:p>
          </table:table-cell>
          <table:table-cell office:value-type="float" office:value="17.5674193506345" calcext:value-type="float">
            <text:p>17,5674193506</text:p>
          </table:table-cell>
          <table:table-cell office:value-type="float" office:value="18.0693961040635" calcext:value-type="float">
            <text:p>18,0693961041</text:p>
          </table:table-cell>
          <table:table-cell office:value-type="float" office:value="18.3850666306267" calcext:value-type="float">
            <text:p>18,3850666306</text:p>
          </table:table-cell>
          <table:table-cell office:value-type="float" office:value="18.6015554499818" calcext:value-type="float">
            <text:p>18,60155545</text:p>
          </table:table-cell>
          <table:table-cell office:value-type="float" office:value="18.7592447262005" calcext:value-type="float">
            <text:p>18,7592447262</text:p>
          </table:table-cell>
          <table:table-cell office:value-type="float" office:value="18.879114302194" calcext:value-type="float">
            <text:p>18,8791143022</text:p>
          </table:table-cell>
          <table:table-cell office:value-type="float" office:value="18.9730889559092" calcext:value-type="float">
            <text:p>18,9730889559</text:p>
          </table:table-cell>
          <table:table-cell office:value-type="float" office:value="19.04848701016" calcext:value-type="float">
            <text:p>19,0484870102</text:p>
          </table:table-cell>
          <table:table-cell office:value-type="float" office:value="19.1100953549315" calcext:value-type="float">
            <text:p>19,1100953549</text:p>
          </table:table-cell>
          <table:table-cell office:value-type="float" office:value="19.1612034149984" calcext:value-type="float">
            <text:p>19,161203415</text:p>
          </table:table-cell>
          <table:table-cell/>
          <table:table-cell office:value-type="float" office:value="0.433" calcext:value-type="float">
            <text:p>0,433</text:p>
          </table:table-cell>
          <table:table-cell office:value-type="float" office:value="19.078516142263" calcext:value-type="float">
            <text:p>19,0785161423</text:p>
          </table:table-cell>
        </table:table-row>
        <table:table-row table:style-name="ro1">
          <table:table-cell office:value-type="float" office:value="0.435" calcext:value-type="float">
            <text:p>0,435</text:p>
          </table:table-cell>
          <table:table-cell office:value-type="float" office:value="16.8898943180948" calcext:value-type="float">
            <text:p>16,8898943181</text:p>
          </table:table-cell>
          <table:table-cell/>
          <table:table-cell office:value-type="float" office:value="0.435" calcext:value-type="float">
            <text:p>0,435</text:p>
          </table:table-cell>
          <table:table-cell office:value-type="float" office:value="16.8019322070929" calcext:value-type="float">
            <text:p>16,8019322071</text:p>
          </table:table-cell>
          <table:table-cell/>
          <table:table-cell office:value-type="float" office:value="0.435" calcext:value-type="float">
            <text:p>0,435</text:p>
          </table:table-cell>
          <table:table-cell office:value-type="float" office:value="17.5786988776732" calcext:value-type="float">
            <text:p>17,5786988777</text:p>
          </table:table-cell>
          <table:table-cell office:value-type="float" office:value="18.0793505244703" calcext:value-type="float">
            <text:p>18,0793505245</text:p>
          </table:table-cell>
          <table:table-cell office:value-type="float" office:value="18.3934504342542" calcext:value-type="float">
            <text:p>18,3934504343</text:p>
          </table:table-cell>
          <table:table-cell office:value-type="float" office:value="18.6085596919813" calcext:value-type="float">
            <text:p>18,608559692</text:p>
          </table:table-cell>
          <table:table-cell office:value-type="float" office:value="18.7651018071851" calcext:value-type="float">
            <text:p>18,7651018072</text:p>
          </table:table-cell>
          <table:table-cell office:value-type="float" office:value="18.8840292550522" calcext:value-type="float">
            <text:p>18,8840292551</text:p>
          </table:table-cell>
          <table:table-cell office:value-type="float" office:value="18.9772255094651" calcext:value-type="float">
            <text:p>18,9772255095</text:p>
          </table:table-cell>
          <table:table-cell office:value-type="float" office:value="19.0519728653934" calcext:value-type="float">
            <text:p>19,0519728654</text:p>
          </table:table-cell>
          <table:table-cell office:value-type="float" office:value="19.1130307507969" calcext:value-type="float">
            <text:p>19,1130307508</text:p>
          </table:table-cell>
          <table:table-cell office:value-type="float" office:value="19.1636681997093" calcext:value-type="float">
            <text:p>19,1636681997</text:p>
          </table:table-cell>
          <table:table-cell/>
          <table:table-cell office:value-type="float" office:value="0.435" calcext:value-type="float">
            <text:p>0,435</text:p>
          </table:table-cell>
          <table:table-cell office:value-type="float" office:value="19.080644349571" calcext:value-type="float">
            <text:p>19,0806443496</text:p>
          </table:table-cell>
        </table:table-row>
        <table:table-row table:style-name="ro1">
          <table:table-cell office:value-type="float" office:value="0.437" calcext:value-type="float">
            <text:p>0,437</text:p>
          </table:table-cell>
          <table:table-cell office:value-type="float" office:value="16.8987462985451" calcext:value-type="float">
            <text:p>16,8987462985</text:p>
          </table:table-cell>
          <table:table-cell/>
          <table:table-cell office:value-type="float" office:value="0.437" calcext:value-type="float">
            <text:p>0,437</text:p>
          </table:table-cell>
          <table:table-cell office:value-type="float" office:value="16.8005322339787" calcext:value-type="float">
            <text:p>16,800532234</text:p>
          </table:table-cell>
          <table:table-cell/>
          <table:table-cell office:value-type="float" office:value="0.437" calcext:value-type="float">
            <text:p>0,437</text:p>
          </table:table-cell>
          <table:table-cell office:value-type="float" office:value="17.5900434193671" calcext:value-type="float">
            <text:p>17,5900434194</text:p>
          </table:table-cell>
          <table:table-cell office:value-type="float" office:value="18.0894219540916" calcext:value-type="float">
            <text:p>18,0894219541</text:p>
          </table:table-cell>
          <table:table-cell office:value-type="float" office:value="18.4019303942306" calcext:value-type="float">
            <text:p>18,4019303942</text:p>
          </table:table-cell>
          <table:table-cell office:value-type="float" office:value="18.6156195885038" calcext:value-type="float">
            <text:p>18,6156195885</text:p>
          </table:table-cell>
          <table:table-cell office:value-type="float" office:value="18.7709723178689" calcext:value-type="float">
            <text:p>18,7709723179</text:p>
          </table:table-cell>
          <table:table-cell office:value-type="float" office:value="18.8889177777532" calcext:value-type="float">
            <text:p>18,8889177778</text:p>
          </table:table-cell>
          <table:table-cell office:value-type="float" office:value="18.9812996642209" calcext:value-type="float">
            <text:p>18,9812996642</text:p>
          </table:table-cell>
          <table:table-cell office:value-type="float" office:value="19.0553652034079" calcext:value-type="float">
            <text:p>19,0553652034</text:p>
          </table:table-cell>
          <table:table-cell office:value-type="float" office:value="19.1158466792769" calcext:value-type="float">
            <text:p>19,1158466793</text:p>
          </table:table-cell>
          <table:table-cell office:value-type="float" office:value="19.1659924931665" calcext:value-type="float">
            <text:p>19,1659924932</text:p>
          </table:table-cell>
          <table:table-cell/>
          <table:table-cell office:value-type="float" office:value="0.437" calcext:value-type="float">
            <text:p>0,437</text:p>
          </table:table-cell>
          <table:table-cell office:value-type="float" office:value="19.082754765694" calcext:value-type="float">
            <text:p>19,0827547657</text:p>
          </table:table-cell>
        </table:table-row>
        <table:table-row table:style-name="ro1">
          <table:table-cell office:value-type="float" office:value="0.439" calcext:value-type="float">
            <text:p>0,439</text:p>
          </table:table-cell>
          <table:table-cell office:value-type="float" office:value="16.9073795796542" calcext:value-type="float">
            <text:p>16,9073795797</text:p>
          </table:table-cell>
          <table:table-cell/>
          <table:table-cell office:value-type="float" office:value="0.439" calcext:value-type="float">
            <text:p>0,439</text:p>
          </table:table-cell>
          <table:table-cell office:value-type="float" office:value="16.7998715079767" calcext:value-type="float">
            <text:p>16,799871508</text:p>
          </table:table-cell>
          <table:table-cell/>
          <table:table-cell office:value-type="float" office:value="0.439" calcext:value-type="float">
            <text:p>0,439</text:p>
          </table:table-cell>
          <table:table-cell office:value-type="float" office:value="17.6014659826561" calcext:value-type="float">
            <text:p>17,6014659827</text:p>
          </table:table-cell>
          <table:table-cell office:value-type="float" office:value="18.0996194364716" calcext:value-type="float">
            <text:p>18,0996194365</text:p>
          </table:table-cell>
          <table:table-cell office:value-type="float" office:value="18.4105084039481" calcext:value-type="float">
            <text:p>18,4105084039</text:p>
          </table:table-cell>
          <table:table-cell office:value-type="float" office:value="18.6227309242625" calcext:value-type="float">
            <text:p>18,6227309243</text:p>
          </table:table-cell>
          <table:table-cell office:value-type="float" office:value="18.7768475841546" calcext:value-type="float">
            <text:p>18,7768475842</text:p>
          </table:table-cell>
          <table:table-cell office:value-type="float" office:value="18.8937679817108" calcext:value-type="float">
            <text:p>18,8937679817</text:p>
          </table:table-cell>
          <table:table-cell office:value-type="float" office:value="18.9852973083108" calcext:value-type="float">
            <text:p>18,9852973083</text:p>
          </table:table-cell>
          <table:table-cell office:value-type="float" office:value="19.0586484750004" calcext:value-type="float">
            <text:p>19,058648475</text:p>
          </table:table-cell>
          <table:table-cell office:value-type="float" office:value="19.1185267369938" calcext:value-type="float">
            <text:p>19,118526737</text:p>
          </table:table-cell>
          <table:table-cell office:value-type="float" office:value="19.1681594426596" calcext:value-type="float">
            <text:p>19,1681594427</text:p>
          </table:table-cell>
          <table:table-cell/>
          <table:table-cell office:value-type="float" office:value="0.439" calcext:value-type="float">
            <text:p>0,439</text:p>
          </table:table-cell>
          <table:table-cell office:value-type="float" office:value="19.084849563219" calcext:value-type="float">
            <text:p>19,0848495632</text:p>
          </table:table-cell>
        </table:table-row>
        <table:table-row table:style-name="ro1">
          <table:table-cell office:value-type="float" office:value="0.441" calcext:value-type="float">
            <text:p>0,441</text:p>
          </table:table-cell>
          <table:table-cell office:value-type="float" office:value="16.9158008857904" calcext:value-type="float">
            <text:p>16,9158008858</text:p>
          </table:table-cell>
          <table:table-cell/>
          <table:table-cell office:value-type="float" office:value="0.441" calcext:value-type="float">
            <text:p>0,441</text:p>
          </table:table-cell>
          <table:table-cell office:value-type="float" office:value="16.7998743504469" calcext:value-type="float">
            <text:p>16,7998743504</text:p>
          </table:table-cell>
          <table:table-cell/>
          <table:table-cell office:value-type="float" office:value="0.441" calcext:value-type="float">
            <text:p>0,441</text:p>
          </table:table-cell>
          <table:table-cell office:value-type="float" office:value="17.6129802583328" calcext:value-type="float">
            <text:p>17,6129802583</text:p>
          </table:table-cell>
          <table:table-cell office:value-type="float" office:value="18.1099520418503" calcext:value-type="float">
            <text:p>18,1099520419</text:p>
          </table:table-cell>
          <table:table-cell office:value-type="float" office:value="18.419185222503" calcext:value-type="float">
            <text:p>18,4191852225</text:p>
          </table:table-cell>
          <table:table-cell office:value-type="float" office:value="18.6298875721256" calcext:value-type="float">
            <text:p>18,6298875721</text:p>
          </table:table-cell>
          <table:table-cell office:value-type="float" office:value="18.782716508715" calcext:value-type="float">
            <text:p>18,7827165087</text:p>
          </table:table-cell>
          <table:table-cell office:value-type="float" office:value="18.8985652418492" calcext:value-type="float">
            <text:p>18,8985652418</text:p>
          </table:table-cell>
          <table:table-cell office:value-type="float" office:value="18.9892014415069" calcext:value-type="float">
            <text:p>18,9892014415</text:p>
          </table:table-cell>
          <table:table-cell office:value-type="float" office:value="19.0618042010901" calcext:value-type="float">
            <text:p>19,0618042011</text:p>
          </table:table-cell>
          <table:table-cell office:value-type="float" office:value="19.1210516123451" calcext:value-type="float">
            <text:p>19,1210516123</text:p>
          </table:table-cell>
          <table:table-cell office:value-type="float" office:value="19.1701493394057" calcext:value-type="float">
            <text:p>19,1701493394</text:p>
          </table:table-cell>
          <table:table-cell/>
          <table:table-cell office:value-type="float" office:value="0.441" calcext:value-type="float">
            <text:p>0,441</text:p>
          </table:table-cell>
          <table:table-cell office:value-type="float" office:value="19.0869308012157" calcext:value-type="float">
            <text:p>19,0869308012</text:p>
          </table:table-cell>
        </table:table-row>
        <table:table-row table:style-name="ro1">
          <table:table-cell office:value-type="float" office:value="0.443" calcext:value-type="float">
            <text:p>0,443</text:p>
          </table:table-cell>
          <table:table-cell office:value-type="float" office:value="16.9240166813173" calcext:value-type="float">
            <text:p>16,9240166813</text:p>
          </table:table-cell>
          <table:table-cell/>
          <table:table-cell office:value-type="float" office:value="0.443" calcext:value-type="float">
            <text:p>0,443</text:p>
          </table:table-cell>
          <table:table-cell office:value-type="float" office:value="16.800474143755" calcext:value-type="float">
            <text:p>16,8004741438</text:p>
          </table:table-cell>
          <table:table-cell/>
          <table:table-cell office:value-type="float" office:value="0.443" calcext:value-type="float">
            <text:p>0,443</text:p>
          </table:table-cell>
          <table:table-cell office:value-type="float" office:value="17.6246007135083" calcext:value-type="float">
            <text:p>17,6246007135</text:p>
          </table:table-cell>
          <table:table-cell office:value-type="float" office:value="18.1204287361865" calcext:value-type="float">
            <text:p>18,1204287362</text:p>
          </table:table-cell>
          <table:table-cell office:value-type="float" office:value="18.4279601302402" calcext:value-type="float">
            <text:p>18,4279601302</text:p>
          </table:table-cell>
          <table:table-cell office:value-type="float" office:value="18.6370810471922" calcext:value-type="float">
            <text:p>18,6370810472</text:p>
          </table:table-cell>
          <table:table-cell office:value-type="float" office:value="18.7885650745641" calcext:value-type="float">
            <text:p>18,7885650746</text:p>
          </table:table-cell>
          <table:table-cell office:value-type="float" office:value="18.9032916867182" calcext:value-type="float">
            <text:p>18,9032916867</text:p>
          </table:table-cell>
          <table:table-cell office:value-type="float" office:value="18.9929916736288" calcext:value-type="float">
            <text:p>18,9929916736</text:p>
          </table:table-cell>
          <table:table-cell office:value-type="float" office:value="19.0648104876893" calcext:value-type="float">
            <text:p>19,0648104877</text:p>
          </table:table-cell>
          <table:table-cell office:value-type="float" office:value="19.1233986180142" calcext:value-type="float">
            <text:p>19,123398618</text:p>
          </table:table-cell>
          <table:table-cell office:value-type="float" office:value="19.1719391668357" calcext:value-type="float">
            <text:p>19,1719391668</text:p>
          </table:table-cell>
          <table:table-cell/>
          <table:table-cell office:value-type="float" office:value="0.443" calcext:value-type="float">
            <text:p>0,443</text:p>
          </table:table-cell>
          <table:table-cell office:value-type="float" office:value="19.0890004330701" calcext:value-type="float">
            <text:p>19,0890004331</text:p>
          </table:table-cell>
        </table:table-row>
        <table:table-row table:style-name="ro1">
          <table:table-cell office:value-type="float" office:value="0.445" calcext:value-type="float">
            <text:p>0,445</text:p>
          </table:table-cell>
          <table:table-cell office:value-type="float" office:value="16.9320331719128" calcext:value-type="float">
            <text:p>16,9320331719</text:p>
          </table:table-cell>
          <table:table-cell/>
          <table:table-cell office:value-type="float" office:value="0.445" calcext:value-type="float">
            <text:p>0,445</text:p>
          </table:table-cell>
          <table:table-cell office:value-type="float" office:value="16.8016118683368" calcext:value-type="float">
            <text:p>16,8016118683</text:p>
          </table:table-cell>
          <table:table-cell/>
          <table:table-cell office:value-type="float" office:value="0.445" calcext:value-type="float">
            <text:p>0,445</text:p>
          </table:table-cell>
          <table:table-cell office:value-type="float" office:value="17.636342681098" calcext:value-type="float">
            <text:p>17,6363426811</text:p>
          </table:table-cell>
          <table:table-cell office:value-type="float" office:value="18.1310581813586" calcext:value-type="float">
            <text:p>18,1310581814</text:p>
          </table:table-cell>
          <table:table-cell office:value-type="float" office:value="18.4368304807954" calcext:value-type="float">
            <text:p>18,4368304808</text:p>
          </table:table-cell>
          <table:table-cell office:value-type="float" office:value="18.6442999443266" calcext:value-type="float">
            <text:p>18,6442999443</text:p>
          </table:table-cell>
          <table:table-cell office:value-type="float" office:value="18.7943757292675" calcext:value-type="float">
            <text:p>18,7943757293</text:p>
          </table:table-cell>
          <table:table-cell office:value-type="float" office:value="18.907925573226" calcext:value-type="float">
            <text:p>18,9079255732</text:p>
          </table:table-cell>
          <table:table-cell office:value-type="float" office:value="18.996643613332" calcext:value-type="float">
            <text:p>18,9966436133</text:p>
          </table:table-cell>
          <table:table-cell office:value-type="float" office:value="19.0676414363464" calcext:value-type="float">
            <text:p>19,0676414363</text:p>
          </table:table-cell>
          <table:table-cell office:value-type="float" office:value="19.1255411228785" calcext:value-type="float">
            <text:p>19,1255411229</text:p>
          </table:table-cell>
          <table:table-cell office:value-type="float" office:value="19.1735020512159" calcext:value-type="float">
            <text:p>19,1735020512</text:p>
          </table:table-cell>
          <table:table-cell/>
          <table:table-cell office:value-type="float" office:value="0.445" calcext:value-type="float">
            <text:p>0,445</text:p>
          </table:table-cell>
          <table:table-cell office:value-type="float" office:value="19.0910603100957" calcext:value-type="float">
            <text:p>19,0910603101</text:p>
          </table:table-cell>
        </table:table-row>
        <table:table-row table:style-name="ro1">
          <table:table-cell office:value-type="float" office:value="0.447" calcext:value-type="float">
            <text:p>0,447</text:p>
          </table:table-cell>
          <table:table-cell office:value-type="float" office:value="16.9398563204369" calcext:value-type="float">
            <text:p>16,9398563204</text:p>
          </table:table-cell>
          <table:table-cell/>
          <table:table-cell office:value-type="float" office:value="0.447" calcext:value-type="float">
            <text:p>0,447</text:p>
          </table:table-cell>
          <table:table-cell office:value-type="float" office:value="16.8032349437986" calcext:value-type="float">
            <text:p>16,8032349438</text:p>
          </table:table-cell>
          <table:table-cell/>
          <table:table-cell office:value-type="float" office:value="0.447" calcext:value-type="float">
            <text:p>0,447</text:p>
          </table:table-cell>
          <table:table-cell office:value-type="float" office:value="17.6482224659609" calcext:value-type="float">
            <text:p>17,648222466</text:p>
          </table:table-cell>
          <table:table-cell office:value-type="float" office:value="18.1418484586541" calcext:value-type="float">
            <text:p>18,1418484587</text:p>
          </table:table-cell>
          <table:table-cell office:value-type="float" office:value="18.445791132705" calcext:value-type="float">
            <text:p>18,4457911327</text:p>
          </table:table-cell>
          <table:table-cell office:value-type="float" office:value="18.6515292383715" calcext:value-type="float">
            <text:p>18,6515292384</text:p>
          </table:table-cell>
          <table:table-cell office:value-type="float" office:value="18.8001266286497" calcext:value-type="float">
            <text:p>18,8001266286</text:p>
          </table:table-cell>
          <table:table-cell office:value-type="float" office:value="18.9124405257833" calcext:value-type="float">
            <text:p>18,9124405258</text:p>
          </table:table-cell>
          <table:table-cell office:value-type="float" office:value="19.0001281279659" calcext:value-type="float">
            <text:p>19,000128128</text:p>
          </table:table-cell>
          <table:table-cell office:value-type="float" office:value="19.0702664313987" calcext:value-type="float">
            <text:p>19,0702664314</text:p>
          </table:table-cell>
          <table:table-cell office:value-type="float" office:value="19.1274478652086" calcext:value-type="float">
            <text:p>19,1274478652</text:p>
          </table:table-cell>
          <table:table-cell office:value-type="float" office:value="19.1748065971091" calcext:value-type="float">
            <text:p>19,1748065971</text:p>
          </table:table-cell>
          <table:table-cell/>
          <table:table-cell office:value-type="float" office:value="0.447" calcext:value-type="float">
            <text:p>0,447</text:p>
          </table:table-cell>
          <table:table-cell office:value-type="float" office:value="19.093112187045" calcext:value-type="float">
            <text:p>19,093112187</text:p>
          </table:table-cell>
        </table:table-row>
        <table:table-row table:style-name="ro1">
          <table:table-cell office:value-type="float" office:value="0.449" calcext:value-type="float">
            <text:p>0,449</text:p>
          </table:table-cell>
          <table:table-cell office:value-type="float" office:value="16.9474918671684" calcext:value-type="float">
            <text:p>16,9474918672</text:p>
          </table:table-cell>
          <table:table-cell/>
          <table:table-cell office:value-type="float" office:value="0.449" calcext:value-type="float">
            <text:p>0,449</text:p>
          </table:table-cell>
          <table:table-cell office:value-type="float" office:value="16.8052962977854" calcext:value-type="float">
            <text:p>16,8052962978</text:p>
          </table:table-cell>
          <table:table-cell/>
          <table:table-cell office:value-type="float" office:value="0.449" calcext:value-type="float">
            <text:p>0,449</text:p>
          </table:table-cell>
          <table:table-cell office:value-type="float" office:value="17.6602574626907" calcext:value-type="float">
            <text:p>17,6602574627</text:p>
          </table:table-cell>
          <table:table-cell office:value-type="float" office:value="18.1528066829014" calcext:value-type="float">
            <text:p>18,1528066829</text:p>
          </table:table-cell>
          <table:table-cell office:value-type="float" office:value="18.4548337217642" calcext:value-type="float">
            <text:p>18,4548337218</text:p>
          </table:table-cell>
          <table:table-cell office:value-type="float" office:value="18.6587494066879" calcext:value-type="float">
            <text:p>18,6587494067</text:p>
          </table:table-cell>
          <table:table-cell office:value-type="float" office:value="18.8057907014998" calcext:value-type="float">
            <text:p>18,8057907015</text:p>
          </table:table-cell>
          <table:table-cell office:value-type="float" office:value="18.9168046039101" calcext:value-type="float">
            <text:p>18,9168046039</text:p>
          </table:table-cell>
          <table:table-cell office:value-type="float" office:value="19.0034104404551" calcext:value-type="float">
            <text:p>19,0034104405</text:p>
          </table:table-cell>
          <table:table-cell office:value-type="float" office:value="19.072649271276" calcext:value-type="float">
            <text:p>19,0726492713</text:p>
          </table:table-cell>
          <table:table-cell office:value-type="float" office:value="19.1290821153232" calcext:value-type="float">
            <text:p>19,1290821153</text:p>
          </table:table-cell>
          <table:table-cell office:value-type="float" office:value="19.1758160765648" calcext:value-type="float">
            <text:p>19,1758160766</text:p>
          </table:table-cell>
          <table:table-cell/>
          <table:table-cell office:value-type="float" office:value="0.449" calcext:value-type="float">
            <text:p>0,449</text:p>
          </table:table-cell>
          <table:table-cell office:value-type="float" office:value="19.0951577285341" calcext:value-type="float">
            <text:p>19,0951577285</text:p>
          </table:table-cell>
        </table:table-row>
        <table:table-row table:style-name="ro1">
          <table:table-cell office:value-type="float" office:value="0.451" calcext:value-type="float">
            <text:p>0,451</text:p>
          </table:table-cell>
          <table:table-cell office:value-type="float" office:value="16.9549453288424" calcext:value-type="float">
            <text:p>16,9549453288</text:p>
          </table:table-cell>
          <table:table-cell/>
          <table:table-cell office:value-type="float" office:value="0.451" calcext:value-type="float">
            <text:p>0,451</text:p>
          </table:table-cell>
          <table:table-cell office:value-type="float" office:value="16.8077535890825" calcext:value-type="float">
            <text:p>16,8077535891</text:p>
          </table:table-cell>
          <table:table-cell/>
          <table:table-cell office:value-type="float" office:value="0.451" calcext:value-type="float">
            <text:p>0,451</text:p>
          </table:table-cell>
          <table:table-cell office:value-type="float" office:value="17.6724662634525" calcext:value-type="float">
            <text:p>17,6724662635</text:p>
          </table:table-cell>
          <table:table-cell office:value-type="float" office:value="18.1639384534169" calcext:value-type="float">
            <text:p>18,1639384534</text:p>
          </table:table-cell>
          <table:table-cell office:value-type="float" office:value="18.4639457153203" calcext:value-type="float">
            <text:p>18,4639457153</text:p>
          </table:table-cell>
          <table:table-cell office:value-type="float" office:value="18.6659353152007" calcext:value-type="float">
            <text:p>18,6659353152</text:p>
          </table:table-cell>
          <table:table-cell office:value-type="float" office:value="18.8113344801657" calcext:value-type="float">
            <text:p>18,8113344802</text:p>
          </table:table-cell>
          <table:table-cell office:value-type="float" office:value="18.9209791470362" calcext:value-type="float">
            <text:p>18,920979147</text:p>
          </table:table-cell>
          <table:table-cell office:value-type="float" office:value="19.0064490146178" calcext:value-type="float">
            <text:p>19,0064490146</text:p>
          </table:table-cell>
          <table:table-cell office:value-type="float" office:value="19.0747470970219" calcext:value-type="float">
            <text:p>19,074747097</text:p>
          </table:table-cell>
          <table:table-cell office:value-type="float" office:value="19.1304006420603" calcext:value-type="float">
            <text:p>19,1304006421</text:p>
          </table:table-cell>
          <table:table-cell office:value-type="float" office:value="19.1764874272216" calcext:value-type="float">
            <text:p>19,1764874272</text:p>
          </table:table-cell>
          <table:table-cell/>
          <table:table-cell office:value-type="float" office:value="0.451" calcext:value-type="float">
            <text:p>0,451</text:p>
          </table:table-cell>
          <table:table-cell office:value-type="float" office:value="19.0971985107882" calcext:value-type="float">
            <text:p>19,0971985108</text:p>
          </table:table-cell>
        </table:table-row>
        <table:table-row table:style-name="ro1">
          <table:table-cell office:value-type="float" office:value="0.453" calcext:value-type="float">
            <text:p>0,453</text:p>
          </table:table-cell>
          <table:table-cell office:value-type="float" office:value="16.9622220182902" calcext:value-type="float">
            <text:p>16,9622220183</text:p>
          </table:table-cell>
          <table:table-cell/>
          <table:table-cell office:value-type="float" office:value="0.453" calcext:value-type="float">
            <text:p>0,453</text:p>
          </table:table-cell>
          <table:table-cell office:value-type="float" office:value="16.8105685863256" calcext:value-type="float">
            <text:p>16,8105685863</text:p>
          </table:table-cell>
          <table:table-cell/>
          <table:table-cell office:value-type="float" office:value="0.453" calcext:value-type="float">
            <text:p>0,453</text:p>
          </table:table-cell>
          <table:table-cell office:value-type="float" office:value="17.6848687748053" calcext:value-type="float">
            <text:p>17,6848687748</text:p>
          </table:table-cell>
          <table:table-cell office:value-type="float" office:value="18.1752471042171" calcext:value-type="float">
            <text:p>18,1752471042</text:p>
          </table:table-cell>
          <table:table-cell office:value-type="float" office:value="18.4731091974712" calcext:value-type="float">
            <text:p>18,4731091975</text:p>
          </table:table-cell>
          <table:table-cell office:value-type="float" office:value="18.6730548129052" calcext:value-type="float">
            <text:p>18,6730548129</text:p>
          </table:table-cell>
          <table:table-cell office:value-type="float" office:value="18.8167166440828" calcext:value-type="float">
            <text:p>18,8167166441</text:p>
          </table:table-cell>
          <table:table-cell office:value-type="float" office:value="18.9249173463104" calcext:value-type="float">
            <text:p>18,9249173463</text:p>
          </table:table-cell>
          <table:table-cell office:value-type="float" office:value="19.0091941806654" calcext:value-type="float">
            <text:p>19,0091941807</text:p>
          </table:table-cell>
          <table:table-cell office:value-type="float" office:value="19.0765090711627" calcext:value-type="float">
            <text:p>19,0765090712</text:p>
          </table:table-cell>
          <table:table-cell office:value-type="float" office:value="19.1313524374312" calcext:value-type="float">
            <text:p>19,1313524374</text:p>
          </table:table-cell>
          <table:table-cell office:value-type="float" office:value="19.1767700149984" calcext:value-type="float">
            <text:p>19,176770015</text:p>
          </table:table-cell>
          <table:table-cell/>
          <table:table-cell office:value-type="float" office:value="0.453" calcext:value-type="float">
            <text:p>0,453</text:p>
          </table:table-cell>
          <table:table-cell office:value-type="float" office:value="19.0992360268825" calcext:value-type="float">
            <text:p>19,0992360269</text:p>
          </table:table-cell>
        </table:table-row>
        <table:table-row table:style-name="ro1">
          <table:table-cell office:value-type="float" office:value="0.455" calcext:value-type="float">
            <text:p>0,455</text:p>
          </table:table-cell>
          <table:table-cell office:value-type="float" office:value="16.9693270444717" calcext:value-type="float">
            <text:p>16,9693270445</text:p>
          </table:table-cell>
          <table:table-cell/>
          <table:table-cell office:value-type="float" office:value="0.455" calcext:value-type="float">
            <text:p>0,455</text:p>
          </table:table-cell>
          <table:table-cell office:value-type="float" office:value="16.8137066367323" calcext:value-type="float">
            <text:p>16,8137066367</text:p>
          </table:table-cell>
          <table:table-cell/>
          <table:table-cell office:value-type="float" office:value="0.455" calcext:value-type="float">
            <text:p>0,455</text:p>
          </table:table-cell>
          <table:table-cell office:value-type="float" office:value="17.6974863038043" calcext:value-type="float">
            <text:p>17,6974863038</text:p>
          </table:table-cell>
          <table:table-cell office:value-type="float" office:value="18.1867326576607" calcext:value-type="float">
            <text:p>18,1867326577</text:p>
          </table:table-cell>
          <table:table-cell office:value-type="float" office:value="18.482299282561" calcext:value-type="float">
            <text:p>18,4822992826</text:p>
          </table:table-cell>
          <table:table-cell office:value-type="float" office:value="18.6800669342962" calcext:value-type="float">
            <text:p>18,6800669343</text:p>
          </table:table-cell>
          <table:table-cell office:value-type="float" office:value="18.8218861829093" calcext:value-type="float">
            <text:p>18,8218861829</text:p>
          </table:table-cell>
          <table:table-cell office:value-type="float" office:value="18.9285624561727" calcext:value-type="float">
            <text:p>18,9285624562</text:p>
          </table:table-cell>
          <table:table-cell office:value-type="float" office:value="19.0115864176257" calcext:value-type="float">
            <text:p>19,0115864176</text:p>
          </table:table-cell>
          <table:table-cell office:value-type="float" office:value="19.077874726346" calcext:value-type="float">
            <text:p>19,0778747263</text:p>
          </table:table-cell>
          <table:table-cell office:value-type="float" office:value="19.1318771208284" calcext:value-type="float">
            <text:p>19,1318771208</text:p>
          </table:table-cell>
          <table:table-cell office:value-type="float" office:value="19.1766040841863" calcext:value-type="float">
            <text:p>19,1766040842</text:p>
          </table:table-cell>
          <table:table-cell/>
          <table:table-cell office:value-type="float" office:value="0.455" calcext:value-type="float">
            <text:p>0,455</text:p>
          </table:table-cell>
          <table:table-cell office:value-type="float" office:value="19.1012716873701" calcext:value-type="float">
            <text:p>19,1012716874</text:p>
          </table:table-cell>
        </table:table-row>
        <table:table-row table:style-name="ro1">
          <table:table-cell office:value-type="float" office:value="0.457" calcext:value-type="float">
            <text:p>0,457</text:p>
          </table:table-cell>
          <table:table-cell office:value-type="float" office:value="16.9762653398682" calcext:value-type="float">
            <text:p>16,9762653399</text:p>
          </table:table-cell>
          <table:table-cell/>
          <table:table-cell office:value-type="float" office:value="0.457" calcext:value-type="float">
            <text:p>0,457</text:p>
          </table:table-cell>
          <table:table-cell office:value-type="float" office:value="16.817136246963" calcext:value-type="float">
            <text:p>16,817136247</text:p>
          </table:table-cell>
          <table:table-cell/>
          <table:table-cell office:value-type="float" office:value="0.457" calcext:value-type="float">
            <text:p>0,457</text:p>
          </table:table-cell>
          <table:table-cell office:value-type="float" office:value="17.7103416228234" calcext:value-type="float">
            <text:p>17,7103416228</text:p>
          </table:table-cell>
          <table:table-cell office:value-type="float" office:value="18.1983903984195" calcext:value-type="float">
            <text:p>18,1983903984</text:p>
          </table:table-cell>
          <table:table-cell office:value-type="float" office:value="18.4914820554073" calcext:value-type="float">
            <text:p>18,4914820554</text:p>
          </table:table-cell>
          <table:table-cell office:value-type="float" office:value="18.6869196059444" calcext:value-type="float">
            <text:p>18,6869196059</text:p>
          </table:table-cell>
          <table:table-cell office:value-type="float" office:value="18.8267800811185" calcext:value-type="float">
            <text:p>18,8267800811</text:p>
          </table:table-cell>
          <table:table-cell office:value-type="float" office:value="18.9318455523464" calcext:value-type="float">
            <text:p>18,9318455523</text:p>
          </table:table-cell>
          <table:table-cell office:value-type="float" office:value="19.0135542024798" calcext:value-type="float">
            <text:p>19,0135542025</text:p>
          </table:table-cell>
          <table:table-cell office:value-type="float" office:value="19.0787718959188" calcext:value-type="float">
            <text:p>19,0787718959</text:p>
          </table:table-cell>
          <table:table-cell office:value-type="float" office:value="19.1319029371874" calcext:value-type="float">
            <text:p>19,1319029372</text:p>
          </table:table-cell>
          <table:table-cell office:value-type="float" office:value="19.1759188116857" calcext:value-type="float">
            <text:p>19,1759188117</text:p>
          </table:table-cell>
          <table:table-cell/>
          <table:table-cell office:value-type="float" office:value="0.457" calcext:value-type="float">
            <text:p>0,457</text:p>
          </table:table-cell>
          <table:table-cell office:value-type="float" office:value="19.1033068269953" calcext:value-type="float">
            <text:p>19,103306827</text:p>
          </table:table-cell>
        </table:table-row>
        <table:table-row table:style-name="ro1">
          <table:table-cell office:value-type="float" office:value="0.459" calcext:value-type="float">
            <text:p>0,459</text:p>
          </table:table-cell>
          <table:table-cell office:value-type="float" office:value="16.9830416461882" calcext:value-type="float">
            <text:p>16,9830416462</text:p>
          </table:table-cell>
          <table:table-cell/>
          <table:table-cell office:value-type="float" office:value="0.459" calcext:value-type="float">
            <text:p>0,459</text:p>
          </table:table-cell>
          <table:table-cell office:value-type="float" office:value="16.8208286946398" calcext:value-type="float">
            <text:p>16,8208286946</text:p>
          </table:table-cell>
          <table:table-cell/>
          <table:table-cell office:value-type="float" office:value="0.459" calcext:value-type="float">
            <text:p>0,459</text:p>
          </table:table-cell>
          <table:table-cell office:value-type="float" office:value="17.7234589190387" calcext:value-type="float">
            <text:p>17,723458919</text:p>
          </table:table-cell>
          <table:table-cell office:value-type="float" office:value="18.2102088819155" calcext:value-type="float">
            <text:p>18,2102088819</text:p>
          </table:table-cell>
          <table:table-cell office:value-type="float" office:value="18.500611845126" calcext:value-type="float">
            <text:p>18,5006118451</text:p>
          </table:table-cell>
          <table:table-cell office:value-type="float" office:value="18.6935466731264" calcext:value-type="float">
            <text:p>18,6935466731</text:p>
          </table:table-cell>
          <table:table-cell office:value-type="float" office:value="18.8313203540516" calcext:value-type="float">
            <text:p>18,8313203541</text:p>
          </table:table-cell>
          <table:table-cell office:value-type="float" office:value="18.9346826762964" calcext:value-type="float">
            <text:p>18,9346826763</text:p>
          </table:table-cell>
          <table:table-cell office:value-type="float" office:value="19.0150112725042" calcext:value-type="float">
            <text:p>19,0150112725</text:p>
          </table:table-cell>
          <table:table-cell office:value-type="float" office:value="19.0791140774746" calcext:value-type="float">
            <text:p>19,0791140775</text:p>
          </table:table-cell>
          <table:table-cell office:value-type="float" office:value="19.131344203543" calcext:value-type="float">
            <text:p>19,1313442035</text:p>
          </table:table-cell>
          <table:table-cell office:value-type="float" office:value="19.174629822339" calcext:value-type="float">
            <text:p>19,1746298223</text:p>
          </table:table-cell>
          <table:table-cell/>
          <table:table-cell office:value-type="float" office:value="0.459" calcext:value-type="float">
            <text:p>0,459</text:p>
          </table:table-cell>
          <table:table-cell office:value-type="float" office:value="19.1053427012199" calcext:value-type="float">
            <text:p>19,1053427012</text:p>
          </table:table-cell>
        </table:table-row>
        <table:table-row table:style-name="ro1">
          <table:table-cell office:value-type="float" office:value="0.461" calcext:value-type="float">
            <text:p>0,461</text:p>
          </table:table-cell>
          <table:table-cell office:value-type="float" office:value="16.9896605356992" calcext:value-type="float">
            <text:p>16,9896605357</text:p>
          </table:table-cell>
          <table:table-cell/>
          <table:table-cell office:value-type="float" office:value="0.461" calcext:value-type="float">
            <text:p>0,461</text:p>
          </table:table-cell>
          <table:table-cell office:value-type="float" office:value="16.8247577298332" calcext:value-type="float">
            <text:p>16,8247577298</text:p>
          </table:table-cell>
          <table:table-cell/>
          <table:table-cell office:value-type="float" office:value="0.461" calcext:value-type="float">
            <text:p>0,461</text:p>
          </table:table-cell>
          <table:table-cell office:value-type="float" office:value="17.7368636125143" calcext:value-type="float">
            <text:p>17,7368636125</text:p>
          </table:table-cell>
          <table:table-cell office:value-type="float" office:value="18.2221672069946" calcext:value-type="float">
            <text:p>18,222167207</text:p>
          </table:table-cell>
          <table:table-cell office:value-type="float" office:value="18.5096276349634" calcext:value-type="float">
            <text:p>18,509627635</text:p>
          </table:table-cell>
          <table:table-cell office:value-type="float" office:value="18.6998640519182" calcext:value-type="float">
            <text:p>18,6998640519</text:p>
          </table:table-cell>
          <table:table-cell office:value-type="float" office:value="18.8354102519275" calcext:value-type="float">
            <text:p>18,8354102519</text:p>
          </table:table-cell>
          <table:table-cell office:value-type="float" office:value="18.9369711901679" calcext:value-type="float">
            <text:p>18,9369711902</text:p>
          </table:table-cell>
          <table:table-cell office:value-type="float" office:value="19.0158531298201" calcext:value-type="float">
            <text:p>19,0158531298</text:p>
          </table:table-cell>
          <table:table-cell office:value-type="float" office:value="19.0787970625655" calcext:value-type="float">
            <text:p>19,0787970626</text:p>
          </table:table-cell>
          <table:table-cell office:value-type="float" office:value="19.1300980413508" calcext:value-type="float">
            <text:p>19,1300980414</text:p>
          </table:table-cell>
          <table:table-cell office:value-type="float" office:value="19.1726360071597" calcext:value-type="float">
            <text:p>19,1726360072</text:p>
          </table:table-cell>
          <table:table-cell/>
          <table:table-cell office:value-type="float" office:value="0.461" calcext:value-type="float">
            <text:p>0,461</text:p>
          </table:table-cell>
          <table:table-cell office:value-type="float" office:value="19.1073804906417" calcext:value-type="float">
            <text:p>19,1073804906</text:p>
          </table:table-cell>
        </table:table-row>
        <table:table-row table:style-name="ro1">
          <table:table-cell office:value-type="float" office:value="0.463" calcext:value-type="float">
            <text:p>0,463</text:p>
          </table:table-cell>
          <table:table-cell office:value-type="float" office:value="16.996126424447" calcext:value-type="float">
            <text:p>16,9961264244</text:p>
          </table:table-cell>
          <table:table-cell/>
          <table:table-cell office:value-type="float" office:value="0.463" calcext:value-type="float">
            <text:p>0,463</text:p>
          </table:table-cell>
          <table:table-cell office:value-type="float" office:value="16.8288993152986" calcext:value-type="float">
            <text:p>16,8288993153</text:p>
          </table:table-cell>
          <table:table-cell/>
          <table:table-cell office:value-type="float" office:value="0.463" calcext:value-type="float">
            <text:p>0,463</text:p>
          </table:table-cell>
          <table:table-cell office:value-type="float" office:value="17.7505818858432" calcext:value-type="float">
            <text:p>17,7505818858</text:p>
          </table:table-cell>
          <table:table-cell office:value-type="float" office:value="18.2342312295369" calcext:value-type="float">
            <text:p>18,2342312295</text:p>
          </table:table-cell>
          <table:table-cell office:value-type="float" office:value="18.5184482692698" calcext:value-type="float">
            <text:p>18,5184482693</text:p>
          </table:table-cell>
          <table:table-cell office:value-type="float" office:value="18.7057646869821" calcext:value-type="float">
            <text:p>18,705764687</text:p>
          </table:table-cell>
          <table:table-cell office:value-type="float" office:value="18.8389293339686" calcext:value-type="float">
            <text:p>18,838929334</text:p>
          </table:table-cell>
          <table:table-cell office:value-type="float" office:value="18.9385850583732" calcext:value-type="float">
            <text:p>18,9385850584</text:p>
          </table:table-cell>
          <table:table-cell office:value-type="float" office:value="19.0159525137043" calcext:value-type="float">
            <text:p>19,0159525137</text:p>
          </table:table-cell>
          <table:table-cell office:value-type="float" office:value="19.0776945655229" calcext:value-type="float">
            <text:p>19,0776945655</text:p>
          </table:table-cell>
          <table:table-cell office:value-type="float" office:value="19.1280401338018" calcext:value-type="float">
            <text:p>19,1280401338</text:p>
          </table:table-cell>
          <table:table-cell office:value-type="float" office:value="19.1698153890747" calcext:value-type="float">
            <text:p>19,1698153891</text:p>
          </table:table-cell>
          <table:table-cell/>
          <table:table-cell office:value-type="float" office:value="0.463" calcext:value-type="float">
            <text:p>0,463</text:p>
          </table:table-cell>
          <table:table-cell office:value-type="float" office:value="19.1094213028052" calcext:value-type="float">
            <text:p>19,1094213028</text:p>
          </table:table-cell>
        </table:table-row>
        <table:table-row table:style-name="ro1">
          <table:table-cell office:value-type="float" office:value="0.465" calcext:value-type="float">
            <text:p>0,465</text:p>
          </table:table-cell>
          <table:table-cell office:value-type="float" office:value="17.0024435620942" calcext:value-type="float">
            <text:p>17,0024435621</text:p>
          </table:table-cell>
          <table:table-cell/>
          <table:table-cell office:value-type="float" office:value="0.465" calcext:value-type="float">
            <text:p>0,465</text:p>
          </table:table-cell>
          <table:table-cell office:value-type="float" office:value="16.8332313825896" calcext:value-type="float">
            <text:p>16,8332313826</text:p>
          </table:table-cell>
          <table:table-cell/>
          <table:table-cell office:value-type="float" office:value="0.465" calcext:value-type="float">
            <text:p>0,465</text:p>
          </table:table-cell>
          <table:table-cell office:value-type="float" office:value="17.7646397089595" calcext:value-type="float">
            <text:p>17,764639709</text:p>
          </table:table-cell>
          <table:table-cell office:value-type="float" office:value="18.2463482794975" calcext:value-type="float">
            <text:p>18,2463482795</text:p>
          </table:table-cell>
          <table:table-cell office:value-type="float" office:value="18.5269659987846" calcext:value-type="float">
            <text:p>18,5269659988</text:p>
          </table:table-cell>
          <table:table-cell office:value-type="float" office:value="18.7111118836409" calcext:value-type="float">
            <text:p>18,7111118836</text:p>
          </table:table-cell>
          <table:table-cell office:value-type="float" office:value="18.84172700801" calcext:value-type="float">
            <text:p>18,841727008</text:p>
          </table:table-cell>
          <table:table-cell office:value-type="float" office:value="18.9393686676537" calcext:value-type="float">
            <text:p>18,9393686677</text:p>
          </table:table-cell>
          <table:table-cell office:value-type="float" office:value="19.0151534640691" calcext:value-type="float">
            <text:p>19,0151534641</text:p>
          </table:table-cell>
          <table:table-cell office:value-type="float" office:value="19.0756524844888" calcext:value-type="float">
            <text:p>19,0756524845</text:p>
          </table:table-cell>
          <table:table-cell office:value-type="float" office:value="19.1250191499147" calcext:value-type="float">
            <text:p>19,1250191499</text:p>
          </table:table-cell>
          <table:table-cell office:value-type="float" office:value="19.166019685824" calcext:value-type="float">
            <text:p>19,1660196858</text:p>
          </table:table-cell>
          <table:table-cell/>
          <table:table-cell office:value-type="float" office:value="0.465" calcext:value-type="float">
            <text:p>0,465</text:p>
          </table:table-cell>
          <table:table-cell office:value-type="float" office:value="19.1114661687332" calcext:value-type="float">
            <text:p>19,1114661687</text:p>
          </table:table-cell>
        </table:table-row>
        <table:table-row table:style-name="ro1">
          <table:table-cell office:value-type="float" office:value="0.467" calcext:value-type="float">
            <text:p>0,467</text:p>
          </table:table-cell>
          <table:table-cell office:value-type="float" office:value="17.0086160559597" calcext:value-type="float">
            <text:p>17,008616056</text:p>
          </table:table-cell>
          <table:table-cell/>
          <table:table-cell office:value-type="float" office:value="0.467" calcext:value-type="float">
            <text:p>0,467</text:p>
          </table:table-cell>
          <table:table-cell office:value-type="float" office:value="16.8377336520285" calcext:value-type="float">
            <text:p>16,837733652</text:p>
          </table:table-cell>
          <table:table-cell/>
          <table:table-cell office:value-type="float" office:value="0.467" calcext:value-type="float">
            <text:p>0,467</text:p>
          </table:table-cell>
          <table:table-cell office:value-type="float" office:value="17.7790610463458" calcext:value-type="float">
            <text:p>17,7790610463</text:p>
          </table:table-cell>
          <table:table-cell office:value-type="float" office:value="18.2584397758512" calcext:value-type="float">
            <text:p>18,2584397759</text:p>
          </table:table-cell>
          <table:table-cell office:value-type="float" office:value="18.5350377315994" calcext:value-type="float">
            <text:p>18,5350377316</text:p>
          </table:table-cell>
          <table:table-cell office:value-type="float" office:value="18.7157304207479" calcext:value-type="float">
            <text:p>18,7157304207</text:p>
          </table:table-cell>
          <table:table-cell office:value-type="float" office:value="18.8436139745724" calcext:value-type="float">
            <text:p>18,8436139746</text:p>
          </table:table-cell>
          <table:table-cell office:value-type="float" office:value="18.939128644285" calcext:value-type="float">
            <text:p>18,9391286443</text:p>
          </table:table-cell>
          <table:table-cell office:value-type="float" office:value="19.0132634496548" calcext:value-type="float">
            <text:p>19,0132634497</text:p>
          </table:table-cell>
          <table:table-cell office:value-type="float" office:value="19.0724812815312" calcext:value-type="float">
            <text:p>19,0724812815</text:p>
          </table:table-cell>
          <table:table-cell office:value-type="float" office:value="19.1208493348551" calcext:value-type="float">
            <text:p>19,1208493349</text:p>
          </table:table-cell>
          <table:table-cell office:value-type="float" office:value="19.1610670814705" calcext:value-type="float">
            <text:p>19,1610670815</text:p>
          </table:table-cell>
          <table:table-cell/>
          <table:table-cell office:value-type="float" office:value="0.467" calcext:value-type="float">
            <text:p>0,467</text:p>
          </table:table-cell>
          <table:table-cell office:value-type="float" office:value="19.1135160461493" calcext:value-type="float">
            <text:p>19,1135160461</text:p>
          </table:table-cell>
        </table:table-row>
        <table:table-row table:style-name="ro1">
          <table:table-cell office:value-type="float" office:value="0.469" calcext:value-type="float">
            <text:p>0,469</text:p>
          </table:table-cell>
          <table:table-cell office:value-type="float" office:value="17.0146478703856" calcext:value-type="float">
            <text:p>17,0146478704</text:p>
          </table:table-cell>
          <table:table-cell/>
          <table:table-cell office:value-type="float" office:value="0.469" calcext:value-type="float">
            <text:p>0,469</text:p>
          </table:table-cell>
          <table:table-cell office:value-type="float" office:value="16.842387455539" calcext:value-type="float">
            <text:p>16,8423874555</text:p>
          </table:table-cell>
          <table:table-cell/>
          <table:table-cell office:value-type="float" office:value="0.469" calcext:value-type="float">
            <text:p>0,469</text:p>
          </table:table-cell>
          <table:table-cell office:value-type="float" office:value="17.7938646233723" calcext:value-type="float">
            <text:p>17,7938646234</text:p>
          </table:table-cell>
          <table:table-cell office:value-type="float" office:value="18.2703907754964" calcext:value-type="float">
            <text:p>18,2703907755</text:p>
          </table:table-cell>
          <table:table-cell office:value-type="float" office:value="18.5424730184535" calcext:value-type="float">
            <text:p>18,5424730185</text:p>
          </table:table-cell>
          <table:table-cell office:value-type="float" office:value="18.7193945422533" calcext:value-type="float">
            <text:p>18,7193945423</text:p>
          </table:table-cell>
          <table:table-cell office:value-type="float" office:value="18.8443507214667" calcext:value-type="float">
            <text:p>18,8443507215</text:p>
          </table:table-cell>
          <table:table-cell office:value-type="float" office:value="18.9376228444756" calcext:value-type="float">
            <text:p>18,9376228445</text:p>
          </table:table-cell>
          <table:table-cell office:value-type="float" office:value="19.0100427604435" calcext:value-type="float">
            <text:p>19,0100427604</text:p>
          </table:table-cell>
          <table:table-cell office:value-type="float" office:value="19.0679457020323" calcext:value-type="float">
            <text:p>19,067945702</text:p>
          </table:table-cell>
          <table:table-cell office:value-type="float" office:value="19.1153005052983" calcext:value-type="float">
            <text:p>19,1153005053</text:p>
          </table:table-cell>
          <table:table-cell office:value-type="float" office:value="19.1547324619881" calcext:value-type="float">
            <text:p>19,154732462</text:p>
          </table:table-cell>
          <table:table-cell/>
          <table:table-cell office:value-type="float" office:value="0.469" calcext:value-type="float">
            <text:p>0,469</text:p>
          </table:table-cell>
          <table:table-cell office:value-type="float" office:value="19.1155718172509" calcext:value-type="float">
            <text:p>19,1155718173</text:p>
          </table:table-cell>
        </table:table-row>
        <table:table-row table:style-name="ro1">
          <table:table-cell office:value-type="float" office:value="0.471" calcext:value-type="float">
            <text:p>0,471</text:p>
          </table:table-cell>
          <table:table-cell office:value-type="float" office:value="17.0205428345964" calcext:value-type="float">
            <text:p>17,0205428346</text:p>
          </table:table-cell>
          <table:table-cell/>
          <table:table-cell office:value-type="float" office:value="0.471" calcext:value-type="float">
            <text:p>0,471</text:p>
          </table:table-cell>
          <table:table-cell office:value-type="float" office:value="16.8471755894599" calcext:value-type="float">
            <text:p>16,8471755895</text:p>
          </table:table-cell>
          <table:table-cell/>
          <table:table-cell office:value-type="float" office:value="0.471" calcext:value-type="float">
            <text:p>0,471</text:p>
          </table:table-cell>
          <table:table-cell office:value-type="float" office:value="17.809058289069" calcext:value-type="float">
            <text:p>17,8090582891</text:p>
          </table:table-cell>
          <table:table-cell office:value-type="float" office:value="18.2820350533612" calcext:value-type="float">
            <text:p>18,2820350534</text:p>
          </table:table-cell>
          <table:table-cell office:value-type="float" office:value="18.5490173745303" calcext:value-type="float">
            <text:p>18,5490173745</text:p>
          </table:table-cell>
          <table:table-cell office:value-type="float" office:value="18.7218115256563" calcext:value-type="float">
            <text:p>18,7218115257</text:p>
          </table:table-cell>
          <table:table-cell office:value-type="float" office:value="18.8436318267389" calcext:value-type="float">
            <text:p>18,8436318267</text:p>
          </table:table-cell>
          <table:table-cell office:value-type="float" office:value="18.9345453145934" calcext:value-type="float">
            <text:p>18,9345453146</text:p>
          </table:table-cell>
          <table:table-cell office:value-type="float" office:value="19.0051899936067" calcext:value-type="float">
            <text:p>19,0051899936</text:p>
          </table:table-cell>
          <table:table-cell office:value-type="float" office:value="19.0617506927129" calcext:value-type="float">
            <text:p>19,0617506927</text:p>
          </table:table-cell>
          <table:table-cell office:value-type="float" office:value="19.1080843370796" calcext:value-type="float">
            <text:p>19,1080843371</text:p>
          </table:table-cell>
          <table:table-cell office:value-type="float" office:value="19.1467340279581" calcext:value-type="float">
            <text:p>19,146734028</text:p>
          </table:table-cell>
          <table:table-cell/>
          <table:table-cell office:value-type="float" office:value="0.471" calcext:value-type="float">
            <text:p>0,471</text:p>
          </table:table-cell>
          <table:table-cell office:value-type="float" office:value="19.1176342872569" calcext:value-type="float">
            <text:p>19,1176342873</text:p>
          </table:table-cell>
        </table:table-row>
        <table:table-row table:style-name="ro1">
          <table:table-cell office:value-type="float" office:value="0.473" calcext:value-type="float">
            <text:p>0,473</text:p>
          </table:table-cell>
          <table:table-cell office:value-type="float" office:value="17.0263046376204" calcext:value-type="float">
            <text:p>17,0263046376</text:p>
          </table:table-cell>
          <table:table-cell/>
          <table:table-cell office:value-type="float" office:value="0.473" calcext:value-type="float">
            <text:p>0,473</text:p>
          </table:table-cell>
          <table:table-cell office:value-type="float" office:value="16.8520821734527" calcext:value-type="float">
            <text:p>16,8520821735</text:p>
          </table:table-cell>
          <table:table-cell/>
          <table:table-cell office:value-type="float" office:value="0.473" calcext:value-type="float">
            <text:p>0,473</text:p>
          </table:table-cell>
          <table:table-cell office:value-type="float" office:value="17.824629312614" calcext:value-type="float">
            <text:p>17,8246293126</text:p>
          </table:table-cell>
          <table:table-cell office:value-type="float" office:value="18.2931335250544" calcext:value-type="float">
            <text:p>18,2931335251</text:p>
          </table:table-cell>
          <table:table-cell office:value-type="float" office:value="18.5543288053014" calcext:value-type="float">
            <text:p>18,5543288053</text:p>
          </table:table-cell>
          <table:table-cell office:value-type="float" office:value="18.7225988384129" calcext:value-type="float">
            <text:p>18,7225988384</text:p>
          </table:table-cell>
          <table:table-cell office:value-type="float" office:value="18.8410641637263" calcext:value-type="float">
            <text:p>18,8410641637</text:p>
          </table:table-cell>
          <table:table-cell office:value-type="float" office:value="18.9295053727704" calcext:value-type="float">
            <text:p>18,9295053728</text:p>
          </table:table-cell>
          <table:table-cell office:value-type="float" office:value="18.9983218351575" calcext:value-type="float">
            <text:p>18,9983218352</text:p>
          </table:table-cell>
          <table:table-cell office:value-type="float" office:value="19.0535217670503" calcext:value-type="float">
            <text:p>19,0535217671</text:p>
          </table:table-cell>
          <table:table-cell office:value-type="float" office:value="19.098835236653" calcext:value-type="float">
            <text:p>19,0988352367</text:p>
          </table:table-cell>
          <table:table-cell office:value-type="float" office:value="19.1367146148612" calcext:value-type="float">
            <text:p>19,1367146149</text:p>
          </table:table-cell>
          <table:table-cell/>
          <table:table-cell office:value-type="float" office:value="0.473" calcext:value-type="float">
            <text:p>0,473</text:p>
          </table:table-cell>
          <table:table-cell office:value-type="float" office:value="19.1197041797223" calcext:value-type="float">
            <text:p>19,1197041797</text:p>
          </table:table-cell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17.0319368548046" calcext:value-type="float">
            <text:p>17,0319368548</text:p>
          </table:table-cell>
          <table:table-cell/>
          <table:table-cell office:value-type="float" office:value="0.475" calcext:value-type="float">
            <text:p>0,475</text:p>
          </table:table-cell>
          <table:table-cell office:value-type="float" office:value="16.8570925552985" calcext:value-type="float">
            <text:p>16,8570925553</text:p>
          </table:table-cell>
          <table:table-cell/>
          <table:table-cell office:value-type="float" office:value="0.475" calcext:value-type="float">
            <text:p>0,475</text:p>
          </table:table-cell>
          <table:table-cell office:value-type="float" office:value="17.840527853027" calcext:value-type="float">
            <text:p>17,840527853</text:p>
          </table:table-cell>
          <table:table-cell office:value-type="float" office:value="18.3033426069191" calcext:value-type="float">
            <text:p>18,3033426069</text:p>
          </table:table-cell>
          <table:table-cell office:value-type="float" office:value="18.5579442715092" calcext:value-type="float">
            <text:p>18,5579442715</text:p>
          </table:table-cell>
          <table:table-cell office:value-type="float" office:value="18.7212518179779" calcext:value-type="float">
            <text:p>18,721251818</text:p>
          </table:table-cell>
          <table:table-cell office:value-type="float" office:value="18.836136055894" calcext:value-type="float">
            <text:p>18,8361360559</text:p>
          </table:table-cell>
          <table:table-cell office:value-type="float" office:value="18.9219979450419" calcext:value-type="float">
            <text:p>18,921997945</text:p>
          </table:table-cell>
          <table:table-cell office:value-type="float" office:value="18.9889443485909" calcext:value-type="float">
            <text:p>18,9889443486</text:p>
          </table:table-cell>
          <table:table-cell office:value-type="float" office:value="19.0427771021278" calcext:value-type="float">
            <text:p>19,0427771021</text:p>
          </table:table-cell>
          <table:table-cell office:value-type="float" office:value="19.0870831476084" calcext:value-type="float">
            <text:p>19,0870831476</text:p>
          </table:table-cell>
          <table:table-cell office:value-type="float" office:value="19.1242151340109" calcext:value-type="float">
            <text:p>19,124215134</text:p>
          </table:table-cell>
          <table:table-cell/>
          <table:table-cell office:value-type="float" office:value="0.475" calcext:value-type="float">
            <text:p>0,475</text:p>
          </table:table-cell>
          <table:table-cell office:value-type="float" office:value="19.1217821384892" calcext:value-type="float">
            <text:p>19,1217821385</text:p>
          </table:table-cell>
        </table:table-row>
        <table:table-row table:style-name="ro1">
          <table:table-cell office:value-type="float" office:value="0.477" calcext:value-type="float">
            <text:p>0,477</text:p>
          </table:table-cell>
          <table:table-cell office:value-type="float" office:value="17.0374429371319" calcext:value-type="float">
            <text:p>17,0374429371</text:p>
          </table:table-cell>
          <table:table-cell/>
          <table:table-cell office:value-type="float" office:value="0.477" calcext:value-type="float">
            <text:p>0,477</text:p>
          </table:table-cell>
          <table:table-cell office:value-type="float" office:value="16.8621931934106" calcext:value-type="float">
            <text:p>16,8621931934</text:p>
          </table:table-cell>
          <table:table-cell/>
          <table:table-cell office:value-type="float" office:value="0.477" calcext:value-type="float">
            <text:p>0,477</text:p>
          </table:table-cell>
          <table:table-cell office:value-type="float" office:value="17.8566387972208" calcext:value-type="float">
            <text:p>17,8566387972</text:p>
          </table:table-cell>
          <table:table-cell office:value-type="float" office:value="18.3121669739186" calcext:value-type="float">
            <text:p>18,3121669739</text:p>
          </table:table-cell>
          <table:table-cell office:value-type="float" office:value="18.5592308702525" calcext:value-type="float">
            <text:p>18,5592308703</text:p>
          </table:table-cell>
          <table:table-cell office:value-type="float" office:value="18.7170969437987" calcext:value-type="float">
            <text:p>18,7170969438</text:p>
          </table:table-cell>
          <table:table-cell office:value-type="float" office:value="18.8281726172255" calcext:value-type="float">
            <text:p>18,8281726172</text:p>
          </table:table-cell>
          <table:table-cell office:value-type="float" office:value="18.9113605301842" calcext:value-type="float">
            <text:p>18,9113605302</text:p>
          </table:table-cell>
          <table:table-cell office:value-type="float" office:value="18.9764112727272" calcext:value-type="float">
            <text:p>18,9764112727</text:p>
          </table:table-cell>
          <table:table-cell office:value-type="float" office:value="19.0288869873122" calcext:value-type="float">
            <text:p>19,0288869873</text:p>
          </table:table-cell>
          <table:table-cell office:value-type="float" office:value="19.0722140204293" calcext:value-type="float">
            <text:p>19,0722140204</text:p>
          </table:table-cell>
          <table:table-cell office:value-type="float" office:value="19.1086359598751" calcext:value-type="float">
            <text:p>19,1086359599</text:p>
          </table:table-cell>
          <table:table-cell/>
          <table:table-cell office:value-type="float" office:value="0.477" calcext:value-type="float">
            <text:p>0,477</text:p>
          </table:table-cell>
          <table:table-cell office:value-type="float" office:value="19.1238687201459" calcext:value-type="float">
            <text:p>19,1238687201</text:p>
          </table:table-cell>
        </table:table-row>
        <table:table-row table:style-name="ro1">
          <table:table-cell office:value-type="float" office:value="0.479" calcext:value-type="float">
            <text:p>0,479</text:p>
          </table:table-cell>
          <table:table-cell office:value-type="float" office:value="17.042826224376" calcext:value-type="float">
            <text:p>17,0428262244</text:p>
          </table:table-cell>
          <table:table-cell/>
          <table:table-cell office:value-type="float" office:value="0.479" calcext:value-type="float">
            <text:p>0,479</text:p>
          </table:table-cell>
          <table:table-cell office:value-type="float" office:value="16.8673715735716" calcext:value-type="float">
            <text:p>16,8673715736</text:p>
          </table:table-cell>
          <table:table-cell/>
          <table:table-cell office:value-type="float" office:value="0.479" calcext:value-type="float">
            <text:p>0,479</text:p>
          </table:table-cell>
          <table:table-cell office:value-type="float" office:value="17.8727337910002" calcext:value-type="float">
            <text:p>17,872733791</text:p>
          </table:table-cell>
          <table:table-cell office:value-type="float" office:value="18.318887669972" calcext:value-type="float">
            <text:p>18,31888767</text:p>
          </table:table-cell>
          <table:table-cell office:value-type="float" office:value="18.5573132712525" calcext:value-type="float">
            <text:p>18,5573132713</text:p>
          </table:table-cell>
          <table:table-cell office:value-type="float" office:value="18.7092226411829" calcext:value-type="float">
            <text:p>18,7092226412</text:p>
          </table:table-cell>
          <table:table-cell office:value-type="float" office:value="18.8162694674979" calcext:value-type="float">
            <text:p>18,8162694675</text:p>
          </table:table-cell>
          <table:table-cell office:value-type="float" office:value="18.8967092058701" calcext:value-type="float">
            <text:p>18,8967092059</text:p>
          </table:table-cell>
          <table:table-cell office:value-type="float" office:value="18.959861951701" calcext:value-type="float">
            <text:p>18,9598619517</text:p>
          </table:table-cell>
          <table:table-cell office:value-type="float" office:value="19.0110134427077" calcext:value-type="float">
            <text:p>19,0110134427</text:p>
          </table:table-cell>
          <table:table-cell office:value-type="float" office:value="19.0534109422856" calcext:value-type="float">
            <text:p>19,0534109423</text:p>
          </table:table-cell>
          <table:table-cell office:value-type="float" office:value="19.0891794239804" calcext:value-type="float">
            <text:p>19,089179424</text:p>
          </table:table-cell>
          <table:table-cell/>
          <table:table-cell office:value-type="float" office:value="0.479" calcext:value-type="float">
            <text:p>0,479</text:p>
          </table:table-cell>
          <table:table-cell office:value-type="float" office:value="19.1259643914775" calcext:value-type="float">
            <text:p>19,1259643915</text:p>
          </table:table-cell>
        </table:table-row>
        <table:table-row table:style-name="ro1">
          <table:table-cell office:value-type="float" office:value="0.481" calcext:value-type="float">
            <text:p>0,481</text:p>
          </table:table-cell>
          <table:table-cell office:value-type="float" office:value="17.04808993713" calcext:value-type="float">
            <text:p>17,0480899371</text:p>
          </table:table-cell>
          <table:table-cell/>
          <table:table-cell office:value-type="float" office:value="0.481" calcext:value-type="float">
            <text:p>0,481</text:p>
          </table:table-cell>
          <table:table-cell office:value-type="float" office:value="16.8726161151281" calcext:value-type="float">
            <text:p>16,8726161151</text:p>
          </table:table-cell>
          <table:table-cell/>
          <table:table-cell office:value-type="float" office:value="0.481" calcext:value-type="float">
            <text:p>0,481</text:p>
          </table:table-cell>
          <table:table-cell office:value-type="float" office:value="17.8883889538891" calcext:value-type="float">
            <text:p>17,8883889539</text:p>
          </table:table-cell>
          <table:table-cell office:value-type="float" office:value="18.322450147567" calcext:value-type="float">
            <text:p>18,3224501476</text:p>
          </table:table-cell>
          <table:table-cell office:value-type="float" office:value="18.5509630411424" calcext:value-type="float">
            <text:p>18,5509630411</text:p>
          </table:table-cell>
          <table:table-cell office:value-type="float" office:value="18.6963738346269" calcext:value-type="float">
            <text:p>18,6963738346</text:p>
          </table:table-cell>
          <table:table-cell office:value-type="float" office:value="18.7991914528113" calcext:value-type="float">
            <text:p>18,7991914528</text:p>
          </table:table-cell>
          <table:table-cell office:value-type="float" office:value="18.8768406938002" calcext:value-type="float">
            <text:p>18,8768406938</text:p>
          </table:table-cell>
          <table:table-cell office:value-type="float" office:value="18.938126278837" calcext:value-type="float">
            <text:p>18,9381262788</text:p>
          </table:table-cell>
          <table:table-cell office:value-type="float" office:value="18.9880177243913" calcext:value-type="float">
            <text:p>18,9880177244</text:p>
          </table:table-cell>
          <table:table-cell office:value-type="float" office:value="19.0295639493923" calcext:value-type="float">
            <text:p>19,0295639494</text:p>
          </table:table-cell>
          <table:table-cell office:value-type="float" office:value="19.0647617151997" calcext:value-type="float">
            <text:p>19,0647617152</text:p>
          </table:table-cell>
          <table:table-cell/>
          <table:table-cell office:value-type="float" office:value="0.481" calcext:value-type="float">
            <text:p>0,481</text:p>
          </table:table-cell>
          <table:table-cell office:value-type="float" office:value="19.1280695210701" calcext:value-type="float">
            <text:p>19,1280695211</text:p>
          </table:table-cell>
        </table:table-row>
        <table:table-row table:style-name="ro1">
          <table:table-cell office:value-type="float" office:value="0.483" calcext:value-type="float">
            <text:p>0,483</text:p>
          </table:table-cell>
          <table:table-cell office:value-type="float" office:value="17.0532372011006" calcext:value-type="float">
            <text:p>17,0532372011</text:p>
          </table:table-cell>
          <table:table-cell/>
          <table:table-cell office:value-type="float" office:value="0.483" calcext:value-type="float">
            <text:p>0,483</text:p>
          </table:table-cell>
          <table:table-cell office:value-type="float" office:value="16.8779161167724" calcext:value-type="float">
            <text:p>16,8779161168</text:p>
          </table:table-cell>
          <table:table-cell/>
          <table:table-cell office:value-type="float" office:value="0.483" calcext:value-type="float">
            <text:p>0,483</text:p>
          </table:table-cell>
          <table:table-cell office:value-type="float" office:value="17.9028421027489" calcext:value-type="float">
            <text:p>17,9028421027</text:p>
          </table:table-cell>
          <table:table-cell office:value-type="float" office:value="18.3212852139088" calcext:value-type="float">
            <text:p>18,3212852139</text:p>
          </table:table-cell>
          <table:table-cell office:value-type="float" office:value="18.5384245940752" calcext:value-type="float">
            <text:p>18,5384245941</text:p>
          </table:table-cell>
          <table:table-cell office:value-type="float" office:value="18.6767858610716" calcext:value-type="float">
            <text:p>18,6767858611</text:p>
          </table:table-cell>
          <table:table-cell office:value-type="float" office:value="18.7752126959381" calcext:value-type="float">
            <text:p>18,7752126959</text:p>
          </table:table-cell>
          <table:table-cell office:value-type="float" office:value="18.850077498869" calcext:value-type="float">
            <text:p>18,8500774989</text:p>
          </table:table-cell>
          <table:table-cell office:value-type="float" office:value="18.9095743179566" calcext:value-type="float">
            <text:p>18,909574318</text:p>
          </table:table-cell>
          <table:table-cell office:value-type="float" office:value="18.9583139761677" calcext:value-type="float">
            <text:p>18,9583139762</text:p>
          </table:table-cell>
          <table:table-cell office:value-type="float" office:value="18.9991273252078" calcext:value-type="float">
            <text:p>18,9991273252</text:p>
          </table:table-cell>
          <table:table-cell office:value-type="float" office:value="19.0338734839929" calcext:value-type="float">
            <text:p>19,033873484</text:p>
          </table:table-cell>
          <table:table-cell/>
          <table:table-cell office:value-type="float" office:value="0.483" calcext:value-type="float">
            <text:p>0,483</text:p>
          </table:table-cell>
          <table:table-cell office:value-type="float" office:value="19.1301843774387" calcext:value-type="float">
            <text:p>19,1301843774</text:p>
          </table:table-cell>
        </table:table-row>
        <table:table-row table:style-name="ro1">
          <table:table-cell office:value-type="float" office:value="0.485" calcext:value-type="float">
            <text:p>0,485</text:p>
          </table:table-cell>
          <table:table-cell office:value-type="float" office:value="17.0582710387198" calcext:value-type="float">
            <text:p>17,0582710387</text:p>
          </table:table-cell>
          <table:table-cell/>
          <table:table-cell office:value-type="float" office:value="0.485" calcext:value-type="float">
            <text:p>0,485</text:p>
          </table:table-cell>
          <table:table-cell office:value-type="float" office:value="16.883261678177" calcext:value-type="float">
            <text:p>16,8832616782</text:p>
          </table:table-cell>
          <table:table-cell/>
          <table:table-cell office:value-type="float" office:value="0.485" calcext:value-type="float">
            <text:p>0,485</text:p>
          </table:table-cell>
          <table:table-cell office:value-type="float" office:value="17.9147401843209" calcext:value-type="float">
            <text:p>17,9147401843</text:p>
          </table:table-cell>
          <table:table-cell office:value-type="float" office:value="18.3130133275565" calcext:value-type="float">
            <text:p>18,3130133276</text:p>
          </table:table-cell>
          <table:table-cell office:value-type="float" office:value="18.5171310505975" calcext:value-type="float">
            <text:p>18,5171310506</text:p>
          </table:table-cell>
          <table:table-cell office:value-type="float" office:value="18.6479124531387" calcext:value-type="float">
            <text:p>18,6479124531</text:p>
          </table:table-cell>
          <table:table-cell office:value-type="float" office:value="18.7418540197211" calcext:value-type="float">
            <text:p>18,7418540197</text:p>
          </table:table-cell>
          <table:table-cell office:value-type="float" office:value="18.814013463698" calcext:value-type="float">
            <text:p>18,8140134637</text:p>
          </table:table-cell>
          <table:table-cell office:value-type="float" office:value="18.8718691551657" calcext:value-type="float">
            <text:p>18,8718691552</text:p>
          </table:table-cell>
          <table:table-cell office:value-type="float" office:value="18.9196286904259" calcext:value-type="float">
            <text:p>18,9196286904</text:p>
          </table:table-cell>
          <table:table-cell office:value-type="float" office:value="18.9598850557662" calcext:value-type="float">
            <text:p>18,9598850558</text:p>
          </table:table-cell>
          <table:table-cell office:value-type="float" office:value="18.9943507367885" calcext:value-type="float">
            <text:p>18,9943507368</text:p>
          </table:table-cell>
          <table:table-cell/>
          <table:table-cell office:value-type="float" office:value="0.485" calcext:value-type="float">
            <text:p>0,485</text:p>
          </table:table-cell>
          <table:table-cell office:value-type="float" office:value="19.1323091184382" calcext:value-type="float">
            <text:p>19,1323091184</text:p>
          </table:table-cell>
        </table:table-row>
        <table:table-row table:style-name="ro1">
          <table:table-cell office:value-type="float" office:value="0.487" calcext:value-type="float">
            <text:p>0,487</text:p>
          </table:table-cell>
          <table:table-cell office:value-type="float" office:value="17.0631943691914" calcext:value-type="float">
            <text:p>17,0631943692</text:p>
          </table:table-cell>
          <table:table-cell/>
          <table:table-cell office:value-type="float" office:value="0.487" calcext:value-type="float">
            <text:p>0,487</text:p>
          </table:table-cell>
          <table:table-cell office:value-type="float" office:value="16.8886436361293" calcext:value-type="float">
            <text:p>16,8886436361</text:p>
          </table:table-cell>
          <table:table-cell/>
          <table:table-cell office:value-type="float" office:value="0.487" calcext:value-type="float">
            <text:p>0,487</text:p>
          </table:table-cell>
          <table:table-cell office:value-type="float" office:value="17.9216798117486" calcext:value-type="float">
            <text:p>17,9216798117</text:p>
          </table:table-cell>
          <table:table-cell office:value-type="float" office:value="18.2939368245872" calcext:value-type="float">
            <text:p>18,2939368246</text:p>
          </table:table-cell>
          <table:table-cell office:value-type="float" office:value="18.4832189607834" calcext:value-type="float">
            <text:p>18,4832189608</text:p>
          </table:table-cell>
          <table:table-cell office:value-type="float" office:value="18.605959320403" calcext:value-type="float">
            <text:p>18,6059593204</text:p>
          </table:table-cell>
          <table:table-cell office:value-type="float" office:value="18.6954319023381" calcext:value-type="float">
            <text:p>18,6954319023</text:p>
          </table:table-cell>
          <table:table-cell office:value-type="float" office:value="18.7650764533739" calcext:value-type="float">
            <text:p>18,7650764534</text:p>
          </table:table-cell>
          <table:table-cell office:value-type="float" office:value="18.8215420718114" calcext:value-type="float">
            <text:p>18,8215420718</text:p>
          </table:table-cell>
          <table:table-cell office:value-type="float" office:value="18.8685872408781" calcext:value-type="float">
            <text:p>18,8685872409</text:p>
          </table:table-cell>
          <table:table-cell office:value-type="float" office:value="18.9085476792993" calcext:value-type="float">
            <text:p>18,9085476793</text:p>
          </table:table-cell>
          <table:table-cell office:value-type="float" office:value="18.942981049482" calcext:value-type="float">
            <text:p>18,9429810495</text:p>
          </table:table-cell>
          <table:table-cell/>
          <table:table-cell office:value-type="float" office:value="0.487" calcext:value-type="float">
            <text:p>0,487</text:p>
          </table:table-cell>
          <table:table-cell office:value-type="float" office:value="19.1344437819671" calcext:value-type="float">
            <text:p>19,134443782</text:p>
          </table:table-cell>
        </table:table-row>
        <table:table-row table:style-name="ro1">
          <table:table-cell office:value-type="float" office:value="0.489" calcext:value-type="float">
            <text:p>0,489</text:p>
          </table:table-cell>
          <table:table-cell office:value-type="float" office:value="17.0680100243382" calcext:value-type="float">
            <text:p>17,0680100243</text:p>
          </table:table-cell>
          <table:table-cell/>
          <table:table-cell office:value-type="float" office:value="0.489" calcext:value-type="float">
            <text:p>0,489</text:p>
          </table:table-cell>
          <table:table-cell office:value-type="float" office:value="16.8940535216417" calcext:value-type="float">
            <text:p>16,8940535216</text:p>
          </table:table-cell>
          <table:table-cell/>
          <table:table-cell office:value-type="float" office:value="0.489" calcext:value-type="float">
            <text:p>0,489</text:p>
          </table:table-cell>
          <table:table-cell office:value-type="float" office:value="17.9193377446442" calcext:value-type="float">
            <text:p>17,9193377446</text:p>
          </table:table-cell>
          <table:table-cell office:value-type="float" office:value="18.2581242807311" calcext:value-type="float">
            <text:p>18,2581242807</text:p>
          </table:table-cell>
          <table:table-cell office:value-type="float" office:value="18.4306528256203" calcext:value-type="float">
            <text:p>18,4306528256</text:p>
          </table:table-cell>
          <table:table-cell office:value-type="float" office:value="18.5450394803743" calcext:value-type="float">
            <text:p>18,5450394804</text:p>
          </table:table-cell>
          <table:table-cell office:value-type="float" office:value="18.6302406658873" calcext:value-type="float">
            <text:p>18,6302406659</text:p>
          </table:table-cell>
          <table:table-cell office:value-type="float" office:value="18.697735221025" calcext:value-type="float">
            <text:p>18,697735221</text:p>
          </table:table-cell>
          <table:table-cell office:value-type="float" office:value="18.7532220410628" calcext:value-type="float">
            <text:p>18,7532220411</text:p>
          </table:table-cell>
          <table:table-cell office:value-type="float" office:value="18.7999640092568" calcext:value-type="float">
            <text:p>18,7999640093</text:p>
          </table:table-cell>
          <table:table-cell office:value-type="float" office:value="18.8400211569895" calcext:value-type="float">
            <text:p>18,840021157</text:p>
          </table:table-cell>
          <table:table-cell office:value-type="float" office:value="18.8747894499077" calcext:value-type="float">
            <text:p>18,8747894499</text:p>
          </table:table-cell>
          <table:table-cell/>
          <table:table-cell office:value-type="float" office:value="0.489" calcext:value-type="float">
            <text:p>0,489</text:p>
          </table:table-cell>
          <table:table-cell office:value-type="float" office:value="19.1365882782816" calcext:value-type="float">
            <text:p>19,1365882783</text:p>
          </table:table-cell>
        </table:table-row>
        <table:table-row table:style-name="ro1">
          <table:table-cell office:value-type="float" office:value="0.491" calcext:value-type="float">
            <text:p>0,491</text:p>
          </table:table-cell>
          <table:table-cell office:value-type="float" office:value="17.0727207470321" calcext:value-type="float">
            <text:p>17,072720747</text:p>
          </table:table-cell>
          <table:table-cell/>
          <table:table-cell office:value-type="float" office:value="0.491" calcext:value-type="float">
            <text:p>0,491</text:p>
          </table:table-cell>
          <table:table-cell office:value-type="float" office:value="16.899483505172" calcext:value-type="float">
            <text:p>16,8994835052</text:p>
          </table:table-cell>
          <table:table-cell/>
          <table:table-cell office:value-type="float" office:value="0.491" calcext:value-type="float">
            <text:p>0,491</text:p>
          </table:table-cell>
          <table:table-cell office:value-type="float" office:value="17.8997365690651" calcext:value-type="float">
            <text:p>17,8997365691</text:p>
          </table:table-cell>
          <table:table-cell office:value-type="float" office:value="18.1956541760868" calcext:value-type="float">
            <text:p>18,1956541761</text:p>
          </table:table-cell>
          <table:table-cell office:value-type="float" office:value="18.34953752734" calcext:value-type="float">
            <text:p>18,3495375273</text:p>
          </table:table-cell>
          <table:table-cell office:value-type="float" office:value="18.4555402110252" calcext:value-type="float">
            <text:p>18,455540211</text:p>
          </table:table-cell>
          <table:table-cell office:value-type="float" office:value="18.5369703097901" calcext:value-type="float">
            <text:p>18,5369703098</text:p>
          </table:table-cell>
          <table:table-cell office:value-type="float" office:value="18.6029648573498" calcext:value-type="float">
            <text:p>18,6029648573</text:p>
          </table:table-cell>
          <table:table-cell office:value-type="float" office:value="18.6581450214297" calcext:value-type="float">
            <text:p>18,6581450214</text:p>
          </table:table-cell>
          <table:table-cell office:value-type="float" office:value="18.7052316727414" calcext:value-type="float">
            <text:p>18,7052316727</text:p>
          </table:table-cell>
          <table:table-cell office:value-type="float" office:value="18.7459924938834" calcext:value-type="float">
            <text:p>18,7459924939</text:p>
          </table:table-cell>
          <table:table-cell office:value-type="float" office:value="18.7816570056731" calcext:value-type="float">
            <text:p>18,7816570057</text:p>
          </table:table-cell>
          <table:table-cell/>
          <table:table-cell office:value-type="float" office:value="0.491" calcext:value-type="float">
            <text:p>0,491</text:p>
          </table:table-cell>
          <table:table-cell office:value-type="float" office:value="19.1387423776331" calcext:value-type="float">
            <text:p>19,1387423776</text:p>
          </table:table-cell>
        </table:table-row>
        <table:table-row table:style-name="ro1">
          <table:table-cell office:value-type="float" office:value="0.493" calcext:value-type="float">
            <text:p>0,493</text:p>
          </table:table-cell>
          <table:table-cell office:value-type="float" office:value="17.0773291950181" calcext:value-type="float">
            <text:p>17,077329195</text:p>
          </table:table-cell>
          <table:table-cell/>
          <table:table-cell office:value-type="float" office:value="0.493" calcext:value-type="float">
            <text:p>0,493</text:p>
          </table:table-cell>
          <table:table-cell office:value-type="float" office:value="16.9049263514655" calcext:value-type="float">
            <text:p>16,9049263515</text:p>
          </table:table-cell>
          <table:table-cell/>
          <table:table-cell office:value-type="float" office:value="0.493" calcext:value-type="float">
            <text:p>0,493</text:p>
          </table:table-cell>
          <table:table-cell office:value-type="float" office:value="17.8475487917984" calcext:value-type="float">
            <text:p>17,8475487918</text:p>
          </table:table-cell>
          <table:table-cell office:value-type="float" office:value="18.0889751837498" calcext:value-type="float">
            <text:p>18,0889751837</text:p>
          </table:table-cell>
          <table:table-cell office:value-type="float" office:value="18.2225970192863" calcext:value-type="float">
            <text:p>18,2225970193</text:p>
          </table:table-cell>
          <table:table-cell office:value-type="float" office:value="18.3207091035622" calcext:value-type="float">
            <text:p>18,3207091036</text:p>
          </table:table-cell>
          <table:table-cell office:value-type="float" office:value="18.3993980950289" calcext:value-type="float">
            <text:p>18,399398095</text:p>
          </table:table-cell>
          <table:table-cell office:value-type="float" office:value="18.4650380497447" calcext:value-type="float">
            <text:p>18,4650380497</text:p>
          </table:table-cell>
          <table:table-cell office:value-type="float" office:value="18.5210371091885" calcext:value-type="float">
            <text:p>18,5210371092</text:p>
          </table:table-cell>
          <table:table-cell office:value-type="float" office:value="18.5695281667531" calcext:value-type="float">
            <text:p>18,5695281668</text:p>
          </table:table-cell>
          <table:table-cell office:value-type="float" office:value="18.611972814278" calcext:value-type="float">
            <text:p>18,6119728143</text:p>
          </table:table-cell>
          <table:table-cell office:value-type="float" office:value="18.6494329373636" calcext:value-type="float">
            <text:p>18,6494329374</text:p>
          </table:table-cell>
          <table:table-cell/>
          <table:table-cell office:value-type="float" office:value="0.493" calcext:value-type="float">
            <text:p>0,493</text:p>
          </table:table-cell>
          <table:table-cell office:value-type="float" office:value="19.1409056969229" calcext:value-type="float">
            <text:p>19,1409056969</text:p>
          </table:table-cell>
        </table:table-row>
        <table:table-row table:style-name="ro1">
          <table:table-cell office:value-type="float" office:value="0.495" calcext:value-type="float">
            <text:p>0,495</text:p>
          </table:table-cell>
          <table:table-cell office:value-type="float" office:value="17.0818379392874" calcext:value-type="float">
            <text:p>17,0818379393</text:p>
          </table:table-cell>
          <table:table-cell/>
          <table:table-cell office:value-type="float" office:value="0.495" calcext:value-type="float">
            <text:p>0,495</text:p>
          </table:table-cell>
          <table:table-cell office:value-type="float" office:value="16.910375372997" calcext:value-type="float">
            <text:p>16,910375373</text:p>
          </table:table-cell>
          <table:table-cell/>
          <table:table-cell office:value-type="float" office:value="0.495" calcext:value-type="float">
            <text:p>0,495</text:p>
          </table:table-cell>
          <table:table-cell office:value-type="float" office:value="17.7315708286492" calcext:value-type="float">
            <text:p>17,7315708286</text:p>
          </table:table-cell>
          <table:table-cell office:value-type="float" office:value="17.9046229453799" calcext:value-type="float">
            <text:p>17,9046229454</text:p>
          </table:table-cell>
          <table:table-cell office:value-type="float" office:value="18.0171108069892" calcext:value-type="float">
            <text:p>18,017110807</text:p>
          </table:table-cell>
          <table:table-cell office:value-type="float" office:value="18.1088295793427" calcext:value-type="float">
            <text:p>18,1088295793</text:p>
          </table:table-cell>
          <table:table-cell office:value-type="float" office:value="18.1868058835492" calcext:value-type="float">
            <text:p>18,1868058835</text:p>
          </table:table-cell>
          <table:table-cell office:value-type="float" office:value="18.2541714999085" calcext:value-type="float">
            <text:p>18,2541714999</text:p>
          </table:table-cell>
          <table:table-cell office:value-type="float" office:value="18.3129721030053" calcext:value-type="float">
            <text:p>18,312972103</text:p>
          </table:table-cell>
          <table:table-cell office:value-type="float" office:value="18.3647067253904" calcext:value-type="float">
            <text:p>18,3647067254</text:p>
          </table:table-cell>
          <table:table-cell office:value-type="float" office:value="18.4105221244226" calcext:value-type="float">
            <text:p>18,4105221244</text:p>
          </table:table-cell>
          <table:table-cell office:value-type="float" office:value="18.4513178110768" calcext:value-type="float">
            <text:p>18,4513178111</text:p>
          </table:table-cell>
          <table:table-cell/>
          <table:table-cell office:value-type="float" office:value="0.495" calcext:value-type="float">
            <text:p>0,495</text:p>
          </table:table-cell>
          <table:table-cell office:value-type="float" office:value="19.1430776837875" calcext:value-type="float">
            <text:p>19,1430776838</text:p>
          </table:table-cell>
        </table:table-row>
        <table:table-row table:style-name="ro1">
          <table:table-cell office:value-type="float" office:value="0.497" calcext:value-type="float">
            <text:p>0,497</text:p>
          </table:table-cell>
          <table:table-cell office:value-type="float" office:value="17.086249472192" calcext:value-type="float">
            <text:p>17,0862494722</text:p>
          </table:table-cell>
          <table:table-cell/>
          <table:table-cell office:value-type="float" office:value="0.497" calcext:value-type="float">
            <text:p>0,497</text:p>
          </table:table-cell>
          <table:table-cell office:value-type="float" office:value="16.9158243964109" calcext:value-type="float">
            <text:p>16,9158243964</text:p>
          </table:table-cell>
          <table:table-cell/>
          <table:table-cell office:value-type="float" office:value="0.497" calcext:value-type="float">
            <text:p>0,497</text:p>
          </table:table-cell>
          <table:table-cell office:value-type="float" office:value="17.4831763956014" calcext:value-type="float">
            <text:p>17,4831763956</text:p>
          </table:table-cell>
          <table:table-cell office:value-type="float" office:value="17.5722362044819" calcext:value-type="float">
            <text:p>17,5722362045</text:p>
          </table:table-cell>
          <table:table-cell office:value-type="float" office:value="17.6644070496107" calcext:value-type="float">
            <text:p>17,6644070496</text:p>
          </table:table-cell>
          <table:table-cell office:value-type="float" office:value="17.7533178136119" calcext:value-type="float">
            <text:p>17,7533178136</text:p>
          </table:table-cell>
          <table:table-cell office:value-type="float" office:value="17.8346941486405" calcext:value-type="float">
            <text:p>17,8346941486</text:p>
          </table:table-cell>
          <table:table-cell office:value-type="float" office:value="17.9078243745756" calcext:value-type="float">
            <text:p>17,9078243746</text:p>
          </table:table-cell>
          <table:table-cell office:value-type="float" office:value="17.9732082392125" calcext:value-type="float">
            <text:p>17,9732082392</text:p>
          </table:table-cell>
          <table:table-cell office:value-type="float" office:value="18.0316630217437" calcext:value-type="float">
            <text:p>18,0316630217</text:p>
          </table:table-cell>
          <table:table-cell office:value-type="float" office:value="18.0840214457778" calcext:value-type="float">
            <text:p>18,0840214458</text:p>
          </table:table-cell>
          <table:table-cell office:value-type="float" office:value="18.1310390544697" calcext:value-type="float">
            <text:p>18,1310390545</text:p>
          </table:table-cell>
          <table:table-cell/>
          <table:table-cell office:value-type="float" office:value="0.497" calcext:value-type="float">
            <text:p>0,497</text:p>
          </table:table-cell>
          <table:table-cell office:value-type="float" office:value="19.1452576004229" calcext:value-type="float">
            <text:p>19,1452576004</text:p>
          </table:table-cell>
        </table:table-row>
        <table:table-row table:style-name="ro1">
          <table:table-cell office:value-type="float" office:value="0.499" calcext:value-type="float">
            <text:p>0,499</text:p>
          </table:table-cell>
          <table:table-cell office:value-type="float" office:value="17.0905662109028" calcext:value-type="float">
            <text:p>17,0905662109</text:p>
          </table:table-cell>
          <table:table-cell/>
          <table:table-cell office:value-type="float" office:value="0.499" calcext:value-type="float">
            <text:p>0,499</text:p>
          </table:table-cell>
          <table:table-cell office:value-type="float" office:value="16.9212677275863" calcext:value-type="float">
            <text:p>16,9212677276</text:p>
          </table:table-cell>
          <table:table-cell/>
          <table:table-cell office:value-type="float" office:value="0.499" calcext:value-type="float">
            <text:p>0,499</text:p>
          </table:table-cell>
          <table:table-cell office:value-type="float" office:value="16.9360450956128" calcext:value-type="float">
            <text:p>16,9360450956</text:p>
          </table:table-cell>
          <table:table-cell office:value-type="float" office:value="16.9249874563674" calcext:value-type="float">
            <text:p>16,9249874564</text:p>
          </table:table-cell>
          <table:table-cell office:value-type="float" office:value="17.0015573342355" calcext:value-type="float">
            <text:p>17,0015573342</text:p>
          </table:table-cell>
          <table:table-cell office:value-type="float" office:value="17.0961397658664" calcext:value-type="float">
            <text:p>17,0961397659</text:p>
          </table:table-cell>
          <table:table-cell office:value-type="float" office:value="17.1899599407121" calcext:value-type="float">
            <text:p>17,1899599407</text:p>
          </table:table-cell>
          <table:table-cell office:value-type="float" office:value="17.2775420395871" calcext:value-type="float">
            <text:p>17,2775420396</text:p>
          </table:table-cell>
          <table:table-cell office:value-type="float" office:value="17.3575649451805" calcext:value-type="float">
            <text:p>17,3575649452</text:p>
          </table:table-cell>
          <table:table-cell office:value-type="float" office:value="17.4301078973793" calcext:value-type="float">
            <text:p>17,4301078974</text:p>
          </table:table-cell>
          <table:table-cell office:value-type="float" office:value="17.4957118380472" calcext:value-type="float">
            <text:p>17,495711838</text:p>
          </table:table-cell>
          <table:table-cell office:value-type="float" office:value="17.5550376006877" calcext:value-type="float">
            <text:p>17,5550376007</text:p>
          </table:table-cell>
          <table:table-cell/>
          <table:table-cell office:value-type="float" office:value="0.499" calcext:value-type="float">
            <text:p>0,499</text:p>
          </table:table-cell>
          <table:table-cell office:value-type="float" office:value="19.1474445044838" calcext:value-type="float">
            <text:p>19,1474445045</text:p>
          </table:table-cell>
        </table:table-row>
        <table:table-row table:style-name="ro1">
          <table:table-cell office:value-type="float" office:value="0.501" calcext:value-type="float">
            <text:p>0,501</text:p>
          </table:table-cell>
          <table:table-cell office:value-type="float" office:value="17.0947905008158" calcext:value-type="float">
            <text:p>17,0947905008</text:p>
          </table:table-cell>
          <table:table-cell/>
          <table:table-cell office:value-type="float" office:value="0.501" calcext:value-type="float">
            <text:p>0,501</text:p>
          </table:table-cell>
          <table:table-cell office:value-type="float" office:value="16.9267001194892" calcext:value-type="float">
            <text:p>16,9267001195</text:p>
          </table:table-cell>
          <table:table-cell/>
          <table:table-cell office:value-type="float" office:value="0.501" calcext:value-type="float">
            <text:p>0,501</text:p>
          </table:table-cell>
          <table:table-cell office:value-type="float" office:value="16.6306856184286" calcext:value-type="float">
            <text:p>16,6306856184</text:p>
          </table:table-cell>
          <table:table-cell office:value-type="float" office:value="16.5921798535657" calcext:value-type="float">
            <text:p>16,5921798536</text:p>
          </table:table-cell>
          <table:table-cell office:value-type="float" office:value="16.6685626893055" calcext:value-type="float">
            <text:p>16,6685626893</text:p>
          </table:table-cell>
          <table:table-cell office:value-type="float" office:value="16.7695796438536" calcext:value-type="float">
            <text:p>16,7695796439</text:p>
          </table:table-cell>
          <table:table-cell office:value-type="float" office:value="16.871604679433" calcext:value-type="float">
            <text:p>16,8716046794</text:p>
          </table:table-cell>
          <table:table-cell office:value-type="float" office:value="16.9676039997122" calcext:value-type="float">
            <text:p>16,9676039997</text:p>
          </table:table-cell>
          <table:table-cell office:value-type="float" office:value="17.0557010149647" calcext:value-type="float">
            <text:p>17,055701015</text:p>
          </table:table-cell>
          <table:table-cell office:value-type="float" office:value="17.1357817529228" calcext:value-type="float">
            <text:p>17,1357817529</text:p>
          </table:table-cell>
          <table:table-cell office:value-type="float" office:value="17.2083372770149" calcext:value-type="float">
            <text:p>17,208337277</text:p>
          </table:table-cell>
          <table:table-cell office:value-type="float" office:value="17.2740374836713" calcext:value-type="float">
            <text:p>17,2740374837</text:p>
          </table:table-cell>
          <table:table-cell/>
          <table:table-cell office:value-type="float" office:value="0.501" calcext:value-type="float">
            <text:p>0,501</text:p>
          </table:table-cell>
          <table:table-cell office:value-type="float" office:value="19.1496372272332" calcext:value-type="float">
            <text:p>19,1496372272</text:p>
          </table:table-cell>
        </table:table-row>
        <table:table-row table:style-name="ro1">
          <table:table-cell office:value-type="float" office:value="0.503" calcext:value-type="float">
            <text:p>0,503</text:p>
          </table:table-cell>
          <table:table-cell office:value-type="float" office:value="17.0989246156005" calcext:value-type="float">
            <text:p>17,0989246156</text:p>
          </table:table-cell>
          <table:table-cell/>
          <table:table-cell office:value-type="float" office:value="0.503" calcext:value-type="float">
            <text:p>0,503</text:p>
          </table:table-cell>
          <table:table-cell office:value-type="float" office:value="16.9321167392999" calcext:value-type="float">
            <text:p>16,9321167393</text:p>
          </table:table-cell>
          <table:table-cell/>
          <table:table-cell office:value-type="float" office:value="0.503" calcext:value-type="float">
            <text:p>0,503</text:p>
          </table:table-cell>
          <table:table-cell office:value-type="float" office:value="16.5480147221086" calcext:value-type="float">
            <text:p>16,5480147221</text:p>
          </table:table-cell>
          <table:table-cell office:value-type="float" office:value="16.4880907305165" calcext:value-type="float">
            <text:p>16,4880907305</text:p>
          </table:table-cell>
          <table:table-cell office:value-type="float" office:value="16.5598520385771" calcext:value-type="float">
            <text:p>16,5598520386</text:p>
          </table:table-cell>
          <table:table-cell office:value-type="float" office:value="16.6607839417385" calcext:value-type="float">
            <text:p>16,6607839417</text:p>
          </table:table-cell>
          <table:table-cell office:value-type="float" office:value="16.7642908381286" calcext:value-type="float">
            <text:p>16,7642908381</text:p>
          </table:table-cell>
          <table:table-cell office:value-type="float" office:value="16.8623306572261" calcext:value-type="float">
            <text:p>16,8623306572</text:p>
          </table:table-cell>
          <table:table-cell office:value-type="float" office:value="16.9526257434486" calcext:value-type="float">
            <text:p>16,9526257434</text:p>
          </table:table-cell>
          <table:table-cell office:value-type="float" office:value="17.0348893421388" calcext:value-type="float">
            <text:p>17,0348893421</text:p>
          </table:table-cell>
          <table:table-cell office:value-type="float" office:value="17.1095362879281" calcext:value-type="float">
            <text:p>17,1095362879</text:p>
          </table:table-cell>
          <table:table-cell office:value-type="float" office:value="17.1772043679573" calcext:value-type="float">
            <text:p>17,177204368</text:p>
          </table:table-cell>
          <table:table-cell/>
          <table:table-cell office:value-type="float" office:value="0.503" calcext:value-type="float">
            <text:p>0,503</text:p>
          </table:table-cell>
          <table:table-cell office:value-type="float" office:value="19.151834347811" calcext:value-type="float">
            <text:p>19,1518343478</text:p>
          </table:table-cell>
        </table:table-row>
        <table:table-row table:style-name="ro1">
          <table:table-cell office:value-type="float" office:value="0.505" calcext:value-type="float">
            <text:p>0,505</text:p>
          </table:table-cell>
          <table:table-cell office:value-type="float" office:value="17.1029707593124" calcext:value-type="float">
            <text:p>17,1029707593</text:p>
          </table:table-cell>
          <table:table-cell/>
          <table:table-cell office:value-type="float" office:value="0.505" calcext:value-type="float">
            <text:p>0,505</text:p>
          </table:table-cell>
          <table:table-cell office:value-type="float" office:value="16.9375131398847" calcext:value-type="float">
            <text:p>16,9375131399</text:p>
          </table:table-cell>
          <table:table-cell/>
          <table:table-cell office:value-type="float" office:value="0.505" calcext:value-type="float">
            <text:p>0,505</text:p>
          </table:table-cell>
          <table:table-cell office:value-type="float" office:value="16.5098860447459" calcext:value-type="float">
            <text:p>16,5098860447</text:p>
          </table:table-cell>
          <table:table-cell office:value-type="float" office:value="16.4262367692373" calcext:value-type="float">
            <text:p>16,4262367692</text:p>
          </table:table-cell>
          <table:table-cell office:value-type="float" office:value="16.4906294223541" calcext:value-type="float">
            <text:p>16,4906294224</text:p>
          </table:table-cell>
          <table:table-cell office:value-type="float" office:value="16.5893069285202" calcext:value-type="float">
            <text:p>16,5893069285</text:p>
          </table:table-cell>
          <table:table-cell office:value-type="float" office:value="16.6925365301552" calcext:value-type="float">
            <text:p>16,6925365302</text:p>
          </table:table-cell>
          <table:table-cell office:value-type="float" office:value="16.791149475684" calcext:value-type="float">
            <text:p>16,7911494757</text:p>
          </table:table-cell>
          <table:table-cell office:value-type="float" office:value="16.8823932248334" calcext:value-type="float">
            <text:p>16,8823932248</text:p>
          </table:table-cell>
          <table:table-cell office:value-type="float" office:value="16.9657598130541" calcext:value-type="float">
            <text:p>16,9657598131</text:p>
          </table:table-cell>
          <table:table-cell office:value-type="float" office:value="17.0415543073498" calcext:value-type="float">
            <text:p>17,0415543073</text:p>
          </table:table-cell>
          <table:table-cell office:value-type="float" office:value="17.1103580807013" calcext:value-type="float">
            <text:p>17,1103580807</text:p>
          </table:table-cell>
          <table:table-cell/>
          <table:table-cell office:value-type="float" office:value="0.505" calcext:value-type="float">
            <text:p>0,505</text:p>
          </table:table-cell>
          <table:table-cell office:value-type="float" office:value="19.1540341647245" calcext:value-type="float">
            <text:p>19,1540341647</text:p>
          </table:table-cell>
        </table:table-row>
        <table:table-row table:style-name="ro1">
          <table:table-cell office:value-type="float" office:value="0.507" calcext:value-type="float">
            <text:p>0,507</text:p>
          </table:table-cell>
          <table:table-cell office:value-type="float" office:value="17.1069310738297" calcext:value-type="float">
            <text:p>17,1069310738</text:p>
          </table:table-cell>
          <table:table-cell/>
          <table:table-cell office:value-type="float" office:value="0.507" calcext:value-type="float">
            <text:p>0,507</text:p>
          </table:table-cell>
          <table:table-cell office:value-type="float" office:value="16.9428852386257" calcext:value-type="float">
            <text:p>16,9428852386</text:p>
          </table:table-cell>
          <table:table-cell/>
          <table:table-cell office:value-type="float" office:value="0.507" calcext:value-type="float">
            <text:p>0,507</text:p>
          </table:table-cell>
          <table:table-cell office:value-type="float" office:value="16.4961577340135" calcext:value-type="float">
            <text:p>16,496157734</text:p>
          </table:table-cell>
          <table:table-cell office:value-type="float" office:value="16.3891227939334" calcext:value-type="float">
            <text:p>16,3891227939</text:p>
          </table:table-cell>
          <table:table-cell office:value-type="float" office:value="16.4444217109855" calcext:value-type="float">
            <text:p>16,444421711</text:p>
          </table:table-cell>
          <table:table-cell office:value-type="float" office:value="16.5394070788119" calcext:value-type="float">
            <text:p>16,5394070788</text:p>
          </table:table-cell>
          <table:table-cell office:value-type="float" office:value="16.6412132225881" calcext:value-type="float">
            <text:p>16,6412132226</text:p>
          </table:table-cell>
          <table:table-cell office:value-type="float" office:value="16.7394645561847" calcext:value-type="float">
            <text:p>16,7394645562</text:p>
          </table:table-cell>
          <table:table-cell office:value-type="float" office:value="16.8308763482934" calcext:value-type="float">
            <text:p>16,8308763483</text:p>
          </table:table-cell>
          <table:table-cell office:value-type="float" office:value="16.9146816169834" calcext:value-type="float">
            <text:p>16,914681617</text:p>
          </table:table-cell>
          <table:table-cell office:value-type="float" office:value="16.9910501087371" calcext:value-type="float">
            <text:p>16,9910501087</text:p>
          </table:table-cell>
          <table:table-cell office:value-type="float" office:value="17.0604888328089" calcext:value-type="float">
            <text:p>17,0604888328</text:p>
          </table:table-cell>
          <table:table-cell/>
          <table:table-cell office:value-type="float" office:value="0.507" calcext:value-type="float">
            <text:p>0,507</text:p>
          </table:table-cell>
          <table:table-cell office:value-type="float" office:value="19.1562346650303" calcext:value-type="float">
            <text:p>19,156234665</text:p>
          </table:table-cell>
        </table:table-row>
        <table:table-row table:style-name="ro1">
          <table:table-cell office:value-type="float" office:value="0.509" calcext:value-type="float">
            <text:p>0,509</text:p>
          </table:table-cell>
          <table:table-cell office:value-type="float" office:value="17.1108076342892" calcext:value-type="float">
            <text:p>17,1108076343</text:p>
          </table:table-cell>
          <table:table-cell/>
          <table:table-cell office:value-type="float" office:value="0.509" calcext:value-type="float">
            <text:p>0,509</text:p>
          </table:table-cell>
          <table:table-cell office:value-type="float" office:value="16.9482292864053" calcext:value-type="float">
            <text:p>16,9482292864</text:p>
          </table:table-cell>
          <table:table-cell/>
          <table:table-cell office:value-type="float" office:value="0.509" calcext:value-type="float">
            <text:p>0,509</text:p>
          </table:table-cell>
          <table:table-cell office:value-type="float" office:value="16.4965945874628" calcext:value-type="float">
            <text:p>16,4965945875</text:p>
          </table:table-cell>
          <table:table-cell office:value-type="float" office:value="16.36812986862" calcext:value-type="float">
            <text:p>16,3681298686</text:p>
          </table:table-cell>
          <table:table-cell office:value-type="float" office:value="16.4133299406689" calcext:value-type="float">
            <text:p>16,4133299407</text:p>
          </table:table-cell>
          <table:table-cell office:value-type="float" office:value="16.5036144282128" calcext:value-type="float">
            <text:p>16,5036144282</text:p>
          </table:table-cell>
          <table:table-cell office:value-type="float" office:value="16.6031764716023" calcext:value-type="float">
            <text:p>16,6031764716</text:p>
          </table:table-cell>
          <table:table-cell office:value-type="float" office:value="16.7004012508767" calcext:value-type="float">
            <text:p>16,7004012509</text:p>
          </table:table-cell>
          <table:table-cell office:value-type="float" office:value="16.7914321707355" calcext:value-type="float">
            <text:p>16,7914321707</text:p>
          </table:table-cell>
          <table:table-cell office:value-type="float" office:value="16.8752143374117" calcext:value-type="float">
            <text:p>16,8752143374</text:p>
          </table:table-cell>
          <table:table-cell office:value-type="float" office:value="16.9517621716388" calcext:value-type="float">
            <text:p>16,9517621716</text:p>
          </table:table-cell>
          <table:table-cell office:value-type="float" office:value="17.02149427265" calcext:value-type="float">
            <text:p>17,0214942727</text:p>
          </table:table-cell>
          <table:table-cell/>
          <table:table-cell office:value-type="float" office:value="0.509" calcext:value-type="float">
            <text:p>0,509</text:p>
          </table:table-cell>
          <table:table-cell office:value-type="float" office:value="19.1584334857731" calcext:value-type="float">
            <text:p>19,1584334858</text:p>
          </table:table-cell>
        </table:table-row>
        <table:table-row table:style-name="ro1">
          <table:table-cell office:value-type="float" office:value="0.511" calcext:value-type="float">
            <text:p>0,511</text:p>
          </table:table-cell>
          <table:table-cell office:value-type="float" office:value="17.1146024573739" calcext:value-type="float">
            <text:p>17,1146024574</text:p>
          </table:table-cell>
          <table:table-cell/>
          <table:table-cell office:value-type="float" office:value="0.511" calcext:value-type="float">
            <text:p>0,511</text:p>
          </table:table-cell>
          <table:table-cell office:value-type="float" office:value="16.9535418510006" calcext:value-type="float">
            <text:p>16,953541851</text:p>
          </table:table-cell>
          <table:table-cell/>
          <table:table-cell office:value-type="float" office:value="0.511" calcext:value-type="float">
            <text:p>0,511</text:p>
          </table:table-cell>
          <table:table-cell office:value-type="float" office:value="16.5054799223089" calcext:value-type="float">
            <text:p>16,5054799223</text:p>
          </table:table-cell>
          <table:table-cell office:value-type="float" office:value="16.3583326307907" calcext:value-type="float">
            <text:p>16,3583326308</text:p>
          </table:table-cell>
          <table:table-cell office:value-type="float" office:value="16.3929770460367" calcext:value-type="float">
            <text:p>16,392977046</text:p>
          </table:table-cell>
          <table:table-cell office:value-type="float" office:value="16.4778503366073" calcext:value-type="float">
            <text:p>16,4778503366</text:p>
          </table:table-cell>
          <table:table-cell office:value-type="float" office:value="16.574553097079" calcext:value-type="float">
            <text:p>16,5745530971</text:p>
          </table:table-cell>
          <table:table-cell office:value-type="float" office:value="16.6702470601598" calcext:value-type="float">
            <text:p>16,6702470602</text:p>
          </table:table-cell>
          <table:table-cell office:value-type="float" office:value="16.7604817078716" calcext:value-type="float">
            <text:p>16,7604817079</text:p>
          </table:table-cell>
          <table:table-cell office:value-type="float" office:value="16.8438934290565" calcext:value-type="float">
            <text:p>16,8438934291</text:p>
          </table:table-cell>
          <table:table-cell office:value-type="float" office:value="16.9203257978814" calcext:value-type="float">
            <text:p>16,9203257979</text:p>
          </table:table-cell>
          <table:table-cell office:value-type="float" office:value="16.9900978111395" calcext:value-type="float">
            <text:p>16,9900978111</text:p>
          </table:table-cell>
          <table:table-cell/>
          <table:table-cell office:value-type="float" office:value="0.511" calcext:value-type="float">
            <text:p>0,511</text:p>
          </table:table-cell>
          <table:table-cell office:value-type="float" office:value="19.1606278741343" calcext:value-type="float">
            <text:p>19,1606278741</text:p>
          </table:table-cell>
        </table:table-row>
        <table:table-row table:style-name="ro1">
          <table:table-cell office:value-type="float" office:value="0.513" calcext:value-type="float">
            <text:p>0,513</text:p>
          </table:table-cell>
          <table:table-cell office:value-type="float" office:value="17.1183175001775" calcext:value-type="float">
            <text:p>17,1183175002</text:p>
          </table:table-cell>
          <table:table-cell/>
          <table:table-cell office:value-type="float" office:value="0.513" calcext:value-type="float">
            <text:p>0,513</text:p>
          </table:table-cell>
          <table:table-cell office:value-type="float" office:value="16.9588197928503" calcext:value-type="float">
            <text:p>16,9588197929</text:p>
          </table:table-cell>
          <table:table-cell/>
          <table:table-cell office:value-type="float" office:value="0.513" calcext:value-type="float">
            <text:p>0,513</text:p>
          </table:table-cell>
          <table:table-cell office:value-type="float" office:value="16.5194320929946" calcext:value-type="float">
            <text:p>16,519432093</text:p>
          </table:table-cell>
          <table:table-cell office:value-type="float" office:value="16.3565905536037" calcext:value-type="float">
            <text:p>16,3565905536</text:p>
          </table:table-cell>
          <table:table-cell office:value-type="float" office:value="16.3806418261455" calcext:value-type="float">
            <text:p>16,3806418261</text:p>
          </table:table-cell>
          <table:table-cell office:value-type="float" office:value="16.4596233005128" calcext:value-type="float">
            <text:p>16,4596233005</text:p>
          </table:table-cell>
          <table:table-cell office:value-type="float" office:value="16.5529990317772" calcext:value-type="float">
            <text:p>16,5529990318</text:p>
          </table:table-cell>
          <table:table-cell office:value-type="float" office:value="16.6467667449443" calcext:value-type="float">
            <text:p>16,6467667449</text:p>
          </table:table-cell>
          <table:table-cell office:value-type="float" office:value="16.7358767904121" calcext:value-type="float">
            <text:p>16,7358767904</text:p>
          </table:table-cell>
          <table:table-cell office:value-type="float" office:value="16.8186435793164" calcext:value-type="float">
            <text:p>16,8186435793</text:p>
          </table:table-cell>
          <table:table-cell office:value-type="float" office:value="16.894728256674" calcext:value-type="float">
            <text:p>16,8947282567</text:p>
          </table:table-cell>
          <table:table-cell office:value-type="float" office:value="16.964341363717" calcext:value-type="float">
            <text:p>16,9643413637</text:p>
          </table:table-cell>
          <table:table-cell/>
          <table:table-cell office:value-type="float" office:value="0.513" calcext:value-type="float">
            <text:p>0,513</text:p>
          </table:table-cell>
          <table:table-cell office:value-type="float" office:value="19.162814639051" calcext:value-type="float">
            <text:p>19,1628146391</text:p>
          </table:table-cell>
        </table:table-row>
        <table:table-row table:style-name="ro1">
          <table:table-cell office:value-type="float" office:value="0.515" calcext:value-type="float">
            <text:p>0,515</text:p>
          </table:table-cell>
          <table:table-cell office:value-type="float" office:value="17.1219546651236" calcext:value-type="float">
            <text:p>17,1219546651</text:p>
          </table:table-cell>
          <table:table-cell/>
          <table:table-cell office:value-type="float" office:value="0.515" calcext:value-type="float">
            <text:p>0,515</text:p>
          </table:table-cell>
          <table:table-cell office:value-type="float" office:value="16.9640602482925" calcext:value-type="float">
            <text:p>16,9640602483</text:p>
          </table:table-cell>
          <table:table-cell/>
          <table:table-cell office:value-type="float" office:value="0.515" calcext:value-type="float">
            <text:p>0,515</text:p>
          </table:table-cell>
          <table:table-cell office:value-type="float" office:value="16.5363776499989" calcext:value-type="float">
            <text:p>16,53637765</text:p>
          </table:table-cell>
          <table:table-cell office:value-type="float" office:value="16.3607492361924" calcext:value-type="float">
            <text:p>16,3607492362</text:p>
          </table:table-cell>
          <table:table-cell office:value-type="float" office:value="16.3744807245779" calcext:value-type="float">
            <text:p>16,3744807246</text:p>
          </table:table-cell>
          <table:table-cell office:value-type="float" office:value="16.4472750991889" calcext:value-type="float">
            <text:p>16,4472750992</text:p>
          </table:table-cell>
          <table:table-cell office:value-type="float" office:value="16.5369711237748" calcext:value-type="float">
            <text:p>16,5369711238</text:p>
          </table:table-cell>
          <table:table-cell office:value-type="float" office:value="16.6284981525902" calcext:value-type="float">
            <text:p>16,6284981526</text:p>
          </table:table-cell>
          <table:table-cell office:value-type="float" office:value="16.7162176719233" calcext:value-type="float">
            <text:p>16,7162176719</text:p>
          </table:table-cell>
          <table:table-cell office:value-type="float" office:value="16.7981158982347" calcext:value-type="float">
            <text:p>16,7981158982</text:p>
          </table:table-cell>
          <table:table-cell office:value-type="float" office:value="16.8736635581829" calcext:value-type="float">
            <text:p>16,8736635582</text:p>
          </table:table-cell>
          <table:table-cell office:value-type="float" office:value="16.9429559334293" calcext:value-type="float">
            <text:p>16,9429559334</text:p>
          </table:table-cell>
          <table:table-cell/>
          <table:table-cell office:value-type="float" office:value="0.515" calcext:value-type="float">
            <text:p>0,515</text:p>
          </table:table-cell>
          <table:table-cell office:value-type="float" office:value="19.1649900980433" calcext:value-type="float">
            <text:p>19,164990098</text:p>
          </table:table-cell>
        </table:table-row>
        <table:table-row table:style-name="ro1">
          <table:table-cell office:value-type="float" office:value="0.517" calcext:value-type="float">
            <text:p>0,517</text:p>
          </table:table-cell>
          <table:table-cell office:value-type="float" office:value="17.1255157989572" calcext:value-type="float">
            <text:p>17,125515799</text:p>
          </table:table-cell>
          <table:table-cell/>
          <table:table-cell office:value-type="float" office:value="0.517" calcext:value-type="float">
            <text:p>0,517</text:p>
          </table:table-cell>
          <table:table-cell office:value-type="float" office:value="16.9692606083511" calcext:value-type="float">
            <text:p>16,9692606084</text:p>
          </table:table-cell>
          <table:table-cell/>
          <table:table-cell office:value-type="float" office:value="0.517" calcext:value-type="float">
            <text:p>0,517</text:p>
          </table:table-cell>
          <table:table-cell office:value-type="float" office:value="16.555014494069" calcext:value-type="float">
            <text:p>16,5550144941</text:p>
          </table:table-cell>
          <table:table-cell office:value-type="float" office:value="16.3692609449429" calcext:value-type="float">
            <text:p>16,3692609449</text:p>
          </table:table-cell>
          <table:table-cell office:value-type="float" office:value="16.3731648535867" calcext:value-type="float">
            <text:p>16,3731648536</text:p>
          </table:table-cell>
          <table:table-cell office:value-type="float" office:value="16.4396284967099" calcext:value-type="float">
            <text:p>16,4396284967</text:p>
          </table:table-cell>
          <table:table-cell office:value-type="float" office:value="16.5253864979999" calcext:value-type="float">
            <text:p>16,525386498</text:p>
          </table:table-cell>
          <table:table-cell office:value-type="float" office:value="16.6144227652258" calcext:value-type="float">
            <text:p>16,6144227652</text:p>
          </table:table-cell>
          <table:table-cell office:value-type="float" office:value="16.7005338066147" calcext:value-type="float">
            <text:p>16,7005338066</text:p>
          </table:table-cell>
          <table:table-cell office:value-type="float" office:value="16.7813779160318" calcext:value-type="float">
            <text:p>16,781377916</text:p>
          </table:table-cell>
          <table:table-cell office:value-type="float" office:value="16.8562307332495" calcext:value-type="float">
            <text:p>16,8562307332</text:p>
          </table:table-cell>
          <table:table-cell office:value-type="float" office:value="16.9250673346269" calcext:value-type="float">
            <text:p>16,9250673346</text:p>
          </table:table-cell>
          <table:table-cell/>
          <table:table-cell office:value-type="float" office:value="0.517" calcext:value-type="float">
            <text:p>0,517</text:p>
          </table:table-cell>
          <table:table-cell office:value-type="float" office:value="19.1671500146577" calcext:value-type="float">
            <text:p>19,1671500147</text:p>
          </table:table-cell>
        </table:table-row>
        <table:table-row table:style-name="ro1">
          <table:table-cell office:value-type="float" office:value="0.519" calcext:value-type="float">
            <text:p>0,519</text:p>
          </table:table-cell>
          <table:table-cell office:value-type="float" office:value="17.1290026921648" calcext:value-type="float">
            <text:p>17,1290026922</text:p>
          </table:table-cell>
          <table:table-cell/>
          <table:table-cell office:value-type="float" office:value="0.519" calcext:value-type="float">
            <text:p>0,519</text:p>
          </table:table-cell>
          <table:table-cell office:value-type="float" office:value="16.974418499221" calcext:value-type="float">
            <text:p>16,9744184992</text:p>
          </table:table-cell>
          <table:table-cell/>
          <table:table-cell office:value-type="float" office:value="0.519" calcext:value-type="float">
            <text:p>0,519</text:p>
          </table:table-cell>
          <table:table-cell office:value-type="float" office:value="16.5745113631479" calcext:value-type="float">
            <text:p>16,5745113631</text:p>
          </table:table-cell>
          <table:table-cell office:value-type="float" office:value="16.3809816281368" calcext:value-type="float">
            <text:p>16,3809816281</text:p>
          </table:table-cell>
          <table:table-cell office:value-type="float" office:value="16.3756932652454" calcext:value-type="float">
            <text:p>16,3756932652</text:p>
          </table:table-cell>
          <table:table-cell office:value-type="float" office:value="16.4358060434829" calcext:value-type="float">
            <text:p>16,4358060435</text:p>
          </table:table-cell>
          <table:table-cell office:value-type="float" office:value="16.5174471038239" calcext:value-type="float">
            <text:p>16,5174471038</text:p>
          </table:table-cell>
          <table:table-cell office:value-type="float" office:value="16.603795919044" calcext:value-type="float">
            <text:p>16,603795919</text:p>
          </table:table-cell>
          <table:table-cell office:value-type="float" office:value="16.6881193289615" calcext:value-type="float">
            <text:p>16,688119329</text:p>
          </table:table-cell>
          <table:table-cell office:value-type="float" office:value="16.7677538309114" calcext:value-type="float">
            <text:p>16,7677538309</text:p>
          </table:table-cell>
          <table:table-cell office:value-type="float" office:value="16.84177837326" calcext:value-type="float">
            <text:p>16,8417783733</text:p>
          </table:table-cell>
          <table:table-cell office:value-type="float" office:value="16.9100445924855" calcext:value-type="float">
            <text:p>16,9100445925</text:p>
          </table:table-cell>
          <table:table-cell/>
          <table:table-cell office:value-type="float" office:value="0.519" calcext:value-type="float">
            <text:p>0,519</text:p>
          </table:table-cell>
          <table:table-cell office:value-type="float" office:value="19.1692895272782" calcext:value-type="float">
            <text:p>19,1692895273</text:p>
          </table:table-cell>
        </table:table-row>
        <table:table-row table:style-name="ro1">
          <table:table-cell office:value-type="float" office:value="0.521" calcext:value-type="float">
            <text:p>0,521</text:p>
          </table:table-cell>
          <table:table-cell office:value-type="float" office:value="17.1324170904484" calcext:value-type="float">
            <text:p>17,1324170904</text:p>
          </table:table-cell>
          <table:table-cell/>
          <table:table-cell office:value-type="float" office:value="0.521" calcext:value-type="float">
            <text:p>0,521</text:p>
          </table:table-cell>
          <table:table-cell office:value-type="float" office:value="16.9795317758782" calcext:value-type="float">
            <text:p>16,9795317759</text:p>
          </table:table-cell>
          <table:table-cell/>
          <table:table-cell office:value-type="float" office:value="0.521" calcext:value-type="float">
            <text:p>0,521</text:p>
          </table:table-cell>
          <table:table-cell office:value-type="float" office:value="16.5943319352386" calcext:value-type="float">
            <text:p>16,5943319352</text:p>
          </table:table-cell>
          <table:table-cell office:value-type="float" office:value="16.3950506190509" calcext:value-type="float">
            <text:p>16,3950506191</text:p>
          </table:table-cell>
          <table:table-cell office:value-type="float" office:value="16.3812884328756" calcext:value-type="float">
            <text:p>16,3812884329</text:p>
          </table:table-cell>
          <table:table-cell office:value-type="float" office:value="16.4351291993257" calcext:value-type="float">
            <text:p>16,4351291993</text:p>
          </table:table-cell>
          <table:table-cell office:value-type="float" office:value="16.5125419091221" calcext:value-type="float">
            <text:p>16,5125419091</text:p>
          </table:table-cell>
          <table:table-cell office:value-type="float" office:value="16.5960520760565" calcext:value-type="float">
            <text:p>16,5960520761</text:p>
          </table:table-cell>
          <table:table-cell office:value-type="float" office:value="16.6784412319403" calcext:value-type="float">
            <text:p>16,6784412319</text:p>
          </table:table-cell>
          <table:table-cell office:value-type="float" office:value="16.7567353462366" calcext:value-type="float">
            <text:p>16,7567353462</text:p>
          </table:table-cell>
          <table:table-cell office:value-type="float" office:value="16.8298178709743" calcext:value-type="float">
            <text:p>16,829817871</text:p>
          </table:table-cell>
          <table:table-cell office:value-type="float" office:value="16.8974153495121" calcext:value-type="float">
            <text:p>16,8974153495</text:p>
          </table:table-cell>
          <table:table-cell/>
          <table:table-cell office:value-type="float" office:value="0.521" calcext:value-type="float">
            <text:p>0,521</text:p>
          </table:table-cell>
          <table:table-cell office:value-type="float" office:value="19.1714030703999" calcext:value-type="float">
            <text:p>19,1714030704</text:p>
          </table:table-cell>
        </table:table-row>
        <table:table-row table:style-name="ro1">
          <table:table-cell office:value-type="float" office:value="0.523" calcext:value-type="float">
            <text:p>0,523</text:p>
          </table:table-cell>
          <table:table-cell office:value-type="float" office:value="17.135760691852" calcext:value-type="float">
            <text:p>17,1357606919</text:p>
          </table:table-cell>
          <table:table-cell/>
          <table:table-cell office:value-type="float" office:value="0.523" calcext:value-type="float">
            <text:p>0,523</text:p>
          </table:table-cell>
          <table:table-cell office:value-type="float" office:value="16.9845985026245" calcext:value-type="float">
            <text:p>16,9845985026</text:p>
          </table:table-cell>
          <table:table-cell/>
          <table:table-cell office:value-type="float" office:value="0.523" calcext:value-type="float">
            <text:p>0,523</text:p>
          </table:table-cell>
          <table:table-cell office:value-type="float" office:value="16.6141285191125" calcext:value-type="float">
            <text:p>16,6141285191</text:p>
          </table:table-cell>
          <table:table-cell office:value-type="float" office:value="16.4108132950585" calcext:value-type="float">
            <text:p>16,4108132951</text:p>
          </table:table-cell>
          <table:table-cell office:value-type="float" office:value="16.389333287486" calcext:value-type="float">
            <text:p>16,3893332875</text:p>
          </table:table-cell>
          <table:table-cell office:value-type="float" office:value="16.4370583713209" calcext:value-type="float">
            <text:p>16,4370583713</text:p>
          </table:table-cell>
          <table:table-cell office:value-type="float" office:value="16.5101887525986" calcext:value-type="float">
            <text:p>16,5101887526</text:p>
          </table:table-cell>
          <table:table-cell office:value-type="float" office:value="16.5907484464143" calcext:value-type="float">
            <text:p>16,5907484464</text:p>
          </table:table-cell>
          <table:table-cell office:value-type="float" office:value="16.6710846884092" calcext:value-type="float">
            <text:p>16,6710846884</text:p>
          </table:table-cell>
          <table:table-cell office:value-type="float" office:value="16.7479285644796" calcext:value-type="float">
            <text:p>16,7479285645</text:p>
          </table:table-cell>
          <table:table-cell office:value-type="float" office:value="16.8199717447169" calcext:value-type="float">
            <text:p>16,8199717447</text:p>
          </table:table-cell>
          <table:table-cell office:value-type="float" office:value="16.8868154819388" calcext:value-type="float">
            <text:p>16,8868154819</text:p>
          </table:table-cell>
          <table:table-cell/>
          <table:table-cell office:value-type="float" office:value="0.523" calcext:value-type="float">
            <text:p>0,523</text:p>
          </table:table-cell>
          <table:table-cell office:value-type="float" office:value="19.173484280494" calcext:value-type="float">
            <text:p>19,1734842805</text:p>
          </table:table-cell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17.1390351412898" calcext:value-type="float">
            <text:p>17,1390351413</text:p>
          </table:table-cell>
          <table:table-cell/>
          <table:table-cell office:value-type="float" office:value="0.525" calcext:value-type="float">
            <text:p>0,525</text:p>
          </table:table-cell>
          <table:table-cell office:value-type="float" office:value="16.9896169320636" calcext:value-type="float">
            <text:p>16,9896169321</text:p>
          </table:table-cell>
          <table:table-cell/>
          <table:table-cell office:value-type="float" office:value="0.525" calcext:value-type="float">
            <text:p>0,525</text:p>
          </table:table-cell>
          <table:table-cell office:value-type="float" office:value="16.6336761691846" calcext:value-type="float">
            <text:p>16,6336761692</text:p>
          </table:table-cell>
          <table:table-cell office:value-type="float" office:value="16.4277683096683" calcext:value-type="float">
            <text:p>16,4277683097</text:p>
          </table:table-cell>
          <table:table-cell office:value-type="float" office:value="16.3993307835136" calcext:value-type="float">
            <text:p>16,3993307835</text:p>
          </table:table-cell>
          <table:table-cell office:value-type="float" office:value="16.4411552712224" calcext:value-type="float">
            <text:p>16,4411552712</text:p>
          </table:table-cell>
          <table:table-cell office:value-type="float" office:value="16.5099979192287" calcext:value-type="float">
            <text:p>16,5099979192</text:p>
          </table:table-cell>
          <table:table-cell office:value-type="float" office:value="16.5875296414302" calcext:value-type="float">
            <text:p>16,5875296414</text:p>
          </table:table-cell>
          <table:table-cell office:value-type="float" office:value="16.6657187439369" calcext:value-type="float">
            <text:p>16,6657187439</text:p>
          </table:table-cell>
          <table:table-cell office:value-type="float" office:value="16.7410206543675" calcext:value-type="float">
            <text:p>16,7410206544</text:p>
          </table:table-cell>
          <table:table-cell office:value-type="float" office:value="16.8119411987639" calcext:value-type="float">
            <text:p>16,8119411988</text:p>
          </table:table-cell>
          <table:table-cell office:value-type="float" office:value="16.8779574706463" calcext:value-type="float">
            <text:p>16,8779574706</text:p>
          </table:table-cell>
          <table:table-cell/>
          <table:table-cell office:value-type="float" office:value="0.525" calcext:value-type="float">
            <text:p>0,525</text:p>
          </table:table-cell>
          <table:table-cell office:value-type="float" office:value="19.1755258869133" calcext:value-type="float">
            <text:p>19,1755258869</text:p>
          </table:table-cell>
        </table:table-row>
        <table:table-row table:style-name="ro1">
          <table:table-cell office:value-type="float" office:value="0.527" calcext:value-type="float">
            <text:p>0,527</text:p>
          </table:table-cell>
          <table:table-cell office:value-type="float" office:value="17.1422420368107" calcext:value-type="float">
            <text:p>17,1422420368</text:p>
          </table:table-cell>
          <table:table-cell/>
          <table:table-cell office:value-type="float" office:value="0.527" calcext:value-type="float">
            <text:p>0,527</text:p>
          </table:table-cell>
          <table:table-cell office:value-type="float" office:value="16.9945854966636" calcext:value-type="float">
            <text:p>16,9945854967</text:p>
          </table:table-cell>
          <table:table-cell/>
          <table:table-cell office:value-type="float" office:value="0.527" calcext:value-type="float">
            <text:p>0,527</text:p>
          </table:table-cell>
          <table:table-cell office:value-type="float" office:value="16.6528309849673" calcext:value-type="float">
            <text:p>16,652830985</text:p>
          </table:table-cell>
          <table:table-cell office:value-type="float" office:value="16.445530088027" calcext:value-type="float">
            <text:p>16,445530088</text:p>
          </table:table-cell>
          <table:table-cell office:value-type="float" office:value="16.4108764596615" calcext:value-type="float">
            <text:p>16,4108764597</text:p>
          </table:table-cell>
          <table:table-cell office:value-type="float" office:value="16.4470581573888" calcext:value-type="float">
            <text:p>16,4470581574</text:p>
          </table:table-cell>
          <table:table-cell office:value-type="float" office:value="16.5116483205838" calcext:value-type="float">
            <text:p>16,5116483206</text:p>
          </table:table-cell>
          <table:table-cell office:value-type="float" office:value="16.5861045538639" calcext:value-type="float">
            <text:p>16,5861045539</text:p>
          </table:table-cell>
          <table:table-cell office:value-type="float" office:value="16.6620738599064" calcext:value-type="float">
            <text:p>16,6620738599</text:p>
          </table:table-cell>
          <table:table-cell office:value-type="float" office:value="16.7357580210547" calcext:value-type="float">
            <text:p>16,7357580211</text:p>
          </table:table-cell>
          <table:table-cell office:value-type="float" office:value="16.8054848739241" calcext:value-type="float">
            <text:p>16,8054848739</text:p>
          </table:table-cell>
          <table:table-cell office:value-type="float" office:value="16.8706096819408" calcext:value-type="float">
            <text:p>16,8706096819</text:p>
          </table:table-cell>
          <table:table-cell/>
          <table:table-cell office:value-type="float" office:value="0.527" calcext:value-type="float">
            <text:p>0,527</text:p>
          </table:table-cell>
          <table:table-cell office:value-type="float" office:value="19.1775195887388" calcext:value-type="float">
            <text:p>19,1775195887</text:p>
          </table:table-cell>
        </table:table-row>
        <table:table-row table:style-name="ro1">
          <table:table-cell office:value-type="float" office:value="0.529" calcext:value-type="float">
            <text:p>0,529</text:p>
          </table:table-cell>
          <table:table-cell office:value-type="float" office:value="17.145382940745" calcext:value-type="float">
            <text:p>17,1453829407</text:p>
          </table:table-cell>
          <table:table-cell/>
          <table:table-cell office:value-type="float" office:value="0.529" calcext:value-type="float">
            <text:p>0,529</text:p>
          </table:table-cell>
          <table:table-cell office:value-type="float" office:value="16.9995028060932" calcext:value-type="float">
            <text:p>16,9995028061</text:p>
          </table:table-cell>
          <table:table-cell/>
          <table:table-cell office:value-type="float" office:value="0.529" calcext:value-type="float">
            <text:p>0,529</text:p>
          </table:table-cell>
          <table:table-cell office:value-type="float" office:value="16.6715032177704" calcext:value-type="float">
            <text:p>16,6715032178</text:p>
          </table:table-cell>
          <table:table-cell office:value-type="float" office:value="16.4638014208011" calcext:value-type="float">
            <text:p>16,4638014208</text:p>
          </table:table-cell>
          <table:table-cell office:value-type="float" office:value="16.4236389178885" calcext:value-type="float">
            <text:p>16,4236389179</text:p>
          </table:table-cell>
          <table:table-cell office:value-type="float" office:value="16.454464862765" calcext:value-type="float">
            <text:p>16,4544648628</text:p>
          </table:table-cell>
          <table:table-cell office:value-type="float" office:value="16.5148713328844" calcext:value-type="float">
            <text:p>16,5148713329</text:p>
          </table:table-cell>
          <table:table-cell office:value-type="float" office:value="16.5862306876258" calcext:value-type="float">
            <text:p>16,5862306876</text:p>
          </table:table-cell>
          <table:table-cell office:value-type="float" office:value="16.6599266834022" calcext:value-type="float">
            <text:p>16,6599266834</text:p>
          </table:table-cell>
          <table:table-cell office:value-type="float" office:value="16.731931492835" calcext:value-type="float">
            <text:p>16,7319314928</text:p>
          </table:table-cell>
          <table:table-cell office:value-type="float" office:value="16.8004044234793" calcext:value-type="float">
            <text:p>16,8004044235</text:p>
          </table:table-cell>
          <table:table-cell office:value-type="float" office:value="16.8645823017414" calcext:value-type="float">
            <text:p>16,8645823017</text:p>
          </table:table-cell>
          <table:table-cell/>
          <table:table-cell office:value-type="float" office:value="0.529" calcext:value-type="float">
            <text:p>0,529</text:p>
          </table:table-cell>
          <table:table-cell office:value-type="float" office:value="19.1794559130139" calcext:value-type="float">
            <text:p>19,179455913</text:p>
          </table:table-cell>
        </table:table-row>
        <table:table-row table:style-name="ro1">
          <table:table-cell office:value-type="float" office:value="0.531" calcext:value-type="float">
            <text:p>0,531</text:p>
          </table:table-cell>
          <table:table-cell office:value-type="float" office:value="17.1484593644572" calcext:value-type="float">
            <text:p>17,1484593645</text:p>
          </table:table-cell>
          <table:table-cell/>
          <table:table-cell office:value-type="float" office:value="0.531" calcext:value-type="float">
            <text:p>0,531</text:p>
          </table:table-cell>
          <table:table-cell office:value-type="float" office:value="17.0043676191853" calcext:value-type="float">
            <text:p>17,0043676192</text:p>
          </table:table-cell>
          <table:table-cell/>
          <table:table-cell office:value-type="float" office:value="0.531" calcext:value-type="float">
            <text:p>0,531</text:p>
          </table:table-cell>
          <table:table-cell office:value-type="float" office:value="16.6896396077754" calcext:value-type="float">
            <text:p>16,6896396078</text:p>
          </table:table-cell>
          <table:table-cell office:value-type="float" office:value="16.482353035093" calcext:value-type="float">
            <text:p>16,4823530351</text:p>
          </table:table-cell>
          <table:table-cell office:value-type="float" office:value="16.4373453615725" calcext:value-type="float">
            <text:p>16,4373453616</text:p>
          </table:table-cell>
          <table:table-cell office:value-type="float" office:value="16.4631206990581" calcext:value-type="float">
            <text:p>16,4631206991</text:p>
          </table:table-cell>
          <table:table-cell office:value-type="float" office:value="16.5194394513571" calcext:value-type="float">
            <text:p>16,5194394514</text:p>
          </table:table-cell>
          <table:table-cell office:value-type="float" office:value="16.5877031893255" calcext:value-type="float">
            <text:p>16,5877031893</text:p>
          </table:table-cell>
          <table:table-cell office:value-type="float" office:value="16.6590893846295" calcext:value-type="float">
            <text:p>16,6590893846</text:p>
          </table:table-cell>
          <table:table-cell office:value-type="float" office:value="16.7293659433422" calcext:value-type="float">
            <text:p>16,7293659433</text:p>
          </table:table-cell>
          <table:table-cell office:value-type="float" office:value="16.7965344018791" calcext:value-type="float">
            <text:p>16,7965344019</text:p>
          </table:table-cell>
          <table:table-cell office:value-type="float" office:value="16.8597174701399" calcext:value-type="float">
            <text:p>16,8597174701</text:p>
          </table:table-cell>
          <table:table-cell/>
          <table:table-cell office:value-type="float" office:value="0.531" calcext:value-type="float">
            <text:p>0,531</text:p>
          </table:table-cell>
          <table:table-cell office:value-type="float" office:value="19.1813240433117" calcext:value-type="float">
            <text:p>19,1813240433</text:p>
          </table:table-cell>
        </table:table-row>
        <table:table-row table:style-name="ro1">
          <table:table-cell office:value-type="float" office:value="0.533" calcext:value-type="float">
            <text:p>0,533</text:p>
          </table:table-cell>
          <table:table-cell office:value-type="float" office:value="17.1514727864914" calcext:value-type="float">
            <text:p>17,1514727865</text:p>
          </table:table-cell>
          <table:table-cell/>
          <table:table-cell office:value-type="float" office:value="0.533" calcext:value-type="float">
            <text:p>0,533</text:p>
          </table:table-cell>
          <table:table-cell office:value-type="float" office:value="17.0091788498514" calcext:value-type="float">
            <text:p>17,0091788499</text:p>
          </table:table-cell>
          <table:table-cell/>
          <table:table-cell office:value-type="float" office:value="0.533" calcext:value-type="float">
            <text:p>0,533</text:p>
          </table:table-cell>
          <table:table-cell office:value-type="float" office:value="16.707211649877" calcext:value-type="float">
            <text:p>16,7072116499</text:p>
          </table:table-cell>
          <table:table-cell office:value-type="float" office:value="16.5010082114555" calcext:value-type="float">
            <text:p>16,5010082115</text:p>
          </table:table-cell>
          <table:table-cell office:value-type="float" office:value="16.4517705853699" calcext:value-type="float">
            <text:p>16,4517705854</text:p>
          </table:table-cell>
          <table:table-cell office:value-type="float" office:value="16.472809581368" calcext:value-type="float">
            <text:p>16,4728095814</text:p>
          </table:table-cell>
          <table:table-cell office:value-type="float" office:value="16.5251581282812" calcext:value-type="float">
            <text:p>16,5251581283</text:p>
          </table:table-cell>
          <table:table-cell office:value-type="float" office:value="16.590346999846" calcext:value-type="float">
            <text:p>16,5903469998</text:p>
          </table:table-cell>
          <table:table-cell office:value-type="float" office:value="16.6594020326183" calcext:value-type="float">
            <text:p>16,6594020326</text:p>
          </table:table-cell>
          <table:table-cell office:value-type="float" office:value="16.7279128690179" calcext:value-type="float">
            <text:p>16,727912869</text:p>
          </table:table-cell>
          <table:table-cell office:value-type="float" office:value="16.7937350315987" calcext:value-type="float">
            <text:p>16,7937350316</text:p>
          </table:table-cell>
          <table:table-cell office:value-type="float" office:value="16.8558822252242" calcext:value-type="float">
            <text:p>16,8558822252</text:p>
          </table:table-cell>
          <table:table-cell/>
          <table:table-cell office:value-type="float" office:value="0.533" calcext:value-type="float">
            <text:p>0,533</text:p>
          </table:table-cell>
          <table:table-cell office:value-type="float" office:value="19.1831116273905" calcext:value-type="float">
            <text:p>19,1831116274</text:p>
          </table:table-cell>
        </table:table-row>
        <table:table-row table:style-name="ro1">
          <table:table-cell office:value-type="float" office:value="0.535" calcext:value-type="float">
            <text:p>0,535</text:p>
          </table:table-cell>
          <table:table-cell office:value-type="float" office:value="17.1544246346279" calcext:value-type="float">
            <text:p>17,1544246346</text:p>
          </table:table-cell>
          <table:table-cell/>
          <table:table-cell office:value-type="float" office:value="0.535" calcext:value-type="float">
            <text:p>0,535</text:p>
          </table:table-cell>
          <table:table-cell office:value-type="float" office:value="17.013935537852" calcext:value-type="float">
            <text:p>17,0139355379</text:p>
          </table:table-cell>
          <table:table-cell/>
          <table:table-cell office:value-type="float" office:value="0.535" calcext:value-type="float">
            <text:p>0,535</text:p>
          </table:table-cell>
          <table:table-cell office:value-type="float" office:value="16.724207648122" calcext:value-type="float">
            <text:p>16,7242076481</text:p>
          </table:table-cell>
          <table:table-cell office:value-type="float" office:value="16.5196310439169" calcext:value-type="float">
            <text:p>16,5196310439</text:p>
          </table:table-cell>
          <table:table-cell office:value-type="float" office:value="16.4667283443572" calcext:value-type="float">
            <text:p>16,4667283444</text:p>
          </table:table-cell>
          <table:table-cell office:value-type="float" office:value="16.4833472777879" calcext:value-type="float">
            <text:p>16,4833472778</text:p>
          </table:table-cell>
          <table:table-cell office:value-type="float" office:value="16.5318597064477" calcext:value-type="float">
            <text:p>16,5318597064</text:p>
          </table:table-cell>
          <table:table-cell office:value-type="float" office:value="16.5940110672079" calcext:value-type="float">
            <text:p>16,5940110672</text:p>
          </table:table-cell>
          <table:table-cell office:value-type="float" office:value="16.6607269820368" calcext:value-type="float">
            <text:p>16,660726982</text:p>
          </table:table-cell>
          <table:table-cell office:value-type="float" office:value="16.7274449223833" calcext:value-type="float">
            <text:p>16,7274449224</text:p>
          </table:table-cell>
          <table:table-cell office:value-type="float" office:value="16.7918868711795" calcext:value-type="float">
            <text:p>16,7918868712</text:p>
          </table:table-cell>
          <table:table-cell office:value-type="float" office:value="16.8529632959183" calcext:value-type="float">
            <text:p>16,8529632959</text:p>
          </table:table-cell>
          <table:table-cell/>
          <table:table-cell office:value-type="float" office:value="0.535" calcext:value-type="float">
            <text:p>0,535</text:p>
          </table:table-cell>
          <table:table-cell office:value-type="float" office:value="19.1848045428643" calcext:value-type="float">
            <text:p>19,1848045429</text:p>
          </table:table-cell>
        </table:table-row>
        <table:table-row table:style-name="ro1">
          <table:table-cell office:value-type="float" office:value="0.537" calcext:value-type="float">
            <text:p>0,537</text:p>
          </table:table-cell>
          <table:table-cell office:value-type="float" office:value="17.157316308793" calcext:value-type="float">
            <text:p>17,1573163088</text:p>
          </table:table-cell>
          <table:table-cell/>
          <table:table-cell office:value-type="float" office:value="0.537" calcext:value-type="float">
            <text:p>0,537</text:p>
          </table:table-cell>
          <table:table-cell office:value-type="float" office:value="17.0186368608992" calcext:value-type="float">
            <text:p>17,0186368609</text:p>
          </table:table-cell>
          <table:table-cell/>
          <table:table-cell office:value-type="float" office:value="0.537" calcext:value-type="float">
            <text:p>0,537</text:p>
          </table:table-cell>
          <table:table-cell office:value-type="float" office:value="16.7406273259507" calcext:value-type="float">
            <text:p>16,740627326</text:p>
          </table:table-cell>
          <table:table-cell office:value-type="float" office:value="16.53811747018" calcext:value-type="float">
            <text:p>16,5381174702</text:p>
          </table:table-cell>
          <table:table-cell office:value-type="float" office:value="16.4820645178019" calcext:value-type="float">
            <text:p>16,4820645178</text:p>
          </table:table-cell>
          <table:table-cell office:value-type="float" office:value="16.4945761888274" calcext:value-type="float">
            <text:p>16,4945761888</text:p>
          </table:table-cell>
          <table:table-cell office:value-type="float" office:value="16.5393988465278" calcext:value-type="float">
            <text:p>16,5393988465</text:p>
          </table:table-cell>
          <table:table-cell office:value-type="float" office:value="16.5985640327704" calcext:value-type="float">
            <text:p>16,5985640328</text:p>
          </table:table-cell>
          <table:table-cell office:value-type="float" office:value="16.662944702923" calcext:value-type="float">
            <text:p>16,6629447029</text:p>
          </table:table-cell>
          <table:table-cell office:value-type="float" office:value="16.7278518538123" calcext:value-type="float">
            <text:p>16,7278518538</text:p>
          </table:table-cell>
          <table:table-cell office:value-type="float" office:value="16.7908868586059" calcext:value-type="float">
            <text:p>16,7908868586</text:p>
          </table:table-cell>
          <table:table-cell office:value-type="float" office:value="16.8508632408243" calcext:value-type="float">
            <text:p>16,8508632408</text:p>
          </table:table-cell>
          <table:table-cell/>
          <table:table-cell office:value-type="float" office:value="0.537" calcext:value-type="float">
            <text:p>0,537</text:p>
          </table:table-cell>
          <table:table-cell office:value-type="float" office:value="19.1863866311562" calcext:value-type="float">
            <text:p>19,1863866312</text:p>
          </table:table-cell>
        </table:table-row>
        <table:table-row table:style-name="ro1">
          <table:table-cell office:value-type="float" office:value="0.539" calcext:value-type="float">
            <text:p>0,539</text:p>
          </table:table-cell>
          <table:table-cell office:value-type="float" office:value="17.1601491649492" calcext:value-type="float">
            <text:p>17,1601491649</text:p>
          </table:table-cell>
          <table:table-cell/>
          <table:table-cell office:value-type="float" office:value="0.539" calcext:value-type="float">
            <text:p>0,539</text:p>
          </table:table-cell>
          <table:table-cell office:value-type="float" office:value="17.0232821085642" calcext:value-type="float">
            <text:p>17,0232821086</text:p>
          </table:table-cell>
          <table:table-cell/>
          <table:table-cell office:value-type="float" office:value="0.539" calcext:value-type="float">
            <text:p>0,539</text:p>
          </table:table-cell>
          <table:table-cell office:value-type="float" office:value="16.7564780822219" calcext:value-type="float">
            <text:p>16,7564780822</text:p>
          </table:table-cell>
          <table:table-cell office:value-type="float" office:value="16.5563883237723" calcext:value-type="float">
            <text:p>16,5563883238</text:p>
          </table:table-cell>
          <table:table-cell office:value-type="float" office:value="16.4976515682447" calcext:value-type="float">
            <text:p>16,4976515682</text:p>
          </table:table-cell>
          <table:table-cell office:value-type="float" office:value="16.5063611694134" calcext:value-type="float">
            <text:p>16,5063611694</text:p>
          </table:table-cell>
          <table:table-cell office:value-type="float" office:value="16.5476489572391" calcext:value-type="float">
            <text:p>16,5476489572</text:p>
          </table:table-cell>
          <table:table-cell office:value-type="float" office:value="16.603890907845" calcext:value-type="float">
            <text:p>16,6038909078</text:p>
          </table:table-cell>
          <table:table-cell office:value-type="float" office:value="16.6659505819081" calcext:value-type="float">
            <text:p>16,6659505819</text:p>
          </table:table-cell>
          <table:table-cell office:value-type="float" office:value="16.7290374003809" calcext:value-type="float">
            <text:p>16,7290374004</text:p>
          </table:table-cell>
          <table:table-cell office:value-type="float" office:value="16.7906452751702" calcext:value-type="float">
            <text:p>16,7906452752</text:p>
          </table:table-cell>
          <table:table-cell office:value-type="float" office:value="16.849497480305" calcext:value-type="float">
            <text:p>16,8494974803</text:p>
          </table:table-cell>
          <table:table-cell/>
          <table:table-cell office:value-type="float" office:value="0.539" calcext:value-type="float">
            <text:p>0,539</text:p>
          </table:table-cell>
          <table:table-cell office:value-type="float" office:value="19.1878393726365" calcext:value-type="float">
            <text:p>19,1878393726</text:p>
          </table:table-cell>
        </table:table-row>
        <table:table-row table:style-name="ro1">
          <table:table-cell office:value-type="float" office:value="0.541" calcext:value-type="float">
            <text:p>0,541</text:p>
          </table:table-cell>
          <table:table-cell office:value-type="float" office:value="17.1629245238732" calcext:value-type="float">
            <text:p>17,1629245239</text:p>
          </table:table-cell>
          <table:table-cell/>
          <table:table-cell office:value-type="float" office:value="0.541" calcext:value-type="float">
            <text:p>0,541</text:p>
          </table:table-cell>
          <table:table-cell office:value-type="float" office:value="17.027870681563" calcext:value-type="float">
            <text:p>17,0278706816</text:p>
          </table:table-cell>
          <table:table-cell/>
          <table:table-cell office:value-type="float" office:value="0.541" calcext:value-type="float">
            <text:p>0,541</text:p>
          </table:table-cell>
          <table:table-cell office:value-type="float" office:value="16.7717724094291" calcext:value-type="float">
            <text:p>16,7717724094</text:p>
          </table:table-cell>
          <table:table-cell office:value-type="float" office:value="16.574383967317" calcext:value-type="float">
            <text:p>16,5743839673</text:p>
          </table:table-cell>
          <table:table-cell office:value-type="float" office:value="16.5133840475829" calcext:value-type="float">
            <text:p>16,5133840476</text:p>
          </table:table-cell>
          <table:table-cell office:value-type="float" office:value="16.5185861613158" calcext:value-type="float">
            <text:p>16,5185861613</text:p>
          </table:table-cell>
          <table:table-cell office:value-type="float" office:value="16.5564993882863" calcext:value-type="float">
            <text:p>16,5564993883</text:p>
          </table:table-cell>
          <table:table-cell office:value-type="float" office:value="16.6098905023114" calcext:value-type="float">
            <text:p>16,6098905023</text:p>
          </table:table-cell>
          <table:table-cell office:value-type="float" office:value="16.6696524639676" calcext:value-type="float">
            <text:p>16,669652464</text:p>
          </table:table-cell>
          <table:table-cell office:value-type="float" office:value="16.7309169005967" calcext:value-type="float">
            <text:p>16,7309169006</text:p>
          </table:table-cell>
          <table:table-cell office:value-type="float" office:value="16.7910834199445" calcext:value-type="float">
            <text:p>16,7910834199</text:p>
          </table:table-cell>
          <table:table-cell office:value-type="float" office:value="16.8487920251941" calcext:value-type="float">
            <text:p>16,8487920252</text:p>
          </table:table-cell>
          <table:table-cell/>
          <table:table-cell office:value-type="float" office:value="0.541" calcext:value-type="float">
            <text:p>0,541</text:p>
          </table:table-cell>
          <table:table-cell office:value-type="float" office:value="19.1891415061867" calcext:value-type="float">
            <text:p>19,1891415062</text:p>
          </table:table-cell>
        </table:table-row>
        <table:table-row table:style-name="ro1">
          <table:table-cell office:value-type="float" office:value="0.543" calcext:value-type="float">
            <text:p>0,543</text:p>
          </table:table-cell>
          <table:table-cell office:value-type="float" office:value="17.1656436753219" calcext:value-type="float">
            <text:p>17,1656436753</text:p>
          </table:table-cell>
          <table:table-cell/>
          <table:table-cell office:value-type="float" office:value="0.543" calcext:value-type="float">
            <text:p>0,543</text:p>
          </table:table-cell>
          <table:table-cell office:value-type="float" office:value="17.0324020870334" calcext:value-type="float">
            <text:p>17,032402087</text:p>
          </table:table-cell>
          <table:table-cell/>
          <table:table-cell office:value-type="float" office:value="0.543" calcext:value-type="float">
            <text:p>0,543</text:p>
          </table:table-cell>
          <table:table-cell office:value-type="float" office:value="16.7865260878873" calcext:value-type="float">
            <text:p>16,7865260879</text:p>
          </table:table-cell>
          <table:table-cell office:value-type="float" office:value="16.5920601116837" calcext:value-type="float">
            <text:p>16,5920601117</text:p>
          </table:table-cell>
          <table:table-cell office:value-type="float" office:value="16.5291749082686" calcext:value-type="float">
            <text:p>16,5291749083</text:p>
          </table:table-cell>
          <table:table-cell office:value-type="float" office:value="16.5311514203412" calcext:value-type="float">
            <text:p>16,5311514203</text:p>
          </table:table-cell>
          <table:table-cell office:value-type="float" office:value="16.5658531672998" calcext:value-type="float">
            <text:p>16,5658531673</text:p>
          </table:table-cell>
          <table:table-cell office:value-type="float" office:value="16.6164733871684" calcext:value-type="float">
            <text:p>16,6164733872</text:p>
          </table:table-cell>
          <table:table-cell office:value-type="float" office:value="16.6739687206284" calcext:value-type="float">
            <text:p>16,6739687206</text:p>
          </table:table-cell>
          <table:table-cell office:value-type="float" office:value="16.7334154253758" calcext:value-type="float">
            <text:p>16,7334154254</text:p>
          </table:table-cell>
          <table:table-cell office:value-type="float" office:value="16.7921317886749" calcext:value-type="float">
            <text:p>16,7921317887</text:p>
          </table:table-cell>
          <table:table-cell office:value-type="float" office:value="16.8486816977466" calcext:value-type="float">
            <text:p>16,8486816977</text:p>
          </table:table-cell>
          <table:table-cell/>
          <table:table-cell office:value-type="float" office:value="0.543" calcext:value-type="float">
            <text:p>0,543</text:p>
          </table:table-cell>
          <table:table-cell office:value-type="float" office:value="19.1902685723973" calcext:value-type="float">
            <text:p>19,1902685724</text:p>
          </table:table-cell>
        </table:table-row>
        <table:table-row table:style-name="ro1">
          <table:table-cell office:value-type="float" office:value="0.545" calcext:value-type="float">
            <text:p>0,545</text:p>
          </table:table-cell>
          <table:table-cell office:value-type="float" office:value="17.1683078699782" calcext:value-type="float">
            <text:p>17,16830787</text:p>
          </table:table-cell>
          <table:table-cell/>
          <table:table-cell office:value-type="float" office:value="0.545" calcext:value-type="float">
            <text:p>0,545</text:p>
          </table:table-cell>
          <table:table-cell office:value-type="float" office:value="17.0368759221353" calcext:value-type="float">
            <text:p>17,0368759221</text:p>
          </table:table-cell>
          <table:table-cell/>
          <table:table-cell office:value-type="float" office:value="0.545" calcext:value-type="float">
            <text:p>0,545</text:p>
          </table:table-cell>
          <table:table-cell office:value-type="float" office:value="16.8007569092956" calcext:value-type="float">
            <text:p>16,8007569093</text:p>
          </table:table-cell>
          <table:table-cell office:value-type="float" office:value="16.6093845381084" calcext:value-type="float">
            <text:p>16,6093845381</text:p>
          </table:table-cell>
          <table:table-cell office:value-type="float" office:value="16.5449524517611" calcext:value-type="float">
            <text:p>16,5449524518</text:p>
          </table:table-cell>
          <table:table-cell office:value-type="float" office:value="16.5439711979527" calcext:value-type="float">
            <text:p>16,543971198</text:p>
          </table:table-cell>
          <table:table-cell office:value-type="float" office:value="16.5756251386579" calcext:value-type="float">
            <text:p>16,5756251387</text:p>
          </table:table-cell>
          <table:table-cell office:value-type="float" office:value="16.6235602481" calcext:value-type="float">
            <text:p>16,6235602481</text:p>
          </table:table-cell>
          <table:table-cell office:value-type="float" office:value="16.6788267038322" calcext:value-type="float">
            <text:p>16,6788267038</text:p>
          </table:table-cell>
          <table:table-cell office:value-type="float" office:value="16.7364662875966" calcext:value-type="float">
            <text:p>16,7364662876</text:p>
          </table:table-cell>
          <table:table-cell office:value-type="float" office:value="16.7937286224555" calcext:value-type="float">
            <text:p>16,7937286225</text:p>
          </table:table-cell>
          <table:table-cell office:value-type="float" office:value="16.8491087126454" calcext:value-type="float">
            <text:p>16,8491087126</text:p>
          </table:table-cell>
          <table:table-cell/>
          <table:table-cell office:value-type="float" office:value="0.545" calcext:value-type="float">
            <text:p>0,545</text:p>
          </table:table-cell>
          <table:table-cell office:value-type="float" office:value="19.1911923614701" calcext:value-type="float">
            <text:p>19,1911923615</text:p>
          </table:table-cell>
        </table:table-row>
        <table:table-row table:style-name="ro1">
          <table:table-cell office:value-type="float" office:value="0.547" calcext:value-type="float">
            <text:p>0,547</text:p>
          </table:table-cell>
          <table:table-cell office:value-type="float" office:value="17.1709183304195" calcext:value-type="float">
            <text:p>17,1709183304</text:p>
          </table:table-cell>
          <table:table-cell/>
          <table:table-cell office:value-type="float" office:value="0.547" calcext:value-type="float">
            <text:p>0,547</text:p>
          </table:table-cell>
          <table:table-cell office:value-type="float" office:value="17.0412918771441" calcext:value-type="float">
            <text:p>17,0412918771</text:p>
          </table:table-cell>
          <table:table-cell/>
          <table:table-cell office:value-type="float" office:value="0.547" calcext:value-type="float">
            <text:p>0,547</text:p>
          </table:table-cell>
          <table:table-cell office:value-type="float" office:value="16.8144837953583" calcext:value-type="float">
            <text:p>16,8144837954</text:p>
          </table:table-cell>
          <table:table-cell office:value-type="float" office:value="16.6263345410114" calcext:value-type="float">
            <text:p>16,626334541</text:p>
          </table:table-cell>
          <table:table-cell office:value-type="float" office:value="16.5606578155968" calcext:value-type="float">
            <text:p>16,5606578156</text:p>
          </table:table-cell>
          <table:table-cell office:value-type="float" office:value="16.5569718047409" calcext:value-type="float">
            <text:p>16,5569718047</text:p>
          </table:table-cell>
          <table:table-cell office:value-type="float" office:value="16.5857404309246" calcext:value-type="float">
            <text:p>16,5857404309</text:p>
          </table:table-cell>
          <table:table-cell office:value-type="float" office:value="16.6310805552955" calcext:value-type="float">
            <text:p>16,6310805553</text:p>
          </table:table-cell>
          <table:table-cell office:value-type="float" office:value="16.6841615120392" calcext:value-type="float">
            <text:p>16,684161512</text:p>
          </table:table-cell>
          <table:table-cell office:value-type="float" office:value="16.7400098600037" calcext:value-type="float">
            <text:p>16,74000986</text:p>
          </table:table-cell>
          <table:table-cell office:value-type="float" office:value="16.7958187603777" calcext:value-type="float">
            <text:p>16,7958187604</text:p>
          </table:table-cell>
          <table:table-cell office:value-type="float" office:value="16.850021557932" calcext:value-type="float">
            <text:p>16,8500215579</text:p>
          </table:table-cell>
          <table:table-cell/>
          <table:table-cell office:value-type="float" office:value="0.547" calcext:value-type="float">
            <text:p>0,547</text:p>
          </table:table-cell>
          <table:table-cell office:value-type="float" office:value="19.1918802480348" calcext:value-type="float">
            <text:p>19,191880248</text:p>
          </table:table-cell>
        </table:table-row>
        <table:table-row table:style-name="ro1">
          <table:table-cell office:value-type="float" office:value="0.549" calcext:value-type="float">
            <text:p>0,549</text:p>
          </table:table-cell>
          <table:table-cell office:value-type="float" office:value="17.1734762446166" calcext:value-type="float">
            <text:p>17,1734762446</text:p>
          </table:table-cell>
          <table:table-cell/>
          <table:table-cell office:value-type="float" office:value="0.549" calcext:value-type="float">
            <text:p>0,549</text:p>
          </table:table-cell>
          <table:table-cell office:value-type="float" office:value="17.0456497215629" calcext:value-type="float">
            <text:p>17,0456497216</text:p>
          </table:table-cell>
          <table:table-cell/>
          <table:table-cell office:value-type="float" office:value="0.549" calcext:value-type="float">
            <text:p>0,549</text:p>
          </table:table-cell>
          <table:table-cell office:value-type="float" office:value="16.8277261667926" calcext:value-type="float">
            <text:p>16,8277261668</text:p>
          </table:table-cell>
          <table:table-cell office:value-type="float" office:value="16.6428949017211" calcext:value-type="float">
            <text:p>16,6428949017</text:p>
          </table:table-cell>
          <table:table-cell office:value-type="float" office:value="16.5762428729208" calcext:value-type="float">
            <text:p>16,5762428729</text:p>
          </table:table-cell>
          <table:table-cell office:value-type="float" office:value="16.5700899565539" calcext:value-type="float">
            <text:p>16,5700899566</text:p>
          </table:table-cell>
          <table:table-cell office:value-type="float" office:value="16.5961331563795" calcext:value-type="float">
            <text:p>16,5961331564</text:p>
          </table:table-cell>
          <table:table-cell office:value-type="float" office:value="16.6389714522725" calcext:value-type="float">
            <text:p>16,6389714523</text:p>
          </table:table-cell>
          <table:table-cell office:value-type="float" office:value="16.6899149713552" calcext:value-type="float">
            <text:p>16,6899149714</text:p>
          </table:table-cell>
          <table:table-cell office:value-type="float" office:value="16.7439926044496" calcext:value-type="float">
            <text:p>16,7439926044</text:p>
          </table:table-cell>
          <table:table-cell office:value-type="float" office:value="16.7983526985352" calcext:value-type="float">
            <text:p>16,7983526985</text:p>
          </table:table-cell>
          <table:table-cell office:value-type="float" office:value="16.8513740760681" calcext:value-type="float">
            <text:p>16,8513740761</text:p>
          </table:table-cell>
          <table:table-cell/>
          <table:table-cell office:value-type="float" office:value="0.549" calcext:value-type="float">
            <text:p>0,549</text:p>
          </table:table-cell>
          <table:table-cell office:value-type="float" office:value="19.1922943763112" calcext:value-type="float">
            <text:p>19,1922943763</text:p>
          </table:table-cell>
        </table:table-row>
        <table:table-row table:style-name="ro1">
          <table:table-cell office:value-type="float" office:value="0.551" calcext:value-type="float">
            <text:p>0,551</text:p>
          </table:table-cell>
          <table:table-cell office:value-type="float" office:value="17.1759827729541" calcext:value-type="float">
            <text:p>17,175982773</text:p>
          </table:table-cell>
          <table:table-cell/>
          <table:table-cell office:value-type="float" office:value="0.551" calcext:value-type="float">
            <text:p>0,551</text:p>
          </table:table-cell>
          <table:table-cell office:value-type="float" office:value="17.0499493041903" calcext:value-type="float">
            <text:p>17,0499493042</text:p>
          </table:table-cell>
          <table:table-cell/>
          <table:table-cell office:value-type="float" office:value="0.551" calcext:value-type="float">
            <text:p>0,551</text:p>
          </table:table-cell>
          <table:table-cell office:value-type="float" office:value="16.8405035134227" calcext:value-type="float">
            <text:p>16,8405035134</text:p>
          </table:table-cell>
          <table:table-cell office:value-type="float" office:value="16.6590562983136" calcext:value-type="float">
            <text:p>16,6590562983</text:p>
          </table:table-cell>
          <table:table-cell office:value-type="float" office:value="16.5916684926949" calcext:value-type="float">
            <text:p>16,5916684927</text:p>
          </table:table-cell>
          <table:table-cell office:value-type="float" office:value="16.5832713734511" calcext:value-type="float">
            <text:p>16,5832713735</text:p>
          </table:table-cell>
          <table:table-cell office:value-type="float" office:value="16.6067453149743" calcext:value-type="float">
            <text:p>16,606745315</text:p>
          </table:table-cell>
          <table:table-cell office:value-type="float" office:value="16.6471768349057" calcext:value-type="float">
            <text:p>16,6471768349</text:p>
          </table:table-cell>
          <table:table-cell office:value-type="float" office:value="16.6960348031524" calcext:value-type="float">
            <text:p>16,6960348032</text:p>
          </table:table-cell>
          <table:table-cell office:value-type="float" office:value="16.748366285761" calcext:value-type="float">
            <text:p>16,7483662858</text:p>
          </table:table-cell>
          <table:table-cell office:value-type="float" office:value="16.8012858318027" calcext:value-type="float">
            <text:p>16,8012858318</text:p>
          </table:table-cell>
          <table:table-cell office:value-type="float" office:value="16.8531247260626" calcext:value-type="float">
            <text:p>16,8531247261</text:p>
          </table:table-cell>
          <table:table-cell/>
          <table:table-cell office:value-type="float" office:value="0.551" calcext:value-type="float">
            <text:p>0,551</text:p>
          </table:table-cell>
          <table:table-cell office:value-type="float" office:value="19.1923906624343" calcext:value-type="float">
            <text:p>19,1923906624</text:p>
          </table:table-cell>
        </table:table-row>
        <table:table-row table:style-name="ro1">
          <table:table-cell office:value-type="float" office:value="0.553" calcext:value-type="float">
            <text:p>0,553</text:p>
          </table:table-cell>
          <table:table-cell office:value-type="float" office:value="17.1784390408938" calcext:value-type="float">
            <text:p>17,1784390409</text:p>
          </table:table-cell>
          <table:table-cell/>
          <table:table-cell office:value-type="float" office:value="0.553" calcext:value-type="float">
            <text:p>0,553</text:p>
          </table:table-cell>
          <table:table-cell office:value-type="float" office:value="17.0541905392305" calcext:value-type="float">
            <text:p>17,0541905392</text:p>
          </table:table-cell>
          <table:table-cell/>
          <table:table-cell office:value-type="float" office:value="0.553" calcext:value-type="float">
            <text:p>0,553</text:p>
          </table:table-cell>
          <table:table-cell office:value-type="float" office:value="16.852835086269" calcext:value-type="float">
            <text:p>16,8528350863</text:p>
          </table:table-cell>
          <table:table-cell office:value-type="float" office:value="16.6748140352608" calcext:value-type="float">
            <text:p>16,6748140353</text:p>
          </table:table-cell>
          <table:table-cell office:value-type="float" office:value="16.6069030768075" calcext:value-type="float">
            <text:p>16,6069030768</text:p>
          </table:table-cell>
          <table:table-cell office:value-type="float" office:value="16.5964695688857" calcext:value-type="float">
            <text:p>16,5964695689</text:p>
          </table:table-cell>
          <table:table-cell office:value-type="float" office:value="16.6175258444868" calcext:value-type="float">
            <text:p>16,6175258445</text:p>
          </table:table-cell>
          <table:table-cell office:value-type="float" office:value="16.6556465621833" calcext:value-type="float">
            <text:p>16,6556465622</text:p>
          </table:table-cell>
          <table:table-cell office:value-type="float" office:value="16.7024739191808" calcext:value-type="float">
            <text:p>16,7024739192</text:p>
          </table:table-cell>
          <table:table-cell office:value-type="float" office:value="16.7530873107287" calcext:value-type="float">
            <text:p>16,7530873107</text:p>
          </table:table-cell>
          <table:table-cell office:value-type="float" office:value="16.8045778178477" calcext:value-type="float">
            <text:p>16,8045778178</text:p>
          </table:table-cell>
          <table:table-cell office:value-type="float" office:value="16.8552359639703" calcext:value-type="float">
            <text:p>16,855235964</text:p>
          </table:table-cell>
          <table:table-cell/>
          <table:table-cell office:value-type="float" office:value="0.553" calcext:value-type="float">
            <text:p>0,553</text:p>
          </table:table-cell>
          <table:table-cell office:value-type="float" office:value="19.1921175560996" calcext:value-type="float">
            <text:p>19,1921175561</text:p>
          </table:table-cell>
        </table:table-row>
        <table:table-row table:style-name="ro1">
          <table:table-cell office:value-type="float" office:value="0.555" calcext:value-type="float">
            <text:p>0,555</text:p>
          </table:table-cell>
          <table:table-cell office:value-type="float" office:value="17.180846150615" calcext:value-type="float">
            <text:p>17,1808461506</text:p>
          </table:table-cell>
          <table:table-cell/>
          <table:table-cell office:value-type="float" office:value="0.555" calcext:value-type="float">
            <text:p>0,555</text:p>
          </table:table-cell>
          <table:table-cell office:value-type="float" office:value="17.0583734117963" calcext:value-type="float">
            <text:p>17,0583734118</text:p>
          </table:table-cell>
          <table:table-cell/>
          <table:table-cell office:value-type="float" office:value="0.555" calcext:value-type="float">
            <text:p>0,555</text:p>
          </table:table-cell>
          <table:table-cell office:value-type="float" office:value="16.8647397030005" calcext:value-type="float">
            <text:p>16,864739703</text:p>
          </table:table-cell>
          <table:table-cell office:value-type="float" office:value="16.6901670490098" calcext:value-type="float">
            <text:p>16,690167049</text:p>
          </table:table-cell>
          <table:table-cell office:value-type="float" office:value="16.6219213504799" calcext:value-type="float">
            <text:p>16,6219213505</text:p>
          </table:table-cell>
          <table:table-cell office:value-type="float" office:value="16.6096448217043" calcext:value-type="float">
            <text:p>16,6096448217</text:p>
          </table:table-cell>
          <table:table-cell office:value-type="float" office:value="16.6284298129172" calcext:value-type="float">
            <text:p>16,6284298129</text:p>
          </table:table-cell>
          <table:table-cell office:value-type="float" office:value="16.664335794402" calcext:value-type="float">
            <text:p>16,6643357944</text:p>
          </table:table-cell>
          <table:table-cell office:value-type="float" office:value="16.7091898400116" calcext:value-type="float">
            <text:p>16,70918984</text:p>
          </table:table-cell>
          <table:table-cell office:value-type="float" office:value="16.7581161894442" calcext:value-type="float">
            <text:p>16,7581161894</text:p>
          </table:table-cell>
          <table:table-cell office:value-type="float" office:value="16.8081920633379" calcext:value-type="float">
            <text:p>16,8081920633</text:p>
          </table:table-cell>
          <table:table-cell office:value-type="float" office:value="16.8576737460251" calcext:value-type="float">
            <text:p>16,857673746</text:p>
          </table:table-cell>
          <table:table-cell/>
          <table:table-cell office:value-type="float" office:value="0.555" calcext:value-type="float">
            <text:p>0,555</text:p>
          </table:table-cell>
          <table:table-cell office:value-type="float" office:value="19.1914144994614" calcext:value-type="float">
            <text:p>19,1914144995</text:p>
          </table:table-cell>
        </table:table-row>
        <table:table-row table:style-name="ro1">
          <table:table-cell office:value-type="float" office:value="0.557" calcext:value-type="float">
            <text:p>0,557</text:p>
          </table:table-cell>
          <table:table-cell office:value-type="float" office:value="17.183205171365" calcext:value-type="float">
            <text:p>17,1832051714</text:p>
          </table:table-cell>
          <table:table-cell/>
          <table:table-cell office:value-type="float" office:value="0.557" calcext:value-type="float">
            <text:p>0,557</text:p>
          </table:table-cell>
          <table:table-cell office:value-type="float" office:value="17.0624979624502" calcext:value-type="float">
            <text:p>17,0624979625</text:p>
          </table:table-cell>
          <table:table-cell/>
          <table:table-cell office:value-type="float" office:value="0.557" calcext:value-type="float">
            <text:p>0,557</text:p>
          </table:table-cell>
          <table:table-cell office:value-type="float" office:value="16.8762356039525" calcext:value-type="float">
            <text:p>16,876235604</text:p>
          </table:table-cell>
          <table:table-cell office:value-type="float" office:value="16.7051171008382" calcext:value-type="float">
            <text:p>16,7051171008</text:p>
          </table:table-cell>
          <table:table-cell office:value-type="float" office:value="16.6367033336905" calcext:value-type="float">
            <text:p>16,6367033337</text:p>
          </table:table-cell>
          <table:table-cell office:value-type="float" office:value="16.6227632745065" calcext:value-type="float">
            <text:p>16,6227632745</text:p>
          </table:table-cell>
          <table:table-cell office:value-type="float" office:value="16.6394177018141" calcext:value-type="float">
            <text:p>16,6394177018</text:p>
          </table:table-cell>
          <table:table-cell office:value-type="float" office:value="16.6732044079353" calcext:value-type="float">
            <text:p>16,6732044079</text:p>
          </table:table-cell>
          <table:table-cell office:value-type="float" office:value="16.7161441851589" calcext:value-type="float">
            <text:p>16,7161441852</text:p>
          </table:table-cell>
          <table:table-cell office:value-type="float" office:value="16.7634170659459" calcext:value-type="float">
            <text:p>16,7634170659</text:p>
          </table:table-cell>
          <table:table-cell office:value-type="float" office:value="16.8120952769224" calcext:value-type="float">
            <text:p>16,8120952769</text:p>
          </table:table-cell>
          <table:table-cell office:value-type="float" office:value="16.8604070949568" calcext:value-type="float">
            <text:p>16,860407095</text:p>
          </table:table-cell>
          <table:table-cell/>
          <table:table-cell office:value-type="float" office:value="0.557" calcext:value-type="float">
            <text:p>0,557</text:p>
          </table:table-cell>
          <table:table-cell office:value-type="float" office:value="19.1902099825196" calcext:value-type="float">
            <text:p>19,1902099825</text:p>
          </table:table-cell>
        </table:table-row>
        <table:table-row table:style-name="ro1">
          <table:table-cell office:value-type="float" office:value="0.559" calcext:value-type="float">
            <text:p>0,559</text:p>
          </table:table-cell>
          <table:table-cell office:value-type="float" office:value="17.1855171505235" calcext:value-type="float">
            <text:p>17,1855171505</text:p>
          </table:table-cell>
          <table:table-cell/>
          <table:table-cell office:value-type="float" office:value="0.559" calcext:value-type="float">
            <text:p>0,559</text:p>
          </table:table-cell>
          <table:table-cell office:value-type="float" office:value="17.0665642928481" calcext:value-type="float">
            <text:p>17,0665642928</text:p>
          </table:table-cell>
          <table:table-cell/>
          <table:table-cell office:value-type="float" office:value="0.559" calcext:value-type="float">
            <text:p>0,559</text:p>
          </table:table-cell>
          <table:table-cell office:value-type="float" office:value="16.8873403762049" calcext:value-type="float">
            <text:p>16,8873403762</text:p>
          </table:table-cell>
          <table:table-cell office:value-type="float" office:value="16.7196681485172" calcext:value-type="float">
            <text:p>16,7196681485</text:p>
          </table:table-cell>
          <table:table-cell office:value-type="float" office:value="16.6512334930931" calcext:value-type="float">
            <text:p>16,6512334931</text:p>
          </table:table-cell>
          <table:table-cell office:value-type="float" office:value="16.6357961685371" calcext:value-type="float">
            <text:p>16,6357961685</text:p>
          </table:table-cell>
          <table:table-cell office:value-type="float" office:value="16.6504547941447" calcext:value-type="float">
            <text:p>16,6504547941</text:p>
          </table:table-cell>
          <table:table-cell office:value-type="float" office:value="16.6822165004486" calcext:value-type="float">
            <text:p>16,6822165004</text:p>
          </table:table-cell>
          <table:table-cell office:value-type="float" office:value="16.723302249111" calcext:value-type="float">
            <text:p>16,7233022491</text:p>
          </table:table-cell>
          <table:table-cell office:value-type="float" office:value="16.7689573339141" calcext:value-type="float">
            <text:p>16,7689573339</text:p>
          </table:table-cell>
          <table:table-cell office:value-type="float" office:value="16.8162571077794" calcext:value-type="float">
            <text:p>16,8162571078</text:p>
          </table:table-cell>
          <table:table-cell office:value-type="float" office:value="16.8634077532938" calcext:value-type="float">
            <text:p>16,8634077533</text:p>
          </table:table-cell>
          <table:table-cell/>
          <table:table-cell office:value-type="float" office:value="0.559" calcext:value-type="float">
            <text:p>0,559</text:p>
          </table:table-cell>
          <table:table-cell office:value-type="float" office:value="19.1884190758534" calcext:value-type="float">
            <text:p>19,1884190759</text:p>
          </table:table-cell>
        </table:table-row>
        <table:table-row table:style-name="ro1">
          <table:table-cell office:value-type="float" office:value="0.561" calcext:value-type="float">
            <text:p>0,561</text:p>
          </table:table-cell>
          <table:table-cell office:value-type="float" office:value="17.1877831057347" calcext:value-type="float">
            <text:p>17,1877831057</text:p>
          </table:table-cell>
          <table:table-cell/>
          <table:table-cell office:value-type="float" office:value="0.561" calcext:value-type="float">
            <text:p>0,561</text:p>
          </table:table-cell>
          <table:table-cell office:value-type="float" office:value="17.0705725527225" calcext:value-type="float">
            <text:p>17,0705725527</text:p>
          </table:table-cell>
          <table:table-cell/>
          <table:table-cell office:value-type="float" office:value="0.561" calcext:value-type="float">
            <text:p>0,561</text:p>
          </table:table-cell>
          <table:table-cell office:value-type="float" office:value="16.8980708969124" calcext:value-type="float">
            <text:p>16,8980708969</text:p>
          </table:table-cell>
          <table:table-cell office:value-type="float" office:value="16.7338258308036" calcext:value-type="float">
            <text:p>16,7338258308</text:p>
          </table:table-cell>
          <table:table-cell office:value-type="float" office:value="16.6655000161926" calcext:value-type="float">
            <text:p>16,6655000162</text:p>
          </table:table-cell>
          <table:table-cell office:value-type="float" office:value="16.6487191679183" calcext:value-type="float">
            <text:p>16,6487191679</text:p>
          </table:table-cell>
          <table:table-cell office:value-type="float" office:value="16.6615106243431" calcext:value-type="float">
            <text:p>16,6615106243</text:p>
          </table:table-cell>
          <table:table-cell office:value-type="float" office:value="16.6913399450555" calcext:value-type="float">
            <text:p>16,6913399451</text:p>
          </table:table-cell>
          <table:table-cell office:value-type="float" office:value="16.7306326210704" calcext:value-type="float">
            <text:p>16,7306326211</text:p>
          </table:table-cell>
          <table:table-cell office:value-type="float" office:value="16.7747072936723" calcext:value-type="float">
            <text:p>16,7747072937</text:p>
          </table:table-cell>
          <table:table-cell office:value-type="float" office:value="16.8206498233668" calcext:value-type="float">
            <text:p>16,8206498234</text:p>
          </table:table-cell>
          <table:table-cell office:value-type="float" office:value="16.8666498730316" calcext:value-type="float">
            <text:p>16,866649873</text:p>
          </table:table-cell>
          <table:table-cell/>
          <table:table-cell office:value-type="float" office:value="0.561" calcext:value-type="float">
            <text:p>0,561</text:p>
          </table:table-cell>
          <table:table-cell office:value-type="float" office:value="19.1859402592503" calcext:value-type="float">
            <text:p>19,1859402593</text:p>
          </table:table-cell>
        </table:table-row>
        <table:table-row table:style-name="ro1">
          <table:table-cell office:value-type="float" office:value="0.563" calcext:value-type="float">
            <text:p>0,563</text:p>
          </table:table-cell>
          <table:table-cell office:value-type="float" office:value="17.190004027229" calcext:value-type="float">
            <text:p>17,1900040272</text:p>
          </table:table-cell>
          <table:table-cell/>
          <table:table-cell office:value-type="float" office:value="0.563" calcext:value-type="float">
            <text:p>0,563</text:p>
          </table:table-cell>
          <table:table-cell office:value-type="float" office:value="17.0745229373797" calcext:value-type="float">
            <text:p>17,0745229374</text:p>
          </table:table-cell>
          <table:table-cell/>
          <table:table-cell office:value-type="float" office:value="0.563" calcext:value-type="float">
            <text:p>0,563</text:p>
          </table:table-cell>
          <table:table-cell office:value-type="float" office:value="16.9084433112162" calcext:value-type="float">
            <text:p>16,9084433112</text:p>
          </table:table-cell>
          <table:table-cell office:value-type="float" office:value="16.7475970622915" calcext:value-type="float">
            <text:p>16,7475970623</text:p>
          </table:table-cell>
          <table:table-cell office:value-type="float" office:value="16.679494207761" calcext:value-type="float">
            <text:p>16,6794942078</text:p>
          </table:table-cell>
          <table:table-cell office:value-type="float" office:value="16.6615117802562" calcext:value-type="float">
            <text:p>16,6615117803</text:p>
          </table:table-cell>
          <table:table-cell office:value-type="float" office:value="16.6725585008156" calcext:value-type="float">
            <text:p>16,6725585008</text:p>
          </table:table-cell>
          <table:table-cell office:value-type="float" office:value="16.7005460044005" calcext:value-type="float">
            <text:p>16,7005460044</text:p>
          </table:table-cell>
          <table:table-cell office:value-type="float" office:value="16.7381068597504" calcext:value-type="float">
            <text:p>16,7381068598</text:p>
          </table:table-cell>
          <table:table-cell office:value-type="float" office:value="16.7806398628453" calcext:value-type="float">
            <text:p>16,7806398628</text:p>
          </table:table-cell>
          <table:table-cell office:value-type="float" office:value="16.8252480407821" calcext:value-type="float">
            <text:p>16,8252480408</text:p>
          </table:table-cell>
          <table:table-cell office:value-type="float" office:value="16.8701097595012" calcext:value-type="float">
            <text:p>16,8701097595</text:p>
          </table:table-cell>
          <table:table-cell/>
          <table:table-cell office:value-type="float" office:value="0.563" calcext:value-type="float">
            <text:p>0,563</text:p>
          </table:table-cell>
          <table:table-cell office:value-type="float" office:value="19.1826513069536" calcext:value-type="float">
            <text:p>19,182651307</text:p>
          </table:table-cell>
        </table:table-row>
        <table:table-row table:style-name="ro1">
          <table:table-cell office:value-type="float" office:value="0.565" calcext:value-type="float">
            <text:p>0,565</text:p>
          </table:table-cell>
          <table:table-cell office:value-type="float" office:value="17.1921808874456" calcext:value-type="float">
            <text:p>17,1921808874</text:p>
          </table:table-cell>
          <table:table-cell/>
          <table:table-cell office:value-type="float" office:value="0.565" calcext:value-type="float">
            <text:p>0,565</text:p>
          </table:table-cell>
          <table:table-cell office:value-type="float" office:value="17.0784156928337" calcext:value-type="float">
            <text:p>17,0784156928</text:p>
          </table:table-cell>
          <table:table-cell/>
          <table:table-cell office:value-type="float" office:value="0.565" calcext:value-type="float">
            <text:p>0,565</text:p>
          </table:table-cell>
          <table:table-cell office:value-type="float" office:value="16.918473034531" calcext:value-type="float">
            <text:p>16,9184730345</text:p>
          </table:table-cell>
          <table:table-cell office:value-type="float" office:value="16.760989715294" calcext:value-type="float">
            <text:p>16,7609897153</text:p>
          </table:table-cell>
          <table:table-cell office:value-type="float" office:value="16.6932099872283" calcext:value-type="float">
            <text:p>16,6932099872</text:p>
          </table:table-cell>
          <table:table-cell office:value-type="float" office:value="16.6741568588588" calcext:value-type="float">
            <text:p>16,6741568589</text:p>
          </table:table-cell>
          <table:table-cell office:value-type="float" office:value="16.6835750896986" calcext:value-type="float">
            <text:p>16,6835750897</text:p>
          </table:table-cell>
          <table:table-cell office:value-type="float" office:value="16.7098089944497" calcext:value-type="float">
            <text:p>16,7098089944</text:p>
          </table:table-cell>
          <table:table-cell office:value-type="float" office:value="16.7456992130507" calcext:value-type="float">
            <text:p>16,7456992131</text:p>
          </table:table-cell>
          <table:table-cell office:value-type="float" office:value="16.7867303303606" calcext:value-type="float">
            <text:p>16,7867303304</text:p>
          </table:table-cell>
          <table:table-cell office:value-type="float" office:value="16.8300285012817" calcext:value-type="float">
            <text:p>16,8300285013</text:p>
          </table:table-cell>
          <table:table-cell office:value-type="float" office:value="16.8737656588229" calcext:value-type="float">
            <text:p>16,8737656588</text:p>
          </table:table-cell>
          <table:table-cell/>
          <table:table-cell office:value-type="float" office:value="0.565" calcext:value-type="float">
            <text:p>0,565</text:p>
          </table:table-cell>
          <table:table-cell office:value-type="float" office:value="19.1784038848093" calcext:value-type="float">
            <text:p>19,1784038848</text:p>
          </table:table-cell>
        </table:table-row>
        <table:table-row table:style-name="ro1">
          <table:table-cell office:value-type="float" office:value="0.567" calcext:value-type="float">
            <text:p>0,567</text:p>
          </table:table-cell>
          <table:table-cell office:value-type="float" office:value="17.1943146262166" calcext:value-type="float">
            <text:p>17,1943146262</text:p>
          </table:table-cell>
          <table:table-cell/>
          <table:table-cell office:value-type="float" office:value="0.567" calcext:value-type="float">
            <text:p>0,567</text:p>
          </table:table-cell>
          <table:table-cell office:value-type="float" office:value="17.0822510966415" calcext:value-type="float">
            <text:p>17,0822510966</text:p>
          </table:table-cell>
          <table:table-cell/>
          <table:table-cell office:value-type="float" office:value="0.567" calcext:value-type="float">
            <text:p>0,567</text:p>
          </table:table-cell>
          <table:table-cell office:value-type="float" office:value="16.9281747467277" calcext:value-type="float">
            <text:p>16,9281747467</text:p>
          </table:table-cell>
          <table:table-cell office:value-type="float" office:value="16.7740123474036" calcext:value-type="float">
            <text:p>16,7740123474</text:p>
          </table:table-cell>
          <table:table-cell office:value-type="float" office:value="16.7066434476726" calcext:value-type="float">
            <text:p>16,7066434477</text:p>
          </table:table-cell>
          <table:table-cell office:value-type="float" office:value="16.6866401530642" calcext:value-type="float">
            <text:p>16,6866401531</text:p>
          </table:table-cell>
          <table:table-cell office:value-type="float" office:value="16.6945400299171" calcext:value-type="float">
            <text:p>16,6945400299</text:p>
          </table:table-cell>
          <table:table-cell office:value-type="float" office:value="16.7191059690093" calcext:value-type="float">
            <text:p>16,719105969</text:p>
          </table:table-cell>
          <table:table-cell office:value-type="float" office:value="16.7533863531377" calcext:value-type="float">
            <text:p>16,7533863531</text:p>
          </table:table-cell>
          <table:table-cell office:value-type="float" office:value="16.7929561229377" calcext:value-type="float">
            <text:p>16,7929561229</text:p>
          </table:table-cell>
          <table:table-cell office:value-type="float" office:value="16.8349698547552" calcext:value-type="float">
            <text:p>16,8349698548</text:p>
          </table:table-cell>
          <table:table-cell office:value-type="float" office:value="16.8775975520264" calcext:value-type="float">
            <text:p>16,877597552</text:p>
          </table:table-cell>
          <table:table-cell/>
          <table:table-cell office:value-type="float" office:value="0.567" calcext:value-type="float">
            <text:p>0,567</text:p>
          </table:table-cell>
          <table:table-cell office:value-type="float" office:value="19.1730163536181" calcext:value-type="float">
            <text:p>19,1730163536</text:p>
          </table:table-cell>
        </table:table-row>
        <table:table-row table:style-name="ro1">
          <table:table-cell office:value-type="float" office:value="0.569" calcext:value-type="float">
            <text:p>0,569</text:p>
          </table:table-cell>
          <table:table-cell office:value-type="float" office:value="17.1964061692276" calcext:value-type="float">
            <text:p>17,1964061692</text:p>
          </table:table-cell>
          <table:table-cell/>
          <table:table-cell office:value-type="float" office:value="0.569" calcext:value-type="float">
            <text:p>0,569</text:p>
          </table:table-cell>
          <table:table-cell office:value-type="float" office:value="17.0860294724463" calcext:value-type="float">
            <text:p>17,0860294724</text:p>
          </table:table-cell>
          <table:table-cell/>
          <table:table-cell office:value-type="float" office:value="0.569" calcext:value-type="float">
            <text:p>0,569</text:p>
          </table:table-cell>
          <table:table-cell office:value-type="float" office:value="16.9375624235969" calcext:value-type="float">
            <text:p>16,9375624236</text:p>
          </table:table-cell>
          <table:table-cell office:value-type="float" office:value="16.7866740075442" calcext:value-type="float">
            <text:p>16,7866740075</text:p>
          </table:table-cell>
          <table:table-cell office:value-type="float" office:value="16.7197925069904" calcext:value-type="float">
            <text:p>16,719792507</text:p>
          </table:table-cell>
          <table:table-cell office:value-type="float" office:value="16.6989499397036" calcext:value-type="float">
            <text:p>16,6989499397</text:p>
          </table:table-cell>
          <table:table-cell office:value-type="float" office:value="16.705435614455" calcext:value-type="float">
            <text:p>16,7054356145</text:p>
          </table:table-cell>
          <table:table-cell office:value-type="float" office:value="16.7284164608455" calcext:value-type="float">
            <text:p>16,7284164608</text:p>
          </table:table-cell>
          <table:table-cell office:value-type="float" office:value="16.7611471640157" calcext:value-type="float">
            <text:p>16,761147164</text:p>
          </table:table-cell>
          <table:table-cell office:value-type="float" office:value="16.7992966234863" calcext:value-type="float">
            <text:p>16,7992966235</text:p>
          </table:table-cell>
          <table:table-cell office:value-type="float" office:value="16.8400524977784" calcext:value-type="float">
            <text:p>16,8400524978</text:p>
          </table:table-cell>
          <table:table-cell office:value-type="float" office:value="16.8815870063146" calcext:value-type="float">
            <text:p>16,8815870063</text:p>
          </table:table-cell>
          <table:table-cell/>
          <table:table-cell office:value-type="float" office:value="0.569" calcext:value-type="float">
            <text:p>0,569</text:p>
          </table:table-cell>
          <table:table-cell office:value-type="float" office:value="19.1662640641444" calcext:value-type="float">
            <text:p>19,1662640641</text:p>
          </table:table-cell>
        </table:table-row>
        <table:table-row table:style-name="ro1">
          <table:table-cell office:value-type="float" office:value="0.571" calcext:value-type="float">
            <text:p>0,571</text:p>
          </table:table-cell>
          <table:table-cell office:value-type="float" office:value="17.1984564108589" calcext:value-type="float">
            <text:p>17,1984564109</text:p>
          </table:table-cell>
          <table:table-cell/>
          <table:table-cell office:value-type="float" office:value="0.571" calcext:value-type="float">
            <text:p>0,571</text:p>
          </table:table-cell>
          <table:table-cell office:value-type="float" office:value="17.0897511689315" calcext:value-type="float">
            <text:p>17,0897511689</text:p>
          </table:table-cell>
          <table:table-cell/>
          <table:table-cell office:value-type="float" office:value="0.571" calcext:value-type="float">
            <text:p>0,571</text:p>
          </table:table-cell>
          <table:table-cell office:value-type="float" office:value="16.946649343962" calcext:value-type="float">
            <text:p>16,946649344</text:p>
          </table:table-cell>
          <table:table-cell office:value-type="float" office:value="16.7989840559068" calcext:value-type="float">
            <text:p>16,7989840559</text:p>
          </table:table-cell>
          <table:table-cell office:value-type="float" office:value="16.732656588785" calcext:value-type="float">
            <text:p>16,7326565888</text:p>
          </table:table-cell>
          <table:table-cell office:value-type="float" office:value="16.7110766781337" calcext:value-type="float">
            <text:p>16,7110766781</text:p>
          </table:table-cell>
          <table:table-cell office:value-type="float" office:value="16.7162464836451" calcext:value-type="float">
            <text:p>16,7162464836</text:p>
          </table:table-cell>
          <table:table-cell office:value-type="float" office:value="16.7377222261755" calcext:value-type="float">
            <text:p>16,7377222262</text:p>
          </table:table-cell>
          <table:table-cell office:value-type="float" office:value="16.768962527277" calcext:value-type="float">
            <text:p>16,7689625273</text:p>
          </table:table-cell>
          <table:table-cell office:value-type="float" office:value="16.8057329842125" calcext:value-type="float">
            <text:p>16,8057329842</text:p>
          </table:table-cell>
          <table:table-cell office:value-type="float" office:value="16.845258402937" calcext:value-type="float">
            <text:p>16,8452584029</text:p>
          </table:table-cell>
          <table:table-cell office:value-type="float" office:value="16.885717012986" calcext:value-type="float">
            <text:p>16,885717013</text:p>
          </table:table-cell>
          <table:table-cell/>
          <table:table-cell office:value-type="float" office:value="0.571" calcext:value-type="float">
            <text:p>0,571</text:p>
          </table:table-cell>
          <table:table-cell office:value-type="float" office:value="19.157866040638" calcext:value-type="float">
            <text:p>19,1578660406</text:p>
          </table:table-cell>
        </table:table-row>
        <table:table-row table:style-name="ro1">
          <table:table-cell office:value-type="float" office:value="0.573" calcext:value-type="float">
            <text:p>0,573</text:p>
          </table:table-cell>
          <table:table-cell office:value-type="float" office:value="17.2004662283478" calcext:value-type="float">
            <text:p>17,2004662283</text:p>
          </table:table-cell>
          <table:table-cell/>
          <table:table-cell office:value-type="float" office:value="0.573" calcext:value-type="float">
            <text:p>0,573</text:p>
          </table:table-cell>
          <table:table-cell office:value-type="float" office:value="17.0934165705126" calcext:value-type="float">
            <text:p>17,0934165705</text:p>
          </table:table-cell>
          <table:table-cell/>
          <table:table-cell office:value-type="float" office:value="0.573" calcext:value-type="float">
            <text:p>0,573</text:p>
          </table:table-cell>
          <table:table-cell office:value-type="float" office:value="16.9554481271956" calcext:value-type="float">
            <text:p>16,9554481272</text:p>
          </table:table-cell>
          <table:table-cell office:value-type="float" office:value="16.8109520421857" calcext:value-type="float">
            <text:p>16,8109520422</text:p>
          </table:table-cell>
          <table:table-cell office:value-type="float" office:value="16.745236374046" calcext:value-type="float">
            <text:p>16,745236374</text:p>
          </table:table-cell>
          <table:table-cell office:value-type="float" office:value="16.723012730592" calcext:value-type="float">
            <text:p>16,7230127306</text:p>
          </table:table-cell>
          <table:table-cell office:value-type="float" office:value="16.7269593733855" calcext:value-type="float">
            <text:p>16,7269593734</text:p>
          </table:table-cell>
          <table:table-cell office:value-type="float" office:value="16.7470070364061" calcext:value-type="float">
            <text:p>16,7470070364</text:p>
          </table:table-cell>
          <table:table-cell office:value-type="float" office:value="16.7768151514344" calcext:value-type="float">
            <text:p>16,7768151514</text:p>
          </table:table-cell>
          <table:table-cell office:value-type="float" office:value="16.8122479826664" calcext:value-type="float">
            <text:p>16,8122479827</text:p>
          </table:table-cell>
          <table:table-cell office:value-type="float" office:value="16.8505709926057" calcext:value-type="float">
            <text:p>16,8505709926</text:p>
          </table:table-cell>
          <table:table-cell office:value-type="float" office:value="16.8899718732119" calcext:value-type="float">
            <text:p>16,8899718732</text:p>
          </table:table-cell>
          <table:table-cell/>
          <table:table-cell office:value-type="float" office:value="0.573" calcext:value-type="float">
            <text:p>0,573</text:p>
          </table:table-cell>
          <table:table-cell office:value-type="float" office:value="19.1474664131011" calcext:value-type="float">
            <text:p>19,1474664131</text:p>
          </table:table-cell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17.2024364775686" calcext:value-type="float">
            <text:p>17,2024364776</text:p>
          </table:table-cell>
          <table:table-cell/>
          <table:table-cell office:value-type="float" office:value="0.575" calcext:value-type="float">
            <text:p>0,575</text:p>
          </table:table-cell>
          <table:table-cell office:value-type="float" office:value="17.0970260897423" calcext:value-type="float">
            <text:p>17,0970260897</text:p>
          </table:table-cell>
          <table:table-cell/>
          <table:table-cell office:value-type="float" office:value="0.575" calcext:value-type="float">
            <text:p>0,575</text:p>
          </table:table-cell>
          <table:table-cell office:value-type="float" office:value="16.9639707574456" calcext:value-type="float">
            <text:p>16,9639707574</text:p>
          </table:table-cell>
          <table:table-cell office:value-type="float" office:value="16.8225875966436" calcext:value-type="float">
            <text:p>16,8225875966</text:p>
          </table:table-cell>
          <table:table-cell office:value-type="float" office:value="16.7575335790854" calcext:value-type="float">
            <text:p>16,7575335791</text:p>
          </table:table-cell>
          <table:table-cell office:value-type="float" office:value="16.7347521064331" calcext:value-type="float">
            <text:p>16,7347521064</text:p>
          </table:table-cell>
          <table:table-cell office:value-type="float" office:value="16.7375628792821" calcext:value-type="float">
            <text:p>16,7375628793</text:p>
          </table:table-cell>
          <table:table-cell office:value-type="float" office:value="16.7562564789521" calcext:value-type="float">
            <text:p>16,756256479</text:p>
          </table:table-cell>
          <table:table-cell office:value-type="float" office:value="16.7846894059623" calcext:value-type="float">
            <text:p>16,784689406</text:p>
          </table:table-cell>
          <table:table-cell office:value-type="float" office:value="16.8188258797706" calcext:value-type="float">
            <text:p>16,8188258798</text:p>
          </table:table-cell>
          <table:table-cell office:value-type="float" office:value="16.8559750124893" calcext:value-type="float">
            <text:p>16,8559750125</text:p>
          </table:table-cell>
          <table:table-cell office:value-type="float" office:value="16.8943370809982" calcext:value-type="float">
            <text:p>16,894337081</text:p>
          </table:table-cell>
          <table:table-cell/>
          <table:table-cell office:value-type="float" office:value="0.575" calcext:value-type="float">
            <text:p>0,575</text:p>
          </table:table-cell>
          <table:table-cell office:value-type="float" office:value="19.1346080050155" calcext:value-type="float">
            <text:p>19,134608005</text:p>
          </table:table-cell>
        </table:table-row>
        <table:table-row table:style-name="ro1">
          <table:table-cell office:value-type="float" office:value="0.577" calcext:value-type="float">
            <text:p>0,577</text:p>
          </table:table-cell>
          <table:table-cell office:value-type="float" office:value="17.2043679931088" calcext:value-type="float">
            <text:p>17,2043679931</text:p>
          </table:table-cell>
          <table:table-cell/>
          <table:table-cell office:value-type="float" office:value="0.577" calcext:value-type="float">
            <text:p>0,577</text:p>
          </table:table-cell>
          <table:table-cell office:value-type="float" office:value="17.1005801642336" calcext:value-type="float">
            <text:p>17,1005801642</text:p>
          </table:table-cell>
          <table:table-cell/>
          <table:table-cell office:value-type="float" office:value="0.577" calcext:value-type="float">
            <text:p>0,577</text:p>
          </table:table-cell>
          <table:table-cell office:value-type="float" office:value="16.9722286127074" calcext:value-type="float">
            <text:p>16,9722286127</text:p>
          </table:table-cell>
          <table:table-cell office:value-type="float" office:value="16.8339003465772" calcext:value-type="float">
            <text:p>16,8339003466</text:p>
          </table:table-cell>
          <table:table-cell office:value-type="float" office:value="16.7695507704161" calcext:value-type="float">
            <text:p>16,7695507704</text:p>
          </table:table-cell>
          <table:table-cell office:value-type="float" office:value="16.7462902417389" calcext:value-type="float">
            <text:p>16,7462902417</text:p>
          </table:table-cell>
          <table:table-cell office:value-type="float" office:value="16.7480472494153" calcext:value-type="float">
            <text:p>16,7480472494</text:p>
          </table:table-cell>
          <table:table-cell office:value-type="float" office:value="16.7654577806635" calcext:value-type="float">
            <text:p>16,7654577807</text:p>
          </table:table-cell>
          <table:table-cell office:value-type="float" office:value="16.7925711742923" calcext:value-type="float">
            <text:p>16,7925711743</text:p>
          </table:table-cell>
          <table:table-cell office:value-type="float" office:value="16.825452295076" calcext:value-type="float">
            <text:p>16,8254522951</text:p>
          </table:table-cell>
          <table:table-cell office:value-type="float" office:value="16.8614564218445" calcext:value-type="float">
            <text:p>16,8614564218</text:p>
          </table:table-cell>
          <table:table-cell office:value-type="float" office:value="16.898799222961" calcext:value-type="float">
            <text:p>16,898799223</text:p>
          </table:table-cell>
          <table:table-cell/>
          <table:table-cell office:value-type="float" office:value="0.577" calcext:value-type="float">
            <text:p>0,577</text:p>
          </table:table-cell>
          <table:table-cell office:value-type="float" office:value="19.1186939476288" calcext:value-type="float">
            <text:p>19,1186939476</text:p>
          </table:table-cell>
        </table:table-row>
        <table:table-row table:style-name="ro1">
          <table:table-cell office:value-type="float" office:value="0.579" calcext:value-type="float">
            <text:p>0,579</text:p>
          </table:table-cell>
          <table:table-cell office:value-type="float" office:value="17.2062615890571" calcext:value-type="float">
            <text:p>17,2062615891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17.1040792544858" calcext:value-type="float">
            <text:p>17,1040792545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16.9802324948508" calcext:value-type="float">
            <text:p>16,9802324949</text:p>
          </table:table-cell>
          <table:table-cell office:value-type="float" office:value="16.8448998511162" calcext:value-type="float">
            <text:p>16,8448998511</text:p>
          </table:table-cell>
          <table:table-cell office:value-type="float" office:value="16.7812912086084" calcext:value-type="float">
            <text:p>16,7812912086</text:p>
          </table:table-cell>
          <table:table-cell office:value-type="float" office:value="16.7576238074721" calcext:value-type="float">
            <text:p>16,7576238075</text:p>
          </table:table-cell>
          <table:table-cell office:value-type="float" office:value="16.7584042002356" calcext:value-type="float">
            <text:p>16,7584042002</text:p>
          </table:table-cell>
          <table:table-cell office:value-type="float" office:value="16.7745996491218" calcext:value-type="float">
            <text:p>16,7745996491</text:p>
          </table:table-cell>
          <table:table-cell office:value-type="float" office:value="16.8004477212452" calcext:value-type="float">
            <text:p>16,8004477212</text:p>
          </table:table-cell>
          <table:table-cell office:value-type="float" office:value="16.832114094647" calcext:value-type="float">
            <text:p>16,8321140946</text:p>
          </table:table-cell>
          <table:table-cell office:value-type="float" office:value="16.8670022955179" calcext:value-type="float">
            <text:p>16,8670022955</text:p>
          </table:table-cell>
          <table:table-cell office:value-type="float" office:value="16.9033458896206" calcext:value-type="float">
            <text:p>16,9033458896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19.0989305063508" calcext:value-type="float">
            <text:p>19,0989305064</text:p>
          </table:table-cell>
        </table:table-row>
        <table:table-row table:style-name="ro1">
          <table:table-cell office:value-type="float" office:value="0.581" calcext:value-type="float">
            <text:p>0,581</text:p>
          </table:table-cell>
          <table:table-cell office:value-type="float" office:value="17.2081180604963" calcext:value-type="float">
            <text:p>17,2081180605</text:p>
          </table:table-cell>
          <table:table-cell/>
          <table:table-cell office:value-type="float" office:value="0.581" calcext:value-type="float">
            <text:p>0,581</text:p>
          </table:table-cell>
          <table:table-cell office:value-type="float" office:value="17.1075238425991" calcext:value-type="float">
            <text:p>17,1075238426</text:p>
          </table:table-cell>
          <table:table-cell/>
          <table:table-cell office:value-type="float" office:value="0.581" calcext:value-type="float">
            <text:p>0,581</text:p>
          </table:table-cell>
          <table:table-cell office:value-type="float" office:value="16.9879926600158" calcext:value-type="float">
            <text:p>16,98799266</text:p>
          </table:table-cell>
          <table:table-cell office:value-type="float" office:value="16.8555955509549" calcext:value-type="float">
            <text:p>16,855595551</text:p>
          </table:table-cell>
          <table:table-cell office:value-type="float" office:value="16.7927587167223" calcext:value-type="float">
            <text:p>16,7927587167</text:p>
          </table:table-cell>
          <table:table-cell office:value-type="float" office:value="16.7687505425275" calcext:value-type="float">
            <text:p>16,7687505425</text:p>
          </table:table-cell>
          <table:table-cell office:value-type="float" office:value="16.7686267530222" calcext:value-type="float">
            <text:p>16,768626753</text:p>
          </table:table-cell>
          <table:table-cell office:value-type="float" office:value="16.7836721299218" calcext:value-type="float">
            <text:p>16,7836721299</text:p>
          </table:table-cell>
          <table:table-cell office:value-type="float" office:value="16.8083075733011" calcext:value-type="float">
            <text:p>16,8083075733</text:p>
          </table:table-cell>
          <table:table-cell office:value-type="float" office:value="16.8387992900465" calcext:value-type="float">
            <text:p>16,83879929</text:p>
          </table:table-cell>
          <table:table-cell office:value-type="float" office:value="16.8726007362756" calcext:value-type="float">
            <text:p>16,8726007363</text:p>
          </table:table-cell>
          <table:table-cell office:value-type="float" office:value="16.9079655966781" calcext:value-type="float">
            <text:p>16,9079655967</text:p>
          </table:table-cell>
          <table:table-cell/>
          <table:table-cell office:value-type="float" office:value="0.581" calcext:value-type="float">
            <text:p>0,581</text:p>
          </table:table-cell>
          <table:table-cell office:value-type="float" office:value="19.0742394993199" calcext:value-type="float">
            <text:p>19,0742394993</text:p>
          </table:table-cell>
        </table:table-row>
        <table:table-row table:style-name="ro1">
          <table:table-cell office:value-type="float" office:value="0.583" calcext:value-type="float">
            <text:p>0,583</text:p>
          </table:table-cell>
          <table:table-cell office:value-type="float" office:value="17.2099381830266" calcext:value-type="float">
            <text:p>17,209938183</text:p>
          </table:table-cell>
          <table:table-cell/>
          <table:table-cell office:value-type="float" office:value="0.583" calcext:value-type="float">
            <text:p>0,583</text:p>
          </table:table-cell>
          <table:table-cell office:value-type="float" office:value="17.1109144291656" calcext:value-type="float">
            <text:p>17,1109144292</text:p>
          </table:table-cell>
          <table:table-cell/>
          <table:table-cell office:value-type="float" office:value="0.583" calcext:value-type="float">
            <text:p>0,583</text:p>
          </table:table-cell>
          <table:table-cell office:value-type="float" office:value="16.9955188467693" calcext:value-type="float">
            <text:p>16,9955188468</text:p>
          </table:table-cell>
          <table:table-cell office:value-type="float" office:value="16.8659967282617" calcext:value-type="float">
            <text:p>16,8659967283</text:p>
          </table:table-cell>
          <table:table-cell office:value-type="float" office:value="16.8039575677006" calcext:value-type="float">
            <text:p>16,8039575677</text:p>
          </table:table-cell>
          <table:table-cell office:value-type="float" office:value="16.7796691066702" calcext:value-type="float">
            <text:p>16,7796691067</text:p>
          </table:table-cell>
          <table:table-cell office:value-type="float" office:value="16.778709086817" calcext:value-type="float">
            <text:p>16,7787090868</text:p>
          </table:table-cell>
          <table:table-cell office:value-type="float" office:value="16.7926664764537" calcext:value-type="float">
            <text:p>16,7926664765</text:p>
          </table:table-cell>
          <table:table-cell office:value-type="float" office:value="16.8161404084364" calcext:value-type="float">
            <text:p>16,8161404084</text:p>
          </table:table-cell>
          <table:table-cell office:value-type="float" office:value="16.8454969451102" calcext:value-type="float">
            <text:p>16,8454969451</text:p>
          </table:table-cell>
          <table:table-cell office:value-type="float" office:value="16.878240793901" calcext:value-type="float">
            <text:p>16,8782407939</text:p>
          </table:table-cell>
          <table:table-cell office:value-type="float" office:value="16.9126477124091" calcext:value-type="float">
            <text:p>16,9126477124</text:p>
          </table:table-cell>
          <table:table-cell/>
          <table:table-cell office:value-type="float" office:value="0.583" calcext:value-type="float">
            <text:p>0,583</text:p>
          </table:table-cell>
          <table:table-cell office:value-type="float" office:value="19.0431197131029" calcext:value-type="float">
            <text:p>19,0431197131</text:p>
          </table:table-cell>
        </table:table-row>
        <table:table-row table:style-name="ro1">
          <table:table-cell office:value-type="float" office:value="0.585" calcext:value-type="float">
            <text:p>0,585</text:p>
          </table:table-cell>
          <table:table-cell office:value-type="float" office:value="17.2117227139837" calcext:value-type="float">
            <text:p>17,211722714</text:p>
          </table:table-cell>
          <table:table-cell/>
          <table:table-cell office:value-type="float" office:value="0.585" calcext:value-type="float">
            <text:p>0,585</text:p>
          </table:table-cell>
          <table:table-cell office:value-type="float" office:value="17.1142515320269" calcext:value-type="float">
            <text:p>17,114251532</text:p>
          </table:table-cell>
          <table:table-cell/>
          <table:table-cell office:value-type="float" office:value="0.585" calcext:value-type="float">
            <text:p>0,585</text:p>
          </table:table-cell>
          <table:table-cell office:value-type="float" office:value="17.0028203047719" calcext:value-type="float">
            <text:p>17,0028203048</text:p>
          </table:table-cell>
          <table:table-cell office:value-type="float" office:value="16.8761124773173" calcext:value-type="float">
            <text:p>16,8761124773</text:p>
          </table:table-cell>
          <table:table-cell office:value-type="float" office:value="16.8148923902509" calcext:value-type="float">
            <text:p>16,8148923903</text:p>
          </table:table-cell>
          <table:table-cell office:value-type="float" office:value="16.7903789531845" calcext:value-type="float">
            <text:p>16,7903789532</text:p>
          </table:table-cell>
          <table:table-cell office:value-type="float" office:value="16.788646408374" calcext:value-type="float">
            <text:p>16,7886464084</text:p>
          </table:table-cell>
          <table:table-cell office:value-type="float" office:value="16.8015750332928" calcext:value-type="float">
            <text:p>16,8015750333</text:p>
          </table:table-cell>
          <table:table-cell office:value-type="float" office:value="16.8239369569904" calcext:value-type="float">
            <text:p>16,823936957</text:p>
          </table:table-cell>
          <table:table-cell office:value-type="float" office:value="16.8521970922339" calcext:value-type="float">
            <text:p>16,8521970922</text:p>
          </table:table-cell>
          <table:table-cell office:value-type="float" office:value="16.8839123930966" calcext:value-type="float">
            <text:p>16,8839123931</text:p>
          </table:table-cell>
          <table:table-cell office:value-type="float" office:value="16.9173823936624" calcext:value-type="float">
            <text:p>16,9173823937</text:p>
          </table:table-cell>
          <table:table-cell/>
          <table:table-cell office:value-type="float" office:value="0.585" calcext:value-type="float">
            <text:p>0,585</text:p>
          </table:table-cell>
          <table:table-cell office:value-type="float" office:value="19.0034191470707" calcext:value-type="float">
            <text:p>19,0034191471</text:p>
          </table:table-cell>
        </table:table-row>
        <table:table-row table:style-name="ro1">
          <table:table-cell office:value-type="float" office:value="0.587" calcext:value-type="float">
            <text:p>0,587</text:p>
          </table:table-cell>
          <table:table-cell office:value-type="float" office:value="17.2134723947455" calcext:value-type="float">
            <text:p>17,2134723947</text:p>
          </table:table-cell>
          <table:table-cell/>
          <table:table-cell office:value-type="float" office:value="0.587" calcext:value-type="float">
            <text:p>0,587</text:p>
          </table:table-cell>
          <table:table-cell office:value-type="float" office:value="17.1175356862799" calcext:value-type="float">
            <text:p>17,1175356863</text:p>
          </table:table-cell>
          <table:table-cell/>
          <table:table-cell office:value-type="float" office:value="0.587" calcext:value-type="float">
            <text:p>0,587</text:p>
          </table:table-cell>
          <table:table-cell office:value-type="float" office:value="17.0099058232424" calcext:value-type="float">
            <text:p>17,0099058232</text:p>
          </table:table-cell>
          <table:table-cell office:value-type="float" office:value="16.8859516835862" calcext:value-type="float">
            <text:p>16,8859516836</text:p>
          </table:table-cell>
          <table:table-cell office:value-type="float" office:value="16.8255680901238" calcext:value-type="float">
            <text:p>16,8255680901</text:p>
          </table:table-cell>
          <table:table-cell office:value-type="float" office:value="16.8008802184089" calcext:value-type="float">
            <text:p>16,8008802184</text:p>
          </table:table-cell>
          <table:table-cell office:value-type="float" office:value="16.7984348369273" calcext:value-type="float">
            <text:p>16,7984348369</text:p>
          </table:table-cell>
          <table:table-cell office:value-type="float" office:value="16.8103911314937" calcext:value-type="float">
            <text:p>16,8103911315</text:p>
          </table:table-cell>
          <table:table-cell office:value-type="float" office:value="16.831688912104" calcext:value-type="float">
            <text:p>16,8316889121</text:p>
          </table:table-cell>
          <table:table-cell office:value-type="float" office:value="16.8588906567877" calcext:value-type="float">
            <text:p>16,8588906568</text:p>
          </table:table-cell>
          <table:table-cell office:value-type="float" office:value="16.8896062687804" calcext:value-type="float">
            <text:p>16,8896062688</text:p>
          </table:table-cell>
          <table:table-cell office:value-type="float" office:value="16.9221605289876" calcext:value-type="float">
            <text:p>16,922160529</text:p>
          </table:table-cell>
          <table:table-cell/>
          <table:table-cell office:value-type="float" office:value="0.587" calcext:value-type="float">
            <text:p>0,587</text:p>
          </table:table-cell>
          <table:table-cell office:value-type="float" office:value="18.9519435478579" calcext:value-type="float">
            <text:p>18,9519435479</text:p>
          </table:table-cell>
        </table:table-row>
        <table:table-row table:style-name="ro1">
          <table:table-cell office:value-type="float" office:value="0.589" calcext:value-type="float">
            <text:p>0,589</text:p>
          </table:table-cell>
          <table:table-cell office:value-type="float" office:value="17.2151879446924" calcext:value-type="float">
            <text:p>17,2151879447</text:p>
          </table:table-cell>
          <table:table-cell/>
          <table:table-cell office:value-type="float" office:value="0.589" calcext:value-type="float">
            <text:p>0,589</text:p>
          </table:table-cell>
          <table:table-cell office:value-type="float" office:value="17.1207674359794" calcext:value-type="float">
            <text:p>17,120767436</text:p>
          </table:table-cell>
          <table:table-cell/>
          <table:table-cell office:value-type="float" office:value="0.589" calcext:value-type="float">
            <text:p>0,589</text:p>
          </table:table-cell>
          <table:table-cell office:value-type="float" office:value="17.0167837514959" calcext:value-type="float">
            <text:p>17,0167837515</text:p>
          </table:table-cell>
          <table:table-cell office:value-type="float" office:value="16.8955230028483" calcext:value-type="float">
            <text:p>16,8955230028</text:p>
          </table:table-cell>
          <table:table-cell office:value-type="float" office:value="16.8359897780112" calcext:value-type="float">
            <text:p>16,835989778</text:p>
          </table:table-cell>
          <table:table-cell office:value-type="float" office:value="16.8111736197191" calcext:value-type="float">
            <text:p>16,8111736197</text:p>
          </table:table-cell>
          <table:table-cell office:value-type="float" office:value="16.8080712959132" calcext:value-type="float">
            <text:p>16,8080712959</text:p>
          </table:table-cell>
          <table:table-cell office:value-type="float" office:value="16.8191089882783" calcext:value-type="float">
            <text:p>16,8191089883</text:p>
          </table:table-cell>
          <table:table-cell office:value-type="float" office:value="16.8393888422082" calcext:value-type="float">
            <text:p>16,8393888422</text:p>
          </table:table-cell>
          <table:table-cell office:value-type="float" office:value="16.8655693817558" calcext:value-type="float">
            <text:p>16,8655693818</text:p>
          </table:table-cell>
          <table:table-cell office:value-type="float" office:value="16.8953139001054" calcext:value-type="float">
            <text:p>16,8953139001</text:p>
          </table:table-cell>
          <table:table-cell office:value-type="float" office:value="16.9269736789739" calcext:value-type="float">
            <text:p>16,926973679</text:p>
          </table:table-cell>
          <table:table-cell/>
          <table:table-cell office:value-type="float" office:value="0.589" calcext:value-type="float">
            <text:p>0,589</text:p>
          </table:table-cell>
          <table:table-cell office:value-type="float" office:value="18.8837465020738" calcext:value-type="float">
            <text:p>18,8837465021</text:p>
          </table:table-cell>
        </table:table-row>
        <table:table-row table:style-name="ro1">
          <table:table-cell office:value-type="float" office:value="0.591" calcext:value-type="float">
            <text:p>0,591</text:p>
          </table:table-cell>
          <table:table-cell office:value-type="float" office:value="17.2168700690783" calcext:value-type="float">
            <text:p>17,2168700691</text:p>
          </table:table-cell>
          <table:table-cell/>
          <table:table-cell office:value-type="float" office:value="0.591" calcext:value-type="float">
            <text:p>0,591</text:p>
          </table:table-cell>
          <table:table-cell office:value-type="float" office:value="17.1239473400358" calcext:value-type="float">
            <text:p>17,12394734</text:p>
          </table:table-cell>
          <table:table-cell/>
          <table:table-cell office:value-type="float" office:value="0.591" calcext:value-type="float">
            <text:p>0,591</text:p>
          </table:table-cell>
          <table:table-cell office:value-type="float" office:value="17.0234620295159" calcext:value-type="float">
            <text:p>17,0234620295</text:p>
          </table:table-cell>
          <table:table-cell office:value-type="float" office:value="16.9048348555786" calcext:value-type="float">
            <text:p>16,9048348556</text:p>
          </table:table-cell>
          <table:table-cell office:value-type="float" office:value="16.8461627177628" calcext:value-type="float">
            <text:p>16,8461627178</text:p>
          </table:table-cell>
          <table:table-cell office:value-type="float" office:value="16.8212603752915" calcext:value-type="float">
            <text:p>16,8212603753</text:p>
          </table:table-cell>
          <table:table-cell office:value-type="float" office:value="16.8175534252377" calcext:value-type="float">
            <text:p>16,8175534252</text:p>
          </table:table-cell>
          <table:table-cell office:value-type="float" office:value="16.827723625261" calcext:value-type="float">
            <text:p>16,8277236253</text:p>
          </table:table-cell>
          <table:table-cell office:value-type="float" office:value="16.8470301205174" calcext:value-type="float">
            <text:p>16,8470301205</text:p>
          </table:table-cell>
          <table:table-cell office:value-type="float" office:value="16.8722257687697" calcext:value-type="float">
            <text:p>16,8722257688</text:p>
          </table:table-cell>
          <table:table-cell office:value-type="float" office:value="16.9010274612624" calcext:value-type="float">
            <text:p>16,9010274613</text:p>
          </table:table-cell>
          <table:table-cell office:value-type="float" office:value="16.9318140347794" calcext:value-type="float">
            <text:p>16,9318140348</text:p>
          </table:table-cell>
          <table:table-cell/>
          <table:table-cell office:value-type="float" office:value="0.591" calcext:value-type="float">
            <text:p>0,591</text:p>
          </table:table-cell>
          <table:table-cell office:value-type="float" office:value="18.7907561952405" calcext:value-type="float">
            <text:p>18,7907561952</text:p>
          </table:table-cell>
        </table:table-row>
        <table:table-row table:style-name="ro1">
          <table:table-cell office:value-type="float" office:value="0.593" calcext:value-type="float">
            <text:p>0,593</text:p>
          </table:table-cell>
          <table:table-cell office:value-type="float" office:value="17.2185194580791" calcext:value-type="float">
            <text:p>17,2185194581</text:p>
          </table:table-cell>
          <table:table-cell/>
          <table:table-cell office:value-type="float" office:value="0.593" calcext:value-type="float">
            <text:p>0,593</text:p>
          </table:table-cell>
          <table:table-cell office:value-type="float" office:value="17.1270759693193" calcext:value-type="float">
            <text:p>17,1270759693</text:p>
          </table:table-cell>
          <table:table-cell/>
          <table:table-cell office:value-type="float" office:value="0.593" calcext:value-type="float">
            <text:p>0,593</text:p>
          </table:table-cell>
          <table:table-cell office:value-type="float" office:value="17.0299482100795" calcext:value-type="float">
            <text:p>17,0299482101</text:p>
          </table:table-cell>
          <table:table-cell office:value-type="float" office:value="16.9138954188088" calcext:value-type="float">
            <text:p>16,9138954188</text:p>
          </table:table-cell>
          <table:table-cell office:value-type="float" office:value="16.8560922773764" calcext:value-type="float">
            <text:p>16,8560922774</text:p>
          </table:table-cell>
          <table:table-cell office:value-type="float" office:value="16.8311421285889" calcext:value-type="float">
            <text:p>16,8311421286</text:p>
          </table:table-cell>
          <table:table-cell office:value-type="float" office:value="16.8268794975395" calcext:value-type="float">
            <text:p>16,8268794975</text:p>
          </table:table-cell>
          <table:table-cell office:value-type="float" office:value="16.8362307888271" calcext:value-type="float">
            <text:p>16,8362307888</text:p>
          </table:table-cell>
          <table:table-cell office:value-type="float" office:value="16.8546068547624" calcext:value-type="float">
            <text:p>16,8546068548</text:p>
          </table:table-cell>
          <table:table-cell office:value-type="float" office:value="16.8788530177376" calcext:value-type="float">
            <text:p>16,8788530177</text:p>
          </table:table-cell>
          <table:table-cell office:value-type="float" office:value="16.9067397694106" calcext:value-type="float">
            <text:p>16,9067397694</text:p>
          </table:table-cell>
          <table:table-cell office:value-type="float" office:value="16.9366743722403" calcext:value-type="float">
            <text:p>16,9366743722</text:p>
          </table:table-cell>
          <table:table-cell/>
          <table:table-cell office:value-type="float" office:value="0.593" calcext:value-type="float">
            <text:p>0,593</text:p>
          </table:table-cell>
          <table:table-cell office:value-type="float" office:value="18.65890463043" calcext:value-type="float">
            <text:p>18,6589046304</text:p>
          </table:table-cell>
        </table:table-row>
        <table:table-row table:style-name="ro1">
          <table:table-cell office:value-type="float" office:value="0.595" calcext:value-type="float">
            <text:p>0,595</text:p>
          </table:table-cell>
          <table:table-cell office:value-type="float" office:value="17.2201367828534" calcext:value-type="float">
            <text:p>17,2201367829</text:p>
          </table:table-cell>
          <table:table-cell/>
          <table:table-cell office:value-type="float" office:value="0.595" calcext:value-type="float">
            <text:p>0,595</text:p>
          </table:table-cell>
          <table:table-cell office:value-type="float" office:value="17.1301539008463" calcext:value-type="float">
            <text:p>17,1301539008</text:p>
          </table:table-cell>
          <table:table-cell/>
          <table:table-cell office:value-type="float" office:value="0.595" calcext:value-type="float">
            <text:p>0,595</text:p>
          </table:table-cell>
          <table:table-cell office:value-type="float" office:value="17.0362494772872" calcext:value-type="float">
            <text:p>17,0362494773</text:p>
          </table:table-cell>
          <table:table-cell office:value-type="float" office:value="16.9227126191257" calcext:value-type="float">
            <text:p>16,9227126191</text:p>
          </table:table-cell>
          <table:table-cell office:value-type="float" office:value="16.8657838856559" calcext:value-type="float">
            <text:p>16,8657838857</text:p>
          </table:table-cell>
          <table:table-cell office:value-type="float" office:value="16.8408208803211" calcext:value-type="float">
            <text:p>16,8408208803</text:p>
          </table:table-cell>
          <table:table-cell office:value-type="float" office:value="16.8360483414123" calcext:value-type="float">
            <text:p>16,8360483414</text:p>
          </table:table-cell>
          <table:table-cell office:value-type="float" office:value="16.8446268759427" calcext:value-type="float">
            <text:p>16,8446268759</text:p>
          </table:table-cell>
          <table:table-cell office:value-type="float" office:value="16.8621138207619" calcext:value-type="float">
            <text:p>16,8621138208</text:p>
          </table:table-cell>
          <table:table-cell office:value-type="float" office:value="16.8854449690319" calcext:value-type="float">
            <text:p>16,885444969</text:p>
          </table:table-cell>
          <table:table-cell office:value-type="float" office:value="16.9124442341948" calcext:value-type="float">
            <text:p>16,9124442342</text:p>
          </table:table-cell>
          <table:table-cell office:value-type="float" office:value="16.9415480067483" calcext:value-type="float">
            <text:p>16,9415480067</text:p>
          </table:table-cell>
          <table:table-cell/>
          <table:table-cell office:value-type="float" office:value="0.595" calcext:value-type="float">
            <text:p>0,595</text:p>
          </table:table-cell>
          <table:table-cell office:value-type="float" office:value="18.4615500689664" calcext:value-type="float">
            <text:p>18,461550069</text:p>
          </table:table-cell>
        </table:table-row>
        <table:table-row table:style-name="ro1">
          <table:table-cell office:value-type="float" office:value="0.597" calcext:value-type="float">
            <text:p>0,597</text:p>
          </table:table-cell>
          <table:table-cell office:value-type="float" office:value="17.221722700544" calcext:value-type="float">
            <text:p>17,2217227005</text:p>
          </table:table-cell>
          <table:table-cell/>
          <table:table-cell office:value-type="float" office:value="0.597" calcext:value-type="float">
            <text:p>0,597</text:p>
          </table:table-cell>
          <table:table-cell office:value-type="float" office:value="17.1331817211273" calcext:value-type="float">
            <text:p>17,1331817211</text:p>
          </table:table-cell>
          <table:table-cell/>
          <table:table-cell office:value-type="float" office:value="0.597" calcext:value-type="float">
            <text:p>0,597</text:p>
          </table:table-cell>
          <table:table-cell office:value-type="float" office:value="17.0423726710159" calcext:value-type="float">
            <text:p>17,042372671</text:p>
          </table:table-cell>
          <table:table-cell office:value-type="float" office:value="16.9312941347338" calcext:value-type="float">
            <text:p>16,9312941347</text:p>
          </table:table-cell>
          <table:table-cell office:value-type="float" office:value="16.875243001543" calcext:value-type="float">
            <text:p>16,8752430015</text:p>
          </table:table-cell>
          <table:table-cell office:value-type="float" office:value="16.8502989346168" calcext:value-type="float">
            <text:p>16,8502989346</text:p>
          </table:table-cell>
          <table:table-cell office:value-type="float" office:value="16.8450592784851" calcext:value-type="float">
            <text:p>16,8450592785</text:p>
          </table:table-cell>
          <table:table-cell office:value-type="float" office:value="16.8529088726619" calcext:value-type="float">
            <text:p>16,8529088727</text:p>
          </table:table-cell>
          <table:table-cell office:value-type="float" office:value="16.869546407622" calcext:value-type="float">
            <text:p>16,8695464076</text:p>
          </table:table-cell>
          <table:table-cell office:value-type="float" office:value="16.8919960567468" calcext:value-type="float">
            <text:p>16,8919960567</text:p>
          </table:table-cell>
          <table:table-cell office:value-type="float" office:value="16.9181348184305" calcext:value-type="float">
            <text:p>16,9181348184</text:p>
          </table:table-cell>
          <table:table-cell office:value-type="float" office:value="16.9464287601056" calcext:value-type="float">
            <text:p>16,9464287601</text:p>
          </table:table-cell>
          <table:table-cell/>
          <table:table-cell office:value-type="float" office:value="0.597" calcext:value-type="float">
            <text:p>0,597</text:p>
          </table:table-cell>
          <table:table-cell office:value-type="float" office:value="18.1427524721947" calcext:value-type="float">
            <text:p>18,1427524722</text:p>
          </table:table-cell>
        </table:table-row>
        <table:table-row table:style-name="ro1">
          <table:table-cell office:value-type="float" office:value="0.599" calcext:value-type="float">
            <text:p>0,599</text:p>
          </table:table-cell>
          <table:table-cell office:value-type="float" office:value="17.2232778532369" calcext:value-type="float">
            <text:p>17,2232778532</text:p>
          </table:table-cell>
          <table:table-cell/>
          <table:table-cell office:value-type="float" office:value="0.599" calcext:value-type="float">
            <text:p>0,599</text:p>
          </table:table-cell>
          <table:table-cell office:value-type="float" office:value="17.1361600234986" calcext:value-type="float">
            <text:p>17,1361600235</text:p>
          </table:table-cell>
          <table:table-cell/>
          <table:table-cell office:value-type="float" office:value="0.599" calcext:value-type="float">
            <text:p>0,599</text:p>
          </table:table-cell>
          <table:table-cell office:value-type="float" office:value="17.0483243053355" calcext:value-type="float">
            <text:p>17,0483243053</text:p>
          </table:table-cell>
          <table:table-cell office:value-type="float" office:value="16.9396473951956" calcext:value-type="float">
            <text:p>16,9396473952</text:p>
          </table:table-cell>
          <table:table-cell office:value-type="float" office:value="16.8844750848441" calcext:value-type="float">
            <text:p>16,8844750848</text:p>
          </table:table-cell>
          <table:table-cell office:value-type="float" office:value="16.8595788483576" calcext:value-type="float">
            <text:p>16,8595788484</text:p>
          </table:table-cell>
          <table:table-cell office:value-type="float" office:value="16.8539120635686" calcext:value-type="float">
            <text:p>16,8539120636</text:p>
          </table:table-cell>
          <table:table-cell office:value-type="float" office:value="16.8610742946218" calcext:value-type="float">
            <text:p>16,8610742946</text:p>
          </table:table-cell>
          <table:table-cell office:value-type="float" office:value="16.8769005635891" calcext:value-type="float">
            <text:p>16,8769005636</text:p>
          </table:table-cell>
          <table:table-cell office:value-type="float" office:value="16.8985012613605" calcext:value-type="float">
            <text:p>16,8985012614</text:p>
          </table:table-cell>
          <table:table-cell office:value-type="float" office:value="16.9238059970487" calcext:value-type="float">
            <text:p>16,923805997</text:p>
          </table:table-cell>
          <table:table-cell office:value-type="float" office:value="16.9513109244524" calcext:value-type="float">
            <text:p>16,9513109245</text:p>
          </table:table-cell>
          <table:table-cell/>
          <table:table-cell office:value-type="float" office:value="0.599" calcext:value-type="float">
            <text:p>0,599</text:p>
          </table:table-cell>
          <table:table-cell office:value-type="float" office:value="17.569744413492" calcext:value-type="float">
            <text:p>17,5697444135</text:p>
          </table:table-cell>
        </table:table-row>
        <table:table-row table:style-name="ro1">
          <table:table-cell office:value-type="float" office:value="0.601" calcext:value-type="float">
            <text:p>0,601</text:p>
          </table:table-cell>
          <table:table-cell office:value-type="float" office:value="17.2248028677041" calcext:value-type="float">
            <text:p>17,2248028677</text:p>
          </table:table-cell>
          <table:table-cell/>
          <table:table-cell office:value-type="float" office:value="0.601" calcext:value-type="float">
            <text:p>0,601</text:p>
          </table:table-cell>
          <table:table-cell office:value-type="float" office:value="17.1390894063431" calcext:value-type="float">
            <text:p>17,1390894063</text:p>
          </table:table-cell>
          <table:table-cell/>
          <table:table-cell office:value-type="float" office:value="0.601" calcext:value-type="float">
            <text:p>0,601</text:p>
          </table:table-cell>
          <table:table-cell office:value-type="float" office:value="17.0541105864159" calcext:value-type="float">
            <text:p>17,0541105864</text:p>
          </table:table-cell>
          <table:table-cell office:value-type="float" office:value="16.9477795833811" calcext:value-type="float">
            <text:p>16,9477795834</text:p>
          </table:table-cell>
          <table:table-cell office:value-type="float" office:value="16.8934855722505" calcext:value-type="float">
            <text:p>16,8934855723</text:p>
          </table:table-cell>
          <table:table-cell office:value-type="float" office:value="16.8686633873618" calcext:value-type="float">
            <text:p>16,8686633874</text:p>
          </table:table-cell>
          <table:table-cell office:value-type="float" office:value="16.8626068316519" calcext:value-type="float">
            <text:p>16,8626068317</text:p>
          </table:table-cell>
          <table:table-cell office:value-type="float" office:value="16.8691211335528" calcext:value-type="float">
            <text:p>16,8691211336</text:p>
          </table:table-cell>
          <table:table-cell office:value-type="float" office:value="16.8841727469194" calcext:value-type="float">
            <text:p>16,8841727469</text:p>
          </table:table-cell>
          <table:table-cell office:value-type="float" office:value="16.9049560666013" calcext:value-type="float">
            <text:p>16,9049560666</text:p>
          </table:table-cell>
          <table:table-cell office:value-type="float" office:value="16.9294527197147" calcext:value-type="float">
            <text:p>16,9294527197</text:p>
          </table:table-cell>
          <table:table-cell office:value-type="float" office:value="16.9561892296045" calcext:value-type="float">
            <text:p>16,9561892296</text:p>
          </table:table-cell>
          <table:table-cell/>
          <table:table-cell office:value-type="float" office:value="0.601" calcext:value-type="float">
            <text:p>0,601</text:p>
          </table:table-cell>
          <table:table-cell office:value-type="float" office:value="17.2903110932575" calcext:value-type="float">
            <text:p>17,2903110933</text:p>
          </table:table-cell>
        </table:table-row>
        <table:table-row table:style-name="ro1">
          <table:table-cell office:value-type="float" office:value="0.603" calcext:value-type="float">
            <text:p>0,603</text:p>
          </table:table-cell>
          <table:table-cell office:value-type="float" office:value="17.2262983595271" calcext:value-type="float">
            <text:p>17,2262983595</text:p>
          </table:table-cell>
          <table:table-cell/>
          <table:table-cell office:value-type="float" office:value="0.603" calcext:value-type="float">
            <text:p>0,603</text:p>
          </table:table-cell>
          <table:table-cell office:value-type="float" office:value="17.141970475845" calcext:value-type="float">
            <text:p>17,1419704758</text:p>
          </table:table-cell>
          <table:table-cell/>
          <table:table-cell office:value-type="float" office:value="0.603" calcext:value-type="float">
            <text:p>0,603</text:p>
          </table:table-cell>
          <table:table-cell office:value-type="float" office:value="17.059737432773" calcext:value-type="float">
            <text:p>17,0597374328</text:p>
          </table:table-cell>
          <table:table-cell office:value-type="float" office:value="16.9556976417769" calcext:value-type="float">
            <text:p>16,9556976418</text:p>
          </table:table-cell>
          <table:table-cell office:value-type="float" office:value="16.9022798603245" calcext:value-type="float">
            <text:p>16,9022798603</text:p>
          </table:table-cell>
          <table:table-cell office:value-type="float" office:value="16.8775554909466" calcext:value-type="float">
            <text:p>16,8775554909</text:p>
          </table:table-cell>
          <table:table-cell office:value-type="float" office:value="16.8711440533751" calcext:value-type="float">
            <text:p>16,8711440534</text:p>
          </table:table-cell>
          <table:table-cell office:value-type="float" office:value="16.8770478116356" calcext:value-type="float">
            <text:p>16,8770478116</text:p>
          </table:table-cell>
          <table:table-cell office:value-type="float" office:value="16.8913598838405" calcext:value-type="float">
            <text:p>16,8913598838</text:p>
          </table:table-cell>
          <table:table-cell office:value-type="float" office:value="16.9113564228734" calcext:value-type="float">
            <text:p>16,9113564229</text:p>
          </table:table-cell>
          <table:table-cell office:value-type="float" office:value="16.9350703798476" calcext:value-type="float">
            <text:p>16,9350703798</text:p>
          </table:table-cell>
          <table:table-cell office:value-type="float" office:value="16.9610588170485" calcext:value-type="float">
            <text:p>16,961058817</text:p>
          </table:table-cell>
          <table:table-cell/>
          <table:table-cell office:value-type="float" office:value="0.603" calcext:value-type="float">
            <text:p>0,603</text:p>
          </table:table-cell>
          <table:table-cell office:value-type="float" office:value="17.1939620768031" calcext:value-type="float">
            <text:p>17,1939620768</text:p>
          </table:table-cell>
        </table:table-row>
        <table:table-row table:style-name="ro1">
          <table:table-cell office:value-type="float" office:value="0.605" calcext:value-type="float">
            <text:p>0,605</text:p>
          </table:table-cell>
          <table:table-cell office:value-type="float" office:value="17.2277649241394" calcext:value-type="float">
            <text:p>17,2277649241</text:p>
          </table:table-cell>
          <table:table-cell/>
          <table:table-cell office:value-type="float" office:value="0.605" calcext:value-type="float">
            <text:p>0,605</text:p>
          </table:table-cell>
          <table:table-cell office:value-type="float" office:value="17.1448038355565" calcext:value-type="float">
            <text:p>17,1448038356</text:p>
          </table:table-cell>
          <table:table-cell/>
          <table:table-cell office:value-type="float" office:value="0.605" calcext:value-type="float">
            <text:p>0,605</text:p>
          </table:table-cell>
          <table:table-cell office:value-type="float" office:value="17.0652104842222" calcext:value-type="float">
            <text:p>17,0652104842</text:p>
          </table:table-cell>
          <table:table-cell office:value-type="float" office:value="16.9634082705856" calcext:value-type="float">
            <text:p>16,9634082706</text:p>
          </table:table-cell>
          <table:table-cell office:value-type="float" office:value="16.9108632832131" calcext:value-type="float">
            <text:p>16,9108632832</text:p>
          </table:table-cell>
          <table:table-cell office:value-type="float" office:value="16.8862582328524" calcext:value-type="float">
            <text:p>16,8862582329</text:p>
          </table:table-cell>
          <table:table-cell office:value-type="float" office:value="16.8795244871012" calcext:value-type="float">
            <text:p>16,8795244871</text:p>
          </table:table-cell>
          <table:table-cell office:value-type="float" office:value="16.8848531317594" calcext:value-type="float">
            <text:p>16,8848531318</text:p>
          </table:table-cell>
          <table:table-cell office:value-type="float" office:value="16.8984593212331" calcext:value-type="float">
            <text:p>16,8984593212</text:p>
          </table:table-cell>
          <table:table-cell office:value-type="float" office:value="16.9176987039807" calcext:value-type="float">
            <text:p>16,917698704</text:p>
          </table:table-cell>
          <table:table-cell office:value-type="float" office:value="16.9406547752434" calcext:value-type="float">
            <text:p>16,9406547752</text:p>
          </table:table-cell>
          <table:table-cell office:value-type="float" office:value="16.9659152033817" calcext:value-type="float">
            <text:p>16,9659152034</text:p>
          </table:table-cell>
          <table:table-cell/>
          <table:table-cell office:value-type="float" office:value="0.605" calcext:value-type="float">
            <text:p>0,605</text:p>
          </table:table-cell>
          <table:table-cell office:value-type="float" office:value="17.1273982005401" calcext:value-type="float">
            <text:p>17,1273982005</text:p>
          </table:table-cell>
        </table:table-row>
        <table:table-row table:style-name="ro1">
          <table:table-cell office:value-type="float" office:value="0.607" calcext:value-type="float">
            <text:p>0,607</text:p>
          </table:table-cell>
          <table:table-cell office:value-type="float" office:value="17.2292031443374" calcext:value-type="float">
            <text:p>17,2292031443</text:p>
          </table:table-cell>
          <table:table-cell/>
          <table:table-cell office:value-type="float" office:value="0.607" calcext:value-type="float">
            <text:p>0,607</text:p>
          </table:table-cell>
          <table:table-cell office:value-type="float" office:value="17.1475900927503" calcext:value-type="float">
            <text:p>17,1475900928</text:p>
          </table:table-cell>
          <table:table-cell/>
          <table:table-cell office:value-type="float" office:value="0.607" calcext:value-type="float">
            <text:p>0,607</text:p>
          </table:table-cell>
          <table:table-cell office:value-type="float" office:value="17.0705351227852" calcext:value-type="float">
            <text:p>17,0705351228</text:p>
          </table:table-cell>
          <table:table-cell office:value-type="float" office:value="16.9709179381952" calcext:value-type="float">
            <text:p>16,9709179382</text:p>
          </table:table-cell>
          <table:table-cell office:value-type="float" office:value="16.9192411043216" calcext:value-type="float">
            <text:p>16,9192411043</text:p>
          </table:table-cell>
          <table:table-cell office:value-type="float" office:value="16.8947747971471" calcext:value-type="float">
            <text:p>16,8947747971</text:p>
          </table:table-cell>
          <table:table-cell office:value-type="float" office:value="16.8877491461609" calcext:value-type="float">
            <text:p>16,8877491462</text:p>
          </table:table-cell>
          <table:table-cell office:value-type="float" office:value="16.8925362427145" calcext:value-type="float">
            <text:p>16,8925362427</text:p>
          </table:table-cell>
          <table:table-cell office:value-type="float" office:value="16.9054687940831" calcext:value-type="float">
            <text:p>16,9054687941</text:p>
          </table:table-cell>
          <table:table-cell office:value-type="float" office:value="16.9239796788934" calcext:value-type="float">
            <text:p>16,9239796789</text:p>
          </table:table-cell>
          <table:table-cell office:value-type="float" office:value="16.9462020847346" calcext:value-type="float">
            <text:p>16,9462020847</text:p>
          </table:table-cell>
          <table:table-cell office:value-type="float" office:value="16.97075426175" calcext:value-type="float">
            <text:p>16,9707542618</text:p>
          </table:table-cell>
          <table:table-cell/>
          <table:table-cell office:value-type="float" office:value="0.607" calcext:value-type="float">
            <text:p>0,607</text:p>
          </table:table-cell>
          <table:table-cell office:value-type="float" office:value="17.0776920957062" calcext:value-type="float">
            <text:p>17,0776920957</text:p>
          </table:table-cell>
        </table:table-row>
        <table:table-row table:style-name="ro1">
          <table:table-cell office:value-type="float" office:value="0.609" calcext:value-type="float">
            <text:p>0,609</text:p>
          </table:table-cell>
          <table:table-cell office:value-type="float" office:value="17.230613596634" calcext:value-type="float">
            <text:p>17,2306135966</text:p>
          </table:table-cell>
          <table:table-cell/>
          <table:table-cell office:value-type="float" office:value="0.609" calcext:value-type="float">
            <text:p>0,609</text:p>
          </table:table-cell>
          <table:table-cell office:value-type="float" office:value="17.1503298636894" calcext:value-type="float">
            <text:p>17,1503298637</text:p>
          </table:table-cell>
          <table:table-cell/>
          <table:table-cell office:value-type="float" office:value="0.609" calcext:value-type="float">
            <text:p>0,609</text:p>
          </table:table-cell>
          <table:table-cell office:value-type="float" office:value="17.0757164916396" calcext:value-type="float">
            <text:p>17,0757164916</text:p>
          </table:table-cell>
          <table:table-cell office:value-type="float" office:value="16.9782328912403" calcext:value-type="float">
            <text:p>16,9782328912</text:p>
          </table:table-cell>
          <table:table-cell office:value-type="float" office:value="16.9274185095691" calcext:value-type="float">
            <text:p>16,9274185096</text:p>
          </table:table-cell>
          <table:table-cell office:value-type="float" office:value="16.9031084569685" calcext:value-type="float">
            <text:p>16,903108457</text:p>
          </table:table-cell>
          <table:table-cell office:value-type="float" office:value="16.8958192692527" calcext:value-type="float">
            <text:p>16,8958192693</text:p>
          </table:table-cell>
          <table:table-cell office:value-type="float" office:value="16.900096607211" calcext:value-type="float">
            <text:p>16,9000966072</text:p>
          </table:table-cell>
          <table:table-cell office:value-type="float" office:value="16.9123863951665" calcext:value-type="float">
            <text:p>16,9123863952</text:p>
          </table:table-cell>
          <table:table-cell office:value-type="float" office:value="16.9301964851423" calcext:value-type="float">
            <text:p>16,9301964851</text:p>
          </table:table-cell>
          <table:table-cell office:value-type="float" office:value="16.95170884596" calcext:value-type="float">
            <text:p>16,951708846</text:p>
          </table:table-cell>
          <table:table-cell office:value-type="float" office:value="16.9755722039683" calcext:value-type="float">
            <text:p>16,975572204</text:p>
          </table:table-cell>
          <table:table-cell/>
          <table:table-cell office:value-type="float" office:value="0.609" calcext:value-type="float">
            <text:p>0,609</text:p>
          </table:table-cell>
          <table:table-cell office:value-type="float" office:value="17.0387808702248" calcext:value-type="float">
            <text:p>17,0387808702</text:p>
          </table:table-cell>
        </table:table-row>
        <table:table-row table:style-name="ro1">
          <table:table-cell office:value-type="float" office:value="0.611" calcext:value-type="float">
            <text:p>0,611</text:p>
          </table:table-cell>
          <table:table-cell office:value-type="float" office:value="17.2319968376068" calcext:value-type="float">
            <text:p>17,2319968376</text:p>
          </table:table-cell>
          <table:table-cell/>
          <table:table-cell office:value-type="float" office:value="0.611" calcext:value-type="float">
            <text:p>0,611</text:p>
          </table:table-cell>
          <table:table-cell office:value-type="float" office:value="17.153023758643" calcext:value-type="float">
            <text:p>17,1530237586</text:p>
          </table:table-cell>
          <table:table-cell/>
          <table:table-cell office:value-type="float" office:value="0.611" calcext:value-type="float">
            <text:p>0,611</text:p>
          </table:table-cell>
          <table:table-cell office:value-type="float" office:value="17.0807594976987" calcext:value-type="float">
            <text:p>17,0807594977</text:p>
          </table:table-cell>
          <table:table-cell office:value-type="float" office:value="16.9853591512314" calcext:value-type="float">
            <text:p>16,9853591512</text:p>
          </table:table-cell>
          <table:table-cell office:value-type="float" office:value="16.935400589677" calcext:value-type="float">
            <text:p>16,9354005897</text:p>
          </table:table-cell>
          <table:table-cell office:value-type="float" office:value="16.9112625437782" calcext:value-type="float">
            <text:p>16,9112625438</text:p>
          </table:table-cell>
          <table:table-cell office:value-type="float" office:value="16.9037362817269" calcext:value-type="float">
            <text:p>16,9037362817</text:p>
          </table:table-cell>
          <table:table-cell office:value-type="float" office:value="16.9075339602722" calcext:value-type="float">
            <text:p>16,9075339603</text:p>
          </table:table-cell>
          <table:table-cell office:value-type="float" office:value="16.919210533961" calcext:value-type="float">
            <text:p>16,919210534</text:p>
          </table:table-cell>
          <table:table-cell office:value-type="float" office:value="16.9363465897864" calcext:value-type="float">
            <text:p>16,9363465898</text:p>
          </table:table-cell>
          <table:table-cell office:value-type="float" office:value="16.9571719184492" calcext:value-type="float">
            <text:p>16,9571719184</text:p>
          </table:table-cell>
          <table:table-cell office:value-type="float" office:value="16.9803655448222" calcext:value-type="float">
            <text:p>16,9803655448</text:p>
          </table:table-cell>
          <table:table-cell/>
          <table:table-cell office:value-type="float" office:value="0.611" calcext:value-type="float">
            <text:p>0,611</text:p>
          </table:table-cell>
          <table:table-cell office:value-type="float" office:value="17.0074096010793" calcext:value-type="float">
            <text:p>17,0074096011</text:p>
          </table:table-cell>
        </table:table-row>
        <table:table-row table:style-name="ro1">
          <table:table-cell office:value-type="float" office:value="0.613" calcext:value-type="float">
            <text:p>0,613</text:p>
          </table:table-cell>
          <table:table-cell office:value-type="float" office:value="17.233353412216" calcext:value-type="float">
            <text:p>17,2333534122</text:p>
          </table:table-cell>
          <table:table-cell/>
          <table:table-cell office:value-type="float" office:value="0.613" calcext:value-type="float">
            <text:p>0,613</text:p>
          </table:table-cell>
          <table:table-cell office:value-type="float" office:value="17.1556723892815" calcext:value-type="float">
            <text:p>17,1556723893</text:p>
          </table:table-cell>
          <table:table-cell/>
          <table:table-cell office:value-type="float" office:value="0.613" calcext:value-type="float">
            <text:p>0,613</text:p>
          </table:table-cell>
          <table:table-cell office:value-type="float" office:value="17.0856688304496" calcext:value-type="float">
            <text:p>17,0856688304</text:p>
          </table:table-cell>
          <table:table-cell office:value-type="float" office:value="16.9923025267294" calcext:value-type="float">
            <text:p>16,9923025267</text:p>
          </table:table-cell>
          <table:table-cell office:value-type="float" office:value="16.9431923387469" calcext:value-type="float">
            <text:p>16,9431923387</text:p>
          </table:table-cell>
          <table:table-cell office:value-type="float" office:value="16.9192404335856" calcext:value-type="float">
            <text:p>16,9192404336</text:p>
          </table:table-cell>
          <table:table-cell office:value-type="float" office:value="16.9115017741283" calcext:value-type="float">
            <text:p>16,9115017741</text:p>
          </table:table-cell>
          <table:table-cell office:value-type="float" office:value="16.9148482849862" calcext:value-type="float">
            <text:p>16,914848285</text:p>
          </table:table-cell>
          <table:table-cell office:value-type="float" office:value="16.925939913198" calcext:value-type="float">
            <text:p>16,9259399132</text:p>
          </table:table-cell>
          <table:table-cell office:value-type="float" office:value="16.9424277688113" calcext:value-type="float">
            <text:p>16,9424277688</text:p>
          </table:table-cell>
          <table:table-cell office:value-type="float" office:value="16.9625884667745" calcext:value-type="float">
            <text:p>16,9625884668</text:p>
          </table:table-cell>
          <table:table-cell office:value-type="float" office:value="16.9851310892666" calcext:value-type="float">
            <text:p>16,9851310893</text:p>
          </table:table-cell>
          <table:table-cell/>
          <table:table-cell office:value-type="float" office:value="0.613" calcext:value-type="float">
            <text:p>0,613</text:p>
          </table:table-cell>
          <table:table-cell office:value-type="float" office:value="16.9816334573199" calcext:value-type="float">
            <text:p>16,9816334573</text:p>
          </table:table-cell>
        </table:table-row>
        <table:table-row table:style-name="ro1">
          <table:table-cell office:value-type="float" office:value="0.615" calcext:value-type="float">
            <text:p>0,615</text:p>
          </table:table-cell>
          <table:table-cell office:value-type="float" office:value="17.2346838556459" calcext:value-type="float">
            <text:p>17,2346838556</text:p>
          </table:table-cell>
          <table:table-cell/>
          <table:table-cell office:value-type="float" office:value="0.615" calcext:value-type="float">
            <text:p>0,615</text:p>
          </table:table-cell>
          <table:table-cell office:value-type="float" office:value="17.1582763695618" calcext:value-type="float">
            <text:p>17,1582763696</text:p>
          </table:table-cell>
          <table:table-cell/>
          <table:table-cell office:value-type="float" office:value="0.615" calcext:value-type="float">
            <text:p>0,615</text:p>
          </table:table-cell>
          <table:table-cell office:value-type="float" office:value="17.0904489749368" calcext:value-type="float">
            <text:p>17,0904489749</text:p>
          </table:table-cell>
          <table:table-cell office:value-type="float" office:value="16.9990686211249" calcext:value-type="float">
            <text:p>16,9990686211</text:p>
          </table:table-cell>
          <table:table-cell office:value-type="float" office:value="16.9507986500575" calcext:value-type="float">
            <text:p>16,9507986501</text:p>
          </table:table-cell>
          <table:table-cell office:value-type="float" office:value="16.9270455314837" calcext:value-type="float">
            <text:p>16,9270455315</text:p>
          </table:table-cell>
          <table:table-cell office:value-type="float" office:value="16.9191174794334" calcext:value-type="float">
            <text:p>16,9191174794</text:p>
          </table:table-cell>
          <table:table-cell office:value-type="float" office:value="16.9220397867536" calcext:value-type="float">
            <text:p>16,9220397868</text:p>
          </table:table-cell>
          <table:table-cell office:value-type="float" office:value="16.9325735033522" calcext:value-type="float">
            <text:p>16,9325735034</text:p>
          </table:table-cell>
          <table:table-cell office:value-type="float" office:value="16.9484380837041" calcext:value-type="float">
            <text:p>16,9484380837</text:p>
          </table:table-cell>
          <table:table-cell office:value-type="float" office:value="16.9679559399501" calcext:value-type="float">
            <text:p>16,96795594</text:p>
          </table:table-cell>
          <table:table-cell office:value-type="float" office:value="16.9898659147185" calcext:value-type="float">
            <text:p>16,9898659147</text:p>
          </table:table-cell>
          <table:table-cell/>
          <table:table-cell office:value-type="float" office:value="0.615" calcext:value-type="float">
            <text:p>0,615</text:p>
          </table:table-cell>
          <table:table-cell office:value-type="float" office:value="16.9601922323954" calcext:value-type="float">
            <text:p>16,9601922324</text:p>
          </table:table-cell>
        </table:table-row>
        <table:table-row table:style-name="ro1">
          <table:table-cell office:value-type="float" office:value="0.617" calcext:value-type="float">
            <text:p>0,617</text:p>
          </table:table-cell>
          <table:table-cell office:value-type="float" office:value="17.2359886895149" calcext:value-type="float">
            <text:p>17,2359886895</text:p>
          </table:table-cell>
          <table:table-cell/>
          <table:table-cell office:value-type="float" office:value="0.617" calcext:value-type="float">
            <text:p>0,617</text:p>
          </table:table-cell>
          <table:table-cell office:value-type="float" office:value="17.1608363109455" calcext:value-type="float">
            <text:p>17,1608363109</text:p>
          </table:table-cell>
          <table:table-cell/>
          <table:table-cell office:value-type="float" office:value="0.617" calcext:value-type="float">
            <text:p>0,617</text:p>
          </table:table-cell>
          <table:table-cell office:value-type="float" office:value="17.0951042197152" calcext:value-type="float">
            <text:p>17,0951042197</text:p>
          </table:table-cell>
          <table:table-cell office:value-type="float" office:value="17.0056628366773" calcext:value-type="float">
            <text:p>17,0056628367</text:p>
          </table:table-cell>
          <table:table-cell office:value-type="float" office:value="16.9582243095559" calcext:value-type="float">
            <text:p>16,9582243096</text:p>
          </table:table-cell>
          <table:table-cell office:value-type="float" office:value="16.9346812548745" calcext:value-type="float">
            <text:p>16,9346812549</text:p>
          </table:table-cell>
          <table:table-cell office:value-type="float" office:value="16.9265852493441" calcext:value-type="float">
            <text:p>16,9265852493</text:p>
          </table:table-cell>
          <table:table-cell office:value-type="float" office:value="16.9291088664387" calcext:value-type="float">
            <text:p>16,9291088664</text:p>
          </table:table-cell>
          <table:table-cell office:value-type="float" office:value="16.9391105155389" calcext:value-type="float">
            <text:p>16,9391105155</text:p>
          </table:table-cell>
          <table:table-cell office:value-type="float" office:value="16.9543758557443" calcext:value-type="float">
            <text:p>16,9543758557</text:p>
          </table:table-cell>
          <table:table-cell office:value-type="float" office:value="16.9732720476981" calcext:value-type="float">
            <text:p>16,9732720477</text:p>
          </table:table-cell>
          <table:table-cell office:value-type="float" office:value="16.9945673491567" calcext:value-type="float">
            <text:p>16,9945673492</text:p>
          </table:table-cell>
          <table:table-cell/>
          <table:table-cell office:value-type="float" office:value="0.617" calcext:value-type="float">
            <text:p>0,617</text:p>
          </table:table-cell>
          <table:table-cell office:value-type="float" office:value="16.9422179333166" calcext:value-type="float">
            <text:p>16,9422179333</text:p>
          </table:table-cell>
        </table:table-row>
        <table:table-row table:style-name="ro1">
          <table:table-cell office:value-type="float" office:value="0.619" calcext:value-type="float">
            <text:p>0,619</text:p>
          </table:table-cell>
          <table:table-cell office:value-type="float" office:value="17.2372684242485" calcext:value-type="float">
            <text:p>17,2372684242</text:p>
          </table:table-cell>
          <table:table-cell/>
          <table:table-cell office:value-type="float" office:value="0.619" calcext:value-type="float">
            <text:p>0,619</text:p>
          </table:table-cell>
          <table:table-cell office:value-type="float" office:value="17.1633528239372" calcext:value-type="float">
            <text:p>17,1633528239</text:p>
          </table:table-cell>
          <table:table-cell/>
          <table:table-cell office:value-type="float" office:value="0.619" calcext:value-type="float">
            <text:p>0,619</text:p>
          </table:table-cell>
          <table:table-cell office:value-type="float" office:value="17.0996386688622" calcext:value-type="float">
            <text:p>17,0996386689</text:p>
          </table:table-cell>
          <table:table-cell office:value-type="float" office:value="17.0120903827842" calcext:value-type="float">
            <text:p>17,0120903828</text:p>
          </table:table-cell>
          <table:table-cell office:value-type="float" office:value="16.9654739944508" calcext:value-type="float">
            <text:p>16,9654739945</text:p>
          </table:table-cell>
          <table:table-cell office:value-type="float" office:value="16.9421510225272" calcext:value-type="float">
            <text:p>16,9421510225</text:p>
          </table:table-cell>
          <table:table-cell office:value-type="float" office:value="16.933907036768" calcext:value-type="float">
            <text:p>16,9339070368</text:p>
          </table:table-cell>
          <table:table-cell office:value-type="float" office:value="16.9360560997577" calcext:value-type="float">
            <text:p>16,9360560998</text:p>
          </table:table-cell>
          <table:table-cell office:value-type="float" office:value="16.945550380603" calcext:value-type="float">
            <text:p>16,9455503806</text:p>
          </table:table-cell>
          <table:table-cell office:value-type="float" office:value="16.9602396465289" calcext:value-type="float">
            <text:p>16,9602396465</text:p>
          </table:table-cell>
          <table:table-cell office:value-type="float" office:value="16.9785347432374" calcext:value-type="float">
            <text:p>16,9785347432</text:p>
          </table:table-cell>
          <table:table-cell office:value-type="float" office:value="16.9992329564096" calcext:value-type="float">
            <text:p>16,9992329564</text:p>
          </table:table-cell>
          <table:table-cell/>
          <table:table-cell office:value-type="float" office:value="0.619" calcext:value-type="float">
            <text:p>0,619</text:p>
          </table:table-cell>
          <table:table-cell office:value-type="float" office:value="16.9270841573151" calcext:value-type="float">
            <text:p>16,9270841573</text:p>
          </table:table-cell>
        </table:table-row>
        <table:table-row table:style-name="ro1">
          <table:table-cell office:value-type="float" office:value="0.621" calcext:value-type="float">
            <text:p>0,621</text:p>
          </table:table-cell>
          <table:table-cell office:value-type="float" office:value="17.2385235554918" calcext:value-type="float">
            <text:p>17,2385235555</text:p>
          </table:table-cell>
          <table:table-cell/>
          <table:table-cell office:value-type="float" office:value="0.621" calcext:value-type="float">
            <text:p>0,621</text:p>
          </table:table-cell>
          <table:table-cell office:value-type="float" office:value="17.1658265136104" calcext:value-type="float">
            <text:p>17,1658265136</text:p>
          </table:table-cell>
          <table:table-cell/>
          <table:table-cell office:value-type="float" office:value="0.621" calcext:value-type="float">
            <text:p>0,621</text:p>
          </table:table-cell>
          <table:table-cell office:value-type="float" office:value="17.1040562488254" calcext:value-type="float">
            <text:p>17,1040562488</text:p>
          </table:table-cell>
          <table:table-cell office:value-type="float" office:value="17.018356280201" calcext:value-type="float">
            <text:p>17,0183562802</text:p>
          </table:table-cell>
          <table:table-cell office:value-type="float" office:value="16.9725522689541" calcext:value-type="float">
            <text:p>16,972552269</text:p>
          </table:table-cell>
          <table:table-cell office:value-type="float" office:value="16.9494582416493" calcext:value-type="float">
            <text:p>16,9494582416</text:p>
          </table:table-cell>
          <table:table-cell office:value-type="float" office:value="16.9410848766694" calcext:value-type="float">
            <text:p>16,9410848767</text:p>
          </table:table-cell>
          <table:table-cell office:value-type="float" office:value="16.9428822149469" calcext:value-type="float">
            <text:p>16,9428822149</text:p>
          </table:table-cell>
          <table:table-cell office:value-type="float" office:value="16.951892726069" calcext:value-type="float">
            <text:p>16,9518927261</text:p>
          </table:table-cell>
          <table:table-cell office:value-type="float" office:value="16.9660282357213" calcext:value-type="float">
            <text:p>16,9660282357</text:p>
          </table:table-cell>
          <table:table-cell office:value-type="float" office:value="16.983742202462" calcext:value-type="float">
            <text:p>16,9837422025</text:p>
          </table:table-cell>
          <table:table-cell office:value-type="float" office:value="17.0038605167467" calcext:value-type="float">
            <text:p>17,0038605167</text:p>
          </table:table-cell>
          <table:table-cell/>
          <table:table-cell office:value-type="float" office:value="0.621" calcext:value-type="float">
            <text:p>0,621</text:p>
          </table:table-cell>
          <table:table-cell office:value-type="float" office:value="16.9143220354212" calcext:value-type="float">
            <text:p>16,9143220354</text:p>
          </table:table-cell>
        </table:table-row>
        <table:table-row table:style-name="ro1">
          <table:table-cell office:value-type="float" office:value="0.623" calcext:value-type="float">
            <text:p>0,623</text:p>
          </table:table-cell>
          <table:table-cell office:value-type="float" office:value="17.2397545751536" calcext:value-type="float">
            <text:p>17,2397545752</text:p>
          </table:table-cell>
          <table:table-cell/>
          <table:table-cell office:value-type="float" office:value="0.623" calcext:value-type="float">
            <text:p>0,623</text:p>
          </table:table-cell>
          <table:table-cell office:value-type="float" office:value="17.1682579900831" calcext:value-type="float">
            <text:p>17,1682579901</text:p>
          </table:table-cell>
          <table:table-cell/>
          <table:table-cell office:value-type="float" office:value="0.623" calcext:value-type="float">
            <text:p>0,623</text:p>
          </table:table-cell>
          <table:table-cell office:value-type="float" office:value="17.1083607257444" calcext:value-type="float">
            <text:p>17,1083607257</text:p>
          </table:table-cell>
          <table:table-cell office:value-type="float" office:value="17.0244653749578" calcext:value-type="float">
            <text:p>17,024465375</text:p>
          </table:table-cell>
          <table:table-cell office:value-type="float" office:value="16.9794635900561" calcext:value-type="float">
            <text:p>16,9794635901</text:p>
          </table:table-cell>
          <table:table-cell office:value-type="float" office:value="16.9566063054665" calcext:value-type="float">
            <text:p>16,9566063055</text:p>
          </table:table-cell>
          <table:table-cell office:value-type="float" office:value="16.9481208777761" calcext:value-type="float">
            <text:p>16,9481208778</text:p>
          </table:table-cell>
          <table:table-cell office:value-type="float" office:value="16.9495880815399" calcext:value-type="float">
            <text:p>16,9495880815</text:p>
          </table:table-cell>
          <table:table-cell office:value-type="float" office:value="16.9581373645485" calcext:value-type="float">
            <text:p>16,9581373645</text:p>
          </table:table-cell>
          <table:table-cell office:value-type="float" office:value="16.9717406109012" calcext:value-type="float">
            <text:p>16,9717406109</text:p>
          </table:table-cell>
          <table:table-cell office:value-type="float" office:value="16.9888928163999" calcext:value-type="float">
            <text:p>16,9888928164</text:p>
          </table:table-cell>
          <table:table-cell office:value-type="float" office:value="17.0084480227293" calcext:value-type="float">
            <text:p>17,0084480227</text:p>
          </table:table-cell>
          <table:table-cell/>
          <table:table-cell office:value-type="float" office:value="0.623" calcext:value-type="float">
            <text:p>0,623</text:p>
          </table:table-cell>
          <table:table-cell office:value-type="float" office:value="16.9035701946724" calcext:value-type="float">
            <text:p>16,9035701947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17.2409619590316" calcext:value-type="float">
            <text:p>17,240961959</text:p>
          </table:table-cell>
          <table:table-cell/>
          <table:table-cell office:value-type="float" office:value="0.625" calcext:value-type="float">
            <text:p>0,625</text:p>
          </table:table-cell>
          <table:table-cell office:value-type="float" office:value="17.17064785519" calcext:value-type="float">
            <text:p>17,1706478552</text:p>
          </table:table-cell>
          <table:table-cell/>
          <table:table-cell office:value-type="float" office:value="0.625" calcext:value-type="float">
            <text:p>0,625</text:p>
          </table:table-cell>
          <table:table-cell office:value-type="float" office:value="17.1125557045027" calcext:value-type="float">
            <text:p>17,1125557045</text:p>
          </table:table-cell>
          <table:table-cell office:value-type="float" office:value="17.0304223365094" calcext:value-type="float">
            <text:p>17,0304223365</text:p>
          </table:table-cell>
          <table:table-cell office:value-type="float" office:value="16.9862122991792" calcext:value-type="float">
            <text:p>16,9862122992</text:p>
          </table:table-cell>
          <table:table-cell office:value-type="float" office:value="16.9635985776986" calcext:value-type="float">
            <text:p>16,9635985777</text:p>
          </table:table-cell>
          <table:table-cell office:value-type="float" office:value="16.9550172015236" calcext:value-type="float">
            <text:p>16,9550172015</text:p>
          </table:table-cell>
          <table:table-cell office:value-type="float" office:value="16.9561746860623" calcext:value-type="float">
            <text:p>16,9561746861</text:p>
          </table:table-cell>
          <table:table-cell office:value-type="float" office:value="16.9642842680934" calcext:value-type="float">
            <text:p>16,9642842681</text:p>
          </table:table-cell>
          <table:table-cell office:value-type="float" office:value="16.9773759417207" calcext:value-type="float">
            <text:p>16,9773759417</text:p>
          </table:table-cell>
          <table:table-cell office:value-type="float" office:value="16.9939851654917" calcext:value-type="float">
            <text:p>16,9939851655</text:p>
          </table:table-cell>
          <table:table-cell office:value-type="float" office:value="17.0129936532253" calcext:value-type="float">
            <text:p>17,0129936532</text:p>
          </table:table-cell>
          <table:table-cell/>
          <table:table-cell office:value-type="float" office:value="0.625" calcext:value-type="float">
            <text:p>0,625</text:p>
          </table:table-cell>
          <table:table-cell office:value-type="float" office:value="16.894543333444" calcext:value-type="float">
            <text:p>16,8945433334</text:p>
          </table:table-cell>
        </table:table-row>
        <table:table-row table:style-name="ro1">
          <table:table-cell office:value-type="float" office:value="0.627" calcext:value-type="float">
            <text:p>0,627</text:p>
          </table:table-cell>
          <table:table-cell office:value-type="float" office:value="17.2421461737766" calcext:value-type="float">
            <text:p>17,2421461738</text:p>
          </table:table-cell>
          <table:table-cell/>
          <table:table-cell office:value-type="float" office:value="0.627" calcext:value-type="float">
            <text:p>0,627</text:p>
          </table:table-cell>
          <table:table-cell office:value-type="float" office:value="17.1729967088933" calcext:value-type="float">
            <text:p>17,1729967089</text:p>
          </table:table-cell>
          <table:table-cell/>
          <table:table-cell office:value-type="float" office:value="0.627" calcext:value-type="float">
            <text:p>0,627</text:p>
          </table:table-cell>
          <table:table-cell office:value-type="float" office:value="17.1166446419047" calcext:value-type="float">
            <text:p>17,1166446419</text:p>
          </table:table-cell>
          <table:table-cell office:value-type="float" office:value="17.0362316686876" calcext:value-type="float">
            <text:p>17,0362316687</text:p>
          </table:table-cell>
          <table:table-cell office:value-type="float" office:value="16.9928026266218" calcext:value-type="float">
            <text:p>16,9928026266</text:p>
          </table:table-cell>
          <table:table-cell office:value-type="float" office:value="16.970438390118" calcext:value-type="float">
            <text:p>16,9704383901</text:p>
          </table:table-cell>
          <table:table-cell office:value-type="float" office:value="16.9617760544028" calcext:value-type="float">
            <text:p>16,9617760544</text:p>
          </table:table-cell>
          <table:table-cell office:value-type="float" office:value="16.9626431214921" calcext:value-type="float">
            <text:p>16,9626431215</text:p>
          </table:table-cell>
          <table:table-cell office:value-type="float" office:value="16.9703335568888" calcext:value-type="float">
            <text:p>16,9703335569</text:p>
          </table:table-cell>
          <table:table-cell office:value-type="float" office:value="16.9829335693862" calcext:value-type="float">
            <text:p>16,9829335694</text:p>
          </table:table-cell>
          <table:table-cell office:value-type="float" office:value="16.9990180108719" calcext:value-type="float">
            <text:p>16,9990180109</text:p>
          </table:table-cell>
          <table:table-cell office:value-type="float" office:value="17.0174957671263" calcext:value-type="float">
            <text:p>17,0174957671</text:p>
          </table:table-cell>
          <table:table-cell/>
          <table:table-cell office:value-type="float" office:value="0.627" calcext:value-type="float">
            <text:p>0,627</text:p>
          </table:table-cell>
          <table:table-cell office:value-type="float" office:value="16.8870116441178" calcext:value-type="float">
            <text:p>16,8870116441</text:p>
          </table:table-cell>
        </table:table-row>
        <table:table-row table:style-name="ro1">
          <table:table-cell office:value-type="float" office:value="0.629" calcext:value-type="float">
            <text:p>0,629</text:p>
          </table:table-cell>
          <table:table-cell office:value-type="float" office:value="17.2433076720947" calcext:value-type="float">
            <text:p>17,2433076721</text:p>
          </table:table-cell>
          <table:table-cell/>
          <table:table-cell office:value-type="float" office:value="0.629" calcext:value-type="float">
            <text:p>0,629</text:p>
          </table:table-cell>
          <table:table-cell office:value-type="float" office:value="17.1753051437498" calcext:value-type="float">
            <text:p>17,1753051437</text:p>
          </table:table-cell>
          <table:table-cell/>
          <table:table-cell office:value-type="float" office:value="0.629" calcext:value-type="float">
            <text:p>0,629</text:p>
          </table:table-cell>
          <table:table-cell office:value-type="float" office:value="17.1206308505093" calcext:value-type="float">
            <text:p>17,1206308505</text:p>
          </table:table-cell>
          <table:table-cell office:value-type="float" office:value="17.0418977126814" calcext:value-type="float">
            <text:p>17,0418977127</text:p>
          </table:table-cell>
          <table:table-cell office:value-type="float" office:value="16.9992386890918" calcext:value-type="float">
            <text:p>16,9992386891</text:p>
          </table:table-cell>
          <table:table-cell office:value-type="float" office:value="16.9771290339284" calcext:value-type="float">
            <text:p>16,9771290339</text:p>
          </table:table-cell>
          <table:table-cell office:value-type="float" office:value="16.9683996744373" calcext:value-type="float">
            <text:p>16,9683996744</text:p>
          </table:table-cell>
          <table:table-cell office:value-type="float" office:value="16.9689945707374" calcext:value-type="float">
            <text:p>16,9689945707</text:p>
          </table:table-cell>
          <table:table-cell office:value-type="float" office:value="16.9762854814521" calcext:value-type="float">
            <text:p>16,9762854815</text:p>
          </table:table-cell>
          <table:table-cell office:value-type="float" office:value="16.9884129887601" calcext:value-type="float">
            <text:p>16,9884129888</text:p>
          </table:table-cell>
          <table:table-cell office:value-type="float" office:value="17.0039902769434" calcext:value-type="float">
            <text:p>17,0039902769</text:p>
          </table:table-cell>
          <table:table-cell office:value-type="float" office:value="17.0219528864456" calcext:value-type="float">
            <text:p>17,0219528864</text:p>
          </table:table-cell>
          <table:table-cell/>
          <table:table-cell office:value-type="float" office:value="0.629" calcext:value-type="float">
            <text:p>0,629</text:p>
          </table:table-cell>
          <table:table-cell office:value-type="float" office:value="16.8807868290896" calcext:value-type="float">
            <text:p>16,8807868291</text:p>
          </table:table-cell>
        </table:table-row>
        <table:table-row table:style-name="ro1">
          <table:table-cell office:value-type="float" office:value="0.631" calcext:value-type="float">
            <text:p>0,631</text:p>
          </table:table-cell>
          <table:table-cell office:value-type="float" office:value="17.2444469054689" calcext:value-type="float">
            <text:p>17,2444469055</text:p>
          </table:table-cell>
          <table:table-cell/>
          <table:table-cell office:value-type="float" office:value="0.631" calcext:value-type="float">
            <text:p>0,631</text:p>
          </table:table-cell>
          <table:table-cell office:value-type="float" office:value="17.1775737572875" calcext:value-type="float">
            <text:p>17,1775737573</text:p>
          </table:table-cell>
          <table:table-cell/>
          <table:table-cell office:value-type="float" office:value="0.631" calcext:value-type="float">
            <text:p>0,631</text:p>
          </table:table-cell>
          <table:table-cell office:value-type="float" office:value="17.1245175150824" calcext:value-type="float">
            <text:p>17,1245175151</text:p>
          </table:table-cell>
          <table:table-cell office:value-type="float" office:value="17.0474246613214" calcext:value-type="float">
            <text:p>17,0474246613</text:p>
          </table:table-cell>
          <table:table-cell office:value-type="float" office:value="17.0055244984548" calcext:value-type="float">
            <text:p>17,0055244985</text:p>
          </table:table-cell>
          <table:table-cell office:value-type="float" office:value="16.9836737625973" calcext:value-type="float">
            <text:p>16,9836737626</text:p>
          </table:table-cell>
          <table:table-cell office:value-type="float" office:value="16.9748903294287" calcext:value-type="float">
            <text:p>16,9748903294</text:p>
          </table:table-cell>
          <table:table-cell office:value-type="float" office:value="16.9752303022636" calcext:value-type="float">
            <text:p>16,9752303023</text:p>
          </table:table-cell>
          <table:table-cell office:value-type="float" office:value="16.9821404175682" calcext:value-type="float">
            <text:p>16,9821404176</text:p>
          </table:table-cell>
          <table:table-cell office:value-type="float" office:value="16.9938138441595" calcext:value-type="float">
            <text:p>16,9938138442</text:p>
          </table:table-cell>
          <table:table-cell office:value-type="float" office:value="17.0089010492373" calcext:value-type="float">
            <text:p>17,0089010492</text:p>
          </table:table-cell>
          <table:table-cell office:value-type="float" office:value="17.0263636972242" calcext:value-type="float">
            <text:p>17,0263636972</text:p>
          </table:table-cell>
          <table:table-cell/>
          <table:table-cell office:value-type="float" office:value="0.631" calcext:value-type="float">
            <text:p>0,631</text:p>
          </table:table-cell>
          <table:table-cell office:value-type="float" office:value="16.8757123308877" calcext:value-type="float">
            <text:p>16,8757123309</text:p>
          </table:table-cell>
        </table:table-row>
        <table:table-row table:style-name="ro1">
          <table:table-cell office:value-type="float" office:value="0.633" calcext:value-type="float">
            <text:p>0,633</text:p>
          </table:table-cell>
          <table:table-cell office:value-type="float" office:value="17.245564305826" calcext:value-type="float">
            <text:p>17,2455643058</text:p>
          </table:table-cell>
          <table:table-cell/>
          <table:table-cell office:value-type="float" office:value="0.633" calcext:value-type="float">
            <text:p>0,633</text:p>
          </table:table-cell>
          <table:table-cell office:value-type="float" office:value="17.1798031327374" calcext:value-type="float">
            <text:p>17,1798031327</text:p>
          </table:table-cell>
          <table:table-cell/>
          <table:table-cell office:value-type="float" office:value="0.633" calcext:value-type="float">
            <text:p>0,633</text:p>
          </table:table-cell>
          <table:table-cell office:value-type="float" office:value="17.1283076855006" calcext:value-type="float">
            <text:p>17,1283076855</text:p>
          </table:table-cell>
          <table:table-cell office:value-type="float" office:value="17.0528165528885" calcext:value-type="float">
            <text:p>17,0528165529</text:p>
          </table:table-cell>
          <table:table-cell office:value-type="float" office:value="17.0116639516662" calcext:value-type="float">
            <text:p>17,0116639517</text:p>
          </table:table-cell>
          <table:table-cell office:value-type="float" office:value="16.9900757767984" calcext:value-type="float">
            <text:p>16,9900757768</text:p>
          </table:table-cell>
          <table:table-cell office:value-type="float" office:value="16.9812502975646" calcext:value-type="float">
            <text:p>16,9812502976</text:p>
          </table:table-cell>
          <table:table-cell office:value-type="float" office:value="16.9813516476445" calcext:value-type="float">
            <text:p>16,9813516476</text:p>
          </table:table-cell>
          <table:table-cell office:value-type="float" office:value="16.9878988419387" calcext:value-type="float">
            <text:p>16,9878988419</text:p>
          </table:table-cell>
          <table:table-cell office:value-type="float" office:value="16.9991359037858" calcext:value-type="float">
            <text:p>16,9991359038</text:p>
          </table:table-cell>
          <table:table-cell office:value-type="float" office:value="17.0137495476555" calcext:value-type="float">
            <text:p>17,0137495477</text:p>
          </table:table-cell>
          <table:table-cell office:value-type="float" office:value="17.0307270209532" calcext:value-type="float">
            <text:p>17,030727021</text:p>
          </table:table-cell>
          <table:table-cell/>
          <table:table-cell office:value-type="float" office:value="0.633" calcext:value-type="float">
            <text:p>0,633</text:p>
          </table:table-cell>
          <table:table-cell office:value-type="float" office:value="16.8716562909072" calcext:value-type="float">
            <text:p>16,8716562909</text:p>
          </table:table-cell>
        </table:table-row>
        <table:table-row table:style-name="ro1">
          <table:table-cell office:value-type="float" office:value="0.635" calcext:value-type="float">
            <text:p>0,635</text:p>
          </table:table-cell>
          <table:table-cell office:value-type="float" office:value="17.2466603024862" calcext:value-type="float">
            <text:p>17,2466603025</text:p>
          </table:table-cell>
          <table:table-cell/>
          <table:table-cell office:value-type="float" office:value="0.635" calcext:value-type="float">
            <text:p>0,635</text:p>
          </table:table-cell>
          <table:table-cell office:value-type="float" office:value="17.1819938557981" calcext:value-type="float">
            <text:p>17,1819938558</text:p>
          </table:table-cell>
          <table:table-cell/>
          <table:table-cell office:value-type="float" office:value="0.635" calcext:value-type="float">
            <text:p>0,635</text:p>
          </table:table-cell>
          <table:table-cell office:value-type="float" office:value="17.132004295515" calcext:value-type="float">
            <text:p>17,1320042955</text:p>
          </table:table-cell>
          <table:table-cell office:value-type="float" office:value="17.0580772877603" calcext:value-type="float">
            <text:p>17,0580772878</text:p>
          </table:table-cell>
          <table:table-cell office:value-type="float" office:value="17.0176608426783" calcext:value-type="float">
            <text:p>17,0176608427</text:p>
          </table:table-cell>
          <table:table-cell office:value-type="float" office:value="16.9963382312266" calcext:value-type="float">
            <text:p>16,9963382312</text:p>
          </table:table-cell>
          <table:table-cell office:value-type="float" office:value="16.9874818702052" calcext:value-type="float">
            <text:p>16,9874818702</text:p>
          </table:table-cell>
          <table:table-cell office:value-type="float" office:value="16.9873600019956" calcext:value-type="float">
            <text:p>16,987360002</text:p>
          </table:table-cell>
          <table:table-cell office:value-type="float" office:value="16.993561332005" calcext:value-type="float">
            <text:p>16,993561332</text:p>
          </table:table-cell>
          <table:table-cell office:value-type="float" office:value="17.0043790604576" calcext:value-type="float">
            <text:p>17,0043790605</text:p>
          </table:table-cell>
          <table:table-cell office:value-type="float" office:value="17.0185351294248" calcext:value-type="float">
            <text:p>17,0185351294</text:p>
          </table:table-cell>
          <table:table-cell office:value-type="float" office:value="17.0350418209784" calcext:value-type="float">
            <text:p>17,035041821</text:p>
          </table:table-cell>
          <table:table-cell/>
          <table:table-cell office:value-type="float" office:value="0.635" calcext:value-type="float">
            <text:p>0,635</text:p>
          </table:table-cell>
          <table:table-cell office:value-type="float" office:value="16.8685064132601" calcext:value-type="float">
            <text:p>16,8685064133</text:p>
          </table:table-cell>
        </table:table-row>
        <table:table-row table:style-name="ro1">
          <table:table-cell office:value-type="float" office:value="0.637" calcext:value-type="float">
            <text:p>0,637</text:p>
          </table:table-cell>
          <table:table-cell office:value-type="float" office:value="17.2477353116747" calcext:value-type="float">
            <text:p>17,2477353117</text:p>
          </table:table-cell>
          <table:table-cell/>
          <table:table-cell office:value-type="float" office:value="0.637" calcext:value-type="float">
            <text:p>0,637</text:p>
          </table:table-cell>
          <table:table-cell office:value-type="float" office:value="17.1841465034342" calcext:value-type="float">
            <text:p>17,1841465034</text:p>
          </table:table-cell>
          <table:table-cell/>
          <table:table-cell office:value-type="float" office:value="0.637" calcext:value-type="float">
            <text:p>0,637</text:p>
          </table:table-cell>
          <table:table-cell office:value-type="float" office:value="17.1356101607676" calcext:value-type="float">
            <text:p>17,1356101608</text:p>
          </table:table-cell>
          <table:table-cell office:value-type="float" office:value="17.0632106270036" calcext:value-type="float">
            <text:p>17,063210627</text:p>
          </table:table-cell>
          <table:table-cell office:value-type="float" office:value="17.0235188577232" calcext:value-type="float">
            <text:p>17,0235188577</text:p>
          </table:table-cell>
          <table:table-cell office:value-type="float" office:value="17.0024642255846" calcext:value-type="float">
            <text:p>17,0024642256</text:p>
          </table:table-cell>
          <table:table-cell office:value-type="float" office:value="16.9935873390636" calcext:value-type="float">
            <text:p>16,9935873391</text:p>
          </table:table-cell>
          <table:table-cell office:value-type="float" office:value="16.9932568084265" calcext:value-type="float">
            <text:p>16,9932568084</text:p>
          </table:table-cell>
          <table:table-cell office:value-type="float" office:value="16.9991285487354" calcext:value-type="float">
            <text:p>16,9991285487</text:p>
          </table:table-cell>
          <table:table-cell office:value-type="float" office:value="17.0095433134754" calcext:value-type="float">
            <text:p>17,0095433135</text:p>
          </table:table-cell>
          <table:table-cell office:value-type="float" office:value="17.0232572703116" calcext:value-type="float">
            <text:p>17,0232572703</text:p>
          </table:table-cell>
          <table:table-cell office:value-type="float" office:value="17.0393071828506" calcext:value-type="float">
            <text:p>17,0393071829</text:p>
          </table:table-cell>
          <table:table-cell/>
          <table:table-cell office:value-type="float" office:value="0.637" calcext:value-type="float">
            <text:p>0,637</text:p>
          </table:table-cell>
          <table:table-cell office:value-type="float" office:value="16.8661661000265" calcext:value-type="float">
            <text:p>16,8661661</text:p>
          </table:table-cell>
        </table:table-row>
        <table:table-row table:style-name="ro1">
          <table:table-cell office:value-type="float" office:value="0.639" calcext:value-type="float">
            <text:p>0,639</text:p>
          </table:table-cell>
          <table:table-cell office:value-type="float" office:value="17.2487897452257" calcext:value-type="float">
            <text:p>17,2487897452</text:p>
          </table:table-cell>
          <table:table-cell/>
          <table:table-cell office:value-type="float" office:value="0.639" calcext:value-type="float">
            <text:p>0,639</text:p>
          </table:table-cell>
          <table:table-cell office:value-type="float" office:value="17.1862616522982" calcext:value-type="float">
            <text:p>17,1862616523</text:p>
          </table:table-cell>
          <table:table-cell/>
          <table:table-cell office:value-type="float" office:value="0.639" calcext:value-type="float">
            <text:p>0,639</text:p>
          </table:table-cell>
          <table:table-cell office:value-type="float" office:value="17.1391279906579" calcext:value-type="float">
            <text:p>17,1391279907</text:p>
          </table:table-cell>
          <table:table-cell office:value-type="float" office:value="17.0682202031871" calcext:value-type="float">
            <text:p>17,0682202032</text:p>
          </table:table-cell>
          <table:table-cell office:value-type="float" office:value="17.029241582462" calcext:value-type="float">
            <text:p>17,0292415825</text:p>
          </table:table-cell>
          <table:table-cell office:value-type="float" office:value="17.0084568075103" calcext:value-type="float">
            <text:p>17,0084568075</text:p>
          </table:table-cell>
          <table:table-cell office:value-type="float" office:value="16.9995689955969" calcext:value-type="float">
            <text:p>16,9995689956</text:p>
          </table:table-cell>
          <table:table-cell office:value-type="float" office:value="16.999043555146" calcext:value-type="float">
            <text:p>16,9990435551</text:p>
          </table:table-cell>
          <table:table-cell office:value-type="float" office:value="17.004601232791" calcext:value-type="float">
            <text:p>17,0046012328</text:p>
          </table:table-cell>
          <table:table-cell office:value-type="float" office:value="17.0146287650224" calcext:value-type="float">
            <text:p>17,014628765</text:p>
          </table:table-cell>
          <table:table-cell office:value-type="float" office:value="17.0279155622164" calcext:value-type="float">
            <text:p>17,0279155622</text:p>
          </table:table-cell>
          <table:table-cell office:value-type="float" office:value="17.0435223139216" calcext:value-type="float">
            <text:p>17,0435223139</text:p>
          </table:table-cell>
          <table:table-cell/>
          <table:table-cell office:value-type="float" office:value="0.639" calcext:value-type="float">
            <text:p>0,639</text:p>
          </table:table-cell>
          <table:table-cell office:value-type="float" office:value="16.8645515290232" calcext:value-type="float">
            <text:p>16,864551529</text:p>
          </table:table-cell>
        </table:table-row>
        <table:table-row table:style-name="ro1">
          <table:table-cell office:value-type="float" office:value="0.641" calcext:value-type="float">
            <text:p>0,641</text:p>
          </table:table-cell>
          <table:table-cell office:value-type="float" office:value="17.2498240002236" calcext:value-type="float">
            <text:p>17,2498240002</text:p>
          </table:table-cell>
          <table:table-cell/>
          <table:table-cell office:value-type="float" office:value="0.641" calcext:value-type="float">
            <text:p>0,641</text:p>
          </table:table-cell>
          <table:table-cell office:value-type="float" office:value="17.1883398677095" calcext:value-type="float">
            <text:p>17,1883398677</text:p>
          </table:table-cell>
          <table:table-cell/>
          <table:table-cell office:value-type="float" office:value="0.641" calcext:value-type="float">
            <text:p>0,641</text:p>
          </table:table-cell>
          <table:table-cell office:value-type="float" office:value="17.1425603858797" calcext:value-type="float">
            <text:p>17,1425603859</text:p>
          </table:table-cell>
          <table:table-cell office:value-type="float" office:value="17.0731095187814" calcext:value-type="float">
            <text:p>17,0731095188</text:p>
          </table:table-cell>
          <table:table-cell office:value-type="float" office:value="17.0348324977655" calcext:value-type="float">
            <text:p>17,0348324978</text:p>
          </table:table-cell>
          <table:table-cell office:value-type="float" office:value="17.0143189647375" calcext:value-type="float">
            <text:p>17,0143189647</text:p>
          </table:table-cell>
          <table:table-cell office:value-type="float" office:value="17.0054291198204" calcext:value-type="float">
            <text:p>17,0054291198</text:p>
          </table:table-cell>
          <table:table-cell office:value-type="float" office:value="17.0047217617454" calcext:value-type="float">
            <text:p>17,0047217617</text:p>
          </table:table-cell>
          <table:table-cell office:value-type="float" office:value="17.0099801891289" calcext:value-type="float">
            <text:p>17,0099801891</text:p>
          </table:table-cell>
          <table:table-cell office:value-type="float" office:value="17.0196356036995" calcext:value-type="float">
            <text:p>17,0196356037</text:p>
          </table:table-cell>
          <table:table-cell office:value-type="float" office:value="17.0325096958595" calcext:value-type="float">
            <text:p>17,0325096959</text:p>
          </table:table-cell>
          <table:table-cell office:value-type="float" office:value="17.0476865249634" calcext:value-type="float">
            <text:p>17,047686525</text:p>
          </table:table-cell>
          <table:table-cell/>
          <table:table-cell office:value-type="float" office:value="0.641" calcext:value-type="float">
            <text:p>0,641</text:p>
          </table:table-cell>
          <table:table-cell office:value-type="float" office:value="16.8635893808695" calcext:value-type="float">
            <text:p>16,8635893809</text:p>
          </table:table-cell>
        </table:table-row>
        <table:table-row table:style-name="ro1">
          <table:table-cell office:value-type="float" office:value="0.643" calcext:value-type="float">
            <text:p>0,643</text:p>
          </table:table-cell>
          <table:table-cell office:value-type="float" office:value="17.2508384658694" calcext:value-type="float">
            <text:p>17,2508384659</text:p>
          </table:table-cell>
          <table:table-cell/>
          <table:table-cell office:value-type="float" office:value="0.643" calcext:value-type="float">
            <text:p>0,643</text:p>
          </table:table-cell>
          <table:table-cell office:value-type="float" office:value="17.1903817102557" calcext:value-type="float">
            <text:p>17,1903817103</text:p>
          </table:table-cell>
          <table:table-cell/>
          <table:table-cell office:value-type="float" office:value="0.643" calcext:value-type="float">
            <text:p>0,643</text:p>
          </table:table-cell>
          <table:table-cell office:value-type="float" office:value="17.1459098483142" calcext:value-type="float">
            <text:p>17,1459098483</text:p>
          </table:table-cell>
          <table:table-cell office:value-type="float" office:value="17.0778819554052" calcext:value-type="float">
            <text:p>17,0778819554</text:p>
          </table:table-cell>
          <table:table-cell office:value-type="float" office:value="17.0402949859874" calcext:value-type="float">
            <text:p>17,040294986</text:p>
          </table:table-cell>
          <table:table-cell office:value-type="float" office:value="17.0200536278022" calcext:value-type="float">
            <text:p>17,0200536278</text:p>
          </table:table-cell>
          <table:table-cell office:value-type="float" office:value="17.0111699799145" calcext:value-type="float">
            <text:p>17,0111699799</text:p>
          </table:table-cell>
          <table:table-cell office:value-type="float" office:value="17.0102929766915" calcext:value-type="float">
            <text:p>17,0102929767</text:p>
          </table:table-cell>
          <table:table-cell office:value-type="float" office:value="17.0152662834942" calcext:value-type="float">
            <text:p>17,0152662835</text:p>
          </table:table-cell>
          <table:table-cell office:value-type="float" office:value="17.0245641010202" calcext:value-type="float">
            <text:p>17,024564101</text:p>
          </table:table-cell>
          <table:table-cell office:value-type="float" office:value="17.0370394581135" calcext:value-type="float">
            <text:p>17,0370394581</text:p>
          </table:table-cell>
          <table:table-cell office:value-type="float" office:value="17.0517992290417" calcext:value-type="float">
            <text:p>17,051799229</text:p>
          </table:table-cell>
          <table:table-cell/>
          <table:table-cell office:value-type="float" office:value="0.643" calcext:value-type="float">
            <text:p>0,643</text:p>
          </table:table-cell>
          <table:table-cell office:value-type="float" office:value="16.8632150765684" calcext:value-type="float">
            <text:p>16,8632150766</text:p>
          </table:table-cell>
        </table:table-row>
        <table:table-row table:style-name="ro1">
          <table:table-cell office:value-type="float" office:value="0.645" calcext:value-type="float">
            <text:p>0,645</text:p>
          </table:table-cell>
          <table:table-cell office:value-type="float" office:value="17.2518335277385" calcext:value-type="float">
            <text:p>17,2518335277</text:p>
          </table:table-cell>
          <table:table-cell/>
          <table:table-cell office:value-type="float" office:value="0.645" calcext:value-type="float">
            <text:p>0,645</text:p>
          </table:table-cell>
          <table:table-cell office:value-type="float" office:value="17.1923877397659" calcext:value-type="float">
            <text:p>17,1923877398</text:p>
          </table:table-cell>
          <table:table-cell/>
          <table:table-cell office:value-type="float" office:value="0.645" calcext:value-type="float">
            <text:p>0,645</text:p>
          </table:table-cell>
          <table:table-cell office:value-type="float" office:value="17.1491787886606" calcext:value-type="float">
            <text:p>17,1491787887</text:p>
          </table:table-cell>
          <table:table-cell office:value-type="float" office:value="17.0825407811241" calcext:value-type="float">
            <text:p>17,0825407811</text:p>
          </table:table-cell>
          <table:table-cell office:value-type="float" office:value="17.0456323356534" calcext:value-type="float">
            <text:p>17,0456323357</text:p>
          </table:table-cell>
          <table:table-cell office:value-type="float" office:value="17.0256636714787" calcext:value-type="float">
            <text:p>17,0256636715</text:p>
          </table:table-cell>
          <table:table-cell office:value-type="float" office:value="17.0167938307624" calcext:value-type="float">
            <text:p>17,0167938308</text:p>
          </table:table-cell>
          <table:table-cell office:value-type="float" office:value="17.0157587738136" calcext:value-type="float">
            <text:p>17,0157587738</text:p>
          </table:table-cell>
          <table:table-cell office:value-type="float" office:value="17.0204604378298" calcext:value-type="float">
            <text:p>17,0204604378</text:p>
          </table:table-cell>
          <table:table-cell office:value-type="float" office:value="17.0294146066234" calcext:value-type="float">
            <text:p>17,0294146066</text:p>
          </table:table-cell>
          <table:table-cell office:value-type="float" office:value="17.0415047277357" calcext:value-type="float">
            <text:p>17,0415047277</text:p>
          </table:table-cell>
          <table:table-cell office:value-type="float" office:value="17.0558599383304" calcext:value-type="float">
            <text:p>17,0558599383</text:p>
          </table:table-cell>
          <table:table-cell/>
          <table:table-cell office:value-type="float" office:value="0.645" calcext:value-type="float">
            <text:p>0,645</text:p>
          </table:table-cell>
          <table:table-cell office:value-type="float" office:value="16.8633713814301" calcext:value-type="float">
            <text:p>16,8633713814</text:p>
          </table:table-cell>
        </table:table-row>
        <table:table-row table:style-name="ro1">
          <table:table-cell office:value-type="float" office:value="0.647" calcext:value-type="float">
            <text:p>0,647</text:p>
          </table:table-cell>
          <table:table-cell office:value-type="float" office:value="17.2528095576945" calcext:value-type="float">
            <text:p>17,2528095577</text:p>
          </table:table-cell>
          <table:table-cell/>
          <table:table-cell office:value-type="float" office:value="0.647" calcext:value-type="float">
            <text:p>0,647</text:p>
          </table:table-cell>
          <table:table-cell office:value-type="float" office:value="17.1943585046332" calcext:value-type="float">
            <text:p>17,1943585046</text:p>
          </table:table-cell>
          <table:table-cell/>
          <table:table-cell office:value-type="float" office:value="0.647" calcext:value-type="float">
            <text:p>0,647</text:p>
          </table:table-cell>
          <table:table-cell office:value-type="float" office:value="17.1523695234072" calcext:value-type="float">
            <text:p>17,1523695234</text:p>
          </table:table-cell>
          <table:table-cell office:value-type="float" office:value="17.0870891485561" calcext:value-type="float">
            <text:p>17,0870891486</text:p>
          </table:table-cell>
          <table:table-cell office:value-type="float" office:value="17.0508477377369" calcext:value-type="float">
            <text:p>17,0508477377</text:p>
          </table:table-cell>
          <table:table-cell office:value-type="float" office:value="17.0311519082569" calcext:value-type="float">
            <text:p>17,0311519083</text:p>
          </table:table-cell>
          <table:table-cell office:value-type="float" office:value="17.022302904678" calcext:value-type="float">
            <text:p>17,0223029047</text:p>
          </table:table-cell>
          <table:table-cell office:value-type="float" office:value="17.0211207407989" calcext:value-type="float">
            <text:p>17,0211207408</text:p>
          </table:table-cell>
          <table:table-cell office:value-type="float" office:value="17.0255636171354" calcext:value-type="float">
            <text:p>17,0255636171</text:p>
          </table:table-cell>
          <table:table-cell office:value-type="float" office:value="17.0341875339411" calcext:value-type="float">
            <text:p>17,0341875339</text:p>
          </table:table-cell>
          <table:table-cell office:value-type="float" office:value="17.0459054599839" calcext:value-type="float">
            <text:p>17,04590546</text:p>
          </table:table-cell>
          <table:table-cell office:value-type="float" office:value="17.0598682474511" calcext:value-type="float">
            <text:p>17,0598682475</text:p>
          </table:table-cell>
          <table:table-cell/>
          <table:table-cell office:value-type="float" office:value="0.647" calcext:value-type="float">
            <text:p>0,647</text:p>
          </table:table-cell>
          <table:table-cell office:value-type="float" office:value="16.8640072741575" calcext:value-type="float">
            <text:p>16,8640072742</text:p>
          </table:table-cell>
        </table:table-row>
        <table:table-row table:style-name="ro1">
          <table:table-cell office:value-type="float" office:value="0.649" calcext:value-type="float">
            <text:p>0,649</text:p>
          </table:table-cell>
          <table:table-cell office:value-type="float" office:value="17.2537669225449" calcext:value-type="float">
            <text:p>17,2537669225</text:p>
          </table:table-cell>
          <table:table-cell/>
          <table:table-cell office:value-type="float" office:value="0.649" calcext:value-type="float">
            <text:p>0,649</text:p>
          </table:table-cell>
          <table:table-cell office:value-type="float" office:value="17.1962945503298" calcext:value-type="float">
            <text:p>17,1962945503</text:p>
          </table:table-cell>
          <table:table-cell/>
          <table:table-cell office:value-type="float" office:value="0.649" calcext:value-type="float">
            <text:p>0,649</text:p>
          </table:table-cell>
          <table:table-cell office:value-type="float" office:value="17.1554842851697" calcext:value-type="float">
            <text:p>17,1554842852</text:p>
          </table:table-cell>
          <table:table-cell office:value-type="float" office:value="17.0915301046019" calcext:value-type="float">
            <text:p>17,0915301046</text:p>
          </table:table-cell>
          <table:table-cell office:value-type="float" office:value="17.0559442930675" calcext:value-type="float">
            <text:p>17,0559442931</text:p>
          </table:table-cell>
          <table:table-cell office:value-type="float" office:value="17.0365210929204" calcext:value-type="float">
            <text:p>17,0365210929</text:p>
          </table:table-cell>
          <table:table-cell office:value-type="float" office:value="17.0276994134601" calcext:value-type="float">
            <text:p>17,0276994135</text:p>
          </table:table-cell>
          <table:table-cell office:value-type="float" office:value="17.0263804794747" calcext:value-type="float">
            <text:p>17,0263804795</text:p>
          </table:table-cell>
          <table:table-cell office:value-type="float" office:value="17.0305768288916" calcext:value-type="float">
            <text:p>17,0305768289</text:p>
          </table:table-cell>
          <table:table-cell office:value-type="float" office:value="17.0388833596557" calcext:value-type="float">
            <text:p>17,0388833597</text:p>
          </table:table-cell>
          <table:table-cell office:value-type="float" office:value="17.050241686934" calcext:value-type="float">
            <text:p>17,0502416869</text:p>
          </table:table-cell>
          <table:table-cell office:value-type="float" office:value="17.0638238354361" calcext:value-type="float">
            <text:p>17,0638238354</text:p>
          </table:table-cell>
          <table:table-cell/>
          <table:table-cell office:value-type="float" office:value="0.649" calcext:value-type="float">
            <text:p>0,649</text:p>
          </table:table-cell>
          <table:table-cell office:value-type="float" office:value="16.8650770502541" calcext:value-type="float">
            <text:p>16,8650770503</text:p>
          </table:table-cell>
        </table:table-row>
        <table:table-row table:style-name="ro1">
          <table:table-cell office:value-type="float" office:value="0.651" calcext:value-type="float">
            <text:p>0,651</text:p>
          </table:table-cell>
          <table:table-cell office:value-type="float" office:value="17.2547059822219" calcext:value-type="float">
            <text:p>17,2547059822</text:p>
          </table:table-cell>
          <table:table-cell/>
          <table:table-cell office:value-type="float" office:value="0.651" calcext:value-type="float">
            <text:p>0,651</text:p>
          </table:table-cell>
          <table:table-cell office:value-type="float" office:value="17.1981964172319" calcext:value-type="float">
            <text:p>17,1981964172</text:p>
          </table:table-cell>
          <table:table-cell/>
          <table:table-cell office:value-type="float" office:value="0.651" calcext:value-type="float">
            <text:p>0,651</text:p>
          </table:table-cell>
          <table:table-cell office:value-type="float" office:value="17.1585252251792" calcext:value-type="float">
            <text:p>17,1585252252</text:p>
          </table:table-cell>
          <table:table-cell office:value-type="float" office:value="17.0958665933831" calcext:value-type="float">
            <text:p>17,0958665934</text:p>
          </table:table-cell>
          <table:table-cell office:value-type="float" office:value="17.0609250135361" calcext:value-type="float">
            <text:p>17,0609250135</text:p>
          </table:table-cell>
          <table:table-cell office:value-type="float" office:value="17.0417739212813" calcext:value-type="float">
            <text:p>17,0417739213</text:p>
          </table:table-cell>
          <table:table-cell office:value-type="float" office:value="17.0329855447443" calcext:value-type="float">
            <text:p>17,0329855447</text:p>
          </table:table-cell>
          <table:table-cell office:value-type="float" office:value="17.031539600281" calcext:value-type="float">
            <text:p>17,0315396003</text:p>
          </table:table-cell>
          <table:table-cell office:value-type="float" office:value="17.0355011162826" calcext:value-type="float">
            <text:p>17,0355011163</text:p>
          </table:table-cell>
          <table:table-cell office:value-type="float" office:value="17.0435026162405" calcext:value-type="float">
            <text:p>17,0435026162</text:p>
          </table:table-cell>
          <table:table-cell office:value-type="float" office:value="17.0545135097396" calcext:value-type="float">
            <text:p>17,0545135097</text:p>
          </table:table-cell>
          <table:table-cell office:value-type="float" office:value="17.067726457915" calcext:value-type="float">
            <text:p>17,0677264579</text:p>
          </table:table-cell>
          <table:table-cell/>
          <table:table-cell office:value-type="float" office:value="0.651" calcext:value-type="float">
            <text:p>0,651</text:p>
          </table:table-cell>
          <table:table-cell office:value-type="float" office:value="16.8665395816926" calcext:value-type="float">
            <text:p>16,8665395817</text:p>
          </table:table-cell>
        </table:table-row>
        <table:table-row table:style-name="ro1">
          <table:table-cell office:value-type="float" office:value="0.653" calcext:value-type="float">
            <text:p>0,653</text:p>
          </table:table-cell>
          <table:table-cell office:value-type="float" office:value="17.2556270877258" calcext:value-type="float">
            <text:p>17,2556270877</text:p>
          </table:table-cell>
          <table:table-cell/>
          <table:table-cell office:value-type="float" office:value="0.653" calcext:value-type="float">
            <text:p>0,653</text:p>
          </table:table-cell>
          <table:table-cell office:value-type="float" office:value="17.2000646382171" calcext:value-type="float">
            <text:p>17,2000646382</text:p>
          </table:table-cell>
          <table:table-cell/>
          <table:table-cell office:value-type="float" office:value="0.653" calcext:value-type="float">
            <text:p>0,653</text:p>
          </table:table-cell>
          <table:table-cell office:value-type="float" office:value="17.1614944154145" calcext:value-type="float">
            <text:p>17,1614944154</text:p>
          </table:table-cell>
          <table:table-cell office:value-type="float" office:value="17.1001014589005" calcext:value-type="float">
            <text:p>17,1001014589</text:p>
          </table:table-cell>
          <table:table-cell office:value-type="float" office:value="17.065792823206" calcext:value-type="float">
            <text:p>17,0657928232</text:p>
          </table:table-cell>
          <table:table-cell office:value-type="float" office:value="17.0469130290194" calcext:value-type="float">
            <text:p>17,046913029</text:p>
          </table:table-cell>
          <table:table-cell office:value-type="float" office:value="17.0381634586078" calcext:value-type="float">
            <text:p>17,0381634586</text:p>
          </table:table-cell>
          <table:table-cell office:value-type="float" office:value="17.0365997170806" calcext:value-type="float">
            <text:p>17,0365997171</text:p>
          </table:table-cell>
          <table:table-cell office:value-type="float" office:value="17.0403375517742" calcext:value-type="float">
            <text:p>17,0403375518</text:p>
          </table:table-cell>
          <table:table-cell office:value-type="float" office:value="17.0480458848177" calcext:value-type="float">
            <text:p>17,0480458848</text:p>
          </table:table-cell>
          <table:table-cell office:value-type="float" office:value="17.0587210911366" calcext:value-type="float">
            <text:p>17,0587210911</text:p>
          </table:table-cell>
          <table:table-cell office:value-type="float" office:value="17.071575939448" calcext:value-type="float">
            <text:p>17,0715759394</text:p>
          </table:table-cell>
          <table:table-cell/>
          <table:table-cell office:value-type="float" office:value="0.653" calcext:value-type="float">
            <text:p>0,653</text:p>
          </table:table-cell>
          <table:table-cell office:value-type="float" office:value="16.8683577073586" calcext:value-type="float">
            <text:p>16,8683577074</text:p>
          </table:table-cell>
        </table:table-row>
        <table:table-row table:style-name="ro1">
          <table:table-cell office:value-type="float" office:value="0.655" calcext:value-type="float">
            <text:p>0,655</text:p>
          </table:table-cell>
          <table:table-cell office:value-type="float" office:value="17.2565305818334" calcext:value-type="float">
            <text:p>17,2565305818</text:p>
          </table:table-cell>
          <table:table-cell/>
          <table:table-cell office:value-type="float" office:value="0.655" calcext:value-type="float">
            <text:p>0,655</text:p>
          </table:table-cell>
          <table:table-cell office:value-type="float" office:value="17.2018997391108" calcext:value-type="float">
            <text:p>17,2018997391</text:p>
          </table:table-cell>
          <table:table-cell/>
          <table:table-cell office:value-type="float" office:value="0.655" calcext:value-type="float">
            <text:p>0,655</text:p>
          </table:table-cell>
          <table:table-cell office:value-type="float" office:value="17.164393852532" calcext:value-type="float">
            <text:p>17,1643938525</text:p>
          </table:table-cell>
          <table:table-cell office:value-type="float" office:value="17.1042374492572" calcext:value-type="float">
            <text:p>17,1042374493</text:p>
          </table:table-cell>
          <table:table-cell office:value-type="float" office:value="17.0705505610413" calcext:value-type="float">
            <text:p>17,070550561</text:p>
          </table:table-cell>
          <table:table-cell office:value-type="float" office:value="17.0519409922788" calcext:value-type="float">
            <text:p>17,0519409923</text:p>
          </table:table-cell>
          <table:table-cell office:value-type="float" office:value="17.0432352860883" calcext:value-type="float">
            <text:p>17,0432352861</text:p>
          </table:table-cell>
          <table:table-cell office:value-type="float" office:value="17.0415624440243" calcext:value-type="float">
            <text:p>17,041562444</text:p>
          </table:table-cell>
          <table:table-cell office:value-type="float" office:value="17.0450872328911" calcext:value-type="float">
            <text:p>17,0450872329</text:p>
          </table:table-cell>
          <table:table-cell office:value-type="float" office:value="17.0525137903953" calcext:value-type="float">
            <text:p>17,0525137904</text:p>
          </table:table-cell>
          <table:table-cell office:value-type="float" office:value="17.0628646505836" calcext:value-type="float">
            <text:p>17,0628646506</text:p>
          </table:table-cell>
          <table:table-cell office:value-type="float" office:value="17.0753721688927" calcext:value-type="float">
            <text:p>17,0753721689</text:p>
          </table:table-cell>
          <table:table-cell/>
          <table:table-cell office:value-type="float" office:value="0.655" calcext:value-type="float">
            <text:p>0,655</text:p>
          </table:table-cell>
          <table:table-cell office:value-type="float" office:value="16.8704977301197" calcext:value-type="float">
            <text:p>16,8704977301</text:p>
          </table:table-cell>
        </table:table-row>
        <table:table-row table:style-name="ro1">
          <table:table-cell office:value-type="float" office:value="0.657" calcext:value-type="float">
            <text:p>0,657</text:p>
          </table:table-cell>
          <table:table-cell office:value-type="float" office:value="17.2574167974176" calcext:value-type="float">
            <text:p>17,2574167974</text:p>
          </table:table-cell>
          <table:table-cell/>
          <table:table-cell office:value-type="float" office:value="0.657" calcext:value-type="float">
            <text:p>0,657</text:p>
          </table:table-cell>
          <table:table-cell office:value-type="float" office:value="17.203702236701" calcext:value-type="float">
            <text:p>17,2037022367</text:p>
          </table:table-cell>
          <table:table-cell/>
          <table:table-cell office:value-type="float" office:value="0.657" calcext:value-type="float">
            <text:p>0,657</text:p>
          </table:table-cell>
          <table:table-cell office:value-type="float" office:value="17.1672254599083" calcext:value-type="float">
            <text:p>17,1672254599</text:p>
          </table:table-cell>
          <table:table-cell office:value-type="float" office:value="17.1082772192619" calcext:value-type="float">
            <text:p>17,1082772193</text:p>
          </table:table-cell>
          <table:table-cell office:value-type="float" office:value="17.0752009822505" calcext:value-type="float">
            <text:p>17,0752009823</text:p>
          </table:table-cell>
          <table:table-cell office:value-type="float" office:value="17.0568603270769" calcext:value-type="float">
            <text:p>17,0568603271</text:p>
          </table:table-cell>
          <table:table-cell office:value-type="float" office:value="17.0482031266388" calcext:value-type="float">
            <text:p>17,0482031266</text:p>
          </table:table-cell>
          <table:table-cell office:value-type="float" office:value="17.0464293913891" calcext:value-type="float">
            <text:p>17,0464293914</text:p>
          </table:table-cell>
          <table:table-cell office:value-type="float" office:value="17.0497512769014" calcext:value-type="float">
            <text:p>17,0497512769</text:p>
          </table:table-cell>
          <table:table-cell office:value-type="float" office:value="17.0569069958375" calcext:value-type="float">
            <text:p>17,0569069958</text:p>
          </table:table-cell>
          <table:table-cell office:value-type="float" office:value="17.0669444578476" calcext:value-type="float">
            <text:p>17,0669444578</text:p>
          </table:table-cell>
          <table:table-cell office:value-type="float" office:value="17.0791150927841" calcext:value-type="float">
            <text:p>17,0791150928</text:p>
          </table:table-cell>
          <table:table-cell/>
          <table:table-cell office:value-type="float" office:value="0.657" calcext:value-type="float">
            <text:p>0,657</text:p>
          </table:table-cell>
          <table:table-cell office:value-type="float" office:value="16.8729289942762" calcext:value-type="float">
            <text:p>16,8729289943</text:p>
          </table:table-cell>
        </table:table-row>
        <table:table-row table:style-name="ro1">
          <table:table-cell office:value-type="float" office:value="0.659" calcext:value-type="float">
            <text:p>0,659</text:p>
          </table:table-cell>
          <table:table-cell office:value-type="float" office:value="17.2582860657795" calcext:value-type="float">
            <text:p>17,2582860658</text:p>
          </table:table-cell>
          <table:table-cell/>
          <table:table-cell office:value-type="float" office:value="0.659" calcext:value-type="float">
            <text:p>0,659</text:p>
          </table:table-cell>
          <table:table-cell office:value-type="float" office:value="17.2054726470381" calcext:value-type="float">
            <text:p>17,205472647</text:p>
          </table:table-cell>
          <table:table-cell/>
          <table:table-cell office:value-type="float" office:value="0.659" calcext:value-type="float">
            <text:p>0,659</text:p>
          </table:table-cell>
          <table:table-cell office:value-type="float" office:value="17.169991096605" calcext:value-type="float">
            <text:p>17,1699910966</text:p>
          </table:table-cell>
          <table:table-cell office:value-type="float" office:value="17.1122233389669" calcext:value-type="float">
            <text:p>17,112223339</text:p>
          </table:table-cell>
          <table:table-cell office:value-type="float" office:value="17.0797467653076" calcext:value-type="float">
            <text:p>17,0797467653</text:p>
          </table:table-cell>
          <table:table-cell office:value-type="float" office:value="17.0616734944098" calcext:value-type="float">
            <text:p>17,0616734944</text:p>
          </table:table-cell>
          <table:table-cell office:value-type="float" office:value="17.0530690514489" calcext:value-type="float">
            <text:p>17,0530690514</text:p>
          </table:table-cell>
          <table:table-cell office:value-type="float" office:value="17.0512021675756" calcext:value-type="float">
            <text:p>17,0512021676</text:p>
          </table:table-cell>
          <table:table-cell office:value-type="float" office:value="17.0543308221215" calcext:value-type="float">
            <text:p>17,0543308221</text:p>
          </table:table-cell>
          <table:table-cell office:value-type="float" office:value="17.0612262031568" calcext:value-type="float">
            <text:p>17,0612262032</text:p>
          </table:table-cell>
          <table:table-cell office:value-type="float" office:value="17.0709608349818" calcext:value-type="float">
            <text:p>17,070960835</text:p>
          </table:table-cell>
          <table:table-cell office:value-type="float" office:value="17.0828047187264" calcext:value-type="float">
            <text:p>17,0828047187</text:p>
          </table:table-cell>
          <table:table-cell/>
          <table:table-cell office:value-type="float" office:value="0.659" calcext:value-type="float">
            <text:p>0,659</text:p>
          </table:table-cell>
          <table:table-cell office:value-type="float" office:value="16.8756235401212" calcext:value-type="float">
            <text:p>16,8756235401</text:p>
          </table:table-cell>
        </table:table-row>
        <table:table-row table:style-name="ro1">
          <table:table-cell office:value-type="float" office:value="0.661" calcext:value-type="float">
            <text:p>0,661</text:p>
          </table:table-cell>
          <table:table-cell office:value-type="float" office:value="17.2591387082922" calcext:value-type="float">
            <text:p>17,2591387083</text:p>
          </table:table-cell>
          <table:table-cell/>
          <table:table-cell office:value-type="float" office:value="0.661" calcext:value-type="float">
            <text:p>0,661</text:p>
          </table:table-cell>
          <table:table-cell office:value-type="float" office:value="17.2072114766429" calcext:value-type="float">
            <text:p>17,2072114766</text:p>
          </table:table-cell>
          <table:table-cell/>
          <table:table-cell office:value-type="float" office:value="0.661" calcext:value-type="float">
            <text:p>0,661</text:p>
          </table:table-cell>
          <table:table-cell office:value-type="float" office:value="17.1726925543004" calcext:value-type="float">
            <text:p>17,1726925543</text:p>
          </table:table-cell>
          <table:table-cell office:value-type="float" office:value="17.1160782918659" calcext:value-type="float">
            <text:p>17,1160782919</text:p>
          </table:table-cell>
          <table:table-cell office:value-type="float" office:value="17.0841905093913" calcext:value-type="float">
            <text:p>17,0841905094</text:p>
          </table:table-cell>
          <table:table-cell office:value-type="float" office:value="17.0663828961377" calcext:value-type="float">
            <text:p>17,0663828961</text:p>
          </table:table-cell>
          <table:table-cell office:value-type="float" office:value="17.0578350975974" calcext:value-type="float">
            <text:p>17,0578350976</text:p>
          </table:table-cell>
          <table:table-cell office:value-type="float" office:value="17.0558823716652" calcext:value-type="float">
            <text:p>17,0558823717</text:p>
          </table:table-cell>
          <table:table-cell office:value-type="float" office:value="17.0588270191105" calcext:value-type="float">
            <text:p>17,0588270191</text:p>
          </table:table-cell>
          <table:table-cell office:value-type="float" office:value="17.0654721435354" calcext:value-type="float">
            <text:p>17,0654721435</text:p>
          </table:table-cell>
          <table:table-cell office:value-type="float" office:value="17.0749141451951" calcext:value-type="float">
            <text:p>17,0749141452</text:p>
          </table:table-cell>
          <table:table-cell office:value-type="float" office:value="17.0864411028976" calcext:value-type="float">
            <text:p>17,0864411029</text:p>
          </table:table-cell>
          <table:table-cell/>
          <table:table-cell office:value-type="float" office:value="0.661" calcext:value-type="float">
            <text:p>0,661</text:p>
          </table:table-cell>
          <table:table-cell office:value-type="float" office:value="16.8785557952176" calcext:value-type="float">
            <text:p>16,8785557952</text:p>
          </table:table-cell>
        </table:table-row>
        <table:table-row table:style-name="ro1">
          <table:table-cell office:value-type="float" office:value="0.663" calcext:value-type="float">
            <text:p>0,663</text:p>
          </table:table-cell>
          <table:table-cell office:value-type="float" office:value="17.2599750433396" calcext:value-type="float">
            <text:p>17,2599750433</text:p>
          </table:table-cell>
          <table:table-cell/>
          <table:table-cell office:value-type="float" office:value="0.663" calcext:value-type="float">
            <text:p>0,663</text:p>
          </table:table-cell>
          <table:table-cell office:value-type="float" office:value="17.2089192294116" calcext:value-type="float">
            <text:p>17,2089192294</text:p>
          </table:table-cell>
          <table:table-cell/>
          <table:table-cell office:value-type="float" office:value="0.663" calcext:value-type="float">
            <text:p>0,663</text:p>
          </table:table-cell>
          <table:table-cell office:value-type="float" office:value="17.1753315649242" calcext:value-type="float">
            <text:p>17,1753315649</text:p>
          </table:table-cell>
          <table:table-cell office:value-type="float" office:value="17.1198444822677" calcext:value-type="float">
            <text:p>17,1198444823</text:p>
          </table:table-cell>
          <table:table-cell office:value-type="float" office:value="17.0885347405163" calcext:value-type="float">
            <text:p>17,0885347405</text:p>
          </table:table-cell>
          <table:table-cell office:value-type="float" office:value="17.0709908794874" calcext:value-type="float">
            <text:p>17,0709908795</text:p>
          </table:table-cell>
          <table:table-cell office:value-type="float" office:value="17.0625032709948" calcext:value-type="float">
            <text:p>17,062503271</text:p>
          </table:table-cell>
          <table:table-cell office:value-type="float" office:value="17.0604715951647" calcext:value-type="float">
            <text:p>17,0604715952</text:p>
          </table:table-cell>
          <table:table-cell office:value-type="float" office:value="17.0632410317386" calcext:value-type="float">
            <text:p>17,0632410317</text:p>
          </table:table-cell>
          <table:table-cell office:value-type="float" office:value="17.0696455782919" calcext:value-type="float">
            <text:p>17,0696455783</text:p>
          </table:table-cell>
          <table:table-cell office:value-type="float" office:value="17.0788047943203" calcext:value-type="float">
            <text:p>17,0788047943</text:p>
          </table:table-cell>
          <table:table-cell office:value-type="float" office:value="17.0900243526495" calcext:value-type="float">
            <text:p>17,0900243526</text:p>
          </table:table-cell>
          <table:table-cell/>
          <table:table-cell office:value-type="float" office:value="0.663" calcext:value-type="float">
            <text:p>0,663</text:p>
          </table:table-cell>
          <table:table-cell office:value-type="float" office:value="16.8817023257064" calcext:value-type="float">
            <text:p>16,8817023257</text:p>
          </table:table-cell>
        </table:table-row>
        <table:table-row table:style-name="ro1">
          <table:table-cell office:value-type="float" office:value="0.665" calcext:value-type="float">
            <text:p>0,665</text:p>
          </table:table-cell>
          <table:table-cell office:value-type="float" office:value="17.2607953737992" calcext:value-type="float">
            <text:p>17,2607953738</text:p>
          </table:table-cell>
          <table:table-cell/>
          <table:table-cell office:value-type="float" office:value="0.665" calcext:value-type="float">
            <text:p>0,665</text:p>
          </table:table-cell>
          <table:table-cell office:value-type="float" office:value="17.2105963935717" calcext:value-type="float">
            <text:p>17,2105963936</text:p>
          </table:table-cell>
          <table:table-cell/>
          <table:table-cell office:value-type="float" office:value="0.665" calcext:value-type="float">
            <text:p>0,665</text:p>
          </table:table-cell>
          <table:table-cell office:value-type="float" office:value="17.1779097944313" calcext:value-type="float">
            <text:p>17,1779097944</text:p>
          </table:table-cell>
          <table:table-cell office:value-type="float" office:value="17.1235242308053" calcext:value-type="float">
            <text:p>17,1235242308</text:p>
          </table:table-cell>
          <table:table-cell office:value-type="float" office:value="17.0927819066483" calcext:value-type="float">
            <text:p>17,0927819066</text:p>
          </table:table-cell>
          <table:table-cell office:value-type="float" office:value="17.0754997309103" calcext:value-type="float">
            <text:p>17,0754997309</text:p>
          </table:table-cell>
          <table:table-cell office:value-type="float" office:value="17.0670755386998" calcext:value-type="float">
            <text:p>17,0670755387</text:p>
          </table:table-cell>
          <table:table-cell office:value-type="float" office:value="17.0649714127745" calcext:value-type="float">
            <text:p>17,0649714128</text:p>
          </table:table-cell>
          <table:table-cell office:value-type="float" office:value="17.0675740264744" calcext:value-type="float">
            <text:p>17,0675740265</text:p>
          </table:table-cell>
          <table:table-cell office:value-type="float" office:value="17.0737472866964" calcext:value-type="float">
            <text:p>17,0737472867</text:p>
          </table:table-cell>
          <table:table-cell office:value-type="float" office:value="17.0826332169667" calcext:value-type="float">
            <text:p>17,082633217</text:p>
          </table:table-cell>
          <table:table-cell office:value-type="float" office:value="17.093554610518" calcext:value-type="float">
            <text:p>17,0935546105</text:p>
          </table:table-cell>
          <table:table-cell/>
          <table:table-cell office:value-type="float" office:value="0.665" calcext:value-type="float">
            <text:p>0,665</text:p>
          </table:table-cell>
          <table:table-cell office:value-type="float" office:value="16.8850416035901" calcext:value-type="float">
            <text:p>16,8850416036</text:p>
          </table:table-cell>
        </table:table-row>
        <table:table-row table:style-name="ro1">
          <table:table-cell office:value-type="float" office:value="0.667" calcext:value-type="float">
            <text:p>0,667</text:p>
          </table:table-cell>
          <table:table-cell office:value-type="float" office:value="17.2616000043599" calcext:value-type="float">
            <text:p>17,2616000044</text:p>
          </table:table-cell>
          <table:table-cell/>
          <table:table-cell office:value-type="float" office:value="0.667" calcext:value-type="float">
            <text:p>0,667</text:p>
          </table:table-cell>
          <table:table-cell office:value-type="float" office:value="17.2122434592699" calcext:value-type="float">
            <text:p>17,2122434593</text:p>
          </table:table-cell>
          <table:table-cell/>
          <table:table-cell office:value-type="float" office:value="0.667" calcext:value-type="float">
            <text:p>0,667</text:p>
          </table:table-cell>
          <table:table-cell office:value-type="float" office:value="17.1804288574311" calcext:value-type="float">
            <text:p>17,1804288574</text:p>
          </table:table-cell>
          <table:table-cell office:value-type="float" office:value="17.1271197877473" calcext:value-type="float">
            <text:p>17,1271197877</text:p>
          </table:table-cell>
          <table:table-cell office:value-type="float" office:value="17.0969343895518" calcext:value-type="float">
            <text:p>17,0969343896</text:p>
          </table:table-cell>
          <table:table-cell office:value-type="float" office:value="17.0799116863937" calcext:value-type="float">
            <text:p>17,0799116864</text:p>
          </table:table-cell>
          <table:table-cell office:value-type="float" office:value="17.0715538379186" calcext:value-type="float">
            <text:p>17,0715538379</text:p>
          </table:table-cell>
          <table:table-cell office:value-type="float" office:value="17.0693833905595" calcext:value-type="float">
            <text:p>17,0693833906</text:p>
          </table:table-cell>
          <table:table-cell office:value-type="float" office:value="17.0718271804044" calcext:value-type="float">
            <text:p>17,0718271804</text:p>
          </table:table-cell>
          <table:table-cell office:value-type="float" office:value="17.077778074648" calcext:value-type="float">
            <text:p>17,0777780746</text:p>
          </table:table-cell>
          <table:table-cell office:value-type="float" office:value="17.0863998868304" calcext:value-type="float">
            <text:p>17,0863998868</text:p>
          </table:table-cell>
          <table:table-cell office:value-type="float" office:value="17.0970320673675" calcext:value-type="float">
            <text:p>17,0970320674</text:p>
          </table:table-cell>
          <table:table-cell/>
          <table:table-cell office:value-type="float" office:value="0.667" calcext:value-type="float">
            <text:p>0,667</text:p>
          </table:table-cell>
          <table:table-cell office:value-type="float" office:value="16.8885538350828" calcext:value-type="float">
            <text:p>16,8885538351</text:p>
          </table:table-cell>
        </table:table-row>
        <table:table-row table:style-name="ro1">
          <table:table-cell office:value-type="float" office:value="0.669" calcext:value-type="float">
            <text:p>0,669</text:p>
          </table:table-cell>
          <table:table-cell office:value-type="float" office:value="17.2623892305793" calcext:value-type="float">
            <text:p>17,2623892306</text:p>
          </table:table-cell>
          <table:table-cell/>
          <table:table-cell office:value-type="float" office:value="0.669" calcext:value-type="float">
            <text:p>0,669</text:p>
          </table:table-cell>
          <table:table-cell office:value-type="float" office:value="17.2138609071702" calcext:value-type="float">
            <text:p>17,2138609072</text:p>
          </table:table-cell>
          <table:table-cell/>
          <table:table-cell office:value-type="float" office:value="0.669" calcext:value-type="float">
            <text:p>0,669</text:p>
          </table:table-cell>
          <table:table-cell office:value-type="float" office:value="17.1828903117998" calcext:value-type="float">
            <text:p>17,1828903118</text:p>
          </table:table-cell>
          <table:table-cell office:value-type="float" office:value="17.1306333291938" calcext:value-type="float">
            <text:p>17,1306333292</text:p>
          </table:table-cell>
          <table:table-cell office:value-type="float" office:value="17.1009945006949" calcext:value-type="float">
            <text:p>17,1009945007</text:p>
          </table:table-cell>
          <table:table-cell office:value-type="float" office:value="17.0842289262961" calcext:value-type="float">
            <text:p>17,0842289263</text:p>
          </table:table-cell>
          <table:table-cell office:value-type="float" office:value="17.0759400694926" calcext:value-type="float">
            <text:p>17,0759400695</text:p>
          </table:table-cell>
          <table:table-cell office:value-type="float" office:value="17.0737090780558" calcext:value-type="float">
            <text:p>17,0737090781</text:p>
          </table:table-cell>
          <table:table-cell office:value-type="float" office:value="17.0760016720001" calcext:value-type="float">
            <text:p>17,076001672</text:p>
          </table:table-cell>
          <table:table-cell office:value-type="float" office:value="17.0817387640986" calcext:value-type="float">
            <text:p>17,0817387641</text:p>
          </table:table-cell>
          <table:table-cell office:value-type="float" office:value="17.0901053046131" calcext:value-type="float">
            <text:p>17,0901053046</text:p>
          </table:table-cell>
          <table:table-cell office:value-type="float" office:value="17.1004569483913" calcext:value-type="float">
            <text:p>17,1004569484</text:p>
          </table:table-cell>
          <table:table-cell/>
          <table:table-cell office:value-type="float" office:value="0.669" calcext:value-type="float">
            <text:p>0,669</text:p>
          </table:table-cell>
          <table:table-cell office:value-type="float" office:value="16.8922207844054" calcext:value-type="float">
            <text:p>16,8922207844</text:p>
          </table:table-cell>
        </table:table-row>
        <table:table-row table:style-name="ro1">
          <table:table-cell office:value-type="float" office:value="0.671" calcext:value-type="float">
            <text:p>0,671</text:p>
          </table:table-cell>
          <table:table-cell office:value-type="float" office:value="17.2631633409158" calcext:value-type="float">
            <text:p>17,2631633409</text:p>
          </table:table-cell>
          <table:table-cell/>
          <table:table-cell office:value-type="float" office:value="0.671" calcext:value-type="float">
            <text:p>0,671</text:p>
          </table:table-cell>
          <table:table-cell office:value-type="float" office:value="17.2154492103779" calcext:value-type="float">
            <text:p>17,2154492104</text:p>
          </table:table-cell>
          <table:table-cell/>
          <table:table-cell office:value-type="float" office:value="0.671" calcext:value-type="float">
            <text:p>0,671</text:p>
          </table:table-cell>
          <table:table-cell office:value-type="float" office:value="17.1852956623155" calcext:value-type="float">
            <text:p>17,1852956623</text:p>
          </table:table-cell>
          <table:table-cell office:value-type="float" office:value="17.1340669609672" calcext:value-type="float">
            <text:p>17,134066961</text:p>
          </table:table-cell>
          <table:table-cell office:value-type="float" office:value="17.1049644844177" calcext:value-type="float">
            <text:p>17,1049644844</text:p>
          </table:table-cell>
          <table:table-cell office:value-type="float" office:value="17.0884535773698" calcext:value-type="float">
            <text:p>17,0884535774</text:p>
          </table:table-cell>
          <table:table-cell office:value-type="float" office:value="17.0802360987142" calcext:value-type="float">
            <text:p>17,0802360987</text:p>
          </table:table-cell>
          <table:table-cell office:value-type="float" office:value="17.0779500080492" calcext:value-type="float">
            <text:p>17,077950008</text:p>
          </table:table-cell>
          <table:table-cell office:value-type="float" office:value="17.0800986801508" calcext:value-type="float">
            <text:p>17,0800986802</text:p>
          </table:table-cell>
          <table:table-cell office:value-type="float" office:value="17.0856301916769" calcext:value-type="float">
            <text:p>17,0856301917</text:p>
          </table:table-cell>
          <table:table-cell office:value-type="float" office:value="17.0937499965663" calcext:value-type="float">
            <text:p>17,0937499966</text:p>
          </table:table-cell>
          <table:table-cell office:value-type="float" office:value="17.1038295118893" calcext:value-type="float">
            <text:p>17,1038295119</text:p>
          </table:table-cell>
          <table:table-cell/>
          <table:table-cell office:value-type="float" office:value="0.671" calcext:value-type="float">
            <text:p>0,671</text:p>
          </table:table-cell>
          <table:table-cell office:value-type="float" office:value="16.8960256319302" calcext:value-type="float">
            <text:p>16,8960256319</text:p>
          </table:table-cell>
        </table:table-row>
        <table:table-row table:style-name="ro1">
          <table:table-cell office:value-type="float" office:value="0.673" calcext:value-type="float">
            <text:p>0,673</text:p>
          </table:table-cell>
          <table:table-cell office:value-type="float" office:value="17.2639226185086" calcext:value-type="float">
            <text:p>17,2639226185</text:p>
          </table:table-cell>
          <table:table-cell/>
          <table:table-cell office:value-type="float" office:value="0.673" calcext:value-type="float">
            <text:p>0,673</text:p>
          </table:table-cell>
          <table:table-cell office:value-type="float" office:value="17.2170088361186" calcext:value-type="float">
            <text:p>17,2170088361</text:p>
          </table:table-cell>
          <table:table-cell/>
          <table:table-cell office:value-type="float" office:value="0.673" calcext:value-type="float">
            <text:p>0,673</text:p>
          </table:table-cell>
          <table:table-cell office:value-type="float" office:value="17.1876463639796" calcext:value-type="float">
            <text:p>17,187646364</text:p>
          </table:table-cell>
          <table:table-cell office:value-type="float" office:value="17.1374227222096" calcext:value-type="float">
            <text:p>17,1374227222</text:p>
          </table:table-cell>
          <table:table-cell office:value-type="float" office:value="17.1088465208803" calcext:value-type="float">
            <text:p>17,1088465209</text:p>
          </table:table-cell>
          <table:table-cell office:value-type="float" office:value="17.0925877146508" calcext:value-type="float">
            <text:p>17,0925877147</text:p>
          </table:table-cell>
          <table:table-cell office:value-type="float" office:value="17.0844437560893" calcext:value-type="float">
            <text:p>17,0844437561</text:p>
          </table:table-cell>
          <table:table-cell office:value-type="float" office:value="17.0821076963561" calcext:value-type="float">
            <text:p>17,0821076964</text:p>
          </table:table-cell>
          <table:table-cell office:value-type="float" office:value="17.0841193832266" calcext:value-type="float">
            <text:p>17,0841193832</text:p>
          </table:table-cell>
          <table:table-cell office:value-type="float" office:value="17.0894532073381" calcext:value-type="float">
            <text:p>17,0894532073</text:p>
          </table:table-cell>
          <table:table-cell office:value-type="float" office:value="17.0973345130376" calcext:value-type="float">
            <text:p>17,097334513</text:p>
          </table:table-cell>
          <table:table-cell office:value-type="float" office:value="17.107150048" calcext:value-type="float">
            <text:p>17,107150048</text:p>
          </table:table-cell>
          <table:table-cell/>
          <table:table-cell office:value-type="float" office:value="0.673" calcext:value-type="float">
            <text:p>0,673</text:p>
          </table:table-cell>
          <table:table-cell office:value-type="float" office:value="16.8999528495765" calcext:value-type="float">
            <text:p>16,8999528496</text:p>
          </table:table-cell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17.2646673433339" calcext:value-type="float">
            <text:p>17,2646673433</text:p>
          </table:table-cell>
          <table:table-cell/>
          <table:table-cell office:value-type="float" office:value="0.675" calcext:value-type="float">
            <text:p>0,675</text:p>
          </table:table-cell>
          <table:table-cell office:value-type="float" office:value="17.2185402478171" calcext:value-type="float">
            <text:p>17,2185402478</text:p>
          </table:table-cell>
          <table:table-cell/>
          <table:table-cell office:value-type="float" office:value="0.675" calcext:value-type="float">
            <text:p>0,675</text:p>
          </table:table-cell>
          <table:table-cell office:value-type="float" office:value="17.189943825472" calcext:value-type="float">
            <text:p>17,1899438255</text:p>
          </table:table-cell>
          <table:table-cell office:value-type="float" office:value="17.1407025890662" calcext:value-type="float">
            <text:p>17,1407025891</text:p>
          </table:table-cell>
          <table:table-cell office:value-type="float" office:value="17.1126427291388" calcext:value-type="float">
            <text:p>17,1126427291</text:p>
          </table:table-cell>
          <table:table-cell office:value-type="float" office:value="17.0966333635512" calcext:value-type="float">
            <text:p>17,0966333636</text:p>
          </table:table-cell>
          <table:table-cell office:value-type="float" office:value="17.0885648383785" calcext:value-type="float">
            <text:p>17,0885648384</text:p>
          </table:table-cell>
          <table:table-cell office:value-type="float" office:value="17.0861836419487" calcext:value-type="float">
            <text:p>17,0861836419</text:p>
          </table:table-cell>
          <table:table-cell office:value-type="float" office:value="17.0880649585375" calcext:value-type="float">
            <text:p>17,0880649585</text:p>
          </table:table-cell>
          <table:table-cell office:value-type="float" office:value="17.0932086734561" calcext:value-type="float">
            <text:p>17,0932086735</text:p>
          </table:table-cell>
          <table:table-cell office:value-type="float" office:value="17.1008594275034" calcext:value-type="float">
            <text:p>17,1008594275</text:p>
          </table:table-cell>
          <table:table-cell office:value-type="float" office:value="17.1104188779774" calcext:value-type="float">
            <text:p>17,110418878</text:p>
          </table:table-cell>
          <table:table-cell/>
          <table:table-cell office:value-type="float" office:value="0.675" calcext:value-type="float">
            <text:p>0,675</text:p>
          </table:table-cell>
          <table:table-cell office:value-type="float" office:value="16.9039880914041" calcext:value-type="float">
            <text:p>16,9039880914</text:p>
          </table:table-cell>
        </table:table-row>
        <table:table-row table:style-name="ro1">
          <table:table-cell office:value-type="float" office:value="0.677" calcext:value-type="float">
            <text:p>0,677</text:p>
          </table:table-cell>
          <table:table-cell office:value-type="float" office:value="17.2653977831068" calcext:value-type="float">
            <text:p>17,2653977831</text:p>
          </table:table-cell>
          <table:table-cell/>
          <table:table-cell office:value-type="float" office:value="0.677" calcext:value-type="float">
            <text:p>0,677</text:p>
          </table:table-cell>
          <table:table-cell office:value-type="float" office:value="17.2200438956142" calcext:value-type="float">
            <text:p>17,2200438956</text:p>
          </table:table-cell>
          <table:table-cell/>
          <table:table-cell office:value-type="float" office:value="0.677" calcext:value-type="float">
            <text:p>0,677</text:p>
          </table:table-cell>
          <table:table-cell office:value-type="float" office:value="17.1921894047429" calcext:value-type="float">
            <text:p>17,1921894047</text:p>
          </table:table-cell>
          <table:table-cell office:value-type="float" office:value="17.1439084716953" calcext:value-type="float">
            <text:p>17,1439084717</text:p>
          </table:table-cell>
          <table:table-cell office:value-type="float" office:value="17.116355164044" calcext:value-type="float">
            <text:p>17,116355164</text:p>
          </table:table-cell>
          <table:table-cell office:value-type="float" office:value="17.1005924959864" calcext:value-type="float">
            <text:p>17,100592496</text:p>
          </table:table-cell>
          <table:table-cell office:value-type="float" office:value="17.092601103681" calcext:value-type="float">
            <text:p>17,0926011037</text:p>
          </table:table-cell>
          <table:table-cell office:value-type="float" office:value="17.0901793209139" calcext:value-type="float">
            <text:p>17,0901793209</text:p>
          </table:table-cell>
          <table:table-cell office:value-type="float" office:value="17.0919365751508" calcext:value-type="float">
            <text:p>17,0919365752</text:p>
          </table:table-cell>
          <table:table-cell office:value-type="float" office:value="17.0968974564565" calcext:value-type="float">
            <text:p>17,0968974565</text:p>
          </table:table-cell>
          <table:table-cell office:value-type="float" office:value="17.1043253268538" calcext:value-type="float">
            <text:p>17,1043253269</text:p>
          </table:table-cell>
          <table:table-cell office:value-type="float" office:value="17.113636342767" calcext:value-type="float">
            <text:p>17,1136363428</text:p>
          </table:table-cell>
          <table:table-cell/>
          <table:table-cell office:value-type="float" office:value="0.677" calcext:value-type="float">
            <text:p>0,677</text:p>
          </table:table-cell>
          <table:table-cell office:value-type="float" office:value="16.9081180850103" calcext:value-type="float">
            <text:p>16,908118085</text:p>
          </table:table-cell>
        </table:table-row>
        <table:table-row table:style-name="ro1">
          <table:table-cell office:value-type="float" office:value="0.679" calcext:value-type="float">
            <text:p>0,679</text:p>
          </table:table-cell>
          <table:table-cell office:value-type="float" office:value="17.2661142041375" calcext:value-type="float">
            <text:p>17,2661142041</text:p>
          </table:table-cell>
          <table:table-cell/>
          <table:table-cell office:value-type="float" office:value="0.679" calcext:value-type="float">
            <text:p>0,679</text:p>
          </table:table-cell>
          <table:table-cell office:value-type="float" office:value="17.2215202274076" calcext:value-type="float">
            <text:p>17,2215202274</text:p>
          </table:table-cell>
          <table:table-cell/>
          <table:table-cell office:value-type="float" office:value="0.679" calcext:value-type="float">
            <text:p>0,679</text:p>
          </table:table-cell>
          <table:table-cell office:value-type="float" office:value="17.1943844182977" calcext:value-type="float">
            <text:p>17,1943844183</text:p>
          </table:table-cell>
          <table:table-cell office:value-type="float" office:value="17.1470422228543" calcext:value-type="float">
            <text:p>17,1470422229</text:p>
          </table:table-cell>
          <table:table-cell office:value-type="float" office:value="17.1199858239787" calcext:value-type="float">
            <text:p>17,119985824</text:p>
          </table:table-cell>
          <table:table-cell office:value-type="float" office:value="17.1044670371576" calcext:value-type="float">
            <text:p>17,1044670372</text:p>
          </table:table-cell>
          <table:table-cell office:value-type="float" office:value="17.0965542773439" calcext:value-type="float">
            <text:p>17,0965542773</text:p>
          </table:table-cell>
          <table:table-cell office:value-type="float" office:value="17.0940961917498" calcext:value-type="float">
            <text:p>17,0940961917</text:p>
          </table:table-cell>
          <table:table-cell office:value-type="float" office:value="17.0957353989758" calcext:value-type="float">
            <text:p>17,095735399</text:p>
          </table:table-cell>
          <table:table-cell office:value-type="float" office:value="17.1005204321986" calcext:value-type="float">
            <text:p>17,1005204322</text:p>
          </table:table-cell>
          <table:table-cell office:value-type="float" office:value="17.1077328177045" calcext:value-type="float">
            <text:p>17,1077328177</text:p>
          </table:table-cell>
          <table:table-cell office:value-type="float" office:value="17.1168028110369" calcext:value-type="float">
            <text:p>17,116802811</text:p>
          </table:table-cell>
          <table:table-cell/>
          <table:table-cell office:value-type="float" office:value="0.679" calcext:value-type="float">
            <text:p>0,679</text:p>
          </table:table-cell>
          <table:table-cell office:value-type="float" office:value="16.9123305545356" calcext:value-type="float">
            <text:p>16,9123305545</text:p>
          </table:table-cell>
        </table:table-row>
        <table:table-row table:style-name="ro1">
          <table:table-cell office:value-type="float" office:value="0.681" calcext:value-type="float">
            <text:p>0,681</text:p>
          </table:table-cell>
          <table:table-cell office:value-type="float" office:value="17.2668168669575" calcext:value-type="float">
            <text:p>17,266816867</text:p>
          </table:table-cell>
          <table:table-cell/>
          <table:table-cell office:value-type="float" office:value="0.681" calcext:value-type="float">
            <text:p>0,681</text:p>
          </table:table-cell>
          <table:table-cell office:value-type="float" office:value="17.2229696842452" calcext:value-type="float">
            <text:p>17,2229696842</text:p>
          </table:table-cell>
          <table:table-cell/>
          <table:table-cell office:value-type="float" office:value="0.681" calcext:value-type="float">
            <text:p>0,681</text:p>
          </table:table-cell>
          <table:table-cell office:value-type="float" office:value="17.1965301398551" calcext:value-type="float">
            <text:p>17,1965301399</text:p>
          </table:table-cell>
          <table:table-cell office:value-type="float" office:value="17.1501056374599" calcext:value-type="float">
            <text:p>17,1501056375</text:p>
          </table:table-cell>
          <table:table-cell office:value-type="float" office:value="17.1235366502115" calcext:value-type="float">
            <text:p>17,1235366502</text:p>
          </table:table-cell>
          <table:table-cell office:value-type="float" office:value="17.1082588642024" calcext:value-type="float">
            <text:p>17,1082588642</text:p>
          </table:table-cell>
          <table:table-cell office:value-type="float" office:value="17.1004260497192" calcext:value-type="float">
            <text:p>17,1004260497</text:p>
          </table:table-cell>
          <table:table-cell office:value-type="float" office:value="17.0979356922049" calcext:value-type="float">
            <text:p>17,0979356922</text:p>
          </table:table-cell>
          <table:table-cell office:value-type="float" office:value="17.0994625887386" calcext:value-type="float">
            <text:p>17,0994625887</text:p>
          </table:table-cell>
          <table:table-cell office:value-type="float" office:value="17.1040784811451" calcext:value-type="float">
            <text:p>17,1040784811</text:p>
          </table:table-cell>
          <table:table-cell office:value-type="float" office:value="17.1110825207627" calcext:value-type="float">
            <text:p>17,1110825208</text:p>
          </table:table-cell>
          <table:table-cell office:value-type="float" office:value="17.1199186726374" calcext:value-type="float">
            <text:p>17,1199186726</text:p>
          </table:table-cell>
          <table:table-cell/>
          <table:table-cell office:value-type="float" office:value="0.681" calcext:value-type="float">
            <text:p>0,681</text:p>
          </table:table-cell>
          <table:table-cell office:value-type="float" office:value="16.9166141369696" calcext:value-type="float">
            <text:p>16,916614137</text:p>
          </table:table-cell>
        </table:table-row>
        <table:table-row table:style-name="ro1">
          <table:table-cell office:value-type="float" office:value="0.683" calcext:value-type="float">
            <text:p>0,683</text:p>
          </table:table-cell>
          <table:table-cell office:value-type="float" office:value="17.2675060277104" calcext:value-type="float">
            <text:p>17,2675060277</text:p>
          </table:table-cell>
          <table:table-cell/>
          <table:table-cell office:value-type="float" office:value="0.683" calcext:value-type="float">
            <text:p>0,683</text:p>
          </table:table-cell>
          <table:table-cell office:value-type="float" office:value="17.2243927016542" calcext:value-type="float">
            <text:p>17,2243927017</text:p>
          </table:table-cell>
          <table:table-cell/>
          <table:table-cell office:value-type="float" office:value="0.683" calcext:value-type="float">
            <text:p>0,683</text:p>
          </table:table-cell>
          <table:table-cell office:value-type="float" office:value="17.1986278029043" calcext:value-type="float">
            <text:p>17,1986278029</text:p>
          </table:table-cell>
          <table:table-cell office:value-type="float" office:value="17.1531004554307" calcext:value-type="float">
            <text:p>17,1531004554</text:p>
          </table:table-cell>
          <table:table-cell office:value-type="float" office:value="17.1270095293443" calcext:value-type="float">
            <text:p>17,1270095293</text:p>
          </table:table-cell>
          <table:table-cell office:value-type="float" office:value="17.1119698079242" calcext:value-type="float">
            <text:p>17,1119698079</text:p>
          </table:table-cell>
          <table:table-cell office:value-type="float" office:value="17.1042180770859" calcext:value-type="float">
            <text:p>17,1042180771</text:p>
          </table:table-cell>
          <table:table-cell office:value-type="float" office:value="17.1016992394619" calcext:value-type="float">
            <text:p>17,1016992395</text:p>
          </table:table-cell>
          <table:table-cell office:value-type="float" office:value="17.1031192955899" calcext:value-type="float">
            <text:p>17,1031192956</text:p>
          </table:table-cell>
          <table:table-cell office:value-type="float" office:value="17.107572487602" calcext:value-type="float">
            <text:p>17,1075724876</text:p>
          </table:table-cell>
          <table:table-cell office:value-type="float" office:value="17.114375069925" calcext:value-type="float">
            <text:p>17,1143750699</text:p>
          </table:table-cell>
          <table:table-cell office:value-type="float" office:value="17.1229843377798" calcext:value-type="float">
            <text:p>17,1229843378</text:p>
          </table:table-cell>
          <table:table-cell/>
          <table:table-cell office:value-type="float" office:value="0.683" calcext:value-type="float">
            <text:p>0,683</text:p>
          </table:table-cell>
          <table:table-cell office:value-type="float" office:value="16.9209583124427" calcext:value-type="float">
            <text:p>16,9209583124</text:p>
          </table:table-cell>
        </table:table-row>
        <table:table-row table:style-name="ro1">
          <table:table-cell office:value-type="float" office:value="0.685" calcext:value-type="float">
            <text:p>0,685</text:p>
          </table:table-cell>
          <table:table-cell office:value-type="float" office:value="17.2681819353595" calcext:value-type="float">
            <text:p>17,2681819354</text:p>
          </table:table-cell>
          <table:table-cell/>
          <table:table-cell office:value-type="float" office:value="0.685" calcext:value-type="float">
            <text:p>0,685</text:p>
          </table:table-cell>
          <table:table-cell office:value-type="float" office:value="17.2257897066705" calcext:value-type="float">
            <text:p>17,2257897067</text:p>
          </table:table-cell>
          <table:table-cell/>
          <table:table-cell office:value-type="float" office:value="0.685" calcext:value-type="float">
            <text:p>0,685</text:p>
          </table:table-cell>
          <table:table-cell office:value-type="float" office:value="17.2006786003256" calcext:value-type="float">
            <text:p>17,2006786003</text:p>
          </table:table-cell>
          <table:table-cell office:value-type="float" office:value="17.1560283620373" calcext:value-type="float">
            <text:p>17,156028362</text:p>
          </table:table-cell>
          <table:table-cell office:value-type="float" office:value="17.1304062934698" calcext:value-type="float">
            <text:p>17,1304062935</text:p>
          </table:table-cell>
          <table:table-cell office:value-type="float" office:value="17.1156016523344" calcext:value-type="float">
            <text:p>17,1156016523</text:p>
          </table:table-cell>
          <table:table-cell office:value-type="float" office:value="17.1079319804115" calcext:value-type="float">
            <text:p>17,1079319804</text:p>
          </table:table-cell>
          <table:table-cell office:value-type="float" office:value="17.1053882281025" calcext:value-type="float">
            <text:p>17,1053882281</text:p>
          </table:table-cell>
          <table:table-cell office:value-type="float" office:value="17.1067066603299" calcext:value-type="float">
            <text:p>17,1067066603</text:p>
          </table:table-cell>
          <table:table-cell office:value-type="float" office:value="17.1110033362788" calcext:value-type="float">
            <text:p>17,1110033363</text:p>
          </table:table-cell>
          <table:table-cell office:value-type="float" office:value="17.1176111082105" calcext:value-type="float">
            <text:p>17,1176111082</text:p>
          </table:table-cell>
          <table:table-cell office:value-type="float" office:value="17.1260002323118" calcext:value-type="float">
            <text:p>17,1260002323</text:p>
          </table:table-cell>
          <table:table-cell/>
          <table:table-cell office:value-type="float" office:value="0.685" calcext:value-type="float">
            <text:p>0,685</text:p>
          </table:table-cell>
          <table:table-cell office:value-type="float" office:value="16.9253533370449" calcext:value-type="float">
            <text:p>16,925353337</text:p>
          </table:table-cell>
        </table:table-row>
        <table:table-row table:style-name="ro1">
          <table:table-cell office:value-type="float" office:value="0.687" calcext:value-type="float">
            <text:p>0,687</text:p>
          </table:table-cell>
          <table:table-cell office:value-type="float" office:value="17.2688448307019" calcext:value-type="float">
            <text:p>17,2688448307</text:p>
          </table:table-cell>
          <table:table-cell/>
          <table:table-cell office:value-type="float" office:value="0.687" calcext:value-type="float">
            <text:p>0,687</text:p>
          </table:table-cell>
          <table:table-cell office:value-type="float" office:value="17.2271611167326" calcext:value-type="float">
            <text:p>17,2271611167</text:p>
          </table:table-cell>
          <table:table-cell/>
          <table:table-cell office:value-type="float" office:value="0.687" calcext:value-type="float">
            <text:p>0,687</text:p>
          </table:table-cell>
          <table:table-cell office:value-type="float" office:value="17.2026836851929" calcext:value-type="float">
            <text:p>17,2026836852</text:p>
          </table:table-cell>
          <table:table-cell office:value-type="float" office:value="17.1588909892349" calcext:value-type="float">
            <text:p>17,1588909892</text:p>
          </table:table-cell>
          <table:table-cell office:value-type="float" office:value="17.1337287212727" calcext:value-type="float">
            <text:p>17,1337287213</text:p>
          </table:table-cell>
          <table:table-cell office:value-type="float" office:value="17.1191561351643" calcext:value-type="float">
            <text:p>17,1191561352</text:p>
          </table:table-cell>
          <table:table-cell office:value-type="float" office:value="17.1115693451423" calcext:value-type="float">
            <text:p>17,1115693451</text:p>
          </table:table-cell>
          <table:table-cell office:value-type="float" office:value="17.1090040291815" calcext:value-type="float">
            <text:p>17,1090040292</text:p>
          </table:table-cell>
          <table:table-cell office:value-type="float" office:value="17.1102258118501" calcext:value-type="float">
            <text:p>17,1102258119</text:p>
          </table:table-cell>
          <table:table-cell office:value-type="float" office:value="17.1143719102097" calcext:value-type="float">
            <text:p>17,1143719102</text:p>
          </table:table-cell>
          <table:table-cell office:value-type="float" office:value="17.1207912852648" calcext:value-type="float">
            <text:p>17,1207912853</text:p>
          </table:table-cell>
          <table:table-cell office:value-type="float" office:value="17.1289667948687" calcext:value-type="float">
            <text:p>17,1289667949</text:p>
          </table:table-cell>
          <table:table-cell/>
          <table:table-cell office:value-type="float" office:value="0.687" calcext:value-type="float">
            <text:p>0,687</text:p>
          </table:table-cell>
          <table:table-cell office:value-type="float" office:value="16.9297901835516" calcext:value-type="float">
            <text:p>16,9297901836</text:p>
          </table:table-cell>
        </table:table-row>
        <table:table-row table:style-name="ro1">
          <table:table-cell office:value-type="float" office:value="0.689" calcext:value-type="float">
            <text:p>0,689</text:p>
          </table:table-cell>
          <table:table-cell office:value-type="float" office:value="17.2694949577886" calcext:value-type="float">
            <text:p>17,2694949578</text:p>
          </table:table-cell>
          <table:table-cell/>
          <table:table-cell office:value-type="float" office:value="0.689" calcext:value-type="float">
            <text:p>0,689</text:p>
          </table:table-cell>
          <table:table-cell office:value-type="float" office:value="17.2285073513648" calcext:value-type="float">
            <text:p>17,2285073514</text:p>
          </table:table-cell>
          <table:table-cell/>
          <table:table-cell office:value-type="float" office:value="0.689" calcext:value-type="float">
            <text:p>0,689</text:p>
          </table:table-cell>
          <table:table-cell office:value-type="float" office:value="17.204644179899" calcext:value-type="float">
            <text:p>17,2046441799</text:p>
          </table:table-cell>
          <table:table-cell office:value-type="float" office:value="17.161689923951" calcext:value-type="float">
            <text:p>17,161689924</text:p>
          </table:table-cell>
          <table:table-cell office:value-type="float" office:value="17.1369785456201" calcext:value-type="float">
            <text:p>17,1369785456</text:p>
          </table:table-cell>
          <table:table-cell office:value-type="float" office:value="17.1226349547582" calcext:value-type="float">
            <text:p>17,1226349548</text:p>
          </table:table-cell>
          <table:table-cell office:value-type="float" office:value="17.1151317274981" calcext:value-type="float">
            <text:p>17,1151317275</text:p>
          </table:table-cell>
          <table:table-cell office:value-type="float" office:value="17.1125479961489" calcext:value-type="float">
            <text:p>17,1125479961</text:p>
          </table:table-cell>
          <table:table-cell office:value-type="float" office:value="17.1136778730326" calcext:value-type="float">
            <text:p>17,113677873</text:p>
          </table:table-cell>
          <table:table-cell office:value-type="float" office:value="17.117679097093" calcext:value-type="float">
            <text:p>17,1176790971</text:p>
          </table:table-cell>
          <table:table-cell office:value-type="float" office:value="17.12391626475" calcext:value-type="float">
            <text:p>17,1239162648</text:p>
          </table:table-cell>
          <table:table-cell office:value-type="float" office:value="17.1318844861132" calcext:value-type="float">
            <text:p>17,1318844861</text:p>
          </table:table-cell>
          <table:table-cell/>
          <table:table-cell office:value-type="float" office:value="0.689" calcext:value-type="float">
            <text:p>0,689</text:p>
          </table:table-cell>
          <table:table-cell office:value-type="float" office:value="16.9342605004099" calcext:value-type="float">
            <text:p>16,9342605004</text:p>
          </table:table-cell>
        </table:table-row>
        <table:table-row table:style-name="ro1">
          <table:table-cell office:value-type="float" office:value="0.691" calcext:value-type="float">
            <text:p>0,691</text:p>
          </table:table-cell>
          <table:table-cell office:value-type="float" office:value="17.2701325475475" calcext:value-type="float">
            <text:p>17,2701325475</text:p>
          </table:table-cell>
          <table:table-cell/>
          <table:table-cell office:value-type="float" office:value="0.691" calcext:value-type="float">
            <text:p>0,691</text:p>
          </table:table-cell>
          <table:table-cell office:value-type="float" office:value="17.2298288152326" calcext:value-type="float">
            <text:p>17,2298288152</text:p>
          </table:table-cell>
          <table:table-cell/>
          <table:table-cell office:value-type="float" office:value="0.691" calcext:value-type="float">
            <text:p>0,691</text:p>
          </table:table-cell>
          <table:table-cell office:value-type="float" office:value="17.2065611663562" calcext:value-type="float">
            <text:p>17,2065611664</text:p>
          </table:table-cell>
          <table:table-cell office:value-type="float" office:value="17.164426700473" calcext:value-type="float">
            <text:p>17,1644267005</text:p>
          </table:table-cell>
          <table:table-cell office:value-type="float" office:value="17.1401574463852" calcext:value-type="float">
            <text:p>17,1401574464</text:p>
          </table:table-cell>
          <table:table-cell office:value-type="float" office:value="17.1260397625828" calcext:value-type="float">
            <text:p>17,1260397626</text:p>
          </table:table-cell>
          <table:table-cell office:value-type="float" office:value="17.1186206462519" calcext:value-type="float">
            <text:p>17,1186206463</text:p>
          </table:table-cell>
          <table:table-cell office:value-type="float" office:value="17.1160214556143" calcext:value-type="float">
            <text:p>17,1160214556</text:p>
          </table:table-cell>
          <table:table-cell office:value-type="float" office:value="17.1170639502185" calcext:value-type="float">
            <text:p>17,1170639502</text:p>
          </table:table-cell>
          <table:table-cell office:value-type="float" office:value="17.1209257771063" calcext:value-type="float">
            <text:p>17,1209257771</text:p>
          </table:table-cell>
          <table:table-cell office:value-type="float" office:value="17.1269867099492" calcext:value-type="float">
            <text:p>17,1269867099</text:p>
          </table:table-cell>
          <table:table-cell office:value-type="float" office:value="17.1347537712662" calcext:value-type="float">
            <text:p>17,1347537713</text:p>
          </table:table-cell>
          <table:table-cell/>
          <table:table-cell office:value-type="float" office:value="0.691" calcext:value-type="float">
            <text:p>0,691</text:p>
          </table:table-cell>
          <table:table-cell office:value-type="float" office:value="16.9387565462661" calcext:value-type="float">
            <text:p>16,9387565463</text:p>
          </table:table-cell>
        </table:table-row>
        <table:table-row table:style-name="ro1">
          <table:table-cell office:value-type="float" office:value="0.693" calcext:value-type="float">
            <text:p>0,693</text:p>
          </table:table-cell>
          <table:table-cell office:value-type="float" office:value="17.2707578287236" calcext:value-type="float">
            <text:p>17,2707578287</text:p>
          </table:table-cell>
          <table:table-cell/>
          <table:table-cell office:value-type="float" office:value="0.693" calcext:value-type="float">
            <text:p>0,693</text:p>
          </table:table-cell>
          <table:table-cell office:value-type="float" office:value="17.2311259093429" calcext:value-type="float">
            <text:p>17,2311259093</text:p>
          </table:table-cell>
          <table:table-cell/>
          <table:table-cell office:value-type="float" office:value="0.693" calcext:value-type="float">
            <text:p>0,693</text:p>
          </table:table-cell>
          <table:table-cell office:value-type="float" office:value="17.2084356946776" calcext:value-type="float">
            <text:p>17,2084356947</text:p>
          </table:table-cell>
          <table:table-cell office:value-type="float" office:value="17.1671028083281" calcext:value-type="float">
            <text:p>17,1671028083</text:p>
          </table:table-cell>
          <table:table-cell office:value-type="float" office:value="17.1432670577009" calcext:value-type="float">
            <text:p>17,1432670577</text:p>
          </table:table-cell>
          <table:table-cell office:value-type="float" office:value="17.1293721698674" calcext:value-type="float">
            <text:p>17,1293721699</text:p>
          </table:table-cell>
          <table:table-cell office:value-type="float" office:value="17.1220375888511" calcext:value-type="float">
            <text:p>17,1220375889</text:p>
          </table:table-cell>
          <table:table-cell office:value-type="float" office:value="17.1194257131517" calcext:value-type="float">
            <text:p>17,1194257132</text:p>
          </table:table-cell>
          <table:table-cell office:value-type="float" office:value="17.1203851390153" calcext:value-type="float">
            <text:p>17,120385139</text:p>
          </table:table-cell>
          <table:table-cell office:value-type="float" office:value="17.1241128291446" calcext:value-type="float">
            <text:p>17,1241128291</text:p>
          </table:table-cell>
          <table:table-cell office:value-type="float" office:value="17.1300032910065" calcext:value-type="float">
            <text:p>17,130003291</text:p>
          </table:table-cell>
          <table:table-cell office:value-type="float" office:value="17.137575129104" calcext:value-type="float">
            <text:p>17,1375751291</text:p>
          </table:table-cell>
          <table:table-cell/>
          <table:table-cell office:value-type="float" office:value="0.693" calcext:value-type="float">
            <text:p>0,693</text:p>
          </table:table-cell>
          <table:table-cell office:value-type="float" office:value="16.943271157193" calcext:value-type="float">
            <text:p>16,9432711572</text:p>
          </table:table-cell>
        </table:table-row>
        <table:table-row table:style-name="ro1">
          <table:table-cell office:value-type="float" office:value="0.695" calcext:value-type="float">
            <text:p>0,695</text:p>
          </table:table-cell>
          <table:table-cell office:value-type="float" office:value="17.2713710283086" calcext:value-type="float">
            <text:p>17,2713710283</text:p>
          </table:table-cell>
          <table:table-cell/>
          <table:table-cell office:value-type="float" office:value="0.695" calcext:value-type="float">
            <text:p>0,695</text:p>
          </table:table-cell>
          <table:table-cell office:value-type="float" office:value="17.2323990314276" calcext:value-type="float">
            <text:p>17,2323990314</text:p>
          </table:table-cell>
          <table:table-cell/>
          <table:table-cell office:value-type="float" office:value="0.695" calcext:value-type="float">
            <text:p>0,695</text:p>
          </table:table-cell>
          <table:table-cell office:value-type="float" office:value="17.2102687846321" calcext:value-type="float">
            <text:p>17,2102687846</text:p>
          </table:table-cell>
          <table:table-cell office:value-type="float" office:value="17.1697196940639" calcext:value-type="float">
            <text:p>17,1697196941</text:p>
          </table:table-cell>
          <table:table-cell office:value-type="float" office:value="17.1463089695513" calcext:value-type="float">
            <text:p>17,1463089696</text:p>
          </table:table-cell>
          <table:table-cell office:value-type="float" office:value="17.1326337487492" calcext:value-type="float">
            <text:p>17,1326337487</text:p>
          </table:table-cell>
          <table:table-cell office:value-type="float" office:value="17.1253840120156" calcext:value-type="float">
            <text:p>17,125384012</text:p>
          </table:table-cell>
          <table:table-cell office:value-type="float" office:value="17.1227620533607" calcext:value-type="float">
            <text:p>17,1227620534</text:p>
          </table:table-cell>
          <table:table-cell office:value-type="float" office:value="17.1236425238985" calcext:value-type="float">
            <text:p>17,1236425239</text:p>
          </table:table-cell>
          <table:table-cell office:value-type="float" office:value="17.1272411300758" calcext:value-type="float">
            <text:p>17,1272411301</text:p>
          </table:table-cell>
          <table:table-cell office:value-type="float" office:value="17.1329666839657" calcext:value-type="float">
            <text:p>17,132966684</text:p>
          </table:table-cell>
          <table:table-cell office:value-type="float" office:value="17.1403490509077" calcext:value-type="float">
            <text:p>17,1403490509</text:p>
          </table:table-cell>
          <table:table-cell/>
          <table:table-cell office:value-type="float" office:value="0.695" calcext:value-type="float">
            <text:p>0,695</text:p>
          </table:table-cell>
          <table:table-cell office:value-type="float" office:value="16.9477977065578" calcext:value-type="float">
            <text:p>16,9477977066</text:p>
          </table:table-cell>
        </table:table-row>
        <table:table-row table:style-name="ro1">
          <table:table-cell office:value-type="float" office:value="0.697" calcext:value-type="float">
            <text:p>0,697</text:p>
          </table:table-cell>
          <table:table-cell office:value-type="float" office:value="17.2719723620089" calcext:value-type="float">
            <text:p>17,271972362</text:p>
          </table:table-cell>
          <table:table-cell/>
          <table:table-cell office:value-type="float" office:value="0.697" calcext:value-type="float">
            <text:p>0,697</text:p>
          </table:table-cell>
          <table:table-cell office:value-type="float" office:value="17.2336485660564" calcext:value-type="float">
            <text:p>17,2336485661</text:p>
          </table:table-cell>
          <table:table-cell/>
          <table:table-cell office:value-type="float" office:value="0.697" calcext:value-type="float">
            <text:p>0,697</text:p>
          </table:table-cell>
          <table:table-cell office:value-type="float" office:value="17.21206142038" calcext:value-type="float">
            <text:p>17,2120614204</text:p>
          </table:table-cell>
          <table:table-cell office:value-type="float" office:value="17.1722787574148" calcext:value-type="float">
            <text:p>17,1722787574</text:p>
          </table:table-cell>
          <table:table-cell office:value-type="float" office:value="17.1492847241718" calcext:value-type="float">
            <text:p>17,1492847242</text:p>
          </table:table-cell>
          <table:table-cell office:value-type="float" office:value="17.1358260283768" calcext:value-type="float">
            <text:p>17,1358260284</text:p>
          </table:table-cell>
          <table:table-cell office:value-type="float" office:value="17.1286613372617" calcext:value-type="float">
            <text:p>17,1286613373</text:p>
          </table:table-cell>
          <table:table-cell office:value-type="float" office:value="17.1260317346308" calcext:value-type="float">
            <text:p>17,1260317346</text:p>
          </table:table-cell>
          <table:table-cell office:value-type="float" office:value="17.1268371720615" calcext:value-type="float">
            <text:p>17,1268371721</text:p>
          </table:table-cell>
          <table:table-cell office:value-type="float" office:value="17.1303115474863" calcext:value-type="float">
            <text:p>17,1303115475</text:p>
          </table:table-cell>
          <table:table-cell office:value-type="float" office:value="17.1358775621087" calcext:value-type="float">
            <text:p>17,1358775621</text:p>
          </table:table-cell>
          <table:table-cell office:value-type="float" office:value="17.1430760299107" calcext:value-type="float">
            <text:p>17,1430760299</text:p>
          </table:table-cell>
          <table:table-cell/>
          <table:table-cell office:value-type="float" office:value="0.697" calcext:value-type="float">
            <text:p>0,697</text:p>
          </table:table-cell>
          <table:table-cell office:value-type="float" office:value="16.9523300577192" calcext:value-type="float">
            <text:p>16,9523300577</text:p>
          </table:table-cell>
        </table:table-row>
        <table:table-row table:style-name="ro1">
          <table:table-cell office:value-type="float" office:value="0.699" calcext:value-type="float">
            <text:p>0,699</text:p>
          </table:table-cell>
          <table:table-cell office:value-type="float" office:value="17.2725620485164" calcext:value-type="float">
            <text:p>17,2725620485</text:p>
          </table:table-cell>
          <table:table-cell/>
          <table:table-cell office:value-type="float" office:value="0.699" calcext:value-type="float">
            <text:p>0,699</text:p>
          </table:table-cell>
          <table:table-cell office:value-type="float" office:value="17.2348748993014" calcext:value-type="float">
            <text:p>17,2348748993</text:p>
          </table:table-cell>
          <table:table-cell/>
          <table:table-cell office:value-type="float" office:value="0.699" calcext:value-type="float">
            <text:p>0,699</text:p>
          </table:table-cell>
          <table:table-cell office:value-type="float" office:value="17.2138145611323" calcext:value-type="float">
            <text:p>17,2138145611</text:p>
          </table:table-cell>
          <table:table-cell office:value-type="float" office:value="17.1747813607356" calcext:value-type="float">
            <text:p>17,1747813607</text:p>
          </table:table-cell>
          <table:table-cell office:value-type="float" office:value="17.1521958247765" calcext:value-type="float">
            <text:p>17,1521958248</text:p>
          </table:table-cell>
          <table:table-cell office:value-type="float" office:value="17.1389505030859" calcext:value-type="float">
            <text:p>17,1389505031</text:p>
          </table:table-cell>
          <table:table-cell office:value-type="float" office:value="17.1318709586896" calcext:value-type="float">
            <text:p>17,1318709587</text:p>
          </table:table-cell>
          <table:table-cell office:value-type="float" office:value="17.1292359967957" calcext:value-type="float">
            <text:p>17,1292359968</text:p>
          </table:table-cell>
          <table:table-cell office:value-type="float" office:value="17.1299701413092" calcext:value-type="float">
            <text:p>17,1299701413</text:p>
          </table:table-cell>
          <table:table-cell office:value-type="float" office:value="17.1333249483204" calcext:value-type="float">
            <text:p>17,1333249483</text:p>
          </table:table-cell>
          <table:table-cell office:value-type="float" office:value="17.1387366060368" calcext:value-type="float">
            <text:p>17,138736606</text:p>
          </table:table-cell>
          <table:table-cell office:value-type="float" office:value="17.1457565737727" calcext:value-type="float">
            <text:p>17,1457565738</text:p>
          </table:table-cell>
          <table:table-cell/>
          <table:table-cell office:value-type="float" office:value="0.699" calcext:value-type="float">
            <text:p>0,699</text:p>
          </table:table-cell>
          <table:table-cell office:value-type="float" office:value="16.9568625445487" calcext:value-type="float">
            <text:p>16,9568625445</text:p>
          </table:table-cell>
        </table:table-row>
        <table:table-row table:style-name="ro1">
          <table:table-cell office:value-type="float" office:value="0.701" calcext:value-type="float">
            <text:p>0,701</text:p>
          </table:table-cell>
          <table:table-cell office:value-type="float" office:value="17.27314029918" calcext:value-type="float">
            <text:p>17,2731402992</text:p>
          </table:table-cell>
          <table:table-cell/>
          <table:table-cell office:value-type="float" office:value="0.701" calcext:value-type="float">
            <text:p>0,701</text:p>
          </table:table-cell>
          <table:table-cell office:value-type="float" office:value="17.2360784080379" calcext:value-type="float">
            <text:p>17,236078408</text:p>
          </table:table-cell>
          <table:table-cell/>
          <table:table-cell office:value-type="float" office:value="0.701" calcext:value-type="float">
            <text:p>0,701</text:p>
          </table:table-cell>
          <table:table-cell office:value-type="float" office:value="17.2155291352482" calcext:value-type="float">
            <text:p>17,2155291352</text:p>
          </table:table-cell>
          <table:table-cell office:value-type="float" office:value="17.1772288245976" calcext:value-type="float">
            <text:p>17,1772288246</text:p>
          </table:table-cell>
          <table:table-cell office:value-type="float" office:value="17.1550437314543" calcext:value-type="float">
            <text:p>17,1550437315</text:p>
          </table:table-cell>
          <table:table-cell office:value-type="float" office:value="17.1420086280661" calcext:value-type="float">
            <text:p>17,1420086281</text:p>
          </table:table-cell>
          <table:table-cell office:value-type="float" office:value="17.1350142381273" calcext:value-type="float">
            <text:p>17,1350142381</text:p>
          </table:table-cell>
          <table:table-cell office:value-type="float" office:value="17.1323760555531" calcext:value-type="float">
            <text:p>17,1323760556</text:p>
          </table:table-cell>
          <table:table-cell office:value-type="float" office:value="17.1330424735685" calcext:value-type="float">
            <text:p>17,1330424736</text:p>
          </table:table-cell>
          <table:table-cell office:value-type="float" office:value="17.1362821912513" calcext:value-type="float">
            <text:p>17,1362821913</text:p>
          </table:table-cell>
          <table:table-cell office:value-type="float" office:value="17.1415444945528" calcext:value-type="float">
            <text:p>17,1415444946</text:p>
          </table:table-cell>
          <table:table-cell office:value-type="float" office:value="17.1483911934297" calcext:value-type="float">
            <text:p>17,1483911934</text:p>
          </table:table-cell>
          <table:table-cell/>
          <table:table-cell office:value-type="float" office:value="0.701" calcext:value-type="float">
            <text:p>0,701</text:p>
          </table:table-cell>
          <table:table-cell office:value-type="float" office:value="16.9613899288303" calcext:value-type="float">
            <text:p>16,9613899288</text:p>
          </table:table-cell>
        </table:table-row>
        <table:table-row table:style-name="ro1">
          <table:table-cell office:value-type="float" office:value="0.703" calcext:value-type="float">
            <text:p>0,703</text:p>
          </table:table-cell>
          <table:table-cell office:value-type="float" office:value="17.2737073180015" calcext:value-type="float">
            <text:p>17,273707318</text:p>
          </table:table-cell>
          <table:table-cell/>
          <table:table-cell office:value-type="float" office:value="0.703" calcext:value-type="float">
            <text:p>0,703</text:p>
          </table:table-cell>
          <table:table-cell office:value-type="float" office:value="17.2372594598927" calcext:value-type="float">
            <text:p>17,2372594599</text:p>
          </table:table-cell>
          <table:table-cell/>
          <table:table-cell office:value-type="float" office:value="0.703" calcext:value-type="float">
            <text:p>0,703</text:p>
          </table:table-cell>
          <table:table-cell office:value-type="float" office:value="17.2172060412406" calcext:value-type="float">
            <text:p>17,2172060412</text:p>
          </table:table-cell>
          <table:table-cell office:value-type="float" office:value="17.1796224291434" calcext:value-type="float">
            <text:p>17,1796224291</text:p>
          </table:table-cell>
          <table:table-cell office:value-type="float" office:value="17.1578298624229" calcext:value-type="float">
            <text:p>17,1578298624</text:p>
          </table:table-cell>
          <table:table-cell office:value-type="float" office:value="17.1450018202882" calcext:value-type="float">
            <text:p>17,1450018203</text:p>
          </table:table-cell>
          <table:table-cell office:value-type="float" office:value="17.1380925056305" calcext:value-type="float">
            <text:p>17,1380925056</text:p>
          </table:table-cell>
          <table:table-cell office:value-type="float" office:value="17.1354531025231" calcext:value-type="float">
            <text:p>17,1354531025</text:p>
          </table:table-cell>
          <table:table-cell office:value-type="float" office:value="17.1360551945426" calcext:value-type="float">
            <text:p>17,1360551945</text:p>
          </table:table-cell>
          <table:table-cell office:value-type="float" office:value="17.1391841260023" calcext:value-type="float">
            <text:p>17,139184126</text:p>
          </table:table-cell>
          <table:table-cell office:value-type="float" office:value="17.1443019037263" calcext:value-type="float">
            <text:p>17,1443019037</text:p>
          </table:table-cell>
          <table:table-cell office:value-type="float" office:value="17.150980401976" calcext:value-type="float">
            <text:p>17,150980402</text:p>
          </table:table-cell>
          <table:table-cell/>
          <table:table-cell office:value-type="float" office:value="0.703" calcext:value-type="float">
            <text:p>0,703</text:p>
          </table:table-cell>
          <table:table-cell office:value-type="float" office:value="16.9659073708361" calcext:value-type="float">
            <text:p>16,9659073708</text:p>
          </table:table-cell>
        </table:table-row>
        <table:table-row table:style-name="ro1">
          <table:table-cell office:value-type="float" office:value="0.705" calcext:value-type="float">
            <text:p>0,705</text:p>
          </table:table-cell>
          <table:table-cell office:value-type="float" office:value="17.2742633081625" calcext:value-type="float">
            <text:p>17,2742633082</text:p>
          </table:table-cell>
          <table:table-cell/>
          <table:table-cell office:value-type="float" office:value="0.705" calcext:value-type="float">
            <text:p>0,705</text:p>
          </table:table-cell>
          <table:table-cell office:value-type="float" office:value="17.2384184199418" calcext:value-type="float">
            <text:p>17,2384184199</text:p>
          </table:table-cell>
          <table:table-cell/>
          <table:table-cell office:value-type="float" office:value="0.705" calcext:value-type="float">
            <text:p>0,705</text:p>
          </table:table-cell>
          <table:table-cell office:value-type="float" office:value="17.2188461530609" calcext:value-type="float">
            <text:p>17,2188461531</text:p>
          </table:table-cell>
          <table:table-cell office:value-type="float" office:value="17.1819634189679" calcext:value-type="float">
            <text:p>17,181963419</text:p>
          </table:table-cell>
          <table:table-cell office:value-type="float" office:value="17.1605555985593" calcext:value-type="float">
            <text:p>17,1605555986</text:p>
          </table:table-cell>
          <table:table-cell office:value-type="float" office:value="17.1479314626532" calcext:value-type="float">
            <text:p>17,1479314627</text:p>
          </table:table-cell>
          <table:table-cell office:value-type="float" office:value="17.1411070632783" calcext:value-type="float">
            <text:p>17,1411070633</text:p>
          </table:table-cell>
          <table:table-cell office:value-type="float" office:value="17.1384683087948" calcext:value-type="float">
            <text:p>17,1384683088</text:p>
          </table:table-cell>
          <table:table-cell office:value-type="float" office:value="17.1390093171942" calcext:value-type="float">
            <text:p>17,1390093172</text:p>
          </table:table-cell>
          <table:table-cell office:value-type="float" office:value="17.1420315970223" calcext:value-type="float">
            <text:p>17,142031597</text:p>
          </table:table-cell>
          <table:table-cell office:value-type="float" office:value="17.1470095111153" calcext:value-type="float">
            <text:p>17,1470095111</text:p>
          </table:table-cell>
          <table:table-cell office:value-type="float" office:value="17.1535247199037" calcext:value-type="float">
            <text:p>17,1535247199</text:p>
          </table:table-cell>
          <table:table-cell/>
          <table:table-cell office:value-type="float" office:value="0.705" calcext:value-type="float">
            <text:p>0,705</text:p>
          </table:table-cell>
          <table:table-cell office:value-type="float" office:value="16.9704104088782" calcext:value-type="float">
            <text:p>16,9704104089</text:p>
          </table:table-cell>
        </table:table-row>
        <table:table-row table:style-name="ro1">
          <table:table-cell office:value-type="float" office:value="0.707" calcext:value-type="float">
            <text:p>0,707</text:p>
          </table:table-cell>
          <table:table-cell office:value-type="float" office:value="17.2748084640866" calcext:value-type="float">
            <text:p>17,2748084641</text:p>
          </table:table-cell>
          <table:table-cell/>
          <table:table-cell office:value-type="float" office:value="0.707" calcext:value-type="float">
            <text:p>0,707</text:p>
          </table:table-cell>
          <table:table-cell office:value-type="float" office:value="17.2395556424781" calcext:value-type="float">
            <text:p>17,2395556425</text:p>
          </table:table-cell>
          <table:table-cell/>
          <table:table-cell office:value-type="float" office:value="0.707" calcext:value-type="float">
            <text:p>0,707</text:p>
          </table:table-cell>
          <table:table-cell office:value-type="float" office:value="17.2204503157293" calcext:value-type="float">
            <text:p>17,2204503157</text:p>
          </table:table-cell>
          <table:table-cell office:value-type="float" office:value="17.1842529999706" calcext:value-type="float">
            <text:p>17,184253</text:p>
          </table:table-cell>
          <table:table-cell office:value-type="float" office:value="17.1632222804976" calcext:value-type="float">
            <text:p>17,1632222805</text:p>
          </table:table-cell>
          <table:table-cell office:value-type="float" office:value="17.1507989009024" calcext:value-type="float">
            <text:p>17,1507989009</text:p>
          </table:table-cell>
          <table:table-cell office:value-type="float" office:value="17.1440591816518" calcext:value-type="float">
            <text:p>17,1440591817</text:p>
          </table:table-cell>
          <table:table-cell office:value-type="float" office:value="17.1414228208084" calcext:value-type="float">
            <text:p>17,1414228208</text:p>
          </table:table-cell>
          <table:table-cell office:value-type="float" office:value="17.1419058368778" calcext:value-type="float">
            <text:p>17,1419058369</text:p>
          </table:table-cell>
          <table:table-cell office:value-type="float" office:value="17.1448254376904" calcext:value-type="float">
            <text:p>17,1448254377</text:p>
          </table:table-cell>
          <table:table-cell office:value-type="float" office:value="17.1496679887708" calcext:value-type="float">
            <text:p>17,1496679888</text:p>
          </table:table-cell>
          <table:table-cell office:value-type="float" office:value="17.1560246664857" calcext:value-type="float">
            <text:p>17,1560246665</text:p>
          </table:table-cell>
          <table:table-cell/>
          <table:table-cell office:value-type="float" office:value="0.707" calcext:value-type="float">
            <text:p>0,707</text:p>
          </table:table-cell>
          <table:table-cell office:value-type="float" office:value="16.9748949256853" calcext:value-type="float">
            <text:p>16,9748949257</text:p>
          </table:table-cell>
        </table:table-row>
        <table:table-row table:style-name="ro1">
          <table:table-cell office:value-type="float" office:value="0.709" calcext:value-type="float">
            <text:p>0,709</text:p>
          </table:table-cell>
          <table:table-cell office:value-type="float" office:value="17.2753429847023" calcext:value-type="float">
            <text:p>17,2753429847</text:p>
          </table:table-cell>
          <table:table-cell/>
          <table:table-cell office:value-type="float" office:value="0.709" calcext:value-type="float">
            <text:p>0,709</text:p>
          </table:table-cell>
          <table:table-cell office:value-type="float" office:value="17.2406714846802" calcext:value-type="float">
            <text:p>17,2406714847</text:p>
          </table:table-cell>
          <table:table-cell/>
          <table:table-cell office:value-type="float" office:value="0.709" calcext:value-type="float">
            <text:p>0,709</text:p>
          </table:table-cell>
          <table:table-cell office:value-type="float" office:value="17.2220193549552" calcext:value-type="float">
            <text:p>17,222019355</text:p>
          </table:table-cell>
          <table:table-cell office:value-type="float" office:value="17.1864923477775" calcext:value-type="float">
            <text:p>17,1864923478</text:p>
          </table:table-cell>
          <table:table-cell office:value-type="float" office:value="17.1658312164485" calcext:value-type="float">
            <text:p>17,1658312164</text:p>
          </table:table-cell>
          <table:table-cell office:value-type="float" office:value="17.1536054510204" calcext:value-type="float">
            <text:p>17,153605451</text:p>
          </table:table-cell>
          <table:table-cell office:value-type="float" office:value="17.146950106983" calcext:value-type="float">
            <text:p>17,146950107</text:p>
          </table:table-cell>
          <table:table-cell office:value-type="float" office:value="17.1443177674757" calcext:value-type="float">
            <text:p>17,1443177675</text:p>
          </table:table-cell>
          <table:table-cell office:value-type="float" office:value="17.144745738765" calcext:value-type="float">
            <text:p>17,1447457388</text:p>
          </table:table-cell>
          <table:table-cell office:value-type="float" office:value="17.1475664784968" calcext:value-type="float">
            <text:p>17,1475664785</text:p>
          </table:table-cell>
          <table:table-cell office:value-type="float" office:value="17.1522780128098" calcext:value-type="float">
            <text:p>17,1522780128</text:p>
          </table:table-cell>
          <table:table-cell office:value-type="float" office:value="17.1584807716231" calcext:value-type="float">
            <text:p>17,1584807716</text:p>
          </table:table-cell>
          <table:table-cell/>
          <table:table-cell office:value-type="float" office:value="0.709" calcext:value-type="float">
            <text:p>0,709</text:p>
          </table:table-cell>
          <table:table-cell office:value-type="float" office:value="16.9793571387253" calcext:value-type="float">
            <text:p>16,9793571387</text:p>
          </table:table-cell>
        </table:table-row>
        <table:table-row table:style-name="ro1">
          <table:table-cell office:value-type="float" office:value="0.711" calcext:value-type="float">
            <text:p>0,711</text:p>
          </table:table-cell>
          <table:table-cell office:value-type="float" office:value="17.2758670565343" calcext:value-type="float">
            <text:p>17,2758670565</text:p>
          </table:table-cell>
          <table:table-cell/>
          <table:table-cell office:value-type="float" office:value="0.711" calcext:value-type="float">
            <text:p>0,711</text:p>
          </table:table-cell>
          <table:table-cell office:value-type="float" office:value="17.2417662891163" calcext:value-type="float">
            <text:p>17,2417662891</text:p>
          </table:table-cell>
          <table:table-cell/>
          <table:table-cell office:value-type="float" office:value="0.711" calcext:value-type="float">
            <text:p>0,711</text:p>
          </table:table-cell>
          <table:table-cell office:value-type="float" office:value="17.2235540667891" calcext:value-type="float">
            <text:p>17,2235540668</text:p>
          </table:table-cell>
          <table:table-cell office:value-type="float" office:value="17.188682599625" calcext:value-type="float">
            <text:p>17,1886825996</text:p>
          </table:table-cell>
          <table:table-cell office:value-type="float" office:value="17.1683836747146" calcext:value-type="float">
            <text:p>17,1683836747</text:p>
          </table:table-cell>
          <table:table-cell office:value-type="float" office:value="17.1563523917069" calcext:value-type="float">
            <text:p>17,1563523917</text:p>
          </table:table-cell>
          <table:table-cell office:value-type="float" office:value="17.1497810531716" calcext:value-type="float">
            <text:p>17,1497810532</text:p>
          </table:table-cell>
          <table:table-cell office:value-type="float" office:value="17.1471542514069" calcext:value-type="float">
            <text:p>17,1471542514</text:p>
          </table:table-cell>
          <table:table-cell office:value-type="float" office:value="17.1475299879128" calcext:value-type="float">
            <text:p>17,1475299879</text:p>
          </table:table-cell>
          <table:table-cell office:value-type="float" office:value="17.150255535493" calcext:value-type="float">
            <text:p>17,1502555355</text:p>
          </table:table-cell>
          <table:table-cell office:value-type="float" office:value="17.1548402495747" calcext:value-type="float">
            <text:p>17,1548402496</text:p>
          </table:table-cell>
          <table:table-cell office:value-type="float" office:value="17.1608935587275" calcext:value-type="float">
            <text:p>17,1608935587</text:p>
          </table:table-cell>
          <table:table-cell/>
          <table:table-cell office:value-type="float" office:value="0.711" calcext:value-type="float">
            <text:p>0,711</text:p>
          </table:table-cell>
          <table:table-cell office:value-type="float" office:value="16.9837935606213" calcext:value-type="float">
            <text:p>16,9837935606</text:p>
          </table:table-cell>
        </table:table-row>
        <table:table-row table:style-name="ro1">
          <table:table-cell office:value-type="float" office:value="0.713" calcext:value-type="float">
            <text:p>0,713</text:p>
          </table:table-cell>
          <table:table-cell office:value-type="float" office:value="17.2763808668663" calcext:value-type="float">
            <text:p>17,2763808669</text:p>
          </table:table-cell>
          <table:table-cell/>
          <table:table-cell office:value-type="float" office:value="0.713" calcext:value-type="float">
            <text:p>0,713</text:p>
          </table:table-cell>
          <table:table-cell office:value-type="float" office:value="17.2428403973178" calcext:value-type="float">
            <text:p>17,2428403973</text:p>
          </table:table-cell>
          <table:table-cell/>
          <table:table-cell office:value-type="float" office:value="0.713" calcext:value-type="float">
            <text:p>0,713</text:p>
          </table:table-cell>
          <table:table-cell office:value-type="float" office:value="17.225055227089" calcext:value-type="float">
            <text:p>17,2250552271</text:p>
          </table:table-cell>
          <table:table-cell office:value-type="float" office:value="17.1908248626181" calcext:value-type="float">
            <text:p>17,1908248626</text:p>
          </table:table-cell>
          <table:table-cell office:value-type="float" office:value="17.1708808913687" calcext:value-type="float">
            <text:p>17,1708808914</text:p>
          </table:table-cell>
          <table:table-cell office:value-type="float" office:value="17.1590409716759" calcext:value-type="float">
            <text:p>17,1590409717</text:p>
          </table:table-cell>
          <table:table-cell office:value-type="float" office:value="17.1525532088724" calcext:value-type="float">
            <text:p>17,1525532089</text:p>
          </table:table-cell>
          <table:table-cell office:value-type="float" office:value="17.1499333560079" calcext:value-type="float">
            <text:p>17,149933356</text:p>
          </table:table-cell>
          <table:table-cell office:value-type="float" office:value="17.1502595366941" calcext:value-type="float">
            <text:p>17,1502595367</text:p>
          </table:table-cell>
          <table:table-cell office:value-type="float" office:value="17.1528934184942" calcext:value-type="float">
            <text:p>17,1528934185</text:p>
          </table:table-cell>
          <table:table-cell office:value-type="float" office:value="17.157355365233" calcext:value-type="float">
            <text:p>17,1573553652</text:p>
          </table:table-cell>
          <table:table-cell office:value-type="float" office:value="17.1632635565872" calcext:value-type="float">
            <text:p>17,1632635566</text:p>
          </table:table-cell>
          <table:table-cell/>
          <table:table-cell office:value-type="float" office:value="0.713" calcext:value-type="float">
            <text:p>0,713</text:p>
          </table:table-cell>
          <table:table-cell office:value-type="float" office:value="16.9882009924937" calcext:value-type="float">
            <text:p>16,9882009925</text:p>
          </table:table-cell>
        </table:table-row>
        <table:table-row table:style-name="ro1">
          <table:table-cell office:value-type="float" office:value="0.715" calcext:value-type="float">
            <text:p>0,715</text:p>
          </table:table-cell>
          <table:table-cell office:value-type="float" office:value="17.2768845939644" calcext:value-type="float">
            <text:p>17,276884594</text:p>
          </table:table-cell>
          <table:table-cell/>
          <table:table-cell office:value-type="float" office:value="0.715" calcext:value-type="float">
            <text:p>0,715</text:p>
          </table:table-cell>
          <table:table-cell office:value-type="float" office:value="17.2438941396517" calcext:value-type="float">
            <text:p>17,2438941397</text:p>
          </table:table-cell>
          <table:table-cell/>
          <table:table-cell office:value-type="float" office:value="0.715" calcext:value-type="float">
            <text:p>0,715</text:p>
          </table:table-cell>
          <table:table-cell office:value-type="float" office:value="17.226523585846" calcext:value-type="float">
            <text:p>17,2265235858</text:p>
          </table:table-cell>
          <table:table-cell office:value-type="float" office:value="17.1929202094651" calcext:value-type="float">
            <text:p>17,1929202095</text:p>
          </table:table-cell>
          <table:table-cell office:value-type="float" office:value="17.1733240663495" calcext:value-type="float">
            <text:p>17,1733240663</text:p>
          </table:table-cell>
          <table:table-cell office:value-type="float" office:value="17.1616724056573" calcext:value-type="float">
            <text:p>17,1616724057</text:p>
          </table:table-cell>
          <table:table-cell office:value-type="float" office:value="17.1552677331311" calcext:value-type="float">
            <text:p>17,1552677331</text:p>
          </table:table-cell>
          <table:table-cell office:value-type="float" office:value="17.1526561405448" calcext:value-type="float">
            <text:p>17,1526561405</text:p>
          </table:table-cell>
          <table:table-cell office:value-type="float" office:value="17.1529353190797" calcext:value-type="float">
            <text:p>17,1529353191</text:p>
          </table:table-cell>
          <table:table-cell office:value-type="float" office:value="17.1554809243238" calcext:value-type="float">
            <text:p>17,1554809243</text:p>
          </table:table-cell>
          <table:table-cell office:value-type="float" office:value="17.1598240176078" calcext:value-type="float">
            <text:p>17,1598240176</text:p>
          </table:table-cell>
          <table:table-cell office:value-type="float" office:value="17.1655912892257" calcext:value-type="float">
            <text:p>17,1655912892</text:p>
          </table:table-cell>
          <table:table-cell/>
          <table:table-cell office:value-type="float" office:value="0.715" calcext:value-type="float">
            <text:p>0,715</text:p>
          </table:table-cell>
          <table:table-cell office:value-type="float" office:value="16.9925764947104" calcext:value-type="float">
            <text:p>16,9925764947</text:p>
          </table:table-cell>
        </table:table-row>
        <table:table-row table:style-name="ro1">
          <table:table-cell office:value-type="float" office:value="0.717" calcext:value-type="float">
            <text:p>0,717</text:p>
          </table:table-cell>
          <table:table-cell office:value-type="float" office:value="17.2773784214274" calcext:value-type="float">
            <text:p>17,2773784214</text:p>
          </table:table-cell>
          <table:table-cell/>
          <table:table-cell office:value-type="float" office:value="0.717" calcext:value-type="float">
            <text:p>0,717</text:p>
          </table:table-cell>
          <table:table-cell office:value-type="float" office:value="17.2449278501404" calcext:value-type="float">
            <text:p>17,2449278501</text:p>
          </table:table-cell>
          <table:table-cell/>
          <table:table-cell office:value-type="float" office:value="0.717" calcext:value-type="float">
            <text:p>0,717</text:p>
          </table:table-cell>
          <table:table-cell office:value-type="float" office:value="17.2279598772845" calcext:value-type="float">
            <text:p>17,2279598773</text:p>
          </table:table-cell>
          <table:table-cell office:value-type="float" office:value="17.1949696871961" calcext:value-type="float">
            <text:p>17,1949696872</text:p>
          </table:table-cell>
          <table:table-cell office:value-type="float" office:value="17.1757143715631" calcext:value-type="float">
            <text:p>17,1757143716</text:p>
          </table:table-cell>
          <table:table-cell office:value-type="float" office:value="17.1642478821385" calcext:value-type="float">
            <text:p>17,1642478821</text:p>
          </table:table-cell>
          <table:table-cell office:value-type="float" office:value="17.1579257629646" calcext:value-type="float">
            <text:p>17,157925763</text:p>
          </table:table-cell>
          <table:table-cell office:value-type="float" office:value="17.1553236478071" calcext:value-type="float">
            <text:p>17,1553236478</text:p>
          </table:table-cell>
          <table:table-cell office:value-type="float" office:value="17.1555582587322" calcext:value-type="float">
            <text:p>17,1555582587</text:p>
          </table:table-cell>
          <table:table-cell office:value-type="float" office:value="17.1580188458084" calcext:value-type="float">
            <text:p>17,1580188458</text:p>
          </table:table-cell>
          <table:table-cell office:value-type="float" office:value="17.1622468667503" calcext:value-type="float">
            <text:p>17,1622468668</text:p>
          </table:table-cell>
          <table:table-cell office:value-type="float" office:value="17.167877288999" calcext:value-type="float">
            <text:p>17,167877289</text:p>
          </table:table-cell>
          <table:table-cell/>
          <table:table-cell office:value-type="float" office:value="0.717" calcext:value-type="float">
            <text:p>0,717</text:p>
          </table:table-cell>
          <table:table-cell office:value-type="float" office:value="16.996917384099" calcext:value-type="float">
            <text:p>16,9969173841</text:p>
          </table:table-cell>
        </table:table-row>
        <table:table-row table:style-name="ro1">
          <table:table-cell office:value-type="float" office:value="0.719" calcext:value-type="float">
            <text:p>0,719</text:p>
          </table:table-cell>
          <table:table-cell office:value-type="float" office:value="17.2778625183003" calcext:value-type="float">
            <text:p>17,2778625183</text:p>
          </table:table-cell>
          <table:table-cell/>
          <table:table-cell office:value-type="float" office:value="0.719" calcext:value-type="float">
            <text:p>0,719</text:p>
          </table:table-cell>
          <table:table-cell office:value-type="float" office:value="17.2459418458772" calcext:value-type="float">
            <text:p>17,2459418459</text:p>
          </table:table-cell>
          <table:table-cell/>
          <table:table-cell office:value-type="float" office:value="0.719" calcext:value-type="float">
            <text:p>0,719</text:p>
          </table:table-cell>
          <table:table-cell office:value-type="float" office:value="17.2293648075568" calcext:value-type="float">
            <text:p>17,2293648076</text:p>
          </table:table-cell>
          <table:table-cell office:value-type="float" office:value="17.1969743074285" calcext:value-type="float">
            <text:p>17,1969743074</text:p>
          </table:table-cell>
          <table:table-cell office:value-type="float" office:value="17.1780529419387" calcext:value-type="float">
            <text:p>17,1780529419</text:p>
          </table:table-cell>
          <table:table-cell office:value-type="float" office:value="17.1667685544717" calcext:value-type="float">
            <text:p>17,1667685545</text:p>
          </table:table-cell>
          <table:table-cell office:value-type="float" office:value="17.1605284040562" calcext:value-type="float">
            <text:p>17,1605284041</text:p>
          </table:table-cell>
          <table:table-cell office:value-type="float" office:value="17.1579368939925" calcext:value-type="float">
            <text:p>17,157936894</text:p>
          </table:table-cell>
          <table:table-cell office:value-type="float" office:value="17.1581292576265" calcext:value-type="float">
            <text:p>17,1581292576</text:p>
          </table:table-cell>
          <table:table-cell office:value-type="float" office:value="17.1605079585636" calcext:value-type="float">
            <text:p>17,1605079586</text:p>
          </table:table-cell>
          <table:table-cell office:value-type="float" office:value="17.1646245590591" calcext:value-type="float">
            <text:p>17,1646245591</text:p>
          </table:table-cell>
          <table:table-cell office:value-type="float" office:value="17.1701220768453" calcext:value-type="float">
            <text:p>17,1701220768</text:p>
          </table:table-cell>
          <table:table-cell/>
          <table:table-cell office:value-type="float" office:value="0.719" calcext:value-type="float">
            <text:p>0,719</text:p>
          </table:table-cell>
          <table:table-cell office:value-type="float" office:value="17.0012211965941" calcext:value-type="float">
            <text:p>17,0012211966</text:p>
          </table:table-cell>
        </table:table-row>
        <table:table-row table:style-name="ro1">
          <table:table-cell office:value-type="float" office:value="0.721" calcext:value-type="float">
            <text:p>0,721</text:p>
          </table:table-cell>
          <table:table-cell office:value-type="float" office:value="17.2783370594268" calcext:value-type="float">
            <text:p>17,2783370594</text:p>
          </table:table-cell>
          <table:table-cell/>
          <table:table-cell office:value-type="float" office:value="0.721" calcext:value-type="float">
            <text:p>0,721</text:p>
          </table:table-cell>
          <table:table-cell office:value-type="float" office:value="17.2469364480658" calcext:value-type="float">
            <text:p>17,2469364481</text:p>
          </table:table-cell>
          <table:table-cell/>
          <table:table-cell office:value-type="float" office:value="0.721" calcext:value-type="float">
            <text:p>0,721</text:p>
          </table:table-cell>
          <table:table-cell office:value-type="float" office:value="17.2307390686675" calcext:value-type="float">
            <text:p>17,2307390687</text:p>
          </table:table-cell>
          <table:table-cell office:value-type="float" office:value="17.1989350581892" calcext:value-type="float">
            <text:p>17,1989350582</text:p>
          </table:table-cell>
          <table:table-cell office:value-type="float" office:value="17.1803408863998" calcext:value-type="float">
            <text:p>17,1803408864</text:p>
          </table:table-cell>
          <table:table-cell office:value-type="float" office:value="17.1692355514431" calcext:value-type="float">
            <text:p>17,1692355514</text:p>
          </table:table-cell>
          <table:table-cell office:value-type="float" office:value="17.1630767412436" calcext:value-type="float">
            <text:p>17,1630767412</text:p>
          </table:table-cell>
          <table:table-cell office:value-type="float" office:value="17.1604968794718" calcext:value-type="float">
            <text:p>17,1604968795</text:p>
          </table:table-cell>
          <table:table-cell office:value-type="float" office:value="17.1606492075762" calcext:value-type="float">
            <text:p>17,1606492076</text:p>
          </table:table-cell>
          <table:table-cell office:value-type="float" office:value="17.1629490339291" calcext:value-type="float">
            <text:p>17,1629490339</text:p>
          </table:table-cell>
          <table:table-cell office:value-type="float" office:value="17.1669577425611" calcext:value-type="float">
            <text:p>17,1669577426</text:p>
          </table:table-cell>
          <table:table-cell office:value-type="float" office:value="17.1723261812329" calcext:value-type="float">
            <text:p>17,1723261812</text:p>
          </table:table-cell>
          <table:table-cell/>
          <table:table-cell office:value-type="float" office:value="0.721" calcext:value-type="float">
            <text:p>0,721</text:p>
          </table:table-cell>
          <table:table-cell office:value-type="float" office:value="17.0054856929645" calcext:value-type="float">
            <text:p>17,005485693</text:p>
          </table:table-cell>
        </table:table-row>
        <table:table-row table:style-name="ro1">
          <table:table-cell office:value-type="float" office:value="0.723" calcext:value-type="float">
            <text:p>0,723</text:p>
          </table:table-cell>
          <table:table-cell office:value-type="float" office:value="17.2788022079398" calcext:value-type="float">
            <text:p>17,2788022079</text:p>
          </table:table-cell>
          <table:table-cell/>
          <table:table-cell office:value-type="float" office:value="0.723" calcext:value-type="float">
            <text:p>0,723</text:p>
          </table:table-cell>
          <table:table-cell office:value-type="float" office:value="17.2479119638897" calcext:value-type="float">
            <text:p>17,2479119639</text:p>
          </table:table-cell>
          <table:table-cell/>
          <table:table-cell office:value-type="float" office:value="0.723" calcext:value-type="float">
            <text:p>0,723</text:p>
          </table:table-cell>
          <table:table-cell office:value-type="float" office:value="17.2320833277092" calcext:value-type="float">
            <text:p>17,2320833277</text:p>
          </table:table-cell>
          <table:table-cell office:value-type="float" office:value="17.2008528954418" calcext:value-type="float">
            <text:p>17,2008528954</text:p>
          </table:table-cell>
          <table:table-cell office:value-type="float" office:value="17.1825792800976" calcext:value-type="float">
            <text:p>17,1825792801</text:p>
          </table:table-cell>
          <table:table-cell office:value-type="float" office:value="17.1716499695538" calcext:value-type="float">
            <text:p>17,1716499696</text:p>
          </table:table-cell>
          <table:table-cell office:value-type="float" office:value="17.1655718304343" calcext:value-type="float">
            <text:p>17,1655718304</text:p>
          </table:table-cell>
          <table:table-cell office:value-type="float" office:value="17.1630045799826" calcext:value-type="float">
            <text:p>17,16300458</text:p>
          </table:table-cell>
          <table:table-cell office:value-type="float" office:value="17.1631189803008" calcext:value-type="float">
            <text:p>17,1631189803</text:p>
          </table:table-cell>
          <table:table-cell office:value-type="float" office:value="17.1653428274027" calcext:value-type="float">
            <text:p>17,1653428274</text:p>
          </table:table-cell>
          <table:table-cell office:value-type="float" office:value="17.1692470529747" calcext:value-type="float">
            <text:p>17,169247053</text:p>
          </table:table-cell>
          <table:table-cell office:value-type="float" office:value="17.1744901207867" calcext:value-type="float">
            <text:p>17,1744901208</text:p>
          </table:table-cell>
          <table:table-cell/>
          <table:table-cell office:value-type="float" office:value="0.723" calcext:value-type="float">
            <text:p>0,723</text:p>
          </table:table-cell>
          <table:table-cell office:value-type="float" office:value="17.0097088260438" calcext:value-type="float">
            <text:p>17,009708826</text:p>
          </table:table-cell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17.2792581301442" calcext:value-type="float">
            <text:p>17,2792581301</text:p>
          </table:table-cell>
          <table:table-cell/>
          <table:table-cell office:value-type="float" office:value="0.725" calcext:value-type="float">
            <text:p>0,725</text:p>
          </table:table-cell>
          <table:table-cell office:value-type="float" office:value="17.2488687019066" calcext:value-type="float">
            <text:p>17,2488687019</text:p>
          </table:table-cell>
          <table:table-cell/>
          <table:table-cell office:value-type="float" office:value="0.725" calcext:value-type="float">
            <text:p>0,725</text:p>
          </table:table-cell>
          <table:table-cell office:value-type="float" office:value="17.2333982371214" calcext:value-type="float">
            <text:p>17,2333982371</text:p>
          </table:table-cell>
          <table:table-cell office:value-type="float" office:value="17.2027287518495" calcext:value-type="float">
            <text:p>17,2027287518</text:p>
          </table:table-cell>
          <table:table-cell office:value-type="float" office:value="17.1847691725545" calcext:value-type="float">
            <text:p>17,1847691726</text:p>
          </table:table-cell>
          <table:table-cell office:value-type="float" office:value="17.1740128808499" calcext:value-type="float">
            <text:p>17,1740128808</text:p>
          </table:table-cell>
          <table:table-cell office:value-type="float" office:value="17.1680147063421" calcext:value-type="float">
            <text:p>17,1680147063</text:p>
          </table:table-cell>
          <table:table-cell office:value-type="float" office:value="17.1654609545279" calcext:value-type="float">
            <text:p>17,1654609545</text:p>
          </table:table-cell>
          <table:table-cell office:value-type="float" office:value="17.1655394358412" calcext:value-type="float">
            <text:p>17,1655394358</text:p>
          </table:table-cell>
          <table:table-cell office:value-type="float" office:value="17.1676900880514" calcext:value-type="float">
            <text:p>17,1676900881</text:p>
          </table:table-cell>
          <table:table-cell office:value-type="float" office:value="17.1714931248095" calcext:value-type="float">
            <text:p>17,1714931248</text:p>
          </table:table-cell>
          <table:table-cell office:value-type="float" office:value="17.176614418055" calcext:value-type="float">
            <text:p>17,1766144181</text:p>
          </table:table-cell>
          <table:table-cell/>
          <table:table-cell office:value-type="float" office:value="0.725" calcext:value-type="float">
            <text:p>0,725</text:p>
          </table:table-cell>
          <table:table-cell office:value-type="float" office:value="17.0138887426815" calcext:value-type="float">
            <text:p>17,0138887427</text:p>
          </table:table-cell>
        </table:table-row>
        <table:table-row table:style-name="ro1">
          <table:table-cell office:value-type="float" office:value="0.727" calcext:value-type="float">
            <text:p>0,727</text:p>
          </table:table-cell>
          <table:table-cell office:value-type="float" office:value="17.279704986934" calcext:value-type="float">
            <text:p>17,2797049869</text:p>
          </table:table-cell>
          <table:table-cell/>
          <table:table-cell office:value-type="float" office:value="0.727" calcext:value-type="float">
            <text:p>0,727</text:p>
          </table:table-cell>
          <table:table-cell office:value-type="float" office:value="17.2498069631573" calcext:value-type="float">
            <text:p>17,2498069632</text:p>
          </table:table-cell>
          <table:table-cell/>
          <table:table-cell office:value-type="float" office:value="0.727" calcext:value-type="float">
            <text:p>0,727</text:p>
          </table:table-cell>
          <table:table-cell office:value-type="float" office:value="17.2346844296896" calcext:value-type="float">
            <text:p>17,2346844297</text:p>
          </table:table-cell>
          <table:table-cell office:value-type="float" office:value="17.2045635330136" calcext:value-type="float">
            <text:p>17,204563533</text:p>
          </table:table-cell>
          <table:table-cell office:value-type="float" office:value="17.1869115842525" calcext:value-type="float">
            <text:p>17,1869115843</text:p>
          </table:table-cell>
          <table:table-cell office:value-type="float" office:value="17.1763253294762" calcext:value-type="float">
            <text:p>17,1763253295</text:p>
          </table:table-cell>
          <table:table-cell office:value-type="float" office:value="17.1704063787717" calcext:value-type="float">
            <text:p>17,1704063788</text:p>
          </table:table-cell>
          <table:table-cell office:value-type="float" office:value="17.1678669412039" calcext:value-type="float">
            <text:p>17,1678669412</text:p>
          </table:table-cell>
          <table:table-cell office:value-type="float" office:value="17.1679114177319" calcext:value-type="float">
            <text:p>17,1679114177</text:p>
          </table:table-cell>
          <table:table-cell office:value-type="float" office:value="17.1699915527869" calcext:value-type="float">
            <text:p>17,1699915528</text:p>
          </table:table-cell>
          <table:table-cell office:value-type="float" office:value="17.1736965843963" calcext:value-type="float">
            <text:p>17,1736965844</text:p>
          </table:table-cell>
          <table:table-cell office:value-type="float" office:value="17.1786995907848" calcext:value-type="float">
            <text:p>17,1786995908</text:p>
          </table:table-cell>
          <table:table-cell/>
          <table:table-cell office:value-type="float" office:value="0.727" calcext:value-type="float">
            <text:p>0,727</text:p>
          </table:table-cell>
          <table:table-cell office:value-type="float" office:value="17.0180237620906" calcext:value-type="float">
            <text:p>17,0180237621</text:p>
          </table:table-cell>
        </table:table-row>
        <table:table-row table:style-name="ro1">
          <table:table-cell office:value-type="float" office:value="0.729" calcext:value-type="float">
            <text:p>0,729</text:p>
          </table:table-cell>
          <table:table-cell office:value-type="float" office:value="17.2801429327439" calcext:value-type="float">
            <text:p>17,2801429327</text:p>
          </table:table-cell>
          <table:table-cell/>
          <table:table-cell office:value-type="float" office:value="0.729" calcext:value-type="float">
            <text:p>0,729</text:p>
          </table:table-cell>
          <table:table-cell office:value-type="float" office:value="17.2507270400699" calcext:value-type="float">
            <text:p>17,2507270401</text:p>
          </table:table-cell>
          <table:table-cell/>
          <table:table-cell office:value-type="float" office:value="0.729" calcext:value-type="float">
            <text:p>0,729</text:p>
          </table:table-cell>
          <table:table-cell office:value-type="float" office:value="17.2359425184393" calcext:value-type="float">
            <text:p>17,2359425184</text:p>
          </table:table-cell>
          <table:table-cell office:value-type="float" office:value="17.2063581177237" calcext:value-type="float">
            <text:p>17,2063581177</text:p>
          </table:table-cell>
          <table:table-cell office:value-type="float" office:value="17.1890075069285" calcext:value-type="float">
            <text:p>17,1890075069</text:p>
          </table:table-cell>
          <table:table-cell office:value-type="float" office:value="17.1785883318605" calcext:value-type="float">
            <text:p>17,1785883319</text:p>
          </table:table-cell>
          <table:table-cell office:value-type="float" office:value="17.1727478326056" calcext:value-type="float">
            <text:p>17,1727478326</text:p>
          </table:table-cell>
          <table:table-cell office:value-type="float" office:value="17.1702234569425" calcext:value-type="float">
            <text:p>17,1702234569</text:p>
          </table:table-cell>
          <table:table-cell office:value-type="float" office:value="17.1702357524753" calcext:value-type="float">
            <text:p>17,1702357525</text:p>
          </table:table-cell>
          <table:table-cell office:value-type="float" office:value="17.1722479455569" calcext:value-type="float">
            <text:p>17,1722479456</text:p>
          </table:table-cell>
          <table:table-cell office:value-type="float" office:value="17.1758580487751" calcext:value-type="float">
            <text:p>17,1758580488</text:p>
          </table:table-cell>
          <table:table-cell office:value-type="float" office:value="17.1807461504687" calcext:value-type="float">
            <text:p>17,1807461505</text:p>
          </table:table-cell>
          <table:table-cell/>
          <table:table-cell office:value-type="float" office:value="0.729" calcext:value-type="float">
            <text:p>0,729</text:p>
          </table:table-cell>
          <table:table-cell office:value-type="float" office:value="17.022112362871" calcext:value-type="float">
            <text:p>17,0221123629</text:p>
          </table:table-cell>
        </table:table-row>
        <table:table-row table:style-name="ro1">
          <table:table-cell office:value-type="float" office:value="0.731" calcext:value-type="float">
            <text:p>0,731</text:p>
          </table:table-cell>
          <table:table-cell office:value-type="float" office:value="17.2805721231672" calcext:value-type="float">
            <text:p>17,2805721232</text:p>
          </table:table-cell>
          <table:table-cell/>
          <table:table-cell office:value-type="float" office:value="0.731" calcext:value-type="float">
            <text:p>0,731</text:p>
          </table:table-cell>
          <table:table-cell office:value-type="float" office:value="17.2516292243485" calcext:value-type="float">
            <text:p>17,2516292243</text:p>
          </table:table-cell>
          <table:table-cell/>
          <table:table-cell office:value-type="float" office:value="0.731" calcext:value-type="float">
            <text:p>0,731</text:p>
          </table:table-cell>
          <table:table-cell office:value-type="float" office:value="17.2371731020612" calcext:value-type="float">
            <text:p>17,2371731021</text:p>
          </table:table-cell>
          <table:table-cell office:value-type="float" office:value="17.2081133627032" calcext:value-type="float">
            <text:p>17,2081133627</text:p>
          </table:table-cell>
          <table:table-cell office:value-type="float" office:value="17.1910579080089" calcext:value-type="float">
            <text:p>17,191057908</text:p>
          </table:table-cell>
          <table:table-cell office:value-type="float" office:value="17.1808028809475" calcext:value-type="float">
            <text:p>17,1808028809</text:p>
          </table:table-cell>
          <table:table-cell office:value-type="float" office:value="17.1750400319238" calcext:value-type="float">
            <text:p>17,1750400319</text:p>
          </table:table-cell>
          <table:table-cell office:value-type="float" office:value="17.1725314016379" calcext:value-type="float">
            <text:p>17,1725314016</text:p>
          </table:table-cell>
          <table:table-cell office:value-type="float" office:value="17.1725132538551" calcext:value-type="float">
            <text:p>17,1725132539</text:p>
          </table:table-cell>
          <table:table-cell office:value-type="float" office:value="17.1744599820987" calcext:value-type="float">
            <text:p>17,1744599821</text:p>
          </table:table-cell>
          <table:table-cell office:value-type="float" office:value="17.1779781312577" calcext:value-type="float">
            <text:p>17,1779781313</text:p>
          </table:table-cell>
          <table:table-cell office:value-type="float" office:value="17.1827546092323" calcext:value-type="float">
            <text:p>17,1827546092</text:p>
          </table:table-cell>
          <table:table-cell/>
          <table:table-cell office:value-type="float" office:value="0.731" calcext:value-type="float">
            <text:p>0,731</text:p>
          </table:table-cell>
          <table:table-cell office:value-type="float" office:value="17.026153179805" calcext:value-type="float">
            <text:p>17,0261531798</text:p>
          </table:table-cell>
        </table:table-row>
        <table:table-row table:style-name="ro1">
          <table:table-cell office:value-type="float" office:value="0.733" calcext:value-type="float">
            <text:p>0,733</text:p>
          </table:table-cell>
          <table:table-cell office:value-type="float" office:value="17.2809927077262" calcext:value-type="float">
            <text:p>17,2809927077</text:p>
          </table:table-cell>
          <table:table-cell/>
          <table:table-cell office:value-type="float" office:value="0.733" calcext:value-type="float">
            <text:p>0,733</text:p>
          </table:table-cell>
          <table:table-cell office:value-type="float" office:value="17.2525137994798" calcext:value-type="float">
            <text:p>17,2525137995</text:p>
          </table:table-cell>
          <table:table-cell/>
          <table:table-cell office:value-type="float" office:value="0.733" calcext:value-type="float">
            <text:p>0,733</text:p>
          </table:table-cell>
          <table:table-cell office:value-type="float" office:value="17.2383767607635" calcext:value-type="float">
            <text:p>17,2383767608</text:p>
          </table:table-cell>
          <table:table-cell office:value-type="float" office:value="17.2098300995311" calcext:value-type="float">
            <text:p>17,2098300995</text:p>
          </table:table-cell>
          <table:table-cell office:value-type="float" office:value="17.1930637278376" calcext:value-type="float">
            <text:p>17,1930637278</text:p>
          </table:table-cell>
          <table:table-cell office:value-type="float" office:value="17.1829699434029" calcext:value-type="float">
            <text:p>17,1829699434</text:p>
          </table:table-cell>
          <table:table-cell office:value-type="float" office:value="17.177283916982" calcext:value-type="float">
            <text:p>17,177283917</text:p>
          </table:table-cell>
          <table:table-cell office:value-type="float" office:value="17.1747916547342" calcext:value-type="float">
            <text:p>17,1747916547</text:p>
          </table:table-cell>
          <table:table-cell office:value-type="float" office:value="17.1747447189621" calcext:value-type="float">
            <text:p>17,174744719</text:p>
          </table:table-cell>
          <table:table-cell office:value-type="float" office:value="17.1766283651946" calcext:value-type="float">
            <text:p>17,1766283652</text:p>
          </table:table-cell>
          <table:table-cell office:value-type="float" office:value="17.1800574356108" calcext:value-type="float">
            <text:p>17,1800574356</text:p>
          </table:table-cell>
          <table:table-cell office:value-type="float" office:value="17.184725472512" calcext:value-type="float">
            <text:p>17,1847254725</text:p>
          </table:table-cell>
          <table:table-cell/>
          <table:table-cell office:value-type="float" office:value="0.733" calcext:value-type="float">
            <text:p>0,733</text:p>
          </table:table-cell>
          <table:table-cell office:value-type="float" office:value="17.030144985896" calcext:value-type="float">
            <text:p>17,0301449859</text:p>
          </table:table-cell>
        </table:table-row>
        <table:table-row table:style-name="ro1">
          <table:table-cell office:value-type="float" office:value="0.735" calcext:value-type="float">
            <text:p>0,735</text:p>
          </table:table-cell>
          <table:table-cell office:value-type="float" office:value="17.2814048317079" calcext:value-type="float">
            <text:p>17,2814048317</text:p>
          </table:table-cell>
          <table:table-cell/>
          <table:table-cell office:value-type="float" office:value="0.735" calcext:value-type="float">
            <text:p>0,735</text:p>
          </table:table-cell>
          <table:table-cell office:value-type="float" office:value="17.2533810426326" calcext:value-type="float">
            <text:p>17,2533810426</text:p>
          </table:table-cell>
          <table:table-cell/>
          <table:table-cell office:value-type="float" office:value="0.735" calcext:value-type="float">
            <text:p>0,735</text:p>
          </table:table-cell>
          <table:table-cell office:value-type="float" office:value="17.2395540579493" calcext:value-type="float">
            <text:p>17,2395540579</text:p>
          </table:table-cell>
          <table:table-cell office:value-type="float" office:value="17.2115091363115" calcext:value-type="float">
            <text:p>17,2115091363</text:p>
          </table:table-cell>
          <table:table-cell office:value-type="float" office:value="17.1950258812806" calcext:value-type="float">
            <text:p>17,1950258813</text:p>
          </table:table-cell>
          <table:table-cell office:value-type="float" office:value="17.1850904610994" calcext:value-type="float">
            <text:p>17,1850904611</text:p>
          </table:table-cell>
          <table:table-cell office:value-type="float" office:value="17.1794804055552" calcext:value-type="float">
            <text:p>17,1794804056</text:p>
          </table:table-cell>
          <table:table-cell office:value-type="float" office:value="17.177005076437" calcext:value-type="float">
            <text:p>17,1770050764</text:p>
          </table:table-cell>
          <table:table-cell office:value-type="float" office:value="17.1769309293139" calcext:value-type="float">
            <text:p>17,1769309293</text:p>
          </table:table-cell>
          <table:table-cell office:value-type="float" office:value="17.1787537857694" calcext:value-type="float">
            <text:p>17,1787537858</text:p>
          </table:table-cell>
          <table:table-cell office:value-type="float" office:value="17.1820965572368" calcext:value-type="float">
            <text:p>17,1820965572</text:p>
          </table:table-cell>
          <table:table-cell office:value-type="float" office:value="17.1866592404575" calcext:value-type="float">
            <text:p>17,1866592405</text:p>
          </table:table-cell>
          <table:table-cell/>
          <table:table-cell office:value-type="float" office:value="0.735" calcext:value-type="float">
            <text:p>0,735</text:p>
          </table:table-cell>
          <table:table-cell office:value-type="float" office:value="17.0340866845093" calcext:value-type="float">
            <text:p>17,0340866845</text:p>
          </table:table-cell>
        </table:table-row>
        <table:table-row table:style-name="ro1">
          <table:table-cell office:value-type="float" office:value="0.737" calcext:value-type="float">
            <text:p>0,737</text:p>
          </table:table-cell>
          <table:table-cell office:value-type="float" office:value="17.2818086430591" calcext:value-type="float">
            <text:p>17,2818086431</text:p>
          </table:table-cell>
          <table:table-cell/>
          <table:table-cell office:value-type="float" office:value="0.737" calcext:value-type="float">
            <text:p>0,737</text:p>
          </table:table-cell>
          <table:table-cell office:value-type="float" office:value="17.2542312318078" calcext:value-type="float">
            <text:p>17,2542312318</text:p>
          </table:table-cell>
          <table:table-cell/>
          <table:table-cell office:value-type="float" office:value="0.737" calcext:value-type="float">
            <text:p>0,737</text:p>
          </table:table-cell>
          <table:table-cell office:value-type="float" office:value="17.2407055450695" calcext:value-type="float">
            <text:p>17,2407055451</text:p>
          </table:table-cell>
          <table:table-cell office:value-type="float" office:value="17.2131512619012" calcext:value-type="float">
            <text:p>17,2131512619</text:p>
          </table:table-cell>
          <table:table-cell office:value-type="float" office:value="17.1969452616786" calcext:value-type="float">
            <text:p>17,1969452617</text:p>
          </table:table-cell>
          <table:table-cell office:value-type="float" office:value="17.1871653549004" calcext:value-type="float">
            <text:p>17,1871653549</text:p>
          </table:table-cell>
          <table:table-cell office:value-type="float" office:value="17.1816303966346" calcext:value-type="float">
            <text:p>17,1816303966</text:p>
          </table:table-cell>
          <table:table-cell office:value-type="float" office:value="17.1791725114307" calcext:value-type="float">
            <text:p>17,1791725114</text:p>
          </table:table-cell>
          <table:table-cell office:value-type="float" office:value="17.1790726547559" calcext:value-type="float">
            <text:p>17,1790726548</text:p>
          </table:table-cell>
          <table:table-cell office:value-type="float" office:value="17.1808369272021" calcext:value-type="float">
            <text:p>17,1808369272</text:p>
          </table:table-cell>
          <table:table-cell office:value-type="float" office:value="17.1840960882282" calcext:value-type="float">
            <text:p>17,1840960882</text:p>
          </table:table-cell>
          <table:table-cell office:value-type="float" office:value="17.188556414202" calcext:value-type="float">
            <text:p>17,1885564142</text:p>
          </table:table-cell>
          <table:table-cell/>
          <table:table-cell office:value-type="float" office:value="0.737" calcext:value-type="float">
            <text:p>0,737</text:p>
          </table:table-cell>
          <table:table-cell office:value-type="float" office:value="17.0379773073761" calcext:value-type="float">
            <text:p>17,0379773074</text:p>
          </table:table-cell>
        </table:table-row>
        <table:table-row table:style-name="ro1">
          <table:table-cell office:value-type="float" office:value="0.739" calcext:value-type="float">
            <text:p>0,739</text:p>
          </table:table-cell>
          <table:table-cell office:value-type="float" office:value="17.2822042793379" calcext:value-type="float">
            <text:p>17,2822042793</text:p>
          </table:table-cell>
          <table:table-cell/>
          <table:table-cell office:value-type="float" office:value="0.739" calcext:value-type="float">
            <text:p>0,739</text:p>
          </table:table-cell>
          <table:table-cell office:value-type="float" office:value="17.2550646323101" calcext:value-type="float">
            <text:p>17,2550646323</text:p>
          </table:table-cell>
          <table:table-cell/>
          <table:table-cell office:value-type="float" office:value="0.739" calcext:value-type="float">
            <text:p>0,739</text:p>
          </table:table-cell>
          <table:table-cell office:value-type="float" office:value="17.2418317537473" calcext:value-type="float">
            <text:p>17,2418317537</text:p>
          </table:table-cell>
          <table:table-cell office:value-type="float" office:value="17.2147572397895" calcext:value-type="float">
            <text:p>17,2147572398</text:p>
          </table:table-cell>
          <table:table-cell office:value-type="float" office:value="17.1988227352851" calcext:value-type="float">
            <text:p>17,1988227353</text:p>
          </table:table-cell>
          <table:table-cell office:value-type="float" office:value="17.1891955191615" calcext:value-type="float">
            <text:p>17,1891955192</text:p>
          </table:table-cell>
          <table:table-cell office:value-type="float" office:value="17.183734764677" calcext:value-type="float">
            <text:p>17,1837347647</text:p>
          </table:table-cell>
          <table:table-cell office:value-type="float" office:value="17.1812947826008" calcext:value-type="float">
            <text:p>17,1812947826</text:p>
          </table:table-cell>
          <table:table-cell office:value-type="float" office:value="17.1811706463403" calcext:value-type="float">
            <text:p>17,1811706463</text:p>
          </table:table-cell>
          <table:table-cell office:value-type="float" office:value="17.1828784569653" calcext:value-type="float">
            <text:p>17,182878457</text:p>
          </table:table-cell>
          <table:table-cell office:value-type="float" office:value="17.1860566071949" calcext:value-type="float">
            <text:p>17,1860566072</text:p>
          </table:table-cell>
          <table:table-cell office:value-type="float" office:value="17.1904174830526" calcext:value-type="float">
            <text:p>17,1904174831</text:p>
          </table:table-cell>
          <table:table-cell/>
          <table:table-cell office:value-type="float" office:value="0.739" calcext:value-type="float">
            <text:p>0,739</text:p>
          </table:table-cell>
          <table:table-cell office:value-type="float" office:value="17.0418159924431" calcext:value-type="float">
            <text:p>17,0418159924</text:p>
          </table:table-cell>
        </table:table-row>
        <table:table-row table:style-name="ro1">
          <table:table-cell office:value-type="float" office:value="0.741" calcext:value-type="float">
            <text:p>0,741</text:p>
          </table:table-cell>
          <table:table-cell office:value-type="float" office:value="17.2825918801579" calcext:value-type="float">
            <text:p>17,2825918802</text:p>
          </table:table-cell>
          <table:table-cell/>
          <table:table-cell office:value-type="float" office:value="0.741" calcext:value-type="float">
            <text:p>0,741</text:p>
          </table:table-cell>
          <table:table-cell office:value-type="float" office:value="17.2558815096552" calcext:value-type="float">
            <text:p>17,2558815097</text:p>
          </table:table-cell>
          <table:table-cell/>
          <table:table-cell office:value-type="float" office:value="0.741" calcext:value-type="float">
            <text:p>0,741</text:p>
          </table:table-cell>
          <table:table-cell office:value-type="float" office:value="17.2429332041351" calcext:value-type="float">
            <text:p>17,2429332041</text:p>
          </table:table-cell>
          <table:table-cell office:value-type="float" office:value="17.2163278151524" calcext:value-type="float">
            <text:p>17,2163278152</text:p>
          </table:table-cell>
          <table:table-cell office:value-type="float" office:value="17.2006591478187" calcext:value-type="float">
            <text:p>17,2006591478</text:p>
          </table:table-cell>
          <table:table-cell office:value-type="float" office:value="17.1911818280642" calcext:value-type="float">
            <text:p>17,1911818281</text:p>
          </table:table-cell>
          <table:table-cell office:value-type="float" office:value="17.1857943659166" calcext:value-type="float">
            <text:p>17,1857943659</text:p>
          </table:table-cell>
          <table:table-cell office:value-type="float" office:value="17.1833726975389" calcext:value-type="float">
            <text:p>17,1833726975</text:p>
          </table:table-cell>
          <table:table-cell office:value-type="float" office:value="17.1832256433176" calcext:value-type="float">
            <text:p>17,1832256433</text:p>
          </table:table-cell>
          <table:table-cell office:value-type="float" office:value="17.1848790345008" calcext:value-type="float">
            <text:p>17,1848790345</text:p>
          </table:table-cell>
          <table:table-cell office:value-type="float" office:value="17.1879786886055" calcext:value-type="float">
            <text:p>17,1879786886</text:p>
          </table:table-cell>
          <table:table-cell office:value-type="float" office:value="17.1922429361253" calcext:value-type="float">
            <text:p>17,1922429361</text:p>
          </table:table-cell>
          <table:table-cell/>
          <table:table-cell office:value-type="float" office:value="0.741" calcext:value-type="float">
            <text:p>0,741</text:p>
          </table:table-cell>
          <table:table-cell office:value-type="float" office:value="17.0456019887572" calcext:value-type="float">
            <text:p>17,0456019888</text:p>
          </table:table-cell>
        </table:table-row>
        <table:table-row table:style-name="ro1">
          <table:table-cell office:value-type="float" office:value="0.743" calcext:value-type="float">
            <text:p>0,743</text:p>
          </table:table-cell>
          <table:table-cell office:value-type="float" office:value="17.2829715791841" calcext:value-type="float">
            <text:p>17,2829715792</text:p>
          </table:table-cell>
          <table:table-cell/>
          <table:table-cell office:value-type="float" office:value="0.743" calcext:value-type="float">
            <text:p>0,743</text:p>
          </table:table-cell>
          <table:table-cell office:value-type="float" office:value="17.2566821212712" calcext:value-type="float">
            <text:p>17,2566821213</text:p>
          </table:table-cell>
          <table:table-cell/>
          <table:table-cell office:value-type="float" office:value="0.743" calcext:value-type="float">
            <text:p>0,743</text:p>
          </table:table-cell>
          <table:table-cell office:value-type="float" office:value="17.2440104002332" calcext:value-type="float">
            <text:p>17,2440104002</text:p>
          </table:table-cell>
          <table:table-cell office:value-type="float" office:value="17.217863711314" calcext:value-type="float">
            <text:p>17,2178637113</text:p>
          </table:table-cell>
          <table:table-cell office:value-type="float" office:value="17.2024553212772" calcext:value-type="float">
            <text:p>17,2024553213</text:p>
          </table:table-cell>
          <table:table-cell office:value-type="float" office:value="17.1931251324479" calcext:value-type="float">
            <text:p>17,1931251324</text:p>
          </table:table-cell>
          <table:table-cell office:value-type="float" office:value="17.1878100350039" calcext:value-type="float">
            <text:p>17,187810035</text:p>
          </table:table-cell>
          <table:table-cell office:value-type="float" office:value="17.1854070448108" calcext:value-type="float">
            <text:p>17,1854070448</text:p>
          </table:table-cell>
          <table:table-cell office:value-type="float" office:value="17.1852383688371" calcext:value-type="float">
            <text:p>17,1852383688</text:p>
          </table:table-cell>
          <table:table-cell office:value-type="float" office:value="17.1868393061097" calcext:value-type="float">
            <text:p>17,1868393061</text:p>
          </table:table-cell>
          <table:table-cell office:value-type="float" office:value="17.1898628965185" calcext:value-type="float">
            <text:p>17,1898628965</text:p>
          </table:table-cell>
          <table:table-cell office:value-type="float" office:value="17.1940332544151" calcext:value-type="float">
            <text:p>17,1940332544</text:p>
          </table:table-cell>
          <table:table-cell/>
          <table:table-cell office:value-type="float" office:value="0.743" calcext:value-type="float">
            <text:p>0,743</text:p>
          </table:table-cell>
          <table:table-cell office:value-type="float" office:value="17.0493346406036" calcext:value-type="float">
            <text:p>17,0493346406</text:p>
          </table:table-cell>
        </table:table-row>
        <table:table-row table:style-name="ro1">
          <table:table-cell office:value-type="float" office:value="0.745" calcext:value-type="float">
            <text:p>0,745</text:p>
          </table:table-cell>
          <table:table-cell office:value-type="float" office:value="17.2833435097595" calcext:value-type="float">
            <text:p>17,2833435098</text:p>
          </table:table-cell>
          <table:table-cell/>
          <table:table-cell office:value-type="float" office:value="0.745" calcext:value-type="float">
            <text:p>0,745</text:p>
          </table:table-cell>
          <table:table-cell office:value-type="float" office:value="17.2574667223421" calcext:value-type="float">
            <text:p>17,2574667223</text:p>
          </table:table-cell>
          <table:table-cell/>
          <table:table-cell office:value-type="float" office:value="0.745" calcext:value-type="float">
            <text:p>0,745</text:p>
          </table:table-cell>
          <table:table-cell office:value-type="float" office:value="17.2450638338489" calcext:value-type="float">
            <text:p>17,2450638338</text:p>
          </table:table-cell>
          <table:table-cell office:value-type="float" office:value="17.2193656332028" calcext:value-type="float">
            <text:p>17,2193656332</text:p>
          </table:table-cell>
          <table:table-cell office:value-type="float" office:value="17.2042120571778" calcext:value-type="float">
            <text:p>17,2042120572</text:p>
          </table:table-cell>
          <table:table-cell office:value-type="float" office:value="17.1950262629208" calcext:value-type="float">
            <text:p>17,1950262629</text:p>
          </table:table-cell>
          <table:table-cell office:value-type="float" office:value="17.1897825880508" calcext:value-type="float">
            <text:p>17,1897825881</text:p>
          </table:table-cell>
          <table:table-cell office:value-type="float" office:value="17.1873985970209" calcext:value-type="float">
            <text:p>17,187398597</text:p>
          </table:table-cell>
          <table:table-cell office:value-type="float" office:value="17.187209533161" calcext:value-type="float">
            <text:p>17,1872095332</text:p>
          </table:table-cell>
          <table:table-cell office:value-type="float" office:value="17.1887599085005" calcext:value-type="float">
            <text:p>17,1887599085</text:p>
          </table:table-cell>
          <table:table-cell office:value-type="float" office:value="17.1917097887348" calcext:value-type="float">
            <text:p>17,1917097887</text:p>
          </table:table-cell>
          <table:table-cell office:value-type="float" office:value="17.1957889159379" calcext:value-type="float">
            <text:p>17,1957889159</text:p>
          </table:table-cell>
          <table:table-cell/>
          <table:table-cell office:value-type="float" office:value="0.745" calcext:value-type="float">
            <text:p>0,745</text:p>
          </table:table-cell>
          <table:table-cell office:value-type="float" office:value="17.0530133862719" calcext:value-type="float">
            <text:p>17,0530133863</text:p>
          </table:table-cell>
        </table:table-row>
        <table:table-row table:style-name="ro1">
          <table:table-cell office:value-type="float" office:value="0.747" calcext:value-type="float">
            <text:p>0,747</text:p>
          </table:table-cell>
          <table:table-cell office:value-type="float" office:value="17.2837078007174" calcext:value-type="float">
            <text:p>17,2837078007</text:p>
          </table:table-cell>
          <table:table-cell/>
          <table:table-cell office:value-type="float" office:value="0.747" calcext:value-type="float">
            <text:p>0,747</text:p>
          </table:table-cell>
          <table:table-cell office:value-type="float" office:value="17.2582355614673" calcext:value-type="float">
            <text:p>17,2582355615</text:p>
          </table:table-cell>
          <table:table-cell/>
          <table:table-cell office:value-type="float" office:value="0.747" calcext:value-type="float">
            <text:p>0,747</text:p>
          </table:table-cell>
          <table:table-cell office:value-type="float" office:value="17.2460939823232" calcext:value-type="float">
            <text:p>17,2460939823</text:p>
          </table:table-cell>
          <table:table-cell office:value-type="float" office:value="17.2208342657547" calcext:value-type="float">
            <text:p>17,2208342658</text:p>
          </table:table-cell>
          <table:table-cell office:value-type="float" office:value="17.2059301351571" calcext:value-type="float">
            <text:p>17,2059301352</text:p>
          </table:table-cell>
          <table:table-cell office:value-type="float" office:value="17.1968860284438" calcext:value-type="float">
            <text:p>17,1968860284</text:p>
          </table:table-cell>
          <table:table-cell office:value-type="float" office:value="17.1917128210691" calcext:value-type="float">
            <text:p>17,1917128211</text:p>
          </table:table-cell>
          <table:table-cell office:value-type="float" office:value="17.189348109001" calcext:value-type="float">
            <text:p>17,189348109</text:p>
          </table:table-cell>
          <table:table-cell office:value-type="float" office:value="17.1891398314963" calcext:value-type="float">
            <text:p>17,1891398315</text:p>
          </table:table-cell>
          <table:table-cell office:value-type="float" office:value="17.1906414661371" calcext:value-type="float">
            <text:p>17,1906414661</text:p>
          </table:table-cell>
          <table:table-cell office:value-type="float" office:value="17.1935199134847" calcext:value-type="float">
            <text:p>17,1935199135</text:p>
          </table:table-cell>
          <table:table-cell office:value-type="float" office:value="17.1975103914984" calcext:value-type="float">
            <text:p>17,1975103915</text:p>
          </table:table-cell>
          <table:table-cell/>
          <table:table-cell office:value-type="float" office:value="0.747" calcext:value-type="float">
            <text:p>0,747</text:p>
          </table:table-cell>
          <table:table-cell office:value-type="float" office:value="17.0566377470761" calcext:value-type="float">
            <text:p>17,0566377471</text:p>
          </table:table-cell>
        </table:table-row>
        <table:table-row table:style-name="ro1">
          <table:table-cell office:value-type="float" office:value="0.749" calcext:value-type="float">
            <text:p>0,749</text:p>
          </table:table-cell>
          <table:table-cell office:value-type="float" office:value="17.2840645787502" calcext:value-type="float">
            <text:p>17,2840645788</text:p>
          </table:table-cell>
          <table:table-cell/>
          <table:table-cell office:value-type="float" office:value="0.749" calcext:value-type="float">
            <text:p>0,749</text:p>
          </table:table-cell>
          <table:table-cell office:value-type="float" office:value="17.2589888831272" calcext:value-type="float">
            <text:p>17,2589888831</text:p>
          </table:table-cell>
          <table:table-cell/>
          <table:table-cell office:value-type="float" office:value="0.749" calcext:value-type="float">
            <text:p>0,749</text:p>
          </table:table-cell>
          <table:table-cell office:value-type="float" office:value="17.2471013103897" calcext:value-type="float">
            <text:p>17,2471013104</text:p>
          </table:table-cell>
          <table:table-cell office:value-type="float" office:value="17.222270275649" calcext:value-type="float">
            <text:p>17,2222702756</text:p>
          </table:table-cell>
          <table:table-cell office:value-type="float" office:value="17.2076103146297" calcext:value-type="float">
            <text:p>17,2076103146</text:p>
          </table:table-cell>
          <table:table-cell office:value-type="float" office:value="17.1987052179067" calcext:value-type="float">
            <text:p>17,1987052179</text:p>
          </table:table-cell>
          <table:table-cell office:value-type="float" office:value="17.1936015114646" calcext:value-type="float">
            <text:p>17,1936015115</text:p>
          </table:table-cell>
          <table:table-cell office:value-type="float" office:value="17.1912563192468" calcext:value-type="float">
            <text:p>17,1912563192</text:p>
          </table:table-cell>
          <table:table-cell office:value-type="float" office:value="17.1910299454246" calcext:value-type="float">
            <text:p>17,1910299454</text:p>
          </table:table-cell>
          <table:table-cell office:value-type="float" office:value="17.1924845927425" calcext:value-type="float">
            <text:p>17,1924845927</text:p>
          </table:table-cell>
          <table:table-cell office:value-type="float" office:value="17.1952938111241" calcext:value-type="float">
            <text:p>17,1952938111</text:p>
          </table:table-cell>
          <table:table-cell office:value-type="float" office:value="17.1991981467494" calcext:value-type="float">
            <text:p>17,1991981467</text:p>
          </table:table-cell>
          <table:table-cell/>
          <table:table-cell office:value-type="float" office:value="0.749" calcext:value-type="float">
            <text:p>0,749</text:p>
          </table:table-cell>
          <table:table-cell office:value-type="float" office:value="17.0602073235917" calcext:value-type="float">
            <text:p>17,0602073236</text:p>
          </table:table-cell>
        </table:table-row>
        <table:table-row table:style-name="ro1">
          <table:table-cell office:value-type="float" office:value="0.751" calcext:value-type="float">
            <text:p>0,751</text:p>
          </table:table-cell>
          <table:table-cell office:value-type="float" office:value="17.2844139658427" calcext:value-type="float">
            <text:p>17,2844139658</text:p>
          </table:table-cell>
          <table:table-cell/>
          <table:table-cell office:value-type="float" office:value="0.751" calcext:value-type="float">
            <text:p>0,751</text:p>
          </table:table-cell>
          <table:table-cell office:value-type="float" office:value="17.2597269250246" calcext:value-type="float">
            <text:p>17,259726925</text:p>
          </table:table-cell>
          <table:table-cell/>
          <table:table-cell office:value-type="float" office:value="0.751" calcext:value-type="float">
            <text:p>0,751</text:p>
          </table:table-cell>
          <table:table-cell office:value-type="float" office:value="17.2480862689121" calcext:value-type="float">
            <text:p>17,2480862689</text:p>
          </table:table-cell>
          <table:table-cell office:value-type="float" office:value="17.223674310519" calcext:value-type="float">
            <text:p>17,2236743105</text:p>
          </table:table-cell>
          <table:table-cell office:value-type="float" office:value="17.2092533341302" calcext:value-type="float">
            <text:p>17,2092533341</text:p>
          </table:table-cell>
          <table:table-cell office:value-type="float" office:value="17.2004845994446" calcext:value-type="float">
            <text:p>17,2004845994</text:p>
          </table:table-cell>
          <table:table-cell office:value-type="float" office:value="17.1954494172343" calcext:value-type="float">
            <text:p>17,1954494172</text:p>
          </table:table-cell>
          <table:table-cell office:value-type="float" office:value="17.1931239489228" calcext:value-type="float">
            <text:p>17,1931239489</text:p>
          </table:table-cell>
          <table:table-cell office:value-type="float" office:value="17.1928805416463" calcext:value-type="float">
            <text:p>17,1928805416</text:p>
          </table:table-cell>
          <table:table-cell office:value-type="float" office:value="17.1942898897036" calcext:value-type="float">
            <text:p>17,1942898897</text:p>
          </table:table-cell>
          <table:table-cell office:value-type="float" office:value="17.1970320120931" calcext:value-type="float">
            <text:p>17,1970320121</text:p>
          </table:table-cell>
          <table:table-cell office:value-type="float" office:value="17.2008526395476" calcext:value-type="float">
            <text:p>17,2008526395</text:p>
          </table:table-cell>
          <table:table-cell/>
          <table:table-cell office:value-type="float" office:value="0.751" calcext:value-type="float">
            <text:p>0,751</text:p>
          </table:table-cell>
          <table:table-cell office:value-type="float" office:value="17.0637217871647" calcext:value-type="float">
            <text:p>17,0637217872</text:p>
          </table:table-cell>
        </table:table-row>
        <table:table-row table:style-name="ro1">
          <table:table-cell office:value-type="float" office:value="0.753" calcext:value-type="float">
            <text:p>0,753</text:p>
          </table:table-cell>
          <table:table-cell office:value-type="float" office:value="17.2847560866309" calcext:value-type="float">
            <text:p>17,2847560866</text:p>
          </table:table-cell>
          <table:table-cell/>
          <table:table-cell office:value-type="float" office:value="0.753" calcext:value-type="float">
            <text:p>0,753</text:p>
          </table:table-cell>
          <table:table-cell office:value-type="float" office:value="17.2604499257372" calcext:value-type="float">
            <text:p>17,2604499257</text:p>
          </table:table-cell>
          <table:table-cell/>
          <table:table-cell office:value-type="float" office:value="0.753" calcext:value-type="float">
            <text:p>0,753</text:p>
          </table:table-cell>
          <table:table-cell office:value-type="float" office:value="17.2490492998286" calcext:value-type="float">
            <text:p>17,2490492998</text:p>
          </table:table-cell>
          <table:table-cell office:value-type="float" office:value="17.2250470031492" calcext:value-type="float">
            <text:p>17,2250470031</text:p>
          </table:table-cell>
          <table:table-cell office:value-type="float" office:value="17.2108599152243" calcext:value-type="float">
            <text:p>17,2108599152</text:p>
          </table:table-cell>
          <table:table-cell office:value-type="float" office:value="17.2022249242197" calcext:value-type="float">
            <text:p>17,2022249242</text:p>
          </table:table-cell>
          <table:table-cell office:value-type="float" office:value="17.1972572807244" calcext:value-type="float">
            <text:p>17,1972572807</text:p>
          </table:table-cell>
          <table:table-cell office:value-type="float" office:value="17.1949517057201" calcext:value-type="float">
            <text:p>17,1949517057</text:p>
          </table:table-cell>
          <table:table-cell office:value-type="float" office:value="17.1946922761092" calcext:value-type="float">
            <text:p>17,1946922761</text:p>
          </table:table-cell>
          <table:table-cell office:value-type="float" office:value="17.1960579507105" calcext:value-type="float">
            <text:p>17,1960579507</text:p>
          </table:table-cell>
          <table:table-cell office:value-type="float" office:value="17.1987350424151" calcext:value-type="float">
            <text:p>17,1987350424</text:p>
          </table:table-cell>
          <table:table-cell office:value-type="float" office:value="17.2024743268135" calcext:value-type="float">
            <text:p>17,2024743268</text:p>
          </table:table-cell>
          <table:table-cell/>
          <table:table-cell office:value-type="float" office:value="0.753" calcext:value-type="float">
            <text:p>0,753</text:p>
          </table:table-cell>
          <table:table-cell office:value-type="float" office:value="17.0671808820628" calcext:value-type="float">
            <text:p>17,0671808821</text:p>
          </table:table-cell>
        </table:table-row>
        <table:table-row table:style-name="ro1">
          <table:table-cell office:value-type="float" office:value="0.755" calcext:value-type="float">
            <text:p>0,755</text:p>
          </table:table-cell>
          <table:table-cell office:value-type="float" office:value="17.2850910578042" calcext:value-type="float">
            <text:p>17,2850910578</text:p>
          </table:table-cell>
          <table:table-cell/>
          <table:table-cell office:value-type="float" office:value="0.755" calcext:value-type="float">
            <text:p>0,755</text:p>
          </table:table-cell>
          <table:table-cell office:value-type="float" office:value="17.2611581137185" calcext:value-type="float">
            <text:p>17,2611581137</text:p>
          </table:table-cell>
          <table:table-cell/>
          <table:table-cell office:value-type="float" office:value="0.755" calcext:value-type="float">
            <text:p>0,755</text:p>
          </table:table-cell>
          <table:table-cell office:value-type="float" office:value="17.2499908298301" calcext:value-type="float">
            <text:p>17,2499908298</text:p>
          </table:table-cell>
          <table:table-cell office:value-type="float" office:value="17.226388966599" calcext:value-type="float">
            <text:p>17,2263889666</text:p>
          </table:table-cell>
          <table:table-cell office:value-type="float" office:value="17.2124307581031" calcext:value-type="float">
            <text:p>17,2124307581</text:p>
          </table:table-cell>
          <table:table-cell office:value-type="float" office:value="17.203926922087" calcext:value-type="float">
            <text:p>17,2039269221</text:p>
          </table:table-cell>
          <table:table-cell office:value-type="float" office:value="17.1990258241138" calcext:value-type="float">
            <text:p>17,1990258241</text:p>
          </table:table-cell>
          <table:table-cell office:value-type="float" office:value="17.1967402789282" calcext:value-type="float">
            <text:p>17,1967402789</text:p>
          </table:table-cell>
          <table:table-cell office:value-type="float" office:value="17.1964657884054" calcext:value-type="float">
            <text:p>17,1964657884</text:p>
          </table:table-cell>
          <table:table-cell office:value-type="float" office:value="17.197789355141" calcext:value-type="float">
            <text:p>17,1977893551</text:p>
          </table:table-cell>
          <table:table-cell office:value-type="float" office:value="17.2004034155889" calcext:value-type="float">
            <text:p>17,2004034156</text:p>
          </table:table-cell>
          <table:table-cell office:value-type="float" office:value="17.2040636542402" calcext:value-type="float">
            <text:p>17,2040636542</text:p>
          </table:table-cell>
          <table:table-cell/>
          <table:table-cell office:value-type="float" office:value="0.755" calcext:value-type="float">
            <text:p>0,755</text:p>
          </table:table-cell>
          <table:table-cell office:value-type="float" office:value="17.0705844093713" calcext:value-type="float">
            <text:p>17,0705844094</text:p>
          </table:table-cell>
        </table:table-row>
        <table:table-row table:style-name="ro1">
          <table:table-cell office:value-type="float" office:value="0.757" calcext:value-type="float">
            <text:p>0,757</text:p>
          </table:table-cell>
          <table:table-cell office:value-type="float" office:value="17.2854189958172" calcext:value-type="float">
            <text:p>17,2854189958</text:p>
          </table:table-cell>
          <table:table-cell/>
          <table:table-cell office:value-type="float" office:value="0.757" calcext:value-type="float">
            <text:p>0,757</text:p>
          </table:table-cell>
          <table:table-cell office:value-type="float" office:value="17.2618517153173" calcext:value-type="float">
            <text:p>17,2618517153</text:p>
          </table:table-cell>
          <table:table-cell/>
          <table:table-cell office:value-type="float" office:value="0.757" calcext:value-type="float">
            <text:p>0,757</text:p>
          </table:table-cell>
          <table:table-cell office:value-type="float" office:value="17.2509112755026" calcext:value-type="float">
            <text:p>17,2509112755</text:p>
          </table:table-cell>
          <table:table-cell office:value-type="float" office:value="17.2277007985458" calcext:value-type="float">
            <text:p>17,2277007985</text:p>
          </table:table-cell>
          <table:table-cell office:value-type="float" office:value="17.213966545627" calcext:value-type="float">
            <text:p>17,2139665456</text:p>
          </table:table-cell>
          <table:table-cell office:value-type="float" office:value="17.2055913055117" calcext:value-type="float">
            <text:p>17,2055913055</text:p>
          </table:table-cell>
          <table:table-cell office:value-type="float" office:value="17.200755753321" calcext:value-type="float">
            <text:p>17,2007557533</text:p>
          </table:table-cell>
          <table:table-cell office:value-type="float" office:value="17.1984903434632" calcext:value-type="float">
            <text:p>17,1984903435</text:p>
          </table:table-cell>
          <table:table-cell office:value-type="float" office:value="17.1982017060998" calcext:value-type="float">
            <text:p>17,1982017061</text:p>
          </table:table-cell>
          <table:table-cell office:value-type="float" office:value="17.1994846729388" calcext:value-type="float">
            <text:p>17,1994846729</text:p>
          </table:table-cell>
          <table:table-cell office:value-type="float" office:value="17.2020376383797" calcext:value-type="float">
            <text:p>17,2020376384</text:p>
          </table:table-cell>
          <table:table-cell office:value-type="float" office:value="17.2056210635193" calcext:value-type="float">
            <text:p>17,2056210635</text:p>
          </table:table-cell>
          <table:table-cell/>
          <table:table-cell office:value-type="float" office:value="0.757" calcext:value-type="float">
            <text:p>0,757</text:p>
          </table:table-cell>
          <table:table-cell office:value-type="float" office:value="17.0739322301722" calcext:value-type="float">
            <text:p>17,0739322302</text:p>
          </table:table-cell>
        </table:table-row>
        <table:table-row table:style-name="ro1">
          <table:table-cell office:value-type="float" office:value="0.759" calcext:value-type="float">
            <text:p>0,759</text:p>
          </table:table-cell>
          <table:table-cell office:value-type="float" office:value="17.2857400132202" calcext:value-type="float">
            <text:p>17,2857400132</text:p>
          </table:table-cell>
          <table:table-cell/>
          <table:table-cell office:value-type="float" office:value="0.759" calcext:value-type="float">
            <text:p>0,759</text:p>
          </table:table-cell>
          <table:table-cell office:value-type="float" office:value="17.2625309509755" calcext:value-type="float">
            <text:p>17,262530951</text:p>
          </table:table-cell>
          <table:table-cell/>
          <table:table-cell office:value-type="float" office:value="0.759" calcext:value-type="float">
            <text:p>0,759</text:p>
          </table:table-cell>
          <table:table-cell office:value-type="float" office:value="17.2518110413302" calcext:value-type="float">
            <text:p>17,2518110413</text:p>
          </table:table-cell>
          <table:table-cell office:value-type="float" office:value="17.2289830798772" calcext:value-type="float">
            <text:p>17,2289830799</text:p>
          </table:table-cell>
          <table:table-cell office:value-type="float" office:value="17.2154679420981" calcext:value-type="float">
            <text:p>17,2154679421</text:p>
          </table:table-cell>
          <table:table-cell office:value-type="float" office:value="17.207218768343" calcext:value-type="float">
            <text:p>17,2072187683</text:p>
          </table:table-cell>
          <table:table-cell office:value-type="float" office:value="17.2024477566686" calcext:value-type="float">
            <text:p>17,2024477567</text:p>
          </table:table-cell>
          <table:table-cell office:value-type="float" office:value="17.2002025583301" calcext:value-type="float">
            <text:p>17,2002025583</text:p>
          </table:table-cell>
          <table:table-cell office:value-type="float" office:value="17.1999006428938" calcext:value-type="float">
            <text:p>17,1999006429</text:p>
          </table:table-cell>
          <table:table-cell office:value-type="float" office:value="17.2011444623623" calcext:value-type="float">
            <text:p>17,2011444624</text:p>
          </table:table-cell>
          <table:table-cell office:value-type="float" office:value="17.2036382079909" calcext:value-type="float">
            <text:p>17,203638208</text:p>
          </table:table-cell>
          <table:table-cell office:value-type="float" office:value="17.2071469887011" calcext:value-type="float">
            <text:p>17,2071469887</text:p>
          </table:table-cell>
          <table:table-cell/>
          <table:table-cell office:value-type="float" office:value="0.759" calcext:value-type="float">
            <text:p>0,759</text:p>
          </table:table-cell>
          <table:table-cell office:value-type="float" office:value="17.0772242572376" calcext:value-type="float">
            <text:p>17,0772242572</text:p>
          </table:table-cell>
        </table:table-row>
        <table:table-row table:style-name="ro1">
          <table:table-cell office:value-type="float" office:value="0.761" calcext:value-type="float">
            <text:p>0,761</text:p>
          </table:table-cell>
          <table:table-cell office:value-type="float" office:value="17.2860542209157" calcext:value-type="float">
            <text:p>17,2860542209</text:p>
          </table:table-cell>
          <table:table-cell/>
          <table:table-cell office:value-type="float" office:value="0.761" calcext:value-type="float">
            <text:p>0,761</text:p>
          </table:table-cell>
          <table:table-cell office:value-type="float" office:value="17.2631960375836" calcext:value-type="float">
            <text:p>17,2631960376</text:p>
          </table:table-cell>
          <table:table-cell/>
          <table:table-cell office:value-type="float" office:value="0.761" calcext:value-type="float">
            <text:p>0,761</text:p>
          </table:table-cell>
          <table:table-cell office:value-type="float" office:value="17.252690521386" calcext:value-type="float">
            <text:p>17,2526905214</text:p>
          </table:table-cell>
          <table:table-cell office:value-type="float" office:value="17.230236376239" calcext:value-type="float">
            <text:p>17,2302363762</text:p>
          </table:table-cell>
          <table:table-cell office:value-type="float" office:value="17.2169355947387" calcext:value-type="float">
            <text:p>17,2169355947</text:p>
          </table:table-cell>
          <table:table-cell office:value-type="float" office:value="17.2088099872333" calcext:value-type="float">
            <text:p>17,2088099872</text:p>
          </table:table-cell>
          <table:table-cell office:value-type="float" office:value="17.2041025062515" calcext:value-type="float">
            <text:p>17,2041025063</text:p>
          </table:table-cell>
          <table:table-cell office:value-type="float" office:value="17.2018775679658" calcext:value-type="float">
            <text:p>17,201877568</text:p>
          </table:table-cell>
          <table:table-cell office:value-type="float" office:value="17.2015631999906" calcext:value-type="float">
            <text:p>17,2015632</text:p>
          </table:table-cell>
          <table:table-cell office:value-type="float" office:value="17.2027692714453" calcext:value-type="float">
            <text:p>17,2027692714</text:p>
          </table:table-cell>
          <table:table-cell office:value-type="float" office:value="17.2052056137309" calcext:value-type="float">
            <text:p>17,2052056137</text:p>
          </table:table-cell>
          <table:table-cell office:value-type="float" office:value="17.2086418582282" calcext:value-type="float">
            <text:p>17,2086418582</text:p>
          </table:table-cell>
          <table:table-cell/>
          <table:table-cell office:value-type="float" office:value="0.761" calcext:value-type="float">
            <text:p>0,761</text:p>
          </table:table-cell>
          <table:table-cell office:value-type="float" office:value="17.0804604531367" calcext:value-type="float">
            <text:p>17,0804604531</text:p>
          </table:table-cell>
        </table:table-row>
        <table:table-row table:style-name="ro1">
          <table:table-cell office:value-type="float" office:value="0.763" calcext:value-type="float">
            <text:p>0,763</text:p>
          </table:table-cell>
          <table:table-cell office:value-type="float" office:value="17.2863617281734" calcext:value-type="float">
            <text:p>17,2863617282</text:p>
          </table:table-cell>
          <table:table-cell/>
          <table:table-cell office:value-type="float" office:value="0.763" calcext:value-type="float">
            <text:p>0,763</text:p>
          </table:table-cell>
          <table:table-cell office:value-type="float" office:value="17.2638471885086" calcext:value-type="float">
            <text:p>17,2638471885</text:p>
          </table:table-cell>
          <table:table-cell/>
          <table:table-cell office:value-type="float" office:value="0.763" calcext:value-type="float">
            <text:p>0,763</text:p>
          </table:table-cell>
          <table:table-cell office:value-type="float" office:value="17.2535500996121" calcext:value-type="float">
            <text:p>17,2535500996</text:p>
          </table:table-cell>
          <table:table-cell office:value-type="float" office:value="17.2314612384424" calcext:value-type="float">
            <text:p>17,2314612384</text:p>
          </table:table-cell>
          <table:table-cell office:value-type="float" office:value="17.2183701341238" calcext:value-type="float">
            <text:p>17,2183701341</text:p>
          </table:table-cell>
          <table:table-cell office:value-type="float" office:value="17.210365622037" calcext:value-type="float">
            <text:p>17,210365622</text:p>
          </table:table-cell>
          <table:table-cell office:value-type="float" office:value="17.2057206582692" calcext:value-type="float">
            <text:p>17,2057206583</text:p>
          </table:table-cell>
          <table:table-cell office:value-type="float" office:value="17.2035160024852" calcext:value-type="float">
            <text:p>17,2035160025</text:p>
          </table:table-cell>
          <table:table-cell office:value-type="float" office:value="17.2031899662486" calcext:value-type="float">
            <text:p>17,2031899662</text:p>
          </table:table-cell>
          <table:table-cell office:value-type="float" office:value="17.2043596380597" calcext:value-type="float">
            <text:p>17,2043596381</text:p>
          </table:table-cell>
          <table:table-cell office:value-type="float" office:value="17.2067403369917" calcext:value-type="float">
            <text:p>17,206740337</text:p>
          </table:table-cell>
          <table:table-cell office:value-type="float" office:value="17.2101060948389" calcext:value-type="float">
            <text:p>17,2101060948</text:p>
          </table:table-cell>
          <table:table-cell/>
          <table:table-cell office:value-type="float" office:value="0.763" calcext:value-type="float">
            <text:p>0,763</text:p>
          </table:table-cell>
          <table:table-cell office:value-type="float" office:value="17.0836408262875" calcext:value-type="float">
            <text:p>17,0836408263</text:p>
          </table:table-cell>
        </table:table-row>
        <table:table-row table:style-name="ro1">
          <table:table-cell office:value-type="float" office:value="0.765" calcext:value-type="float">
            <text:p>0,765</text:p>
          </table:table-cell>
          <table:table-cell office:value-type="float" office:value="17.2866626411294" calcext:value-type="float">
            <text:p>17,2866626411</text:p>
          </table:table-cell>
          <table:table-cell/>
          <table:table-cell office:value-type="float" office:value="0.765" calcext:value-type="float">
            <text:p>0,765</text:p>
          </table:table-cell>
          <table:table-cell office:value-type="float" office:value="17.2644846120445" calcext:value-type="float">
            <text:p>17,264484612</text:p>
          </table:table-cell>
          <table:table-cell/>
          <table:table-cell office:value-type="float" office:value="0.765" calcext:value-type="float">
            <text:p>0,765</text:p>
          </table:table-cell>
          <table:table-cell office:value-type="float" office:value="17.2543901491516" calcext:value-type="float">
            <text:p>17,2543901492</text:p>
          </table:table-cell>
          <table:table-cell office:value-type="float" office:value="17.2326582021079" calcext:value-type="float">
            <text:p>17,2326582021</text:p>
          </table:table-cell>
          <table:table-cell office:value-type="float" office:value="17.219772173915" calcext:value-type="float">
            <text:p>17,2197721739</text:p>
          </table:table-cell>
          <table:table-cell office:value-type="float" office:value="17.2118863155314" calcext:value-type="float">
            <text:p>17,2118863155</text:p>
          </table:table-cell>
          <table:table-cell office:value-type="float" office:value="17.2073028526682" calcext:value-type="float">
            <text:p>17,2073028527</text:p>
          </table:table-cell>
          <table:table-cell office:value-type="float" office:value="17.2051184771988" calcext:value-type="float">
            <text:p>17,2051184772</text:p>
          </table:table-cell>
          <table:table-cell office:value-type="float" office:value="17.204781517529" calcext:value-type="float">
            <text:p>17,2047815175</text:p>
          </table:table-cell>
          <table:table-cell office:value-type="float" office:value="17.2059160890434" calcext:value-type="float">
            <text:p>17,205916089</text:p>
          </table:table-cell>
          <table:table-cell office:value-type="float" office:value="17.2082428500929" calcext:value-type="float">
            <text:p>17,2082428501</text:p>
          </table:table-cell>
          <table:table-cell office:value-type="float" office:value="17.2115401140346" calcext:value-type="float">
            <text:p>17,211540114</text:p>
          </table:table-cell>
          <table:table-cell/>
          <table:table-cell office:value-type="float" office:value="0.765" calcext:value-type="float">
            <text:p>0,765</text:p>
          </table:table-cell>
          <table:table-cell office:value-type="float" office:value="17.0867654256907" calcext:value-type="float">
            <text:p>17,0867654257</text:p>
          </table:table-cell>
        </table:table-row>
        <table:table-row table:style-name="ro1">
          <table:table-cell office:value-type="float" office:value="0.767" calcext:value-type="float">
            <text:p>0,767</text:p>
          </table:table-cell>
          <table:table-cell office:value-type="float" office:value="17.2869570609867" calcext:value-type="float">
            <text:p>17,286957061</text:p>
          </table:table-cell>
          <table:table-cell/>
          <table:table-cell office:value-type="float" office:value="0.767" calcext:value-type="float">
            <text:p>0,767</text:p>
          </table:table-cell>
          <table:table-cell office:value-type="float" office:value="17.265108509551" calcext:value-type="float">
            <text:p>17,2651085096</text:p>
          </table:table-cell>
          <table:table-cell/>
          <table:table-cell office:value-type="float" office:value="0.767" calcext:value-type="float">
            <text:p>0,767</text:p>
          </table:table-cell>
          <table:table-cell office:value-type="float" office:value="17.2552110314968" calcext:value-type="float">
            <text:p>17,2552110315</text:p>
          </table:table-cell>
          <table:table-cell office:value-type="float" office:value="17.2338277871613" calcext:value-type="float">
            <text:p>17,2338277872</text:p>
          </table:table-cell>
          <table:table-cell office:value-type="float" office:value="17.2211423104596" calcext:value-type="float">
            <text:p>17,2211423105</text:p>
          </table:table-cell>
          <table:table-cell office:value-type="float" office:value="17.2133726930073" calcext:value-type="float">
            <text:p>17,213372693</text:p>
          </table:table-cell>
          <table:table-cell office:value-type="float" office:value="17.2088497126558" calcext:value-type="float">
            <text:p>17,2088497127</text:p>
          </table:table-cell>
          <table:table-cell office:value-type="float" office:value="17.2066855919945" calcext:value-type="float">
            <text:p>17,206685592</text:p>
          </table:table-cell>
          <table:table-cell office:value-type="float" office:value="17.2063384158935" calcext:value-type="float">
            <text:p>17,2063384159</text:p>
          </table:table-cell>
          <table:table-cell office:value-type="float" office:value="17.2074391391563" calcext:value-type="float">
            <text:p>17,2074391392</text:p>
          </table:table-cell>
          <table:table-cell office:value-type="float" office:value="17.209713614914" calcext:value-type="float">
            <text:p>17,2097136149</text:p>
          </table:table-cell>
          <table:table-cell office:value-type="float" office:value="17.2129443222736" calcext:value-type="float">
            <text:p>17,2129443223</text:p>
          </table:table-cell>
          <table:table-cell/>
          <table:table-cell office:value-type="float" office:value="0.767" calcext:value-type="float">
            <text:p>0,767</text:p>
          </table:table-cell>
          <table:table-cell office:value-type="float" office:value="17.0898343355934" calcext:value-type="float">
            <text:p>17,0898343356</text:p>
          </table:table-cell>
        </table:table-row>
        <table:table-row table:style-name="ro1">
          <table:table-cell office:value-type="float" office:value="0.769" calcext:value-type="float">
            <text:p>0,769</text:p>
          </table:table-cell>
          <table:table-cell office:value-type="float" office:value="17.2872450909446" calcext:value-type="float">
            <text:p>17,2872450909</text:p>
          </table:table-cell>
          <table:table-cell/>
          <table:table-cell office:value-type="float" office:value="0.769" calcext:value-type="float">
            <text:p>0,769</text:p>
          </table:table-cell>
          <table:table-cell office:value-type="float" office:value="17.2657190826752" calcext:value-type="float">
            <text:p>17,2657190827</text:p>
          </table:table-cell>
          <table:table-cell/>
          <table:table-cell office:value-type="float" office:value="0.769" calcext:value-type="float">
            <text:p>0,769</text:p>
          </table:table-cell>
          <table:table-cell office:value-type="float" office:value="17.2560131010114" calcext:value-type="float">
            <text:p>17,256013101</text:p>
          </table:table-cell>
          <table:table-cell office:value-type="float" office:value="17.2349705016094" calcext:value-type="float">
            <text:p>17,2349705016</text:p>
          </table:table-cell>
          <table:table-cell office:value-type="float" office:value="17.2224811262982" calcext:value-type="float">
            <text:p>17,2224811263</text:p>
          </table:table-cell>
          <table:table-cell office:value-type="float" office:value="17.2148253656759" calcext:value-type="float">
            <text:p>17,2148253657</text:p>
          </table:table-cell>
          <table:table-cell office:value-type="float" office:value="17.2103618481171" calcext:value-type="float">
            <text:p>17,2103618481</text:p>
          </table:table-cell>
          <table:table-cell office:value-type="float" office:value="17.2082179348849" calcext:value-type="float">
            <text:p>17,2082179349</text:p>
          </table:table-cell>
          <table:table-cell office:value-type="float" office:value="17.2078612134462" calcext:value-type="float">
            <text:p>17,2078612134</text:p>
          </table:table-cell>
          <table:table-cell office:value-type="float" office:value="17.2089292954398" calcext:value-type="float">
            <text:p>17,2089292954</text:p>
          </table:table-cell>
          <table:table-cell office:value-type="float" office:value="17.2111530881026" calcext:value-type="float">
            <text:p>17,2111530881</text:p>
          </table:table-cell>
          <table:table-cell office:value-type="float" office:value="17.2143191235013" calcext:value-type="float">
            <text:p>17,2143191235</text:p>
          </table:table-cell>
          <table:table-cell/>
          <table:table-cell office:value-type="float" office:value="0.769" calcext:value-type="float">
            <text:p>0,769</text:p>
          </table:table-cell>
          <table:table-cell office:value-type="float" office:value="17.0928476793752" calcext:value-type="float">
            <text:p>17,0928476794</text:p>
          </table:table-cell>
        </table:table-row>
        <table:table-row table:style-name="ro1">
          <table:table-cell office:value-type="float" office:value="0.771" calcext:value-type="float">
            <text:p>0,771</text:p>
          </table:table-cell>
          <table:table-cell office:value-type="float" office:value="17.2875268303597" calcext:value-type="float">
            <text:p>17,2875268304</text:p>
          </table:table-cell>
          <table:table-cell/>
          <table:table-cell office:value-type="float" office:value="0.771" calcext:value-type="float">
            <text:p>0,771</text:p>
          </table:table-cell>
          <table:table-cell office:value-type="float" office:value="17.2663165272903" calcext:value-type="float">
            <text:p>17,2663165273</text:p>
          </table:table-cell>
          <table:table-cell/>
          <table:table-cell office:value-type="float" office:value="0.771" calcext:value-type="float">
            <text:p>0,771</text:p>
          </table:table-cell>
          <table:table-cell office:value-type="float" office:value="17.2567967015552" calcext:value-type="float">
            <text:p>17,2567967016</text:p>
          </table:table-cell>
          <table:table-cell office:value-type="float" office:value="17.2360868390058" calcext:value-type="float">
            <text:p>17,236086839</text:p>
          </table:table-cell>
          <table:table-cell office:value-type="float" office:value="17.2237891879049" calcext:value-type="float">
            <text:p>17,2237891879</text:p>
          </table:table-cell>
          <table:table-cell office:value-type="float" office:value="17.2162449284494" calcext:value-type="float">
            <text:p>17,2162449284</text:p>
          </table:table-cell>
          <table:table-cell office:value-type="float" office:value="17.2118398532861" calcext:value-type="float">
            <text:p>17,2118398533</text:p>
          </table:table-cell>
          <table:table-cell office:value-type="float" office:value="17.2097160794375" calcext:value-type="float">
            <text:p>17,2097160794</text:p>
          </table:table-cell>
          <table:table-cell office:value-type="float" office:value="17.2093504493691" calcext:value-type="float">
            <text:p>17,2093504494</text:p>
          </table:table-cell>
          <table:table-cell office:value-type="float" office:value="17.2103870536692" calcext:value-type="float">
            <text:p>17,2103870537</text:p>
          </table:table-cell>
          <table:table-cell office:value-type="float" office:value="17.2125617166719" calcext:value-type="float">
            <text:p>17,2125617167</text:p>
          </table:table-cell>
          <table:table-cell office:value-type="float" office:value="17.2156649135067" calcext:value-type="float">
            <text:p>17,2156649135</text:p>
          </table:table-cell>
          <table:table-cell/>
          <table:table-cell office:value-type="float" office:value="0.771" calcext:value-type="float">
            <text:p>0,771</text:p>
          </table:table-cell>
          <table:table-cell office:value-type="float" office:value="17.0958056104625" calcext:value-type="float">
            <text:p>17,0958056105</text:p>
          </table:table-cell>
        </table:table-row>
        <table:table-row table:style-name="ro1">
          <table:table-cell office:value-type="float" office:value="0.773" calcext:value-type="float">
            <text:p>0,773</text:p>
          </table:table-cell>
          <table:table-cell office:value-type="float" office:value="17.2878023773978" calcext:value-type="float">
            <text:p>17,2878023774</text:p>
          </table:table-cell>
          <table:table-cell/>
          <table:table-cell office:value-type="float" office:value="0.773" calcext:value-type="float">
            <text:p>0,773</text:p>
          </table:table-cell>
          <table:table-cell office:value-type="float" office:value="17.2669010362671" calcext:value-type="float">
            <text:p>17,2669010363</text:p>
          </table:table-cell>
          <table:table-cell/>
          <table:table-cell office:value-type="float" office:value="0.773" calcext:value-type="float">
            <text:p>0,773</text:p>
          </table:table-cell>
          <table:table-cell office:value-type="float" office:value="17.257562168346" calcext:value-type="float">
            <text:p>17,2575621683</text:p>
          </table:table-cell>
          <table:table-cell office:value-type="float" office:value="17.2371772800919" calcext:value-type="float">
            <text:p>17,2371772801</text:p>
          </table:table-cell>
          <table:table-cell office:value-type="float" office:value="17.2250670472417" calcext:value-type="float">
            <text:p>17,2250670472</text:p>
          </table:table-cell>
          <table:table-cell office:value-type="float" office:value="17.217631961445" calcext:value-type="float">
            <text:p>17,2176319614</text:p>
          </table:table-cell>
          <table:table-cell office:value-type="float" office:value="17.2132843082256" calcext:value-type="float">
            <text:p>17,2132843082</text:p>
          </table:table-cell>
          <table:table-cell office:value-type="float" office:value="17.2111805862652" calcext:value-type="float">
            <text:p>17,2111805863</text:p>
          </table:table-cell>
          <table:table-cell office:value-type="float" office:value="17.2108066514839" calcext:value-type="float">
            <text:p>17,2108066515</text:p>
          </table:table-cell>
          <table:table-cell office:value-type="float" office:value="17.2118129000692" calcext:value-type="float">
            <text:p>17,2118129001</text:p>
          </table:table-cell>
          <table:table-cell office:value-type="float" office:value="17.2139399399989" calcext:value-type="float">
            <text:p>17,21393994</text:p>
          </table:table-cell>
          <table:table-cell office:value-type="float" office:value="17.2169820823861" calcext:value-type="float">
            <text:p>17,2169820824</text:p>
          </table:table-cell>
          <table:table-cell/>
          <table:table-cell office:value-type="float" office:value="0.773" calcext:value-type="float">
            <text:p>0,773</text:p>
          </table:table-cell>
          <table:table-cell office:value-type="float" office:value="17.0987083121968" calcext:value-type="float">
            <text:p>17,0987083122</text:p>
          </table:table-cell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17.2880718255385" calcext:value-type="float">
            <text:p>17,2880718255</text:p>
          </table:table-cell>
          <table:table-cell/>
          <table:table-cell office:value-type="float" office:value="0.775" calcext:value-type="float">
            <text:p>0,775</text:p>
          </table:table-cell>
          <table:table-cell office:value-type="float" office:value="17.2674727958481" calcext:value-type="float">
            <text:p>17,2674727958</text:p>
          </table:table-cell>
          <table:table-cell/>
          <table:table-cell office:value-type="float" office:value="0.775" calcext:value-type="float">
            <text:p>0,775</text:p>
          </table:table-cell>
          <table:table-cell office:value-type="float" office:value="17.2583098260316" calcext:value-type="float">
            <text:p>17,258309826</text:p>
          </table:table-cell>
          <table:table-cell office:value-type="float" office:value="17.2382422914145" calcext:value-type="float">
            <text:p>17,2382422914</text:p>
          </table:table-cell>
          <table:table-cell office:value-type="float" office:value="17.2263152405515" calcext:value-type="float">
            <text:p>17,2263152406</text:p>
          </table:table-cell>
          <table:table-cell office:value-type="float" office:value="17.2189870287962" calcext:value-type="float">
            <text:p>17,2189870288</text:p>
          </table:table-cell>
          <table:table-cell office:value-type="float" office:value="17.2146957775568" calcext:value-type="float">
            <text:p>17,2146957776</text:p>
          </table:table-cell>
          <table:table-cell office:value-type="float" office:value="17.2126120015893" calcext:value-type="float">
            <text:p>17,2126120016</text:p>
          </table:table-cell>
          <table:table-cell office:value-type="float" office:value="17.212230334552" calcext:value-type="float">
            <text:p>17,2122303346</text:p>
          </table:table-cell>
          <table:table-cell office:value-type="float" office:value="17.2132073092376" calcext:value-type="float">
            <text:p>17,2132073092</text:p>
          </table:table-cell>
          <table:table-cell office:value-type="float" office:value="17.2152881872078" calcext:value-type="float">
            <text:p>17,2152881872</text:p>
          </table:table-cell>
          <table:table-cell office:value-type="float" office:value="17.2182710111541" calcext:value-type="float">
            <text:p>17,2182710112</text:p>
          </table:table-cell>
          <table:table-cell/>
          <table:table-cell office:value-type="float" office:value="0.775" calcext:value-type="float">
            <text:p>0,775</text:p>
          </table:table-cell>
          <table:table-cell office:value-type="float" office:value="17.1015559915471" calcext:value-type="float">
            <text:p>17,1015559915</text:p>
          </table:table-cell>
        </table:table-row>
        <table:table-row table:style-name="ro1">
          <table:table-cell office:value-type="float" office:value="0.777" calcext:value-type="float">
            <text:p>0,777</text:p>
          </table:table-cell>
          <table:table-cell office:value-type="float" office:value="17.288335267261" calcext:value-type="float">
            <text:p>17,2883352673</text:p>
          </table:table-cell>
          <table:table-cell/>
          <table:table-cell office:value-type="float" office:value="0.777" calcext:value-type="float">
            <text:p>0,777</text:p>
          </table:table-cell>
          <table:table-cell office:value-type="float" office:value="17.2680319894979" calcext:value-type="float">
            <text:p>17,2680319895</text:p>
          </table:table-cell>
          <table:table-cell/>
          <table:table-cell office:value-type="float" office:value="0.777" calcext:value-type="float">
            <text:p>0,777</text:p>
          </table:table-cell>
          <table:table-cell office:value-type="float" office:value="17.2590399911634" calcext:value-type="float">
            <text:p>17,2590399912</text:p>
          </table:table-cell>
          <table:table-cell office:value-type="float" office:value="17.23928232744" calcext:value-type="float">
            <text:p>17,2392823274</text:p>
          </table:table-cell>
          <table:table-cell office:value-type="float" office:value="17.2275342903409" calcext:value-type="float">
            <text:p>17,2275342903</text:p>
          </table:table-cell>
          <table:table-cell office:value-type="float" office:value="17.2203106805782" calcext:value-type="float">
            <text:p>17,2203106806</text:p>
          </table:table-cell>
          <table:table-cell office:value-type="float" office:value="17.2160748123757" calcext:value-type="float">
            <text:p>17,2160748124</text:p>
          </table:table-cell>
          <table:table-cell office:value-type="float" office:value="17.2140108592052" calcext:value-type="float">
            <text:p>17,2140108592</text:p>
          </table:table-cell>
          <table:table-cell office:value-type="float" office:value="17.2136220023747" calcext:value-type="float">
            <text:p>17,2136220024</text:p>
          </table:table-cell>
          <table:table-cell office:value-type="float" office:value="17.2145707464972" calcext:value-type="float">
            <text:p>17,2145707465</text:p>
          </table:table-cell>
          <table:table-cell office:value-type="float" office:value="17.2166068799503" calcext:value-type="float">
            <text:p>17,21660688</text:p>
          </table:table-cell>
          <table:table-cell office:value-type="float" office:value="17.2195320752075" calcext:value-type="float">
            <text:p>17,2195320752</text:p>
          </table:table-cell>
          <table:table-cell/>
          <table:table-cell office:value-type="float" office:value="0.777" calcext:value-type="float">
            <text:p>0,777</text:p>
          </table:table-cell>
          <table:table-cell office:value-type="float" office:value="17.1043488803918" calcext:value-type="float">
            <text:p>17,1043488804</text:p>
          </table:table-cell>
        </table:table-row>
        <table:table-row table:style-name="ro1">
          <table:table-cell office:value-type="float" office:value="0.779" calcext:value-type="float">
            <text:p>0,779</text:p>
          </table:table-cell>
          <table:table-cell office:value-type="float" office:value="17.2885927930761" calcext:value-type="float">
            <text:p>17,2885927931</text:p>
          </table:table-cell>
          <table:table-cell/>
          <table:table-cell office:value-type="float" office:value="0.779" calcext:value-type="float">
            <text:p>0,779</text:p>
          </table:table-cell>
          <table:table-cell office:value-type="float" office:value="17.2685787969082" calcext:value-type="float">
            <text:p>17,2685787969</text:p>
          </table:table-cell>
          <table:table-cell/>
          <table:table-cell office:value-type="float" office:value="0.779" calcext:value-type="float">
            <text:p>0,779</text:p>
          </table:table-cell>
          <table:table-cell office:value-type="float" office:value="17.2597529718022" calcext:value-type="float">
            <text:p>17,2597529718</text:p>
          </table:table-cell>
          <table:table-cell office:value-type="float" office:value="17.2402978303814" calcext:value-type="float">
            <text:p>17,2402978304</text:p>
          </table:table-cell>
          <table:table-cell office:value-type="float" office:value="17.2287247052749" calcext:value-type="float">
            <text:p>17,2287247053</text:p>
          </table:table-cell>
          <table:table-cell office:value-type="float" office:value="17.2216034526959" calcext:value-type="float">
            <text:p>17,2216034527</text:p>
          </table:table-cell>
          <table:table-cell office:value-type="float" office:value="17.2174219500905" calcext:value-type="float">
            <text:p>17,2174219501</text:p>
          </table:table-cell>
          <table:table-cell office:value-type="float" office:value="17.215377680234" calcext:value-type="float">
            <text:p>17,2153776802</text:p>
          </table:table-cell>
          <table:table-cell office:value-type="float" office:value="17.2149821474266" calcext:value-type="float">
            <text:p>17,2149821474</text:p>
          </table:table-cell>
          <table:table-cell office:value-type="float" office:value="17.2159036673785" calcext:value-type="float">
            <text:p>17,2159036674</text:p>
          </table:table-cell>
          <table:table-cell office:value-type="float" office:value="17.2178964316943" calcext:value-type="float">
            <text:p>17,2178964317</text:p>
          </table:table-cell>
          <table:table-cell office:value-type="float" office:value="17.2207656433578" calcext:value-type="float">
            <text:p>17,2207656434</text:p>
          </table:table-cell>
          <table:table-cell/>
          <table:table-cell office:value-type="float" office:value="0.779" calcext:value-type="float">
            <text:p>0,779</text:p>
          </table:table-cell>
          <table:table-cell office:value-type="float" office:value="17.1070872321622" calcext:value-type="float">
            <text:p>17,1070872322</text:p>
          </table:table-cell>
        </table:table-row>
        <table:table-row table:style-name="ro1">
          <table:table-cell office:value-type="float" office:value="0.781" calcext:value-type="float">
            <text:p>0,781</text:p>
          </table:table-cell>
          <table:table-cell office:value-type="float" office:value="17.288844491156" calcext:value-type="float">
            <text:p>17,2888444912</text:p>
          </table:table-cell>
          <table:table-cell/>
          <table:table-cell office:value-type="float" office:value="0.781" calcext:value-type="float">
            <text:p>0,781</text:p>
          </table:table-cell>
          <table:table-cell office:value-type="float" office:value="17.2691133936266" calcext:value-type="float">
            <text:p>17,2691133936</text:p>
          </table:table-cell>
          <table:table-cell/>
          <table:table-cell office:value-type="float" office:value="0.781" calcext:value-type="float">
            <text:p>0,781</text:p>
          </table:table-cell>
          <table:table-cell office:value-type="float" office:value="17.2604490674869" calcext:value-type="float">
            <text:p>17,2604490675</text:p>
          </table:table-cell>
          <table:table-cell office:value-type="float" office:value="17.2412892303101" calcext:value-type="float">
            <text:p>17,2412892303</text:p>
          </table:table-cell>
          <table:table-cell office:value-type="float" office:value="17.2298869803291" calcext:value-type="float">
            <text:p>17,2298869803</text:p>
          </table:table-cell>
          <table:table-cell office:value-type="float" office:value="17.2228658670261" calcext:value-type="float">
            <text:p>17,222865867</text:p>
          </table:table-cell>
          <table:table-cell office:value-type="float" office:value="17.2187377145194" calcext:value-type="float">
            <text:p>17,2187377145</text:p>
          </table:table-cell>
          <table:table-cell office:value-type="float" office:value="17.2167129731552" calcext:value-type="float">
            <text:p>17,2167129732</text:p>
          </table:table-cell>
          <table:table-cell office:value-type="float" office:value="17.2163112508077" calcext:value-type="float">
            <text:p>17,2163112508</text:p>
          </table:table-cell>
          <table:table-cell office:value-type="float" office:value="17.2172065174757" calcext:value-type="float">
            <text:p>17,2172065175</text:p>
          </table:table-cell>
          <table:table-cell office:value-type="float" office:value="17.2191572474678" calcext:value-type="float">
            <text:p>17,2191572475</text:p>
          </table:table-cell>
          <table:table-cell office:value-type="float" office:value="17.2219720774406" calcext:value-type="float">
            <text:p>17,2219720774</text:p>
          </table:table-cell>
          <table:table-cell/>
          <table:table-cell office:value-type="float" office:value="0.781" calcext:value-type="float">
            <text:p>0,781</text:p>
          </table:table-cell>
          <table:table-cell office:value-type="float" office:value="17.1097713192539" calcext:value-type="float">
            <text:p>17,1097713193</text:p>
          </table:table-cell>
        </table:table-row>
        <table:table-row table:style-name="ro1">
          <table:table-cell office:value-type="float" office:value="0.783" calcext:value-type="float">
            <text:p>0,783</text:p>
          </table:table-cell>
          <table:table-cell office:value-type="float" office:value="17.2890904492073" calcext:value-type="float">
            <text:p>17,2890904492</text:p>
          </table:table-cell>
          <table:table-cell/>
          <table:table-cell office:value-type="float" office:value="0.783" calcext:value-type="float">
            <text:p>0,783</text:p>
          </table:table-cell>
          <table:table-cell office:value-type="float" office:value="17.2696359530206" calcext:value-type="float">
            <text:p>17,269635953</text:p>
          </table:table-cell>
          <table:table-cell/>
          <table:table-cell office:value-type="float" office:value="0.783" calcext:value-type="float">
            <text:p>0,783</text:p>
          </table:table-cell>
          <table:table-cell office:value-type="float" office:value="17.2611285705614" calcext:value-type="float">
            <text:p>17,2611285706</text:p>
          </table:table-cell>
          <table:table-cell office:value-type="float" office:value="17.2422569463384" calcext:value-type="float">
            <text:p>17,2422569463</text:p>
          </table:table-cell>
          <table:table-cell office:value-type="float" office:value="17.2310215979178" calcext:value-type="float">
            <text:p>17,2310215979</text:p>
          </table:table-cell>
          <table:table-cell office:value-type="float" office:value="17.2240984325114" calcext:value-type="float">
            <text:p>17,2240984325</text:p>
          </table:table-cell>
          <table:table-cell office:value-type="float" office:value="17.2200226169673" calcext:value-type="float">
            <text:p>17,220022617</text:p>
          </table:table-cell>
          <table:table-cell office:value-type="float" office:value="17.2180172348878" calcext:value-type="float">
            <text:p>17,2180172349</text:p>
          </table:table-cell>
          <table:table-cell office:value-type="float" office:value="17.2176097833674" calcext:value-type="float">
            <text:p>17,2176097834</text:p>
          </table:table-cell>
          <table:table-cell office:value-type="float" office:value="17.2184797336756" calcext:value-type="float">
            <text:p>17,2184797337</text:p>
          </table:table-cell>
          <table:table-cell office:value-type="float" office:value="17.2203897252819" calcext:value-type="float">
            <text:p>17,2203897253</text:p>
          </table:table-cell>
          <table:table-cell office:value-type="float" office:value="17.2231517340665" calcext:value-type="float">
            <text:p>17,2231517341</text:p>
          </table:table-cell>
          <table:table-cell/>
          <table:table-cell office:value-type="float" office:value="0.783" calcext:value-type="float">
            <text:p>0,783</text:p>
          </table:table-cell>
          <table:table-cell office:value-type="float" office:value="17.112401432883" calcext:value-type="float">
            <text:p>17,1124014329</text:p>
          </table:table-cell>
        </table:table-row>
        <table:table-row table:style-name="ro1">
          <table:table-cell office:value-type="float" office:value="0.785" calcext:value-type="float">
            <text:p>0,785</text:p>
          </table:table-cell>
          <table:table-cell office:value-type="float" office:value="17.2893307498876" calcext:value-type="float">
            <text:p>17,2893307499</text:p>
          </table:table-cell>
          <table:table-cell/>
          <table:table-cell office:value-type="float" office:value="0.785" calcext:value-type="float">
            <text:p>0,785</text:p>
          </table:table-cell>
          <table:table-cell office:value-type="float" office:value="17.2701466415158" calcext:value-type="float">
            <text:p>17,2701466415</text:p>
          </table:table-cell>
          <table:table-cell/>
          <table:table-cell office:value-type="float" office:value="0.785" calcext:value-type="float">
            <text:p>0,785</text:p>
          </table:table-cell>
          <table:table-cell office:value-type="float" office:value="17.2617917635652" calcext:value-type="float">
            <text:p>17,2617917636</text:p>
          </table:table-cell>
          <table:table-cell office:value-type="float" office:value="17.243201384682" calcext:value-type="float">
            <text:p>17,2432013847</text:p>
          </table:table-cell>
          <table:table-cell office:value-type="float" office:value="17.2321290261781" calcext:value-type="float">
            <text:p>17,2321290262</text:p>
          </table:table-cell>
          <table:table-cell office:value-type="float" office:value="17.2253016434811" calcext:value-type="float">
            <text:p>17,2253016435</text:p>
          </table:table-cell>
          <table:table-cell office:value-type="float" office:value="17.2212771544642" calcext:value-type="float">
            <text:p>17,2212771545</text:p>
          </table:table-cell>
          <table:table-cell office:value-type="float" office:value="17.2192909488421" calcext:value-type="float">
            <text:p>17,2192909488</text:p>
          </table:table-cell>
          <table:table-cell office:value-type="float" office:value="17.2188782034493" calcext:value-type="float">
            <text:p>17,2188782034</text:p>
          </table:table-cell>
          <table:table-cell office:value-type="float" office:value="17.2197237414388" calcext:value-type="float">
            <text:p>17,2197237414</text:p>
          </table:table-cell>
          <table:table-cell office:value-type="float" office:value="17.2215942527324" calcext:value-type="float">
            <text:p>17,2215942527</text:p>
          </table:table-cell>
          <table:table-cell office:value-type="float" office:value="17.2243049602286" calcext:value-type="float">
            <text:p>17,2243049602</text:p>
          </table:table-cell>
          <table:table-cell/>
          <table:table-cell office:value-type="float" office:value="0.785" calcext:value-type="float">
            <text:p>0,785</text:p>
          </table:table-cell>
          <table:table-cell office:value-type="float" office:value="17.1149778764367" calcext:value-type="float">
            <text:p>17,1149778764</text:p>
          </table:table-cell>
        </table:table-row>
        <table:table-row table:style-name="ro1">
          <table:table-cell office:value-type="float" office:value="0.787" calcext:value-type="float">
            <text:p>0,787</text:p>
          </table:table-cell>
          <table:table-cell office:value-type="float" office:value="17.2895654768685" calcext:value-type="float">
            <text:p>17,2895654769</text:p>
          </table:table-cell>
          <table:table-cell/>
          <table:table-cell office:value-type="float" office:value="0.787" calcext:value-type="float">
            <text:p>0,787</text:p>
          </table:table-cell>
          <table:table-cell office:value-type="float" office:value="17.2706456249278" calcext:value-type="float">
            <text:p>17,2706456249</text:p>
          </table:table-cell>
          <table:table-cell/>
          <table:table-cell office:value-type="float" office:value="0.787" calcext:value-type="float">
            <text:p>0,787</text:p>
          </table:table-cell>
          <table:table-cell office:value-type="float" office:value="17.2624389230944" calcext:value-type="float">
            <text:p>17,2624389231</text:p>
          </table:table-cell>
          <table:table-cell office:value-type="float" office:value="17.2441229418387" calcext:value-type="float">
            <text:p>17,2441229418</text:p>
          </table:table-cell>
          <table:table-cell office:value-type="float" office:value="17.2332097219123" calcext:value-type="float">
            <text:p>17,2332097219</text:p>
          </table:table-cell>
          <table:table-cell office:value-type="float" office:value="17.2264759825181" calcext:value-type="float">
            <text:p>17,2264759825</text:p>
          </table:table-cell>
          <table:table-cell office:value-type="float" office:value="17.2225018126601" calcext:value-type="float">
            <text:p>17,2225018127</text:p>
          </table:table-cell>
          <table:table-cell office:value-type="float" office:value="17.2205345879511" calcext:value-type="float">
            <text:p>17,220534588</text:p>
          </table:table-cell>
          <table:table-cell office:value-type="float" office:value="17.220116960202" calcext:value-type="float">
            <text:p>17,2201169602</text:p>
          </table:table-cell>
          <table:table-cell office:value-type="float" office:value="17.2209389585907" calcext:value-type="float">
            <text:p>17,2209389586</text:p>
          </table:table-cell>
          <table:table-cell office:value-type="float" office:value="17.2227712115601" calcext:value-type="float">
            <text:p>17,2227712116</text:p>
          </table:table-cell>
          <table:table-cell office:value-type="float" office:value="17.2254320990531" calcext:value-type="float">
            <text:p>17,2254320991</text:p>
          </table:table-cell>
          <table:table-cell/>
          <table:table-cell office:value-type="float" office:value="0.787" calcext:value-type="float">
            <text:p>0,787</text:p>
          </table:table-cell>
          <table:table-cell office:value-type="float" office:value="17.1175009698923" calcext:value-type="float">
            <text:p>17,1175009699</text:p>
          </table:table-cell>
        </table:table-row>
        <table:table-row table:style-name="ro1">
          <table:table-cell office:value-type="float" office:value="0.789" calcext:value-type="float">
            <text:p>0,789</text:p>
          </table:table-cell>
          <table:table-cell office:value-type="float" office:value="17.289794709287" calcext:value-type="float">
            <text:p>17,2897947093</text:p>
          </table:table-cell>
          <table:table-cell/>
          <table:table-cell office:value-type="float" office:value="0.789" calcext:value-type="float">
            <text:p>0,789</text:p>
          </table:table-cell>
          <table:table-cell office:value-type="float" office:value="17.2711330626922" calcext:value-type="float">
            <text:p>17,2711330627</text:p>
          </table:table-cell>
          <table:table-cell/>
          <table:table-cell office:value-type="float" office:value="0.789" calcext:value-type="float">
            <text:p>0,789</text:p>
          </table:table-cell>
          <table:table-cell office:value-type="float" office:value="17.2630703165993" calcext:value-type="float">
            <text:p>17,2630703166</text:p>
          </table:table-cell>
          <table:table-cell office:value-type="float" office:value="17.2450220021751" calcext:value-type="float">
            <text:p>17,2450220022</text:p>
          </table:table-cell>
          <table:table-cell office:value-type="float" office:value="17.234264128438" calcext:value-type="float">
            <text:p>17,2342641284</text:p>
          </table:table-cell>
          <table:table-cell office:value-type="float" office:value="17.2276219183577" calcext:value-type="float">
            <text:p>17,2276219184</text:p>
          </table:table-cell>
          <table:table-cell office:value-type="float" office:value="17.223697063637" calcext:value-type="float">
            <text:p>17,2236970636</text:p>
          </table:table-cell>
          <table:table-cell office:value-type="float" office:value="17.2217486122696" calcext:value-type="float">
            <text:p>17,2217486123</text:p>
          </table:table-cell>
          <table:table-cell office:value-type="float" office:value="17.2213264908219" calcext:value-type="float">
            <text:p>17,2213264908</text:p>
          </table:table-cell>
          <table:table-cell office:value-type="float" office:value="17.2221257920193" calcext:value-type="float">
            <text:p>17,222125792</text:p>
          </table:table-cell>
          <table:table-cell office:value-type="float" office:value="17.2239209735392" calcext:value-type="float">
            <text:p>17,2239209735</text:p>
          </table:table-cell>
          <table:table-cell office:value-type="float" office:value="17.2265334844979" calcext:value-type="float">
            <text:p>17,2265334845</text:p>
          </table:table-cell>
          <table:table-cell/>
          <table:table-cell office:value-type="float" office:value="0.789" calcext:value-type="float">
            <text:p>0,789</text:p>
          </table:table-cell>
          <table:table-cell office:value-type="float" office:value="17.1199710424168" calcext:value-type="float">
            <text:p>17,1199710424</text:p>
          </table:table-cell>
        </table:table-row>
        <table:table-row table:style-name="ro1">
          <table:table-cell office:value-type="float" office:value="0.791" calcext:value-type="float">
            <text:p>0,791</text:p>
          </table:table-cell>
          <table:table-cell office:value-type="float" office:value="17.2900185277796" calcext:value-type="float">
            <text:p>17,2900185278</text:p>
          </table:table-cell>
          <table:table-cell/>
          <table:table-cell office:value-type="float" office:value="0.791" calcext:value-type="float">
            <text:p>0,791</text:p>
          </table:table-cell>
          <table:table-cell office:value-type="float" office:value="17.2716091141696" calcext:value-type="float">
            <text:p>17,2716091142</text:p>
          </table:table-cell>
          <table:table-cell/>
          <table:table-cell office:value-type="float" office:value="0.791" calcext:value-type="float">
            <text:p>0,791</text:p>
          </table:table-cell>
          <table:table-cell office:value-type="float" office:value="17.2636862061999" calcext:value-type="float">
            <text:p>17,2636862062</text:p>
          </table:table-cell>
          <table:table-cell office:value-type="float" office:value="17.2458989410551" calcext:value-type="float">
            <text:p>17,2458989411</text:p>
          </table:table-cell>
          <table:table-cell office:value-type="float" office:value="17.2352926784808" calcext:value-type="float">
            <text:p>17,2352926785</text:p>
          </table:table-cell>
          <table:table-cell office:value-type="float" office:value="17.2287399087066" calcext:value-type="float">
            <text:p>17,2287399087</text:p>
          </table:table-cell>
          <table:table-cell office:value-type="float" office:value="17.2248633687593" calcext:value-type="float">
            <text:p>17,2248633688</text:p>
          </table:table-cell>
          <table:table-cell office:value-type="float" office:value="17.2229334719671" calcext:value-type="float">
            <text:p>17,222933472</text:p>
          </table:table-cell>
          <table:table-cell office:value-type="float" office:value="17.2225072238305" calcext:value-type="float">
            <text:p>17,2225072238</text:p>
          </table:table-cell>
          <table:table-cell office:value-type="float" office:value="17.2232846414368" calcext:value-type="float">
            <text:p>17,2232846414</text:p>
          </table:table-cell>
          <table:table-cell office:value-type="float" office:value="17.2250439050133" calcext:value-type="float">
            <text:p>17,225043905</text:p>
          </table:table-cell>
          <table:table-cell office:value-type="float" office:value="17.227609447082" calcext:value-type="float">
            <text:p>17,2276094471</text:p>
          </table:table-cell>
          <table:table-cell/>
          <table:table-cell office:value-type="float" office:value="0.791" calcext:value-type="float">
            <text:p>0,791</text:p>
          </table:table-cell>
          <table:table-cell office:value-type="float" office:value="17.122388436974" calcext:value-type="float">
            <text:p>17,122388437</text:p>
          </table:table-cell>
        </table:table-row>
        <table:table-row table:style-name="ro1">
          <table:table-cell office:value-type="float" office:value="0.793" calcext:value-type="float">
            <text:p>0,793</text:p>
          </table:table-cell>
          <table:table-cell office:value-type="float" office:value="17.2902370065978" calcext:value-type="float">
            <text:p>17,2902370066</text:p>
          </table:table-cell>
          <table:table-cell/>
          <table:table-cell office:value-type="float" office:value="0.793" calcext:value-type="float">
            <text:p>0,793</text:p>
          </table:table-cell>
          <table:table-cell office:value-type="float" office:value="17.2720739304372" calcext:value-type="float">
            <text:p>17,2720739304</text:p>
          </table:table-cell>
          <table:table-cell/>
          <table:table-cell office:value-type="float" office:value="0.793" calcext:value-type="float">
            <text:p>0,793</text:p>
          </table:table-cell>
          <table:table-cell office:value-type="float" office:value="17.2642868440731" calcext:value-type="float">
            <text:p>17,2642868441</text:p>
          </table:table-cell>
          <table:table-cell office:value-type="float" office:value="17.2467541213126" calcext:value-type="float">
            <text:p>17,2467541213</text:p>
          </table:table-cell>
          <table:table-cell office:value-type="float" office:value="17.2362957910093" calcext:value-type="float">
            <text:p>17,236295791</text:p>
          </table:table-cell>
          <table:table-cell office:value-type="float" office:value="17.2298303971546" calcext:value-type="float">
            <text:p>17,2298303972</text:p>
          </table:table-cell>
          <table:table-cell office:value-type="float" office:value="17.2260011754768" calcext:value-type="float">
            <text:p>17,2260011755</text:p>
          </table:table-cell>
          <table:table-cell office:value-type="float" office:value="17.2240896038499" calcext:value-type="float">
            <text:p>17,2240896038</text:p>
          </table:table-cell>
          <table:table-cell office:value-type="float" office:value="17.223659575113" calcext:value-type="float">
            <text:p>17,2236595751</text:p>
          </table:table-cell>
          <table:table-cell office:value-type="float" office:value="17.2244158946687" calcext:value-type="float">
            <text:p>17,2244158947</text:p>
          </table:table-cell>
          <table:table-cell office:value-type="float" office:value="17.2261403610544" calcext:value-type="float">
            <text:p>17,2261403611</text:p>
          </table:table-cell>
          <table:table-cell office:value-type="float" office:value="17.2286603063699" calcext:value-type="float">
            <text:p>17,2286603064</text:p>
          </table:table-cell>
          <table:table-cell/>
          <table:table-cell office:value-type="float" office:value="0.793" calcext:value-type="float">
            <text:p>0,793</text:p>
          </table:table-cell>
          <table:table-cell office:value-type="float" office:value="17.124753500743" calcext:value-type="float">
            <text:p>17,1247535007</text:p>
          </table:table-cell>
        </table:table-row>
        <table:table-row table:style-name="ro1">
          <table:table-cell office:value-type="float" office:value="0.795" calcext:value-type="float">
            <text:p>0,795</text:p>
          </table:table-cell>
          <table:table-cell office:value-type="float" office:value="17.2904502197219" calcext:value-type="float">
            <text:p>17,2904502197</text:p>
          </table:table-cell>
          <table:table-cell/>
          <table:table-cell office:value-type="float" office:value="0.795" calcext:value-type="float">
            <text:p>0,795</text:p>
          </table:table-cell>
          <table:table-cell office:value-type="float" office:value="17.2725276606771" calcext:value-type="float">
            <text:p>17,2725276607</text:p>
          </table:table-cell>
          <table:table-cell/>
          <table:table-cell office:value-type="float" office:value="0.795" calcext:value-type="float">
            <text:p>0,795</text:p>
          </table:table-cell>
          <table:table-cell office:value-type="float" office:value="17.2648724763029" calcext:value-type="float">
            <text:p>17,2648724763</text:p>
          </table:table-cell>
          <table:table-cell office:value-type="float" office:value="17.2475878963979" calcext:value-type="float">
            <text:p>17,2475878964</text:p>
          </table:table-cell>
          <table:table-cell office:value-type="float" office:value="17.2372738741422" calcext:value-type="float">
            <text:p>17,2372738741</text:p>
          </table:table-cell>
          <table:table-cell office:value-type="float" office:value="17.2308938160084" calcext:value-type="float">
            <text:p>17,230893816</text:p>
          </table:table-cell>
          <table:table-cell office:value-type="float" office:value="17.2271109201951" calcext:value-type="float">
            <text:p>17,2271109202</text:p>
          </table:table-cell>
          <table:table-cell office:value-type="float" office:value="17.2252174343796" calcext:value-type="float">
            <text:p>17,2252174344</text:p>
          </table:table-cell>
          <table:table-cell office:value-type="float" office:value="17.2247839512313" calcext:value-type="float">
            <text:p>17,2247839512</text:p>
          </table:table-cell>
          <table:table-cell office:value-type="float" office:value="17.2255199314617" calcext:value-type="float">
            <text:p>17,2255199315</text:p>
          </table:table-cell>
          <table:table-cell office:value-type="float" office:value="17.2272106900611" calcext:value-type="float">
            <text:p>17,2272106901</text:p>
          </table:table-cell>
          <table:table-cell office:value-type="float" office:value="17.2296863767846" calcext:value-type="float">
            <text:p>17,2296863768</text:p>
          </table:table-cell>
          <table:table-cell/>
          <table:table-cell office:value-type="float" office:value="0.795" calcext:value-type="float">
            <text:p>0,795</text:p>
          </table:table-cell>
          <table:table-cell office:value-type="float" office:value="17.1270665900039" calcext:value-type="float">
            <text:p>17,12706659</text:p>
          </table:table-cell>
        </table:table-row>
        <table:table-row table:style-name="ro1">
          <table:table-cell office:value-type="float" office:value="0.797" calcext:value-type="float">
            <text:p>0,797</text:p>
          </table:table-cell>
          <table:table-cell office:value-type="float" office:value="17.290658242258" calcext:value-type="float">
            <text:p>17,2906582423</text:p>
          </table:table-cell>
          <table:table-cell/>
          <table:table-cell office:value-type="float" office:value="0.797" calcext:value-type="float">
            <text:p>0,797</text:p>
          </table:table-cell>
          <table:table-cell office:value-type="float" office:value="17.2729704536497" calcext:value-type="float">
            <text:p>17,2729704536</text:p>
          </table:table-cell>
          <table:table-cell/>
          <table:table-cell office:value-type="float" office:value="0.797" calcext:value-type="float">
            <text:p>0,797</text:p>
          </table:table-cell>
          <table:table-cell office:value-type="float" office:value="17.2654433438563" calcext:value-type="float">
            <text:p>17,2654433439</text:p>
          </table:table-cell>
          <table:table-cell office:value-type="float" office:value="17.2484006112456" calcext:value-type="float">
            <text:p>17,2484006112</text:p>
          </table:table-cell>
          <table:table-cell office:value-type="float" office:value="17.2382273259779" calcext:value-type="float">
            <text:p>17,238227326</text:p>
          </table:table-cell>
          <table:table-cell office:value-type="float" office:value="17.2319305871007" calcext:value-type="float">
            <text:p>17,2319305871</text:p>
          </table:table-cell>
          <table:table-cell office:value-type="float" office:value="17.2281930290744" calcext:value-type="float">
            <text:p>17,2281930291</text:p>
          </table:table-cell>
          <table:table-cell office:value-type="float" office:value="17.2263173804794" calcext:value-type="float">
            <text:p>17,2263173805</text:p>
          </table:table-cell>
          <table:table-cell office:value-type="float" office:value="17.2258807502664" calcext:value-type="float">
            <text:p>17,2258807503</text:p>
          </table:table-cell>
          <table:table-cell office:value-type="float" office:value="17.2265971244073" calcext:value-type="float">
            <text:p>17,2265971244</text:p>
          </table:table-cell>
          <table:table-cell office:value-type="float" office:value="17.2282552348316" calcext:value-type="float">
            <text:p>17,2282552348</text:p>
          </table:table-cell>
          <table:table-cell office:value-type="float" office:value="17.2306879689306" calcext:value-type="float">
            <text:p>17,2306879689</text:p>
          </table:table-cell>
          <table:table-cell/>
          <table:table-cell office:value-type="float" office:value="0.797" calcext:value-type="float">
            <text:p>0,797</text:p>
          </table:table-cell>
          <table:table-cell office:value-type="float" office:value="17.1293280702635" calcext:value-type="float">
            <text:p>17,1293280703</text:p>
          </table:table-cell>
        </table:table-row>
        <table:table-row table:style-name="ro1">
          <table:table-cell office:value-type="float" office:value="0.799" calcext:value-type="float">
            <text:p>0,799</text:p>
          </table:table-cell>
          <table:table-cell office:value-type="float" office:value="17.2908611431198" calcext:value-type="float">
            <text:p>17,2908611431</text:p>
          </table:table-cell>
          <table:table-cell/>
          <table:table-cell office:value-type="float" office:value="0.799" calcext:value-type="float">
            <text:p>0,799</text:p>
          </table:table-cell>
          <table:table-cell office:value-type="float" office:value="17.2734024500703" calcext:value-type="float">
            <text:p>17,2734024501</text:p>
          </table:table-cell>
          <table:table-cell/>
          <table:table-cell office:value-type="float" office:value="0.799" calcext:value-type="float">
            <text:p>0,799</text:p>
          </table:table-cell>
          <table:table-cell office:value-type="float" office:value="17.2659996783168" calcext:value-type="float">
            <text:p>17,2659996783</text:p>
          </table:table-cell>
          <table:table-cell office:value-type="float" office:value="17.2491925990198" calcext:value-type="float">
            <text:p>17,249192599</text:p>
          </table:table-cell>
          <table:table-cell office:value-type="float" office:value="17.239156531678" calcext:value-type="float">
            <text:p>17,2391565317</text:p>
          </table:table-cell>
          <table:table-cell office:value-type="float" office:value="17.2329411189447" calcext:value-type="float">
            <text:p>17,2329411189</text:p>
          </table:table-cell>
          <table:table-cell office:value-type="float" office:value="17.2292479150848" calcext:value-type="float">
            <text:p>17,2292479151</text:p>
          </table:table-cell>
          <table:table-cell office:value-type="float" office:value="17.2273898463307" calcext:value-type="float">
            <text:p>17,2273898463</text:p>
          </table:table-cell>
          <table:table-cell office:value-type="float" office:value="17.2269503581663" calcext:value-type="float">
            <text:p>17,2269503582</text:p>
          </table:table-cell>
          <table:table-cell office:value-type="float" office:value="17.2276478345932" calcext:value-type="float">
            <text:p>17,2276478346</text:p>
          </table:table-cell>
          <table:table-cell office:value-type="float" office:value="17.2292743271628" calcext:value-type="float">
            <text:p>17,2292743272</text:p>
          </table:table-cell>
          <table:table-cell office:value-type="float" office:value="17.2316653826301" calcext:value-type="float">
            <text:p>17,2316653826</text:p>
          </table:table-cell>
          <table:table-cell/>
          <table:table-cell office:value-type="float" office:value="0.799" calcext:value-type="float">
            <text:p>0,799</text:p>
          </table:table-cell>
          <table:table-cell office:value-type="float" office:value="17.1315383075332" calcext:value-type="float">
            <text:p>17,1315383075</text:p>
          </table:table-cell>
        </table:table-row>
        <table:table-row table:style-name="ro1">
          <table:table-cell office:value-type="float" office:value="0.801" calcext:value-type="float">
            <text:p>0,801</text:p>
          </table:table-cell>
          <table:table-cell office:value-type="float" office:value="17.2910589934698" calcext:value-type="float">
            <text:p>17,2910589935</text:p>
          </table:table-cell>
          <table:table-cell/>
          <table:table-cell office:value-type="float" office:value="0.801" calcext:value-type="float">
            <text:p>0,801</text:p>
          </table:table-cell>
          <table:table-cell office:value-type="float" office:value="17.2738237914313" calcext:value-type="float">
            <text:p>17,2738237914</text:p>
          </table:table-cell>
          <table:table-cell/>
          <table:table-cell office:value-type="float" office:value="0.801" calcext:value-type="float">
            <text:p>0,801</text:p>
          </table:table-cell>
          <table:table-cell office:value-type="float" office:value="17.2665417070964" calcext:value-type="float">
            <text:p>17,2665417071</text:p>
          </table:table-cell>
          <table:table-cell office:value-type="float" office:value="17.2499641853092" calcext:value-type="float">
            <text:p>17,2499641853</text:p>
          </table:table-cell>
          <table:table-cell office:value-type="float" office:value="17.2400618673198" calcext:value-type="float">
            <text:p>17,2400618673</text:p>
          </table:table-cell>
          <table:table-cell office:value-type="float" office:value="17.2339258104927" calcext:value-type="float">
            <text:p>17,2339258105</text:p>
          </table:table-cell>
          <table:table-cell office:value-type="float" office:value="17.2302759818307" calcext:value-type="float">
            <text:p>17,2302759818</text:p>
          </table:table-cell>
          <table:table-cell office:value-type="float" office:value="17.2284352274239" calcext:value-type="float">
            <text:p>17,2284352274</text:p>
          </table:table-cell>
          <table:table-cell office:value-type="float" office:value="17.2279931532292" calcext:value-type="float">
            <text:p>17,2279931532</text:p>
          </table:table-cell>
          <table:table-cell office:value-type="float" office:value="17.2286724167992" calcext:value-type="float">
            <text:p>17,2286724168</text:p>
          </table:table-cell>
          <table:table-cell office:value-type="float" office:value="17.2302682941682" calcext:value-type="float">
            <text:p>17,2302682942</text:p>
          </table:table-cell>
          <table:table-cell office:value-type="float" office:value="17.2326189149548" calcext:value-type="float">
            <text:p>17,232618915</text:p>
          </table:table-cell>
          <table:table-cell/>
          <table:table-cell office:value-type="float" office:value="0.801" calcext:value-type="float">
            <text:p>0,801</text:p>
          </table:table-cell>
          <table:table-cell office:value-type="float" office:value="17.1336976758442" calcext:value-type="float">
            <text:p>17,1336976758</text:p>
          </table:table-cell>
        </table:table-row>
        <table:table-row table:style-name="ro1">
          <table:table-cell office:value-type="float" office:value="0.803" calcext:value-type="float">
            <text:p>0,803</text:p>
          </table:table-cell>
          <table:table-cell office:value-type="float" office:value="17.2912518583005" calcext:value-type="float">
            <text:p>17,2912518583</text:p>
          </table:table-cell>
          <table:table-cell/>
          <table:table-cell office:value-type="float" office:value="0.803" calcext:value-type="float">
            <text:p>0,803</text:p>
          </table:table-cell>
          <table:table-cell office:value-type="float" office:value="17.2742346112292" calcext:value-type="float">
            <text:p>17,2742346112</text:p>
          </table:table-cell>
          <table:table-cell/>
          <table:table-cell office:value-type="float" office:value="0.803" calcext:value-type="float">
            <text:p>0,803</text:p>
          </table:table-cell>
          <table:table-cell office:value-type="float" office:value="17.2670696485081" calcext:value-type="float">
            <text:p>17,2670696485</text:p>
          </table:table-cell>
          <table:table-cell office:value-type="float" office:value="17.2507156843506" calcext:value-type="float">
            <text:p>17,2507156844</text:p>
          </table:table-cell>
          <table:table-cell office:value-type="float" office:value="17.2409436965045" calcext:value-type="float">
            <text:p>17,2409436965</text:p>
          </table:table-cell>
          <table:table-cell office:value-type="float" office:value="17.2348850478285" calcext:value-type="float">
            <text:p>17,2348850478</text:p>
          </table:table-cell>
          <table:table-cell office:value-type="float" office:value="17.2312776201347" calcext:value-type="float">
            <text:p>17,2312776201</text:p>
          </table:table-cell>
          <table:table-cell office:value-type="float" office:value="17.229453906852" calcext:value-type="float">
            <text:p>17,2294539069</text:p>
          </table:table-cell>
          <table:table-cell office:value-type="float" office:value="17.2290095018897" calcext:value-type="float">
            <text:p>17,2290095019</text:p>
          </table:table-cell>
          <table:table-cell office:value-type="float" office:value="17.2296712144896" calcext:value-type="float">
            <text:p>17,2296712145</text:p>
          </table:table-cell>
          <table:table-cell office:value-type="float" office:value="17.2312374520673" calcext:value-type="float">
            <text:p>17,2312374521</text:p>
          </table:table-cell>
          <table:table-cell office:value-type="float" office:value="17.2335488522222" calcext:value-type="float">
            <text:p>17,2335488522</text:p>
          </table:table-cell>
          <table:table-cell/>
          <table:table-cell office:value-type="float" office:value="0.803" calcext:value-type="float">
            <text:p>0,803</text:p>
          </table:table-cell>
          <table:table-cell office:value-type="float" office:value="17.1358065475539" calcext:value-type="float">
            <text:p>17,1358065476</text:p>
          </table:table-cell>
        </table:table-row>
        <table:table-row table:style-name="ro1">
          <table:table-cell office:value-type="float" office:value="0.805" calcext:value-type="float">
            <text:p>0,805</text:p>
          </table:table-cell>
          <table:table-cell office:value-type="float" office:value="17.2914398054611" calcext:value-type="float">
            <text:p>17,2914398055</text:p>
          </table:table-cell>
          <table:table-cell/>
          <table:table-cell office:value-type="float" office:value="0.805" calcext:value-type="float">
            <text:p>0,805</text:p>
          </table:table-cell>
          <table:table-cell office:value-type="float" office:value="17.2746350443991" calcext:value-type="float">
            <text:p>17,2746350444</text:p>
          </table:table-cell>
          <table:table-cell/>
          <table:table-cell office:value-type="float" office:value="0.805" calcext:value-type="float">
            <text:p>0,805</text:p>
          </table:table-cell>
          <table:table-cell office:value-type="float" office:value="17.2675837173042" calcext:value-type="float">
            <text:p>17,2675837173</text:p>
          </table:table-cell>
          <table:table-cell office:value-type="float" office:value="17.251447403468" calcext:value-type="float">
            <text:p>17,2514474035</text:p>
          </table:table-cell>
          <table:table-cell office:value-type="float" office:value="17.2418023744276" calcext:value-type="float">
            <text:p>17,2418023744</text:p>
          </table:table-cell>
          <table:table-cell office:value-type="float" office:value="17.2358192081387" calcext:value-type="float">
            <text:p>17,2358192081</text:p>
          </table:table-cell>
          <table:table-cell office:value-type="float" office:value="17.2322532120831" calcext:value-type="float">
            <text:p>17,2322532121</text:p>
          </table:table-cell>
          <table:table-cell office:value-type="float" office:value="17.2304462596052" calcext:value-type="float">
            <text:p>17,2304462596</text:p>
          </table:table-cell>
          <table:table-cell office:value-type="float" office:value="17.2299997634833" calcext:value-type="float">
            <text:p>17,2299997635</text:p>
          </table:table-cell>
          <table:table-cell office:value-type="float" office:value="17.2306445653494" calcext:value-type="float">
            <text:p>17,2306445653</text:p>
          </table:table-cell>
          <table:table-cell office:value-type="float" office:value="17.2321821129311" calcext:value-type="float">
            <text:p>17,2321821129</text:p>
          </table:table-cell>
          <table:table-cell office:value-type="float" office:value="17.2344554785852" calcext:value-type="float">
            <text:p>17,2344554786</text:p>
          </table:table-cell>
          <table:table-cell/>
          <table:table-cell office:value-type="float" office:value="0.805" calcext:value-type="float">
            <text:p>0,805</text:p>
          </table:table-cell>
          <table:table-cell office:value-type="float" office:value="17.1378653015978" calcext:value-type="float">
            <text:p>17,1378653016</text:p>
          </table:table-cell>
        </table:table-row>
        <table:table-row table:style-name="ro1">
          <table:table-cell office:value-type="float" office:value="0.807" calcext:value-type="float">
            <text:p>0,807</text:p>
          </table:table-cell>
          <table:table-cell office:value-type="float" office:value="17.2916228997036" calcext:value-type="float">
            <text:p>17,2916228997</text:p>
          </table:table-cell>
          <table:table-cell/>
          <table:table-cell office:value-type="float" office:value="0.807" calcext:value-type="float">
            <text:p>0,807</text:p>
          </table:table-cell>
          <table:table-cell office:value-type="float" office:value="17.2750252211136" calcext:value-type="float">
            <text:p>17,2750252211</text:p>
          </table:table-cell>
          <table:table-cell/>
          <table:table-cell office:value-type="float" office:value="0.807" calcext:value-type="float">
            <text:p>0,807</text:p>
          </table:table-cell>
          <table:table-cell office:value-type="float" office:value="17.2680841212225" calcext:value-type="float">
            <text:p>17,2680841212</text:p>
          </table:table-cell>
          <table:table-cell office:value-type="float" office:value="17.2521596404471" calcext:value-type="float">
            <text:p>17,2521596404</text:p>
          </table:table-cell>
          <table:table-cell office:value-type="float" office:value="17.2426382455308" calcext:value-type="float">
            <text:p>17,2426382455</text:p>
          </table:table-cell>
          <table:table-cell office:value-type="float" office:value="17.2367286574241" calcext:value-type="float">
            <text:p>17,2367286574</text:p>
          </table:table-cell>
          <table:table-cell office:value-type="float" office:value="17.2332031286573" calcext:value-type="float">
            <text:p>17,2332031287</text:p>
          </table:table-cell>
          <table:table-cell office:value-type="float" office:value="17.2314126499908" calcext:value-type="float">
            <text:p>17,23141265</text:p>
          </table:table-cell>
          <table:table-cell office:value-type="float" office:value="17.2309642872991" calcext:value-type="float">
            <text:p>17,2309642873</text:p>
          </table:table-cell>
          <table:table-cell office:value-type="float" office:value="17.2315927977668" calcext:value-type="float">
            <text:p>17,2315927978</text:p>
          </table:table-cell>
          <table:table-cell office:value-type="float" office:value="17.2331025803054" calcext:value-type="float">
            <text:p>17,2331025803</text:p>
          </table:table-cell>
          <table:table-cell office:value-type="float" office:value="17.2353390703783" calcext:value-type="float">
            <text:p>17,2353390704</text:p>
          </table:table-cell>
          <table:table-cell/>
          <table:table-cell office:value-type="float" office:value="0.807" calcext:value-type="float">
            <text:p>0,807</text:p>
          </table:table-cell>
          <table:table-cell office:value-type="float" office:value="17.1398743164575" calcext:value-type="float">
            <text:p>17,1398743165</text:p>
          </table:table-cell>
        </table:table-row>
        <table:table-row table:style-name="ro1">
          <table:table-cell office:value-type="float" office:value="0.809" calcext:value-type="float">
            <text:p>0,809</text:p>
          </table:table-cell>
          <table:table-cell office:value-type="float" office:value="17.2918011997845" calcext:value-type="float">
            <text:p>17,2918011998</text:p>
          </table:table-cell>
          <table:table-cell/>
          <table:table-cell office:value-type="float" office:value="0.809" calcext:value-type="float">
            <text:p>0,809</text:p>
          </table:table-cell>
          <table:table-cell office:value-type="float" office:value="17.2754052637676" calcext:value-type="float">
            <text:p>17,2754052638</text:p>
          </table:table-cell>
          <table:table-cell/>
          <table:table-cell office:value-type="float" office:value="0.809" calcext:value-type="float">
            <text:p>0,809</text:p>
          </table:table-cell>
          <table:table-cell office:value-type="float" office:value="17.2685710593802" calcext:value-type="float">
            <text:p>17,2685710594</text:p>
          </table:table-cell>
          <table:table-cell office:value-type="float" office:value="17.2528526823678" calcext:value-type="float">
            <text:p>17,2528526824</text:p>
          </table:table-cell>
          <table:table-cell office:value-type="float" office:value="17.2434516424806" calcext:value-type="float">
            <text:p>17,2434516425</text:p>
          </table:table-cell>
          <table:table-cell office:value-type="float" office:value="17.2376137495055" calcext:value-type="float">
            <text:p>17,2376137495</text:p>
          </table:table-cell>
          <table:table-cell office:value-type="float" office:value="17.2341277286904" calcext:value-type="float">
            <text:p>17,2341277287</text:p>
          </table:table-cell>
          <table:table-cell office:value-type="float" office:value="17.2323534304725" calcext:value-type="float">
            <text:p>17,2323534305</text:p>
          </table:table-cell>
          <table:table-cell office:value-type="float" office:value="17.2319034112235" calcext:value-type="float">
            <text:p>17,2319034112</text:p>
          </table:table-cell>
          <table:table-cell office:value-type="float" office:value="17.2325162291795" calcext:value-type="float">
            <text:p>17,2325162292</text:p>
          </table:table-cell>
          <table:table-cell office:value-type="float" office:value="17.2339991471143" calcext:value-type="float">
            <text:p>17,2339991471</text:p>
          </table:table-cell>
          <table:table-cell office:value-type="float" office:value="17.2361998933738" calcext:value-type="float">
            <text:p>17,2361998934</text:p>
          </table:table-cell>
          <table:table-cell/>
          <table:table-cell office:value-type="float" office:value="0.809" calcext:value-type="float">
            <text:p>0,809</text:p>
          </table:table-cell>
          <table:table-cell office:value-type="float" office:value="17.1418339663309" calcext:value-type="float">
            <text:p>17,1418339663</text:p>
          </table:table-cell>
        </table:table-row>
        <table:table-row table:style-name="ro1">
          <table:table-cell office:value-type="float" office:value="0.811" calcext:value-type="float">
            <text:p>0,811</text:p>
          </table:table-cell>
          <table:table-cell office:value-type="float" office:value="17.2919747712907" calcext:value-type="float">
            <text:p>17,2919747713</text:p>
          </table:table-cell>
          <table:table-cell/>
          <table:table-cell office:value-type="float" office:value="0.811" calcext:value-type="float">
            <text:p>0,811</text:p>
          </table:table-cell>
          <table:table-cell office:value-type="float" office:value="17.275775300386" calcext:value-type="float">
            <text:p>17,2757753004</text:p>
          </table:table-cell>
          <table:table-cell/>
          <table:table-cell office:value-type="float" office:value="0.811" calcext:value-type="float">
            <text:p>0,811</text:p>
          </table:table-cell>
          <table:table-cell office:value-type="float" office:value="17.269044730036" calcext:value-type="float">
            <text:p>17,26904473</text:p>
          </table:table-cell>
          <table:table-cell office:value-type="float" office:value="17.2535268117605" calcext:value-type="float">
            <text:p>17,2535268118</text:p>
          </table:table-cell>
          <table:table-cell office:value-type="float" office:value="17.2442428917879" calcext:value-type="float">
            <text:p>17,2442428918</text:p>
          </table:table-cell>
          <table:table-cell office:value-type="float" office:value="17.2384748315064" calcext:value-type="float">
            <text:p>17,2384748315</text:p>
          </table:table-cell>
          <table:table-cell office:value-type="float" office:value="17.2350273644707" calcext:value-type="float">
            <text:p>17,2350273645</text:p>
          </table:table-cell>
          <table:table-cell office:value-type="float" office:value="17.2332689476463" calcext:value-type="float">
            <text:p>17,2332689476</text:p>
          </table:table-cell>
          <table:table-cell office:value-type="float" office:value="17.2328174684077" calcext:value-type="float">
            <text:p>17,2328174684</text:p>
          </table:table-cell>
          <table:table-cell office:value-type="float" office:value="17.2334151738652" calcext:value-type="float">
            <text:p>17,2334151739</text:p>
          </table:table-cell>
          <table:table-cell office:value-type="float" office:value="17.2348721052034" calcext:value-type="float">
            <text:p>17,2348721052</text:p>
          </table:table-cell>
          <table:table-cell office:value-type="float" office:value="17.2370382149828" calcext:value-type="float">
            <text:p>17,237038215</text:p>
          </table:table-cell>
          <table:table-cell/>
          <table:table-cell office:value-type="float" office:value="0.811" calcext:value-type="float">
            <text:p>0,811</text:p>
          </table:table-cell>
          <table:table-cell office:value-type="float" office:value="17.1437446334381" calcext:value-type="float">
            <text:p>17,1437446334</text:p>
          </table:table-cell>
        </table:table-row>
        <table:table-row table:style-name="ro1">
          <table:table-cell office:value-type="float" office:value="0.813" calcext:value-type="float">
            <text:p>0,813</text:p>
          </table:table-cell>
          <table:table-cell office:value-type="float" office:value="17.2921436683816" calcext:value-type="float">
            <text:p>17,2921436684</text:p>
          </table:table-cell>
          <table:table-cell/>
          <table:table-cell office:value-type="float" office:value="0.813" calcext:value-type="float">
            <text:p>0,813</text:p>
          </table:table-cell>
          <table:table-cell office:value-type="float" office:value="17.2761354455664" calcext:value-type="float">
            <text:p>17,2761354456</text:p>
          </table:table-cell>
          <table:table-cell/>
          <table:table-cell office:value-type="float" office:value="0.813" calcext:value-type="float">
            <text:p>0,813</text:p>
          </table:table-cell>
          <table:table-cell office:value-type="float" office:value="17.2695053198115" calcext:value-type="float">
            <text:p>17,2695053198</text:p>
          </table:table-cell>
          <table:table-cell office:value-type="float" office:value="17.2541822982527" calcext:value-type="float">
            <text:p>17,2541822983</text:p>
          </table:table-cell>
          <table:table-cell office:value-type="float" office:value="17.2450123062657" calcext:value-type="float">
            <text:p>17,2450123063</text:p>
          </table:table-cell>
          <table:table-cell office:value-type="float" office:value="17.2393122365002" calcext:value-type="float">
            <text:p>17,2393122365</text:p>
          </table:table-cell>
          <table:table-cell office:value-type="float" office:value="17.2359023741776" calcext:value-type="float">
            <text:p>17,2359023742</text:p>
          </table:table-cell>
          <table:table-cell office:value-type="float" office:value="17.2341595340863" calcext:value-type="float">
            <text:p>17,2341595341</text:p>
          </table:table-cell>
          <table:table-cell office:value-type="float" office:value="17.2337067780544" calcext:value-type="float">
            <text:p>17,2337067781</text:p>
          </table:table-cell>
          <table:table-cell office:value-type="float" office:value="17.2342899320487" calcext:value-type="float">
            <text:p>17,234289932</text:p>
          </table:table-cell>
          <table:table-cell office:value-type="float" office:value="17.2357217318692" calcext:value-type="float">
            <text:p>17,2357217319</text:p>
          </table:table-cell>
          <table:table-cell office:value-type="float" office:value="17.2378542869171" calcext:value-type="float">
            <text:p>17,2378542869</text:p>
          </table:table-cell>
          <table:table-cell/>
          <table:table-cell office:value-type="float" office:value="0.813" calcext:value-type="float">
            <text:p>0,813</text:p>
          </table:table-cell>
          <table:table-cell office:value-type="float" office:value="17.1456066885905" calcext:value-type="float">
            <text:p>17,1456066886</text:p>
          </table:table-cell>
        </table:table-row>
        <table:table-row table:style-name="ro1">
          <table:table-cell office:value-type="float" office:value="0.815" calcext:value-type="float">
            <text:p>0,815</text:p>
          </table:table-cell>
          <table:table-cell office:value-type="float" office:value="17.292307950283" calcext:value-type="float">
            <text:p>17,2923079503</text:p>
          </table:table-cell>
          <table:table-cell/>
          <table:table-cell office:value-type="float" office:value="0.815" calcext:value-type="float">
            <text:p>0,815</text:p>
          </table:table-cell>
          <table:table-cell office:value-type="float" office:value="17.2764858177201" calcext:value-type="float">
            <text:p>17,2764858177</text:p>
          </table:table-cell>
          <table:table-cell/>
          <table:table-cell office:value-type="float" office:value="0.815" calcext:value-type="float">
            <text:p>0,815</text:p>
          </table:table-cell>
          <table:table-cell office:value-type="float" office:value="17.2699530136218" calcext:value-type="float">
            <text:p>17,2699530136</text:p>
          </table:table-cell>
          <table:table-cell office:value-type="float" office:value="17.2548194064119" calcext:value-type="float">
            <text:p>17,2548194064</text:p>
          </table:table-cell>
          <table:table-cell office:value-type="float" office:value="17.2457601921752" calcext:value-type="float">
            <text:p>17,2457601922</text:p>
          </table:table-cell>
          <table:table-cell office:value-type="float" office:value="17.2401262904811" calcext:value-type="float">
            <text:p>17,2401262905</text:p>
          </table:table-cell>
          <table:table-cell office:value-type="float" office:value="17.2367530890155" calcext:value-type="float">
            <text:p>17,236753089</text:p>
          </table:table-cell>
          <table:table-cell office:value-type="float" office:value="17.2350255159667" calcext:value-type="float">
            <text:p>17,235025516</text:p>
          </table:table-cell>
          <table:table-cell office:value-type="float" office:value="17.2345716539431" calcext:value-type="float">
            <text:p>17,2345716539</text:p>
          </table:table-cell>
          <table:table-cell office:value-type="float" office:value="17.2351407998864" calcext:value-type="float">
            <text:p>17,2351407999</text:p>
          </table:table-cell>
          <table:table-cell office:value-type="float" office:value="17.2365483021115" calcext:value-type="float">
            <text:p>17,2365483021</text:p>
          </table:table-cell>
          <table:table-cell office:value-type="float" office:value="17.2386483608764" calcext:value-type="float">
            <text:p>17,2386483609</text:p>
          </table:table-cell>
          <table:table-cell/>
          <table:table-cell office:value-type="float" office:value="0.815" calcext:value-type="float">
            <text:p>0,815</text:p>
          </table:table-cell>
          <table:table-cell office:value-type="float" office:value="17.1474205073474" calcext:value-type="float">
            <text:p>17,1474205073</text:p>
          </table:table-cell>
        </table:table-row>
        <table:table-row table:style-name="ro1">
          <table:table-cell office:value-type="float" office:value="0.817" calcext:value-type="float">
            <text:p>0,817</text:p>
          </table:table-cell>
          <table:table-cell office:value-type="float" office:value="17.2924676758514" calcext:value-type="float">
            <text:p>17,2924676759</text:p>
          </table:table-cell>
          <table:table-cell/>
          <table:table-cell office:value-type="float" office:value="0.817" calcext:value-type="float">
            <text:p>0,817</text:p>
          </table:table-cell>
          <table:table-cell office:value-type="float" office:value="17.2768265334076" calcext:value-type="float">
            <text:p>17,2768265334</text:p>
          </table:table-cell>
          <table:table-cell/>
          <table:table-cell office:value-type="float" office:value="0.817" calcext:value-type="float">
            <text:p>0,817</text:p>
          </table:table-cell>
          <table:table-cell office:value-type="float" office:value="17.2703879915278" calcext:value-type="float">
            <text:p>17,2703879915</text:p>
          </table:table-cell>
          <table:table-cell office:value-type="float" office:value="17.2554383933538" calcext:value-type="float">
            <text:p>17,2554383934</text:p>
          </table:table-cell>
          <table:table-cell office:value-type="float" office:value="17.2464868470873" calcext:value-type="float">
            <text:p>17,2464868471</text:p>
          </table:table-cell>
          <table:table-cell office:value-type="float" office:value="17.2409173102828" calcext:value-type="float">
            <text:p>17,2409173103</text:p>
          </table:table-cell>
          <table:table-cell office:value-type="float" office:value="17.2375798310594" calcext:value-type="float">
            <text:p>17,2375798311</text:p>
          </table:table-cell>
          <table:table-cell office:value-type="float" office:value="17.2358672107187" calcext:value-type="float">
            <text:p>17,2358672107</text:p>
          </table:table-cell>
          <table:table-cell office:value-type="float" office:value="17.2354124017536" calcext:value-type="float">
            <text:p>17,2354124018</text:p>
          </table:table-cell>
          <table:table-cell office:value-type="float" office:value="17.2359680662701" calcext:value-type="float">
            <text:p>17,2359680663</text:p>
          </table:table-cell>
          <table:table-cell office:value-type="float" office:value="17.237352084652" calcext:value-type="float">
            <text:p>17,2373520847</text:p>
          </table:table-cell>
          <table:table-cell office:value-type="float" office:value="17.239420683397" calcext:value-type="float">
            <text:p>17,2394206834</text:p>
          </table:table-cell>
          <table:table-cell/>
          <table:table-cell office:value-type="float" office:value="0.817" calcext:value-type="float">
            <text:p>0,817</text:p>
          </table:table-cell>
          <table:table-cell office:value-type="float" office:value="17.1491864637921" calcext:value-type="float">
            <text:p>17,1491864638</text:p>
          </table:table-cell>
        </table:table-row>
        <table:table-row table:style-name="ro1">
          <table:table-cell office:value-type="float" office:value="0.819" calcext:value-type="float">
            <text:p>0,819</text:p>
          </table:table-cell>
          <table:table-cell office:value-type="float" office:value="17.2926228962968" calcext:value-type="float">
            <text:p>17,2926228963</text:p>
          </table:table-cell>
          <table:table-cell/>
          <table:table-cell office:value-type="float" office:value="0.819" calcext:value-type="float">
            <text:p>0,819</text:p>
          </table:table-cell>
          <table:table-cell office:value-type="float" office:value="17.2771576997455" calcext:value-type="float">
            <text:p>17,2771576997</text:p>
          </table:table-cell>
          <table:table-cell/>
          <table:table-cell office:value-type="float" office:value="0.819" calcext:value-type="float">
            <text:p>0,819</text:p>
          </table:table-cell>
          <table:table-cell office:value-type="float" office:value="17.2708104245175" calcext:value-type="float">
            <text:p>17,2708104245</text:p>
          </table:table-cell>
          <table:table-cell office:value-type="float" office:value="17.2560395055249" calcext:value-type="float">
            <text:p>17,2560395055</text:p>
          </table:table-cell>
          <table:table-cell office:value-type="float" office:value="17.2471925569997" calcext:value-type="float">
            <text:p>17,247192557</text:p>
          </table:table-cell>
          <table:table-cell office:value-type="float" office:value="17.2416856007686" calcext:value-type="float">
            <text:p>17,2416856008</text:p>
          </table:table-cell>
          <table:table-cell office:value-type="float" office:value="17.2383829103547" calcext:value-type="float">
            <text:p>17,2383829104</text:p>
          </table:table-cell>
          <table:table-cell office:value-type="float" office:value="17.2366849238811" calcext:value-type="float">
            <text:p>17,2366849239</text:p>
          </table:table-cell>
          <table:table-cell office:value-type="float" office:value="17.236229315479" calcext:value-type="float">
            <text:p>17,2362293155</text:p>
          </table:table-cell>
          <table:table-cell office:value-type="float" office:value="17.2367720085513" calcext:value-type="float">
            <text:p>17,2367720086</text:p>
          </table:table-cell>
          <table:table-cell office:value-type="float" office:value="17.2381333366073" calcext:value-type="float">
            <text:p>17,2381333366</text:p>
          </table:table-cell>
          <table:table-cell office:value-type="float" office:value="17.2401714889573" calcext:value-type="float">
            <text:p>17,240171489</text:p>
          </table:table-cell>
          <table:table-cell/>
          <table:table-cell office:value-type="float" office:value="0.819" calcext:value-type="float">
            <text:p>0,819</text:p>
          </table:table-cell>
          <table:table-cell office:value-type="float" office:value="17.1509049224855" calcext:value-type="float">
            <text:p>17,1509049225</text:p>
          </table:table-cell>
        </table:table-row>
        <table:table-row table:style-name="ro1">
          <table:table-cell office:value-type="float" office:value="0.821" calcext:value-type="float">
            <text:p>0,821</text:p>
          </table:table-cell>
          <table:table-cell office:value-type="float" office:value="17.2927736624127" calcext:value-type="float">
            <text:p>17,2927736624</text:p>
          </table:table-cell>
          <table:table-cell/>
          <table:table-cell office:value-type="float" office:value="0.821" calcext:value-type="float">
            <text:p>0,821</text:p>
          </table:table-cell>
          <table:table-cell office:value-type="float" office:value="17.277479421972" calcext:value-type="float">
            <text:p>17,277479422</text:p>
          </table:table-cell>
          <table:table-cell/>
          <table:table-cell office:value-type="float" office:value="0.821" calcext:value-type="float">
            <text:p>0,821</text:p>
          </table:table-cell>
          <table:table-cell office:value-type="float" office:value="17.2712204788955" calcext:value-type="float">
            <text:p>17,2712204789</text:p>
          </table:table-cell>
          <table:table-cell office:value-type="float" office:value="17.2566229821981" calcext:value-type="float">
            <text:p>17,2566229822</text:p>
          </table:table-cell>
          <table:table-cell office:value-type="float" office:value="17.2478775995355" calcext:value-type="float">
            <text:p>17,2478775995</text:p>
          </table:table-cell>
          <table:table-cell office:value-type="float" office:value="17.2424314579554" calcext:value-type="float">
            <text:p>17,242431458</text:p>
          </table:table-cell>
          <table:table-cell office:value-type="float" office:value="17.2391626281058" calcext:value-type="float">
            <text:p>17,2391626281</text:p>
          </table:table-cell>
          <table:table-cell office:value-type="float" office:value="17.2374789524947" calcext:value-type="float">
            <text:p>17,2374789525</text:p>
          </table:table-cell>
          <table:table-cell office:value-type="float" office:value="17.2370226812039" calcext:value-type="float">
            <text:p>17,2370226812</text:p>
          </table:table-cell>
          <table:table-cell office:value-type="float" office:value="17.2375528969474" calcext:value-type="float">
            <text:p>17,2375528969</text:p>
          </table:table-cell>
          <table:table-cell office:value-type="float" office:value="17.2388923088793" calcext:value-type="float">
            <text:p>17,2388923089</text:p>
          </table:table-cell>
          <table:table-cell office:value-type="float" office:value="17.2409010068631" calcext:value-type="float">
            <text:p>17,2409010069</text:p>
          </table:table-cell>
          <table:table-cell/>
          <table:table-cell office:value-type="float" office:value="0.821" calcext:value-type="float">
            <text:p>0,821</text:p>
          </table:table-cell>
          <table:table-cell office:value-type="float" office:value="17.1525762452766" calcext:value-type="float">
            <text:p>17,1525762453</text:p>
          </table:table-cell>
        </table:table-row>
        <table:table-row table:style-name="ro1">
          <table:table-cell office:value-type="float" office:value="0.823" calcext:value-type="float">
            <text:p>0,823</text:p>
          </table:table-cell>
          <table:table-cell office:value-type="float" office:value="17.2929200300351" calcext:value-type="float">
            <text:p>17,29292003</text:p>
          </table:table-cell>
          <table:table-cell/>
          <table:table-cell office:value-type="float" office:value="0.823" calcext:value-type="float">
            <text:p>0,823</text:p>
          </table:table-cell>
          <table:table-cell office:value-type="float" office:value="17.277791809166" calcext:value-type="float">
            <text:p>17,2777918092</text:p>
          </table:table-cell>
          <table:table-cell/>
          <table:table-cell office:value-type="float" office:value="0.823" calcext:value-type="float">
            <text:p>0,823</text:p>
          </table:table-cell>
          <table:table-cell office:value-type="float" office:value="17.2716183195931" calcext:value-type="float">
            <text:p>17,2716183196</text:p>
          </table:table-cell>
          <table:table-cell office:value-type="float" office:value="17.2571890581142" calcext:value-type="float">
            <text:p>17,2571890581</text:p>
          </table:table-cell>
          <table:table-cell office:value-type="float" office:value="17.2485422463639" calcext:value-type="float">
            <text:p>17,2485422464</text:p>
          </table:table-cell>
          <table:table-cell office:value-type="float" office:value="17.2431551713759" calcext:value-type="float">
            <text:p>17,2431551714</text:p>
          </table:table-cell>
          <table:table-cell office:value-type="float" office:value="17.2399192790869" calcext:value-type="float">
            <text:p>17,2399192791</text:p>
          </table:table-cell>
          <table:table-cell office:value-type="float" office:value="17.2382495876662" calcext:value-type="float">
            <text:p>17,2382495877</text:p>
          </table:table-cell>
          <table:table-cell office:value-type="float" office:value="17.2377927799569" calcext:value-type="float">
            <text:p>17,23779278</text:p>
          </table:table-cell>
          <table:table-cell office:value-type="float" office:value="17.2383109978663" calcext:value-type="float">
            <text:p>17,2383109979</text:p>
          </table:table-cell>
          <table:table-cell office:value-type="float" office:value="17.239629250221" calcext:value-type="float">
            <text:p>17,2396292502</text:p>
          </table:table-cell>
          <table:table-cell office:value-type="float" office:value="17.2416094664463" calcext:value-type="float">
            <text:p>17,2416094664</text:p>
          </table:table-cell>
          <table:table-cell/>
          <table:table-cell office:value-type="float" office:value="0.823" calcext:value-type="float">
            <text:p>0,823</text:p>
          </table:table-cell>
          <table:table-cell office:value-type="float" office:value="17.1542007963332" calcext:value-type="float">
            <text:p>17,1542007963</text:p>
          </table:table-cell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17.2930620449327" calcext:value-type="float">
            <text:p>17,2930620449</text:p>
          </table:table-cell>
          <table:table-cell/>
          <table:table-cell office:value-type="float" office:value="0.825" calcext:value-type="float">
            <text:p>0,825</text:p>
          </table:table-cell>
          <table:table-cell office:value-type="float" office:value="17.2780949584646" calcext:value-type="float">
            <text:p>17,2780949585</text:p>
          </table:table-cell>
          <table:table-cell/>
          <table:table-cell office:value-type="float" office:value="0.825" calcext:value-type="float">
            <text:p>0,825</text:p>
          </table:table-cell>
          <table:table-cell office:value-type="float" office:value="17.2720041013139" calcext:value-type="float">
            <text:p>17,2720041013</text:p>
          </table:table-cell>
          <table:table-cell office:value-type="float" office:value="17.2577379566498" calcext:value-type="float">
            <text:p>17,2577379566</text:p>
          </table:table-cell>
          <table:table-cell office:value-type="float" office:value="17.2491867570417" calcext:value-type="float">
            <text:p>17,249186757</text:p>
          </table:table-cell>
          <table:table-cell office:value-type="float" office:value="17.243857018078" calcext:value-type="float">
            <text:p>17,2438570181</text:p>
          </table:table-cell>
          <table:table-cell office:value-type="float" office:value="17.2406531454661" calcext:value-type="float">
            <text:p>17,2406531455</text:p>
          </table:table-cell>
          <table:table-cell office:value-type="float" office:value="17.2389971079005" calcext:value-type="float">
            <text:p>17,2389971079</text:p>
          </table:table-cell>
          <table:table-cell office:value-type="float" office:value="17.2385398801613" calcext:value-type="float">
            <text:p>17,2385398802</text:p>
          </table:table-cell>
          <table:table-cell office:value-type="float" office:value="17.239046564957" calcext:value-type="float">
            <text:p>17,239046565</text:p>
          </table:table-cell>
          <table:table-cell office:value-type="float" office:value="17.2403443961385" calcext:value-type="float">
            <text:p>17,2403443961</text:p>
          </table:table-cell>
          <table:table-cell office:value-type="float" office:value="17.2422970827392" calcext:value-type="float">
            <text:p>17,2422970827</text:p>
          </table:table-cell>
          <table:table-cell/>
          <table:table-cell office:value-type="float" office:value="0.825" calcext:value-type="float">
            <text:p>0,825</text:p>
          </table:table-cell>
          <table:table-cell office:value-type="float" office:value="17.1557789262219" calcext:value-type="float">
            <text:p>17,1557789262</text:p>
          </table:table-cell>
        </table:table-row>
        <table:table-row table:style-name="ro1">
          <table:table-cell office:value-type="float" office:value="0.827" calcext:value-type="float">
            <text:p>0,827</text:p>
          </table:table-cell>
          <table:table-cell office:value-type="float" office:value="17.293199755948" calcext:value-type="float">
            <text:p>17,2931997559</text:p>
          </table:table-cell>
          <table:table-cell/>
          <table:table-cell office:value-type="float" office:value="0.827" calcext:value-type="float">
            <text:p>0,827</text:p>
          </table:table-cell>
          <table:table-cell office:value-type="float" office:value="17.2783889688099" calcext:value-type="float">
            <text:p>17,2783889688</text:p>
          </table:table-cell>
          <table:table-cell/>
          <table:table-cell office:value-type="float" office:value="0.827" calcext:value-type="float">
            <text:p>0,827</text:p>
          </table:table-cell>
          <table:table-cell office:value-type="float" office:value="17.27237797639" calcext:value-type="float">
            <text:p>17,2723779764</text:p>
          </table:table-cell>
          <table:table-cell office:value-type="float" office:value="17.258269895997" calcext:value-type="float">
            <text:p>17,258269896</text:p>
          </table:table-cell>
          <table:table-cell office:value-type="float" office:value="17.2498113846371" calcext:value-type="float">
            <text:p>17,2498113846</text:p>
          </table:table-cell>
          <table:table-cell office:value-type="float" office:value="17.2445372681112" calcext:value-type="float">
            <text:p>17,2445372681</text:p>
          </table:table-cell>
          <table:table-cell office:value-type="float" office:value="17.2413645024244" calcext:value-type="float">
            <text:p>17,2413645024</text:p>
          </table:table-cell>
          <table:table-cell office:value-type="float" office:value="17.239721785115" calcext:value-type="float">
            <text:p>17,2397217851</text:p>
          </table:table-cell>
          <table:table-cell office:value-type="float" office:value="17.2392642443754" calcext:value-type="float">
            <text:p>17,2392642444</text:p>
          </table:table-cell>
          <table:table-cell office:value-type="float" office:value="17.2397598470229" calcext:value-type="float">
            <text:p>17,239759847</text:p>
          </table:table-cell>
          <table:table-cell office:value-type="float" office:value="17.241037978626" calcext:value-type="float">
            <text:p>17,2410379786</text:p>
          </table:table-cell>
          <table:table-cell office:value-type="float" office:value="17.2429640689685" calcext:value-type="float">
            <text:p>17,242964069</text:p>
          </table:table-cell>
          <table:table-cell/>
          <table:table-cell office:value-type="float" office:value="0.827" calcext:value-type="float">
            <text:p>0,827</text:p>
          </table:table-cell>
          <table:table-cell office:value-type="float" office:value="17.1573109848509" calcext:value-type="float">
            <text:p>17,1573109849</text:p>
          </table:table-cell>
        </table:table-row>
        <table:table-row table:style-name="ro1">
          <table:table-cell office:value-type="float" office:value="0.829" calcext:value-type="float">
            <text:p>0,829</text:p>
          </table:table-cell>
          <table:table-cell office:value-type="float" office:value="17.2933332130525" calcext:value-type="float">
            <text:p>17,2933332131</text:p>
          </table:table-cell>
          <table:table-cell/>
          <table:table-cell office:value-type="float" office:value="0.829" calcext:value-type="float">
            <text:p>0,829</text:p>
          </table:table-cell>
          <table:table-cell office:value-type="float" office:value="17.2786739389293" calcext:value-type="float">
            <text:p>17,2786739389</text:p>
          </table:table-cell>
          <table:table-cell/>
          <table:table-cell office:value-type="float" office:value="0.829" calcext:value-type="float">
            <text:p>0,829</text:p>
          </table:table-cell>
          <table:table-cell office:value-type="float" office:value="17.2727400937013" calcext:value-type="float">
            <text:p>17,2727400937</text:p>
          </table:table-cell>
          <table:table-cell office:value-type="float" office:value="17.2587850883774" calcext:value-type="float">
            <text:p>17,2587850884</text:p>
          </table:table-cell>
          <table:table-cell office:value-type="float" office:value="17.2504163750434" calcext:value-type="float">
            <text:p>17,250416375</text:p>
          </table:table-cell>
          <table:table-cell office:value-type="float" office:value="17.2451961838615" calcext:value-type="float">
            <text:p>17,2451961839</text:p>
          </table:table-cell>
          <table:table-cell office:value-type="float" office:value="17.2420536174601" calcext:value-type="float">
            <text:p>17,2420536175</text:p>
          </table:table-cell>
          <table:table-cell office:value-type="float" office:value="17.2404238838677" calcext:value-type="float">
            <text:p>17,2404238839</text:p>
          </table:table-cell>
          <table:table-cell office:value-type="float" office:value="17.239966128391" calcext:value-type="float">
            <text:p>17,2399661284</text:p>
          </table:table-cell>
          <table:table-cell office:value-type="float" office:value="17.2404510869215" calcext:value-type="float">
            <text:p>17,2404510869</text:p>
          </table:table-cell>
          <table:table-cell office:value-type="float" office:value="17.2417102247707" calcext:value-type="float">
            <text:p>17,2417102248</text:p>
          </table:table-cell>
          <table:table-cell office:value-type="float" office:value="17.2436106347277" calcext:value-type="float">
            <text:p>17,2436106347</text:p>
          </table:table-cell>
          <table:table-cell/>
          <table:table-cell office:value-type="float" office:value="0.829" calcext:value-type="float">
            <text:p>0,829</text:p>
          </table:table-cell>
          <table:table-cell office:value-type="float" office:value="17.1587973190472" calcext:value-type="float">
            <text:p>17,158797319</text:p>
          </table:table-cell>
        </table:table-row>
        <table:table-row table:style-name="ro1">
          <table:table-cell office:value-type="float" office:value="0.831" calcext:value-type="float">
            <text:p>0,831</text:p>
          </table:table-cell>
          <table:table-cell office:value-type="float" office:value="17.2934624575045" calcext:value-type="float">
            <text:p>17,2934624575</text:p>
          </table:table-cell>
          <table:table-cell/>
          <table:table-cell office:value-type="float" office:value="0.831" calcext:value-type="float">
            <text:p>0,831</text:p>
          </table:table-cell>
          <table:table-cell office:value-type="float" office:value="17.2789499570528" calcext:value-type="float">
            <text:p>17,2789499571</text:p>
          </table:table-cell>
          <table:table-cell/>
          <table:table-cell office:value-type="float" office:value="0.831" calcext:value-type="float">
            <text:p>0,831</text:p>
          </table:table-cell>
          <table:table-cell office:value-type="float" office:value="17.2730905929533" calcext:value-type="float">
            <text:p>17,273090593</text:p>
          </table:table-cell>
          <table:table-cell office:value-type="float" office:value="17.2592837356538" calcext:value-type="float">
            <text:p>17,2592837357</text:p>
          </table:table-cell>
          <table:table-cell office:value-type="float" office:value="17.2510019630347" calcext:value-type="float">
            <text:p>17,251001963</text:p>
          </table:table-cell>
          <table:table-cell office:value-type="float" office:value="17.2458340162087" calcext:value-type="float">
            <text:p>17,2458340162</text:p>
          </table:table-cell>
          <table:table-cell office:value-type="float" office:value="17.2427207464295" calcext:value-type="float">
            <text:p>17,2427207464</text:p>
          </table:table-cell>
          <table:table-cell office:value-type="float" office:value="17.2411036570716" calcext:value-type="float">
            <text:p>17,2411036571</text:p>
          </table:table-cell>
          <table:table-cell office:value-type="float" office:value="17.240645776366" calcext:value-type="float">
            <text:p>17,2406457764</text:p>
          </table:table-cell>
          <table:table-cell office:value-type="float" office:value="17.2411205157761" calcext:value-type="float">
            <text:p>17,2411205158</text:p>
          </table:table-cell>
          <table:table-cell office:value-type="float" office:value="17.2423613495519" calcext:value-type="float">
            <text:p>17,2423613496</text:p>
          </table:table-cell>
          <table:table-cell office:value-type="float" office:value="17.2442369766572" calcext:value-type="float">
            <text:p>17,2442369767</text:p>
          </table:table-cell>
          <table:table-cell/>
          <table:table-cell office:value-type="float" office:value="0.831" calcext:value-type="float">
            <text:p>0,831</text:p>
          </table:table-cell>
          <table:table-cell office:value-type="float" office:value="17.1602382621191" calcext:value-type="float">
            <text:p>17,1602382621</text:p>
          </table:table-cell>
        </table:table-row>
        <table:table-row table:style-name="ro1">
          <table:table-cell office:value-type="float" office:value="0.833" calcext:value-type="float">
            <text:p>0,833</text:p>
          </table:table-cell>
          <table:table-cell office:value-type="float" office:value="17.2935875339363" calcext:value-type="float">
            <text:p>17,2935875339</text:p>
          </table:table-cell>
          <table:table-cell/>
          <table:table-cell office:value-type="float" office:value="0.833" calcext:value-type="float">
            <text:p>0,833</text:p>
          </table:table-cell>
          <table:table-cell office:value-type="float" office:value="17.2792171135633" calcext:value-type="float">
            <text:p>17,2792171136</text:p>
          </table:table-cell>
          <table:table-cell/>
          <table:table-cell office:value-type="float" office:value="0.833" calcext:value-type="float">
            <text:p>0,833</text:p>
          </table:table-cell>
          <table:table-cell office:value-type="float" office:value="17.2734296118741" calcext:value-type="float">
            <text:p>17,2734296119</text:p>
          </table:table-cell>
          <table:table-cell office:value-type="float" office:value="17.2597660349784" calcext:value-type="float">
            <text:p>17,259766035</text:p>
          </table:table-cell>
          <table:table-cell office:value-type="float" office:value="17.2515683774019" calcext:value-type="float">
            <text:p>17,2515683774</text:p>
          </table:table-cell>
          <table:table-cell office:value-type="float" office:value="17.2464510095381" calcext:value-type="float">
            <text:p>17,2464510095</text:p>
          </table:table-cell>
          <table:table-cell office:value-type="float" office:value="17.2433661386819" calcext:value-type="float">
            <text:p>17,2433661387</text:p>
          </table:table-cell>
          <table:table-cell office:value-type="float" office:value="17.241761351497" calcext:value-type="float">
            <text:p>17,2417613515</text:p>
          </table:table-cell>
          <table:table-cell office:value-type="float" office:value="17.2413034269982" calcext:value-type="float">
            <text:p>17,241303427</text:p>
          </table:table-cell>
          <table:table-cell office:value-type="float" office:value="17.2417683602332" calcext:value-type="float">
            <text:p>17,2417683602</text:p>
          </table:table-cell>
          <table:table-cell office:value-type="float" office:value="17.2429915647824" calcext:value-type="float">
            <text:p>17,2429915648</text:p>
          </table:table-cell>
          <table:table-cell office:value-type="float" office:value="17.2448432899349" calcext:value-type="float">
            <text:p>17,2448432899</text:p>
          </table:table-cell>
          <table:table-cell/>
          <table:table-cell office:value-type="float" office:value="0.833" calcext:value-type="float">
            <text:p>0,833</text:p>
          </table:table-cell>
          <table:table-cell office:value-type="float" office:value="17.1616341458016" calcext:value-type="float">
            <text:p>17,1616341458</text:p>
          </table:table-cell>
        </table:table-row>
        <table:table-row table:style-name="ro1">
          <table:table-cell office:value-type="float" office:value="0.835" calcext:value-type="float">
            <text:p>0,835</text:p>
          </table:table-cell>
          <table:table-cell office:value-type="float" office:value="17.2937084857392" calcext:value-type="float">
            <text:p>17,2937084857</text:p>
          </table:table-cell>
          <table:table-cell/>
          <table:table-cell office:value-type="float" office:value="0.835" calcext:value-type="float">
            <text:p>0,835</text:p>
          </table:table-cell>
          <table:table-cell office:value-type="float" office:value="17.2794754961818" calcext:value-type="float">
            <text:p>17,2794754962</text:p>
          </table:table-cell>
          <table:table-cell/>
          <table:table-cell office:value-type="float" office:value="0.835" calcext:value-type="float">
            <text:p>0,835</text:p>
          </table:table-cell>
          <table:table-cell office:value-type="float" office:value="17.2737572835611" calcext:value-type="float">
            <text:p>17,2737572836</text:p>
          </table:table-cell>
          <table:table-cell office:value-type="float" office:value="17.2602321767825" calcext:value-type="float">
            <text:p>17,2602321768</text:p>
          </table:table-cell>
          <table:table-cell office:value-type="float" office:value="17.2521158391571" calcext:value-type="float">
            <text:p>17,2521158392</text:p>
          </table:table-cell>
          <table:table-cell office:value-type="float" office:value="17.2470473999932" calcext:value-type="float">
            <text:p>17,2470474</text:p>
          </table:table-cell>
          <table:table-cell office:value-type="float" office:value="17.2439900352543" calcext:value-type="float">
            <text:p>17,2439900353</text:p>
          </table:table-cell>
          <table:table-cell office:value-type="float" office:value="17.2423972058062" calcext:value-type="float">
            <text:p>17,2423972058</text:p>
          </table:table-cell>
          <table:table-cell office:value-type="float" office:value="17.2419393112801" calcext:value-type="float">
            <text:p>17,2419393113</text:p>
          </table:table-cell>
          <table:table-cell office:value-type="float" office:value="17.2423948397759" calcext:value-type="float">
            <text:p>17,2423948398</text:p>
          </table:table-cell>
          <table:table-cell office:value-type="float" office:value="17.2436010757507" calcext:value-type="float">
            <text:p>17,2436010758</text:p>
          </table:table-cell>
          <table:table-cell office:value-type="float" office:value="17.2454297639167" calcext:value-type="float">
            <text:p>17,2454297639</text:p>
          </table:table-cell>
          <table:table-cell/>
          <table:table-cell office:value-type="float" office:value="0.835" calcext:value-type="float">
            <text:p>0,835</text:p>
          </table:table-cell>
          <table:table-cell office:value-type="float" office:value="17.1629852951995" calcext:value-type="float">
            <text:p>17,1629852952</text:p>
          </table:table-cell>
        </table:table-row>
        <table:table-row table:style-name="ro1">
          <table:table-cell office:value-type="float" office:value="0.837" calcext:value-type="float">
            <text:p>0,837</text:p>
          </table:table-cell>
          <table:table-cell office:value-type="float" office:value="17.2938253558513" calcext:value-type="float">
            <text:p>17,2938253559</text:p>
          </table:table-cell>
          <table:table-cell/>
          <table:table-cell office:value-type="float" office:value="0.837" calcext:value-type="float">
            <text:p>0,837</text:p>
          </table:table-cell>
          <table:table-cell office:value-type="float" office:value="17.2797251908007" calcext:value-type="float">
            <text:p>17,2797251908</text:p>
          </table:table-cell>
          <table:table-cell/>
          <table:table-cell office:value-type="float" office:value="0.837" calcext:value-type="float">
            <text:p>0,837</text:p>
          </table:table-cell>
          <table:table-cell office:value-type="float" office:value="17.2740737370099" calcext:value-type="float">
            <text:p>17,274073737</text:p>
          </table:table-cell>
          <table:table-cell office:value-type="float" office:value="17.2606823452369" calcext:value-type="float">
            <text:p>17,2606823452</text:p>
          </table:table-cell>
          <table:table-cell office:value-type="float" office:value="17.2526445619736" calcext:value-type="float">
            <text:p>17,252644562</text:p>
          </table:table-cell>
          <table:table-cell office:value-type="float" office:value="17.2476234159081" calcext:value-type="float">
            <text:p>17,2476234159</text:p>
          </table:table-cell>
          <table:table-cell office:value-type="float" office:value="17.2445926693045" calcext:value-type="float">
            <text:p>17,2445926693</text:p>
          </table:table-cell>
          <table:table-cell office:value-type="float" office:value="17.2430114509995" calcext:value-type="float">
            <text:p>17,243011451</text:p>
          </table:table-cell>
          <table:table-cell office:value-type="float" office:value="17.2425536529729" calcext:value-type="float">
            <text:p>17,242553653</text:p>
          </table:table-cell>
          <table:table-cell office:value-type="float" office:value="17.2430001672522" calcext:value-type="float">
            <text:p>17,2430001673</text:p>
          </table:table-cell>
          <table:table-cell office:value-type="float" office:value="17.2441900818405" calcext:value-type="float">
            <text:p>17,2441900818</text:p>
          </table:table-cell>
          <table:table-cell office:value-type="float" office:value="17.2459965829035" calcext:value-type="float">
            <text:p>17,2459965829</text:p>
          </table:table-cell>
          <table:table-cell/>
          <table:table-cell office:value-type="float" office:value="0.837" calcext:value-type="float">
            <text:p>0,837</text:p>
          </table:table-cell>
          <table:table-cell office:value-type="float" office:value="17.1642920292623" calcext:value-type="float">
            <text:p>17,1642920293</text:p>
          </table:table-cell>
        </table:table-row>
        <table:table-row table:style-name="ro1">
          <table:table-cell office:value-type="float" office:value="0.839" calcext:value-type="float">
            <text:p>0,839</text:p>
          </table:table-cell>
          <table:table-cell office:value-type="float" office:value="17.293938178769" calcext:value-type="float">
            <text:p>17,2939381788</text:p>
          </table:table-cell>
          <table:table-cell/>
          <table:table-cell office:value-type="float" office:value="0.839" calcext:value-type="float">
            <text:p>0,839</text:p>
          </table:table-cell>
          <table:table-cell office:value-type="float" office:value="17.2799662731358" calcext:value-type="float">
            <text:p>17,2799662731</text:p>
          </table:table-cell>
          <table:table-cell/>
          <table:table-cell office:value-type="float" office:value="0.839" calcext:value-type="float">
            <text:p>0,839</text:p>
          </table:table-cell>
          <table:table-cell office:value-type="float" office:value="17.2743790924934" calcext:value-type="float">
            <text:p>17,2743790925</text:p>
          </table:table-cell>
          <table:table-cell office:value-type="float" office:value="17.261116714721" calcext:value-type="float">
            <text:p>17,2611167147</text:p>
          </table:table-cell>
          <table:table-cell office:value-type="float" office:value="17.253154749017" calcext:value-type="float">
            <text:p>17,253154749</text:p>
          </table:table-cell>
          <table:table-cell office:value-type="float" office:value="17.2481792747223" calcext:value-type="float">
            <text:p>17,2481792747</text:p>
          </table:table-cell>
          <table:table-cell office:value-type="float" office:value="17.2451742629309" calcext:value-type="float">
            <text:p>17,2451742629</text:p>
          </table:table-cell>
          <table:table-cell office:value-type="float" office:value="17.2436043069682" calcext:value-type="float">
            <text:p>17,243604307</text:p>
          </table:table-cell>
          <table:table-cell office:value-type="float" office:value="17.2431466646849" calcext:value-type="float">
            <text:p>17,2431466647</text:p>
          </table:table-cell>
          <table:table-cell office:value-type="float" office:value="17.2435845442011" calcext:value-type="float">
            <text:p>17,2435845442</text:p>
          </table:table-cell>
          <table:table-cell office:value-type="float" office:value="17.2447587707041" calcext:value-type="float">
            <text:p>17,2447587707</text:p>
          </table:table-cell>
          <table:table-cell office:value-type="float" office:value="17.246543918586" calcext:value-type="float">
            <text:p>17,2465439186</text:p>
          </table:table-cell>
          <table:table-cell/>
          <table:table-cell office:value-type="float" office:value="0.839" calcext:value-type="float">
            <text:p>0,839</text:p>
          </table:table-cell>
          <table:table-cell office:value-type="float" office:value="17.1655546523494" calcext:value-type="float">
            <text:p>17,1655546523</text:p>
          </table:table-cell>
        </table:table-row>
        <table:table-row table:style-name="ro1">
          <table:table-cell office:value-type="float" office:value="0.841" calcext:value-type="float">
            <text:p>0,841</text:p>
          </table:table-cell>
          <table:table-cell office:value-type="float" office:value="17.2940469960059" calcext:value-type="float">
            <text:p>17,294046996</text:p>
          </table:table-cell>
          <table:table-cell/>
          <table:table-cell office:value-type="float" office:value="0.841" calcext:value-type="float">
            <text:p>0,841</text:p>
          </table:table-cell>
          <table:table-cell office:value-type="float" office:value="17.2801988249088" calcext:value-type="float">
            <text:p>17,2801988249</text:p>
          </table:table-cell>
          <table:table-cell/>
          <table:table-cell office:value-type="float" office:value="0.841" calcext:value-type="float">
            <text:p>0,841</text:p>
          </table:table-cell>
          <table:table-cell office:value-type="float" office:value="17.2746734706945" calcext:value-type="float">
            <text:p>17,2746734707</text:p>
          </table:table-cell>
          <table:table-cell office:value-type="float" office:value="17.261535456948" calcext:value-type="float">
            <text:p>17,2615354569</text:p>
          </table:table-cell>
          <table:table-cell office:value-type="float" office:value="17.2536465994076" calcext:value-type="float">
            <text:p>17,2536465994</text:p>
          </table:table-cell>
          <table:table-cell office:value-type="float" office:value="17.2487151892843" calcext:value-type="float">
            <text:p>17,2487151893</text:p>
          </table:table-cell>
          <table:table-cell office:value-type="float" office:value="17.2457350336395" calcext:value-type="float">
            <text:p>17,2457350336</text:p>
          </table:table-cell>
          <table:table-cell office:value-type="float" office:value="17.2441759894408" calcext:value-type="float">
            <text:p>17,2441759894</text:p>
          </table:table-cell>
          <table:table-cell office:value-type="float" office:value="17.2437185556898" calcext:value-type="float">
            <text:p>17,2437185557</text:p>
          </table:table-cell>
          <table:table-cell office:value-type="float" office:value="17.2441481700733" calcext:value-type="float">
            <text:p>17,2441481701</text:p>
          </table:table-cell>
          <table:table-cell office:value-type="float" office:value="17.2453073296579" calcext:value-type="float">
            <text:p>17,2453073297</text:p>
          </table:table-cell>
          <table:table-cell office:value-type="float" office:value="17.2470719447264" calcext:value-type="float">
            <text:p>17,2470719447</text:p>
          </table:table-cell>
          <table:table-cell/>
          <table:table-cell office:value-type="float" office:value="0.841" calcext:value-type="float">
            <text:p>0,841</text:p>
          </table:table-cell>
          <table:table-cell office:value-type="float" office:value="17.1667734696863" calcext:value-type="float">
            <text:p>17,1667734697</text:p>
          </table:table-cell>
        </table:table-row>
        <table:table-row table:style-name="ro1">
          <table:table-cell office:value-type="float" office:value="0.843" calcext:value-type="float">
            <text:p>0,843</text:p>
          </table:table-cell>
          <table:table-cell office:value-type="float" office:value="17.2941518457625" calcext:value-type="float">
            <text:p>17,2941518458</text:p>
          </table:table-cell>
          <table:table-cell/>
          <table:table-cell office:value-type="float" office:value="0.843" calcext:value-type="float">
            <text:p>0,843</text:p>
          </table:table-cell>
          <table:table-cell office:value-type="float" office:value="17.2804229230495" calcext:value-type="float">
            <text:p>17,280422923</text:p>
          </table:table-cell>
          <table:table-cell/>
          <table:table-cell office:value-type="float" office:value="0.843" calcext:value-type="float">
            <text:p>0,843</text:p>
          </table:table-cell>
          <table:table-cell office:value-type="float" office:value="17.2749569866999" calcext:value-type="float">
            <text:p>17,2749569867</text:p>
          </table:table-cell>
          <table:table-cell office:value-type="float" office:value="17.2619387363534" calcext:value-type="float">
            <text:p>17,2619387364</text:p>
          </table:table-cell>
          <table:table-cell office:value-type="float" office:value="17.2541203040723" calcext:value-type="float">
            <text:p>17,2541203041</text:p>
          </table:table-cell>
          <table:table-cell office:value-type="float" office:value="17.249231363811" calcext:value-type="float">
            <text:p>17,2492313638</text:p>
          </table:table-cell>
          <table:table-cell office:value-type="float" office:value="17.246275190184" calcext:value-type="float">
            <text:p>17,2462751902</text:p>
          </table:table-cell>
          <table:table-cell office:value-type="float" office:value="17.2447267054841" calcext:value-type="float">
            <text:p>17,2447267055</text:p>
          </table:table-cell>
          <table:table-cell office:value-type="float" office:value="17.2442695268211" calcext:value-type="float">
            <text:p>17,2442695268</text:p>
          </table:table-cell>
          <table:table-cell office:value-type="float" office:value="17.244691236161" calcext:value-type="float">
            <text:p>17,2446912362</text:p>
          </table:table-cell>
          <table:table-cell office:value-type="float" office:value="17.24583593813" calcext:value-type="float">
            <text:p>17,2458359381</text:p>
          </table:table-cell>
          <table:table-cell office:value-type="float" office:value="17.2475808273809" calcext:value-type="float">
            <text:p>17,2475808274</text:p>
          </table:table-cell>
          <table:table-cell/>
          <table:table-cell office:value-type="float" office:value="0.843" calcext:value-type="float">
            <text:p>0,843</text:p>
          </table:table-cell>
          <table:table-cell office:value-type="float" office:value="17.167948776584" calcext:value-type="float">
            <text:p>17,1679487766</text:p>
          </table:table-cell>
        </table:table-row>
        <table:table-row table:style-name="ro1">
          <table:table-cell office:value-type="float" office:value="0.845" calcext:value-type="float">
            <text:p>0,845</text:p>
          </table:table-cell>
          <table:table-cell office:value-type="float" office:value="17.2942527597245" calcext:value-type="float">
            <text:p>17,2942527597</text:p>
          </table:table-cell>
          <table:table-cell/>
          <table:table-cell office:value-type="float" office:value="0.845" calcext:value-type="float">
            <text:p>0,845</text:p>
          </table:table-cell>
          <table:table-cell office:value-type="float" office:value="17.2806386363528" calcext:value-type="float">
            <text:p>17,2806386364</text:p>
          </table:table-cell>
          <table:table-cell/>
          <table:table-cell office:value-type="float" office:value="0.845" calcext:value-type="float">
            <text:p>0,845</text:p>
          </table:table-cell>
          <table:table-cell office:value-type="float" office:value="17.2752297481898" calcext:value-type="float">
            <text:p>17,2752297482</text:p>
          </table:table-cell>
          <table:table-cell office:value-type="float" office:value="17.2623267087402" calcext:value-type="float">
            <text:p>17,2623267087</text:p>
          </table:table-cell>
          <table:table-cell office:value-type="float" office:value="17.2545760445426" calcext:value-type="float">
            <text:p>17,2545760445</text:p>
          </table:table-cell>
          <table:table-cell office:value-type="float" office:value="17.2497279927196" calcext:value-type="float">
            <text:p>17,2497279927</text:p>
          </table:table-cell>
          <table:table-cell office:value-type="float" office:value="17.2467949313552" calcext:value-type="float">
            <text:p>17,2467949314</text:p>
          </table:table-cell>
          <table:table-cell office:value-type="float" office:value="17.2452566521795" calcext:value-type="float">
            <text:p>17,2452566522</text:p>
          </table:table-cell>
          <table:table-cell office:value-type="float" office:value="17.2447997689499" calcext:value-type="float">
            <text:p>17,2447997689</text:p>
          </table:table-cell>
          <table:table-cell office:value-type="float" office:value="17.2452139237644" calcext:value-type="float">
            <text:p>17,2452139238</text:p>
          </table:table-cell>
          <table:table-cell office:value-type="float" office:value="17.2463447653525" calcext:value-type="float">
            <text:p>17,2463447654</text:p>
          </table:table-cell>
          <table:table-cell office:value-type="float" office:value="17.2480707218849" calcext:value-type="float">
            <text:p>17,2480707219</text:p>
          </table:table-cell>
          <table:table-cell/>
          <table:table-cell office:value-type="float" office:value="0.845" calcext:value-type="float">
            <text:p>0,845</text:p>
          </table:table-cell>
          <table:table-cell office:value-type="float" office:value="17.1690808549414" calcext:value-type="float">
            <text:p>17,1690808549</text:p>
          </table:table-cell>
        </table:table-row>
        <table:table-row table:style-name="ro1">
          <table:table-cell office:value-type="float" office:value="0.847" calcext:value-type="float">
            <text:p>0,847</text:p>
          </table:table-cell>
          <table:table-cell office:value-type="float" office:value="17.2943497756716" calcext:value-type="float">
            <text:p>17,2943497757</text:p>
          </table:table-cell>
          <table:table-cell/>
          <table:table-cell office:value-type="float" office:value="0.847" calcext:value-type="float">
            <text:p>0,847</text:p>
          </table:table-cell>
          <table:table-cell office:value-type="float" office:value="17.2808460386826" calcext:value-type="float">
            <text:p>17,2808460387</text:p>
          </table:table-cell>
          <table:table-cell/>
          <table:table-cell office:value-type="float" office:value="0.847" calcext:value-type="float">
            <text:p>0,847</text:p>
          </table:table-cell>
          <table:table-cell office:value-type="float" office:value="17.2754918628686" calcext:value-type="float">
            <text:p>17,2754918629</text:p>
          </table:table-cell>
          <table:table-cell office:value-type="float" office:value="17.2626995270703" calcext:value-type="float">
            <text:p>17,2626995271</text:p>
          </table:table-cell>
          <table:table-cell office:value-type="float" office:value="17.2550139982046" calcext:value-type="float">
            <text:p>17,2550139982</text:p>
          </table:table-cell>
          <table:table-cell office:value-type="float" office:value="17.2502052657492" calcext:value-type="float">
            <text:p>17,2502052657</text:p>
          </table:table-cell>
          <table:table-cell office:value-type="float" office:value="17.2472944512375" calcext:value-type="float">
            <text:p>17,2472944512</text:p>
          </table:table-cell>
          <table:table-cell office:value-type="float" office:value="17.2457660222718" calcext:value-type="float">
            <text:p>17,2457660223</text:p>
          </table:table-cell>
          <table:table-cell office:value-type="float" office:value="17.2453094693458" calcext:value-type="float">
            <text:p>17,2453094693</text:p>
          </table:table-cell>
          <table:table-cell office:value-type="float" office:value="17.2457164116991" calcext:value-type="float">
            <text:p>17,2457164117</text:p>
          </table:table-cell>
          <table:table-cell office:value-type="float" office:value="17.2468339796478" calcext:value-type="float">
            <text:p>17,2468339796</text:p>
          </table:table-cell>
          <table:table-cell office:value-type="float" office:value="17.2485417848274" calcext:value-type="float">
            <text:p>17,2485417848</text:p>
          </table:table-cell>
          <table:table-cell/>
          <table:table-cell office:value-type="float" office:value="0.847" calcext:value-type="float">
            <text:p>0,847</text:p>
          </table:table-cell>
          <table:table-cell office:value-type="float" office:value="17.1701699858462" calcext:value-type="float">
            <text:p>17,1701699858</text:p>
          </table:table-cell>
        </table:table-row>
        <table:table-row table:style-name="ro1">
          <table:table-cell office:value-type="float" office:value="0.849" calcext:value-type="float">
            <text:p>0,849</text:p>
          </table:table-cell>
          <table:table-cell office:value-type="float" office:value="17.2944429249159" calcext:value-type="float">
            <text:p>17,2944429249</text:p>
          </table:table-cell>
          <table:table-cell/>
          <table:table-cell office:value-type="float" office:value="0.849" calcext:value-type="float">
            <text:p>0,849</text:p>
          </table:table-cell>
          <table:table-cell office:value-type="float" office:value="17.2810451958337" calcext:value-type="float">
            <text:p>17,2810451958</text:p>
          </table:table-cell>
          <table:table-cell/>
          <table:table-cell office:value-type="float" office:value="0.849" calcext:value-type="float">
            <text:p>0,849</text:p>
          </table:table-cell>
          <table:table-cell office:value-type="float" office:value="17.2757434311686" calcext:value-type="float">
            <text:p>17,2757434312</text:p>
          </table:table-cell>
          <table:table-cell office:value-type="float" office:value="17.2630573358587" calcext:value-type="float">
            <text:p>17,2630573359</text:p>
          </table:table-cell>
          <table:table-cell office:value-type="float" office:value="17.2554343332548" calcext:value-type="float">
            <text:p>17,2554343333</text:p>
          </table:table-cell>
          <table:table-cell office:value-type="float" office:value="17.2506633630467" calcext:value-type="float">
            <text:p>17,250663363</text:p>
          </table:table-cell>
          <table:table-cell office:value-type="float" office:value="17.24777393415" calcext:value-type="float">
            <text:p>17,2477739342</text:p>
          </table:table-cell>
          <table:table-cell office:value-type="float" office:value="17.2462549986994" calcext:value-type="float">
            <text:p>17,2462549987</text:p>
          </table:table-cell>
          <table:table-cell office:value-type="float" office:value="17.2457988054725" calcext:value-type="float">
            <text:p>17,2457988055</text:p>
          </table:table-cell>
          <table:table-cell office:value-type="float" office:value="17.2461988689205" calcext:value-type="float">
            <text:p>17,2461988689</text:p>
          </table:table-cell>
          <table:table-cell office:value-type="float" office:value="17.247303739249" calcext:value-type="float">
            <text:p>17,2473037392</text:p>
          </table:table-cell>
          <table:table-cell office:value-type="float" office:value="17.2489941621612" calcext:value-type="float">
            <text:p>17,2489941622</text:p>
          </table:table-cell>
          <table:table-cell/>
          <table:table-cell office:value-type="float" office:value="0.849" calcext:value-type="float">
            <text:p>0,849</text:p>
          </table:table-cell>
          <table:table-cell office:value-type="float" office:value="17.1712164365874" calcext:value-type="float">
            <text:p>17,1712164366</text:p>
          </table:table-cell>
        </table:table-row>
        <table:table-row table:style-name="ro1">
          <table:table-cell office:value-type="float" office:value="0.851" calcext:value-type="float">
            <text:p>0,851</text:p>
          </table:table-cell>
          <table:table-cell office:value-type="float" office:value="17.2945322382762" calcext:value-type="float">
            <text:p>17,2945322383</text:p>
          </table:table-cell>
          <table:table-cell/>
          <table:table-cell office:value-type="float" office:value="0.851" calcext:value-type="float">
            <text:p>0,851</text:p>
          </table:table-cell>
          <table:table-cell office:value-type="float" office:value="17.2812361717924" calcext:value-type="float">
            <text:p>17,2812361718</text:p>
          </table:table-cell>
          <table:table-cell/>
          <table:table-cell office:value-type="float" office:value="0.851" calcext:value-type="float">
            <text:p>0,851</text:p>
          </table:table-cell>
          <table:table-cell office:value-type="float" office:value="17.2759845497949" calcext:value-type="float">
            <text:p>17,2759845498</text:p>
          </table:table-cell>
          <table:table-cell office:value-type="float" office:value="17.263400273955" calcext:value-type="float">
            <text:p>17,263400274</text:p>
          </table:table-cell>
          <table:table-cell office:value-type="float" office:value="17.2558372112299" calcext:value-type="float">
            <text:p>17,2558372112</text:p>
          </table:table-cell>
          <table:table-cell office:value-type="float" office:value="17.2511024576371" calcext:value-type="float">
            <text:p>17,2511024576</text:p>
          </table:table-cell>
          <table:table-cell office:value-type="float" office:value="17.2482335571777" calcext:value-type="float">
            <text:p>17,2482335572</text:p>
          </table:table-cell>
          <table:table-cell office:value-type="float" office:value="17.2467237573082" calcext:value-type="float">
            <text:p>17,2467237573</text:p>
          </table:table-cell>
          <table:table-cell office:value-type="float" office:value="17.246267948033" calcext:value-type="float">
            <text:p>17,246267948</text:p>
          </table:table-cell>
          <table:table-cell office:value-type="float" office:value="17.2466614581052" calcext:value-type="float">
            <text:p>17,2466614581</text:p>
          </table:table-cell>
          <table:table-cell office:value-type="float" office:value="17.2477541967181" calcext:value-type="float">
            <text:p>17,2477541967</text:p>
          </table:table-cell>
          <table:table-cell office:value-type="float" office:value="17.2494279948863" calcext:value-type="float">
            <text:p>17,2494279949</text:p>
          </table:table-cell>
          <table:table-cell/>
          <table:table-cell office:value-type="float" office:value="0.851" calcext:value-type="float">
            <text:p>0,851</text:p>
          </table:table-cell>
          <table:table-cell office:value-type="float" office:value="17.1722204665392" calcext:value-type="float">
            <text:p>17,1722204665</text:p>
          </table:table-cell>
        </table:table-row>
        <table:table-row table:style-name="ro1">
          <table:table-cell office:value-type="float" office:value="0.853" calcext:value-type="float">
            <text:p>0,853</text:p>
          </table:table-cell>
          <table:table-cell office:value-type="float" office:value="17.2946177444136" calcext:value-type="float">
            <text:p>17,2946177444</text:p>
          </table:table-cell>
          <table:table-cell/>
          <table:table-cell office:value-type="float" office:value="0.853" calcext:value-type="float">
            <text:p>0,853</text:p>
          </table:table-cell>
          <table:table-cell office:value-type="float" office:value="17.2814190270018" calcext:value-type="float">
            <text:p>17,281419027</text:p>
          </table:table-cell>
          <table:table-cell/>
          <table:table-cell office:value-type="float" office:value="0.853" calcext:value-type="float">
            <text:p>0,853</text:p>
          </table:table-cell>
          <table:table-cell office:value-type="float" office:value="17.2762153108009" calcext:value-type="float">
            <text:p>17,2762153108</text:p>
          </table:table-cell>
          <table:table-cell office:value-type="float" office:value="17.2637284738646" calcext:value-type="float">
            <text:p>17,2637284739</text:p>
          </table:table-cell>
          <table:table-cell office:value-type="float" office:value="17.256222786412" calcext:value-type="float">
            <text:p>17,2562227864</text:p>
          </table:table-cell>
          <table:table-cell office:value-type="float" office:value="17.2515227148457" calcext:value-type="float">
            <text:p>17,2515227148</text:p>
          </table:table-cell>
          <table:table-cell office:value-type="float" office:value="17.2486734895716" calcext:value-type="float">
            <text:p>17,2486734896</text:p>
          </table:table-cell>
          <table:table-cell office:value-type="float" office:value="17.2471724661889" calcext:value-type="float">
            <text:p>17,2471724662</text:p>
          </table:table-cell>
          <table:table-cell office:value-type="float" office:value="17.2467170602003" calcext:value-type="float">
            <text:p>17,2467170602</text:p>
          </table:table-cell>
          <table:table-cell office:value-type="float" office:value="17.2471043347159" calcext:value-type="float">
            <text:p>17,2471043347</text:p>
          </table:table-cell>
          <table:table-cell office:value-type="float" office:value="17.2481854977584" calcext:value-type="float">
            <text:p>17,2481854978</text:p>
          </table:table-cell>
          <table:table-cell office:value-type="float" office:value="17.2498434174911" calcext:value-type="float">
            <text:p>17,2498434175</text:p>
          </table:table-cell>
          <table:table-cell/>
          <table:table-cell office:value-type="float" office:value="0.853" calcext:value-type="float">
            <text:p>0,853</text:p>
          </table:table-cell>
          <table:table-cell office:value-type="float" office:value="17.1731823252888" calcext:value-type="float">
            <text:p>17,1731823253</text:p>
          </table:table-cell>
        </table:table-row>
        <table:table-row table:style-name="ro1">
          <table:table-cell office:value-type="float" office:value="0.855" calcext:value-type="float">
            <text:p>0,855</text:p>
          </table:table-cell>
          <table:table-cell office:value-type="float" office:value="17.2946994759021" calcext:value-type="float">
            <text:p>17,2946994759</text:p>
          </table:table-cell>
          <table:table-cell/>
          <table:table-cell office:value-type="float" office:value="0.855" calcext:value-type="float">
            <text:p>0,855</text:p>
          </table:table-cell>
          <table:table-cell office:value-type="float" office:value="17.2815938247252" calcext:value-type="float">
            <text:p>17,2815938247</text:p>
          </table:table-cell>
          <table:table-cell/>
          <table:table-cell office:value-type="float" office:value="0.855" calcext:value-type="float">
            <text:p>0,855</text:p>
          </table:table-cell>
          <table:table-cell office:value-type="float" office:value="17.2764358051701" calcext:value-type="float">
            <text:p>17,2764358052</text:p>
          </table:table-cell>
          <table:table-cell office:value-type="float" office:value="17.2640420645488" calcext:value-type="float">
            <text:p>17,2640420645</text:p>
          </table:table-cell>
          <table:table-cell office:value-type="float" office:value="17.2565912083711" calcext:value-type="float">
            <text:p>17,2565912084</text:p>
          </table:table-cell>
          <table:table-cell office:value-type="float" office:value="17.2519242947806" calcext:value-type="float">
            <text:p>17,2519242948</text:p>
          </table:table-cell>
          <table:table-cell office:value-type="float" office:value="17.249093895294" calcext:value-type="float">
            <text:p>17,2490938953</text:p>
          </table:table-cell>
          <table:table-cell office:value-type="float" office:value="17.2476012884092" calcext:value-type="float">
            <text:p>17,2476012884</text:p>
          </table:table-cell>
          <table:table-cell office:value-type="float" office:value="17.2471463006901" calcext:value-type="float">
            <text:p>17,2471463007</text:p>
          </table:table-cell>
          <table:table-cell office:value-type="float" office:value="17.2475276506232" calcext:value-type="float">
            <text:p>17,2475276506</text:p>
          </table:table-cell>
          <table:table-cell office:value-type="float" office:value="17.2485977856922" calcext:value-type="float">
            <text:p>17,2485977857</text:p>
          </table:table-cell>
          <table:table-cell office:value-type="float" office:value="17.2502405637237" calcext:value-type="float">
            <text:p>17,2502405637</text:p>
          </table:table-cell>
          <table:table-cell/>
          <table:table-cell office:value-type="float" office:value="0.855" calcext:value-type="float">
            <text:p>0,855</text:p>
          </table:table-cell>
          <table:table-cell office:value-type="float" office:value="17.1741022586389" calcext:value-type="float">
            <text:p>17,1741022586</text:p>
          </table:table-cell>
        </table:table-row>
        <table:table-row table:style-name="ro1">
          <table:table-cell office:value-type="float" office:value="0.857" calcext:value-type="float">
            <text:p>0,857</text:p>
          </table:table-cell>
          <table:table-cell office:value-type="float" office:value="17.294777458302" calcext:value-type="float">
            <text:p>17,2947774583</text:p>
          </table:table-cell>
          <table:table-cell/>
          <table:table-cell office:value-type="float" office:value="0.857" calcext:value-type="float">
            <text:p>0,857</text:p>
          </table:table-cell>
          <table:table-cell office:value-type="float" office:value="17.2817606196137" calcext:value-type="float">
            <text:p>17,2817606196</text:p>
          </table:table-cell>
          <table:table-cell/>
          <table:table-cell office:value-type="float" office:value="0.857" calcext:value-type="float">
            <text:p>0,857</text:p>
          </table:table-cell>
          <table:table-cell office:value-type="float" office:value="17.2766461164894" calcext:value-type="float">
            <text:p>17,2766461165</text:p>
          </table:table-cell>
          <table:table-cell office:value-type="float" office:value="17.2643411665726" calcext:value-type="float">
            <text:p>17,2643411666</text:p>
          </table:table-cell>
          <table:table-cell office:value-type="float" office:value="17.2569426176019" calcext:value-type="float">
            <text:p>17,2569426176</text:p>
          </table:table-cell>
          <table:table-cell office:value-type="float" office:value="17.2523073480822" calcext:value-type="float">
            <text:p>17,2523073481</text:p>
          </table:table-cell>
          <table:table-cell office:value-type="float" office:value="17.2494949286425" calcext:value-type="float">
            <text:p>17,2494949286</text:p>
          </table:table-cell>
          <table:table-cell office:value-type="float" office:value="17.2480103772803" calcext:value-type="float">
            <text:p>17,2480103773</text:p>
          </table:table-cell>
          <table:table-cell office:value-type="float" office:value="17.2475558183857" calcext:value-type="float">
            <text:p>17,2475558184</text:p>
          </table:table-cell>
          <table:table-cell office:value-type="float" office:value="17.2479315477087" calcext:value-type="float">
            <text:p>17,2479315477</text:p>
          </table:table-cell>
          <table:table-cell office:value-type="float" office:value="17.2489911934892" calcext:value-type="float">
            <text:p>17,2489911935</text:p>
          </table:table-cell>
          <table:table-cell office:value-type="float" office:value="17.2506195562546" calcext:value-type="float">
            <text:p>17,2506195563</text:p>
          </table:table-cell>
          <table:table-cell/>
          <table:table-cell office:value-type="float" office:value="0.857" calcext:value-type="float">
            <text:p>0,857</text:p>
          </table:table-cell>
          <table:table-cell office:value-type="float" office:value="17.1749804973495" calcext:value-type="float">
            <text:p>17,1749804973</text:p>
          </table:table-cell>
        </table:table-row>
        <table:table-row table:style-name="ro1">
          <table:table-cell office:value-type="float" office:value="0.859" calcext:value-type="float">
            <text:p>0,859</text:p>
          </table:table-cell>
          <table:table-cell office:value-type="float" office:value="17.2948517177193" calcext:value-type="float">
            <text:p>17,2948517177</text:p>
          </table:table-cell>
          <table:table-cell/>
          <table:table-cell office:value-type="float" office:value="0.859" calcext:value-type="float">
            <text:p>0,859</text:p>
          </table:table-cell>
          <table:table-cell office:value-type="float" office:value="17.281919465627" calcext:value-type="float">
            <text:p>17,2819194656</text:p>
          </table:table-cell>
          <table:table-cell/>
          <table:table-cell office:value-type="float" office:value="0.859" calcext:value-type="float">
            <text:p>0,859</text:p>
          </table:table-cell>
          <table:table-cell office:value-type="float" office:value="17.2768463253974" calcext:value-type="float">
            <text:p>17,2768463254</text:p>
          </table:table-cell>
          <table:table-cell office:value-type="float" office:value="17.2646258955709" calcext:value-type="float">
            <text:p>17,2646258956</text:p>
          </table:table-cell>
          <table:table-cell office:value-type="float" office:value="17.2572771486674" calcext:value-type="float">
            <text:p>17,2572771487</text:p>
          </table:table-cell>
          <table:table-cell office:value-type="float" office:value="17.2526720189913" calcext:value-type="float">
            <text:p>17,252672019</text:p>
          </table:table-cell>
          <table:table-cell office:value-type="float" office:value="17.2498767373978" calcext:value-type="float">
            <text:p>17,2498767374</text:p>
          </table:table-cell>
          <table:table-cell office:value-type="float" office:value="17.2483998797401" calcext:value-type="float">
            <text:p>17,2483998797</text:p>
          </table:table-cell>
          <table:table-cell office:value-type="float" office:value="17.247945756148" calcext:value-type="float">
            <text:p>17,2479457561</text:p>
          </table:table-cell>
          <table:table-cell office:value-type="float" office:value="17.2483161623633" calcext:value-type="float">
            <text:p>17,2483161624</text:p>
          </table:table-cell>
          <table:table-cell office:value-type="float" office:value="17.2493658493335" calcext:value-type="float">
            <text:p>17,2493658493</text:p>
          </table:table-cell>
          <table:table-cell office:value-type="float" office:value="17.2509805138582" calcext:value-type="float">
            <text:p>17,2509805139</text:p>
          </table:table-cell>
          <table:table-cell/>
          <table:table-cell office:value-type="float" office:value="0.859" calcext:value-type="float">
            <text:p>0,859</text:p>
          </table:table-cell>
          <table:table-cell office:value-type="float" office:value="17.1758172646787" calcext:value-type="float">
            <text:p>17,1758172647</text:p>
          </table:table-cell>
        </table:table-row>
        <table:table-row table:style-name="ro1">
          <table:table-cell office:value-type="float" office:value="0.861" calcext:value-type="float">
            <text:p>0,861</text:p>
          </table:table-cell>
          <table:table-cell office:value-type="float" office:value="17.2949222787673" calcext:value-type="float">
            <text:p>17,2949222788</text:p>
          </table:table-cell>
          <table:table-cell/>
          <table:table-cell office:value-type="float" office:value="0.861" calcext:value-type="float">
            <text:p>0,861</text:p>
          </table:table-cell>
          <table:table-cell office:value-type="float" office:value="17.282070413906" calcext:value-type="float">
            <text:p>17,2820704139</text:p>
          </table:table-cell>
          <table:table-cell/>
          <table:table-cell office:value-type="float" office:value="0.861" calcext:value-type="float">
            <text:p>0,861</text:p>
          </table:table-cell>
          <table:table-cell office:value-type="float" office:value="17.2770365084353" calcext:value-type="float">
            <text:p>17,2770365084</text:p>
          </table:table-cell>
          <table:table-cell office:value-type="float" office:value="17.264896361392" calcext:value-type="float">
            <text:p>17,2648963614</text:p>
          </table:table-cell>
          <table:table-cell office:value-type="float" office:value="17.2575949294399" calcext:value-type="float">
            <text:p>17,2575949294</text:p>
          </table:table-cell>
          <table:table-cell office:value-type="float" office:value="17.253018444611" calcext:value-type="float">
            <text:p>17,2530184446</text:p>
          </table:table-cell>
          <table:table-cell office:value-type="float" office:value="17.2502394620604" calcext:value-type="float">
            <text:p>17,2502394621</text:p>
          </table:table-cell>
          <table:table-cell office:value-type="float" office:value="17.248769935517" calcext:value-type="float">
            <text:p>17,2487699355</text:p>
          </table:table-cell>
          <table:table-cell office:value-type="float" office:value="17.2483162498538" calcext:value-type="float">
            <text:p>17,2483162499</text:p>
          </table:table-cell>
          <table:table-cell office:value-type="float" office:value="17.248681624326" calcext:value-type="float">
            <text:p>17,2486816243</text:p>
          </table:table-cell>
          <table:table-cell office:value-type="float" office:value="17.2497218751594" calcext:value-type="float">
            <text:p>17,2497218752</text:p>
          </table:table-cell>
          <table:table-cell office:value-type="float" office:value="17.2513235494981" calcext:value-type="float">
            <text:p>17,2513235495</text:p>
          </table:table-cell>
          <table:table-cell/>
          <table:table-cell office:value-type="float" office:value="0.861" calcext:value-type="float">
            <text:p>0,861</text:p>
          </table:table-cell>
          <table:table-cell office:value-type="float" office:value="17.1766127741803" calcext:value-type="float">
            <text:p>17,1766127742</text:p>
          </table:table-cell>
        </table:table-row>
        <table:table-row table:style-name="ro1">
          <table:table-cell office:value-type="float" office:value="0.863" calcext:value-type="float">
            <text:p>0,863</text:p>
          </table:table-cell>
          <table:table-cell office:value-type="float" office:value="17.2949891672757" calcext:value-type="float">
            <text:p>17,2949891673</text:p>
          </table:table-cell>
          <table:table-cell/>
          <table:table-cell office:value-type="float" office:value="0.863" calcext:value-type="float">
            <text:p>0,863</text:p>
          </table:table-cell>
          <table:table-cell office:value-type="float" office:value="17.2822135156167" calcext:value-type="float">
            <text:p>17,2822135156</text:p>
          </table:table-cell>
          <table:table-cell/>
          <table:table-cell office:value-type="float" office:value="0.863" calcext:value-type="float">
            <text:p>0,863</text:p>
          </table:table-cell>
          <table:table-cell office:value-type="float" office:value="17.2772167396571" calcext:value-type="float">
            <text:p>17,2772167397</text:p>
          </table:table-cell>
          <table:table-cell office:value-type="float" office:value="17.265152669366" calcext:value-type="float">
            <text:p>17,2651526694</text:p>
          </table:table-cell>
          <table:table-cell office:value-type="float" office:value="17.2578960822588" calcext:value-type="float">
            <text:p>17,2578960823</text:p>
          </table:table-cell>
          <table:table-cell office:value-type="float" office:value="17.2533467560392" calcext:value-type="float">
            <text:p>17,253346756</text:p>
          </table:table-cell>
          <table:table-cell office:value-type="float" office:value="17.2505832370099" calcext:value-type="float">
            <text:p>17,250583237</text:p>
          </table:table-cell>
          <table:table-cell office:value-type="float" office:value="17.2491206783704" calcext:value-type="float">
            <text:p>17,2491206784</text:p>
          </table:table-cell>
          <table:table-cell office:value-type="float" office:value="17.2486674297839" calcext:value-type="float">
            <text:p>17,2486674298</text:p>
          </table:table-cell>
          <table:table-cell office:value-type="float" office:value="17.2490280583141" calcext:value-type="float">
            <text:p>17,2490280583</text:p>
          </table:table-cell>
          <table:table-cell office:value-type="float" office:value="17.2500593886599" calcext:value-type="float">
            <text:p>17,2500593887</text:p>
          </table:table-cell>
          <table:table-cell office:value-type="float" office:value="17.2516487729102" calcext:value-type="float">
            <text:p>17,2516487729</text:p>
          </table:table-cell>
          <table:table-cell/>
          <table:table-cell office:value-type="float" office:value="0.863" calcext:value-type="float">
            <text:p>0,863</text:p>
          </table:table-cell>
          <table:table-cell office:value-type="float" office:value="17.1773672323338" calcext:value-type="float">
            <text:p>17,1773672323</text:p>
          </table:table-cell>
        </table:table-row>
        <table:table-row table:style-name="ro1">
          <table:table-cell office:value-type="float" office:value="0.865" calcext:value-type="float">
            <text:p>0,865</text:p>
          </table:table-cell>
          <table:table-cell office:value-type="float" office:value="17.2950524054172" calcext:value-type="float">
            <text:p>17,2950524054</text:p>
          </table:table-cell>
          <table:table-cell/>
          <table:table-cell office:value-type="float" office:value="0.865" calcext:value-type="float">
            <text:p>0,865</text:p>
          </table:table-cell>
          <table:table-cell office:value-type="float" office:value="17.2823488168523" calcext:value-type="float">
            <text:p>17,2823488169</text:p>
          </table:table-cell>
          <table:table-cell/>
          <table:table-cell office:value-type="float" office:value="0.865" calcext:value-type="float">
            <text:p>0,865</text:p>
          </table:table-cell>
          <table:table-cell office:value-type="float" office:value="17.2773870878305" calcext:value-type="float">
            <text:p>17,2773870878</text:p>
          </table:table-cell>
          <table:table-cell office:value-type="float" office:value="17.2653949181744" calcext:value-type="float">
            <text:p>17,2653949182</text:p>
          </table:table-cell>
          <table:table-cell office:value-type="float" office:value="17.2581807220215" calcext:value-type="float">
            <text:p>17,258180722</text:p>
          </table:table-cell>
          <table:table-cell office:value-type="float" office:value="17.2536570765097" calcext:value-type="float">
            <text:p>17,2536570765</text:p>
          </table:table-cell>
          <table:table-cell office:value-type="float" office:value="17.2509081885881" calcext:value-type="float">
            <text:p>17,2509081886</text:p>
          </table:table-cell>
          <table:table-cell office:value-type="float" office:value="17.2494522340113" calcext:value-type="float">
            <text:p>17,249452234</text:p>
          </table:table-cell>
          <table:table-cell office:value-type="float" office:value="17.2489994182543" calcext:value-type="float">
            <text:p>17,2489994183</text:p>
          </table:table-cell>
          <table:table-cell office:value-type="float" office:value="17.2493555811932" calcext:value-type="float">
            <text:p>17,2493555812</text:p>
          </table:table-cell>
          <table:table-cell office:value-type="float" office:value="17.2503784997481" calcext:value-type="float">
            <text:p>17,2503784997</text:p>
          </table:table-cell>
          <table:table-cell office:value-type="float" office:value="17.2519562860007" calcext:value-type="float">
            <text:p>17,251956286</text:p>
          </table:table-cell>
          <table:table-cell/>
          <table:table-cell office:value-type="float" office:value="0.865" calcext:value-type="float">
            <text:p>0,865</text:p>
          </table:table-cell>
          <table:table-cell office:value-type="float" office:value="17.1780808334838" calcext:value-type="float">
            <text:p>17,1780808335</text:p>
          </table:table-cell>
        </table:table-row>
        <table:table-row table:style-name="ro1">
          <table:table-cell office:value-type="float" office:value="0.867" calcext:value-type="float">
            <text:p>0,867</text:p>
          </table:table-cell>
          <table:table-cell office:value-type="float" office:value="17.2951120118397" calcext:value-type="float">
            <text:p>17,2951120118</text:p>
          </table:table-cell>
          <table:table-cell/>
          <table:table-cell office:value-type="float" office:value="0.867" calcext:value-type="float">
            <text:p>0,867</text:p>
          </table:table-cell>
          <table:table-cell office:value-type="float" office:value="17.2824763587762" calcext:value-type="float">
            <text:p>17,2824763588</text:p>
          </table:table-cell>
          <table:table-cell/>
          <table:table-cell office:value-type="float" office:value="0.867" calcext:value-type="float">
            <text:p>0,867</text:p>
          </table:table-cell>
          <table:table-cell office:value-type="float" office:value="17.2775476165506" calcext:value-type="float">
            <text:p>17,2775476166</text:p>
          </table:table-cell>
          <table:table-cell office:value-type="float" office:value="17.265623199964" calcext:value-type="float">
            <text:p>17,2656232</text:p>
          </table:table-cell>
          <table:table-cell office:value-type="float" office:value="17.2584489562993" calcext:value-type="float">
            <text:p>17,2584489563</text:p>
          </table:table-cell>
          <table:table-cell office:value-type="float" office:value="17.2539495215082" calcext:value-type="float">
            <text:p>17,2539495215</text:p>
          </table:table-cell>
          <table:table-cell office:value-type="float" office:value="17.2512144352135" calcext:value-type="float">
            <text:p>17,2512144352</text:p>
          </table:table-cell>
          <table:table-cell office:value-type="float" office:value="17.2497647202158" calcext:value-type="float">
            <text:p>17,2497647202</text:p>
          </table:table-cell>
          <table:table-cell office:value-type="float" office:value="17.2493123297287" calcext:value-type="float">
            <text:p>17,2493123297</text:p>
          </table:table-cell>
          <table:table-cell office:value-type="float" office:value="17.2496643020929" calcext:value-type="float">
            <text:p>17,2496643021</text:p>
          </table:table-cell>
          <table:table-cell office:value-type="float" office:value="17.2506793106814" calcext:value-type="float">
            <text:p>17,2506793107</text:p>
          </table:table-cell>
          <table:table-cell office:value-type="float" office:value="17.2522461829873" calcext:value-type="float">
            <text:p>17,252246183</text:p>
          </table:table-cell>
          <table:table-cell/>
          <table:table-cell office:value-type="float" office:value="0.867" calcext:value-type="float">
            <text:p>0,867</text:p>
          </table:table-cell>
          <table:table-cell office:value-type="float" office:value="17.1787537598742" calcext:value-type="float">
            <text:p>17,1787537599</text:p>
          </table:table-cell>
        </table:table-row>
        <table:table-row table:style-name="ro1">
          <table:table-cell office:value-type="float" office:value="0.869" calcext:value-type="float">
            <text:p>0,869</text:p>
          </table:table-cell>
          <table:table-cell office:value-type="float" office:value="17.2951680103644" calcext:value-type="float">
            <text:p>17,2951680104</text:p>
          </table:table-cell>
          <table:table-cell/>
          <table:table-cell office:value-type="float" office:value="0.869" calcext:value-type="float">
            <text:p>0,869</text:p>
          </table:table-cell>
          <table:table-cell office:value-type="float" office:value="17.2825961867391" calcext:value-type="float">
            <text:p>17,2825961867</text:p>
          </table:table-cell>
          <table:table-cell/>
          <table:table-cell office:value-type="float" office:value="0.869" calcext:value-type="float">
            <text:p>0,869</text:p>
          </table:table-cell>
          <table:table-cell office:value-type="float" office:value="17.2776983893192" calcext:value-type="float">
            <text:p>17,2776983893</text:p>
          </table:table-cell>
          <table:table-cell office:value-type="float" office:value="17.2658376042831" calcext:value-type="float">
            <text:p>17,2658376043</text:p>
          </table:table-cell>
          <table:table-cell office:value-type="float" office:value="17.2587008888979" calcext:value-type="float">
            <text:p>17,2587008889</text:p>
          </table:table-cell>
          <table:table-cell office:value-type="float" office:value="17.254224202245" calcext:value-type="float">
            <text:p>17,2542242022</text:p>
          </table:table-cell>
          <table:table-cell office:value-type="float" office:value="17.2515020909499" calcext:value-type="float">
            <text:p>17,2515020909</text:p>
          </table:table-cell>
          <table:table-cell office:value-type="float" office:value="17.2500582506674" calcext:value-type="float">
            <text:p>17,2500582507</text:p>
          </table:table-cell>
          <table:table-cell office:value-type="float" office:value="17.2496062751595" calcext:value-type="float">
            <text:p>17,2496062752</text:p>
          </table:table-cell>
          <table:table-cell office:value-type="float" office:value="17.2499543275474" calcext:value-type="float">
            <text:p>17,2499543275</text:p>
          </table:table-cell>
          <table:table-cell office:value-type="float" office:value="17.2509619224423" calcext:value-type="float">
            <text:p>17,2509619224</text:p>
          </table:table-cell>
          <table:table-cell office:value-type="float" office:value="17.2525185586532" calcext:value-type="float">
            <text:p>17,2525185587</text:p>
          </table:table-cell>
          <table:table-cell/>
          <table:table-cell office:value-type="float" office:value="0.869" calcext:value-type="float">
            <text:p>0,869</text:p>
          </table:table-cell>
          <table:table-cell office:value-type="float" office:value="17.1793861903827" calcext:value-type="float">
            <text:p>17,1793861904</text:p>
          </table:table-cell>
        </table:table-row>
        <table:table-row table:style-name="ro1">
          <table:table-cell office:value-type="float" office:value="0.871" calcext:value-type="float">
            <text:p>0,871</text:p>
          </table:table-cell>
          <table:table-cell office:value-type="float" office:value="17.2952204175691" calcext:value-type="float">
            <text:p>17,2952204176</text:p>
          </table:table-cell>
          <table:table-cell/>
          <table:table-cell office:value-type="float" office:value="0.871" calcext:value-type="float">
            <text:p>0,871</text:p>
          </table:table-cell>
          <table:table-cell office:value-type="float" office:value="17.2827083372779" calcext:value-type="float">
            <text:p>17,2827083373</text:p>
          </table:table-cell>
          <table:table-cell/>
          <table:table-cell office:value-type="float" office:value="0.871" calcext:value-type="float">
            <text:p>0,871</text:p>
          </table:table-cell>
          <table:table-cell office:value-type="float" office:value="17.2778394623648" calcext:value-type="float">
            <text:p>17,2778394624</text:p>
          </table:table-cell>
          <table:table-cell office:value-type="float" office:value="17.266038212574" calcext:value-type="float">
            <text:p>17,2660382126</text:p>
          </table:table-cell>
          <table:table-cell office:value-type="float" office:value="17.2589366149016" calcext:value-type="float">
            <text:p>17,2589366149</text:p>
          </table:table-cell>
          <table:table-cell office:value-type="float" office:value="17.2544812208272" calcext:value-type="float">
            <text:p>17,2544812208</text:p>
          </table:table-cell>
          <table:table-cell office:value-type="float" office:value="17.2517712605359" calcext:value-type="float">
            <text:p>17,2517712605</text:p>
          </table:table-cell>
          <table:table-cell office:value-type="float" office:value="17.2503329295827" calcext:value-type="float">
            <text:p>17,2503329296</text:p>
          </table:table-cell>
          <table:table-cell office:value-type="float" office:value="17.249881355886" calcext:value-type="float">
            <text:p>17,2498813559</text:p>
          </table:table-cell>
          <table:table-cell office:value-type="float" office:value="17.2502257542332" calcext:value-type="float">
            <text:p>17,2502257542</text:p>
          </table:table-cell>
          <table:table-cell office:value-type="float" office:value="17.2512264256851" calcext:value-type="float">
            <text:p>17,2512264257</text:p>
          </table:table-cell>
          <table:table-cell office:value-type="float" office:value="17.2527734965984" calcext:value-type="float">
            <text:p>17,2527734966</text:p>
          </table:table-cell>
          <table:table-cell/>
          <table:table-cell office:value-type="float" office:value="0.871" calcext:value-type="float">
            <text:p>0,871</text:p>
          </table:table-cell>
          <table:table-cell office:value-type="float" office:value="17.1799782878316" calcext:value-type="float">
            <text:p>17,1799782878</text:p>
          </table:table-cell>
        </table:table-row>
        <table:table-row table:style-name="ro1">
          <table:table-cell office:value-type="float" office:value="0.873" calcext:value-type="float">
            <text:p>0,873</text:p>
          </table:table-cell>
          <table:table-cell office:value-type="float" office:value="17.2952692523238" calcext:value-type="float">
            <text:p>17,2952692523</text:p>
          </table:table-cell>
          <table:table-cell/>
          <table:table-cell office:value-type="float" office:value="0.873" calcext:value-type="float">
            <text:p>0,873</text:p>
          </table:table-cell>
          <table:table-cell office:value-type="float" office:value="17.2828128481089" calcext:value-type="float">
            <text:p>17,2828128481</text:p>
          </table:table-cell>
          <table:table-cell/>
          <table:table-cell office:value-type="float" office:value="0.873" calcext:value-type="float">
            <text:p>0,873</text:p>
          </table:table-cell>
          <table:table-cell office:value-type="float" office:value="17.2779708902048" calcext:value-type="float">
            <text:p>17,2779708902</text:p>
          </table:table-cell>
          <table:table-cell office:value-type="float" office:value="17.266225102477" calcext:value-type="float">
            <text:p>17,2662251025</text:p>
          </table:table-cell>
          <table:table-cell office:value-type="float" office:value="17.2591562245652" calcext:value-type="float">
            <text:p>17,2591562246</text:p>
          </table:table-cell>
          <table:table-cell office:value-type="float" office:value="17.2547206740539" calcext:value-type="float">
            <text:p>17,2547206741</text:p>
          </table:table-cell>
          <table:table-cell office:value-type="float" office:value="17.2520220432854" calcext:value-type="float">
            <text:p>17,2520220433</text:p>
          </table:table-cell>
          <table:table-cell office:value-type="float" office:value="17.2505888559147" calcext:value-type="float">
            <text:p>17,2505888559</text:p>
          </table:table-cell>
          <table:table-cell office:value-type="float" office:value="17.2501376683853" calcext:value-type="float">
            <text:p>17,2501376684</text:p>
          </table:table-cell>
          <table:table-cell office:value-type="float" office:value="17.2504786745983" calcext:value-type="float">
            <text:p>17,2504786746</text:p>
          </table:table-cell>
          <table:table-cell office:value-type="float" office:value="17.2514729077268" calcext:value-type="float">
            <text:p>17,2514729077</text:p>
          </table:table-cell>
          <table:table-cell office:value-type="float" office:value="17.2530110782858" calcext:value-type="float">
            <text:p>17,2530110783</text:p>
          </table:table-cell>
          <table:table-cell/>
          <table:table-cell office:value-type="float" office:value="0.873" calcext:value-type="float">
            <text:p>0,873</text:p>
          </table:table-cell>
          <table:table-cell office:value-type="float" office:value="17.180530208588" calcext:value-type="float">
            <text:p>17,1805302086</text:p>
          </table:table-cell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17.2953145309273" calcext:value-type="float">
            <text:p>17,2953145309</text:p>
          </table:table-cell>
          <table:table-cell/>
          <table:table-cell office:value-type="float" office:value="0.875" calcext:value-type="float">
            <text:p>0,875</text:p>
          </table:table-cell>
          <table:table-cell office:value-type="float" office:value="17.2829097530375" calcext:value-type="float">
            <text:p>17,282909753</text:p>
          </table:table-cell>
          <table:table-cell/>
          <table:table-cell office:value-type="float" office:value="0.875" calcext:value-type="float">
            <text:p>0,875</text:p>
          </table:table-cell>
          <table:table-cell office:value-type="float" office:value="17.2780927228489" calcext:value-type="float">
            <text:p>17,2780927228</text:p>
          </table:table-cell>
          <table:table-cell office:value-type="float" office:value="17.2663983456971" calcext:value-type="float">
            <text:p>17,2663983457</text:p>
          </table:table-cell>
          <table:table-cell office:value-type="float" office:value="17.2593598013994" calcext:value-type="float">
            <text:p>17,2593598014</text:p>
          </table:table-cell>
          <table:table-cell office:value-type="float" office:value="17.2549426515529" calcext:value-type="float">
            <text:p>17,2549426516</text:p>
          </table:table-cell>
          <table:table-cell office:value-type="float" office:value="17.252254531167" calcext:value-type="float">
            <text:p>17,2522545312</text:p>
          </table:table-cell>
          <table:table-cell office:value-type="float" office:value="17.2508261212707" calcext:value-type="float">
            <text:p>17,2508261213</text:p>
          </table:table-cell>
          <table:table-cell office:value-type="float" office:value="17.250375301902" calcext:value-type="float">
            <text:p>17,2503753019</text:p>
          </table:table-cell>
          <table:table-cell office:value-type="float" office:value="17.2507131740339" calcext:value-type="float">
            <text:p>17,250713174</text:p>
          </table:table-cell>
          <table:table-cell office:value-type="float" office:value="17.2517014490127" calcext:value-type="float">
            <text:p>17,251701449</text:p>
          </table:table-cell>
          <table:table-cell office:value-type="float" office:value="17.2532313784464" calcext:value-type="float">
            <text:p>17,2532313784</text:p>
          </table:table-cell>
          <table:table-cell/>
          <table:table-cell office:value-type="float" office:value="0.875" calcext:value-type="float">
            <text:p>0,875</text:p>
          </table:table-cell>
          <table:table-cell office:value-type="float" office:value="17.1810420975556" calcext:value-type="float">
            <text:p>17,1810420976</text:p>
          </table:table-cell>
        </table:table-row>
        <table:table-row table:style-name="ro1">
          <table:table-cell office:value-type="float" office:value="0.877" calcext:value-type="float">
            <text:p>0,877</text:p>
          </table:table-cell>
          <table:table-cell office:value-type="float" office:value="17.2953562683592" calcext:value-type="float">
            <text:p>17,2953562684</text:p>
          </table:table-cell>
          <table:table-cell/>
          <table:table-cell office:value-type="float" office:value="0.877" calcext:value-type="float">
            <text:p>0,877</text:p>
          </table:table-cell>
          <table:table-cell office:value-type="float" office:value="17.2829990832748" calcext:value-type="float">
            <text:p>17,2829990833</text:p>
          </table:table-cell>
          <table:table-cell/>
          <table:table-cell office:value-type="float" office:value="0.877" calcext:value-type="float">
            <text:p>0,877</text:p>
          </table:table-cell>
          <table:table-cell office:value-type="float" office:value="17.2782050065487" calcext:value-type="float">
            <text:p>17,2782050065</text:p>
          </table:table-cell>
          <table:table-cell office:value-type="float" office:value="17.2665580085994" calcext:value-type="float">
            <text:p>17,2665580086</text:p>
          </table:table-cell>
          <table:table-cell office:value-type="float" office:value="17.2595474227166" calcext:value-type="float">
            <text:p>17,2595474227</text:p>
          </table:table-cell>
          <table:table-cell office:value-type="float" office:value="17.2551472363139" calcext:value-type="float">
            <text:p>17,2551472363</text:p>
          </table:table-cell>
          <table:table-cell office:value-type="float" office:value="17.2524688093503" calcext:value-type="float">
            <text:p>17,2524688094</text:p>
          </table:table-cell>
          <table:table-cell office:value-type="float" office:value="17.2510448104953" calcext:value-type="float">
            <text:p>17,2510448105</text:p>
          </table:table-cell>
          <table:table-cell office:value-type="float" office:value="17.2505943390993" calcext:value-type="float">
            <text:p>17,2505943391</text:p>
          </table:table-cell>
          <table:table-cell office:value-type="float" office:value="17.2509293316355" calcext:value-type="float">
            <text:p>17,2509293316</text:p>
          </table:table-cell>
          <table:table-cell office:value-type="float" office:value="17.2519121240508" calcext:value-type="float">
            <text:p>17,2519121241</text:p>
          </table:table-cell>
          <table:table-cell office:value-type="float" office:value="17.2534344662776" calcext:value-type="float">
            <text:p>17,2534344663</text:p>
          </table:table-cell>
          <table:table-cell/>
          <table:table-cell office:value-type="float" office:value="0.877" calcext:value-type="float">
            <text:p>0,877</text:p>
          </table:table-cell>
          <table:table-cell office:value-type="float" office:value="17.1815140893817" calcext:value-type="float">
            <text:p>17,1815140894</text:p>
          </table:table-cell>
        </table:table-row>
        <table:table-row table:style-name="ro1">
          <table:table-cell office:value-type="float" office:value="0.879" calcext:value-type="float">
            <text:p>0,879</text:p>
          </table:table-cell>
          <table:table-cell office:value-type="float" office:value="17.2953944790744" calcext:value-type="float">
            <text:p>17,2953944791</text:p>
          </table:table-cell>
          <table:table-cell/>
          <table:table-cell office:value-type="float" office:value="0.879" calcext:value-type="float">
            <text:p>0,879</text:p>
          </table:table-cell>
          <table:table-cell office:value-type="float" office:value="17.2830808682728" calcext:value-type="float">
            <text:p>17,2830808683</text:p>
          </table:table-cell>
          <table:table-cell/>
          <table:table-cell office:value-type="float" office:value="0.879" calcext:value-type="float">
            <text:p>0,879</text:p>
          </table:table-cell>
          <table:table-cell office:value-type="float" office:value="17.2783077842795" calcext:value-type="float">
            <text:p>17,2783077843</text:p>
          </table:table-cell>
          <table:table-cell office:value-type="float" office:value="17.2667041525963" calcext:value-type="float">
            <text:p>17,2667041526</text:p>
          </table:table-cell>
          <table:table-cell office:value-type="float" office:value="17.2597191599882" calcext:value-type="float">
            <text:p>17,25971916</text:p>
          </table:table-cell>
          <table:table-cell office:value-type="float" office:value="17.2553345050391" calcext:value-type="float">
            <text:p>17,255334505</text:p>
          </table:table-cell>
          <table:table-cell office:value-type="float" office:value="17.2526649565629" calcext:value-type="float">
            <text:p>17,2526649566</text:p>
          </table:table-cell>
          <table:table-cell office:value-type="float" office:value="17.2512450020499" calcext:value-type="float">
            <text:p>17,251245002</text:p>
          </table:table-cell>
          <table:table-cell office:value-type="float" office:value="17.2507948564791" calcext:value-type="float">
            <text:p>17,2507948565</text:p>
          </table:table-cell>
          <table:table-cell office:value-type="float" office:value="17.251127220691" calcext:value-type="float">
            <text:p>17,2511272207</text:p>
          </table:table-cell>
          <table:table-cell office:value-type="float" office:value="17.2521050020079" calcext:value-type="float">
            <text:p>17,252105002</text:p>
          </table:table-cell>
          <table:table-cell office:value-type="float" office:value="17.2536204062053" calcext:value-type="float">
            <text:p>17,2536204062</text:p>
          </table:table-cell>
          <table:table-cell/>
          <table:table-cell office:value-type="float" office:value="0.879" calcext:value-type="float">
            <text:p>0,879</text:p>
          </table:table-cell>
          <table:table-cell office:value-type="float" office:value="17.1819463092027" calcext:value-type="float">
            <text:p>17,1819463092</text:p>
          </table:table-cell>
        </table:table-row>
        <table:table-row table:style-name="ro1">
          <table:table-cell office:value-type="float" office:value="0.881" calcext:value-type="float">
            <text:p>0,881</text:p>
          </table:table-cell>
          <table:table-cell office:value-type="float" office:value="17.2954291728735" calcext:value-type="float">
            <text:p>17,2954291729</text:p>
          </table:table-cell>
          <table:table-cell/>
          <table:table-cell office:value-type="float" office:value="0.881" calcext:value-type="float">
            <text:p>0,881</text:p>
          </table:table-cell>
          <table:table-cell office:value-type="float" office:value="17.2831551314024" calcext:value-type="float">
            <text:p>17,2831551314</text:p>
          </table:table-cell>
          <table:table-cell/>
          <table:table-cell office:value-type="float" office:value="0.881" calcext:value-type="float">
            <text:p>0,881</text:p>
          </table:table-cell>
          <table:table-cell office:value-type="float" office:value="17.278401093369" calcext:value-type="float">
            <text:p>17,2784010934</text:p>
          </table:table-cell>
          <table:table-cell office:value-type="float" office:value="17.2668368323398" calcext:value-type="float">
            <text:p>17,2668368323</text:p>
          </table:table-cell>
          <table:table-cell office:value-type="float" office:value="17.259875077223" calcext:value-type="float">
            <text:p>17,2598750772</text:p>
          </table:table-cell>
          <table:table-cell office:value-type="float" office:value="17.2555045265643" calcext:value-type="float">
            <text:p>17,2555045266</text:p>
          </table:table-cell>
          <table:table-cell office:value-type="float" office:value="17.2528430434633" calcext:value-type="float">
            <text:p>17,2528430435</text:p>
          </table:table-cell>
          <table:table-cell office:value-type="float" office:value="17.2514267662487" calcext:value-type="float">
            <text:p>17,2514267662</text:p>
          </table:table-cell>
          <table:table-cell office:value-type="float" office:value="17.2509769223737" calcext:value-type="float">
            <text:p>17,2509769224</text:p>
          </table:table-cell>
          <table:table-cell office:value-type="float" office:value="17.2513069062836" calcext:value-type="float">
            <text:p>17,2513069063</text:p>
          </table:table-cell>
          <table:table-cell office:value-type="float" office:value="17.2522801437128" calcext:value-type="float">
            <text:p>17,2522801437</text:p>
          </table:table-cell>
          <table:table-cell office:value-type="float" office:value="17.2537892539843" calcext:value-type="float">
            <text:p>17,253789254</text:p>
          </table:table-cell>
          <table:table-cell/>
          <table:table-cell office:value-type="float" office:value="0.881" calcext:value-type="float">
            <text:p>0,881</text:p>
          </table:table-cell>
          <table:table-cell office:value-type="float" office:value="17.1823388684035" calcext:value-type="float">
            <text:p>17,1823388684</text:p>
          </table:table-cell>
        </table:table-row>
        <table:table-row table:style-name="ro1">
          <table:table-cell office:value-type="float" office:value="0.883" calcext:value-type="float">
            <text:p>0,883</text:p>
          </table:table-cell>
          <table:table-cell office:value-type="float" office:value="17.2954603665034" calcext:value-type="float">
            <text:p>17,2954603665</text:p>
          </table:table-cell>
          <table:table-cell/>
          <table:table-cell office:value-type="float" office:value="0.883" calcext:value-type="float">
            <text:p>0,883</text:p>
          </table:table-cell>
          <table:table-cell office:value-type="float" office:value="17.2832219021102" calcext:value-type="float">
            <text:p>17,2832219021</text:p>
          </table:table-cell>
          <table:table-cell/>
          <table:table-cell office:value-type="float" office:value="0.883" calcext:value-type="float">
            <text:p>0,883</text:p>
          </table:table-cell>
          <table:table-cell office:value-type="float" office:value="17.2784849722316" calcext:value-type="float">
            <text:p>17,2784849722</text:p>
          </table:table-cell>
          <table:table-cell office:value-type="float" office:value="17.266956100914" calcext:value-type="float">
            <text:p>17,2669561009</text:p>
          </table:table-cell>
          <table:table-cell office:value-type="float" office:value="17.2600152356532" calcext:value-type="float">
            <text:p>17,2600152357</text:p>
          </table:table-cell>
          <table:table-cell office:value-type="float" office:value="17.2556573664276" calcext:value-type="float">
            <text:p>17,2556573664</text:p>
          </table:table-cell>
          <table:table-cell office:value-type="float" office:value="17.2530031373405" calcext:value-type="float">
            <text:p>17,2530031373</text:p>
          </table:table-cell>
          <table:table-cell office:value-type="float" office:value="17.2515901703292" calcext:value-type="float">
            <text:p>17,2515901703</text:p>
          </table:table-cell>
          <table:table-cell office:value-type="float" office:value="17.2511406026877" calcext:value-type="float">
            <text:p>17,2511406027</text:p>
          </table:table-cell>
          <table:table-cell office:value-type="float" office:value="17.2514684521085" calcext:value-type="float">
            <text:p>17,2514684521</text:p>
          </table:table-cell>
          <table:table-cell office:value-type="float" office:value="17.2524376101374" calcext:value-type="float">
            <text:p>17,2524376101</text:p>
          </table:table-cell>
          <table:table-cell office:value-type="float" office:value="17.2539410676924" calcext:value-type="float">
            <text:p>17,2539410677</text:p>
          </table:table-cell>
          <table:table-cell/>
          <table:table-cell office:value-type="float" office:value="0.883" calcext:value-type="float">
            <text:p>0,883</text:p>
          </table:table-cell>
          <table:table-cell office:value-type="float" office:value="17.1826918763354" calcext:value-type="float">
            <text:p>17,1826918763</text:p>
          </table:table-cell>
        </table:table-row>
        <table:table-row table:style-name="ro1">
          <table:table-cell office:value-type="float" office:value="0.885" calcext:value-type="float">
            <text:p>0,885</text:p>
          </table:table-cell>
          <table:table-cell office:value-type="float" office:value="17.2954880677589" calcext:value-type="float">
            <text:p>17,2954880678</text:p>
          </table:table-cell>
          <table:table-cell/>
          <table:table-cell office:value-type="float" office:value="0.885" calcext:value-type="float">
            <text:p>0,885</text:p>
          </table:table-cell>
          <table:table-cell office:value-type="float" office:value="17.2832811992652" calcext:value-type="float">
            <text:p>17,2832811993</text:p>
          </table:table-cell>
          <table:table-cell/>
          <table:table-cell office:value-type="float" office:value="0.885" calcext:value-type="float">
            <text:p>0,885</text:p>
          </table:table-cell>
          <table:table-cell office:value-type="float" office:value="17.278559451181" calcext:value-type="float">
            <text:p>17,2785594512</text:p>
          </table:table-cell>
          <table:table-cell office:value-type="float" office:value="17.2670620027826" calcext:value-type="float">
            <text:p>17,2670620028</text:p>
          </table:table-cell>
          <table:table-cell office:value-type="float" office:value="17.2601396873856" calcext:value-type="float">
            <text:p>17,2601396874</text:p>
          </table:table-cell>
          <table:table-cell office:value-type="float" office:value="17.2557930806831" calcext:value-type="float">
            <text:p>17,2557930807</text:p>
          </table:table-cell>
          <table:table-cell office:value-type="float" office:value="17.2531452957448" calcext:value-type="float">
            <text:p>17,2531452957</text:p>
          </table:table-cell>
          <table:table-cell office:value-type="float" office:value="17.2517352715689" calcext:value-type="float">
            <text:p>17,2517352716</text:p>
          </table:table-cell>
          <table:table-cell office:value-type="float" office:value="17.2512859530855" calcext:value-type="float">
            <text:p>17,2512859531</text:p>
          </table:table-cell>
          <table:table-cell office:value-type="float" office:value="17.2516119111756" calcext:value-type="float">
            <text:p>17,2516119112</text:p>
          </table:table-cell>
          <table:table-cell office:value-type="float" office:value="17.2525774508062" calcext:value-type="float">
            <text:p>17,2525774508</text:p>
          </table:table-cell>
          <table:table-cell office:value-type="float" office:value="17.2540758926842" calcext:value-type="float">
            <text:p>17,2540758927</text:p>
          </table:table-cell>
          <table:table-cell/>
          <table:table-cell office:value-type="float" office:value="0.885" calcext:value-type="float">
            <text:p>0,885</text:p>
          </table:table-cell>
          <table:table-cell office:value-type="float" office:value="17.1830054241491" calcext:value-type="float">
            <text:p>17,1830054241</text:p>
          </table:table-cell>
        </table:table-row>
        <table:table-row table:style-name="ro1">
          <table:table-cell office:value-type="float" office:value="0.887" calcext:value-type="float">
            <text:p>0,887</text:p>
          </table:table-cell>
          <table:table-cell office:value-type="float" office:value="17.2955122858398" calcext:value-type="float">
            <text:p>17,2955122858</text:p>
          </table:table-cell>
          <table:table-cell/>
          <table:table-cell office:value-type="float" office:value="0.887" calcext:value-type="float">
            <text:p>0,887</text:p>
          </table:table-cell>
          <table:table-cell office:value-type="float" office:value="17.2833330420118" calcext:value-type="float">
            <text:p>17,283333042</text:p>
          </table:table-cell>
          <table:table-cell/>
          <table:table-cell office:value-type="float" office:value="0.887" calcext:value-type="float">
            <text:p>0,887</text:p>
          </table:table-cell>
          <table:table-cell office:value-type="float" office:value="17.2786245584404" calcext:value-type="float">
            <text:p>17,2786245584</text:p>
          </table:table-cell>
          <table:table-cell office:value-type="float" office:value="17.267154578423" calcext:value-type="float">
            <text:p>17,2671545784</text:p>
          </table:table-cell>
          <table:table-cell office:value-type="float" office:value="17.260248479583" calcext:value-type="float">
            <text:p>17,2602484796</text:p>
          </table:table-cell>
          <table:table-cell office:value-type="float" office:value="17.2559117199777" calcext:value-type="float">
            <text:p>17,25591172</text:p>
          </table:table-cell>
          <table:table-cell office:value-type="float" office:value="17.2532695706818" calcext:value-type="float">
            <text:p>17,2532695707</text:p>
          </table:table-cell>
          <table:table-cell office:value-type="float" office:value="17.2518621218093" calcext:value-type="float">
            <text:p>17,2518621218</text:p>
          </table:table-cell>
          <table:table-cell office:value-type="float" office:value="17.2514130241149" calcext:value-type="float">
            <text:p>17,2514130241</text:p>
          </table:table-cell>
          <table:table-cell office:value-type="float" office:value="17.2517373318945" calcext:value-type="float">
            <text:p>17,2517373319</text:p>
          </table:table-cell>
          <table:table-cell office:value-type="float" office:value="17.252699711368" calcext:value-type="float">
            <text:p>17,2526997114</text:p>
          </table:table-cell>
          <table:table-cell office:value-type="float" office:value="17.2541937714054" calcext:value-type="float">
            <text:p>17,2541937714</text:p>
          </table:table-cell>
          <table:table-cell/>
          <table:table-cell office:value-type="float" office:value="0.887" calcext:value-type="float">
            <text:p>0,887</text:p>
          </table:table-cell>
          <table:table-cell office:value-type="float" office:value="17.1832795952612" calcext:value-type="float">
            <text:p>17,1832795953</text:p>
          </table:table-cell>
        </table:table-row>
        <table:table-row table:style-name="ro1">
          <table:table-cell office:value-type="float" office:value="0.889" calcext:value-type="float">
            <text:p>0,889</text:p>
          </table:table-cell>
          <table:table-cell office:value-type="float" office:value="17.2955330289653" calcext:value-type="float">
            <text:p>17,295533029</text:p>
          </table:table-cell>
          <table:table-cell/>
          <table:table-cell office:value-type="float" office:value="0.889" calcext:value-type="float">
            <text:p>0,889</text:p>
          </table:table-cell>
          <table:table-cell office:value-type="float" office:value="17.2833774472741" calcext:value-type="float">
            <text:p>17,2833774473</text:p>
          </table:table-cell>
          <table:table-cell/>
          <table:table-cell office:value-type="float" office:value="0.889" calcext:value-type="float">
            <text:p>0,889</text:p>
          </table:table-cell>
          <table:table-cell office:value-type="float" office:value="17.2786803187749" calcext:value-type="float">
            <text:p>17,2786803188</text:p>
          </table:table-cell>
          <table:table-cell office:value-type="float" office:value="17.2672338632842" calcext:value-type="float">
            <text:p>17,2672338633</text:p>
          </table:table-cell>
          <table:table-cell office:value-type="float" office:value="17.2603416535303" calcext:value-type="float">
            <text:p>17,2603416535</text:p>
          </table:table-cell>
          <table:table-cell office:value-type="float" office:value="17.2560133286414" calcext:value-type="float">
            <text:p>17,2560133286</text:p>
          </table:table-cell>
          <table:table-cell office:value-type="float" office:value="17.2533760076747" calcext:value-type="float">
            <text:p>17,2533760077</text:p>
          </table:table-cell>
          <table:table-cell office:value-type="float" office:value="17.2519707664405" calcext:value-type="float">
            <text:p>17,2519707664</text:p>
          </table:table-cell>
          <table:table-cell office:value-type="float" office:value="17.25152186005" calcext:value-type="float">
            <text:p>17,2515218601</text:p>
          </table:table-cell>
          <table:table-cell office:value-type="float" office:value="17.2518447566913" calcext:value-type="float">
            <text:p>17,2518447567</text:p>
          </table:table-cell>
          <table:table-cell office:value-type="float" office:value="17.2528044318658" calcext:value-type="float">
            <text:p>17,2528044319</text:p>
          </table:table-cell>
          <table:table-cell office:value-type="float" office:value="17.2542947411421" calcext:value-type="float">
            <text:p>17,2542947411</text:p>
          </table:table-cell>
          <table:table-cell/>
          <table:table-cell office:value-type="float" office:value="0.889" calcext:value-type="float">
            <text:p>0,889</text:p>
          </table:table-cell>
          <table:table-cell office:value-type="float" office:value="17.183514462903" calcext:value-type="float">
            <text:p>17,1835144629</text:p>
          </table:table-cell>
        </table:table-row>
        <table:table-row table:style-name="ro1">
          <table:table-cell office:value-type="float" office:value="0.891" calcext:value-type="float">
            <text:p>0,891</text:p>
          </table:table-cell>
          <table:table-cell office:value-type="float" office:value="17.295550304994" calcext:value-type="float">
            <text:p>17,295550305</text:p>
          </table:table-cell>
          <table:table-cell/>
          <table:table-cell office:value-type="float" office:value="0.891" calcext:value-type="float">
            <text:p>0,891</text:p>
          </table:table-cell>
          <table:table-cell office:value-type="float" office:value="17.2834144304066" calcext:value-type="float">
            <text:p>17,2834144304</text:p>
          </table:table-cell>
          <table:table-cell/>
          <table:table-cell office:value-type="float" office:value="0.891" calcext:value-type="float">
            <text:p>0,891</text:p>
          </table:table-cell>
          <table:table-cell office:value-type="float" office:value="17.278726753861" calcext:value-type="float">
            <text:p>17,2787267539</text:p>
          </table:table-cell>
          <table:table-cell office:value-type="float" office:value="17.26729988808" calcext:value-type="float">
            <text:p>17,2672998881</text:p>
          </table:table-cell>
          <table:table-cell office:value-type="float" office:value="17.2604192449025" calcext:value-type="float">
            <text:p>17,2604192449</text:p>
          </table:table-cell>
          <table:table-cell office:value-type="float" office:value="17.2560979449507" calcext:value-type="float">
            <text:p>17,256097945</text:p>
          </table:table-cell>
          <table:table-cell office:value-type="float" office:value="17.2534646460333" calcext:value-type="float">
            <text:p>17,253464646</text:p>
          </table:table-cell>
          <table:table-cell office:value-type="float" office:value="17.2520612446875" calcext:value-type="float">
            <text:p>17,2520612447</text:p>
          </table:table-cell>
          <table:table-cell office:value-type="float" office:value="17.2516124992112" calcext:value-type="float">
            <text:p>17,2516124992</text:p>
          </table:table-cell>
          <table:table-cell office:value-type="float" office:value="17.2519342223838" calcext:value-type="float">
            <text:p>17,2519342224</text:p>
          </table:table-cell>
          <table:table-cell office:value-type="float" office:value="17.2528916471979" calcext:value-type="float">
            <text:p>17,2528916472</text:p>
          </table:table-cell>
          <table:table-cell office:value-type="float" office:value="17.2543788346124" calcext:value-type="float">
            <text:p>17,2543788346</text:p>
          </table:table-cell>
          <table:table-cell/>
          <table:table-cell office:value-type="float" office:value="0.891" calcext:value-type="float">
            <text:p>0,891</text:p>
          </table:table-cell>
          <table:table-cell office:value-type="float" office:value="17.1837100907199" calcext:value-type="float">
            <text:p>17,1837100907</text:p>
          </table:table-cell>
        </table:table-row>
        <table:table-row table:style-name="ro1">
          <table:table-cell office:value-type="float" office:value="0.893" calcext:value-type="float">
            <text:p>0,893</text:p>
          </table:table-cell>
          <table:table-cell office:value-type="float" office:value="17.2955641186343" calcext:value-type="float">
            <text:p>17,2955641186</text:p>
          </table:table-cell>
          <table:table-cell/>
          <table:table-cell office:value-type="float" office:value="0.893" calcext:value-type="float">
            <text:p>0,893</text:p>
          </table:table-cell>
          <table:table-cell office:value-type="float" office:value="17.2834440022737" calcext:value-type="float">
            <text:p>17,2834440023</text:p>
          </table:table-cell>
          <table:table-cell/>
          <table:table-cell office:value-type="float" office:value="0.893" calcext:value-type="float">
            <text:p>0,893</text:p>
          </table:table-cell>
          <table:table-cell office:value-type="float" office:value="17.2787638806834" calcext:value-type="float">
            <text:p>17,2787638807</text:p>
          </table:table-cell>
          <table:table-cell office:value-type="float" office:value="17.2673526775641" calcext:value-type="float">
            <text:p>17,2673526776</text:p>
          </table:table-cell>
          <table:table-cell office:value-type="float" office:value="17.2604812826655" calcext:value-type="float">
            <text:p>17,2604812827</text:p>
          </table:table-cell>
          <table:table-cell office:value-type="float" office:value="17.2561656000572" calcext:value-type="float">
            <text:p>17,2561656001</text:p>
          </table:table-cell>
          <table:table-cell office:value-type="float" office:value="17.2535355177505" calcext:value-type="float">
            <text:p>17,2535355178</text:p>
          </table:table-cell>
          <table:table-cell office:value-type="float" office:value="17.2521335884156" calcext:value-type="float">
            <text:p>17,2521335884</text:p>
          </table:table-cell>
          <table:table-cell office:value-type="float" office:value="17.2516849726063" calcext:value-type="float">
            <text:p>17,2516849726</text:p>
          </table:table-cell>
          <table:table-cell office:value-type="float" office:value="17.2520057585595" calcext:value-type="float">
            <text:p>17,2520057586</text:p>
          </table:table-cell>
          <table:table-cell office:value-type="float" office:value="17.252961385091" calcext:value-type="float">
            <text:p>17,2529613851</text:p>
          </table:table-cell>
          <table:table-cell office:value-type="float" office:value="17.2544460773313" calcext:value-type="float">
            <text:p>17,2544460773</text:p>
          </table:table-cell>
          <table:table-cell/>
          <table:table-cell office:value-type="float" office:value="0.893" calcext:value-type="float">
            <text:p>0,893</text:p>
          </table:table-cell>
          <table:table-cell office:value-type="float" office:value="17.1838665299193" calcext:value-type="float">
            <text:p>17,1838665299</text:p>
          </table:table-cell>
        </table:table-row>
        <table:table-row table:style-name="ro1">
          <table:table-cell office:value-type="float" office:value="0.895" calcext:value-type="float">
            <text:p>0,895</text:p>
          </table:table-cell>
          <table:table-cell office:value-type="float" office:value="17.2955744739229" calcext:value-type="float">
            <text:p>17,2955744739</text:p>
          </table:table-cell>
          <table:table-cell/>
          <table:table-cell office:value-type="float" office:value="0.895" calcext:value-type="float">
            <text:p>0,895</text:p>
          </table:table-cell>
          <table:table-cell office:value-type="float" office:value="17.2834661718475" calcext:value-type="float">
            <text:p>17,2834661718</text:p>
          </table:table-cell>
          <table:table-cell/>
          <table:table-cell office:value-type="float" office:value="0.895" calcext:value-type="float">
            <text:p>0,895</text:p>
          </table:table-cell>
          <table:table-cell office:value-type="float" office:value="17.2787917129762" calcext:value-type="float">
            <text:p>17,278791713</text:p>
          </table:table-cell>
          <table:table-cell office:value-type="float" office:value="17.2673922516445" calcext:value-type="float">
            <text:p>17,2673922516</text:p>
          </table:table-cell>
          <table:table-cell office:value-type="float" office:value="17.2605277900829" calcext:value-type="float">
            <text:p>17,2605277901</text:p>
          </table:table-cell>
          <table:table-cell office:value-type="float" office:value="17.2562163189698" calcext:value-type="float">
            <text:p>17,256216319</text:p>
          </table:table-cell>
          <table:table-cell office:value-type="float" office:value="17.2535886485122" calcext:value-type="float">
            <text:p>17,2535886485</text:p>
          </table:table-cell>
          <table:table-cell office:value-type="float" office:value="17.252187823219" calcext:value-type="float">
            <text:p>17,2521878232</text:p>
          </table:table-cell>
          <table:table-cell office:value-type="float" office:value="17.2517393051606" calcext:value-type="float">
            <text:p>17,2517393052</text:p>
          </table:table-cell>
          <table:table-cell office:value-type="float" office:value="17.2520593890356" calcext:value-type="float">
            <text:p>17,252059389</text:p>
          </table:table-cell>
          <table:table-cell office:value-type="float" office:value="17.2530136679156" calcext:value-type="float">
            <text:p>17,2530136679</text:p>
          </table:table-cell>
          <table:table-cell office:value-type="float" office:value="17.2544964899607" calcext:value-type="float">
            <text:p>17,25449649</text:p>
          </table:table-cell>
          <table:table-cell/>
          <table:table-cell office:value-type="float" office:value="0.895" calcext:value-type="float">
            <text:p>0,895</text:p>
          </table:table-cell>
          <table:table-cell office:value-type="float" office:value="17.1839838217641" calcext:value-type="float">
            <text:p>17,1839838218</text:p>
          </table:table-cell>
        </table:table-row>
        <table:table-row table:style-name="ro1">
          <table:table-cell office:value-type="float" office:value="0.897" calcext:value-type="float">
            <text:p>0,897</text:p>
          </table:table-cell>
          <table:table-cell office:value-type="float" office:value="17.295581377745" calcext:value-type="float">
            <text:p>17,2955813777</text:p>
          </table:table-cell>
          <table:table-cell/>
          <table:table-cell office:value-type="float" office:value="0.897" calcext:value-type="float">
            <text:p>0,897</text:p>
          </table:table-cell>
          <table:table-cell office:value-type="float" office:value="17.2834809498992" calcext:value-type="float">
            <text:p>17,2834809499</text:p>
          </table:table-cell>
          <table:table-cell/>
          <table:table-cell office:value-type="float" office:value="0.897" calcext:value-type="float">
            <text:p>0,897</text:p>
          </table:table-cell>
          <table:table-cell office:value-type="float" office:value="17.278810263265" calcext:value-type="float">
            <text:p>17,2788102633</text:p>
          </table:table-cell>
          <table:table-cell office:value-type="float" office:value="17.2674186269575" calcext:value-type="float">
            <text:p>17,267418627</text:p>
          </table:table-cell>
          <table:table-cell office:value-type="float" office:value="17.2605587861366" calcext:value-type="float">
            <text:p>17,2605587861</text:p>
          </table:table-cell>
          <table:table-cell office:value-type="float" office:value="17.2562501219397" calcext:value-type="float">
            <text:p>17,2562501219</text:p>
          </table:table-cell>
          <table:table-cell office:value-type="float" office:value="17.2536240591217" calcext:value-type="float">
            <text:p>17,2536240591</text:p>
          </table:table-cell>
          <table:table-cell office:value-type="float" office:value="17.2522239699575" calcext:value-type="float">
            <text:p>17,25222397</text:p>
          </table:table-cell>
          <table:table-cell office:value-type="float" office:value="17.2517755174591" calcext:value-type="float">
            <text:p>17,2517755175</text:p>
          </table:table-cell>
          <table:table-cell office:value-type="float" office:value="17.2520951339268" calcext:value-type="float">
            <text:p>17,2520951339</text:p>
          </table:table-cell>
          <table:table-cell office:value-type="float" office:value="17.2530485152589" calcext:value-type="float">
            <text:p>17,2530485153</text:p>
          </table:table-cell>
          <table:table-cell office:value-type="float" office:value="17.2545300916474" calcext:value-type="float">
            <text:p>17,2545300916</text:p>
          </table:table-cell>
          <table:table-cell/>
          <table:table-cell office:value-type="float" office:value="0.897" calcext:value-type="float">
            <text:p>0,897</text:p>
          </table:table-cell>
          <table:table-cell office:value-type="float" office:value="17.1840620011269" calcext:value-type="float">
            <text:p>17,1840620011</text:p>
          </table:table-cell>
        </table:table-row>
        <table:table-row table:style-name="ro1">
          <table:table-cell office:value-type="float" office:value="0.899" calcext:value-type="float">
            <text:p>0,899</text:p>
          </table:table-cell>
          <table:table-cell office:value-type="float" office:value="17.2955848296991" calcext:value-type="float">
            <text:p>17,2955848297</text:p>
          </table:table-cell>
          <table:table-cell/>
          <table:table-cell office:value-type="float" office:value="0.899" calcext:value-type="float">
            <text:p>0,899</text:p>
          </table:table-cell>
          <table:table-cell office:value-type="float" office:value="17.2834883383777" calcext:value-type="float">
            <text:p>17,2834883384</text:p>
          </table:table-cell>
          <table:table-cell/>
          <table:table-cell office:value-type="float" office:value="0.899" calcext:value-type="float">
            <text:p>0,899</text:p>
          </table:table-cell>
          <table:table-cell office:value-type="float" office:value="17.2788195370113" calcext:value-type="float">
            <text:p>17,278819537</text:p>
          </table:table-cell>
          <table:table-cell office:value-type="float" office:value="17.2674318123718" calcext:value-type="float">
            <text:p>17,2674318124</text:p>
          </table:table-cell>
          <table:table-cell office:value-type="float" office:value="17.2605742814782" calcext:value-type="float">
            <text:p>17,2605742815</text:p>
          </table:table-cell>
          <table:table-cell office:value-type="float" office:value="17.2562670205158" calcext:value-type="float">
            <text:p>17,2562670205</text:p>
          </table:table-cell>
          <table:table-cell office:value-type="float" office:value="17.253641761439" calcext:value-type="float">
            <text:p>17,2536417614</text:p>
          </table:table-cell>
          <table:table-cell office:value-type="float" office:value="17.2522420403682" calcext:value-type="float">
            <text:p>17,2522420404</text:p>
          </table:table-cell>
          <table:table-cell office:value-type="float" office:value="17.2517936207648" calcext:value-type="float">
            <text:p>17,2517936208</text:p>
          </table:table-cell>
          <table:table-cell office:value-type="float" office:value="17.252113003718" calcext:value-type="float">
            <text:p>17,2521130037</text:p>
          </table:table-cell>
          <table:table-cell office:value-type="float" office:value="17.2530659365354" calcext:value-type="float">
            <text:p>17,2530659365</text:p>
          </table:table-cell>
          <table:table-cell office:value-type="float" office:value="17.2545468904276" calcext:value-type="float">
            <text:p>17,2545468904</text:p>
          </table:table-cell>
          <table:table-cell/>
          <table:table-cell office:value-type="float" office:value="0.899" calcext:value-type="float">
            <text:p>0,899</text:p>
          </table:table-cell>
          <table:table-cell office:value-type="float" office:value="17.1841010862008" calcext:value-type="float">
            <text:p>17,1841010862</text:p>
          </table:table-cell>
        </table:table-row>
        <table:table-row table:style-name="ro1" table:number-rows-repeated="104820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Teglafal-vizsgalat" table:style-name="ta1">
        <table:shapes>
          <draw:frame draw:z-index="0" draw:style-name="gr1" draw:text-style-name="P1" svg:width="15.999cm" svg:height="8.999cm" svg:x="16.271cm" svg:y="0.953cm">
            <draw:object draw:notify-on-update-of-ranges="'Teglafal-vizsgalat'.B8:'Teglafal-vizsgalat'.B16 'Teglafal-vizsgalat'.D8:'Teglafal-vizsgalat'.D16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" table:number-columns-repeated="1024" table:default-cell-style-name="ce17"/>
        <table:table-row table:style-name="ro1" table:number-rows-repeated="2">
          <table:table-cell table:number-columns-repeated="1024"/>
        </table:table-row>
        <table:table-row table:style-name="ro8">
          <table:table-cell/>
          <table:table-cell table:style-name="ce146" office:value-type="string" calcext:value-type="string">
            <text:p><text:span text:style-name="T5">λ</text:span><text:span text:style-name="T6">tégla</text:span></text:p>
          </table:table-cell>
          <table:table-cell table:style-name="ce146" office:value-type="string" calcext:value-type="string">
            <text:p><text:span text:style-name="T5">d</text:span><text:span text:style-name="T6">tégla</text:span></text:p>
          </table:table-cell>
          <table:table-cell table:style-name="ce146" office:value-type="string" calcext:value-type="string">
            <text:p><text:span text:style-name="T5">λ</text:span><text:span text:style-name="T6">vakolat</text:span></text:p>
          </table:table-cell>
          <table:table-cell table:style-name="ce146" office:value-type="string" calcext:value-type="string">
            <text:p><text:span text:style-name="T5">d</text:span><text:span text:style-name="T6">vakolat</text:span></text:p>
          </table:table-cell>
          <table:table-cell table:style-name="ce146" office:value-type="string" calcext:value-type="string">
            <text:p><text:span text:style-name="T5">λ</text:span><text:span text:style-name="T6">vakolat</text:span></text:p>
          </table:table-cell>
          <table:table-cell table:style-name="ce146" office:value-type="string" calcext:value-type="string">
            <text:p><text:span text:style-name="T5">λ</text:span><text:span text:style-name="T6">habarcs</text:span></text:p>
          </table:table-cell>
          <table:table-cell table:style-name="ce146" office:value-type="string" calcext:value-type="string">
            <text:p><text:span text:style-name="T5">d</text:span><text:span text:style-name="T6">habarcs-lezáró</text:span></text:p>
          </table:table-cell>
          <table:table-cell table:number-columns-repeated="1016"/>
        </table:table-row>
        <table:table-row table:style-name="ro13">
          <table:table-cell/>
          <table:table-cell office:value-type="string" calcext:value-type="string">
            <text:p>[W/mk]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[W/mk]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[W/mk]</text:p>
          </table:table-cell>
          <table:table-cell office:value-type="string" calcext:value-type="string">
            <text:p>[W/mk]</text:p>
          </table:table-cell>
          <table:table-cell office:value-type="string" calcext:value-type="string">
            <text:p>[m]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0.38" calcext:value-type="float">
            <text:p>0,38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06" calcext:value-type="float">
            <text:p>0,06</text:p>
          </table:table-cell>
          <table:table-cell table:number-columns-repeated="1016"/>
        </table:table-row>
        <table:table-row table:style-name="ro12">
          <table:table-cell/>
          <table:table-cell table:style-name="ce146" office:value-type="string" calcext:value-type="string">
            <text:p><text:span text:style-name="T5">h</text:span><text:span text:style-name="T6">tégla</text:span></text:p>
          </table:table-cell>
          <table:table-cell table:style-name="ce146" office:value-type="string" calcext:value-type="string">
            <text:p><text:span text:style-name="T5">h</text:span><text:span text:style-name="T6">vakolat</text:span></text:p>
          </table:table-cell>
          <table:table-cell table:style-name="ce146" office:value-type="string" calcext:value-type="string">
            <text:p>Q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[m]</text:p>
          </table:table-cell>
          <table:table-cell office:value-type="string" calcext:value-type="string">
            <text:p>[W]</text:p>
          </table:table-cell>
          <table:table-cell table:number-columns-repeated="1020"/>
        </table:table-row>
        <table:table-row table:style-name="ro1">
          <table:table-cell/>
          <table:table-cell table:style-name="ce147" office:value-type="float" office:value="0.234" calcext:value-type="float">
            <text:p>0,234</text:p>
          </table:table-cell>
          <table:table-cell table:style-name="ce147" table:formula="of:=[.C12]+0.004" office:value-type="float" office:value="0.016" calcext:value-type="float">
            <text:p>0,016</text:p>
          </table:table-cell>
          <table:table-cell table:formula="of:=2*6.891" office:value-type="float" office:value="13.782" calcext:value-type="float">
            <text:p>13,782</text:p>
          </table:table-cell>
          <table:table-cell table:number-columns-repeated="1020"/>
        </table:table-row>
        <table:table-row table:style-name="ro1">
          <table:table-cell/>
          <table:table-cell table:style-name="ce147" office:value-type="float" office:value="0.235" calcext:value-type="float">
            <text:p>0,235</text:p>
          </table:table-cell>
          <table:table-cell table:style-name="ce147" table:formula="of:=[.C12]+0.003" office:value-type="float" office:value="0.015" calcext:value-type="float">
            <text:p>0,015</text:p>
          </table:table-cell>
          <table:table-cell table:formula="of:=2*6.846" office:value-type="float" office:value="13.692" calcext:value-type="float">
            <text:p>13,692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float" office:value="0.236" calcext:value-type="float">
            <text:p>0,236</text:p>
          </table:table-cell>
          <table:table-cell table:style-name="ce147" table:formula="of:=[.C12]+0.002" office:value-type="float" office:value="0.014" calcext:value-type="float">
            <text:p>0,014</text:p>
          </table:table-cell>
          <table:table-cell table:formula="of:=2*6.807" office:value-type="float" office:value="13.614" calcext:value-type="float">
            <text:p>13,614</text:p>
          </table:table-cell>
          <table:table-cell table:number-columns-repeated="1020"/>
        </table:table-row>
        <table:table-row table:style-name="ro4">
          <table:table-cell/>
          <table:table-cell table:style-name="ce148" office:value-type="float" office:value="0.237" calcext:value-type="float">
            <text:p>0,237</text:p>
          </table:table-cell>
          <table:table-cell table:style-name="ce148" table:formula="of:=[.C12]+0.001" office:value-type="float" office:value="0.013" calcext:value-type="float">
            <text:p>0,013</text:p>
          </table:table-cell>
          <table:table-cell table:style-name="ce149" table:formula="of:=2*6.642" office:value-type="float" office:value="13.284" calcext:value-type="float">
            <text:p>13,284</text:p>
          </table:table-cell>
          <table:table-cell table:number-columns-repeated="1020"/>
        </table:table-row>
        <table:table-row table:style-name="ro4">
          <table:table-cell/>
          <table:table-cell table:style-name="ce148" office:value-type="float" office:value="0.238" calcext:value-type="float">
            <text:p>0,238</text:p>
          </table:table-cell>
          <table:table-cell table:style-name="ce148" office:value-type="float" office:value="0.012" calcext:value-type="float">
            <text:p>0,012</text:p>
          </table:table-cell>
          <table:table-cell table:style-name="ce149" table:formula="of:=2*6.584" office:value-type="float" office:value="13.168" calcext:value-type="float">
            <text:p>13,168</text:p>
          </table:table-cell>
          <table:table-cell table:number-columns-repeated="1020"/>
        </table:table-row>
        <table:table-row table:style-name="ro4">
          <table:table-cell/>
          <table:table-cell table:style-name="ce148" office:value-type="float" office:value="0.239" calcext:value-type="float">
            <text:p>0,239</text:p>
          </table:table-cell>
          <table:table-cell table:style-name="ce148" table:formula="of:=[.C12]-0.001" office:value-type="float" office:value="0.011" calcext:value-type="float">
            <text:p>0,011</text:p>
          </table:table-cell>
          <table:table-cell table:style-name="ce149" table:formula="of:=2*6.527" office:value-type="float" office:value="13.054" calcext:value-type="float">
            <text:p>13,054</text:p>
          </table:table-cell>
          <table:table-cell table:number-columns-repeated="1020"/>
        </table:table-row>
        <table:table-row table:style-name="ro4">
          <table:table-cell/>
          <table:table-cell table:style-name="ce148" office:value-type="float" office:value="0.24" calcext:value-type="float">
            <text:p>0,240</text:p>
          </table:table-cell>
          <table:table-cell table:style-name="ce148" table:formula="of:=[.C12]-0.002" office:value-type="float" office:value="0.01" calcext:value-type="float">
            <text:p>0,010</text:p>
          </table:table-cell>
          <table:table-cell table:style-name="ce149" table:formula="of:=2*6.469" office:value-type="float" office:value="12.938" calcext:value-type="float">
            <text:p>12,938</text:p>
          </table:table-cell>
          <table:table-cell table:number-columns-repeated="1020"/>
        </table:table-row>
        <table:table-row table:style-name="ro4">
          <table:table-cell/>
          <table:table-cell table:style-name="ce148" office:value-type="float" office:value="0.241" calcext:value-type="float">
            <text:p>0,241</text:p>
          </table:table-cell>
          <table:table-cell table:style-name="ce148" table:formula="of:=[.C12]-0.003" office:value-type="float" office:value="0.009" calcext:value-type="float">
            <text:p>0,009</text:p>
          </table:table-cell>
          <table:table-cell table:style-name="ce149" table:formula="of:=2*6.411" office:value-type="float" office:value="12.822" calcext:value-type="float">
            <text:p>12,822</text:p>
          </table:table-cell>
          <table:table-cell table:number-columns-repeated="1020"/>
        </table:table-row>
        <table:table-row table:style-name="ro1">
          <table:table-cell/>
          <table:table-cell table:style-name="ce147" office:value-type="float" office:value="0.242" calcext:value-type="float">
            <text:p>0,242</text:p>
          </table:table-cell>
          <table:table-cell table:style-name="ce147" table:formula="of:=[.C12]-0.004" office:value-type="float" office:value="0.008" calcext:value-type="float">
            <text:p>0,008</text:p>
          </table:table-cell>
          <table:table-cell table:formula="of:=2*6.323" office:value-type="float" office:value="12.646" calcext:value-type="float">
            <text:p>12,646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shapes>
          <draw:frame draw:z-index="0" draw:style-name="gr1" draw:text-style-name="P1" svg:width="23.122cm" svg:height="8.986cm" svg:x="9.9cm" svg:y="0.411cm">
            <draw:object draw:notify-on-update-of-ranges="Sheet1.A2:Sheet1.A501 Sheet1.C1:Sheet1.C1 Sheet1.C2:Sheet1.C501 Sheet1.B1:Sheet1.B1 Sheet1.B2:Sheet1.B500 Sheet1.A2:Sheet1.A501 Sheet1.D1:Sheet1.D1 Sheet1.D2:Sheet1.D501 Sheet1.A2:Sheet1.A501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row table:style-name="ro4">
          <table:table-cell/>
          <table:table-cell table:style-name="ce17" office:value-type="string" calcext:value-type="string">
            <text:p>d=0,236</text:p>
          </table:table-cell>
          <table:table-cell table:style-name="ce17" office:value-type="string" calcext:value-type="string">
            <text:p>d=0,237</text:p>
          </table:table-cell>
          <table:table-cell table:style-name="ce17" office:value-type="string" calcext:value-type="string">
            <text:p>d=0,242</text:p>
          </table:table-cell>
        </table:table-row>
        <table:table-row table:style-name="ro4">
          <table:table-cell office:value-type="float" office:value="-0.0065" calcext:value-type="float">
            <text:p>-0,0065</text:p>
          </table:table-cell>
          <table:table-cell office:value-type="float" office:value="17.94578538947" calcext:value-type="float">
            <text:p>17,9457853895</text:p>
          </table:table-cell>
          <table:table-cell office:value-type="float" office:value="18.0995751655424" calcext:value-type="float">
            <text:p>18,0995751655</text:p>
          </table:table-cell>
          <table:table-cell/>
        </table:table-row>
        <table:table-row table:style-name="ro4">
          <table:table-cell office:value-type="float" office:value="-0.0055" calcext:value-type="float">
            <text:p>-0,0055</text:p>
          </table:table-cell>
          <table:table-cell office:value-type="float" office:value="17.9484629928252" calcext:value-type="float">
            <text:p>17,9484629928</text:p>
          </table:table-cell>
          <table:table-cell office:value-type="float" office:value="18.1001401928771" calcext:value-type="float">
            <text:p>18,1001401929</text:p>
          </table:table-cell>
          <table:table-cell/>
        </table:table-row>
        <table:table-row table:style-name="ro4">
          <table:table-cell office:value-type="float" office:value="-0.0045" calcext:value-type="float">
            <text:p>-0,0045</text:p>
          </table:table-cell>
          <table:table-cell office:value-type="float" office:value="17.951770268269" calcext:value-type="float">
            <text:p>17,9517702683</text:p>
          </table:table-cell>
          <table:table-cell office:value-type="float" office:value="18.1012640094157" calcext:value-type="float">
            <text:p>18,1012640094</text:p>
          </table:table-cell>
          <table:table-cell/>
        </table:table-row>
        <table:table-row table:style-name="ro4">
          <table:table-cell office:value-type="float" office:value="-0.0035" calcext:value-type="float">
            <text:p>-0,0035</text:p>
          </table:table-cell>
          <table:table-cell office:value-type="float" office:value="17.9556813816363" calcext:value-type="float">
            <text:p>17,9556813816</text:p>
          </table:table-cell>
          <table:table-cell office:value-type="float" office:value="18.1029342987234" calcext:value-type="float">
            <text:p>18,1029342987</text:p>
          </table:table-cell>
          <table:table-cell office:value-type="float" office:value="18.2761822893182" calcext:value-type="float">
            <text:p>18,2761822893</text:p>
          </table:table-cell>
        </table:table-row>
        <table:table-row table:style-name="ro4">
          <table:table-cell office:value-type="float" office:value="-0.0025" calcext:value-type="float">
            <text:p>-0,0025</text:p>
          </table:table-cell>
          <table:table-cell office:value-type="float" office:value="17.9601660433284" calcext:value-type="float">
            <text:p>17,9601660433</text:p>
          </table:table-cell>
          <table:table-cell office:value-type="float" office:value="18.1051329946592" calcext:value-type="float">
            <text:p>18,1051329947</text:p>
          </table:table-cell>
          <table:table-cell office:value-type="float" office:value="18.2765541917996" calcext:value-type="float">
            <text:p>18,2765541918</text:p>
          </table:table-cell>
        </table:table-row>
        <table:table-row table:style-name="ro4">
          <table:table-cell office:value-type="float" office:value="-0.0015" calcext:value-type="float">
            <text:p>-0,0015</text:p>
          </table:table-cell>
          <table:table-cell office:value-type="float" office:value="17.9651899507985" calcext:value-type="float">
            <text:p>17,9651899508</text:p>
          </table:table-cell>
          <table:table-cell office:value-type="float" office:value="18.1078367556501" calcext:value-type="float">
            <text:p>18,1078367557</text:p>
          </table:table-cell>
          <table:table-cell office:value-type="float" office:value="18.2772928275816" calcext:value-type="float">
            <text:p>18,2772928276</text:p>
          </table:table-cell>
        </table:table-row>
        <table:table-row table:style-name="ro4">
          <table:table-cell office:value-type="float" office:value="-0.0005" calcext:value-type="float">
            <text:p>-0,0005</text:p>
          </table:table-cell>
          <table:table-cell office:value-type="float" office:value="17.9707153305564" calcext:value-type="float">
            <text:p>17,9707153306</text:p>
          </table:table-cell>
          <table:table-cell office:value-type="float" office:value="18.111017574829" calcext:value-type="float">
            <text:p>18,1110175748</text:p>
          </table:table-cell>
          <table:table-cell office:value-type="float" office:value="18.278388064923" calcext:value-type="float">
            <text:p>18,2783880649</text:p>
          </table:table-cell>
        </table:table-row>
        <table:table-row table:style-name="ro4">
          <table:table-cell office:value-type="float" office:value="0.0005" calcext:value-type="float">
            <text:p>0,0005</text:p>
          </table:table-cell>
          <table:table-cell office:value-type="float" office:value="17.9767015754204" calcext:value-type="float">
            <text:p>17,9767015754</text:p>
          </table:table-cell>
          <table:table-cell office:value-type="float" office:value="18.1146435069813" calcext:value-type="float">
            <text:p>18,114643507</text:p>
          </table:table-cell>
          <table:table-cell office:value-type="float" office:value="18.2798252218004" calcext:value-type="float">
            <text:p>18,2798252218</text:p>
          </table:table-cell>
        </table:table-row>
        <table:table-row table:style-name="ro4">
          <table:table-cell office:value-type="float" office:value="0.0015" calcext:value-type="float">
            <text:p>0,0015</text:p>
          </table:table-cell>
          <table:table-cell office:value-type="float" office:value="17.9831059537515" calcext:value-type="float">
            <text:p>17,9831059538</text:p>
          </table:table-cell>
          <table:table-cell office:value-type="float" office:value="18.1186794775447" calcext:value-type="float">
            <text:p>18,1186794775</text:p>
          </table:table-cell>
          <table:table-cell office:value-type="float" office:value="18.2815856379995" calcext:value-type="float">
            <text:p>18,281585638</text:p>
          </table:table-cell>
        </table:table-row>
        <table:table-row table:style-name="ro4">
          <table:table-cell office:value-type="float" office:value="0.0025" calcext:value-type="float">
            <text:p>0,0025</text:p>
          </table:table-cell>
          <table:table-cell office:value-type="float" office:value="17.9898843679633" calcext:value-type="float">
            <text:p>17,989884368</text:p>
          </table:table-cell>
          <table:table-cell office:value-type="float" office:value="18.1230881418236" calcext:value-type="float">
            <text:p>18,1230881418</text:p>
          </table:table-cell>
          <table:table-cell office:value-type="float" office:value="18.283647369486" calcext:value-type="float">
            <text:p>18,2836473695</text:p>
          </table:table-cell>
        </table:table-row>
        <table:table-row table:style-name="ro4">
          <table:table-cell office:value-type="float" office:value="0.0035" calcext:value-type="float">
            <text:p>0,0035</text:p>
          </table:table-cell>
          <table:table-cell office:value-type="float" office:value="17.9969921293259" calcext:value-type="float">
            <text:p>17,9969921293</text:p>
          </table:table-cell>
          <table:table-cell office:value-type="float" office:value="18.1278307554691" calcext:value-type="float">
            <text:p>18,1278307555</text:p>
          </table:table-cell>
          <table:table-cell office:value-type="float" office:value="18.2859859556838" calcext:value-type="float">
            <text:p>18,2859859557</text:p>
          </table:table-cell>
        </table:table-row>
        <table:table-row table:style-name="ro4">
          <table:table-cell office:value-type="float" office:value="0.0045" calcext:value-type="float">
            <text:p>0,0045</text:p>
          </table:table-cell>
          <table:table-cell office:value-type="float" office:value="18.0043847137946" calcext:value-type="float">
            <text:p>18,0043847138</text:p>
          </table:table-cell>
          <table:table-cell office:value-type="float" office:value="18.1328680175136" calcext:value-type="float">
            <text:p>18,1328680175</text:p>
          </table:table-cell>
          <table:table-cell office:value-type="float" office:value="18.2885752096552" calcext:value-type="float">
            <text:p>18,2885752097</text:p>
          </table:table-cell>
        </table:table-row>
        <table:table-row table:style-name="ro4">
          <table:table-cell office:value-type="float" office:value="0.0055" calcext:value-type="float">
            <text:p>0,0055</text:p>
          </table:table-cell>
          <table:table-cell office:value-type="float" office:value="18.0120184652238" calcext:value-type="float">
            <text:p>18,0120184652</text:p>
          </table:table-cell>
          <table:table-cell office:value-type="float" office:value="18.1381608509038" calcext:value-type="float">
            <text:p>18,1381608509</text:p>
          </table:table-cell>
          <table:table-cell office:value-type="float" office:value="18.2913879853183" calcext:value-type="float">
            <text:p>18,2913879853</text:p>
          </table:table-cell>
        </table:table-row>
        <table:table-row table:style-name="ro4">
          <table:table-cell office:value-type="float" office:value="0.0065" calcext:value-type="float">
            <text:p>0,0065</text:p>
          </table:table-cell>
          <table:table-cell office:value-type="float" office:value="18.0198512208898" calcext:value-type="float">
            <text:p>18,0198512209</text:p>
          </table:table-cell>
          <table:table-cell office:value-type="float" office:value="18.1436710952878" calcext:value-type="float">
            <text:p>18,1436710953</text:p>
          </table:table-cell>
          <table:table-cell office:value-type="float" office:value="18.2943968866604" calcext:value-type="float">
            <text:p>18,2943968867</text:p>
          </table:table-cell>
        </table:table-row>
        <table:table-row table:style-name="ro4">
          <table:table-cell office:value-type="float" office:value="0.0075" calcext:value-type="float">
            <text:p>0,0075</text:p>
          </table:table-cell>
          <table:table-cell office:value-type="float" office:value="18.0278428273911" calcext:value-type="float">
            <text:p>18,0278428274</text:p>
          </table:table-cell>
          <table:table-cell office:value-type="float" office:value="18.149362081716" calcext:value-type="float">
            <text:p>18,1493620817</text:p>
          </table:table-cell>
          <table:table-cell office:value-type="float" office:value="18.2975748814199" calcext:value-type="float">
            <text:p>18,2975748814</text:p>
          </table:table-cell>
        </table:table-row>
        <table:table-row table:style-name="ro4">
          <table:table-cell office:value-type="float" office:value="0.0085" calcext:value-type="float">
            <text:p>0,0085</text:p>
          </table:table-cell>
          <table:table-cell office:value-type="float" office:value="18.0359555564968" calcext:value-type="float">
            <text:p>18,0359555565</text:p>
          </table:table-cell>
          <table:table-cell office:value-type="float" office:value="18.1551990989351" calcext:value-type="float">
            <text:p>18,1551990989</text:p>
          </table:table-cell>
          <table:table-cell office:value-type="float" office:value="18.300895820887" calcext:value-type="float">
            <text:p>18,3008958209</text:p>
          </table:table-cell>
        </table:table-row>
        <table:table-row table:style-name="ro4">
          <table:table-cell office:value-type="float" office:value="0.0095" calcext:value-type="float">
            <text:p>0,0095</text:p>
          </table:table-cell>
          <table:table-cell office:value-type="float" office:value="18.0441543944257" calcext:value-type="float">
            <text:p>18,0441543944</text:p>
          </table:table-cell>
          <table:table-cell office:value-type="float" office:value="18.1611497275989" calcext:value-type="float">
            <text:p>18,1611497276</text:p>
          </table:table-cell>
          <table:table-cell office:value-type="float" office:value="18.3043348387356" calcext:value-type="float">
            <text:p>18,3043348387</text:p>
          </table:table-cell>
        </table:table-row>
        <table:table-row table:style-name="ro4">
          <table:table-cell office:value-type="float" office:value="0.0105" calcext:value-type="float">
            <text:p>0,0105</text:p>
          </table:table-cell>
          <table:table-cell office:value-type="float" office:value="18.0524072349207" calcext:value-type="float">
            <text:p>18,0524072349</text:p>
          </table:table-cell>
          <table:table-cell office:value-type="float" office:value="18.1671840726073" calcext:value-type="float">
            <text:p>18,1671840726</text:p>
          </table:table-cell>
          <table:table-cell office:value-type="float" office:value="18.3078686532666" calcext:value-type="float">
            <text:p>18,3078686533</text:p>
          </table:table-cell>
        </table:table-row>
        <table:table-row table:style-name="ro4">
          <table:table-cell office:value-type="float" office:value="0.0115" calcext:value-type="float">
            <text:p>0,0115</text:p>
          </table:table-cell>
          <table:table-cell office:value-type="float" office:value="18.0606849522867" calcext:value-type="float">
            <text:p>18,0606849523</text:p>
          </table:table-cell>
          <table:table-cell office:value-type="float" office:value="18.1732748727442" calcext:value-type="float">
            <text:p>18,1732748727</text:p>
          </table:table-cell>
          <table:table-cell office:value-type="float" office:value="18.311475751525" calcext:value-type="float">
            <text:p>18,3114757515</text:p>
          </table:table-cell>
        </table:table-row>
        <table:table-row table:style-name="ro4">
          <table:table-cell office:value-type="float" office:value="0.0125" calcext:value-type="float">
            <text:p>0,0125</text:p>
          </table:table-cell>
          <table:table-cell office:value-type="float" office:value="18.0689614061435" calcext:value-type="float">
            <text:p>18,0689614061</text:p>
          </table:table-cell>
          <table:table-cell office:value-type="float" office:value="18.1793975380605" calcext:value-type="float">
            <text:p>18,1793975381</text:p>
          </table:table-cell>
          <table:table-cell office:value-type="float" office:value="18.3151365007089" calcext:value-type="float">
            <text:p>18,3151365007</text:p>
          </table:table-cell>
        </table:table-row>
        <table:table-row table:style-name="ro4">
          <table:table-cell office:value-type="float" office:value="0.0135" calcext:value-type="float">
            <text:p>0,0135</text:p>
          </table:table-cell>
          <table:table-cell office:value-type="float" office:value="18.0772133793224" calcext:value-type="float">
            <text:p>18,0772133793</text:p>
          </table:table-cell>
          <table:table-cell office:value-type="float" office:value="18.1855301178403" calcext:value-type="float">
            <text:p>18,1855301178</text:p>
          </table:table-cell>
          <table:table-cell office:value-type="float" office:value="18.3188331889499" calcext:value-type="float">
            <text:p>18,318833189</text:p>
          </table:table-cell>
        </table:table-row>
        <table:table-row table:style-name="ro4">
          <table:table-cell office:value-type="float" office:value="0.0145" calcext:value-type="float">
            <text:p>0,0145</text:p>
          </table:table-cell>
          <table:table-cell office:value-type="float" office:value="18.0854204404498" calcext:value-type="float">
            <text:p>18,0854204404</text:p>
          </table:table-cell>
          <table:table-cell office:value-type="float" office:value="18.1916531923079" calcext:value-type="float">
            <text:p>18,1916531923</text:p>
          </table:table-cell>
          <table:table-cell office:value-type="float" office:value="18.3225499888624" calcext:value-type="float">
            <text:p>18,3225499889</text:p>
          </table:table-cell>
        </table:table-row>
        <table:table-row table:style-name="ro4">
          <table:table-cell office:value-type="float" office:value="0.0155" calcext:value-type="float">
            <text:p>0,0155</text:p>
          </table:table-cell>
          <table:table-cell office:value-type="float" office:value="18.0935647931522" calcext:value-type="float">
            <text:p>18,0935647932</text:p>
          </table:table-cell>
          <table:table-cell office:value-type="float" office:value="18.1977497477226" calcext:value-type="float">
            <text:p>18,1977497477</text:p>
          </table:table-cell>
          <table:table-cell office:value-type="float" office:value="18.3262728993927" calcext:value-type="float">
            <text:p>18,3262728994</text:p>
          </table:table-cell>
        </table:table-row>
        <table:table-row table:style-name="ro4">
          <table:table-cell office:value-type="float" office:value="0.0165" calcext:value-type="float">
            <text:p>0,0165</text:p>
          </table:table-cell>
          <table:table-cell office:value-type="float" office:value="18.1016310840704" calcext:value-type="float">
            <text:p>18,1016310841</text:p>
          </table:table-cell>
          <table:table-cell office:value-type="float" office:value="18.2038050093352" calcext:value-type="float">
            <text:p>18,2038050093</text:p>
          </table:table-cell>
          <table:table-cell office:value-type="float" office:value="18.329989642523" calcext:value-type="float">
            <text:p>18,3299896425</text:p>
          </table:table-cell>
        </table:table-row>
        <table:table-row table:style-name="ro4">
          <table:table-cell office:value-type="float" office:value="0.0175" calcext:value-type="float">
            <text:p>0,0175</text:p>
          </table:table-cell>
          <table:table-cell office:value-type="float" office:value="18.109606209613" calcext:value-type="float">
            <text:p>18,1096062096</text:p>
          </table:table-cell>
          <table:table-cell office:value-type="float" office:value="18.209806270695" calcext:value-type="float">
            <text:p>18,2098062707</text:p>
          </table:table-cell>
          <table:table-cell office:value-type="float" office:value="18.3336895510187" calcext:value-type="float">
            <text:p>18,333689551</text:p>
          </table:table-cell>
        </table:table-row>
        <table:table-row table:style-name="ro4">
          <table:table-cell office:value-type="float" office:value="0.0185" calcext:value-type="float">
            <text:p>0,0185</text:p>
          </table:table-cell>
          <table:table-cell office:value-type="float" office:value="18.1174791017416" calcext:value-type="float">
            <text:p>18,1174791017</text:p>
          </table:table-cell>
          <table:table-cell office:value-type="float" office:value="18.2157427010696" calcext:value-type="float">
            <text:p>18,2157427011</text:p>
          </table:table-cell>
          <table:table-cell office:value-type="float" office:value="18.3373634306081" calcext:value-type="float">
            <text:p>18,3373634306</text:p>
          </table:table-cell>
        </table:table-row>
        <table:table-row table:style-name="ro4">
          <table:table-cell office:value-type="float" office:value="0.0195" calcext:value-type="float">
            <text:p>0,0195</text:p>
          </table:table-cell>
          <table:table-cell office:value-type="float" office:value="18.1252405273083" calcext:value-type="float">
            <text:p>18,1252405273</text:p>
          </table:table-cell>
          <table:table-cell office:value-type="float" office:value="18.2216051641344" calcext:value-type="float">
            <text:p>18,2216051641</text:p>
          </table:table-cell>
          <table:table-cell office:value-type="float" office:value="18.3410034279472" calcext:value-type="float">
            <text:p>18,3410034279</text:p>
          </table:table-cell>
        </table:table-row>
        <table:table-row table:style-name="ro4">
          <table:table-cell office:value-type="float" office:value="0.0205" calcext:value-type="float">
            <text:p>0,0205</text:p>
          </table:table-cell>
          <table:table-cell office:value-type="float" office:value="18.1328828985519" calcext:value-type="float">
            <text:p>18,1328828986</text:p>
          </table:table-cell>
          <table:table-cell office:value-type="float" office:value="18.2273860459843" calcext:value-type="float">
            <text:p>18,227386046</text:p>
          </table:table-cell>
          <table:table-cell office:value-type="float" office:value="18.3446029030199" calcext:value-type="float">
            <text:p>18,344602903</text:p>
          </table:table-cell>
        </table:table-row>
        <table:table-row table:style-name="ro4">
          <table:table-cell office:value-type="float" office:value="0.0215" calcext:value-type="float">
            <text:p>0,0215</text:p>
          </table:table-cell>
          <table:table-cell office:value-type="float" office:value="18.1404000822325" calcext:value-type="float">
            <text:p>18,1404000822</text:p>
          </table:table-cell>
          <table:table-cell office:value-type="float" office:value="18.2330790807407" calcext:value-type="float">
            <text:p>18,2330790807</text:p>
          </table:table-cell>
          <table:table-cell office:value-type="float" office:value="18.3481562953839" calcext:value-type="float">
            <text:p>18,3481562954</text:p>
          </table:table-cell>
        </table:table-row>
        <table:table-row table:style-name="ro4">
          <table:table-cell office:value-type="float" office:value="0.0225" calcext:value-type="float">
            <text:p>0,0225</text:p>
          </table:table-cell>
          <table:table-cell office:value-type="float" office:value="18.1477872199768" calcext:value-type="float">
            <text:p>18,14778722</text:p>
          </table:table-cell>
          <table:table-cell office:value-type="float" office:value="18.2386791858618" calcext:value-type="float">
            <text:p>18,2386791859</text:p>
          </table:table-cell>
          <table:table-cell office:value-type="float" office:value="18.3516589959378" calcext:value-type="float">
            <text:p>18,3516589959</text:p>
          </table:table-cell>
        </table:table-row>
        <table:table-row table:style-name="ro4">
          <table:table-cell office:value-type="float" office:value="0.0235" calcext:value-type="float">
            <text:p>0,0235</text:p>
          </table:table-cell>
          <table:table-cell office:value-type="float" office:value="18.1550405833611" calcext:value-type="float">
            <text:p>18,1550405834</text:p>
          </table:table-cell>
          <table:table-cell office:value-type="float" office:value="18.2441823297727" calcext:value-type="float">
            <text:p>18,2441823298</text:p>
          </table:table-cell>
          <table:table-cell office:value-type="float" office:value="18.3551072458357" calcext:value-type="float">
            <text:p>18,3551072458</text:p>
          </table:table-cell>
        </table:table-row>
        <table:table-row table:style-name="ro4">
          <table:table-cell office:value-type="float" office:value="0.0245" calcext:value-type="float">
            <text:p>0,0245</text:p>
          </table:table-cell>
          <table:table-cell office:value-type="float" office:value="18.1621574215391" calcext:value-type="float">
            <text:p>18,1621574215</text:p>
          </table:table-cell>
          <table:table-cell office:value-type="float" office:value="18.2495853916615" calcext:value-type="float">
            <text:p>18,2495853917</text:p>
          </table:table-cell>
          <table:table-cell office:value-type="float" office:value="18.3584980252054" calcext:value-type="float">
            <text:p>18,3584980252</text:p>
          </table:table-cell>
        </table:table-row>
        <table:table-row table:style-name="ro4">
          <table:table-cell office:value-type="float" office:value="0.0255" calcext:value-type="float">
            <text:p>0,0255</text:p>
          </table:table-cell>
          <table:table-cell office:value-type="float" office:value="18.1691358260574" calcext:value-type="float">
            <text:p>18,1691358261</text:p>
          </table:table-cell>
          <table:table-cell office:value-type="float" office:value="18.2548860370088" calcext:value-type="float">
            <text:p>18,254886037</text:p>
          </table:table-cell>
          <table:table-cell office:value-type="float" office:value="18.3618289540588" calcext:value-type="float">
            <text:p>18,3618289541</text:p>
          </table:table-cell>
        </table:table-row>
        <table:table-row table:style-name="ro4">
          <table:table-cell office:value-type="float" office:value="0.0265" calcext:value-type="float">
            <text:p>0,0265</text:p>
          </table:table-cell>
          <table:table-cell office:value-type="float" office:value="18.1759746250352" calcext:value-type="float">
            <text:p>18,175974625</text:p>
          </table:table-cell>
          <table:table-cell office:value-type="float" office:value="18.2600826206187" calcext:value-type="float">
            <text:p>18,2600826206</text:p>
          </table:table-cell>
          <table:table-cell office:value-type="float" office:value="18.3650982168014" calcext:value-type="float">
            <text:p>18,3650982168</text:p>
          </table:table-cell>
        </table:table-row>
        <table:table-row table:style-name="ro4">
          <table:table-cell office:value-type="float" office:value="0.0275" calcext:value-type="float">
            <text:p>0,0275</text:p>
          </table:table-cell>
          <table:table-cell office:value-type="float" office:value="18.1826732738702" calcext:value-type="float">
            <text:p>18,1826732739</text:p>
          </table:table-cell>
          <table:table-cell office:value-type="float" office:value="18.2651740858052" calcext:value-type="float">
            <text:p>18,2651740858</text:p>
          </table:table-cell>
          <table:table-cell office:value-type="float" office:value="18.3683044811047" calcext:value-type="float">
            <text:p>18,3683044811</text:p>
          </table:table-cell>
        </table:table-row>
        <table:table-row table:style-name="ro4">
          <table:table-cell office:value-type="float" office:value="0.0285" calcext:value-type="float">
            <text:p>0,0285</text:p>
          </table:table-cell>
          <table:table-cell office:value-type="float" office:value="18.1892317582658" calcext:value-type="float">
            <text:p>18,1892317583</text:p>
          </table:table-cell>
          <table:table-cell office:value-type="float" office:value="18.270159874869" calcext:value-type="float">
            <text:p>18,2701598749</text:p>
          </table:table-cell>
          <table:table-cell office:value-type="float" office:value="18.3714468255815" calcext:value-type="float">
            <text:p>18,3714468256</text:p>
          </table:table-cell>
        </table:table-row>
        <table:table-row table:style-name="ro4">
          <table:table-cell office:value-type="float" office:value="0.0295" calcext:value-type="float">
            <text:p>0,0295</text:p>
          </table:table-cell>
          <table:table-cell office:value-type="float" office:value="18.1956505243452" calcext:value-type="float">
            <text:p>18,1956505243</text:p>
          </table:table-cell>
          <table:table-cell office:value-type="float" office:value="18.2750398651087" calcext:value-type="float">
            <text:p>18,2750398651</text:p>
          </table:table-cell>
          <table:table-cell office:value-type="float" office:value="18.3745246899655" calcext:value-type="float">
            <text:p>18,37452469</text:p>
          </table:table-cell>
        </table:table-row>
        <table:table-row table:style-name="ro4">
          <table:table-cell office:value-type="float" office:value="0.0305" calcext:value-type="float">
            <text:p>0,0305</text:p>
          </table:table-cell>
          <table:table-cell office:value-type="float" office:value="18.2019304018547" calcext:value-type="float">
            <text:p>18,2019304019</text:p>
          </table:table-cell>
          <table:table-cell office:value-type="float" office:value="18.2798142978186" calcext:value-type="float">
            <text:p>18,2798142978</text:p>
          </table:table-cell>
          <table:table-cell office:value-type="float" office:value="18.3775378172657" calcext:value-type="float">
            <text:p>18,3775378173</text:p>
          </table:table-cell>
        </table:table-row>
        <table:table-row table:style-name="ro4">
          <table:table-cell office:value-type="float" office:value="0.0315" calcext:value-type="float">
            <text:p>0,0315</text:p>
          </table:table-cell>
          <table:table-cell office:value-type="float" office:value="18.2080725370964" calcext:value-type="float">
            <text:p>18,2080725371</text:p>
          </table:table-cell>
          <table:table-cell office:value-type="float" office:value="18.284483716241" calcext:value-type="float">
            <text:p>18,2844837162</text:p>
          </table:table-cell>
          <table:table-cell office:value-type="float" office:value="18.3804862031059" calcext:value-type="float">
            <text:p>18,3804862031</text:p>
          </table:table-cell>
        </table:table-row>
        <table:table-row table:style-name="ro4">
          <table:table-cell office:value-type="float" office:value="0.0325" calcext:value-type="float">
            <text:p>0,0325</text:p>
          </table:table-cell>
          <table:table-cell office:value-type="float" office:value="18.2140783499149" calcext:value-type="float">
            <text:p>18,2140783499</text:p>
          </table:table-cell>
          <table:table-cell office:value-type="float" office:value="18.2890489263095" calcext:value-type="float">
            <text:p>18,2890489263</text:p>
          </table:table-cell>
          <table:table-cell office:value-type="float" office:value="18.3833700655404" calcext:value-type="float">
            <text:p>18,3833700655</text:p>
          </table:table-cell>
        </table:table-row>
        <table:table-row table:style-name="ro4">
          <table:table-cell office:value-type="float" office:value="0.0335" calcext:value-type="float">
            <text:p>0,0335</text:p>
          </table:table-cell>
          <table:table-cell office:value-type="float" office:value="18.2199494829645" calcext:value-type="float">
            <text:p>18,219949483</text:p>
          </table:table-cell>
          <table:table-cell office:value-type="float" office:value="18.2935109496957" calcext:value-type="float">
            <text:p>18,2935109497</text:p>
          </table:table-cell>
          <table:table-cell office:value-type="float" office:value="18.3861898066301" calcext:value-type="float">
            <text:p>18,3861898066</text:p>
          </table:table-cell>
        </table:table-row>
        <table:table-row table:style-name="ro4">
          <table:table-cell office:value-type="float" office:value="0.0345" calcext:value-type="float">
            <text:p>0,0345</text:p>
          </table:table-cell>
          <table:table-cell office:value-type="float" office:value="18.225687752815" calcext:value-type="float">
            <text:p>18,2256877528</text:p>
          </table:table-cell>
          <table:table-cell office:value-type="float" office:value="18.2978709783338" calcext:value-type="float">
            <text:p>18,2978709783</text:p>
          </table:table-cell>
          <table:table-cell office:value-type="float" office:value="18.3889459745412" calcext:value-type="float">
            <text:p>18,3889459745</text:p>
          </table:table-cell>
        </table:table-row>
        <table:table-row table:style-name="ro4">
          <table:table-cell office:value-type="float" office:value="0.0355" calcext:value-type="float">
            <text:p>0,0355</text:p>
          </table:table-cell>
          <table:table-cell office:value-type="float" office:value="18.2312951297382" calcext:value-type="float">
            <text:p>18,2312951297</text:p>
          </table:table-cell>
          <table:table-cell office:value-type="float" office:value="18.3021303563334" calcext:value-type="float">
            <text:p>18,3021303563</text:p>
          </table:table-cell>
          <table:table-cell office:value-type="float" office:value="18.3916392508942" calcext:value-type="float">
            <text:p>18,3916392509</text:p>
          </table:table-cell>
        </table:table-row>
        <table:table-row table:style-name="ro4">
          <table:table-cell office:value-type="float" office:value="0.0365" calcext:value-type="float">
            <text:p>0,0365</text:p>
          </table:table-cell>
          <table:table-cell office:value-type="float" office:value="18.2367736942346" calcext:value-type="float">
            <text:p>18,2367736942</text:p>
          </table:table-cell>
          <table:table-cell office:value-type="float" office:value="18.3062905392763" calcext:value-type="float">
            <text:p>18,3062905393</text:p>
          </table:table-cell>
          <table:table-cell office:value-type="float" office:value="18.3942704159938" calcext:value-type="float">
            <text:p>18,394270416</text:p>
          </table:table-cell>
        </table:table-row>
        <table:table-row table:style-name="ro4">
          <table:table-cell office:value-type="float" office:value="0.0375" calcext:value-type="float">
            <text:p>0,0375</text:p>
          </table:table-cell>
          <table:table-cell office:value-type="float" office:value="18.242125616934" calcext:value-type="float">
            <text:p>18,2421256169</text:p>
          </table:table-cell>
          <table:table-cell office:value-type="float" office:value="18.3103530758416" calcext:value-type="float">
            <text:p>18,3103530758</text:p>
          </table:table-cell>
          <table:table-cell office:value-type="float" office:value="18.3968403346878" calcext:value-type="float">
            <text:p>18,3968403347</text:p>
          </table:table-cell>
        </table:table-row>
        <table:table-row table:style-name="ro4">
          <table:table-cell office:value-type="float" office:value="0.0385" calcext:value-type="float">
            <text:p>0,0385</text:p>
          </table:table-cell>
          <table:table-cell office:value-type="float" office:value="18.2473531407327" calcext:value-type="float">
            <text:p>18,2473531407</text:p>
          </table:table-cell>
          <table:table-cell office:value-type="float" office:value="18.3143195914423" calcext:value-type="float">
            <text:p>18,3143195914</text:p>
          </table:table-cell>
          <table:table-cell office:value-type="float" office:value="18.3993499436641" calcext:value-type="float">
            <text:p>18,3993499437</text:p>
          </table:table-cell>
        </table:table-row>
        <table:table-row table:style-name="ro4">
          <table:table-cell office:value-type="float" office:value="0.0395" calcext:value-type="float">
            <text:p>0,0395</text:p>
          </table:table-cell>
          <table:table-cell office:value-type="float" office:value="18.252458549864" calcext:value-type="float">
            <text:p>18,2524585499</text:p>
          </table:table-cell>
          <table:table-cell office:value-type="float" office:value="18.318191759084" calcext:value-type="float">
            <text:p>18,3181917591</text:p>
          </table:table-cell>
          <table:table-cell office:value-type="float" office:value="18.4018002261384" calcext:value-type="float">
            <text:p>18,4018002261</text:p>
          </table:table-cell>
        </table:table-row>
        <table:table-row table:style-name="ro4">
          <table:table-cell office:value-type="float" office:value="0.0405" calcext:value-type="float">
            <text:p>0,0405</text:p>
          </table:table-cell>
          <table:table-cell office:value-type="float" office:value="18.2574441660376" calcext:value-type="float">
            <text:p>18,257444166</text:p>
          </table:table-cell>
          <table:table-cell office:value-type="float" office:value="18.3219712962399" calcext:value-type="float">
            <text:p>18,3219712962</text:p>
          </table:table-cell>
          <table:table-cell office:value-type="float" office:value="18.4041922109427" calcext:value-type="float">
            <text:p>18,4041922109</text:p>
          </table:table-cell>
        </table:table-row>
        <table:table-row table:style-name="ro4">
          <table:table-cell office:value-type="float" office:value="0.0415" calcext:value-type="float">
            <text:p>0,0415</text:p>
          </table:table-cell>
          <table:table-cell office:value-type="float" office:value="18.2623123304136" calcext:value-type="float">
            <text:p>18,2623123304</text:p>
          </table:table-cell>
          <table:table-cell office:value-type="float" office:value="18.3256599479327" calcext:value-type="float">
            <text:p>18,3256599479</text:p>
          </table:table-cell>
          <table:table-cell office:value-type="float" office:value="18.4065269581569" calcext:value-type="float">
            <text:p>18,4065269582</text:p>
          </table:table-cell>
        </table:table-row>
        <table:table-row table:style-name="ro4">
          <table:table-cell office:value-type="float" office:value="0.0425" calcext:value-type="float">
            <text:p>0,0425</text:p>
          </table:table-cell>
          <table:table-cell office:value-type="float" office:value="18.2670653863727" calcext:value-type="float">
            <text:p>18,2670653864</text:p>
          </table:table-cell>
          <table:table-cell office:value-type="float" office:value="18.3292594704659" calcext:value-type="float">
            <text:p>18,3292594705</text:p>
          </table:table-cell>
          <table:table-cell office:value-type="float" office:value="18.4088055450528" calcext:value-type="float">
            <text:p>18,4088055451</text:p>
          </table:table-cell>
        </table:table-row>
        <table:table-row table:style-name="ro4">
          <table:table-cell office:value-type="float" office:value="0.0435" calcext:value-type="float">
            <text:p>0,0435</text:p>
          </table:table-cell>
          <table:table-cell office:value-type="float" office:value="18.2717056760765" calcext:value-type="float">
            <text:p>18,2717056761</text:p>
          </table:table-cell>
          <table:table-cell office:value-type="float" office:value="18.3327716284127" calcext:value-type="float">
            <text:p>18,3327716284</text:p>
          </table:table-cell>
          <table:table-cell office:value-type="float" office:value="18.4110290644486" calcext:value-type="float">
            <text:p>18,4110290644</text:p>
          </table:table-cell>
        </table:table-row>
        <table:table-row table:style-name="ro4">
          <table:table-cell office:value-type="float" office:value="0.0445" calcext:value-type="float">
            <text:p>0,0445</text:p>
          </table:table-cell>
          <table:table-cell office:value-type="float" office:value="18.2762355294646" calcext:value-type="float">
            <text:p>18,2762355295</text:p>
          </table:table-cell>
          <table:table-cell office:value-type="float" office:value="18.3361981842085" calcext:value-type="float">
            <text:p>18,3361981842</text:p>
          </table:table-cell>
          <table:table-cell office:value-type="float" office:value="18.4131986157907" calcext:value-type="float">
            <text:p>18,4131986158</text:p>
          </table:table-cell>
        </table:table-row>
        <table:table-row table:style-name="ro4">
          <table:table-cell office:value-type="float" office:value="0.0455" calcext:value-type="float">
            <text:p>0,0455</text:p>
          </table:table-cell>
          <table:table-cell office:value-type="float" office:value="18.2806572600755" calcext:value-type="float">
            <text:p>18,2806572601</text:p>
          </table:table-cell>
          <table:table-cell office:value-type="float" office:value="18.3395408942864" calcext:value-type="float">
            <text:p>18,3395408943</text:p>
          </table:table-cell>
          <table:table-cell office:value-type="float" office:value="18.4153153023044" calcext:value-type="float">
            <text:p>18,4153153023</text:p>
          </table:table-cell>
        </table:table-row>
        <table:table-row table:style-name="ro4">
          <table:table-cell office:value-type="float" office:value="0.0465" calcext:value-type="float">
            <text:p>0,0465</text:p>
          </table:table-cell>
          <table:table-cell office:value-type="float" office:value="18.2849731555169" calcext:value-type="float">
            <text:p>18,2849731555</text:p>
          </table:table-cell>
          <table:table-cell office:value-type="float" office:value="18.3428014999646" calcext:value-type="float">
            <text:p>18,3428015</text:p>
          </table:table-cell>
          <table:table-cell office:value-type="float" office:value="18.4173802229616" calcext:value-type="float">
            <text:p>18,417380223</text:p>
          </table:table-cell>
        </table:table-row>
        <table:table-row table:style-name="ro4">
          <table:table-cell office:value-type="float" office:value="0.0475" calcext:value-type="float">
            <text:p>0,0475</text:p>
          </table:table-cell>
          <table:table-cell office:value-type="float" office:value="18.2891854740691" calcext:value-type="float">
            <text:p>18,2891854741</text:p>
          </table:table-cell>
          <table:table-cell office:value-type="float" office:value="18.3459817242248" calcext:value-type="float">
            <text:p>18,3459817242</text:p>
          </table:table-cell>
          <table:table-cell office:value-type="float" office:value="18.4193944699451" calcext:value-type="float">
            <text:p>18,4193944699</text:p>
          </table:table-cell>
        </table:table-row>
        <table:table-row table:style-name="ro4">
          <table:table-cell office:value-type="float" office:value="0.0485" calcext:value-type="float">
            <text:p>0,0485</text:p>
          </table:table-cell>
          <table:table-cell office:value-type="float" office:value="18.2932964416897" calcext:value-type="float">
            <text:p>18,2932964417</text:p>
          </table:table-cell>
          <table:table-cell office:value-type="float" office:value="18.3490832688409" calcext:value-type="float">
            <text:p>18,3490832688</text:p>
          </table:table-cell>
          <table:table-cell office:value-type="float" office:value="18.4213591263306" calcext:value-type="float">
            <text:p>18,4213591263</text:p>
          </table:table-cell>
        </table:table-row>
        <table:table-row table:style-name="ro4">
          <table:table-cell office:value-type="float" office:value="0.0495" calcext:value-type="float">
            <text:p>0,0495</text:p>
          </table:table-cell>
          <table:table-cell office:value-type="float" office:value="18.2973082490816" calcext:value-type="float">
            <text:p>18,2973082491</text:p>
          </table:table-cell>
          <table:table-cell office:value-type="float" office:value="18.3521078115306" calcext:value-type="float">
            <text:p>18,3521078115</text:p>
          </table:table-cell>
          <table:table-cell office:value-type="float" office:value="18.4232752636936" calcext:value-type="float">
            <text:p>18,4232752637</text:p>
          </table:table-cell>
        </table:table-row>
        <table:table-row table:style-name="ro4">
          <table:table-cell office:value-type="float" office:value="0.0505" calcext:value-type="float">
            <text:p>0,0505</text:p>
          </table:table-cell>
          <table:table-cell office:value-type="float" office:value="18.3012230423449" calcext:value-type="float">
            <text:p>18,3012230423</text:p>
          </table:table-cell>
          <table:table-cell office:value-type="float" office:value="18.3550569968281" calcext:value-type="float">
            <text:p>18,3550569968</text:p>
          </table:table-cell>
          <table:table-cell office:value-type="float" office:value="18.425143933589" calcext:value-type="float">
            <text:p>18,4251439336</text:p>
          </table:table-cell>
        </table:table-row>
        <table:table-row table:style-name="ro4">
          <table:table-cell office:value-type="float" office:value="0.0515" calcext:value-type="float">
            <text:p>0,0515</text:p>
          </table:table-cell>
          <table:table-cell office:value-type="float" office:value="18.3050429330103" calcext:value-type="float">
            <text:p>18,305042933</text:p>
          </table:table-cell>
          <table:table-cell office:value-type="float" office:value="18.3579324457821" calcext:value-type="float">
            <text:p>18,3579324458</text:p>
          </table:table-cell>
          <table:table-cell office:value-type="float" office:value="18.4269661770368" calcext:value-type="float">
            <text:p>18,426966177</text:p>
          </table:table-cell>
        </table:table-row>
        <table:table-row table:style-name="ro4">
          <table:table-cell office:value-type="float" office:value="0.0525" calcext:value-type="float">
            <text:p>0,0525</text:p>
          </table:table-cell>
          <table:table-cell office:value-type="float" office:value="18.3087699879245" calcext:value-type="float">
            <text:p>18,3087699879</text:p>
          </table:table-cell>
          <table:table-cell office:value-type="float" office:value="18.3607357460328" calcext:value-type="float">
            <text:p>18,360735746</text:p>
          </table:table-cell>
          <table:table-cell office:value-type="float" office:value="18.4287430151012" calcext:value-type="float">
            <text:p>18,4287430151</text:p>
          </table:table-cell>
        </table:table-row>
        <table:table-row table:style-name="ro4">
          <table:table-cell office:value-type="float" office:value="0.0535" calcext:value-type="float">
            <text:p>0,0535</text:p>
          </table:table-cell>
          <table:table-cell office:value-type="float" office:value="18.3124062288582" calcext:value-type="float">
            <text:p>18,3124062289</text:p>
          </table:table-cell>
          <table:table-cell office:value-type="float" office:value="18.3634684513198" calcext:value-type="float">
            <text:p>18,3634684513</text:p>
          </table:table-cell>
          <table:table-cell office:value-type="float" office:value="18.4304754484672" calcext:value-type="float">
            <text:p>18,4304754485</text:p>
          </table:table-cell>
        </table:table-row>
        <table:table-row table:style-name="ro4">
          <table:table-cell office:value-type="float" office:value="0.0545" calcext:value-type="float">
            <text:p>0,0545</text:p>
          </table:table-cell>
          <table:table-cell office:value-type="float" office:value="18.3159536342839" calcext:value-type="float">
            <text:p>18,3159536343</text:p>
          </table:table-cell>
          <table:table-cell office:value-type="float" office:value="18.3661320830916" calcext:value-type="float">
            <text:p>18,3661320831</text:p>
          </table:table-cell>
          <table:table-cell office:value-type="float" office:value="18.432164458994" calcext:value-type="float">
            <text:p>18,432164459</text:p>
          </table:table-cell>
        </table:table-row>
        <table:table-row table:style-name="ro4">
          <table:table-cell office:value-type="float" office:value="0.0555" calcext:value-type="float">
            <text:p>0,0555</text:p>
          </table:table-cell>
          <table:table-cell office:value-type="float" office:value="18.3194141394008" calcext:value-type="float">
            <text:p>18,3194141394</text:p>
          </table:table-cell>
          <table:table-cell office:value-type="float" office:value="18.3687281303969" calcext:value-type="float">
            <text:p>18,3687281304</text:p>
          </table:table-cell>
          <table:table-cell office:value-type="float" office:value="18.433811009582" calcext:value-type="float">
            <text:p>18,4338110096</text:p>
          </table:table-cell>
        </table:table-row>
        <table:table-row table:style-name="ro4">
          <table:table-cell office:value-type="float" office:value="0.0565" calcext:value-type="float">
            <text:p>0,0565</text:p>
          </table:table-cell>
          <table:table-cell office:value-type="float" office:value="18.3227896276041" calcext:value-type="float">
            <text:p>18,3227896276</text:p>
          </table:table-cell>
          <table:table-cell office:value-type="float" office:value="18.371258041409" calcext:value-type="float">
            <text:p>18,3712580414</text:p>
          </table:table-cell>
          <table:table-cell office:value-type="float" office:value="18.4354160359385" calcext:value-type="float">
            <text:p>18,4354160359</text:p>
          </table:table-cell>
        </table:table-row>
        <table:table-row table:style-name="ro4">
          <table:table-cell office:value-type="float" office:value="0.0575" calcext:value-type="float">
            <text:p>0,0575</text:p>
          </table:table-cell>
          <table:table-cell office:value-type="float" office:value="18.3260819429624" calcext:value-type="float">
            <text:p>18,326081943</text:p>
          </table:table-cell>
          <table:table-cell office:value-type="float" office:value="18.3737232354432" calcext:value-type="float">
            <text:p>18,3737232354</text:p>
          </table:table-cell>
          <table:table-cell office:value-type="float" office:value="18.4369804580618" calcext:value-type="float">
            <text:p>18,4369804581</text:p>
          </table:table-cell>
        </table:table-row>
        <table:table-row table:style-name="ro4">
          <table:table-cell office:value-type="float" office:value="0.0585" calcext:value-type="float">
            <text:p>0,0585</text:p>
          </table:table-cell>
          <table:table-cell office:value-type="float" office:value="18.329292881954" calcext:value-type="float">
            <text:p>18,329292882</text:p>
          </table:table-cell>
          <table:table-cell office:value-type="float" office:value="18.376125094727" calcext:value-type="float">
            <text:p>18,3761250947</text:p>
          </table:table-cell>
          <table:table-cell office:value-type="float" office:value="18.4385051721954" calcext:value-type="float">
            <text:p>18,4385051722</text:p>
          </table:table-cell>
        </table:table-row>
        <table:table-row table:style-name="ro4">
          <table:table-cell office:value-type="float" office:value="0.0595" calcext:value-type="float">
            <text:p>0,0595</text:p>
          </table:table-cell>
          <table:table-cell office:value-type="float" office:value="18.3324241966606" calcext:value-type="float">
            <text:p>18,3324241967</text:p>
          </table:table-cell>
          <table:table-cell office:value-type="float" office:value="18.378464967345" calcext:value-type="float">
            <text:p>18,3784649673</text:p>
          </table:table-cell>
          <table:table-cell office:value-type="float" office:value="18.4399910535296" calcext:value-type="float">
            <text:p>18,4399910535</text:p>
          </table:table-cell>
        </table:table-row>
        <table:table-row table:style-name="ro4">
          <table:table-cell office:value-type="float" office:value="0.0605" calcext:value-type="float">
            <text:p>0,0605</text:p>
          </table:table-cell>
          <table:table-cell office:value-type="float" office:value="18.335477591965" calcext:value-type="float">
            <text:p>18,335477592</text:p>
          </table:table-cell>
          <table:table-cell office:value-type="float" office:value="18.3807441643211" calcext:value-type="float">
            <text:p>18,3807441643</text:p>
          </table:table-cell>
          <table:table-cell office:value-type="float" office:value="18.4414389532308" calcext:value-type="float">
            <text:p>18,4414389532</text:p>
          </table:table-cell>
        </table:table-row>
        <table:table-row table:style-name="ro4">
          <table:table-cell office:value-type="float" office:value="0.0615" calcext:value-type="float">
            <text:p>0,0615</text:p>
          </table:table-cell>
          <table:table-cell office:value-type="float" office:value="18.3384547300292" calcext:value-type="float">
            <text:p>18,33845473</text:p>
          </table:table-cell>
          <table:table-cell office:value-type="float" office:value="18.3829639638132" calcext:value-type="float">
            <text:p>18,3829639638</text:p>
          </table:table-cell>
          <table:table-cell office:value-type="float" office:value="18.4428497023252" calcext:value-type="float">
            <text:p>18,4428497023</text:p>
          </table:table-cell>
        </table:table-row>
        <table:table-row table:style-name="ro4">
          <table:table-cell office:value-type="float" office:value="0.0625" calcext:value-type="float">
            <text:p>0,0625</text:p>
          </table:table-cell>
          <table:table-cell office:value-type="float" office:value="18.3413572278971" calcext:value-type="float">
            <text:p>18,3413572279</text:p>
          </table:table-cell>
          <table:table-cell office:value-type="float" office:value="18.3851256085864" calcext:value-type="float">
            <text:p>18,3851256086</text:p>
          </table:table-cell>
          <table:table-cell office:value-type="float" office:value="18.4442241090827" calcext:value-type="float">
            <text:p>18,4442241091</text:p>
          </table:table-cell>
        </table:table-row>
        <table:table-row table:style-name="ro4">
          <table:table-cell office:value-type="float" office:value="0.0635" calcext:value-type="float">
            <text:p>0,0635</text:p>
          </table:table-cell>
          <table:table-cell office:value-type="float" office:value="18.3441866605396" calcext:value-type="float">
            <text:p>18,3441866605</text:p>
          </table:table-cell>
          <table:table-cell office:value-type="float" office:value="18.3872303088064" calcext:value-type="float">
            <text:p>18,3872303088</text:p>
          </table:table-cell>
          <table:table-cell office:value-type="float" office:value="18.4455629615328" calcext:value-type="float">
            <text:p>18,4455629615</text:p>
          </table:table-cell>
        </table:table-row>
        <table:table-row table:style-name="ro4">
          <table:table-cell office:value-type="float" office:value="0.0645" calcext:value-type="float">
            <text:p>0,0645</text:p>
          </table:table-cell>
          <table:table-cell office:value-type="float" office:value="18.3469445591973" calcext:value-type="float">
            <text:p>18,3469445592</text:p>
          </table:table-cell>
          <table:table-cell office:value-type="float" office:value="18.389279240231" calcext:value-type="float">
            <text:p>18,3892792402</text:p>
          </table:table-cell>
          <table:table-cell office:value-type="float" office:value="18.4468670255262" calcext:value-type="float">
            <text:p>18,4468670255</text:p>
          </table:table-cell>
        </table:table-row>
        <table:table-row table:style-name="ro4">
          <table:table-cell office:value-type="float" office:value="0.0655" calcext:value-type="float">
            <text:p>0,0655</text:p>
          </table:table-cell>
          <table:table-cell office:value-type="float" office:value="18.3496324111265" calcext:value-type="float">
            <text:p>18,3496324111</text:p>
          </table:table-cell>
          <table:table-cell office:value-type="float" office:value="18.3912735437712" calcext:value-type="float">
            <text:p>18,3912735438</text:p>
          </table:table-cell>
          <table:table-cell office:value-type="float" office:value="18.4481370441132" calcext:value-type="float">
            <text:p>18,4481370441</text:p>
          </table:table-cell>
        </table:table-row>
        <table:table-row table:style-name="ro4">
          <table:table-cell office:value-type="float" office:value="0.0665" calcext:value-type="float">
            <text:p>0,0665</text:p>
          </table:table-cell>
          <table:table-cell office:value-type="float" office:value="18.352251668458" calcext:value-type="float">
            <text:p>18,3522516685</text:p>
          </table:table-cell>
          <table:table-cell office:value-type="float" office:value="18.3932143339922" calcext:value-type="float">
            <text:p>18,393214334</text:p>
          </table:table-cell>
          <table:table-cell office:value-type="float" office:value="18.4493737455778" calcext:value-type="float">
            <text:p>18,4493737456</text:p>
          </table:table-cell>
        </table:table-row>
        <table:table-row table:style-name="ro4">
          <table:table-cell office:value-type="float" office:value="0.0675" calcext:value-type="float">
            <text:p>0,0675</text:p>
          </table:table-cell>
          <table:table-cell office:value-type="float" office:value="18.3548037364834" calcext:value-type="float">
            <text:p>18,3548037365</text:p>
          </table:table-cell>
          <table:table-cell office:value-type="float" office:value="18.3951026874426" calcext:value-type="float">
            <text:p>18,3951026874</text:p>
          </table:table-cell>
          <table:table-cell office:value-type="float" office:value="18.4505778319396" calcext:value-type="float">
            <text:p>18,4505778319</text:p>
          </table:table-cell>
        </table:table-row>
        <table:table-row table:style-name="ro4">
          <table:table-cell office:value-type="float" office:value="0.0685" calcext:value-type="float">
            <text:p>0,0685</text:p>
          </table:table-cell>
          <table:table-cell office:value-type="float" office:value="18.3572899825886" calcext:value-type="float">
            <text:p>18,3572899826</text:p>
          </table:table-cell>
          <table:table-cell office:value-type="float" office:value="18.3969396512295" calcext:value-type="float">
            <text:p>18,3969396512</text:p>
          </table:table-cell>
          <table:table-cell office:value-type="float" office:value="18.4517499870564" calcext:value-type="float">
            <text:p>18,4517499871</text:p>
          </table:table-cell>
        </table:table-row>
        <table:table-row table:style-name="ro4">
          <table:table-cell office:value-type="float" office:value="0.0695" calcext:value-type="float">
            <text:p>0,0695</text:p>
          </table:table-cell>
          <table:table-cell office:value-type="float" office:value="18.3597117358591" calcext:value-type="float">
            <text:p>18,3597117359</text:p>
          </table:table-cell>
          <table:table-cell office:value-type="float" office:value="18.3987262424521" calcext:value-type="float">
            <text:p>18,3987262425</text:p>
          </table:table-cell>
          <table:table-cell office:value-type="float" office:value="18.4528908758789" calcext:value-type="float">
            <text:p>18,4528908759</text:p>
          </table:table-cell>
        </table:table-row>
        <table:table-row table:style-name="ro4">
          <table:table-cell office:value-type="float" office:value="0.0705" calcext:value-type="float">
            <text:p>0,0705</text:p>
          </table:table-cell>
          <table:table-cell office:value-type="float" office:value="18.3620702857907" calcext:value-type="float">
            <text:p>18,3620702858</text:p>
          </table:table-cell>
          <table:table-cell office:value-type="float" office:value="18.4004634467563" calcext:value-type="float">
            <text:p>18,4004634468</text:p>
          </table:table-cell>
          <table:table-cell office:value-type="float" office:value="18.4540011428518" calcext:value-type="float">
            <text:p>18,4540011429</text:p>
          </table:table-cell>
        </table:table-row>
        <table:table-row table:style-name="ro4">
          <table:table-cell office:value-type="float" office:value="0.0715" calcext:value-type="float">
            <text:p>0,0715</text:p>
          </table:table-cell>
          <table:table-cell office:value-type="float" office:value="18.3643668854577" calcext:value-type="float">
            <text:p>18,3643668855</text:p>
          </table:table-cell>
          <table:table-cell office:value-type="float" office:value="18.4021522212688" calcext:value-type="float">
            <text:p>18,4021522213</text:p>
          </table:table-cell>
          <table:table-cell office:value-type="float" office:value="18.4550814145635" calcext:value-type="float">
            <text:p>18,4550814146</text:p>
          </table:table-cell>
        </table:table-row>
        <table:table-row table:style-name="ro4">
          <table:table-cell office:value-type="float" office:value="0.0725" calcext:value-type="float">
            <text:p>0,0725</text:p>
          </table:table-cell>
          <table:table-cell office:value-type="float" office:value="18.3666027495671" calcext:value-type="float">
            <text:p>18,3666027496</text:p>
          </table:table-cell>
          <table:table-cell office:value-type="float" office:value="18.4037934925107" calcext:value-type="float">
            <text:p>18,4037934925</text:p>
          </table:table-cell>
          <table:table-cell office:value-type="float" office:value="18.4561322975281" calcext:value-type="float">
            <text:p>18,4561322975</text:p>
          </table:table-cell>
        </table:table-row>
        <table:table-row table:style-name="ro4">
          <table:table-cell office:value-type="float" office:value="0.0735" calcext:value-type="float">
            <text:p>0,0735</text:p>
          </table:table-cell>
          <table:table-cell office:value-type="float" office:value="18.3687790610077" calcext:value-type="float">
            <text:p>18,368779061</text:p>
          </table:table-cell>
          <table:table-cell office:value-type="float" office:value="18.4053881626664" calcext:value-type="float">
            <text:p>18,4053881627</text:p>
          </table:table-cell>
          <table:table-cell office:value-type="float" office:value="18.4571543840817" calcext:value-type="float">
            <text:p>18,4571543841</text:p>
          </table:table-cell>
        </table:table-row>
        <table:table-row table:style-name="ro4">
          <table:table-cell office:value-type="float" office:value="0.0745" calcext:value-type="float">
            <text:p>0,0745</text:p>
          </table:table-cell>
          <table:table-cell office:value-type="float" office:value="18.3708969607113" calcext:value-type="float">
            <text:p>18,3708969607</text:p>
          </table:table-cell>
          <table:table-cell office:value-type="float" office:value="18.4069370994421" calcext:value-type="float">
            <text:p>18,4069370994</text:p>
          </table:table-cell>
          <table:table-cell office:value-type="float" office:value="18.4581482423473" calcext:value-type="float">
            <text:p>18,4581482423</text:p>
          </table:table-cell>
        </table:table-row>
        <table:table-row table:style-name="ro4">
          <table:table-cell office:value-type="float" office:value="0.0755" calcext:value-type="float">
            <text:p>0,0755</text:p>
          </table:table-cell>
          <table:table-cell office:value-type="float" office:value="18.3729575622443" calcext:value-type="float">
            <text:p>18,3729575622</text:p>
          </table:table-cell>
          <table:table-cell office:value-type="float" office:value="18.4084411502564" calcext:value-type="float">
            <text:p>18,4084411503</text:p>
          </table:table-cell>
          <table:table-cell office:value-type="float" office:value="18.4591144298339" calcext:value-type="float">
            <text:p>18,4591144298</text:p>
          </table:table-cell>
        </table:table-row>
        <table:table-row table:style-name="ro4">
          <table:table-cell office:value-type="float" office:value="0.0765" calcext:value-type="float">
            <text:p>0,0765</text:p>
          </table:table-cell>
          <table:table-cell office:value-type="float" office:value="18.3749619389307" calcext:value-type="float">
            <text:p>18,3749619389</text:p>
          </table:table-cell>
          <table:table-cell office:value-type="float" office:value="18.4099011294055" calcext:value-type="float">
            <text:p>18,4099011294</text:p>
          </table:table-cell>
          <table:table-cell office:value-type="float" office:value="18.4600534807885" calcext:value-type="float">
            <text:p>18,4600534808</text:p>
          </table:table-cell>
        </table:table-row>
        <table:table-row table:style-name="ro4">
          <table:table-cell office:value-type="float" office:value="0.0775" calcext:value-type="float">
            <text:p>0,0775</text:p>
          </table:table-cell>
          <table:table-cell office:value-type="float" office:value="18.3769111378771" calcext:value-type="float">
            <text:p>18,3769111379</text:p>
          </table:table-cell>
          <table:table-cell office:value-type="float" office:value="18.411317831714" calcext:value-type="float">
            <text:p>18,4113178317</text:p>
          </table:table-cell>
          <table:table-cell office:value-type="float" office:value="18.4609659192871" calcext:value-type="float">
            <text:p>18,4609659193</text:p>
          </table:table-cell>
        </table:table-row>
        <table:table-row table:style-name="ro4">
          <table:table-cell office:value-type="float" office:value="0.0785" calcext:value-type="float">
            <text:p>0,0785</text:p>
          </table:table-cell>
          <table:table-cell office:value-type="float" office:value="18.3788061669156" calcext:value-type="float">
            <text:p>18,3788061669</text:p>
          </table:table-cell>
          <table:table-cell office:value-type="float" office:value="18.4126920195184" calcext:value-type="float">
            <text:p>18,4126920195</text:p>
          </table:table-cell>
          <table:table-cell office:value-type="float" office:value="18.4618522464111" calcext:value-type="float">
            <text:p>18,4618522464</text:p>
          </table:table-cell>
        </table:table-row>
        <table:table-row table:style-name="ro4">
          <table:table-cell office:value-type="float" office:value="0.0795" calcext:value-type="float">
            <text:p>0,0795</text:p>
          </table:table-cell>
          <table:table-cell office:value-type="float" office:value="18.3806480075846" calcext:value-type="float">
            <text:p>18,3806480076</text:p>
          </table:table-cell>
          <table:table-cell office:value-type="float" office:value="18.4140244353048" calcext:value-type="float">
            <text:p>18,4140244353</text:p>
          </table:table-cell>
          <table:table-cell office:value-type="float" office:value="18.4627129523688" calcext:value-type="float">
            <text:p>18,4627129524</text:p>
          </table:table-cell>
        </table:table-row>
        <table:table-row table:style-name="ro4">
          <table:table-cell office:value-type="float" office:value="0.0805" calcext:value-type="float">
            <text:p>0,0805</text:p>
          </table:table-cell>
          <table:table-cell office:value-type="float" office:value="18.3824376105755" calcext:value-type="float">
            <text:p>18,3824376106</text:p>
          </table:table-cell>
          <table:table-cell office:value-type="float" office:value="18.4153157970775" calcext:value-type="float">
            <text:p>18,4153157971</text:p>
          </table:table-cell>
          <table:table-cell office:value-type="float" office:value="18.4635485118328" calcext:value-type="float">
            <text:p>18,4635485118</text:p>
          </table:table-cell>
        </table:table-row>
        <table:table-row table:style-name="ro4">
          <table:table-cell office:value-type="float" office:value="0.0815" calcext:value-type="float">
            <text:p>0,0815</text:p>
          </table:table-cell>
          <table:table-cell office:value-type="float" office:value="18.3841758902358" calcext:value-type="float">
            <text:p>18,3841758902</text:p>
          </table:table-cell>
          <table:table-cell office:value-type="float" office:value="18.4165667927887" calcext:value-type="float">
            <text:p>18,4165667928</text:p>
          </table:table-cell>
          <table:table-cell office:value-type="float" office:value="18.4643593783593" calcext:value-type="float">
            <text:p>18,4643593784</text:p>
          </table:table-cell>
        </table:table-row>
        <table:table-row table:style-name="ro4">
          <table:table-cell office:value-type="float" office:value="0.0825" calcext:value-type="float">
            <text:p>0,0825</text:p>
          </table:table-cell>
          <table:table-cell office:value-type="float" office:value="18.3858637395136" calcext:value-type="float">
            <text:p>18,3858637395</text:p>
          </table:table-cell>
          <table:table-cell office:value-type="float" office:value="18.4177780949406" calcext:value-type="float">
            <text:p>18,4177780949</text:p>
          </table:table-cell>
          <table:table-cell office:value-type="float" office:value="18.4651459984504" calcext:value-type="float">
            <text:p>18,4651459985</text:p>
          </table:table-cell>
        </table:table-row>
        <table:table-row table:style-name="ro4">
          <table:table-cell office:value-type="float" office:value="0.0835" calcext:value-type="float">
            <text:p>0,0835</text:p>
          </table:table-cell>
          <table:table-cell office:value-type="float" office:value="18.3875020171131" calcext:value-type="float">
            <text:p>18,3875020171</text:p>
          </table:table-cell>
          <table:table-cell office:value-type="float" office:value="18.418950347776" calcext:value-type="float">
            <text:p>18,4189503478</text:p>
          </table:table-cell>
          <table:table-cell office:value-type="float" office:value="18.4659087989374" calcext:value-type="float">
            <text:p>18,4659087989</text:p>
          </table:table-cell>
        </table:table-row>
        <table:table-row table:style-name="ro4">
          <table:table-cell office:value-type="float" office:value="0.0845" calcext:value-type="float">
            <text:p>0,0845</text:p>
          </table:table-cell>
          <table:table-cell office:value-type="float" office:value="18.3890915531092" calcext:value-type="float">
            <text:p>18,3890915531</text:p>
          </table:table-cell>
          <table:table-cell office:value-type="float" office:value="18.4200841726817" calcext:value-type="float">
            <text:p>18,4200841727</text:p>
          </table:table-cell>
          <table:table-cell office:value-type="float" office:value="18.466648192098" calcext:value-type="float">
            <text:p>18,4666481921</text:p>
          </table:table-cell>
        </table:table-row>
        <table:table-row table:style-name="ro4">
          <table:table-cell office:value-type="float" office:value="0.0855" calcext:value-type="float">
            <text:p>0,0855</text:p>
          </table:table-cell>
          <table:table-cell office:value-type="float" office:value="18.3906331530921" calcext:value-type="float">
            <text:p>18,3906331531</text:p>
          </table:table-cell>
          <table:table-cell office:value-type="float" office:value="18.4211801721525" calcext:value-type="float">
            <text:p>18,4211801722</text:p>
          </table:table-cell>
          <table:table-cell office:value-type="float" office:value="18.4673645793824" calcext:value-type="float">
            <text:p>18,4673645794</text:p>
          </table:table-cell>
        </table:table-row>
        <table:table-row table:style-name="ro4">
          <table:table-cell office:value-type="float" office:value="0.0865" calcext:value-type="float">
            <text:p>0,0865</text:p>
          </table:table-cell>
          <table:table-cell office:value-type="float" office:value="18.392127595155" calcext:value-type="float">
            <text:p>18,3921275952</text:p>
          </table:table-cell>
          <table:table-cell office:value-type="float" office:value="18.4222389266914" calcext:value-type="float">
            <text:p>18,4222389267</text:p>
          </table:table-cell>
          <table:table-cell office:value-type="float" office:value="18.4680583482625" calcext:value-type="float">
            <text:p>18,4680583483</text:p>
          </table:table-cell>
        </table:table-row>
        <table:table-row table:style-name="ro4">
          <table:table-cell office:value-type="float" office:value="0.0875" calcext:value-type="float">
            <text:p>0,0875</text:p>
          </table:table-cell>
          <table:table-cell office:value-type="float" office:value="18.3935756302497" calcext:value-type="float">
            <text:p>18,3935756302</text:p>
          </table:table-cell>
          <table:table-cell office:value-type="float" office:value="18.4232609950364" calcext:value-type="float">
            <text:p>18,423260995</text:p>
          </table:table-cell>
          <table:table-cell office:value-type="float" office:value="18.4687298723254" calcext:value-type="float">
            <text:p>18,4687298723</text:p>
          </table:table-cell>
        </table:table-row>
        <table:table-row table:style-name="ro4">
          <table:table-cell office:value-type="float" office:value="0.0885" calcext:value-type="float">
            <text:p>0,0885</text:p>
          </table:table-cell>
          <table:table-cell office:value-type="float" office:value="18.3949779797426" calcext:value-type="float">
            <text:p>18,3949779797</text:p>
          </table:table-cell>
          <table:table-cell office:value-type="float" office:value="18.4242469116208" calcext:value-type="float">
            <text:p>18,4242469116</text:p>
          </table:table-cell>
          <table:table-cell office:value-type="float" office:value="18.469379508673" calcext:value-type="float">
            <text:p>18,4693795087</text:p>
          </table:table-cell>
        </table:table-row>
        <table:table-row table:style-name="ro4">
          <table:table-cell office:value-type="float" office:value="0.0895" calcext:value-type="float">
            <text:p>0,0895</text:p>
          </table:table-cell>
          <table:table-cell office:value-type="float" office:value="18.3963353443151" calcext:value-type="float">
            <text:p>18,3963353443</text:p>
          </table:table-cell>
          <table:table-cell office:value-type="float" office:value="18.4251971952572" calcext:value-type="float">
            <text:p>18,4251971953</text:p>
          </table:table-cell>
          <table:table-cell office:value-type="float" office:value="18.4700076062731" calcext:value-type="float">
            <text:p>18,4700076063</text:p>
          </table:table-cell>
        </table:table-row>
        <table:table-row table:style-name="ro4">
          <table:table-cell office:value-type="float" office:value="0.0905" calcext:value-type="float">
            <text:p>0,0905</text:p>
          </table:table-cell>
          <table:table-cell office:value-type="float" office:value="18.3976483996772" calcext:value-type="float">
            <text:p>18,3976483997</text:p>
          </table:table-cell>
          <table:table-cell office:value-type="float" office:value="18.4261123447882" calcext:value-type="float">
            <text:p>18,4261123448</text:p>
          </table:table-cell>
          <table:table-cell office:value-type="float" office:value="18.4706145016072" calcext:value-type="float">
            <text:p>18,4706145016</text:p>
          </table:table-cell>
        </table:table-row>
        <table:table-row table:style-name="ro4">
          <table:table-cell office:value-type="float" office:value="0.0915" calcext:value-type="float">
            <text:p>0,0915</text:p>
          </table:table-cell>
          <table:table-cell office:value-type="float" office:value="18.3989177915215" calcext:value-type="float">
            <text:p>18,3989177915</text:p>
          </table:table-cell>
          <table:table-cell office:value-type="float" office:value="18.4269928339792" calcext:value-type="float">
            <text:p>18,426992834</text:p>
          </table:table-cell>
          <table:table-cell office:value-type="float" office:value="18.4712005135789" calcext:value-type="float">
            <text:p>18,4712005136</text:p>
          </table:table-cell>
        </table:table-row>
        <table:table-row table:style-name="ro4">
          <table:table-cell office:value-type="float" office:value="0.0925" calcext:value-type="float">
            <text:p>0,0925</text:p>
          </table:table-cell>
          <table:table-cell office:value-type="float" office:value="18.4001441485915" calcext:value-type="float">
            <text:p>18,4001441486</text:p>
          </table:table-cell>
          <table:table-cell office:value-type="float" office:value="18.4278391243446" calcext:value-type="float">
            <text:p>18,4278391243</text:p>
          </table:table-cell>
          <table:table-cell office:value-type="float" office:value="18.4717659559255" calcext:value-type="float">
            <text:p>18,4717659559</text:p>
          </table:table-cell>
        </table:table-row>
        <table:table-row table:style-name="ro4">
          <table:table-cell office:value-type="float" office:value="0.0935" calcext:value-type="float">
            <text:p>0,0935</text:p>
          </table:table-cell>
          <table:table-cell office:value-type="float" office:value="18.4013280709019" calcext:value-type="float">
            <text:p>18,4013280709</text:p>
          </table:table-cell>
          <table:table-cell office:value-type="float" office:value="18.4286516533845" calcext:value-type="float">
            <text:p>18,4286516534</text:p>
          </table:table-cell>
          <table:table-cell office:value-type="float" office:value="18.4723111256415" calcext:value-type="float">
            <text:p>18,4723111256</text:p>
          </table:table-cell>
        </table:table-row>
        <table:table-row table:style-name="ro4">
          <table:table-cell office:value-type="float" office:value="0.0945" calcext:value-type="float">
            <text:p>0,0945</text:p>
          </table:table-cell>
          <table:table-cell office:value-type="float" office:value="18.4024701356051" calcext:value-type="float">
            <text:p>18,4024701356</text:p>
          </table:table-cell>
          <table:table-cell office:value-type="float" office:value="18.4294308402882" calcext:value-type="float">
            <text:p>18,4294308403</text:p>
          </table:table-cell>
          <table:table-cell office:value-type="float" office:value="18.4728363084505" calcext:value-type="float">
            <text:p>18,4728363085</text:p>
          </table:table-cell>
        </table:table-row>
        <table:table-row table:style-name="ro4">
          <table:table-cell office:value-type="float" office:value="0.0955" calcext:value-type="float">
            <text:p>0,0955</text:p>
          </table:table-cell>
          <table:table-cell office:value-type="float" office:value="18.4035708999689" calcext:value-type="float">
            <text:p>18,4035709</text:p>
          </table:table-cell>
          <table:table-cell office:value-type="float" office:value="18.4301770887877" calcext:value-type="float">
            <text:p>18,4301770888</text:p>
          </table:table-cell>
          <table:table-cell office:value-type="float" office:value="18.4733417815033" calcext:value-type="float">
            <text:p>18,4733417815</text:p>
          </table:table-cell>
        </table:table-row>
        <table:table-row table:style-name="ro4">
          <table:table-cell office:value-type="float" office:value="0.0965" calcext:value-type="float">
            <text:p>0,0965</text:p>
          </table:table-cell>
          <table:table-cell office:value-type="float" office:value="18.4046308968101" calcext:value-type="float">
            <text:p>18,4046308968</text:p>
          </table:table-cell>
          <table:table-cell office:value-type="float" office:value="18.4308907825386" calcext:value-type="float">
            <text:p>18,4308907825</text:p>
          </table:table-cell>
          <table:table-cell office:value-type="float" office:value="18.4738278087838" calcext:value-type="float">
            <text:p>18,4738278088</text:p>
          </table:table-cell>
        </table:table-row>
        <table:table-row table:style-name="ro4">
          <table:table-cell office:value-type="float" office:value="0.0975" calcext:value-type="float">
            <text:p>0,0975</text:p>
          </table:table-cell>
          <table:table-cell office:value-type="float" office:value="18.4056506400666" calcext:value-type="float">
            <text:p>18,4056506401</text:p>
          </table:table-cell>
          <table:table-cell office:value-type="float" office:value="18.4315722905508" calcext:value-type="float">
            <text:p>18,4315722906</text:p>
          </table:table-cell>
          <table:table-cell office:value-type="float" office:value="18.4742946463343" calcext:value-type="float">
            <text:p>18,4742946463</text:p>
          </table:table-cell>
        </table:table-row>
        <table:table-row table:style-name="ro4">
          <table:table-cell office:value-type="float" office:value="0.0985" calcext:value-type="float">
            <text:p>0,0985</text:p>
          </table:table-cell>
          <table:table-cell office:value-type="float" office:value="18.406630617696" calcext:value-type="float">
            <text:p>18,4066306177</text:p>
          </table:table-cell>
          <table:table-cell office:value-type="float" office:value="18.4322219600572" calcext:value-type="float">
            <text:p>18,4322219601</text:p>
          </table:table-cell>
          <table:table-cell office:value-type="float" office:value="18.4747425352142" calcext:value-type="float">
            <text:p>18,4747425352</text:p>
          </table:table-cell>
        </table:table-row>
        <table:table-row table:style-name="ro4">
          <table:table-cell office:value-type="float" office:value="0.0995" calcext:value-type="float">
            <text:p>0,0995</text:p>
          </table:table-cell>
          <table:table-cell office:value-type="float" office:value="18.4075712984316" calcext:value-type="float">
            <text:p>18,4075712984</text:p>
          </table:table-cell>
          <table:table-cell office:value-type="float" office:value="18.4328401231251" calcext:value-type="float">
            <text:p>18,4328401231</text:p>
          </table:table-cell>
          <table:table-cell office:value-type="float" office:value="18.4751717078873" calcext:value-type="float">
            <text:p>18,4751717079</text:p>
          </table:table-cell>
        </table:table-row>
        <table:table-row table:style-name="ro4">
          <table:table-cell office:value-type="float" office:value="0.1005" calcext:value-type="float">
            <text:p>0,1005</text:p>
          </table:table-cell>
          <table:table-cell office:value-type="float" office:value="18.4084731302738" calcext:value-type="float">
            <text:p>18,4084731303</text:p>
          </table:table-cell>
          <table:table-cell office:value-type="float" office:value="18.4334270950766" calcext:value-type="float">
            <text:p>18,4334270951</text:p>
          </table:table-cell>
          <table:table-cell office:value-type="float" office:value="18.4755823866135" calcext:value-type="float">
            <text:p>18,4755823866</text:p>
          </table:table-cell>
        </table:table-row>
        <table:table-row table:style-name="ro4">
          <table:table-cell office:value-type="float" office:value="0.1015" calcext:value-type="float">
            <text:p>0,1015</text:p>
          </table:table-cell>
          <table:table-cell office:value-type="float" office:value="18.409336538524" calcext:value-type="float">
            <text:p>18,4093365385</text:p>
          </table:table-cell>
          <table:table-cell office:value-type="float" office:value="18.4339831724556" calcext:value-type="float">
            <text:p>18,4339831725</text:p>
          </table:table-cell>
          <table:table-cell office:value-type="float" office:value="18.4759747814007" calcext:value-type="float">
            <text:p>18,4759747814</text:p>
          </table:table-cell>
        </table:table-row>
        <table:table-row table:style-name="ro4">
          <table:table-cell office:value-type="float" office:value="0.1025" calcext:value-type="float">
            <text:p>0,1025</text:p>
          </table:table-cell>
          <table:table-cell office:value-type="float" office:value="18.4101619333212" calcext:value-type="float">
            <text:p>18,4101619333</text:p>
          </table:table-cell>
          <table:table-cell office:value-type="float" office:value="18.4345086404297" calcext:value-type="float">
            <text:p>18,4345086404</text:p>
          </table:table-cell>
          <table:table-cell office:value-type="float" office:value="18.4763490971816" calcext:value-type="float">
            <text:p>18,4763490972</text:p>
          </table:table-cell>
        </table:table-row>
        <table:table-row table:style-name="ro4">
          <table:table-cell office:value-type="float" office:value="0.1035" calcext:value-type="float">
            <text:p>0,1035</text:p>
          </table:table-cell>
          <table:table-cell office:value-type="float" office:value="18.4109496996778" calcext:value-type="float">
            <text:p>18,4109496997</text:p>
          </table:table-cell>
          <table:table-cell office:value-type="float" office:value="18.4350037628236" calcext:value-type="float">
            <text:p>18,4350037628</text:p>
          </table:table-cell>
          <table:table-cell office:value-type="float" office:value="18.4767055240203" calcext:value-type="float">
            <text:p>18,476705524</text:p>
          </table:table-cell>
        </table:table-row>
        <table:table-row table:style-name="ro4">
          <table:table-cell office:value-type="float" office:value="0.1045" calcext:value-type="float">
            <text:p>0,1045</text:p>
          </table:table-cell>
          <table:table-cell office:value-type="float" office:value="18.4117002054426" calcext:value-type="float">
            <text:p>18,4117002054</text:p>
          </table:table-cell>
          <table:table-cell office:value-type="float" office:value="18.435468789949" calcext:value-type="float">
            <text:p>18,4354687899</text:p>
          </table:table-cell>
          <table:table-cell office:value-type="float" office:value="18.4770442447175" calcext:value-type="float">
            <text:p>18,4770442447</text:p>
          </table:table-cell>
        </table:table-row>
        <table:table-row table:style-name="ro4">
          <table:table-cell office:value-type="float" office:value="0.1055" calcext:value-type="float">
            <text:p>0,1055</text:p>
          </table:table-cell>
          <table:table-cell office:value-type="float" office:value="18.4124137977102" calcext:value-type="float">
            <text:p>18,4124137977</text:p>
          </table:table-cell>
          <table:table-cell office:value-type="float" office:value="18.4359039549688" calcext:value-type="float">
            <text:p>18,435903955</text:p>
          </table:table-cell>
          <table:table-cell office:value-type="float" office:value="18.4773654312113" calcext:value-type="float">
            <text:p>18,4773654312</text:p>
          </table:table-cell>
        </table:table-row>
        <table:table-row table:style-name="ro4">
          <table:table-cell office:value-type="float" office:value="0.1065" calcext:value-type="float">
            <text:p>0,1065</text:p>
          </table:table-cell>
          <table:table-cell office:value-type="float" office:value="18.4130908055862" calcext:value-type="float">
            <text:p>18,4130908056</text:p>
          </table:table-cell>
          <table:table-cell office:value-type="float" office:value="18.4363094765752" calcext:value-type="float">
            <text:p>18,4363094766</text:p>
          </table:table-cell>
          <table:table-cell office:value-type="float" office:value="18.4776692471566" calcext:value-type="float">
            <text:p>18,4776692472</text:p>
          </table:table-cell>
        </table:table-row>
        <table:table-row table:style-name="ro4">
          <table:table-cell office:value-type="float" office:value="0.1075" calcext:value-type="float">
            <text:p>0,1075</text:p>
          </table:table-cell>
          <table:table-cell office:value-type="float" office:value="18.4137315381908" calcext:value-type="float">
            <text:p>18,4137315382</text:p>
          </table:table-cell>
          <table:table-cell office:value-type="float" office:value="18.4366855569391" calcext:value-type="float">
            <text:p>18,4366855569</text:p>
          </table:table-cell>
          <table:table-cell office:value-type="float" office:value="18.4779558458851" calcext:value-type="float">
            <text:p>18,4779558459</text:p>
          </table:table-cell>
        </table:table-row>
        <table:table-row table:style-name="ro4">
          <table:table-cell office:value-type="float" office:value="0.1085" calcext:value-type="float">
            <text:p>0,1085</text:p>
          </table:table-cell>
          <table:table-cell office:value-type="float" office:value="18.4143362851746" calcext:value-type="float">
            <text:p>18,4143362852</text:p>
          </table:table-cell>
          <table:table-cell office:value-type="float" office:value="18.4370323821578" calcext:value-type="float">
            <text:p>18,4370323822</text:p>
          </table:table-cell>
          <table:table-cell office:value-type="float" office:value="18.4782253708105" calcext:value-type="float">
            <text:p>18,4782253708</text:p>
          </table:table-cell>
        </table:table-row>
        <table:table-row table:style-name="ro4">
          <table:table-cell office:value-type="float" office:value="0.1095" calcext:value-type="float">
            <text:p>0,1095</text:p>
          </table:table-cell>
          <table:table-cell office:value-type="float" office:value="18.414905321325" calcext:value-type="float">
            <text:p>18,4149053213</text:p>
          </table:table-cell>
          <table:table-cell office:value-type="float" office:value="18.4373501267742" calcext:value-type="float">
            <text:p>18,4373501268</text:p>
          </table:table-cell>
          <table:table-cell office:value-type="float" office:value="18.478477959822" calcext:value-type="float">
            <text:p>18,4784779598</text:p>
          </table:table-cell>
        </table:table-row>
        <table:table-row table:style-name="ro4">
          <table:table-cell office:value-type="float" office:value="0.1105" calcext:value-type="float">
            <text:p>0,1105</text:p>
          </table:table-cell>
          <table:table-cell office:value-type="float" office:value="18.4154388991829" calcext:value-type="float">
            <text:p>18,4154388992</text:p>
          </table:table-cell>
          <table:table-cell office:value-type="float" office:value="18.4376389463755" calcext:value-type="float">
            <text:p>18,4376389464</text:p>
          </table:table-cell>
          <table:table-cell office:value-type="float" office:value="18.4787137380237" calcext:value-type="float">
            <text:p>18,478713738</text:p>
          </table:table-cell>
        </table:table-row>
        <table:table-row table:style-name="ro4">
          <table:table-cell office:value-type="float" office:value="0.1115" calcext:value-type="float">
            <text:p>0,1115</text:p>
          </table:table-cell>
          <table:table-cell office:value-type="float" office:value="18.4159372549888" calcext:value-type="float">
            <text:p>18,415937255</text:p>
          </table:table-cell>
          <table:table-cell office:value-type="float" office:value="18.4378989834488" calcext:value-type="float">
            <text:p>18,4378989834</text:p>
          </table:table-cell>
          <table:table-cell office:value-type="float" office:value="18.4789328234413" calcext:value-type="float">
            <text:p>18,4789328234</text:p>
          </table:table-cell>
        </table:table-row>
        <table:table-row table:style-name="ro4">
          <table:table-cell office:value-type="float" office:value="0.1125" calcext:value-type="float">
            <text:p>0,1125</text:p>
          </table:table-cell>
          <table:table-cell office:value-type="float" office:value="18.4164006039225" calcext:value-type="float">
            <text:p>18,4164006039</text:p>
          </table:table-cell>
          <table:table-cell office:value-type="float" office:value="18.4381303625889" calcext:value-type="float">
            <text:p>18,4381303626</text:p>
          </table:table-cell>
          <table:table-cell office:value-type="float" office:value="18.479135322322" calcext:value-type="float">
            <text:p>18,4791353223</text:p>
          </table:table-cell>
        </table:table-row>
        <table:table-row table:style-name="ro4">
          <table:table-cell office:value-type="float" office:value="0.1135" calcext:value-type="float">
            <text:p>0,1135</text:p>
          </table:table-cell>
          <table:table-cell office:value-type="float" office:value="18.4168291479653" calcext:value-type="float">
            <text:p>18,416829148</text:p>
          </table:table-cell>
          <table:table-cell office:value-type="float" office:value="18.4383331982704" calcext:value-type="float">
            <text:p>18,4383331983</text:p>
          </table:table-cell>
          <table:table-cell office:value-type="float" office:value="18.4793213367254" calcext:value-type="float">
            <text:p>18,4793213367</text:p>
          </table:table-cell>
        </table:table-row>
        <table:table-row table:style-name="ro4">
          <table:table-cell office:value-type="float" office:value="0.1145" calcext:value-type="float">
            <text:p>0,1145</text:p>
          </table:table-cell>
          <table:table-cell office:value-type="float" office:value="18.4172230685813" calcext:value-type="float">
            <text:p>18,4172230686</text:p>
          </table:table-cell>
          <table:table-cell office:value-type="float" office:value="18.4385075875128" calcext:value-type="float">
            <text:p>18,4385075875</text:p>
          </table:table-cell>
          <table:table-cell office:value-type="float" office:value="18.479490957343" calcext:value-type="float">
            <text:p>18,4794909573</text:p>
          </table:table-cell>
        </table:table-row>
        <table:table-row table:style-name="ro4">
          <table:table-cell office:value-type="float" office:value="0.1155" calcext:value-type="float">
            <text:p>0,1155</text:p>
          </table:table-cell>
          <table:table-cell office:value-type="float" office:value="18.4175825296097" calcext:value-type="float">
            <text:p>18,4175825296</text:p>
          </table:table-cell>
          <table:table-cell office:value-type="float" office:value="18.4386536127106" calcext:value-type="float">
            <text:p>18,4386536127</text:p>
          </table:table-cell>
          <table:table-cell office:value-type="float" office:value="18.479644266265" calcext:value-type="float">
            <text:p>18,4796442663</text:p>
          </table:table-cell>
        </table:table-row>
        <table:table-row table:style-name="ro4">
          <table:table-cell office:value-type="float" office:value="0.1165" calcext:value-type="float">
            <text:p>0,1165</text:p>
          </table:table-cell>
          <table:table-cell office:value-type="float" office:value="18.4179076784212" calcext:value-type="float">
            <text:p>18,4179076784</text:p>
          </table:table-cell>
          <table:table-cell office:value-type="float" office:value="18.438771342737" calcext:value-type="float">
            <text:p>18,4387713427</text:p>
          </table:table-cell>
          <table:table-cell office:value-type="float" office:value="18.4797813380615" calcext:value-type="float">
            <text:p>18,4797813381</text:p>
          </table:table-cell>
        </table:table-row>
        <table:table-row table:style-name="ro4">
          <table:table-cell office:value-type="float" office:value="0.1175" calcext:value-type="float">
            <text:p>0,1175</text:p>
          </table:table-cell>
          <table:table-cell office:value-type="float" office:value="18.4181986436737" calcext:value-type="float">
            <text:p>18,4181986437</text:p>
          </table:table-cell>
          <table:table-cell office:value-type="float" office:value="18.4388608306653" calcext:value-type="float">
            <text:p>18,4388608307</text:p>
          </table:table-cell>
          <table:table-cell office:value-type="float" office:value="18.4799022375606" calcext:value-type="float">
            <text:p>18,4799022376</text:p>
          </table:table-cell>
        </table:table-row>
        <table:table-row table:style-name="ro4">
          <table:table-cell office:value-type="float" office:value="0.1185" calcext:value-type="float">
            <text:p>0,1185</text:p>
          </table:table-cell>
          <table:table-cell office:value-type="float" office:value="18.4184555394246" calcext:value-type="float">
            <text:p>18,4184555394</text:p>
          </table:table-cell>
          <table:table-cell office:value-type="float" office:value="18.438922117822" calcext:value-type="float">
            <text:p>18,4389221178</text:p>
          </table:table-cell>
          <table:table-cell office:value-type="float" office:value="18.480007023823" calcext:value-type="float">
            <text:p>18,4800070238</text:p>
          </table:table-cell>
        </table:table-row>
        <table:table-row table:style-name="ro4">
          <table:table-cell office:value-type="float" office:value="0.1195" calcext:value-type="float">
            <text:p>0,1195</text:p>
          </table:table-cell>
          <table:table-cell office:value-type="float" office:value="18.4186784565579" calcext:value-type="float">
            <text:p>18,4186784566</text:p>
          </table:table-cell>
          <table:table-cell office:value-type="float" office:value="18.4389552252044" calcext:value-type="float">
            <text:p>18,4389552252</text:p>
          </table:table-cell>
          <table:table-cell office:value-type="float" office:value="18.4800957417623" calcext:value-type="float">
            <text:p>18,4800957418</text:p>
          </table:table-cell>
        </table:table-row>
        <table:table-row table:style-name="ro4">
          <table:table-cell office:value-type="float" office:value="0.1205" calcext:value-type="float">
            <text:p>0,1205</text:p>
          </table:table-cell>
          <table:table-cell office:value-type="float" office:value="18.4188674746466" calcext:value-type="float">
            <text:p>18,4188674746</text:p>
          </table:table-cell>
          <table:table-cell office:value-type="float" office:value="18.4389601652613" calcext:value-type="float">
            <text:p>18,4389601653</text:p>
          </table:table-cell>
          <table:table-cell office:value-type="float" office:value="18.480168433687" calcext:value-type="float">
            <text:p>18,4801684337</text:p>
          </table:table-cell>
        </table:table-row>
        <table:table-row table:style-name="ro4">
          <table:table-cell office:value-type="float" office:value="0.1215" calcext:value-type="float">
            <text:p>0,1215</text:p>
          </table:table-cell>
          <table:table-cell office:value-type="float" office:value="18.4190226542037" calcext:value-type="float">
            <text:p>18,4190226542</text:p>
          </table:table-cell>
          <table:table-cell office:value-type="float" office:value="18.4389369341351" calcext:value-type="float">
            <text:p>18,4389369341</text:p>
          </table:table-cell>
          <table:table-cell office:value-type="float" office:value="18.4802251317354" calcext:value-type="float">
            <text:p>18,4802251317</text:p>
          </table:table-cell>
        </table:table-row>
        <table:table-row table:style-name="ro4">
          <table:table-cell office:value-type="float" office:value="0.1225" calcext:value-type="float">
            <text:p>0,1225</text:p>
          </table:table-cell>
          <table:table-cell office:value-type="float" office:value="18.4191440375153" calcext:value-type="float">
            <text:p>18,4191440375</text:p>
          </table:table-cell>
          <table:table-cell office:value-type="float" office:value="18.4388855124564" calcext:value-type="float">
            <text:p>18,4388855125</text:p>
          </table:table-cell>
          <table:table-cell office:value-type="float" office:value="18.4802658586801" calcext:value-type="float">
            <text:p>18,4802658587</text:p>
          </table:table-cell>
        </table:table-row>
        <table:table-row table:style-name="ro4">
          <table:table-cell office:value-type="float" office:value="0.1235" calcext:value-type="float">
            <text:p>0,1235</text:p>
          </table:table-cell>
          <table:table-cell office:value-type="float" office:value="18.4192316510056" calcext:value-type="float">
            <text:p>18,419231651</text:p>
          </table:table-cell>
          <table:table-cell office:value-type="float" office:value="18.438805867668" calcext:value-type="float">
            <text:p>18,4388058677</text:p>
          </table:table-cell>
          <table:table-cell office:value-type="float" office:value="18.4802906302332" calcext:value-type="float">
            <text:p>18,4802906302</text:p>
          </table:table-cell>
        </table:table-row>
        <table:table-row table:style-name="ro4">
          <table:table-cell office:value-type="float" office:value="0.1245" calcext:value-type="float">
            <text:p>0,1245</text:p>
          </table:table-cell>
          <table:table-cell office:value-type="float" office:value="18.4192855028737" calcext:value-type="float">
            <text:p>18,4192855029</text:p>
          </table:table-cell>
          <table:table-cell office:value-type="float" office:value="18.4386979516377" calcext:value-type="float">
            <text:p>18,4386979516</text:p>
          </table:table-cell>
          <table:table-cell office:value-type="float" office:value="18.4802994527469" calcext:value-type="float">
            <text:p>18,4802994527</text:p>
          </table:table-cell>
        </table:table-row>
        <table:table-row table:style-name="ro4">
          <table:table-cell office:value-type="float" office:value="0.1255" calcext:value-type="float">
            <text:p>0,1255</text:p>
          </table:table-cell>
          <table:table-cell office:value-type="float" office:value="18.4193055859743" calcext:value-type="float">
            <text:p>18,419305586</text:p>
          </table:table-cell>
          <table:table-cell office:value-type="float" office:value="18.4385617035019" calcext:value-type="float">
            <text:p>18,4385617035</text:p>
          </table:table-cell>
          <table:table-cell office:value-type="float" office:value="18.4802923260349" calcext:value-type="float">
            <text:p>18,480292326</text:p>
          </table:table-cell>
        </table:table-row>
        <table:table-row table:style-name="ro4">
          <table:table-cell office:value-type="float" office:value="0.1265" calcext:value-type="float">
            <text:p>0,1265</text:p>
          </table:table-cell>
          <table:table-cell office:value-type="float" office:value="18.419291871705" calcext:value-type="float">
            <text:p>18,4192918717</text:p>
          </table:table-cell>
          <table:table-cell office:value-type="float" office:value="18.4383970435388" calcext:value-type="float">
            <text:p>18,4383970435</text:p>
          </table:table-cell>
          <table:table-cell office:value-type="float" office:value="18.4802692374262" calcext:value-type="float">
            <text:p>18,4802692374</text:p>
          </table:table-cell>
        </table:table-row>
        <table:table-row table:style-name="ro4">
          <table:table-cell office:value-type="float" office:value="0.1275" calcext:value-type="float">
            <text:p>0,1275</text:p>
          </table:table-cell>
          <table:table-cell office:value-type="float" office:value="18.4192443207503" calcext:value-type="float">
            <text:p>18,4192443208</text:p>
          </table:table-cell>
          <table:table-cell office:value-type="float" office:value="18.4382038838631" calcext:value-type="float">
            <text:p>18,4382038839</text:p>
          </table:table-cell>
          <table:table-cell office:value-type="float" office:value="18.480230172271" calcext:value-type="float">
            <text:p>18,4802301723</text:p>
          </table:table-cell>
        </table:table-row>
        <table:table-row table:style-name="ro4">
          <table:table-cell office:value-type="float" office:value="0.1285" calcext:value-type="float">
            <text:p>0,1285</text:p>
          </table:table-cell>
          <table:table-cell office:value-type="float" office:value="18.4191628701976" calcext:value-type="float">
            <text:p>18,4191628702</text:p>
          </table:table-cell>
          <table:table-cell office:value-type="float" office:value="18.4379821155455" calcext:value-type="float">
            <text:p>18,4379821155</text:p>
          </table:table-cell>
          <table:table-cell office:value-type="float" office:value="18.4801751014004" calcext:value-type="float">
            <text:p>18,4801751014</text:p>
          </table:table-cell>
        </table:table-row>
        <table:table-row table:style-name="ro4">
          <table:table-cell office:value-type="float" office:value="0.1295" calcext:value-type="float">
            <text:p>0,1295</text:p>
          </table:table-cell>
          <table:table-cell office:value-type="float" office:value="18.4190474456271" calcext:value-type="float">
            <text:p>18,4190474456</text:p>
          </table:table-cell>
          <table:table-cell office:value-type="float" office:value="18.4377316206556" calcext:value-type="float">
            <text:p>18,4377316207</text:p>
          </table:table-cell>
          <table:table-cell office:value-type="float" office:value="18.480103992958" calcext:value-type="float">
            <text:p>18,480103993</text:p>
          </table:table-cell>
        </table:table-row>
        <table:table-row table:style-name="ro4">
          <table:table-cell office:value-type="float" office:value="0.1305" calcext:value-type="float">
            <text:p>0,1305</text:p>
          </table:table-cell>
          <table:table-cell office:value-type="float" office:value="18.4188979486818" calcext:value-type="float">
            <text:p>18,4188979487</text:p>
          </table:table-cell>
          <table:table-cell office:value-type="float" office:value="18.4374522598334" calcext:value-type="float">
            <text:p>18,4374522598</text:p>
          </table:table-cell>
          <table:table-cell office:value-type="float" office:value="18.4800168003136" calcext:value-type="float">
            <text:p>18,4800168003</text:p>
          </table:table-cell>
        </table:table-row>
        <table:table-row table:style-name="ro4">
          <table:table-cell office:value-type="float" office:value="0.1315" calcext:value-type="float">
            <text:p>0,1315</text:p>
          </table:table-cell>
          <table:table-cell office:value-type="float" office:value="18.4187142703189" calcext:value-type="float">
            <text:p>18,4187142703</text:p>
          </table:table-cell>
          <table:table-cell office:value-type="float" office:value="18.4371438855008" calcext:value-type="float">
            <text:p>18,4371438855</text:p>
          </table:table-cell>
          <table:table-cell office:value-type="float" office:value="18.4799134750427" calcext:value-type="float">
            <text:p>18,479913475</text:p>
          </table:table-cell>
        </table:table-row>
        <table:table-row table:style-name="ro4">
          <table:table-cell office:value-type="float" office:value="0.1325" calcext:value-type="float">
            <text:p>0,1325</text:p>
          </table:table-cell>
          <table:table-cell office:value-type="float" office:value="18.4184962787371" calcext:value-type="float">
            <text:p>18,4184962787</text:p>
          </table:table-cell>
          <table:table-cell office:value-type="float" office:value="18.4368063297895" calcext:value-type="float">
            <text:p>18,4368063298</text:p>
          </table:table-cell>
          <table:table-cell office:value-type="float" office:value="18.4797939551999" calcext:value-type="float">
            <text:p>18,4797939552</text:p>
          </table:table-cell>
        </table:table-row>
        <table:table-row table:style-name="ro4">
          <table:table-cell office:value-type="float" office:value="0.1335" calcext:value-type="float">
            <text:p>0,1335</text:p>
          </table:table-cell>
          <table:table-cell office:value-type="float" office:value="18.418243825467" calcext:value-type="float">
            <text:p>18,4182438255</text:p>
          </table:table-cell>
          <table:table-cell office:value-type="float" office:value="18.4364394106061" calcext:value-type="float">
            <text:p>18,4364394106</text:p>
          </table:table-cell>
          <table:table-cell office:value-type="float" office:value="18.479658171323" calcext:value-type="float">
            <text:p>18,4796581713</text:p>
          </table:table-cell>
        </table:table-row>
        <table:table-row table:style-name="ro4">
          <table:table-cell office:value-type="float" office:value="0.1345" calcext:value-type="float">
            <text:p>0,1345</text:p>
          </table:table-cell>
          <table:table-cell office:value-type="float" office:value="18.4179567481439" calcext:value-type="float">
            <text:p>18,4179567481</text:p>
          </table:table-cell>
          <table:table-cell office:value-type="float" office:value="18.4360429343903" calcext:value-type="float">
            <text:p>18,4360429344</text:p>
          </table:table-cell>
          <table:table-cell office:value-type="float" office:value="18.4795060492075" calcext:value-type="float">
            <text:p>18,4795060492</text:p>
          </table:table-cell>
        </table:table-row>
        <table:table-row table:style-name="ro4">
          <table:table-cell office:value-type="float" office:value="0.1355" calcext:value-type="float">
            <text:p>0,1355</text:p>
          </table:table-cell>
          <table:table-cell office:value-type="float" office:value="18.4176348600796" calcext:value-type="float">
            <text:p>18,4176348601</text:p>
          </table:table-cell>
          <table:table-cell office:value-type="float" office:value="18.435616685684" calcext:value-type="float">
            <text:p>18,4356166857</text:p>
          </table:table-cell>
          <table:table-cell office:value-type="float" office:value="18.4793374998025" calcext:value-type="float">
            <text:p>18,4793374998</text:p>
          </table:table-cell>
        </table:table-row>
        <table:table-row table:style-name="ro4">
          <table:table-cell office:value-type="float" office:value="0.1365" calcext:value-type="float">
            <text:p>0,1365</text:p>
          </table:table-cell>
          <table:table-cell office:value-type="float" office:value="18.4172779611832" calcext:value-type="float">
            <text:p>18,4172779612</text:p>
          </table:table-cell>
          <table:table-cell office:value-type="float" office:value="18.4351604380313" calcext:value-type="float">
            <text:p>18,435160438</text:p>
          </table:table-cell>
          <table:table-cell office:value-type="float" office:value="18.4791524299491" calcext:value-type="float">
            <text:p>18,4791524299</text:p>
          </table:table-cell>
        </table:table-row>
        <table:table-row table:style-name="ro4">
          <table:table-cell office:value-type="float" office:value="0.1375" calcext:value-type="float">
            <text:p>0,1375</text:p>
          </table:table-cell>
          <table:table-cell office:value-type="float" office:value="18.4168858332375" calcext:value-type="float">
            <text:p>18,4168858332</text:p>
          </table:table-cell>
          <table:table-cell office:value-type="float" office:value="18.4346739492517" calcext:value-type="float">
            <text:p>18,4346739493</text:p>
          </table:table-cell>
          <table:table-cell office:value-type="float" office:value="18.4789507378579" calcext:value-type="float">
            <text:p>18,4789507379</text:p>
          </table:table-cell>
        </table:table-row>
        <table:table-row table:style-name="ro4">
          <table:table-cell office:value-type="float" office:value="0.1385" calcext:value-type="float">
            <text:p>0,1385</text:p>
          </table:table-cell>
          <table:table-cell office:value-type="float" office:value="18.4164582342129" calcext:value-type="float">
            <text:p>18,4164582342</text:p>
          </table:table-cell>
          <table:table-cell office:value-type="float" office:value="18.4341569557484" calcext:value-type="float">
            <text:p>18,4341569557</text:p>
          </table:table-cell>
          <table:table-cell office:value-type="float" office:value="18.4787323076522" calcext:value-type="float">
            <text:p>18,4787323077</text:p>
          </table:table-cell>
        </table:table-row>
        <table:table-row table:style-name="ro4">
          <table:table-cell office:value-type="float" office:value="0.1395" calcext:value-type="float">
            <text:p>0,1395</text:p>
          </table:table-cell>
          <table:table-cell office:value-type="float" office:value="18.4159949114061" calcext:value-type="float">
            <text:p>18,4159949114</text:p>
          </table:table-cell>
          <table:table-cell office:value-type="float" office:value="18.4336091856362" calcext:value-type="float">
            <text:p>18,4336091856</text:p>
          </table:table-cell>
          <table:table-cell office:value-type="float" office:value="18.4784970222916" calcext:value-type="float">
            <text:p>18,4784970223</text:p>
          </table:table-cell>
        </table:table-row>
        <table:table-row table:style-name="ro4">
          <table:table-cell office:value-type="float" office:value="0.1405" calcext:value-type="float">
            <text:p>0,1405</text:p>
          </table:table-cell>
          <table:table-cell office:value-type="float" office:value="18.4154955859341" calcext:value-type="float">
            <text:p>18,4154955859</text:p>
          </table:table-cell>
          <table:table-cell office:value-type="float" office:value="18.4330303432371" calcext:value-type="float">
            <text:p>18,4330303432</text:p>
          </table:table-cell>
          <table:table-cell office:value-type="float" office:value="18.4782447485453" calcext:value-type="float">
            <text:p>18,4782447485</text:p>
          </table:table-cell>
        </table:table-row>
        <table:table-row table:style-name="ro4">
          <table:table-cell office:value-type="float" office:value="0.1415" calcext:value-type="float">
            <text:p>0,1415</text:p>
          </table:table-cell>
          <table:table-cell office:value-type="float" office:value="18.4149599660498" calcext:value-type="float">
            <text:p>18,414959966</text:p>
          </table:table-cell>
          <table:table-cell office:value-type="float" office:value="18.4324201223908" calcext:value-type="float">
            <text:p>18,4324201224</text:p>
          </table:table-cell>
          <table:table-cell office:value-type="float" office:value="18.4779753501002" calcext:value-type="float">
            <text:p>18,4779753501</text:p>
          </table:table-cell>
        </table:table-row>
        <table:table-row table:style-name="ro4">
          <table:table-cell office:value-type="float" office:value="0.1425" calcext:value-type="float">
            <text:p>0,1425</text:p>
          </table:table-cell>
          <table:table-cell office:value-type="float" office:value="18.4143877340688" calcext:value-type="float">
            <text:p>18,4143877341</text:p>
          </table:table-cell>
          <table:table-cell office:value-type="float" office:value="18.4317781933821" calcext:value-type="float">
            <text:p>18,4317781934</text:p>
          </table:table-cell>
          <table:table-cell office:value-type="float" office:value="18.4776886749248" calcext:value-type="float">
            <text:p>18,4776886749</text:p>
          </table:table-cell>
        </table:table-row>
        <table:table-row table:style-name="ro4">
          <table:table-cell office:value-type="float" office:value="0.1435" calcext:value-type="float">
            <text:p>0,1435</text:p>
          </table:table-cell>
          <table:table-cell office:value-type="float" office:value="18.4137785590165" calcext:value-type="float">
            <text:p>18,413778559</text:p>
          </table:table-cell>
          <table:table-cell office:value-type="float" office:value="18.4311042155892" calcext:value-type="float">
            <text:p>18,4311042156</text:p>
          </table:table-cell>
          <table:table-cell office:value-type="float" office:value="18.4773845677357" calcext:value-type="float">
            <text:p>18,4773845677</text:p>
          </table:table-cell>
        </table:table-row>
        <table:table-row table:style-name="ro4">
          <table:table-cell office:value-type="float" office:value="0.1445" calcext:value-type="float">
            <text:p>0,1445</text:p>
          </table:table-cell>
          <table:table-cell office:value-type="float" office:value="18.4131320861625" calcext:value-type="float">
            <text:p>18,4131320862</text:p>
          </table:table-cell>
          <table:table-cell office:value-type="float" office:value="18.4303978270206" calcext:value-type="float">
            <text:p>18,430397827</text:p>
          </table:table-cell>
          <table:table-cell office:value-type="float" office:value="18.4770628599209" calcext:value-type="float">
            <text:p>18,4770628599</text:p>
          </table:table-cell>
        </table:table-row>
        <table:table-row table:style-name="ro4">
          <table:table-cell office:value-type="float" office:value="0.1455" calcext:value-type="float">
            <text:p>0,1455</text:p>
          </table:table-cell>
          <table:table-cell office:value-type="float" office:value="18.4124479401706" calcext:value-type="float">
            <text:p>18,4124479402</text:p>
          </table:table-cell>
          <table:table-cell office:value-type="float" office:value="18.4296586474683" calcext:value-type="float">
            <text:p>18,4296586475</text:p>
          </table:table-cell>
          <table:table-cell office:value-type="float" office:value="18.4767233727544" calcext:value-type="float">
            <text:p>18,4767233728</text:p>
          </table:table-cell>
        </table:table-row>
        <table:table-row table:style-name="ro4">
          <table:table-cell office:value-type="float" office:value="0.1465" calcext:value-type="float">
            <text:p>0,1465</text:p>
          </table:table-cell>
          <table:table-cell office:value-type="float" office:value="18.4117257301399" calcext:value-type="float">
            <text:p>18,4117257301</text:p>
          </table:table-cell>
          <table:table-cell office:value-type="float" office:value="18.4288862835585" calcext:value-type="float">
            <text:p>18,4288862836</text:p>
          </table:table-cell>
          <table:table-cell office:value-type="float" office:value="18.4763659224602" calcext:value-type="float">
            <text:p>18,4763659225</text:p>
          </table:table-cell>
        </table:table-row>
        <table:table-row table:style-name="ro4">
          <table:table-cell office:value-type="float" office:value="0.1475" calcext:value-type="float">
            <text:p>0,1475</text:p>
          </table:table-cell>
          <table:table-cell office:value-type="float" office:value="18.4109650378719" calcext:value-type="float">
            <text:p>18,4109650379</text:p>
          </table:table-cell>
          <table:table-cell office:value-type="float" office:value="18.4280803170201" calcext:value-type="float">
            <text:p>18,428080317</text:p>
          </table:table-cell>
          <table:table-cell office:value-type="float" office:value="18.4759903089242" calcext:value-type="float">
            <text:p>18,4759903089</text:p>
          </table:table-cell>
        </table:table-row>
        <table:table-row table:style-name="ro4">
          <table:table-cell office:value-type="float" office:value="0.1485" calcext:value-type="float">
            <text:p>0,1485</text:p>
          </table:table-cell>
          <table:table-cell office:value-type="float" office:value="18.4101654307191" calcext:value-type="float">
            <text:p>18,4101654307</text:p>
          </table:table-cell>
          <table:table-cell office:value-type="float" office:value="18.4272403175497" calcext:value-type="float">
            <text:p>18,4272403175</text:p>
          </table:table-cell>
          <table:table-cell office:value-type="float" office:value="18.4755963283852" calcext:value-type="float">
            <text:p>18,4755963284</text:p>
          </table:table-cell>
        </table:table-row>
        <table:table-row table:style-name="ro4">
          <table:table-cell office:value-type="float" office:value="0.1495" calcext:value-type="float">
            <text:p>0,1495</text:p>
          </table:table-cell>
          <table:table-cell office:value-type="float" office:value="18.4093264500812" calcext:value-type="float">
            <text:p>18,4093264501</text:p>
          </table:table-cell>
          <table:table-cell office:value-type="float" office:value="18.4263658313119" calcext:value-type="float">
            <text:p>18,4263658313</text:p>
          </table:table-cell>
          <table:table-cell office:value-type="float" office:value="18.4751837623866" calcext:value-type="float">
            <text:p>18,4751837624</text:p>
          </table:table-cell>
        </table:table-row>
        <table:table-row table:style-name="ro4">
          <table:table-cell office:value-type="float" office:value="0.1505" calcext:value-type="float">
            <text:p>0,1505</text:p>
          </table:table-cell>
          <table:table-cell office:value-type="float" office:value="18.4084476144307" calcext:value-type="float">
            <text:p>18,4084476144</text:p>
          </table:table-cell>
          <table:table-cell office:value-type="float" office:value="18.4254563839775" calcext:value-type="float">
            <text:p>18,425456384</text:p>
          </table:table-cell>
          <table:table-cell office:value-type="float" office:value="18.4747523809035" calcext:value-type="float">
            <text:p>18,4747523809</text:p>
          </table:table-cell>
        </table:table-row>
        <table:table-row table:style-name="ro4">
          <table:table-cell office:value-type="float" office:value="0.1515" calcext:value-type="float">
            <text:p>0,1515</text:p>
          </table:table-cell>
          <table:table-cell office:value-type="float" office:value="18.4075284262067" calcext:value-type="float">
            <text:p>18,4075284262</text:p>
          </table:table-cell>
          <table:table-cell office:value-type="float" office:value="18.4245114876385" calcext:value-type="float">
            <text:p>18,4245114876</text:p>
          </table:table-cell>
          <table:table-cell office:value-type="float" office:value="18.4743019492425" calcext:value-type="float">
            <text:p>18,4743019492</text:p>
          </table:table-cell>
        </table:table-row>
        <table:table-row table:style-name="ro4">
          <table:table-cell office:value-type="float" office:value="0.1525" calcext:value-type="float">
            <text:p>0,1525</text:p>
          </table:table-cell>
          <table:table-cell office:value-type="float" office:value="18.406568360137" calcext:value-type="float">
            <text:p>18,4065683601</text:p>
          </table:table-cell>
          <table:table-cell office:value-type="float" office:value="18.4235306291344" calcext:value-type="float">
            <text:p>18,4235306291</text:p>
          </table:table-cell>
          <table:table-cell office:value-type="float" office:value="18.4738322168499" calcext:value-type="float">
            <text:p>18,4738322168</text:p>
          </table:table-cell>
        </table:table-row>
        <table:table-row table:style-name="ro4">
          <table:table-cell office:value-type="float" office:value="0.1535" calcext:value-type="float">
            <text:p>0,1535</text:p>
          </table:table-cell>
          <table:table-cell office:value-type="float" office:value="18.405566869585" calcext:value-type="float">
            <text:p>18,4055668696</text:p>
          </table:table-cell>
          <table:table-cell office:value-type="float" office:value="18.4225132764216" calcext:value-type="float">
            <text:p>18,4225132764</text:p>
          </table:table-cell>
          <table:table-cell office:value-type="float" office:value="18.4733429236933" calcext:value-type="float">
            <text:p>18,4733429237</text:p>
          </table:table-cell>
        </table:table-row>
        <table:table-row table:style-name="ro4">
          <table:table-cell office:value-type="float" office:value="0.1545" calcext:value-type="float">
            <text:p>0,1545</text:p>
          </table:table-cell>
          <table:table-cell office:value-type="float" office:value="18.4045233847403" calcext:value-type="float">
            <text:p>18,4045233847</text:p>
          </table:table-cell>
          <table:table-cell office:value-type="float" office:value="18.4214588767806" calcext:value-type="float">
            <text:p>18,4214588768</text:p>
          </table:table-cell>
          <table:table-cell office:value-type="float" office:value="18.4728337987013" calcext:value-type="float">
            <text:p>18,4728337987</text:p>
          </table:table-cell>
        </table:table-row>
        <table:table-row table:style-name="ro4">
          <table:table-cell office:value-type="float" office:value="0.1555" calcext:value-type="float">
            <text:p>0,1555</text:p>
          </table:table-cell>
          <table:table-cell office:value-type="float" office:value="18.4034373118438" calcext:value-type="float">
            <text:p>18,4034373118</text:p>
          </table:table-cell>
          <table:table-cell office:value-type="float" office:value="18.4203668560592" calcext:value-type="float">
            <text:p>18,4203668561</text:p>
          </table:table-cell>
          <table:table-cell office:value-type="float" office:value="18.4723045592163" calcext:value-type="float">
            <text:p>18,4723045592</text:p>
          </table:table-cell>
        </table:table-row>
        <table:table-row table:style-name="ro4">
          <table:table-cell office:value-type="float" office:value="0.1565" calcext:value-type="float">
            <text:p>0,1565</text:p>
          </table:table-cell>
          <table:table-cell office:value-type="float" office:value="18.40230803316" calcext:value-type="float">
            <text:p>18,4023080332</text:p>
          </table:table-cell>
          <table:table-cell office:value-type="float" office:value="18.4192366186662" calcext:value-type="float">
            <text:p>18,4192366187</text:p>
          </table:table-cell>
          <table:table-cell office:value-type="float" office:value="18.471754911184" calcext:value-type="float">
            <text:p>18,4717549112</text:p>
          </table:table-cell>
        </table:table-row>
        <table:table-row table:style-name="ro4">
          <table:table-cell office:value-type="float" office:value="0.1575" calcext:value-type="float">
            <text:p>0,1575</text:p>
          </table:table-cell>
          <table:table-cell office:value-type="float" office:value="18.4011349055316" calcext:value-type="float">
            <text:p>18,4011349055</text:p>
          </table:table-cell>
          <table:table-cell office:value-type="float" office:value="18.418067546145" calcext:value-type="float">
            <text:p>18,4180675461</text:p>
          </table:table-cell>
          <table:table-cell office:value-type="float" office:value="18.4711845479666" calcext:value-type="float">
            <text:p>18,471184548</text:p>
          </table:table-cell>
        </table:table-row>
        <table:table-row table:style-name="ro4">
          <table:table-cell office:value-type="float" office:value="0.1585" calcext:value-type="float">
            <text:p>0,1585</text:p>
          </table:table-cell>
          <table:table-cell office:value-type="float" office:value="18.3999172619125" calcext:value-type="float">
            <text:p>18,3999172619</text:p>
          </table:table-cell>
          <table:table-cell office:value-type="float" office:value="18.4168589987325" calcext:value-type="float">
            <text:p>18,4168589987</text:p>
          </table:table-cell>
          <table:table-cell office:value-type="float" office:value="18.4705931520616" calcext:value-type="float">
            <text:p>18,4705931521</text:p>
          </table:table-cell>
        </table:table-row>
        <table:table-row table:style-name="ro4">
          <table:table-cell office:value-type="float" office:value="0.1595" calcext:value-type="float">
            <text:p>0,1595</text:p>
          </table:table-cell>
          <table:table-cell office:value-type="float" office:value="18.3986544085057" calcext:value-type="float">
            <text:p>18,3986544085</text:p>
          </table:table-cell>
          <table:table-cell office:value-type="float" office:value="18.4156103125163" calcext:value-type="float">
            <text:p>18,4156103125</text:p>
          </table:table-cell>
          <table:table-cell office:value-type="float" office:value="18.4699803925485" calcext:value-type="float">
            <text:p>18,4699803925</text:p>
          </table:table-cell>
        </table:table-row>
        <table:table-row table:style-name="ro4">
          <table:table-cell office:value-type="float" office:value="0.1605" calcext:value-type="float">
            <text:p>0,1605</text:p>
          </table:table-cell>
          <table:table-cell office:value-type="float" office:value="18.3973456263256" calcext:value-type="float">
            <text:p>18,3973456263</text:p>
          </table:table-cell>
          <table:table-cell office:value-type="float" office:value="18.4143208010248" calcext:value-type="float">
            <text:p>18,414320801</text:p>
          </table:table-cell>
          <table:table-cell office:value-type="float" office:value="18.4693459268448" calcext:value-type="float">
            <text:p>18,4693459268</text:p>
          </table:table-cell>
        </table:table-row>
        <table:table-row table:style-name="ro4">
          <table:table-cell office:value-type="float" office:value="0.1615" calcext:value-type="float">
            <text:p>0,1615</text:p>
          </table:table-cell>
          <table:table-cell office:value-type="float" office:value="18.3959901685544" calcext:value-type="float">
            <text:p>18,3959901686</text:p>
          </table:table-cell>
          <table:table-cell office:value-type="float" office:value="18.4129897526044" calcext:value-type="float">
            <text:p>18,4129897526</text:p>
          </table:table-cell>
          <table:table-cell office:value-type="float" office:value="18.4686893983765" calcext:value-type="float">
            <text:p>18,4686893984</text:p>
          </table:table-cell>
        </table:table-row>
        <table:table-row table:style-name="ro4">
          <table:table-cell office:value-type="float" office:value="0.1625" calcext:value-type="float">
            <text:p>0,1625</text:p>
          </table:table-cell>
          <table:table-cell office:value-type="float" office:value="18.3945872624491" calcext:value-type="float">
            <text:p>18,3945872624</text:p>
          </table:table-cell>
          <table:table-cell office:value-type="float" office:value="18.411616432356" calcext:value-type="float">
            <text:p>18,4116164324</text:p>
          </table:table-cell>
          <table:table-cell office:value-type="float" office:value="18.468010438675" calcext:value-type="float">
            <text:p>18,4680104387</text:p>
          </table:table-cell>
        </table:table-row>
        <table:table-row table:style-name="ro4">
          <table:table-cell office:value-type="float" office:value="0.1635" calcext:value-type="float">
            <text:p>0,1635</text:p>
          </table:table-cell>
          <table:table-cell office:value-type="float" office:value="18.3931361065627" calcext:value-type="float">
            <text:p>18,3931361066</text:p>
          </table:table-cell>
          <table:table-cell office:value-type="float" office:value="18.4102000793778" calcext:value-type="float">
            <text:p>18,4102000794</text:p>
          </table:table-cell>
          <table:table-cell office:value-type="float" office:value="18.4673086649234" calcext:value-type="float">
            <text:p>18,4673086649</text:p>
          </table:table-cell>
        </table:table-row>
        <table:table-row table:style-name="ro4">
          <table:table-cell office:value-type="float" office:value="0.1645" calcext:value-type="float">
            <text:p>0,1645</text:p>
          </table:table-cell>
          <table:table-cell office:value-type="float" office:value="18.3916358714847" calcext:value-type="float">
            <text:p>18,3916358715</text:p>
          </table:table-cell>
          <table:table-cell office:value-type="float" office:value="18.4087399075338" calcext:value-type="float">
            <text:p>18,4087399075</text:p>
          </table:table-cell>
          <table:table-cell office:value-type="float" office:value="18.4665836809243" calcext:value-type="float">
            <text:p>18,4665836809</text:p>
          </table:table-cell>
        </table:table-row>
        <table:table-row table:style-name="ro4">
          <table:table-cell office:value-type="float" office:value="0.1655" calcext:value-type="float">
            <text:p>0,1655</text:p>
          </table:table-cell>
          <table:table-cell office:value-type="float" office:value="18.3900856979796" calcext:value-type="float">
            <text:p>18,390085698</text:p>
          </table:table-cell>
          <table:table-cell office:value-type="float" office:value="18.4072351036148" calcext:value-type="float">
            <text:p>18,4072351036</text:p>
          </table:table-cell>
          <table:table-cell office:value-type="float" office:value="18.4658350755411" calcext:value-type="float">
            <text:p>18,4658350755</text:p>
          </table:table-cell>
        </table:table-row>
        <table:table-row table:style-name="ro4">
          <table:table-cell office:value-type="float" office:value="0.1665" calcext:value-type="float">
            <text:p>0,1665</text:p>
          </table:table-cell>
          <table:table-cell office:value-type="float" office:value="18.3884846993474" calcext:value-type="float">
            <text:p>18,3884846993</text:p>
          </table:table-cell>
          <table:table-cell office:value-type="float" office:value="18.4056848297296" calcext:value-type="float">
            <text:p>18,4056848297</text:p>
          </table:table-cell>
          <table:table-cell office:value-type="float" office:value="18.4650624252356" calcext:value-type="float">
            <text:p>18,4650624252</text:p>
          </table:table-cell>
        </table:table-row>
        <table:table-row table:style-name="ro4">
          <table:table-cell office:value-type="float" office:value="0.1675" calcext:value-type="float">
            <text:p>0,1675</text:p>
          </table:table-cell>
          <table:table-cell office:value-type="float" office:value="18.386831958046" calcext:value-type="float">
            <text:p>18,386831958</text:p>
          </table:table-cell>
          <table:table-cell office:value-type="float" office:value="18.4040882199462" calcext:value-type="float">
            <text:p>18,4040882199</text:p>
          </table:table-cell>
          <table:table-cell office:value-type="float" office:value="18.4642652910344" calcext:value-type="float">
            <text:p>18,464265291</text:p>
          </table:table-cell>
        </table:table-row>
        <table:table-row table:style-name="ro4">
          <table:table-cell office:value-type="float" office:value="0.1685" calcext:value-type="float">
            <text:p>0,1685</text:p>
          </table:table-cell>
          <table:table-cell office:value-type="float" office:value="18.3851265280329" calcext:value-type="float">
            <text:p>18,385126528</text:p>
          </table:table-cell>
          <table:table-cell office:value-type="float" office:value="18.4024443826609" calcext:value-type="float">
            <text:p>18,4024443827</text:p>
          </table:table-cell>
          <table:table-cell office:value-type="float" office:value="18.4634432210386" calcext:value-type="float">
            <text:p>18,463443221</text:p>
          </table:table-cell>
        </table:table-row>
        <table:table-row table:style-name="ro4">
          <table:table-cell office:value-type="float" office:value="0.1695" calcext:value-type="float">
            <text:p>0,1695</text:p>
          </table:table-cell>
          <table:table-cell office:value-type="float" office:value="18.3833674263404" calcext:value-type="float">
            <text:p>18,3833674263</text:p>
          </table:table-cell>
          <table:table-cell office:value-type="float" office:value="18.4007523921783" calcext:value-type="float">
            <text:p>18,4007523922</text:p>
          </table:table-cell>
          <table:table-cell office:value-type="float" office:value="18.4625957424931" calcext:value-type="float">
            <text:p>18,4625957425</text:p>
          </table:table-cell>
        </table:table-row>
        <table:table-row table:style-name="ro4">
          <table:table-cell office:value-type="float" office:value="0.1705" calcext:value-type="float">
            <text:p>0,1705</text:p>
          </table:table-cell>
          <table:table-cell office:value-type="float" office:value="18.3815536435187" calcext:value-type="float">
            <text:p>18,3815536435</text:p>
          </table:table-cell>
          <table:table-cell office:value-type="float" office:value="18.3990112991956" calcext:value-type="float">
            <text:p>18,3990112992</text:p>
          </table:table-cell>
          <table:table-cell office:value-type="float" office:value="18.4617223721325" calcext:value-type="float">
            <text:p>18,4617223721</text:p>
          </table:table-cell>
        </table:table-row>
        <table:table-row table:style-name="ro4">
          <table:table-cell office:value-type="float" office:value="0.1715" calcext:value-type="float">
            <text:p>0,1715</text:p>
          </table:table-cell>
          <table:table-cell office:value-type="float" office:value="18.3796841378523" calcext:value-type="float">
            <text:p>18,3796841379</text:p>
          </table:table-cell>
          <table:table-cell office:value-type="float" office:value="18.3972201250224" calcext:value-type="float">
            <text:p>18,397220125</text:p>
          </table:table-cell>
          <table:table-cell office:value-type="float" office:value="18.4608226107828" calcext:value-type="float">
            <text:p>18,4608226108</text:p>
          </table:table-cell>
        </table:table-row>
        <table:table-row table:style-name="ro4">
          <table:table-cell office:value-type="float" office:value="0.1725" calcext:value-type="float">
            <text:p>0,1725</text:p>
          </table:table-cell>
          <table:table-cell office:value-type="float" office:value="18.3777578306435" calcext:value-type="float">
            <text:p>18,3777578306</text:p>
          </table:table-cell>
          <table:table-cell office:value-type="float" office:value="18.3953778568666" calcext:value-type="float">
            <text:p>18,3953778569</text:p>
          </table:table-cell>
          <table:table-cell office:value-type="float" office:value="18.4598959389974" calcext:value-type="float">
            <text:p>18,459895939</text:p>
          </table:table-cell>
        </table:table-row>
        <table:table-row table:style-name="ro4">
          <table:table-cell office:value-type="float" office:value="0.1735" calcext:value-type="float">
            <text:p>0,1735</text:p>
          </table:table-cell>
          <table:table-cell office:value-type="float" office:value="18.3757736135525" calcext:value-type="float">
            <text:p>18,3757736136</text:p>
          </table:table-cell>
          <table:table-cell office:value-type="float" office:value="18.3934834551965" calcext:value-type="float">
            <text:p>18,3934834552</text:p>
          </table:table-cell>
          <table:table-cell office:value-type="float" office:value="18.4589418243352" calcext:value-type="float">
            <text:p>18,4589418243</text:p>
          </table:table-cell>
        </table:table-row>
        <table:table-row table:style-name="ro4">
          <table:table-cell office:value-type="float" office:value="0.1745" calcext:value-type="float">
            <text:p>0,1745</text:p>
          </table:table-cell>
          <table:table-cell office:value-type="float" office:value="18.3737303455719" calcext:value-type="float">
            <text:p>18,3737303456</text:p>
          </table:table-cell>
          <table:table-cell office:value-type="float" office:value="18.3915358507111" calcext:value-type="float">
            <text:p>18,3915358507</text:p>
          </table:table-cell>
          <table:table-cell office:value-type="float" office:value="18.4579597185797" calcext:value-type="float">
            <text:p>18,4579597186</text:p>
          </table:table-cell>
        </table:table-row>
        <table:table-row table:style-name="ro4">
          <table:table-cell office:value-type="float" office:value="0.1755" calcext:value-type="float">
            <text:p>0,1755</text:p>
          </table:table-cell>
          <table:table-cell office:value-type="float" office:value="18.3716268456142" calcext:value-type="float">
            <text:p>18,3716268456</text:p>
          </table:table-cell>
          <table:table-cell office:value-type="float" office:value="18.3895339369036" calcext:value-type="float">
            <text:p>18,3895339369</text:p>
          </table:table-cell>
          <table:table-cell office:value-type="float" office:value="18.4569490506993" calcext:value-type="float">
            <text:p>18,4569490507</text:p>
          </table:table-cell>
        </table:table-row>
        <table:table-row table:style-name="ro4">
          <table:table-cell office:value-type="float" office:value="0.1765" calcext:value-type="float">
            <text:p>0,1765</text:p>
          </table:table-cell>
          <table:table-cell office:value-type="float" office:value="18.3694619027478" calcext:value-type="float">
            <text:p>18,3694619027</text:p>
          </table:table-cell>
          <table:table-cell office:value-type="float" office:value="18.3874765803058" calcext:value-type="float">
            <text:p>18,3874765803</text:p>
          </table:table-cell>
          <table:table-cell office:value-type="float" office:value="18.4559092368241" calcext:value-type="float">
            <text:p>18,4559092368</text:p>
          </table:table-cell>
        </table:table-row>
        <table:table-row table:style-name="ro4">
          <table:table-cell office:value-type="float" office:value="0.1775" calcext:value-type="float">
            <text:p>0,1775</text:p>
          </table:table-cell>
          <table:table-cell office:value-type="float" office:value="18.3672342718629" calcext:value-type="float">
            <text:p>18,3672342719</text:p>
          </table:table-cell>
          <table:table-cell office:value-type="float" office:value="18.3853626161182" calcext:value-type="float">
            <text:p>18,3853626161</text:p>
          </table:table-cell>
          <table:table-cell office:value-type="float" office:value="18.4548396760913" calcext:value-type="float">
            <text:p>18,4548396761</text:p>
          </table:table-cell>
        </table:table-row>
        <table:table-row table:style-name="ro4">
          <table:table-cell office:value-type="float" office:value="0.1785" calcext:value-type="float">
            <text:p>0,1785</text:p>
          </table:table-cell>
          <table:table-cell office:value-type="float" office:value="18.3649426681008" calcext:value-type="float">
            <text:p>18,3649426681</text:p>
          </table:table-cell>
          <table:table-cell office:value-type="float" office:value="18.3831908425883" calcext:value-type="float">
            <text:p>18,3831908426</text:p>
          </table:table-cell>
          <table:table-cell office:value-type="float" office:value="18.4537397452611" calcext:value-type="float">
            <text:p>18,4537397453</text:p>
          </table:table-cell>
        </table:table-row>
        <table:table-row table:style-name="ro4">
          <table:table-cell office:value-type="float" office:value="0.1795" calcext:value-type="float">
            <text:p>0,1795</text:p>
          </table:table-cell>
          <table:table-cell office:value-type="float" office:value="18.3625857720839" calcext:value-type="float">
            <text:p>18,3625857721</text:p>
          </table:table-cell>
          <table:table-cell office:value-type="float" office:value="18.3809600261998" calcext:value-type="float">
            <text:p>18,3809600262</text:p>
          </table:table-cell>
          <table:table-cell office:value-type="float" office:value="18.4526088036923" calcext:value-type="float">
            <text:p>18,4526088037</text:p>
          </table:table-cell>
        </table:table-row>
        <table:table-row table:style-name="ro4">
          <table:table-cell office:value-type="float" office:value="0.1805" calcext:value-type="float">
            <text:p>0,1805</text:p>
          </table:table-cell>
          <table:table-cell office:value-type="float" office:value="18.3601622326405" calcext:value-type="float">
            <text:p>18,3601622326</text:p>
          </table:table-cell>
          <table:table-cell office:value-type="float" office:value="18.3786689043327" calcext:value-type="float">
            <text:p>18,3786689043</text:p>
          </table:table-cell>
          <table:table-cell office:value-type="float" office:value="18.4514461958115" calcext:value-type="float">
            <text:p>18,4514461958</text:p>
          </table:table-cell>
        </table:table-row>
        <table:table-row table:style-name="ro4">
          <table:table-cell office:value-type="float" office:value="0.1815" calcext:value-type="float">
            <text:p>0,1815</text:p>
          </table:table-cell>
          <table:table-cell office:value-type="float" office:value="18.3576706575144" calcext:value-type="float">
            <text:p>18,3576706575</text:p>
          </table:table-cell>
          <table:table-cell office:value-type="float" office:value="18.3763161758601" calcext:value-type="float">
            <text:p>18,3763161759</text:p>
          </table:table-cell>
          <table:table-cell office:value-type="float" office:value="18.4502512419272" calcext:value-type="float">
            <text:p>18,4502512419</text:p>
          </table:table-cell>
        </table:table-row>
        <table:table-row table:style-name="ro4">
          <table:table-cell office:value-type="float" office:value="0.1825" calcext:value-type="float">
            <text:p>0,1825</text:p>
          </table:table-cell>
          <table:table-cell office:value-type="float" office:value="18.3551096200589" calcext:value-type="float">
            <text:p>18,3551096201</text:p>
          </table:table-cell>
          <table:table-cell office:value-type="float" office:value="18.3739005077424" calcext:value-type="float">
            <text:p>18,3739005077</text:p>
          </table:table-cell>
          <table:table-cell office:value-type="float" office:value="18.449023244343" calcext:value-type="float">
            <text:p>18,4490232443</text:p>
          </table:table-cell>
        </table:table-row>
        <table:table-row table:style-name="ro4">
          <table:table-cell office:value-type="float" office:value="0.1835" calcext:value-type="float">
            <text:p>0,1835</text:p>
          </table:table-cell>
          <table:table-cell office:value-type="float" office:value="18.3524776621784" calcext:value-type="float">
            <text:p>18,3524776622</text:p>
          </table:table-cell>
          <table:table-cell office:value-type="float" office:value="18.371420537832" calcext:value-type="float">
            <text:p>18,3714205378</text:p>
          </table:table-cell>
          <table:table-cell office:value-type="float" office:value="18.4477614897193" calcext:value-type="float">
            <text:p>18,4477614897</text:p>
          </table:table-cell>
        </table:table-row>
        <table:table-row table:style-name="ro4">
          <table:table-cell office:value-type="float" office:value="0.1845" calcext:value-type="float">
            <text:p>0,1845</text:p>
          </table:table-cell>
          <table:table-cell office:value-type="float" office:value="18.3497732858682" calcext:value-type="float">
            <text:p>18,3497732859</text:p>
          </table:table-cell>
          <table:table-cell office:value-type="float" office:value="18.3688748662158" calcext:value-type="float">
            <text:p>18,3688748662</text:p>
          </table:table-cell>
          <table:table-cell office:value-type="float" office:value="18.4464652403377" calcext:value-type="float">
            <text:p>18,4464652403</text:p>
          </table:table-cell>
        </table:table-row>
        <table:table-row table:style-name="ro4">
          <table:table-cell office:value-type="float" office:value="0.1855" calcext:value-type="float">
            <text:p>0,1855</text:p>
          </table:table-cell>
          <table:table-cell office:value-type="float" office:value="18.3469949608669" calcext:value-type="float">
            <text:p>18,3469949609</text:p>
          </table:table-cell>
          <table:table-cell office:value-type="float" office:value="18.3662620626699" calcext:value-type="float">
            <text:p>18,3662620627</text:p>
          </table:table-cell>
          <table:table-cell office:value-type="float" office:value="18.4451337406927" calcext:value-type="float">
            <text:p>18,4451337407</text:p>
          </table:table-cell>
        </table:table-row>
        <table:table-row table:style-name="ro4">
          <table:table-cell office:value-type="float" office:value="0.1865" calcext:value-type="float">
            <text:p>0,1865</text:p>
          </table:table-cell>
          <table:table-cell office:value-type="float" office:value="18.3441411215607" calcext:value-type="float">
            <text:p>18,3441411216</text:p>
          </table:table-cell>
          <table:table-cell office:value-type="float" office:value="18.3635806632962" calcext:value-type="float">
            <text:p>18,3635806633</text:p>
          </table:table-cell>
          <table:table-cell office:value-type="float" office:value="18.4437662135602" calcext:value-type="float">
            <text:p>18,4437662136</text:p>
          </table:table-cell>
        </table:table-row>
        <table:table-row table:style-name="ro4">
          <table:table-cell office:value-type="float" office:value="0.1875" calcext:value-type="float">
            <text:p>0,1875</text:p>
          </table:table-cell>
          <table:table-cell office:value-type="float" office:value="18.3412101753923" calcext:value-type="float">
            <text:p>18,3412101754</text:p>
          </table:table-cell>
          <table:table-cell office:value-type="float" office:value="18.3608291786357" calcext:value-type="float">
            <text:p>18,3608291786</text:p>
          </table:table-cell>
          <table:table-cell office:value-type="float" office:value="18.4423618668756" calcext:value-type="float">
            <text:p>18,4423618669</text:p>
          </table:table-cell>
        </table:table-row>
        <table:table-row table:style-name="ro4">
          <table:table-cell office:value-type="float" office:value="0.1885" calcext:value-type="float">
            <text:p>0,1885</text:p>
          </table:table-cell>
          <table:table-cell office:value-type="float" office:value="18.3382004941612" calcext:value-type="float">
            <text:p>18,3382004942</text:p>
          </table:table-cell>
          <table:table-cell office:value-type="float" office:value="18.3580060845753" calcext:value-type="float">
            <text:p>18,3580060846</text:p>
          </table:table-cell>
          <table:table-cell office:value-type="float" office:value="18.4409198839458" calcext:value-type="float">
            <text:p>18,4409198839</text:p>
          </table:table-cell>
        </table:table-row>
        <table:table-row table:style-name="ro4">
          <table:table-cell office:value-type="float" office:value="0.1895" calcext:value-type="float">
            <text:p>0,1895</text:p>
          </table:table-cell>
          <table:table-cell office:value-type="float" office:value="18.3351104215193" calcext:value-type="float">
            <text:p>18,3351104215</text:p>
          </table:table-cell>
          <table:table-cell office:value-type="float" office:value="18.3551098294137" calcext:value-type="float">
            <text:p>18,3551098294</text:p>
          </table:table-cell>
          <table:table-cell office:value-type="float" office:value="18.4394394288902" calcext:value-type="float">
            <text:p>18,4394394289</text:p>
          </table:table-cell>
        </table:table-row>
        <table:table-row table:style-name="ro4">
          <table:table-cell office:value-type="float" office:value="0.1905" calcext:value-type="float">
            <text:p>0,1905</text:p>
          </table:table-cell>
          <table:table-cell office:value-type="float" office:value="18.3319382801667" calcext:value-type="float">
            <text:p>18,3319382802</text:p>
          </table:table-cell>
          <table:table-cell office:value-type="float" office:value="18.3521388405448" calcext:value-type="float">
            <text:p>18,3521388405</text:p>
          </table:table-cell>
          <table:table-cell office:value-type="float" office:value="18.437919651416" calcext:value-type="float">
            <text:p>18,4379196514</text:p>
          </table:table-cell>
        </table:table-row>
        <table:table-row table:style-name="ro4">
          <table:table-cell office:value-type="float" office:value="0.1915" calcext:value-type="float">
            <text:p>0,1915</text:p>
          </table:table-cell>
          <table:table-cell office:value-type="float" office:value="18.3286823629402" calcext:value-type="float">
            <text:p>18,3286823629</text:p>
          </table:table-cell>
          <table:table-cell office:value-type="float" office:value="18.3490915149019" calcext:value-type="float">
            <text:p>18,3490915149</text:p>
          </table:table-cell>
          <table:table-cell office:value-type="float" office:value="18.4363596757817" calcext:value-type="float">
            <text:p>18,4363596758</text:p>
          </table:table-cell>
        </table:table-row>
        <table:table-row table:style-name="ro4">
          <table:table-cell office:value-type="float" office:value="0.1925" calcext:value-type="float">
            <text:p>0,1925</text:p>
          </table:table-cell>
          <table:table-cell office:value-type="float" office:value="18.3253409520116" calcext:value-type="float">
            <text:p>18,325340952</text:p>
          </table:table-cell>
          <table:table-cell office:value-type="float" office:value="18.345966237462" calcext:value-type="float">
            <text:p>18,3459662375</text:p>
          </table:table-cell>
          <table:table-cell office:value-type="float" office:value="18.4347586161569" calcext:value-type="float">
            <text:p>18,4347586162</text:p>
          </table:table-cell>
        </table:table-row>
        <table:table-row table:style-name="ro4">
          <table:table-cell office:value-type="float" office:value="0.1935" calcext:value-type="float">
            <text:p>0,1935</text:p>
          </table:table-cell>
          <table:table-cell office:value-type="float" office:value="18.3219123090474" calcext:value-type="float">
            <text:p>18,321912309</text:p>
          </table:table-cell>
          <table:table-cell office:value-type="float" office:value="18.3427613705203" calcext:value-type="float">
            <text:p>18,3427613705</text:p>
          </table:table-cell>
          <table:table-cell office:value-type="float" office:value="18.4331155636766" calcext:value-type="float">
            <text:p>18,4331155637</text:p>
          </table:table-cell>
        </table:table-row>
        <table:table-row table:style-name="ro4">
          <table:table-cell office:value-type="float" office:value="0.1945" calcext:value-type="float">
            <text:p>0,1945</text:p>
          </table:table-cell>
          <table:table-cell office:value-type="float" office:value="18.3183946869851" calcext:value-type="float">
            <text:p>18,318394687</text:p>
          </table:table-cell>
          <table:table-cell office:value-type="float" office:value="18.3394752644785" calcext:value-type="float">
            <text:p>18,3394752645</text:p>
          </table:table-cell>
          <table:table-cell office:value-type="float" office:value="18.431429593512" calcext:value-type="float">
            <text:p>18,4314295935</text:p>
          </table:table-cell>
        </table:table-row>
        <table:table-row table:style-name="ro4">
          <table:table-cell office:value-type="float" office:value="0.1955" calcext:value-type="float">
            <text:p>0,1955</text:p>
          </table:table-cell>
          <table:table-cell office:value-type="float" office:value="18.314786341853" calcext:value-type="float">
            <text:p>18,3147863419</text:p>
          </table:table-cell>
          <table:table-cell office:value-type="float" office:value="18.3361062685041" calcext:value-type="float">
            <text:p>18,3361062685</text:p>
          </table:table-cell>
          <table:table-cell office:value-type="float" office:value="18.4296997712097" calcext:value-type="float">
            <text:p>18,4296997712</text:p>
          </table:table-cell>
        </table:table-row>
        <table:table-row table:style-name="ro4">
          <table:table-cell office:value-type="float" office:value="0.1965" calcext:value-type="float">
            <text:p>0,1965</text:p>
          </table:table-cell>
          <table:table-cell office:value-type="float" office:value="18.3110855301594" calcext:value-type="float">
            <text:p>18,3110855302</text:p>
          </table:table-cell>
          <table:table-cell office:value-type="float" office:value="18.3326527265302" calcext:value-type="float">
            <text:p>18,3326527265</text:p>
          </table:table-cell>
          <table:table-cell office:value-type="float" office:value="18.4279251444319" calcext:value-type="float">
            <text:p>18,4279251444</text:p>
          </table:table-cell>
        </table:table-row>
        <table:table-row table:style-name="ro4">
          <table:table-cell office:value-type="float" office:value="0.1975" calcext:value-type="float">
            <text:p>0,1975</text:p>
          </table:table-cell>
          <table:table-cell office:value-type="float" office:value="18.3072905239329" calcext:value-type="float">
            <text:p>18,3072905239</text:p>
          </table:table-cell>
          <table:table-cell office:value-type="float" office:value="18.3291129907148" calcext:value-type="float">
            <text:p>18,3291129907</text:p>
          </table:table-cell>
          <table:table-cell office:value-type="float" office:value="18.4261047505264" calcext:value-type="float">
            <text:p>18,4261047505</text:p>
          </table:table-cell>
        </table:table-row>
        <table:table-row table:style-name="ro4">
          <table:table-cell office:value-type="float" office:value="0.1985" calcext:value-type="float">
            <text:p>0,1985</text:p>
          </table:table-cell>
          <table:table-cell office:value-type="float" office:value="18.3033996263085" calcext:value-type="float">
            <text:p>18,3033996263</text:p>
          </table:table-cell>
          <table:table-cell office:value-type="float" office:value="18.3254854351804" calcext:value-type="float">
            <text:p>18,3254854352</text:p>
          </table:table-cell>
          <table:table-cell office:value-type="float" office:value="18.4242376234396" calcext:value-type="float">
            <text:p>18,4242376234</text:p>
          </table:table-cell>
        </table:table-row>
        <table:table-row table:style-name="ro4">
          <table:table-cell office:value-type="float" office:value="0.1995" calcext:value-type="float">
            <text:p>0,1995</text:p>
          </table:table-cell>
          <table:table-cell office:value-type="float" office:value="18.2994111742766" calcext:value-type="float">
            <text:p>18,2994111743</text:p>
          </table:table-cell>
          <table:table-cell office:value-type="float" office:value="18.3217684565905" calcext:value-type="float">
            <text:p>18,3217684566</text:p>
          </table:table-cell>
          <table:table-cell office:value-type="float" office:value="18.4223227871292" calcext:value-type="float">
            <text:p>18,4223227871</text:p>
          </table:table-cell>
        </table:table-row>
        <table:table-row table:style-name="ro4">
          <table:table-cell office:value-type="float" office:value="0.2005" calcext:value-type="float">
            <text:p>0,2005</text:p>
          </table:table-cell>
          <table:table-cell office:value-type="float" office:value="18.2953235595402" calcext:value-type="float">
            <text:p>18,2953235595</text:p>
          </table:table-cell>
          <table:table-cell office:value-type="float" office:value="18.3179604925213" calcext:value-type="float">
            <text:p>18,3179604925</text:p>
          </table:table-cell>
          <table:table-cell office:value-type="float" office:value="18.4203592646658" calcext:value-type="float">
            <text:p>18,4203592647</text:p>
          </table:table-cell>
        </table:table-row>
        <table:table-row table:style-name="ro4">
          <table:table-cell office:value-type="float" office:value="0.2015" calcext:value-type="float">
            <text:p>0,2015</text:p>
          </table:table-cell>
          <table:table-cell office:value-type="float" office:value="18.2911352445437" calcext:value-type="float">
            <text:p>18,2911352445</text:p>
          </table:table-cell>
          <table:table-cell office:value-type="float" office:value="18.3140600345978" calcext:value-type="float">
            <text:p>18,3140600346</text:p>
          </table:table-cell>
          <table:table-cell office:value-type="float" office:value="18.4183460810024" calcext:value-type="float">
            <text:p>18,418346081</text:p>
          </table:table-cell>
        </table:table-row>
        <table:table-row table:style-name="ro4">
          <table:table-cell office:value-type="float" office:value="0.2025" calcext:value-type="float">
            <text:p>0,2025</text:p>
          </table:table-cell>
          <table:table-cell office:value-type="float" office:value="18.2868447893209" calcext:value-type="float">
            <text:p>18,2868447893</text:p>
          </table:table-cell>
          <table:table-cell office:value-type="float" office:value="18.3100656520128" calcext:value-type="float">
            <text:p>18,310065652</text:p>
          </table:table-cell>
          <table:table-cell office:value-type="float" office:value="18.4162822739881" calcext:value-type="float">
            <text:p>18,416282274</text:p>
          </table:table-cell>
        </table:table-row>
        <table:table-row table:style-name="ro4">
          <table:table-cell office:value-type="float" office:value="0.2035" calcext:value-type="float">
            <text:p>0,2035</text:p>
          </table:table-cell>
          <table:table-cell office:value-type="float" office:value="18.2824508640225" calcext:value-type="float">
            <text:p>18,282450864</text:p>
          </table:table-cell>
          <table:table-cell office:value-type="float" office:value="18.305976000188" calcext:value-type="float">
            <text:p>18,3059760002</text:p>
          </table:table-cell>
          <table:table-cell office:value-type="float" office:value="18.4141668895616" calcext:value-type="float">
            <text:p>18,4141668896</text:p>
          </table:table-cell>
        </table:table-row>
        <table:table-row table:style-name="ro4">
          <table:table-cell office:value-type="float" office:value="0.2045" calcext:value-type="float">
            <text:p>0,2045</text:p>
          </table:table-cell>
          <table:table-cell office:value-type="float" office:value="18.277952285922" calcext:value-type="float">
            <text:p>18,2779522859</text:p>
          </table:table-cell>
          <table:table-cell office:value-type="float" office:value="18.3017898533683" calcext:value-type="float">
            <text:p>18,3017898534</text:p>
          </table:table-cell>
          <table:table-cell office:value-type="float" office:value="18.4119989974998" calcext:value-type="float">
            <text:p>18,4119989975</text:p>
          </table:table-cell>
        </table:table-row>
        <table:table-row table:style-name="ro4">
          <table:table-cell office:value-type="float" office:value="0.2055" calcext:value-type="float">
            <text:p>0,2055</text:p>
          </table:table-cell>
          <table:table-cell office:value-type="float" office:value="18.273348047083" calcext:value-type="float">
            <text:p>18,2733480471</text:p>
          </table:table-cell>
          <table:table-cell office:value-type="float" office:value="18.297506127204" calcext:value-type="float">
            <text:p>18,2975061272</text:p>
          </table:table-cell>
          <table:table-cell office:value-type="float" office:value="18.4097776953782" calcext:value-type="float">
            <text:p>18,4097776954</text:p>
          </table:table-cell>
        </table:table-row>
        <table:table-row table:style-name="ro4">
          <table:table-cell office:value-type="float" office:value="0.2065" calcext:value-type="float">
            <text:p>0,2065</text:p>
          </table:table-cell>
          <table:table-cell office:value-type="float" office:value="18.268637357755" calcext:value-type="float">
            <text:p>18,2686373578</text:p>
          </table:table-cell>
          <table:table-cell office:value-type="float" office:value="18.2931239163448" calcext:value-type="float">
            <text:p>18,2931239163</text:p>
          </table:table-cell>
          <table:table-cell office:value-type="float" office:value="18.407502124021" calcext:value-type="float">
            <text:p>18,407502124</text:p>
          </table:table-cell>
        </table:table-row>
        <table:table-row table:style-name="ro4">
          <table:table-cell office:value-type="float" office:value="0.2075" calcext:value-type="float">
            <text:p>0,2075</text:p>
          </table:table-cell>
          <table:table-cell office:value-type="float" office:value="18.2638196793655" calcext:value-type="float">
            <text:p>18,2638196794</text:p>
          </table:table-cell>
          <table:table-cell office:value-type="float" office:value="18.2886425207971" calcext:value-type="float">
            <text:p>18,2886425208</text:p>
          </table:table-cell>
          <table:table-cell office:value-type="float" office:value="18.4051714693924" calcext:value-type="float">
            <text:p>18,4051714694</text:p>
          </table:table-cell>
        </table:table-row>
        <table:table-row table:style-name="ro4">
          <table:table-cell office:value-type="float" office:value="0.2085" calcext:value-type="float">
            <text:p>0,2085</text:p>
          </table:table-cell>
          <table:table-cell office:value-type="float" office:value="18.2588947860653" calcext:value-type="float">
            <text:p>18,2588947861</text:p>
          </table:table-cell>
          <table:table-cell office:value-type="float" office:value="18.2840614999614" calcext:value-type="float">
            <text:p>18,2840615</text:p>
          </table:table-cell>
          <table:table-cell office:value-type="float" office:value="18.4027849871387" calcext:value-type="float">
            <text:p>18,4027849871</text:p>
          </table:table-cell>
        </table:table-row>
        <table:table-row table:style-name="ro4">
          <table:table-cell office:value-type="float" office:value="0.2095" calcext:value-type="float">
            <text:p>0,2095</text:p>
          </table:table-cell>
          <table:table-cell office:value-type="float" office:value="18.2538628151919" calcext:value-type="float">
            <text:p>18,2538628152</text:p>
          </table:table-cell>
          <table:table-cell office:value-type="float" office:value="18.2793807145835" calcext:value-type="float">
            <text:p>18,2793807146</text:p>
          </table:table-cell>
          <table:table-cell office:value-type="float" office:value="18.4003420119886" calcext:value-type="float">
            <text:p>18,400342012</text:p>
          </table:table-cell>
        </table:table-row>
        <table:table-row table:style-name="ro4">
          <table:table-cell office:value-type="float" office:value="0.2105" calcext:value-type="float">
            <text:p>0,2105</text:p>
          </table:table-cell>
          <table:table-cell office:value-type="float" office:value="18.2487243286523" calcext:value-type="float">
            <text:p>18,2487243287</text:p>
          </table:table-cell>
          <table:table-cell office:value-type="float" office:value="18.2746003785732" calcext:value-type="float">
            <text:p>18,2746003786</text:p>
          </table:table-cell>
          <table:table-cell office:value-type="float" office:value="18.3978419722541" calcext:value-type="float">
            <text:p>18,3978419723</text:p>
          </table:table-cell>
        </table:table-row>
        <table:table-row table:style-name="ro4">
          <table:table-cell office:value-type="float" office:value="0.2115" calcext:value-type="float">
            <text:p>0,2115</text:p>
          </table:table-cell>
          <table:table-cell office:value-type="float" office:value="18.2434803987617" calcext:value-type="float">
            <text:p>18,2434803988</text:p>
          </table:table-cell>
          <table:table-cell office:value-type="float" office:value="18.269721134166" calcext:value-type="float">
            <text:p>18,2697211342</text:p>
          </table:table-cell>
          <table:table-cell office:value-type="float" office:value="18.3952844215691" calcext:value-type="float">
            <text:p>18,3952844216</text:p>
          </table:table-cell>
        </table:table-row>
        <table:table-row table:style-name="ro4">
          <table:table-cell office:value-type="float" office:value="0.2125" calcext:value-type="float">
            <text:p>0,2125</text:p>
          </table:table-cell>
          <table:table-cell office:value-type="float" office:value="18.2381326855256" calcext:value-type="float">
            <text:p>18,2381326855</text:p>
          </table:table-cell>
          <table:table-cell office:value-type="float" office:value="18.2647441173515" calcext:value-type="float">
            <text:p>18,2647441174</text:p>
          </table:table-cell>
          <table:table-cell office:value-type="float" office:value="18.3926690564711" calcext:value-type="float">
            <text:p>18,3926690565</text:p>
          </table:table-cell>
        </table:table-row>
        <table:table-row table:style-name="ro4">
          <table:table-cell office:value-type="float" office:value="0.2135" calcext:value-type="float">
            <text:p>0,2135</text:p>
          </table:table-cell>
          <table:table-cell office:value-type="float" office:value="18.2326835284101" calcext:value-type="float">
            <text:p>18,2326835284</text:p>
          </table:table-cell>
          <table:table-cell office:value-type="float" office:value="18.2596710366255" calcext:value-type="float">
            <text:p>18,2596710366</text:p>
          </table:table-cell>
          <table:table-cell office:value-type="float" office:value="18.3899957410727" calcext:value-type="float">
            <text:p>18,3899957411</text:p>
          </table:table-cell>
        </table:table-row>
        <table:table-row table:style-name="ro4">
          <table:table-cell office:value-type="float" office:value="0.2145" calcext:value-type="float">
            <text:p>0,2145</text:p>
          </table:table-cell>
          <table:table-cell office:value-type="float" office:value="18.2271360652319" calcext:value-type="float">
            <text:p>18,2271360652</text:p>
          </table:table-cell>
          <table:table-cell office:value-type="float" office:value="18.2545042777488" calcext:value-type="float">
            <text:p>18,2545042777</text:p>
          </table:table-cell>
          <table:table-cell office:value-type="float" office:value="18.3872645502871" calcext:value-type="float">
            <text:p>18,3872645503</text:p>
          </table:table-cell>
        </table:table-row>
        <table:table-row table:style-name="ro4">
          <table:table-cell office:value-type="float" office:value="0.2155" calcext:value-type="float">
            <text:p>0,2155</text:p>
          </table:table-cell>
          <table:table-cell office:value-type="float" office:value="18.2214943448227" calcext:value-type="float">
            <text:p>18,2214943448</text:p>
          </table:table-cell>
          <table:table-cell office:value-type="float" office:value="18.2492470012688" calcext:value-type="float">
            <text:p>18,2492470013</text:p>
          </table:table-cell>
          <table:table-cell office:value-type="float" office:value="18.3844758003931" calcext:value-type="float">
            <text:p>18,3844758004</text:p>
          </table:table-cell>
        </table:table-row>
        <table:table-row table:style-name="ro4">
          <table:table-cell office:value-type="float" office:value="0.2165" calcext:value-type="float">
            <text:p>0,2165</text:p>
          </table:table-cell>
          <table:table-cell office:value-type="float" office:value="18.2157634558862" calcext:value-type="float">
            <text:p>18,2157634559</text:p>
          </table:table-cell>
          <table:table-cell office:value-type="float" office:value="18.2439032554574" calcext:value-type="float">
            <text:p>18,2439032555</text:p>
          </table:table-cell>
          <table:table-cell office:value-type="float" office:value="18.3816300881133" calcext:value-type="float">
            <text:p>18,3816300881</text:p>
          </table:table-cell>
        </table:table-row>
        <table:table-row table:style-name="ro4">
          <table:table-cell office:value-type="float" office:value="0.2175" calcext:value-type="float">
            <text:p>0,2175</text:p>
          </table:table-cell>
          <table:table-cell office:value-type="float" office:value="18.2099496855582" calcext:value-type="float">
            <text:p>18,2099496856</text:p>
          </table:table-cell>
          <table:table-cell office:value-type="float" office:value="18.2384781185234" calcext:value-type="float">
            <text:p>18,2384781185</text:p>
          </table:table-cell>
          <table:table-cell office:value-type="float" office:value="18.3787283512894" calcext:value-type="float">
            <text:p>18,3787283513</text:p>
          </table:table-cell>
        </table:table-row>
        <table:table-row table:style-name="ro4">
          <table:table-cell office:value-type="float" office:value="0.2185" calcext:value-type="float">
            <text:p>0,2185</text:p>
          </table:table-cell>
          <table:table-cell office:value-type="float" office:value="18.204060666287" calcext:value-type="float">
            <text:p>18,2040606663</text:p>
          </table:table-cell>
          <table:table-cell office:value-type="float" office:value="18.2329778292246" calcext:value-type="float">
            <text:p>18,2329778292</text:p>
          </table:table-cell>
          <table:table-cell office:value-type="float" office:value="18.3757719137963" calcext:value-type="float">
            <text:p>18,3757719138</text:p>
          </table:table-cell>
        </table:table-row>
        <table:table-row table:style-name="ro4">
          <table:table-cell office:value-type="float" office:value="0.2195" calcext:value-type="float">
            <text:p>0,2195</text:p>
          </table:table-cell>
          <table:table-cell office:value-type="float" office:value="18.1981055487854" calcext:value-type="float">
            <text:p>18,1981055488</text:p>
          </table:table-cell>
          <table:table-cell office:value-type="float" office:value="18.2274099443622" calcext:value-type="float">
            <text:p>18,2274099444</text:p>
          </table:table-cell>
          <table:table-cell office:value-type="float" office:value="18.3727625516147" calcext:value-type="float">
            <text:p>18,3727625516</text:p>
          </table:table-cell>
        </table:table-row>
        <table:table-row table:style-name="ro4">
          <table:table-cell office:value-type="float" office:value="0.2205" calcext:value-type="float">
            <text:p>0,2205</text:p>
          </table:table-cell>
          <table:table-cell office:value-type="float" office:value="18.1920951853428" calcext:value-type="float">
            <text:p>18,1920951853</text:p>
          </table:table-cell>
          <table:table-cell office:value-type="float" office:value="18.2217835083991" calcext:value-type="float">
            <text:p>18,2217835084</text:p>
          </table:table-cell>
          <table:table-cell office:value-type="float" office:value="18.3697025680826" calcext:value-type="float">
            <text:p>18,3697025681</text:p>
          </table:table-cell>
        </table:table-row>
        <table:table-row table:style-name="ro4">
          <table:table-cell office:value-type="float" office:value="0.2215" calcext:value-type="float">
            <text:p>0,2215</text:p>
          </table:table-cell>
          <table:table-cell office:value-type="float" office:value="18.1860423117005" calcext:value-type="float">
            <text:p>18,1860423117</text:p>
          </table:table-cell>
          <table:table-cell office:value-type="float" office:value="18.2161092246527" calcext:value-type="float">
            <text:p>18,2161092247</text:p>
          </table:table-cell>
          <table:table-cell office:value-type="float" office:value="18.3665948711764" calcext:value-type="float">
            <text:p>18,3665948712</text:p>
          </table:table-cell>
        </table:table-row>
        <table:table-row table:style-name="ro4">
          <table:table-cell office:value-type="float" office:value="0.2225" calcext:value-type="float">
            <text:p>0,2225</text:p>
          </table:table-cell>
          <table:table-cell office:value-type="float" office:value="18.1799617236319" calcext:value-type="float">
            <text:p>18,1799617236</text:p>
          </table:table-cell>
          <table:table-cell office:value-type="float" office:value="18.210399625737" calcext:value-type="float">
            <text:p>18,2103996257</text:p>
          </table:table-cell>
          <table:table-cell office:value-type="float" office:value="18.363443054322" calcext:value-type="float">
            <text:p>18,3634430543</text:p>
          </table:table-cell>
        </table:table-row>
        <table:table-row table:style-name="ro4">
          <table:table-cell office:value-type="float" office:value="0.2235" calcext:value-type="float">
            <text:p>0,2235</text:p>
          </table:table-cell>
          <table:table-cell office:value-type="float" office:value="18.1738704692932" calcext:value-type="float">
            <text:p>18,1738704693</text:p>
          </table:table-cell>
          <table:table-cell office:value-type="float" office:value="18.2046692661285" calcext:value-type="float">
            <text:p>18,2046692661</text:p>
          </table:table-cell>
          <table:table-cell office:value-type="float" office:value="18.360251506585" calcext:value-type="float">
            <text:p>18,3602515066</text:p>
          </table:table-cell>
        </table:table-row>
        <table:table-row table:style-name="ro4">
          <table:table-cell office:value-type="float" office:value="0.2245" calcext:value-type="float">
            <text:p>0,2245</text:p>
          </table:table-cell>
          <table:table-cell office:value-type="float" office:value="18.1677879958457" calcext:value-type="float">
            <text:p>18,1677879958</text:p>
          </table:table-cell>
          <table:table-cell office:value-type="float" office:value="18.1989348774436" calcext:value-type="float">
            <text:p>18,1989348774</text:p>
          </table:table-cell>
          <table:table-cell office:value-type="float" office:value="18.3570255034927" calcext:value-type="float">
            <text:p>18,3570255035</text:p>
          </table:table-cell>
        </table:table-row>
        <table:table-row table:style-name="ro4">
          <table:table-cell office:value-type="float" office:value="0.2255" calcext:value-type="float">
            <text:p>0,2255</text:p>
          </table:table-cell>
          <table:table-cell office:value-type="float" office:value="18.1617362977166" calcext:value-type="float">
            <text:p>18,1617362977</text:p>
          </table:table-cell>
          <table:table-cell office:value-type="float" office:value="18.1932155359623" calcext:value-type="float">
            <text:p>18,193215536</text:p>
          </table:table-cell>
          <table:table-cell office:value-type="float" office:value="18.3537713316258" calcext:value-type="float">
            <text:p>18,3537713316</text:p>
          </table:table-cell>
        </table:table-row>
        <table:table-row table:style-name="ro4">
          <table:table-cell office:value-type="float" office:value="0.2265" calcext:value-type="float">
            <text:p>0,2265</text:p>
          </table:table-cell>
          <table:table-cell office:value-type="float" office:value="18.1557400075217" calcext:value-type="float">
            <text:p>18,1557400075</text:p>
          </table:table-cell>
          <table:table-cell office:value-type="float" office:value="18.1875327856034" calcext:value-type="float">
            <text:p>18,1875327856</text:p>
          </table:table-cell>
          <table:table-cell office:value-type="float" office:value="18.3504964033656" calcext:value-type="float">
            <text:p>18,3504964034</text:p>
          </table:table-cell>
        </table:table-row>
        <table:table-row table:style-name="ro4">
          <table:table-cell office:value-type="float" office:value="0.2275" calcext:value-type="float">
            <text:p>0,2275</text:p>
          </table:table-cell>
          <table:table-cell office:value-type="float" office:value="18.1498264276709" calcext:value-type="float">
            <text:p>18,1498264277</text:p>
          </table:table-cell>
          <table:table-cell office:value-type="float" office:value="18.1819107162163" calcext:value-type="float">
            <text:p>18,1819107162</text:p>
          </table:table-cell>
          <table:table-cell office:value-type="float" office:value="18.3472093715379" calcext:value-type="float">
            <text:p>18,3472093715</text:p>
          </table:table-cell>
        </table:table-row>
        <table:table-row table:style-name="ro4">
          <table:table-cell office:value-type="float" office:value="0.2285" calcext:value-type="float">
            <text:p>0,2285</text:p>
          </table:table-cell>
          <table:table-cell office:value-type="float" office:value="18.1440255128642" calcext:value-type="float">
            <text:p>18,1440255129</text:p>
          </table:table-cell>
          <table:table-cell office:value-type="float" office:value="18.1763760085537" calcext:value-type="float">
            <text:p>18,1763760086</text:p>
          </table:table-cell>
          <table:table-cell office:value-type="float" office:value="18.3439202646244" calcext:value-type="float">
            <text:p>18,3439202646</text:p>
          </table:table-cell>
        </table:table-row>
        <table:table-row table:style-name="ro4">
          <table:table-cell office:value-type="float" office:value="0.2295" calcext:value-type="float">
            <text:p>0,2295</text:p>
          </table:table-cell>
          <table:table-cell office:value-type="float" office:value="18.1383697348293" calcext:value-type="float">
            <text:p>18,1383697348</text:p>
          </table:table-cell>
          <table:table-cell office:value-type="float" office:value="18.1709578774263" calcext:value-type="float">
            <text:p>18,1709578774</text:p>
          </table:table-cell>
          <table:table-cell office:value-type="float" office:value="18.3406405896206" calcext:value-type="float">
            <text:p>18,3406405896</text:p>
          </table:table-cell>
        </table:table-row>
        <table:table-row table:style-name="ro4">
          <table:table-cell office:value-type="float" office:value="0.2305" calcext:value-type="float">
            <text:p>0,2305</text:p>
          </table:table-cell>
          <table:table-cell office:value-type="float" office:value="18.1328938715856" calcext:value-type="float">
            <text:p>18,1328938716</text:p>
          </table:table-cell>
          <table:table-cell office:value-type="float" office:value="18.1656879538441" calcext:value-type="float">
            <text:p>18,1656879538</text:p>
          </table:table-cell>
          <table:table-cell office:value-type="float" office:value="18.3373834483293" calcext:value-type="float">
            <text:p>18,3373834483</text:p>
          </table:table-cell>
        </table:table-row>
        <table:table-row table:style-name="ro4">
          <table:table-cell office:value-type="float" office:value="0.2315" calcext:value-type="float">
            <text:p>0,2315</text:p>
          </table:table-cell>
          <table:table-cell office:value-type="float" office:value="18.1276346534953" calcext:value-type="float">
            <text:p>18,1276346535</text:p>
          </table:table-cell>
          <table:table-cell office:value-type="float" office:value="18.1606000351408" calcext:value-type="float">
            <text:p>18,1606000351</text:p>
          </table:table-cell>
          <table:table-cell office:value-type="float" office:value="18.3341636072337" calcext:value-type="float">
            <text:p>18,3341636072</text:p>
          </table:table-cell>
        </table:table-row>
        <table:table-row table:style-name="ro4">
          <table:table-cell office:value-type="float" office:value="0.2325" calcext:value-type="float">
            <text:p>0,2325</text:p>
          </table:table-cell>
          <table:table-cell office:value-type="float" office:value="18.1226303162966" calcext:value-type="float">
            <text:p>18,1226303163</text:p>
          </table:table-cell>
          <table:table-cell office:value-type="float" office:value="18.1557297478135" calcext:value-type="float">
            <text:p>18,1557297478</text:p>
          </table:table-cell>
          <table:table-cell office:value-type="float" office:value="18.3309975621304" calcext:value-type="float">
            <text:p>18,3309975621</text:p>
          </table:table-cell>
        </table:table-row>
        <table:table-row table:style-name="ro4">
          <table:table-cell office:value-type="float" office:value="0.2335" calcext:value-type="float">
            <text:p>0,2335</text:p>
          </table:table-cell>
          <table:table-cell office:value-type="float" office:value="18.1179200133215" calcext:value-type="float">
            <text:p>18,1179200133</text:p>
          </table:table-cell>
          <table:table-cell office:value-type="float" office:value="18.1511140679734" calcext:value-type="float">
            <text:p>18,151114068</text:p>
          </table:table-cell>
          <table:table-cell office:value-type="float" office:value="18.3279035405566" calcext:value-type="float">
            <text:p>18,3279035406</text:p>
          </table:table-cell>
        </table:table-row>
        <table:table-row table:style-name="ro4">
          <table:table-cell office:value-type="float" office:value="0.2345" calcext:value-type="float">
            <text:p>0,2345</text:p>
          </table:table-cell>
          <table:table-cell office:value-type="float" office:value="18.1135431238511" calcext:value-type="float">
            <text:p>18,1135431239</text:p>
          </table:table-cell>
          <table:table-cell office:value-type="float" office:value="18.1467907275718" calcext:value-type="float">
            <text:p>18,1467907276</text:p>
          </table:table-cell>
          <table:table-cell office:value-type="float" office:value="18.324901453006" calcext:value-type="float">
            <text:p>18,324901453</text:p>
          </table:table-cell>
        </table:table-row>
        <table:table-row table:style-name="ro4">
          <table:table-cell office:value-type="float" office:value="0.2355" calcext:value-type="float">
            <text:p>0,2355</text:p>
          </table:table-cell>
          <table:table-cell office:value-type="float" office:value="18.1095384728846" calcext:value-type="float">
            <text:p>18,1095384729</text:p>
          </table:table-cell>
          <table:table-cell office:value-type="float" office:value="18.142797512516" calcext:value-type="float">
            <text:p>18,1427975125</text:p>
          </table:table-cell>
          <table:table-cell office:value-type="float" office:value="18.3220127748463" calcext:value-type="float">
            <text:p>18,3220127748</text:p>
          </table:table-cell>
        </table:table-row>
        <table:table-row table:style-name="ro4">
          <table:table-cell office:value-type="float" office:value="0.2365" calcext:value-type="float">
            <text:p>0,2365</text:p>
          </table:table-cell>
          <table:table-cell office:value-type="float" office:value="18.1059434861145" calcext:value-type="float">
            <text:p>18,1059434861</text:p>
          </table:table-cell>
          <table:table-cell office:value-type="float" office:value="18.139171468244" calcext:value-type="float">
            <text:p>18,1391714682</text:p>
          </table:table-cell>
          <table:table-cell office:value-type="float" office:value="18.3192603412657" calcext:value-type="float">
            <text:p>18,3192603413</text:p>
          </table:table-cell>
        </table:table-row>
        <table:table-row table:style-name="ro4">
          <table:table-cell office:value-type="float" office:value="0.2375" calcext:value-type="float">
            <text:p>0,2375</text:p>
          </table:table-cell>
          <table:table-cell office:value-type="float" office:value="18.1027933190788" calcext:value-type="float">
            <text:p>18,1027933191</text:p>
          </table:table-cell>
          <table:table-cell office:value-type="float" office:value="18.1359480458723" calcext:value-type="float">
            <text:p>18,1359480459</text:p>
          </table:table-cell>
          <table:table-cell office:value-type="float" office:value="18.3166680475514" calcext:value-type="float">
            <text:p>18,3166680476</text:p>
          </table:table-cell>
        </table:table-row>
        <table:table-row table:style-name="ro4">
          <table:table-cell office:value-type="float" office:value="0.2385" calcext:value-type="float">
            <text:p>0,2385</text:p>
          </table:table-cell>
          <table:table-cell office:value-type="float" office:value="18.1001199943293" calcext:value-type="float">
            <text:p>18,1001199943</text:p>
          </table:table-cell>
          <table:table-cell office:value-type="float" office:value="18.1331602204584" calcext:value-type="float">
            <text:p>18,1331602205</text:p>
          </table:table-cell>
          <table:table-cell office:value-type="float" office:value="18.3142604433906" calcext:value-type="float">
            <text:p>18,3142604434</text:p>
          </table:table-cell>
        </table:table-row>
        <table:table-row table:style-name="ro4">
          <table:table-cell office:value-type="float" office:value="0.2395" calcext:value-type="float">
            <text:p>0,2395</text:p>
          </table:table-cell>
          <table:table-cell office:value-type="float" office:value="18.0979515926686" calcext:value-type="float">
            <text:p>18,0979515927</text:p>
          </table:table-cell>
          <table:table-cell office:value-type="float" office:value="18.1308376292353" calcext:value-type="float">
            <text:p>18,1308376292</text:p>
          </table:table-cell>
          <table:table-cell office:value-type="float" office:value="18.312062227622" calcext:value-type="float">
            <text:p>18,3120622276</text:p>
          </table:table-cell>
        </table:table-row>
        <table:table-row table:style-name="ro4">
          <table:table-cell office:value-type="float" office:value="0.2405" calcext:value-type="float">
            <text:p>0,2405</text:p>
          </table:table-cell>
          <table:table-cell office:value-type="float" office:value="18.096311524974" calcext:value-type="float">
            <text:p>18,096311525</text:p>
          </table:table-cell>
          <table:table-cell office:value-type="float" office:value="18.1290057620217" calcext:value-type="float">
            <text:p>18,129005762</text:p>
          </table:table-cell>
          <table:table-cell office:value-type="float" office:value="18.3100976439261" calcext:value-type="float">
            <text:p>18,3100976439</text:p>
          </table:table-cell>
        </table:table-row>
        <table:table-row table:style-name="ro4">
          <table:table-cell office:value-type="float" office:value="0.2415" calcext:value-type="float">
            <text:p>0,2415</text:p>
          </table:table-cell>
          <table:table-cell office:value-type="float" office:value="18.0952179184309" calcext:value-type="float">
            <text:p>18,0952179184</text:p>
          </table:table-cell>
          <table:table-cell office:value-type="float" office:value="18.1276852461519" calcext:value-type="float">
            <text:p>18,1276852462</text:p>
          </table:table-cell>
          <table:table-cell office:value-type="float" office:value="18.3083898002433" calcext:value-type="float">
            <text:p>18,3083898002</text:p>
          </table:table-cell>
        </table:table-row>
        <table:table-row table:style-name="ro4">
          <table:table-cell office:value-type="float" office:value="0.2425" calcext:value-type="float">
            <text:p>0,2425</text:p>
          </table:table-cell>
          <table:table-cell office:value-type="float" office:value="18.0946831421467" calcext:value-type="float">
            <text:p>18,0946831421</text:p>
          </table:table-cell>
          <table:table-cell office:value-type="float" office:value="18.1268912607703" calcext:value-type="float">
            <text:p>18,1268912608</text:p>
          </table:table-cell>
          <table:table-cell office:value-type="float" office:value="18.3069599438819" calcext:value-type="float">
            <text:p>18,3069599439</text:p>
          </table:table-cell>
        </table:table-row>
        <table:table-row table:style-name="ro4">
          <table:table-cell office:value-type="float" office:value="0.2435" calcext:value-type="float">
            <text:p>0,2435</text:p>
          </table:table-cell>
          <table:table-cell office:value-type="float" office:value="18.0947134796191" calcext:value-type="float">
            <text:p>18,0947134796</text:p>
          </table:table-cell>
          <table:table-cell office:value-type="float" office:value="18.1266330976091" calcext:value-type="float">
            <text:p>18,1266330976</text:p>
          </table:table-cell>
          <table:table-cell office:value-type="float" office:value="18.3058267245157" calcext:value-type="float">
            <text:p>18,3058267245</text:p>
          </table:table-cell>
        </table:table-row>
        <table:table-row table:style-name="ro4">
          <table:table-cell office:value-type="float" office:value="0.2445" calcext:value-type="float">
            <text:p>0,2445</text:p>
          </table:table-cell>
          <table:table-cell office:value-type="float" office:value="18.0953089622534" calcext:value-type="float">
            <text:p>18,0953089623</text:p>
          </table:table-cell>
          <table:table-cell office:value-type="float" office:value="18.1269138905638" calcext:value-type="float">
            <text:p>18,1269138906</text:p>
          </table:table-cell>
          <table:table-cell office:value-type="float" office:value="18.3050054960589" calcext:value-type="float">
            <text:p>18,3050054961</text:p>
          </table:table-cell>
        </table:table-row>
        <table:table-row table:style-name="ro4">
          <table:table-cell office:value-type="float" office:value="0.2455" calcext:value-type="float">
            <text:p>0,2455</text:p>
          </table:table-cell>
          <table:table-cell office:value-type="float" office:value="18.0964633752497" calcext:value-type="float">
            <text:p>18,0964633752</text:p>
          </table:table-cell>
          <table:table-cell office:value-type="float" office:value="18.1277305312045" calcext:value-type="float">
            <text:p>18,1277305312</text:p>
          </table:table-cell>
          <table:table-cell office:value-type="float" office:value="18.3045077131801" calcext:value-type="float">
            <text:p>18,3045077132</text:p>
          </table:table-cell>
        </table:table-row>
        <table:table-row table:style-name="ro4">
          <table:table-cell office:value-type="float" office:value="0.2465" calcext:value-type="float">
            <text:p>0,2465</text:p>
          </table:table-cell>
          <table:table-cell office:value-type="float" office:value="18.0981644111718" calcext:value-type="float">
            <text:p>18,0981644112</text:p>
          </table:table-cell>
          <table:table-cell office:value-type="float" office:value="18.1290737488043" calcext:value-type="float">
            <text:p>18,1290737488</text:p>
          </table:table-cell>
          <table:table-cell office:value-type="float" office:value="18.3043404466774" calcext:value-type="float">
            <text:p>18,3043404467</text:p>
          </table:table-cell>
        </table:table-row>
        <table:table-row table:style-name="ro4">
          <table:table-cell office:value-type="float" office:value="0.2475" calcext:value-type="float">
            <text:p>0,2475</text:p>
          </table:table-cell>
          <table:table-cell office:value-type="float" office:value="18.1003940012335" calcext:value-type="float">
            <text:p>18,1003940012</text:p>
          </table:table-cell>
          <table:table-cell office:value-type="float" office:value="18.1309283858649" calcext:value-type="float">
            <text:p>18,1309283859</text:p>
          </table:table-cell>
          <table:table-cell office:value-type="float" office:value="18.304506087549" calcext:value-type="float">
            <text:p>18,3045060875</text:p>
          </table:table-cell>
        </table:table-row>
        <table:table-row table:style-name="ro4">
          <table:table-cell office:value-type="float" office:value="0.2485" calcext:value-type="float">
            <text:p>0,2485</text:p>
          </table:table-cell>
          <table:table-cell office:value-type="float" office:value="18.103128791566" calcext:value-type="float">
            <text:p>18,1031287916</text:p>
          </table:table-cell>
          <table:table-cell office:value-type="float" office:value="18.1332738355042" calcext:value-type="float">
            <text:p>18,1332738355</text:p>
          </table:table-cell>
          <table:table-cell office:value-type="float" office:value="18.3050022436686" calcext:value-type="float">
            <text:p>18,3050022437</text:p>
          </table:table-cell>
        </table:table-row>
        <table:table-row table:style-name="ro4">
          <table:table-cell office:value-type="float" office:value="0.2495" calcext:value-type="float">
            <text:p>0,2495</text:p>
          </table:table-cell>
          <table:table-cell office:value-type="float" office:value="18.1063407529344" calcext:value-type="float">
            <text:p>18,1063407529</text:p>
          </table:table-cell>
          <table:table-cell office:value-type="float" office:value="18.1360846270494" calcext:value-type="float">
            <text:p>18,136084627</text:p>
          </table:table-cell>
          <table:table-cell office:value-type="float" office:value="18.3058218412718" calcext:value-type="float">
            <text:p>18,3058218413</text:p>
          </table:table-cell>
        </table:table-row>
        <table:table-row table:style-name="ro4">
          <table:table-cell office:value-type="float" office:value="0.2505" calcext:value-type="float">
            <text:p>0,2505</text:p>
          </table:table-cell>
          <table:table-cell office:value-type="float" office:value="18.1099979051824" calcext:value-type="float">
            <text:p>18,1099979052</text:p>
          </table:table-cell>
          <table:table-cell office:value-type="float" office:value="18.1393311383665" calcext:value-type="float">
            <text:p>18,1393311384</text:p>
          </table:table-cell>
          <table:table-cell office:value-type="float" office:value="18.3069534255083" calcext:value-type="float">
            <text:p>18,3069534255</text:p>
          </table:table-cell>
        </table:table-row>
        <table:table-row table:style-name="ro4">
          <table:table-cell office:value-type="float" office:value="0.2515" calcext:value-type="float">
            <text:p>0,2515</text:p>
          </table:table-cell>
          <table:table-cell office:value-type="float" office:value="18.1140651373551" calcext:value-type="float">
            <text:p>18,1140651374</text:p>
          </table:table-cell>
          <table:table-cell office:value-type="float" office:value="18.142980413012" calcext:value-type="float">
            <text:p>18,142980413</text:p>
          </table:table-cell>
          <table:table-cell office:value-type="float" office:value="18.3083816439573" calcext:value-type="float">
            <text:p>18,308381644</text:p>
          </table:table-cell>
        </table:table-row>
        <table:table-row table:style-name="ro4">
          <table:table-cell office:value-type="float" office:value="0.2525" calcext:value-type="float">
            <text:p>0,2525</text:p>
          </table:table-cell>
          <table:table-cell office:value-type="float" office:value="18.1185050560453" calcext:value-type="float">
            <text:p>18,118505056</text:p>
          </table:table-cell>
          <table:table-cell office:value-type="float" office:value="18.1469970120465" calcext:value-type="float">
            <text:p>18,146997012</text:p>
          </table:table-cell>
          <table:table-cell office:value-type="float" office:value="18.3100878447552" calcext:value-type="float">
            <text:p>18,3100878448</text:p>
          </table:table-cell>
        </table:table-row>
        <table:table-row table:style-name="ro4">
          <table:table-cell office:value-type="float" office:value="0.2535" calcext:value-type="float">
            <text:p>0,2535</text:p>
          </table:table-cell>
          <table:table-cell office:value-type="float" office:value="18.1232788637323" calcext:value-type="float">
            <text:p>18,1232788637</text:p>
          </table:table-cell>
          <table:table-cell office:value-type="float" office:value="18.151343900099" calcext:value-type="float">
            <text:p>18,1513439001</text:p>
          </table:table-cell>
          <table:table-cell office:value-type="float" office:value="18.3120507795126" calcext:value-type="float">
            <text:p>18,3120507795</text:p>
          </table:table-cell>
        </table:table-row>
        <table:table-row table:style-name="ro4">
          <table:table-cell office:value-type="float" office:value="0.2545" calcext:value-type="float">
            <text:p>0,2545</text:p>
          </table:table-cell>
          <table:table-cell office:value-type="float" office:value="18.1283472040973" calcext:value-type="float">
            <text:p>18,1283472041</text:p>
          </table:table-cell>
          <table:table-cell office:value-type="float" office:value="18.155983300912" calcext:value-type="float">
            <text:p>18,1559833009</text:p>
          </table:table-cell>
          <table:table-cell office:value-type="float" office:value="18.3142473392558" calcext:value-type="float">
            <text:p>18,3142473393</text:p>
          </table:table-cell>
        </table:table-row>
        <table:table-row table:style-name="ro4">
          <table:table-cell office:value-type="float" office:value="0.2555" calcext:value-type="float">
            <text:p>0,2555</text:p>
          </table:table-cell>
          <table:table-cell office:value-type="float" office:value="18.1336709416992" calcext:value-type="float">
            <text:p>18,1336709417</text:p>
          </table:table-cell>
          <table:table-cell office:value-type="float" office:value="18.1608774885175" calcext:value-type="float">
            <text:p>18,1608774885</text:p>
          </table:table-cell>
          <table:table-cell office:value-type="float" office:value="18.316653279095" calcext:value-type="float">
            <text:p>18,3166532791</text:p>
          </table:table-cell>
        </table:table-row>
        <table:table-row table:style-name="ro4">
          <table:table-cell office:value-type="float" office:value="0.2565" calcext:value-type="float">
            <text:p>0,2565</text:p>
          </table:table-cell>
          <table:table-cell office:value-type="float" office:value="18.1392118564108" calcext:value-type="float">
            <text:p>18,1392118564</text:p>
          </table:table-cell>
          <table:table-cell office:value-type="float" office:value="18.1659894936464" calcext:value-type="float">
            <text:p>18,1659894936</text:p>
          </table:table-cell>
          <table:table-cell office:value-type="float" office:value="18.31924390038" calcext:value-type="float">
            <text:p>18,3192439004</text:p>
          </table:table-cell>
        </table:table-row>
        <table:table-row table:style-name="ro4">
          <table:table-cell office:value-type="float" office:value="0.2575" calcext:value-type="float">
            <text:p>0,2575</text:p>
          </table:table-cell>
          <table:table-cell office:value-type="float" office:value="18.1449332242121" calcext:value-type="float">
            <text:p>18,1449332242</text:p>
          </table:table-cell>
          <table:table-cell office:value-type="float" office:value="18.1712836964606" calcext:value-type="float">
            <text:p>18,1712836965</text:p>
          </table:table-cell>
          <table:table-cell office:value-type="float" office:value="18.3219946527914" calcext:value-type="float">
            <text:p>18,3219946528</text:p>
          </table:table-cell>
        </table:table-row>
        <table:table-row table:style-name="ro4">
          <table:table-cell office:value-type="float" office:value="0.2585" calcext:value-type="float">
            <text:p>0,2585</text:p>
          </table:table-cell>
          <table:table-cell office:value-type="float" office:value="18.1508002770244" calcext:value-type="float">
            <text:p>18,150800277</text:p>
          </table:table-cell>
          <table:table-cell office:value-type="float" office:value="18.176726298023" calcext:value-type="float">
            <text:p>18,176726298</text:p>
          </table:table-cell>
          <table:table-cell office:value-type="float" office:value="18.3248816403734" calcext:value-type="float">
            <text:p>18,3248816404</text:p>
          </table:table-cell>
        </table:table-row>
        <table:table-row table:style-name="ro4">
          <table:table-cell office:value-type="float" office:value="0.2595" calcext:value-type="float">
            <text:p>0,2595</text:p>
          </table:table-cell>
          <table:table-cell office:value-type="float" office:value="18.156780543337" calcext:value-type="float">
            <text:p>18,1567805433</text:p>
          </table:table-cell>
          <table:table-cell office:value-type="float" office:value="18.1822856721315" calcext:value-type="float">
            <text:p>18,1822856721</text:p>
          </table:table-cell>
          <table:table-cell office:value-type="float" office:value="18.3278820259877" calcext:value-type="float">
            <text:p>18,327882026</text:p>
          </table:table-cell>
        </table:table-row>
        <table:table-row table:style-name="ro4">
          <table:table-cell office:value-type="float" office:value="0.2605" calcext:value-type="float">
            <text:p>0,2605</text:p>
          </table:table-cell>
          <table:table-cell office:value-type="float" office:value="18.1628440782105" calcext:value-type="float">
            <text:p>18,1628440782</text:p>
          </table:table-cell>
          <table:table-cell office:value-type="float" office:value="18.1879326060575" calcext:value-type="float">
            <text:p>18,1879326061</text:p>
          </table:table-cell>
          <table:table-cell office:value-type="float" office:value="18.3309743368556" calcext:value-type="float">
            <text:p>18,3309743369</text:p>
          </table:table-cell>
        </table:table-row>
        <table:table-row table:style-name="ro4">
          <table:table-cell office:value-type="float" office:value="0.2615" calcext:value-type="float">
            <text:p>0,2615</text:p>
          </table:table-cell>
          <table:table-cell office:value-type="float" office:value="18.1689635731991" calcext:value-type="float">
            <text:p>18,1689635732</text:p>
          </table:table-cell>
          <table:table-cell office:value-type="float" office:value="18.1936404206308" calcext:value-type="float">
            <text:p>18,1936404206</text:p>
          </table:table-cell>
          <table:table-cell office:value-type="float" office:value="18.3341386585173" calcext:value-type="float">
            <text:p>18,3341386585</text:p>
          </table:table-cell>
        </table:table-row>
        <table:table-row table:style-name="ro4">
          <table:table-cell office:value-type="float" office:value="0.2625" calcext:value-type="float">
            <text:p>0,2625</text:p>
          </table:table-cell>
          <table:table-cell office:value-type="float" office:value="18.1751144021136" calcext:value-type="float">
            <text:p>18,1751144021</text:p>
          </table:table-cell>
          <table:table-cell office:value-type="float" office:value="18.1993850257248" calcext:value-type="float">
            <text:p>18,1993850257</text:p>
          </table:table-cell>
          <table:table-cell office:value-type="float" office:value="18.3373567665891" calcext:value-type="float">
            <text:p>18,3373567666</text:p>
          </table:table-cell>
        </table:table-row>
        <table:table-row table:style-name="ro4">
          <table:table-cell office:value-type="float" office:value="0.2635" calcext:value-type="float">
            <text:p>0,2635</text:p>
          </table:table-cell>
          <table:table-cell office:value-type="float" office:value="18.1812745689131" calcext:value-type="float">
            <text:p>18,1812745689</text:p>
          </table:table-cell>
          <table:table-cell office:value-type="float" office:value="18.20514487724" calcext:value-type="float">
            <text:p>18,2051448772</text:p>
          </table:table-cell>
          <table:table-cell office:value-type="float" office:value="18.3406121631459" calcext:value-type="float">
            <text:p>18,3406121631</text:p>
          </table:table-cell>
        </table:table-row>
        <table:table-row table:style-name="ro4">
          <table:table-cell office:value-type="float" office:value="0.2645" calcext:value-type="float">
            <text:p>0,2645</text:p>
          </table:table-cell>
          <table:table-cell office:value-type="float" office:value="18.1874246251276" calcext:value-type="float">
            <text:p>18,1874246251</text:p>
          </table:table-cell>
          <table:table-cell office:value-type="float" office:value="18.2109009031666" calcext:value-type="float">
            <text:p>18,2109009032</text:p>
          </table:table-cell>
          <table:table-cell office:value-type="float" office:value="18.3438900794655" calcext:value-type="float">
            <text:p>18,3438900795</text:p>
          </table:table-cell>
        </table:table-row>
        <table:table-row table:style-name="ro4">
          <table:table-cell office:value-type="float" office:value="0.2655" calcext:value-type="float">
            <text:p>0,2655</text:p>
          </table:table-cell>
          <table:table-cell office:value-type="float" office:value="18.1935475288446" calcext:value-type="float">
            <text:p>18,1935475288</text:p>
          </table:table-cell>
          <table:table-cell office:value-type="float" office:value="18.2166363705843" calcext:value-type="float">
            <text:p>18,2166363706</text:p>
          </table:table-cell>
          <table:table-cell office:value-type="float" office:value="18.3471774184139" calcext:value-type="float">
            <text:p>18,3471774184</text:p>
          </table:table-cell>
        </table:table-row>
        <table:table-row table:style-name="ro4">
          <table:table-cell office:value-type="float" office:value="0.2665" calcext:value-type="float">
            <text:p>0,2665</text:p>
          </table:table-cell>
          <table:table-cell office:value-type="float" office:value="18.1996284775561" calcext:value-type="float">
            <text:p>18,1996284776</text:p>
          </table:table-cell>
          <table:table-cell office:value-type="float" office:value="18.2223367259523" calcext:value-type="float">
            <text:p>18,222336726</text:p>
          </table:table-cell>
          <table:table-cell office:value-type="float" office:value="18.3504626662939" calcext:value-type="float">
            <text:p>18,3504626663</text:p>
          </table:table-cell>
        </table:table-row>
        <table:table-row table:style-name="ro4">
          <table:table-cell office:value-type="float" office:value="0.2675" calcext:value-type="float">
            <text:p>0,2675</text:p>
          </table:table-cell>
          <table:table-cell office:value-type="float" office:value="18.2056547435982" calcext:value-type="float">
            <text:p>18,2056547436</text:p>
          </table:table-cell>
          <table:table-cell office:value-type="float" office:value="18.2279894375069" calcext:value-type="float">
            <text:p>18,2279894375</text:p>
          </table:table-cell>
          <table:table-cell office:value-type="float" office:value="18.3537358010976" calcext:value-type="float">
            <text:p>18,3537358011</text:p>
          </table:table-cell>
        </table:table-row>
        <table:table-row table:style-name="ro4">
          <table:table-cell office:value-type="float" office:value="0.2685" calcext:value-type="float">
            <text:p>0,2685</text:p>
          </table:table-cell>
          <table:table-cell office:value-type="float" office:value="18.2116154768492" calcext:value-type="float">
            <text:p>18,2116154768</text:p>
          </table:table-cell>
          <table:table-cell office:value-type="float" office:value="18.2335838042315" calcext:value-type="float">
            <text:p>18,2335838042</text:p>
          </table:table-cell>
          <table:table-cell office:value-type="float" office:value="18.3569881641081" calcext:value-type="float">
            <text:p>18,3569881641</text:p>
          </table:table-cell>
        </table:table-row>
        <table:table-row table:style-name="ro4">
          <table:table-cell office:value-type="float" office:value="0.2695" calcext:value-type="float">
            <text:p>0,2695</text:p>
          </table:table-cell>
          <table:table-cell office:value-type="float" office:value="18.2175015258862" calcext:value-type="float">
            <text:p>18,2175015259</text:p>
          </table:table-cell>
          <table:table-cell office:value-type="float" office:value="18.2391107828122" calcext:value-type="float">
            <text:p>18,2391107828</text:p>
          </table:table-cell>
          <table:table-cell office:value-type="float" office:value="18.3602123431245" calcext:value-type="float">
            <text:p>18,3602123431</text:p>
          </table:table-cell>
        </table:table-row>
        <table:table-row table:style-name="ro4">
          <table:table-cell office:value-type="float" office:value="0.2705" calcext:value-type="float">
            <text:p>0,2705</text:p>
          </table:table-cell>
          <table:table-cell office:value-type="float" office:value="18.2233052651912" calcext:value-type="float">
            <text:p>18,2233052652</text:p>
          </table:table-cell>
          <table:table-cell office:value-type="float" office:value="18.244562820113" calcext:value-type="float">
            <text:p>18,2445628201</text:p>
          </table:table-cell>
          <table:table-cell office:value-type="float" office:value="18.3634020560382" calcext:value-type="float">
            <text:p>18,363402056</text:p>
          </table:table-cell>
        </table:table-row>
        <table:table-row table:style-name="ro4">
          <table:table-cell office:value-type="float" office:value="0.2715" calcext:value-type="float">
            <text:p>0,2715</text:p>
          </table:table-cell>
          <table:table-cell office:value-type="float" office:value="18.2290204142608" calcext:value-type="float">
            <text:p>18,2290204143</text:p>
          </table:table-cell>
          <table:table-cell office:value-type="float" office:value="18.2499336769504" calcext:value-type="float">
            <text:p>18,249933677</text:p>
          </table:table-cell>
          <table:table-cell office:value-type="float" office:value="18.3665520217228" calcext:value-type="float">
            <text:p>18,3665520217</text:p>
          </table:table-cell>
        </table:table-row>
        <table:table-row table:style-name="ro4">
          <table:table-cell office:value-type="float" office:value="0.2725" calcext:value-type="float">
            <text:p>0,2725</text:p>
          </table:table-cell>
          <table:table-cell office:value-type="float" office:value="18.2346418843958" calcext:value-type="float">
            <text:p>18,2346418844</text:p>
          </table:table-cell>
          <table:table-cell office:value-type="float" office:value="18.2552182791454" calcext:value-type="float">
            <text:p>18,2552182791</text:p>
          </table:table-cell>
          <table:table-cell office:value-type="float" office:value="18.3696578523531" calcext:value-type="float">
            <text:p>18,3696578524</text:p>
          </table:table-cell>
        </table:table-row>
        <table:table-row table:style-name="ro4">
          <table:table-cell office:value-type="float" office:value="0.2735" calcext:value-type="float">
            <text:p>0,2735</text:p>
          </table:table-cell>
          <table:table-cell office:value-type="float" office:value="18.2401656385488" calcext:value-type="float">
            <text:p>18,2401656385</text:p>
          </table:table-cell>
          <table:table-cell office:value-type="float" office:value="18.2604125811891" calcext:value-type="float">
            <text:p>18,2604125812</text:p>
          </table:table-cell>
          <table:table-cell office:value-type="float" office:value="18.3727159538197" calcext:value-type="float">
            <text:p>18,3727159538</text:p>
          </table:table-cell>
        </table:table-row>
        <table:table-row table:style-name="ro4">
          <table:table-cell office:value-type="float" office:value="0.2745" calcext:value-type="float">
            <text:p>0,2745</text:p>
          </table:table-cell>
          <table:table-cell office:value-type="float" office:value="18.2455885472511" calcext:value-type="float">
            <text:p>18,2455885473</text:p>
          </table:table-cell>
          <table:table-cell office:value-type="float" office:value="18.2655134254669" calcext:value-type="float">
            <text:p>18,2655134255</text:p>
          </table:table-cell>
          <table:table-cell office:value-type="float" office:value="18.3757234185033" calcext:value-type="float">
            <text:p>18,3757234185</text:p>
          </table:table-cell>
        </table:table-row>
        <table:table-row table:style-name="ro4">
          <table:table-cell office:value-type="float" office:value="0.2755" calcext:value-type="float">
            <text:p>0,2755</text:p>
          </table:table-cell>
          <table:table-cell office:value-type="float" office:value="18.2509082740318" calcext:value-type="float">
            <text:p>18,250908274</text:p>
          </table:table-cell>
          <table:table-cell office:value-type="float" office:value="18.2705184306823" calcext:value-type="float">
            <text:p>18,2705184307</text:p>
          </table:table-cell>
          <table:table-cell office:value-type="float" office:value="18.378677942422" calcext:value-type="float">
            <text:p>18,3786779424</text:p>
          </table:table-cell>
        </table:table-row>
        <table:table-row table:style-name="ro4">
          <table:table-cell office:value-type="float" office:value="0.2765" calcext:value-type="float">
            <text:p>0,2765</text:p>
          </table:table-cell>
          <table:table-cell office:value-type="float" office:value="18.2561231726315" calcext:value-type="float">
            <text:p>18,2561231726</text:p>
          </table:table-cell>
          <table:table-cell office:value-type="float" office:value="18.2754258917268" calcext:value-type="float">
            <text:p>18,2754258917</text:p>
          </table:table-cell>
          <table:table-cell office:value-type="float" office:value="18.3815777504072" calcext:value-type="float">
            <text:p>18,3815777504</text:p>
          </table:table-cell>
        </table:table-row>
        <table:table-row table:style-name="ro4">
          <table:table-cell office:value-type="float" office:value="0.2775" calcext:value-type="float">
            <text:p>0,2775</text:p>
          </table:table-cell>
          <table:table-cell office:value-type="float" office:value="18.2612321793122" calcext:value-type="float">
            <text:p>18,2612321793</text:p>
          </table:table-cell>
          <table:table-cell office:value-type="float" office:value="18.2802346742174" calcext:value-type="float">
            <text:p>18,2802346742</text:p>
          </table:table-cell>
          <table:table-cell office:value-type="float" office:value="18.3844215137286" calcext:value-type="float">
            <text:p>18,3844215137</text:p>
          </table:table-cell>
        </table:table-row>
        <table:table-row table:style-name="ro4">
          <table:table-cell office:value-type="float" office:value="0.2785" calcext:value-type="float">
            <text:p>0,2785</text:p>
          </table:table-cell>
          <table:table-cell office:value-type="float" office:value="18.2662347404244" calcext:value-type="float">
            <text:p>18,2662347404</text:p>
          </table:table-cell>
          <table:table-cell office:value-type="float" office:value="18.2849441441617" calcext:value-type="float">
            <text:p>18,2849441442</text:p>
          </table:table-cell>
          <table:table-cell office:value-type="float" office:value="18.3872082986793" calcext:value-type="float">
            <text:p>18,3872082987</text:p>
          </table:table-cell>
        </table:table-row>
        <table:table-row table:style-name="ro4">
          <table:table-cell office:value-type="float" office:value="0.2795" calcext:value-type="float">
            <text:p>0,2795</text:p>
          </table:table-cell>
          <table:table-cell office:value-type="float" office:value="18.2711307328" calcext:value-type="float">
            <text:p>18,2711307328</text:p>
          </table:table-cell>
          <table:table-cell office:value-type="float" office:value="18.2895540900839" calcext:value-type="float">
            <text:p>18,2895540901</text:p>
          </table:table-cell>
          <table:table-cell office:value-type="float" office:value="18.3899375060769" calcext:value-type="float">
            <text:p>18,3899375061</text:p>
          </table:table-cell>
        </table:table-row>
        <table:table-row table:style-name="ro4">
          <table:table-cell office:value-type="float" office:value="0.2805" calcext:value-type="float">
            <text:p>0,2805</text:p>
          </table:table-cell>
          <table:table-cell office:value-type="float" office:value="18.2759203946034" calcext:value-type="float">
            <text:p>18,2759203946</text:p>
          </table:table-cell>
          <table:table-cell office:value-type="float" office:value="18.2940646553834" calcext:value-type="float">
            <text:p>18,2940646554</text:p>
          </table:table-cell>
          <table:table-cell office:value-type="float" office:value="18.3926088186749" calcext:value-type="float">
            <text:p>18,3926088187</text:p>
          </table:table-cell>
        </table:table-row>
        <table:table-row table:style-name="ro4">
          <table:table-cell office:value-type="float" office:value="0.2815" calcext:value-type="float">
            <text:p>0,2815</text:p>
          </table:table-cell>
          <table:table-cell office:value-type="float" office:value="18.2806042734071" calcext:value-type="float">
            <text:p>18,2806042734</text:p>
          </table:table-cell>
          <table:table-cell office:value-type="float" office:value="18.2984762877807" calcext:value-type="float">
            <text:p>18,2984762878</text:p>
          </table:table-cell>
          <table:table-cell office:value-type="float" office:value="18.3952221632254" calcext:value-type="float">
            <text:p>18,3952221632</text:p>
          </table:table-cell>
        </table:table-row>
        <table:table-row table:style-name="ro4">
          <table:table-cell office:value-type="float" office:value="0.2825" calcext:value-type="float">
            <text:p>0,2825</text:p>
          </table:table-cell>
          <table:table-cell office:value-type="float" office:value="18.2851831739575" calcext:value-type="float">
            <text:p>18,285183174</text:p>
          </table:table-cell>
          <table:table-cell office:value-type="float" office:value="18.302789688221" calcext:value-type="float">
            <text:p>18,3027896882</text:p>
          </table:table-cell>
          <table:table-cell office:value-type="float" office:value="18.397777670674" calcext:value-type="float">
            <text:p>18,3977776707</text:p>
          </table:table-cell>
        </table:table-row>
        <table:table-row table:style-name="ro4">
          <table:table-cell office:value-type="float" office:value="0.2835" calcext:value-type="float">
            <text:p>0,2835</text:p>
          </table:table-cell>
          <table:table-cell office:value-type="float" office:value="18.2896581199589" calcext:value-type="float">
            <text:p>18,28965812</text:p>
          </table:table-cell>
          <table:table-cell office:value-type="float" office:value="18.3070057736954" calcext:value-type="float">
            <text:p>18,3070057737</text:p>
          </table:table-cell>
          <table:table-cell office:value-type="float" office:value="18.4002756483792" calcext:value-type="float">
            <text:p>18,4002756484</text:p>
          </table:table-cell>
        </table:table-row>
        <table:table-row table:style-name="ro4">
          <table:table-cell office:value-type="float" office:value="0.2845" calcext:value-type="float">
            <text:p>0,2845</text:p>
          </table:table-cell>
          <table:table-cell office:value-type="float" office:value="18.2940303050787" calcext:value-type="float">
            <text:p>18,2940303051</text:p>
          </table:table-cell>
          <table:table-cell office:value-type="float" office:value="18.3111256290171" calcext:value-type="float">
            <text:p>18,311125629</text:p>
          </table:table-cell>
          <table:table-cell office:value-type="float" office:value="18.4027165407676" calcext:value-type="float">
            <text:p>18,4027165408</text:p>
          </table:table-cell>
        </table:table-row>
        <table:table-row table:style-name="ro4">
          <table:table-cell office:value-type="float" office:value="0.2855" calcext:value-type="float">
            <text:p>0,2855</text:p>
          </table:table-cell>
          <table:table-cell office:value-type="float" office:value="18.2983010733074" calcext:value-type="float">
            <text:p>18,2983010733</text:p>
          </table:table-cell>
          <table:table-cell office:value-type="float" office:value="18.3151504880193" calcext:value-type="float">
            <text:p>18,315150488</text:p>
          </table:table-cell>
          <table:table-cell office:value-type="float" office:value="18.4051009170583" calcext:value-type="float">
            <text:p>18,4051009171</text:p>
          </table:table-cell>
        </table:table-row>
        <table:table-row table:style-name="ro4">
          <table:table-cell office:value-type="float" office:value="0.2865" calcext:value-type="float">
            <text:p>0,2865</text:p>
          </table:table-cell>
          <table:table-cell office:value-type="float" office:value="18.3024718852611" calcext:value-type="float">
            <text:p>18,3024718853</text:p>
          </table:table-cell>
          <table:table-cell office:value-type="float" office:value="18.3190817004463" calcext:value-type="float">
            <text:p>18,3190817004</text:p>
          </table:table-cell>
          <table:table-cell office:value-type="float" office:value="18.4074294445819" calcext:value-type="float">
            <text:p>18,4074294446</text:p>
          </table:table-cell>
        </table:table-row>
        <table:table-row table:style-name="ro4">
          <table:table-cell office:value-type="float" office:value="0.2875" calcext:value-type="float">
            <text:p>0,2875</text:p>
          </table:table-cell>
          <table:table-cell office:value-type="float" office:value="18.3065442894334" calcext:value-type="float">
            <text:p>18,3065442894</text:p>
          </table:table-cell>
          <table:table-cell office:value-type="float" office:value="18.3229207037073" calcext:value-type="float">
            <text:p>18,3229207037</text:p>
          </table:table-cell>
          <table:table-cell office:value-type="float" office:value="18.4097028660004" calcext:value-type="float">
            <text:p>18,409702866</text:p>
          </table:table-cell>
        </table:table-row>
        <table:table-row table:style-name="ro4">
          <table:table-cell office:value-type="float" office:value="0.2885" calcext:value-type="float">
            <text:p>0,2885</text:p>
          </table:table-cell>
          <table:table-cell office:value-type="float" office:value="18.3105199117515" calcext:value-type="float">
            <text:p>18,3105199118</text:p>
          </table:table-cell>
          <table:table-cell office:value-type="float" office:value="18.326669012976" calcext:value-type="float">
            <text:p>18,326669013</text:p>
          </table:table-cell>
          <table:table-cell office:value-type="float" office:value="18.4119219934288" calcext:value-type="float">
            <text:p>18,4119219934</text:p>
          </table:table-cell>
        </table:table-row>
        <table:table-row table:style-name="ro4">
          <table:table-cell office:value-type="float" office:value="0.2895" calcext:value-type="float">
            <text:p>0,2895</text:p>
          </table:table-cell>
          <table:table-cell office:value-type="float" office:value="18.314400430335" calcext:value-type="float">
            <text:p>18,3144004303</text:p>
          </table:table-cell>
          <table:table-cell office:value-type="float" office:value="18.3303281962779" calcext:value-type="float">
            <text:p>18,3303281963</text:p>
          </table:table-cell>
          <table:table-cell office:value-type="float" office:value="18.4140876876977" calcext:value-type="float">
            <text:p>18,4140876877</text:p>
          </table:table-cell>
        </table:table-row>
        <table:table-row table:style-name="ro4">
          <table:table-cell office:value-type="float" office:value="0.2905" calcext:value-type="float">
            <text:p>0,2905</text:p>
          </table:table-cell>
          <table:table-cell office:value-type="float" office:value="18.3181875626994" calcext:value-type="float">
            <text:p>18,3181875627</text:p>
          </table:table-cell>
          <table:table-cell office:value-type="float" office:value="18.3338998620426" calcext:value-type="float">
            <text:p>18,333899862</text:p>
          </table:table-cell>
          <table:table-cell office:value-type="float" office:value="18.4162008490469" calcext:value-type="float">
            <text:p>18,416200849</text:p>
          </table:table-cell>
        </table:table-row>
        <table:table-row table:style-name="ro4">
          <table:table-cell office:value-type="float" office:value="0.2915" calcext:value-type="float">
            <text:p>0,2915</text:p>
          </table:table-cell>
          <table:table-cell office:value-type="float" office:value="18.3218830536443" calcext:value-type="float">
            <text:p>18,3218830536</text:p>
          </table:table-cell>
          <table:table-cell office:value-type="float" office:value="18.3373856472755" calcext:value-type="float">
            <text:p>18,3373856473</text:p>
          </table:table-cell>
          <table:table-cell office:value-type="float" office:value="18.4182624080163" calcext:value-type="float">
            <text:p>18,418262408</text:p>
          </table:table-cell>
        </table:table-row>
        <table:table-row table:style-name="ro4">
          <table:table-cell office:value-type="float" office:value="0.2925" calcext:value-type="float">
            <text:p>0,2925</text:p>
          </table:table-cell>
          <table:table-cell office:value-type="float" office:value="18.3254886622516" calcext:value-type="float">
            <text:p>18,3254886623</text:p>
          </table:table-cell>
          <table:table-cell office:value-type="float" office:value="18.3407872047692" calcext:value-type="float">
            <text:p>18,3407872048</text:p>
          </table:table-cell>
          <table:table-cell office:value-type="float" office:value="18.4202733150618" calcext:value-type="float">
            <text:p>18,4202733151</text:p>
          </table:table-cell>
        </table:table-row>
        <table:table-row table:style-name="ro4">
          <table:table-cell office:value-type="float" office:value="0.2935" calcext:value-type="float">
            <text:p>0,2935</text:p>
          </table:table-cell>
          <table:table-cell office:value-type="float" office:value="18.3290061566738" calcext:value-type="float">
            <text:p>18,3290061567</text:p>
          </table:table-cell>
          <table:table-cell office:value-type="float" office:value="18.3441061981209" calcext:value-type="float">
            <text:p>18,3441061981</text:p>
          </table:table-cell>
          <table:table-cell office:value-type="float" office:value="18.4222345373508" calcext:value-type="float">
            <text:p>18,4222345374</text:p>
          </table:table-cell>
        </table:table-row>
        <table:table-row table:style-name="ro4">
          <table:table-cell office:value-type="float" office:value="0.2945" calcext:value-type="float">
            <text:p>0,2945</text:p>
          </table:table-cell>
          <table:table-cell office:value-type="float" office:value="18.332437297182" calcext:value-type="float">
            <text:p>18,3324372972</text:p>
          </table:table-cell>
          <table:table-cell office:value-type="float" office:value="18.3473442848545" calcext:value-type="float">
            <text:p>18,3473442849</text:p>
          </table:table-cell>
          <table:table-cell office:value-type="float" office:value="18.4241470438767" calcext:value-type="float">
            <text:p>18,4241470439</text:p>
          </table:table-cell>
        </table:table-row>
        <table:table-row table:style-name="ro4">
          <table:table-cell office:value-type="float" office:value="0.2955" calcext:value-type="float">
            <text:p>0,2955</text:p>
          </table:table-cell>
          <table:table-cell office:value-type="float" office:value="18.3357838419271" calcext:value-type="float">
            <text:p>18,3357838419</text:p>
          </table:table-cell>
          <table:table-cell office:value-type="float" office:value="18.3505031224231" calcext:value-type="float">
            <text:p>18,3505031224</text:p>
          </table:table-cell>
          <table:table-cell office:value-type="float" office:value="18.4260118123056" calcext:value-type="float">
            <text:p>18,4260118123</text:p>
          </table:table-cell>
        </table:table-row>
        <table:table-row table:style-name="ro4">
          <table:table-cell office:value-type="float" office:value="0.2965" calcext:value-type="float">
            <text:p>0,2965</text:p>
          </table:table-cell>
          <table:table-cell office:value-type="float" office:value="18.339047535156" calcext:value-type="float">
            <text:p>18,3390475352</text:p>
          </table:table-cell>
          <table:table-cell office:value-type="float" office:value="18.3535843564731" calcext:value-type="float">
            <text:p>18,3535843565</text:p>
          </table:table-cell>
          <table:table-cell office:value-type="float" office:value="18.4278298186061" calcext:value-type="float">
            <text:p>18,4278298186</text:p>
          </table:table-cell>
        </table:table-row>
        <table:table-row table:style-name="ro4">
          <table:table-cell office:value-type="float" office:value="0.2975" calcext:value-type="float">
            <text:p>0,2975</text:p>
          </table:table-cell>
          <table:table-cell office:value-type="float" office:value="18.342230096606" calcext:value-type="float">
            <text:p>18,3422300966</text:p>
          </table:table-cell>
          <table:table-cell office:value-type="float" office:value="18.3565896102603" calcext:value-type="float">
            <text:p>18,3565896103</text:p>
          </table:table-cell>
          <table:table-cell office:value-type="float" office:value="18.4296020275905" calcext:value-type="float">
            <text:p>18,4296020276</text:p>
          </table:table-cell>
        </table:table-row>
        <table:table-row table:style-name="ro4">
          <table:table-cell office:value-type="float" office:value="0.2985" calcext:value-type="float">
            <text:p>0,2985</text:p>
          </table:table-cell>
          <table:table-cell office:value-type="float" office:value="18.3453332301989" calcext:value-type="float">
            <text:p>18,3453332302</text:p>
          </table:table-cell>
          <table:table-cell office:value-type="float" office:value="18.3595204935266" calcext:value-type="float">
            <text:p>18,3595204935</text:p>
          </table:table-cell>
          <table:table-cell office:value-type="float" office:value="18.4313294020336" calcext:value-type="float">
            <text:p>18,431329402</text:p>
          </table:table-cell>
        </table:table-row>
        <table:table-row table:style-name="ro4">
          <table:table-cell office:value-type="float" office:value="0.2995" calcext:value-type="float">
            <text:p>0,2995</text:p>
          </table:table-cell>
          <table:table-cell office:value-type="float" office:value="18.3483586115103" calcext:value-type="float">
            <text:p>18,3483586115</text:p>
          </table:table-cell>
          <table:table-cell office:value-type="float" office:value="18.362378589927" calcext:value-type="float">
            <text:p>18,3623785899</text:p>
          </table:table-cell>
          <table:table-cell office:value-type="float" office:value="18.4330128910319" calcext:value-type="float">
            <text:p>18,433012891</text:p>
          </table:table-cell>
        </table:table-row>
        <table:table-row table:style-name="ro4">
          <table:table-cell office:value-type="float" office:value="0.3005" calcext:value-type="float">
            <text:p>0,3005</text:p>
          </table:table-cell>
          <table:table-cell office:value-type="float" office:value="18.3513078901199" calcext:value-type="float">
            <text:p>18,3513078901</text:p>
          </table:table-cell>
          <table:table-cell office:value-type="float" office:value="18.3651654594594" calcext:value-type="float">
            <text:p>18,3651654595</text:p>
          </table:table-cell>
          <table:table-cell office:value-type="float" office:value="18.4346534326924" calcext:value-type="float">
            <text:p>18,4346534327</text:p>
          </table:table-cell>
        </table:table-row>
        <table:table-row table:style-name="ro4">
          <table:table-cell office:value-type="float" office:value="0.3015" calcext:value-type="float">
            <text:p>0,3015</text:p>
          </table:table-cell>
          <table:table-cell office:value-type="float" office:value="18.3541826816666" calcext:value-type="float">
            <text:p>18,3541826817</text:p>
          </table:table-cell>
          <table:table-cell office:value-type="float" office:value="18.367882630483" calcext:value-type="float">
            <text:p>18,3678826305</text:p>
          </table:table-cell>
          <table:table-cell office:value-type="float" office:value="18.436251946691" calcext:value-type="float">
            <text:p>18,4362519467</text:p>
          </table:table-cell>
        </table:table-row>
        <table:table-row table:style-name="ro4">
          <table:table-cell office:value-type="float" office:value="0.3025" calcext:value-type="float">
            <text:p>0,3025</text:p>
          </table:table-cell>
          <table:table-cell office:value-type="float" office:value="18.3569845741562" calcext:value-type="float">
            <text:p>18,3569845742</text:p>
          </table:table-cell>
          <table:table-cell office:value-type="float" office:value="18.3705316061165" calcext:value-type="float">
            <text:p>18,3705316061</text:p>
          </table:table-cell>
          <table:table-cell office:value-type="float" office:value="18.4378093406222" calcext:value-type="float">
            <text:p>18,4378093406</text:p>
          </table:table-cell>
        </table:table-row>
        <table:table-row table:style-name="ro4">
          <table:table-cell office:value-type="float" office:value="0.3035" calcext:value-type="float">
            <text:p>0,3035</text:p>
          </table:table-cell>
          <table:table-cell office:value-type="float" office:value="18.3597151207554" calcext:value-type="float">
            <text:p>18,3597151208</text:p>
          </table:table-cell>
          <table:table-cell office:value-type="float" office:value="18.3731138569758" calcext:value-type="float">
            <text:p>18,373113857</text:p>
          </table:table-cell>
          <table:table-cell office:value-type="float" office:value="18.4393265031037" calcext:value-type="float">
            <text:p>18,4393265031</text:p>
          </table:table-cell>
        </table:table-row>
        <table:table-row table:style-name="ro4">
          <table:table-cell office:value-type="float" office:value="0.3045" calcext:value-type="float">
            <text:p>0,3045</text:p>
          </table:table-cell>
          <table:table-cell office:value-type="float" office:value="18.3623758419622" calcext:value-type="float">
            <text:p>18,362375842</text:p>
          </table:table-cell>
          <table:table-cell office:value-type="float" office:value="18.3756308233724" calcext:value-type="float">
            <text:p>18,3756308234</text:p>
          </table:table-cell>
          <table:table-cell office:value-type="float" office:value="18.4408043059504" calcext:value-type="float">
            <text:p>18,440804306</text:p>
          </table:table-cell>
        </table:table-row>
        <table:table-row table:style-name="ro4">
          <table:table-cell office:value-type="float" office:value="0.3055" calcext:value-type="float">
            <text:p>0,3055</text:p>
          </table:table-cell>
          <table:table-cell office:value-type="float" office:value="18.3649682226744" calcext:value-type="float">
            <text:p>18,3649682227</text:p>
          </table:table-cell>
          <table:table-cell office:value-type="float" office:value="18.3780839123487" calcext:value-type="float">
            <text:p>18,3780839123</text:p>
          </table:table-cell>
          <table:table-cell office:value-type="float" office:value="18.4422436013125" calcext:value-type="float">
            <text:p>18,4422436013</text:p>
          </table:table-cell>
        </table:table-row>
        <table:table-row table:style-name="ro4">
          <table:table-cell office:value-type="float" office:value="0.3065" calcext:value-type="float">
            <text:p>0,3065</text:p>
          </table:table-cell>
          <table:table-cell office:value-type="float" office:value="18.3674937146895" calcext:value-type="float">
            <text:p>18,3674937147</text:p>
          </table:table-cell>
          <table:table-cell office:value-type="float" office:value="18.3804745001944" calcext:value-type="float">
            <text:p>18,3804745002</text:p>
          </table:table-cell>
          <table:table-cell office:value-type="float" office:value="18.4436452240731" calcext:value-type="float">
            <text:p>18,4436452241</text:p>
          </table:table-cell>
        </table:table-row>
        <table:table-row table:style-name="ro4">
          <table:table-cell office:value-type="float" office:value="0.3075" calcext:value-type="float">
            <text:p>0,3075</text:p>
          </table:table-cell>
          <table:table-cell office:value-type="float" office:value="18.3699537304347" calcext:value-type="float">
            <text:p>18,3699537304</text:p>
          </table:table-cell>
          <table:table-cell office:value-type="float" office:value="18.3828039260935" calcext:value-type="float">
            <text:p>18,3828039261</text:p>
          </table:table-cell>
          <table:table-cell office:value-type="float" office:value="18.4450099856229" calcext:value-type="float">
            <text:p>18,4450099856</text:p>
          </table:table-cell>
        </table:table-row>
        <table:table-row table:style-name="ro4">
          <table:table-cell office:value-type="float" office:value="0.3085" calcext:value-type="float">
            <text:p>0,3085</text:p>
          </table:table-cell>
          <table:table-cell office:value-type="float" office:value="18.3723496507535" calcext:value-type="float">
            <text:p>18,3723496508</text:p>
          </table:table-cell>
          <table:table-cell office:value-type="float" office:value="18.3850734999733" calcext:value-type="float">
            <text:p>18,3850735</text:p>
          </table:table-cell>
          <table:table-cell office:value-type="float" office:value="18.4463386813571" calcext:value-type="float">
            <text:p>18,4463386814</text:p>
          </table:table-cell>
        </table:table-row>
        <table:table-row table:style-name="ro4">
          <table:table-cell office:value-type="float" office:value="0.3095" calcext:value-type="float">
            <text:p>0,3095</text:p>
          </table:table-cell>
          <table:table-cell office:value-type="float" office:value="18.3746828202788" calcext:value-type="float">
            <text:p>18,3746828203</text:p>
          </table:table-cell>
          <table:table-cell office:value-type="float" office:value="18.3872844978031" calcext:value-type="float">
            <text:p>18,3872844978</text:p>
          </table:table-cell>
          <table:table-cell office:value-type="float" office:value="18.4476320859984" calcext:value-type="float">
            <text:p>18,447632086</text:p>
          </table:table-cell>
        </table:table-row>
        <table:table-row table:style-name="ro4">
          <table:table-cell office:value-type="float" office:value="0.3105" calcext:value-type="float">
            <text:p>0,3105</text:p>
          </table:table-cell>
          <table:table-cell office:value-type="float" office:value="18.3769545486117" calcext:value-type="float">
            <text:p>18,3769545486</text:p>
          </table:table-cell>
          <table:table-cell office:value-type="float" office:value="18.3894381627573" calcext:value-type="float">
            <text:p>18,3894381628</text:p>
          </table:table-cell>
          <table:table-cell office:value-type="float" office:value="18.4488909545746" calcext:value-type="float">
            <text:p>18,4488909546</text:p>
          </table:table-cell>
        </table:table-row>
        <table:table-row table:style-name="ro4">
          <table:table-cell office:value-type="float" office:value="0.3115" calcext:value-type="float">
            <text:p>0,3115</text:p>
          </table:table-cell>
          <table:table-cell office:value-type="float" office:value="18.3791661095496" calcext:value-type="float">
            <text:p>18,3791661095</text:p>
          </table:table-cell>
          <table:table-cell office:value-type="float" office:value="18.3915357044035" calcext:value-type="float">
            <text:p>18,3915357044</text:p>
          </table:table-cell>
          <table:table-cell office:value-type="float" office:value="18.4501160214665" calcext:value-type="float">
            <text:p>18,4501160215</text:p>
          </table:table-cell>
        </table:table-row>
        <table:table-row table:style-name="ro4">
          <table:table-cell office:value-type="float" office:value="0.3125" calcext:value-type="float">
            <text:p>0,3125</text:p>
          </table:table-cell>
          <table:table-cell office:value-type="float" office:value="18.3813187443042" calcext:value-type="float">
            <text:p>18,3813187443</text:p>
          </table:table-cell>
          <table:table-cell office:value-type="float" office:value="18.3935783019235" calcext:value-type="float">
            <text:p>18,3935783019</text:p>
          </table:table-cell>
          <table:table-cell office:value-type="float" office:value="18.4513080033575" calcext:value-type="float">
            <text:p>18,4513080034</text:p>
          </table:table-cell>
        </table:table-row>
        <table:table-row table:style-name="ro4">
          <table:table-cell office:value-type="float" office:value="0.3135" calcext:value-type="float">
            <text:p>0,3135</text:p>
          </table:table-cell>
          <table:table-cell office:value-type="float" office:value="18.3834136567858" calcext:value-type="float">
            <text:p>18,3834136568</text:p>
          </table:table-cell>
          <table:table-cell office:value-type="float" office:value="18.3955670993093" calcext:value-type="float">
            <text:p>18,3955670993</text:p>
          </table:table-cell>
          <table:table-cell office:value-type="float" office:value="18.4524675943788" calcext:value-type="float">
            <text:p>18,4524675944</text:p>
          </table:table-cell>
        </table:table-row>
        <table:table-row table:style-name="ro4">
          <table:table-cell office:value-type="float" office:value="0.3145" calcext:value-type="float">
            <text:p>0,3145</text:p>
          </table:table-cell>
          <table:table-cell office:value-type="float" office:value="18.3854520197481" calcext:value-type="float">
            <text:p>18,3854520197</text:p>
          </table:table-cell>
          <table:table-cell office:value-type="float" office:value="18.3975032115413" calcext:value-type="float">
            <text:p>18,3975032115</text:p>
          </table:table-cell>
          <table:table-cell office:value-type="float" office:value="18.4535954719134" calcext:value-type="float">
            <text:p>18,4535954719</text:p>
          </table:table-cell>
        </table:table-row>
        <table:table-row table:style-name="ro4">
          <table:table-cell office:value-type="float" office:value="0.3155" calcext:value-type="float">
            <text:p>0,3155</text:p>
          </table:table-cell>
          <table:table-cell office:value-type="float" office:value="18.3874349694404" calcext:value-type="float">
            <text:p>18,3874349694</text:p>
          </table:table-cell>
          <table:table-cell office:value-type="float" office:value="18.3993877191423" calcext:value-type="float">
            <text:p>18,3993877191</text:p>
          </table:table-cell>
          <table:table-cell office:value-type="float" office:value="18.4546922910991" calcext:value-type="float">
            <text:p>18,4546922911</text:p>
          </table:table-cell>
        </table:table-row>
        <table:table-row table:style-name="ro4">
          <table:table-cell office:value-type="float" office:value="0.3165" calcext:value-type="float">
            <text:p>0,3165</text:p>
          </table:table-cell>
          <table:table-cell office:value-type="float" office:value="18.3893636134634" calcext:value-type="float">
            <text:p>18,3893636135</text:p>
          </table:table-cell>
          <table:table-cell office:value-type="float" office:value="18.4012216760861" calcext:value-type="float">
            <text:p>18,4012216761</text:p>
          </table:table-cell>
          <table:table-cell office:value-type="float" office:value="18.455758692313" calcext:value-type="float">
            <text:p>18,4557586923</text:p>
          </table:table-cell>
        </table:table-row>
        <table:table-row table:style-name="ro4">
          <table:table-cell office:value-type="float" office:value="0.3175" calcext:value-type="float">
            <text:p>0,3175</text:p>
          </table:table-cell>
          <table:table-cell office:value-type="float" office:value="18.3912390271928" calcext:value-type="float">
            <text:p>18,3912390272</text:p>
          </table:table-cell>
          <table:table-cell office:value-type="float" office:value="18.4030061061429" calcext:value-type="float">
            <text:p>18,4030061061</text:p>
          </table:table-cell>
          <table:table-cell office:value-type="float" office:value="18.45679529741" calcext:value-type="float">
            <text:p>18,4567952974</text:p>
          </table:table-cell>
        </table:table-row>
        <table:table-row table:style-name="ro4">
          <table:table-cell office:value-type="float" office:value="0.3185" calcext:value-type="float">
            <text:p>0,3185</text:p>
          </table:table-cell>
          <table:table-cell office:value-type="float" office:value="18.3930622484017" calcext:value-type="float">
            <text:p>18,3930622484</text:p>
          </table:table-cell>
          <table:table-cell office:value-type="float" office:value="18.4047419974009" calcext:value-type="float">
            <text:p>18,4047419974</text:p>
          </table:table-cell>
          <table:table-cell office:value-type="float" office:value="18.4578027041693" calcext:value-type="float">
            <text:p>18,4578027042</text:p>
          </table:table-cell>
        </table:table-row>
        <table:table-row table:style-name="ro4">
          <table:table-cell office:value-type="float" office:value="0.3195" calcext:value-type="float">
            <text:p>0,3195</text:p>
          </table:table-cell>
          <table:table-cell office:value-type="float" office:value="18.3948342915065" calcext:value-type="float">
            <text:p>18,3948342915</text:p>
          </table:table-cell>
          <table:table-cell office:value-type="float" office:value="18.4064303166404" calcext:value-type="float">
            <text:p>18,4064303166</text:p>
          </table:table-cell>
          <table:table-cell office:value-type="float" office:value="18.4587815000833" calcext:value-type="float">
            <text:p>18,4587815001</text:p>
          </table:table-cell>
        </table:table-row>
        <table:table-row table:style-name="ro4">
          <table:table-cell office:value-type="float" office:value="0.3205" calcext:value-type="float">
            <text:p>0,3205</text:p>
          </table:table-cell>
          <table:table-cell office:value-type="float" office:value="18.396556135147" calcext:value-type="float">
            <text:p>18,3965561351</text:p>
          </table:table-cell>
          <table:table-cell office:value-type="float" office:value="18.4080719967319" calcext:value-type="float">
            <text:p>18,4080719967</text:p>
          </table:table-cell>
          <table:table-cell office:value-type="float" office:value="18.4597322498684" calcext:value-type="float">
            <text:p>18,4597322499</text:p>
          </table:table-cell>
        </table:table-row>
        <table:table-row table:style-name="ro4">
          <table:table-cell office:value-type="float" office:value="0.3215" calcext:value-type="float">
            <text:p>0,3215</text:p>
          </table:table-cell>
          <table:table-cell office:value-type="float" office:value="18.3982287280111" calcext:value-type="float">
            <text:p>18,398228728</text:p>
          </table:table-cell>
          <table:table-cell office:value-type="float" office:value="18.4096679424919" calcext:value-type="float">
            <text:p>18,4096679425</text:p>
          </table:table-cell>
          <table:table-cell office:value-type="float" office:value="18.4606555009547" calcext:value-type="float">
            <text:p>18,460655501</text:p>
          </table:table-cell>
        </table:table-row>
        <table:table-row table:style-name="ro4">
          <table:table-cell office:value-type="float" office:value="0.3225" calcext:value-type="float">
            <text:p>0,3225</text:p>
          </table:table-cell>
          <table:table-cell office:value-type="float" office:value="18.3998529945214" calcext:value-type="float">
            <text:p>18,3998529945</text:p>
          </table:table-cell>
          <table:table-cell office:value-type="float" office:value="18.4112190364022" calcext:value-type="float">
            <text:p>18,4112190364</text:p>
          </table:table-cell>
          <table:table-cell office:value-type="float" office:value="18.4615517888606" calcext:value-type="float">
            <text:p>18,4615517889</text:p>
          </table:table-cell>
        </table:table-row>
        <table:table-row table:style-name="ro4">
          <table:table-cell office:value-type="float" office:value="0.3235" calcext:value-type="float">
            <text:p>0,3235</text:p>
          </table:table-cell>
          <table:table-cell office:value-type="float" office:value="18.4014298234144" calcext:value-type="float">
            <text:p>18,4014298234</text:p>
          </table:table-cell>
          <table:table-cell office:value-type="float" office:value="18.4127261270163" calcext:value-type="float">
            <text:p>18,412726127</text:p>
          </table:table-cell>
          <table:table-cell office:value-type="float" office:value="18.462421625671" calcext:value-type="float">
            <text:p>18,4624216257</text:p>
          </table:table-cell>
        </table:table-row>
        <table:table-row table:style-name="ro4">
          <table:table-cell office:value-type="float" office:value="0.3245" calcext:value-type="float">
            <text:p>0,3245</text:p>
          </table:table-cell>
          <table:table-cell office:value-type="float" office:value="18.4029600824289" calcext:value-type="float">
            <text:p>18,4029600824</text:p>
          </table:table-cell>
          <table:table-cell office:value-type="float" office:value="18.4141900437907" calcext:value-type="float">
            <text:p>18,4141900438</text:p>
          </table:table-cell>
          <table:table-cell office:value-type="float" office:value="18.4632655143101" calcext:value-type="float">
            <text:p>18,4632655143</text:p>
          </table:table-cell>
        </table:table-row>
        <table:table-row table:style-name="ro4">
          <table:table-cell office:value-type="float" office:value="0.3255" calcext:value-type="float">
            <text:p>0,3255</text:p>
          </table:table-cell>
          <table:table-cell office:value-type="float" office:value="18.4044446037397" calcext:value-type="float">
            <text:p>18,4044446037</text:p>
          </table:table-cell>
          <table:table-cell office:value-type="float" office:value="18.4156115823084" calcext:value-type="float">
            <text:p>18,4156115823</text:p>
          </table:table-cell>
          <table:table-cell office:value-type="float" office:value="18.4640839339095" calcext:value-type="float">
            <text:p>18,4640839339</text:p>
          </table:table-cell>
        </table:table-row>
        <table:table-row table:style-name="ro4">
          <table:table-cell office:value-type="float" office:value="0.3265" calcext:value-type="float">
            <text:p>0,3265</text:p>
          </table:table-cell>
          <table:table-cell office:value-type="float" office:value="18.405884200472" calcext:value-type="float">
            <text:p>18,4058842005</text:p>
          </table:table-cell>
          <table:table-cell office:value-type="float" office:value="18.4169915209617" calcext:value-type="float">
            <text:p>18,416991521</text:p>
          </table:table-cell>
          <table:table-cell office:value-type="float" office:value="18.4648773559091" calcext:value-type="float">
            <text:p>18,4648773559</text:p>
          </table:table-cell>
        </table:table-row>
        <table:table-row table:style-name="ro4">
          <table:table-cell office:value-type="float" office:value="0.3275" calcext:value-type="float">
            <text:p>0,3275</text:p>
          </table:table-cell>
          <table:table-cell office:value-type="float" office:value="18.407279652261" calcext:value-type="float">
            <text:p>18,4072796523</text:p>
          </table:table-cell>
          <table:table-cell office:value-type="float" office:value="18.4183306063038" calcext:value-type="float">
            <text:p>18,4183306063</text:p>
          </table:table-cell>
          <table:table-cell office:value-type="float" office:value="18.4656462295474" calcext:value-type="float">
            <text:p>18,4656462295</text:p>
          </table:table-cell>
        </table:table-row>
        <table:table-row table:style-name="ro4">
          <table:table-cell office:value-type="float" office:value="0.3285" calcext:value-type="float">
            <text:p>0,3285</text:p>
          </table:table-cell>
          <table:table-cell office:value-type="float" office:value="18.4086317196057" calcext:value-type="float">
            <text:p>18,4086317196</text:p>
          </table:table-cell>
          <table:table-cell office:value-type="float" office:value="18.4196295675487" calcext:value-type="float">
            <text:p>18,4196295675</text:p>
          </table:table-cell>
          <table:table-cell office:value-type="float" office:value="18.466390995849" calcext:value-type="float">
            <text:p>18,4663909958</text:p>
          </table:table-cell>
        </table:table-row>
        <table:table-row table:style-name="ro4">
          <table:table-cell office:value-type="float" office:value="0.3295" calcext:value-type="float">
            <text:p>0,3295</text:p>
          </table:table-cell>
          <table:table-cell office:value-type="float" office:value="18.4099411308429" calcext:value-type="float">
            <text:p>18,4099411308</text:p>
          </table:table-cell>
          <table:table-cell office:value-type="float" office:value="18.4208891033546" calcext:value-type="float">
            <text:p>18,4208891034</text:p>
          </table:table-cell>
          <table:table-cell office:value-type="float" office:value="18.467112074513" calcext:value-type="float">
            <text:p>18,4671120745</text:p>
          </table:table-cell>
        </table:table-row>
        <table:table-row table:style-name="ro4">
          <table:table-cell office:value-type="float" office:value="0.3305" calcext:value-type="float">
            <text:p>0,3305</text:p>
          </table:table-cell>
          <table:table-cell office:value-type="float" office:value="18.4112085941577" calcext:value-type="float">
            <text:p>18,4112085942</text:p>
          </table:table-cell>
          <table:table-cell office:value-type="float" office:value="18.4221098939555" calcext:value-type="float">
            <text:p>18,422109894</text:p>
          </table:table-cell>
          <table:table-cell office:value-type="float" office:value="18.4678098755996" calcext:value-type="float">
            <text:p>18,4678098756</text:p>
          </table:table-cell>
        </table:table-row>
        <table:table-row table:style-name="ro4">
          <table:table-cell office:value-type="float" office:value="0.3315" calcext:value-type="float">
            <text:p>0,3315</text:p>
          </table:table-cell>
          <table:table-cell office:value-type="float" office:value="18.4124347936049" calcext:value-type="float">
            <text:p>18,4124347936</text:p>
          </table:table-cell>
          <table:table-cell office:value-type="float" office:value="18.4232925971059" calcext:value-type="float">
            <text:p>18,4232925971</text:p>
          </table:table-cell>
          <table:table-cell office:value-type="float" office:value="18.468484795391" calcext:value-type="float">
            <text:p>18,4684847954</text:p>
          </table:table-cell>
        </table:table-row>
        <table:table-row table:style-name="ro4">
          <table:table-cell office:value-type="float" office:value="0.3325" calcext:value-type="float">
            <text:p>0,3325</text:p>
          </table:table-cell>
          <table:table-cell office:value-type="float" office:value="18.4136203837354" calcext:value-type="float">
            <text:p>18,4136203837</text:p>
          </table:table-cell>
          <table:table-cell office:value-type="float" office:value="18.424437842614" calcext:value-type="float">
            <text:p>18,4244378426</text:p>
          </table:table-cell>
          <table:table-cell office:value-type="float" office:value="18.4691372108615" calcext:value-type="float">
            <text:p>18,4691372109</text:p>
          </table:table-cell>
        </table:table-row>
        <table:table-row table:style-name="ro4">
          <table:table-cell office:value-type="float" office:value="0.3335" calcext:value-type="float">
            <text:p>0,3335</text:p>
          </table:table-cell>
          <table:table-cell office:value-type="float" office:value="18.414766003124" calcext:value-type="float">
            <text:p>18,4147660031</text:p>
          </table:table-cell>
          <table:table-cell office:value-type="float" office:value="18.4255462460149" calcext:value-type="float">
            <text:p>18,425546246</text:p>
          </table:table-cell>
          <table:table-cell office:value-type="float" office:value="18.4697674929061" calcext:value-type="float">
            <text:p>18,4697674929</text:p>
          </table:table-cell>
        </table:table-row>
        <table:table-row table:style-name="ro4">
          <table:table-cell office:value-type="float" office:value="0.3345" calcext:value-type="float">
            <text:p>0,3345</text:p>
          </table:table-cell>
          <table:table-cell office:value-type="float" office:value="18.415872262307" calcext:value-type="float">
            <text:p>18,4158722623</text:p>
          </table:table-cell>
          <table:table-cell office:value-type="float" office:value="18.4266183963324" calcext:value-type="float">
            <text:p>18,4266183963</text:p>
          </table:table-cell>
          <table:table-cell office:value-type="float" office:value="18.4703759941899" calcext:value-type="float">
            <text:p>18,4703759942</text:p>
          </table:table-cell>
        </table:table-row>
        <table:table-row table:style-name="ro4">
          <table:table-cell office:value-type="float" office:value="0.3355" calcext:value-type="float">
            <text:p>0,3355</text:p>
          </table:table-cell>
          <table:table-cell office:value-type="float" office:value="18.4169397495752" calcext:value-type="float">
            <text:p>18,4169397496</text:p>
          </table:table-cell>
          <table:table-cell office:value-type="float" office:value="18.4276548619233" calcext:value-type="float">
            <text:p>18,4276548619</text:p>
          </table:table-cell>
          <table:table-cell office:value-type="float" office:value="18.470963054715" calcext:value-type="float">
            <text:p>18,4709630547</text:p>
          </table:table-cell>
        </table:table-row>
        <table:table-row table:style-name="ro4">
          <table:table-cell office:value-type="float" office:value="0.3365" calcext:value-type="float">
            <text:p>0,3365</text:p>
          </table:table-cell>
          <table:table-cell office:value-type="float" office:value="18.4179690339732" calcext:value-type="float">
            <text:p>18,417969034</text:p>
          </table:table-cell>
          <table:table-cell office:value-type="float" office:value="18.4286561934935" calcext:value-type="float">
            <text:p>18,4286561935</text:p>
          </table:table-cell>
          <table:table-cell office:value-type="float" office:value="18.4715290046293" calcext:value-type="float">
            <text:p>18,4715290046</text:p>
          </table:table-cell>
        </table:table-row>
        <table:table-row table:style-name="ro4">
          <table:table-cell office:value-type="float" office:value="0.3375" calcext:value-type="float">
            <text:p>0,3375</text:p>
          </table:table-cell>
          <table:table-cell office:value-type="float" office:value="18.4189606631095" calcext:value-type="float">
            <text:p>18,4189606631</text:p>
          </table:table-cell>
          <table:table-cell office:value-type="float" office:value="18.4296229218607" calcext:value-type="float">
            <text:p>18,4296229219</text:p>
          </table:table-cell>
          <table:table-cell office:value-type="float" office:value="18.4720741618875" calcext:value-type="float">
            <text:p>18,4720741619</text:p>
          </table:table-cell>
        </table:table-row>
        <table:table-row table:style-name="ro4">
          <table:table-cell office:value-type="float" office:value="0.3385" calcext:value-type="float">
            <text:p>0,3385</text:p>
          </table:table-cell>
          <table:table-cell office:value-type="float" office:value="18.4199151595223" calcext:value-type="float">
            <text:p>18,4199151595</text:p>
          </table:table-cell>
          <table:table-cell office:value-type="float" office:value="18.4305555542554" calcext:value-type="float">
            <text:p>18,4305555543</text:p>
          </table:table-cell>
          <table:table-cell office:value-type="float" office:value="18.4725988284774" calcext:value-type="float">
            <text:p>18,4725988285</text:p>
          </table:table-cell>
        </table:table-row>
        <table:table-row table:style-name="ro4">
          <table:table-cell office:value-type="float" office:value="0.3395" calcext:value-type="float">
            <text:p>0,3395</text:p>
          </table:table-cell>
          <table:table-cell office:value-type="float" office:value="18.4208330274355" calcext:value-type="float">
            <text:p>18,4208330274</text:p>
          </table:table-cell>
          <table:table-cell office:value-type="float" office:value="18.4314545811454" calcext:value-type="float">
            <text:p>18,4314545811</text:p>
          </table:table-cell>
          <table:table-cell office:value-type="float" office:value="18.4731032969789" calcext:value-type="float">
            <text:p>18,473103297</text:p>
          </table:table-cell>
        </table:table-row>
        <table:table-row table:style-name="ro4">
          <table:table-cell office:value-type="float" office:value="0.3405" calcext:value-type="float">
            <text:p>0,3405</text:p>
          </table:table-cell>
          <table:table-cell office:value-type="float" office:value="18.4217147505268" calcext:value-type="float">
            <text:p>18,4217147505</text:p>
          </table:table-cell>
          <table:table-cell office:value-type="float" office:value="18.4323204739595" calcext:value-type="float">
            <text:p>18,432320474</text:p>
          </table:table-cell>
          <table:table-cell office:value-type="float" office:value="18.4735878481995" calcext:value-type="float">
            <text:p>18,4735878482</text:p>
          </table:table-cell>
        </table:table-row>
        <table:table-row table:style-name="ro4">
          <table:table-cell office:value-type="float" office:value="0.3415" calcext:value-type="float">
            <text:p>0,3415</text:p>
          </table:table-cell>
          <table:table-cell office:value-type="float" office:value="18.4225607923732" calcext:value-type="float">
            <text:p>18,4225607924</text:p>
          </table:table-cell>
          <table:table-cell office:value-type="float" office:value="18.433153685524" calcext:value-type="float">
            <text:p>18,4331536855</text:p>
          </table:table-cell>
          <table:table-cell office:value-type="float" office:value="18.4740527514747" calcext:value-type="float">
            <text:p>18,4740527515</text:p>
          </table:table-cell>
        </table:table-row>
        <table:table-row table:style-name="ro4">
          <table:table-cell office:value-type="float" office:value="0.3425" calcext:value-type="float">
            <text:p>0,3425</text:p>
          </table:table-cell>
          <table:table-cell office:value-type="float" office:value="18.42337159672" calcext:value-type="float">
            <text:p>18,4233715967</text:p>
          </table:table-cell>
          <table:table-cell office:value-type="float" office:value="18.4339546503211" calcext:value-type="float">
            <text:p>18,4339546503</text:p>
          </table:table-cell>
          <table:table-cell office:value-type="float" office:value="18.4744982647994" calcext:value-type="float">
            <text:p>18,4744982648</text:p>
          </table:table-cell>
        </table:table-row>
        <table:table-row table:style-name="ro4">
          <table:table-cell office:value-type="float" office:value="0.3435" calcext:value-type="float">
            <text:p>0,3435</text:p>
          </table:table-cell>
          <table:table-cell office:value-type="float" office:value="18.4241475864098" calcext:value-type="float">
            <text:p>18,4241475864</text:p>
          </table:table-cell>
          <table:table-cell office:value-type="float" office:value="18.4347237833922" calcext:value-type="float">
            <text:p>18,4347237834</text:p>
          </table:table-cell>
          <table:table-cell office:value-type="float" office:value="18.4749246336312" calcext:value-type="float">
            <text:p>18,4749246336</text:p>
          </table:table-cell>
        </table:table-row>
        <table:table-row table:style-name="ro4">
          <table:table-cell office:value-type="float" office:value="0.3445" calcext:value-type="float">
            <text:p>0,3445</text:p>
          </table:table-cell>
          <table:table-cell office:value-type="float" office:value="18.4248891694145" calcext:value-type="float">
            <text:p>18,4248891694</text:p>
          </table:table-cell>
          <table:table-cell office:value-type="float" office:value="18.4354614864364" calcext:value-type="float">
            <text:p>18,4354614864</text:p>
          </table:table-cell>
          <table:table-cell office:value-type="float" office:value="18.4753320967717" calcext:value-type="float">
            <text:p>18,4753320968</text:p>
          </table:table-cell>
        </table:table-row>
        <table:table-row table:style-name="ro4">
          <table:table-cell office:value-type="float" office:value="0.3455" calcext:value-type="float">
            <text:p>0,3455</text:p>
          </table:table-cell>
          <table:table-cell office:value-type="float" office:value="18.4255967304858" calcext:value-type="float">
            <text:p>18,4255967305</text:p>
          </table:table-cell>
          <table:table-cell office:value-type="float" office:value="18.4361681393425" calcext:value-type="float">
            <text:p>18,4361681393</text:p>
          </table:table-cell>
          <table:table-cell office:value-type="float" office:value="18.4757208779343" calcext:value-type="float">
            <text:p>18,4757208779</text:p>
          </table:table-cell>
        </table:table-row>
        <table:table-row table:style-name="ro4">
          <table:table-cell office:value-type="float" office:value="0.3465" calcext:value-type="float">
            <text:p>0,3465</text:p>
          </table:table-cell>
          <table:table-cell office:value-type="float" office:value="18.4262706372434" calcext:value-type="float">
            <text:p>18,4262706372</text:p>
          </table:table-cell>
          <table:table-cell office:value-type="float" office:value="18.4368441063482" calcext:value-type="float">
            <text:p>18,4368441063</text:p>
          </table:table-cell>
          <table:table-cell office:value-type="float" office:value="18.476091191693" calcext:value-type="float">
            <text:p>18,4760911917</text:p>
          </table:table-cell>
        </table:table-row>
        <table:table-row table:style-name="ro4">
          <table:table-cell office:value-type="float" office:value="0.3475" calcext:value-type="float">
            <text:p>0,3475</text:p>
          </table:table-cell>
          <table:table-cell office:value-type="float" office:value="18.4269112400174" calcext:value-type="float">
            <text:p>18,42691124</text:p>
          </table:table-cell>
          <table:table-cell office:value-type="float" office:value="18.4374897358721" calcext:value-type="float">
            <text:p>18,4374897359</text:p>
          </table:table-cell>
          <table:table-cell office:value-type="float" office:value="18.4764432432196" calcext:value-type="float">
            <text:p>18,4764432432</text:p>
          </table:table-cell>
        </table:table-row>
        <table:table-row table:style-name="ro4">
          <table:table-cell office:value-type="float" office:value="0.3485" calcext:value-type="float">
            <text:p>0,3485</text:p>
          </table:table-cell>
          <table:table-cell office:value-type="float" office:value="18.4275188712132" calcext:value-type="float">
            <text:p>18,4275188712</text:p>
          </table:table-cell>
          <table:table-cell office:value-type="float" office:value="18.4381053598648" calcext:value-type="float">
            <text:p>18,4381053599</text:p>
          </table:table-cell>
          <table:table-cell office:value-type="float" office:value="18.4767772275494" calcext:value-type="float">
            <text:p>18,4767772275</text:p>
          </table:table-cell>
        </table:table-row>
        <table:table-row table:style-name="ro4">
          <table:table-cell office:value-type="float" office:value="0.3495" calcext:value-type="float">
            <text:p>0,3495</text:p>
          </table:table-cell>
          <table:table-cell office:value-type="float" office:value="18.428093844668" calcext:value-type="float">
            <text:p>18,4280938447</text:p>
          </table:table-cell>
          <table:table-cell office:value-type="float" office:value="18.438691293151" calcext:value-type="float">
            <text:p>18,4386912932</text:p>
          </table:table-cell>
          <table:table-cell office:value-type="float" office:value="18.4770933288435" calcext:value-type="float">
            <text:p>18,4770933288</text:p>
          </table:table-cell>
        </table:table-row>
        <table:table-row table:style-name="ro4">
          <table:table-cell office:value-type="float" office:value="0.3505" calcext:value-type="float">
            <text:p>0,3505</text:p>
          </table:table-cell>
          <table:table-cell office:value-type="float" office:value="18.4286364552582" calcext:value-type="float">
            <text:p>18,4286364553</text:p>
          </table:table-cell>
          <table:table-cell office:value-type="float" office:value="18.4392478330283" calcext:value-type="float">
            <text:p>18,439247833</text:p>
          </table:table-cell>
          <table:table-cell office:value-type="float" office:value="18.4773917199061" calcext:value-type="float">
            <text:p>18,4773917199</text:p>
          </table:table-cell>
        </table:table-row>
        <table:table-row table:style-name="ro4">
          <table:table-cell office:value-type="float" office:value="0.3515" calcext:value-type="float">
            <text:p>0,3515</text:p>
          </table:table-cell>
          <table:table-cell office:value-type="float" office:value="18.429146983992" calcext:value-type="float">
            <text:p>18,429146984</text:p>
          </table:table-cell>
          <table:table-cell office:value-type="float" office:value="18.4397752644239" calcext:value-type="float">
            <text:p>18,4397752644</text:p>
          </table:table-cell>
          <table:table-cell office:value-type="float" office:value="18.4776725671775" calcext:value-type="float">
            <text:p>18,4776725672</text:p>
          </table:table-cell>
        </table:table-row>
        <table:table-row table:style-name="ro4">
          <table:table-cell office:value-type="float" office:value="0.3525" calcext:value-type="float">
            <text:p>0,3525</text:p>
          </table:table-cell>
          <table:table-cell office:value-type="float" office:value="18.4296256929408" calcext:value-type="float">
            <text:p>18,4296256929</text:p>
          </table:table-cell>
          <table:table-cell office:value-type="float" office:value="18.4402738547577" calcext:value-type="float">
            <text:p>18,4402738548</text:p>
          </table:table-cell>
          <table:table-cell office:value-type="float" office:value="18.4779360256013" calcext:value-type="float">
            <text:p>18,4779360256</text:p>
          </table:table-cell>
        </table:table-row>
        <table:table-row table:style-name="ro4">
          <table:table-cell office:value-type="float" office:value="0.3535" calcext:value-type="float">
            <text:p>0,3535</text:p>
          </table:table-cell>
          <table:table-cell office:value-type="float" office:value="18.4300728283997" calcext:value-type="float">
            <text:p>18,4300728284</text:p>
          </table:table-cell>
          <table:table-cell office:value-type="float" office:value="18.4407438571443" calcext:value-type="float">
            <text:p>18,4407438571</text:p>
          </table:table-cell>
          <table:table-cell office:value-type="float" office:value="18.4781822417015" calcext:value-type="float">
            <text:p>18,4781822417</text:p>
          </table:table-cell>
        </table:table-row>
        <table:table-row table:style-name="ro4">
          <table:table-cell office:value-type="float" office:value="0.3545" calcext:value-type="float">
            <text:p>0,3545</text:p>
          </table:table-cell>
          <table:table-cell office:value-type="float" office:value="18.4304886188224" calcext:value-type="float">
            <text:p>18,4304886188</text:p>
          </table:table-cell>
          <table:table-cell office:value-type="float" office:value="18.4411855083013" calcext:value-type="float">
            <text:p>18,4411855083</text:p>
          </table:table-cell>
          <table:table-cell office:value-type="float" office:value="18.4784113514531" calcext:value-type="float">
            <text:p>18,4784113515</text:p>
          </table:table-cell>
        </table:table-row>
        <table:table-row table:style-name="ro4">
          <table:table-cell office:value-type="float" office:value="0.3555" calcext:value-type="float">
            <text:p>0,3555</text:p>
          </table:table-cell>
          <table:table-cell office:value-type="float" office:value="18.4308732773862" calcext:value-type="float">
            <text:p>18,4308732774</text:p>
          </table:table-cell>
          <table:table-cell office:value-type="float" office:value="18.4415990311504" calcext:value-type="float">
            <text:p>18,4415990312</text:p>
          </table:table-cell>
          <table:table-cell office:value-type="float" office:value="18.4786234827786" calcext:value-type="float">
            <text:p>18,4786234828</text:p>
          </table:table-cell>
        </table:table-row>
        <table:table-row table:style-name="ro4">
          <table:table-cell office:value-type="float" office:value="0.3565" calcext:value-type="float">
            <text:p>0,3565</text:p>
          </table:table-cell>
          <table:table-cell office:value-type="float" office:value="18.431226999586" calcext:value-type="float">
            <text:p>18,4312269996</text:p>
          </table:table-cell>
          <table:table-cell office:value-type="float" office:value="18.4419846323834" calcext:value-type="float">
            <text:p>18,4419846324</text:p>
          </table:table-cell>
          <table:table-cell office:value-type="float" office:value="18.4788187530879" calcext:value-type="float">
            <text:p>18,4788187531</text:p>
          </table:table-cell>
        </table:table-row>
        <table:table-row table:style-name="ro4">
          <table:table-cell office:value-type="float" office:value="0.3575" calcext:value-type="float">
            <text:p>0,3575</text:p>
          </table:table-cell>
          <table:table-cell office:value-type="float" office:value="18.4315499661866" calcext:value-type="float">
            <text:p>18,4315499662</text:p>
          </table:table-cell>
          <table:table-cell office:value-type="float" office:value="18.4423425054572" calcext:value-type="float">
            <text:p>18,4423425055</text:p>
          </table:table-cell>
          <table:table-cell office:value-type="float" office:value="18.4789972721724" calcext:value-type="float">
            <text:p>18,4789972722</text:p>
          </table:table-cell>
        </table:table-row>
        <table:table-row table:style-name="ro4">
          <table:table-cell office:value-type="float" office:value="0.3585" calcext:value-type="float">
            <text:p>0,3585</text:p>
          </table:table-cell>
          <table:table-cell office:value-type="float" office:value="18.4318423407968" calcext:value-type="float">
            <text:p>18,4318423408</text:p>
          </table:table-cell>
          <table:table-cell office:value-type="float" office:value="18.4426728281422" calcext:value-type="float">
            <text:p>18,4426728281</text:p>
          </table:table-cell>
          <table:table-cell office:value-type="float" office:value="18.4791591397345" calcext:value-type="float">
            <text:p>18,4791591397</text:p>
          </table:table-cell>
        </table:table-row>
        <table:table-row table:style-name="ro4">
          <table:table-cell office:value-type="float" office:value="0.3595" calcext:value-type="float">
            <text:p>0,3595</text:p>
          </table:table-cell>
          <table:table-cell office:value-type="float" office:value="18.4321042722844" calcext:value-type="float">
            <text:p>18,4321042723</text:p>
          </table:table-cell>
          <table:table-cell office:value-type="float" office:value="18.4429757649765" calcext:value-type="float">
            <text:p>18,442975765</text:p>
          </table:table-cell>
          <table:table-cell office:value-type="float" office:value="18.4793044477572" calcext:value-type="float">
            <text:p>18,4793044478</text:p>
          </table:table-cell>
        </table:table-row>
        <table:table-row table:style-name="ro4">
          <table:table-cell office:value-type="float" office:value="0.3605" calcext:value-type="float">
            <text:p>0,3605</text:p>
          </table:table-cell>
          <table:table-cell office:value-type="float" office:value="18.4323358925139" calcext:value-type="float">
            <text:p>18,4323358925</text:p>
          </table:table-cell>
          <table:table-cell office:value-type="float" office:value="18.443251464981" calcext:value-type="float">
            <text:p>18,443251465</text:p>
          </table:table-cell>
          <table:table-cell office:value-type="float" office:value="18.479433278206" calcext:value-type="float">
            <text:p>18,4794332782</text:p>
          </table:table-cell>
        </table:table-row>
        <table:table-row table:style-name="ro4">
          <table:table-cell office:value-type="float" office:value="0.3615" calcext:value-type="float">
            <text:p>0,3615</text:p>
          </table:table-cell>
          <table:table-cell office:value-type="float" office:value="18.4325373185708" calcext:value-type="float">
            <text:p>18,4325373186</text:p>
          </table:table-cell>
          <table:table-cell office:value-type="float" office:value="18.4435000639239" calcext:value-type="float">
            <text:p>18,4435000639</text:p>
          </table:table-cell>
          <table:table-cell office:value-type="float" office:value="18.479545705219" calcext:value-type="float">
            <text:p>18,4795457052</text:p>
          </table:table-cell>
        </table:table-row>
        <table:table-row table:style-name="ro4">
          <table:table-cell office:value-type="float" office:value="0.3625" calcext:value-type="float">
            <text:p>0,3625</text:p>
          </table:table-cell>
          <table:table-cell office:value-type="float" office:value="18.4327086518946" calcext:value-type="float">
            <text:p>18,4327086519</text:p>
          </table:table-cell>
          <table:table-cell office:value-type="float" office:value="18.4437216834521" calcext:value-type="float">
            <text:p>18,4437216835</text:p>
          </table:table-cell>
          <table:table-cell office:value-type="float" office:value="18.4796417942123" calcext:value-type="float">
            <text:p>18,4796417942</text:p>
          </table:table-cell>
        </table:table-row>
        <table:table-row table:style-name="ro4">
          <table:table-cell office:value-type="float" office:value="0.3635" calcext:value-type="float">
            <text:p>0,3635</text:p>
          </table:table-cell>
          <table:table-cell office:value-type="float" office:value="18.4328499790784" calcext:value-type="float">
            <text:p>18,4328499791</text:p>
          </table:table-cell>
          <table:table-cell office:value-type="float" office:value="18.4439164319132" calcext:value-type="float">
            <text:p>18,4439164319</text:p>
          </table:table-cell>
          <table:table-cell office:value-type="float" office:value="18.4797216026571" calcext:value-type="float">
            <text:p>18,4797216027</text:p>
          </table:table-cell>
        </table:table-row>
        <table:table-row table:style-name="ro4">
          <table:table-cell office:value-type="float" office:value="0.3645" calcext:value-type="float">
            <text:p>0,3645</text:p>
          </table:table-cell>
          <table:table-cell office:value-type="float" office:value="18.4329613677993" calcext:value-type="float">
            <text:p>18,4329613678</text:p>
          </table:table-cell>
          <table:table-cell office:value-type="float" office:value="18.4440844002469" calcext:value-type="float">
            <text:p>18,4440844002</text:p>
          </table:table-cell>
          <table:table-cell office:value-type="float" office:value="18.4797851759957" calcext:value-type="float">
            <text:p>18,479785176</text:p>
          </table:table-cell>
        </table:table-row>
        <table:table-row table:style-name="ro4">
          <table:table-cell office:value-type="float" office:value="0.3655" calcext:value-type="float">
            <text:p>0,3655</text:p>
          </table:table-cell>
          <table:table-cell office:value-type="float" office:value="18.4330428759533" calcext:value-type="float">
            <text:p>18,433042876</text:p>
          </table:table-cell>
          <table:table-cell office:value-type="float" office:value="18.4442256712534" calcext:value-type="float">
            <text:p>18,4442256713</text:p>
          </table:table-cell>
          <table:table-cell office:value-type="float" office:value="18.4798325567571" calcext:value-type="float">
            <text:p>18,4798325568</text:p>
          </table:table-cell>
        </table:table-row>
        <table:table-row table:style-name="ro4">
          <table:table-cell office:value-type="float" office:value="0.3665" calcext:value-type="float">
            <text:p>0,3665</text:p>
          </table:table-cell>
          <table:table-cell office:value-type="float" office:value="18.4330945394694" calcext:value-type="float">
            <text:p>18,4330945395</text:p>
          </table:table-cell>
          <table:table-cell office:value-type="float" office:value="18.444340307264" calcext:value-type="float">
            <text:p>18,4443403073</text:p>
          </table:table-cell>
          <table:table-cell office:value-type="float" office:value="18.4798637723721" calcext:value-type="float">
            <text:p>18,4798637724</text:p>
          </table:table-cell>
        </table:table-row>
        <table:table-row table:style-name="ro4">
          <table:table-cell office:value-type="float" office:value="0.3675" calcext:value-type="float">
            <text:p>0,3675</text:p>
          </table:table-cell>
          <table:table-cell office:value-type="float" office:value="18.433116384492" calcext:value-type="float">
            <text:p>18,4331163845</text:p>
          </table:table-cell>
          <table:table-cell office:value-type="float" office:value="18.4444283625003" calcext:value-type="float">
            <text:p>18,4444283625</text:p>
          </table:table-cell>
          <table:table-cell office:value-type="float" office:value="18.4798788473453" calcext:value-type="float">
            <text:p>18,4798788473</text:p>
          </table:table-cell>
        </table:table-row>
        <table:table-row table:style-name="ro4">
          <table:table-cell office:value-type="float" office:value="0.3685" calcext:value-type="float">
            <text:p>0,3685</text:p>
          </table:table-cell>
          <table:table-cell office:value-type="float" office:value="18.4331084218609" calcext:value-type="float">
            <text:p>18,4331084219</text:p>
          </table:table-cell>
          <table:table-cell office:value-type="float" office:value="18.4444898775003" calcext:value-type="float">
            <text:p>18,4444898775</text:p>
          </table:table-cell>
          <table:table-cell office:value-type="float" office:value="18.4798777977422" calcext:value-type="float">
            <text:p>18,4798777977</text:p>
          </table:table-cell>
        </table:table-row>
        <table:table-row table:style-name="ro4">
          <table:table-cell office:value-type="float" office:value="0.3695" calcext:value-type="float">
            <text:p>0,3695</text:p>
          </table:table-cell>
          <table:table-cell office:value-type="float" office:value="18.4330706414097" calcext:value-type="float">
            <text:p>18,4330706414</text:p>
          </table:table-cell>
          <table:table-cell office:value-type="float" office:value="18.4445248733628" calcext:value-type="float">
            <text:p>18,4445248734</text:p>
          </table:table-cell>
          <table:table-cell office:value-type="float" office:value="18.4798606254974" calcext:value-type="float">
            <text:p>18,4798606255</text:p>
          </table:table-cell>
        </table:table-row>
        <table:table-row table:style-name="ro4">
          <table:table-cell office:value-type="float" office:value="0.3705" calcext:value-type="float">
            <text:p>0,3705</text:p>
          </table:table-cell>
          <table:table-cell office:value-type="float" office:value="18.4330030247085" calcext:value-type="float">
            <text:p>18,4330030247</text:p>
          </table:table-cell>
          <table:table-cell office:value-type="float" office:value="18.4445333646771" calcext:value-type="float">
            <text:p>18,4445333647</text:p>
          </table:table-cell>
          <table:table-cell office:value-type="float" office:value="18.4798273311643" calcext:value-type="float">
            <text:p>18,4798273312</text:p>
          </table:table-cell>
        </table:table-row>
        <table:table-row table:style-name="ro4">
          <table:table-cell office:value-type="float" office:value="0.3715" calcext:value-type="float">
            <text:p>0,3715</text:p>
          </table:table-cell>
          <table:table-cell office:value-type="float" office:value="18.4329055314924" calcext:value-type="float">
            <text:p>18,4329055315</text:p>
          </table:table-cell>
          <table:table-cell office:value-type="float" office:value="18.4445153457975" calcext:value-type="float">
            <text:p>18,4445153458</text:p>
          </table:table-cell>
          <table:table-cell office:value-type="float" office:value="18.4797779003669" calcext:value-type="float">
            <text:p>18,4797779004</text:p>
          </table:table-cell>
        </table:table-row>
        <table:table-row table:style-name="ro4">
          <table:table-cell office:value-type="float" office:value="0.3725" calcext:value-type="float">
            <text:p>0,3725</text:p>
          </table:table-cell>
          <table:table-cell office:value-type="float" office:value="18.432778110933" calcext:value-type="float">
            <text:p>18,4327781109</text:p>
          </table:table-cell>
          <table:table-cell office:value-type="float" office:value="18.4444708022856" calcext:value-type="float">
            <text:p>18,4444708023</text:p>
          </table:table-cell>
          <table:table-cell office:value-type="float" office:value="18.4797123150905" calcext:value-type="float">
            <text:p>18,4797123151</text:p>
          </table:table-cell>
        </table:table-row>
        <table:table-row table:style-name="ro4">
          <table:table-cell office:value-type="float" office:value="0.3735" calcext:value-type="float">
            <text:p>0,3735</text:p>
          </table:table-cell>
          <table:table-cell office:value-type="float" office:value="18.4326206967265" calcext:value-type="float">
            <text:p>18,4326206967</text:p>
          </table:table-cell>
          <table:table-cell office:value-type="float" office:value="18.4443997059596" calcext:value-type="float">
            <text:p>18,444399706</text:p>
          </table:table-cell>
          <table:table-cell office:value-type="float" office:value="18.4796305487991" calcext:value-type="float">
            <text:p>18,4796305488</text:p>
          </table:table-cell>
        </table:table-row>
        <table:table-row table:style-name="ro4">
          <table:table-cell office:value-type="float" office:value="0.3745" calcext:value-type="float">
            <text:p>0,3745</text:p>
          </table:table-cell>
          <table:table-cell office:value-type="float" office:value="18.4324332021304" calcext:value-type="float">
            <text:p>18,4324332021</text:p>
          </table:table-cell>
          <table:table-cell office:value-type="float" office:value="18.4443020098948" calcext:value-type="float">
            <text:p>18,4443020099</text:p>
          </table:table-cell>
          <table:table-cell office:value-type="float" office:value="18.4795325615078" calcext:value-type="float">
            <text:p>18,4795325615</text:p>
          </table:table-cell>
        </table:table-row>
        <table:table-row table:style-name="ro4">
          <table:table-cell office:value-type="float" office:value="0.3755" calcext:value-type="float">
            <text:p>0,3755</text:p>
          </table:table-cell>
          <table:table-cell office:value-type="float" office:value="18.4322155323051" calcext:value-type="float">
            <text:p>18,4322155323</text:p>
          </table:table-cell>
          <table:table-cell office:value-type="float" office:value="18.4441776609511" calcext:value-type="float">
            <text:p>18,444177661</text:p>
          </table:table-cell>
          <table:table-cell office:value-type="float" office:value="18.4794183121571" calcext:value-type="float">
            <text:p>18,4794183122</text:p>
          </table:table-cell>
        </table:table-row>
        <table:table-row table:style-name="ro4">
          <table:table-cell office:value-type="float" office:value="0.3765" calcext:value-type="float">
            <text:p>0,3765</text:p>
          </table:table-cell>
          <table:table-cell office:value-type="float" office:value="18.4319675692616" calcext:value-type="float">
            <text:p>18,4319675693</text:p>
          </table:table-cell>
          <table:table-cell office:value-type="float" office:value="18.4440265845588" calcext:value-type="float">
            <text:p>18,4440265846</text:p>
          </table:table-cell>
          <table:table-cell office:value-type="float" office:value="18.4792877436112" calcext:value-type="float">
            <text:p>18,4792877436</text:p>
          </table:table-cell>
        </table:table-row>
        <table:table-row table:style-name="ro4">
          <table:table-cell office:value-type="float" office:value="0.3775" calcext:value-type="float">
            <text:p>0,3775</text:p>
          </table:table-cell>
          <table:table-cell office:value-type="float" office:value="18.4316891861743" calcext:value-type="float">
            <text:p>18,4316891862</text:p>
          </table:table-cell>
          <table:table-cell office:value-type="float" office:value="18.4438486992448" calcext:value-type="float">
            <text:p>18,4438486992</text:p>
          </table:table-cell>
          <table:table-cell office:value-type="float" office:value="18.4791407970128" calcext:value-type="float">
            <text:p>18,479140797</text:p>
          </table:table-cell>
        </table:table-row>
        <table:table-row table:style-name="ro4">
          <table:table-cell office:value-type="float" office:value="0.3785" calcext:value-type="float">
            <text:p>0,3785</text:p>
          </table:table-cell>
          <table:table-cell office:value-type="float" office:value="18.4313802341438" calcext:value-type="float">
            <text:p>18,4313802341</text:p>
          </table:table-cell>
          <table:table-cell office:value-type="float" office:value="18.4436439032599" calcext:value-type="float">
            <text:p>18,4436439033</text:p>
          </table:table-cell>
          <table:table-cell office:value-type="float" office:value="18.478977398606" calcext:value-type="float">
            <text:p>18,4789773986</text:p>
          </table:table-cell>
        </table:table-row>
        <table:table-row table:style-name="ro4">
          <table:table-cell office:value-type="float" office:value="0.3795" calcext:value-type="float">
            <text:p>0,3795</text:p>
          </table:table-cell>
          <table:table-cell office:value-type="float" office:value="18.4310405531677" calcext:value-type="float">
            <text:p>18,4310405532</text:p>
          </table:table-cell>
          <table:table-cell office:value-type="float" office:value="18.4434120857237" calcext:value-type="float">
            <text:p>18,4434120857</text:p>
          </table:table-cell>
          <table:table-cell office:value-type="float" office:value="18.4787974707615" calcext:value-type="float">
            <text:p>18,4787974708</text:p>
          </table:table-cell>
        </table:table-row>
        <table:table-row table:style-name="ro4">
          <table:table-cell office:value-type="float" office:value="0.3805" calcext:value-type="float">
            <text:p>0,3805</text:p>
          </table:table-cell>
          <table:table-cell office:value-type="float" office:value="18.4306699648675" calcext:value-type="float">
            <text:p>18,4306699649</text:p>
          </table:table-cell>
          <table:table-cell office:value-type="float" office:value="18.4431531192948" calcext:value-type="float">
            <text:p>18,4431531193</text:p>
          </table:table-cell>
          <table:table-cell office:value-type="float" office:value="18.4786009247715" calcext:value-type="float">
            <text:p>18,4786009248</text:p>
          </table:table-cell>
        </table:table-row>
        <table:table-row table:style-name="ro4">
          <table:table-cell office:value-type="float" office:value="0.3815" calcext:value-type="float">
            <text:p>0,3815</text:p>
          </table:table-cell>
          <table:table-cell office:value-type="float" office:value="18.4302682775314" calcext:value-type="float">
            <text:p>18,4302682775</text:p>
          </table:table-cell>
          <table:table-cell office:value-type="float" office:value="18.4428668653147" calcext:value-type="float">
            <text:p>18,4428668653</text:p>
          </table:table-cell>
          <table:table-cell office:value-type="float" office:value="18.4783876659595" calcext:value-type="float">
            <text:p>18,478387666</text:p>
          </table:table-cell>
        </table:table-row>
        <table:table-row table:style-name="ro4">
          <table:table-cell office:value-type="float" office:value="0.3825" calcext:value-type="float">
            <text:p>0,3825</text:p>
          </table:table-cell>
          <table:table-cell office:value-type="float" office:value="18.4298352778886" calcext:value-type="float">
            <text:p>18,4298352779</text:p>
          </table:table-cell>
          <table:table-cell office:value-type="float" office:value="18.442553165519" calcext:value-type="float">
            <text:p>18,4425531655</text:p>
          </table:table-cell>
          <table:table-cell office:value-type="float" office:value="18.4781575855361" calcext:value-type="float">
            <text:p>18,4781575855</text:p>
          </table:table-cell>
        </table:table-row>
        <table:table-row table:style-name="ro4">
          <table:table-cell office:value-type="float" office:value="0.3835" calcext:value-type="float">
            <text:p>0,3835</text:p>
          </table:table-cell>
          <table:table-cell office:value-type="float" office:value="18.4293707409166" calcext:value-type="float">
            <text:p>18,4293707409</text:p>
          </table:table-cell>
          <table:table-cell office:value-type="float" office:value="18.4422118520074" calcext:value-type="float">
            <text:p>18,442211852</text:p>
          </table:table-cell>
          <table:table-cell office:value-type="float" office:value="18.4779105704797" calcext:value-type="float">
            <text:p>18,4779105705</text:p>
          </table:table-cell>
        </table:table-row>
        <table:table-row table:style-name="ro4">
          <table:table-cell office:value-type="float" office:value="0.3845" calcext:value-type="float">
            <text:p>0,3845</text:p>
          </table:table-cell>
          <table:table-cell office:value-type="float" office:value="18.4288744251769" calcext:value-type="float">
            <text:p>18,4288744252</text:p>
          </table:table-cell>
          <table:table-cell office:value-type="float" office:value="18.4418427425635" calcext:value-type="float">
            <text:p>18,4418427426</text:p>
          </table:table-cell>
          <table:table-cell office:value-type="float" office:value="18.4776464989628" calcext:value-type="float">
            <text:p>18,477646499</text:p>
          </table:table-cell>
        </table:table-row>
        <table:table-row table:style-name="ro4">
          <table:table-cell office:value-type="float" office:value="0.3855" calcext:value-type="float">
            <text:p>0,3855</text:p>
          </table:table-cell>
          <table:table-cell office:value-type="float" office:value="18.4283460674492" calcext:value-type="float">
            <text:p>18,4283460674</text:p>
          </table:table-cell>
          <table:table-cell office:value-type="float" office:value="18.4414456352679" calcext:value-type="float">
            <text:p>18,4414456353</text:p>
          </table:table-cell>
          <table:table-cell office:value-type="float" office:value="18.4773652350822" calcext:value-type="float">
            <text:p>18,4773652351</text:p>
          </table:table-cell>
        </table:table-row>
        <table:table-row table:style-name="ro4">
          <table:table-cell office:value-type="float" office:value="0.3865" calcext:value-type="float">
            <text:p>0,3865</text:p>
          </table:table-cell>
          <table:table-cell office:value-type="float" office:value="18.4277853924592" calcext:value-type="float">
            <text:p>18,4277853925</text:p>
          </table:table-cell>
          <table:table-cell office:value-type="float" office:value="18.4410203183912" calcext:value-type="float">
            <text:p>18,4410203184</text:p>
          </table:table-cell>
          <table:table-cell office:value-type="float" office:value="18.4770666386767" calcext:value-type="float">
            <text:p>18,4770666387</text:p>
          </table:table-cell>
        </table:table-row>
        <table:table-row table:style-name="ro4">
          <table:table-cell office:value-type="float" office:value="0.3875" calcext:value-type="float">
            <text:p>0,3875</text:p>
          </table:table-cell>
          <table:table-cell office:value-type="float" office:value="18.4271921074729" calcext:value-type="float">
            <text:p>18,4271921075</text:p>
          </table:table-cell>
          <table:table-cell office:value-type="float" office:value="18.4405665649696" calcext:value-type="float">
            <text:p>18,440566565</text:p>
          </table:table-cell>
          <table:table-cell office:value-type="float" office:value="18.4767505600289" calcext:value-type="float">
            <text:p>18,47675056</text:p>
          </table:table-cell>
        </table:table-row>
        <table:table-row table:style-name="ro4">
          <table:table-cell office:value-type="float" office:value="0.3885" calcext:value-type="float">
            <text:p>0,3885</text:p>
          </table:table-cell>
          <table:table-cell office:value-type="float" office:value="18.4265658978177" calcext:value-type="float">
            <text:p>18,4265658978</text:p>
          </table:table-cell>
          <table:table-cell office:value-type="float" office:value="18.440084128321" calcext:value-type="float">
            <text:p>18,4400841283</text:p>
          </table:table-cell>
          <table:table-cell office:value-type="float" office:value="18.476416835502" calcext:value-type="float">
            <text:p>18,4764168355</text:p>
          </table:table-cell>
        </table:table-row>
        <table:table-row table:style-name="ro4">
          <table:table-cell office:value-type="float" office:value="0.3895" calcext:value-type="float">
            <text:p>0,3895</text:p>
          </table:table-cell>
          <table:table-cell office:value-type="float" office:value="18.4259064357143" calcext:value-type="float">
            <text:p>18,4259064357</text:p>
          </table:table-cell>
          <table:table-cell office:value-type="float" office:value="18.439572751036" calcext:value-type="float">
            <text:p>18,439572751</text:p>
          </table:table-cell>
          <table:table-cell office:value-type="float" office:value="18.4760652964757" calcext:value-type="float">
            <text:p>18,4760652965</text:p>
          </table:table-cell>
        </table:table-row>
        <table:table-row table:style-name="ro4">
          <table:table-cell office:value-type="float" office:value="0.3905" calcext:value-type="float">
            <text:p>0,3905</text:p>
          </table:table-cell>
          <table:table-cell office:value-type="float" office:value="18.4252133756021" calcext:value-type="float">
            <text:p>18,4252133756</text:p>
          </table:table-cell>
          <table:table-cell office:value-type="float" office:value="18.4390321602988" calcext:value-type="float">
            <text:p>18,4390321603</text:p>
          </table:table-cell>
          <table:table-cell office:value-type="float" office:value="18.475695764797" calcext:value-type="float">
            <text:p>18,4756957648</text:p>
          </table:table-cell>
        </table:table-row>
        <table:table-row table:style-name="ro4">
          <table:table-cell office:value-type="float" office:value="0.3915" calcext:value-type="float">
            <text:p>0,3915</text:p>
          </table:table-cell>
          <table:table-cell office:value-type="float" office:value="18.4244863505424" calcext:value-type="float">
            <text:p>18,4244863505</text:p>
          </table:table-cell>
          <table:table-cell office:value-type="float" office:value="18.4384620643029" calcext:value-type="float">
            <text:p>18,4384620643</text:p>
          </table:table-cell>
          <table:table-cell office:value-type="float" office:value="18.4753080493179" calcext:value-type="float">
            <text:p>18,4753080493</text:p>
          </table:table-cell>
        </table:table-row>
        <table:table-row table:style-name="ro4">
          <table:table-cell office:value-type="float" office:value="0.3925" calcext:value-type="float">
            <text:p>0,3925</text:p>
          </table:table-cell>
          <table:table-cell office:value-type="float" office:value="18.4237249752628" calcext:value-type="float">
            <text:p>18,4237249753</text:p>
          </table:table-cell>
          <table:table-cell office:value-type="float" office:value="18.4378621553895" calcext:value-type="float">
            <text:p>18,4378621554</text:p>
          </table:table-cell>
          <table:table-cell office:value-type="float" office:value="18.4749019490678" calcext:value-type="float">
            <text:p>18,4749019491</text:p>
          </table:table-cell>
        </table:table-row>
        <table:table-row table:style-name="ro4">
          <table:table-cell office:value-type="float" office:value="0.3935" calcext:value-type="float">
            <text:p>0,3935</text:p>
          </table:table-cell>
          <table:table-cell office:value-type="float" office:value="18.4229288505295" calcext:value-type="float">
            <text:p>18,4229288505</text:p>
          </table:table-cell>
          <table:table-cell office:value-type="float" office:value="18.4372321145284" calcext:value-type="float">
            <text:p>18,4372321145</text:p>
          </table:table-cell>
          <table:table-cell office:value-type="float" office:value="18.4744772577548" calcext:value-type="float">
            <text:p>18,4744772578</text:p>
          </table:table-cell>
        </table:table-row>
        <table:table-row table:style-name="ro4">
          <table:table-cell office:value-type="float" office:value="0.3945" calcext:value-type="float">
            <text:p>0,3945</text:p>
          </table:table-cell>
          <table:table-cell office:value-type="float" office:value="18.422097553277" calcext:value-type="float">
            <text:p>18,4220975533</text:p>
          </table:table-cell>
          <table:table-cell office:value-type="float" office:value="18.4365716013936" calcext:value-type="float">
            <text:p>18,4365716014</text:p>
          </table:table-cell>
          <table:table-cell office:value-type="float" office:value="18.4740337540603" calcext:value-type="float">
            <text:p>18,4740337541</text:p>
          </table:table-cell>
        </table:table-row>
        <table:table-row table:style-name="ro4">
          <table:table-cell office:value-type="float" office:value="0.3955" calcext:value-type="float">
            <text:p>0,3955</text:p>
          </table:table-cell>
          <table:table-cell office:value-type="float" office:value="18.4212306403915" calcext:value-type="float">
            <text:p>18,4212306404</text:p>
          </table:table-cell>
          <table:table-cell office:value-type="float" office:value="18.4358802582539" calcext:value-type="float">
            <text:p>18,4358802583</text:p>
          </table:table-cell>
          <table:table-cell office:value-type="float" office:value="18.4735712055678" calcext:value-type="float">
            <text:p>18,4735712056</text:p>
          </table:table-cell>
        </table:table-row>
        <table:table-row table:style-name="ro4">
          <table:table-cell office:value-type="float" office:value="0.3965" calcext:value-type="float">
            <text:p>0,3965</text:p>
          </table:table-cell>
          <table:table-cell office:value-type="float" office:value="18.4203276548286" calcext:value-type="float">
            <text:p>18,4203276548</text:p>
          </table:table-cell>
          <table:table-cell office:value-type="float" office:value="18.435157716224" calcext:value-type="float">
            <text:p>18,4351577162</text:p>
          </table:table-cell>
          <table:table-cell office:value-type="float" office:value="18.4730893750198" calcext:value-type="float">
            <text:p>18,473089375</text:p>
          </table:table-cell>
        </table:table-row>
        <table:table-row table:style-name="ro4">
          <table:table-cell office:value-type="float" office:value="0.3975" calcext:value-type="float">
            <text:p>0,3975</text:p>
          </table:table-cell>
          <table:table-cell office:value-type="float" office:value="18.419388113481" calcext:value-type="float">
            <text:p>18,4193881135</text:p>
          </table:table-cell>
          <table:table-cell office:value-type="float" office:value="18.4344035830606" calcext:value-type="float">
            <text:p>18,4344035831</text:p>
          </table:table-cell>
          <table:table-cell office:value-type="float" office:value="18.4725880083807" calcext:value-type="float">
            <text:p>18,4725880084</text:p>
          </table:table-cell>
        </table:table-row>
        <table:table-row table:style-name="ro4">
          <table:table-cell office:value-type="float" office:value="0.3985" calcext:value-type="float">
            <text:p>0,3985</text:p>
          </table:table-cell>
          <table:table-cell office:value-type="float" office:value="18.4184115158665" calcext:value-type="float">
            <text:p>18,4184115159</text:p>
          </table:table-cell>
          <table:table-cell office:value-type="float" office:value="18.4336174520175" calcext:value-type="float">
            <text:p>18,433617452</text:p>
          </table:table-cell>
          <table:table-cell office:value-type="float" office:value="18.4720668436715" calcext:value-type="float">
            <text:p>18,4720668437</text:p>
          </table:table-cell>
        </table:table-row>
        <table:table-row table:style-name="ro4">
          <table:table-cell office:value-type="float" office:value="0.3995" calcext:value-type="float">
            <text:p>0,3995</text:p>
          </table:table-cell>
          <table:table-cell office:value-type="float" office:value="18.4173973388352" calcext:value-type="float">
            <text:p>18,4173973388</text:p>
          </table:table-cell>
          <table:table-cell office:value-type="float" office:value="18.4327988965631" calcext:value-type="float">
            <text:p>18,4327988966</text:p>
          </table:table-cell>
          <table:table-cell office:value-type="float" office:value="18.4715256058674" calcext:value-type="float">
            <text:p>18,4715256059</text:p>
          </table:table-cell>
        </table:table-row>
        <table:table-row table:style-name="ro4">
          <table:table-cell office:value-type="float" office:value="0.4005" calcext:value-type="float">
            <text:p>0,4005</text:p>
          </table:table-cell>
          <table:table-cell office:value-type="float" office:value="18.4163450416768" calcext:value-type="float">
            <text:p>18,4163450417</text:p>
          </table:table-cell>
          <table:table-cell office:value-type="float" office:value="18.4319474756161" calcext:value-type="float">
            <text:p>18,4319474756</text:p>
          </table:table-cell>
          <table:table-cell office:value-type="float" office:value="18.470964012168" calcext:value-type="float">
            <text:p>18,4709640122</text:p>
          </table:table-cell>
        </table:table-row>
        <table:table-row table:style-name="ro4">
          <table:table-cell office:value-type="float" office:value="0.4015" calcext:value-type="float">
            <text:p>0,4015</text:p>
          </table:table-cell>
          <table:table-cell office:value-type="float" office:value="18.4152540585782" calcext:value-type="float">
            <text:p>18,4152540586</text:p>
          </table:table-cell>
          <table:table-cell office:value-type="float" office:value="18.4310627259937" calcext:value-type="float">
            <text:p>18,431062726</text:p>
          </table:table-cell>
          <table:table-cell office:value-type="float" office:value="18.4703817646697" calcext:value-type="float">
            <text:p>18,4703817647</text:p>
          </table:table-cell>
        </table:table-row>
        <table:table-row table:style-name="ro4">
          <table:table-cell office:value-type="float" office:value="0.4025" calcext:value-type="float">
            <text:p>0,4025</text:p>
          </table:table-cell>
          <table:table-cell office:value-type="float" office:value="18.4141238005752" calcext:value-type="float">
            <text:p>18,4141238006</text:p>
          </table:table-cell>
          <table:table-cell office:value-type="float" office:value="18.4301441644612" calcext:value-type="float">
            <text:p>18,4301441645</text:p>
          </table:table-cell>
          <table:table-cell office:value-type="float" office:value="18.4697785525053" calcext:value-type="float">
            <text:p>18,4697785525</text:p>
          </table:table-cell>
        </table:table-row>
        <table:table-row table:style-name="ro4">
          <table:table-cell office:value-type="float" office:value="0.4035" calcext:value-type="float">
            <text:p>0,4035</text:p>
          </table:table-cell>
          <table:table-cell office:value-type="float" office:value="18.412953662081" calcext:value-type="float">
            <text:p>18,4129536621</text:p>
          </table:table-cell>
          <table:table-cell office:value-type="float" office:value="18.4291912944073" calcext:value-type="float">
            <text:p>18,4291912944</text:p>
          </table:table-cell>
          <table:table-cell office:value-type="float" office:value="18.4691540585414" calcext:value-type="float">
            <text:p>18,4691540585</text:p>
          </table:table-cell>
        </table:table-row>
        <table:table-row table:style-name="ro4">
          <table:table-cell office:value-type="float" office:value="0.4045" calcext:value-type="float">
            <text:p>0,4045</text:p>
          </table:table-cell>
          <table:table-cell office:value-type="float" office:value="18.4117430079135" calcext:value-type="float">
            <text:p>18,4117430079</text:p>
          </table:table-cell>
          <table:table-cell office:value-type="float" office:value="18.4282035928118" calcext:value-type="float">
            <text:p>18,4282035928</text:p>
          </table:table-cell>
          <table:table-cell office:value-type="float" office:value="18.4685079466678" calcext:value-type="float">
            <text:p>18,4685079467</text:p>
          </table:table-cell>
        </table:table-row>
        <table:table-row table:style-name="ro4">
          <table:table-cell office:value-type="float" office:value="0.4055" calcext:value-type="float">
            <text:p>0,4055</text:p>
          </table:table-cell>
          <table:table-cell office:value-type="float" office:value="18.4104911852073" calcext:value-type="float">
            <text:p>18,4104911852</text:p>
          </table:table-cell>
          <table:table-cell office:value-type="float" office:value="18.4271805223638" calcext:value-type="float">
            <text:p>18,4271805224</text:p>
          </table:table-cell>
          <table:table-cell office:value-type="float" office:value="18.4678398738631" calcext:value-type="float">
            <text:p>18,4678398739</text:p>
          </table:table-cell>
        </table:table-row>
        <table:table-row table:style-name="ro4">
          <table:table-cell office:value-type="float" office:value="0.4065" calcext:value-type="float">
            <text:p>0,4065</text:p>
          </table:table-cell>
          <table:table-cell office:value-type="float" office:value="18.4091975137719" calcext:value-type="float">
            <text:p>18,4091975138</text:p>
          </table:table-cell>
          <table:table-cell office:value-type="float" office:value="18.4261215218009" calcext:value-type="float">
            <text:p>18,4261215218</text:p>
          </table:table-cell>
          <table:table-cell office:value-type="float" office:value="18.4671494808147" calcext:value-type="float">
            <text:p>18,4671494808</text:p>
          </table:table-cell>
        </table:table-row>
        <table:table-row table:style-name="ro4">
          <table:table-cell office:value-type="float" office:value="0.4075" calcext:value-type="float">
            <text:p>0,4075</text:p>
          </table:table-cell>
          <table:table-cell office:value-type="float" office:value="18.4078612876922" calcext:value-type="float">
            <text:p>18,4078612877</text:p>
          </table:table-cell>
          <table:table-cell office:value-type="float" office:value="18.4250260076102" calcext:value-type="float">
            <text:p>18,4250260076</text:p>
          </table:table-cell>
          <table:table-cell office:value-type="float" office:value="18.4664363937329" calcext:value-type="float">
            <text:p>18,4664363937</text:p>
          </table:table-cell>
        </table:table-row>
        <table:table-row table:style-name="ro4">
          <table:table-cell office:value-type="float" office:value="0.4085" calcext:value-type="float">
            <text:p>0,4085</text:p>
          </table:table-cell>
          <table:table-cell office:value-type="float" office:value="18.4064817821886" calcext:value-type="float">
            <text:p>18,4064817822</text:p>
          </table:table-cell>
          <table:table-cell office:value-type="float" office:value="18.4238933810409" calcext:value-type="float">
            <text:p>18,423893381</text:p>
          </table:table-cell>
          <table:table-cell office:value-type="float" office:value="18.4657002313927" calcext:value-type="float">
            <text:p>18,4657002314</text:p>
          </table:table-cell>
        </table:table-row>
        <table:table-row table:style-name="ro4">
          <table:table-cell office:value-type="float" office:value="0.4095" calcext:value-type="float">
            <text:p>0,4095</text:p>
          </table:table-cell>
          <table:table-cell office:value-type="float" office:value="18.4050582411487" calcext:value-type="float">
            <text:p>18,4050582411</text:p>
          </table:table-cell>
          <table:table-cell office:value-type="float" office:value="18.4227230155963" calcext:value-type="float">
            <text:p>18,4227230156</text:p>
          </table:table-cell>
          <table:table-cell office:value-type="float" office:value="18.4649405929665" calcext:value-type="float">
            <text:p>18,464940593</text:p>
          </table:table-cell>
        </table:table-row>
        <table:table-row table:style-name="ro4">
          <table:table-cell office:value-type="float" office:value="0.4105" calcext:value-type="float">
            <text:p>0,4105</text:p>
          </table:table-cell>
          <table:table-cell office:value-type="float" office:value="18.403589883466" calcext:value-type="float">
            <text:p>18,4035898835</text:p>
          </table:table-cell>
          <table:table-cell office:value-type="float" office:value="18.4215142635211" calcext:value-type="float">
            <text:p>18,4215142635</text:p>
          </table:table-cell>
          <table:table-cell office:value-type="float" office:value="18.4641570645574" calcext:value-type="float">
            <text:p>18,4641570646</text:p>
          </table:table-cell>
        </table:table-row>
        <table:table-row table:style-name="ro4">
          <table:table-cell office:value-type="float" office:value="0.4115" calcext:value-type="float">
            <text:p>0,4115</text:p>
          </table:table-cell>
          <table:table-cell office:value-type="float" office:value="18.4020759061218" calcext:value-type="float">
            <text:p>18,4020759061</text:p>
          </table:table-cell>
          <table:table-cell office:value-type="float" office:value="18.4202664589988" calcext:value-type="float">
            <text:p>18,420266459</text:p>
          </table:table-cell>
          <table:table-cell office:value-type="float" office:value="18.463349222489" calcext:value-type="float">
            <text:p>18,4633492225</text:p>
          </table:table-cell>
        </table:table-row>
        <table:table-row table:style-name="ro4">
          <table:table-cell office:value-type="float" office:value="0.4125" calcext:value-type="float">
            <text:p>0,4125</text:p>
          </table:table-cell>
          <table:table-cell office:value-type="float" office:value="18.400515474633" calcext:value-type="float">
            <text:p>18,4005154746</text:p>
          </table:table-cell>
          <table:table-cell office:value-type="float" office:value="18.4189789085918" calcext:value-type="float">
            <text:p>18,4189789086</text:p>
          </table:table-cell>
          <table:table-cell office:value-type="float" office:value="18.4625166240532" calcext:value-type="float">
            <text:p>18,4625166241</text:p>
          </table:table-cell>
        </table:table-row>
        <table:table-row table:style-name="ro4">
          <table:table-cell office:value-type="float" office:value="0.4135" calcext:value-type="float">
            <text:p>0,4135</text:p>
          </table:table-cell>
          <table:table-cell office:value-type="float" office:value="18.3989077277998" calcext:value-type="float">
            <text:p>18,3989077278</text:p>
          </table:table-cell>
          <table:table-cell office:value-type="float" office:value="18.4176508961209" calcext:value-type="float">
            <text:p>18,4176508961</text:p>
          </table:table-cell>
          <table:table-cell office:value-type="float" office:value="18.4616588124622" calcext:value-type="float">
            <text:p>18,4616588125</text:p>
          </table:table-cell>
        </table:table-row>
        <table:table-row table:style-name="ro4">
          <table:table-cell office:value-type="float" office:value="0.4145" calcext:value-type="float">
            <text:p>0,4145</text:p>
          </table:table-cell>
          <table:table-cell office:value-type="float" office:value="18.3972517754853" calcext:value-type="float">
            <text:p>18,3972517755</text:p>
          </table:table-cell>
          <table:table-cell office:value-type="float" office:value="18.4162816805083" calcext:value-type="float">
            <text:p>18,4162816805</text:p>
          </table:table-cell>
          <table:table-cell office:value-type="float" office:value="18.4607753148787" calcext:value-type="float">
            <text:p>18,4607753149</text:p>
          </table:table-cell>
        </table:table-row>
        <table:table-row table:style-name="ro4">
          <table:table-cell office:value-type="float" office:value="0.4155" calcext:value-type="float">
            <text:p>0,4155</text:p>
          </table:table-cell>
          <table:table-cell office:value-type="float" office:value="18.3955467020002" calcext:value-type="float">
            <text:p>18,395546702</text:p>
          </table:table-cell>
          <table:table-cell office:value-type="float" office:value="18.4148704992745" calcext:value-type="float">
            <text:p>18,4148704993</text:p>
          </table:table-cell>
          <table:table-cell office:value-type="float" office:value="18.4598656460031" calcext:value-type="float">
            <text:p>18,459865646</text:p>
          </table:table-cell>
        </table:table-row>
        <table:table-row table:style-name="ro4">
          <table:table-cell office:value-type="float" office:value="0.4165" calcext:value-type="float">
            <text:p>0,4165</text:p>
          </table:table-cell>
          <table:table-cell office:value-type="float" office:value="18.3937915595339" calcext:value-type="float">
            <text:p>18,3937915595</text:p>
          </table:table-cell>
          <table:table-cell office:value-type="float" office:value="18.4134165619895" calcext:value-type="float">
            <text:p>18,413416562</text:p>
          </table:table-cell>
          <table:table-cell office:value-type="float" office:value="18.4589293017884" calcext:value-type="float">
            <text:p>18,4589293018</text:p>
          </table:table-cell>
        </table:table-row>
        <table:table-row table:style-name="ro4">
          <table:table-cell office:value-type="float" office:value="0.4175" calcext:value-type="float">
            <text:p>0,4175</text:p>
          </table:table-cell>
          <table:table-cell office:value-type="float" office:value="18.3919853715086" calcext:value-type="float">
            <text:p>18,3919853715</text:p>
          </table:table-cell>
          <table:table-cell office:value-type="float" office:value="18.4119190537342" calcext:value-type="float">
            <text:p>18,4119190537</text:p>
          </table:table-cell>
          <table:table-cell office:value-type="float" office:value="18.4579657629891" calcext:value-type="float">
            <text:p>18,457965763</text:p>
          </table:table-cell>
        </table:table-row>
        <table:table-row table:style-name="ro4">
          <table:table-cell office:value-type="float" office:value="0.4185" calcext:value-type="float">
            <text:p>0,4185</text:p>
          </table:table-cell>
          <table:table-cell office:value-type="float" office:value="18.3901271307916" calcext:value-type="float">
            <text:p>18,3901271308</text:p>
          </table:table-cell>
          <table:table-cell office:value-type="float" office:value="18.4103771333692" calcext:value-type="float">
            <text:p>18,4103771334</text:p>
          </table:table-cell>
          <table:table-cell office:value-type="float" office:value="18.4569744936043" calcext:value-type="float">
            <text:p>18,4569744936</text:p>
          </table:table-cell>
        </table:table-row>
        <table:table-row table:style-name="ro4">
          <table:table-cell office:value-type="float" office:value="0.4195" calcext:value-type="float">
            <text:p>0,4195</text:p>
          </table:table-cell>
          <table:table-cell office:value-type="float" office:value="18.3882158000678" calcext:value-type="float">
            <text:p>18,3882158001</text:p>
          </table:table-cell>
          <table:table-cell office:value-type="float" office:value="18.4087899339767" calcext:value-type="float">
            <text:p>18,408789934</text:p>
          </table:table-cell>
          <table:table-cell office:value-type="float" office:value="18.4559549414491" calcext:value-type="float">
            <text:p>18,4559549414</text:p>
          </table:table-cell>
        </table:table-row>
        <table:table-row table:style-name="ro4">
          <table:table-cell office:value-type="float" office:value="0.4205" calcext:value-type="float">
            <text:p>0,4205</text:p>
          </table:table-cell>
          <table:table-cell office:value-type="float" office:value="18.3862503064785" calcext:value-type="float">
            <text:p>18,3862503065</text:p>
          </table:table-cell>
          <table:table-cell office:value-type="float" office:value="18.4071565575167" calcext:value-type="float">
            <text:p>18,4071565575</text:p>
          </table:table-cell>
          <table:table-cell office:value-type="float" office:value="18.4549065330451" calcext:value-type="float">
            <text:p>18,454906533</text:p>
          </table:table-cell>
        </table:table-row>
        <table:table-row table:style-name="ro4">
          <table:table-cell office:value-type="float" office:value="0.4215" calcext:value-type="float">
            <text:p>0,4215</text:p>
          </table:table-cell>
          <table:table-cell office:value-type="float" office:value="18.3842295499198" calcext:value-type="float">
            <text:p>18,3842295499</text:p>
          </table:table-cell>
          <table:table-cell office:value-type="float" office:value="18.4054760832454" calcext:value-type="float">
            <text:p>18,4054760832</text:p>
          </table:table-cell>
          <table:table-cell office:value-type="float" office:value="18.453828682001" calcext:value-type="float">
            <text:p>18,453828682</text:p>
          </table:table-cell>
        </table:table-row>
        <table:table-row table:style-name="ro4">
          <table:table-cell office:value-type="float" office:value="0.4225" calcext:value-type="float">
            <text:p>0,4225</text:p>
          </table:table-cell>
          <table:table-cell office:value-type="float" office:value="18.3821523967319" calcext:value-type="float">
            <text:p>18,3821523967</text:p>
          </table:table-cell>
          <table:table-cell office:value-type="float" office:value="18.403747561394" calcext:value-type="float">
            <text:p>18,4037475614</text:p>
          </table:table-cell>
          <table:table-cell office:value-type="float" office:value="18.4527207829209" calcext:value-type="float">
            <text:p>18,4527207829</text:p>
          </table:table-cell>
        </table:table-row>
        <table:table-row table:style-name="ro4">
          <table:table-cell office:value-type="float" office:value="0.4235" calcext:value-type="float">
            <text:p>0,4235</text:p>
          </table:table-cell>
          <table:table-cell office:value-type="float" office:value="18.3800176752209" calcext:value-type="float">
            <text:p>18,3800176752</text:p>
          </table:table-cell>
          <table:table-cell office:value-type="float" office:value="18.4019700086889" calcext:value-type="float">
            <text:p>18,4019700087</text:p>
          </table:table-cell>
          <table:table-cell office:value-type="float" office:value="18.451582207114" calcext:value-type="float">
            <text:p>18,4515822071</text:p>
          </table:table-cell>
        </table:table-row>
        <table:table-row table:style-name="ro4">
          <table:table-cell office:value-type="float" office:value="0.4245" calcext:value-type="float">
            <text:p>0,4245</text:p>
          </table:table-cell>
          <table:table-cell office:value-type="float" office:value="18.3778241859184" calcext:value-type="float">
            <text:p>18,3778241859</text:p>
          </table:table-cell>
          <table:table-cell office:value-type="float" office:value="18.4001424187049" calcext:value-type="float">
            <text:p>18,4001424187</text:p>
          </table:table-cell>
          <table:table-cell office:value-type="float" office:value="18.4504123128207" calcext:value-type="float">
            <text:p>18,4504123128</text:p>
          </table:table-cell>
        </table:table-row>
        <table:table-row table:style-name="ro4">
          <table:table-cell office:value-type="float" office:value="0.4255" calcext:value-type="float">
            <text:p>0,4255</text:p>
          </table:table-cell>
          <table:table-cell office:value-type="float" office:value="18.3755706941422" calcext:value-type="float">
            <text:p>18,3755706941</text:p>
          </table:table-cell>
          <table:table-cell office:value-type="float" office:value="18.3982637543679" calcext:value-type="float">
            <text:p>18,3982637544</text:p>
          </table:table-cell>
          <table:table-cell office:value-type="float" office:value="18.4492104379216" calcext:value-type="float">
            <text:p>18,4492104379</text:p>
          </table:table-cell>
        </table:table-row>
        <table:table-row table:style-name="ro4">
          <table:table-cell office:value-type="float" office:value="0.4265" calcext:value-type="float">
            <text:p>0,4265</text:p>
          </table:table-cell>
          <table:table-cell office:value-type="float" office:value="18.3732559256311" calcext:value-type="float">
            <text:p>18,3732559256</text:p>
          </table:table-cell>
          <table:table-cell office:value-type="float" office:value="18.396332943539" calcext:value-type="float">
            <text:p>18,3963329435</text:p>
          </table:table-cell>
          <table:table-cell office:value-type="float" office:value="18.4479758956505" calcext:value-type="float">
            <text:p>18,4479758957</text:p>
          </table:table-cell>
        </table:table-row>
        <table:table-row table:style-name="ro4">
          <table:table-cell office:value-type="float" office:value="0.4275" calcext:value-type="float">
            <text:p>0,4275</text:p>
          </table:table-cell>
          <table:table-cell office:value-type="float" office:value="18.3708785774493" calcext:value-type="float">
            <text:p>18,3708785774</text:p>
          </table:table-cell>
          <table:table-cell office:value-type="float" office:value="18.394348889951" calcext:value-type="float">
            <text:p>18,39434889</text:p>
          </table:table-cell>
          <table:table-cell office:value-type="float" office:value="18.4467079853044" calcext:value-type="float">
            <text:p>18,4467079853</text:p>
          </table:table-cell>
        </table:table-row>
        <table:table-row table:style-name="ro4">
          <table:table-cell office:value-type="float" office:value="0.4285" calcext:value-type="float">
            <text:p>0,4285</text:p>
          </table:table-cell>
          <table:table-cell office:value-type="float" office:value="18.368437308474" calcext:value-type="float">
            <text:p>18,3684373085</text:p>
          </table:table-cell>
          <table:table-cell office:value-type="float" office:value="18.3923104635554" calcext:value-type="float">
            <text:p>18,3923104636</text:p>
          </table:table-cell>
          <table:table-cell office:value-type="float" office:value="18.4454059827599" calcext:value-type="float">
            <text:p>18,4454059828</text:p>
          </table:table-cell>
        </table:table-row>
        <table:table-row table:style-name="ro4">
          <table:table-cell office:value-type="float" office:value="0.4295" calcext:value-type="float">
            <text:p>0,4295</text:p>
          </table:table-cell>
          <table:table-cell office:value-type="float" office:value="18.3659307427543" calcext:value-type="float">
            <text:p>18,3659307428</text:p>
          </table:table-cell>
          <table:table-cell office:value-type="float" office:value="18.3902165037985" calcext:value-type="float">
            <text:p>18,3902165038</text:p>
          </table:table-cell>
          <table:table-cell office:value-type="float" office:value="18.4440691436032" calcext:value-type="float">
            <text:p>18,4440691436</text:p>
          </table:table-cell>
        </table:table-row>
        <table:table-row table:style-name="ro4">
          <table:table-cell office:value-type="float" office:value="0.4305" calcext:value-type="float">
            <text:p>0,4305</text:p>
          </table:table-cell>
          <table:table-cell office:value-type="float" office:value="18.3633574706476" calcext:value-type="float">
            <text:p>18,3633574706</text:p>
          </table:table-cell>
          <table:table-cell office:value-type="float" office:value="18.3880658206188" calcext:value-type="float">
            <text:p>18,3880658206</text:p>
          </table:table-cell>
          <table:table-cell office:value-type="float" office:value="18.4426967039777" calcext:value-type="float">
            <text:p>18,442696704</text:p>
          </table:table-cell>
        </table:table-row>
        <table:table-row table:style-name="ro4">
          <table:table-cell office:value-type="float" office:value="0.4315" calcext:value-type="float">
            <text:p>0,4315</text:p>
          </table:table-cell>
          <table:table-cell office:value-type="float" office:value="18.3607160448414" calcext:value-type="float">
            <text:p>18,3607160448</text:p>
          </table:table-cell>
          <table:table-cell office:value-type="float" office:value="18.3858571902534" calcext:value-type="float">
            <text:p>18,3858571903</text:p>
          </table:table-cell>
          <table:table-cell office:value-type="float" office:value="18.4412878762974" calcext:value-type="float">
            <text:p>18,4412878763</text:p>
          </table:table-cell>
        </table:table-row>
        <table:table-row table:style-name="ro4">
          <table:table-cell office:value-type="float" office:value="0.4325" calcext:value-type="float">
            <text:p>0,4325</text:p>
          </table:table-cell>
          <table:table-cell office:value-type="float" office:value="18.3580049840282" calcext:value-type="float">
            <text:p>18,358004984</text:p>
          </table:table-cell>
          <table:table-cell office:value-type="float" office:value="18.3835893586922" calcext:value-type="float">
            <text:p>18,3835893587</text:p>
          </table:table-cell>
          <table:table-cell office:value-type="float" office:value="18.4398418523672" calcext:value-type="float">
            <text:p>18,4398418524</text:p>
          </table:table-cell>
        </table:table-row>
        <table:table-row table:style-name="ro4">
          <table:table-cell office:value-type="float" office:value="0.4335" calcext:value-type="float">
            <text:p>0,4335</text:p>
          </table:table-cell>
          <table:table-cell office:value-type="float" office:value="18.3552227721215" calcext:value-type="float">
            <text:p>18,3552227721</text:p>
          </table:table-cell>
          <table:table-cell office:value-type="float" office:value="18.3812610405826" calcext:value-type="float">
            <text:p>18,3812610406</text:p>
          </table:table-cell>
          <table:table-cell office:value-type="float" office:value="18.4383578019717" calcext:value-type="float">
            <text:p>18,438357802</text:p>
          </table:table-cell>
        </table:table-row>
        <table:table-row table:style-name="ro4">
          <table:table-cell office:value-type="float" office:value="0.4345" calcext:value-type="float">
            <text:p>0,4345</text:p>
          </table:table-cell>
          <table:table-cell office:value-type="float" office:value="18.3523678604389" calcext:value-type="float">
            <text:p>18,3523678604</text:p>
          </table:table-cell>
          <table:table-cell office:value-type="float" office:value="18.3788709210454" calcext:value-type="float">
            <text:p>18,378870921</text:p>
          </table:table-cell>
          <table:table-cell office:value-type="float" office:value="18.4368348742118" calcext:value-type="float">
            <text:p>18,4368348742</text:p>
          </table:table-cell>
        </table:table-row>
        <table:table-row table:style-name="ro4">
          <table:table-cell office:value-type="float" office:value="0.4355" calcext:value-type="float">
            <text:p>0,4355</text:p>
          </table:table-cell>
          <table:table-cell office:value-type="float" office:value="18.3494386661979" calcext:value-type="float">
            <text:p>18,3494386662</text:p>
          </table:table-cell>
          <table:table-cell office:value-type="float" office:value="18.3764176537005" calcext:value-type="float">
            <text:p>18,3764176537</text:p>
          </table:table-cell>
          <table:table-cell office:value-type="float" office:value="18.4352721950289" calcext:value-type="float">
            <text:p>18,435272195</text:p>
          </table:table-cell>
        </table:table-row>
        <table:table-row table:style-name="ro4">
          <table:table-cell office:value-type="float" office:value="0.4365" calcext:value-type="float">
            <text:p>0,4365</text:p>
          </table:table-cell>
          <table:table-cell office:value-type="float" office:value="18.3464335760575" calcext:value-type="float">
            <text:p>18,3464335761</text:p>
          </table:table-cell>
          <table:table-cell office:value-type="float" office:value="18.3738998636658" calcext:value-type="float">
            <text:p>18,3738998637</text:p>
          </table:table-cell>
          <table:table-cell office:value-type="float" office:value="18.4336688694501" calcext:value-type="float">
            <text:p>18,4336688695</text:p>
          </table:table-cell>
        </table:table-row>
        <table:table-row table:style-name="ro4">
          <table:table-cell office:value-type="float" office:value="0.4375" calcext:value-type="float">
            <text:p>0,4375</text:p>
          </table:table-cell>
          <table:table-cell office:value-type="float" office:value="18.3433509459537" calcext:value-type="float">
            <text:p>18,343350946</text:p>
          </table:table-cell>
          <table:table-cell office:value-type="float" office:value="18.3713161467181" calcext:value-type="float">
            <text:p>18,3713161467</text:p>
          </table:table-cell>
          <table:table-cell office:value-type="float" office:value="18.4320239799361" calcext:value-type="float">
            <text:p>18,4320239799</text:p>
          </table:table-cell>
        </table:table-row>
        <table:table-row table:style-name="ro4">
          <table:table-cell office:value-type="float" office:value="0.4385" calcext:value-type="float">
            <text:p>0,4385</text:p>
          </table:table-cell>
          <table:table-cell office:value-type="float" office:value="18.3401891036644" calcext:value-type="float">
            <text:p>18,3401891037</text:p>
          </table:table-cell>
          <table:table-cell office:value-type="float" office:value="18.3686650710633" calcext:value-type="float">
            <text:p>18,3686650711</text:p>
          </table:table-cell>
          <table:table-cell office:value-type="float" office:value="18.4303365870966" calcext:value-type="float">
            <text:p>18,4303365871</text:p>
          </table:table-cell>
        </table:table-row>
        <table:table-row table:style-name="ro4">
          <table:table-cell office:value-type="float" office:value="0.4395" calcext:value-type="float">
            <text:p>0,4395</text:p>
          </table:table-cell>
          <table:table-cell office:value-type="float" office:value="18.3369463528793" calcext:value-type="float">
            <text:p>18,3369463529</text:p>
          </table:table-cell>
          <table:table-cell office:value-type="float" office:value="18.3659451804651" calcext:value-type="float">
            <text:p>18,3659451805</text:p>
          </table:table-cell>
          <table:table-cell office:value-type="float" office:value="18.4286057315166" calcext:value-type="float">
            <text:p>18,4286057315</text:p>
          </table:table-cell>
        </table:table-row>
        <table:table-row table:style-name="ro4">
          <table:table-cell office:value-type="float" office:value="0.4405" calcext:value-type="float">
            <text:p>0,4405</text:p>
          </table:table-cell>
          <table:table-cell office:value-type="float" office:value="18.3336209738257" calcext:value-type="float">
            <text:p>18,3336209738</text:p>
          </table:table-cell>
          <table:table-cell office:value-type="float" office:value="18.3631549937365" calcext:value-type="float">
            <text:p>18,3631549937</text:p>
          </table:table-cell>
          <table:table-cell office:value-type="float" office:value="18.4268304318032" calcext:value-type="float">
            <text:p>18,4268304318</text:p>
          </table:table-cell>
        </table:table-row>
        <table:table-row table:style-name="ro4">
          <table:table-cell office:value-type="float" office:value="0.4415" calcext:value-type="float">
            <text:p>0,4415</text:p>
          </table:table-cell>
          <table:table-cell office:value-type="float" office:value="18.3302112286049" calcext:value-type="float">
            <text:p>18,3302112286</text:p>
          </table:table-cell>
          <table:table-cell office:value-type="float" office:value="18.3602930087553" calcext:value-type="float">
            <text:p>18,3602930088</text:p>
          </table:table-cell>
          <table:table-cell office:value-type="float" office:value="18.4250096867539" calcext:value-type="float">
            <text:p>18,4250096868</text:p>
          </table:table-cell>
        </table:table-row>
        <table:table-row table:style-name="ro4">
          <table:table-cell office:value-type="float" office:value="0.4425" calcext:value-type="float">
            <text:p>0,4425</text:p>
          </table:table-cell>
          <table:table-cell office:value-type="float" office:value="18.3267153647104" calcext:value-type="float">
            <text:p>18,3267153647</text:p>
          </table:table-cell>
          <table:table-cell office:value-type="float" office:value="18.357357704417" calcext:value-type="float">
            <text:p>18,3573577044</text:p>
          </table:table-cell>
          <table:table-cell office:value-type="float" office:value="18.4231424751945" calcext:value-type="float">
            <text:p>18,4231424752</text:p>
          </table:table-cell>
        </table:table-row>
        <table:table-row table:style-name="ro4">
          <table:table-cell office:value-type="float" office:value="0.4435" calcext:value-type="float">
            <text:p>0,4435</text:p>
          </table:table-cell>
          <table:table-cell office:value-type="float" office:value="18.3231316255687" calcext:value-type="float">
            <text:p>18,3231316256</text:p>
          </table:table-cell>
          <table:table-cell office:value-type="float" office:value="18.3543475493524" calcext:value-type="float">
            <text:p>18,3543475494</text:p>
          </table:table-cell>
          <table:table-cell office:value-type="float" office:value="18.4212277620091" calcext:value-type="float">
            <text:p>18,421227762</text:p>
          </table:table-cell>
        </table:table-row>
        <table:table-row table:style-name="ro4">
          <table:table-cell office:value-type="float" office:value="0.4445" calcext:value-type="float">
            <text:p>0,4445</text:p>
          </table:table-cell>
          <table:table-cell office:value-type="float" office:value="18.3194582459275" calcext:value-type="float">
            <text:p>18,3194582459</text:p>
          </table:table-cell>
          <table:table-cell office:value-type="float" office:value="18.3512609951352" calcext:value-type="float">
            <text:p>18,3512609951</text:p>
          </table:table-cell>
          <table:table-cell office:value-type="float" office:value="18.4192644886733" calcext:value-type="float">
            <text:p>18,4192644887</text:p>
          </table:table-cell>
        </table:table-row>
        <table:table-row table:style-name="ro4">
          <table:table-cell office:value-type="float" office:value="0.4455" calcext:value-type="float">
            <text:p>0,4455</text:p>
          </table:table-cell>
          <table:table-cell office:value-type="float" office:value="18.3156934737784" calcext:value-type="float">
            <text:p>18,3156934738</text:p>
          </table:table-cell>
          <table:table-cell office:value-type="float" office:value="18.3480964957267" calcext:value-type="float">
            <text:p>18,3480964957</text:p>
          </table:table-cell>
          <table:table-cell office:value-type="float" office:value="18.4172515887546" calcext:value-type="float">
            <text:p>18,4172515888</text:p>
          </table:table-cell>
        </table:table-row>
        <table:table-row table:style-name="ro4">
          <table:table-cell office:value-type="float" office:value="0.4465" calcext:value-type="float">
            <text:p>0,4465</text:p>
          </table:table-cell>
          <table:table-cell office:value-type="float" office:value="18.3118355662397" calcext:value-type="float">
            <text:p>18,3118355662</text:p>
          </table:table-cell>
          <table:table-cell office:value-type="float" office:value="18.3448525003915" calcext:value-type="float">
            <text:p>18,3448525004</text:p>
          </table:table-cell>
          <table:table-cell office:value-type="float" office:value="18.4151879770828" calcext:value-type="float">
            <text:p>18,4151879771</text:p>
          </table:table-cell>
        </table:table-row>
        <table:table-row table:style-name="ro4">
          <table:table-cell office:value-type="float" office:value="0.4475" calcext:value-type="float">
            <text:p>0,4475</text:p>
          </table:table-cell>
          <table:table-cell office:value-type="float" office:value="18.3078828133593" calcext:value-type="float">
            <text:p>18,3078828134</text:p>
          </table:table-cell>
          <table:table-cell office:value-type="float" office:value="18.3415274741088" calcext:value-type="float">
            <text:p>18,3415274741</text:p>
          </table:table-cell>
          <table:table-cell office:value-type="float" office:value="18.4130725649109" calcext:value-type="float">
            <text:p>18,4130725649</text:p>
          </table:table-cell>
        </table:table-row>
        <table:table-row table:style-name="ro4">
          <table:table-cell office:value-type="float" office:value="0.4485" calcext:value-type="float">
            <text:p>0,4485</text:p>
          </table:table-cell>
          <table:table-cell office:value-type="float" office:value="18.3038335395266" calcext:value-type="float">
            <text:p>18,3038335395</text:p>
          </table:table-cell>
          <table:table-cell office:value-type="float" office:value="18.3381198949881" calcext:value-type="float">
            <text:p>18,338119895</text:p>
          </table:table-cell>
          <table:table-cell office:value-type="float" office:value="18.4109042520069" calcext:value-type="float">
            <text:p>18,410904252</text:p>
          </table:table-cell>
        </table:table-row>
        <table:table-row table:style-name="ro4">
          <table:table-cell office:value-type="float" office:value="0.4495" calcext:value-type="float">
            <text:p>0,4495</text:p>
          </table:table-cell>
          <table:table-cell office:value-type="float" office:value="18.2996861235371" calcext:value-type="float">
            <text:p>18,2996861235</text:p>
          </table:table-cell>
          <table:table-cell office:value-type="float" office:value="18.3346282697316" calcext:value-type="float">
            <text:p>18,3346282697</text:p>
          </table:table-cell>
          <table:table-cell office:value-type="float" office:value="18.4086819353402" calcext:value-type="float">
            <text:p>18,4086819353</text:p>
          </table:table-cell>
        </table:table-row>
        <table:table-row table:style-name="ro4">
          <table:table-cell office:value-type="float" office:value="0.4505" calcext:value-type="float">
            <text:p>0,4505</text:p>
          </table:table-cell>
          <table:table-cell office:value-type="float" office:value="18.2954390214392" calcext:value-type="float">
            <text:p>18,2954390214</text:p>
          </table:table-cell>
          <table:table-cell office:value-type="float" office:value="18.3310511511386" calcext:value-type="float">
            <text:p>18,3310511511</text:p>
          </table:table-cell>
          <table:table-cell office:value-type="float" office:value="18.4064045186919" calcext:value-type="float">
            <text:p>18,4064045187</text:p>
          </table:table-cell>
        </table:table-row>
        <table:table-row table:style-name="ro4">
          <table:table-cell office:value-type="float" office:value="0.4515" calcext:value-type="float">
            <text:p>0,4515</text:p>
          </table:table-cell>
          <table:table-cell office:value-type="float" office:value="18.2910907740355" calcext:value-type="float">
            <text:p>18,291090774</text:p>
          </table:table-cell>
          <table:table-cell office:value-type="float" office:value="18.3273871394179" calcext:value-type="float">
            <text:p>18,3273871394</text:p>
          </table:table-cell>
          <table:table-cell office:value-type="float" office:value="18.404070905427" calcext:value-type="float">
            <text:p>18,4040709054</text:p>
          </table:table-cell>
        </table:table-row>
        <table:table-row table:style-name="ro4">
          <table:table-cell office:value-type="float" office:value="0.4525" calcext:value-type="float">
            <text:p>0,4525</text:p>
          </table:table-cell>
          <table:table-cell office:value-type="float" office:value="18.2866400470878" calcext:value-type="float">
            <text:p>18,2866400471</text:p>
          </table:table-cell>
          <table:table-cell office:value-type="float" office:value="18.3236349152687" calcext:value-type="float">
            <text:p>18,3236349153</text:p>
          </table:table-cell>
          <table:table-cell office:value-type="float" office:value="18.4016800206127" calcext:value-type="float">
            <text:p>18,4016800206</text:p>
          </table:table-cell>
        </table:table-row>
        <table:table-row table:style-name="ro4">
          <table:table-cell office:value-type="float" office:value="0.4535" calcext:value-type="float">
            <text:p>0,4535</text:p>
          </table:table-cell>
          <table:table-cell office:value-type="float" office:value="18.2820856455684" calcext:value-type="float">
            <text:p>18,2820856456</text:p>
          </table:table-cell>
          <table:table-cell office:value-type="float" office:value="18.319793245916" calcext:value-type="float">
            <text:p>18,3197932459</text:p>
          </table:table-cell>
          <table:table-cell office:value-type="float" office:value="18.3992308054413" calcext:value-type="float">
            <text:p>18,3992308054</text:p>
          </table:table-cell>
        </table:table-row>
        <table:table-row table:style-name="ro4">
          <table:table-cell office:value-type="float" office:value="0.4545" calcext:value-type="float">
            <text:p>0,4545</text:p>
          </table:table-cell>
          <table:table-cell office:value-type="float" office:value="18.2774265503795" calcext:value-type="float">
            <text:p>18,2774265504</text:p>
          </table:table-cell>
          <table:table-cell office:value-type="float" office:value="18.3158610124011" calcext:value-type="float">
            <text:p>18,3158610124</text:p>
          </table:table-cell>
          <table:table-cell office:value-type="float" office:value="18.3967222304145" calcext:value-type="float">
            <text:p>18,3967222304</text:p>
          </table:table-cell>
        </table:table-row>
        <table:table-row table:style-name="ro4">
          <table:table-cell office:value-type="float" office:value="0.4555" calcext:value-type="float">
            <text:p>0,4555</text:p>
          </table:table-cell>
          <table:table-cell office:value-type="float" office:value="18.2726619635721" calcext:value-type="float">
            <text:p>18,2726619636</text:p>
          </table:table-cell>
          <table:table-cell office:value-type="float" office:value="18.3118372439878" calcext:value-type="float">
            <text:p>18,311837244</text:p>
          </table:table-cell>
          <table:table-cell office:value-type="float" office:value="18.3941533133402" calcext:value-type="float">
            <text:p>18,3941533133</text:p>
          </table:table-cell>
        </table:table-row>
        <table:table-row table:style-name="ro4">
          <table:table-cell office:value-type="float" office:value="0.4565" calcext:value-type="float">
            <text:p>0,4565</text:p>
          </table:table-cell>
          <table:table-cell office:value-type="float" office:value="18.2677913380505" calcext:value-type="float">
            <text:p>18,2677913381</text:p>
          </table:table-cell>
          <table:table-cell office:value-type="float" office:value="18.3077211355399" calcext:value-type="float">
            <text:p>18,3077211355</text:p>
          </table:table-cell>
          <table:table-cell office:value-type="float" office:value="18.3915231186272" calcext:value-type="float">
            <text:p>18,3915231186</text:p>
          </table:table-cell>
        </table:table-row>
        <table:table-row table:style-name="ro4">
          <table:table-cell office:value-type="float" office:value="0.4575" calcext:value-type="float">
            <text:p>0,4575</text:p>
          </table:table-cell>
          <table:table-cell office:value-type="float" office:value="18.262814434318" calcext:value-type="float">
            <text:p>18,2628144343</text:p>
          </table:table-cell>
          <table:table-cell office:value-type="float" office:value="18.3035120902271" calcext:value-type="float">
            <text:p>18,3035120902</text:p>
          </table:table-cell>
          <table:table-cell office:value-type="float" office:value="18.3888307784024" calcext:value-type="float">
            <text:p>18,3888307784</text:p>
          </table:table-cell>
        </table:table-row>
        <table:table-row table:style-name="ro4">
          <table:table-cell office:value-type="float" office:value="0.4585" calcext:value-type="float">
            <text:p>0,4585</text:p>
          </table:table-cell>
          <table:table-cell office:value-type="float" office:value="18.2577313816754" calcext:value-type="float">
            <text:p>18,2577313817</text:p>
          </table:table-cell>
          <table:table-cell office:value-type="float" office:value="18.2992097648101" calcext:value-type="float">
            <text:p>18,2992097648</text:p>
          </table:table-cell>
          <table:table-cell office:value-type="float" office:value="18.3860755131736" calcext:value-type="float">
            <text:p>18,3860755132</text:p>
          </table:table-cell>
        </table:table-row>
        <table:table-row table:style-name="ro4">
          <table:table-cell office:value-type="float" office:value="0.4595" calcext:value-type="float">
            <text:p>0,4595</text:p>
          </table:table-cell>
          <table:table-cell office:value-type="float" office:value="18.2525427387437" calcext:value-type="float">
            <text:p>18,2525427387</text:p>
          </table:table-cell>
          <table:table-cell office:value-type="float" office:value="18.2948141122411" calcext:value-type="float">
            <text:p>18,2948141122</text:p>
          </table:table-cell>
          <table:table-cell office:value-type="float" office:value="18.383256646661" calcext:value-type="float">
            <text:p>18,3832566467</text:p>
          </table:table-cell>
        </table:table-row>
        <table:table-row table:style-name="ro4">
          <table:table-cell office:value-type="float" office:value="0.4605" calcext:value-type="float">
            <text:p>0,4605</text:p>
          </table:table-cell>
          <table:table-cell office:value-type="float" office:value="18.2472495632126" calcext:value-type="float">
            <text:p>18,2472495632</text:p>
          </table:table-cell>
          <table:table-cell office:value-type="float" office:value="18.2903254313376" calcext:value-type="float">
            <text:p>18,2903254313</text:p>
          </table:table-cell>
          <table:table-cell office:value-type="float" office:value="18.3803736238508" calcext:value-type="float">
            <text:p>18,3803736239</text:p>
          </table:table-cell>
        </table:table-row>
        <table:table-row table:style-name="ro4">
          <table:table-cell office:value-type="float" office:value="0.4615" calcext:value-type="float">
            <text:p>0,4615</text:p>
          </table:table-cell>
          <table:table-cell office:value-type="float" office:value="18.2418535092468" calcext:value-type="float">
            <text:p>18,2418535092</text:p>
          </table:table-cell>
          <table:table-cell office:value-type="float" office:value="18.2857444417961" calcext:value-type="float">
            <text:p>18,2857444418</text:p>
          </table:table-cell>
          <table:table-cell office:value-type="float" office:value="18.3774260494218" calcext:value-type="float">
            <text:p>18,3774260494</text:p>
          </table:table-cell>
        </table:table-row>
        <table:table-row table:style-name="ro4">
          <table:table-cell office:value-type="float" office:value="0.4625" calcext:value-type="float">
            <text:p>0,4625</text:p>
          </table:table-cell>
          <table:table-cell office:value-type="float" office:value="18.236356909611" calcext:value-type="float">
            <text:p>18,2363569096</text:p>
          </table:table-cell>
          <table:table-cell office:value-type="float" office:value="18.2810723416888" calcext:value-type="float">
            <text:p>18,2810723417</text:p>
          </table:table-cell>
          <table:table-cell office:value-type="float" office:value="18.3744137050864" calcext:value-type="float">
            <text:p>18,3744137051</text:p>
          </table:table-cell>
        </table:table-row>
        <table:table-row table:style-name="ro4">
          <table:table-cell office:value-type="float" office:value="0.4635" calcext:value-type="float">
            <text:p>0,4635</text:p>
          </table:table-cell>
          <table:table-cell office:value-type="float" office:value="18.2307628891319" calcext:value-type="float">
            <text:p>18,2307628891</text:p>
          </table:table-cell>
          <table:table-cell office:value-type="float" office:value="18.2763108939769" calcext:value-type="float">
            <text:p>18,276310894</text:p>
          </table:table-cell>
          <table:table-cell office:value-type="float" office:value="18.3713365902134" calcext:value-type="float">
            <text:p>18,3713365902</text:p>
          </table:table-cell>
        </table:table-row>
        <table:table-row table:style-name="ro4">
          <table:table-cell office:value-type="float" office:value="0.4645" calcext:value-type="float">
            <text:p>0,4645</text:p>
          </table:table-cell>
          <table:table-cell office:value-type="float" office:value="18.2250754899886" calcext:value-type="float">
            <text:p>18,22507549</text:p>
          </table:table-cell>
          <table:table-cell office:value-type="float" office:value="18.2714625227409" calcext:value-type="float">
            <text:p>18,2714625227</text:p>
          </table:table-cell>
          <table:table-cell office:value-type="float" office:value="18.368194966964" calcext:value-type="float">
            <text:p>18,368194967</text:p>
          </table:table-cell>
        </table:table-row>
        <table:table-row table:style-name="ro4">
          <table:table-cell office:value-type="float" office:value="0.4655" calcext:value-type="float">
            <text:p>0,4655</text:p>
          </table:table-cell>
          <table:table-cell office:value-type="float" office:value="18.2192997921916" calcext:value-type="float">
            <text:p>18,2192997922</text:p>
          </table:table-cell>
          <table:table-cell office:value-type="float" office:value="18.2665304029197" calcext:value-type="float">
            <text:p>18,2665304029</text:p>
          </table:table-cell>
          <table:table-cell office:value-type="float" office:value="18.3649893943796" calcext:value-type="float">
            <text:p>18,3649893944</text:p>
          </table:table-cell>
        </table:table-row>
        <table:table-row table:style-name="ro4">
          <table:table-cell office:value-type="float" office:value="0.4665" calcext:value-type="float">
            <text:p>0,4665</text:p>
          </table:table-cell>
          <table:table-cell office:value-type="float" office:value="18.2134420716826" calcext:value-type="float">
            <text:p>18,2134420717</text:p>
          </table:table-cell>
          <table:table-cell office:value-type="float" office:value="18.2615185863695" calcext:value-type="float">
            <text:p>18,2615185864</text:p>
          </table:table-cell>
          <table:table-cell office:value-type="float" office:value="18.3617207924661" calcext:value-type="float">
            <text:p>18,3617207925</text:p>
          </table:table-cell>
        </table:table-row>
        <table:table-row table:style-name="ro4">
          <table:table-cell office:value-type="float" office:value="0.4675" calcext:value-type="float">
            <text:p>0,4675</text:p>
          </table:table-cell>
          <table:table-cell office:value-type="float" office:value="18.2075099537752" calcext:value-type="float">
            <text:p>18,2075099538</text:p>
          </table:table-cell>
          <table:table-cell office:value-type="float" office:value="18.2564321230078" calcext:value-type="float">
            <text:p>18,256432123</text:p>
          </table:table-cell>
          <table:table-cell office:value-type="float" office:value="18.3583904971834" calcext:value-type="float">
            <text:p>18,3583904972</text:p>
          </table:table-cell>
        </table:table-row>
        <table:table-row table:style-name="ro4">
          <table:table-cell office:value-type="float" office:value="0.4685" calcext:value-type="float">
            <text:p>0,4685</text:p>
          </table:table-cell>
          <table:table-cell office:value-type="float" office:value="18.2015125769563" calcext:value-type="float">
            <text:p>18,201512577</text:p>
          </table:table-cell>
          <table:table-cell office:value-type="float" office:value="18.2512771932358" calcext:value-type="float">
            <text:p>18,2512771932</text:p>
          </table:table-cell>
          <table:table-cell office:value-type="float" office:value="18.3550003225878" calcext:value-type="float">
            <text:p>18,3550003226</text:p>
          </table:table-cell>
        </table:table-row>
        <table:table-row table:style-name="ro4">
          <table:table-cell office:value-type="float" office:value="0.4695" calcext:value-type="float">
            <text:p>0,4695</text:p>
          </table:table-cell>
          <table:table-cell office:value-type="float" office:value="18.1954607823315" calcext:value-type="float">
            <text:p>18,1954607823</text:p>
          </table:table-cell>
          <table:table-cell office:value-type="float" office:value="18.2460612684858" calcext:value-type="float">
            <text:p>18,2460612685</text:p>
          </table:table-cell>
          <table:table-cell office:value-type="float" office:value="18.3515526473703" calcext:value-type="float">
            <text:p>18,3515526474</text:p>
          </table:table-cell>
        </table:table-row>
        <table:table-row table:style-name="ro4">
          <table:table-cell office:value-type="float" office:value="0.4705" calcext:value-type="float">
            <text:p>0,4705</text:p>
          </table:table-cell>
          <table:table-cell office:value-type="float" office:value="18.1893672903874" calcext:value-type="float">
            <text:p>18,1893672904</text:p>
          </table:table-cell>
          <table:table-cell office:value-type="float" office:value="18.2407932639562" calcext:value-type="float">
            <text:p>18,240793264</text:p>
          </table:table-cell>
          <table:table-cell office:value-type="float" office:value="18.3480504933455" calcext:value-type="float">
            <text:p>18,3480504933</text:p>
          </table:table-cell>
        </table:table-row>
        <table:table-row table:style-name="ro4">
          <table:table-cell office:value-type="float" office:value="0.4715" calcext:value-type="float">
            <text:p>0,4715</text:p>
          </table:table-cell>
          <table:table-cell office:value-type="float" office:value="18.1832468867303" calcext:value-type="float">
            <text:p>18,1832468867</text:p>
          </table:table-cell>
          <table:table-cell office:value-type="float" office:value="18.2354837078045" calcext:value-type="float">
            <text:p>18,2354837078</text:p>
          </table:table-cell>
          <table:table-cell office:value-type="float" office:value="18.3444976216549" calcext:value-type="float">
            <text:p>18,3444976217</text:p>
          </table:table-cell>
        </table:table-row>
        <table:table-row table:style-name="ro4">
          <table:table-cell office:value-type="float" office:value="0.4725" calcext:value-type="float">
            <text:p>0,4725</text:p>
          </table:table-cell>
          <table:table-cell office:value-type="float" office:value="18.1771165998914" calcext:value-type="float">
            <text:p>18,1771165999</text:p>
          </table:table-cell>
          <table:table-cell office:value-type="float" office:value="18.2301449132806" calcext:value-type="float">
            <text:p>18,2301449133</text:p>
          </table:table-cell>
          <table:table-cell office:value-type="float" office:value="18.3408986373335" calcext:value-type="float">
            <text:p>18,3408986373</text:p>
          </table:table-cell>
        </table:table-row>
        <table:table-row table:style-name="ro4">
          <table:table-cell office:value-type="float" office:value="0.4735" calcext:value-type="float">
            <text:p>0,4735</text:p>
          </table:table-cell>
          <table:table-cell office:value-type="float" office:value="18.1709958632101" calcext:value-type="float">
            <text:p>18,1709958632</text:p>
          </table:table-cell>
          <table:table-cell office:value-type="float" office:value="18.2247911496675" calcext:value-type="float">
            <text:p>18,2247911497</text:p>
          </table:table-cell>
          <table:table-cell office:value-type="float" office:value="18.3372591029408" calcext:value-type="float">
            <text:p>18,3372591029</text:p>
          </table:table-cell>
        </table:table-row>
        <table:table-row table:style-name="ro4">
          <table:table-cell office:value-type="float" office:value="0.4745" calcext:value-type="float">
            <text:p>0,4745</text:p>
          </table:table-cell>
          <table:table-cell office:value-type="float" office:value="18.1649066506621" calcext:value-type="float">
            <text:p>18,1649066507</text:p>
          </table:table-cell>
          <table:table-cell office:value-type="float" office:value="18.2194388061303" calcext:value-type="float">
            <text:p>18,2194388061</text:p>
          </table:table-cell>
          <table:table-cell office:value-type="float" office:value="18.3335856614666" calcext:value-type="float">
            <text:p>18,3335856615</text:p>
          </table:table-cell>
        </table:table-row>
        <table:table-row table:style-name="ro4">
          <table:table-cell office:value-type="float" office:value="0.4755" calcext:value-type="float">
            <text:p>0,4755</text:p>
          </table:table-cell>
          <table:table-cell office:value-type="float" office:value="18.1588735715282" calcext:value-type="float">
            <text:p>18,1588735715</text:p>
          </table:table-cell>
          <table:table-cell office:value-type="float" office:value="18.2141065377078" calcext:value-type="float">
            <text:p>18,2141065377</text:p>
          </table:table-cell>
          <table:table-cell office:value-type="float" office:value="18.3298861653275" calcext:value-type="float">
            <text:p>18,3298861653</text:p>
          </table:table-cell>
        </table:table-row>
        <table:table-row table:style-name="ro4">
          <table:table-cell office:value-type="float" office:value="0.4765" calcext:value-type="float">
            <text:p>0,4765</text:p>
          </table:table-cell>
          <table:table-cell office:value-type="float" office:value="18.1529239048843" calcext:value-type="float">
            <text:p>18,1529239049</text:p>
          </table:table-cell>
          <table:table-cell office:value-type="float" office:value="18.2088153784478" calcext:value-type="float">
            <text:p>18,2088153784</text:p>
          </table:table-cell>
          <table:table-cell office:value-type="float" office:value="18.3261698053929" calcext:value-type="float">
            <text:p>18,3261698054</text:p>
          </table:table-cell>
        </table:table-row>
        <table:table-row table:style-name="ro4">
          <table:table-cell office:value-type="float" office:value="0.4775" calcext:value-type="float">
            <text:p>0,4775</text:p>
          </table:table-cell>
          <table:table-cell office:value-type="float" office:value="18.1470875757104" calcext:value-type="float">
            <text:p>18,1470875757</text:p>
          </table:table-cell>
          <table:table-cell office:value-type="float" office:value="18.2035888263384" calcext:value-type="float">
            <text:p>18,2035888263</text:p>
          </table:table-cell>
          <table:table-cell office:value-type="float" office:value="18.3224472534098" calcext:value-type="float">
            <text:p>18,3224472534</text:p>
          </table:table-cell>
        </table:table-row>
        <table:table-row table:style-name="ro4">
          <table:table-cell office:value-type="float" office:value="0.4785" calcext:value-type="float">
            <text:p>0,4785</text:p>
          </table:table-cell>
          <table:table-cell office:value-type="float" office:value="18.1413970288026" calcext:value-type="float">
            <text:p>18,1413970288</text:p>
          </table:table-cell>
          <table:table-cell office:value-type="float" office:value="18.1984528577232" calcext:value-type="float">
            <text:p>18,1984528577</text:p>
          </table:table-cell>
          <table:table-cell office:value-type="float" office:value="18.3187307869591" calcext:value-type="float">
            <text:p>18,318730787</text:p>
          </table:table-cell>
        </table:table-row>
        <table:table-row table:style-name="ro4">
          <table:table-cell office:value-type="float" office:value="0.4795" calcext:value-type="float">
            <text:p>0,4795</text:p>
          </table:table-cell>
          <table:table-cell office:value-type="float" office:value="18.1358870042636" calcext:value-type="float">
            <text:p>18,1358870043</text:p>
          </table:table-cell>
          <table:table-cell office:value-type="float" office:value="18.1934358734985" calcext:value-type="float">
            <text:p>18,1934358735</text:p>
          </table:table-cell>
          <table:table-cell office:value-type="float" office:value="18.3150344077506" calcext:value-type="float">
            <text:p>18,3150344078</text:p>
          </table:table-cell>
        </table:table-row>
        <table:table-row table:style-name="ro4">
          <table:table-cell office:value-type="float" office:value="0.4805" calcext:value-type="float">
            <text:p>0,4805</text:p>
          </table:table-cell>
          <table:table-cell office:value-type="float" office:value="18.1305941991986" calcext:value-type="float">
            <text:p>18,1305941992</text:p>
          </table:table-cell>
          <table:table-cell office:value-type="float" office:value="18.1885685570181" calcext:value-type="float">
            <text:p>18,188568557</text:p>
          </table:table-cell>
          <table:table-cell office:value-type="float" office:value="18.311373940985" calcext:value-type="float">
            <text:p>18,311373941</text:p>
          </table:table-cell>
        </table:table-row>
        <table:table-row table:style-name="ro4">
          <table:table-cell office:value-type="float" office:value="0.4815" calcext:value-type="float">
            <text:p>0,4815</text:p>
          </table:table-cell>
          <table:table-cell office:value-type="float" office:value="18.1255568080458" calcext:value-type="float">
            <text:p>18,125556808</text:p>
          </table:table-cell>
          <table:table-cell office:value-type="float" office:value="18.1838836274572" calcext:value-type="float">
            <text:p>18,1838836275</text:p>
          </table:table-cell>
          <table:table-cell office:value-type="float" office:value="18.3077671037592" calcext:value-type="float">
            <text:p>18,3077671038</text:p>
          </table:table-cell>
        </table:table-row>
        <table:table-row table:style-name="ro4">
          <table:table-cell office:value-type="float" office:value="0.4825" calcext:value-type="float">
            <text:p>0,4825</text:p>
          </table:table-cell>
          <table:table-cell office:value-type="float" office:value="18.1208139411718" calcext:value-type="float">
            <text:p>18,1208139412</text:p>
          </table:table-cell>
          <table:table-cell office:value-type="float" office:value="18.1794154755718" calcext:value-type="float">
            <text:p>18,1794154756</text:p>
          </table:table-cell>
          <table:table-cell office:value-type="float" office:value="18.3042335283767" calcext:value-type="float">
            <text:p>18,3042335284</text:p>
          </table:table-cell>
        </table:table-row>
        <table:table-row table:style-name="ro4">
          <table:table-cell office:value-type="float" office:value="0.4835" calcext:value-type="float">
            <text:p>0,4835</text:p>
          </table:table-cell>
          <table:table-cell office:value-type="float" office:value="18.1164049314873" calcext:value-type="float">
            <text:p>18,1164049315</text:p>
          </table:table-cell>
          <table:table-cell office:value-type="float" office:value="18.1751996755655" calcext:value-type="float">
            <text:p>18,1751996756</text:p>
          </table:table-cell>
          <table:table-cell office:value-type="float" office:value="18.3007947260446" calcext:value-type="float">
            <text:p>18,300794726</text:p>
          </table:table-cell>
        </table:table-row>
        <table:table-row table:style-name="ro4">
          <table:table-cell office:value-type="float" office:value="0.4845" calcext:value-type="float">
            <text:p>0,4845</text:p>
          </table:table-cell>
          <table:table-cell office:value-type="float" office:value="18.112368555749" calcext:value-type="float">
            <text:p>18,1123685557</text:p>
          </table:table-cell>
          <table:table-cell office:value-type="float" office:value="18.1712723818032" calcext:value-type="float">
            <text:p>18,1712723818</text:p>
          </table:table-cell>
          <table:table-cell office:value-type="float" office:value="18.2974739825972" calcext:value-type="float">
            <text:p>18,2974739826</text:p>
          </table:table-cell>
        </table:table-row>
        <table:table-row table:style-name="ro4">
          <table:table-cell office:value-type="float" office:value="0.4855" calcext:value-type="float">
            <text:p>0,4855</text:p>
          </table:table-cell>
          <table:table-cell office:value-type="float" office:value="18.1087421873275" calcext:value-type="float">
            <text:p>18,1087421873</text:p>
          </table:table-cell>
          <table:table-cell office:value-type="float" office:value="18.1676696099399" calcext:value-type="float">
            <text:p>18,1676696099</text:p>
          </table:table-cell>
          <table:table-cell office:value-type="float" office:value="18.2942961608554" calcext:value-type="float">
            <text:p>18,2942961609</text:p>
          </table:table-cell>
        </table:table-row>
        <table:table-row table:style-name="ro4">
          <table:table-cell office:value-type="float" office:value="0.4865" calcext:value-type="float">
            <text:p>0,4865</text:p>
          </table:table-cell>
          <table:table-cell office:value-type="float" office:value="18.1055609345127" calcext:value-type="float">
            <text:p>18,1055609345</text:p>
          </table:table-cell>
          <table:table-cell office:value-type="float" office:value="18.1644264423166" calcext:value-type="float">
            <text:p>18,1644264423</text:p>
          </table:table-cell>
          <table:table-cell office:value-type="float" office:value="18.2912874148474" calcext:value-type="float">
            <text:p>18,2912874148</text:p>
          </table:table-cell>
        </table:table-row>
        <table:table-row table:style-name="ro4">
          <table:table-cell office:value-type="float" office:value="0.4875" calcext:value-type="float">
            <text:p>0,4875</text:p>
          </table:table-cell>
          <table:table-cell office:value-type="float" office:value="18.1028567678155" calcext:value-type="float">
            <text:p>18,1028567678</text:p>
          </table:table-cell>
          <table:table-cell office:value-type="float" office:value="18.1615761532812" calcext:value-type="float">
            <text:p>18,1615761533</text:p>
          </table:table-cell>
          <table:table-cell office:value-type="float" office:value="18.288474774566" calcext:value-type="float">
            <text:p>18,2884747746</text:p>
          </table:table-cell>
        </table:table-row>
        <table:table-row table:style-name="ro4">
          <table:table-cell office:value-type="float" office:value="0.4885" calcext:value-type="float">
            <text:p>0,4885</text:p>
          </table:table-cell>
          <table:table-cell office:value-type="float" office:value="18.100657716138" calcext:value-type="float">
            <text:p>18,1006577161</text:p>
          </table:table-cell>
          <table:table-cell office:value-type="float" office:value="18.1591493333946" calcext:value-type="float">
            <text:p>18,1591493334</text:p>
          </table:table-cell>
          <table:table-cell office:value-type="float" office:value="18.2858856377333" calcext:value-type="float">
            <text:p>18,2858856377</text:p>
          </table:table-cell>
        </table:table-row>
        <table:table-row table:style-name="ro4">
          <table:table-cell office:value-type="float" office:value="0.4895" calcext:value-type="float">
            <text:p>0,4895</text:p>
          </table:table-cell>
          <table:table-cell office:value-type="float" office:value="18.0989871418839" calcext:value-type="float">
            <text:p>18,0989871419</text:p>
          </table:table-cell>
          <table:table-cell office:value-type="float" office:value="18.1571730302652" calcext:value-type="float">
            <text:p>18,1571730303</text:p>
          </table:table-cell>
          <table:table-cell office:value-type="float" office:value="18.2835471515935" calcext:value-type="float">
            <text:p>18,2835471516</text:p>
          </table:table-cell>
        </table:table-row>
        <table:table-row table:style-name="ro4">
          <table:table-cell office:value-type="float" office:value="0.4905" calcext:value-type="float">
            <text:p>0,4905</text:p>
          </table:table-cell>
          <table:table-cell office:value-type="float" office:value="18.0978631276066" calcext:value-type="float">
            <text:p>18,0978631276</text:p>
          </table:table-cell>
          <table:table-cell office:value-type="float" office:value="18.1556699526935" calcext:value-type="float">
            <text:p>18,1556699527</text:p>
          </table:table-cell>
          <table:table-cell office:value-type="float" office:value="18.2814855045406" calcext:value-type="float">
            <text:p>18,2814855045</text:p>
          </table:table-cell>
        </table:table-row>
        <table:table-row table:style-name="ro4">
          <table:table-cell office:value-type="float" office:value="0.4915" calcext:value-type="float">
            <text:p>0,4915</text:p>
          </table:table-cell>
          <table:table-cell office:value-type="float" office:value="18.0972979967086" calcext:value-type="float">
            <text:p>18,0972979967</text:p>
          </table:table-cell>
          <table:table-cell office:value-type="float" office:value="18.1546577789389" calcext:value-type="float">
            <text:p>18,1546577789</text:p>
          </table:table-cell>
          <table:table-cell office:value-type="float" office:value="18.2797251554756" calcext:value-type="float">
            <text:p>18,2797251555</text:p>
          </table:table-cell>
        </table:table-row>
        <table:table-row table:style-name="ro4">
          <table:table-cell office:value-type="float" office:value="0.4925" calcext:value-type="float">
            <text:p>0,4925</text:p>
          </table:table-cell>
          <table:table-cell/>
          <table:table-cell office:value-type="float" office:value="18.1541486193262" calcext:value-type="float">
            <text:p>18,1541486193</text:p>
          </table:table-cell>
          <table:table-cell office:value-type="float" office:value="18.2782880534142" calcext:value-type="float">
            <text:p>18,2782880534</text:p>
          </table:table-cell>
        </table:table-row>
        <table:table-row table:style-name="ro4">
          <table:table-cell table:number-columns-repeated="3"/>
          <table:table-cell office:value-type="float" office:value="18.2771928568495" calcext:value-type="float">
            <text:p>18,2771928568</text:p>
          </table:table-cell>
        </table:table-row>
        <table:table-row table:style-name="ro4">
          <table:table-cell table:number-columns-repeated="3"/>
          <table:table-cell office:value-type="float" office:value="18.2764542480138" calcext:value-type="float">
            <text:p>18,276454248</text:p>
          </table:table-cell>
        </table:table-row>
        <table:table-row table:style-name="ro4">
          <table:table-cell table:number-columns-repeated="3"/>
          <table:table-cell office:value-type="float" office:value="18.2760823571592" calcext:value-type="float">
            <text:p>18,2760823572</text:p>
          </table:table-cell>
        </table:table-row>
        <table:table-row table:style-name="ro4">
          <table:table-cell table:number-columns-repeated="3"/>
          <table:table-cell office:value-type="float" office:value="18.2761822893182" calcext:value-type="float">
            <text:p>18,2761822893</text:p>
          </table:table-cell>
        </table:table-row>
        <table:table-row table:style-name="ro4">
          <table:table-cell table:number-columns-repeated="3"/>
          <table:table-cell office:value-type="float" office:value="18.2765541917996" calcext:value-type="float">
            <text:p>18,2765541918</text:p>
          </table:table-cell>
        </table:table-row>
        <table:table-row table:style-name="ro4">
          <table:table-cell table:number-columns-repeated="3"/>
          <table:table-cell office:value-type="float" office:value="18.2772928275816" calcext:value-type="float">
            <text:p>18,2772928276</text:p>
          </table:table-cell>
        </table:table-row>
        <table:table-row table:style-name="ro4">
          <table:table-cell table:number-columns-repeated="3"/>
          <table:table-cell office:value-type="float" office:value="18.278388064923" calcext:value-type="float">
            <text:p>18,2783880649</text:p>
          </table:table-cell>
        </table:table-row>
        <table:table-row table:style-name="ro4">
          <table:table-cell table:number-columns-repeated="3"/>
          <table:table-cell office:value-type="float" office:value="18.2798252218004" calcext:value-type="float">
            <text:p>18,2798252218</text:p>
          </table:table-cell>
        </table:table-row>
        <table:table-row table:style-name="ro4">
          <table:table-cell table:number-columns-repeated="3"/>
          <table:table-cell office:value-type="float" office:value="18.2815856379995" calcext:value-type="float">
            <text:p>18,281585638</text:p>
          </table:table-cell>
        </table:table-row>
        <table:table-row table:style-name="ro4">
          <table:table-cell table:number-columns-repeated="3"/>
          <table:table-cell office:value-type="float" office:value="18.283647369486" calcext:value-type="float">
            <text:p>18,2836473695</text:p>
          </table:table-cell>
        </table:table-row>
        <table:table-row table:style-name="ro4">
          <table:table-cell table:number-columns-repeated="3"/>
          <table:table-cell office:value-type="float" office:value="18.2859859556838" calcext:value-type="float">
            <text:p>18,2859859557</text:p>
          </table:table-cell>
        </table:table-row>
        <table:table-row table:style-name="ro4">
          <table:table-cell table:number-columns-repeated="3"/>
          <table:table-cell office:value-type="float" office:value="18.2885752096552" calcext:value-type="float">
            <text:p>18,2885752097</text:p>
          </table:table-cell>
        </table:table-row>
        <table:table-row table:style-name="ro4">
          <table:table-cell table:number-columns-repeated="3"/>
          <table:table-cell office:value-type="float" office:value="18.2913879853183" calcext:value-type="float">
            <text:p>18,2913879853</text:p>
          </table:table-cell>
        </table:table-row>
        <table:table-row table:style-name="ro4">
          <table:table-cell table:number-columns-repeated="3"/>
          <table:table-cell office:value-type="float" office:value="18.2943968866604" calcext:value-type="float">
            <text:p>18,2943968867</text:p>
          </table:table-cell>
        </table:table-row>
        <table:table-row table:style-name="ro4">
          <table:table-cell table:number-columns-repeated="3"/>
          <table:table-cell office:value-type="float" office:value="18.2975748814199" calcext:value-type="float">
            <text:p>18,2975748814</text:p>
          </table:table-cell>
        </table:table-row>
        <table:table-row table:style-name="ro4">
          <table:table-cell table:number-columns-repeated="3"/>
          <table:table-cell office:value-type="float" office:value="18.300895820887" calcext:value-type="float">
            <text:p>18,3008958209</text:p>
          </table:table-cell>
        </table:table-row>
        <table:table-row table:style-name="ro4">
          <table:table-cell table:number-columns-repeated="3"/>
          <table:table-cell office:value-type="float" office:value="18.3043348387356" calcext:value-type="float">
            <text:p>18,3043348387</text:p>
          </table:table-cell>
        </table:table-row>
        <table:table-row table:style-name="ro4">
          <table:table-cell table:number-columns-repeated="3"/>
          <table:table-cell office:value-type="float" office:value="18.3078686532666" calcext:value-type="float">
            <text:p>18,3078686533</text:p>
          </table:table-cell>
        </table:table-row>
        <table:table-row table:style-name="ro4">
          <table:table-cell table:number-columns-repeated="3"/>
          <table:table-cell office:value-type="float" office:value="18.311475751525" calcext:value-type="float">
            <text:p>18,3114757515</text:p>
          </table:table-cell>
        </table:table-row>
        <table:table-row table:style-name="ro4">
          <table:table-cell table:number-columns-repeated="3"/>
          <table:table-cell office:value-type="float" office:value="18.3151365007089" calcext:value-type="float">
            <text:p>18,3151365007</text:p>
          </table:table-cell>
        </table:table-row>
        <table:table-row table:style-name="ro4">
          <table:table-cell table:number-columns-repeated="3"/>
          <table:table-cell office:value-type="float" office:value="18.3188331889499" calcext:value-type="float">
            <text:p>18,318833189</text:p>
          </table:table-cell>
        </table:table-row>
        <table:table-row table:style-name="ro4">
          <table:table-cell table:number-columns-repeated="3"/>
          <table:table-cell office:value-type="float" office:value="18.3225499888624" calcext:value-type="float">
            <text:p>18,3225499889</text:p>
          </table:table-cell>
        </table:table-row>
        <table:table-row table:style-name="ro4">
          <table:table-cell table:number-columns-repeated="3"/>
          <table:table-cell office:value-type="float" office:value="18.3262728993927" calcext:value-type="float">
            <text:p>18,3262728994</text:p>
          </table:table-cell>
        </table:table-row>
        <table:table-row table:style-name="ro4">
          <table:table-cell table:number-columns-repeated="3"/>
          <table:table-cell office:value-type="float" office:value="18.329989642523" calcext:value-type="float">
            <text:p>18,3299896425</text:p>
          </table:table-cell>
        </table:table-row>
        <table:table-row table:style-name="ro4">
          <table:table-cell table:number-columns-repeated="3"/>
          <table:table-cell office:value-type="float" office:value="18.3336895510187" calcext:value-type="float">
            <text:p>18,333689551</text:p>
          </table:table-cell>
        </table:table-row>
        <table:table-row table:style-name="ro4">
          <table:table-cell table:number-columns-repeated="3"/>
          <table:table-cell office:value-type="float" office:value="18.3373634306081" calcext:value-type="float">
            <text:p>18,3373634306</text:p>
          </table:table-cell>
        </table:table-row>
        <table:table-row table:style-name="ro4">
          <table:table-cell table:number-columns-repeated="3"/>
          <table:table-cell office:value-type="float" office:value="18.3410034279472" calcext:value-type="float">
            <text:p>18,3410034279</text:p>
          </table:table-cell>
        </table:table-row>
        <table:table-row table:style-name="ro4">
          <table:table-cell table:number-columns-repeated="3"/>
          <table:table-cell office:value-type="float" office:value="18.3446029030199" calcext:value-type="float">
            <text:p>18,344602903</text:p>
          </table:table-cell>
        </table:table-row>
        <table:table-row table:style-name="ro4">
          <table:table-cell table:number-columns-repeated="3"/>
          <table:table-cell office:value-type="float" office:value="18.3481562953839" calcext:value-type="float">
            <text:p>18,3481562954</text:p>
          </table:table-cell>
        </table:table-row>
        <table:table-row table:style-name="ro4">
          <table:table-cell table:number-columns-repeated="3"/>
          <table:table-cell office:value-type="float" office:value="18.3516589959378" calcext:value-type="float">
            <text:p>18,3516589959</text:p>
          </table:table-cell>
        </table:table-row>
        <table:table-row table:style-name="ro4">
          <table:table-cell table:number-columns-repeated="3"/>
          <table:table-cell office:value-type="float" office:value="18.3551072458357" calcext:value-type="float">
            <text:p>18,3551072458</text:p>
          </table:table-cell>
        </table:table-row>
        <table:table-row table:style-name="ro4">
          <table:table-cell table:number-columns-repeated="3"/>
          <table:table-cell office:value-type="float" office:value="18.3584980252054" calcext:value-type="float">
            <text:p>18,3584980252</text:p>
          </table:table-cell>
        </table:table-row>
        <table:table-row table:style-name="ro4">
          <table:table-cell table:number-columns-repeated="3"/>
          <table:table-cell office:value-type="float" office:value="18.3618289540588" calcext:value-type="float">
            <text:p>18,3618289541</text:p>
          </table:table-cell>
        </table:table-row>
        <table:table-row table:style-name="ro4">
          <table:table-cell table:number-columns-repeated="3"/>
          <table:table-cell office:value-type="float" office:value="18.3650982168014" calcext:value-type="float">
            <text:p>18,3650982168</text:p>
          </table:table-cell>
        </table:table-row>
        <table:table-row table:style-name="ro4">
          <table:table-cell table:number-columns-repeated="3"/>
          <table:table-cell office:value-type="float" office:value="18.3683044811047" calcext:value-type="float">
            <text:p>18,3683044811</text:p>
          </table:table-cell>
        </table:table-row>
        <table:table-row table:style-name="ro4">
          <table:table-cell table:number-columns-repeated="3"/>
          <table:table-cell office:value-type="float" office:value="18.3714468255815" calcext:value-type="float">
            <text:p>18,3714468256</text:p>
          </table:table-cell>
        </table:table-row>
        <table:table-row table:style-name="ro4">
          <table:table-cell table:number-columns-repeated="3"/>
          <table:table-cell office:value-type="float" office:value="18.3745246899655" calcext:value-type="float">
            <text:p>18,37452469</text:p>
          </table:table-cell>
        </table:table-row>
        <table:table-row table:style-name="ro4">
          <table:table-cell table:number-columns-repeated="3"/>
          <table:table-cell office:value-type="float" office:value="18.3775378172657" calcext:value-type="float">
            <text:p>18,3775378173</text:p>
          </table:table-cell>
        </table:table-row>
        <table:table-row table:style-name="ro4">
          <table:table-cell table:number-columns-repeated="3"/>
          <table:table-cell office:value-type="float" office:value="18.3804862031059" calcext:value-type="float">
            <text:p>18,3804862031</text:p>
          </table:table-cell>
        </table:table-row>
        <table:table-row table:style-name="ro4">
          <table:table-cell table:number-columns-repeated="3"/>
          <table:table-cell office:value-type="float" office:value="18.3833700655404" calcext:value-type="float">
            <text:p>18,3833700655</text:p>
          </table:table-cell>
        </table:table-row>
        <table:table-row table:style-name="ro4">
          <table:table-cell table:number-columns-repeated="3"/>
          <table:table-cell office:value-type="float" office:value="18.3861898066301" calcext:value-type="float">
            <text:p>18,3861898066</text:p>
          </table:table-cell>
        </table:table-row>
        <table:table-row table:style-name="ro4">
          <table:table-cell table:number-columns-repeated="3"/>
          <table:table-cell office:value-type="float" office:value="18.3889459745412" calcext:value-type="float">
            <text:p>18,3889459745</text:p>
          </table:table-cell>
        </table:table-row>
        <table:table-row table:style-name="ro4">
          <table:table-cell table:number-columns-repeated="3"/>
          <table:table-cell office:value-type="float" office:value="18.3916392508942" calcext:value-type="float">
            <text:p>18,3916392509</text:p>
          </table:table-cell>
        </table:table-row>
        <table:table-row table:style-name="ro4">
          <table:table-cell table:number-columns-repeated="3"/>
          <table:table-cell office:value-type="float" office:value="18.3942704159938" calcext:value-type="float">
            <text:p>18,394270416</text:p>
          </table:table-cell>
        </table:table-row>
        <table:table-row table:style-name="ro4">
          <table:table-cell table:number-columns-repeated="3"/>
          <table:table-cell office:value-type="float" office:value="18.3968403346878" calcext:value-type="float">
            <text:p>18,3968403347</text:p>
          </table:table-cell>
        </table:table-row>
        <table:table-row table:style-name="ro4">
          <table:table-cell table:number-columns-repeated="3"/>
          <table:table-cell office:value-type="float" office:value="18.3993499436641" calcext:value-type="float">
            <text:p>18,3993499437</text:p>
          </table:table-cell>
        </table:table-row>
        <table:table-row table:style-name="ro4">
          <table:table-cell table:number-columns-repeated="3"/>
          <table:table-cell office:value-type="float" office:value="18.4018002261384" calcext:value-type="float">
            <text:p>18,4018002261</text:p>
          </table:table-cell>
        </table:table-row>
        <table:table-row table:style-name="ro4">
          <table:table-cell table:number-columns-repeated="3"/>
          <table:table-cell office:value-type="float" office:value="18.4041922109427" calcext:value-type="float">
            <text:p>18,4041922109</text:p>
          </table:table-cell>
        </table:table-row>
        <table:table-row table:style-name="ro4">
          <table:table-cell table:number-columns-repeated="3"/>
          <table:table-cell office:value-type="float" office:value="18.4065269581569" calcext:value-type="float">
            <text:p>18,4065269582</text:p>
          </table:table-cell>
        </table:table-row>
        <table:table-row table:style-name="ro4">
          <table:table-cell table:number-columns-repeated="3"/>
          <table:table-cell office:value-type="float" office:value="18.4088055450528" calcext:value-type="float">
            <text:p>18,4088055451</text:p>
          </table:table-cell>
        </table:table-row>
        <table:table-row table:style-name="ro4">
          <table:table-cell table:number-columns-repeated="3"/>
          <table:table-cell office:value-type="float" office:value="18.4110290644486" calcext:value-type="float">
            <text:p>18,4110290644</text:p>
          </table:table-cell>
        </table:table-row>
        <table:table-row table:style-name="ro4">
          <table:table-cell table:number-columns-repeated="3"/>
          <table:table-cell office:value-type="float" office:value="18.4131986157907" calcext:value-type="float">
            <text:p>18,4131986158</text:p>
          </table:table-cell>
        </table:table-row>
        <table:table-row table:style-name="ro4">
          <table:table-cell table:number-columns-repeated="3"/>
          <table:table-cell office:value-type="float" office:value="18.4153153023044" calcext:value-type="float">
            <text:p>18,4153153023</text:p>
          </table:table-cell>
        </table:table-row>
        <table:table-row table:style-name="ro4">
          <table:table-cell table:number-columns-repeated="3"/>
          <table:table-cell office:value-type="float" office:value="18.4173802229616" calcext:value-type="float">
            <text:p>18,417380223</text:p>
          </table:table-cell>
        </table:table-row>
        <table:table-row table:style-name="ro4">
          <table:table-cell table:number-columns-repeated="3"/>
          <table:table-cell office:value-type="float" office:value="18.4193944699451" calcext:value-type="float">
            <text:p>18,4193944699</text:p>
          </table:table-cell>
        </table:table-row>
        <table:table-row table:style-name="ro4">
          <table:table-cell table:number-columns-repeated="3"/>
          <table:table-cell office:value-type="float" office:value="18.4213591263306" calcext:value-type="float">
            <text:p>18,4213591263</text:p>
          </table:table-cell>
        </table:table-row>
        <table:table-row table:style-name="ro4">
          <table:table-cell table:number-columns-repeated="3"/>
          <table:table-cell office:value-type="float" office:value="18.4232752636936" calcext:value-type="float">
            <text:p>18,4232752637</text:p>
          </table:table-cell>
        </table:table-row>
        <table:table-row table:style-name="ro4">
          <table:table-cell table:number-columns-repeated="3"/>
          <table:table-cell office:value-type="float" office:value="18.425143933589" calcext:value-type="float">
            <text:p>18,4251439336</text:p>
          </table:table-cell>
        </table:table-row>
        <table:table-row table:style-name="ro4">
          <table:table-cell table:number-columns-repeated="3"/>
          <table:table-cell office:value-type="float" office:value="18.4269661770368" calcext:value-type="float">
            <text:p>18,426966177</text:p>
          </table:table-cell>
        </table:table-row>
        <table:table-row table:style-name="ro4">
          <table:table-cell table:number-columns-repeated="3"/>
          <table:table-cell office:value-type="float" office:value="18.4287430151012" calcext:value-type="float">
            <text:p>18,4287430151</text:p>
          </table:table-cell>
        </table:table-row>
        <table:table-row table:style-name="ro4">
          <table:table-cell table:number-columns-repeated="3"/>
          <table:table-cell office:value-type="float" office:value="18.4304754484672" calcext:value-type="float">
            <text:p>18,4304754485</text:p>
          </table:table-cell>
        </table:table-row>
        <table:table-row table:style-name="ro4">
          <table:table-cell table:number-columns-repeated="3"/>
          <table:table-cell office:value-type="float" office:value="18.432164458994" calcext:value-type="float">
            <text:p>18,432164459</text:p>
          </table:table-cell>
        </table:table-row>
        <table:table-row table:style-name="ro4">
          <table:table-cell table:number-columns-repeated="3"/>
          <table:table-cell office:value-type="float" office:value="18.433811009582" calcext:value-type="float">
            <text:p>18,4338110096</text:p>
          </table:table-cell>
        </table:table-row>
        <table:table-row table:style-name="ro4">
          <table:table-cell table:number-columns-repeated="3"/>
          <table:table-cell office:value-type="float" office:value="18.4354160359385" calcext:value-type="float">
            <text:p>18,4354160359</text:p>
          </table:table-cell>
        </table:table-row>
        <table:table-row table:style-name="ro4">
          <table:table-cell table:number-columns-repeated="3"/>
          <table:table-cell office:value-type="float" office:value="18.4369804580618" calcext:value-type="float">
            <text:p>18,4369804581</text:p>
          </table:table-cell>
        </table:table-row>
        <table:table-row table:style-name="ro4">
          <table:table-cell table:number-columns-repeated="3"/>
          <table:table-cell office:value-type="float" office:value="18.4385051721954" calcext:value-type="float">
            <text:p>18,4385051722</text:p>
          </table:table-cell>
        </table:table-row>
        <table:table-row table:style-name="ro4">
          <table:table-cell table:number-columns-repeated="3"/>
          <table:table-cell office:value-type="float" office:value="18.4399910535296" calcext:value-type="float">
            <text:p>18,4399910535</text:p>
          </table:table-cell>
        </table:table-row>
        <table:table-row table:style-name="ro4">
          <table:table-cell table:number-columns-repeated="3"/>
          <table:table-cell office:value-type="float" office:value="18.4414389532308" calcext:value-type="float">
            <text:p>18,4414389532</text:p>
          </table:table-cell>
        </table:table-row>
        <table:table-row table:style-name="ro4">
          <table:table-cell table:number-columns-repeated="3"/>
          <table:table-cell office:value-type="float" office:value="18.4428497023252" calcext:value-type="float">
            <text:p>18,4428497023</text:p>
          </table:table-cell>
        </table:table-row>
        <table:table-row table:style-name="ro4">
          <table:table-cell table:number-columns-repeated="3"/>
          <table:table-cell office:value-type="float" office:value="18.4442241090827" calcext:value-type="float">
            <text:p>18,4442241091</text:p>
          </table:table-cell>
        </table:table-row>
        <table:table-row table:style-name="ro4">
          <table:table-cell table:number-columns-repeated="3"/>
          <table:table-cell office:value-type="float" office:value="18.4455629615328" calcext:value-type="float">
            <text:p>18,4455629615</text:p>
          </table:table-cell>
        </table:table-row>
        <table:table-row table:style-name="ro4">
          <table:table-cell table:number-columns-repeated="3"/>
          <table:table-cell office:value-type="float" office:value="18.4468670255262" calcext:value-type="float">
            <text:p>18,4468670255</text:p>
          </table:table-cell>
        </table:table-row>
        <table:table-row table:style-name="ro4">
          <table:table-cell table:number-columns-repeated="3"/>
          <table:table-cell office:value-type="float" office:value="18.4481370441132" calcext:value-type="float">
            <text:p>18,4481370441</text:p>
          </table:table-cell>
        </table:table-row>
        <table:table-row table:style-name="ro4">
          <table:table-cell table:number-columns-repeated="3"/>
          <table:table-cell office:value-type="float" office:value="18.4493737455778" calcext:value-type="float">
            <text:p>18,4493737456</text:p>
          </table:table-cell>
        </table:table-row>
        <table:table-row table:style-name="ro4">
          <table:table-cell table:number-columns-repeated="3"/>
          <table:table-cell office:value-type="float" office:value="18.4505778319396" calcext:value-type="float">
            <text:p>18,4505778319</text:p>
          </table:table-cell>
        </table:table-row>
        <table:table-row table:style-name="ro4">
          <table:table-cell table:number-columns-repeated="3"/>
          <table:table-cell office:value-type="float" office:value="18.4517499870564" calcext:value-type="float">
            <text:p>18,4517499871</text:p>
          </table:table-cell>
        </table:table-row>
        <table:table-row table:style-name="ro4">
          <table:table-cell table:number-columns-repeated="3"/>
          <table:table-cell office:value-type="float" office:value="18.4528908758789" calcext:value-type="float">
            <text:p>18,4528908759</text:p>
          </table:table-cell>
        </table:table-row>
        <table:table-row table:style-name="ro4">
          <table:table-cell table:number-columns-repeated="3"/>
          <table:table-cell office:value-type="float" office:value="18.4540011428518" calcext:value-type="float">
            <text:p>18,4540011429</text:p>
          </table:table-cell>
        </table:table-row>
        <table:table-row table:style-name="ro4">
          <table:table-cell table:number-columns-repeated="3"/>
          <table:table-cell office:value-type="float" office:value="18.4550814145635" calcext:value-type="float">
            <text:p>18,4550814146</text:p>
          </table:table-cell>
        </table:table-row>
        <table:table-row table:style-name="ro4">
          <table:table-cell table:number-columns-repeated="3"/>
          <table:table-cell office:value-type="float" office:value="18.4561322975281" calcext:value-type="float">
            <text:p>18,4561322975</text:p>
          </table:table-cell>
        </table:table-row>
        <table:table-row table:style-name="ro4">
          <table:table-cell table:number-columns-repeated="3"/>
          <table:table-cell office:value-type="float" office:value="18.4571543840817" calcext:value-type="float">
            <text:p>18,4571543841</text:p>
          </table:table-cell>
        </table:table-row>
        <table:table-row table:style-name="ro4">
          <table:table-cell table:number-columns-repeated="3"/>
          <table:table-cell office:value-type="float" office:value="18.4581482423473" calcext:value-type="float">
            <text:p>18,4581482423</text:p>
          </table:table-cell>
        </table:table-row>
        <table:table-row table:style-name="ro4">
          <table:table-cell table:number-columns-repeated="3"/>
          <table:table-cell office:value-type="float" office:value="18.4591144298339" calcext:value-type="float">
            <text:p>18,4591144298</text:p>
          </table:table-cell>
        </table:table-row>
        <table:table-row table:style-name="ro4">
          <table:table-cell table:number-columns-repeated="3"/>
          <table:table-cell office:value-type="float" office:value="18.4600534807885" calcext:value-type="float">
            <text:p>18,4600534808</text:p>
          </table:table-cell>
        </table:table-row>
        <table:table-row table:style-name="ro4">
          <table:table-cell table:number-columns-repeated="3"/>
          <table:table-cell office:value-type="float" office:value="18.4609659192871" calcext:value-type="float">
            <text:p>18,4609659193</text:p>
          </table:table-cell>
        </table:table-row>
        <table:table-row table:style-name="ro4">
          <table:table-cell table:number-columns-repeated="3"/>
          <table:table-cell office:value-type="float" office:value="18.4618522464111" calcext:value-type="float">
            <text:p>18,4618522464</text:p>
          </table:table-cell>
        </table:table-row>
        <table:table-row table:style-name="ro4">
          <table:table-cell table:number-columns-repeated="3"/>
          <table:table-cell office:value-type="float" office:value="18.4627129523688" calcext:value-type="float">
            <text:p>18,4627129524</text:p>
          </table:table-cell>
        </table:table-row>
        <table:table-row table:style-name="ro4">
          <table:table-cell table:number-columns-repeated="3"/>
          <table:table-cell office:value-type="float" office:value="18.4635485118328" calcext:value-type="float">
            <text:p>18,4635485118</text:p>
          </table:table-cell>
        </table:table-row>
        <table:table-row table:style-name="ro4">
          <table:table-cell table:number-columns-repeated="3"/>
          <table:table-cell office:value-type="float" office:value="18.4643593783593" calcext:value-type="float">
            <text:p>18,4643593784</text:p>
          </table:table-cell>
        </table:table-row>
        <table:table-row table:style-name="ro4">
          <table:table-cell table:number-columns-repeated="3"/>
          <table:table-cell office:value-type="float" office:value="18.4651459984504" calcext:value-type="float">
            <text:p>18,4651459985</text:p>
          </table:table-cell>
        </table:table-row>
        <table:table-row table:style-name="ro4">
          <table:table-cell table:number-columns-repeated="3"/>
          <table:table-cell office:value-type="float" office:value="18.4659087989374" calcext:value-type="float">
            <text:p>18,4659087989</text:p>
          </table:table-cell>
        </table:table-row>
        <table:table-row table:style-name="ro4">
          <table:table-cell table:number-columns-repeated="3"/>
          <table:table-cell office:value-type="float" office:value="18.466648192098" calcext:value-type="float">
            <text:p>18,4666481921</text:p>
          </table:table-cell>
        </table:table-row>
        <table:table-row table:style-name="ro4">
          <table:table-cell table:number-columns-repeated="3"/>
          <table:table-cell office:value-type="float" office:value="18.4673645793824" calcext:value-type="float">
            <text:p>18,4673645794</text:p>
          </table:table-cell>
        </table:table-row>
        <table:table-row table:style-name="ro4">
          <table:table-cell table:number-columns-repeated="3"/>
          <table:table-cell office:value-type="float" office:value="18.4680583482625" calcext:value-type="float">
            <text:p>18,4680583483</text:p>
          </table:table-cell>
        </table:table-row>
        <table:table-row table:style-name="ro4">
          <table:table-cell table:number-columns-repeated="3"/>
          <table:table-cell office:value-type="float" office:value="18.4687298723254" calcext:value-type="float">
            <text:p>18,4687298723</text:p>
          </table:table-cell>
        </table:table-row>
        <table:table-row table:style-name="ro4">
          <table:table-cell table:number-columns-repeated="3"/>
          <table:table-cell office:value-type="float" office:value="18.469379508673" calcext:value-type="float">
            <text:p>18,4693795087</text:p>
          </table:table-cell>
        </table:table-row>
        <table:table-row table:style-name="ro4">
          <table:table-cell table:number-columns-repeated="3"/>
          <table:table-cell office:value-type="float" office:value="18.4700076062731" calcext:value-type="float">
            <text:p>18,4700076063</text:p>
          </table:table-cell>
        </table:table-row>
        <table:table-row table:style-name="ro4">
          <table:table-cell table:number-columns-repeated="3"/>
          <table:table-cell office:value-type="float" office:value="18.4706145016072" calcext:value-type="float">
            <text:p>18,4706145016</text:p>
          </table:table-cell>
        </table:table-row>
        <table:table-row table:style-name="ro4">
          <table:table-cell table:number-columns-repeated="3"/>
          <table:table-cell office:value-type="float" office:value="18.4712005135789" calcext:value-type="float">
            <text:p>18,4712005136</text:p>
          </table:table-cell>
        </table:table-row>
        <table:table-row table:style-name="ro4">
          <table:table-cell table:number-columns-repeated="3"/>
          <table:table-cell office:value-type="float" office:value="18.4717659559255" calcext:value-type="float">
            <text:p>18,4717659559</text:p>
          </table:table-cell>
        </table:table-row>
        <table:table-row table:style-name="ro4">
          <table:table-cell table:number-columns-repeated="3"/>
          <table:table-cell office:value-type="float" office:value="18.4723111256415" calcext:value-type="float">
            <text:p>18,4723111256</text:p>
          </table:table-cell>
        </table:table-row>
        <table:table-row table:style-name="ro4">
          <table:table-cell table:number-columns-repeated="3"/>
          <table:table-cell office:value-type="float" office:value="18.4728363084505" calcext:value-type="float">
            <text:p>18,4728363085</text:p>
          </table:table-cell>
        </table:table-row>
        <table:table-row table:style-name="ro4">
          <table:table-cell table:number-columns-repeated="3"/>
          <table:table-cell office:value-type="float" office:value="18.4733417815033" calcext:value-type="float">
            <text:p>18,4733417815</text:p>
          </table:table-cell>
        </table:table-row>
        <table:table-row table:style-name="ro4">
          <table:table-cell table:number-columns-repeated="3"/>
          <table:table-cell office:value-type="float" office:value="18.4738278087838" calcext:value-type="float">
            <text:p>18,4738278088</text:p>
          </table:table-cell>
        </table:table-row>
        <table:table-row table:style-name="ro4">
          <table:table-cell table:number-columns-repeated="3"/>
          <table:table-cell office:value-type="float" office:value="18.4742946463343" calcext:value-type="float">
            <text:p>18,4742946463</text:p>
          </table:table-cell>
        </table:table-row>
        <table:table-row table:style-name="ro4">
          <table:table-cell table:number-columns-repeated="3"/>
          <table:table-cell office:value-type="float" office:value="18.4747425352142" calcext:value-type="float">
            <text:p>18,4747425352</text:p>
          </table:table-cell>
        </table:table-row>
        <table:table-row table:style-name="ro4">
          <table:table-cell table:number-columns-repeated="3"/>
          <table:table-cell office:value-type="float" office:value="18.4751717078873" calcext:value-type="float">
            <text:p>18,4751717079</text:p>
          </table:table-cell>
        </table:table-row>
        <table:table-row table:style-name="ro4">
          <table:table-cell table:number-columns-repeated="3"/>
          <table:table-cell office:value-type="float" office:value="18.4755823866135" calcext:value-type="float">
            <text:p>18,4755823866</text:p>
          </table:table-cell>
        </table:table-row>
        <table:table-row table:style-name="ro4">
          <table:table-cell table:number-columns-repeated="3"/>
          <table:table-cell office:value-type="float" office:value="18.4759747814007" calcext:value-type="float">
            <text:p>18,4759747814</text:p>
          </table:table-cell>
        </table:table-row>
        <table:table-row table:style-name="ro4">
          <table:table-cell table:number-columns-repeated="3"/>
          <table:table-cell office:value-type="float" office:value="18.4763490971816" calcext:value-type="float">
            <text:p>18,4763490972</text:p>
          </table:table-cell>
        </table:table-row>
        <table:table-row table:style-name="ro4">
          <table:table-cell table:number-columns-repeated="3"/>
          <table:table-cell office:value-type="float" office:value="18.4767055240203" calcext:value-type="float">
            <text:p>18,476705524</text:p>
          </table:table-cell>
        </table:table-row>
        <table:table-row table:style-name="ro4">
          <table:table-cell table:number-columns-repeated="3"/>
          <table:table-cell office:value-type="float" office:value="18.4770442447175" calcext:value-type="float">
            <text:p>18,4770442447</text:p>
          </table:table-cell>
        </table:table-row>
        <table:table-row table:style-name="ro4">
          <table:table-cell table:number-columns-repeated="3"/>
          <table:table-cell office:value-type="float" office:value="18.4773654312113" calcext:value-type="float">
            <text:p>18,4773654312</text:p>
          </table:table-cell>
        </table:table-row>
        <table:table-row table:style-name="ro4">
          <table:table-cell table:number-columns-repeated="3"/>
          <table:table-cell office:value-type="float" office:value="18.4776692471566" calcext:value-type="float">
            <text:p>18,4776692472</text:p>
          </table:table-cell>
        </table:table-row>
        <table:table-row table:style-name="ro4">
          <table:table-cell table:number-columns-repeated="3"/>
          <table:table-cell office:value-type="float" office:value="18.4779558458851" calcext:value-type="float">
            <text:p>18,4779558459</text:p>
          </table:table-cell>
        </table:table-row>
        <table:table-row table:style-name="ro4">
          <table:table-cell table:number-columns-repeated="3"/>
          <table:table-cell office:value-type="float" office:value="18.4782253708105" calcext:value-type="float">
            <text:p>18,4782253708</text:p>
          </table:table-cell>
        </table:table-row>
        <table:table-row table:style-name="ro4">
          <table:table-cell table:number-columns-repeated="3"/>
          <table:table-cell office:value-type="float" office:value="18.478477959822" calcext:value-type="float">
            <text:p>18,4784779598</text:p>
          </table:table-cell>
        </table:table-row>
        <table:table-row table:style-name="ro4">
          <table:table-cell table:number-columns-repeated="3"/>
          <table:table-cell office:value-type="float" office:value="18.4787137380237" calcext:value-type="float">
            <text:p>18,478713738</text:p>
          </table:table-cell>
        </table:table-row>
        <table:table-row table:style-name="ro4">
          <table:table-cell table:number-columns-repeated="3"/>
          <table:table-cell office:value-type="float" office:value="18.4789328234413" calcext:value-type="float">
            <text:p>18,4789328234</text:p>
          </table:table-cell>
        </table:table-row>
        <table:table-row table:style-name="ro4">
          <table:table-cell table:number-columns-repeated="3"/>
          <table:table-cell office:value-type="float" office:value="18.479135322322" calcext:value-type="float">
            <text:p>18,4791353223</text:p>
          </table:table-cell>
        </table:table-row>
        <table:table-row table:style-name="ro4">
          <table:table-cell table:number-columns-repeated="3"/>
          <table:table-cell office:value-type="float" office:value="18.4793213367254" calcext:value-type="float">
            <text:p>18,4793213367</text:p>
          </table:table-cell>
        </table:table-row>
        <table:table-row table:style-name="ro4">
          <table:table-cell table:number-columns-repeated="3"/>
          <table:table-cell office:value-type="float" office:value="18.479490957343" calcext:value-type="float">
            <text:p>18,4794909573</text:p>
          </table:table-cell>
        </table:table-row>
        <table:table-row table:style-name="ro4">
          <table:table-cell table:number-columns-repeated="3"/>
          <table:table-cell office:value-type="float" office:value="18.479644266265" calcext:value-type="float">
            <text:p>18,4796442663</text:p>
          </table:table-cell>
        </table:table-row>
        <table:table-row table:style-name="ro4">
          <table:table-cell table:number-columns-repeated="3"/>
          <table:table-cell office:value-type="float" office:value="18.4797813380615" calcext:value-type="float">
            <text:p>18,4797813381</text:p>
          </table:table-cell>
        </table:table-row>
        <table:table-row table:style-name="ro4">
          <table:table-cell table:number-columns-repeated="3"/>
          <table:table-cell office:value-type="float" office:value="18.4799022375606" calcext:value-type="float">
            <text:p>18,4799022376</text:p>
          </table:table-cell>
        </table:table-row>
        <table:table-row table:style-name="ro4">
          <table:table-cell table:number-columns-repeated="3"/>
          <table:table-cell office:value-type="float" office:value="18.480007023823" calcext:value-type="float">
            <text:p>18,4800070238</text:p>
          </table:table-cell>
        </table:table-row>
        <table:table-row table:style-name="ro4">
          <table:table-cell table:number-columns-repeated="3"/>
          <table:table-cell office:value-type="float" office:value="18.4800957417623" calcext:value-type="float">
            <text:p>18,4800957418</text:p>
          </table:table-cell>
        </table:table-row>
        <table:table-row table:style-name="ro4">
          <table:table-cell table:number-columns-repeated="3"/>
          <table:table-cell office:value-type="float" office:value="18.480168433687" calcext:value-type="float">
            <text:p>18,4801684337</text:p>
          </table:table-cell>
        </table:table-row>
        <table:table-row table:style-name="ro4">
          <table:table-cell table:number-columns-repeated="3"/>
          <table:table-cell office:value-type="float" office:value="18.4802251317354" calcext:value-type="float">
            <text:p>18,4802251317</text:p>
          </table:table-cell>
        </table:table-row>
        <table:table-row table:style-name="ro4">
          <table:table-cell table:number-columns-repeated="3"/>
          <table:table-cell office:value-type="float" office:value="18.4802658586801" calcext:value-type="float">
            <text:p>18,4802658587</text:p>
          </table:table-cell>
        </table:table-row>
        <table:table-row table:style-name="ro4">
          <table:table-cell table:number-columns-repeated="3"/>
          <table:table-cell office:value-type="float" office:value="18.4802906302332" calcext:value-type="float">
            <text:p>18,4802906302</text:p>
          </table:table-cell>
        </table:table-row>
        <table:table-row table:style-name="ro4">
          <table:table-cell table:number-columns-repeated="3"/>
          <table:table-cell office:value-type="float" office:value="18.4802994527469" calcext:value-type="float">
            <text:p>18,4802994527</text:p>
          </table:table-cell>
        </table:table-row>
        <table:table-row table:style-name="ro4">
          <table:table-cell table:number-columns-repeated="3"/>
          <table:table-cell office:value-type="float" office:value="18.4802923260349" calcext:value-type="float">
            <text:p>18,480292326</text:p>
          </table:table-cell>
        </table:table-row>
        <table:table-row table:style-name="ro4">
          <table:table-cell table:number-columns-repeated="3"/>
          <table:table-cell office:value-type="float" office:value="18.4802692374262" calcext:value-type="float">
            <text:p>18,4802692374</text:p>
          </table:table-cell>
        </table:table-row>
        <table:table-row table:style-name="ro4">
          <table:table-cell table:number-columns-repeated="3"/>
          <table:table-cell office:value-type="float" office:value="18.480230172271" calcext:value-type="float">
            <text:p>18,4802301723</text:p>
          </table:table-cell>
        </table:table-row>
        <table:table-row table:style-name="ro4">
          <table:table-cell table:number-columns-repeated="3"/>
          <table:table-cell office:value-type="float" office:value="18.4801751014004" calcext:value-type="float">
            <text:p>18,4801751014</text:p>
          </table:table-cell>
        </table:table-row>
        <table:table-row table:style-name="ro4">
          <table:table-cell table:number-columns-repeated="3"/>
          <table:table-cell office:value-type="float" office:value="18.480103992958" calcext:value-type="float">
            <text:p>18,480103993</text:p>
          </table:table-cell>
        </table:table-row>
        <table:table-row table:style-name="ro4">
          <table:table-cell table:number-columns-repeated="3"/>
          <table:table-cell office:value-type="float" office:value="18.4800168003136" calcext:value-type="float">
            <text:p>18,4800168003</text:p>
          </table:table-cell>
        </table:table-row>
        <table:table-row table:style-name="ro4">
          <table:table-cell table:number-columns-repeated="3"/>
          <table:table-cell office:value-type="float" office:value="18.4799134750427" calcext:value-type="float">
            <text:p>18,479913475</text:p>
          </table:table-cell>
        </table:table-row>
        <table:table-row table:style-name="ro4">
          <table:table-cell table:number-columns-repeated="3"/>
          <table:table-cell office:value-type="float" office:value="18.4797939551999" calcext:value-type="float">
            <text:p>18,4797939552</text:p>
          </table:table-cell>
        </table:table-row>
        <table:table-row table:style-name="ro4">
          <table:table-cell table:number-columns-repeated="3"/>
          <table:table-cell office:value-type="float" office:value="18.479658171323" calcext:value-type="float">
            <text:p>18,4796581713</text:p>
          </table:table-cell>
        </table:table-row>
        <table:table-row table:style-name="ro4">
          <table:table-cell table:number-columns-repeated="3"/>
          <table:table-cell office:value-type="float" office:value="18.4795060492075" calcext:value-type="float">
            <text:p>18,4795060492</text:p>
          </table:table-cell>
        </table:table-row>
        <table:table-row table:style-name="ro4">
          <table:table-cell table:number-columns-repeated="3"/>
          <table:table-cell office:value-type="float" office:value="18.4793374998025" calcext:value-type="float">
            <text:p>18,4793374998</text:p>
          </table:table-cell>
        </table:table-row>
        <table:table-row table:style-name="ro4">
          <table:table-cell table:number-columns-repeated="3"/>
          <table:table-cell office:value-type="float" office:value="18.4791524299491" calcext:value-type="float">
            <text:p>18,4791524299</text:p>
          </table:table-cell>
        </table:table-row>
        <table:table-row table:style-name="ro4">
          <table:table-cell table:number-columns-repeated="3"/>
          <table:table-cell office:value-type="float" office:value="18.4789507378579" calcext:value-type="float">
            <text:p>18,4789507379</text:p>
          </table:table-cell>
        </table:table-row>
        <table:table-row table:style-name="ro4">
          <table:table-cell table:number-columns-repeated="3"/>
          <table:table-cell office:value-type="float" office:value="18.4787323076522" calcext:value-type="float">
            <text:p>18,4787323077</text:p>
          </table:table-cell>
        </table:table-row>
        <table:table-row table:style-name="ro4">
          <table:table-cell table:number-columns-repeated="3"/>
          <table:table-cell office:value-type="float" office:value="18.4784970222916" calcext:value-type="float">
            <text:p>18,4784970223</text:p>
          </table:table-cell>
        </table:table-row>
        <table:table-row table:style-name="ro4">
          <table:table-cell table:number-columns-repeated="3"/>
          <table:table-cell office:value-type="float" office:value="18.4782447485453" calcext:value-type="float">
            <text:p>18,4782447485</text:p>
          </table:table-cell>
        </table:table-row>
        <table:table-row table:style-name="ro4">
          <table:table-cell table:number-columns-repeated="3"/>
          <table:table-cell office:value-type="float" office:value="18.4779753501002" calcext:value-type="float">
            <text:p>18,4779753501</text:p>
          </table:table-cell>
        </table:table-row>
        <table:table-row table:style-name="ro4">
          <table:table-cell table:number-columns-repeated="3"/>
          <table:table-cell office:value-type="float" office:value="18.4776886749248" calcext:value-type="float">
            <text:p>18,4776886749</text:p>
          </table:table-cell>
        </table:table-row>
        <table:table-row table:style-name="ro4">
          <table:table-cell table:number-columns-repeated="3"/>
          <table:table-cell office:value-type="float" office:value="18.4773845677357" calcext:value-type="float">
            <text:p>18,4773845677</text:p>
          </table:table-cell>
        </table:table-row>
        <table:table-row table:style-name="ro4">
          <table:table-cell table:number-columns-repeated="3"/>
          <table:table-cell office:value-type="float" office:value="18.4770628599209" calcext:value-type="float">
            <text:p>18,4770628599</text:p>
          </table:table-cell>
        </table:table-row>
        <table:table-row table:style-name="ro4">
          <table:table-cell table:number-columns-repeated="3"/>
          <table:table-cell office:value-type="float" office:value="18.4767233727544" calcext:value-type="float">
            <text:p>18,4767233728</text:p>
          </table:table-cell>
        </table:table-row>
        <table:table-row table:style-name="ro4">
          <table:table-cell table:number-columns-repeated="3"/>
          <table:table-cell office:value-type="float" office:value="18.4763659224602" calcext:value-type="float">
            <text:p>18,4763659225</text:p>
          </table:table-cell>
        </table:table-row>
        <table:table-row table:style-name="ro4">
          <table:table-cell table:number-columns-repeated="3"/>
          <table:table-cell office:value-type="float" office:value="18.4759903089242" calcext:value-type="float">
            <text:p>18,4759903089</text:p>
          </table:table-cell>
        </table:table-row>
        <table:table-row table:style-name="ro4">
          <table:table-cell table:number-columns-repeated="3"/>
          <table:table-cell office:value-type="float" office:value="18.4755963283852" calcext:value-type="float">
            <text:p>18,4755963284</text:p>
          </table:table-cell>
        </table:table-row>
        <table:table-row table:style-name="ro4">
          <table:table-cell table:number-columns-repeated="3"/>
          <table:table-cell office:value-type="float" office:value="18.4751837623866" calcext:value-type="float">
            <text:p>18,4751837624</text:p>
          </table:table-cell>
        </table:table-row>
        <table:table-row table:style-name="ro4">
          <table:table-cell table:number-columns-repeated="3"/>
          <table:table-cell office:value-type="float" office:value="18.4747523809035" calcext:value-type="float">
            <text:p>18,4747523809</text:p>
          </table:table-cell>
        </table:table-row>
        <table:table-row table:style-name="ro4">
          <table:table-cell table:number-columns-repeated="3"/>
          <table:table-cell office:value-type="float" office:value="18.4743019492425" calcext:value-type="float">
            <text:p>18,4743019492</text:p>
          </table:table-cell>
        </table:table-row>
        <table:table-row table:style-name="ro4">
          <table:table-cell table:number-columns-repeated="3"/>
          <table:table-cell office:value-type="float" office:value="18.4738322168499" calcext:value-type="float">
            <text:p>18,4738322168</text:p>
          </table:table-cell>
        </table:table-row>
        <table:table-row table:style-name="ro4">
          <table:table-cell table:number-columns-repeated="3"/>
          <table:table-cell office:value-type="float" office:value="18.4733429236933" calcext:value-type="float">
            <text:p>18,4733429237</text:p>
          </table:table-cell>
        </table:table-row>
        <table:table-row table:style-name="ro4">
          <table:table-cell table:number-columns-repeated="3"/>
          <table:table-cell office:value-type="float" office:value="18.4728337987013" calcext:value-type="float">
            <text:p>18,4728337987</text:p>
          </table:table-cell>
        </table:table-row>
        <table:table-row table:style-name="ro4">
          <table:table-cell table:number-columns-repeated="3"/>
          <table:table-cell office:value-type="float" office:value="18.4723045592163" calcext:value-type="float">
            <text:p>18,4723045592</text:p>
          </table:table-cell>
        </table:table-row>
        <table:table-row table:style-name="ro4">
          <table:table-cell table:number-columns-repeated="3"/>
          <table:table-cell office:value-type="float" office:value="18.471754911184" calcext:value-type="float">
            <text:p>18,4717549112</text:p>
          </table:table-cell>
        </table:table-row>
        <table:table-row table:style-name="ro4">
          <table:table-cell table:number-columns-repeated="3"/>
          <table:table-cell office:value-type="float" office:value="18.4711845479666" calcext:value-type="float">
            <text:p>18,471184548</text:p>
          </table:table-cell>
        </table:table-row>
        <table:table-row table:style-name="ro4">
          <table:table-cell table:number-columns-repeated="3"/>
          <table:table-cell office:value-type="float" office:value="18.4705931520616" calcext:value-type="float">
            <text:p>18,4705931521</text:p>
          </table:table-cell>
        </table:table-row>
        <table:table-row table:style-name="ro4">
          <table:table-cell table:number-columns-repeated="3"/>
          <table:table-cell office:value-type="float" office:value="18.4699803925485" calcext:value-type="float">
            <text:p>18,4699803925</text:p>
          </table:table-cell>
        </table:table-row>
        <table:table-row table:style-name="ro4">
          <table:table-cell table:number-columns-repeated="3"/>
          <table:table-cell office:value-type="float" office:value="18.4693459268448" calcext:value-type="float">
            <text:p>18,4693459268</text:p>
          </table:table-cell>
        </table:table-row>
        <table:table-row table:style-name="ro4">
          <table:table-cell table:number-columns-repeated="3"/>
          <table:table-cell office:value-type="float" office:value="18.4686893983765" calcext:value-type="float">
            <text:p>18,4686893984</text:p>
          </table:table-cell>
        </table:table-row>
        <table:table-row table:style-name="ro4">
          <table:table-cell table:number-columns-repeated="3"/>
          <table:table-cell office:value-type="float" office:value="18.468010438675" calcext:value-type="float">
            <text:p>18,4680104387</text:p>
          </table:table-cell>
        </table:table-row>
        <table:table-row table:style-name="ro4">
          <table:table-cell table:number-columns-repeated="3"/>
          <table:table-cell office:value-type="float" office:value="18.4673086649234" calcext:value-type="float">
            <text:p>18,4673086649</text:p>
          </table:table-cell>
        </table:table-row>
        <table:table-row table:style-name="ro4">
          <table:table-cell table:number-columns-repeated="3"/>
          <table:table-cell office:value-type="float" office:value="18.4665836809243" calcext:value-type="float">
            <text:p>18,4665836809</text:p>
          </table:table-cell>
        </table:table-row>
        <table:table-row table:style-name="ro4">
          <table:table-cell table:number-columns-repeated="3"/>
          <table:table-cell office:value-type="float" office:value="18.4658350755411" calcext:value-type="float">
            <text:p>18,4658350755</text:p>
          </table:table-cell>
        </table:table-row>
        <table:table-row table:style-name="ro4">
          <table:table-cell table:number-columns-repeated="3"/>
          <table:table-cell office:value-type="float" office:value="18.4650624252356" calcext:value-type="float">
            <text:p>18,4650624252</text:p>
          </table:table-cell>
        </table:table-row>
        <table:table-row table:style-name="ro4">
          <table:table-cell table:number-columns-repeated="3"/>
          <table:table-cell office:value-type="float" office:value="18.4642652910344" calcext:value-type="float">
            <text:p>18,464265291</text:p>
          </table:table-cell>
        </table:table-row>
        <table:table-row table:style-name="ro4">
          <table:table-cell table:number-columns-repeated="3"/>
          <table:table-cell office:value-type="float" office:value="18.4634432210386" calcext:value-type="float">
            <text:p>18,463443221</text:p>
          </table:table-cell>
        </table:table-row>
        <table:table-row table:style-name="ro4">
          <table:table-cell table:number-columns-repeated="3"/>
          <table:table-cell office:value-type="float" office:value="18.4625957424931" calcext:value-type="float">
            <text:p>18,4625957425</text:p>
          </table:table-cell>
        </table:table-row>
        <table:table-row table:style-name="ro4">
          <table:table-cell table:number-columns-repeated="3"/>
          <table:table-cell office:value-type="float" office:value="18.4617223721325" calcext:value-type="float">
            <text:p>18,4617223721</text:p>
          </table:table-cell>
        </table:table-row>
        <table:table-row table:style-name="ro4">
          <table:table-cell table:number-columns-repeated="3"/>
          <table:table-cell office:value-type="float" office:value="18.4608226107828" calcext:value-type="float">
            <text:p>18,4608226108</text:p>
          </table:table-cell>
        </table:table-row>
        <table:table-row table:style-name="ro4">
          <table:table-cell table:number-columns-repeated="3"/>
          <table:table-cell office:value-type="float" office:value="18.4598959389974" calcext:value-type="float">
            <text:p>18,459895939</text:p>
          </table:table-cell>
        </table:table-row>
        <table:table-row table:style-name="ro4">
          <table:table-cell table:number-columns-repeated="3"/>
          <table:table-cell office:value-type="float" office:value="18.4589418243352" calcext:value-type="float">
            <text:p>18,4589418243</text:p>
          </table:table-cell>
        </table:table-row>
        <table:table-row table:style-name="ro4">
          <table:table-cell table:number-columns-repeated="3"/>
          <table:table-cell office:value-type="float" office:value="18.4579597185797" calcext:value-type="float">
            <text:p>18,4579597186</text:p>
          </table:table-cell>
        </table:table-row>
        <table:table-row table:style-name="ro4">
          <table:table-cell table:number-columns-repeated="3"/>
          <table:table-cell office:value-type="float" office:value="18.4569490506993" calcext:value-type="float">
            <text:p>18,4569490507</text:p>
          </table:table-cell>
        </table:table-row>
        <table:table-row table:style-name="ro4">
          <table:table-cell table:number-columns-repeated="3"/>
          <table:table-cell office:value-type="float" office:value="18.4559092368241" calcext:value-type="float">
            <text:p>18,4559092368</text:p>
          </table:table-cell>
        </table:table-row>
        <table:table-row table:style-name="ro4">
          <table:table-cell table:number-columns-repeated="3"/>
          <table:table-cell office:value-type="float" office:value="18.4548396760913" calcext:value-type="float">
            <text:p>18,4548396761</text:p>
          </table:table-cell>
        </table:table-row>
        <table:table-row table:style-name="ro4">
          <table:table-cell table:number-columns-repeated="3"/>
          <table:table-cell office:value-type="float" office:value="18.4537397452611" calcext:value-type="float">
            <text:p>18,4537397453</text:p>
          </table:table-cell>
        </table:table-row>
        <table:table-row table:style-name="ro4">
          <table:table-cell table:number-columns-repeated="3"/>
          <table:table-cell office:value-type="float" office:value="18.4526088036923" calcext:value-type="float">
            <text:p>18,4526088037</text:p>
          </table:table-cell>
        </table:table-row>
        <table:table-row table:style-name="ro4">
          <table:table-cell table:number-columns-repeated="3"/>
          <table:table-cell office:value-type="float" office:value="18.4514461958115" calcext:value-type="float">
            <text:p>18,4514461958</text:p>
          </table:table-cell>
        </table:table-row>
        <table:table-row table:style-name="ro4">
          <table:table-cell table:number-columns-repeated="3"/>
          <table:table-cell office:value-type="float" office:value="18.4502512419272" calcext:value-type="float">
            <text:p>18,4502512419</text:p>
          </table:table-cell>
        </table:table-row>
        <table:table-row table:style-name="ro4">
          <table:table-cell table:number-columns-repeated="3"/>
          <table:table-cell office:value-type="float" office:value="18.449023244343" calcext:value-type="float">
            <text:p>18,4490232443</text:p>
          </table:table-cell>
        </table:table-row>
        <table:table-row table:style-name="ro4">
          <table:table-cell table:number-columns-repeated="3"/>
          <table:table-cell office:value-type="float" office:value="18.4477614897193" calcext:value-type="float">
            <text:p>18,4477614897</text:p>
          </table:table-cell>
        </table:table-row>
        <table:table-row table:style-name="ro4">
          <table:table-cell table:number-columns-repeated="3"/>
          <table:table-cell office:value-type="float" office:value="18.4464652403377" calcext:value-type="float">
            <text:p>18,4464652403</text:p>
          </table:table-cell>
        </table:table-row>
        <table:table-row table:style-name="ro4">
          <table:table-cell table:number-columns-repeated="3"/>
          <table:table-cell office:value-type="float" office:value="18.4451337406927" calcext:value-type="float">
            <text:p>18,4451337407</text:p>
          </table:table-cell>
        </table:table-row>
        <table:table-row table:style-name="ro4">
          <table:table-cell table:number-columns-repeated="3"/>
          <table:table-cell office:value-type="float" office:value="18.4437662135602" calcext:value-type="float">
            <text:p>18,4437662136</text:p>
          </table:table-cell>
        </table:table-row>
        <table:table-row table:style-name="ro4">
          <table:table-cell table:number-columns-repeated="3"/>
          <table:table-cell office:value-type="float" office:value="18.4423618668756" calcext:value-type="float">
            <text:p>18,4423618669</text:p>
          </table:table-cell>
        </table:table-row>
        <table:table-row table:style-name="ro4">
          <table:table-cell table:number-columns-repeated="3"/>
          <table:table-cell office:value-type="float" office:value="18.4409198839458" calcext:value-type="float">
            <text:p>18,4409198839</text:p>
          </table:table-cell>
        </table:table-row>
        <table:table-row table:style-name="ro4">
          <table:table-cell table:number-columns-repeated="3"/>
          <table:table-cell office:value-type="float" office:value="18.4394394288902" calcext:value-type="float">
            <text:p>18,4394394289</text:p>
          </table:table-cell>
        </table:table-row>
        <table:table-row table:style-name="ro4">
          <table:table-cell table:number-columns-repeated="3"/>
          <table:table-cell office:value-type="float" office:value="18.437919651416" calcext:value-type="float">
            <text:p>18,4379196514</text:p>
          </table:table-cell>
        </table:table-row>
        <table:table-row table:style-name="ro4">
          <table:table-cell table:number-columns-repeated="3"/>
          <table:table-cell office:value-type="float" office:value="18.4363596757817" calcext:value-type="float">
            <text:p>18,4363596758</text:p>
          </table:table-cell>
        </table:table-row>
        <table:table-row table:style-name="ro4">
          <table:table-cell table:number-columns-repeated="3"/>
          <table:table-cell office:value-type="float" office:value="18.4347586161569" calcext:value-type="float">
            <text:p>18,4347586162</text:p>
          </table:table-cell>
        </table:table-row>
        <table:table-row table:style-name="ro4">
          <table:table-cell table:number-columns-repeated="3"/>
          <table:table-cell office:value-type="float" office:value="18.4331155636766" calcext:value-type="float">
            <text:p>18,4331155637</text:p>
          </table:table-cell>
        </table:table-row>
        <table:table-row table:style-name="ro4">
          <table:table-cell table:number-columns-repeated="3"/>
          <table:table-cell office:value-type="float" office:value="18.431429593512" calcext:value-type="float">
            <text:p>18,4314295935</text:p>
          </table:table-cell>
        </table:table-row>
        <table:table-row table:style-name="ro4">
          <table:table-cell table:number-columns-repeated="3"/>
          <table:table-cell office:value-type="float" office:value="18.4296997712097" calcext:value-type="float">
            <text:p>18,4296997712</text:p>
          </table:table-cell>
        </table:table-row>
        <table:table-row table:style-name="ro4">
          <table:table-cell table:number-columns-repeated="3"/>
          <table:table-cell office:value-type="float" office:value="18.4279251444319" calcext:value-type="float">
            <text:p>18,4279251444</text:p>
          </table:table-cell>
        </table:table-row>
        <table:table-row table:style-name="ro4">
          <table:table-cell table:number-columns-repeated="3"/>
          <table:table-cell office:value-type="float" office:value="18.4261047505264" calcext:value-type="float">
            <text:p>18,4261047505</text:p>
          </table:table-cell>
        </table:table-row>
        <table:table-row table:style-name="ro4">
          <table:table-cell table:number-columns-repeated="3"/>
          <table:table-cell office:value-type="float" office:value="18.4242376234396" calcext:value-type="float">
            <text:p>18,4242376234</text:p>
          </table:table-cell>
        </table:table-row>
        <table:table-row table:style-name="ro4">
          <table:table-cell table:number-columns-repeated="3"/>
          <table:table-cell office:value-type="float" office:value="18.4223227871292" calcext:value-type="float">
            <text:p>18,4223227871</text:p>
          </table:table-cell>
        </table:table-row>
        <table:table-row table:style-name="ro4">
          <table:table-cell table:number-columns-repeated="3"/>
          <table:table-cell office:value-type="float" office:value="18.4203592646658" calcext:value-type="float">
            <text:p>18,4203592647</text:p>
          </table:table-cell>
        </table:table-row>
        <table:table-row table:style-name="ro4">
          <table:table-cell table:number-columns-repeated="3"/>
          <table:table-cell office:value-type="float" office:value="18.4183460810024" calcext:value-type="float">
            <text:p>18,418346081</text:p>
          </table:table-cell>
        </table:table-row>
        <table:table-row table:style-name="ro4">
          <table:table-cell table:number-columns-repeated="3"/>
          <table:table-cell office:value-type="float" office:value="18.4162822739881" calcext:value-type="float">
            <text:p>18,416282274</text:p>
          </table:table-cell>
        </table:table-row>
        <table:table-row table:style-name="ro4">
          <table:table-cell table:number-columns-repeated="3"/>
          <table:table-cell office:value-type="float" office:value="18.4141668895616" calcext:value-type="float">
            <text:p>18,4141668896</text:p>
          </table:table-cell>
        </table:table-row>
        <table:table-row table:style-name="ro4">
          <table:table-cell table:number-columns-repeated="3"/>
          <table:table-cell office:value-type="float" office:value="18.4119989974998" calcext:value-type="float">
            <text:p>18,4119989975</text:p>
          </table:table-cell>
        </table:table-row>
        <table:table-row table:style-name="ro4">
          <table:table-cell table:number-columns-repeated="3"/>
          <table:table-cell office:value-type="float" office:value="18.4097776953782" calcext:value-type="float">
            <text:p>18,4097776954</text:p>
          </table:table-cell>
        </table:table-row>
        <table:table-row table:style-name="ro4">
          <table:table-cell table:number-columns-repeated="3"/>
          <table:table-cell office:value-type="float" office:value="18.407502124021" calcext:value-type="float">
            <text:p>18,407502124</text:p>
          </table:table-cell>
        </table:table-row>
        <table:table-row table:style-name="ro4">
          <table:table-cell table:number-columns-repeated="3"/>
          <table:table-cell office:value-type="float" office:value="18.4051714693924" calcext:value-type="float">
            <text:p>18,4051714694</text:p>
          </table:table-cell>
        </table:table-row>
        <table:table-row table:style-name="ro4">
          <table:table-cell table:number-columns-repeated="3"/>
          <table:table-cell office:value-type="float" office:value="18.4027849871387" calcext:value-type="float">
            <text:p>18,4027849871</text:p>
          </table:table-cell>
        </table:table-row>
        <table:table-row table:style-name="ro4">
          <table:table-cell table:number-columns-repeated="3"/>
          <table:table-cell office:value-type="float" office:value="18.4003420119886" calcext:value-type="float">
            <text:p>18,400342012</text:p>
          </table:table-cell>
        </table:table-row>
        <table:table-row table:style-name="ro4">
          <table:table-cell table:number-columns-repeated="3"/>
          <table:table-cell office:value-type="float" office:value="18.3978419722541" calcext:value-type="float">
            <text:p>18,3978419723</text:p>
          </table:table-cell>
        </table:table-row>
        <table:table-row table:style-name="ro4">
          <table:table-cell table:number-columns-repeated="3"/>
          <table:table-cell office:value-type="float" office:value="18.3952844215691" calcext:value-type="float">
            <text:p>18,3952844216</text:p>
          </table:table-cell>
        </table:table-row>
        <table:table-row table:style-name="ro4">
          <table:table-cell table:number-columns-repeated="3"/>
          <table:table-cell office:value-type="float" office:value="18.3926690564711" calcext:value-type="float">
            <text:p>18,3926690565</text:p>
          </table:table-cell>
        </table:table-row>
        <table:table-row table:style-name="ro4">
          <table:table-cell table:number-columns-repeated="3"/>
          <table:table-cell office:value-type="float" office:value="18.3899957410727" calcext:value-type="float">
            <text:p>18,3899957411</text:p>
          </table:table-cell>
        </table:table-row>
        <table:table-row table:style-name="ro4">
          <table:table-cell table:number-columns-repeated="3"/>
          <table:table-cell office:value-type="float" office:value="18.3872645502871" calcext:value-type="float">
            <text:p>18,3872645503</text:p>
          </table:table-cell>
        </table:table-row>
        <table:table-row table:style-name="ro4">
          <table:table-cell table:number-columns-repeated="3"/>
          <table:table-cell office:value-type="float" office:value="18.3844758003931" calcext:value-type="float">
            <text:p>18,3844758004</text:p>
          </table:table-cell>
        </table:table-row>
        <table:table-row table:style-name="ro4">
          <table:table-cell table:number-columns-repeated="3"/>
          <table:table-cell office:value-type="float" office:value="18.3816300881133" calcext:value-type="float">
            <text:p>18,3816300881</text:p>
          </table:table-cell>
        </table:table-row>
        <table:table-row table:style-name="ro4">
          <table:table-cell table:number-columns-repeated="3"/>
          <table:table-cell office:value-type="float" office:value="18.3787283512894" calcext:value-type="float">
            <text:p>18,3787283513</text:p>
          </table:table-cell>
        </table:table-row>
        <table:table-row table:style-name="ro4">
          <table:table-cell table:number-columns-repeated="3"/>
          <table:table-cell office:value-type="float" office:value="18.3757719137963" calcext:value-type="float">
            <text:p>18,3757719138</text:p>
          </table:table-cell>
        </table:table-row>
        <table:table-row table:style-name="ro4">
          <table:table-cell table:number-columns-repeated="3"/>
          <table:table-cell office:value-type="float" office:value="18.3727625516147" calcext:value-type="float">
            <text:p>18,3727625516</text:p>
          </table:table-cell>
        </table:table-row>
        <table:table-row table:style-name="ro4">
          <table:table-cell table:number-columns-repeated="3"/>
          <table:table-cell office:value-type="float" office:value="18.3697025680826" calcext:value-type="float">
            <text:p>18,3697025681</text:p>
          </table:table-cell>
        </table:table-row>
        <table:table-row table:style-name="ro4">
          <table:table-cell table:number-columns-repeated="3"/>
          <table:table-cell office:value-type="float" office:value="18.3665948711764" calcext:value-type="float">
            <text:p>18,3665948712</text:p>
          </table:table-cell>
        </table:table-row>
        <table:table-row table:style-name="ro4">
          <table:table-cell table:number-columns-repeated="3"/>
          <table:table-cell office:value-type="float" office:value="18.363443054322" calcext:value-type="float">
            <text:p>18,3634430543</text:p>
          </table:table-cell>
        </table:table-row>
        <table:table-row table:style-name="ro4">
          <table:table-cell table:number-columns-repeated="3"/>
          <table:table-cell office:value-type="float" office:value="18.360251506585" calcext:value-type="float">
            <text:p>18,3602515066</text:p>
          </table:table-cell>
        </table:table-row>
        <table:table-row table:style-name="ro4">
          <table:table-cell table:number-columns-repeated="3"/>
          <table:table-cell office:value-type="float" office:value="18.3570255034927" calcext:value-type="float">
            <text:p>18,3570255035</text:p>
          </table:table-cell>
        </table:table-row>
        <table:table-row table:style-name="ro4">
          <table:table-cell table:number-columns-repeated="3"/>
          <table:table-cell office:value-type="float" office:value="18.3537713316258" calcext:value-type="float">
            <text:p>18,3537713316</text:p>
          </table:table-cell>
        </table:table-row>
        <table:table-row table:style-name="ro4">
          <table:table-cell table:number-columns-repeated="3"/>
          <table:table-cell office:value-type="float" office:value="18.3504964033656" calcext:value-type="float">
            <text:p>18,3504964034</text:p>
          </table:table-cell>
        </table:table-row>
        <table:table-row table:style-name="ro4">
          <table:table-cell table:number-columns-repeated="3"/>
          <table:table-cell office:value-type="float" office:value="18.3472093715379" calcext:value-type="float">
            <text:p>18,3472093715</text:p>
          </table:table-cell>
        </table:table-row>
        <table:table-row table:style-name="ro4">
          <table:table-cell table:number-columns-repeated="3"/>
          <table:table-cell office:value-type="float" office:value="18.3439202646244" calcext:value-type="float">
            <text:p>18,3439202646</text:p>
          </table:table-cell>
        </table:table-row>
        <table:table-row table:style-name="ro4">
          <table:table-cell table:number-columns-repeated="3"/>
          <table:table-cell office:value-type="float" office:value="18.3406405896206" calcext:value-type="float">
            <text:p>18,3406405896</text:p>
          </table:table-cell>
        </table:table-row>
        <table:table-row table:style-name="ro4">
          <table:table-cell table:number-columns-repeated="3"/>
          <table:table-cell office:value-type="float" office:value="18.3373834483293" calcext:value-type="float">
            <text:p>18,3373834483</text:p>
          </table:table-cell>
        </table:table-row>
        <table:table-row table:style-name="ro4">
          <table:table-cell table:number-columns-repeated="3"/>
          <table:table-cell office:value-type="float" office:value="18.3341636072337" calcext:value-type="float">
            <text:p>18,3341636072</text:p>
          </table:table-cell>
        </table:table-row>
        <table:table-row table:style-name="ro4">
          <table:table-cell table:number-columns-repeated="3"/>
          <table:table-cell office:value-type="float" office:value="18.3309975621304" calcext:value-type="float">
            <text:p>18,3309975621</text:p>
          </table:table-cell>
        </table:table-row>
        <table:table-row table:style-name="ro4">
          <table:table-cell table:number-columns-repeated="3"/>
          <table:table-cell office:value-type="float" office:value="18.3279035405566" calcext:value-type="float">
            <text:p>18,3279035406</text:p>
          </table:table-cell>
        </table:table-row>
        <table:table-row table:style-name="ro4">
          <table:table-cell table:number-columns-repeated="3"/>
          <table:table-cell office:value-type="float" office:value="18.324901453006" calcext:value-type="float">
            <text:p>18,324901453</text:p>
          </table:table-cell>
        </table:table-row>
        <table:table-row table:style-name="ro4">
          <table:table-cell table:number-columns-repeated="3"/>
          <table:table-cell office:value-type="float" office:value="18.3220127748463" calcext:value-type="float">
            <text:p>18,3220127748</text:p>
          </table:table-cell>
        </table:table-row>
        <table:table-row table:style-name="ro4">
          <table:table-cell table:number-columns-repeated="3"/>
          <table:table-cell office:value-type="float" office:value="18.3192603412657" calcext:value-type="float">
            <text:p>18,3192603413</text:p>
          </table:table-cell>
        </table:table-row>
        <table:table-row table:style-name="ro4">
          <table:table-cell table:number-columns-repeated="3"/>
          <table:table-cell office:value-type="float" office:value="18.3166680475514" calcext:value-type="float">
            <text:p>18,3166680476</text:p>
          </table:table-cell>
        </table:table-row>
        <table:table-row table:style-name="ro4">
          <table:table-cell table:number-columns-repeated="3"/>
          <table:table-cell office:value-type="float" office:value="18.3142604433906" calcext:value-type="float">
            <text:p>18,3142604434</text:p>
          </table:table-cell>
        </table:table-row>
        <table:table-row table:style-name="ro4">
          <table:table-cell table:number-columns-repeated="3"/>
          <table:table-cell office:value-type="float" office:value="18.312062227622" calcext:value-type="float">
            <text:p>18,3120622276</text:p>
          </table:table-cell>
        </table:table-row>
        <table:table-row table:style-name="ro4">
          <table:table-cell table:number-columns-repeated="3"/>
          <table:table-cell office:value-type="float" office:value="18.3100976439261" calcext:value-type="float">
            <text:p>18,3100976439</text:p>
          </table:table-cell>
        </table:table-row>
        <table:table-row table:style-name="ro4">
          <table:table-cell table:number-columns-repeated="3"/>
          <table:table-cell office:value-type="float" office:value="18.3083898002433" calcext:value-type="float">
            <text:p>18,3083898002</text:p>
          </table:table-cell>
        </table:table-row>
        <table:table-row table:style-name="ro4">
          <table:table-cell table:number-columns-repeated="3"/>
          <table:table-cell office:value-type="float" office:value="18.3069599438819" calcext:value-type="float">
            <text:p>18,3069599439</text:p>
          </table:table-cell>
        </table:table-row>
        <table:table-row table:style-name="ro4">
          <table:table-cell table:number-columns-repeated="3"/>
          <table:table-cell office:value-type="float" office:value="18.3058267245157" calcext:value-type="float">
            <text:p>18,3058267245</text:p>
          </table:table-cell>
        </table:table-row>
        <table:table-row table:style-name="ro4">
          <table:table-cell table:number-columns-repeated="3"/>
          <table:table-cell office:value-type="float" office:value="18.3050054960589" calcext:value-type="float">
            <text:p>18,3050054961</text:p>
          </table:table-cell>
        </table:table-row>
        <table:table-row table:style-name="ro4">
          <table:table-cell table:number-columns-repeated="3"/>
          <table:table-cell office:value-type="float" office:value="18.3045077131801" calcext:value-type="float">
            <text:p>18,3045077132</text:p>
          </table:table-cell>
        </table:table-row>
        <table:table-row table:style-name="ro4">
          <table:table-cell table:number-columns-repeated="3"/>
          <table:table-cell office:value-type="float" office:value="18.3043404466774" calcext:value-type="float">
            <text:p>18,3043404467</text:p>
          </table:table-cell>
        </table:table-row>
        <table:table-row table:style-name="ro4">
          <table:table-cell table:number-columns-repeated="3"/>
          <table:table-cell office:value-type="float" office:value="18.304506087549" calcext:value-type="float">
            <text:p>18,3045060875</text:p>
          </table:table-cell>
        </table:table-row>
        <table:table-row table:style-name="ro4">
          <table:table-cell table:number-columns-repeated="3"/>
          <table:table-cell office:value-type="float" office:value="18.3050022436686" calcext:value-type="float">
            <text:p>18,3050022437</text:p>
          </table:table-cell>
        </table:table-row>
        <table:table-row table:style-name="ro4">
          <table:table-cell table:number-columns-repeated="3"/>
          <table:table-cell office:value-type="float" office:value="18.3058218412718" calcext:value-type="float">
            <text:p>18,3058218413</text:p>
          </table:table-cell>
        </table:table-row>
        <table:table-row table:style-name="ro4">
          <table:table-cell table:number-columns-repeated="3"/>
          <table:table-cell office:value-type="float" office:value="18.3069534255083" calcext:value-type="float">
            <text:p>18,3069534255</text:p>
          </table:table-cell>
        </table:table-row>
        <table:table-row table:style-name="ro4">
          <table:table-cell table:number-columns-repeated="3"/>
          <table:table-cell office:value-type="float" office:value="18.3083816439573" calcext:value-type="float">
            <text:p>18,308381644</text:p>
          </table:table-cell>
        </table:table-row>
        <table:table-row table:style-name="ro4">
          <table:table-cell table:number-columns-repeated="3"/>
          <table:table-cell office:value-type="float" office:value="18.3100878447552" calcext:value-type="float">
            <text:p>18,3100878448</text:p>
          </table:table-cell>
        </table:table-row>
        <table:table-row table:style-name="ro4">
          <table:table-cell table:number-columns-repeated="3"/>
          <table:table-cell office:value-type="float" office:value="18.3120507795126" calcext:value-type="float">
            <text:p>18,3120507795</text:p>
          </table:table-cell>
        </table:table-row>
        <table:table-row table:style-name="ro4">
          <table:table-cell table:number-columns-repeated="3"/>
          <table:table-cell office:value-type="float" office:value="18.3142473392558" calcext:value-type="float">
            <text:p>18,3142473393</text:p>
          </table:table-cell>
        </table:table-row>
        <table:table-row table:style-name="ro4">
          <table:table-cell table:number-columns-repeated="3"/>
          <table:table-cell office:value-type="float" office:value="18.316653279095" calcext:value-type="float">
            <text:p>18,3166532791</text:p>
          </table:table-cell>
        </table:table-row>
        <table:table-row table:style-name="ro4">
          <table:table-cell table:number-columns-repeated="3"/>
          <table:table-cell office:value-type="float" office:value="18.31924390038" calcext:value-type="float">
            <text:p>18,3192439004</text:p>
          </table:table-cell>
        </table:table-row>
        <table:table-row table:style-name="ro4">
          <table:table-cell table:number-columns-repeated="3"/>
          <table:table-cell office:value-type="float" office:value="18.3219946527914" calcext:value-type="float">
            <text:p>18,3219946528</text:p>
          </table:table-cell>
        </table:table-row>
        <table:table-row table:style-name="ro4">
          <table:table-cell table:number-columns-repeated="3"/>
          <table:table-cell office:value-type="float" office:value="18.3248816403734" calcext:value-type="float">
            <text:p>18,3248816404</text:p>
          </table:table-cell>
        </table:table-row>
        <table:table-row table:style-name="ro4">
          <table:table-cell table:number-columns-repeated="3"/>
          <table:table-cell office:value-type="float" office:value="18.3278820259877" calcext:value-type="float">
            <text:p>18,327882026</text:p>
          </table:table-cell>
        </table:table-row>
        <table:table-row table:style-name="ro4">
          <table:table-cell table:number-columns-repeated="3"/>
          <table:table-cell office:value-type="float" office:value="18.3309743368556" calcext:value-type="float">
            <text:p>18,3309743369</text:p>
          </table:table-cell>
        </table:table-row>
        <table:table-row table:style-name="ro4">
          <table:table-cell table:number-columns-repeated="3"/>
          <table:table-cell office:value-type="float" office:value="18.3341386585173" calcext:value-type="float">
            <text:p>18,3341386585</text:p>
          </table:table-cell>
        </table:table-row>
        <table:table-row table:style-name="ro4">
          <table:table-cell table:number-columns-repeated="3"/>
          <table:table-cell office:value-type="float" office:value="18.3373567665891" calcext:value-type="float">
            <text:p>18,3373567666</text:p>
          </table:table-cell>
        </table:table-row>
        <table:table-row table:style-name="ro4">
          <table:table-cell table:number-columns-repeated="3"/>
          <table:table-cell office:value-type="float" office:value="18.3406121631459" calcext:value-type="float">
            <text:p>18,3406121631</text:p>
          </table:table-cell>
        </table:table-row>
        <table:table-row table:style-name="ro4">
          <table:table-cell table:number-columns-repeated="3"/>
          <table:table-cell office:value-type="float" office:value="18.3438900794655" calcext:value-type="float">
            <text:p>18,3438900795</text:p>
          </table:table-cell>
        </table:table-row>
        <table:table-row table:style-name="ro4">
          <table:table-cell table:number-columns-repeated="3"/>
          <table:table-cell office:value-type="float" office:value="18.3471774184139" calcext:value-type="float">
            <text:p>18,3471774184</text:p>
          </table:table-cell>
        </table:table-row>
        <table:table-row table:style-name="ro4">
          <table:table-cell table:number-columns-repeated="3"/>
          <table:table-cell office:value-type="float" office:value="18.3504626662939" calcext:value-type="float">
            <text:p>18,3504626663</text:p>
          </table:table-cell>
        </table:table-row>
        <table:table-row table:style-name="ro4">
          <table:table-cell table:number-columns-repeated="3"/>
          <table:table-cell office:value-type="float" office:value="18.3537358010976" calcext:value-type="float">
            <text:p>18,3537358011</text:p>
          </table:table-cell>
        </table:table-row>
        <table:table-row table:style-name="ro4">
          <table:table-cell table:number-columns-repeated="3"/>
          <table:table-cell office:value-type="float" office:value="18.3569881641081" calcext:value-type="float">
            <text:p>18,3569881641</text:p>
          </table:table-cell>
        </table:table-row>
        <table:table-row table:style-name="ro4">
          <table:table-cell table:number-columns-repeated="3"/>
          <table:table-cell office:value-type="float" office:value="18.3602123431245" calcext:value-type="float">
            <text:p>18,3602123431</text:p>
          </table:table-cell>
        </table:table-row>
        <table:table-row table:style-name="ro4">
          <table:table-cell table:number-columns-repeated="3"/>
          <table:table-cell office:value-type="float" office:value="18.3634020560382" calcext:value-type="float">
            <text:p>18,363402056</text:p>
          </table:table-cell>
        </table:table-row>
        <table:table-row table:style-name="ro4">
          <table:table-cell table:number-columns-repeated="3"/>
          <table:table-cell office:value-type="float" office:value="18.3665520217228" calcext:value-type="float">
            <text:p>18,3665520217</text:p>
          </table:table-cell>
        </table:table-row>
        <table:table-row table:style-name="ro4">
          <table:table-cell table:number-columns-repeated="3"/>
          <table:table-cell office:value-type="float" office:value="18.3696578523531" calcext:value-type="float">
            <text:p>18,3696578524</text:p>
          </table:table-cell>
        </table:table-row>
        <table:table-row table:style-name="ro4">
          <table:table-cell table:number-columns-repeated="3"/>
          <table:table-cell office:value-type="float" office:value="18.3727159538197" calcext:value-type="float">
            <text:p>18,3727159538</text:p>
          </table:table-cell>
        </table:table-row>
        <table:table-row table:style-name="ro4">
          <table:table-cell table:number-columns-repeated="3"/>
          <table:table-cell office:value-type="float" office:value="18.3757234185033" calcext:value-type="float">
            <text:p>18,3757234185</text:p>
          </table:table-cell>
        </table:table-row>
        <table:table-row table:style-name="ro4">
          <table:table-cell table:number-columns-repeated="3"/>
          <table:table-cell office:value-type="float" office:value="18.378677942422" calcext:value-type="float">
            <text:p>18,3786779424</text:p>
          </table:table-cell>
        </table:table-row>
        <table:table-row table:style-name="ro4">
          <table:table-cell table:number-columns-repeated="3"/>
          <table:table-cell office:value-type="float" office:value="18.3815777504072" calcext:value-type="float">
            <text:p>18,3815777504</text:p>
          </table:table-cell>
        </table:table-row>
        <table:table-row table:style-name="ro4">
          <table:table-cell table:number-columns-repeated="3"/>
          <table:table-cell office:value-type="float" office:value="18.3844215137286" calcext:value-type="float">
            <text:p>18,3844215137</text:p>
          </table:table-cell>
        </table:table-row>
        <table:table-row table:style-name="ro4">
          <table:table-cell table:number-columns-repeated="3"/>
          <table:table-cell office:value-type="float" office:value="18.3872082986793" calcext:value-type="float">
            <text:p>18,3872082987</text:p>
          </table:table-cell>
        </table:table-row>
        <table:table-row table:style-name="ro4">
          <table:table-cell table:number-columns-repeated="3"/>
          <table:table-cell office:value-type="float" office:value="18.3899375060769" calcext:value-type="float">
            <text:p>18,3899375061</text:p>
          </table:table-cell>
        </table:table-row>
        <table:table-row table:style-name="ro4">
          <table:table-cell table:number-columns-repeated="3"/>
          <table:table-cell office:value-type="float" office:value="18.3926088186749" calcext:value-type="float">
            <text:p>18,3926088187</text:p>
          </table:table-cell>
        </table:table-row>
        <table:table-row table:style-name="ro4">
          <table:table-cell table:number-columns-repeated="3"/>
          <table:table-cell office:value-type="float" office:value="18.3952221632254" calcext:value-type="float">
            <text:p>18,3952221632</text:p>
          </table:table-cell>
        </table:table-row>
        <table:table-row table:style-name="ro4">
          <table:table-cell table:number-columns-repeated="3"/>
          <table:table-cell office:value-type="float" office:value="18.397777670674" calcext:value-type="float">
            <text:p>18,3977776707</text:p>
          </table:table-cell>
        </table:table-row>
        <table:table-row table:style-name="ro4">
          <table:table-cell table:number-columns-repeated="3"/>
          <table:table-cell office:value-type="float" office:value="18.4002756483792" calcext:value-type="float">
            <text:p>18,4002756484</text:p>
          </table:table-cell>
        </table:table-row>
        <table:table-row table:style-name="ro4">
          <table:table-cell table:number-columns-repeated="3"/>
          <table:table-cell office:value-type="float" office:value="18.4027165407676" calcext:value-type="float">
            <text:p>18,4027165408</text:p>
          </table:table-cell>
        </table:table-row>
        <table:table-row table:style-name="ro4">
          <table:table-cell table:number-columns-repeated="3"/>
          <table:table-cell office:value-type="float" office:value="18.4051009170583" calcext:value-type="float">
            <text:p>18,4051009171</text:p>
          </table:table-cell>
        </table:table-row>
        <table:table-row table:style-name="ro4">
          <table:table-cell table:number-columns-repeated="3"/>
          <table:table-cell office:value-type="float" office:value="18.4074294445819" calcext:value-type="float">
            <text:p>18,4074294446</text:p>
          </table:table-cell>
        </table:table-row>
        <table:table-row table:style-name="ro4">
          <table:table-cell table:number-columns-repeated="3"/>
          <table:table-cell office:value-type="float" office:value="18.4097028660004" calcext:value-type="float">
            <text:p>18,409702866</text:p>
          </table:table-cell>
        </table:table-row>
        <table:table-row table:style-name="ro4">
          <table:table-cell table:number-columns-repeated="3"/>
          <table:table-cell office:value-type="float" office:value="18.4119219934288" calcext:value-type="float">
            <text:p>18,4119219934</text:p>
          </table:table-cell>
        </table:table-row>
        <table:table-row table:style-name="ro4">
          <table:table-cell table:number-columns-repeated="3"/>
          <table:table-cell office:value-type="float" office:value="18.4140876876977" calcext:value-type="float">
            <text:p>18,4140876877</text:p>
          </table:table-cell>
        </table:table-row>
        <table:table-row table:style-name="ro4">
          <table:table-cell table:number-columns-repeated="3"/>
          <table:table-cell office:value-type="float" office:value="18.4162008490469" calcext:value-type="float">
            <text:p>18,416200849</text:p>
          </table:table-cell>
        </table:table-row>
        <table:table-row table:style-name="ro4">
          <table:table-cell table:number-columns-repeated="3"/>
          <table:table-cell office:value-type="float" office:value="18.4182624080163" calcext:value-type="float">
            <text:p>18,418262408</text:p>
          </table:table-cell>
        </table:table-row>
        <table:table-row table:style-name="ro4">
          <table:table-cell table:number-columns-repeated="3"/>
          <table:table-cell office:value-type="float" office:value="18.4202733150618" calcext:value-type="float">
            <text:p>18,4202733151</text:p>
          </table:table-cell>
        </table:table-row>
        <table:table-row table:style-name="ro4">
          <table:table-cell table:number-columns-repeated="3"/>
          <table:table-cell office:value-type="float" office:value="18.4222345373508" calcext:value-type="float">
            <text:p>18,4222345374</text:p>
          </table:table-cell>
        </table:table-row>
        <table:table-row table:style-name="ro4">
          <table:table-cell table:number-columns-repeated="3"/>
          <table:table-cell office:value-type="float" office:value="18.4241470438767" calcext:value-type="float">
            <text:p>18,4241470439</text:p>
          </table:table-cell>
        </table:table-row>
        <table:table-row table:style-name="ro4">
          <table:table-cell table:number-columns-repeated="3"/>
          <table:table-cell office:value-type="float" office:value="18.4260118123056" calcext:value-type="float">
            <text:p>18,4260118123</text:p>
          </table:table-cell>
        </table:table-row>
        <table:table-row table:style-name="ro4">
          <table:table-cell table:number-columns-repeated="3"/>
          <table:table-cell office:value-type="float" office:value="18.4278298186061" calcext:value-type="float">
            <text:p>18,4278298186</text:p>
          </table:table-cell>
        </table:table-row>
        <table:table-row table:style-name="ro4">
          <table:table-cell table:number-columns-repeated="3"/>
          <table:table-cell office:value-type="float" office:value="18.4296020275905" calcext:value-type="float">
            <text:p>18,4296020276</text:p>
          </table:table-cell>
        </table:table-row>
        <table:table-row table:style-name="ro4">
          <table:table-cell table:number-columns-repeated="3"/>
          <table:table-cell office:value-type="float" office:value="18.4313294020336" calcext:value-type="float">
            <text:p>18,431329402</text:p>
          </table:table-cell>
        </table:table-row>
        <table:table-row table:style-name="ro4">
          <table:table-cell table:number-columns-repeated="3"/>
          <table:table-cell office:value-type="float" office:value="18.4330128910319" calcext:value-type="float">
            <text:p>18,433012891</text:p>
          </table:table-cell>
        </table:table-row>
        <table:table-row table:style-name="ro4">
          <table:table-cell table:number-columns-repeated="3"/>
          <table:table-cell office:value-type="float" office:value="18.4346534326924" calcext:value-type="float">
            <text:p>18,4346534327</text:p>
          </table:table-cell>
        </table:table-row>
        <table:table-row table:style-name="ro4">
          <table:table-cell table:number-columns-repeated="3"/>
          <table:table-cell office:value-type="float" office:value="18.436251946691" calcext:value-type="float">
            <text:p>18,4362519467</text:p>
          </table:table-cell>
        </table:table-row>
        <table:table-row table:style-name="ro4">
          <table:table-cell table:number-columns-repeated="3"/>
          <table:table-cell office:value-type="float" office:value="18.4378093406222" calcext:value-type="float">
            <text:p>18,4378093406</text:p>
          </table:table-cell>
        </table:table-row>
        <table:table-row table:style-name="ro4">
          <table:table-cell table:number-columns-repeated="3"/>
          <table:table-cell office:value-type="float" office:value="18.4393265031037" calcext:value-type="float">
            <text:p>18,4393265031</text:p>
          </table:table-cell>
        </table:table-row>
        <table:table-row table:style-name="ro4">
          <table:table-cell table:number-columns-repeated="3"/>
          <table:table-cell office:value-type="float" office:value="18.4408043059504" calcext:value-type="float">
            <text:p>18,440804306</text:p>
          </table:table-cell>
        </table:table-row>
        <table:table-row table:style-name="ro4">
          <table:table-cell table:number-columns-repeated="3"/>
          <table:table-cell office:value-type="float" office:value="18.4422436013125" calcext:value-type="float">
            <text:p>18,4422436013</text:p>
          </table:table-cell>
        </table:table-row>
        <table:table-row table:style-name="ro4">
          <table:table-cell table:number-columns-repeated="3"/>
          <table:table-cell office:value-type="float" office:value="18.4436452240731" calcext:value-type="float">
            <text:p>18,4436452241</text:p>
          </table:table-cell>
        </table:table-row>
        <table:table-row table:style-name="ro4">
          <table:table-cell table:number-columns-repeated="3"/>
          <table:table-cell office:value-type="float" office:value="18.4450099856229" calcext:value-type="float">
            <text:p>18,4450099856</text:p>
          </table:table-cell>
        </table:table-row>
        <table:table-row table:style-name="ro4">
          <table:table-cell table:number-columns-repeated="3"/>
          <table:table-cell office:value-type="float" office:value="18.4463386813571" calcext:value-type="float">
            <text:p>18,4463386814</text:p>
          </table:table-cell>
        </table:table-row>
        <table:table-row table:style-name="ro4">
          <table:table-cell table:number-columns-repeated="3"/>
          <table:table-cell office:value-type="float" office:value="18.4476320859984" calcext:value-type="float">
            <text:p>18,447632086</text:p>
          </table:table-cell>
        </table:table-row>
        <table:table-row table:style-name="ro4">
          <table:table-cell table:number-columns-repeated="3"/>
          <table:table-cell office:value-type="float" office:value="18.4488909545746" calcext:value-type="float">
            <text:p>18,4488909546</text:p>
          </table:table-cell>
        </table:table-row>
        <table:table-row table:style-name="ro4">
          <table:table-cell table:number-columns-repeated="3"/>
          <table:table-cell office:value-type="float" office:value="18.4501160214665" calcext:value-type="float">
            <text:p>18,4501160215</text:p>
          </table:table-cell>
        </table:table-row>
        <table:table-row table:style-name="ro4">
          <table:table-cell table:number-columns-repeated="3"/>
          <table:table-cell office:value-type="float" office:value="18.4513080033575" calcext:value-type="float">
            <text:p>18,4513080034</text:p>
          </table:table-cell>
        </table:table-row>
        <table:table-row table:style-name="ro4">
          <table:table-cell table:number-columns-repeated="3"/>
          <table:table-cell office:value-type="float" office:value="18.4524675943788" calcext:value-type="float">
            <text:p>18,4524675944</text:p>
          </table:table-cell>
        </table:table-row>
        <table:table-row table:style-name="ro4">
          <table:table-cell table:number-columns-repeated="3"/>
          <table:table-cell office:value-type="float" office:value="18.4535954719134" calcext:value-type="float">
            <text:p>18,4535954719</text:p>
          </table:table-cell>
        </table:table-row>
        <table:table-row table:style-name="ro4">
          <table:table-cell table:number-columns-repeated="3"/>
          <table:table-cell office:value-type="float" office:value="18.4546922910991" calcext:value-type="float">
            <text:p>18,4546922911</text:p>
          </table:table-cell>
        </table:table-row>
        <table:table-row table:style-name="ro4">
          <table:table-cell table:number-columns-repeated="3"/>
          <table:table-cell office:value-type="float" office:value="18.455758692313" calcext:value-type="float">
            <text:p>18,4557586923</text:p>
          </table:table-cell>
        </table:table-row>
        <table:table-row table:style-name="ro4">
          <table:table-cell table:number-columns-repeated="3"/>
          <table:table-cell office:value-type="float" office:value="18.45679529741" calcext:value-type="float">
            <text:p>18,4567952974</text:p>
          </table:table-cell>
        </table:table-row>
        <table:table-row table:style-name="ro4">
          <table:table-cell table:number-columns-repeated="3"/>
          <table:table-cell office:value-type="float" office:value="18.4578027041693" calcext:value-type="float">
            <text:p>18,4578027042</text:p>
          </table:table-cell>
        </table:table-row>
        <table:table-row table:style-name="ro4">
          <table:table-cell table:number-columns-repeated="3"/>
          <table:table-cell office:value-type="float" office:value="18.4587815000833" calcext:value-type="float">
            <text:p>18,4587815001</text:p>
          </table:table-cell>
        </table:table-row>
        <table:table-row table:style-name="ro4">
          <table:table-cell table:number-columns-repeated="3"/>
          <table:table-cell office:value-type="float" office:value="18.4597322498684" calcext:value-type="float">
            <text:p>18,4597322499</text:p>
          </table:table-cell>
        </table:table-row>
        <table:table-row table:style-name="ro4">
          <table:table-cell table:number-columns-repeated="3"/>
          <table:table-cell office:value-type="float" office:value="18.4606555009547" calcext:value-type="float">
            <text:p>18,460655501</text:p>
          </table:table-cell>
        </table:table-row>
        <table:table-row table:style-name="ro4">
          <table:table-cell table:number-columns-repeated="3"/>
          <table:table-cell office:value-type="float" office:value="18.4615517888606" calcext:value-type="float">
            <text:p>18,4615517889</text:p>
          </table:table-cell>
        </table:table-row>
        <table:table-row table:style-name="ro4">
          <table:table-cell table:number-columns-repeated="3"/>
          <table:table-cell office:value-type="float" office:value="18.462421625671" calcext:value-type="float">
            <text:p>18,4624216257</text:p>
          </table:table-cell>
        </table:table-row>
        <table:table-row table:style-name="ro4">
          <table:table-cell table:number-columns-repeated="3"/>
          <table:table-cell office:value-type="float" office:value="18.4632655143101" calcext:value-type="float">
            <text:p>18,4632655143</text:p>
          </table:table-cell>
        </table:table-row>
        <table:table-row table:style-name="ro4">
          <table:table-cell table:number-columns-repeated="3"/>
          <table:table-cell office:value-type="float" office:value="18.4640839339095" calcext:value-type="float">
            <text:p>18,4640839339</text:p>
          </table:table-cell>
        </table:table-row>
        <table:table-row table:style-name="ro4">
          <table:table-cell table:number-columns-repeated="3"/>
          <table:table-cell office:value-type="float" office:value="18.4648773559091" calcext:value-type="float">
            <text:p>18,4648773559</text:p>
          </table:table-cell>
        </table:table-row>
        <table:table-row table:style-name="ro4">
          <table:table-cell table:number-columns-repeated="3"/>
          <table:table-cell office:value-type="float" office:value="18.4656462295474" calcext:value-type="float">
            <text:p>18,4656462295</text:p>
          </table:table-cell>
        </table:table-row>
        <table:table-row table:style-name="ro4">
          <table:table-cell table:number-columns-repeated="3"/>
          <table:table-cell office:value-type="float" office:value="18.466390995849" calcext:value-type="float">
            <text:p>18,4663909958</text:p>
          </table:table-cell>
        </table:table-row>
        <table:table-row table:style-name="ro4">
          <table:table-cell table:number-columns-repeated="3"/>
          <table:table-cell office:value-type="float" office:value="18.467112074513" calcext:value-type="float">
            <text:p>18,4671120745</text:p>
          </table:table-cell>
        </table:table-row>
        <table:table-row table:style-name="ro4">
          <table:table-cell table:number-columns-repeated="3"/>
          <table:table-cell office:value-type="float" office:value="18.4678098755996" calcext:value-type="float">
            <text:p>18,4678098756</text:p>
          </table:table-cell>
        </table:table-row>
        <table:table-row table:style-name="ro4">
          <table:table-cell table:number-columns-repeated="3"/>
          <table:table-cell office:value-type="float" office:value="18.468484795391" calcext:value-type="float">
            <text:p>18,4684847954</text:p>
          </table:table-cell>
        </table:table-row>
        <table:table-row table:style-name="ro4">
          <table:table-cell table:number-columns-repeated="3"/>
          <table:table-cell office:value-type="float" office:value="18.4691372108615" calcext:value-type="float">
            <text:p>18,4691372109</text:p>
          </table:table-cell>
        </table:table-row>
        <table:table-row table:style-name="ro4">
          <table:table-cell table:number-columns-repeated="3"/>
          <table:table-cell office:value-type="float" office:value="18.4697674929061" calcext:value-type="float">
            <text:p>18,4697674929</text:p>
          </table:table-cell>
        </table:table-row>
        <table:table-row table:style-name="ro4">
          <table:table-cell table:number-columns-repeated="3"/>
          <table:table-cell office:value-type="float" office:value="18.4703759941899" calcext:value-type="float">
            <text:p>18,4703759942</text:p>
          </table:table-cell>
        </table:table-row>
        <table:table-row table:style-name="ro4">
          <table:table-cell table:number-columns-repeated="3"/>
          <table:table-cell office:value-type="float" office:value="18.470963054715" calcext:value-type="float">
            <text:p>18,4709630547</text:p>
          </table:table-cell>
        </table:table-row>
        <table:table-row table:style-name="ro4">
          <table:table-cell table:number-columns-repeated="3"/>
          <table:table-cell office:value-type="float" office:value="18.4715290046293" calcext:value-type="float">
            <text:p>18,4715290046</text:p>
          </table:table-cell>
        </table:table-row>
        <table:table-row table:style-name="ro4">
          <table:table-cell table:number-columns-repeated="3"/>
          <table:table-cell office:value-type="float" office:value="18.4720741618875" calcext:value-type="float">
            <text:p>18,4720741619</text:p>
          </table:table-cell>
        </table:table-row>
        <table:table-row table:style-name="ro4">
          <table:table-cell table:number-columns-repeated="3"/>
          <table:table-cell office:value-type="float" office:value="18.4725988284774" calcext:value-type="float">
            <text:p>18,4725988285</text:p>
          </table:table-cell>
        </table:table-row>
        <table:table-row table:style-name="ro4">
          <table:table-cell table:number-columns-repeated="3"/>
          <table:table-cell office:value-type="float" office:value="18.4731032969789" calcext:value-type="float">
            <text:p>18,473103297</text:p>
          </table:table-cell>
        </table:table-row>
        <table:table-row table:style-name="ro4">
          <table:table-cell table:number-columns-repeated="3"/>
          <table:table-cell office:value-type="float" office:value="18.4735878481995" calcext:value-type="float">
            <text:p>18,4735878482</text:p>
          </table:table-cell>
        </table:table-row>
        <table:table-row table:style-name="ro4">
          <table:table-cell table:number-columns-repeated="3"/>
          <table:table-cell office:value-type="float" office:value="18.4740527514747" calcext:value-type="float">
            <text:p>18,4740527515</text:p>
          </table:table-cell>
        </table:table-row>
        <table:table-row table:style-name="ro4">
          <table:table-cell table:number-columns-repeated="3"/>
          <table:table-cell office:value-type="float" office:value="18.4744982647994" calcext:value-type="float">
            <text:p>18,4744982648</text:p>
          </table:table-cell>
        </table:table-row>
        <table:table-row table:style-name="ro4">
          <table:table-cell table:number-columns-repeated="3"/>
          <table:table-cell office:value-type="float" office:value="18.4749246336312" calcext:value-type="float">
            <text:p>18,4749246336</text:p>
          </table:table-cell>
        </table:table-row>
        <table:table-row table:style-name="ro4">
          <table:table-cell table:number-columns-repeated="3"/>
          <table:table-cell office:value-type="float" office:value="18.4753320967717" calcext:value-type="float">
            <text:p>18,4753320968</text:p>
          </table:table-cell>
        </table:table-row>
        <table:table-row table:style-name="ro4">
          <table:table-cell table:number-columns-repeated="3"/>
          <table:table-cell office:value-type="float" office:value="18.4757208779343" calcext:value-type="float">
            <text:p>18,4757208779</text:p>
          </table:table-cell>
        </table:table-row>
        <table:table-row table:style-name="ro4">
          <table:table-cell table:number-columns-repeated="3"/>
          <table:table-cell office:value-type="float" office:value="18.476091191693" calcext:value-type="float">
            <text:p>18,4760911917</text:p>
          </table:table-cell>
        </table:table-row>
        <table:table-row table:style-name="ro4">
          <table:table-cell table:number-columns-repeated="3"/>
          <table:table-cell office:value-type="float" office:value="18.4764432432196" calcext:value-type="float">
            <text:p>18,4764432432</text:p>
          </table:table-cell>
        </table:table-row>
        <table:table-row table:style-name="ro4">
          <table:table-cell table:number-columns-repeated="3"/>
          <table:table-cell office:value-type="float" office:value="18.4767772275494" calcext:value-type="float">
            <text:p>18,4767772275</text:p>
          </table:table-cell>
        </table:table-row>
        <table:table-row table:style-name="ro4">
          <table:table-cell table:number-columns-repeated="3"/>
          <table:table-cell office:value-type="float" office:value="18.4770933288435" calcext:value-type="float">
            <text:p>18,4770933288</text:p>
          </table:table-cell>
        </table:table-row>
        <table:table-row table:style-name="ro4">
          <table:table-cell table:number-columns-repeated="3"/>
          <table:table-cell office:value-type="float" office:value="18.4773917199061" calcext:value-type="float">
            <text:p>18,4773917199</text:p>
          </table:table-cell>
        </table:table-row>
        <table:table-row table:style-name="ro4">
          <table:table-cell table:number-columns-repeated="3"/>
          <table:table-cell office:value-type="float" office:value="18.4776725671775" calcext:value-type="float">
            <text:p>18,4776725672</text:p>
          </table:table-cell>
        </table:table-row>
        <table:table-row table:style-name="ro4">
          <table:table-cell table:number-columns-repeated="3"/>
          <table:table-cell office:value-type="float" office:value="18.4779360256013" calcext:value-type="float">
            <text:p>18,4779360256</text:p>
          </table:table-cell>
        </table:table-row>
        <table:table-row table:style-name="ro4">
          <table:table-cell table:number-columns-repeated="3"/>
          <table:table-cell office:value-type="float" office:value="18.4781822417015" calcext:value-type="float">
            <text:p>18,4781822417</text:p>
          </table:table-cell>
        </table:table-row>
        <table:table-row table:style-name="ro4">
          <table:table-cell table:number-columns-repeated="3"/>
          <table:table-cell office:value-type="float" office:value="18.4784113514531" calcext:value-type="float">
            <text:p>18,4784113515</text:p>
          </table:table-cell>
        </table:table-row>
        <table:table-row table:style-name="ro4">
          <table:table-cell table:number-columns-repeated="3"/>
          <table:table-cell office:value-type="float" office:value="18.4786234827786" calcext:value-type="float">
            <text:p>18,4786234828</text:p>
          </table:table-cell>
        </table:table-row>
        <table:table-row table:style-name="ro4">
          <table:table-cell table:number-columns-repeated="3"/>
          <table:table-cell office:value-type="float" office:value="18.4788187530879" calcext:value-type="float">
            <text:p>18,4788187531</text:p>
          </table:table-cell>
        </table:table-row>
        <table:table-row table:style-name="ro4">
          <table:table-cell table:number-columns-repeated="3"/>
          <table:table-cell office:value-type="float" office:value="18.4789972721724" calcext:value-type="float">
            <text:p>18,4789972722</text:p>
          </table:table-cell>
        </table:table-row>
        <table:table-row table:style-name="ro4">
          <table:table-cell table:number-columns-repeated="3"/>
          <table:table-cell office:value-type="float" office:value="18.4791591397345" calcext:value-type="float">
            <text:p>18,4791591397</text:p>
          </table:table-cell>
        </table:table-row>
        <table:table-row table:style-name="ro4">
          <table:table-cell table:number-columns-repeated="3"/>
          <table:table-cell office:value-type="float" office:value="18.4793044477572" calcext:value-type="float">
            <text:p>18,4793044478</text:p>
          </table:table-cell>
        </table:table-row>
        <table:table-row table:style-name="ro4">
          <table:table-cell table:number-columns-repeated="3"/>
          <table:table-cell office:value-type="float" office:value="18.479433278206" calcext:value-type="float">
            <text:p>18,4794332782</text:p>
          </table:table-cell>
        </table:table-row>
        <table:table-row table:style-name="ro4">
          <table:table-cell table:number-columns-repeated="3"/>
          <table:table-cell office:value-type="float" office:value="18.479545705219" calcext:value-type="float">
            <text:p>18,4795457052</text:p>
          </table:table-cell>
        </table:table-row>
        <table:table-row table:style-name="ro4">
          <table:table-cell table:number-columns-repeated="3"/>
          <table:table-cell office:value-type="float" office:value="18.4796417942123" calcext:value-type="float">
            <text:p>18,4796417942</text:p>
          </table:table-cell>
        </table:table-row>
        <table:table-row table:style-name="ro4">
          <table:table-cell table:number-columns-repeated="3"/>
          <table:table-cell office:value-type="float" office:value="18.4797216026571" calcext:value-type="float">
            <text:p>18,4797216027</text:p>
          </table:table-cell>
        </table:table-row>
        <table:table-row table:style-name="ro4">
          <table:table-cell table:number-columns-repeated="3"/>
          <table:table-cell office:value-type="float" office:value="18.4797851759957" calcext:value-type="float">
            <text:p>18,479785176</text:p>
          </table:table-cell>
        </table:table-row>
        <table:table-row table:style-name="ro4">
          <table:table-cell table:number-columns-repeated="3"/>
          <table:table-cell office:value-type="float" office:value="18.4798325567571" calcext:value-type="float">
            <text:p>18,4798325568</text:p>
          </table:table-cell>
        </table:table-row>
        <table:table-row table:style-name="ro4">
          <table:table-cell table:number-columns-repeated="3"/>
          <table:table-cell office:value-type="float" office:value="18.4798637723721" calcext:value-type="float">
            <text:p>18,4798637724</text:p>
          </table:table-cell>
        </table:table-row>
        <table:table-row table:style-name="ro4">
          <table:table-cell table:number-columns-repeated="3"/>
          <table:table-cell office:value-type="float" office:value="18.4798788473453" calcext:value-type="float">
            <text:p>18,4798788473</text:p>
          </table:table-cell>
        </table:table-row>
        <table:table-row table:style-name="ro4">
          <table:table-cell table:number-columns-repeated="3"/>
          <table:table-cell office:value-type="float" office:value="18.4798777977422" calcext:value-type="float">
            <text:p>18,4798777977</text:p>
          </table:table-cell>
        </table:table-row>
        <table:table-row table:style-name="ro4">
          <table:table-cell table:number-columns-repeated="3"/>
          <table:table-cell office:value-type="float" office:value="18.4798606254974" calcext:value-type="float">
            <text:p>18,4798606255</text:p>
          </table:table-cell>
        </table:table-row>
        <table:table-row table:style-name="ro4">
          <table:table-cell table:number-columns-repeated="3"/>
          <table:table-cell office:value-type="float" office:value="18.4798273311643" calcext:value-type="float">
            <text:p>18,4798273312</text:p>
          </table:table-cell>
        </table:table-row>
        <table:table-row table:style-name="ro4">
          <table:table-cell table:number-columns-repeated="3"/>
          <table:table-cell office:value-type="float" office:value="18.4797779003669" calcext:value-type="float">
            <text:p>18,4797779004</text:p>
          </table:table-cell>
        </table:table-row>
        <table:table-row table:style-name="ro4">
          <table:table-cell table:number-columns-repeated="3"/>
          <table:table-cell office:value-type="float" office:value="18.4797123150905" calcext:value-type="float">
            <text:p>18,4797123151</text:p>
          </table:table-cell>
        </table:table-row>
        <table:table-row table:style-name="ro4">
          <table:table-cell table:number-columns-repeated="3"/>
          <table:table-cell office:value-type="float" office:value="18.4796305487991" calcext:value-type="float">
            <text:p>18,4796305488</text:p>
          </table:table-cell>
        </table:table-row>
        <table:table-row table:style-name="ro4">
          <table:table-cell table:number-columns-repeated="3"/>
          <table:table-cell office:value-type="float" office:value="18.4795325615078" calcext:value-type="float">
            <text:p>18,4795325615</text:p>
          </table:table-cell>
        </table:table-row>
        <table:table-row table:style-name="ro4">
          <table:table-cell table:number-columns-repeated="3"/>
          <table:table-cell office:value-type="float" office:value="18.4794183121571" calcext:value-type="float">
            <text:p>18,4794183122</text:p>
          </table:table-cell>
        </table:table-row>
        <table:table-row table:style-name="ro4">
          <table:table-cell table:number-columns-repeated="3"/>
          <table:table-cell office:value-type="float" office:value="18.4792877436112" calcext:value-type="float">
            <text:p>18,4792877436</text:p>
          </table:table-cell>
        </table:table-row>
        <table:table-row table:style-name="ro4">
          <table:table-cell table:number-columns-repeated="3"/>
          <table:table-cell office:value-type="float" office:value="18.4791407970128" calcext:value-type="float">
            <text:p>18,479140797</text:p>
          </table:table-cell>
        </table:table-row>
        <table:table-row table:style-name="ro4">
          <table:table-cell table:number-columns-repeated="3"/>
          <table:table-cell office:value-type="float" office:value="18.478977398606" calcext:value-type="float">
            <text:p>18,4789773986</text:p>
          </table:table-cell>
        </table:table-row>
        <table:table-row table:style-name="ro4">
          <table:table-cell table:number-columns-repeated="3"/>
          <table:table-cell office:value-type="float" office:value="18.4787974707615" calcext:value-type="float">
            <text:p>18,4787974708</text:p>
          </table:table-cell>
        </table:table-row>
        <table:table-row table:style-name="ro4">
          <table:table-cell table:number-columns-repeated="3"/>
          <table:table-cell office:value-type="float" office:value="18.4786009247715" calcext:value-type="float">
            <text:p>18,4786009248</text:p>
          </table:table-cell>
        </table:table-row>
        <table:table-row table:style-name="ro4">
          <table:table-cell table:number-columns-repeated="3"/>
          <table:table-cell office:value-type="float" office:value="18.4783876659595" calcext:value-type="float">
            <text:p>18,478387666</text:p>
          </table:table-cell>
        </table:table-row>
        <table:table-row table:style-name="ro4">
          <table:table-cell table:number-columns-repeated="3"/>
          <table:table-cell office:value-type="float" office:value="18.4781575855361" calcext:value-type="float">
            <text:p>18,4781575855</text:p>
          </table:table-cell>
        </table:table-row>
        <table:table-row table:style-name="ro4">
          <table:table-cell table:number-columns-repeated="3"/>
          <table:table-cell office:value-type="float" office:value="18.4779105704797" calcext:value-type="float">
            <text:p>18,4779105705</text:p>
          </table:table-cell>
        </table:table-row>
        <table:table-row table:style-name="ro4">
          <table:table-cell table:number-columns-repeated="3"/>
          <table:table-cell office:value-type="float" office:value="18.4776464989628" calcext:value-type="float">
            <text:p>18,477646499</text:p>
          </table:table-cell>
        </table:table-row>
        <table:table-row table:style-name="ro4">
          <table:table-cell table:number-columns-repeated="3"/>
          <table:table-cell office:value-type="float" office:value="18.4773652350822" calcext:value-type="float">
            <text:p>18,4773652351</text:p>
          </table:table-cell>
        </table:table-row>
        <table:table-row table:style-name="ro4">
          <table:table-cell table:number-columns-repeated="3"/>
          <table:table-cell office:value-type="float" office:value="18.4770666386767" calcext:value-type="float">
            <text:p>18,4770666387</text:p>
          </table:table-cell>
        </table:table-row>
        <table:table-row table:style-name="ro4">
          <table:table-cell table:number-columns-repeated="3"/>
          <table:table-cell office:value-type="float" office:value="18.4767505600289" calcext:value-type="float">
            <text:p>18,47675056</text:p>
          </table:table-cell>
        </table:table-row>
        <table:table-row table:style-name="ro4">
          <table:table-cell table:number-columns-repeated="3"/>
          <table:table-cell office:value-type="float" office:value="18.476416835502" calcext:value-type="float">
            <text:p>18,4764168355</text:p>
          </table:table-cell>
        </table:table-row>
        <table:table-row table:style-name="ro4">
          <table:table-cell table:number-columns-repeated="3"/>
          <table:table-cell office:value-type="float" office:value="18.4760652964757" calcext:value-type="float">
            <text:p>18,4760652965</text:p>
          </table:table-cell>
        </table:table-row>
        <table:table-row table:style-name="ro4">
          <table:table-cell table:number-columns-repeated="3"/>
          <table:table-cell office:value-type="float" office:value="18.475695764797" calcext:value-type="float">
            <text:p>18,4756957648</text:p>
          </table:table-cell>
        </table:table-row>
        <table:table-row table:style-name="ro4">
          <table:table-cell table:number-columns-repeated="3"/>
          <table:table-cell office:value-type="float" office:value="18.4753080493179" calcext:value-type="float">
            <text:p>18,4753080493</text:p>
          </table:table-cell>
        </table:table-row>
        <table:table-row table:style-name="ro4">
          <table:table-cell table:number-columns-repeated="3"/>
          <table:table-cell office:value-type="float" office:value="18.4749019490678" calcext:value-type="float">
            <text:p>18,4749019491</text:p>
          </table:table-cell>
        </table:table-row>
        <table:table-row table:style-name="ro4">
          <table:table-cell table:number-columns-repeated="3"/>
          <table:table-cell office:value-type="float" office:value="18.4744772577548" calcext:value-type="float">
            <text:p>18,4744772578</text:p>
          </table:table-cell>
        </table:table-row>
        <table:table-row table:style-name="ro4">
          <table:table-cell table:number-columns-repeated="3"/>
          <table:table-cell office:value-type="float" office:value="18.4740337540603" calcext:value-type="float">
            <text:p>18,4740337541</text:p>
          </table:table-cell>
        </table:table-row>
        <table:table-row table:style-name="ro4">
          <table:table-cell table:number-columns-repeated="3"/>
          <table:table-cell office:value-type="float" office:value="18.4735712055678" calcext:value-type="float">
            <text:p>18,4735712056</text:p>
          </table:table-cell>
        </table:table-row>
        <table:table-row table:style-name="ro4">
          <table:table-cell table:number-columns-repeated="3"/>
          <table:table-cell office:value-type="float" office:value="18.4730893750198" calcext:value-type="float">
            <text:p>18,473089375</text:p>
          </table:table-cell>
        </table:table-row>
        <table:table-row table:style-name="ro4">
          <table:table-cell table:number-columns-repeated="3"/>
          <table:table-cell office:value-type="float" office:value="18.4725880083807" calcext:value-type="float">
            <text:p>18,4725880084</text:p>
          </table:table-cell>
        </table:table-row>
        <table:table-row table:style-name="ro4">
          <table:table-cell table:number-columns-repeated="3"/>
          <table:table-cell office:value-type="float" office:value="18.4720668436715" calcext:value-type="float">
            <text:p>18,4720668437</text:p>
          </table:table-cell>
        </table:table-row>
        <table:table-row table:style-name="ro4">
          <table:table-cell table:number-columns-repeated="3"/>
          <table:table-cell office:value-type="float" office:value="18.4715256058674" calcext:value-type="float">
            <text:p>18,4715256059</text:p>
          </table:table-cell>
        </table:table-row>
        <table:table-row table:style-name="ro4">
          <table:table-cell table:number-columns-repeated="3"/>
          <table:table-cell office:value-type="float" office:value="18.470964012168" calcext:value-type="float">
            <text:p>18,4709640122</text:p>
          </table:table-cell>
        </table:table-row>
        <table:table-row table:style-name="ro4">
          <table:table-cell table:number-columns-repeated="3"/>
          <table:table-cell office:value-type="float" office:value="18.4703817646697" calcext:value-type="float">
            <text:p>18,4703817647</text:p>
          </table:table-cell>
        </table:table-row>
        <table:table-row table:style-name="ro4">
          <table:table-cell table:number-columns-repeated="3"/>
          <table:table-cell office:value-type="float" office:value="18.4697785525053" calcext:value-type="float">
            <text:p>18,4697785525</text:p>
          </table:table-cell>
        </table:table-row>
        <table:table-row table:style-name="ro4">
          <table:table-cell table:number-columns-repeated="3"/>
          <table:table-cell office:value-type="float" office:value="18.4691540585414" calcext:value-type="float">
            <text:p>18,4691540585</text:p>
          </table:table-cell>
        </table:table-row>
        <table:table-row table:style-name="ro4">
          <table:table-cell table:number-columns-repeated="3"/>
          <table:table-cell office:value-type="float" office:value="18.4685079466678" calcext:value-type="float">
            <text:p>18,4685079467</text:p>
          </table:table-cell>
        </table:table-row>
        <table:table-row table:style-name="ro4">
          <table:table-cell table:number-columns-repeated="3"/>
          <table:table-cell office:value-type="float" office:value="18.4678398738631" calcext:value-type="float">
            <text:p>18,4678398739</text:p>
          </table:table-cell>
        </table:table-row>
        <table:table-row table:style-name="ro4">
          <table:table-cell table:number-columns-repeated="3"/>
          <table:table-cell office:value-type="float" office:value="18.4671494808147" calcext:value-type="float">
            <text:p>18,4671494808</text:p>
          </table:table-cell>
        </table:table-row>
        <table:table-row table:style-name="ro4">
          <table:table-cell table:number-columns-repeated="3"/>
          <table:table-cell office:value-type="float" office:value="18.4664363937329" calcext:value-type="float">
            <text:p>18,4664363937</text:p>
          </table:table-cell>
        </table:table-row>
        <table:table-row table:style-name="ro4">
          <table:table-cell table:number-columns-repeated="3"/>
          <table:table-cell office:value-type="float" office:value="18.4657002313927" calcext:value-type="float">
            <text:p>18,4657002314</text:p>
          </table:table-cell>
        </table:table-row>
        <table:table-row table:style-name="ro4">
          <table:table-cell table:number-columns-repeated="3"/>
          <table:table-cell office:value-type="float" office:value="18.4649405929665" calcext:value-type="float">
            <text:p>18,464940593</text:p>
          </table:table-cell>
        </table:table-row>
        <table:table-row table:style-name="ro4">
          <table:table-cell table:number-columns-repeated="3"/>
          <table:table-cell office:value-type="float" office:value="18.4641570645574" calcext:value-type="float">
            <text:p>18,4641570646</text:p>
          </table:table-cell>
        </table:table-row>
        <table:table-row table:style-name="ro4">
          <table:table-cell table:number-columns-repeated="3"/>
          <table:table-cell office:value-type="float" office:value="18.463349222489" calcext:value-type="float">
            <text:p>18,4633492225</text:p>
          </table:table-cell>
        </table:table-row>
        <table:table-row table:style-name="ro4">
          <table:table-cell table:number-columns-repeated="3"/>
          <table:table-cell office:value-type="float" office:value="18.4625166240532" calcext:value-type="float">
            <text:p>18,4625166241</text:p>
          </table:table-cell>
        </table:table-row>
        <table:table-row table:style-name="ro4">
          <table:table-cell table:number-columns-repeated="3"/>
          <table:table-cell office:value-type="float" office:value="18.4616588124622" calcext:value-type="float">
            <text:p>18,4616588125</text:p>
          </table:table-cell>
        </table:table-row>
        <table:table-row table:style-name="ro4">
          <table:table-cell table:number-columns-repeated="3"/>
          <table:table-cell office:value-type="float" office:value="18.4607753148787" calcext:value-type="float">
            <text:p>18,4607753149</text:p>
          </table:table-cell>
        </table:table-row>
        <table:table-row table:style-name="ro4">
          <table:table-cell table:number-columns-repeated="3"/>
          <table:table-cell office:value-type="float" office:value="18.4598656460031" calcext:value-type="float">
            <text:p>18,459865646</text:p>
          </table:table-cell>
        </table:table-row>
        <table:table-row table:style-name="ro4">
          <table:table-cell table:number-columns-repeated="3"/>
          <table:table-cell office:value-type="float" office:value="18.4589293017884" calcext:value-type="float">
            <text:p>18,4589293018</text:p>
          </table:table-cell>
        </table:table-row>
        <table:table-row table:style-name="ro4">
          <table:table-cell table:number-columns-repeated="3"/>
          <table:table-cell office:value-type="float" office:value="18.4579657629891" calcext:value-type="float">
            <text:p>18,457965763</text:p>
          </table:table-cell>
        </table:table-row>
        <table:table-row table:style-name="ro4">
          <table:table-cell table:number-columns-repeated="3"/>
          <table:table-cell office:value-type="float" office:value="18.4569744936043" calcext:value-type="float">
            <text:p>18,4569744936</text:p>
          </table:table-cell>
        </table:table-row>
        <table:table-row table:style-name="ro4">
          <table:table-cell table:number-columns-repeated="3"/>
          <table:table-cell office:value-type="float" office:value="18.4559549414491" calcext:value-type="float">
            <text:p>18,4559549414</text:p>
          </table:table-cell>
        </table:table-row>
        <table:table-row table:style-name="ro4">
          <table:table-cell table:number-columns-repeated="3"/>
          <table:table-cell office:value-type="float" office:value="18.4549065330451" calcext:value-type="float">
            <text:p>18,454906533</text:p>
          </table:table-cell>
        </table:table-row>
        <table:table-row table:style-name="ro4">
          <table:table-cell table:number-columns-repeated="3"/>
          <table:table-cell office:value-type="float" office:value="18.453828682001" calcext:value-type="float">
            <text:p>18,453828682</text:p>
          </table:table-cell>
        </table:table-row>
        <table:table-row table:style-name="ro4">
          <table:table-cell table:number-columns-repeated="3"/>
          <table:table-cell office:value-type="float" office:value="18.4527207829209" calcext:value-type="float">
            <text:p>18,4527207829</text:p>
          </table:table-cell>
        </table:table-row>
        <table:table-row table:style-name="ro4">
          <table:table-cell table:number-columns-repeated="3"/>
          <table:table-cell office:value-type="float" office:value="18.451582207114" calcext:value-type="float">
            <text:p>18,4515822071</text:p>
          </table:table-cell>
        </table:table-row>
        <table:table-row table:style-name="ro4">
          <table:table-cell table:number-columns-repeated="3"/>
          <table:table-cell office:value-type="float" office:value="18.4504123128207" calcext:value-type="float">
            <text:p>18,4504123128</text:p>
          </table:table-cell>
        </table:table-row>
        <table:table-row table:style-name="ro4">
          <table:table-cell table:number-columns-repeated="3"/>
          <table:table-cell office:value-type="float" office:value="18.4492104379216" calcext:value-type="float">
            <text:p>18,4492104379</text:p>
          </table:table-cell>
        </table:table-row>
        <table:table-row table:style-name="ro4">
          <table:table-cell table:number-columns-repeated="3"/>
          <table:table-cell office:value-type="float" office:value="18.4479758956505" calcext:value-type="float">
            <text:p>18,4479758957</text:p>
          </table:table-cell>
        </table:table-row>
        <table:table-row table:style-name="ro4">
          <table:table-cell table:number-columns-repeated="3"/>
          <table:table-cell office:value-type="float" office:value="18.4467079853044" calcext:value-type="float">
            <text:p>18,4467079853</text:p>
          </table:table-cell>
        </table:table-row>
        <table:table-row table:style-name="ro4">
          <table:table-cell table:number-columns-repeated="3"/>
          <table:table-cell office:value-type="float" office:value="18.4454059827599" calcext:value-type="float">
            <text:p>18,4454059828</text:p>
          </table:table-cell>
        </table:table-row>
        <table:table-row table:style-name="ro4">
          <table:table-cell table:number-columns-repeated="3"/>
          <table:table-cell office:value-type="float" office:value="18.4440691436032" calcext:value-type="float">
            <text:p>18,4440691436</text:p>
          </table:table-cell>
        </table:table-row>
        <table:table-row table:style-name="ro4">
          <table:table-cell table:number-columns-repeated="3"/>
          <table:table-cell office:value-type="float" office:value="18.4426967039777" calcext:value-type="float">
            <text:p>18,442696704</text:p>
          </table:table-cell>
        </table:table-row>
        <table:table-row table:style-name="ro4">
          <table:table-cell table:number-columns-repeated="3"/>
          <table:table-cell office:value-type="float" office:value="18.4412878762974" calcext:value-type="float">
            <text:p>18,4412878763</text:p>
          </table:table-cell>
        </table:table-row>
        <table:table-row table:style-name="ro4">
          <table:table-cell table:number-columns-repeated="3"/>
          <table:table-cell office:value-type="float" office:value="18.4398418523672" calcext:value-type="float">
            <text:p>18,4398418524</text:p>
          </table:table-cell>
        </table:table-row>
        <table:table-row table:style-name="ro4">
          <table:table-cell table:number-columns-repeated="3"/>
          <table:table-cell office:value-type="float" office:value="18.4383578019717" calcext:value-type="float">
            <text:p>18,438357802</text:p>
          </table:table-cell>
        </table:table-row>
        <table:table-row table:style-name="ro4">
          <table:table-cell table:number-columns-repeated="3"/>
          <table:table-cell office:value-type="float" office:value="18.4368348742118" calcext:value-type="float">
            <text:p>18,4368348742</text:p>
          </table:table-cell>
        </table:table-row>
        <table:table-row table:style-name="ro4">
          <table:table-cell table:number-columns-repeated="3"/>
          <table:table-cell office:value-type="float" office:value="18.4352721950289" calcext:value-type="float">
            <text:p>18,435272195</text:p>
          </table:table-cell>
        </table:table-row>
        <table:table-row table:style-name="ro4">
          <table:table-cell table:number-columns-repeated="3"/>
          <table:table-cell office:value-type="float" office:value="18.4336688694501" calcext:value-type="float">
            <text:p>18,4336688695</text:p>
          </table:table-cell>
        </table:table-row>
        <table:table-row table:style-name="ro4">
          <table:table-cell table:number-columns-repeated="3"/>
          <table:table-cell office:value-type="float" office:value="18.4320239799361" calcext:value-type="float">
            <text:p>18,4320239799</text:p>
          </table:table-cell>
        </table:table-row>
        <table:table-row table:style-name="ro4">
          <table:table-cell table:number-columns-repeated="3"/>
          <table:table-cell office:value-type="float" office:value="18.4303365870966" calcext:value-type="float">
            <text:p>18,4303365871</text:p>
          </table:table-cell>
        </table:table-row>
        <table:table-row table:style-name="ro4">
          <table:table-cell table:number-columns-repeated="3"/>
          <table:table-cell office:value-type="float" office:value="18.4286057315166" calcext:value-type="float">
            <text:p>18,4286057315</text:p>
          </table:table-cell>
        </table:table-row>
        <table:table-row table:style-name="ro4">
          <table:table-cell table:number-columns-repeated="3"/>
          <table:table-cell office:value-type="float" office:value="18.4268304318032" calcext:value-type="float">
            <text:p>18,4268304318</text:p>
          </table:table-cell>
        </table:table-row>
        <table:table-row table:style-name="ro4">
          <table:table-cell table:number-columns-repeated="3"/>
          <table:table-cell office:value-type="float" office:value="18.4250096867539" calcext:value-type="float">
            <text:p>18,4250096868</text:p>
          </table:table-cell>
        </table:table-row>
        <table:table-row table:style-name="ro4">
          <table:table-cell table:number-columns-repeated="3"/>
          <table:table-cell office:value-type="float" office:value="18.4231424751945" calcext:value-type="float">
            <text:p>18,4231424752</text:p>
          </table:table-cell>
        </table:table-row>
        <table:table-row table:style-name="ro4">
          <table:table-cell table:number-columns-repeated="3"/>
          <table:table-cell office:value-type="float" office:value="18.4212277620091" calcext:value-type="float">
            <text:p>18,421227762</text:p>
          </table:table-cell>
        </table:table-row>
        <table:table-row table:style-name="ro4">
          <table:table-cell table:number-columns-repeated="3"/>
          <table:table-cell office:value-type="float" office:value="18.4192644886733" calcext:value-type="float">
            <text:p>18,4192644887</text:p>
          </table:table-cell>
        </table:table-row>
        <table:table-row table:style-name="ro4">
          <table:table-cell table:number-columns-repeated="3"/>
          <table:table-cell office:value-type="float" office:value="18.4172515887546" calcext:value-type="float">
            <text:p>18,4172515888</text:p>
          </table:table-cell>
        </table:table-row>
        <table:table-row table:style-name="ro4">
          <table:table-cell table:number-columns-repeated="3"/>
          <table:table-cell office:value-type="float" office:value="18.4151879770828" calcext:value-type="float">
            <text:p>18,4151879771</text:p>
          </table:table-cell>
        </table:table-row>
        <table:table-row table:style-name="ro4">
          <table:table-cell table:number-columns-repeated="3"/>
          <table:table-cell office:value-type="float" office:value="18.4130725649109" calcext:value-type="float">
            <text:p>18,4130725649</text:p>
          </table:table-cell>
        </table:table-row>
        <table:table-row table:style-name="ro4">
          <table:table-cell table:number-columns-repeated="3"/>
          <table:table-cell office:value-type="float" office:value="18.4109042520069" calcext:value-type="float">
            <text:p>18,410904252</text:p>
          </table:table-cell>
        </table:table-row>
        <table:table-row table:style-name="ro4">
          <table:table-cell table:number-columns-repeated="3"/>
          <table:table-cell office:value-type="float" office:value="18.4086819353402" calcext:value-type="float">
            <text:p>18,4086819353</text:p>
          </table:table-cell>
        </table:table-row>
        <table:table-row table:style-name="ro4">
          <table:table-cell table:number-columns-repeated="3"/>
          <table:table-cell office:value-type="float" office:value="18.4064045186919" calcext:value-type="float">
            <text:p>18,4064045187</text:p>
          </table:table-cell>
        </table:table-row>
        <table:table-row table:style-name="ro4">
          <table:table-cell table:number-columns-repeated="3"/>
          <table:table-cell office:value-type="float" office:value="18.404070905427" calcext:value-type="float">
            <text:p>18,4040709054</text:p>
          </table:table-cell>
        </table:table-row>
        <table:table-row table:style-name="ro4">
          <table:table-cell table:number-columns-repeated="3"/>
          <table:table-cell office:value-type="float" office:value="18.4016800206127" calcext:value-type="float">
            <text:p>18,4016800206</text:p>
          </table:table-cell>
        </table:table-row>
        <table:table-row table:style-name="ro4">
          <table:table-cell table:number-columns-repeated="3"/>
          <table:table-cell office:value-type="float" office:value="18.3992308054413" calcext:value-type="float">
            <text:p>18,3992308054</text:p>
          </table:table-cell>
        </table:table-row>
        <table:table-row table:style-name="ro4">
          <table:table-cell table:number-columns-repeated="3"/>
          <table:table-cell office:value-type="float" office:value="18.3967222304145" calcext:value-type="float">
            <text:p>18,3967222304</text:p>
          </table:table-cell>
        </table:table-row>
        <table:table-row table:style-name="ro4">
          <table:table-cell table:number-columns-repeated="3"/>
          <table:table-cell office:value-type="float" office:value="18.3941533133402" calcext:value-type="float">
            <text:p>18,3941533133</text:p>
          </table:table-cell>
        </table:table-row>
        <table:table-row table:style-name="ro4">
          <table:table-cell table:number-columns-repeated="3"/>
          <table:table-cell office:value-type="float" office:value="18.3915231186272" calcext:value-type="float">
            <text:p>18,3915231186</text:p>
          </table:table-cell>
        </table:table-row>
        <table:table-row table:style-name="ro4">
          <table:table-cell table:number-columns-repeated="3"/>
          <table:table-cell office:value-type="float" office:value="18.3888307784024" calcext:value-type="float">
            <text:p>18,3888307784</text:p>
          </table:table-cell>
        </table:table-row>
        <table:table-row table:style-name="ro4">
          <table:table-cell table:number-columns-repeated="3"/>
          <table:table-cell office:value-type="float" office:value="18.3860755131736" calcext:value-type="float">
            <text:p>18,3860755132</text:p>
          </table:table-cell>
        </table:table-row>
        <table:table-row table:style-name="ro4">
          <table:table-cell table:number-columns-repeated="3"/>
          <table:table-cell office:value-type="float" office:value="18.383256646661" calcext:value-type="float">
            <text:p>18,3832566467</text:p>
          </table:table-cell>
        </table:table-row>
        <table:table-row table:style-name="ro4">
          <table:table-cell table:number-columns-repeated="3"/>
          <table:table-cell office:value-type="float" office:value="18.3803736238508" calcext:value-type="float">
            <text:p>18,3803736239</text:p>
          </table:table-cell>
        </table:table-row>
        <table:table-row table:style-name="ro4">
          <table:table-cell table:number-columns-repeated="3"/>
          <table:table-cell office:value-type="float" office:value="18.3774260494218" calcext:value-type="float">
            <text:p>18,3774260494</text:p>
          </table:table-cell>
        </table:table-row>
        <table:table-row table:style-name="ro4">
          <table:table-cell table:number-columns-repeated="3"/>
          <table:table-cell office:value-type="float" office:value="18.3744137050864" calcext:value-type="float">
            <text:p>18,3744137051</text:p>
          </table:table-cell>
        </table:table-row>
        <table:table-row table:style-name="ro4">
          <table:table-cell table:number-columns-repeated="3"/>
          <table:table-cell office:value-type="float" office:value="18.3713365902134" calcext:value-type="float">
            <text:p>18,3713365902</text:p>
          </table:table-cell>
        </table:table-row>
        <table:table-row table:style-name="ro4">
          <table:table-cell table:number-columns-repeated="3"/>
          <table:table-cell office:value-type="float" office:value="18.368194966964" calcext:value-type="float">
            <text:p>18,368194967</text:p>
          </table:table-cell>
        </table:table-row>
        <table:table-row table:style-name="ro4">
          <table:table-cell table:number-columns-repeated="3"/>
          <table:table-cell office:value-type="float" office:value="18.3649893943796" calcext:value-type="float">
            <text:p>18,3649893944</text:p>
          </table:table-cell>
        </table:table-row>
        <table:table-row table:style-name="ro4">
          <table:table-cell table:number-columns-repeated="3"/>
          <table:table-cell office:value-type="float" office:value="18.3617207924661" calcext:value-type="float">
            <text:p>18,3617207925</text:p>
          </table:table-cell>
        </table:table-row>
        <table:table-row table:style-name="ro4">
          <table:table-cell table:number-columns-repeated="3"/>
          <table:table-cell office:value-type="float" office:value="18.3583904971834" calcext:value-type="float">
            <text:p>18,3583904972</text:p>
          </table:table-cell>
        </table:table-row>
        <table:table-row table:style-name="ro4">
          <table:table-cell table:number-columns-repeated="3"/>
          <table:table-cell office:value-type="float" office:value="18.3550003225878" calcext:value-type="float">
            <text:p>18,3550003226</text:p>
          </table:table-cell>
        </table:table-row>
        <table:table-row table:style-name="ro4">
          <table:table-cell table:number-columns-repeated="3"/>
          <table:table-cell office:value-type="float" office:value="18.3515526473703" calcext:value-type="float">
            <text:p>18,3515526474</text:p>
          </table:table-cell>
        </table:table-row>
        <table:table-row table:style-name="ro4">
          <table:table-cell table:number-columns-repeated="3"/>
          <table:table-cell office:value-type="float" office:value="18.3480504933455" calcext:value-type="float">
            <text:p>18,3480504933</text:p>
          </table:table-cell>
        </table:table-row>
        <table:table-row table:style-name="ro4">
          <table:table-cell table:number-columns-repeated="3"/>
          <table:table-cell office:value-type="float" office:value="18.3444976216549" calcext:value-type="float">
            <text:p>18,3444976217</text:p>
          </table:table-cell>
        </table:table-row>
        <table:table-row table:style-name="ro4">
          <table:table-cell table:number-columns-repeated="3"/>
          <table:table-cell office:value-type="float" office:value="18.3408986373335" calcext:value-type="float">
            <text:p>18,3408986373</text:p>
          </table:table-cell>
        </table:table-row>
        <table:table-row table:style-name="ro4">
          <table:table-cell table:number-columns-repeated="3"/>
          <table:table-cell office:value-type="float" office:value="18.3372591029408" calcext:value-type="float">
            <text:p>18,3372591029</text:p>
          </table:table-cell>
        </table:table-row>
        <table:table-row table:style-name="ro4">
          <table:table-cell table:number-columns-repeated="3"/>
          <table:table-cell office:value-type="float" office:value="18.3335856614666" calcext:value-type="float">
            <text:p>18,3335856615</text:p>
          </table:table-cell>
        </table:table-row>
        <table:table-row table:style-name="ro4">
          <table:table-cell table:number-columns-repeated="3"/>
          <table:table-cell office:value-type="float" office:value="18.3298861653275" calcext:value-type="float">
            <text:p>18,3298861653</text:p>
          </table:table-cell>
        </table:table-row>
        <table:table-row table:style-name="ro4">
          <table:table-cell table:number-columns-repeated="3"/>
          <table:table-cell office:value-type="float" office:value="18.3261698053929" calcext:value-type="float">
            <text:p>18,3261698054</text:p>
          </table:table-cell>
        </table:table-row>
        <table:table-row table:style-name="ro4">
          <table:table-cell table:number-columns-repeated="3"/>
          <table:table-cell office:value-type="float" office:value="18.3224472534098" calcext:value-type="float">
            <text:p>18,3224472534</text:p>
          </table:table-cell>
        </table:table-row>
        <table:table-row table:style-name="ro4">
          <table:table-cell table:number-columns-repeated="3"/>
          <table:table-cell office:value-type="float" office:value="18.3187307869591" calcext:value-type="float">
            <text:p>18,318730787</text:p>
          </table:table-cell>
        </table:table-row>
        <table:table-row table:style-name="ro4">
          <table:table-cell table:number-columns-repeated="3"/>
          <table:table-cell office:value-type="float" office:value="18.3150344077506" calcext:value-type="float">
            <text:p>18,3150344078</text:p>
          </table:table-cell>
        </table:table-row>
        <table:table-row table:style-name="ro4">
          <table:table-cell table:number-columns-repeated="3"/>
          <table:table-cell office:value-type="float" office:value="18.311373940985" calcext:value-type="float">
            <text:p>18,311373941</text:p>
          </table:table-cell>
        </table:table-row>
        <table:table-row table:style-name="ro4">
          <table:table-cell table:number-columns-repeated="3"/>
          <table:table-cell office:value-type="float" office:value="18.3077671037592" calcext:value-type="float">
            <text:p>18,3077671038</text:p>
          </table:table-cell>
        </table:table-row>
        <table:table-row table:style-name="ro4">
          <table:table-cell table:number-columns-repeated="3"/>
          <table:table-cell office:value-type="float" office:value="18.3042335283767" calcext:value-type="float">
            <text:p>18,3042335284</text:p>
          </table:table-cell>
        </table:table-row>
        <table:table-row table:style-name="ro4">
          <table:table-cell table:number-columns-repeated="3"/>
          <table:table-cell office:value-type="float" office:value="18.3007947260446" calcext:value-type="float">
            <text:p>18,300794726</text:p>
          </table:table-cell>
        </table:table-row>
        <table:table-row table:style-name="ro4">
          <table:table-cell table:number-columns-repeated="3"/>
          <table:table-cell office:value-type="float" office:value="18.2974739825972" calcext:value-type="float">
            <text:p>18,2974739826</text:p>
          </table:table-cell>
        </table:table-row>
        <table:table-row table:style-name="ro4">
          <table:table-cell table:number-columns-repeated="3"/>
          <table:table-cell office:value-type="float" office:value="18.2942961608554" calcext:value-type="float">
            <text:p>18,2942961609</text:p>
          </table:table-cell>
        </table:table-row>
        <table:table-row table:style-name="ro4">
          <table:table-cell table:number-columns-repeated="3"/>
          <table:table-cell office:value-type="float" office:value="18.2912874148474" calcext:value-type="float">
            <text:p>18,2912874148</text:p>
          </table:table-cell>
        </table:table-row>
        <table:table-row table:style-name="ro4">
          <table:table-cell table:number-columns-repeated="3"/>
          <table:table-cell office:value-type="float" office:value="18.288474774566" calcext:value-type="float">
            <text:p>18,2884747746</text:p>
          </table:table-cell>
        </table:table-row>
        <table:table-row table:style-name="ro4">
          <table:table-cell table:number-columns-repeated="3"/>
          <table:table-cell office:value-type="float" office:value="18.2858856377333" calcext:value-type="float">
            <text:p>18,2858856377</text:p>
          </table:table-cell>
        </table:table-row>
        <table:table-row table:style-name="ro4">
          <table:table-cell table:number-columns-repeated="3"/>
          <table:table-cell office:value-type="float" office:value="18.2835471515935" calcext:value-type="float">
            <text:p>18,2835471516</text:p>
          </table:table-cell>
        </table:table-row>
        <table:table-row table:style-name="ro4">
          <table:table-cell table:number-columns-repeated="3"/>
          <table:table-cell office:value-type="float" office:value="18.2814855045406" calcext:value-type="float">
            <text:p>18,2814855045</text:p>
          </table:table-cell>
        </table:table-row>
        <table:table-row table:style-name="ro4">
          <table:table-cell table:number-columns-repeated="3"/>
          <table:table-cell office:value-type="float" office:value="18.2797251554756" calcext:value-type="float">
            <text:p>18,2797251555</text:p>
          </table:table-cell>
        </table:table-row>
        <table:table-row table:style-name="ro4">
          <table:table-cell table:number-columns-repeated="3"/>
          <table:table-cell office:value-type="float" office:value="18.2782880534142" calcext:value-type="float">
            <text:p>18,2782880534</text:p>
          </table:table-cell>
        </table:table-row>
        <table:table-row table:style-name="ro4">
          <table:table-cell table:number-columns-repeated="3"/>
          <table:table-cell office:value-type="float" office:value="18.2771928568495" calcext:value-type="float">
            <text:p>18,2771928568</text:p>
          </table:table-cell>
        </table:table-row>
        <table:table-row table:style-name="ro4">
          <table:table-cell table:number-columns-repeated="3"/>
          <table:table-cell office:value-type="float" office:value="18.2764542480138" calcext:value-type="float">
            <text:p>18,276454248</text:p>
          </table:table-cell>
        </table:table-row>
        <table:table-row table:style-name="ro4">
          <table:table-cell table:number-columns-repeated="3"/>
          <table:table-cell office:value-type="float" office:value="18.2760823571592" calcext:value-type="float">
            <text:p>18,2760823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.00.0000</text:date>, <text:time style:data-style-name="N2" text:time-value="0000-00-00T08:34:42.2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4-16T17:48:53.349000000</dc:date>
    <meta:editing-duration>P3DT27M38S</meta:editing-duration>
    <meta:editing-cycles>333</meta:editing-cycles>
    <meta:generator>LibreOffice/4.1.5.3$Windows_x86 LibreOffice_project/1c1366bba2ba2b554cd2ca4d87c06da81c05d24</meta:generator>
    <meta:document-statistic meta:table-count="7" meta:cell-count="8561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18cm" chart:style-name="ch2">
          <text:p>Hőleadás-hatásfok</text:p>
        </chart:title>
        <chart:legend svg:x="10.695cm" svg:y="1.008cm" style:legend-expansion="custom" chartooo:width="4.564cm" chartooo:height="1.505cm" style:legend-expansion-aspect-ratio="3.03255813953488" chart:style-name="ch3"/>
        <chart:plot-area chart:style-name="ch4" table:cell-range-address="'Falfutes-Hatekonysag'.B3:'Falfutes-Hatekonysag'.B3 'Falfutes-Hatekonysag'.C12:'Falfutes-Hatekonysag'.C16 'Falfutes-Hatekonysag'.B7:'Falfutes-Hatekonysag'.B9 'Falfutes-Hatekonysag'.H12:'Falfutes-Hatekonysag'.H16 'Falfutes-Hatekonysag'.I7:'Falfutes-Hatekonysag'.I9 'Falfutes-Hatekonysag'.O12:'Falfutes-Hatekonysag'.O16" chart:data-source-has-labels="both" svg:x="0.141cm" svg:y="0.759cm" svg:width="15.451cm" svg:height="7.553cm">
          <chartooo:coordinate-region svg:x="1.239cm" svg:y="0.971cm" svg:width="14.021cm" svg:height="6.668cm"/>
          <chart:axis chart:dimension="x" chart:name="primary-x" chart:style-name="ch5" chartooo:axis-type="auto">
            <chart:title svg:x="13.84cm" svg:y="8.321cm" chart:style-name="ch6">
              <text:p>U [W/m2K]</text:p>
            </chart:title>
            <chart:categories table:cell-range-address="'Falfutes-Hatekonysag'.B3:'Falfutes-Hatekonysag'.B3"/>
            <chart:grid chart:style-name="ch7" chart:class="major"/>
          </chart:axis>
          <chart:axis chart:dimension="y" chart:name="primary-y" chart:style-name="ch8">
            <chart:title svg:x="0.34cm" svg:y="0.071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'.H12:'Falfutes-Hatekonysag'.H16" chart:label-cell-address="'Falfutes-Hatekonysag'.B7:'Falfutes-Hatekonysag'.B9" chart:class="chart:scatter">
            <chart:domain table:cell-range-address="'Falfutes-Hatekonysag'.C12:'Falfutes-Hatekonysag'.C16"/>
            <chart:data-point chart:repeated="5"/>
          </chart:series>
          <chart:series chart:style-name="ch10" chart:values-cell-range-address="'Falfutes-Hatekonysag'.O12:'Falfutes-Hatekonysag'.O16" chart:label-cell-address="'Falfutes-Hatekonysag'.I7:'Falfutes-Hatekonysag'.I9" chart:class="chart:scatter">
            <chart:domain table:cell-range-address="'Falfutes-Hatekonysag'.J12:'Falfutes-Hatekonysag'.J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λvakolat [W/mK] 0,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9</text:p>
                  </text:list-item>
                </text:list>
                <draw:g>
                  <svg:desc>'Falfutes-Hatekonysag'.B7:'Falfutes-Hatekonysag'.B9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λvakolat [W/mK] 0,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3</text:p>
                  </text:list-item>
                </text:list>
                <draw:g>
                  <svg:desc>'Falfutes-Hatekonysag'.I7:'Falfutes-Hatekonysag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őleadás hatásfoka</text:p>
                <draw:g>
                  <svg:desc>'Falfutes-Hatekonysag'.B3:'Falfutes-Hatekonysag'.B3</svg:desc>
                </draw:g>
              </table:table-cell>
              <table:table-cell office:value-type="float" office:value="1.49985295559259">
                <text:p>1.49985295559259</text:p>
                <draw:g>
                  <svg:desc>'Falfutes-Hatekonysag'.C12:'Falfutes-Hatekonysag'.C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'.H12:'Falfutes-Hatekonysag'.H16</svg:desc>
                </draw:g>
              </table:table-cell>
              <table:table-cell office:value-type="float" office:value="1.49927454457521">
                <text:p>1.49927454457521</text:p>
                <draw:g>
                  <svg:desc>'Falfutes-Hatekonysag'.J12:'Falfutes-Hatekonysag'.J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'.O12:'Falfutes-Hatekonysag'.O16</svg:desc>
                </draw:g>
              </table:table-cell>
            </table:table-row>
            <table:table-row>
              <table:table-cell office:value-type="string"/>
              <table:table-cell office:value-type="float" office:value="1.00392841553907">
                <text:p>1.00392841553907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0.997253938430409">
                <text:p>0.997253938430409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/>
              <table:table-cell office:value-type="float" office:value="0.696055684454757">
                <text:p>0.69605568445475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0.702953943072254">
                <text:p>0.702953943072254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/>
              <table:table-cell office:value-type="float" office:value="0.404362210513418">
                <text:p>0.404362210513418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0.403275082488085">
                <text:p>0.403275082488085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/>
              <table:table-cell office:value-type="float" office:value="0.251889168765743">
                <text:p>0.251889168765743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0.251466890192791">
                <text:p>0.251466890192791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minimum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19cm" xlink:href=".." xlink:type="simple" chart:class="chart:scatter" chart:style-name="ch1">
        <chart:title svg:x="6.148cm" svg:y="0.316cm" chart:style-name="ch2">
          <text:p>Hőleadás-hatásfok</text:p>
        </chart:title>
        <chart:legend svg:x="10.042cm" svg:y="5.246cm" style:legend-expansion="custom" chartooo:width="4.256cm" chartooo:height="1.449cm" style:legend-expansion-aspect-ratio="2.93719806763285" chart:style-name="ch3"/>
        <chart:plot-area chart:style-name="ch4" table:cell-range-address="'Falfutes-Hatekonysag'.D12:'Falfutes-Hatekonysag'.D16 'Falfutes-Hatekonysag'.B7:'Falfutes-Hatekonysag'.B9 'Falfutes-Hatekonysag'.H12:'Falfutes-Hatekonysag'.H16 'Falfutes-Hatekonysag'.I7:'Falfutes-Hatekonysag'.I9 'Falfutes-Hatekonysag'.O12:'Falfutes-Hatekonysag'.O16" chart:data-source-has-labels="row" svg:x="0.249cm" svg:y="0.852cm" svg:width="14.59cm" svg:height="7.561cm">
          <chartooo:coordinate-region svg:x="1.347cm" svg:y="1.065cm" svg:width="13.16cm" svg:height="6.675cm"/>
          <chart:axis chart:dimension="x" chart:name="primary-x" chart:style-name="ch5">
            <chart:title svg:x="14.176cm" svg:y="8.419cm" chart:style-name="ch6">
              <text:p>R [m2K/W]</text:p>
            </chart:title>
            <chart:grid chart:style-name="ch7" chart:class="major"/>
          </chart:axis>
          <chart:axis chart:dimension="y" chart:name="primary-y" chart:style-name="ch8">
            <chart:title svg:x="0.178cm" svg:y="0.123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'.H12:'Falfutes-Hatekonysag'.H16" chart:label-cell-address="'Falfutes-Hatekonysag'.B7:'Falfutes-Hatekonysag'.B9" chart:class="chart:scatter">
            <chart:domain table:cell-range-address="'Falfutes-Hatekonysag'.D12:'Falfutes-Hatekonysag'.D16"/>
            <chart:data-point chart:repeated="5"/>
          </chart:series>
          <chart:series chart:style-name="ch10" chart:values-cell-range-address="'Falfutes-Hatekonysag'.O12:'Falfutes-Hatekonysag'.O16" chart:label-cell-address="'Falfutes-Hatekonysag'.I7:'Falfutes-Hatekonysag'.I9" chart:class="chart:scatter">
            <chart:domain table:cell-range-address="'Falfutes-Hatekonysag'.K12:'Falfutes-Hatekonysag'.K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λvakolat [W/mK] 0,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9</text:p>
                  </text:list-item>
                </text:list>
                <draw:g>
                  <svg:desc>'Falfutes-Hatekonysag'.B7:'Falfutes-Hatekonysag'.B9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λvakolat [W/mK] 0,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3</text:p>
                  </text:list-item>
                </text:list>
                <draw:g>
                  <svg:desc>'Falfutes-Hatekonysag'.I7:'Falfutes-Hatekonysag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732026143791">
                <text:p>0.666732026143791</text:p>
                <draw:g>
                  <svg:desc>'Falfutes-Hatekonysag'.D12:'Falfutes-Hatekonysag'.D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'.H12:'Falfutes-Hatekonysag'.H16</svg:desc>
                </draw:g>
              </table:table-cell>
              <table:table-cell office:value-type="float" office:value="0.666989247311828">
                <text:p>0.666989247311828</text:p>
                <draw:g>
                  <svg:desc>'Falfutes-Hatekonysag'.K12:'Falfutes-Hatekonysag'.K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'.O12:'Falfutes-Hatekonysag'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086956521739">
                <text:p>0.996086956521739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1.00275362318841">
                <text:p>1.00275362318841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3666666666667">
                <text:p>1.4366666666666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1.42256830601093">
                <text:p>1.42256830601093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730303030303">
                <text:p>2.4730303030303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2.47969696969697">
                <text:p>2.47969696969697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7">
                <text:p>3.97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3.97666666666667">
                <text:p>3.97666666666667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5" chart:maximum="19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0 9 8 7 6 5 4 3 2 1" chart:style-name="ch1">
        <chart:title svg:x="2.519cm" svg:y="0.316cm" chart:style-name="ch2">
          <text:p>Hőeloszlás belsőfalon 20 cm hosszú hőszigetelés esetén</text:p>
        </chart:title>
        <chart:legend svg:x="12.807cm" svg:y="1.632cm" style:legend-expansion="custom" chartooo:width="3.19cm" chartooo:height="3.754cm" style:legend-expansion-aspect-ratio="0.849760255727224" chart:style-name="ch3"/>
        <chart:plot-area chart:style-name="ch4" table:cell-range-address="'Belsofalsarok-szigeteles'.G72:'Belsofalsarok-szigeteles'.H371 'Belsofalsarok-szigeteles'.I71:'Belsofalsarok-szigeteles'.Q371 'Belsofalsarok-szigeteles'.H71:'Belsofalsarok-szigeteles'.H71" chart:data-source-has-labels="row" svg:x="0.174cm" svg:y="1.632cm" svg:width="15.004cm" svg:height="6.76cm">
          <chartooo:coordinate-region svg:x="1.086cm" svg:y="1.844cm" svg:width="13.999cm" svg:height="5.875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309cm" svg:y="0.584cm" chart:style-name="ch8">
              <text:p>T [ºC]</text:p>
            </chart:title>
            <chart:grid chart:style-name="ch6" chart:class="major"/>
          </chart:axis>
          <chart:series chart:style-name="ch9" chart:values-cell-range-address="'Belsofalsarok-szigeteles'.Q72:'Belsofalsarok-szigeteles'.Q371" chart:label-cell-address="'Belsofalsarok-szigeteles'.Q71:'Belsofalsarok-szigeteles'.Q71" chart:class="chart:scatter">
            <chart:domain table:cell-range-address="'Belsofalsarok-szigeteles'.G72:'Belsofalsarok-szigeteles'.G371"/>
            <chart:data-point chart:repeated="300"/>
          </chart:series>
          <chart:series chart:style-name="ch10" chart:values-cell-range-address="'Belsofalsarok-szigeteles'.P72:'Belsofalsarok-szigeteles'.P371" chart:label-cell-address="'Belsofalsarok-szigeteles'.P71:'Belsofalsarok-szigeteles'.P71" chart:class="chart:scatter">
            <chart:data-point chart:repeated="300"/>
          </chart:series>
          <chart:series chart:style-name="ch11" chart:values-cell-range-address="'Belsofalsarok-szigeteles'.O72:'Belsofalsarok-szigeteles'.O371" chart:label-cell-address="'Belsofalsarok-szigeteles'.O71:'Belsofalsarok-szigeteles'.O71" chart:class="chart:scatter">
            <chart:data-point chart:repeated="300"/>
          </chart:series>
          <chart:series chart:style-name="ch12" chart:values-cell-range-address="'Belsofalsarok-szigeteles'.N72:'Belsofalsarok-szigeteles'.N371" chart:label-cell-address="'Belsofalsarok-szigeteles'.N71:'Belsofalsarok-szigeteles'.N71" chart:class="chart:scatter">
            <chart:data-point chart:repeated="300"/>
          </chart:series>
          <chart:series chart:style-name="ch13" chart:values-cell-range-address="'Belsofalsarok-szigeteles'.M72:'Belsofalsarok-szigeteles'.M371" chart:label-cell-address="'Belsofalsarok-szigeteles'.M71:'Belsofalsarok-szigeteles'.M71" chart:class="chart:scatter">
            <chart:data-point chart:repeated="300"/>
          </chart:series>
          <chart:series chart:style-name="ch14" chart:values-cell-range-address="'Belsofalsarok-szigeteles'.L72:'Belsofalsarok-szigeteles'.L371" chart:label-cell-address="'Belsofalsarok-szigeteles'.L71:'Belsofalsarok-szigeteles'.L71" chart:class="chart:scatter">
            <chart:data-point chart:repeated="300"/>
          </chart:series>
          <chart:series chart:style-name="ch15" chart:values-cell-range-address="'Belsofalsarok-szigeteles'.K72:'Belsofalsarok-szigeteles'.K371" chart:label-cell-address="'Belsofalsarok-szigeteles'.K71:'Belsofalsarok-szigeteles'.K71" chart:class="chart:scatter">
            <chart:data-point chart:repeated="300"/>
          </chart:series>
          <chart:series chart:style-name="ch16" chart:values-cell-range-address="'Belsofalsarok-szigeteles'.J72:'Belsofalsarok-szigeteles'.J371" chart:label-cell-address="'Belsofalsarok-szigeteles'.J71:'Belsofalsarok-szigeteles'.J71" chart:class="chart:scatter">
            <chart:data-point chart:repeated="300"/>
          </chart:series>
          <chart:series chart:style-name="ch17" chart:values-cell-range-address="'Belsofalsarok-szigeteles'.I72:'Belsofalsarok-szigeteles'.I371" chart:label-cell-address="'Belsofalsarok-szigeteles'.I71:'Belsofalsarok-szigeteles'.I71" chart:class="chart:scatter">
            <chart:data-point chart:repeated="300"/>
          </chart:series>
          <chart:series chart:style-name="ch18" chart:values-cell-range-address="'Belsofalsarok-szigeteles'.H72:'Belsofalsarok-szigeteles'.H371" chart:label-cell-address="'Belsofalsarok-szigeteles'.H71:'Belsofalsarok-szigeteles'.H71" chart:class="chart:scatter">
            <chart:data-point chart:repeated="30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=10 [cm]</text:p>
                <draw:g>
                  <svg:desc>'Belsofalsarok-szigeteles'.Q71:'Belsofalsarok-szigeteles'.Q71</svg:desc>
                </draw:g>
              </table:table-cell>
              <table:table-cell office:value-type="string">
                <text:p>d=9 [cm]</text:p>
                <draw:g>
                  <svg:desc>'Belsofalsarok-szigeteles'.P71:'Belsofalsarok-szigeteles'.P71</svg:desc>
                </draw:g>
              </table:table-cell>
              <table:table-cell office:value-type="string">
                <text:p>d=8 [cm]</text:p>
                <draw:g>
                  <svg:desc>'Belsofalsarok-szigeteles'.O71:'Belsofalsarok-szigeteles'.O71</svg:desc>
                </draw:g>
              </table:table-cell>
              <table:table-cell office:value-type="string">
                <text:p>d=7 [cm]</text:p>
                <draw:g>
                  <svg:desc>'Belsofalsarok-szigeteles'.N71:'Belsofalsarok-szigeteles'.N71</svg:desc>
                </draw:g>
              </table:table-cell>
              <table:table-cell office:value-type="string">
                <text:p>d=6 [cm]</text:p>
                <draw:g>
                  <svg:desc>'Belsofalsarok-szigeteles'.M71:'Belsofalsarok-szigeteles'.M71</svg:desc>
                </draw:g>
              </table:table-cell>
              <table:table-cell office:value-type="string">
                <text:p>d=5 [cm]</text:p>
                <draw:g>
                  <svg:desc>'Belsofalsarok-szigeteles'.L71:'Belsofalsarok-szigeteles'.L71</svg:desc>
                </draw:g>
              </table:table-cell>
              <table:table-cell office:value-type="string">
                <text:p>d=4 [cm]</text:p>
                <draw:g>
                  <svg:desc>'Belsofalsarok-szigeteles'.K71:'Belsofalsarok-szigeteles'.K71</svg:desc>
                </draw:g>
              </table:table-cell>
              <table:table-cell office:value-type="string">
                <text:p>d=3 [cm]</text:p>
                <draw:g>
                  <svg:desc>'Belsofalsarok-szigeteles'.J71:'Belsofalsarok-szigeteles'.J71</svg:desc>
                </draw:g>
              </table:table-cell>
              <table:table-cell office:value-type="string">
                <text:p>d=2 [cm]</text:p>
                <draw:g>
                  <svg:desc>'Belsofalsarok-szigeteles'.I71:'Belsofalsarok-szigeteles'.I71</svg:desc>
                </draw:g>
              </table:table-cell>
              <table:table-cell office:value-type="string">
                <text:p>d=1 [cm]</text:p>
                <draw:g>
                  <svg:desc>'Belsofalsarok-szigeteles'.H71:'Belsofalsarok-szigeteles'.H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">
                <text:p>0.301</text:p>
                <draw:g>
                  <svg:desc>'Belsofalsarok-szigeteles'.G72:'Belsofalsarok-szigeteles'.G371</svg:desc>
                </draw:g>
              </table:table-cell>
              <table:table-cell office:value-type="float" office:value="17.4445050402631">
                <text:p>17.4445050402631</text:p>
                <draw:g>
                  <svg:desc>'Belsofalsarok-szigeteles'.Q72:'Belsofalsarok-szigeteles'.Q371</svg:desc>
                </draw:g>
              </table:table-cell>
              <table:table-cell office:value-type="float" office:value="17.3314222547784">
                <text:p>17.3314222547784</text:p>
                <draw:g>
                  <svg:desc>'Belsofalsarok-szigeteles'.P72:'Belsofalsarok-szigeteles'.P371</svg:desc>
                </draw:g>
              </table:table-cell>
              <table:table-cell office:value-type="float" office:value="17.2026948437476">
                <text:p>17.2026948437476</text:p>
                <draw:g>
                  <svg:desc>'Belsofalsarok-szigeteles'.O72:'Belsofalsarok-szigeteles'.O371</svg:desc>
                </draw:g>
              </table:table-cell>
              <table:table-cell office:value-type="float" office:value="17.0541240209763">
                <text:p>17.0541240209763</text:p>
                <draw:g>
                  <svg:desc>'Belsofalsarok-szigeteles'.N72:'Belsofalsarok-szigeteles'.N371</svg:desc>
                </draw:g>
              </table:table-cell>
              <table:table-cell office:value-type="float" office:value="16.8797601805451">
                <text:p>16.8797601805451</text:p>
                <draw:g>
                  <svg:desc>'Belsofalsarok-szigeteles'.M72:'Belsofalsarok-szigeteles'.M371</svg:desc>
                </draw:g>
              </table:table-cell>
              <table:table-cell office:value-type="float" office:value="16.6708861321844">
                <text:p>16.6708861321844</text:p>
                <draw:g>
                  <svg:desc>'Belsofalsarok-szigeteles'.L72:'Belsofalsarok-szigeteles'.L371</svg:desc>
                </draw:g>
              </table:table-cell>
              <table:table-cell office:value-type="float" office:value="16.4142082986936">
                <text:p>16.4142082986936</text:p>
                <draw:g>
                  <svg:desc>'Belsofalsarok-szigeteles'.K72:'Belsofalsarok-szigeteles'.K371</svg:desc>
                </draw:g>
              </table:table-cell>
              <table:table-cell office:value-type="float" office:value="16.088471635002">
                <text:p>16.088471635002</text:p>
                <draw:g>
                  <svg:desc>'Belsofalsarok-szigeteles'.J72:'Belsofalsarok-szigeteles'.J371</svg:desc>
                </draw:g>
              </table:table-cell>
              <table:table-cell office:value-type="float" office:value="15.6578352505519">
                <text:p>15.6578352505519</text:p>
                <draw:g>
                  <svg:desc>'Belsofalsarok-szigeteles'.I72:'Belsofalsarok-szigeteles'.I371</svg:desc>
                </draw:g>
              </table:table-cell>
              <table:table-cell office:value-type="float" office:value="15.0583043064046">
                <text:p>15.0583043064046</text:p>
                <draw:g>
                  <svg:desc>'Belsofalsarok-szigeteles'.H72:'Belsofalsarok-szigeteles'.H3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3">
                <text:p>0.303</text:p>
              </table:table-cell>
              <table:table-cell office:value-type="float" office:value="17.7960297520882">
                <text:p>17.7960297520882</text:p>
              </table:table-cell>
              <table:table-cell office:value-type="float" office:value="17.6979582538417">
                <text:p>17.6979582538417</text:p>
              </table:table-cell>
              <table:table-cell office:value-type="float" office:value="17.5861680880632">
                <text:p>17.5861680880632</text:p>
              </table:table-cell>
              <table:table-cell office:value-type="float" office:value="17.4569132380854">
                <text:p>17.4569132380854</text:p>
              </table:table-cell>
              <table:table-cell office:value-type="float" office:value="17.3048390959949">
                <text:p>17.3048390959949</text:p>
              </table:table-cell>
              <table:table-cell office:value-type="float" office:value="17.1219948825748">
                <text:p>17.1219948825748</text:p>
              </table:table-cell>
              <table:table-cell office:value-type="float" office:value="16.8959833452322">
                <text:p>16.8959833452322</text:p>
              </table:table-cell>
              <table:table-cell office:value-type="float" office:value="16.6061310189751">
                <text:p>16.6061310189751</text:p>
              </table:table-cell>
              <table:table-cell office:value-type="float" office:value="16.2140088110467">
                <text:p>16.2140088110467</text:p>
              </table:table-cell>
              <table:table-cell office:value-type="float" office:value="15.6254970646393">
                <text:p>15.6254970646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5">
                <text:p>0.305</text:p>
              </table:table-cell>
              <table:table-cell office:value-type="float" office:value="18.0241100405753">
                <text:p>18.0241100405753</text:p>
              </table:table-cell>
              <table:table-cell office:value-type="float" office:value="17.9355437585909">
                <text:p>17.9355437585909</text:p>
              </table:table-cell>
              <table:table-cell office:value-type="float" office:value="17.8344119983976">
                <text:p>17.8344119983976</text:p>
              </table:table-cell>
              <table:table-cell office:value-type="float" office:value="17.717210208844">
                <text:p>17.717210208844</text:p>
              </table:table-cell>
              <table:table-cell office:value-type="float" office:value="17.5788771697288">
                <text:p>17.5788771697288</text:p>
              </table:table-cell>
              <table:table-cell office:value-type="float" office:value="17.411782564203">
                <text:p>17.411782564203</text:p>
              </table:table-cell>
              <table:table-cell office:value-type="float" office:value="17.203738458022">
                <text:p>17.203738458022</text:p>
              </table:table-cell>
              <table:table-cell office:value-type="float" office:value="16.9335501759551">
                <text:p>16.9335501759551</text:p>
              </table:table-cell>
              <table:table-cell office:value-type="float" office:value="16.558457351579">
                <text:p>16.558457351579</text:p>
              </table:table-cell>
              <table:table-cell office:value-type="float" office:value="15.9545092638929">
                <text:p>15.9545092638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7">
                <text:p>0.307</text:p>
              </table:table-cell>
              <table:table-cell office:value-type="float" office:value="18.185405164097">
                <text:p>18.185405164097</text:p>
              </table:table-cell>
              <table:table-cell office:value-type="float" office:value="18.1033699551206">
                <text:p>18.1033699551206</text:p>
              </table:table-cell>
              <table:table-cell office:value-type="float" office:value="18.0095071334637">
                <text:p>18.0095071334637</text:p>
              </table:table-cell>
              <table:table-cell office:value-type="float" office:value="17.9004415162587">
                <text:p>17.9004415162587</text:p>
              </table:table-cell>
              <table:table-cell office:value-type="float" office:value="17.7712467876398">
                <text:p>17.7712467876398</text:p>
              </table:table-cell>
              <table:table-cell office:value-type="float" office:value="17.6143828635592">
                <text:p>17.6143828635592</text:p>
              </table:table-cell>
              <table:table-cell office:value-type="float" office:value="17.4175294793471">
                <text:p>17.4175294793471</text:p>
              </table:table-cell>
              <table:table-cell office:value-type="float" office:value="17.1584750920067">
                <text:p>17.1584750920067</text:p>
              </table:table-cell>
              <table:table-cell office:value-type="float" office:value="16.7896612082891">
                <text:p>16.7896612082891</text:p>
              </table:table-cell>
              <table:table-cell office:value-type="float" office:value="16.1617365110055">
                <text:p>16.1617365110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9">
                <text:p>0.309</text:p>
              </table:table-cell>
              <table:table-cell office:value-type="float" office:value="18.3064560428545">
                <text:p>18.3064560428545</text:p>
              </table:table-cell>
              <table:table-cell office:value-type="float" office:value="18.2291643023806">
                <text:p>18.2291643023806</text:p>
              </table:table-cell>
              <table:table-cell office:value-type="float" office:value="18.1405352071504">
                <text:p>18.1405352071504</text:p>
              </table:table-cell>
              <table:table-cell office:value-type="float" office:value="18.0372575268011">
                <text:p>18.0372575268011</text:p>
              </table:table-cell>
              <table:table-cell office:value-type="float" office:value="17.9144488331686">
                <text:p>17.9144488331686</text:p>
              </table:table-cell>
              <table:table-cell office:value-type="float" office:value="17.7645310129289">
                <text:p>17.7645310129289</text:p>
              </table:table-cell>
              <table:table-cell office:value-type="float" office:value="17.574873785743">
                <text:p>17.574873785743</text:p>
              </table:table-cell>
              <table:table-cell office:value-type="float" office:value="17.3220430172078">
                <text:p>17.3220430172078</text:p>
              </table:table-cell>
              <table:table-cell office:value-type="float" office:value="16.9538207129333">
                <text:p>16.9538207129333</text:p>
              </table:table-cell>
              <table:table-cell office:value-type="float" office:value="16.3013059963859">
                <text:p>16.3013059963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18.4012263361105">
                <text:p>18.4012263361105</text:p>
              </table:table-cell>
              <table:table-cell office:value-type="float" office:value="18.327515075641">
                <text:p>18.327515075641</text:p>
              </table:table-cell>
              <table:table-cell office:value-type="float" office:value="18.242797536409">
                <text:p>18.242797536409</text:p>
              </table:table-cell>
              <table:table-cell office:value-type="float" office:value="18.1437857187919">
                <text:p>18.1437857187919</text:p>
              </table:table-cell>
              <table:table-cell office:value-type="float" office:value="18.0255858186605">
                <text:p>18.0255858186605</text:p>
              </table:table-cell>
              <table:table-cell office:value-type="float" office:value="17.8805075971682">
                <text:p>17.8805075971682</text:p>
              </table:table-cell>
              <table:table-cell office:value-type="float" office:value="17.6955203854863">
                <text:p>17.6955203854863</text:p>
              </table:table-cell>
              <table:table-cell office:value-type="float" office:value="17.445915690885">
                <text:p>17.445915690885</text:p>
              </table:table-cell>
              <table:table-cell office:value-type="float" office:value="17.0752592570088">
                <text:p>17.0752592570088</text:p>
              </table:table-cell>
              <table:table-cell office:value-type="float" office:value="16.401037977262">
                <text:p>16.401037977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">
                <text:p>0.313</text:p>
              </table:table-cell>
              <table:table-cell office:value-type="float" office:value="18.4777769698563">
                <text:p>18.4777769698563</text:p>
              </table:table-cell>
              <table:table-cell office:value-type="float" office:value="18.4068440333609">
                <text:p>18.4068440333609</text:p>
              </table:table-cell>
              <table:table-cell office:value-type="float" office:value="18.3251278842165">
                <text:p>18.3251278842165</text:p>
              </table:table-cell>
              <table:table-cell office:value-type="float" office:value="18.2293373701182">
                <text:p>18.2293373701182</text:p>
              </table:table-cell>
              <table:table-cell office:value-type="float" office:value="18.1145328341014">
                <text:p>18.1145328341014</text:p>
              </table:table-cell>
              <table:table-cell office:value-type="float" office:value="17.9728693368868">
                <text:p>17.9728693368868</text:p>
              </table:table-cell>
              <table:table-cell office:value-type="float" office:value="17.7908761477481">
                <text:p>17.7908761477481</text:p>
              </table:table-cell>
              <table:table-cell office:value-type="float" office:value="17.5426062953809">
                <text:p>17.5426062953809</text:p>
              </table:table-cell>
              <table:table-cell office:value-type="float" office:value="17.1680019970884">
                <text:p>17.1680019970884</text:p>
              </table:table-cell>
              <table:table-cell office:value-type="float" office:value="16.4762952987415">
                <text:p>16.4762952987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18.5411100749941">
                <text:p>18.5411100749941</text:p>
              </table:table-cell>
              <table:table-cell office:value-type="float" office:value="18.4723774026933">
                <text:p>18.4723774026933</text:p>
              </table:table-cell>
              <table:table-cell office:value-type="float" office:value="18.3930084119894">
                <text:p>18.3930084119894</text:p>
              </table:table-cell>
              <table:table-cell office:value-type="float" office:value="18.2996913601827">
                <text:p>18.2996913601827</text:p>
              </table:table-cell>
              <table:table-cell office:value-type="float" office:value="18.1874192322698">
                <text:p>18.1874192322698</text:p>
              </table:table-cell>
              <table:table-cell office:value-type="float" office:value="18.0481694472206">
                <text:p>18.0481694472206</text:p>
              </table:table-cell>
              <table:table-cell office:value-type="float" office:value="17.8680227991355">
                <text:p>17.8680227991355</text:p>
              </table:table-cell>
              <table:table-cell office:value-type="float" office:value="17.6198812209556">
                <text:p>17.6198812209556</text:p>
              </table:table-cell>
              <table:table-cell office:value-type="float" office:value="17.2407165442688">
                <text:p>17.2407165442688</text:p>
              </table:table-cell>
              <table:table-cell office:value-type="float" office:value="16.5359906989211">
                <text:p>16.5359906989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7">
                <text:p>0.317</text:p>
              </table:table-cell>
              <table:table-cell office:value-type="float" office:value="18.5945096605517">
                <text:p>18.5945096605517</text:p>
              </table:table-cell>
              <table:table-cell office:value-type="float" office:value="18.5275464526997">
                <text:p>18.5275464526997</text:p>
              </table:table-cell>
              <table:table-cell office:value-type="float" office:value="18.4500386053936">
                <text:p>18.4500386053936</text:p>
              </table:table-cell>
              <table:table-cell office:value-type="float" office:value="18.3586422448308">
                <text:p>18.3586422448308</text:p>
              </table:table-cell>
              <table:table-cell office:value-type="float" office:value="18.2482700299014">
                <text:p>18.2482700299014</text:p>
              </table:table-cell>
              <table:table-cell office:value-type="float" office:value="18.1107116376229">
                <text:p>18.1107116376229</text:p>
              </table:table-cell>
              <table:table-cell office:value-type="float" office:value="17.931610968243">
                <text:p>17.931610968243</text:p>
              </table:table-cell>
              <table:table-cell office:value-type="float" office:value="17.6828361827266">
                <text:p>17.6828361827266</text:p>
              </table:table-cell>
              <table:table-cell office:value-type="float" office:value="17.2990474955556">
                <text:p>17.2990474955556</text:p>
              </table:table-cell>
              <table:table-cell office:value-type="float" office:value="16.5854751609104">
                <text:p>16.5854751609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9">
                <text:p>0.319</text:p>
              </table:table-cell>
              <table:table-cell office:value-type="float" office:value="18.6402302041675">
                <text:p>18.6402302041675</text:p>
              </table:table-cell>
              <table:table-cell office:value-type="float" office:value="18.5747068556755">
                <text:p>18.5747068556755</text:p>
              </table:table-cell>
              <table:table-cell office:value-type="float" office:value="18.4986897510344">
                <text:p>18.4986897510344</text:p>
              </table:table-cell>
              <table:table-cell office:value-type="float" office:value="18.4087953995797">
                <text:p>18.4087953995797</text:p>
              </table:table-cell>
              <table:table-cell office:value-type="float" office:value="18.2998490112917">
                <text:p>18.2998490112917</text:p>
              </table:table-cell>
              <table:table-cell office:value-type="float" office:value="18.1634511035629">
                <text:p>18.1634511035629</text:p>
              </table:table-cell>
              <table:table-cell office:value-type="float" office:value="17.9848332488827">
                <text:p>17.9848332488827</text:p>
              </table:table-cell>
              <table:table-cell office:value-type="float" office:value="17.7349633169978">
                <text:p>17.7349633169978</text:p>
              </table:table-cell>
              <table:table-cell office:value-type="float" office:value="17.3468197109041">
                <text:p>17.3468197109041</text:p>
              </table:table-cell>
              <table:table-cell office:value-type="float" office:value="16.6280435403936">
                <text:p>16.6280435403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1">
                <text:p>0.321</text:p>
              </table:table-cell>
              <table:table-cell office:value-type="float" office:value="18.6798762889699">
                <text:p>18.6798762889699</text:p>
              </table:table-cell>
              <table:table-cell office:value-type="float" office:value="18.6155352921969">
                <text:p>18.6155352921969</text:p>
              </table:table-cell>
              <table:table-cell office:value-type="float" office:value="18.5407209070672">
                <text:p>18.5407209070672</text:p>
              </table:table-cell>
              <table:table-cell office:value-type="float" office:value="18.4520054203836">
                <text:p>18.4520054203836</text:p>
              </table:table-cell>
              <table:table-cell office:value-type="float" office:value="18.3441235891255">
                <text:p>18.3441235891255</text:p>
              </table:table-cell>
              <table:table-cell office:value-type="float" office:value="18.2084913421463">
                <text:p>18.2084913421463</text:p>
              </table:table-cell>
              <table:table-cell office:value-type="float" office:value="18.0299608572664">
                <text:p>18.0299608572664</text:p>
              </table:table-cell>
              <table:table-cell office:value-type="float" office:value="17.7787400958283">
                <text:p>17.7787400958283</text:p>
              </table:table-cell>
              <table:table-cell office:value-type="float" office:value="17.3867050055687">
                <text:p>17.3867050055687</text:p>
              </table:table-cell>
              <table:table-cell office:value-type="float" office:value="16.6657670278004">
                <text:p>16.6657670278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3">
                <text:p>0.323</text:p>
              </table:table-cell>
              <table:table-cell office:value-type="float" office:value="18.7146244391755">
                <text:p>18.7146244391755</text:p>
              </table:table-cell>
              <table:table-cell office:value-type="float" office:value="18.6512612042066">
                <text:p>18.6512612042066</text:p>
              </table:table-cell>
              <table:table-cell office:value-type="float" office:value="18.5774219762095">
                <text:p>18.5774219762095</text:p>
              </table:table-cell>
              <table:table-cell office:value-type="float" office:value="18.4896323103168">
                <text:p>18.4896323103168</text:p>
              </table:table-cell>
              <table:table-cell office:value-type="float" office:value="18.3825364661299">
                <text:p>18.3825364661299</text:p>
              </table:table-cell>
              <table:table-cell office:value-type="float" office:value="18.2473745161208">
                <text:p>18.2473745161208</text:p>
              </table:table-cell>
              <table:table-cell office:value-type="float" office:value="18.0686573617129">
                <text:p>18.0686573617129</text:p>
              </table:table-cell>
              <table:table-cell office:value-type="float" office:value="17.8159739354034">
                <text:p>17.8159739354034</text:p>
              </table:table-cell>
              <table:table-cell office:value-type="float" office:value="17.4206142382348">
                <text:p>17.4206142382348</text:p>
              </table:table-cell>
              <table:table-cell office:value-type="float" office:value="16.6999726903152">
                <text:p>16.6999726903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5">
                <text:p>0.325</text:p>
              </table:table-cell>
              <table:table-cell office:value-type="float" office:value="18.7453591156912">
                <text:p>18.7453591156912</text:p>
              </table:table-cell>
              <table:table-cell office:value-type="float" office:value="18.6828088722942">
                <text:p>18.6828088722942</text:p>
              </table:table-cell>
              <table:table-cell office:value-type="float" office:value="18.6097627255785">
                <text:p>18.6097627255785</text:p>
              </table:table-cell>
              <table:table-cell office:value-type="float" office:value="18.5226985438402">
                <text:p>18.5226985438402</text:p>
              </table:table-cell>
              <table:table-cell office:value-type="float" office:value="18.4161721963605">
                <text:p>18.4161721963605</text:p>
              </table:table-cell>
              <table:table-cell office:value-type="float" office:value="18.2812595041374">
                <text:p>18.2812595041374</text:p>
              </table:table-cell>
              <table:table-cell office:value-type="float" office:value="18.1021711268651">
                <text:p>18.1021711268651</text:p>
              </table:table-cell>
              <table:table-cell office:value-type="float" office:value="17.8480138560894">
                <text:p>17.8480138560894</text:p>
              </table:table-cell>
              <table:table-cell office:value-type="float" office:value="17.4499395271948">
                <text:p>17.4499395271948</text:p>
              </table:table-cell>
              <table:table-cell office:value-type="float" office:value="16.7315275853186">
                <text:p>16.7315275853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7">
                <text:p>0.327</text:p>
              </table:table-cell>
              <table:table-cell office:value-type="float" office:value="18.7727595009745">
                <text:p>18.7727595009745</text:p>
              </table:table-cell>
              <table:table-cell office:value-type="float" office:value="18.7108880828514">
                <text:p>18.7108880828514</text:p>
              </table:table-cell>
              <table:table-cell office:value-type="float" office:value="18.6384878864133">
                <text:p>18.6384878864133</text:p>
              </table:table-cell>
              <table:table-cell office:value-type="float" office:value="18.5519893040656">
                <text:p>18.5519893040656</text:p>
              </table:table-cell>
              <table:table-cell office:value-type="float" office:value="18.4458634911392">
                <text:p>18.4458634911392</text:p>
              </table:table-cell>
              <table:table-cell office:value-type="float" office:value="18.3110355579822">
                <text:p>18.3110355579822</text:p>
              </table:table-cell>
              <table:table-cell office:value-type="float" office:value="18.1314582159408">
                <text:p>18.1314582159408</text:p>
              </table:table-cell>
              <table:table-cell office:value-type="float" office:value="17.8758858862543">
                <text:p>17.8758858862543</text:p>
              </table:table-cell>
              <table:table-cell office:value-type="float" office:value="17.4757101151749">
                <text:p>17.4757101151749</text:p>
              </table:table-cell>
              <table:table-cell office:value-type="float" office:value="16.7610104424915">
                <text:p>16.7610104424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9">
                <text:p>0.329</text:p>
              </table:table-cell>
              <table:table-cell office:value-type="float" office:value="18.7973567836505">
                <text:p>18.7973567836505</text:p>
              </table:table-cell>
              <table:table-cell office:value-type="float" office:value="18.7360539764248">
                <text:p>18.7360539764248</text:p>
              </table:table-cell>
              <table:table-cell office:value-type="float" office:value="18.6641799300466">
                <text:p>18.6641799300466</text:p>
              </table:table-cell>
              <table:table-cell office:value-type="float" office:value="18.5781186530856">
                <text:p>18.5781186530856</text:p>
              </table:table-cell>
              <table:table-cell office:value-type="float" office:value="18.4722614017596">
                <text:p>18.4722614017596</text:p>
              </table:table-cell>
              <table:table-cell office:value-type="float" office:value="18.337397354008">
                <text:p>18.337397354008</text:p>
              </table:table-cell>
              <table:table-cell office:value-type="float" office:value="18.1572635952119">
                <text:p>18.1572635952119</text:p>
              </table:table-cell>
              <table:table-cell office:value-type="float" office:value="17.9003827145059">
                <text:p>17.9003827145059</text:p>
              </table:table-cell>
              <table:table-cell office:value-type="float" office:value="17.498696094772">
                <text:p>17.498696094772</text:p>
              </table:table-cell>
              <table:table-cell office:value-type="float" office:value="16.7888168915958">
                <text:p>16.7888168915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1">
                <text:p>0.331</text:p>
              </table:table-cell>
              <table:table-cell office:value-type="float" office:value="18.819573095539">
                <text:p>18.819573095539</text:p>
              </table:table-cell>
              <table:table-cell office:value-type="float" office:value="18.7587477281153">
                <text:p>18.7587477281153</text:p>
              </table:table-cell>
              <table:table-cell office:value-type="float" office:value="18.6873017396665">
                <text:p>18.6873017396665</text:p>
              </table:table-cell>
              <table:table-cell office:value-type="float" office:value="18.6015745136846">
                <text:p>18.6015745136846</text:p>
              </table:table-cell>
              <table:table-cell office:value-type="float" office:value="18.4958830343677">
                <text:p>18.4958830343677</text:p>
              </table:table-cell>
              <table:table-cell office:value-type="float" office:value="18.3608960321304">
                <text:p>18.3608960321304</text:p>
              </table:table-cell>
              <table:table-cell office:value-type="float" office:value="18.1801764003094">
                <text:p>18.1801764003094</text:p>
              </table:table-cell>
              <table:table-cell office:value-type="float" office:value="17.9221248580893">
                <text:p>17.9221248580893</text:p>
              </table:table-cell>
              <table:table-cell office:value-type="float" office:value="17.5194794140836">
                <text:p>17.5194794140836</text:p>
              </table:table-cell>
              <table:table-cell office:value-type="float" office:value="16.81522473586">
                <text:p>16.81522473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3">
                <text:p>0.333</text:p>
              </table:table-cell>
              <table:table-cell office:value-type="float" office:value="18.8397486446231">
                <text:p>18.8397486446231</text:p>
              </table:table-cell>
              <table:table-cell office:value-type="float" office:value="18.7793248961701">
                <text:p>18.7793248961701</text:p>
              </table:table-cell>
              <table:table-cell office:value-type="float" office:value="18.7082263478148">
                <text:p>18.7082263478148</text:p>
              </table:table-cell>
              <table:table-cell office:value-type="float" office:value="18.622750018789">
                <text:p>18.622750018789</text:p>
              </table:table-cell>
              <table:table-cell office:value-type="float" office:value="18.5171448089007">
                <text:p>18.5171448089007</text:p>
              </table:table-cell>
              <table:table-cell office:value-type="float" office:value="18.3819747836486">
                <text:p>18.3819747836486</text:p>
              </table:table-cell>
              <table:table-cell office:value-type="float" office:value="18.2006685078957">
                <text:p>18.2006685078957</text:p>
              </table:table-cell>
              <table:table-cell office:value-type="float" office:value="17.9416034718955">
                <text:p>17.9416034718955</text:p>
              </table:table-cell>
              <table:table-cell office:value-type="float" office:value="17.5385035937303">
                <text:p>17.5385035937303</text:p>
              </table:table-cell>
              <table:table-cell office:value-type="float" office:value="16.8404348266235">
                <text:p>16.8404348266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5">
                <text:p>0.335</text:p>
              </table:table-cell>
              <table:table-cell office:value-type="float" office:value="18.8581610483405">
                <text:p>18.8581610483405</text:p>
              </table:table-cell>
              <table:table-cell office:value-type="float" office:value="18.7980756220476">
                <text:p>18.7980756220476</text:p>
              </table:table-cell>
              <table:table-cell office:value-type="float" office:value="18.7272581271563">
                <text:p>18.7272581271563</text:p>
              </table:table-cell>
              <table:table-cell office:value-type="float" office:value="18.6419658528594">
                <text:p>18.6419658528594</text:p>
              </table:table-cell>
              <table:table-cell office:value-type="float" office:value="18.5363861655365">
                <text:p>18.5363861655365</text:p>
              </table:table-cell>
              <table:table-cell office:value-type="float" office:value="18.4009942284711">
                <text:p>18.4009942284711</text:p>
              </table:table-cell>
              <table:table-cell office:value-type="float" office:value="18.219122072277">
                <text:p>18.219122072277</text:p>
              </table:table-cell>
              <table:table-cell office:value-type="float" office:value="17.9592109997628">
                <text:p>17.9592109997628</text:p>
              </table:table-cell>
              <table:table-cell office:value-type="float" office:value="17.5561092097699">
                <text:p>17.5561092097699</text:p>
              </table:table-cell>
              <table:table-cell office:value-type="float" office:value="16.864596922863">
                <text:p>16.864596922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7">
                <text:p>0.337</text:p>
              </table:table-cell>
              <table:table-cell office:value-type="float" office:value="18.8750393787494">
                <text:p>18.8750393787494</text:p>
              </table:table-cell>
              <table:table-cell office:value-type="float" office:value="18.8152393058212">
                <text:p>18.8152393058212</text:p>
              </table:table-cell>
              <table:table-cell office:value-type="float" office:value="18.7446481865427">
                <text:p>18.7446481865427</text:p>
              </table:table-cell>
              <table:table-cell office:value-type="float" office:value="18.6594864856534">
                <text:p>18.6594864856534</text:p>
              </table:table-cell>
              <table:table-cell office:value-type="float" office:value="18.5538867940855">
                <text:p>18.5538867940855</text:p>
              </table:table-cell>
              <table:table-cell office:value-type="float" office:value="18.4182508682768">
                <text:p>18.4182508682768</text:p>
              </table:table-cell>
              <table:table-cell office:value-type="float" office:value="18.2358495754921">
                <text:p>18.2358495754921</text:p>
              </table:table-cell>
              <table:table-cell office:value-type="float" office:value="17.9752635563465">
                <text:p>17.9752635563465</text:p>
              </table:table-cell>
              <table:table-cell office:value-type="float" office:value="17.5725596056198">
                <text:p>17.5725596056198</text:p>
              </table:table-cell>
              <table:table-cell office:value-type="float" office:value="16.8878262142048">
                <text:p>16.8878262142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9">
                <text:p>0.339</text:p>
              </table:table-cell>
              <table:table-cell office:value-type="float" office:value="18.8905745451965">
                <text:p>18.8905745451965</text:p>
              </table:table-cell>
              <table:table-cell office:value-type="float" office:value="18.8310154552211">
                <text:p>18.8310154552211</text:p>
              </table:table-cell>
              <table:table-cell office:value-type="float" office:value="18.7606057536311">
                <text:p>18.7606057536311</text:p>
              </table:table-cell>
              <table:table-cell office:value-type="float" office:value="18.6755321757296">
                <text:p>18.6755321757296</text:p>
              </table:table-cell>
              <table:table-cell office:value-type="float" office:value="18.5698793770832">
                <text:p>18.5698793770832</text:p>
              </table:table-cell>
              <table:table-cell office:value-type="float" office:value="18.4339907431764">
                <text:p>18.4339907431764</text:p>
              </table:table-cell>
              <table:table-cell office:value-type="float" office:value="18.2511086882684">
                <text:p>18.2511086882684</text:p>
              </table:table-cell>
              <table:table-cell office:value-type="float" office:value="17.9900175588596">
                <text:p>17.9900175588596</text:p>
              </table:table-cell>
              <table:table-cell office:value-type="float" office:value="17.588059759513">
                <text:p>17.588059759513</text:p>
              </table:table-cell>
              <table:table-cell office:value-type="float" office:value="16.9102139993741">
                <text:p>16.9102139993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1">
                <text:p>0.341</text:p>
              </table:table-cell>
              <table:table-cell office:value-type="float" office:value="18.9049270884093">
                <text:p>18.9049270884093</text:p>
              </table:table-cell>
              <table:table-cell office:value-type="float" office:value="18.8455718302819">
                <text:p>18.8455718302819</text:p>
              </table:table-cell>
              <table:table-cell office:value-type="float" office:value="18.7753067208454">
                <text:p>18.7753067208454</text:p>
              </table:table-cell>
              <table:table-cell office:value-type="float" office:value="18.6902879839613">
                <text:p>18.6902879839613</text:p>
              </table:table-cell>
              <table:table-cell office:value-type="float" office:value="18.584559161693">
                <text:p>18.584559161693</text:p>
              </table:table-cell>
              <table:table-cell office:value-type="float" office:value="18.448419697216">
                <text:p>18.448419697216</text:p>
              </table:table-cell>
              <table:table-cell office:value-type="float" office:value="18.2651134590904">
                <text:p>18.2651134590904</text:p>
              </table:table-cell>
              <table:table-cell office:value-type="float" office:value="18.0036822739075">
                <text:p>18.0036822739075</text:p>
              </table:table-cell>
              <table:table-cell office:value-type="float" office:value="17.6027702673562">
                <text:p>17.6027702673562</text:p>
              </table:table-cell>
              <table:table-cell office:value-type="float" office:value="16.9318346704588">
                <text:p>16.93183467045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3">
                <text:p>0.343</text:p>
              </table:table-cell>
              <table:table-cell office:value-type="float" office:value="18.9182331187577">
                <text:p>18.9182331187577</text:p>
              </table:table-cell>
              <table:table-cell office:value-type="float" office:value="18.8590506490452">
                <text:p>18.8590506490452</text:p>
              </table:table-cell>
              <table:table-cell office:value-type="float" office:value="18.7889001575361">
                <text:p>18.7889001575361</text:p>
              </table:table-cell>
              <table:table-cell office:value-type="float" office:value="18.7039106433373">
                <text:p>18.7039106433373</text:p>
              </table:table-cell>
              <table:table-cell office:value-type="float" office:value="18.5980912580143">
                <text:p>18.5980912580143</text:p>
              </table:table-cell>
              <table:table-cell office:value-type="float" office:value="18.4617112123389">
                <text:p>18.4617112123389</text:p>
              </table:table-cell>
              <table:table-cell office:value-type="float" office:value="18.2780428682094">
                <text:p>18.2780428682094</text:p>
              </table:table-cell>
              <table:table-cell office:value-type="float" office:value="18.016429420637">
                <text:p>18.016429420637</text:p>
              </table:table-cell>
              <table:table-cell office:value-type="float" office:value="17.616817804351">
                <text:p>17.616817804351</text:p>
              </table:table-cell>
              <table:table-cell office:value-type="float" office:value="16.9527503642068">
                <text:p>16.9527503642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5">
                <text:p>0.345</text:p>
              </table:table-cell>
              <table:table-cell office:value-type="float" office:value="18.9306088919046">
                <text:p>18.9306088919046</text:p>
              </table:table-cell>
              <table:table-cell office:value-type="float" office:value="18.8715733697102">
                <text:p>18.8715733697102</text:p>
              </table:table-cell>
              <table:table-cell office:value-type="float" office:value="18.8015133289298">
                <text:p>18.8015133289298</text:p>
              </table:table-cell>
              <table:table-cell office:value-type="float" office:value="18.7165338546909">
                <text:p>18.7165338546909</text:p>
              </table:table-cell>
              <table:table-cell office:value-type="float" office:value="18.610616267542">
                <text:p>18.610616267542</text:p>
              </table:table-cell>
              <table:table-cell office:value-type="float" office:value="18.4740124554256">
                <text:p>18.4740124554256</text:p>
              </table:table-cell>
              <table:table-cell office:value-type="float" office:value="18.2900474417339">
                <text:p>18.2900474417339</text:p>
              </table:table-cell>
              <table:table-cell office:value-type="float" office:value="18.0284005950505">
                <text:p>18.0284005950505</text:p>
              </table:table-cell>
              <table:table-cell office:value-type="float" office:value="17.6303029892391">
                <text:p>17.6303029892391</text:p>
              </table:table-cell>
              <table:table-cell office:value-type="float" office:value="16.9730140896804">
                <text:p>16.97301408968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7">
                <text:p>0.347</text:p>
              </table:table-cell>
              <table:table-cell office:value-type="float" office:value="18.9421543785961">
                <text:p>18.9421543785961</text:p>
              </table:table-cell>
              <table:table-cell office:value-type="float" office:value="18.883244421883">
                <text:p>18.883244421883</text:p>
              </table:table-cell>
              <table:table-cell office:value-type="float" office:value="18.813255612731">
                <text:p>18.813255612731</text:p>
              </table:table-cell>
              <table:table-cell office:value-type="float" office:value="18.7282724203983">
                <text:p>18.7282724203983</text:p>
              </table:table-cell>
              <table:table-cell office:value-type="float" office:value="18.6222546788682">
                <text:p>18.6222546788682</text:p>
              </table:table-cell>
              <table:table-cell office:value-type="float" office:value="18.4854490058294">
                <text:p>18.4854490058294</text:p>
              </table:table-cell>
              <table:table-cell office:value-type="float" office:value="18.3012544312303">
                <text:p>18.3012544312303</text:p>
              </table:table-cell>
              <table:table-cell office:value-type="float" office:value="18.0397130755618">
                <text:p>18.0397130755618</text:p>
              </table:table-cell>
              <table:table-cell office:value-type="float" office:value="17.6433063372159">
                <text:p>17.6433063372159</text:p>
              </table:table-cell>
              <table:table-cell office:value-type="float" office:value="16.9926718791792">
                <text:p>16.99267187917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9">
                <text:p>0.349</text:p>
              </table:table-cell>
              <table:table-cell office:value-type="float" office:value="18.9529560834445">
                <text:p>18.9529560834445</text:p>
              </table:table-cell>
              <table:table-cell office:value-type="float" office:value="18.8941541531311">
                <text:p>18.8941541531311</text:p>
              </table:table-cell>
              <table:table-cell office:value-type="float" office:value="18.8242215926115">
                <text:p>18.8242215926115</text:p>
              </table:table-cell>
              <table:table-cell office:value-type="float" office:value="18.7392255104381">
                <text:p>18.7392255104381</text:p>
              </table:table-cell>
              <table:table-cell office:value-type="float" office:value="18.633110342976">
                <text:p>18.633110342976</text:p>
              </table:table-cell>
              <table:table-cell office:value-type="float" office:value="18.4961285975102">
                <text:p>18.4961285975102</text:p>
              </table:table-cell>
              <table:table-cell office:value-type="float" office:value="18.3117719203933">
                <text:p>18.3117719203933</text:p>
              </table:table-cell>
              <table:table-cell office:value-type="float" office:value="18.0504644124297">
                <text:p>18.0504644124297</text:p>
              </table:table-cell>
              <table:table-cell office:value-type="float" office:value="17.6558927989476">
                <text:p>17.6558927989476</text:p>
              </table:table-cell>
              <table:table-cell office:value-type="float" office:value="17.0117643134927">
                <text:p>17.01176431349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1">
                <text:p>0.351</text:p>
              </table:table-cell>
              <table:table-cell office:value-type="float" office:value="18.9630892840335">
                <text:p>18.9630892840335</text:p>
              </table:table-cell>
              <table:table-cell office:value-type="float" office:value="18.9043811699768">
                <text:p>18.9043811699768</text:p>
              </table:table-cell>
              <table:table-cell office:value-type="float" office:value="18.8344935164714">
                <text:p>18.8344935164714</text:p>
              </table:table-cell>
              <table:table-cell office:value-type="float" office:value="18.7494792586611">
                <text:p>18.7494792586611</text:p>
              </table:table-cell>
              <table:table-cell office:value-type="float" office:value="18.6432732375109">
                <text:p>18.6432732375109</text:p>
              </table:table-cell>
              <table:table-cell office:value-type="float" office:value="18.5061440987724">
                <text:p>18.5061440987724</text:p>
              </table:table-cell>
              <table:table-cell office:value-type="float" office:value="18.3216920986706">
                <text:p>18.3216920986706</text:p>
              </table:table-cell>
              <table:table-cell office:value-type="float" office:value="18.0607360674006">
                <text:p>18.0607360674006</text:p>
              </table:table-cell>
              <table:table-cell office:value-type="float" office:value="17.6681152145873">
                <text:p>17.6681152145873</text:p>
              </table:table-cell>
              <table:table-cell office:value-type="float" office:value="17.0303275983248">
                <text:p>17.0303275983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3">
                <text:p>0.353</text:p>
              </table:table-cell>
              <table:table-cell office:value-type="float" office:value="18.9726198332282">
                <text:p>18.9726198332282</text:p>
              </table:table-cell>
              <table:table-cell office:value-type="float" office:value="18.9139942224768">
                <text:p>18.9139942224768</text:p>
              </table:table-cell>
              <table:table-cell office:value-type="float" office:value="18.8441432759271">
                <text:p>18.8441432759271</text:p>
              </table:table-cell>
              <table:table-cell office:value-type="float" office:value="18.7591088543536">
                <text:p>18.7591088543536</text:p>
              </table:table-cell>
              <table:table-cell office:value-type="float" office:value="18.6528216954788">
                <text:p>18.6528216954788</text:p>
              </table:table-cell>
              <table:table-cell office:value-type="float" office:value="18.5155759178488">
                <text:p>18.5155759178488</text:p>
              </table:table-cell>
              <table:table-cell office:value-type="float" office:value="18.3310939068038">
                <text:p>18.3310939068038</text:p>
              </table:table-cell>
              <table:table-cell office:value-type="float" office:value="18.0705963356891">
                <text:p>18.0705963356891</text:p>
              </table:table-cell>
              <table:table-cell office:value-type="float" office:value="17.6800169715124">
                <text:p>17.6800169715124</text:p>
              </table:table-cell>
              <table:table-cell office:value-type="float" office:value="17.0483943675989">
                <text:p>17.04839436759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5">
                <text:p>0.355</text:p>
              </table:table-cell>
              <table:table-cell office:value-type="float" office:value="18.9816056161754">
                <text:p>18.9816056161754</text:p>
              </table:table-cell>
              <table:table-cell office:value-type="float" office:value="18.9230537280709">
                <text:p>18.9230537280709</text:p>
              </table:table-cell>
              <table:table-cell office:value-type="float" office:value="18.8532340073794">
                <text:p>18.8532340073794</text:p>
              </table:table-cell>
              <table:table-cell office:value-type="float" office:value="18.7681802347344">
                <text:p>18.7681802347344</text:p>
              </table:table-cell>
              <table:table-cell office:value-type="float" office:value="18.6618242100925">
                <text:p>18.6618242100925</text:p>
              </table:table-cell>
              <table:table-cell office:value-type="float" office:value="18.5244939532017">
                <text:p>18.5244939532017</text:p>
              </table:table-cell>
              <table:table-cell office:value-type="float" office:value="18.3400451822457">
                <text:p>18.3400451822457</text:p>
              </table:table-cell>
              <table:table-cell office:value-type="float" office:value="18.0801026941508">
                <text:p>18.0801026941508</text:p>
              </table:table-cell>
              <table:table-cell office:value-type="float" office:value="17.6916340419217">
                <text:p>17.6916340419217</text:p>
              </table:table-cell>
              <table:table-cell office:value-type="float" office:value="17.0659942767921">
                <text:p>17.0659942767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57">
                <text:p>0.357</text:p>
              </table:table-cell>
              <table:table-cell office:value-type="float" office:value="18.9900977415594">
                <text:p>18.9900977415594</text:p>
              </table:table-cell>
              <table:table-cell office:value-type="float" office:value="18.9316130177515">
                <text:p>18.9316130177515</text:p>
              </table:table-cell>
              <table:table-cell office:value-type="float" office:value="18.8618214017915">
                <text:p>18.8618214017915</text:p>
              </table:table-cell>
              <table:table-cell office:value-type="float" office:value="18.7767514703279">
                <text:p>18.7767514703279</text:p>
              </table:table-cell>
              <table:table-cell office:value-type="float" office:value="18.6703409134951">
                <text:p>18.6703409134951</text:p>
              </table:table-cell>
              <table:table-cell office:value-type="float" office:value="18.5329591934451">
                <text:p>18.5329591934451</text:p>
              </table:table-cell>
              <table:table-cell office:value-type="float" office:value="18.3486044190338">
                <text:p>18.3486044190338</text:p>
              </table:table-cell>
              <table:table-cell office:value-type="float" office:value="18.0893037071694">
                <text:p>18.0893037071694</text:p>
              </table:table-cell>
              <table:table-cell office:value-type="float" office:value="17.7029965612593">
                <text:p>17.7029965612593</text:p>
              </table:table-cell>
              <table:table-cell office:value-type="float" office:value="17.0831544665995">
                <text:p>17.08315446659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">
                <text:p>0.359</text:p>
              </table:table-cell>
              <table:table-cell office:value-type="float" office:value="18.998141519828">
                <text:p>18.998141519828</text:p>
              </table:table-cell>
              <table:table-cell office:value-type="float" office:value="18.93971935968">
                <text:p>18.93971935968</text:p>
              </table:table-cell>
              <table:table-cell office:value-type="float" office:value="18.8699547809919">
                <text:p>18.8699547809919</text:p>
              </table:table-cell>
              <table:table-cell office:value-type="float" office:value="18.7848739040864">
                <text:p>18.7848739040864</text:p>
              </table:table-cell>
              <table:table-cell office:value-type="float" office:value="18.6784247937657">
                <text:p>18.6784247937657</text:p>
              </table:table-cell>
              <table:table-cell office:value-type="float" office:value="18.5410250355065">
                <text:p>18.5410250355065</text:p>
              </table:table-cell>
              <table:table-cell office:value-type="float" office:value="18.3568222163919">
                <text:p>18.3568222163919</text:p>
              </table:table-cell>
              <table:table-cell office:value-type="float" office:value="18.0982405752247">
                <text:p>18.0982405752247</text:p>
              </table:table-cell>
              <table:table-cell office:value-type="float" office:value="17.7141300483267">
                <text:p>17.7141300483267</text:p>
              </table:table-cell>
              <table:table-cell office:value-type="float" office:value="17.0998999237772">
                <text:p>17.09989992377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1">
                <text:p>0.361</text:p>
              </table:table-cell>
              <table:table-cell office:value-type="float" office:value="19.0057772738291">
                <text:p>19.0057772738291</text:p>
              </table:table-cell>
              <table:table-cell office:value-type="float" office:value="18.9474148076929">
                <text:p>18.9474148076929</text:p>
              </table:table-cell>
              <table:table-cell office:value-type="float" office:value="18.8776779902765">
                <text:p>18.8776779902765</text:p>
              </table:table-cell>
              <table:table-cell office:value-type="float" office:value="18.7925930967751">
                <text:p>18.7925930967751</text:p>
              </table:table-cell>
              <table:table-cell office:value-type="float" office:value="18.686122706005">
                <text:p>18.686122706005</text:p>
              </table:table-cell>
              <table:table-cell office:value-type="float" office:value="18.5487383809199">
                <text:p>18.5487383809199</text:p>
              </table:table-cell>
              <table:table-cell office:value-type="float" office:value="18.3647424817079">
                <text:p>18.3647424817079</text:p>
              </table:table-cell>
              <table:table-cell office:value-type="float" office:value="18.1069484024495">
                <text:p>18.1069484024495</text:p>
              </table:table-cell>
              <table:table-cell office:value-type="float" office:value="17.7250563568883">
                <text:p>17.7250563568883</text:p>
              </table:table-cell>
              <table:table-cell office:value-type="float" office:value="17.116253775162">
                <text:p>17.116253775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">
                <text:p>0.363</text:p>
              </table:table-cell>
              <table:table-cell office:value-type="float" office:value="19.0130410105133">
                <text:p>19.0130410105133</text:p>
              </table:table-cell>
              <table:table-cell office:value-type="float" office:value="18.9547369047024">
                <text:p>18.9547369047024</text:p>
              </table:table-cell>
              <table:table-cell office:value-type="float" office:value="18.8850301387738">
                <text:p>18.8850301387738</text:p>
              </table:table-cell>
              <table:table-cell office:value-type="float" office:value="18.7999496116881">
                <text:p>18.7999496116881</text:p>
              </table:table-cell>
              <table:table-cell office:value-type="float" office:value="18.6934762123685">
                <text:p>18.6934762123685</text:p>
              </table:table-cell>
              <table:table-cell office:value-type="float" office:value="18.5561405472222">
                <text:p>18.5561405472222</text:p>
              </table:table-cell>
              <table:table-cell office:value-type="float" office:value="18.3724034278442">
                <text:p>18.3724034278442</text:p>
              </table:table-cell>
              <table:table-cell office:value-type="float" office:value="18.1154572292851">
                <text:p>18.1154572292851</text:p>
              </table:table-cell>
              <table:table-cell office:value-type="float" office:value="17.7357944095696">
                <text:p>17.7357944095696</text:p>
              </table:table-cell>
              <table:table-cell office:value-type="float" office:value="17.1322375160553">
                <text:p>17.1322375160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5">
                <text:p>0.365</text:p>
              </table:table-cell>
              <table:table-cell office:value-type="float" office:value="19.0199649878485">
                <text:p>19.0199649878485</text:p>
              </table:table-cell>
              <table:table-cell office:value-type="float" office:value="18.9617192765514">
                <text:p>18.9617192765514</text:p>
              </table:table-cell>
              <table:table-cell office:value-type="float" office:value="18.8920462248941">
                <text:p>18.8920462248941</text:p>
              </table:table-cell>
              <table:table-cell office:value-type="float" office:value="18.8069796782152">
                <text:p>18.8069796782152</text:p>
              </table:table-cell>
              <table:table-cell office:value-type="float" office:value="18.7005222933424">
                <text:p>18.7005222933424</text:p>
              </table:table-cell>
              <table:table-cell office:value-type="float" office:value="18.5632680404344">
                <text:p>18.5632680404344</text:p>
              </table:table-cell>
              <table:table-cell office:value-type="float" office:value="18.3798384162239">
                <text:p>18.3798384162239</text:p>
              </table:table-cell>
              <table:table-cell office:value-type="float" office:value="18.1237928913094">
                <text:p>18.1237928913094</text:p>
              </table:table-cell>
              <table:table-cell office:value-type="float" office:value="17.7463607845625">
                <text:p>17.7463607845625</text:p>
              </table:table-cell>
              <table:table-cell office:value-type="float" office:value="17.1478712173862">
                <text:p>17.1478712173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7">
                <text:p>0.367</text:p>
              </table:table-cell>
              <table:table-cell office:value-type="float" office:value="19.0265781860678">
                <text:p>19.0265781860678</text:p>
              </table:table-cell>
              <table:table-cell office:value-type="float" office:value="18.9683921260161">
                <text:p>18.9683921260161</text:p>
              </table:table-cell>
              <table:table-cell office:value-type="float" office:value="18.8987576570084">
                <text:p>18.8987576570084</text:p>
              </table:table-cell>
              <table:table-cell office:value-type="float" office:value="18.8137157447125">
                <text:p>18.8137157447125</text:p>
              </table:table-cell>
              <table:table-cell office:value-type="float" office:value="18.7072939408495">
                <text:p>18.7072939408495</text:p>
              </table:table-cell>
              <table:table-cell office:value-type="float" office:value="18.5701531991109">
                <text:p>18.5701531991109</text:p>
              </table:table-cell>
              <table:table-cell office:value-type="float" office:value="18.3870766561063">
                <text:p>18.3870766561063</text:p>
              </table:table-cell>
              <table:table-cell office:value-type="float" office:value="18.1319777155453">
                <text:p>18.1319777155453</text:p>
              </table:table-cell>
              <table:table-cell office:value-type="float" office:value="17.756770161447">
                <text:p>17.756770161447</text:p>
              </table:table-cell>
              <table:table-cell office:value-type="float" office:value="17.1631736781984">
                <text:p>17.16317367819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9">
                <text:p>0.369</text:p>
              </table:table-cell>
              <table:table-cell office:value-type="float" office:value="19.032906710451">
                <text:p>19.032906710451</text:p>
              </table:table-cell>
              <table:table-cell office:value-type="float" office:value="18.974782655216">
                <text:p>18.974782655216</text:p>
              </table:table-cell>
              <table:table-cell office:value-type="float" office:value="18.9051926990276">
                <text:p>18.9051926990276</text:p>
              </table:table-cell>
              <table:table-cell office:value-type="float" office:value="18.8201869521997">
                <text:p>18.8201869521997</text:p>
              </table:table-cell>
              <table:table-cell office:value-type="float" office:value="18.7138206671437">
                <text:p>18.7138206671437</text:p>
              </table:table-cell>
              <table:table-cell office:value-type="float" office:value="18.5768247472991">
                <text:p>18.5768247472991</text:p>
              </table:table-cell>
              <table:table-cell office:value-type="float" office:value="18.3941438025207">
                <text:p>18.3941438025207</text:p>
              </table:table-cell>
              <table:table-cell office:value-type="float" office:value="18.1400311052641">
                <text:p>18.1400311052641</text:p>
              </table:table-cell>
              <table:table-cell office:value-type="float" office:value="17.7670356844683">
                <text:p>17.7670356844683</text:p>
              </table:table-cell>
              <table:table-cell office:value-type="float" office:value="17.1781625724256">
                <text:p>17.1781625724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1">
                <text:p>0.371</text:p>
              </table:table-cell>
              <table:table-cell office:value-type="float" office:value="19.03897413322">
                <text:p>19.03897413322</text:p>
              </table:table-cell>
              <table:table-cell office:value-type="float" office:value="18.9809154244252">
                <text:p>18.9809154244252</text:p>
              </table:table-cell>
              <table:table-cell office:value-type="float" office:value="18.9113768492602">
                <text:p>18.9113768492602</text:p>
              </table:table-cell>
              <table:table-cell office:value-type="float" office:value="18.8264195376103">
                <text:p>18.8264195376103</text:p>
              </table:table-cell>
              <table:table-cell office:value-type="float" office:value="18.7201289385359">
                <text:p>18.7201289385359</text:p>
              </table:table-cell>
              <table:table-cell office:value-type="float" office:value="18.5833082657597">
                <text:p>18.5833082657597</text:p>
              </table:table-cell>
              <table:table-cell office:value-type="float" office:value="18.4010624628258">
                <text:p>18.4010624628258</text:p>
              </table:table-cell>
              <table:table-cell office:value-type="float" office:value="18.147970024647">
                <text:p>18.147970024647</text:p>
              </table:table-cell>
              <table:table-cell office:value-type="float" office:value="17.7771692506903">
                <text:p>17.7771692506903</text:p>
              </table:table-cell>
              <table:table-cell office:value-type="float" office:value="17.1928545751564">
                <text:p>17.1928545751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3">
                <text:p>0.373</text:p>
              </table:table-cell>
              <table:table-cell office:value-type="float" office:value="19.0448017808173">
                <text:p>19.0448017808173</text:p>
              </table:table-cell>
              <table:table-cell office:value-type="float" office:value="18.9868126539029">
                <text:p>18.9868126539029</text:p>
              </table:table-cell>
              <table:table-cell office:value-type="float" office:value="18.9173331594834">
                <text:p>18.9173331594834</text:p>
              </table:table-cell>
              <table:table-cell office:value-type="float" office:value="18.8324371738193">
                <text:p>18.8324371738193</text:p>
              </table:table-cell>
              <table:table-cell office:value-type="float" office:value="18.7262425414421">
                <text:p>18.7262425414421</text:p>
              </table:table-cell>
              <table:table-cell office:value-type="float" office:value="18.5896265892334">
                <text:p>18.5896265892334</text:p>
              </table:table-cell>
              <table:table-cell office:value-type="float" office:value="18.4078526202718">
                <text:p>18.4078526202718</text:p>
              </table:table-cell>
              <table:table-cell office:value-type="float" office:value="18.1558093928502">
                <text:p>18.1558093928502</text:p>
              </table:table-cell>
              <table:table-cell office:value-type="float" office:value="17.7871817287148">
                <text:p>17.7871817287148</text:p>
              </table:table-cell>
              <table:table-cell office:value-type="float" office:value="17.2072654567846">
                <text:p>17.20726545678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5">
                <text:p>0.375</text:p>
              </table:table-cell>
              <table:table-cell office:value-type="float" office:value="19.0504089831881">
                <text:p>19.0504089831881</text:p>
              </table:table-cell>
              <table:table-cell office:value-type="float" office:value="18.9924944859812">
                <text:p>18.9924944859812</text:p>
              </table:table-cell>
              <table:table-cell office:value-type="float" office:value="18.9230825123337">
                <text:p>18.9230825123337</text:p>
              </table:table-cell>
              <table:table-cell office:value-type="float" office:value="18.8382612657338">
                <text:p>18.8382612657338</text:p>
              </table:table-cell>
              <table:table-cell office:value-type="float" office:value="18.7321829016368">
                <text:p>18.7321829016368</text:p>
              </table:table-cell>
              <table:table-cell office:value-type="float" office:value="18.5958001529156">
                <text:p>18.5958001529156</text:p>
              </table:table-cell>
              <table:table-cell office:value-type="float" office:value="18.414532001253">
                <text:p>18.414532001253</text:p>
              </table:table-cell>
              <table:table-cell office:value-type="float" office:value="18.1635624195889">
                <text:p>18.1635624195889</text:p>
              </table:table-cell>
              <table:table-cell office:value-type="float" office:value="17.7970831435377">
                <text:p>17.7970831435377</text:p>
              </table:table-cell>
              <table:table-cell office:value-type="float" office:value="17.2214101798149">
                <text:p>17.2214101798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7">
                <text:p>0.377</text:p>
              </table:table-cell>
              <table:table-cell office:value-type="float" office:value="19.0558132880364">
                <text:p>19.0558132880364</text:p>
              </table:table-cell>
              <table:table-cell office:value-type="float" office:value="18.9979792105665">
                <text:p>18.9979792105665</text:p>
              </table:table-cell>
              <table:table-cell office:value-type="float" office:value="18.9286438603251">
                <text:p>18.9286438603251</text:p>
              </table:table-cell>
              <table:table-cell office:value-type="float" office:value="18.8439112058592">
                <text:p>18.8439112058592</text:p>
              </table:table-cell>
              <table:table-cell office:value-type="float" office:value="18.73796936019">
                <text:p>18.73796936019</text:p>
              </table:table-cell>
              <table:table-cell office:value-type="float" office:value="18.6018472916745">
                <text:p>18.6018472916745</text:p>
              </table:table-cell>
              <table:table-cell office:value-type="float" office:value="18.4211163900097">
                <text:p>18.4211163900097</text:p>
              </table:table-cell>
              <table:table-cell office:value-type="float" office:value="18.1712408862589">
                <text:p>18.1712408862589</text:p>
              </table:table-cell>
              <table:table-cell office:value-type="float" office:value="17.8068828272734">
                <text:p>17.8068828272734</text:p>
              </table:table-cell>
              <table:table-cell office:value-type="float" office:value="17.2353029863382">
                <text:p>17.23530298633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9">
                <text:p>0.379</text:p>
              </table:table-cell>
              <table:table-cell office:value-type="float" office:value="19.0610306408703">
                <text:p>19.0610306408703</text:p>
              </table:table-cell>
              <table:table-cell office:value-type="float" office:value="19.003283454993">
                <text:p>19.003283454993</text:p>
              </table:table-cell>
              <table:table-cell office:value-type="float" office:value="18.9340344274722">
                <text:p>18.9340344274722</text:p>
              </table:table-cell>
              <table:table-cell office:value-type="float" office:value="18.8494045902804">
                <text:p>18.8494045902804</text:p>
              </table:table-cell>
              <table:table-cell office:value-type="float" office:value="18.7436194068935">
                <text:p>18.7436194068935</text:p>
              </table:table-cell>
              <table:table-cell office:value-type="float" office:value="18.6077844925983">
                <text:p>18.6077844925983</text:p>
              </table:table-cell>
              <table:table-cell office:value-type="float" office:value="18.427619891164">
                <text:p>18.427619891164</text:p>
              </table:table-cell>
              <table:table-cell office:value-type="float" office:value="18.1788553724955">
                <text:p>18.1788553724955</text:p>
              </table:table-cell>
              <table:table-cell office:value-type="float" office:value="17.816589530759">
                <text:p>17.816589530759</text:p>
              </table:table-cell>
              <table:table-cell office:value-type="float" office:value="17.248957460298">
                <text:p>17.2489574602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81">
                <text:p>0.381</text:p>
              </table:table-cell>
              <table:table-cell office:value-type="float" office:value="19.0660755443788">
                <text:p>19.0660755443788</text:p>
              </table:table-cell>
              <table:table-cell office:value-type="float" office:value="19.0084223522212">
                <text:p>19.0084223522212</text:p>
              </table:table-cell>
              <table:table-cell office:value-type="float" office:value="18.9392698882242">
                <text:p>18.9392698882242</text:p>
              </table:table-cell>
              <table:table-cell office:value-type="float" office:value="18.854757410779">
                <text:p>18.854757410779</text:p>
              </table:table-cell>
              <table:table-cell office:value-type="float" office:value="18.749148888331">
                <text:p>18.749148888331</text:p>
              </table:table-cell>
              <table:table-cell office:value-type="float" office:value="18.6136266201242">
                <text:p>18.6136266201242</text:p>
              </table:table-cell>
              <table:table-cell office:value-type="float" office:value="18.4340551625467">
                <text:p>18.4340551625467</text:p>
              </table:table-cell>
              <table:table-cell office:value-type="float" office:value="18.1864154551984">
                <text:p>18.1864154551984</text:p>
              </table:table-cell>
              <table:table-cell office:value-type="float" office:value="17.8262115267625">
                <text:p>17.8262115267625</text:p>
              </table:table-cell>
              <table:table-cell office:value-type="float" office:value="17.2623866006547">
                <text:p>17.2623866006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3">
                <text:p>0.383</text:p>
              </table:table-cell>
              <table:table-cell office:value-type="float" office:value="19.0709611929075">
                <text:p>19.0709611929075</text:p>
              </table:table-cell>
              <table:table-cell office:value-type="float" office:value="19.0134096830977">
                <text:p>19.0134096830977</text:p>
              </table:table-cell>
              <table:table-cell office:value-type="float" office:value="18.9443645192037">
                <text:p>18.9443645192037</text:p>
              </table:table-cell>
              <table:table-cell office:value-type="float" office:value="18.8599842181753">
                <text:p>18.8599842181753</text:p>
              </table:table-cell>
              <table:table-cell office:value-type="float" office:value="18.7545721850443">
                <text:p>18.7545721850443</text:p>
              </table:table-cell>
              <table:table-cell office:value-type="float" office:value="18.6193871072634">
                <text:p>18.6193871072634</text:p>
              </table:table-cell>
              <table:table-cell office:value-type="float" office:value="18.4404336105242">
                <text:p>18.4404336105242</text:p>
              </table:table-cell>
              <table:table-cell office:value-type="float" office:value="18.1939298699251">
                <text:p>18.1939298699251</text:p>
              </table:table-cell>
              <table:table-cell office:value-type="float" office:value="17.83575668793">
                <text:p>17.83575668793</text:p>
              </table:table-cell>
              <table:table-cell office:value-type="float" office:value="17.2756028765562">
                <text:p>17.27560287655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5">
                <text:p>0.385</text:p>
              </table:table-cell>
              <table:table-cell office:value-type="float" office:value="19.0756995882222">
                <text:p>19.0756995882222</text:p>
              </table:table-cell>
              <table:table-cell office:value-type="float" office:value="19.0182579990903">
                <text:p>19.0182579990903</text:p>
              </table:table-cell>
              <table:table-cell office:value-type="float" office:value="18.9493313304934">
                <text:p>18.9493313304934</text:p>
              </table:table-cell>
              <table:table-cell office:value-type="float" office:value="18.8650982640907">
                <text:p>18.8650982640907</text:p>
              </table:table-cell>
              <table:table-cell office:value-type="float" office:value="18.7599023656257">
                <text:p>18.7599023656257</text:p>
              </table:table-cell>
              <table:table-cell office:value-type="float" office:value="18.6250781216945">
                <text:p>18.6250781216945</text:p>
              </table:table-cell>
              <table:table-cell office:value-type="float" office:value="18.4467655580493">
                <text:p>18.4467655580493</text:p>
              </table:table-cell>
              <table:table-cell office:value-type="float" office:value="18.2014066466959">
                <text:p>18.2014066466959</text:p>
              </table:table-cell>
              <table:table-cell office:value-type="float" office:value="17.8452325517843">
                <text:p>17.8452325517843</text:p>
              </table:table-cell>
              <table:table-cell office:value-type="float" office:value="17.2886182776274">
                <text:p>17.2886182776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7">
                <text:p>0.387</text:p>
              </table:table-cell>
              <table:table-cell office:value-type="float" office:value="19.080301642124">
                <text:p>19.080301642124</text:p>
              </table:table-cell>
              <table:table-cell office:value-type="float" office:value="19.0229787312493">
                <text:p>19.0229787312493</text:p>
              </table:table-cell>
              <table:table-cell office:value-type="float" office:value="18.9541821825127">
                <text:p>18.9541821825127</text:p>
              </table:table-cell>
              <table:table-cell office:value-type="float" office:value="18.8701116275911">
                <text:p>18.8701116275911</text:p>
              </table:table-cell>
              <table:table-cell office:value-type="float" office:value="18.76515132479">
                <text:p>18.76515132479</text:p>
              </table:table-cell>
              <table:table-cell office:value-type="float" office:value="18.6307107146574">
                <text:p>18.6307107146574</text:p>
              </table:table-cell>
              <table:table-cell office:value-type="float" office:value="18.4530603947038">
                <text:p>18.4530603947038</text:p>
              </table:table-cell>
              <table:table-cell office:value-type="float" office:value="18.2088532310977">
                <text:p>18.2088532310977</text:p>
              </table:table-cell>
              <table:table-cell office:value-type="float" office:value="17.8546463840183">
                <text:p>17.8546463840183</text:p>
              </table:table-cell>
              <table:table-cell office:value-type="float" office:value="17.3014443719265">
                <text:p>17.30144437192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9">
                <text:p>0.389</text:p>
              </table:table-cell>
              <table:table-cell office:value-type="float" office:value="19.0847772601013">
                <text:p>19.0847772601013</text:p>
              </table:table-cell>
              <table:table-cell office:value-type="float" office:value="19.0275822794726">
                <text:p>19.0275822794726</text:p>
              </table:table-cell>
              <table:table-cell office:value-type="float" office:value="18.9589278822677">
                <text:p>18.9589278822677</text:p>
              </table:table-cell>
              <table:table-cell office:value-type="float" office:value="18.8750353199993">
                <text:p>18.8750353199993</text:p>
              </table:table-cell>
              <table:table-cell office:value-type="float" office:value="18.7703298979721">
                <text:p>18.7703298979721</text:p>
              </table:table-cell>
              <table:table-cell office:value-type="float" office:value="18.6362949441134">
                <text:p>18.6362949441134</text:p>
              </table:table-cell>
              <table:table-cell office:value-type="float" office:value="18.4593266986318">
                <text:p>18.4593266986318</text:p>
              </table:table-cell>
              <table:table-cell office:value-type="float" office:value="18.2162765778216">
                <text:p>18.2162765778216</text:p>
              </table:table-cell>
              <table:table-cell office:value-type="float" office:value="17.86400522097">
                <text:p>17.86400522097</text:p>
              </table:table-cell>
              <table:table-cell office:value-type="float" office:value="17.3140923426032">
                <text:p>17.3140923426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1">
                <text:p>0.391</text:p>
              </table:table-cell>
              <table:table-cell office:value-type="float" office:value="19.0891354159781">
                <text:p>19.0891354159781</text:p>
              </table:table-cell>
              <table:table-cell office:value-type="float" office:value="19.0320780923211">
                <text:p>19.0320780923211</text:p>
              </table:table-cell>
              <table:table-cell office:value-type="float" office:value="18.9635782697417">
                <text:p>18.9635782697417</text:p>
              </table:table-cell>
              <table:table-cell office:value-type="float" office:value="18.8798793794354">
                <text:p>18.8798793794354</text:p>
              </table:table-cell>
              <table:table-cell office:value-type="float" office:value="18.7754479651677">
                <text:p>18.7754479651677</text:p>
              </table:table-cell>
              <table:table-cell office:value-type="float" office:value="18.6418399866109">
                <text:p>18.6418399866109</text:p>
              </table:table-cell>
              <table:table-cell office:value-type="float" office:value="18.4655723473405">
                <text:p>18.4655723473405</text:p>
              </table:table-cell>
              <table:table-cell office:value-type="float" office:value="18.2236832370395">
                <text:p>18.2236832370395</text:p>
              </table:table-cell>
              <table:table-cell office:value-type="float" office:value="17.8733159155999">
                <text:p>17.8733159155999</text:p>
              </table:table-cell>
              <table:table-cell office:value-type="float" office:value="17.3265730352792">
                <text:p>17.3265730352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3">
                <text:p>0.393</text:p>
              </table:table-cell>
              <table:table-cell office:value-type="float" office:value="19.0933842117401">
                <text:p>19.0933842117401</text:p>
              </table:table-cell>
              <table:table-cell office:value-type="float" office:value="19.0364747314477">
                <text:p>19.0364747314477</text:p>
              </table:table-cell>
              <table:table-cell office:value-type="float" office:value="18.9681422881994">
                <text:p>18.9681422881994</text:p>
              </table:table-cell>
              <table:table-cell office:value-type="float" office:value="18.8846529483829">
                <text:p>18.8846529483829</text:p>
              </table:table-cell>
              <table:table-cell office:value-type="float" office:value="18.7805145366126">
                <text:p>18.7805145366126</text:p>
              </table:table-cell>
              <table:table-cell office:value-type="float" office:value="18.647354229424">
                <text:p>18.647354229424</text:p>
              </table:table-cell>
              <table:table-cell office:value-type="float" office:value="18.4718046074221">
                <text:p>18.4718046074221</text:p>
              </table:table-cell>
              <table:table-cell office:value-type="float" office:value="18.231079421009">
                <text:p>18.231079421009</text:p>
              </table:table-cell>
              <table:table-cell office:value-type="float" office:value="17.8825851688673">
                <text:p>17.8825851688673</text:p>
              </table:table-cell>
              <table:table-cell office:value-type="float" office:value="17.3388969894061">
                <text:p>17.33889698940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5">
                <text:p>0.395</text:p>
              </table:table-cell>
              <table:table-cell office:value-type="float" office:value="19.0975309309124">
                <text:p>19.0975309309124</text:p>
              </table:table-cell>
              <table:table-cell office:value-type="float" office:value="19.0407799292382">
                <text:p>19.0407799292382</text:p>
              </table:table-cell>
              <table:table-cell office:value-type="float" office:value="18.9726280474321">
                <text:p>18.9726280474321</text:p>
              </table:table-cell>
              <table:table-cell office:value-type="float" office:value="18.8893643439831">
                <text:p>18.8893643439831</text:p>
              </table:table-cell>
              <table:table-cell office:value-type="float" office:value="18.7855378310023">
                <text:p>18.7855378310023</text:p>
              </table:table-cell>
              <table:table-cell office:value-type="float" office:value="18.6528453551583">
                <text:p>18.6528453551583</text:p>
              </table:table-cell>
              <table:table-cell office:value-type="float" office:value="18.4780302175596">
                <text:p>18.4780302175596</text:p>
              </table:table-cell>
              <table:table-cell office:value-type="float" office:value="18.2384710681712">
                <text:p>18.2384710681712</text:p>
              </table:table-cell>
              <table:table-cell office:value-type="float" office:value="17.8918195673518">
                <text:p>17.8918195673518</text:p>
              </table:table-cell>
              <table:table-cell office:value-type="float" office:value="17.3510744817123">
                <text:p>17.3510744817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7">
                <text:p>0.397</text:p>
              </table:table-cell>
              <table:table-cell office:value-type="float" office:value="19.10158207988">
                <text:p>19.10158207988</text:p>
              </table:table-cell>
              <table:table-cell office:value-type="float" office:value="19.0450006339397">
                <text:p>19.0450006339397</text:p>
              </table:table-cell>
              <table:table-cell office:value-type="float" office:value="18.9770428739472">
                <text:p>18.9770428739472</text:p>
              </table:table-cell>
              <table:table-cell office:value-type="float" office:value="18.8940211146144">
                <text:p>18.8940211146144</text:p>
              </table:table-cell>
              <table:table-cell office:value-type="float" office:value="18.7905253391593">
                <text:p>18.7905253391593</text:p>
              </table:table-cell>
              <table:table-cell office:value-type="float" office:value="18.6583204107825">
                <text:p>18.6583204107825</text:p>
              </table:table-cell>
              <table:table-cell office:value-type="float" office:value="18.4842554553565">
                <text:p>18.4842554553565</text:p>
              </table:table-cell>
              <table:table-cell office:value-type="float" office:value="18.2458638928077">
                <text:p>18.2458638928077</text:p>
              </table:table-cell>
              <table:table-cell office:value-type="float" office:value="17.901025610436">
                <text:p>17.901025610436</text:p>
              </table:table-cell>
              <table:table-cell office:value-type="float" office:value="17.3631155575763">
                <text:p>17.36311555757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99">
                <text:p>0.399</text:p>
              </table:table-cell>
              <table:table-cell office:value-type="float" office:value="19.1055434220088">
                <text:p>19.1055434220088</text:p>
              </table:table-cell>
              <table:table-cell office:value-type="float" office:value="19.0491430472592">
                <text:p>19.0491430472592</text:p>
              </table:table-cell>
              <table:table-cell office:value-type="float" office:value="18.9813933533321">
                <text:p>18.9813933533321</text:p>
              </table:table-cell>
              <table:table-cell office:value-type="float" office:value="18.8986300883882">
                <text:p>18.8986300883882</text:p>
              </table:table-cell>
              <table:table-cell office:value-type="float" office:value="18.7954838793857">
                <text:p>18.7954838793857</text:p>
              </table:table-cell>
              <table:table-cell office:value-type="float" office:value="18.6637858682333">
                <text:p>18.6637858682333</text:p>
              </table:table-cell>
              <table:table-cell office:value-type="float" office:value="18.4904861964363">
                <text:p>18.4904861964363</text:p>
              </table:table-cell>
              <table:table-cell office:value-type="float" office:value="18.2532634303434">
                <text:p>18.2532634303434</text:p>
              </table:table-cell>
              <table:table-cell office:value-type="float" office:value="17.9102097390842">
                <text:p>17.9102097390842</text:p>
              </table:table-cell>
              <table:table-cell office:value-type="float" office:value="17.375030066489">
                <text:p>17.3750300664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1">
                <text:p>0.401</text:p>
              </table:table-cell>
              <table:table-cell office:value-type="float" office:value="19.1094200014178">
                <text:p>19.1094200014178</text:p>
              </table:table-cell>
              <table:table-cell office:value-type="float" office:value="19.0532126512272">
                <text:p>19.0532126512272</text:p>
              </table:table-cell>
              <table:table-cell office:value-type="float" office:value="18.9856853614404">
                <text:p>18.9856853614404</text:p>
              </table:table-cell>
              <table:table-cell office:value-type="float" office:value="18.9031974099737">
                <text:p>18.9031974099737</text:p>
              </table:table-cell>
              <table:table-cell office:value-type="float" office:value="18.8004196405788">
                <text:p>18.8004196405788</text:p>
              </table:table-cell>
              <table:table-cell office:value-type="float" office:value="18.6692476721943">
                <text:p>18.6692476721943</text:p>
              </table:table-cell>
              <table:table-cell office:value-type="float" office:value="18.4967279606708">
                <text:p>18.4967279606708</text:p>
              </table:table-cell>
              <table:table-cell office:value-type="float" office:value="18.2606750717558">
                <text:p>18.2606750717558</text:p>
              </table:table-cell>
              <table:table-cell office:value-type="float" office:value="17.9193783569566">
                <text:p>17.9193783569566</text:p>
              </table:table-cell>
              <table:table-cell office:value-type="float" office:value="17.3868276882025">
                <text:p>17.3868276882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3">
                <text:p>0.403</text:p>
              </table:table-cell>
              <table:table-cell office:value-type="float" office:value="19.1132161622459">
                <text:p>19.1132161622459</text:p>
              </table:table-cell>
              <table:table-cell office:value-type="float" office:value="19.0572142302927">
                <text:p>19.0572142302927</text:p>
              </table:table-cell>
              <table:table-cell office:value-type="float" office:value="18.9899240906548">
                <text:p>18.9899240906548</text:p>
              </table:table-cell>
              <table:table-cell office:value-type="float" office:value="18.9077285724864">
                <text:p>18.9077285724864</text:p>
              </table:table-cell>
              <table:table-cell office:value-type="float" office:value="18.8053382205856">
                <text:p>18.8053382205856</text:p>
              </table:table-cell>
              <table:table-cell office:value-type="float" office:value="18.6747112836318">
                <text:p>18.6747112836318</text:p>
              </table:table-cell>
              <table:table-cell office:value-type="float" office:value="18.5029859557016">
                <text:p>18.5029859557016</text:p>
              </table:table-cell>
              <table:table-cell office:value-type="float" office:value="18.2681040993859">
                <text:p>18.2681040993859</text:p>
              </table:table-cell>
              <table:table-cell office:value-type="float" office:value="17.9285378591336">
                <text:p>17.9285378591336</text:p>
              </table:table-cell>
              <table:table-cell office:value-type="float" office:value="17.3985179706018">
                <text:p>17.3985179706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5">
                <text:p>0.405</text:p>
              </table:table-cell>
              <table:table-cell office:value-type="float" office:value="19.1169355569315">
                <text:p>19.1169355569315</text:p>
              </table:table-cell>
              <table:table-cell office:value-type="float" office:value="19.0611518820393">
                <text:p>19.0611518820393</text:p>
              </table:table-cell>
              <table:table-cell office:value-type="float" office:value="18.9941140643075">
                <text:p>18.9941140643075</text:p>
              </table:table-cell>
              <table:table-cell office:value-type="float" office:value="18.9122284370284">
                <text:p>18.9122284370284</text:p>
              </table:table-cell>
              <table:table-cell office:value-type="float" office:value="18.8102446516763">
                <text:p>18.8102446516763</text:p>
              </table:table-cell>
              <table:table-cell office:value-type="float" office:value="18.6801817099471">
                <text:p>18.6801817099471</text:p>
              </table:table-cell>
              <table:table-cell office:value-type="float" office:value="18.5092651070715">
                <text:p>18.5092651070715</text:p>
              </table:table-cell>
              <table:table-cell office:value-type="float" office:value="18.2755557109132">
                <text:p>18.2755557109132</text:p>
              </table:table-cell>
              <table:table-cell office:value-type="float" office:value="17.9376946508942">
                <text:p>17.9376946508942</text:p>
              </table:table-cell>
              <table:table-cell office:value-type="float" office:value="17.4101103545136">
                <text:p>17.41011035451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7">
                <text:p>0.407</text:p>
              </table:table-cell>
              <table:table-cell office:value-type="float" office:value="19.1205811483837">
                <text:p>19.1205811483837</text:p>
              </table:table-cell>
              <table:table-cell office:value-type="float" office:value="19.065029021497">
                <text:p>19.065029021497</text:p>
              </table:table-cell>
              <table:table-cell office:value-type="float" office:value="18.9982591444706">
                <text:p>18.9982591444706</text:p>
              </table:table-cell>
              <table:table-cell office:value-type="float" office:value="18.9167012455038">
                <text:p>18.9167012455038</text:p>
              </table:table-cell>
              <table:table-cell office:value-type="float" office:value="18.8151434194013">
                <text:p>18.8151434194013</text:p>
              </table:table-cell>
              <table:table-cell office:value-type="float" office:value="18.6856635289837">
                <text:p>18.6856635289837</text:p>
              </table:table-cell>
              <table:table-cell office:value-type="float" office:value="18.5155700835874">
                <text:p>18.5155700835874</text:p>
              </table:table-cell>
              <table:table-cell office:value-type="float" office:value="18.2830350420106">
                <text:p>18.2830350420106</text:p>
              </table:table-cell>
              <table:table-cell office:value-type="float" office:value="17.9468551698662">
                <text:p>17.9468551698662</text:p>
              </table:table-cell>
              <table:table-cell office:value-type="float" office:value="17.4216142038856">
                <text:p>17.4216142038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09">
                <text:p>0.409</text:p>
              </table:table-cell>
              <table:table-cell office:value-type="float" office:value="19.1241552046288">
                <text:p>19.1241552046288</text:p>
              </table:table-cell>
              <table:table-cell office:value-type="float" office:value="19.0688483775936">
                <text:p>19.0688483775936</text:p>
              </table:table-cell>
              <table:table-cell office:value-type="float" office:value="19.0023625315884">
                <text:p>19.0023625315884</text:p>
              </table:table-cell>
              <table:table-cell office:value-type="float" office:value="18.9211506250893">
                <text:p>18.9211506250893</text:p>
              </table:table-cell>
              <table:table-cell office:value-type="float" office:value="18.8200384731213">
                <text:p>18.8200384731213</text:p>
              </table:table-cell>
              <table:table-cell office:value-type="float" office:value="18.691160905072">
                <text:p>18.691160905072</text:p>
              </table:table-cell>
              <table:table-cell office:value-type="float" office:value="18.5219053159033">
                <text:p>18.5219053159033</text:p>
              </table:table-cell>
              <table:table-cell office:value-type="float" office:value="18.2905471852045">
                <text:p>18.2905471852045</text:p>
              </table:table-cell>
              <table:table-cell office:value-type="float" office:value="17.9560259082317">
                <text:p>17.9560259082317</text:p>
              </table:table-cell>
              <table:table-cell office:value-type="float" office:value="17.4330388367153">
                <text:p>17.43303883671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1">
                <text:p>0.411</text:p>
              </table:table-cell>
              <table:table-cell office:value-type="float" office:value="19.1276592855134">
                <text:p>19.1276592855134</text:p>
              </table:table-cell>
              <table:table-cell office:value-type="float" office:value="19.0726119813061">
                <text:p>19.0726119813061</text:p>
              </table:table-cell>
              <table:table-cell office:value-type="float" office:value="19.0064267554911">
                <text:p>19.0064267554911</text:p>
              </table:table-cell>
              <table:table-cell office:value-type="float" office:value="18.9255795838923">
                <text:p>18.9255795838923</text:p>
              </table:table-cell>
              <table:table-cell office:value-type="float" office:value="18.8249332277722">
                <text:p>18.8249332277722</text:p>
              </table:table-cell>
              <table:table-cell office:value-type="float" office:value="18.6966775967657">
                <text:p>18.6966775967657</text:p>
              </table:table-cell>
              <table:table-cell office:value-type="float" office:value="18.528275008078">
                <text:p>18.528275008078</text:p>
              </table:table-cell>
              <table:table-cell office:value-type="float" office:value="18.2980972046987">
                <text:p>18.2980972046987</text:p>
              </table:table-cell>
              <table:table-cell office:value-type="float" office:value="17.9652134347235">
                <text:p>17.9652134347235</text:p>
              </table:table-cell>
              <table:table-cell office:value-type="float" office:value="17.4443935563959">
                <text:p>17.44439355639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13">
                <text:p>0.413</text:p>
              </table:table-cell>
              <table:table-cell office:value-type="float" office:value="19.131094217788">
                <text:p>19.131094217788</text:p>
              </table:table-cell>
              <table:table-cell office:value-type="float" office:value="19.0763211417712">
                <text:p>19.0763211417712</text:p>
              </table:table-cell>
              <table:table-cell office:value-type="float" office:value="19.0104536538828">
                <text:p>19.0104536538828</text:p>
              </table:table-cell>
              <table:table-cell office:value-type="float" office:value="18.9299904936367">
                <text:p>18.9299904936367</text:p>
              </table:table-cell>
              <table:table-cell office:value-type="float" office:value="18.8298305523772">
                <text:p>18.8298305523772</text:p>
              </table:table-cell>
              <table:table-cell office:value-type="float" office:value="18.7022169513404">
                <text:p>18.7022169513404</text:p>
              </table:table-cell>
              <table:table-cell office:value-type="float" office:value="18.534683136505">
                <text:p>18.534683136505</text:p>
              </table:table-cell>
              <table:table-cell office:value-type="float" office:value="18.3056901404371">
                <text:p>18.3056901404371</text:p>
              </table:table-cell>
              <table:table-cell office:value-type="float" office:value="17.9744244079282">
                <text:p>17.9744244079282</text:p>
              </table:table-cell>
              <table:table-cell office:value-type="float" office:value="17.4556876717191">
                <text:p>17.45568767171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5">
                <text:p>0.415</text:p>
              </table:table-cell>
              <table:table-cell office:value-type="float" office:value="19.1344600684468">
                <text:p>19.1344600684468</text:p>
              </table:table-cell>
              <table:table-cell office:value-type="float" office:value="19.0799764203406">
                <text:p>19.0799764203406</text:p>
              </table:table-cell>
              <table:table-cell office:value-type="float" office:value="19.0144443487092">
                <text:p>19.0144443487092</text:p>
              </table:table-cell>
              <table:table-cell office:value-type="float" office:value="18.9343850705528">
                <text:p>18.9343850705528</text:p>
              </table:table-cell>
              <table:table-cell office:value-type="float" office:value="18.834732757711">
                <text:p>18.834732757711</text:p>
              </table:table-cell>
              <table:table-cell office:value-type="float" office:value="18.7077819003532">
                <text:p>18.7077819003532</text:p>
              </table:table-cell>
              <table:table-cell office:value-type="float" office:value="18.5411334532858">
                <text:p>18.5411334532858</text:p>
              </table:table-cell>
              <table:table-cell office:value-type="float" office:value="18.3133310225433">
                <text:p>18.3133310225433</text:p>
              </table:table-cell>
              <table:table-cell office:value-type="float" office:value="17.9836656086033">
                <text:p>17.9836656086033</text:p>
              </table:table-cell>
              <table:table-cell office:value-type="float" office:value="17.4669305444089">
                <text:p>17.46693054440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7">
                <text:p>0.417</text:p>
              </table:table-cell>
              <table:table-cell office:value-type="float" office:value="19.1377560991394">
                <text:p>19.1377560991394</text:p>
              </table:table-cell>
              <table:table-cell office:value-type="float" office:value="19.0835775851306">
                <text:p>19.0835775851306</text:p>
              </table:table-cell>
              <table:table-cell office:value-type="float" office:value="19.0183992021962">
                <text:p>19.0183992021962</text:p>
              </table:table-cell>
              <table:table-cell office:value-type="float" office:value="18.9387643349873">
                <text:p>18.9387643349873</text:p>
              </table:table-cell>
              <table:table-cell office:value-type="float" office:value="18.839641561767">
                <text:p>18.839641561767</text:p>
              </table:table-cell>
              <table:table-cell office:value-type="float" office:value="18.7133749322217">
                <text:p>18.7133749322217</text:p>
              </table:table-cell>
              <table:table-cell office:value-type="float" office:value="18.5476294660588">
                <text:p>18.5476294660588</text:p>
              </table:table-cell>
              <table:table-cell office:value-type="float" office:value="18.3210248621423">
                <text:p>18.3210248621423</text:p>
              </table:table-cell>
              <table:table-cell office:value-type="float" office:value="17.992943947643">
                <text:p>17.992943947643</text:p>
              </table:table-cell>
              <table:table-cell office:value-type="float" office:value="17.4781316040959">
                <text:p>17.47813160409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9">
                <text:p>0.419</text:p>
              </table:table-cell>
              <table:table-cell office:value-type="float" office:value="19.1409807180147">
                <text:p>19.1409807180147</text:p>
              </table:table-cell>
              <table:table-cell office:value-type="float" office:value="19.0871235626081">
                <text:p>19.0871235626081</text:p>
              </table:table-cell>
              <table:table-cell office:value-type="float" office:value="19.0223177697841">
                <text:p>19.0223177697841</text:p>
              </table:table-cell>
              <table:table-cell office:value-type="float" office:value="18.9431285682111">
                <text:p>18.9431285682111</text:p>
              </table:table-cell>
              <table:table-cell office:value-type="float" office:value="18.844558053488">
                <text:p>18.844558053488</text:p>
              </table:table-cell>
              <table:table-cell office:value-type="float" office:value="18.7189980653345">
                <text:p>18.7189980653345</text:p>
              </table:table-cell>
              <table:table-cell office:value-type="float" office:value="18.5541744223076">
                <text:p>18.5541744223076</text:p>
              </table:table-cell>
              <table:table-cell office:value-type="float" office:value="18.3287766533225">
                <text:p>18.3287766533225</text:p>
              </table:table-cell>
              <table:table-cell office:value-type="float" office:value="18.0022664953983">
                <text:p>18.0022664953983</text:p>
              </table:table-cell>
              <table:table-cell office:value-type="float" office:value="17.489300394972">
                <text:p>17.489300394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1">
                <text:p>0.421</text:p>
              </table:table-cell>
              <table:table-cell office:value-type="float" office:value="19.1441314112126">
                <text:p>19.1441314112126</text:p>
              </table:table-cell>
              <table:table-cell office:value-type="float" office:value="19.0906123681696">
                <text:p>19.0906123681696</text:p>
              </table:table-cell>
              <table:table-cell office:value-type="float" office:value="19.0261987311501">
                <text:p>19.0261987311501</text:p>
              </table:table-cell>
              <table:table-cell office:value-type="float" office:value="18.9474772463141">
                <text:p>18.9474772463141</text:p>
              </table:table-cell>
              <table:table-cell office:value-type="float" office:value="18.8494826327499">
                <text:p>18.8494826327499</text:p>
              </table:table-cell>
              <table:table-cell office:value-type="float" office:value="18.7246527969746">
                <text:p>18.7246527969746</text:p>
              </table:table-cell>
              <table:table-cell office:value-type="float" office:value="18.5607712695148">
                <text:p>18.5607712695148</text:p>
              </table:table-cell>
              <table:table-cell office:value-type="float" office:value="18.3365913516796">
                <text:p>18.3365913516796</text:p>
              </table:table-cell>
              <table:table-cell office:value-type="float" office:value="18.0116404887031">
                <text:p>18.0116404887031</text:p>
              </table:table-cell>
              <table:table-cell office:value-type="float" office:value="17.5004465939797">
                <text:p>17.50044659397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3">
                <text:p>0.423</text:p>
              </table:table-cell>
              <table:table-cell office:value-type="float" office:value="19.1472046703285">
                <text:p>19.1472046703285</text:p>
              </table:table-cell>
              <table:table-cell office:value-type="float" office:value="19.094041032155">
                <text:p>19.094041032155</text:p>
              </table:table-cell>
              <table:table-cell office:value-type="float" office:value="19.030039816394">
                <text:p>19.030039816394</text:p>
              </table:table-cell>
              <table:table-cell office:value-type="float" office:value="18.9518089694819">
                <text:p>18.9518089694819</text:p>
              </table:table-cell>
              <table:table-cell office:value-type="float" office:value="18.8544149468584">
                <text:p>18.8544149468584</text:p>
              </table:table-cell>
              <table:table-cell office:value-type="float" office:value="18.7303400513966">
                <text:p>18.7303400513966</text:p>
              </table:table-cell>
              <table:table-cell office:value-type="float" office:value="18.5674226191388">
                <text:p>18.5674226191388</text:p>
              </table:table-cell>
              <table:table-cell office:value-type="float" office:value="18.344473864394">
                <text:p>18.344473864394</text:p>
              </table:table-cell>
              <table:table-cell office:value-type="float" office:value="18.0210733620567">
                <text:p>18.0210733620567</text:p>
              </table:table-cell>
              <table:table-cell office:value-type="float" office:value="17.5115800662763">
                <text:p>17.51158006627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5">
                <text:p>0.425</text:p>
              </table:table-cell>
              <table:table-cell office:value-type="float" office:value="19.1501958954416">
                <text:p>19.1501958954416</text:p>
              </table:table-cell>
              <table:table-cell office:value-type="float" office:value="19.0974055006245">
                <text:p>19.0974055006245</text:p>
              </table:table-cell>
              <table:table-cell office:value-type="float" office:value="19.0338377058666">
                <text:p>19.0338377058666</text:p>
              </table:table-cell>
              <table:table-cell office:value-type="float" office:value="18.9561213636581">
                <text:p>18.9561213636581</text:p>
              </table:table-cell>
              <table:table-cell office:value-type="float" office:value="18.8593537984067">
                <text:p>18.8593537984067</text:p>
              </table:table-cell>
              <table:table-cell office:value-type="float" office:value="18.7360600988697">
                <text:p>18.7360600988697</text:p>
              </table:table-cell>
              <table:table-cell office:value-type="float" office:value="18.5741306818999">
                <text:p>18.5741306818999</text:p>
              </table:table-cell>
              <table:table-cell office:value-type="float" office:value="18.3524290128393">
                <text:p>18.3524290128393</text:p>
              </table:table-cell>
              <table:table-cell office:value-type="float" office:value="18.0305727541549">
                <text:p>18.0305727541549</text:p>
              </table:table-cell>
              <table:table-cell office:value-type="float" office:value="17.5227108913013">
                <text:p>17.52271089130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7">
                <text:p>0.427</text:p>
              </table:table-cell>
              <table:table-cell office:value-type="float" office:value="19.1530992836511">
                <text:p>19.1530992836511</text:p>
              </table:table-cell>
              <table:table-cell office:value-type="float" office:value="19.1007005208708">
                <text:p>19.1007005208708</text:p>
              </table:table-cell>
              <table:table-cell office:value-type="float" office:value="19.0375879139774">
                <text:p>19.0375879139774</text:p>
              </table:table-cell>
              <table:table-cell office:value-type="float" office:value="18.9604109656798">
                <text:p>18.9604109656798</text:p>
              </table:table-cell>
              <table:table-cell office:value-type="float" office:value="18.8642970368467">
                <text:p>18.8642970368467</text:p>
              </table:table-cell>
              <table:table-cell office:value-type="float" office:value="18.741812460134">
                <text:p>18.741812460134</text:p>
              </table:table-cell>
              <table:table-cell office:value-type="float" office:value="18.5808971921277">
                <text:p>18.5808971921277</text:p>
              </table:table-cell>
              <table:table-cell office:value-type="float" office:value="18.3604614905073">
                <text:p>18.3604614905073</text:p>
              </table:table-cell>
              <table:table-cell office:value-type="float" office:value="18.0401465211645">
                <text:p>18.0401465211645</text:p>
              </table:table-cell>
              <table:table-cell office:value-type="float" office:value="17.5338494049341">
                <text:p>17.53384940493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9">
                <text:p>0.429</text:p>
              </table:table-cell>
              <table:table-cell office:value-type="float" office:value="19.1559076992126">
                <text:p>19.1559076992126</text:p>
              </table:table-cell>
              <table:table-cell office:value-type="float" office:value="19.1039195076068">
                <text:p>19.1039195076068</text:p>
              </table:table-cell>
              <table:table-cell office:value-type="float" office:value="19.0412846527114">
                <text:p>19.0412846527114</text:p>
              </table:table-cell>
              <table:table-cell office:value-type="float" office:value="18.9646730873331">
                <text:p>18.9646730873331</text:p>
              </table:table-cell>
              <table:table-cell office:value-type="float" office:value="18.8692414289222">
                <text:p>18.8692414289222</text:p>
              </table:table-cell>
              <table:table-cell office:value-type="float" office:value="18.7475957912279">
                <text:p>18.7475957912279</text:p>
              </table:table-cell>
              <table:table-cell office:value-type="float" office:value="18.5877233161366">
                <text:p>18.5877233161366</text:p>
              </table:table-cell>
              <table:table-cell office:value-type="float" office:value="18.3685758113514">
                <text:p>18.3685758113514</text:p>
              </table:table-cell>
              <table:table-cell office:value-type="float" office:value="18.0498027527901">
                <text:p>18.0498027527901</text:p>
              </table:table-cell>
              <table:table-cell office:value-type="float" office:value="17.5450062546053">
                <text:p>17.54500625460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1">
                <text:p>0.431</text:p>
              </table:table-cell>
              <table:table-cell office:value-type="float" office:value="19.1586125121611">
                <text:p>19.1586125121611</text:p>
              </table:table-cell>
              <table:table-cell office:value-type="float" office:value="19.1070543765588">
                <text:p>19.1070543765588</text:p>
              </table:table-cell>
              <table:table-cell office:value-type="float" office:value="19.0449206610656">
                <text:p>19.0449206610656</text:p>
              </table:table-cell>
              <table:table-cell office:value-type="float" office:value="18.9689016436531">
                <text:p>18.9689016436531</text:p>
              </table:table-cell>
              <table:table-cell office:value-type="float" office:value="18.874182492034">
                <text:p>18.874182492034</text:p>
              </table:table-cell>
              <table:table-cell office:value-type="float" office:value="18.7534077311545">
                <text:p>18.7534077311545</text:p>
              </table:table-cell>
              <table:table-cell office:value-type="float" office:value="18.5946095251089">
                <text:p>18.5946095251089</text:p>
              </table:table-cell>
              <table:table-cell office:value-type="float" office:value="18.3767762262053">
                <text:p>18.3767762262053</text:p>
              </table:table-cell>
              <table:table-cell office:value-type="float" office:value="18.0595497651421">
                <text:p>18.0595497651421</text:p>
              </table:table-cell>
              <table:table-cell office:value-type="float" office:value="17.5561924342915">
                <text:p>17.5561924342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3">
                <text:p>0.433</text:p>
              </table:table-cell>
              <table:table-cell office:value-type="float" office:value="19.1612034149984">
                <text:p>19.1612034149984</text:p>
              </table:table-cell>
              <table:table-cell office:value-type="float" office:value="19.1100953549315">
                <text:p>19.1100953549315</text:p>
              </table:table-cell>
              <table:table-cell office:value-type="float" office:value="19.04848701016">
                <text:p>19.04848701016</text:p>
              </table:table-cell>
              <table:table-cell office:value-type="float" office:value="18.9730889559092">
                <text:p>18.9730889559092</text:p>
              </table:table-cell>
              <table:table-cell office:value-type="float" office:value="18.879114302194">
                <text:p>18.879114302194</text:p>
              </table:table-cell>
              <table:table-cell office:value-type="float" office:value="18.7592447262005">
                <text:p>18.7592447262005</text:p>
              </table:table-cell>
              <table:table-cell office:value-type="float" office:value="18.6015554499818">
                <text:p>18.6015554499818</text:p>
              </table:table-cell>
              <table:table-cell office:value-type="float" office:value="18.3850666306267">
                <text:p>18.3850666306267</text:p>
              </table:table-cell>
              <table:table-cell office:value-type="float" office:value="18.0693961040635">
                <text:p>18.0693961040635</text:p>
              </table:table-cell>
              <table:table-cell office:value-type="float" office:value="17.5674193506345">
                <text:p>17.5674193506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5">
                <text:p>0.435</text:p>
              </table:table-cell>
              <table:table-cell office:value-type="float" office:value="19.1636681997093">
                <text:p>19.1636681997093</text:p>
              </table:table-cell>
              <table:table-cell office:value-type="float" office:value="19.1130307507969">
                <text:p>19.1130307507969</text:p>
              </table:table-cell>
              <table:table-cell office:value-type="float" office:value="19.0519728653934">
                <text:p>19.0519728653934</text:p>
              </table:table-cell>
              <table:table-cell office:value-type="float" office:value="18.9772255094651">
                <text:p>18.9772255094651</text:p>
              </table:table-cell>
              <table:table-cell office:value-type="float" office:value="18.8840292550522">
                <text:p>18.8840292550522</text:p>
              </table:table-cell>
              <table:table-cell office:value-type="float" office:value="18.7651018071851">
                <text:p>18.7651018071851</text:p>
              </table:table-cell>
              <table:table-cell office:value-type="float" office:value="18.6085596919813">
                <text:p>18.6085596919813</text:p>
              </table:table-cell>
              <table:table-cell office:value-type="float" office:value="18.3934504342542">
                <text:p>18.3934504342542</text:p>
              </table:table-cell>
              <table:table-cell office:value-type="float" office:value="18.0793505244703">
                <text:p>18.0793505244703</text:p>
              </table:table-cell>
              <table:table-cell office:value-type="float" office:value="17.5786988776732">
                <text:p>17.57869887767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7">
                <text:p>0.437</text:p>
              </table:table-cell>
              <table:table-cell office:value-type="float" office:value="19.1659924931665">
                <text:p>19.1659924931665</text:p>
              </table:table-cell>
              <table:table-cell office:value-type="float" office:value="19.1158466792769">
                <text:p>19.1158466792769</text:p>
              </table:table-cell>
              <table:table-cell office:value-type="float" office:value="19.0553652034079">
                <text:p>19.0553652034079</text:p>
              </table:table-cell>
              <table:table-cell office:value-type="float" office:value="18.9812996642209">
                <text:p>18.9812996642209</text:p>
              </table:table-cell>
              <table:table-cell office:value-type="float" office:value="18.8889177777532">
                <text:p>18.8889177777532</text:p>
              </table:table-cell>
              <table:table-cell office:value-type="float" office:value="18.7709723178689">
                <text:p>18.7709723178689</text:p>
              </table:table-cell>
              <table:table-cell office:value-type="float" office:value="18.6156195885038">
                <text:p>18.6156195885038</text:p>
              </table:table-cell>
              <table:table-cell office:value-type="float" office:value="18.4019303942306">
                <text:p>18.4019303942306</text:p>
              </table:table-cell>
              <table:table-cell office:value-type="float" office:value="18.0894219540916">
                <text:p>18.0894219540916</text:p>
              </table:table-cell>
              <table:table-cell office:value-type="float" office:value="17.5900434193671">
                <text:p>17.59004341936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9">
                <text:p>0.439</text:p>
              </table:table-cell>
              <table:table-cell office:value-type="float" office:value="19.1681594426596">
                <text:p>19.1681594426596</text:p>
              </table:table-cell>
              <table:table-cell office:value-type="float" office:value="19.1185267369938">
                <text:p>19.1185267369938</text:p>
              </table:table-cell>
              <table:table-cell office:value-type="float" office:value="19.0586484750004">
                <text:p>19.0586484750004</text:p>
              </table:table-cell>
              <table:table-cell office:value-type="float" office:value="18.9852973083108">
                <text:p>18.9852973083108</text:p>
              </table:table-cell>
              <table:table-cell office:value-type="float" office:value="18.8937679817108">
                <text:p>18.8937679817108</text:p>
              </table:table-cell>
              <table:table-cell office:value-type="float" office:value="18.7768475841546">
                <text:p>18.7768475841546</text:p>
              </table:table-cell>
              <table:table-cell office:value-type="float" office:value="18.6227309242625">
                <text:p>18.6227309242625</text:p>
              </table:table-cell>
              <table:table-cell office:value-type="float" office:value="18.4105084039481">
                <text:p>18.4105084039481</text:p>
              </table:table-cell>
              <table:table-cell office:value-type="float" office:value="18.0996194364716">
                <text:p>18.0996194364716</text:p>
              </table:table-cell>
              <table:table-cell office:value-type="float" office:value="17.6014659826561">
                <text:p>17.60146598265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41">
                <text:p>0.441</text:p>
              </table:table-cell>
              <table:table-cell office:value-type="float" office:value="19.1701493394057">
                <text:p>19.1701493394057</text:p>
              </table:table-cell>
              <table:table-cell office:value-type="float" office:value="19.1210516123451">
                <text:p>19.1210516123451</text:p>
              </table:table-cell>
              <table:table-cell office:value-type="float" office:value="19.0618042010901">
                <text:p>19.0618042010901</text:p>
              </table:table-cell>
              <table:table-cell office:value-type="float" office:value="18.9892014415069">
                <text:p>18.9892014415069</text:p>
              </table:table-cell>
              <table:table-cell office:value-type="float" office:value="18.8985652418492">
                <text:p>18.8985652418492</text:p>
              </table:table-cell>
              <table:table-cell office:value-type="float" office:value="18.782716508715">
                <text:p>18.782716508715</text:p>
              </table:table-cell>
              <table:table-cell office:value-type="float" office:value="18.6298875721256">
                <text:p>18.6298875721256</text:p>
              </table:table-cell>
              <table:table-cell office:value-type="float" office:value="18.419185222503">
                <text:p>18.419185222503</text:p>
              </table:table-cell>
              <table:table-cell office:value-type="float" office:value="18.1099520418503">
                <text:p>18.1099520418503</text:p>
              </table:table-cell>
              <table:table-cell office:value-type="float" office:value="17.6129802583328">
                <text:p>17.6129802583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3">
                <text:p>0.443</text:p>
              </table:table-cell>
              <table:table-cell office:value-type="float" office:value="19.1719391668357">
                <text:p>19.1719391668357</text:p>
              </table:table-cell>
              <table:table-cell office:value-type="float" office:value="19.1233986180142">
                <text:p>19.1233986180142</text:p>
              </table:table-cell>
              <table:table-cell office:value-type="float" office:value="19.0648104876893">
                <text:p>19.0648104876893</text:p>
              </table:table-cell>
              <table:table-cell office:value-type="float" office:value="18.9929916736288">
                <text:p>18.9929916736288</text:p>
              </table:table-cell>
              <table:table-cell office:value-type="float" office:value="18.9032916867182">
                <text:p>18.9032916867182</text:p>
              </table:table-cell>
              <table:table-cell office:value-type="float" office:value="18.7885650745641">
                <text:p>18.7885650745641</text:p>
              </table:table-cell>
              <table:table-cell office:value-type="float" office:value="18.6370810471922">
                <text:p>18.6370810471922</text:p>
              </table:table-cell>
              <table:table-cell office:value-type="float" office:value="18.4279601302402">
                <text:p>18.4279601302402</text:p>
              </table:table-cell>
              <table:table-cell office:value-type="float" office:value="18.1204287361865">
                <text:p>18.1204287361865</text:p>
              </table:table-cell>
              <table:table-cell office:value-type="float" office:value="17.6246007135083">
                <text:p>17.62460071350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5">
                <text:p>0.445</text:p>
              </table:table-cell>
              <table:table-cell office:value-type="float" office:value="19.1735020512159">
                <text:p>19.1735020512159</text:p>
              </table:table-cell>
              <table:table-cell office:value-type="float" office:value="19.1255411228785">
                <text:p>19.1255411228785</text:p>
              </table:table-cell>
              <table:table-cell office:value-type="float" office:value="19.0676414363464">
                <text:p>19.0676414363464</text:p>
              </table:table-cell>
              <table:table-cell office:value-type="float" office:value="18.996643613332">
                <text:p>18.996643613332</text:p>
              </table:table-cell>
              <table:table-cell office:value-type="float" office:value="18.907925573226">
                <text:p>18.907925573226</text:p>
              </table:table-cell>
              <table:table-cell office:value-type="float" office:value="18.7943757292675">
                <text:p>18.7943757292675</text:p>
              </table:table-cell>
              <table:table-cell office:value-type="float" office:value="18.6442999443266">
                <text:p>18.6442999443266</text:p>
              </table:table-cell>
              <table:table-cell office:value-type="float" office:value="18.4368304807954">
                <text:p>18.4368304807954</text:p>
              </table:table-cell>
              <table:table-cell office:value-type="float" office:value="18.1310581813586">
                <text:p>18.1310581813586</text:p>
              </table:table-cell>
              <table:table-cell office:value-type="float" office:value="17.636342681098">
                <text:p>17.6363426810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7">
                <text:p>0.447</text:p>
              </table:table-cell>
              <table:table-cell office:value-type="float" office:value="19.1748065971091">
                <text:p>19.1748065971091</text:p>
              </table:table-cell>
              <table:table-cell office:value-type="float" office:value="19.1274478652086">
                <text:p>19.1274478652086</text:p>
              </table:table-cell>
              <table:table-cell office:value-type="float" office:value="19.0702664313987">
                <text:p>19.0702664313987</text:p>
              </table:table-cell>
              <table:table-cell office:value-type="float" office:value="19.0001281279659">
                <text:p>19.0001281279659</text:p>
              </table:table-cell>
              <table:table-cell office:value-type="float" office:value="18.9124405257833">
                <text:p>18.9124405257833</text:p>
              </table:table-cell>
              <table:table-cell office:value-type="float" office:value="18.8001266286497">
                <text:p>18.8001266286497</text:p>
              </table:table-cell>
              <table:table-cell office:value-type="float" office:value="18.6515292383715">
                <text:p>18.6515292383715</text:p>
              </table:table-cell>
              <table:table-cell office:value-type="float" office:value="18.445791132705">
                <text:p>18.445791132705</text:p>
              </table:table-cell>
              <table:table-cell office:value-type="float" office:value="18.1418484586541">
                <text:p>18.1418484586541</text:p>
              </table:table-cell>
              <table:table-cell office:value-type="float" office:value="17.6482224659609">
                <text:p>17.6482224659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9">
                <text:p>0.449</text:p>
              </table:table-cell>
              <table:table-cell office:value-type="float" office:value="19.1758160765648">
                <text:p>19.1758160765648</text:p>
              </table:table-cell>
              <table:table-cell office:value-type="float" office:value="19.1290821153232">
                <text:p>19.1290821153232</text:p>
              </table:table-cell>
              <table:table-cell office:value-type="float" office:value="19.072649271276">
                <text:p>19.072649271276</text:p>
              </table:table-cell>
              <table:table-cell office:value-type="float" office:value="19.0034104404551">
                <text:p>19.0034104404551</text:p>
              </table:table-cell>
              <table:table-cell office:value-type="float" office:value="18.9168046039101">
                <text:p>18.9168046039101</text:p>
              </table:table-cell>
              <table:table-cell office:value-type="float" office:value="18.8057907014998">
                <text:p>18.8057907014998</text:p>
              </table:table-cell>
              <table:table-cell office:value-type="float" office:value="18.6587494066879">
                <text:p>18.6587494066879</text:p>
              </table:table-cell>
              <table:table-cell office:value-type="float" office:value="18.4548337217642">
                <text:p>18.4548337217642</text:p>
              </table:table-cell>
              <table:table-cell office:value-type="float" office:value="18.1528066829014">
                <text:p>18.1528066829014</text:p>
              </table:table-cell>
              <table:table-cell office:value-type="float" office:value="17.6602574626907">
                <text:p>17.66025746269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1">
                <text:p>0.451</text:p>
              </table:table-cell>
              <table:table-cell office:value-type="float" office:value="19.1764874272216">
                <text:p>19.1764874272216</text:p>
              </table:table-cell>
              <table:table-cell office:value-type="float" office:value="19.1304006420603">
                <text:p>19.1304006420603</text:p>
              </table:table-cell>
              <table:table-cell office:value-type="float" office:value="19.0747470970219">
                <text:p>19.0747470970219</text:p>
              </table:table-cell>
              <table:table-cell office:value-type="float" office:value="19.0064490146178">
                <text:p>19.0064490146178</text:p>
              </table:table-cell>
              <table:table-cell office:value-type="float" office:value="18.9209791470362">
                <text:p>18.9209791470362</text:p>
              </table:table-cell>
              <table:table-cell office:value-type="float" office:value="18.8113344801657">
                <text:p>18.8113344801657</text:p>
              </table:table-cell>
              <table:table-cell office:value-type="float" office:value="18.6659353152007">
                <text:p>18.6659353152007</text:p>
              </table:table-cell>
              <table:table-cell office:value-type="float" office:value="18.4639457153203">
                <text:p>18.4639457153203</text:p>
              </table:table-cell>
              <table:table-cell office:value-type="float" office:value="18.1639384534169">
                <text:p>18.1639384534169</text:p>
              </table:table-cell>
              <table:table-cell office:value-type="float" office:value="17.6724662634525">
                <text:p>17.6724662634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3">
                <text:p>0.453</text:p>
              </table:table-cell>
              <table:table-cell office:value-type="float" office:value="19.1767700149984">
                <text:p>19.1767700149984</text:p>
              </table:table-cell>
              <table:table-cell office:value-type="float" office:value="19.1313524374312">
                <text:p>19.1313524374312</text:p>
              </table:table-cell>
              <table:table-cell office:value-type="float" office:value="19.0765090711627">
                <text:p>19.0765090711627</text:p>
              </table:table-cell>
              <table:table-cell office:value-type="float" office:value="19.0091941806654">
                <text:p>19.0091941806654</text:p>
              </table:table-cell>
              <table:table-cell office:value-type="float" office:value="18.9249173463104">
                <text:p>18.9249173463104</text:p>
              </table:table-cell>
              <table:table-cell office:value-type="float" office:value="18.8167166440828">
                <text:p>18.8167166440828</text:p>
              </table:table-cell>
              <table:table-cell office:value-type="float" office:value="18.6730548129052">
                <text:p>18.6730548129052</text:p>
              </table:table-cell>
              <table:table-cell office:value-type="float" office:value="18.4731091974712">
                <text:p>18.4731091974712</text:p>
              </table:table-cell>
              <table:table-cell office:value-type="float" office:value="18.1752471042171">
                <text:p>18.1752471042171</text:p>
              </table:table-cell>
              <table:table-cell office:value-type="float" office:value="17.6848687748053">
                <text:p>17.68486877480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55">
                <text:p>0.455</text:p>
              </table:table-cell>
              <table:table-cell office:value-type="float" office:value="19.1766040841863">
                <text:p>19.1766040841863</text:p>
              </table:table-cell>
              <table:table-cell office:value-type="float" office:value="19.1318771208284">
                <text:p>19.1318771208284</text:p>
              </table:table-cell>
              <table:table-cell office:value-type="float" office:value="19.077874726346">
                <text:p>19.077874726346</text:p>
              </table:table-cell>
              <table:table-cell office:value-type="float" office:value="19.0115864176257">
                <text:p>19.0115864176257</text:p>
              </table:table-cell>
              <table:table-cell office:value-type="float" office:value="18.9285624561727">
                <text:p>18.9285624561727</text:p>
              </table:table-cell>
              <table:table-cell office:value-type="float" office:value="18.8218861829093">
                <text:p>18.8218861829093</text:p>
              </table:table-cell>
              <table:table-cell office:value-type="float" office:value="18.6800669342962">
                <text:p>18.6800669342962</text:p>
              </table:table-cell>
              <table:table-cell office:value-type="float" office:value="18.482299282561">
                <text:p>18.482299282561</text:p>
              </table:table-cell>
              <table:table-cell office:value-type="float" office:value="18.1867326576607">
                <text:p>18.1867326576607</text:p>
              </table:table-cell>
              <table:table-cell office:value-type="float" office:value="17.6974863038043">
                <text:p>17.6974863038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57">
                <text:p>0.457</text:p>
              </table:table-cell>
              <table:table-cell office:value-type="float" office:value="19.1759188116857">
                <text:p>19.1759188116857</text:p>
              </table:table-cell>
              <table:table-cell office:value-type="float" office:value="19.1319029371874">
                <text:p>19.1319029371874</text:p>
              </table:table-cell>
              <table:table-cell office:value-type="float" office:value="19.0787718959188">
                <text:p>19.0787718959188</text:p>
              </table:table-cell>
              <table:table-cell office:value-type="float" office:value="19.0135542024798">
                <text:p>19.0135542024798</text:p>
              </table:table-cell>
              <table:table-cell office:value-type="float" office:value="18.9318455523464">
                <text:p>18.9318455523464</text:p>
              </table:table-cell>
              <table:table-cell office:value-type="float" office:value="18.8267800811185">
                <text:p>18.8267800811185</text:p>
              </table:table-cell>
              <table:table-cell office:value-type="float" office:value="18.6869196059444">
                <text:p>18.6869196059444</text:p>
              </table:table-cell>
              <table:table-cell office:value-type="float" office:value="18.4914820554073">
                <text:p>18.4914820554073</text:p>
              </table:table-cell>
              <table:table-cell office:value-type="float" office:value="18.1983903984195">
                <text:p>18.1983903984195</text:p>
              </table:table-cell>
              <table:table-cell office:value-type="float" office:value="17.7103416228234">
                <text:p>17.71034162282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59">
                <text:p>0.459</text:p>
              </table:table-cell>
              <table:table-cell office:value-type="float" office:value="19.174629822339">
                <text:p>19.174629822339</text:p>
              </table:table-cell>
              <table:table-cell office:value-type="float" office:value="19.131344203543">
                <text:p>19.131344203543</text:p>
              </table:table-cell>
              <table:table-cell office:value-type="float" office:value="19.0791140774746">
                <text:p>19.0791140774746</text:p>
              </table:table-cell>
              <table:table-cell office:value-type="float" office:value="19.0150112725042">
                <text:p>19.0150112725042</text:p>
              </table:table-cell>
              <table:table-cell office:value-type="float" office:value="18.9346826762964">
                <text:p>18.9346826762964</text:p>
              </table:table-cell>
              <table:table-cell office:value-type="float" office:value="18.8313203540516">
                <text:p>18.8313203540516</text:p>
              </table:table-cell>
              <table:table-cell office:value-type="float" office:value="18.6935466731264">
                <text:p>18.6935466731264</text:p>
              </table:table-cell>
              <table:table-cell office:value-type="float" office:value="18.500611845126">
                <text:p>18.500611845126</text:p>
              </table:table-cell>
              <table:table-cell office:value-type="float" office:value="18.2102088819155">
                <text:p>18.2102088819155</text:p>
              </table:table-cell>
              <table:table-cell office:value-type="float" office:value="17.7234589190387">
                <text:p>17.72345891903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1">
                <text:p>0.461</text:p>
              </table:table-cell>
              <table:table-cell office:value-type="float" office:value="19.1726360071597">
                <text:p>19.1726360071597</text:p>
              </table:table-cell>
              <table:table-cell office:value-type="float" office:value="19.1300980413508">
                <text:p>19.1300980413508</text:p>
              </table:table-cell>
              <table:table-cell office:value-type="float" office:value="19.0787970625655">
                <text:p>19.0787970625655</text:p>
              </table:table-cell>
              <table:table-cell office:value-type="float" office:value="19.0158531298201">
                <text:p>19.0158531298201</text:p>
              </table:table-cell>
              <table:table-cell office:value-type="float" office:value="18.9369711901679">
                <text:p>18.9369711901679</text:p>
              </table:table-cell>
              <table:table-cell office:value-type="float" office:value="18.8354102519275">
                <text:p>18.8354102519275</text:p>
              </table:table-cell>
              <table:table-cell office:value-type="float" office:value="18.6998640519182">
                <text:p>18.6998640519182</text:p>
              </table:table-cell>
              <table:table-cell office:value-type="float" office:value="18.5096276349634">
                <text:p>18.5096276349634</text:p>
              </table:table-cell>
              <table:table-cell office:value-type="float" office:value="18.2221672069946">
                <text:p>18.2221672069946</text:p>
              </table:table-cell>
              <table:table-cell office:value-type="float" office:value="17.7368636125143">
                <text:p>17.7368636125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63">
                <text:p>0.463</text:p>
              </table:table-cell>
              <table:table-cell office:value-type="float" office:value="19.1698153890747">
                <text:p>19.1698153890747</text:p>
              </table:table-cell>
              <table:table-cell office:value-type="float" office:value="19.1280401338018">
                <text:p>19.1280401338018</text:p>
              </table:table-cell>
              <table:table-cell office:value-type="float" office:value="19.0776945655229">
                <text:p>19.0776945655229</text:p>
              </table:table-cell>
              <table:table-cell office:value-type="float" office:value="19.0159525137043">
                <text:p>19.0159525137043</text:p>
              </table:table-cell>
              <table:table-cell office:value-type="float" office:value="18.9385850583732">
                <text:p>18.9385850583732</text:p>
              </table:table-cell>
              <table:table-cell office:value-type="float" office:value="18.8389293339686">
                <text:p>18.8389293339686</text:p>
              </table:table-cell>
              <table:table-cell office:value-type="float" office:value="18.7057646869821">
                <text:p>18.7057646869821</text:p>
              </table:table-cell>
              <table:table-cell office:value-type="float" office:value="18.5184482692698">
                <text:p>18.5184482692698</text:p>
              </table:table-cell>
              <table:table-cell office:value-type="float" office:value="18.2342312295369">
                <text:p>18.2342312295369</text:p>
              </table:table-cell>
              <table:table-cell office:value-type="float" office:value="17.7505818858432">
                <text:p>17.75058188584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65">
                <text:p>0.465</text:p>
              </table:table-cell>
              <table:table-cell office:value-type="float" office:value="19.166019685824">
                <text:p>19.166019685824</text:p>
              </table:table-cell>
              <table:table-cell office:value-type="float" office:value="19.1250191499147">
                <text:p>19.1250191499147</text:p>
              </table:table-cell>
              <table:table-cell office:value-type="float" office:value="19.0756524844888">
                <text:p>19.0756524844888</text:p>
              </table:table-cell>
              <table:table-cell office:value-type="float" office:value="19.0151534640691">
                <text:p>19.0151534640691</text:p>
              </table:table-cell>
              <table:table-cell office:value-type="float" office:value="18.9393686676537">
                <text:p>18.9393686676537</text:p>
              </table:table-cell>
              <table:table-cell office:value-type="float" office:value="18.84172700801">
                <text:p>18.84172700801</text:p>
              </table:table-cell>
              <table:table-cell office:value-type="float" office:value="18.7111118836409">
                <text:p>18.7111118836409</text:p>
              </table:table-cell>
              <table:table-cell office:value-type="float" office:value="18.5269659987846">
                <text:p>18.5269659987846</text:p>
              </table:table-cell>
              <table:table-cell office:value-type="float" office:value="18.2463482794975">
                <text:p>18.2463482794975</text:p>
              </table:table-cell>
              <table:table-cell office:value-type="float" office:value="17.7646397089595">
                <text:p>17.7646397089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67">
                <text:p>0.467</text:p>
              </table:table-cell>
              <table:table-cell office:value-type="float" office:value="19.1610670814705">
                <text:p>19.1610670814705</text:p>
              </table:table-cell>
              <table:table-cell office:value-type="float" office:value="19.1208493348551">
                <text:p>19.1208493348551</text:p>
              </table:table-cell>
              <table:table-cell office:value-type="float" office:value="19.0724812815312">
                <text:p>19.0724812815312</text:p>
              </table:table-cell>
              <table:table-cell office:value-type="float" office:value="19.0132634496548">
                <text:p>19.0132634496548</text:p>
              </table:table-cell>
              <table:table-cell office:value-type="float" office:value="18.939128644285">
                <text:p>18.939128644285</text:p>
              </table:table-cell>
              <table:table-cell office:value-type="float" office:value="18.8436139745724">
                <text:p>18.8436139745724</text:p>
              </table:table-cell>
              <table:table-cell office:value-type="float" office:value="18.7157304207479">
                <text:p>18.7157304207479</text:p>
              </table:table-cell>
              <table:table-cell office:value-type="float" office:value="18.5350377315994">
                <text:p>18.5350377315994</text:p>
              </table:table-cell>
              <table:table-cell office:value-type="float" office:value="18.2584397758512">
                <text:p>18.2584397758512</text:p>
              </table:table-cell>
              <table:table-cell office:value-type="float" office:value="17.7790610463458">
                <text:p>17.77906104634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69">
                <text:p>0.469</text:p>
              </table:table-cell>
              <table:table-cell office:value-type="float" office:value="19.1547324619881">
                <text:p>19.1547324619881</text:p>
              </table:table-cell>
              <table:table-cell office:value-type="float" office:value="19.1153005052983">
                <text:p>19.1153005052983</text:p>
              </table:table-cell>
              <table:table-cell office:value-type="float" office:value="19.0679457020323">
                <text:p>19.0679457020323</text:p>
              </table:table-cell>
              <table:table-cell office:value-type="float" office:value="19.0100427604435">
                <text:p>19.0100427604435</text:p>
              </table:table-cell>
              <table:table-cell office:value-type="float" office:value="18.9376228444756">
                <text:p>18.9376228444756</text:p>
              </table:table-cell>
              <table:table-cell office:value-type="float" office:value="18.8443507214667">
                <text:p>18.8443507214667</text:p>
              </table:table-cell>
              <table:table-cell office:value-type="float" office:value="18.7193945422533">
                <text:p>18.7193945422533</text:p>
              </table:table-cell>
              <table:table-cell office:value-type="float" office:value="18.5424730184535">
                <text:p>18.5424730184535</text:p>
              </table:table-cell>
              <table:table-cell office:value-type="float" office:value="18.2703907754964">
                <text:p>18.2703907754964</text:p>
              </table:table-cell>
              <table:table-cell office:value-type="float" office:value="17.7938646233723">
                <text:p>17.79386462337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71">
                <text:p>0.471</text:p>
              </table:table-cell>
              <table:table-cell office:value-type="float" office:value="19.1467340279581">
                <text:p>19.1467340279581</text:p>
              </table:table-cell>
              <table:table-cell office:value-type="float" office:value="19.1080843370796">
                <text:p>19.1080843370796</text:p>
              </table:table-cell>
              <table:table-cell office:value-type="float" office:value="19.0617506927129">
                <text:p>19.0617506927129</text:p>
              </table:table-cell>
              <table:table-cell office:value-type="float" office:value="19.0051899936067">
                <text:p>19.0051899936067</text:p>
              </table:table-cell>
              <table:table-cell office:value-type="float" office:value="18.9345453145934">
                <text:p>18.9345453145934</text:p>
              </table:table-cell>
              <table:table-cell office:value-type="float" office:value="18.8436318267389">
                <text:p>18.8436318267389</text:p>
              </table:table-cell>
              <table:table-cell office:value-type="float" office:value="18.7218115256563">
                <text:p>18.7218115256563</text:p>
              </table:table-cell>
              <table:table-cell office:value-type="float" office:value="18.5490173745303">
                <text:p>18.5490173745303</text:p>
              </table:table-cell>
              <table:table-cell office:value-type="float" office:value="18.2820350533612">
                <text:p>18.2820350533612</text:p>
              </table:table-cell>
              <table:table-cell office:value-type="float" office:value="17.809058289069">
                <text:p>17.809058289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3">
                <text:p>0.473</text:p>
              </table:table-cell>
              <table:table-cell office:value-type="float" office:value="19.1367146148612">
                <text:p>19.1367146148612</text:p>
              </table:table-cell>
              <table:table-cell office:value-type="float" office:value="19.098835236653">
                <text:p>19.098835236653</text:p>
              </table:table-cell>
              <table:table-cell office:value-type="float" office:value="19.0535217670503">
                <text:p>19.0535217670503</text:p>
              </table:table-cell>
              <table:table-cell office:value-type="float" office:value="18.9983218351575">
                <text:p>18.9983218351575</text:p>
              </table:table-cell>
              <table:table-cell office:value-type="float" office:value="18.9295053727704">
                <text:p>18.9295053727704</text:p>
              </table:table-cell>
              <table:table-cell office:value-type="float" office:value="18.8410641637263">
                <text:p>18.8410641637263</text:p>
              </table:table-cell>
              <table:table-cell office:value-type="float" office:value="18.7225988384129">
                <text:p>18.7225988384129</text:p>
              </table:table-cell>
              <table:table-cell office:value-type="float" office:value="18.5543288053014">
                <text:p>18.5543288053014</text:p>
              </table:table-cell>
              <table:table-cell office:value-type="float" office:value="18.2931335250544">
                <text:p>18.2931335250544</text:p>
              </table:table-cell>
              <table:table-cell office:value-type="float" office:value="17.824629312614">
                <text:p>17.8246293126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5">
                <text:p>0.475</text:p>
              </table:table-cell>
              <table:table-cell office:value-type="float" office:value="19.1242151340109">
                <text:p>19.1242151340109</text:p>
              </table:table-cell>
              <table:table-cell office:value-type="float" office:value="19.0870831476084">
                <text:p>19.0870831476084</text:p>
              </table:table-cell>
              <table:table-cell office:value-type="float" office:value="19.0427771021278">
                <text:p>19.0427771021278</text:p>
              </table:table-cell>
              <table:table-cell office:value-type="float" office:value="18.9889443485909">
                <text:p>18.9889443485909</text:p>
              </table:table-cell>
              <table:table-cell office:value-type="float" office:value="18.9219979450419">
                <text:p>18.9219979450419</text:p>
              </table:table-cell>
              <table:table-cell office:value-type="float" office:value="18.836136055894">
                <text:p>18.836136055894</text:p>
              </table:table-cell>
              <table:table-cell office:value-type="float" office:value="18.7212518179779">
                <text:p>18.7212518179779</text:p>
              </table:table-cell>
              <table:table-cell office:value-type="float" office:value="18.5579442715092">
                <text:p>18.5579442715092</text:p>
              </table:table-cell>
              <table:table-cell office:value-type="float" office:value="18.3033426069191">
                <text:p>18.3033426069191</text:p>
              </table:table-cell>
              <table:table-cell office:value-type="float" office:value="17.840527853027">
                <text:p>17.8405278530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77">
                <text:p>0.477</text:p>
              </table:table-cell>
              <table:table-cell office:value-type="float" office:value="19.1086359598751">
                <text:p>19.1086359598751</text:p>
              </table:table-cell>
              <table:table-cell office:value-type="float" office:value="19.0722140204293">
                <text:p>19.0722140204293</text:p>
              </table:table-cell>
              <table:table-cell office:value-type="float" office:value="19.0288869873122">
                <text:p>19.0288869873122</text:p>
              </table:table-cell>
              <table:table-cell office:value-type="float" office:value="18.9764112727272">
                <text:p>18.9764112727272</text:p>
              </table:table-cell>
              <table:table-cell office:value-type="float" office:value="18.9113605301842">
                <text:p>18.9113605301842</text:p>
              </table:table-cell>
              <table:table-cell office:value-type="float" office:value="18.8281726172255">
                <text:p>18.8281726172255</text:p>
              </table:table-cell>
              <table:table-cell office:value-type="float" office:value="18.7170969437987">
                <text:p>18.7170969437987</text:p>
              </table:table-cell>
              <table:table-cell office:value-type="float" office:value="18.5592308702525">
                <text:p>18.5592308702525</text:p>
              </table:table-cell>
              <table:table-cell office:value-type="float" office:value="18.3121669739186">
                <text:p>18.3121669739186</text:p>
              </table:table-cell>
              <table:table-cell office:value-type="float" office:value="17.8566387972208">
                <text:p>17.85663879722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79">
                <text:p>0.479</text:p>
              </table:table-cell>
              <table:table-cell office:value-type="float" office:value="19.0891794239804">
                <text:p>19.0891794239804</text:p>
              </table:table-cell>
              <table:table-cell office:value-type="float" office:value="19.0534109422856">
                <text:p>19.0534109422856</text:p>
              </table:table-cell>
              <table:table-cell office:value-type="float" office:value="19.0110134427077">
                <text:p>19.0110134427077</text:p>
              </table:table-cell>
              <table:table-cell office:value-type="float" office:value="18.959861951701">
                <text:p>18.959861951701</text:p>
              </table:table-cell>
              <table:table-cell office:value-type="float" office:value="18.8967092058701">
                <text:p>18.8967092058701</text:p>
              </table:table-cell>
              <table:table-cell office:value-type="float" office:value="18.8162694674979">
                <text:p>18.8162694674979</text:p>
              </table:table-cell>
              <table:table-cell office:value-type="float" office:value="18.7092226411829">
                <text:p>18.7092226411829</text:p>
              </table:table-cell>
              <table:table-cell office:value-type="float" office:value="18.5573132712525">
                <text:p>18.5573132712525</text:p>
              </table:table-cell>
              <table:table-cell office:value-type="float" office:value="18.318887669972">
                <text:p>18.318887669972</text:p>
              </table:table-cell>
              <table:table-cell office:value-type="float" office:value="17.8727337910002">
                <text:p>17.872733791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1">
                <text:p>0.481</text:p>
              </table:table-cell>
              <table:table-cell office:value-type="float" office:value="19.0647617151997">
                <text:p>19.0647617151997</text:p>
              </table:table-cell>
              <table:table-cell office:value-type="float" office:value="19.0295639493923">
                <text:p>19.0295639493923</text:p>
              </table:table-cell>
              <table:table-cell office:value-type="float" office:value="18.9880177243913">
                <text:p>18.9880177243913</text:p>
              </table:table-cell>
              <table:table-cell office:value-type="float" office:value="18.938126278837">
                <text:p>18.938126278837</text:p>
              </table:table-cell>
              <table:table-cell office:value-type="float" office:value="18.8768406938002">
                <text:p>18.8768406938002</text:p>
              </table:table-cell>
              <table:table-cell office:value-type="float" office:value="18.7991914528113">
                <text:p>18.7991914528113</text:p>
              </table:table-cell>
              <table:table-cell office:value-type="float" office:value="18.6963738346269">
                <text:p>18.6963738346269</text:p>
              </table:table-cell>
              <table:table-cell office:value-type="float" office:value="18.5509630411424">
                <text:p>18.5509630411424</text:p>
              </table:table-cell>
              <table:table-cell office:value-type="float" office:value="18.322450147567">
                <text:p>18.322450147567</text:p>
              </table:table-cell>
              <table:table-cell office:value-type="float" office:value="17.8883889538891">
                <text:p>17.88838895388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3">
                <text:p>0.483</text:p>
              </table:table-cell>
              <table:table-cell office:value-type="float" office:value="19.0338734839929">
                <text:p>19.0338734839929</text:p>
              </table:table-cell>
              <table:table-cell office:value-type="float" office:value="18.9991273252078">
                <text:p>18.9991273252078</text:p>
              </table:table-cell>
              <table:table-cell office:value-type="float" office:value="18.9583139761677">
                <text:p>18.9583139761677</text:p>
              </table:table-cell>
              <table:table-cell office:value-type="float" office:value="18.9095743179566">
                <text:p>18.9095743179566</text:p>
              </table:table-cell>
              <table:table-cell office:value-type="float" office:value="18.850077498869">
                <text:p>18.850077498869</text:p>
              </table:table-cell>
              <table:table-cell office:value-type="float" office:value="18.7752126959381">
                <text:p>18.7752126959381</text:p>
              </table:table-cell>
              <table:table-cell office:value-type="float" office:value="18.6767858610716">
                <text:p>18.6767858610716</text:p>
              </table:table-cell>
              <table:table-cell office:value-type="float" office:value="18.5384245940752">
                <text:p>18.5384245940752</text:p>
              </table:table-cell>
              <table:table-cell office:value-type="float" office:value="18.3212852139088">
                <text:p>18.3212852139088</text:p>
              </table:table-cell>
              <table:table-cell office:value-type="float" office:value="17.9028421027489">
                <text:p>17.90284210274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5">
                <text:p>0.485</text:p>
              </table:table-cell>
              <table:table-cell office:value-type="float" office:value="18.9943507367885">
                <text:p>18.9943507367885</text:p>
              </table:table-cell>
              <table:table-cell office:value-type="float" office:value="18.9598850557662">
                <text:p>18.9598850557662</text:p>
              </table:table-cell>
              <table:table-cell office:value-type="float" office:value="18.9196286904259">
                <text:p>18.9196286904259</text:p>
              </table:table-cell>
              <table:table-cell office:value-type="float" office:value="18.8718691551657">
                <text:p>18.8718691551657</text:p>
              </table:table-cell>
              <table:table-cell office:value-type="float" office:value="18.814013463698">
                <text:p>18.814013463698</text:p>
              </table:table-cell>
              <table:table-cell office:value-type="float" office:value="18.7418540197211">
                <text:p>18.7418540197211</text:p>
              </table:table-cell>
              <table:table-cell office:value-type="float" office:value="18.6479124531387">
                <text:p>18.6479124531387</text:p>
              </table:table-cell>
              <table:table-cell office:value-type="float" office:value="18.5171310505975">
                <text:p>18.5171310505975</text:p>
              </table:table-cell>
              <table:table-cell office:value-type="float" office:value="18.3130133275565">
                <text:p>18.3130133275565</text:p>
              </table:table-cell>
              <table:table-cell office:value-type="float" office:value="17.9147401843209">
                <text:p>17.91474018432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7">
                <text:p>0.487</text:p>
              </table:table-cell>
              <table:table-cell office:value-type="float" office:value="18.942981049482">
                <text:p>18.942981049482</text:p>
              </table:table-cell>
              <table:table-cell office:value-type="float" office:value="18.9085476792993">
                <text:p>18.9085476792993</text:p>
              </table:table-cell>
              <table:table-cell office:value-type="float" office:value="18.8685872408781">
                <text:p>18.8685872408781</text:p>
              </table:table-cell>
              <table:table-cell office:value-type="float" office:value="18.8215420718114">
                <text:p>18.8215420718114</text:p>
              </table:table-cell>
              <table:table-cell office:value-type="float" office:value="18.7650764533739">
                <text:p>18.7650764533739</text:p>
              </table:table-cell>
              <table:table-cell office:value-type="float" office:value="18.6954319023381">
                <text:p>18.6954319023381</text:p>
              </table:table-cell>
              <table:table-cell office:value-type="float" office:value="18.605959320403">
                <text:p>18.605959320403</text:p>
              </table:table-cell>
              <table:table-cell office:value-type="float" office:value="18.4832189607834">
                <text:p>18.4832189607834</text:p>
              </table:table-cell>
              <table:table-cell office:value-type="float" office:value="18.2939368245872">
                <text:p>18.2939368245872</text:p>
              </table:table-cell>
              <table:table-cell office:value-type="float" office:value="17.9216798117486">
                <text:p>17.92167981174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89">
                <text:p>0.489</text:p>
              </table:table-cell>
              <table:table-cell office:value-type="float" office:value="18.8747894499077">
                <text:p>18.8747894499077</text:p>
              </table:table-cell>
              <table:table-cell office:value-type="float" office:value="18.8400211569895">
                <text:p>18.8400211569895</text:p>
              </table:table-cell>
              <table:table-cell office:value-type="float" office:value="18.7999640092568">
                <text:p>18.7999640092568</text:p>
              </table:table-cell>
              <table:table-cell office:value-type="float" office:value="18.7532220410628">
                <text:p>18.7532220410628</text:p>
              </table:table-cell>
              <table:table-cell office:value-type="float" office:value="18.697735221025">
                <text:p>18.697735221025</text:p>
              </table:table-cell>
              <table:table-cell office:value-type="float" office:value="18.6302406658873">
                <text:p>18.6302406658873</text:p>
              </table:table-cell>
              <table:table-cell office:value-type="float" office:value="18.5450394803743">
                <text:p>18.5450394803743</text:p>
              </table:table-cell>
              <table:table-cell office:value-type="float" office:value="18.4306528256203">
                <text:p>18.4306528256203</text:p>
              </table:table-cell>
              <table:table-cell office:value-type="float" office:value="18.2581242807311">
                <text:p>18.2581242807311</text:p>
              </table:table-cell>
              <table:table-cell office:value-type="float" office:value="17.9193377446442">
                <text:p>17.9193377446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1">
                <text:p>0.491</text:p>
              </table:table-cell>
              <table:table-cell office:value-type="float" office:value="18.7816570056731">
                <text:p>18.7816570056731</text:p>
              </table:table-cell>
              <table:table-cell office:value-type="float" office:value="18.7459924938834">
                <text:p>18.7459924938834</text:p>
              </table:table-cell>
              <table:table-cell office:value-type="float" office:value="18.7052316727414">
                <text:p>18.7052316727414</text:p>
              </table:table-cell>
              <table:table-cell office:value-type="float" office:value="18.6581450214297">
                <text:p>18.6581450214297</text:p>
              </table:table-cell>
              <table:table-cell office:value-type="float" office:value="18.6029648573498">
                <text:p>18.6029648573498</text:p>
              </table:table-cell>
              <table:table-cell office:value-type="float" office:value="18.5369703097901">
                <text:p>18.5369703097901</text:p>
              </table:table-cell>
              <table:table-cell office:value-type="float" office:value="18.4555402110252">
                <text:p>18.4555402110252</text:p>
              </table:table-cell>
              <table:table-cell office:value-type="float" office:value="18.34953752734">
                <text:p>18.34953752734</text:p>
              </table:table-cell>
              <table:table-cell office:value-type="float" office:value="18.1956541760868">
                <text:p>18.1956541760868</text:p>
              </table:table-cell>
              <table:table-cell office:value-type="float" office:value="17.8997365690651">
                <text:p>17.89973656906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93">
                <text:p>0.493</text:p>
              </table:table-cell>
              <table:table-cell office:value-type="float" office:value="18.6494329373636">
                <text:p>18.6494329373636</text:p>
              </table:table-cell>
              <table:table-cell office:value-type="float" office:value="18.611972814278">
                <text:p>18.611972814278</text:p>
              </table:table-cell>
              <table:table-cell office:value-type="float" office:value="18.5695281667531">
                <text:p>18.5695281667531</text:p>
              </table:table-cell>
              <table:table-cell office:value-type="float" office:value="18.5210371091885">
                <text:p>18.5210371091885</text:p>
              </table:table-cell>
              <table:table-cell office:value-type="float" office:value="18.4650380497447">
                <text:p>18.4650380497447</text:p>
              </table:table-cell>
              <table:table-cell office:value-type="float" office:value="18.3993980950289">
                <text:p>18.3993980950289</text:p>
              </table:table-cell>
              <table:table-cell office:value-type="float" office:value="18.3207091035622">
                <text:p>18.3207091035622</text:p>
              </table:table-cell>
              <table:table-cell office:value-type="float" office:value="18.2225970192863">
                <text:p>18.2225970192863</text:p>
              </table:table-cell>
              <table:table-cell office:value-type="float" office:value="18.0889751837498">
                <text:p>18.0889751837498</text:p>
              </table:table-cell>
              <table:table-cell office:value-type="float" office:value="17.8475487917984">
                <text:p>17.84754879179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5">
                <text:p>0.495</text:p>
              </table:table-cell>
              <table:table-cell office:value-type="float" office:value="18.4513178110768">
                <text:p>18.4513178110768</text:p>
              </table:table-cell>
              <table:table-cell office:value-type="float" office:value="18.4105221244226">
                <text:p>18.4105221244226</text:p>
              </table:table-cell>
              <table:table-cell office:value-type="float" office:value="18.3647067253904">
                <text:p>18.3647067253904</text:p>
              </table:table-cell>
              <table:table-cell office:value-type="float" office:value="18.3129721030053">
                <text:p>18.3129721030053</text:p>
              </table:table-cell>
              <table:table-cell office:value-type="float" office:value="18.2541714999085">
                <text:p>18.2541714999085</text:p>
              </table:table-cell>
              <table:table-cell office:value-type="float" office:value="18.1868058835492">
                <text:p>18.1868058835492</text:p>
              </table:table-cell>
              <table:table-cell office:value-type="float" office:value="18.1088295793427">
                <text:p>18.1088295793427</text:p>
              </table:table-cell>
              <table:table-cell office:value-type="float" office:value="18.0171108069892">
                <text:p>18.0171108069892</text:p>
              </table:table-cell>
              <table:table-cell office:value-type="float" office:value="17.9046229453799">
                <text:p>17.9046229453799</text:p>
              </table:table-cell>
              <table:table-cell office:value-type="float" office:value="17.7315708286492">
                <text:p>17.73157082864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7">
                <text:p>0.497</text:p>
              </table:table-cell>
              <table:table-cell office:value-type="float" office:value="18.1310390544697">
                <text:p>18.1310390544697</text:p>
              </table:table-cell>
              <table:table-cell office:value-type="float" office:value="18.0840214457778">
                <text:p>18.0840214457778</text:p>
              </table:table-cell>
              <table:table-cell office:value-type="float" office:value="18.0316630217437">
                <text:p>18.0316630217437</text:p>
              </table:table-cell>
              <table:table-cell office:value-type="float" office:value="17.9732082392125">
                <text:p>17.9732082392125</text:p>
              </table:table-cell>
              <table:table-cell office:value-type="float" office:value="17.9078243745756">
                <text:p>17.9078243745756</text:p>
              </table:table-cell>
              <table:table-cell office:value-type="float" office:value="17.8346941486405">
                <text:p>17.8346941486405</text:p>
              </table:table-cell>
              <table:table-cell office:value-type="float" office:value="17.7533178136119">
                <text:p>17.7533178136119</text:p>
              </table:table-cell>
              <table:table-cell office:value-type="float" office:value="17.6644070496107">
                <text:p>17.6644070496107</text:p>
              </table:table-cell>
              <table:table-cell office:value-type="float" office:value="17.5722362044819">
                <text:p>17.5722362044819</text:p>
              </table:table-cell>
              <table:table-cell office:value-type="float" office:value="17.4831763956014">
                <text:p>17.48317639560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9">
                <text:p>0.499</text:p>
              </table:table-cell>
              <table:table-cell office:value-type="float" office:value="17.5550376006877">
                <text:p>17.5550376006877</text:p>
              </table:table-cell>
              <table:table-cell office:value-type="float" office:value="17.4957118380472">
                <text:p>17.4957118380472</text:p>
              </table:table-cell>
              <table:table-cell office:value-type="float" office:value="17.4301078973793">
                <text:p>17.4301078973793</text:p>
              </table:table-cell>
              <table:table-cell office:value-type="float" office:value="17.3575649451805">
                <text:p>17.3575649451805</text:p>
              </table:table-cell>
              <table:table-cell office:value-type="float" office:value="17.2775420395871">
                <text:p>17.2775420395871</text:p>
              </table:table-cell>
              <table:table-cell office:value-type="float" office:value="17.1899599407121">
                <text:p>17.1899599407121</text:p>
              </table:table-cell>
              <table:table-cell office:value-type="float" office:value="17.0961397658664">
                <text:p>17.0961397658664</text:p>
              </table:table-cell>
              <table:table-cell office:value-type="float" office:value="17.0015573342355">
                <text:p>17.0015573342355</text:p>
              </table:table-cell>
              <table:table-cell office:value-type="float" office:value="16.9249874563674">
                <text:p>16.9249874563674</text:p>
              </table:table-cell>
              <table:table-cell office:value-type="float" office:value="16.9360450956128">
                <text:p>16.9360450956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1">
                <text:p>0.501</text:p>
              </table:table-cell>
              <table:table-cell office:value-type="float" office:value="17.2740374836713">
                <text:p>17.2740374836713</text:p>
              </table:table-cell>
              <table:table-cell office:value-type="float" office:value="17.2083372770149">
                <text:p>17.2083372770149</text:p>
              </table:table-cell>
              <table:table-cell office:value-type="float" office:value="17.1357817529228">
                <text:p>17.1357817529228</text:p>
              </table:table-cell>
              <table:table-cell office:value-type="float" office:value="17.0557010149647">
                <text:p>17.0557010149647</text:p>
              </table:table-cell>
              <table:table-cell office:value-type="float" office:value="16.9676039997122">
                <text:p>16.9676039997122</text:p>
              </table:table-cell>
              <table:table-cell office:value-type="float" office:value="16.871604679433">
                <text:p>16.871604679433</text:p>
              </table:table-cell>
              <table:table-cell office:value-type="float" office:value="16.7695796438536">
                <text:p>16.7695796438536</text:p>
              </table:table-cell>
              <table:table-cell office:value-type="float" office:value="16.6685626893055">
                <text:p>16.6685626893055</text:p>
              </table:table-cell>
              <table:table-cell office:value-type="float" office:value="16.5921798535657">
                <text:p>16.5921798535657</text:p>
              </table:table-cell>
              <table:table-cell office:value-type="float" office:value="16.6306856184286">
                <text:p>16.63068561842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3">
                <text:p>0.503</text:p>
              </table:table-cell>
              <table:table-cell office:value-type="float" office:value="17.1772043679573">
                <text:p>17.1772043679573</text:p>
              </table:table-cell>
              <table:table-cell office:value-type="float" office:value="17.1095362879281">
                <text:p>17.1095362879281</text:p>
              </table:table-cell>
              <table:table-cell office:value-type="float" office:value="17.0348893421388">
                <text:p>17.0348893421388</text:p>
              </table:table-cell>
              <table:table-cell office:value-type="float" office:value="16.9526257434486">
                <text:p>16.9526257434486</text:p>
              </table:table-cell>
              <table:table-cell office:value-type="float" office:value="16.8623306572261">
                <text:p>16.8623306572261</text:p>
              </table:table-cell>
              <table:table-cell office:value-type="float" office:value="16.7642908381286">
                <text:p>16.7642908381286</text:p>
              </table:table-cell>
              <table:table-cell office:value-type="float" office:value="16.6607839417385">
                <text:p>16.6607839417385</text:p>
              </table:table-cell>
              <table:table-cell office:value-type="float" office:value="16.5598520385771">
                <text:p>16.5598520385771</text:p>
              </table:table-cell>
              <table:table-cell office:value-type="float" office:value="16.4880907305165">
                <text:p>16.4880907305165</text:p>
              </table:table-cell>
              <table:table-cell office:value-type="float" office:value="16.5480147221086">
                <text:p>16.54801472210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5">
                <text:p>0.505</text:p>
              </table:table-cell>
              <table:table-cell office:value-type="float" office:value="17.1103580807013">
                <text:p>17.1103580807013</text:p>
              </table:table-cell>
              <table:table-cell office:value-type="float" office:value="17.0415543073498">
                <text:p>17.0415543073498</text:p>
              </table:table-cell>
              <table:table-cell office:value-type="float" office:value="16.9657598130541">
                <text:p>16.9657598130541</text:p>
              </table:table-cell>
              <table:table-cell office:value-type="float" office:value="16.8823932248334">
                <text:p>16.8823932248334</text:p>
              </table:table-cell>
              <table:table-cell office:value-type="float" office:value="16.791149475684">
                <text:p>16.791149475684</text:p>
              </table:table-cell>
              <table:table-cell office:value-type="float" office:value="16.6925365301552">
                <text:p>16.6925365301552</text:p>
              </table:table-cell>
              <table:table-cell office:value-type="float" office:value="16.5893069285202">
                <text:p>16.5893069285202</text:p>
              </table:table-cell>
              <table:table-cell office:value-type="float" office:value="16.4906294223541">
                <text:p>16.4906294223541</text:p>
              </table:table-cell>
              <table:table-cell office:value-type="float" office:value="16.4262367692373">
                <text:p>16.4262367692373</text:p>
              </table:table-cell>
              <table:table-cell office:value-type="float" office:value="16.5098860447459">
                <text:p>16.50988604474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07">
                <text:p>0.507</text:p>
              </table:table-cell>
              <table:table-cell office:value-type="float" office:value="17.0604888328089">
                <text:p>17.0604888328089</text:p>
              </table:table-cell>
              <table:table-cell office:value-type="float" office:value="16.9910501087371">
                <text:p>16.9910501087371</text:p>
              </table:table-cell>
              <table:table-cell office:value-type="float" office:value="16.9146816169834">
                <text:p>16.9146816169834</text:p>
              </table:table-cell>
              <table:table-cell office:value-type="float" office:value="16.8308763482934">
                <text:p>16.8308763482934</text:p>
              </table:table-cell>
              <table:table-cell office:value-type="float" office:value="16.7394645561847">
                <text:p>16.7394645561847</text:p>
              </table:table-cell>
              <table:table-cell office:value-type="float" office:value="16.6412132225881">
                <text:p>16.6412132225881</text:p>
              </table:table-cell>
              <table:table-cell office:value-type="float" office:value="16.5394070788119">
                <text:p>16.5394070788119</text:p>
              </table:table-cell>
              <table:table-cell office:value-type="float" office:value="16.4444217109855">
                <text:p>16.4444217109855</text:p>
              </table:table-cell>
              <table:table-cell office:value-type="float" office:value="16.3891227939334">
                <text:p>16.3891227939334</text:p>
              </table:table-cell>
              <table:table-cell office:value-type="float" office:value="16.4961577340135">
                <text:p>16.49615773401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09">
                <text:p>0.509</text:p>
              </table:table-cell>
              <table:table-cell office:value-type="float" office:value="17.02149427265">
                <text:p>17.02149427265</text:p>
              </table:table-cell>
              <table:table-cell office:value-type="float" office:value="16.9517621716388">
                <text:p>16.9517621716388</text:p>
              </table:table-cell>
              <table:table-cell office:value-type="float" office:value="16.8752143374117">
                <text:p>16.8752143374117</text:p>
              </table:table-cell>
              <table:table-cell office:value-type="float" office:value="16.7914321707355">
                <text:p>16.7914321707355</text:p>
              </table:table-cell>
              <table:table-cell office:value-type="float" office:value="16.7004012508767">
                <text:p>16.7004012508767</text:p>
              </table:table-cell>
              <table:table-cell office:value-type="float" office:value="16.6031764716023">
                <text:p>16.6031764716023</text:p>
              </table:table-cell>
              <table:table-cell office:value-type="float" office:value="16.5036144282128">
                <text:p>16.5036144282128</text:p>
              </table:table-cell>
              <table:table-cell office:value-type="float" office:value="16.4133299406689">
                <text:p>16.4133299406689</text:p>
              </table:table-cell>
              <table:table-cell office:value-type="float" office:value="16.36812986862">
                <text:p>16.36812986862</text:p>
              </table:table-cell>
              <table:table-cell office:value-type="float" office:value="16.4965945874628">
                <text:p>16.49659458746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1">
                <text:p>0.511</text:p>
              </table:table-cell>
              <table:table-cell office:value-type="float" office:value="16.9900978111395">
                <text:p>16.9900978111395</text:p>
              </table:table-cell>
              <table:table-cell office:value-type="float" office:value="16.9203257978814">
                <text:p>16.9203257978814</text:p>
              </table:table-cell>
              <table:table-cell office:value-type="float" office:value="16.8438934290565">
                <text:p>16.8438934290565</text:p>
              </table:table-cell>
              <table:table-cell office:value-type="float" office:value="16.7604817078716">
                <text:p>16.7604817078716</text:p>
              </table:table-cell>
              <table:table-cell office:value-type="float" office:value="16.6702470601598">
                <text:p>16.6702470601598</text:p>
              </table:table-cell>
              <table:table-cell office:value-type="float" office:value="16.574553097079">
                <text:p>16.574553097079</text:p>
              </table:table-cell>
              <table:table-cell office:value-type="float" office:value="16.4778503366073">
                <text:p>16.4778503366073</text:p>
              </table:table-cell>
              <table:table-cell office:value-type="float" office:value="16.3929770460367">
                <text:p>16.3929770460367</text:p>
              </table:table-cell>
              <table:table-cell office:value-type="float" office:value="16.3583326307907">
                <text:p>16.3583326307907</text:p>
              </table:table-cell>
              <table:table-cell office:value-type="float" office:value="16.5054799223089">
                <text:p>16.50547992230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13">
                <text:p>0.513</text:p>
              </table:table-cell>
              <table:table-cell office:value-type="float" office:value="16.964341363717">
                <text:p>16.964341363717</text:p>
              </table:table-cell>
              <table:table-cell office:value-type="float" office:value="16.894728256674">
                <text:p>16.894728256674</text:p>
              </table:table-cell>
              <table:table-cell office:value-type="float" office:value="16.8186435793164">
                <text:p>16.8186435793164</text:p>
              </table:table-cell>
              <table:table-cell office:value-type="float" office:value="16.7358767904121">
                <text:p>16.7358767904121</text:p>
              </table:table-cell>
              <table:table-cell office:value-type="float" office:value="16.6467667449443">
                <text:p>16.6467667449443</text:p>
              </table:table-cell>
              <table:table-cell office:value-type="float" office:value="16.5529990317772">
                <text:p>16.5529990317772</text:p>
              </table:table-cell>
              <table:table-cell office:value-type="float" office:value="16.4596233005128">
                <text:p>16.4596233005128</text:p>
              </table:table-cell>
              <table:table-cell office:value-type="float" office:value="16.3806418261455">
                <text:p>16.3806418261455</text:p>
              </table:table-cell>
              <table:table-cell office:value-type="float" office:value="16.3565905536037">
                <text:p>16.3565905536037</text:p>
              </table:table-cell>
              <table:table-cell office:value-type="float" office:value="16.5194320929946">
                <text:p>16.51943209299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5">
                <text:p>0.515</text:p>
              </table:table-cell>
              <table:table-cell office:value-type="float" office:value="16.9429559334293">
                <text:p>16.9429559334293</text:p>
              </table:table-cell>
              <table:table-cell office:value-type="float" office:value="16.8736635581829">
                <text:p>16.8736635581829</text:p>
              </table:table-cell>
              <table:table-cell office:value-type="float" office:value="16.7981158982347">
                <text:p>16.7981158982347</text:p>
              </table:table-cell>
              <table:table-cell office:value-type="float" office:value="16.7162176719233">
                <text:p>16.7162176719233</text:p>
              </table:table-cell>
              <table:table-cell office:value-type="float" office:value="16.6284981525902">
                <text:p>16.6284981525902</text:p>
              </table:table-cell>
              <table:table-cell office:value-type="float" office:value="16.5369711237748">
                <text:p>16.5369711237748</text:p>
              </table:table-cell>
              <table:table-cell office:value-type="float" office:value="16.4472750991889">
                <text:p>16.4472750991889</text:p>
              </table:table-cell>
              <table:table-cell office:value-type="float" office:value="16.3744807245779">
                <text:p>16.3744807245779</text:p>
              </table:table-cell>
              <table:table-cell office:value-type="float" office:value="16.3607492361924">
                <text:p>16.3607492361924</text:p>
              </table:table-cell>
              <table:table-cell office:value-type="float" office:value="16.5363776499989">
                <text:p>16.53637764999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17">
                <text:p>0.517</text:p>
              </table:table-cell>
              <table:table-cell office:value-type="float" office:value="16.9250673346269">
                <text:p>16.9250673346269</text:p>
              </table:table-cell>
              <table:table-cell office:value-type="float" office:value="16.8562307332495">
                <text:p>16.8562307332495</text:p>
              </table:table-cell>
              <table:table-cell office:value-type="float" office:value="16.7813779160318">
                <text:p>16.7813779160318</text:p>
              </table:table-cell>
              <table:table-cell office:value-type="float" office:value="16.7005338066147">
                <text:p>16.7005338066147</text:p>
              </table:table-cell>
              <table:table-cell office:value-type="float" office:value="16.6144227652258">
                <text:p>16.6144227652258</text:p>
              </table:table-cell>
              <table:table-cell office:value-type="float" office:value="16.5253864979999">
                <text:p>16.5253864979999</text:p>
              </table:table-cell>
              <table:table-cell office:value-type="float" office:value="16.4396284967099">
                <text:p>16.4396284967099</text:p>
              </table:table-cell>
              <table:table-cell office:value-type="float" office:value="16.3731648535867">
                <text:p>16.3731648535867</text:p>
              </table:table-cell>
              <table:table-cell office:value-type="float" office:value="16.3692609449429">
                <text:p>16.3692609449429</text:p>
              </table:table-cell>
              <table:table-cell office:value-type="float" office:value="16.555014494069">
                <text:p>16.5550144940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19">
                <text:p>0.519</text:p>
              </table:table-cell>
              <table:table-cell office:value-type="float" office:value="16.9100445924855">
                <text:p>16.9100445924855</text:p>
              </table:table-cell>
              <table:table-cell office:value-type="float" office:value="16.84177837326">
                <text:p>16.84177837326</text:p>
              </table:table-cell>
              <table:table-cell office:value-type="float" office:value="16.7677538309114">
                <text:p>16.7677538309114</text:p>
              </table:table-cell>
              <table:table-cell office:value-type="float" office:value="16.6881193289615">
                <text:p>16.6881193289615</text:p>
              </table:table-cell>
              <table:table-cell office:value-type="float" office:value="16.603795919044">
                <text:p>16.603795919044</text:p>
              </table:table-cell>
              <table:table-cell office:value-type="float" office:value="16.5174471038239">
                <text:p>16.5174471038239</text:p>
              </table:table-cell>
              <table:table-cell office:value-type="float" office:value="16.4358060434829">
                <text:p>16.4358060434829</text:p>
              </table:table-cell>
              <table:table-cell office:value-type="float" office:value="16.3756932652454">
                <text:p>16.3756932652454</text:p>
              </table:table-cell>
              <table:table-cell office:value-type="float" office:value="16.3809816281368">
                <text:p>16.3809816281368</text:p>
              </table:table-cell>
              <table:table-cell office:value-type="float" office:value="16.5745113631479">
                <text:p>16.57451136314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21">
                <text:p>0.521</text:p>
              </table:table-cell>
              <table:table-cell office:value-type="float" office:value="16.8974153495121">
                <text:p>16.8974153495121</text:p>
              </table:table-cell>
              <table:table-cell office:value-type="float" office:value="16.8298178709743">
                <text:p>16.8298178709743</text:p>
              </table:table-cell>
              <table:table-cell office:value-type="float" office:value="16.7567353462366">
                <text:p>16.7567353462366</text:p>
              </table:table-cell>
              <table:table-cell office:value-type="float" office:value="16.6784412319403">
                <text:p>16.6784412319403</text:p>
              </table:table-cell>
              <table:table-cell office:value-type="float" office:value="16.5960520760565">
                <text:p>16.5960520760565</text:p>
              </table:table-cell>
              <table:table-cell office:value-type="float" office:value="16.5125419091221">
                <text:p>16.5125419091221</text:p>
              </table:table-cell>
              <table:table-cell office:value-type="float" office:value="16.4351291993257">
                <text:p>16.4351291993257</text:p>
              </table:table-cell>
              <table:table-cell office:value-type="float" office:value="16.3812884328756">
                <text:p>16.3812884328756</text:p>
              </table:table-cell>
              <table:table-cell office:value-type="float" office:value="16.3950506190509">
                <text:p>16.3950506190509</text:p>
              </table:table-cell>
              <table:table-cell office:value-type="float" office:value="16.5943319352386">
                <text:p>16.59433193523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23">
                <text:p>0.523</text:p>
              </table:table-cell>
              <table:table-cell office:value-type="float" office:value="16.8868154819388">
                <text:p>16.8868154819388</text:p>
              </table:table-cell>
              <table:table-cell office:value-type="float" office:value="16.8199717447169">
                <text:p>16.8199717447169</text:p>
              </table:table-cell>
              <table:table-cell office:value-type="float" office:value="16.7479285644796">
                <text:p>16.7479285644796</text:p>
              </table:table-cell>
              <table:table-cell office:value-type="float" office:value="16.6710846884092">
                <text:p>16.6710846884092</text:p>
              </table:table-cell>
              <table:table-cell office:value-type="float" office:value="16.5907484464143">
                <text:p>16.5907484464143</text:p>
              </table:table-cell>
              <table:table-cell office:value-type="float" office:value="16.5101887525986">
                <text:p>16.5101887525986</text:p>
              </table:table-cell>
              <table:table-cell office:value-type="float" office:value="16.4370583713209">
                <text:p>16.4370583713209</text:p>
              </table:table-cell>
              <table:table-cell office:value-type="float" office:value="16.389333287486">
                <text:p>16.389333287486</text:p>
              </table:table-cell>
              <table:table-cell office:value-type="float" office:value="16.4108132950585">
                <text:p>16.4108132950585</text:p>
              </table:table-cell>
              <table:table-cell office:value-type="float" office:value="16.6141285191125">
                <text:p>16.6141285191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5">
                <text:p>0.525</text:p>
              </table:table-cell>
              <table:table-cell office:value-type="float" office:value="16.8779574706463">
                <text:p>16.8779574706463</text:p>
              </table:table-cell>
              <table:table-cell office:value-type="float" office:value="16.8119411987639">
                <text:p>16.8119411987639</text:p>
              </table:table-cell>
              <table:table-cell office:value-type="float" office:value="16.7410206543675">
                <text:p>16.7410206543675</text:p>
              </table:table-cell>
              <table:table-cell office:value-type="float" office:value="16.6657187439369">
                <text:p>16.6657187439369</text:p>
              </table:table-cell>
              <table:table-cell office:value-type="float" office:value="16.5875296414302">
                <text:p>16.5875296414302</text:p>
              </table:table-cell>
              <table:table-cell office:value-type="float" office:value="16.5099979192287">
                <text:p>16.5099979192287</text:p>
              </table:table-cell>
              <table:table-cell office:value-type="float" office:value="16.4411552712224">
                <text:p>16.4411552712224</text:p>
              </table:table-cell>
              <table:table-cell office:value-type="float" office:value="16.3993307835136">
                <text:p>16.3993307835136</text:p>
              </table:table-cell>
              <table:table-cell office:value-type="float" office:value="16.4277683096683">
                <text:p>16.4277683096683</text:p>
              </table:table-cell>
              <table:table-cell office:value-type="float" office:value="16.6336761691846">
                <text:p>16.63367616918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27">
                <text:p>0.527</text:p>
              </table:table-cell>
              <table:table-cell office:value-type="float" office:value="16.8706096819408">
                <text:p>16.8706096819408</text:p>
              </table:table-cell>
              <table:table-cell office:value-type="float" office:value="16.8054848739241">
                <text:p>16.8054848739241</text:p>
              </table:table-cell>
              <table:table-cell office:value-type="float" office:value="16.7357580210547">
                <text:p>16.7357580210547</text:p>
              </table:table-cell>
              <table:table-cell office:value-type="float" office:value="16.6620738599064">
                <text:p>16.6620738599064</text:p>
              </table:table-cell>
              <table:table-cell office:value-type="float" office:value="16.5861045538639">
                <text:p>16.5861045538639</text:p>
              </table:table-cell>
              <table:table-cell office:value-type="float" office:value="16.5116483205838">
                <text:p>16.5116483205838</text:p>
              </table:table-cell>
              <table:table-cell office:value-type="float" office:value="16.4470581573888">
                <text:p>16.4470581573888</text:p>
              </table:table-cell>
              <table:table-cell office:value-type="float" office:value="16.4108764596615">
                <text:p>16.4108764596615</text:p>
              </table:table-cell>
              <table:table-cell office:value-type="float" office:value="16.445530088027">
                <text:p>16.445530088027</text:p>
              </table:table-cell>
              <table:table-cell office:value-type="float" office:value="16.6528309849673">
                <text:p>16.65283098496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9">
                <text:p>0.529</text:p>
              </table:table-cell>
              <table:table-cell office:value-type="float" office:value="16.8645823017414">
                <text:p>16.8645823017414</text:p>
              </table:table-cell>
              <table:table-cell office:value-type="float" office:value="16.8004044234793">
                <text:p>16.8004044234793</text:p>
              </table:table-cell>
              <table:table-cell office:value-type="float" office:value="16.731931492835">
                <text:p>16.731931492835</text:p>
              </table:table-cell>
              <table:table-cell office:value-type="float" office:value="16.6599266834022">
                <text:p>16.6599266834022</text:p>
              </table:table-cell>
              <table:table-cell office:value-type="float" office:value="16.5862306876258">
                <text:p>16.5862306876258</text:p>
              </table:table-cell>
              <table:table-cell office:value-type="float" office:value="16.5148713328844">
                <text:p>16.5148713328844</text:p>
              </table:table-cell>
              <table:table-cell office:value-type="float" office:value="16.454464862765">
                <text:p>16.454464862765</text:p>
              </table:table-cell>
              <table:table-cell office:value-type="float" office:value="16.4236389178885">
                <text:p>16.4236389178885</text:p>
              </table:table-cell>
              <table:table-cell office:value-type="float" office:value="16.4638014208011">
                <text:p>16.4638014208011</text:p>
              </table:table-cell>
              <table:table-cell office:value-type="float" office:value="16.6715032177704">
                <text:p>16.6715032177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31">
                <text:p>0.531</text:p>
              </table:table-cell>
              <table:table-cell office:value-type="float" office:value="16.8597174701399">
                <text:p>16.8597174701399</text:p>
              </table:table-cell>
              <table:table-cell office:value-type="float" office:value="16.7965344018791">
                <text:p>16.7965344018791</text:p>
              </table:table-cell>
              <table:table-cell office:value-type="float" office:value="16.7293659433422">
                <text:p>16.7293659433422</text:p>
              </table:table-cell>
              <table:table-cell office:value-type="float" office:value="16.6590893846295">
                <text:p>16.6590893846295</text:p>
              </table:table-cell>
              <table:table-cell office:value-type="float" office:value="16.5877031893255">
                <text:p>16.5877031893255</text:p>
              </table:table-cell>
              <table:table-cell office:value-type="float" office:value="16.5194394513571">
                <text:p>16.5194394513571</text:p>
              </table:table-cell>
              <table:table-cell office:value-type="float" office:value="16.4631206990581">
                <text:p>16.4631206990581</text:p>
              </table:table-cell>
              <table:table-cell office:value-type="float" office:value="16.4373453615725">
                <text:p>16.4373453615725</text:p>
              </table:table-cell>
              <table:table-cell office:value-type="float" office:value="16.482353035093">
                <text:p>16.482353035093</text:p>
              </table:table-cell>
              <table:table-cell office:value-type="float" office:value="16.6896396077754">
                <text:p>16.68963960777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33">
                <text:p>0.533</text:p>
              </table:table-cell>
              <table:table-cell office:value-type="float" office:value="16.8558822252242">
                <text:p>16.8558822252242</text:p>
              </table:table-cell>
              <table:table-cell office:value-type="float" office:value="16.7937350315987">
                <text:p>16.7937350315987</text:p>
              </table:table-cell>
              <table:table-cell office:value-type="float" office:value="16.7279128690179">
                <text:p>16.7279128690179</text:p>
              </table:table-cell>
              <table:table-cell office:value-type="float" office:value="16.6594020326183">
                <text:p>16.6594020326183</text:p>
              </table:table-cell>
              <table:table-cell office:value-type="float" office:value="16.590346999846">
                <text:p>16.590346999846</text:p>
              </table:table-cell>
              <table:table-cell office:value-type="float" office:value="16.5251581282812">
                <text:p>16.5251581282812</text:p>
              </table:table-cell>
              <table:table-cell office:value-type="float" office:value="16.472809581368">
                <text:p>16.472809581368</text:p>
              </table:table-cell>
              <table:table-cell office:value-type="float" office:value="16.4517705853699">
                <text:p>16.4517705853699</text:p>
              </table:table-cell>
              <table:table-cell office:value-type="float" office:value="16.5010082114555">
                <text:p>16.5010082114555</text:p>
              </table:table-cell>
              <table:table-cell office:value-type="float" office:value="16.707211649877">
                <text:p>16.7072116498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35">
                <text:p>0.535</text:p>
              </table:table-cell>
              <table:table-cell office:value-type="float" office:value="16.8529632959183">
                <text:p>16.8529632959183</text:p>
              </table:table-cell>
              <table:table-cell office:value-type="float" office:value="16.7918868711795">
                <text:p>16.7918868711795</text:p>
              </table:table-cell>
              <table:table-cell office:value-type="float" office:value="16.7274449223833">
                <text:p>16.7274449223833</text:p>
              </table:table-cell>
              <table:table-cell office:value-type="float" office:value="16.6607269820368">
                <text:p>16.6607269820368</text:p>
              </table:table-cell>
              <table:table-cell office:value-type="float" office:value="16.5940110672079">
                <text:p>16.5940110672079</text:p>
              </table:table-cell>
              <table:table-cell office:value-type="float" office:value="16.5318597064477">
                <text:p>16.5318597064477</text:p>
              </table:table-cell>
              <table:table-cell office:value-type="float" office:value="16.4833472777879">
                <text:p>16.4833472777879</text:p>
              </table:table-cell>
              <table:table-cell office:value-type="float" office:value="16.4667283443572">
                <text:p>16.4667283443572</text:p>
              </table:table-cell>
              <table:table-cell office:value-type="float" office:value="16.5196310439169">
                <text:p>16.5196310439169</text:p>
              </table:table-cell>
              <table:table-cell office:value-type="float" office:value="16.724207648122">
                <text:p>16.724207648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37">
                <text:p>0.537</text:p>
              </table:table-cell>
              <table:table-cell office:value-type="float" office:value="16.8508632408243">
                <text:p>16.8508632408243</text:p>
              </table:table-cell>
              <table:table-cell office:value-type="float" office:value="16.7908868586059">
                <text:p>16.7908868586059</text:p>
              </table:table-cell>
              <table:table-cell office:value-type="float" office:value="16.7278518538123">
                <text:p>16.7278518538123</text:p>
              </table:table-cell>
              <table:table-cell office:value-type="float" office:value="16.662944702923">
                <text:p>16.662944702923</text:p>
              </table:table-cell>
              <table:table-cell office:value-type="float" office:value="16.5985640327704">
                <text:p>16.5985640327704</text:p>
              </table:table-cell>
              <table:table-cell office:value-type="float" office:value="16.5393988465278">
                <text:p>16.5393988465278</text:p>
              </table:table-cell>
              <table:table-cell office:value-type="float" office:value="16.4945761888274">
                <text:p>16.4945761888274</text:p>
              </table:table-cell>
              <table:table-cell office:value-type="float" office:value="16.4820645178019">
                <text:p>16.4820645178019</text:p>
              </table:table-cell>
              <table:table-cell office:value-type="float" office:value="16.53811747018">
                <text:p>16.53811747018</text:p>
              </table:table-cell>
              <table:table-cell office:value-type="float" office:value="16.7406273259507">
                <text:p>16.74062732595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39">
                <text:p>0.539</text:p>
              </table:table-cell>
              <table:table-cell office:value-type="float" office:value="16.849497480305">
                <text:p>16.849497480305</text:p>
              </table:table-cell>
              <table:table-cell office:value-type="float" office:value="16.7906452751702">
                <text:p>16.7906452751702</text:p>
              </table:table-cell>
              <table:table-cell office:value-type="float" office:value="16.7290374003809">
                <text:p>16.7290374003809</text:p>
              </table:table-cell>
              <table:table-cell office:value-type="float" office:value="16.6659505819081">
                <text:p>16.6659505819081</text:p>
              </table:table-cell>
              <table:table-cell office:value-type="float" office:value="16.603890907845">
                <text:p>16.603890907845</text:p>
              </table:table-cell>
              <table:table-cell office:value-type="float" office:value="16.5476489572391">
                <text:p>16.5476489572391</text:p>
              </table:table-cell>
              <table:table-cell office:value-type="float" office:value="16.5063611694134">
                <text:p>16.5063611694134</text:p>
              </table:table-cell>
              <table:table-cell office:value-type="float" office:value="16.4976515682447">
                <text:p>16.4976515682447</text:p>
              </table:table-cell>
              <table:table-cell office:value-type="float" office:value="16.5563883237723">
                <text:p>16.5563883237723</text:p>
              </table:table-cell>
              <table:table-cell office:value-type="float" office:value="16.7564780822219">
                <text:p>16.75647808222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41">
                <text:p>0.541</text:p>
              </table:table-cell>
              <table:table-cell office:value-type="float" office:value="16.8487920251941">
                <text:p>16.8487920251941</text:p>
              </table:table-cell>
              <table:table-cell office:value-type="float" office:value="16.7910834199445">
                <text:p>16.7910834199445</text:p>
              </table:table-cell>
              <table:table-cell office:value-type="float" office:value="16.7309169005967">
                <text:p>16.7309169005967</text:p>
              </table:table-cell>
              <table:table-cell office:value-type="float" office:value="16.6696524639676">
                <text:p>16.6696524639676</text:p>
              </table:table-cell>
              <table:table-cell office:value-type="float" office:value="16.6098905023114">
                <text:p>16.6098905023114</text:p>
              </table:table-cell>
              <table:table-cell office:value-type="float" office:value="16.5564993882863">
                <text:p>16.5564993882863</text:p>
              </table:table-cell>
              <table:table-cell office:value-type="float" office:value="16.5185861613158">
                <text:p>16.5185861613158</text:p>
              </table:table-cell>
              <table:table-cell office:value-type="float" office:value="16.5133840475829">
                <text:p>16.5133840475829</text:p>
              </table:table-cell>
              <table:table-cell office:value-type="float" office:value="16.574383967317">
                <text:p>16.574383967317</text:p>
              </table:table-cell>
              <table:table-cell office:value-type="float" office:value="16.7717724094291">
                <text:p>16.77177240942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43">
                <text:p>0.543</text:p>
              </table:table-cell>
              <table:table-cell office:value-type="float" office:value="16.8486816977466">
                <text:p>16.8486816977466</text:p>
              </table:table-cell>
              <table:table-cell office:value-type="float" office:value="16.7921317886749">
                <text:p>16.7921317886749</text:p>
              </table:table-cell>
              <table:table-cell office:value-type="float" office:value="16.7334154253758">
                <text:p>16.7334154253758</text:p>
              </table:table-cell>
              <table:table-cell office:value-type="float" office:value="16.6739687206284">
                <text:p>16.6739687206284</text:p>
              </table:table-cell>
              <table:table-cell office:value-type="float" office:value="16.6164733871684">
                <text:p>16.6164733871684</text:p>
              </table:table-cell>
              <table:table-cell office:value-type="float" office:value="16.5658531672998">
                <text:p>16.5658531672998</text:p>
              </table:table-cell>
              <table:table-cell office:value-type="float" office:value="16.5311514203412">
                <text:p>16.5311514203412</text:p>
              </table:table-cell>
              <table:table-cell office:value-type="float" office:value="16.5291749082686">
                <text:p>16.5291749082686</text:p>
              </table:table-cell>
              <table:table-cell office:value-type="float" office:value="16.5920601116837">
                <text:p>16.5920601116837</text:p>
              </table:table-cell>
              <table:table-cell office:value-type="float" office:value="16.7865260878873">
                <text:p>16.78652608788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45">
                <text:p>0.545</text:p>
              </table:table-cell>
              <table:table-cell office:value-type="float" office:value="16.8491087126454">
                <text:p>16.8491087126454</text:p>
              </table:table-cell>
              <table:table-cell office:value-type="float" office:value="16.7937286224555">
                <text:p>16.7937286224555</text:p>
              </table:table-cell>
              <table:table-cell office:value-type="float" office:value="16.7364662875966">
                <text:p>16.7364662875966</text:p>
              </table:table-cell>
              <table:table-cell office:value-type="float" office:value="16.6788267038322">
                <text:p>16.6788267038322</text:p>
              </table:table-cell>
              <table:table-cell office:value-type="float" office:value="16.6235602481">
                <text:p>16.6235602481</text:p>
              </table:table-cell>
              <table:table-cell office:value-type="float" office:value="16.5756251386579">
                <text:p>16.5756251386579</text:p>
              </table:table-cell>
              <table:table-cell office:value-type="float" office:value="16.5439711979527">
                <text:p>16.5439711979527</text:p>
              </table:table-cell>
              <table:table-cell office:value-type="float" office:value="16.5449524517611">
                <text:p>16.5449524517611</text:p>
              </table:table-cell>
              <table:table-cell office:value-type="float" office:value="16.6093845381084">
                <text:p>16.6093845381084</text:p>
              </table:table-cell>
              <table:table-cell office:value-type="float" office:value="16.8007569092956">
                <text:p>16.80075690929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47">
                <text:p>0.547</text:p>
              </table:table-cell>
              <table:table-cell office:value-type="float" office:value="16.850021557932">
                <text:p>16.850021557932</text:p>
              </table:table-cell>
              <table:table-cell office:value-type="float" office:value="16.7958187603777">
                <text:p>16.7958187603777</text:p>
              </table:table-cell>
              <table:table-cell office:value-type="float" office:value="16.7400098600037">
                <text:p>16.7400098600037</text:p>
              </table:table-cell>
              <table:table-cell office:value-type="float" office:value="16.6841615120392">
                <text:p>16.6841615120392</text:p>
              </table:table-cell>
              <table:table-cell office:value-type="float" office:value="16.6310805552955">
                <text:p>16.6310805552955</text:p>
              </table:table-cell>
              <table:table-cell office:value-type="float" office:value="16.5857404309246">
                <text:p>16.5857404309246</text:p>
              </table:table-cell>
              <table:table-cell office:value-type="float" office:value="16.5569718047409">
                <text:p>16.5569718047409</text:p>
              </table:table-cell>
              <table:table-cell office:value-type="float" office:value="16.5606578155968">
                <text:p>16.5606578155968</text:p>
              </table:table-cell>
              <table:table-cell office:value-type="float" office:value="16.6263345410114">
                <text:p>16.6263345410114</text:p>
              </table:table-cell>
              <table:table-cell office:value-type="float" office:value="16.8144837953583">
                <text:p>16.81448379535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49">
                <text:p>0.549</text:p>
              </table:table-cell>
              <table:table-cell office:value-type="float" office:value="16.8513740760681">
                <text:p>16.8513740760681</text:p>
              </table:table-cell>
              <table:table-cell office:value-type="float" office:value="16.7983526985352">
                <text:p>16.7983526985352</text:p>
              </table:table-cell>
              <table:table-cell office:value-type="float" office:value="16.7439926044496">
                <text:p>16.7439926044496</text:p>
              </table:table-cell>
              <table:table-cell office:value-type="float" office:value="16.6899149713552">
                <text:p>16.6899149713552</text:p>
              </table:table-cell>
              <table:table-cell office:value-type="float" office:value="16.6389714522725">
                <text:p>16.6389714522725</text:p>
              </table:table-cell>
              <table:table-cell office:value-type="float" office:value="16.5961331563795">
                <text:p>16.5961331563795</text:p>
              </table:table-cell>
              <table:table-cell office:value-type="float" office:value="16.5700899565539">
                <text:p>16.5700899565539</text:p>
              </table:table-cell>
              <table:table-cell office:value-type="float" office:value="16.5762428729208">
                <text:p>16.5762428729208</text:p>
              </table:table-cell>
              <table:table-cell office:value-type="float" office:value="16.6428949017211">
                <text:p>16.6428949017211</text:p>
              </table:table-cell>
              <table:table-cell office:value-type="float" office:value="16.8277261667926">
                <text:p>16.82772616679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51">
                <text:p>0.551</text:p>
              </table:table-cell>
              <table:table-cell office:value-type="float" office:value="16.8531247260626">
                <text:p>16.8531247260626</text:p>
              </table:table-cell>
              <table:table-cell office:value-type="float" office:value="16.8012858318027">
                <text:p>16.8012858318027</text:p>
              </table:table-cell>
              <table:table-cell office:value-type="float" office:value="16.748366285761">
                <text:p>16.748366285761</text:p>
              </table:table-cell>
              <table:table-cell office:value-type="float" office:value="16.6960348031524">
                <text:p>16.6960348031524</text:p>
              </table:table-cell>
              <table:table-cell office:value-type="float" office:value="16.6471768349057">
                <text:p>16.6471768349057</text:p>
              </table:table-cell>
              <table:table-cell office:value-type="float" office:value="16.6067453149743">
                <text:p>16.6067453149743</text:p>
              </table:table-cell>
              <table:table-cell office:value-type="float" office:value="16.5832713734511">
                <text:p>16.5832713734511</text:p>
              </table:table-cell>
              <table:table-cell office:value-type="float" office:value="16.5916684926949">
                <text:p>16.5916684926949</text:p>
              </table:table-cell>
              <table:table-cell office:value-type="float" office:value="16.6590562983136">
                <text:p>16.6590562983136</text:p>
              </table:table-cell>
              <table:table-cell office:value-type="float" office:value="16.8405035134227">
                <text:p>16.84050351342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53">
                <text:p>0.553</text:p>
              </table:table-cell>
              <table:table-cell office:value-type="float" office:value="16.8552359639703">
                <text:p>16.8552359639703</text:p>
              </table:table-cell>
              <table:table-cell office:value-type="float" office:value="16.8045778178477">
                <text:p>16.8045778178477</text:p>
              </table:table-cell>
              <table:table-cell office:value-type="float" office:value="16.7530873107287">
                <text:p>16.7530873107287</text:p>
              </table:table-cell>
              <table:table-cell office:value-type="float" office:value="16.7024739191808">
                <text:p>16.7024739191808</text:p>
              </table:table-cell>
              <table:table-cell office:value-type="float" office:value="16.6556465621833">
                <text:p>16.6556465621833</text:p>
              </table:table-cell>
              <table:table-cell office:value-type="float" office:value="16.6175258444868">
                <text:p>16.6175258444868</text:p>
              </table:table-cell>
              <table:table-cell office:value-type="float" office:value="16.5964695688857">
                <text:p>16.5964695688857</text:p>
              </table:table-cell>
              <table:table-cell office:value-type="float" office:value="16.6069030768075">
                <text:p>16.6069030768075</text:p>
              </table:table-cell>
              <table:table-cell office:value-type="float" office:value="16.6748140352608">
                <text:p>16.6748140352608</text:p>
              </table:table-cell>
              <table:table-cell office:value-type="float" office:value="16.852835086269">
                <text:p>16.8528350862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55">
                <text:p>0.555</text:p>
              </table:table-cell>
              <table:table-cell office:value-type="float" office:value="16.8576737460251">
                <text:p>16.8576737460251</text:p>
              </table:table-cell>
              <table:table-cell office:value-type="float" office:value="16.8081920633379">
                <text:p>16.8081920633379</text:p>
              </table:table-cell>
              <table:table-cell office:value-type="float" office:value="16.7581161894442">
                <text:p>16.7581161894442</text:p>
              </table:table-cell>
              <table:table-cell office:value-type="float" office:value="16.7091898400116">
                <text:p>16.7091898400116</text:p>
              </table:table-cell>
              <table:table-cell office:value-type="float" office:value="16.664335794402">
                <text:p>16.664335794402</text:p>
              </table:table-cell>
              <table:table-cell office:value-type="float" office:value="16.6284298129172">
                <text:p>16.6284298129172</text:p>
              </table:table-cell>
              <table:table-cell office:value-type="float" office:value="16.6096448217043">
                <text:p>16.6096448217043</text:p>
              </table:table-cell>
              <table:table-cell office:value-type="float" office:value="16.6219213504799">
                <text:p>16.6219213504799</text:p>
              </table:table-cell>
              <table:table-cell office:value-type="float" office:value="16.6901670490098">
                <text:p>16.6901670490098</text:p>
              </table:table-cell>
              <table:table-cell office:value-type="float" office:value="16.8647397030005">
                <text:p>16.86473970300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57">
                <text:p>0.557</text:p>
              </table:table-cell>
              <table:table-cell office:value-type="float" office:value="16.8604070949568">
                <text:p>16.8604070949568</text:p>
              </table:table-cell>
              <table:table-cell office:value-type="float" office:value="16.8120952769224">
                <text:p>16.8120952769224</text:p>
              </table:table-cell>
              <table:table-cell office:value-type="float" office:value="16.7634170659459">
                <text:p>16.7634170659459</text:p>
              </table:table-cell>
              <table:table-cell office:value-type="float" office:value="16.7161441851589">
                <text:p>16.7161441851589</text:p>
              </table:table-cell>
              <table:table-cell office:value-type="float" office:value="16.6732044079353">
                <text:p>16.6732044079353</text:p>
              </table:table-cell>
              <table:table-cell office:value-type="float" office:value="16.6394177018141">
                <text:p>16.6394177018141</text:p>
              </table:table-cell>
              <table:table-cell office:value-type="float" office:value="16.6227632745065">
                <text:p>16.6227632745065</text:p>
              </table:table-cell>
              <table:table-cell office:value-type="float" office:value="16.6367033336905">
                <text:p>16.6367033336905</text:p>
              </table:table-cell>
              <table:table-cell office:value-type="float" office:value="16.7051171008382">
                <text:p>16.7051171008382</text:p>
              </table:table-cell>
              <table:table-cell office:value-type="float" office:value="16.8762356039525">
                <text:p>16.87623560395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59">
                <text:p>0.559</text:p>
              </table:table-cell>
              <table:table-cell office:value-type="float" office:value="16.8634077532938">
                <text:p>16.8634077532938</text:p>
              </table:table-cell>
              <table:table-cell office:value-type="float" office:value="16.8162571077794">
                <text:p>16.8162571077794</text:p>
              </table:table-cell>
              <table:table-cell office:value-type="float" office:value="16.7689573339141">
                <text:p>16.7689573339141</text:p>
              </table:table-cell>
              <table:table-cell office:value-type="float" office:value="16.723302249111">
                <text:p>16.723302249111</text:p>
              </table:table-cell>
              <table:table-cell office:value-type="float" office:value="16.6822165004486">
                <text:p>16.6822165004486</text:p>
              </table:table-cell>
              <table:table-cell office:value-type="float" office:value="16.6504547941447">
                <text:p>16.6504547941447</text:p>
              </table:table-cell>
              <table:table-cell office:value-type="float" office:value="16.6357961685371">
                <text:p>16.6357961685371</text:p>
              </table:table-cell>
              <table:table-cell office:value-type="float" office:value="16.6512334930931">
                <text:p>16.6512334930931</text:p>
              </table:table-cell>
              <table:table-cell office:value-type="float" office:value="16.7196681485172">
                <text:p>16.7196681485172</text:p>
              </table:table-cell>
              <table:table-cell office:value-type="float" office:value="16.8873403762049">
                <text:p>16.88734037620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61">
                <text:p>0.561</text:p>
              </table:table-cell>
              <table:table-cell office:value-type="float" office:value="16.8666498730316">
                <text:p>16.8666498730316</text:p>
              </table:table-cell>
              <table:table-cell office:value-type="float" office:value="16.8206498233668">
                <text:p>16.8206498233668</text:p>
              </table:table-cell>
              <table:table-cell office:value-type="float" office:value="16.7747072936723">
                <text:p>16.7747072936723</text:p>
              </table:table-cell>
              <table:table-cell office:value-type="float" office:value="16.7306326210704">
                <text:p>16.7306326210704</text:p>
              </table:table-cell>
              <table:table-cell office:value-type="float" office:value="16.6913399450555">
                <text:p>16.6913399450555</text:p>
              </table:table-cell>
              <table:table-cell office:value-type="float" office:value="16.6615106243431">
                <text:p>16.6615106243431</text:p>
              </table:table-cell>
              <table:table-cell office:value-type="float" office:value="16.6487191679183">
                <text:p>16.6487191679183</text:p>
              </table:table-cell>
              <table:table-cell office:value-type="float" office:value="16.6655000161926">
                <text:p>16.6655000161926</text:p>
              </table:table-cell>
              <table:table-cell office:value-type="float" office:value="16.7338258308036">
                <text:p>16.7338258308036</text:p>
              </table:table-cell>
              <table:table-cell office:value-type="float" office:value="16.8980708969124">
                <text:p>16.89807089691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63">
                <text:p>0.563</text:p>
              </table:table-cell>
              <table:table-cell office:value-type="float" office:value="16.8701097595012">
                <text:p>16.8701097595012</text:p>
              </table:table-cell>
              <table:table-cell office:value-type="float" office:value="16.8252480407821">
                <text:p>16.8252480407821</text:p>
              </table:table-cell>
              <table:table-cell office:value-type="float" office:value="16.7806398628453">
                <text:p>16.7806398628453</text:p>
              </table:table-cell>
              <table:table-cell office:value-type="float" office:value="16.7381068597504">
                <text:p>16.7381068597504</text:p>
              </table:table-cell>
              <table:table-cell office:value-type="float" office:value="16.7005460044005">
                <text:p>16.7005460044005</text:p>
              </table:table-cell>
              <table:table-cell office:value-type="float" office:value="16.6725585008156">
                <text:p>16.6725585008156</text:p>
              </table:table-cell>
              <table:table-cell office:value-type="float" office:value="16.6615117802562">
                <text:p>16.6615117802562</text:p>
              </table:table-cell>
              <table:table-cell office:value-type="float" office:value="16.679494207761">
                <text:p>16.679494207761</text:p>
              </table:table-cell>
              <table:table-cell office:value-type="float" office:value="16.7475970622915">
                <text:p>16.7475970622915</text:p>
              </table:table-cell>
              <table:table-cell office:value-type="float" office:value="16.9084433112162">
                <text:p>16.9084433112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65">
                <text:p>0.565</text:p>
              </table:table-cell>
              <table:table-cell office:value-type="float" office:value="16.8737656588229">
                <text:p>16.8737656588229</text:p>
              </table:table-cell>
              <table:table-cell office:value-type="float" office:value="16.8300285012817">
                <text:p>16.8300285012817</text:p>
              </table:table-cell>
              <table:table-cell office:value-type="float" office:value="16.7867303303606">
                <text:p>16.7867303303606</text:p>
              </table:table-cell>
              <table:table-cell office:value-type="float" office:value="16.7456992130507">
                <text:p>16.7456992130507</text:p>
              </table:table-cell>
              <table:table-cell office:value-type="float" office:value="16.7098089944497">
                <text:p>16.7098089944497</text:p>
              </table:table-cell>
              <table:table-cell office:value-type="float" office:value="16.6835750896986">
                <text:p>16.6835750896986</text:p>
              </table:table-cell>
              <table:table-cell office:value-type="float" office:value="16.6741568588588">
                <text:p>16.6741568588588</text:p>
              </table:table-cell>
              <table:table-cell office:value-type="float" office:value="16.6932099872283">
                <text:p>16.6932099872283</text:p>
              </table:table-cell>
              <table:table-cell office:value-type="float" office:value="16.760989715294">
                <text:p>16.760989715294</text:p>
              </table:table-cell>
              <table:table-cell office:value-type="float" office:value="16.918473034531">
                <text:p>16.9184730345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67">
                <text:p>0.567</text:p>
              </table:table-cell>
              <table:table-cell office:value-type="float" office:value="16.8775975520264">
                <text:p>16.8775975520264</text:p>
              </table:table-cell>
              <table:table-cell office:value-type="float" office:value="16.8349698547552">
                <text:p>16.8349698547552</text:p>
              </table:table-cell>
              <table:table-cell office:value-type="float" office:value="16.7929561229377">
                <text:p>16.7929561229377</text:p>
              </table:table-cell>
              <table:table-cell office:value-type="float" office:value="16.7533863531377">
                <text:p>16.7533863531377</text:p>
              </table:table-cell>
              <table:table-cell office:value-type="float" office:value="16.7191059690093">
                <text:p>16.7191059690093</text:p>
              </table:table-cell>
              <table:table-cell office:value-type="float" office:value="16.6945400299171">
                <text:p>16.6945400299171</text:p>
              </table:table-cell>
              <table:table-cell office:value-type="float" office:value="16.6866401530642">
                <text:p>16.6866401530642</text:p>
              </table:table-cell>
              <table:table-cell office:value-type="float" office:value="16.7066434476726">
                <text:p>16.7066434476726</text:p>
              </table:table-cell>
              <table:table-cell office:value-type="float" office:value="16.7740123474036">
                <text:p>16.7740123474036</text:p>
              </table:table-cell>
              <table:table-cell office:value-type="float" office:value="16.9281747467277">
                <text:p>16.92817474672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9">
                <text:p>0.569</text:p>
              </table:table-cell>
              <table:table-cell office:value-type="float" office:value="16.8815870063146">
                <text:p>16.8815870063146</text:p>
              </table:table-cell>
              <table:table-cell office:value-type="float" office:value="16.8400524977784">
                <text:p>16.8400524977784</text:p>
              </table:table-cell>
              <table:table-cell office:value-type="float" office:value="16.7992966234863">
                <text:p>16.7992966234863</text:p>
              </table:table-cell>
              <table:table-cell office:value-type="float" office:value="16.7611471640157">
                <text:p>16.7611471640157</text:p>
              </table:table-cell>
              <table:table-cell office:value-type="float" office:value="16.7284164608455">
                <text:p>16.7284164608455</text:p>
              </table:table-cell>
              <table:table-cell office:value-type="float" office:value="16.705435614455">
                <text:p>16.705435614455</text:p>
              </table:table-cell>
              <table:table-cell office:value-type="float" office:value="16.6989499397036">
                <text:p>16.6989499397036</text:p>
              </table:table-cell>
              <table:table-cell office:value-type="float" office:value="16.7197925069904">
                <text:p>16.7197925069904</text:p>
              </table:table-cell>
              <table:table-cell office:value-type="float" office:value="16.7866740075442">
                <text:p>16.7866740075442</text:p>
              </table:table-cell>
              <table:table-cell office:value-type="float" office:value="16.9375624235969">
                <text:p>16.93756242359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71">
                <text:p>0.571</text:p>
              </table:table-cell>
              <table:table-cell office:value-type="float" office:value="16.885717012986">
                <text:p>16.885717012986</text:p>
              </table:table-cell>
              <table:table-cell office:value-type="float" office:value="16.845258402937">
                <text:p>16.845258402937</text:p>
              </table:table-cell>
              <table:table-cell office:value-type="float" office:value="16.8057329842125">
                <text:p>16.8057329842125</text:p>
              </table:table-cell>
              <table:table-cell office:value-type="float" office:value="16.768962527277">
                <text:p>16.768962527277</text:p>
              </table:table-cell>
              <table:table-cell office:value-type="float" office:value="16.7377222261755">
                <text:p>16.7377222261755</text:p>
              </table:table-cell>
              <table:table-cell office:value-type="float" office:value="16.7162464836451">
                <text:p>16.7162464836451</text:p>
              </table:table-cell>
              <table:table-cell office:value-type="float" office:value="16.7110766781337">
                <text:p>16.7110766781337</text:p>
              </table:table-cell>
              <table:table-cell office:value-type="float" office:value="16.732656588785">
                <text:p>16.732656588785</text:p>
              </table:table-cell>
              <table:table-cell office:value-type="float" office:value="16.7989840559068">
                <text:p>16.7989840559068</text:p>
              </table:table-cell>
              <table:table-cell office:value-type="float" office:value="16.946649343962">
                <text:p>16.9466493439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3">
                <text:p>0.573</text:p>
              </table:table-cell>
              <table:table-cell office:value-type="float" office:value="16.8899718732119">
                <text:p>16.8899718732119</text:p>
              </table:table-cell>
              <table:table-cell office:value-type="float" office:value="16.8505709926057">
                <text:p>16.8505709926057</text:p>
              </table:table-cell>
              <table:table-cell office:value-type="float" office:value="16.8122479826664">
                <text:p>16.8122479826664</text:p>
              </table:table-cell>
              <table:table-cell office:value-type="float" office:value="16.7768151514344">
                <text:p>16.7768151514344</text:p>
              </table:table-cell>
              <table:table-cell office:value-type="float" office:value="16.7470070364061">
                <text:p>16.7470070364061</text:p>
              </table:table-cell>
              <table:table-cell office:value-type="float" office:value="16.7269593733855">
                <text:p>16.7269593733855</text:p>
              </table:table-cell>
              <table:table-cell office:value-type="float" office:value="16.723012730592">
                <text:p>16.723012730592</text:p>
              </table:table-cell>
              <table:table-cell office:value-type="float" office:value="16.745236374046">
                <text:p>16.745236374046</text:p>
              </table:table-cell>
              <table:table-cell office:value-type="float" office:value="16.8109520421857">
                <text:p>16.8109520421857</text:p>
              </table:table-cell>
              <table:table-cell office:value-type="float" office:value="16.9554481271956">
                <text:p>16.95544812719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5">
                <text:p>0.575</text:p>
              </table:table-cell>
              <table:table-cell office:value-type="float" office:value="16.8943370809982">
                <text:p>16.8943370809982</text:p>
              </table:table-cell>
              <table:table-cell office:value-type="float" office:value="16.8559750124893">
                <text:p>16.8559750124893</text:p>
              </table:table-cell>
              <table:table-cell office:value-type="float" office:value="16.8188258797706">
                <text:p>16.8188258797706</text:p>
              </table:table-cell>
              <table:table-cell office:value-type="float" office:value="16.7846894059623">
                <text:p>16.7846894059623</text:p>
              </table:table-cell>
              <table:table-cell office:value-type="float" office:value="16.7562564789521">
                <text:p>16.7562564789521</text:p>
              </table:table-cell>
              <table:table-cell office:value-type="float" office:value="16.7375628792821">
                <text:p>16.7375628792821</text:p>
              </table:table-cell>
              <table:table-cell office:value-type="float" office:value="16.7347521064331">
                <text:p>16.7347521064331</text:p>
              </table:table-cell>
              <table:table-cell office:value-type="float" office:value="16.7575335790854">
                <text:p>16.7575335790854</text:p>
              </table:table-cell>
              <table:table-cell office:value-type="float" office:value="16.8225875966436">
                <text:p>16.8225875966436</text:p>
              </table:table-cell>
              <table:table-cell office:value-type="float" office:value="16.9639707574456">
                <text:p>16.9639707574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7">
                <text:p>0.577</text:p>
              </table:table-cell>
              <table:table-cell office:value-type="float" office:value="16.898799222961">
                <text:p>16.898799222961</text:p>
              </table:table-cell>
              <table:table-cell office:value-type="float" office:value="16.8614564218445">
                <text:p>16.8614564218445</text:p>
              </table:table-cell>
              <table:table-cell office:value-type="float" office:value="16.825452295076">
                <text:p>16.825452295076</text:p>
              </table:table-cell>
              <table:table-cell office:value-type="float" office:value="16.7925711742923">
                <text:p>16.7925711742923</text:p>
              </table:table-cell>
              <table:table-cell office:value-type="float" office:value="16.7654577806635">
                <text:p>16.7654577806635</text:p>
              </table:table-cell>
              <table:table-cell office:value-type="float" office:value="16.7480472494153">
                <text:p>16.7480472494153</text:p>
              </table:table-cell>
              <table:table-cell office:value-type="float" office:value="16.7462902417389">
                <text:p>16.7462902417389</text:p>
              </table:table-cell>
              <table:table-cell office:value-type="float" office:value="16.7695507704161">
                <text:p>16.7695507704161</text:p>
              </table:table-cell>
              <table:table-cell office:value-type="float" office:value="16.8339003465772">
                <text:p>16.8339003465772</text:p>
              </table:table-cell>
              <table:table-cell office:value-type="float" office:value="16.9722286127074">
                <text:p>16.97222861270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79">
                <text:p>0.579</text:p>
              </table:table-cell>
              <table:table-cell office:value-type="float" office:value="16.9033458896206">
                <text:p>16.9033458896206</text:p>
              </table:table-cell>
              <table:table-cell office:value-type="float" office:value="16.8670022955179">
                <text:p>16.8670022955179</text:p>
              </table:table-cell>
              <table:table-cell office:value-type="float" office:value="16.832114094647">
                <text:p>16.832114094647</text:p>
              </table:table-cell>
              <table:table-cell office:value-type="float" office:value="16.8004477212452">
                <text:p>16.8004477212452</text:p>
              </table:table-cell>
              <table:table-cell office:value-type="float" office:value="16.7745996491218">
                <text:p>16.7745996491218</text:p>
              </table:table-cell>
              <table:table-cell office:value-type="float" office:value="16.7584042002356">
                <text:p>16.7584042002356</text:p>
              </table:table-cell>
              <table:table-cell office:value-type="float" office:value="16.7576238074721">
                <text:p>16.7576238074721</text:p>
              </table:table-cell>
              <table:table-cell office:value-type="float" office:value="16.7812912086084">
                <text:p>16.7812912086084</text:p>
              </table:table-cell>
              <table:table-cell office:value-type="float" office:value="16.8448998511162">
                <text:p>16.8448998511162</text:p>
              </table:table-cell>
              <table:table-cell office:value-type="float" office:value="16.9802324948508">
                <text:p>16.98023249485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1">
                <text:p>0.581</text:p>
              </table:table-cell>
              <table:table-cell office:value-type="float" office:value="16.9079655966781">
                <text:p>16.9079655966781</text:p>
              </table:table-cell>
              <table:table-cell office:value-type="float" office:value="16.8726007362756">
                <text:p>16.8726007362756</text:p>
              </table:table-cell>
              <table:table-cell office:value-type="float" office:value="16.8387992900465">
                <text:p>16.8387992900465</text:p>
              </table:table-cell>
              <table:table-cell office:value-type="float" office:value="16.8083075733011">
                <text:p>16.8083075733011</text:p>
              </table:table-cell>
              <table:table-cell office:value-type="float" office:value="16.7836721299218">
                <text:p>16.7836721299218</text:p>
              </table:table-cell>
              <table:table-cell office:value-type="float" office:value="16.7686267530222">
                <text:p>16.7686267530222</text:p>
              </table:table-cell>
              <table:table-cell office:value-type="float" office:value="16.7687505425275">
                <text:p>16.7687505425275</text:p>
              </table:table-cell>
              <table:table-cell office:value-type="float" office:value="16.7927587167223">
                <text:p>16.7927587167223</text:p>
              </table:table-cell>
              <table:table-cell office:value-type="float" office:value="16.8555955509549">
                <text:p>16.8555955509549</text:p>
              </table:table-cell>
              <table:table-cell office:value-type="float" office:value="16.9879926600158">
                <text:p>16.98799266001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83">
                <text:p>0.583</text:p>
              </table:table-cell>
              <table:table-cell office:value-type="float" office:value="16.9126477124091">
                <text:p>16.9126477124091</text:p>
              </table:table-cell>
              <table:table-cell office:value-type="float" office:value="16.878240793901">
                <text:p>16.878240793901</text:p>
              </table:table-cell>
              <table:table-cell office:value-type="float" office:value="16.8454969451102">
                <text:p>16.8454969451102</text:p>
              </table:table-cell>
              <table:table-cell office:value-type="float" office:value="16.8161404084364">
                <text:p>16.8161404084364</text:p>
              </table:table-cell>
              <table:table-cell office:value-type="float" office:value="16.7926664764537">
                <text:p>16.7926664764537</text:p>
              </table:table-cell>
              <table:table-cell office:value-type="float" office:value="16.778709086817">
                <text:p>16.778709086817</text:p>
              </table:table-cell>
              <table:table-cell office:value-type="float" office:value="16.7796691066702">
                <text:p>16.7796691066702</text:p>
              </table:table-cell>
              <table:table-cell office:value-type="float" office:value="16.8039575677006">
                <text:p>16.8039575677006</text:p>
              </table:table-cell>
              <table:table-cell office:value-type="float" office:value="16.8659967282617">
                <text:p>16.8659967282617</text:p>
              </table:table-cell>
              <table:table-cell office:value-type="float" office:value="16.9955188467693">
                <text:p>16.99551884676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5">
                <text:p>0.585</text:p>
              </table:table-cell>
              <table:table-cell office:value-type="float" office:value="16.9173823936624">
                <text:p>16.9173823936624</text:p>
              </table:table-cell>
              <table:table-cell office:value-type="float" office:value="16.8839123930966">
                <text:p>16.8839123930966</text:p>
              </table:table-cell>
              <table:table-cell office:value-type="float" office:value="16.8521970922339">
                <text:p>16.8521970922339</text:p>
              </table:table-cell>
              <table:table-cell office:value-type="float" office:value="16.8239369569904">
                <text:p>16.8239369569904</text:p>
              </table:table-cell>
              <table:table-cell office:value-type="float" office:value="16.8015750332928">
                <text:p>16.8015750332928</text:p>
              </table:table-cell>
              <table:table-cell office:value-type="float" office:value="16.788646408374">
                <text:p>16.788646408374</text:p>
              </table:table-cell>
              <table:table-cell office:value-type="float" office:value="16.7903789531845">
                <text:p>16.7903789531845</text:p>
              </table:table-cell>
              <table:table-cell office:value-type="float" office:value="16.8148923902509">
                <text:p>16.8148923902509</text:p>
              </table:table-cell>
              <table:table-cell office:value-type="float" office:value="16.8761124773173">
                <text:p>16.8761124773173</text:p>
              </table:table-cell>
              <table:table-cell office:value-type="float" office:value="17.0028203047719">
                <text:p>17.00282030477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7">
                <text:p>0.587</text:p>
              </table:table-cell>
              <table:table-cell office:value-type="float" office:value="16.9221605289876">
                <text:p>16.9221605289876</text:p>
              </table:table-cell>
              <table:table-cell office:value-type="float" office:value="16.8896062687804">
                <text:p>16.8896062687804</text:p>
              </table:table-cell>
              <table:table-cell office:value-type="float" office:value="16.8588906567877">
                <text:p>16.8588906567877</text:p>
              </table:table-cell>
              <table:table-cell office:value-type="float" office:value="16.831688912104">
                <text:p>16.831688912104</text:p>
              </table:table-cell>
              <table:table-cell office:value-type="float" office:value="16.8103911314937">
                <text:p>16.8103911314937</text:p>
              </table:table-cell>
              <table:table-cell office:value-type="float" office:value="16.7984348369273">
                <text:p>16.7984348369273</text:p>
              </table:table-cell>
              <table:table-cell office:value-type="float" office:value="16.8008802184089">
                <text:p>16.8008802184089</text:p>
              </table:table-cell>
              <table:table-cell office:value-type="float" office:value="16.8255680901238">
                <text:p>16.8255680901238</text:p>
              </table:table-cell>
              <table:table-cell office:value-type="float" office:value="16.8859516835862">
                <text:p>16.8859516835862</text:p>
              </table:table-cell>
              <table:table-cell office:value-type="float" office:value="17.0099058232424">
                <text:p>17.00990582324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">
                <text:p>0.589</text:p>
              </table:table-cell>
              <table:table-cell office:value-type="float" office:value="16.9269736789739">
                <text:p>16.9269736789739</text:p>
              </table:table-cell>
              <table:table-cell office:value-type="float" office:value="16.8953139001054">
                <text:p>16.8953139001054</text:p>
              </table:table-cell>
              <table:table-cell office:value-type="float" office:value="16.8655693817558">
                <text:p>16.8655693817558</text:p>
              </table:table-cell>
              <table:table-cell office:value-type="float" office:value="16.8393888422082">
                <text:p>16.8393888422082</text:p>
              </table:table-cell>
              <table:table-cell office:value-type="float" office:value="16.8191089882783">
                <text:p>16.8191089882783</text:p>
              </table:table-cell>
              <table:table-cell office:value-type="float" office:value="16.8080712959132">
                <text:p>16.8080712959132</text:p>
              </table:table-cell>
              <table:table-cell office:value-type="float" office:value="16.8111736197191">
                <text:p>16.8111736197191</text:p>
              </table:table-cell>
              <table:table-cell office:value-type="float" office:value="16.8359897780112">
                <text:p>16.8359897780112</text:p>
              </table:table-cell>
              <table:table-cell office:value-type="float" office:value="16.8955230028483">
                <text:p>16.8955230028483</text:p>
              </table:table-cell>
              <table:table-cell office:value-type="float" office:value="17.0167837514959">
                <text:p>17.01678375149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1">
                <text:p>0.591</text:p>
              </table:table-cell>
              <table:table-cell office:value-type="float" office:value="16.9318140347794">
                <text:p>16.9318140347794</text:p>
              </table:table-cell>
              <table:table-cell office:value-type="float" office:value="16.9010274612624">
                <text:p>16.9010274612624</text:p>
              </table:table-cell>
              <table:table-cell office:value-type="float" office:value="16.8722257687697">
                <text:p>16.8722257687697</text:p>
              </table:table-cell>
              <table:table-cell office:value-type="float" office:value="16.8470301205174">
                <text:p>16.8470301205174</text:p>
              </table:table-cell>
              <table:table-cell office:value-type="float" office:value="16.827723625261">
                <text:p>16.827723625261</text:p>
              </table:table-cell>
              <table:table-cell office:value-type="float" office:value="16.8175534252377">
                <text:p>16.8175534252377</text:p>
              </table:table-cell>
              <table:table-cell office:value-type="float" office:value="16.8212603752915">
                <text:p>16.8212603752915</text:p>
              </table:table-cell>
              <table:table-cell office:value-type="float" office:value="16.8461627177628">
                <text:p>16.8461627177628</text:p>
              </table:table-cell>
              <table:table-cell office:value-type="float" office:value="16.9048348555786">
                <text:p>16.9048348555786</text:p>
              </table:table-cell>
              <table:table-cell office:value-type="float" office:value="17.0234620295159">
                <text:p>17.02346202951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3">
                <text:p>0.593</text:p>
              </table:table-cell>
              <table:table-cell office:value-type="float" office:value="16.9366743722403">
                <text:p>16.9366743722403</text:p>
              </table:table-cell>
              <table:table-cell office:value-type="float" office:value="16.9067397694106">
                <text:p>16.9067397694106</text:p>
              </table:table-cell>
              <table:table-cell office:value-type="float" office:value="16.8788530177376">
                <text:p>16.8788530177376</text:p>
              </table:table-cell>
              <table:table-cell office:value-type="float" office:value="16.8546068547624">
                <text:p>16.8546068547624</text:p>
              </table:table-cell>
              <table:table-cell office:value-type="float" office:value="16.8362307888271">
                <text:p>16.8362307888271</text:p>
              </table:table-cell>
              <table:table-cell office:value-type="float" office:value="16.8268794975395">
                <text:p>16.8268794975395</text:p>
              </table:table-cell>
              <table:table-cell office:value-type="float" office:value="16.8311421285889">
                <text:p>16.8311421285889</text:p>
              </table:table-cell>
              <table:table-cell office:value-type="float" office:value="16.8560922773764">
                <text:p>16.8560922773764</text:p>
              </table:table-cell>
              <table:table-cell office:value-type="float" office:value="16.9138954188088">
                <text:p>16.9138954188088</text:p>
              </table:table-cell>
              <table:table-cell office:value-type="float" office:value="17.0299482100795">
                <text:p>17.02994821007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95">
                <text:p>0.595</text:p>
              </table:table-cell>
              <table:table-cell office:value-type="float" office:value="16.9415480067483">
                <text:p>16.9415480067483</text:p>
              </table:table-cell>
              <table:table-cell office:value-type="float" office:value="16.9124442341948">
                <text:p>16.9124442341948</text:p>
              </table:table-cell>
              <table:table-cell office:value-type="float" office:value="16.8854449690319">
                <text:p>16.8854449690319</text:p>
              </table:table-cell>
              <table:table-cell office:value-type="float" office:value="16.8621138207619">
                <text:p>16.8621138207619</text:p>
              </table:table-cell>
              <table:table-cell office:value-type="float" office:value="16.8446268759427">
                <text:p>16.8446268759427</text:p>
              </table:table-cell>
              <table:table-cell office:value-type="float" office:value="16.8360483414123">
                <text:p>16.8360483414123</text:p>
              </table:table-cell>
              <table:table-cell office:value-type="float" office:value="16.8408208803211">
                <text:p>16.8408208803211</text:p>
              </table:table-cell>
              <table:table-cell office:value-type="float" office:value="16.8657838856559">
                <text:p>16.8657838856559</text:p>
              </table:table-cell>
              <table:table-cell office:value-type="float" office:value="16.9227126191257">
                <text:p>16.9227126191257</text:p>
              </table:table-cell>
              <table:table-cell office:value-type="float" office:value="17.0362494772872">
                <text:p>17.03624947728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97">
                <text:p>0.597</text:p>
              </table:table-cell>
              <table:table-cell office:value-type="float" office:value="16.9464287601056">
                <text:p>16.9464287601056</text:p>
              </table:table-cell>
              <table:table-cell office:value-type="float" office:value="16.9181348184305">
                <text:p>16.9181348184305</text:p>
              </table:table-cell>
              <table:table-cell office:value-type="float" office:value="16.8919960567468">
                <text:p>16.8919960567468</text:p>
              </table:table-cell>
              <table:table-cell office:value-type="float" office:value="16.869546407622">
                <text:p>16.869546407622</text:p>
              </table:table-cell>
              <table:table-cell office:value-type="float" office:value="16.8529088726619">
                <text:p>16.8529088726619</text:p>
              </table:table-cell>
              <table:table-cell office:value-type="float" office:value="16.8450592784851">
                <text:p>16.8450592784851</text:p>
              </table:table-cell>
              <table:table-cell office:value-type="float" office:value="16.8502989346168">
                <text:p>16.8502989346168</text:p>
              </table:table-cell>
              <table:table-cell office:value-type="float" office:value="16.875243001543">
                <text:p>16.875243001543</text:p>
              </table:table-cell>
              <table:table-cell office:value-type="float" office:value="16.9312941347338">
                <text:p>16.9312941347338</text:p>
              </table:table-cell>
              <table:table-cell office:value-type="float" office:value="17.0423726710159">
                <text:p>17.04237267101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99">
                <text:p>0.599</text:p>
              </table:table-cell>
              <table:table-cell office:value-type="float" office:value="16.9513109244524">
                <text:p>16.9513109244524</text:p>
              </table:table-cell>
              <table:table-cell office:value-type="float" office:value="16.9238059970487">
                <text:p>16.9238059970487</text:p>
              </table:table-cell>
              <table:table-cell office:value-type="float" office:value="16.8985012613605">
                <text:p>16.8985012613605</text:p>
              </table:table-cell>
              <table:table-cell office:value-type="float" office:value="16.8769005635891">
                <text:p>16.8769005635891</text:p>
              </table:table-cell>
              <table:table-cell office:value-type="float" office:value="16.8610742946218">
                <text:p>16.8610742946218</text:p>
              </table:table-cell>
              <table:table-cell office:value-type="float" office:value="16.8539120635686">
                <text:p>16.8539120635686</text:p>
              </table:table-cell>
              <table:table-cell office:value-type="float" office:value="16.8595788483576">
                <text:p>16.8595788483576</text:p>
              </table:table-cell>
              <table:table-cell office:value-type="float" office:value="16.8844750848441">
                <text:p>16.8844750848441</text:p>
              </table:table-cell>
              <table:table-cell office:value-type="float" office:value="16.9396473951956">
                <text:p>16.9396473951956</text:p>
              </table:table-cell>
              <table:table-cell office:value-type="float" office:value="17.0483243053355">
                <text:p>17.04832430533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01">
                <text:p>0.601</text:p>
              </table:table-cell>
              <table:table-cell office:value-type="float" office:value="16.9561892296045">
                <text:p>16.9561892296045</text:p>
              </table:table-cell>
              <table:table-cell office:value-type="float" office:value="16.9294527197147">
                <text:p>16.9294527197147</text:p>
              </table:table-cell>
              <table:table-cell office:value-type="float" office:value="16.9049560666013">
                <text:p>16.9049560666013</text:p>
              </table:table-cell>
              <table:table-cell office:value-type="float" office:value="16.8841727469194">
                <text:p>16.8841727469194</text:p>
              </table:table-cell>
              <table:table-cell office:value-type="float" office:value="16.8691211335528">
                <text:p>16.8691211335528</text:p>
              </table:table-cell>
              <table:table-cell office:value-type="float" office:value="16.8626068316519">
                <text:p>16.8626068316519</text:p>
              </table:table-cell>
              <table:table-cell office:value-type="float" office:value="16.8686633873618">
                <text:p>16.8686633873618</text:p>
              </table:table-cell>
              <table:table-cell office:value-type="float" office:value="16.8934855722505">
                <text:p>16.8934855722505</text:p>
              </table:table-cell>
              <table:table-cell office:value-type="float" office:value="16.9477795833811">
                <text:p>16.9477795833811</text:p>
              </table:table-cell>
              <table:table-cell office:value-type="float" office:value="17.0541105864159">
                <text:p>17.05411058641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03">
                <text:p>0.603</text:p>
              </table:table-cell>
              <table:table-cell office:value-type="float" office:value="16.9610588170485">
                <text:p>16.9610588170485</text:p>
              </table:table-cell>
              <table:table-cell office:value-type="float" office:value="16.9350703798476">
                <text:p>16.9350703798476</text:p>
              </table:table-cell>
              <table:table-cell office:value-type="float" office:value="16.9113564228734">
                <text:p>16.9113564228734</text:p>
              </table:table-cell>
              <table:table-cell office:value-type="float" office:value="16.8913598838405">
                <text:p>16.8913598838405</text:p>
              </table:table-cell>
              <table:table-cell office:value-type="float" office:value="16.8770478116356">
                <text:p>16.8770478116356</text:p>
              </table:table-cell>
              <table:table-cell office:value-type="float" office:value="16.8711440533751">
                <text:p>16.8711440533751</text:p>
              </table:table-cell>
              <table:table-cell office:value-type="float" office:value="16.8775554909466">
                <text:p>16.8775554909466</text:p>
              </table:table-cell>
              <table:table-cell office:value-type="float" office:value="16.9022798603245">
                <text:p>16.9022798603245</text:p>
              </table:table-cell>
              <table:table-cell office:value-type="float" office:value="16.9556976417769">
                <text:p>16.9556976417769</text:p>
              </table:table-cell>
              <table:table-cell office:value-type="float" office:value="17.059737432773">
                <text:p>17.0597374327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05">
                <text:p>0.605</text:p>
              </table:table-cell>
              <table:table-cell office:value-type="float" office:value="16.9659152033817">
                <text:p>16.9659152033817</text:p>
              </table:table-cell>
              <table:table-cell office:value-type="float" office:value="16.9406547752434">
                <text:p>16.9406547752434</text:p>
              </table:table-cell>
              <table:table-cell office:value-type="float" office:value="16.9176987039807">
                <text:p>16.9176987039807</text:p>
              </table:table-cell>
              <table:table-cell office:value-type="float" office:value="16.8984593212331">
                <text:p>16.8984593212331</text:p>
              </table:table-cell>
              <table:table-cell office:value-type="float" office:value="16.8848531317594">
                <text:p>16.8848531317594</text:p>
              </table:table-cell>
              <table:table-cell office:value-type="float" office:value="16.8795244871012">
                <text:p>16.8795244871012</text:p>
              </table:table-cell>
              <table:table-cell office:value-type="float" office:value="16.8862582328524">
                <text:p>16.8862582328524</text:p>
              </table:table-cell>
              <table:table-cell office:value-type="float" office:value="16.9108632832131">
                <text:p>16.9108632832131</text:p>
              </table:table-cell>
              <table:table-cell office:value-type="float" office:value="16.9634082705856">
                <text:p>16.9634082705856</text:p>
              </table:table-cell>
              <table:table-cell office:value-type="float" office:value="17.0652104842222">
                <text:p>17.06521048422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07">
                <text:p>0.607</text:p>
              </table:table-cell>
              <table:table-cell office:value-type="float" office:value="16.97075426175">
                <text:p>16.97075426175</text:p>
              </table:table-cell>
              <table:table-cell office:value-type="float" office:value="16.9462020847346">
                <text:p>16.9462020847346</text:p>
              </table:table-cell>
              <table:table-cell office:value-type="float" office:value="16.9239796788934">
                <text:p>16.9239796788934</text:p>
              </table:table-cell>
              <table:table-cell office:value-type="float" office:value="16.9054687940831">
                <text:p>16.9054687940831</text:p>
              </table:table-cell>
              <table:table-cell office:value-type="float" office:value="16.8925362427145">
                <text:p>16.8925362427145</text:p>
              </table:table-cell>
              <table:table-cell office:value-type="float" office:value="16.8877491461609">
                <text:p>16.8877491461609</text:p>
              </table:table-cell>
              <table:table-cell office:value-type="float" office:value="16.8947747971471">
                <text:p>16.8947747971471</text:p>
              </table:table-cell>
              <table:table-cell office:value-type="float" office:value="16.9192411043216">
                <text:p>16.9192411043216</text:p>
              </table:table-cell>
              <table:table-cell office:value-type="float" office:value="16.9709179381952">
                <text:p>16.9709179381952</text:p>
              </table:table-cell>
              <table:table-cell office:value-type="float" office:value="17.0705351227852">
                <text:p>17.07053512278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09">
                <text:p>0.609</text:p>
              </table:table-cell>
              <table:table-cell office:value-type="float" office:value="16.9755722039683">
                <text:p>16.9755722039683</text:p>
              </table:table-cell>
              <table:table-cell office:value-type="float" office:value="16.95170884596">
                <text:p>16.95170884596</text:p>
              </table:table-cell>
              <table:table-cell office:value-type="float" office:value="16.9301964851423">
                <text:p>16.9301964851423</text:p>
              </table:table-cell>
              <table:table-cell office:value-type="float" office:value="16.9123863951665">
                <text:p>16.9123863951665</text:p>
              </table:table-cell>
              <table:table-cell office:value-type="float" office:value="16.900096607211">
                <text:p>16.900096607211</text:p>
              </table:table-cell>
              <table:table-cell office:value-type="float" office:value="16.8958192692527">
                <text:p>16.8958192692527</text:p>
              </table:table-cell>
              <table:table-cell office:value-type="float" office:value="16.9031084569685">
                <text:p>16.9031084569685</text:p>
              </table:table-cell>
              <table:table-cell office:value-type="float" office:value="16.9274185095691">
                <text:p>16.9274185095691</text:p>
              </table:table-cell>
              <table:table-cell office:value-type="float" office:value="16.9782328912403">
                <text:p>16.9782328912403</text:p>
              </table:table-cell>
              <table:table-cell office:value-type="float" office:value="17.0757164916396">
                <text:p>17.07571649163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11">
                <text:p>0.611</text:p>
              </table:table-cell>
              <table:table-cell office:value-type="float" office:value="16.9803655448222">
                <text:p>16.9803655448222</text:p>
              </table:table-cell>
              <table:table-cell office:value-type="float" office:value="16.9571719184492">
                <text:p>16.9571719184492</text:p>
              </table:table-cell>
              <table:table-cell office:value-type="float" office:value="16.9363465897864">
                <text:p>16.9363465897864</text:p>
              </table:table-cell>
              <table:table-cell office:value-type="float" office:value="16.919210533961">
                <text:p>16.919210533961</text:p>
              </table:table-cell>
              <table:table-cell office:value-type="float" office:value="16.9075339602722">
                <text:p>16.9075339602722</text:p>
              </table:table-cell>
              <table:table-cell office:value-type="float" office:value="16.9037362817269">
                <text:p>16.9037362817269</text:p>
              </table:table-cell>
              <table:table-cell office:value-type="float" office:value="16.9112625437782">
                <text:p>16.9112625437782</text:p>
              </table:table-cell>
              <table:table-cell office:value-type="float" office:value="16.935400589677">
                <text:p>16.935400589677</text:p>
              </table:table-cell>
              <table:table-cell office:value-type="float" office:value="16.9853591512314">
                <text:p>16.9853591512314</text:p>
              </table:table-cell>
              <table:table-cell office:value-type="float" office:value="17.0807594976987">
                <text:p>17.08075949769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3">
                <text:p>0.613</text:p>
              </table:table-cell>
              <table:table-cell office:value-type="float" office:value="16.9851310892666">
                <text:p>16.9851310892666</text:p>
              </table:table-cell>
              <table:table-cell office:value-type="float" office:value="16.9625884667745">
                <text:p>16.9625884667745</text:p>
              </table:table-cell>
              <table:table-cell office:value-type="float" office:value="16.9424277688113">
                <text:p>16.9424277688113</text:p>
              </table:table-cell>
              <table:table-cell office:value-type="float" office:value="16.925939913198">
                <text:p>16.925939913198</text:p>
              </table:table-cell>
              <table:table-cell office:value-type="float" office:value="16.9148482849862">
                <text:p>16.9148482849862</text:p>
              </table:table-cell>
              <table:table-cell office:value-type="float" office:value="16.9115017741283">
                <text:p>16.9115017741283</text:p>
              </table:table-cell>
              <table:table-cell office:value-type="float" office:value="16.9192404335856">
                <text:p>16.9192404335856</text:p>
              </table:table-cell>
              <table:table-cell office:value-type="float" office:value="16.9431923387469">
                <text:p>16.9431923387469</text:p>
              </table:table-cell>
              <table:table-cell office:value-type="float" office:value="16.9923025267294">
                <text:p>16.9923025267294</text:p>
              </table:table-cell>
              <table:table-cell office:value-type="float" office:value="17.0856688304496">
                <text:p>17.08566883044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5">
                <text:p>0.615</text:p>
              </table:table-cell>
              <table:table-cell office:value-type="float" office:value="16.9898659147185">
                <text:p>16.9898659147185</text:p>
              </table:table-cell>
              <table:table-cell office:value-type="float" office:value="16.9679559399501">
                <text:p>16.9679559399501</text:p>
              </table:table-cell>
              <table:table-cell office:value-type="float" office:value="16.9484380837041">
                <text:p>16.9484380837041</text:p>
              </table:table-cell>
              <table:table-cell office:value-type="float" office:value="16.9325735033522">
                <text:p>16.9325735033522</text:p>
              </table:table-cell>
              <table:table-cell office:value-type="float" office:value="16.9220397867536">
                <text:p>16.9220397867536</text:p>
              </table:table-cell>
              <table:table-cell office:value-type="float" office:value="16.9191174794334">
                <text:p>16.9191174794334</text:p>
              </table:table-cell>
              <table:table-cell office:value-type="float" office:value="16.9270455314837">
                <text:p>16.9270455314837</text:p>
              </table:table-cell>
              <table:table-cell office:value-type="float" office:value="16.9507986500575">
                <text:p>16.9507986500575</text:p>
              </table:table-cell>
              <table:table-cell office:value-type="float" office:value="16.9990686211249">
                <text:p>16.9990686211249</text:p>
              </table:table-cell>
              <table:table-cell office:value-type="float" office:value="17.0904489749368">
                <text:p>17.09044897493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17">
                <text:p>0.617</text:p>
              </table:table-cell>
              <table:table-cell office:value-type="float" office:value="16.9945673491567">
                <text:p>16.9945673491567</text:p>
              </table:table-cell>
              <table:table-cell office:value-type="float" office:value="16.9732720476981">
                <text:p>16.9732720476981</text:p>
              </table:table-cell>
              <table:table-cell office:value-type="float" office:value="16.9543758557443">
                <text:p>16.9543758557443</text:p>
              </table:table-cell>
              <table:table-cell office:value-type="float" office:value="16.9391105155389">
                <text:p>16.9391105155389</text:p>
              </table:table-cell>
              <table:table-cell office:value-type="float" office:value="16.9291088664387">
                <text:p>16.9291088664387</text:p>
              </table:table-cell>
              <table:table-cell office:value-type="float" office:value="16.9265852493441">
                <text:p>16.9265852493441</text:p>
              </table:table-cell>
              <table:table-cell office:value-type="float" office:value="16.9346812548745">
                <text:p>16.9346812548745</text:p>
              </table:table-cell>
              <table:table-cell office:value-type="float" office:value="16.9582243095559">
                <text:p>16.9582243095559</text:p>
              </table:table-cell>
              <table:table-cell office:value-type="float" office:value="17.0056628366773">
                <text:p>17.0056628366773</text:p>
              </table:table-cell>
              <table:table-cell office:value-type="float" office:value="17.0951042197152">
                <text:p>17.09510421971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19">
                <text:p>0.619</text:p>
              </table:table-cell>
              <table:table-cell office:value-type="float" office:value="16.9992329564096">
                <text:p>16.9992329564096</text:p>
              </table:table-cell>
              <table:table-cell office:value-type="float" office:value="16.9785347432374">
                <text:p>16.9785347432374</text:p>
              </table:table-cell>
              <table:table-cell office:value-type="float" office:value="16.9602396465289">
                <text:p>16.9602396465289</text:p>
              </table:table-cell>
              <table:table-cell office:value-type="float" office:value="16.945550380603">
                <text:p>16.945550380603</text:p>
              </table:table-cell>
              <table:table-cell office:value-type="float" office:value="16.9360560997577">
                <text:p>16.9360560997577</text:p>
              </table:table-cell>
              <table:table-cell office:value-type="float" office:value="16.933907036768">
                <text:p>16.933907036768</text:p>
              </table:table-cell>
              <table:table-cell office:value-type="float" office:value="16.9421510225272">
                <text:p>16.9421510225272</text:p>
              </table:table-cell>
              <table:table-cell office:value-type="float" office:value="16.9654739944508">
                <text:p>16.9654739944508</text:p>
              </table:table-cell>
              <table:table-cell office:value-type="float" office:value="17.0120903827842">
                <text:p>17.0120903827842</text:p>
              </table:table-cell>
              <table:table-cell office:value-type="float" office:value="17.0996386688622">
                <text:p>17.09963866886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21">
                <text:p>0.621</text:p>
              </table:table-cell>
              <table:table-cell office:value-type="float" office:value="17.0038605167467">
                <text:p>17.0038605167467</text:p>
              </table:table-cell>
              <table:table-cell office:value-type="float" office:value="16.983742202462">
                <text:p>16.983742202462</text:p>
              </table:table-cell>
              <table:table-cell office:value-type="float" office:value="16.9660282357213">
                <text:p>16.9660282357213</text:p>
              </table:table-cell>
              <table:table-cell office:value-type="float" office:value="16.951892726069">
                <text:p>16.951892726069</text:p>
              </table:table-cell>
              <table:table-cell office:value-type="float" office:value="16.9428822149469">
                <text:p>16.9428822149469</text:p>
              </table:table-cell>
              <table:table-cell office:value-type="float" office:value="16.9410848766694">
                <text:p>16.9410848766694</text:p>
              </table:table-cell>
              <table:table-cell office:value-type="float" office:value="16.9494582416493">
                <text:p>16.9494582416493</text:p>
              </table:table-cell>
              <table:table-cell office:value-type="float" office:value="16.9725522689541">
                <text:p>16.9725522689541</text:p>
              </table:table-cell>
              <table:table-cell office:value-type="float" office:value="17.018356280201">
                <text:p>17.018356280201</text:p>
              </table:table-cell>
              <table:table-cell office:value-type="float" office:value="17.1040562488254">
                <text:p>17.10405624882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23">
                <text:p>0.623</text:p>
              </table:table-cell>
              <table:table-cell office:value-type="float" office:value="17.0084480227293">
                <text:p>17.0084480227293</text:p>
              </table:table-cell>
              <table:table-cell office:value-type="float" office:value="16.9888928163999">
                <text:p>16.9888928163999</text:p>
              </table:table-cell>
              <table:table-cell office:value-type="float" office:value="16.9717406109012">
                <text:p>16.9717406109012</text:p>
              </table:table-cell>
              <table:table-cell office:value-type="float" office:value="16.9581373645485">
                <text:p>16.9581373645485</text:p>
              </table:table-cell>
              <table:table-cell office:value-type="float" office:value="16.9495880815399">
                <text:p>16.9495880815399</text:p>
              </table:table-cell>
              <table:table-cell office:value-type="float" office:value="16.9481208777761">
                <text:p>16.9481208777761</text:p>
              </table:table-cell>
              <table:table-cell office:value-type="float" office:value="16.9566063054665">
                <text:p>16.9566063054665</text:p>
              </table:table-cell>
              <table:table-cell office:value-type="float" office:value="16.9794635900561">
                <text:p>16.9794635900561</text:p>
              </table:table-cell>
              <table:table-cell office:value-type="float" office:value="17.0244653749578">
                <text:p>17.0244653749578</text:p>
              </table:table-cell>
              <table:table-cell office:value-type="float" office:value="17.1083607257444">
                <text:p>17.10836072574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5">
                <text:p>0.625</text:p>
              </table:table-cell>
              <table:table-cell office:value-type="float" office:value="17.0129936532253">
                <text:p>17.0129936532253</text:p>
              </table:table-cell>
              <table:table-cell office:value-type="float" office:value="16.9939851654917">
                <text:p>16.9939851654917</text:p>
              </table:table-cell>
              <table:table-cell office:value-type="float" office:value="16.9773759417207">
                <text:p>16.9773759417207</text:p>
              </table:table-cell>
              <table:table-cell office:value-type="float" office:value="16.9642842680934">
                <text:p>16.9642842680934</text:p>
              </table:table-cell>
              <table:table-cell office:value-type="float" office:value="16.9561746860623">
                <text:p>16.9561746860623</text:p>
              </table:table-cell>
              <table:table-cell office:value-type="float" office:value="16.9550172015236">
                <text:p>16.9550172015236</text:p>
              </table:table-cell>
              <table:table-cell office:value-type="float" office:value="16.9635985776986">
                <text:p>16.9635985776986</text:p>
              </table:table-cell>
              <table:table-cell office:value-type="float" office:value="16.9862122991792">
                <text:p>16.9862122991792</text:p>
              </table:table-cell>
              <table:table-cell office:value-type="float" office:value="17.0304223365094">
                <text:p>17.0304223365094</text:p>
              </table:table-cell>
              <table:table-cell office:value-type="float" office:value="17.1125557045027">
                <text:p>17.11255570450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27">
                <text:p>0.627</text:p>
              </table:table-cell>
              <table:table-cell office:value-type="float" office:value="17.0174957671263">
                <text:p>17.0174957671263</text:p>
              </table:table-cell>
              <table:table-cell office:value-type="float" office:value="16.9990180108719">
                <text:p>16.9990180108719</text:p>
              </table:table-cell>
              <table:table-cell office:value-type="float" office:value="16.9829335693862">
                <text:p>16.9829335693862</text:p>
              </table:table-cell>
              <table:table-cell office:value-type="float" office:value="16.9703335568888">
                <text:p>16.9703335568888</text:p>
              </table:table-cell>
              <table:table-cell office:value-type="float" office:value="16.9626431214921">
                <text:p>16.9626431214921</text:p>
              </table:table-cell>
              <table:table-cell office:value-type="float" office:value="16.9617760544028">
                <text:p>16.9617760544028</text:p>
              </table:table-cell>
              <table:table-cell office:value-type="float" office:value="16.970438390118">
                <text:p>16.970438390118</text:p>
              </table:table-cell>
              <table:table-cell office:value-type="float" office:value="16.9928026266218">
                <text:p>16.9928026266218</text:p>
              </table:table-cell>
              <table:table-cell office:value-type="float" office:value="17.0362316686876">
                <text:p>17.0362316686876</text:p>
              </table:table-cell>
              <table:table-cell office:value-type="float" office:value="17.1166446419047">
                <text:p>17.1166446419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29">
                <text:p>0.629</text:p>
              </table:table-cell>
              <table:table-cell office:value-type="float" office:value="17.0219528864456">
                <text:p>17.0219528864456</text:p>
              </table:table-cell>
              <table:table-cell office:value-type="float" office:value="17.0039902769434">
                <text:p>17.0039902769434</text:p>
              </table:table-cell>
              <table:table-cell office:value-type="float" office:value="16.9884129887601">
                <text:p>16.9884129887601</text:p>
              </table:table-cell>
              <table:table-cell office:value-type="float" office:value="16.9762854814521">
                <text:p>16.9762854814521</text:p>
              </table:table-cell>
              <table:table-cell office:value-type="float" office:value="16.9689945707374">
                <text:p>16.9689945707374</text:p>
              </table:table-cell>
              <table:table-cell office:value-type="float" office:value="16.9683996744373">
                <text:p>16.9683996744373</text:p>
              </table:table-cell>
              <table:table-cell office:value-type="float" office:value="16.9771290339284">
                <text:p>16.9771290339284</text:p>
              </table:table-cell>
              <table:table-cell office:value-type="float" office:value="16.9992386890918">
                <text:p>16.9992386890918</text:p>
              </table:table-cell>
              <table:table-cell office:value-type="float" office:value="17.0418977126814">
                <text:p>17.0418977126814</text:p>
              </table:table-cell>
              <table:table-cell office:value-type="float" office:value="17.1206308505093">
                <text:p>17.12063085050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31">
                <text:p>0.631</text:p>
              </table:table-cell>
              <table:table-cell office:value-type="float" office:value="17.0263636972242">
                <text:p>17.0263636972242</text:p>
              </table:table-cell>
              <table:table-cell office:value-type="float" office:value="17.0089010492373">
                <text:p>17.0089010492373</text:p>
              </table:table-cell>
              <table:table-cell office:value-type="float" office:value="16.9938138441595">
                <text:p>16.9938138441595</text:p>
              </table:table-cell>
              <table:table-cell office:value-type="float" office:value="16.9821404175682">
                <text:p>16.9821404175682</text:p>
              </table:table-cell>
              <table:table-cell office:value-type="float" office:value="16.9752303022636">
                <text:p>16.9752303022636</text:p>
              </table:table-cell>
              <table:table-cell office:value-type="float" office:value="16.9748903294287">
                <text:p>16.9748903294287</text:p>
              </table:table-cell>
              <table:table-cell office:value-type="float" office:value="16.9836737625973">
                <text:p>16.9836737625973</text:p>
              </table:table-cell>
              <table:table-cell office:value-type="float" office:value="17.0055244984548">
                <text:p>17.0055244984548</text:p>
              </table:table-cell>
              <table:table-cell office:value-type="float" office:value="17.0474246613214">
                <text:p>17.0474246613214</text:p>
              </table:table-cell>
              <table:table-cell office:value-type="float" office:value="17.1245175150824">
                <text:p>17.12451751508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33">
                <text:p>0.633</text:p>
              </table:table-cell>
              <table:table-cell office:value-type="float" office:value="17.0307270209532">
                <text:p>17.0307270209532</text:p>
              </table:table-cell>
              <table:table-cell office:value-type="float" office:value="17.0137495476555">
                <text:p>17.0137495476555</text:p>
              </table:table-cell>
              <table:table-cell office:value-type="float" office:value="16.9991359037858">
                <text:p>16.9991359037858</text:p>
              </table:table-cell>
              <table:table-cell office:value-type="float" office:value="16.9878988419387">
                <text:p>16.9878988419387</text:p>
              </table:table-cell>
              <table:table-cell office:value-type="float" office:value="16.9813516476445">
                <text:p>16.9813516476445</text:p>
              </table:table-cell>
              <table:table-cell office:value-type="float" office:value="16.9812502975646">
                <text:p>16.9812502975646</text:p>
              </table:table-cell>
              <table:table-cell office:value-type="float" office:value="16.9900757767984">
                <text:p>16.9900757767984</text:p>
              </table:table-cell>
              <table:table-cell office:value-type="float" office:value="17.0116639516662">
                <text:p>17.0116639516662</text:p>
              </table:table-cell>
              <table:table-cell office:value-type="float" office:value="17.0528165528885">
                <text:p>17.0528165528885</text:p>
              </table:table-cell>
              <table:table-cell office:value-type="float" office:value="17.1283076855006">
                <text:p>17.1283076855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35">
                <text:p>0.635</text:p>
              </table:table-cell>
              <table:table-cell office:value-type="float" office:value="17.0350418209784">
                <text:p>17.0350418209784</text:p>
              </table:table-cell>
              <table:table-cell office:value-type="float" office:value="17.0185351294248">
                <text:p>17.0185351294248</text:p>
              </table:table-cell>
              <table:table-cell office:value-type="float" office:value="17.0043790604576">
                <text:p>17.0043790604576</text:p>
              </table:table-cell>
              <table:table-cell office:value-type="float" office:value="16.993561332005">
                <text:p>16.993561332005</text:p>
              </table:table-cell>
              <table:table-cell office:value-type="float" office:value="16.9873600019956">
                <text:p>16.9873600019956</text:p>
              </table:table-cell>
              <table:table-cell office:value-type="float" office:value="16.9874818702052">
                <text:p>16.9874818702052</text:p>
              </table:table-cell>
              <table:table-cell office:value-type="float" office:value="16.9963382312266">
                <text:p>16.9963382312266</text:p>
              </table:table-cell>
              <table:table-cell office:value-type="float" office:value="17.0176608426783">
                <text:p>17.0176608426783</text:p>
              </table:table-cell>
              <table:table-cell office:value-type="float" office:value="17.0580772877603">
                <text:p>17.0580772877603</text:p>
              </table:table-cell>
              <table:table-cell office:value-type="float" office:value="17.132004295515">
                <text:p>17.1320042955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37">
                <text:p>0.637</text:p>
              </table:table-cell>
              <table:table-cell office:value-type="float" office:value="17.0393071828506">
                <text:p>17.0393071828506</text:p>
              </table:table-cell>
              <table:table-cell office:value-type="float" office:value="17.0232572703116">
                <text:p>17.0232572703116</text:p>
              </table:table-cell>
              <table:table-cell office:value-type="float" office:value="17.0095433134754">
                <text:p>17.0095433134754</text:p>
              </table:table-cell>
              <table:table-cell office:value-type="float" office:value="16.9991285487354">
                <text:p>16.9991285487354</text:p>
              </table:table-cell>
              <table:table-cell office:value-type="float" office:value="16.9932568084265">
                <text:p>16.9932568084265</text:p>
              </table:table-cell>
              <table:table-cell office:value-type="float" office:value="16.9935873390636">
                <text:p>16.9935873390636</text:p>
              </table:table-cell>
              <table:table-cell office:value-type="float" office:value="17.0024642255846">
                <text:p>17.0024642255846</text:p>
              </table:table-cell>
              <table:table-cell office:value-type="float" office:value="17.0235188577232">
                <text:p>17.0235188577232</text:p>
              </table:table-cell>
              <table:table-cell office:value-type="float" office:value="17.0632106270036">
                <text:p>17.0632106270036</text:p>
              </table:table-cell>
              <table:table-cell office:value-type="float" office:value="17.1356101607676">
                <text:p>17.13561016076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39">
                <text:p>0.639</text:p>
              </table:table-cell>
              <table:table-cell office:value-type="float" office:value="17.0435223139216">
                <text:p>17.0435223139216</text:p>
              </table:table-cell>
              <table:table-cell office:value-type="float" office:value="17.0279155622164">
                <text:p>17.0279155622164</text:p>
              </table:table-cell>
              <table:table-cell office:value-type="float" office:value="17.0146287650224">
                <text:p>17.0146287650224</text:p>
              </table:table-cell>
              <table:table-cell office:value-type="float" office:value="17.004601232791">
                <text:p>17.004601232791</text:p>
              </table:table-cell>
              <table:table-cell office:value-type="float" office:value="16.999043555146">
                <text:p>16.999043555146</text:p>
              </table:table-cell>
              <table:table-cell office:value-type="float" office:value="16.9995689955969">
                <text:p>16.9995689955969</text:p>
              </table:table-cell>
              <table:table-cell office:value-type="float" office:value="17.0084568075103">
                <text:p>17.0084568075103</text:p>
              </table:table-cell>
              <table:table-cell office:value-type="float" office:value="17.029241582462">
                <text:p>17.029241582462</text:p>
              </table:table-cell>
              <table:table-cell office:value-type="float" office:value="17.0682202031871">
                <text:p>17.0682202031871</text:p>
              </table:table-cell>
              <table:table-cell office:value-type="float" office:value="17.1391279906579">
                <text:p>17.13912799065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41">
                <text:p>0.641</text:p>
              </table:table-cell>
              <table:table-cell office:value-type="float" office:value="17.0476865249634">
                <text:p>17.0476865249634</text:p>
              </table:table-cell>
              <table:table-cell office:value-type="float" office:value="17.0325096958595">
                <text:p>17.0325096958595</text:p>
              </table:table-cell>
              <table:table-cell office:value-type="float" office:value="17.0196356036995">
                <text:p>17.0196356036995</text:p>
              </table:table-cell>
              <table:table-cell office:value-type="float" office:value="17.0099801891289">
                <text:p>17.0099801891289</text:p>
              </table:table-cell>
              <table:table-cell office:value-type="float" office:value="17.0047217617454">
                <text:p>17.0047217617454</text:p>
              </table:table-cell>
              <table:table-cell office:value-type="float" office:value="17.0054291198204">
                <text:p>17.0054291198204</text:p>
              </table:table-cell>
              <table:table-cell office:value-type="float" office:value="17.0143189647375">
                <text:p>17.0143189647375</text:p>
              </table:table-cell>
              <table:table-cell office:value-type="float" office:value="17.0348324977655">
                <text:p>17.0348324977655</text:p>
              </table:table-cell>
              <table:table-cell office:value-type="float" office:value="17.0731095187814">
                <text:p>17.0731095187814</text:p>
              </table:table-cell>
              <table:table-cell office:value-type="float" office:value="17.1425603858797">
                <text:p>17.14256038587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43">
                <text:p>0.643</text:p>
              </table:table-cell>
              <table:table-cell office:value-type="float" office:value="17.0517992290417">
                <text:p>17.0517992290417</text:p>
              </table:table-cell>
              <table:table-cell office:value-type="float" office:value="17.0370394581135">
                <text:p>17.0370394581135</text:p>
              </table:table-cell>
              <table:table-cell office:value-type="float" office:value="17.0245641010202">
                <text:p>17.0245641010202</text:p>
              </table:table-cell>
              <table:table-cell office:value-type="float" office:value="17.0152662834942">
                <text:p>17.0152662834942</text:p>
              </table:table-cell>
              <table:table-cell office:value-type="float" office:value="17.0102929766915">
                <text:p>17.0102929766915</text:p>
              </table:table-cell>
              <table:table-cell office:value-type="float" office:value="17.0111699799145">
                <text:p>17.0111699799145</text:p>
              </table:table-cell>
              <table:table-cell office:value-type="float" office:value="17.0200536278022">
                <text:p>17.0200536278022</text:p>
              </table:table-cell>
              <table:table-cell office:value-type="float" office:value="17.0402949859874">
                <text:p>17.0402949859874</text:p>
              </table:table-cell>
              <table:table-cell office:value-type="float" office:value="17.0778819554052">
                <text:p>17.0778819554052</text:p>
              </table:table-cell>
              <table:table-cell office:value-type="float" office:value="17.1459098483142">
                <text:p>17.14590984831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45">
                <text:p>0.645</text:p>
              </table:table-cell>
              <table:table-cell office:value-type="float" office:value="17.0558599383304">
                <text:p>17.0558599383304</text:p>
              </table:table-cell>
              <table:table-cell office:value-type="float" office:value="17.0415047277357">
                <text:p>17.0415047277357</text:p>
              </table:table-cell>
              <table:table-cell office:value-type="float" office:value="17.0294146066234">
                <text:p>17.0294146066234</text:p>
              </table:table-cell>
              <table:table-cell office:value-type="float" office:value="17.0204604378298">
                <text:p>17.0204604378298</text:p>
              </table:table-cell>
              <table:table-cell office:value-type="float" office:value="17.0157587738136">
                <text:p>17.0157587738136</text:p>
              </table:table-cell>
              <table:table-cell office:value-type="float" office:value="17.0167938307624">
                <text:p>17.0167938307624</text:p>
              </table:table-cell>
              <table:table-cell office:value-type="float" office:value="17.0256636714787">
                <text:p>17.0256636714787</text:p>
              </table:table-cell>
              <table:table-cell office:value-type="float" office:value="17.0456323356534">
                <text:p>17.0456323356534</text:p>
              </table:table-cell>
              <table:table-cell office:value-type="float" office:value="17.0825407811241">
                <text:p>17.0825407811241</text:p>
              </table:table-cell>
              <table:table-cell office:value-type="float" office:value="17.1491787886606">
                <text:p>17.14917878866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47">
                <text:p>0.647</text:p>
              </table:table-cell>
              <table:table-cell office:value-type="float" office:value="17.0598682474511">
                <text:p>17.0598682474511</text:p>
              </table:table-cell>
              <table:table-cell office:value-type="float" office:value="17.0459054599839">
                <text:p>17.0459054599839</text:p>
              </table:table-cell>
              <table:table-cell office:value-type="float" office:value="17.0341875339411">
                <text:p>17.0341875339411</text:p>
              </table:table-cell>
              <table:table-cell office:value-type="float" office:value="17.0255636171354">
                <text:p>17.0255636171354</text:p>
              </table:table-cell>
              <table:table-cell office:value-type="float" office:value="17.0211207407989">
                <text:p>17.0211207407989</text:p>
              </table:table-cell>
              <table:table-cell office:value-type="float" office:value="17.022302904678">
                <text:p>17.022302904678</text:p>
              </table:table-cell>
              <table:table-cell office:value-type="float" office:value="17.0311519082569">
                <text:p>17.0311519082569</text:p>
              </table:table-cell>
              <table:table-cell office:value-type="float" office:value="17.0508477377369">
                <text:p>17.0508477377369</text:p>
              </table:table-cell>
              <table:table-cell office:value-type="float" office:value="17.0870891485561">
                <text:p>17.0870891485561</text:p>
              </table:table-cell>
              <table:table-cell office:value-type="float" office:value="17.1523695234072">
                <text:p>17.15236952340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49">
                <text:p>0.649</text:p>
              </table:table-cell>
              <table:table-cell office:value-type="float" office:value="17.0638238354361">
                <text:p>17.0638238354361</text:p>
              </table:table-cell>
              <table:table-cell office:value-type="float" office:value="17.050241686934">
                <text:p>17.050241686934</text:p>
              </table:table-cell>
              <table:table-cell office:value-type="float" office:value="17.0388833596557">
                <text:p>17.0388833596557</text:p>
              </table:table-cell>
              <table:table-cell office:value-type="float" office:value="17.0305768288916">
                <text:p>17.0305768288916</text:p>
              </table:table-cell>
              <table:table-cell office:value-type="float" office:value="17.0263804794747">
                <text:p>17.0263804794747</text:p>
              </table:table-cell>
              <table:table-cell office:value-type="float" office:value="17.0276994134601">
                <text:p>17.0276994134601</text:p>
              </table:table-cell>
              <table:table-cell office:value-type="float" office:value="17.0365210929204">
                <text:p>17.0365210929204</text:p>
              </table:table-cell>
              <table:table-cell office:value-type="float" office:value="17.0559442930675">
                <text:p>17.0559442930675</text:p>
              </table:table-cell>
              <table:table-cell office:value-type="float" office:value="17.0915301046019">
                <text:p>17.0915301046019</text:p>
              </table:table-cell>
              <table:table-cell office:value-type="float" office:value="17.1554842851697">
                <text:p>17.15548428516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51">
                <text:p>0.651</text:p>
              </table:table-cell>
              <table:table-cell office:value-type="float" office:value="17.067726457915">
                <text:p>17.067726457915</text:p>
              </table:table-cell>
              <table:table-cell office:value-type="float" office:value="17.0545135097396">
                <text:p>17.0545135097396</text:p>
              </table:table-cell>
              <table:table-cell office:value-type="float" office:value="17.0435026162405">
                <text:p>17.0435026162405</text:p>
              </table:table-cell>
              <table:table-cell office:value-type="float" office:value="17.0355011162826">
                <text:p>17.0355011162826</text:p>
              </table:table-cell>
              <table:table-cell office:value-type="float" office:value="17.031539600281">
                <text:p>17.031539600281</text:p>
              </table:table-cell>
              <table:table-cell office:value-type="float" office:value="17.0329855447443">
                <text:p>17.0329855447443</text:p>
              </table:table-cell>
              <table:table-cell office:value-type="float" office:value="17.0417739212813">
                <text:p>17.0417739212813</text:p>
              </table:table-cell>
              <table:table-cell office:value-type="float" office:value="17.0609250135361">
                <text:p>17.0609250135361</text:p>
              </table:table-cell>
              <table:table-cell office:value-type="float" office:value="17.0958665933831">
                <text:p>17.0958665933831</text:p>
              </table:table-cell>
              <table:table-cell office:value-type="float" office:value="17.1585252251792">
                <text:p>17.15852522517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53">
                <text:p>0.653</text:p>
              </table:table-cell>
              <table:table-cell office:value-type="float" office:value="17.071575939448">
                <text:p>17.071575939448</text:p>
              </table:table-cell>
              <table:table-cell office:value-type="float" office:value="17.0587210911366">
                <text:p>17.0587210911366</text:p>
              </table:table-cell>
              <table:table-cell office:value-type="float" office:value="17.0480458848177">
                <text:p>17.0480458848177</text:p>
              </table:table-cell>
              <table:table-cell office:value-type="float" office:value="17.0403375517742">
                <text:p>17.0403375517742</text:p>
              </table:table-cell>
              <table:table-cell office:value-type="float" office:value="17.0365997170806">
                <text:p>17.0365997170806</text:p>
              </table:table-cell>
              <table:table-cell office:value-type="float" office:value="17.0381634586078">
                <text:p>17.0381634586078</text:p>
              </table:table-cell>
              <table:table-cell office:value-type="float" office:value="17.0469130290194">
                <text:p>17.0469130290194</text:p>
              </table:table-cell>
              <table:table-cell office:value-type="float" office:value="17.065792823206">
                <text:p>17.065792823206</text:p>
              </table:table-cell>
              <table:table-cell office:value-type="float" office:value="17.1001014589005">
                <text:p>17.1001014589005</text:p>
              </table:table-cell>
              <table:table-cell office:value-type="float" office:value="17.1614944154145">
                <text:p>17.16149441541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55">
                <text:p>0.655</text:p>
              </table:table-cell>
              <table:table-cell office:value-type="float" office:value="17.0753721688927">
                <text:p>17.0753721688927</text:p>
              </table:table-cell>
              <table:table-cell office:value-type="float" office:value="17.0628646505836">
                <text:p>17.0628646505836</text:p>
              </table:table-cell>
              <table:table-cell office:value-type="float" office:value="17.0525137903953">
                <text:p>17.0525137903953</text:p>
              </table:table-cell>
              <table:table-cell office:value-type="float" office:value="17.0450872328911">
                <text:p>17.0450872328911</text:p>
              </table:table-cell>
              <table:table-cell office:value-type="float" office:value="17.0415624440243">
                <text:p>17.0415624440243</text:p>
              </table:table-cell>
              <table:table-cell office:value-type="float" office:value="17.0432352860883">
                <text:p>17.0432352860883</text:p>
              </table:table-cell>
              <table:table-cell office:value-type="float" office:value="17.0519409922788">
                <text:p>17.0519409922788</text:p>
              </table:table-cell>
              <table:table-cell office:value-type="float" office:value="17.0705505610413">
                <text:p>17.0705505610413</text:p>
              </table:table-cell>
              <table:table-cell office:value-type="float" office:value="17.1042374492572">
                <text:p>17.1042374492572</text:p>
              </table:table-cell>
              <table:table-cell office:value-type="float" office:value="17.164393852532">
                <text:p>17.1643938525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57">
                <text:p>0.657</text:p>
              </table:table-cell>
              <table:table-cell office:value-type="float" office:value="17.0791150927841">
                <text:p>17.0791150927841</text:p>
              </table:table-cell>
              <table:table-cell office:value-type="float" office:value="17.0669444578476">
                <text:p>17.0669444578476</text:p>
              </table:table-cell>
              <table:table-cell office:value-type="float" office:value="17.0569069958375">
                <text:p>17.0569069958375</text:p>
              </table:table-cell>
              <table:table-cell office:value-type="float" office:value="17.0497512769014">
                <text:p>17.0497512769014</text:p>
              </table:table-cell>
              <table:table-cell office:value-type="float" office:value="17.0464293913891">
                <text:p>17.0464293913891</text:p>
              </table:table-cell>
              <table:table-cell office:value-type="float" office:value="17.0482031266388">
                <text:p>17.0482031266388</text:p>
              </table:table-cell>
              <table:table-cell office:value-type="float" office:value="17.0568603270769">
                <text:p>17.0568603270769</text:p>
              </table:table-cell>
              <table:table-cell office:value-type="float" office:value="17.0752009822505">
                <text:p>17.0752009822505</text:p>
              </table:table-cell>
              <table:table-cell office:value-type="float" office:value="17.1082772192619">
                <text:p>17.1082772192619</text:p>
              </table:table-cell>
              <table:table-cell office:value-type="float" office:value="17.1672254599083">
                <text:p>17.16722545990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59">
                <text:p>0.659</text:p>
              </table:table-cell>
              <table:table-cell office:value-type="float" office:value="17.0828047187264">
                <text:p>17.0828047187264</text:p>
              </table:table-cell>
              <table:table-cell office:value-type="float" office:value="17.0709608349818">
                <text:p>17.0709608349818</text:p>
              </table:table-cell>
              <table:table-cell office:value-type="float" office:value="17.0612262031568">
                <text:p>17.0612262031568</text:p>
              </table:table-cell>
              <table:table-cell office:value-type="float" office:value="17.0543308221215">
                <text:p>17.0543308221215</text:p>
              </table:table-cell>
              <table:table-cell office:value-type="float" office:value="17.0512021675756">
                <text:p>17.0512021675756</text:p>
              </table:table-cell>
              <table:table-cell office:value-type="float" office:value="17.0530690514489">
                <text:p>17.0530690514489</text:p>
              </table:table-cell>
              <table:table-cell office:value-type="float" office:value="17.0616734944098">
                <text:p>17.0616734944098</text:p>
              </table:table-cell>
              <table:table-cell office:value-type="float" office:value="17.0797467653076">
                <text:p>17.0797467653076</text:p>
              </table:table-cell>
              <table:table-cell office:value-type="float" office:value="17.1122233389669">
                <text:p>17.1122233389669</text:p>
              </table:table-cell>
              <table:table-cell office:value-type="float" office:value="17.169991096605">
                <text:p>17.1699910966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61">
                <text:p>0.661</text:p>
              </table:table-cell>
              <table:table-cell office:value-type="float" office:value="17.0864411028976">
                <text:p>17.0864411028976</text:p>
              </table:table-cell>
              <table:table-cell office:value-type="float" office:value="17.0749141451951">
                <text:p>17.0749141451951</text:p>
              </table:table-cell>
              <table:table-cell office:value-type="float" office:value="17.0654721435354">
                <text:p>17.0654721435354</text:p>
              </table:table-cell>
              <table:table-cell office:value-type="float" office:value="17.0588270191105">
                <text:p>17.0588270191105</text:p>
              </table:table-cell>
              <table:table-cell office:value-type="float" office:value="17.0558823716652">
                <text:p>17.0558823716652</text:p>
              </table:table-cell>
              <table:table-cell office:value-type="float" office:value="17.0578350975974">
                <text:p>17.0578350975974</text:p>
              </table:table-cell>
              <table:table-cell office:value-type="float" office:value="17.0663828961377">
                <text:p>17.0663828961377</text:p>
              </table:table-cell>
              <table:table-cell office:value-type="float" office:value="17.0841905093913">
                <text:p>17.0841905093913</text:p>
              </table:table-cell>
              <table:table-cell office:value-type="float" office:value="17.1160782918659">
                <text:p>17.1160782918659</text:p>
              </table:table-cell>
              <table:table-cell office:value-type="float" office:value="17.1726925543004">
                <text:p>17.1726925543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63">
                <text:p>0.663</text:p>
              </table:table-cell>
              <table:table-cell office:value-type="float" office:value="17.0900243526495">
                <text:p>17.0900243526495</text:p>
              </table:table-cell>
              <table:table-cell office:value-type="float" office:value="17.0788047943203">
                <text:p>17.0788047943203</text:p>
              </table:table-cell>
              <table:table-cell office:value-type="float" office:value="17.0696455782919">
                <text:p>17.0696455782919</text:p>
              </table:table-cell>
              <table:table-cell office:value-type="float" office:value="17.0632410317386">
                <text:p>17.0632410317386</text:p>
              </table:table-cell>
              <table:table-cell office:value-type="float" office:value="17.0604715951647">
                <text:p>17.0604715951647</text:p>
              </table:table-cell>
              <table:table-cell office:value-type="float" office:value="17.0625032709948">
                <text:p>17.0625032709948</text:p>
              </table:table-cell>
              <table:table-cell office:value-type="float" office:value="17.0709908794874">
                <text:p>17.0709908794874</text:p>
              </table:table-cell>
              <table:table-cell office:value-type="float" office:value="17.0885347405163">
                <text:p>17.0885347405163</text:p>
              </table:table-cell>
              <table:table-cell office:value-type="float" office:value="17.1198444822677">
                <text:p>17.1198444822677</text:p>
              </table:table-cell>
              <table:table-cell office:value-type="float" office:value="17.1753315649242">
                <text:p>17.17533156492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65">
                <text:p>0.665</text:p>
              </table:table-cell>
              <table:table-cell office:value-type="float" office:value="17.093554610518">
                <text:p>17.093554610518</text:p>
              </table:table-cell>
              <table:table-cell office:value-type="float" office:value="17.0826332169667">
                <text:p>17.0826332169667</text:p>
              </table:table-cell>
              <table:table-cell office:value-type="float" office:value="17.0737472866964">
                <text:p>17.0737472866964</text:p>
              </table:table-cell>
              <table:table-cell office:value-type="float" office:value="17.0675740264744">
                <text:p>17.0675740264744</text:p>
              </table:table-cell>
              <table:table-cell office:value-type="float" office:value="17.0649714127745">
                <text:p>17.0649714127745</text:p>
              </table:table-cell>
              <table:table-cell office:value-type="float" office:value="17.0670755386998">
                <text:p>17.0670755386998</text:p>
              </table:table-cell>
              <table:table-cell office:value-type="float" office:value="17.0754997309103">
                <text:p>17.0754997309103</text:p>
              </table:table-cell>
              <table:table-cell office:value-type="float" office:value="17.0927819066483">
                <text:p>17.0927819066483</text:p>
              </table:table-cell>
              <table:table-cell office:value-type="float" office:value="17.1235242308053">
                <text:p>17.1235242308053</text:p>
              </table:table-cell>
              <table:table-cell office:value-type="float" office:value="17.1779097944313">
                <text:p>17.17790979443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67">
                <text:p>0.667</text:p>
              </table:table-cell>
              <table:table-cell office:value-type="float" office:value="17.0970320673675">
                <text:p>17.0970320673675</text:p>
              </table:table-cell>
              <table:table-cell office:value-type="float" office:value="17.0863998868304">
                <text:p>17.0863998868304</text:p>
              </table:table-cell>
              <table:table-cell office:value-type="float" office:value="17.077778074648">
                <text:p>17.077778074648</text:p>
              </table:table-cell>
              <table:table-cell office:value-type="float" office:value="17.0718271804044">
                <text:p>17.0718271804044</text:p>
              </table:table-cell>
              <table:table-cell office:value-type="float" office:value="17.0693833905595">
                <text:p>17.0693833905595</text:p>
              </table:table-cell>
              <table:table-cell office:value-type="float" office:value="17.0715538379186">
                <text:p>17.0715538379186</text:p>
              </table:table-cell>
              <table:table-cell office:value-type="float" office:value="17.0799116863937">
                <text:p>17.0799116863937</text:p>
              </table:table-cell>
              <table:table-cell office:value-type="float" office:value="17.0969343895518">
                <text:p>17.0969343895518</text:p>
              </table:table-cell>
              <table:table-cell office:value-type="float" office:value="17.1271197877473">
                <text:p>17.1271197877473</text:p>
              </table:table-cell>
              <table:table-cell office:value-type="float" office:value="17.1804288574311">
                <text:p>17.18042885743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69">
                <text:p>0.669</text:p>
              </table:table-cell>
              <table:table-cell office:value-type="float" office:value="17.1004569483913">
                <text:p>17.1004569483913</text:p>
              </table:table-cell>
              <table:table-cell office:value-type="float" office:value="17.0901053046131">
                <text:p>17.0901053046131</text:p>
              </table:table-cell>
              <table:table-cell office:value-type="float" office:value="17.0817387640986">
                <text:p>17.0817387640986</text:p>
              </table:table-cell>
              <table:table-cell office:value-type="float" office:value="17.0760016720001">
                <text:p>17.0760016720001</text:p>
              </table:table-cell>
              <table:table-cell office:value-type="float" office:value="17.0737090780558">
                <text:p>17.0737090780558</text:p>
              </table:table-cell>
              <table:table-cell office:value-type="float" office:value="17.0759400694926">
                <text:p>17.0759400694926</text:p>
              </table:table-cell>
              <table:table-cell office:value-type="float" office:value="17.0842289262961">
                <text:p>17.0842289262961</text:p>
              </table:table-cell>
              <table:table-cell office:value-type="float" office:value="17.1009945006949">
                <text:p>17.1009945006949</text:p>
              </table:table-cell>
              <table:table-cell office:value-type="float" office:value="17.1306333291938">
                <text:p>17.1306333291938</text:p>
              </table:table-cell>
              <table:table-cell office:value-type="float" office:value="17.1828903117998">
                <text:p>17.18289031179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71">
                <text:p>0.671</text:p>
              </table:table-cell>
              <table:table-cell office:value-type="float" office:value="17.1038295118893">
                <text:p>17.1038295118893</text:p>
              </table:table-cell>
              <table:table-cell office:value-type="float" office:value="17.0937499965663">
                <text:p>17.0937499965663</text:p>
              </table:table-cell>
              <table:table-cell office:value-type="float" office:value="17.0856301916769">
                <text:p>17.0856301916769</text:p>
              </table:table-cell>
              <table:table-cell office:value-type="float" office:value="17.0800986801508">
                <text:p>17.0800986801508</text:p>
              </table:table-cell>
              <table:table-cell office:value-type="float" office:value="17.0779500080492">
                <text:p>17.0779500080492</text:p>
              </table:table-cell>
              <table:table-cell office:value-type="float" office:value="17.0802360987142">
                <text:p>17.0802360987142</text:p>
              </table:table-cell>
              <table:table-cell office:value-type="float" office:value="17.0884535773698">
                <text:p>17.0884535773698</text:p>
              </table:table-cell>
              <table:table-cell office:value-type="float" office:value="17.1049644844177">
                <text:p>17.1049644844177</text:p>
              </table:table-cell>
              <table:table-cell office:value-type="float" office:value="17.1340669609672">
                <text:p>17.1340669609672</text:p>
              </table:table-cell>
              <table:table-cell office:value-type="float" office:value="17.1852956623155">
                <text:p>17.18529566231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73">
                <text:p>0.673</text:p>
              </table:table-cell>
              <table:table-cell office:value-type="float" office:value="17.107150048">
                <text:p>17.107150048</text:p>
              </table:table-cell>
              <table:table-cell office:value-type="float" office:value="17.0973345130376">
                <text:p>17.0973345130376</text:p>
              </table:table-cell>
              <table:table-cell office:value-type="float" office:value="17.0894532073381">
                <text:p>17.0894532073381</text:p>
              </table:table-cell>
              <table:table-cell office:value-type="float" office:value="17.0841193832266">
                <text:p>17.0841193832266</text:p>
              </table:table-cell>
              <table:table-cell office:value-type="float" office:value="17.0821076963561">
                <text:p>17.0821076963561</text:p>
              </table:table-cell>
              <table:table-cell office:value-type="float" office:value="17.0844437560893">
                <text:p>17.0844437560893</text:p>
              </table:table-cell>
              <table:table-cell office:value-type="float" office:value="17.0925877146508">
                <text:p>17.0925877146508</text:p>
              </table:table-cell>
              <table:table-cell office:value-type="float" office:value="17.1088465208803">
                <text:p>17.1088465208803</text:p>
              </table:table-cell>
              <table:table-cell office:value-type="float" office:value="17.1374227222096">
                <text:p>17.1374227222096</text:p>
              </table:table-cell>
              <table:table-cell office:value-type="float" office:value="17.1876463639796">
                <text:p>17.18764636397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75">
                <text:p>0.675</text:p>
              </table:table-cell>
              <table:table-cell office:value-type="float" office:value="17.1104188779774">
                <text:p>17.1104188779774</text:p>
              </table:table-cell>
              <table:table-cell office:value-type="float" office:value="17.1008594275034">
                <text:p>17.1008594275034</text:p>
              </table:table-cell>
              <table:table-cell office:value-type="float" office:value="17.0932086734561">
                <text:p>17.0932086734561</text:p>
              </table:table-cell>
              <table:table-cell office:value-type="float" office:value="17.0880649585375">
                <text:p>17.0880649585375</text:p>
              </table:table-cell>
              <table:table-cell office:value-type="float" office:value="17.0861836419487">
                <text:p>17.0861836419487</text:p>
              </table:table-cell>
              <table:table-cell office:value-type="float" office:value="17.0885648383785">
                <text:p>17.0885648383785</text:p>
              </table:table-cell>
              <table:table-cell office:value-type="float" office:value="17.0966333635512">
                <text:p>17.0966333635512</text:p>
              </table:table-cell>
              <table:table-cell office:value-type="float" office:value="17.1126427291388">
                <text:p>17.1126427291388</text:p>
              </table:table-cell>
              <table:table-cell office:value-type="float" office:value="17.1407025890662">
                <text:p>17.1407025890662</text:p>
              </table:table-cell>
              <table:table-cell office:value-type="float" office:value="17.189943825472">
                <text:p>17.1899438254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77">
                <text:p>0.677</text:p>
              </table:table-cell>
              <table:table-cell office:value-type="float" office:value="17.113636342767">
                <text:p>17.113636342767</text:p>
              </table:table-cell>
              <table:table-cell office:value-type="float" office:value="17.1043253268538">
                <text:p>17.1043253268538</text:p>
              </table:table-cell>
              <table:table-cell office:value-type="float" office:value="17.0968974564565">
                <text:p>17.0968974564565</text:p>
              </table:table-cell>
              <table:table-cell office:value-type="float" office:value="17.0919365751508">
                <text:p>17.0919365751508</text:p>
              </table:table-cell>
              <table:table-cell office:value-type="float" office:value="17.0901793209139">
                <text:p>17.0901793209139</text:p>
              </table:table-cell>
              <table:table-cell office:value-type="float" office:value="17.092601103681">
                <text:p>17.092601103681</text:p>
              </table:table-cell>
              <table:table-cell office:value-type="float" office:value="17.1005924959864">
                <text:p>17.1005924959864</text:p>
              </table:table-cell>
              <table:table-cell office:value-type="float" office:value="17.116355164044">
                <text:p>17.116355164044</text:p>
              </table:table-cell>
              <table:table-cell office:value-type="float" office:value="17.1439084716953">
                <text:p>17.1439084716953</text:p>
              </table:table-cell>
              <table:table-cell office:value-type="float" office:value="17.1921894047429">
                <text:p>17.19218940474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79">
                <text:p>0.679</text:p>
              </table:table-cell>
              <table:table-cell office:value-type="float" office:value="17.1168028110369">
                <text:p>17.1168028110369</text:p>
              </table:table-cell>
              <table:table-cell office:value-type="float" office:value="17.1077328177045">
                <text:p>17.1077328177045</text:p>
              </table:table-cell>
              <table:table-cell office:value-type="float" office:value="17.1005204321986">
                <text:p>17.1005204321986</text:p>
              </table:table-cell>
              <table:table-cell office:value-type="float" office:value="17.0957353989758">
                <text:p>17.0957353989758</text:p>
              </table:table-cell>
              <table:table-cell office:value-type="float" office:value="17.0940961917498">
                <text:p>17.0940961917498</text:p>
              </table:table-cell>
              <table:table-cell office:value-type="float" office:value="17.0965542773439">
                <text:p>17.0965542773439</text:p>
              </table:table-cell>
              <table:table-cell office:value-type="float" office:value="17.1044670371576">
                <text:p>17.1044670371576</text:p>
              </table:table-cell>
              <table:table-cell office:value-type="float" office:value="17.1199858239787">
                <text:p>17.1199858239787</text:p>
              </table:table-cell>
              <table:table-cell office:value-type="float" office:value="17.1470422228543">
                <text:p>17.1470422228543</text:p>
              </table:table-cell>
              <table:table-cell office:value-type="float" office:value="17.1943844182977">
                <text:p>17.19438441829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81">
                <text:p>0.681</text:p>
              </table:table-cell>
              <table:table-cell office:value-type="float" office:value="17.1199186726374">
                <text:p>17.1199186726374</text:p>
              </table:table-cell>
              <table:table-cell office:value-type="float" office:value="17.1110825207627">
                <text:p>17.1110825207627</text:p>
              </table:table-cell>
              <table:table-cell office:value-type="float" office:value="17.1040784811451">
                <text:p>17.1040784811451</text:p>
              </table:table-cell>
              <table:table-cell office:value-type="float" office:value="17.0994625887386">
                <text:p>17.0994625887386</text:p>
              </table:table-cell>
              <table:table-cell office:value-type="float" office:value="17.0979356922049">
                <text:p>17.0979356922049</text:p>
              </table:table-cell>
              <table:table-cell office:value-type="float" office:value="17.1004260497192">
                <text:p>17.1004260497192</text:p>
              </table:table-cell>
              <table:table-cell office:value-type="float" office:value="17.1082588642024">
                <text:p>17.1082588642024</text:p>
              </table:table-cell>
              <table:table-cell office:value-type="float" office:value="17.1235366502115">
                <text:p>17.1235366502115</text:p>
              </table:table-cell>
              <table:table-cell office:value-type="float" office:value="17.1501056374599">
                <text:p>17.1501056374599</text:p>
              </table:table-cell>
              <table:table-cell office:value-type="float" office:value="17.1965301398551">
                <text:p>17.19653013985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83">
                <text:p>0.683</text:p>
              </table:table-cell>
              <table:table-cell office:value-type="float" office:value="17.1229843377798">
                <text:p>17.1229843377798</text:p>
              </table:table-cell>
              <table:table-cell office:value-type="float" office:value="17.114375069925">
                <text:p>17.114375069925</text:p>
              </table:table-cell>
              <table:table-cell office:value-type="float" office:value="17.107572487602">
                <text:p>17.107572487602</text:p>
              </table:table-cell>
              <table:table-cell office:value-type="float" office:value="17.1031192955899">
                <text:p>17.1031192955899</text:p>
              </table:table-cell>
              <table:table-cell office:value-type="float" office:value="17.1016992394619">
                <text:p>17.1016992394619</text:p>
              </table:table-cell>
              <table:table-cell office:value-type="float" office:value="17.1042180770859">
                <text:p>17.1042180770859</text:p>
              </table:table-cell>
              <table:table-cell office:value-type="float" office:value="17.1119698079242">
                <text:p>17.1119698079242</text:p>
              </table:table-cell>
              <table:table-cell office:value-type="float" office:value="17.1270095293443">
                <text:p>17.1270095293443</text:p>
              </table:table-cell>
              <table:table-cell office:value-type="float" office:value="17.1531004554307">
                <text:p>17.1531004554307</text:p>
              </table:table-cell>
              <table:table-cell office:value-type="float" office:value="17.1986278029043">
                <text:p>17.19862780290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85">
                <text:p>0.685</text:p>
              </table:table-cell>
              <table:table-cell office:value-type="float" office:value="17.1260002323118">
                <text:p>17.1260002323118</text:p>
              </table:table-cell>
              <table:table-cell office:value-type="float" office:value="17.1176111082105">
                <text:p>17.1176111082105</text:p>
              </table:table-cell>
              <table:table-cell office:value-type="float" office:value="17.1110033362788">
                <text:p>17.1110033362788</text:p>
              </table:table-cell>
              <table:table-cell office:value-type="float" office:value="17.1067066603299">
                <text:p>17.1067066603299</text:p>
              </table:table-cell>
              <table:table-cell office:value-type="float" office:value="17.1053882281025">
                <text:p>17.1053882281025</text:p>
              </table:table-cell>
              <table:table-cell office:value-type="float" office:value="17.1079319804115">
                <text:p>17.1079319804115</text:p>
              </table:table-cell>
              <table:table-cell office:value-type="float" office:value="17.1156016523344">
                <text:p>17.1156016523344</text:p>
              </table:table-cell>
              <table:table-cell office:value-type="float" office:value="17.1304062934698">
                <text:p>17.1304062934698</text:p>
              </table:table-cell>
              <table:table-cell office:value-type="float" office:value="17.1560283620373">
                <text:p>17.1560283620373</text:p>
              </table:table-cell>
              <table:table-cell office:value-type="float" office:value="17.2006786003256">
                <text:p>17.20067860032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87">
                <text:p>0.687</text:p>
              </table:table-cell>
              <table:table-cell office:value-type="float" office:value="17.1289667948687">
                <text:p>17.1289667948687</text:p>
              </table:table-cell>
              <table:table-cell office:value-type="float" office:value="17.1207912852648">
                <text:p>17.1207912852648</text:p>
              </table:table-cell>
              <table:table-cell office:value-type="float" office:value="17.1143719102097">
                <text:p>17.1143719102097</text:p>
              </table:table-cell>
              <table:table-cell office:value-type="float" office:value="17.1102258118501">
                <text:p>17.1102258118501</text:p>
              </table:table-cell>
              <table:table-cell office:value-type="float" office:value="17.1090040291815">
                <text:p>17.1090040291815</text:p>
              </table:table-cell>
              <table:table-cell office:value-type="float" office:value="17.1115693451423">
                <text:p>17.1115693451423</text:p>
              </table:table-cell>
              <table:table-cell office:value-type="float" office:value="17.1191561351643">
                <text:p>17.1191561351643</text:p>
              </table:table-cell>
              <table:table-cell office:value-type="float" office:value="17.1337287212727">
                <text:p>17.1337287212727</text:p>
              </table:table-cell>
              <table:table-cell office:value-type="float" office:value="17.1588909892349">
                <text:p>17.1588909892349</text:p>
              </table:table-cell>
              <table:table-cell office:value-type="float" office:value="17.2026836851929">
                <text:p>17.20268368519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89">
                <text:p>0.689</text:p>
              </table:table-cell>
              <table:table-cell office:value-type="float" office:value="17.1318844861132">
                <text:p>17.1318844861132</text:p>
              </table:table-cell>
              <table:table-cell office:value-type="float" office:value="17.12391626475">
                <text:p>17.12391626475</text:p>
              </table:table-cell>
              <table:table-cell office:value-type="float" office:value="17.117679097093">
                <text:p>17.117679097093</text:p>
              </table:table-cell>
              <table:table-cell office:value-type="float" office:value="17.1136778730326">
                <text:p>17.1136778730326</text:p>
              </table:table-cell>
              <table:table-cell office:value-type="float" office:value="17.1125479961489">
                <text:p>17.1125479961489</text:p>
              </table:table-cell>
              <table:table-cell office:value-type="float" office:value="17.1151317274981">
                <text:p>17.1151317274981</text:p>
              </table:table-cell>
              <table:table-cell office:value-type="float" office:value="17.1226349547582">
                <text:p>17.1226349547582</text:p>
              </table:table-cell>
              <table:table-cell office:value-type="float" office:value="17.1369785456201">
                <text:p>17.1369785456201</text:p>
              </table:table-cell>
              <table:table-cell office:value-type="float" office:value="17.161689923951">
                <text:p>17.161689923951</text:p>
              </table:table-cell>
              <table:table-cell office:value-type="float" office:value="17.204644179899">
                <text:p>17.2046441798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91">
                <text:p>0.691</text:p>
              </table:table-cell>
              <table:table-cell office:value-type="float" office:value="17.1347537712662">
                <text:p>17.1347537712662</text:p>
              </table:table-cell>
              <table:table-cell office:value-type="float" office:value="17.1269867099492">
                <text:p>17.1269867099492</text:p>
              </table:table-cell>
              <table:table-cell office:value-type="float" office:value="17.1209257771063">
                <text:p>17.1209257771063</text:p>
              </table:table-cell>
              <table:table-cell office:value-type="float" office:value="17.1170639502185">
                <text:p>17.1170639502185</text:p>
              </table:table-cell>
              <table:table-cell office:value-type="float" office:value="17.1160214556143">
                <text:p>17.1160214556143</text:p>
              </table:table-cell>
              <table:table-cell office:value-type="float" office:value="17.1186206462519">
                <text:p>17.1186206462519</text:p>
              </table:table-cell>
              <table:table-cell office:value-type="float" office:value="17.1260397625828">
                <text:p>17.1260397625828</text:p>
              </table:table-cell>
              <table:table-cell office:value-type="float" office:value="17.1401574463852">
                <text:p>17.1401574463852</text:p>
              </table:table-cell>
              <table:table-cell office:value-type="float" office:value="17.164426700473">
                <text:p>17.164426700473</text:p>
              </table:table-cell>
              <table:table-cell office:value-type="float" office:value="17.2065611663562">
                <text:p>17.20656116635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93">
                <text:p>0.693</text:p>
              </table:table-cell>
              <table:table-cell office:value-type="float" office:value="17.137575129104">
                <text:p>17.137575129104</text:p>
              </table:table-cell>
              <table:table-cell office:value-type="float" office:value="17.1300032910065">
                <text:p>17.1300032910065</text:p>
              </table:table-cell>
              <table:table-cell office:value-type="float" office:value="17.1241128291446">
                <text:p>17.1241128291446</text:p>
              </table:table-cell>
              <table:table-cell office:value-type="float" office:value="17.1203851390153">
                <text:p>17.1203851390153</text:p>
              </table:table-cell>
              <table:table-cell office:value-type="float" office:value="17.1194257131517">
                <text:p>17.1194257131517</text:p>
              </table:table-cell>
              <table:table-cell office:value-type="float" office:value="17.1220375888511">
                <text:p>17.1220375888511</text:p>
              </table:table-cell>
              <table:table-cell office:value-type="float" office:value="17.1293721698674">
                <text:p>17.1293721698674</text:p>
              </table:table-cell>
              <table:table-cell office:value-type="float" office:value="17.1432670577009">
                <text:p>17.1432670577009</text:p>
              </table:table-cell>
              <table:table-cell office:value-type="float" office:value="17.1671028083281">
                <text:p>17.1671028083281</text:p>
              </table:table-cell>
              <table:table-cell office:value-type="float" office:value="17.2084356946776">
                <text:p>17.20843569467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95">
                <text:p>0.695</text:p>
              </table:table-cell>
              <table:table-cell office:value-type="float" office:value="17.1403490509077">
                <text:p>17.1403490509077</text:p>
              </table:table-cell>
              <table:table-cell office:value-type="float" office:value="17.1329666839657">
                <text:p>17.1329666839657</text:p>
              </table:table-cell>
              <table:table-cell office:value-type="float" office:value="17.1272411300758">
                <text:p>17.1272411300758</text:p>
              </table:table-cell>
              <table:table-cell office:value-type="float" office:value="17.1236425238985">
                <text:p>17.1236425238985</text:p>
              </table:table-cell>
              <table:table-cell office:value-type="float" office:value="17.1227620533607">
                <text:p>17.1227620533607</text:p>
              </table:table-cell>
              <table:table-cell office:value-type="float" office:value="17.1253840120156">
                <text:p>17.1253840120156</text:p>
              </table:table-cell>
              <table:table-cell office:value-type="float" office:value="17.1326337487492">
                <text:p>17.1326337487492</text:p>
              </table:table-cell>
              <table:table-cell office:value-type="float" office:value="17.1463089695513">
                <text:p>17.1463089695513</text:p>
              </table:table-cell>
              <table:table-cell office:value-type="float" office:value="17.1697196940639">
                <text:p>17.1697196940639</text:p>
              </table:table-cell>
              <table:table-cell office:value-type="float" office:value="17.2102687846321">
                <text:p>17.21026878463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97">
                <text:p>0.697</text:p>
              </table:table-cell>
              <table:table-cell office:value-type="float" office:value="17.1430760299107">
                <text:p>17.1430760299107</text:p>
              </table:table-cell>
              <table:table-cell office:value-type="float" office:value="17.1358775621087">
                <text:p>17.1358775621087</text:p>
              </table:table-cell>
              <table:table-cell office:value-type="float" office:value="17.1303115474863">
                <text:p>17.1303115474863</text:p>
              </table:table-cell>
              <table:table-cell office:value-type="float" office:value="17.1268371720615">
                <text:p>17.1268371720615</text:p>
              </table:table-cell>
              <table:table-cell office:value-type="float" office:value="17.1260317346308">
                <text:p>17.1260317346308</text:p>
              </table:table-cell>
              <table:table-cell office:value-type="float" office:value="17.1286613372617">
                <text:p>17.1286613372617</text:p>
              </table:table-cell>
              <table:table-cell office:value-type="float" office:value="17.1358260283768">
                <text:p>17.1358260283768</text:p>
              </table:table-cell>
              <table:table-cell office:value-type="float" office:value="17.1492847241718">
                <text:p>17.1492847241718</text:p>
              </table:table-cell>
              <table:table-cell office:value-type="float" office:value="17.1722787574148">
                <text:p>17.1722787574148</text:p>
              </table:table-cell>
              <table:table-cell office:value-type="float" office:value="17.21206142038">
                <text:p>17.212061420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99">
                <text:p>0.699</text:p>
              </table:table-cell>
              <table:table-cell office:value-type="float" office:value="17.1457565737727">
                <text:p>17.1457565737727</text:p>
              </table:table-cell>
              <table:table-cell office:value-type="float" office:value="17.1387366060368">
                <text:p>17.1387366060368</text:p>
              </table:table-cell>
              <table:table-cell office:value-type="float" office:value="17.1333249483204">
                <text:p>17.1333249483204</text:p>
              </table:table-cell>
              <table:table-cell office:value-type="float" office:value="17.1299701413092">
                <text:p>17.1299701413092</text:p>
              </table:table-cell>
              <table:table-cell office:value-type="float" office:value="17.1292359967957">
                <text:p>17.1292359967957</text:p>
              </table:table-cell>
              <table:table-cell office:value-type="float" office:value="17.1318709586896">
                <text:p>17.1318709586896</text:p>
              </table:table-cell>
              <table:table-cell office:value-type="float" office:value="17.1389505030859">
                <text:p>17.1389505030859</text:p>
              </table:table-cell>
              <table:table-cell office:value-type="float" office:value="17.1521958247765">
                <text:p>17.1521958247765</text:p>
              </table:table-cell>
              <table:table-cell office:value-type="float" office:value="17.1747813607356">
                <text:p>17.1747813607356</text:p>
              </table:table-cell>
              <table:table-cell office:value-type="float" office:value="17.2138145611323">
                <text:p>17.21381456113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01">
                <text:p>0.701</text:p>
              </table:table-cell>
              <table:table-cell office:value-type="float" office:value="17.1483911934297">
                <text:p>17.1483911934297</text:p>
              </table:table-cell>
              <table:table-cell office:value-type="float" office:value="17.1415444945528">
                <text:p>17.1415444945528</text:p>
              </table:table-cell>
              <table:table-cell office:value-type="float" office:value="17.1362821912513">
                <text:p>17.1362821912513</text:p>
              </table:table-cell>
              <table:table-cell office:value-type="float" office:value="17.1330424735685">
                <text:p>17.1330424735685</text:p>
              </table:table-cell>
              <table:table-cell office:value-type="float" office:value="17.1323760555531">
                <text:p>17.1323760555531</text:p>
              </table:table-cell>
              <table:table-cell office:value-type="float" office:value="17.1350142381273">
                <text:p>17.1350142381273</text:p>
              </table:table-cell>
              <table:table-cell office:value-type="float" office:value="17.1420086280661">
                <text:p>17.1420086280661</text:p>
              </table:table-cell>
              <table:table-cell office:value-type="float" office:value="17.1550437314543">
                <text:p>17.1550437314543</text:p>
              </table:table-cell>
              <table:table-cell office:value-type="float" office:value="17.1772288245976">
                <text:p>17.1772288245976</text:p>
              </table:table-cell>
              <table:table-cell office:value-type="float" office:value="17.2155291352482">
                <text:p>17.21552913524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03">
                <text:p>0.703</text:p>
              </table:table-cell>
              <table:table-cell office:value-type="float" office:value="17.150980401976">
                <text:p>17.150980401976</text:p>
              </table:table-cell>
              <table:table-cell office:value-type="float" office:value="17.1443019037263">
                <text:p>17.1443019037263</text:p>
              </table:table-cell>
              <table:table-cell office:value-type="float" office:value="17.1391841260023">
                <text:p>17.1391841260023</text:p>
              </table:table-cell>
              <table:table-cell office:value-type="float" office:value="17.1360551945426">
                <text:p>17.1360551945426</text:p>
              </table:table-cell>
              <table:table-cell office:value-type="float" office:value="17.1354531025231">
                <text:p>17.1354531025231</text:p>
              </table:table-cell>
              <table:table-cell office:value-type="float" office:value="17.1380925056305">
                <text:p>17.1380925056305</text:p>
              </table:table-cell>
              <table:table-cell office:value-type="float" office:value="17.1450018202882">
                <text:p>17.1450018202882</text:p>
              </table:table-cell>
              <table:table-cell office:value-type="float" office:value="17.1578298624229">
                <text:p>17.1578298624229</text:p>
              </table:table-cell>
              <table:table-cell office:value-type="float" office:value="17.1796224291434">
                <text:p>17.1796224291434</text:p>
              </table:table-cell>
              <table:table-cell office:value-type="float" office:value="17.2172060412406">
                <text:p>17.21720604124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05">
                <text:p>0.705</text:p>
              </table:table-cell>
              <table:table-cell office:value-type="float" office:value="17.1535247199037">
                <text:p>17.1535247199037</text:p>
              </table:table-cell>
              <table:table-cell office:value-type="float" office:value="17.1470095111153">
                <text:p>17.1470095111153</text:p>
              </table:table-cell>
              <table:table-cell office:value-type="float" office:value="17.1420315970223">
                <text:p>17.1420315970223</text:p>
              </table:table-cell>
              <table:table-cell office:value-type="float" office:value="17.1390093171942">
                <text:p>17.1390093171942</text:p>
              </table:table-cell>
              <table:table-cell office:value-type="float" office:value="17.1384683087948">
                <text:p>17.1384683087948</text:p>
              </table:table-cell>
              <table:table-cell office:value-type="float" office:value="17.1411070632783">
                <text:p>17.1411070632783</text:p>
              </table:table-cell>
              <table:table-cell office:value-type="float" office:value="17.1479314626532">
                <text:p>17.1479314626532</text:p>
              </table:table-cell>
              <table:table-cell office:value-type="float" office:value="17.1605555985593">
                <text:p>17.1605555985593</text:p>
              </table:table-cell>
              <table:table-cell office:value-type="float" office:value="17.1819634189679">
                <text:p>17.1819634189679</text:p>
              </table:table-cell>
              <table:table-cell office:value-type="float" office:value="17.2188461530609">
                <text:p>17.21884615306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07">
                <text:p>0.707</text:p>
              </table:table-cell>
              <table:table-cell office:value-type="float" office:value="17.1560246664857">
                <text:p>17.1560246664857</text:p>
              </table:table-cell>
              <table:table-cell office:value-type="float" office:value="17.1496679887708">
                <text:p>17.1496679887708</text:p>
              </table:table-cell>
              <table:table-cell office:value-type="float" office:value="17.1448254376904">
                <text:p>17.1448254376904</text:p>
              </table:table-cell>
              <table:table-cell office:value-type="float" office:value="17.1419058368778">
                <text:p>17.1419058368778</text:p>
              </table:table-cell>
              <table:table-cell office:value-type="float" office:value="17.1414228208084">
                <text:p>17.1414228208084</text:p>
              </table:table-cell>
              <table:table-cell office:value-type="float" office:value="17.1440591816518">
                <text:p>17.1440591816518</text:p>
              </table:table-cell>
              <table:table-cell office:value-type="float" office:value="17.1507989009024">
                <text:p>17.1507989009024</text:p>
              </table:table-cell>
              <table:table-cell office:value-type="float" office:value="17.1632222804976">
                <text:p>17.1632222804976</text:p>
              </table:table-cell>
              <table:table-cell office:value-type="float" office:value="17.1842529999706">
                <text:p>17.1842529999706</text:p>
              </table:table-cell>
              <table:table-cell office:value-type="float" office:value="17.2204503157293">
                <text:p>17.22045031572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09">
                <text:p>0.709</text:p>
              </table:table-cell>
              <table:table-cell office:value-type="float" office:value="17.1584807716231">
                <text:p>17.1584807716231</text:p>
              </table:table-cell>
              <table:table-cell office:value-type="float" office:value="17.1522780128098">
                <text:p>17.1522780128098</text:p>
              </table:table-cell>
              <table:table-cell office:value-type="float" office:value="17.1475664784968">
                <text:p>17.1475664784968</text:p>
              </table:table-cell>
              <table:table-cell office:value-type="float" office:value="17.144745738765">
                <text:p>17.144745738765</text:p>
              </table:table-cell>
              <table:table-cell office:value-type="float" office:value="17.1443177674757">
                <text:p>17.1443177674757</text:p>
              </table:table-cell>
              <table:table-cell office:value-type="float" office:value="17.146950106983">
                <text:p>17.146950106983</text:p>
              </table:table-cell>
              <table:table-cell office:value-type="float" office:value="17.1536054510204">
                <text:p>17.1536054510204</text:p>
              </table:table-cell>
              <table:table-cell office:value-type="float" office:value="17.1658312164485">
                <text:p>17.1658312164485</text:p>
              </table:table-cell>
              <table:table-cell office:value-type="float" office:value="17.1864923477775">
                <text:p>17.1864923477775</text:p>
              </table:table-cell>
              <table:table-cell office:value-type="float" office:value="17.2220193549552">
                <text:p>17.22201935495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11">
                <text:p>0.711</text:p>
              </table:table-cell>
              <table:table-cell office:value-type="float" office:value="17.1608935587275">
                <text:p>17.1608935587275</text:p>
              </table:table-cell>
              <table:table-cell office:value-type="float" office:value="17.1548402495747">
                <text:p>17.1548402495747</text:p>
              </table:table-cell>
              <table:table-cell office:value-type="float" office:value="17.150255535493">
                <text:p>17.150255535493</text:p>
              </table:table-cell>
              <table:table-cell office:value-type="float" office:value="17.1475299879128">
                <text:p>17.1475299879128</text:p>
              </table:table-cell>
              <table:table-cell office:value-type="float" office:value="17.1471542514069">
                <text:p>17.1471542514069</text:p>
              </table:table-cell>
              <table:table-cell office:value-type="float" office:value="17.1497810531716">
                <text:p>17.1497810531716</text:p>
              </table:table-cell>
              <table:table-cell office:value-type="float" office:value="17.1563523917069">
                <text:p>17.1563523917069</text:p>
              </table:table-cell>
              <table:table-cell office:value-type="float" office:value="17.1683836747146">
                <text:p>17.1683836747146</text:p>
              </table:table-cell>
              <table:table-cell office:value-type="float" office:value="17.188682599625">
                <text:p>17.188682599625</text:p>
              </table:table-cell>
              <table:table-cell office:value-type="float" office:value="17.2235540667891">
                <text:p>17.22355406678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13">
                <text:p>0.713</text:p>
              </table:table-cell>
              <table:table-cell office:value-type="float" office:value="17.1632635565872">
                <text:p>17.1632635565872</text:p>
              </table:table-cell>
              <table:table-cell office:value-type="float" office:value="17.157355365233">
                <text:p>17.157355365233</text:p>
              </table:table-cell>
              <table:table-cell office:value-type="float" office:value="17.1528934184942">
                <text:p>17.1528934184942</text:p>
              </table:table-cell>
              <table:table-cell office:value-type="float" office:value="17.1502595366941">
                <text:p>17.1502595366941</text:p>
              </table:table-cell>
              <table:table-cell office:value-type="float" office:value="17.1499333560079">
                <text:p>17.1499333560079</text:p>
              </table:table-cell>
              <table:table-cell office:value-type="float" office:value="17.1525532088724">
                <text:p>17.1525532088724</text:p>
              </table:table-cell>
              <table:table-cell office:value-type="float" office:value="17.1590409716759">
                <text:p>17.1590409716759</text:p>
              </table:table-cell>
              <table:table-cell office:value-type="float" office:value="17.1708808913687">
                <text:p>17.1708808913687</text:p>
              </table:table-cell>
              <table:table-cell office:value-type="float" office:value="17.1908248626181">
                <text:p>17.1908248626181</text:p>
              </table:table-cell>
              <table:table-cell office:value-type="float" office:value="17.225055227089">
                <text:p>17.2250552270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15">
                <text:p>0.715</text:p>
              </table:table-cell>
              <table:table-cell office:value-type="float" office:value="17.1655912892257">
                <text:p>17.1655912892257</text:p>
              </table:table-cell>
              <table:table-cell office:value-type="float" office:value="17.1598240176078">
                <text:p>17.1598240176078</text:p>
              </table:table-cell>
              <table:table-cell office:value-type="float" office:value="17.1554809243238">
                <text:p>17.1554809243238</text:p>
              </table:table-cell>
              <table:table-cell office:value-type="float" office:value="17.1529353190797">
                <text:p>17.1529353190797</text:p>
              </table:table-cell>
              <table:table-cell office:value-type="float" office:value="17.1526561405448">
                <text:p>17.1526561405448</text:p>
              </table:table-cell>
              <table:table-cell office:value-type="float" office:value="17.1552677331311">
                <text:p>17.1552677331311</text:p>
              </table:table-cell>
              <table:table-cell office:value-type="float" office:value="17.1616724056573">
                <text:p>17.1616724056573</text:p>
              </table:table-cell>
              <table:table-cell office:value-type="float" office:value="17.1733240663495">
                <text:p>17.1733240663495</text:p>
              </table:table-cell>
              <table:table-cell office:value-type="float" office:value="17.1929202094651">
                <text:p>17.1929202094651</text:p>
              </table:table-cell>
              <table:table-cell office:value-type="float" office:value="17.226523585846">
                <text:p>17.2265235858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17">
                <text:p>0.717</text:p>
              </table:table-cell>
              <table:table-cell office:value-type="float" office:value="17.167877288999">
                <text:p>17.167877288999</text:p>
              </table:table-cell>
              <table:table-cell office:value-type="float" office:value="17.1622468667503">
                <text:p>17.1622468667503</text:p>
              </table:table-cell>
              <table:table-cell office:value-type="float" office:value="17.1580188458084">
                <text:p>17.1580188458084</text:p>
              </table:table-cell>
              <table:table-cell office:value-type="float" office:value="17.1555582587322">
                <text:p>17.1555582587322</text:p>
              </table:table-cell>
              <table:table-cell office:value-type="float" office:value="17.1553236478071">
                <text:p>17.1553236478071</text:p>
              </table:table-cell>
              <table:table-cell office:value-type="float" office:value="17.1579257629646">
                <text:p>17.1579257629646</text:p>
              </table:table-cell>
              <table:table-cell office:value-type="float" office:value="17.1642478821385">
                <text:p>17.1642478821385</text:p>
              </table:table-cell>
              <table:table-cell office:value-type="float" office:value="17.1757143715631">
                <text:p>17.1757143715631</text:p>
              </table:table-cell>
              <table:table-cell office:value-type="float" office:value="17.1949696871961">
                <text:p>17.1949696871961</text:p>
              </table:table-cell>
              <table:table-cell office:value-type="float" office:value="17.2279598772845">
                <text:p>17.22795987728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19">
                <text:p>0.719</text:p>
              </table:table-cell>
              <table:table-cell office:value-type="float" office:value="17.1701220768453">
                <text:p>17.1701220768453</text:p>
              </table:table-cell>
              <table:table-cell office:value-type="float" office:value="17.1646245590591">
                <text:p>17.1646245590591</text:p>
              </table:table-cell>
              <table:table-cell office:value-type="float" office:value="17.1605079585636">
                <text:p>17.1605079585636</text:p>
              </table:table-cell>
              <table:table-cell office:value-type="float" office:value="17.1581292576265">
                <text:p>17.1581292576265</text:p>
              </table:table-cell>
              <table:table-cell office:value-type="float" office:value="17.1579368939925">
                <text:p>17.1579368939925</text:p>
              </table:table-cell>
              <table:table-cell office:value-type="float" office:value="17.1605284040562">
                <text:p>17.1605284040562</text:p>
              </table:table-cell>
              <table:table-cell office:value-type="float" office:value="17.1667685544717">
                <text:p>17.1667685544717</text:p>
              </table:table-cell>
              <table:table-cell office:value-type="float" office:value="17.1780529419387">
                <text:p>17.1780529419387</text:p>
              </table:table-cell>
              <table:table-cell office:value-type="float" office:value="17.1969743074285">
                <text:p>17.1969743074285</text:p>
              </table:table-cell>
              <table:table-cell office:value-type="float" office:value="17.2293648075568">
                <text:p>17.22936480755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21">
                <text:p>0.721</text:p>
              </table:table-cell>
              <table:table-cell office:value-type="float" office:value="17.1723261812329">
                <text:p>17.1723261812329</text:p>
              </table:table-cell>
              <table:table-cell office:value-type="float" office:value="17.1669577425611">
                <text:p>17.1669577425611</text:p>
              </table:table-cell>
              <table:table-cell office:value-type="float" office:value="17.1629490339291">
                <text:p>17.1629490339291</text:p>
              </table:table-cell>
              <table:table-cell office:value-type="float" office:value="17.1606492075762">
                <text:p>17.1606492075762</text:p>
              </table:table-cell>
              <table:table-cell office:value-type="float" office:value="17.1604968794718">
                <text:p>17.1604968794718</text:p>
              </table:table-cell>
              <table:table-cell office:value-type="float" office:value="17.1630767412436">
                <text:p>17.1630767412436</text:p>
              </table:table-cell>
              <table:table-cell office:value-type="float" office:value="17.1692355514431">
                <text:p>17.1692355514431</text:p>
              </table:table-cell>
              <table:table-cell office:value-type="float" office:value="17.1803408863998">
                <text:p>17.1803408863998</text:p>
              </table:table-cell>
              <table:table-cell office:value-type="float" office:value="17.1989350581892">
                <text:p>17.1989350581892</text:p>
              </table:table-cell>
              <table:table-cell office:value-type="float" office:value="17.2307390686675">
                <text:p>17.23073906866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23">
                <text:p>0.723</text:p>
              </table:table-cell>
              <table:table-cell office:value-type="float" office:value="17.1744901207867">
                <text:p>17.1744901207867</text:p>
              </table:table-cell>
              <table:table-cell office:value-type="float" office:value="17.1692470529747">
                <text:p>17.1692470529747</text:p>
              </table:table-cell>
              <table:table-cell office:value-type="float" office:value="17.1653428274027">
                <text:p>17.1653428274027</text:p>
              </table:table-cell>
              <table:table-cell office:value-type="float" office:value="17.1631189803008">
                <text:p>17.1631189803008</text:p>
              </table:table-cell>
              <table:table-cell office:value-type="float" office:value="17.1630045799826">
                <text:p>17.1630045799826</text:p>
              </table:table-cell>
              <table:table-cell office:value-type="float" office:value="17.1655718304343">
                <text:p>17.1655718304343</text:p>
              </table:table-cell>
              <table:table-cell office:value-type="float" office:value="17.1716499695538">
                <text:p>17.1716499695538</text:p>
              </table:table-cell>
              <table:table-cell office:value-type="float" office:value="17.1825792800976">
                <text:p>17.1825792800976</text:p>
              </table:table-cell>
              <table:table-cell office:value-type="float" office:value="17.2008528954418">
                <text:p>17.2008528954418</text:p>
              </table:table-cell>
              <table:table-cell office:value-type="float" office:value="17.2320833277092">
                <text:p>17.23208332770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25">
                <text:p>0.725</text:p>
              </table:table-cell>
              <table:table-cell office:value-type="float" office:value="17.176614418055">
                <text:p>17.176614418055</text:p>
              </table:table-cell>
              <table:table-cell office:value-type="float" office:value="17.1714931248095">
                <text:p>17.1714931248095</text:p>
              </table:table-cell>
              <table:table-cell office:value-type="float" office:value="17.1676900880514">
                <text:p>17.1676900880514</text:p>
              </table:table-cell>
              <table:table-cell office:value-type="float" office:value="17.1655394358412">
                <text:p>17.1655394358412</text:p>
              </table:table-cell>
              <table:table-cell office:value-type="float" office:value="17.1654609545279">
                <text:p>17.1654609545279</text:p>
              </table:table-cell>
              <table:table-cell office:value-type="float" office:value="17.1680147063421">
                <text:p>17.1680147063421</text:p>
              </table:table-cell>
              <table:table-cell office:value-type="float" office:value="17.1740128808499">
                <text:p>17.1740128808499</text:p>
              </table:table-cell>
              <table:table-cell office:value-type="float" office:value="17.1847691725545">
                <text:p>17.1847691725545</text:p>
              </table:table-cell>
              <table:table-cell office:value-type="float" office:value="17.2027287518495">
                <text:p>17.2027287518495</text:p>
              </table:table-cell>
              <table:table-cell office:value-type="float" office:value="17.2333982371214">
                <text:p>17.23339823712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27">
                <text:p>0.727</text:p>
              </table:table-cell>
              <table:table-cell office:value-type="float" office:value="17.1786995907848">
                <text:p>17.1786995907848</text:p>
              </table:table-cell>
              <table:table-cell office:value-type="float" office:value="17.1736965843963">
                <text:p>17.1736965843963</text:p>
              </table:table-cell>
              <table:table-cell office:value-type="float" office:value="17.1699915527869">
                <text:p>17.1699915527869</text:p>
              </table:table-cell>
              <table:table-cell office:value-type="float" office:value="17.1679114177319">
                <text:p>17.1679114177319</text:p>
              </table:table-cell>
              <table:table-cell office:value-type="float" office:value="17.1678669412039">
                <text:p>17.1678669412039</text:p>
              </table:table-cell>
              <table:table-cell office:value-type="float" office:value="17.1704063787717">
                <text:p>17.1704063787717</text:p>
              </table:table-cell>
              <table:table-cell office:value-type="float" office:value="17.1763253294762">
                <text:p>17.1763253294762</text:p>
              </table:table-cell>
              <table:table-cell office:value-type="float" office:value="17.1869115842525">
                <text:p>17.1869115842525</text:p>
              </table:table-cell>
              <table:table-cell office:value-type="float" office:value="17.2045635330136">
                <text:p>17.2045635330136</text:p>
              </table:table-cell>
              <table:table-cell office:value-type="float" office:value="17.2346844296896">
                <text:p>17.23468442968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29">
                <text:p>0.729</text:p>
              </table:table-cell>
              <table:table-cell office:value-type="float" office:value="17.1807461504687">
                <text:p>17.1807461504687</text:p>
              </table:table-cell>
              <table:table-cell office:value-type="float" office:value="17.1758580487751">
                <text:p>17.1758580487751</text:p>
              </table:table-cell>
              <table:table-cell office:value-type="float" office:value="17.1722479455569">
                <text:p>17.1722479455569</text:p>
              </table:table-cell>
              <table:table-cell office:value-type="float" office:value="17.1702357524753">
                <text:p>17.1702357524753</text:p>
              </table:table-cell>
              <table:table-cell office:value-type="float" office:value="17.1702234569425">
                <text:p>17.1702234569425</text:p>
              </table:table-cell>
              <table:table-cell office:value-type="float" office:value="17.1727478326056">
                <text:p>17.1727478326056</text:p>
              </table:table-cell>
              <table:table-cell office:value-type="float" office:value="17.1785883318605">
                <text:p>17.1785883318605</text:p>
              </table:table-cell>
              <table:table-cell office:value-type="float" office:value="17.1890075069285">
                <text:p>17.1890075069285</text:p>
              </table:table-cell>
              <table:table-cell office:value-type="float" office:value="17.2063581177237">
                <text:p>17.2063581177237</text:p>
              </table:table-cell>
              <table:table-cell office:value-type="float" office:value="17.2359425184393">
                <text:p>17.23594251843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31">
                <text:p>0.731</text:p>
              </table:table-cell>
              <table:table-cell office:value-type="float" office:value="17.1827546092323">
                <text:p>17.1827546092323</text:p>
              </table:table-cell>
              <table:table-cell office:value-type="float" office:value="17.1779781312577">
                <text:p>17.1779781312577</text:p>
              </table:table-cell>
              <table:table-cell office:value-type="float" office:value="17.1744599820987">
                <text:p>17.1744599820987</text:p>
              </table:table-cell>
              <table:table-cell office:value-type="float" office:value="17.1725132538551">
                <text:p>17.1725132538551</text:p>
              </table:table-cell>
              <table:table-cell office:value-type="float" office:value="17.1725314016379">
                <text:p>17.1725314016379</text:p>
              </table:table-cell>
              <table:table-cell office:value-type="float" office:value="17.1750400319238">
                <text:p>17.1750400319238</text:p>
              </table:table-cell>
              <table:table-cell office:value-type="float" office:value="17.1808028809475">
                <text:p>17.1808028809475</text:p>
              </table:table-cell>
              <table:table-cell office:value-type="float" office:value="17.1910579080089">
                <text:p>17.1910579080089</text:p>
              </table:table-cell>
              <table:table-cell office:value-type="float" office:value="17.2081133627032">
                <text:p>17.2081133627032</text:p>
              </table:table-cell>
              <table:table-cell office:value-type="float" office:value="17.2371731020612">
                <text:p>17.23717310206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33">
                <text:p>0.733</text:p>
              </table:table-cell>
              <table:table-cell office:value-type="float" office:value="17.184725472512">
                <text:p>17.184725472512</text:p>
              </table:table-cell>
              <table:table-cell office:value-type="float" office:value="17.1800574356108">
                <text:p>17.1800574356108</text:p>
              </table:table-cell>
              <table:table-cell office:value-type="float" office:value="17.1766283651946">
                <text:p>17.1766283651946</text:p>
              </table:table-cell>
              <table:table-cell office:value-type="float" office:value="17.1747447189621">
                <text:p>17.1747447189621</text:p>
              </table:table-cell>
              <table:table-cell office:value-type="float" office:value="17.1747916547342">
                <text:p>17.1747916547342</text:p>
              </table:table-cell>
              <table:table-cell office:value-type="float" office:value="17.177283916982">
                <text:p>17.177283916982</text:p>
              </table:table-cell>
              <table:table-cell office:value-type="float" office:value="17.1829699434029">
                <text:p>17.1829699434029</text:p>
              </table:table-cell>
              <table:table-cell office:value-type="float" office:value="17.1930637278376">
                <text:p>17.1930637278376</text:p>
              </table:table-cell>
              <table:table-cell office:value-type="float" office:value="17.2098300995311">
                <text:p>17.2098300995311</text:p>
              </table:table-cell>
              <table:table-cell office:value-type="float" office:value="17.2383767607635">
                <text:p>17.23837676076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35">
                <text:p>0.735</text:p>
              </table:table-cell>
              <table:table-cell office:value-type="float" office:value="17.1866592404575">
                <text:p>17.1866592404575</text:p>
              </table:table-cell>
              <table:table-cell office:value-type="float" office:value="17.1820965572368">
                <text:p>17.1820965572368</text:p>
              </table:table-cell>
              <table:table-cell office:value-type="float" office:value="17.1787537857694">
                <text:p>17.1787537857694</text:p>
              </table:table-cell>
              <table:table-cell office:value-type="float" office:value="17.1769309293139">
                <text:p>17.1769309293139</text:p>
              </table:table-cell>
              <table:table-cell office:value-type="float" office:value="17.177005076437">
                <text:p>17.177005076437</text:p>
              </table:table-cell>
              <table:table-cell office:value-type="float" office:value="17.1794804055552">
                <text:p>17.1794804055552</text:p>
              </table:table-cell>
              <table:table-cell office:value-type="float" office:value="17.1850904610994">
                <text:p>17.1850904610994</text:p>
              </table:table-cell>
              <table:table-cell office:value-type="float" office:value="17.1950258812806">
                <text:p>17.1950258812806</text:p>
              </table:table-cell>
              <table:table-cell office:value-type="float" office:value="17.2115091363115">
                <text:p>17.2115091363115</text:p>
              </table:table-cell>
              <table:table-cell office:value-type="float" office:value="17.2395540579493">
                <text:p>17.23955405794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37">
                <text:p>0.737</text:p>
              </table:table-cell>
              <table:table-cell office:value-type="float" office:value="17.188556414202">
                <text:p>17.188556414202</text:p>
              </table:table-cell>
              <table:table-cell office:value-type="float" office:value="17.1840960882282">
                <text:p>17.1840960882282</text:p>
              </table:table-cell>
              <table:table-cell office:value-type="float" office:value="17.1808369272021">
                <text:p>17.1808369272021</text:p>
              </table:table-cell>
              <table:table-cell office:value-type="float" office:value="17.1790726547559">
                <text:p>17.1790726547559</text:p>
              </table:table-cell>
              <table:table-cell office:value-type="float" office:value="17.1791725114307">
                <text:p>17.1791725114307</text:p>
              </table:table-cell>
              <table:table-cell office:value-type="float" office:value="17.1816303966346">
                <text:p>17.1816303966346</text:p>
              </table:table-cell>
              <table:table-cell office:value-type="float" office:value="17.1871653549004">
                <text:p>17.1871653549004</text:p>
              </table:table-cell>
              <table:table-cell office:value-type="float" office:value="17.1969452616786">
                <text:p>17.1969452616786</text:p>
              </table:table-cell>
              <table:table-cell office:value-type="float" office:value="17.2131512619012">
                <text:p>17.2131512619012</text:p>
              </table:table-cell>
              <table:table-cell office:value-type="float" office:value="17.2407055450695">
                <text:p>17.24070554506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39">
                <text:p>0.739</text:p>
              </table:table-cell>
              <table:table-cell office:value-type="float" office:value="17.1904174830526">
                <text:p>17.1904174830526</text:p>
              </table:table-cell>
              <table:table-cell office:value-type="float" office:value="17.1860566071949">
                <text:p>17.1860566071949</text:p>
              </table:table-cell>
              <table:table-cell office:value-type="float" office:value="17.1828784569653">
                <text:p>17.1828784569653</text:p>
              </table:table-cell>
              <table:table-cell office:value-type="float" office:value="17.1811706463403">
                <text:p>17.1811706463403</text:p>
              </table:table-cell>
              <table:table-cell office:value-type="float" office:value="17.1812947826008">
                <text:p>17.1812947826008</text:p>
              </table:table-cell>
              <table:table-cell office:value-type="float" office:value="17.183734764677">
                <text:p>17.183734764677</text:p>
              </table:table-cell>
              <table:table-cell office:value-type="float" office:value="17.1891955191615">
                <text:p>17.1891955191615</text:p>
              </table:table-cell>
              <table:table-cell office:value-type="float" office:value="17.1988227352851">
                <text:p>17.1988227352851</text:p>
              </table:table-cell>
              <table:table-cell office:value-type="float" office:value="17.2147572397895">
                <text:p>17.2147572397895</text:p>
              </table:table-cell>
              <table:table-cell office:value-type="float" office:value="17.2418317537473">
                <text:p>17.24183175374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41">
                <text:p>0.741</text:p>
              </table:table-cell>
              <table:table-cell office:value-type="float" office:value="17.1922429361253">
                <text:p>17.1922429361253</text:p>
              </table:table-cell>
              <table:table-cell office:value-type="float" office:value="17.1879786886055">
                <text:p>17.1879786886055</text:p>
              </table:table-cell>
              <table:table-cell office:value-type="float" office:value="17.1848790345008">
                <text:p>17.1848790345008</text:p>
              </table:table-cell>
              <table:table-cell office:value-type="float" office:value="17.1832256433176">
                <text:p>17.1832256433176</text:p>
              </table:table-cell>
              <table:table-cell office:value-type="float" office:value="17.1833726975389">
                <text:p>17.1833726975389</text:p>
              </table:table-cell>
              <table:table-cell office:value-type="float" office:value="17.1857943659166">
                <text:p>17.1857943659166</text:p>
              </table:table-cell>
              <table:table-cell office:value-type="float" office:value="17.1911818280642">
                <text:p>17.1911818280642</text:p>
              </table:table-cell>
              <table:table-cell office:value-type="float" office:value="17.2006591478187">
                <text:p>17.2006591478187</text:p>
              </table:table-cell>
              <table:table-cell office:value-type="float" office:value="17.2163278151524">
                <text:p>17.2163278151524</text:p>
              </table:table-cell>
              <table:table-cell office:value-type="float" office:value="17.2429332041351">
                <text:p>17.24293320413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43">
                <text:p>0.743</text:p>
              </table:table-cell>
              <table:table-cell office:value-type="float" office:value="17.1940332544151">
                <text:p>17.1940332544151</text:p>
              </table:table-cell>
              <table:table-cell office:value-type="float" office:value="17.1898628965185">
                <text:p>17.1898628965185</text:p>
              </table:table-cell>
              <table:table-cell office:value-type="float" office:value="17.1868393061097">
                <text:p>17.1868393061097</text:p>
              </table:table-cell>
              <table:table-cell office:value-type="float" office:value="17.1852383688371">
                <text:p>17.1852383688371</text:p>
              </table:table-cell>
              <table:table-cell office:value-type="float" office:value="17.1854070448108">
                <text:p>17.1854070448108</text:p>
              </table:table-cell>
              <table:table-cell office:value-type="float" office:value="17.1878100350039">
                <text:p>17.1878100350039</text:p>
              </table:table-cell>
              <table:table-cell office:value-type="float" office:value="17.1931251324479">
                <text:p>17.1931251324479</text:p>
              </table:table-cell>
              <table:table-cell office:value-type="float" office:value="17.2024553212772">
                <text:p>17.2024553212772</text:p>
              </table:table-cell>
              <table:table-cell office:value-type="float" office:value="17.217863711314">
                <text:p>17.217863711314</text:p>
              </table:table-cell>
              <table:table-cell office:value-type="float" office:value="17.2440104002332">
                <text:p>17.24401040023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45">
                <text:p>0.745</text:p>
              </table:table-cell>
              <table:table-cell office:value-type="float" office:value="17.1957889159379">
                <text:p>17.1957889159379</text:p>
              </table:table-cell>
              <table:table-cell office:value-type="float" office:value="17.1917097887348">
                <text:p>17.1917097887348</text:p>
              </table:table-cell>
              <table:table-cell office:value-type="float" office:value="17.1887599085005">
                <text:p>17.1887599085005</text:p>
              </table:table-cell>
              <table:table-cell office:value-type="float" office:value="17.187209533161">
                <text:p>17.187209533161</text:p>
              </table:table-cell>
              <table:table-cell office:value-type="float" office:value="17.1873985970209">
                <text:p>17.1873985970209</text:p>
              </table:table-cell>
              <table:table-cell office:value-type="float" office:value="17.1897825880508">
                <text:p>17.1897825880508</text:p>
              </table:table-cell>
              <table:table-cell office:value-type="float" office:value="17.1950262629208">
                <text:p>17.1950262629208</text:p>
              </table:table-cell>
              <table:table-cell office:value-type="float" office:value="17.2042120571778">
                <text:p>17.2042120571778</text:p>
              </table:table-cell>
              <table:table-cell office:value-type="float" office:value="17.2193656332028">
                <text:p>17.2193656332028</text:p>
              </table:table-cell>
              <table:table-cell office:value-type="float" office:value="17.2450638338489">
                <text:p>17.24506383384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47">
                <text:p>0.747</text:p>
              </table:table-cell>
              <table:table-cell office:value-type="float" office:value="17.1975103914984">
                <text:p>17.1975103914984</text:p>
              </table:table-cell>
              <table:table-cell office:value-type="float" office:value="17.1935199134847">
                <text:p>17.1935199134847</text:p>
              </table:table-cell>
              <table:table-cell office:value-type="float" office:value="17.1906414661371">
                <text:p>17.1906414661371</text:p>
              </table:table-cell>
              <table:table-cell office:value-type="float" office:value="17.1891398314963">
                <text:p>17.1891398314963</text:p>
              </table:table-cell>
              <table:table-cell office:value-type="float" office:value="17.189348109001">
                <text:p>17.189348109001</text:p>
              </table:table-cell>
              <table:table-cell office:value-type="float" office:value="17.1917128210691">
                <text:p>17.1917128210691</text:p>
              </table:table-cell>
              <table:table-cell office:value-type="float" office:value="17.1968860284438">
                <text:p>17.1968860284438</text:p>
              </table:table-cell>
              <table:table-cell office:value-type="float" office:value="17.2059301351571">
                <text:p>17.2059301351571</text:p>
              </table:table-cell>
              <table:table-cell office:value-type="float" office:value="17.2208342657547">
                <text:p>17.2208342657547</text:p>
              </table:table-cell>
              <table:table-cell office:value-type="float" office:value="17.2460939823232">
                <text:p>17.24609398232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49">
                <text:p>0.749</text:p>
              </table:table-cell>
              <table:table-cell office:value-type="float" office:value="17.1991981467494">
                <text:p>17.1991981467494</text:p>
              </table:table-cell>
              <table:table-cell office:value-type="float" office:value="17.1952938111241">
                <text:p>17.1952938111241</text:p>
              </table:table-cell>
              <table:table-cell office:value-type="float" office:value="17.1924845927425">
                <text:p>17.1924845927425</text:p>
              </table:table-cell>
              <table:table-cell office:value-type="float" office:value="17.1910299454246">
                <text:p>17.1910299454246</text:p>
              </table:table-cell>
              <table:table-cell office:value-type="float" office:value="17.1912563192468">
                <text:p>17.1912563192468</text:p>
              </table:table-cell>
              <table:table-cell office:value-type="float" office:value="17.1936015114646">
                <text:p>17.1936015114646</text:p>
              </table:table-cell>
              <table:table-cell office:value-type="float" office:value="17.1987052179067">
                <text:p>17.1987052179067</text:p>
              </table:table-cell>
              <table:table-cell office:value-type="float" office:value="17.2076103146297">
                <text:p>17.2076103146297</text:p>
              </table:table-cell>
              <table:table-cell office:value-type="float" office:value="17.222270275649">
                <text:p>17.222270275649</text:p>
              </table:table-cell>
              <table:table-cell office:value-type="float" office:value="17.2471013103897">
                <text:p>17.24710131038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51">
                <text:p>0.751</text:p>
              </table:table-cell>
              <table:table-cell office:value-type="float" office:value="17.2008526395476">
                <text:p>17.2008526395476</text:p>
              </table:table-cell>
              <table:table-cell office:value-type="float" office:value="17.1970320120931">
                <text:p>17.1970320120931</text:p>
              </table:table-cell>
              <table:table-cell office:value-type="float" office:value="17.1942898897036">
                <text:p>17.1942898897036</text:p>
              </table:table-cell>
              <table:table-cell office:value-type="float" office:value="17.1928805416463">
                <text:p>17.1928805416463</text:p>
              </table:table-cell>
              <table:table-cell office:value-type="float" office:value="17.1931239489228">
                <text:p>17.1931239489228</text:p>
              </table:table-cell>
              <table:table-cell office:value-type="float" office:value="17.1954494172343">
                <text:p>17.1954494172343</text:p>
              </table:table-cell>
              <table:table-cell office:value-type="float" office:value="17.2004845994446">
                <text:p>17.2004845994446</text:p>
              </table:table-cell>
              <table:table-cell office:value-type="float" office:value="17.2092533341302">
                <text:p>17.2092533341302</text:p>
              </table:table-cell>
              <table:table-cell office:value-type="float" office:value="17.223674310519">
                <text:p>17.223674310519</text:p>
              </table:table-cell>
              <table:table-cell office:value-type="float" office:value="17.2480862689121">
                <text:p>17.24808626891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53">
                <text:p>0.753</text:p>
              </table:table-cell>
              <table:table-cell office:value-type="float" office:value="17.2024743268135">
                <text:p>17.2024743268135</text:p>
              </table:table-cell>
              <table:table-cell office:value-type="float" office:value="17.1987350424151">
                <text:p>17.1987350424151</text:p>
              </table:table-cell>
              <table:table-cell office:value-type="float" office:value="17.1960579507105">
                <text:p>17.1960579507105</text:p>
              </table:table-cell>
              <table:table-cell office:value-type="float" office:value="17.1946922761092">
                <text:p>17.1946922761092</text:p>
              </table:table-cell>
              <table:table-cell office:value-type="float" office:value="17.1949517057201">
                <text:p>17.1949517057201</text:p>
              </table:table-cell>
              <table:table-cell office:value-type="float" office:value="17.1972572807244">
                <text:p>17.1972572807244</text:p>
              </table:table-cell>
              <table:table-cell office:value-type="float" office:value="17.2022249242197">
                <text:p>17.2022249242197</text:p>
              </table:table-cell>
              <table:table-cell office:value-type="float" office:value="17.2108599152243">
                <text:p>17.2108599152243</text:p>
              </table:table-cell>
              <table:table-cell office:value-type="float" office:value="17.2250470031492">
                <text:p>17.2250470031492</text:p>
              </table:table-cell>
              <table:table-cell office:value-type="float" office:value="17.2490492998286">
                <text:p>17.24904929982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55">
                <text:p>0.755</text:p>
              </table:table-cell>
              <table:table-cell office:value-type="float" office:value="17.2040636542402">
                <text:p>17.2040636542402</text:p>
              </table:table-cell>
              <table:table-cell office:value-type="float" office:value="17.2004034155889">
                <text:p>17.2004034155889</text:p>
              </table:table-cell>
              <table:table-cell office:value-type="float" office:value="17.197789355141">
                <text:p>17.197789355141</text:p>
              </table:table-cell>
              <table:table-cell office:value-type="float" office:value="17.1964657884054">
                <text:p>17.1964657884054</text:p>
              </table:table-cell>
              <table:table-cell office:value-type="float" office:value="17.1967402789282">
                <text:p>17.1967402789282</text:p>
              </table:table-cell>
              <table:table-cell office:value-type="float" office:value="17.1990258241138">
                <text:p>17.1990258241138</text:p>
              </table:table-cell>
              <table:table-cell office:value-type="float" office:value="17.203926922087">
                <text:p>17.203926922087</text:p>
              </table:table-cell>
              <table:table-cell office:value-type="float" office:value="17.2124307581031">
                <text:p>17.2124307581031</text:p>
              </table:table-cell>
              <table:table-cell office:value-type="float" office:value="17.226388966599">
                <text:p>17.226388966599</text:p>
              </table:table-cell>
              <table:table-cell office:value-type="float" office:value="17.2499908298301">
                <text:p>17.24999082983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57">
                <text:p>0.757</text:p>
              </table:table-cell>
              <table:table-cell office:value-type="float" office:value="17.2056210635193">
                <text:p>17.2056210635193</text:p>
              </table:table-cell>
              <table:table-cell office:value-type="float" office:value="17.2020376383797">
                <text:p>17.2020376383797</text:p>
              </table:table-cell>
              <table:table-cell office:value-type="float" office:value="17.1994846729388">
                <text:p>17.1994846729388</text:p>
              </table:table-cell>
              <table:table-cell office:value-type="float" office:value="17.1982017060998">
                <text:p>17.1982017060998</text:p>
              </table:table-cell>
              <table:table-cell office:value-type="float" office:value="17.1984903434632">
                <text:p>17.1984903434632</text:p>
              </table:table-cell>
              <table:table-cell office:value-type="float" office:value="17.200755753321">
                <text:p>17.200755753321</text:p>
              </table:table-cell>
              <table:table-cell office:value-type="float" office:value="17.2055913055117">
                <text:p>17.2055913055117</text:p>
              </table:table-cell>
              <table:table-cell office:value-type="float" office:value="17.213966545627">
                <text:p>17.213966545627</text:p>
              </table:table-cell>
              <table:table-cell office:value-type="float" office:value="17.2277007985458">
                <text:p>17.2277007985458</text:p>
              </table:table-cell>
              <table:table-cell office:value-type="float" office:value="17.2509112755026">
                <text:p>17.25091127550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59">
                <text:p>0.759</text:p>
              </table:table-cell>
              <table:table-cell office:value-type="float" office:value="17.2071469887011">
                <text:p>17.2071469887011</text:p>
              </table:table-cell>
              <table:table-cell office:value-type="float" office:value="17.2036382079909">
                <text:p>17.2036382079909</text:p>
              </table:table-cell>
              <table:table-cell office:value-type="float" office:value="17.2011444623623">
                <text:p>17.2011444623623</text:p>
              </table:table-cell>
              <table:table-cell office:value-type="float" office:value="17.1999006428938">
                <text:p>17.1999006428938</text:p>
              </table:table-cell>
              <table:table-cell office:value-type="float" office:value="17.2002025583301">
                <text:p>17.2002025583301</text:p>
              </table:table-cell>
              <table:table-cell office:value-type="float" office:value="17.2024477566686">
                <text:p>17.2024477566686</text:p>
              </table:table-cell>
              <table:table-cell office:value-type="float" office:value="17.207218768343">
                <text:p>17.207218768343</text:p>
              </table:table-cell>
              <table:table-cell office:value-type="float" office:value="17.2154679420981">
                <text:p>17.2154679420981</text:p>
              </table:table-cell>
              <table:table-cell office:value-type="float" office:value="17.2289830798772">
                <text:p>17.2289830798772</text:p>
              </table:table-cell>
              <table:table-cell office:value-type="float" office:value="17.2518110413302">
                <text:p>17.25181104133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61">
                <text:p>0.761</text:p>
              </table:table-cell>
              <table:table-cell office:value-type="float" office:value="17.2086418582282">
                <text:p>17.2086418582282</text:p>
              </table:table-cell>
              <table:table-cell office:value-type="float" office:value="17.2052056137309">
                <text:p>17.2052056137309</text:p>
              </table:table-cell>
              <table:table-cell office:value-type="float" office:value="17.2027692714453">
                <text:p>17.2027692714453</text:p>
              </table:table-cell>
              <table:table-cell office:value-type="float" office:value="17.2015631999906">
                <text:p>17.2015631999906</text:p>
              </table:table-cell>
              <table:table-cell office:value-type="float" office:value="17.2018775679658">
                <text:p>17.2018775679658</text:p>
              </table:table-cell>
              <table:table-cell office:value-type="float" office:value="17.2041025062515">
                <text:p>17.2041025062515</text:p>
              </table:table-cell>
              <table:table-cell office:value-type="float" office:value="17.2088099872333">
                <text:p>17.2088099872333</text:p>
              </table:table-cell>
              <table:table-cell office:value-type="float" office:value="17.2169355947387">
                <text:p>17.2169355947387</text:p>
              </table:table-cell>
              <table:table-cell office:value-type="float" office:value="17.230236376239">
                <text:p>17.230236376239</text:p>
              </table:table-cell>
              <table:table-cell office:value-type="float" office:value="17.252690521386">
                <text:p>17.2526905213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63">
                <text:p>0.763</text:p>
              </table:table-cell>
              <table:table-cell office:value-type="float" office:value="17.2101060948389">
                <text:p>17.2101060948389</text:p>
              </table:table-cell>
              <table:table-cell office:value-type="float" office:value="17.2067403369917">
                <text:p>17.2067403369917</text:p>
              </table:table-cell>
              <table:table-cell office:value-type="float" office:value="17.2043596380597">
                <text:p>17.2043596380597</text:p>
              </table:table-cell>
              <table:table-cell office:value-type="float" office:value="17.2031899662486">
                <text:p>17.2031899662486</text:p>
              </table:table-cell>
              <table:table-cell office:value-type="float" office:value="17.2035160024852">
                <text:p>17.2035160024852</text:p>
              </table:table-cell>
              <table:table-cell office:value-type="float" office:value="17.2057206582692">
                <text:p>17.2057206582692</text:p>
              </table:table-cell>
              <table:table-cell office:value-type="float" office:value="17.210365622037">
                <text:p>17.210365622037</text:p>
              </table:table-cell>
              <table:table-cell office:value-type="float" office:value="17.2183701341238">
                <text:p>17.2183701341238</text:p>
              </table:table-cell>
              <table:table-cell office:value-type="float" office:value="17.2314612384424">
                <text:p>17.2314612384424</text:p>
              </table:table-cell>
              <table:table-cell office:value-type="float" office:value="17.2535500996121">
                <text:p>17.25355009961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65">
                <text:p>0.765</text:p>
              </table:table-cell>
              <table:table-cell office:value-type="float" office:value="17.2115401140346">
                <text:p>17.2115401140346</text:p>
              </table:table-cell>
              <table:table-cell office:value-type="float" office:value="17.2082428500929">
                <text:p>17.2082428500929</text:p>
              </table:table-cell>
              <table:table-cell office:value-type="float" office:value="17.2059160890434">
                <text:p>17.2059160890434</text:p>
              </table:table-cell>
              <table:table-cell office:value-type="float" office:value="17.204781517529">
                <text:p>17.204781517529</text:p>
              </table:table-cell>
              <table:table-cell office:value-type="float" office:value="17.2051184771988">
                <text:p>17.2051184771988</text:p>
              </table:table-cell>
              <table:table-cell office:value-type="float" office:value="17.2073028526682">
                <text:p>17.2073028526682</text:p>
              </table:table-cell>
              <table:table-cell office:value-type="float" office:value="17.2118863155314">
                <text:p>17.2118863155314</text:p>
              </table:table-cell>
              <table:table-cell office:value-type="float" office:value="17.219772173915">
                <text:p>17.219772173915</text:p>
              </table:table-cell>
              <table:table-cell office:value-type="float" office:value="17.2326582021079">
                <text:p>17.2326582021079</text:p>
              </table:table-cell>
              <table:table-cell office:value-type="float" office:value="17.2543901491516">
                <text:p>17.25439014915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67">
                <text:p>0.767</text:p>
              </table:table-cell>
              <table:table-cell office:value-type="float" office:value="17.2129443222736">
                <text:p>17.2129443222736</text:p>
              </table:table-cell>
              <table:table-cell office:value-type="float" office:value="17.209713614914">
                <text:p>17.209713614914</text:p>
              </table:table-cell>
              <table:table-cell office:value-type="float" office:value="17.2074391391563">
                <text:p>17.2074391391563</text:p>
              </table:table-cell>
              <table:table-cell office:value-type="float" office:value="17.2063384158935">
                <text:p>17.2063384158935</text:p>
              </table:table-cell>
              <table:table-cell office:value-type="float" office:value="17.2066855919945">
                <text:p>17.2066855919945</text:p>
              </table:table-cell>
              <table:table-cell office:value-type="float" office:value="17.2088497126558">
                <text:p>17.2088497126558</text:p>
              </table:table-cell>
              <table:table-cell office:value-type="float" office:value="17.2133726930073">
                <text:p>17.2133726930073</text:p>
              </table:table-cell>
              <table:table-cell office:value-type="float" office:value="17.2211423104596">
                <text:p>17.2211423104596</text:p>
              </table:table-cell>
              <table:table-cell office:value-type="float" office:value="17.2338277871613">
                <text:p>17.2338277871613</text:p>
              </table:table-cell>
              <table:table-cell office:value-type="float" office:value="17.2552110314968">
                <text:p>17.25521103149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69">
                <text:p>0.769</text:p>
              </table:table-cell>
              <table:table-cell office:value-type="float" office:value="17.2143191235013">
                <text:p>17.2143191235013</text:p>
              </table:table-cell>
              <table:table-cell office:value-type="float" office:value="17.2111530881026">
                <text:p>17.2111530881026</text:p>
              </table:table-cell>
              <table:table-cell office:value-type="float" office:value="17.2089292954398">
                <text:p>17.2089292954398</text:p>
              </table:table-cell>
              <table:table-cell office:value-type="float" office:value="17.2078612134462">
                <text:p>17.2078612134462</text:p>
              </table:table-cell>
              <table:table-cell office:value-type="float" office:value="17.2082179348849">
                <text:p>17.2082179348849</text:p>
              </table:table-cell>
              <table:table-cell office:value-type="float" office:value="17.2103618481171">
                <text:p>17.2103618481171</text:p>
              </table:table-cell>
              <table:table-cell office:value-type="float" office:value="17.2148253656759">
                <text:p>17.2148253656759</text:p>
              </table:table-cell>
              <table:table-cell office:value-type="float" office:value="17.2224811262982">
                <text:p>17.2224811262982</text:p>
              </table:table-cell>
              <table:table-cell office:value-type="float" office:value="17.2349705016094">
                <text:p>17.2349705016094</text:p>
              </table:table-cell>
              <table:table-cell office:value-type="float" office:value="17.2560131010114">
                <text:p>17.25601310101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71">
                <text:p>0.771</text:p>
              </table:table-cell>
              <table:table-cell office:value-type="float" office:value="17.2156649135067">
                <text:p>17.2156649135067</text:p>
              </table:table-cell>
              <table:table-cell office:value-type="float" office:value="17.2125617166719">
                <text:p>17.2125617166719</text:p>
              </table:table-cell>
              <table:table-cell office:value-type="float" office:value="17.2103870536692">
                <text:p>17.2103870536692</text:p>
              </table:table-cell>
              <table:table-cell office:value-type="float" office:value="17.2093504493691">
                <text:p>17.2093504493691</text:p>
              </table:table-cell>
              <table:table-cell office:value-type="float" office:value="17.2097160794375">
                <text:p>17.2097160794375</text:p>
              </table:table-cell>
              <table:table-cell office:value-type="float" office:value="17.2118398532861">
                <text:p>17.2118398532861</text:p>
              </table:table-cell>
              <table:table-cell office:value-type="float" office:value="17.2162449284494">
                <text:p>17.2162449284494</text:p>
              </table:table-cell>
              <table:table-cell office:value-type="float" office:value="17.2237891879049">
                <text:p>17.2237891879049</text:p>
              </table:table-cell>
              <table:table-cell office:value-type="float" office:value="17.2360868390058">
                <text:p>17.2360868390058</text:p>
              </table:table-cell>
              <table:table-cell office:value-type="float" office:value="17.2567967015552">
                <text:p>17.25679670155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73">
                <text:p>0.773</text:p>
              </table:table-cell>
              <table:table-cell office:value-type="float" office:value="17.2169820823861">
                <text:p>17.2169820823861</text:p>
              </table:table-cell>
              <table:table-cell office:value-type="float" office:value="17.2139399399989">
                <text:p>17.2139399399989</text:p>
              </table:table-cell>
              <table:table-cell office:value-type="float" office:value="17.2118129000692">
                <text:p>17.2118129000692</text:p>
              </table:table-cell>
              <table:table-cell office:value-type="float" office:value="17.2108066514839">
                <text:p>17.2108066514839</text:p>
              </table:table-cell>
              <table:table-cell office:value-type="float" office:value="17.2111805862652">
                <text:p>17.2111805862652</text:p>
              </table:table-cell>
              <table:table-cell office:value-type="float" office:value="17.2132843082256">
                <text:p>17.2132843082256</text:p>
              </table:table-cell>
              <table:table-cell office:value-type="float" office:value="17.217631961445">
                <text:p>17.217631961445</text:p>
              </table:table-cell>
              <table:table-cell office:value-type="float" office:value="17.2250670472417">
                <text:p>17.2250670472417</text:p>
              </table:table-cell>
              <table:table-cell office:value-type="float" office:value="17.2371772800919">
                <text:p>17.2371772800919</text:p>
              </table:table-cell>
              <table:table-cell office:value-type="float" office:value="17.257562168346">
                <text:p>17.2575621683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75">
                <text:p>0.775</text:p>
              </table:table-cell>
              <table:table-cell office:value-type="float" office:value="17.2182710111541">
                <text:p>17.2182710111541</text:p>
              </table:table-cell>
              <table:table-cell office:value-type="float" office:value="17.2152881872078">
                <text:p>17.2152881872078</text:p>
              </table:table-cell>
              <table:table-cell office:value-type="float" office:value="17.2132073092376">
                <text:p>17.2132073092376</text:p>
              </table:table-cell>
              <table:table-cell office:value-type="float" office:value="17.212230334552">
                <text:p>17.212230334552</text:p>
              </table:table-cell>
              <table:table-cell office:value-type="float" office:value="17.2126120015893">
                <text:p>17.2126120015893</text:p>
              </table:table-cell>
              <table:table-cell office:value-type="float" office:value="17.2146957775568">
                <text:p>17.2146957775568</text:p>
              </table:table-cell>
              <table:table-cell office:value-type="float" office:value="17.2189870287962">
                <text:p>17.2189870287962</text:p>
              </table:table-cell>
              <table:table-cell office:value-type="float" office:value="17.2263152405515">
                <text:p>17.2263152405515</text:p>
              </table:table-cell>
              <table:table-cell office:value-type="float" office:value="17.2382422914145">
                <text:p>17.2382422914145</text:p>
              </table:table-cell>
              <table:table-cell office:value-type="float" office:value="17.2583098260316">
                <text:p>17.2583098260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77">
                <text:p>0.777</text:p>
              </table:table-cell>
              <table:table-cell office:value-type="float" office:value="17.2195320752075">
                <text:p>17.2195320752075</text:p>
              </table:table-cell>
              <table:table-cell office:value-type="float" office:value="17.2166068799503">
                <text:p>17.2166068799503</text:p>
              </table:table-cell>
              <table:table-cell office:value-type="float" office:value="17.2145707464972">
                <text:p>17.2145707464972</text:p>
              </table:table-cell>
              <table:table-cell office:value-type="float" office:value="17.2136220023747">
                <text:p>17.2136220023747</text:p>
              </table:table-cell>
              <table:table-cell office:value-type="float" office:value="17.2140108592052">
                <text:p>17.2140108592052</text:p>
              </table:table-cell>
              <table:table-cell office:value-type="float" office:value="17.2160748123757">
                <text:p>17.2160748123757</text:p>
              </table:table-cell>
              <table:table-cell office:value-type="float" office:value="17.2203106805782">
                <text:p>17.2203106805782</text:p>
              </table:table-cell>
              <table:table-cell office:value-type="float" office:value="17.2275342903409">
                <text:p>17.2275342903409</text:p>
              </table:table-cell>
              <table:table-cell office:value-type="float" office:value="17.23928232744">
                <text:p>17.23928232744</text:p>
              </table:table-cell>
              <table:table-cell office:value-type="float" office:value="17.2590399911634">
                <text:p>17.25903999116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79">
                <text:p>0.779</text:p>
              </table:table-cell>
              <table:table-cell office:value-type="float" office:value="17.2207656433578">
                <text:p>17.2207656433578</text:p>
              </table:table-cell>
              <table:table-cell office:value-type="float" office:value="17.2178964316943">
                <text:p>17.2178964316943</text:p>
              </table:table-cell>
              <table:table-cell office:value-type="float" office:value="17.2159036673785">
                <text:p>17.2159036673785</text:p>
              </table:table-cell>
              <table:table-cell office:value-type="float" office:value="17.2149821474266">
                <text:p>17.2149821474266</text:p>
              </table:table-cell>
              <table:table-cell office:value-type="float" office:value="17.215377680234">
                <text:p>17.215377680234</text:p>
              </table:table-cell>
              <table:table-cell office:value-type="float" office:value="17.2174219500905">
                <text:p>17.2174219500905</text:p>
              </table:table-cell>
              <table:table-cell office:value-type="float" office:value="17.2216034526959">
                <text:p>17.2216034526959</text:p>
              </table:table-cell>
              <table:table-cell office:value-type="float" office:value="17.2287247052749">
                <text:p>17.2287247052749</text:p>
              </table:table-cell>
              <table:table-cell office:value-type="float" office:value="17.2402978303814">
                <text:p>17.2402978303814</text:p>
              </table:table-cell>
              <table:table-cell office:value-type="float" office:value="17.2597529718022">
                <text:p>17.25975297180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81">
                <text:p>0.781</text:p>
              </table:table-cell>
              <table:table-cell office:value-type="float" office:value="17.2219720774406">
                <text:p>17.2219720774406</text:p>
              </table:table-cell>
              <table:table-cell office:value-type="float" office:value="17.2191572474678">
                <text:p>17.2191572474678</text:p>
              </table:table-cell>
              <table:table-cell office:value-type="float" office:value="17.2172065174757">
                <text:p>17.2172065174757</text:p>
              </table:table-cell>
              <table:table-cell office:value-type="float" office:value="17.2163112508077">
                <text:p>17.2163112508077</text:p>
              </table:table-cell>
              <table:table-cell office:value-type="float" office:value="17.2167129731552">
                <text:p>17.2167129731552</text:p>
              </table:table-cell>
              <table:table-cell office:value-type="float" office:value="17.2187377145194">
                <text:p>17.2187377145194</text:p>
              </table:table-cell>
              <table:table-cell office:value-type="float" office:value="17.2228658670261">
                <text:p>17.2228658670261</text:p>
              </table:table-cell>
              <table:table-cell office:value-type="float" office:value="17.2298869803291">
                <text:p>17.2298869803291</text:p>
              </table:table-cell>
              <table:table-cell office:value-type="float" office:value="17.2412892303101">
                <text:p>17.2412892303101</text:p>
              </table:table-cell>
              <table:table-cell office:value-type="float" office:value="17.2604490674869">
                <text:p>17.26044906748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83">
                <text:p>0.783</text:p>
              </table:table-cell>
              <table:table-cell office:value-type="float" office:value="17.2231517340665">
                <text:p>17.2231517340665</text:p>
              </table:table-cell>
              <table:table-cell office:value-type="float" office:value="17.2203897252819">
                <text:p>17.2203897252819</text:p>
              </table:table-cell>
              <table:table-cell office:value-type="float" office:value="17.2184797336756">
                <text:p>17.2184797336756</text:p>
              </table:table-cell>
              <table:table-cell office:value-type="float" office:value="17.2176097833674">
                <text:p>17.2176097833674</text:p>
              </table:table-cell>
              <table:table-cell office:value-type="float" office:value="17.2180172348878">
                <text:p>17.2180172348878</text:p>
              </table:table-cell>
              <table:table-cell office:value-type="float" office:value="17.2200226169673">
                <text:p>17.2200226169673</text:p>
              </table:table-cell>
              <table:table-cell office:value-type="float" office:value="17.2240984325114">
                <text:p>17.2240984325114</text:p>
              </table:table-cell>
              <table:table-cell office:value-type="float" office:value="17.2310215979178">
                <text:p>17.2310215979178</text:p>
              </table:table-cell>
              <table:table-cell office:value-type="float" office:value="17.2422569463384">
                <text:p>17.2422569463384</text:p>
              </table:table-cell>
              <table:table-cell office:value-type="float" office:value="17.2611285705614">
                <text:p>17.26112857056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85">
                <text:p>0.785</text:p>
              </table:table-cell>
              <table:table-cell office:value-type="float" office:value="17.2243049602286">
                <text:p>17.2243049602286</text:p>
              </table:table-cell>
              <table:table-cell office:value-type="float" office:value="17.2215942527324">
                <text:p>17.2215942527324</text:p>
              </table:table-cell>
              <table:table-cell office:value-type="float" office:value="17.2197237414388">
                <text:p>17.2197237414388</text:p>
              </table:table-cell>
              <table:table-cell office:value-type="float" office:value="17.2188782034493">
                <text:p>17.2188782034493</text:p>
              </table:table-cell>
              <table:table-cell office:value-type="float" office:value="17.2192909488421">
                <text:p>17.2192909488421</text:p>
              </table:table-cell>
              <table:table-cell office:value-type="float" office:value="17.2212771544642">
                <text:p>17.2212771544642</text:p>
              </table:table-cell>
              <table:table-cell office:value-type="float" office:value="17.2253016434811">
                <text:p>17.2253016434811</text:p>
              </table:table-cell>
              <table:table-cell office:value-type="float" office:value="17.2321290261781">
                <text:p>17.2321290261781</text:p>
              </table:table-cell>
              <table:table-cell office:value-type="float" office:value="17.243201384682">
                <text:p>17.243201384682</text:p>
              </table:table-cell>
              <table:table-cell office:value-type="float" office:value="17.2617917635652">
                <text:p>17.26179176356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87">
                <text:p>0.787</text:p>
              </table:table-cell>
              <table:table-cell office:value-type="float" office:value="17.2254320990531">
                <text:p>17.2254320990531</text:p>
              </table:table-cell>
              <table:table-cell office:value-type="float" office:value="17.2227712115601">
                <text:p>17.2227712115601</text:p>
              </table:table-cell>
              <table:table-cell office:value-type="float" office:value="17.2209389585907">
                <text:p>17.2209389585907</text:p>
              </table:table-cell>
              <table:table-cell office:value-type="float" office:value="17.220116960202">
                <text:p>17.220116960202</text:p>
              </table:table-cell>
              <table:table-cell office:value-type="float" office:value="17.2205345879511">
                <text:p>17.2205345879511</text:p>
              </table:table-cell>
              <table:table-cell office:value-type="float" office:value="17.2225018126601">
                <text:p>17.2225018126601</text:p>
              </table:table-cell>
              <table:table-cell office:value-type="float" office:value="17.2264759825181">
                <text:p>17.2264759825181</text:p>
              </table:table-cell>
              <table:table-cell office:value-type="float" office:value="17.2332097219123">
                <text:p>17.2332097219123</text:p>
              </table:table-cell>
              <table:table-cell office:value-type="float" office:value="17.2441229418387">
                <text:p>17.2441229418387</text:p>
              </table:table-cell>
              <table:table-cell office:value-type="float" office:value="17.2624389230944">
                <text:p>17.26243892309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89">
                <text:p>0.789</text:p>
              </table:table-cell>
              <table:table-cell office:value-type="float" office:value="17.2265334844979">
                <text:p>17.2265334844979</text:p>
              </table:table-cell>
              <table:table-cell office:value-type="float" office:value="17.2239209735392">
                <text:p>17.2239209735392</text:p>
              </table:table-cell>
              <table:table-cell office:value-type="float" office:value="17.2221257920193">
                <text:p>17.2221257920193</text:p>
              </table:table-cell>
              <table:table-cell office:value-type="float" office:value="17.2213264908219">
                <text:p>17.2213264908219</text:p>
              </table:table-cell>
              <table:table-cell office:value-type="float" office:value="17.2217486122696">
                <text:p>17.2217486122696</text:p>
              </table:table-cell>
              <table:table-cell office:value-type="float" office:value="17.223697063637">
                <text:p>17.223697063637</text:p>
              </table:table-cell>
              <table:table-cell office:value-type="float" office:value="17.2276219183577">
                <text:p>17.2276219183577</text:p>
              </table:table-cell>
              <table:table-cell office:value-type="float" office:value="17.234264128438">
                <text:p>17.234264128438</text:p>
              </table:table-cell>
              <table:table-cell office:value-type="float" office:value="17.2450220021751">
                <text:p>17.2450220021751</text:p>
              </table:table-cell>
              <table:table-cell office:value-type="float" office:value="17.2630703165993">
                <text:p>17.26307031659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91">
                <text:p>0.791</text:p>
              </table:table-cell>
              <table:table-cell office:value-type="float" office:value="17.227609447082">
                <text:p>17.227609447082</text:p>
              </table:table-cell>
              <table:table-cell office:value-type="float" office:value="17.2250439050133">
                <text:p>17.2250439050133</text:p>
              </table:table-cell>
              <table:table-cell office:value-type="float" office:value="17.2232846414368">
                <text:p>17.2232846414368</text:p>
              </table:table-cell>
              <table:table-cell office:value-type="float" office:value="17.2225072238305">
                <text:p>17.2225072238305</text:p>
              </table:table-cell>
              <table:table-cell office:value-type="float" office:value="17.2229334719671">
                <text:p>17.2229334719671</text:p>
              </table:table-cell>
              <table:table-cell office:value-type="float" office:value="17.2248633687593">
                <text:p>17.2248633687593</text:p>
              </table:table-cell>
              <table:table-cell office:value-type="float" office:value="17.2287399087066">
                <text:p>17.2287399087066</text:p>
              </table:table-cell>
              <table:table-cell office:value-type="float" office:value="17.2352926784808">
                <text:p>17.2352926784808</text:p>
              </table:table-cell>
              <table:table-cell office:value-type="float" office:value="17.2458989410551">
                <text:p>17.2458989410551</text:p>
              </table:table-cell>
              <table:table-cell office:value-type="float" office:value="17.2636862061999">
                <text:p>17.26368620619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93">
                <text:p>0.793</text:p>
              </table:table-cell>
              <table:table-cell office:value-type="float" office:value="17.2286603063699">
                <text:p>17.2286603063699</text:p>
              </table:table-cell>
              <table:table-cell office:value-type="float" office:value="17.2261403610544">
                <text:p>17.2261403610544</text:p>
              </table:table-cell>
              <table:table-cell office:value-type="float" office:value="17.2244158946687">
                <text:p>17.2244158946687</text:p>
              </table:table-cell>
              <table:table-cell office:value-type="float" office:value="17.223659575113">
                <text:p>17.223659575113</text:p>
              </table:table-cell>
              <table:table-cell office:value-type="float" office:value="17.2240896038499">
                <text:p>17.2240896038499</text:p>
              </table:table-cell>
              <table:table-cell office:value-type="float" office:value="17.2260011754768">
                <text:p>17.2260011754768</text:p>
              </table:table-cell>
              <table:table-cell office:value-type="float" office:value="17.2298303971546">
                <text:p>17.2298303971546</text:p>
              </table:table-cell>
              <table:table-cell office:value-type="float" office:value="17.2362957910093">
                <text:p>17.2362957910093</text:p>
              </table:table-cell>
              <table:table-cell office:value-type="float" office:value="17.2467541213126">
                <text:p>17.2467541213126</text:p>
              </table:table-cell>
              <table:table-cell office:value-type="float" office:value="17.2642868440731">
                <text:p>17.26428684407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95">
                <text:p>0.795</text:p>
              </table:table-cell>
              <table:table-cell office:value-type="float" office:value="17.2296863767846">
                <text:p>17.2296863767846</text:p>
              </table:table-cell>
              <table:table-cell office:value-type="float" office:value="17.2272106900611">
                <text:p>17.2272106900611</text:p>
              </table:table-cell>
              <table:table-cell office:value-type="float" office:value="17.2255199314617">
                <text:p>17.2255199314617</text:p>
              </table:table-cell>
              <table:table-cell office:value-type="float" office:value="17.2247839512313">
                <text:p>17.2247839512313</text:p>
              </table:table-cell>
              <table:table-cell office:value-type="float" office:value="17.2252174343796">
                <text:p>17.2252174343796</text:p>
              </table:table-cell>
              <table:table-cell office:value-type="float" office:value="17.2271109201951">
                <text:p>17.2271109201951</text:p>
              </table:table-cell>
              <table:table-cell office:value-type="float" office:value="17.2308938160084">
                <text:p>17.2308938160084</text:p>
              </table:table-cell>
              <table:table-cell office:value-type="float" office:value="17.2372738741422">
                <text:p>17.2372738741422</text:p>
              </table:table-cell>
              <table:table-cell office:value-type="float" office:value="17.2475878963979">
                <text:p>17.2475878963979</text:p>
              </table:table-cell>
              <table:table-cell office:value-type="float" office:value="17.2648724763029">
                <text:p>17.26487247630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97">
                <text:p>0.797</text:p>
              </table:table-cell>
              <table:table-cell office:value-type="float" office:value="17.2306879689306">
                <text:p>17.2306879689306</text:p>
              </table:table-cell>
              <table:table-cell office:value-type="float" office:value="17.2282552348316">
                <text:p>17.2282552348316</text:p>
              </table:table-cell>
              <table:table-cell office:value-type="float" office:value="17.2265971244073">
                <text:p>17.2265971244073</text:p>
              </table:table-cell>
              <table:table-cell office:value-type="float" office:value="17.2258807502664">
                <text:p>17.2258807502664</text:p>
              </table:table-cell>
              <table:table-cell office:value-type="float" office:value="17.2263173804794">
                <text:p>17.2263173804794</text:p>
              </table:table-cell>
              <table:table-cell office:value-type="float" office:value="17.2281930290744">
                <text:p>17.2281930290744</text:p>
              </table:table-cell>
              <table:table-cell office:value-type="float" office:value="17.2319305871007">
                <text:p>17.2319305871007</text:p>
              </table:table-cell>
              <table:table-cell office:value-type="float" office:value="17.2382273259779">
                <text:p>17.2382273259779</text:p>
              </table:table-cell>
              <table:table-cell office:value-type="float" office:value="17.2484006112456">
                <text:p>17.2484006112456</text:p>
              </table:table-cell>
              <table:table-cell office:value-type="float" office:value="17.2654433438563">
                <text:p>17.26544334385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99">
                <text:p>0.799</text:p>
              </table:table-cell>
              <table:table-cell office:value-type="float" office:value="17.2316653826301">
                <text:p>17.2316653826301</text:p>
              </table:table-cell>
              <table:table-cell office:value-type="float" office:value="17.2292743271628">
                <text:p>17.2292743271628</text:p>
              </table:table-cell>
              <table:table-cell office:value-type="float" office:value="17.2276478345932">
                <text:p>17.2276478345932</text:p>
              </table:table-cell>
              <table:table-cell office:value-type="float" office:value="17.2269503581663">
                <text:p>17.2269503581663</text:p>
              </table:table-cell>
              <table:table-cell office:value-type="float" office:value="17.2273898463307">
                <text:p>17.2273898463307</text:p>
              </table:table-cell>
              <table:table-cell office:value-type="float" office:value="17.2292479150848">
                <text:p>17.2292479150848</text:p>
              </table:table-cell>
              <table:table-cell office:value-type="float" office:value="17.2329411189447">
                <text:p>17.2329411189447</text:p>
              </table:table-cell>
              <table:table-cell office:value-type="float" office:value="17.239156531678">
                <text:p>17.239156531678</text:p>
              </table:table-cell>
              <table:table-cell office:value-type="float" office:value="17.2491925990198">
                <text:p>17.2491925990198</text:p>
              </table:table-cell>
              <table:table-cell office:value-type="float" office:value="17.2659996783168">
                <text:p>17.26599967831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01">
                <text:p>0.801</text:p>
              </table:table-cell>
              <table:table-cell office:value-type="float" office:value="17.2326189149548">
                <text:p>17.2326189149548</text:p>
              </table:table-cell>
              <table:table-cell office:value-type="float" office:value="17.2302682941682">
                <text:p>17.2302682941682</text:p>
              </table:table-cell>
              <table:table-cell office:value-type="float" office:value="17.2286724167992">
                <text:p>17.2286724167992</text:p>
              </table:table-cell>
              <table:table-cell office:value-type="float" office:value="17.2279931532292">
                <text:p>17.2279931532292</text:p>
              </table:table-cell>
              <table:table-cell office:value-type="float" office:value="17.2284352274239">
                <text:p>17.2284352274239</text:p>
              </table:table-cell>
              <table:table-cell office:value-type="float" office:value="17.2302759818307">
                <text:p>17.2302759818307</text:p>
              </table:table-cell>
              <table:table-cell office:value-type="float" office:value="17.2339258104927">
                <text:p>17.2339258104927</text:p>
              </table:table-cell>
              <table:table-cell office:value-type="float" office:value="17.2400618673198">
                <text:p>17.2400618673198</text:p>
              </table:table-cell>
              <table:table-cell office:value-type="float" office:value="17.2499641853092">
                <text:p>17.2499641853092</text:p>
              </table:table-cell>
              <table:table-cell office:value-type="float" office:value="17.2665417070964">
                <text:p>17.26654170709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03">
                <text:p>0.803</text:p>
              </table:table-cell>
              <table:table-cell office:value-type="float" office:value="17.2335488522222">
                <text:p>17.2335488522222</text:p>
              </table:table-cell>
              <table:table-cell office:value-type="float" office:value="17.2312374520673">
                <text:p>17.2312374520673</text:p>
              </table:table-cell>
              <table:table-cell office:value-type="float" office:value="17.2296712144896">
                <text:p>17.2296712144896</text:p>
              </table:table-cell>
              <table:table-cell office:value-type="float" office:value="17.2290095018897">
                <text:p>17.2290095018897</text:p>
              </table:table-cell>
              <table:table-cell office:value-type="float" office:value="17.229453906852">
                <text:p>17.229453906852</text:p>
              </table:table-cell>
              <table:table-cell office:value-type="float" office:value="17.2312776201347">
                <text:p>17.2312776201347</text:p>
              </table:table-cell>
              <table:table-cell office:value-type="float" office:value="17.2348850478285">
                <text:p>17.2348850478285</text:p>
              </table:table-cell>
              <table:table-cell office:value-type="float" office:value="17.2409436965045">
                <text:p>17.2409436965045</text:p>
              </table:table-cell>
              <table:table-cell office:value-type="float" office:value="17.2507156843506">
                <text:p>17.2507156843506</text:p>
              </table:table-cell>
              <table:table-cell office:value-type="float" office:value="17.2670696485081">
                <text:p>17.26706964850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05">
                <text:p>0.805</text:p>
              </table:table-cell>
              <table:table-cell office:value-type="float" office:value="17.2344554785852">
                <text:p>17.2344554785852</text:p>
              </table:table-cell>
              <table:table-cell office:value-type="float" office:value="17.2321821129311">
                <text:p>17.2321821129311</text:p>
              </table:table-cell>
              <table:table-cell office:value-type="float" office:value="17.2306445653494">
                <text:p>17.2306445653494</text:p>
              </table:table-cell>
              <table:table-cell office:value-type="float" office:value="17.2299997634833">
                <text:p>17.2299997634833</text:p>
              </table:table-cell>
              <table:table-cell office:value-type="float" office:value="17.2304462596052">
                <text:p>17.2304462596052</text:p>
              </table:table-cell>
              <table:table-cell office:value-type="float" office:value="17.2322532120831">
                <text:p>17.2322532120831</text:p>
              </table:table-cell>
              <table:table-cell office:value-type="float" office:value="17.2358192081387">
                <text:p>17.2358192081387</text:p>
              </table:table-cell>
              <table:table-cell office:value-type="float" office:value="17.2418023744276">
                <text:p>17.2418023744276</text:p>
              </table:table-cell>
              <table:table-cell office:value-type="float" office:value="17.251447403468">
                <text:p>17.251447403468</text:p>
              </table:table-cell>
              <table:table-cell office:value-type="float" office:value="17.2675837173042">
                <text:p>17.26758371730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07">
                <text:p>0.807</text:p>
              </table:table-cell>
              <table:table-cell office:value-type="float" office:value="17.2353390703783">
                <text:p>17.2353390703783</text:p>
              </table:table-cell>
              <table:table-cell office:value-type="float" office:value="17.2331025803054">
                <text:p>17.2331025803054</text:p>
              </table:table-cell>
              <table:table-cell office:value-type="float" office:value="17.2315927977668">
                <text:p>17.2315927977668</text:p>
              </table:table-cell>
              <table:table-cell office:value-type="float" office:value="17.2309642872991">
                <text:p>17.2309642872991</text:p>
              </table:table-cell>
              <table:table-cell office:value-type="float" office:value="17.2314126499908">
                <text:p>17.2314126499908</text:p>
              </table:table-cell>
              <table:table-cell office:value-type="float" office:value="17.2332031286573">
                <text:p>17.2332031286573</text:p>
              </table:table-cell>
              <table:table-cell office:value-type="float" office:value="17.2367286574241">
                <text:p>17.2367286574241</text:p>
              </table:table-cell>
              <table:table-cell office:value-type="float" office:value="17.2426382455308">
                <text:p>17.2426382455308</text:p>
              </table:table-cell>
              <table:table-cell office:value-type="float" office:value="17.2521596404471">
                <text:p>17.2521596404471</text:p>
              </table:table-cell>
              <table:table-cell office:value-type="float" office:value="17.2680841212225">
                <text:p>17.26808412122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09">
                <text:p>0.809</text:p>
              </table:table-cell>
              <table:table-cell office:value-type="float" office:value="17.2361998933738">
                <text:p>17.2361998933738</text:p>
              </table:table-cell>
              <table:table-cell office:value-type="float" office:value="17.2339991471143">
                <text:p>17.2339991471143</text:p>
              </table:table-cell>
              <table:table-cell office:value-type="float" office:value="17.2325162291795">
                <text:p>17.2325162291795</text:p>
              </table:table-cell>
              <table:table-cell office:value-type="float" office:value="17.2319034112235">
                <text:p>17.2319034112235</text:p>
              </table:table-cell>
              <table:table-cell office:value-type="float" office:value="17.2323534304725">
                <text:p>17.2323534304725</text:p>
              </table:table-cell>
              <table:table-cell office:value-type="float" office:value="17.2341277286904">
                <text:p>17.2341277286904</text:p>
              </table:table-cell>
              <table:table-cell office:value-type="float" office:value="17.2376137495055">
                <text:p>17.2376137495055</text:p>
              </table:table-cell>
              <table:table-cell office:value-type="float" office:value="17.2434516424806">
                <text:p>17.2434516424806</text:p>
              </table:table-cell>
              <table:table-cell office:value-type="float" office:value="17.2528526823678">
                <text:p>17.2528526823678</text:p>
              </table:table-cell>
              <table:table-cell office:value-type="float" office:value="17.2685710593802">
                <text:p>17.26857105938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11">
                <text:p>0.811</text:p>
              </table:table-cell>
              <table:table-cell office:value-type="float" office:value="17.2370382149828">
                <text:p>17.2370382149828</text:p>
              </table:table-cell>
              <table:table-cell office:value-type="float" office:value="17.2348721052034">
                <text:p>17.2348721052034</text:p>
              </table:table-cell>
              <table:table-cell office:value-type="float" office:value="17.2334151738652">
                <text:p>17.2334151738652</text:p>
              </table:table-cell>
              <table:table-cell office:value-type="float" office:value="17.2328174684077">
                <text:p>17.2328174684077</text:p>
              </table:table-cell>
              <table:table-cell office:value-type="float" office:value="17.2332689476463">
                <text:p>17.2332689476463</text:p>
              </table:table-cell>
              <table:table-cell office:value-type="float" office:value="17.2350273644707">
                <text:p>17.2350273644707</text:p>
              </table:table-cell>
              <table:table-cell office:value-type="float" office:value="17.2384748315064">
                <text:p>17.2384748315064</text:p>
              </table:table-cell>
              <table:table-cell office:value-type="float" office:value="17.2442428917879">
                <text:p>17.2442428917879</text:p>
              </table:table-cell>
              <table:table-cell office:value-type="float" office:value="17.2535268117605">
                <text:p>17.2535268117605</text:p>
              </table:table-cell>
              <table:table-cell office:value-type="float" office:value="17.269044730036">
                <text:p>17.2690447300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13">
                <text:p>0.813</text:p>
              </table:table-cell>
              <table:table-cell office:value-type="float" office:value="17.2378542869171">
                <text:p>17.2378542869171</text:p>
              </table:table-cell>
              <table:table-cell office:value-type="float" office:value="17.2357217318692">
                <text:p>17.2357217318692</text:p>
              </table:table-cell>
              <table:table-cell office:value-type="float" office:value="17.2342899320487">
                <text:p>17.2342899320487</text:p>
              </table:table-cell>
              <table:table-cell office:value-type="float" office:value="17.2337067780544">
                <text:p>17.2337067780544</text:p>
              </table:table-cell>
              <table:table-cell office:value-type="float" office:value="17.2341595340863">
                <text:p>17.2341595340863</text:p>
              </table:table-cell>
              <table:table-cell office:value-type="float" office:value="17.2359023741776">
                <text:p>17.2359023741776</text:p>
              </table:table-cell>
              <table:table-cell office:value-type="float" office:value="17.2393122365002">
                <text:p>17.2393122365002</text:p>
              </table:table-cell>
              <table:table-cell office:value-type="float" office:value="17.2450123062657">
                <text:p>17.2450123062657</text:p>
              </table:table-cell>
              <table:table-cell office:value-type="float" office:value="17.2541822982527">
                <text:p>17.2541822982527</text:p>
              </table:table-cell>
              <table:table-cell office:value-type="float" office:value="17.2695053198115">
                <text:p>17.26950531981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15">
                <text:p>0.815</text:p>
              </table:table-cell>
              <table:table-cell office:value-type="float" office:value="17.2386483608764">
                <text:p>17.2386483608764</text:p>
              </table:table-cell>
              <table:table-cell office:value-type="float" office:value="17.2365483021115">
                <text:p>17.2365483021115</text:p>
              </table:table-cell>
              <table:table-cell office:value-type="float" office:value="17.2351407998864">
                <text:p>17.2351407998864</text:p>
              </table:table-cell>
              <table:table-cell office:value-type="float" office:value="17.2345716539431">
                <text:p>17.2345716539431</text:p>
              </table:table-cell>
              <table:table-cell office:value-type="float" office:value="17.2350255159667">
                <text:p>17.2350255159667</text:p>
              </table:table-cell>
              <table:table-cell office:value-type="float" office:value="17.2367530890155">
                <text:p>17.2367530890155</text:p>
              </table:table-cell>
              <table:table-cell office:value-type="float" office:value="17.2401262904811">
                <text:p>17.2401262904811</text:p>
              </table:table-cell>
              <table:table-cell office:value-type="float" office:value="17.2457601921752">
                <text:p>17.2457601921752</text:p>
              </table:table-cell>
              <table:table-cell office:value-type="float" office:value="17.2548194064119">
                <text:p>17.2548194064119</text:p>
              </table:table-cell>
              <table:table-cell office:value-type="float" office:value="17.2699530136218">
                <text:p>17.26995301362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17">
                <text:p>0.817</text:p>
              </table:table-cell>
              <table:table-cell office:value-type="float" office:value="17.239420683397">
                <text:p>17.239420683397</text:p>
              </table:table-cell>
              <table:table-cell office:value-type="float" office:value="17.237352084652">
                <text:p>17.237352084652</text:p>
              </table:table-cell>
              <table:table-cell office:value-type="float" office:value="17.2359680662701">
                <text:p>17.2359680662701</text:p>
              </table:table-cell>
              <table:table-cell office:value-type="float" office:value="17.2354124017536">
                <text:p>17.2354124017536</text:p>
              </table:table-cell>
              <table:table-cell office:value-type="float" office:value="17.2358672107187">
                <text:p>17.2358672107187</text:p>
              </table:table-cell>
              <table:table-cell office:value-type="float" office:value="17.2375798310594">
                <text:p>17.2375798310594</text:p>
              </table:table-cell>
              <table:table-cell office:value-type="float" office:value="17.2409173102828">
                <text:p>17.2409173102828</text:p>
              </table:table-cell>
              <table:table-cell office:value-type="float" office:value="17.2464868470873">
                <text:p>17.2464868470873</text:p>
              </table:table-cell>
              <table:table-cell office:value-type="float" office:value="17.2554383933538">
                <text:p>17.2554383933538</text:p>
              </table:table-cell>
              <table:table-cell office:value-type="float" office:value="17.2703879915278">
                <text:p>17.27038799152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19">
                <text:p>0.819</text:p>
              </table:table-cell>
              <table:table-cell office:value-type="float" office:value="17.2401714889573">
                <text:p>17.2401714889573</text:p>
              </table:table-cell>
              <table:table-cell office:value-type="float" office:value="17.2381333366073">
                <text:p>17.2381333366073</text:p>
              </table:table-cell>
              <table:table-cell office:value-type="float" office:value="17.2367720085513">
                <text:p>17.2367720085513</text:p>
              </table:table-cell>
              <table:table-cell office:value-type="float" office:value="17.236229315479">
                <text:p>17.236229315479</text:p>
              </table:table-cell>
              <table:table-cell office:value-type="float" office:value="17.2366849238811">
                <text:p>17.2366849238811</text:p>
              </table:table-cell>
              <table:table-cell office:value-type="float" office:value="17.2383829103547">
                <text:p>17.2383829103547</text:p>
              </table:table-cell>
              <table:table-cell office:value-type="float" office:value="17.2416856007686">
                <text:p>17.2416856007686</text:p>
              </table:table-cell>
              <table:table-cell office:value-type="float" office:value="17.2471925569997">
                <text:p>17.2471925569997</text:p>
              </table:table-cell>
              <table:table-cell office:value-type="float" office:value="17.2560395055249">
                <text:p>17.2560395055249</text:p>
              </table:table-cell>
              <table:table-cell office:value-type="float" office:value="17.2708104245175">
                <text:p>17.27081042451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21">
                <text:p>0.821</text:p>
              </table:table-cell>
              <table:table-cell office:value-type="float" office:value="17.2409010068631">
                <text:p>17.2409010068631</text:p>
              </table:table-cell>
              <table:table-cell office:value-type="float" office:value="17.2388923088793">
                <text:p>17.2388923088793</text:p>
              </table:table-cell>
              <table:table-cell office:value-type="float" office:value="17.2375528969474">
                <text:p>17.2375528969474</text:p>
              </table:table-cell>
              <table:table-cell office:value-type="float" office:value="17.2370226812039">
                <text:p>17.2370226812039</text:p>
              </table:table-cell>
              <table:table-cell office:value-type="float" office:value="17.2374789524947">
                <text:p>17.2374789524947</text:p>
              </table:table-cell>
              <table:table-cell office:value-type="float" office:value="17.2391626281058">
                <text:p>17.2391626281058</text:p>
              </table:table-cell>
              <table:table-cell office:value-type="float" office:value="17.2424314579554">
                <text:p>17.2424314579554</text:p>
              </table:table-cell>
              <table:table-cell office:value-type="float" office:value="17.2478775995355">
                <text:p>17.2478775995355</text:p>
              </table:table-cell>
              <table:table-cell office:value-type="float" office:value="17.2566229821981">
                <text:p>17.2566229821981</text:p>
              </table:table-cell>
              <table:table-cell office:value-type="float" office:value="17.2712204788955">
                <text:p>17.27122047889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23">
                <text:p>0.823</text:p>
              </table:table-cell>
              <table:table-cell office:value-type="float" office:value="17.2416094664463">
                <text:p>17.2416094664463</text:p>
              </table:table-cell>
              <table:table-cell office:value-type="float" office:value="17.239629250221">
                <text:p>17.239629250221</text:p>
              </table:table-cell>
              <table:table-cell office:value-type="float" office:value="17.2383109978663">
                <text:p>17.2383109978663</text:p>
              </table:table-cell>
              <table:table-cell office:value-type="float" office:value="17.2377927799569">
                <text:p>17.2377927799569</text:p>
              </table:table-cell>
              <table:table-cell office:value-type="float" office:value="17.2382495876662">
                <text:p>17.2382495876662</text:p>
              </table:table-cell>
              <table:table-cell office:value-type="float" office:value="17.2399192790869">
                <text:p>17.2399192790869</text:p>
              </table:table-cell>
              <table:table-cell office:value-type="float" office:value="17.2431551713759">
                <text:p>17.2431551713759</text:p>
              </table:table-cell>
              <table:table-cell office:value-type="float" office:value="17.2485422463639">
                <text:p>17.2485422463639</text:p>
              </table:table-cell>
              <table:table-cell office:value-type="float" office:value="17.2571890581142">
                <text:p>17.2571890581142</text:p>
              </table:table-cell>
              <table:table-cell office:value-type="float" office:value="17.2716183195931">
                <text:p>17.27161831959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25">
                <text:p>0.825</text:p>
              </table:table-cell>
              <table:table-cell office:value-type="float" office:value="17.2422970827392">
                <text:p>17.2422970827392</text:p>
              </table:table-cell>
              <table:table-cell office:value-type="float" office:value="17.2403443961385">
                <text:p>17.2403443961385</text:p>
              </table:table-cell>
              <table:table-cell office:value-type="float" office:value="17.239046564957">
                <text:p>17.239046564957</text:p>
              </table:table-cell>
              <table:table-cell office:value-type="float" office:value="17.2385398801613">
                <text:p>17.2385398801613</text:p>
              </table:table-cell>
              <table:table-cell office:value-type="float" office:value="17.2389971079005">
                <text:p>17.2389971079005</text:p>
              </table:table-cell>
              <table:table-cell office:value-type="float" office:value="17.2406531454661">
                <text:p>17.2406531454661</text:p>
              </table:table-cell>
              <table:table-cell office:value-type="float" office:value="17.243857018078">
                <text:p>17.243857018078</text:p>
              </table:table-cell>
              <table:table-cell office:value-type="float" office:value="17.2491867570417">
                <text:p>17.2491867570417</text:p>
              </table:table-cell>
              <table:table-cell office:value-type="float" office:value="17.2577379566498">
                <text:p>17.2577379566498</text:p>
              </table:table-cell>
              <table:table-cell office:value-type="float" office:value="17.2720041013139">
                <text:p>17.27200410131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27">
                <text:p>0.827</text:p>
              </table:table-cell>
              <table:table-cell office:value-type="float" office:value="17.2429640689685">
                <text:p>17.2429640689685</text:p>
              </table:table-cell>
              <table:table-cell office:value-type="float" office:value="17.241037978626">
                <text:p>17.241037978626</text:p>
              </table:table-cell>
              <table:table-cell office:value-type="float" office:value="17.2397598470229">
                <text:p>17.2397598470229</text:p>
              </table:table-cell>
              <table:table-cell office:value-type="float" office:value="17.2392642443754">
                <text:p>17.2392642443754</text:p>
              </table:table-cell>
              <table:table-cell office:value-type="float" office:value="17.239721785115">
                <text:p>17.239721785115</text:p>
              </table:table-cell>
              <table:table-cell office:value-type="float" office:value="17.2413645024244">
                <text:p>17.2413645024244</text:p>
              </table:table-cell>
              <table:table-cell office:value-type="float" office:value="17.2445372681112">
                <text:p>17.2445372681112</text:p>
              </table:table-cell>
              <table:table-cell office:value-type="float" office:value="17.2498113846371">
                <text:p>17.2498113846371</text:p>
              </table:table-cell>
              <table:table-cell office:value-type="float" office:value="17.258269895997">
                <text:p>17.258269895997</text:p>
              </table:table-cell>
              <table:table-cell office:value-type="float" office:value="17.27237797639">
                <text:p>17.272377976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29">
                <text:p>0.829</text:p>
              </table:table-cell>
              <table:table-cell office:value-type="float" office:value="17.2436106347277">
                <text:p>17.2436106347277</text:p>
              </table:table-cell>
              <table:table-cell office:value-type="float" office:value="17.2417102247707">
                <text:p>17.2417102247707</text:p>
              </table:table-cell>
              <table:table-cell office:value-type="float" office:value="17.2404510869215">
                <text:p>17.2404510869215</text:p>
              </table:table-cell>
              <table:table-cell office:value-type="float" office:value="17.239966128391">
                <text:p>17.239966128391</text:p>
              </table:table-cell>
              <table:table-cell office:value-type="float" office:value="17.2404238838677">
                <text:p>17.2404238838677</text:p>
              </table:table-cell>
              <table:table-cell office:value-type="float" office:value="17.2420536174601">
                <text:p>17.2420536174601</text:p>
              </table:table-cell>
              <table:table-cell office:value-type="float" office:value="17.2451961838615">
                <text:p>17.2451961838615</text:p>
              </table:table-cell>
              <table:table-cell office:value-type="float" office:value="17.2504163750434">
                <text:p>17.2504163750434</text:p>
              </table:table-cell>
              <table:table-cell office:value-type="float" office:value="17.2587850883774">
                <text:p>17.2587850883774</text:p>
              </table:table-cell>
              <table:table-cell office:value-type="float" office:value="17.2727400937013">
                <text:p>17.27274009370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31">
                <text:p>0.831</text:p>
              </table:table-cell>
              <table:table-cell office:value-type="float" office:value="17.2442369766572">
                <text:p>17.2442369766572</text:p>
              </table:table-cell>
              <table:table-cell office:value-type="float" office:value="17.2423613495519">
                <text:p>17.2423613495519</text:p>
              </table:table-cell>
              <table:table-cell office:value-type="float" office:value="17.2411205157761">
                <text:p>17.2411205157761</text:p>
              </table:table-cell>
              <table:table-cell office:value-type="float" office:value="17.240645776366">
                <text:p>17.240645776366</text:p>
              </table:table-cell>
              <table:table-cell office:value-type="float" office:value="17.2411036570716">
                <text:p>17.2411036570716</text:p>
              </table:table-cell>
              <table:table-cell office:value-type="float" office:value="17.2427207464295">
                <text:p>17.2427207464295</text:p>
              </table:table-cell>
              <table:table-cell office:value-type="float" office:value="17.2458340162087">
                <text:p>17.2458340162087</text:p>
              </table:table-cell>
              <table:table-cell office:value-type="float" office:value="17.2510019630347">
                <text:p>17.2510019630347</text:p>
              </table:table-cell>
              <table:table-cell office:value-type="float" office:value="17.2592837356538">
                <text:p>17.2592837356538</text:p>
              </table:table-cell>
              <table:table-cell office:value-type="float" office:value="17.2730905929533">
                <text:p>17.27309059295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33">
                <text:p>0.833</text:p>
              </table:table-cell>
              <table:table-cell office:value-type="float" office:value="17.2448432899349">
                <text:p>17.2448432899349</text:p>
              </table:table-cell>
              <table:table-cell office:value-type="float" office:value="17.2429915647824">
                <text:p>17.2429915647824</text:p>
              </table:table-cell>
              <table:table-cell office:value-type="float" office:value="17.2417683602332">
                <text:p>17.2417683602332</text:p>
              </table:table-cell>
              <table:table-cell office:value-type="float" office:value="17.2413034269982">
                <text:p>17.2413034269982</text:p>
              </table:table-cell>
              <table:table-cell office:value-type="float" office:value="17.241761351497">
                <text:p>17.241761351497</text:p>
              </table:table-cell>
              <table:table-cell office:value-type="float" office:value="17.2433661386819">
                <text:p>17.2433661386819</text:p>
              </table:table-cell>
              <table:table-cell office:value-type="float" office:value="17.2464510095381">
                <text:p>17.2464510095381</text:p>
              </table:table-cell>
              <table:table-cell office:value-type="float" office:value="17.2515683774019">
                <text:p>17.2515683774019</text:p>
              </table:table-cell>
              <table:table-cell office:value-type="float" office:value="17.2597660349784">
                <text:p>17.2597660349784</text:p>
              </table:table-cell>
              <table:table-cell office:value-type="float" office:value="17.2734296118741">
                <text:p>17.27342961187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35">
                <text:p>0.835</text:p>
              </table:table-cell>
              <table:table-cell office:value-type="float" office:value="17.2454297639167">
                <text:p>17.2454297639167</text:p>
              </table:table-cell>
              <table:table-cell office:value-type="float" office:value="17.2436010757507">
                <text:p>17.2436010757507</text:p>
              </table:table-cell>
              <table:table-cell office:value-type="float" office:value="17.2423948397759">
                <text:p>17.2423948397759</text:p>
              </table:table-cell>
              <table:table-cell office:value-type="float" office:value="17.2419393112801">
                <text:p>17.2419393112801</text:p>
              </table:table-cell>
              <table:table-cell office:value-type="float" office:value="17.2423972058062">
                <text:p>17.2423972058062</text:p>
              </table:table-cell>
              <table:table-cell office:value-type="float" office:value="17.2439900352543">
                <text:p>17.2439900352543</text:p>
              </table:table-cell>
              <table:table-cell office:value-type="float" office:value="17.2470473999932">
                <text:p>17.2470473999932</text:p>
              </table:table-cell>
              <table:table-cell office:value-type="float" office:value="17.2521158391571">
                <text:p>17.2521158391571</text:p>
              </table:table-cell>
              <table:table-cell office:value-type="float" office:value="17.2602321767825">
                <text:p>17.2602321767825</text:p>
              </table:table-cell>
              <table:table-cell office:value-type="float" office:value="17.2737572835611">
                <text:p>17.27375728356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37">
                <text:p>0.837</text:p>
              </table:table-cell>
              <table:table-cell office:value-type="float" office:value="17.2459965829035">
                <text:p>17.2459965829035</text:p>
              </table:table-cell>
              <table:table-cell office:value-type="float" office:value="17.2441900818405">
                <text:p>17.2441900818405</text:p>
              </table:table-cell>
              <table:table-cell office:value-type="float" office:value="17.2430001672522">
                <text:p>17.2430001672522</text:p>
              </table:table-cell>
              <table:table-cell office:value-type="float" office:value="17.2425536529729">
                <text:p>17.2425536529729</text:p>
              </table:table-cell>
              <table:table-cell office:value-type="float" office:value="17.2430114509995">
                <text:p>17.2430114509995</text:p>
              </table:table-cell>
              <table:table-cell office:value-type="float" office:value="17.2445926693045">
                <text:p>17.2445926693045</text:p>
              </table:table-cell>
              <table:table-cell office:value-type="float" office:value="17.2476234159081">
                <text:p>17.2476234159081</text:p>
              </table:table-cell>
              <table:table-cell office:value-type="float" office:value="17.2526445619736">
                <text:p>17.2526445619736</text:p>
              </table:table-cell>
              <table:table-cell office:value-type="float" office:value="17.2606823452369">
                <text:p>17.2606823452369</text:p>
              </table:table-cell>
              <table:table-cell office:value-type="float" office:value="17.2740737370099">
                <text:p>17.27407373700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39">
                <text:p>0.839</text:p>
              </table:table-cell>
              <table:table-cell office:value-type="float" office:value="17.246543918586">
                <text:p>17.246543918586</text:p>
              </table:table-cell>
              <table:table-cell office:value-type="float" office:value="17.2447587707041">
                <text:p>17.2447587707041</text:p>
              </table:table-cell>
              <table:table-cell office:value-type="float" office:value="17.2435845442011">
                <text:p>17.2435845442011</text:p>
              </table:table-cell>
              <table:table-cell office:value-type="float" office:value="17.2431466646849">
                <text:p>17.2431466646849</text:p>
              </table:table-cell>
              <table:table-cell office:value-type="float" office:value="17.2436043069682">
                <text:p>17.2436043069682</text:p>
              </table:table-cell>
              <table:table-cell office:value-type="float" office:value="17.2451742629309">
                <text:p>17.2451742629309</text:p>
              </table:table-cell>
              <table:table-cell office:value-type="float" office:value="17.2481792747223">
                <text:p>17.2481792747223</text:p>
              </table:table-cell>
              <table:table-cell office:value-type="float" office:value="17.253154749017">
                <text:p>17.253154749017</text:p>
              </table:table-cell>
              <table:table-cell office:value-type="float" office:value="17.261116714721">
                <text:p>17.261116714721</text:p>
              </table:table-cell>
              <table:table-cell office:value-type="float" office:value="17.2743790924934">
                <text:p>17.27437909249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41">
                <text:p>0.841</text:p>
              </table:table-cell>
              <table:table-cell office:value-type="float" office:value="17.2470719447264">
                <text:p>17.2470719447264</text:p>
              </table:table-cell>
              <table:table-cell office:value-type="float" office:value="17.2453073296579">
                <text:p>17.2453073296579</text:p>
              </table:table-cell>
              <table:table-cell office:value-type="float" office:value="17.2441481700733">
                <text:p>17.2441481700733</text:p>
              </table:table-cell>
              <table:table-cell office:value-type="float" office:value="17.2437185556898">
                <text:p>17.2437185556898</text:p>
              </table:table-cell>
              <table:table-cell office:value-type="float" office:value="17.2441759894408">
                <text:p>17.2441759894408</text:p>
              </table:table-cell>
              <table:table-cell office:value-type="float" office:value="17.2457350336395">
                <text:p>17.2457350336395</text:p>
              </table:table-cell>
              <table:table-cell office:value-type="float" office:value="17.2487151892843">
                <text:p>17.2487151892843</text:p>
              </table:table-cell>
              <table:table-cell office:value-type="float" office:value="17.2536465994076">
                <text:p>17.2536465994076</text:p>
              </table:table-cell>
              <table:table-cell office:value-type="float" office:value="17.261535456948">
                <text:p>17.261535456948</text:p>
              </table:table-cell>
              <table:table-cell office:value-type="float" office:value="17.2746734706945">
                <text:p>17.27467347069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43">
                <text:p>0.843</text:p>
              </table:table-cell>
              <table:table-cell office:value-type="float" office:value="17.2475808273809">
                <text:p>17.2475808273809</text:p>
              </table:table-cell>
              <table:table-cell office:value-type="float" office:value="17.24583593813">
                <text:p>17.24583593813</text:p>
              </table:table-cell>
              <table:table-cell office:value-type="float" office:value="17.244691236161">
                <text:p>17.244691236161</text:p>
              </table:table-cell>
              <table:table-cell office:value-type="float" office:value="17.2442695268211">
                <text:p>17.2442695268211</text:p>
              </table:table-cell>
              <table:table-cell office:value-type="float" office:value="17.2447267054841">
                <text:p>17.2447267054841</text:p>
              </table:table-cell>
              <table:table-cell office:value-type="float" office:value="17.246275190184">
                <text:p>17.246275190184</text:p>
              </table:table-cell>
              <table:table-cell office:value-type="float" office:value="17.249231363811">
                <text:p>17.249231363811</text:p>
              </table:table-cell>
              <table:table-cell office:value-type="float" office:value="17.2541203040723">
                <text:p>17.2541203040723</text:p>
              </table:table-cell>
              <table:table-cell office:value-type="float" office:value="17.2619387363534">
                <text:p>17.2619387363534</text:p>
              </table:table-cell>
              <table:table-cell office:value-type="float" office:value="17.2749569866999">
                <text:p>17.27495698669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45">
                <text:p>0.845</text:p>
              </table:table-cell>
              <table:table-cell office:value-type="float" office:value="17.2480707218849">
                <text:p>17.2480707218849</text:p>
              </table:table-cell>
              <table:table-cell office:value-type="float" office:value="17.2463447653525">
                <text:p>17.2463447653525</text:p>
              </table:table-cell>
              <table:table-cell office:value-type="float" office:value="17.2452139237644">
                <text:p>17.2452139237644</text:p>
              </table:table-cell>
              <table:table-cell office:value-type="float" office:value="17.2447997689499">
                <text:p>17.2447997689499</text:p>
              </table:table-cell>
              <table:table-cell office:value-type="float" office:value="17.2452566521795">
                <text:p>17.2452566521795</text:p>
              </table:table-cell>
              <table:table-cell office:value-type="float" office:value="17.2467949313552">
                <text:p>17.2467949313552</text:p>
              </table:table-cell>
              <table:table-cell office:value-type="float" office:value="17.2497279927196">
                <text:p>17.2497279927196</text:p>
              </table:table-cell>
              <table:table-cell office:value-type="float" office:value="17.2545760445426">
                <text:p>17.2545760445426</text:p>
              </table:table-cell>
              <table:table-cell office:value-type="float" office:value="17.2623267087402">
                <text:p>17.2623267087402</text:p>
              </table:table-cell>
              <table:table-cell office:value-type="float" office:value="17.2752297481898">
                <text:p>17.27522974818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47">
                <text:p>0.847</text:p>
              </table:table-cell>
              <table:table-cell office:value-type="float" office:value="17.2485417848274">
                <text:p>17.2485417848274</text:p>
              </table:table-cell>
              <table:table-cell office:value-type="float" office:value="17.2468339796478">
                <text:p>17.2468339796478</text:p>
              </table:table-cell>
              <table:table-cell office:value-type="float" office:value="17.2457164116991">
                <text:p>17.2457164116991</text:p>
              </table:table-cell>
              <table:table-cell office:value-type="float" office:value="17.2453094693458">
                <text:p>17.2453094693458</text:p>
              </table:table-cell>
              <table:table-cell office:value-type="float" office:value="17.2457660222718">
                <text:p>17.2457660222718</text:p>
              </table:table-cell>
              <table:table-cell office:value-type="float" office:value="17.2472944512375">
                <text:p>17.2472944512375</text:p>
              </table:table-cell>
              <table:table-cell office:value-type="float" office:value="17.2502052657492">
                <text:p>17.2502052657492</text:p>
              </table:table-cell>
              <table:table-cell office:value-type="float" office:value="17.2550139982046">
                <text:p>17.2550139982046</text:p>
              </table:table-cell>
              <table:table-cell office:value-type="float" office:value="17.2626995270703">
                <text:p>17.2626995270703</text:p>
              </table:table-cell>
              <table:table-cell office:value-type="float" office:value="17.2754918628686">
                <text:p>17.27549186286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49">
                <text:p>0.849</text:p>
              </table:table-cell>
              <table:table-cell office:value-type="float" office:value="17.2489941621612">
                <text:p>17.2489941621612</text:p>
              </table:table-cell>
              <table:table-cell office:value-type="float" office:value="17.247303739249">
                <text:p>17.247303739249</text:p>
              </table:table-cell>
              <table:table-cell office:value-type="float" office:value="17.2461988689205">
                <text:p>17.2461988689205</text:p>
              </table:table-cell>
              <table:table-cell office:value-type="float" office:value="17.2457988054725">
                <text:p>17.2457988054725</text:p>
              </table:table-cell>
              <table:table-cell office:value-type="float" office:value="17.2462549986994">
                <text:p>17.2462549986994</text:p>
              </table:table-cell>
              <table:table-cell office:value-type="float" office:value="17.24777393415">
                <text:p>17.24777393415</text:p>
              </table:table-cell>
              <table:table-cell office:value-type="float" office:value="17.2506633630467">
                <text:p>17.2506633630467</text:p>
              </table:table-cell>
              <table:table-cell office:value-type="float" office:value="17.2554343332548">
                <text:p>17.2554343332548</text:p>
              </table:table-cell>
              <table:table-cell office:value-type="float" office:value="17.2630573358587">
                <text:p>17.2630573358587</text:p>
              </table:table-cell>
              <table:table-cell office:value-type="float" office:value="17.2757434311686">
                <text:p>17.27574343116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51">
                <text:p>0.851</text:p>
              </table:table-cell>
              <table:table-cell office:value-type="float" office:value="17.2494279948863">
                <text:p>17.2494279948863</text:p>
              </table:table-cell>
              <table:table-cell office:value-type="float" office:value="17.2477541967181">
                <text:p>17.2477541967181</text:p>
              </table:table-cell>
              <table:table-cell office:value-type="float" office:value="17.2466614581052">
                <text:p>17.2466614581052</text:p>
              </table:table-cell>
              <table:table-cell office:value-type="float" office:value="17.246267948033">
                <text:p>17.246267948033</text:p>
              </table:table-cell>
              <table:table-cell office:value-type="float" office:value="17.2467237573082">
                <text:p>17.2467237573082</text:p>
              </table:table-cell>
              <table:table-cell office:value-type="float" office:value="17.2482335571777">
                <text:p>17.2482335571777</text:p>
              </table:table-cell>
              <table:table-cell office:value-type="float" office:value="17.2511024576371">
                <text:p>17.2511024576371</text:p>
              </table:table-cell>
              <table:table-cell office:value-type="float" office:value="17.2558372112299">
                <text:p>17.2558372112299</text:p>
              </table:table-cell>
              <table:table-cell office:value-type="float" office:value="17.263400273955">
                <text:p>17.263400273955</text:p>
              </table:table-cell>
              <table:table-cell office:value-type="float" office:value="17.2759845497949">
                <text:p>17.27598454979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53">
                <text:p>0.853</text:p>
              </table:table-cell>
              <table:table-cell office:value-type="float" office:value="17.2498434174911">
                <text:p>17.2498434174911</text:p>
              </table:table-cell>
              <table:table-cell office:value-type="float" office:value="17.2481854977584">
                <text:p>17.2481854977584</text:p>
              </table:table-cell>
              <table:table-cell office:value-type="float" office:value="17.2471043347159">
                <text:p>17.2471043347159</text:p>
              </table:table-cell>
              <table:table-cell office:value-type="float" office:value="17.2467170602003">
                <text:p>17.2467170602003</text:p>
              </table:table-cell>
              <table:table-cell office:value-type="float" office:value="17.2471724661889">
                <text:p>17.2471724661889</text:p>
              </table:table-cell>
              <table:table-cell office:value-type="float" office:value="17.2486734895716">
                <text:p>17.2486734895716</text:p>
              </table:table-cell>
              <table:table-cell office:value-type="float" office:value="17.2515227148457">
                <text:p>17.2515227148457</text:p>
              </table:table-cell>
              <table:table-cell office:value-type="float" office:value="17.256222786412">
                <text:p>17.256222786412</text:p>
              </table:table-cell>
              <table:table-cell office:value-type="float" office:value="17.2637284738646">
                <text:p>17.2637284738646</text:p>
              </table:table-cell>
              <table:table-cell office:value-type="float" office:value="17.2762153108009">
                <text:p>17.27621531080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55">
                <text:p>0.855</text:p>
              </table:table-cell>
              <table:table-cell office:value-type="float" office:value="17.2502405637237">
                <text:p>17.2502405637237</text:p>
              </table:table-cell>
              <table:table-cell office:value-type="float" office:value="17.2485977856922">
                <text:p>17.2485977856922</text:p>
              </table:table-cell>
              <table:table-cell office:value-type="float" office:value="17.2475276506232">
                <text:p>17.2475276506232</text:p>
              </table:table-cell>
              <table:table-cell office:value-type="float" office:value="17.2471463006901">
                <text:p>17.2471463006901</text:p>
              </table:table-cell>
              <table:table-cell office:value-type="float" office:value="17.2476012884092">
                <text:p>17.2476012884092</text:p>
              </table:table-cell>
              <table:table-cell office:value-type="float" office:value="17.249093895294">
                <text:p>17.249093895294</text:p>
              </table:table-cell>
              <table:table-cell office:value-type="float" office:value="17.2519242947806">
                <text:p>17.2519242947806</text:p>
              </table:table-cell>
              <table:table-cell office:value-type="float" office:value="17.2565912083711">
                <text:p>17.2565912083711</text:p>
              </table:table-cell>
              <table:table-cell office:value-type="float" office:value="17.2640420645488">
                <text:p>17.2640420645488</text:p>
              </table:table-cell>
              <table:table-cell office:value-type="float" office:value="17.2764358051701">
                <text:p>17.27643580517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57">
                <text:p>0.857</text:p>
              </table:table-cell>
              <table:table-cell office:value-type="float" office:value="17.2506195562546">
                <text:p>17.2506195562546</text:p>
              </table:table-cell>
              <table:table-cell office:value-type="float" office:value="17.2489911934892">
                <text:p>17.2489911934892</text:p>
              </table:table-cell>
              <table:table-cell office:value-type="float" office:value="17.2479315477087">
                <text:p>17.2479315477087</text:p>
              </table:table-cell>
              <table:table-cell office:value-type="float" office:value="17.2475558183857">
                <text:p>17.2475558183857</text:p>
              </table:table-cell>
              <table:table-cell office:value-type="float" office:value="17.2480103772803">
                <text:p>17.2480103772803</text:p>
              </table:table-cell>
              <table:table-cell office:value-type="float" office:value="17.2494949286425">
                <text:p>17.2494949286425</text:p>
              </table:table-cell>
              <table:table-cell office:value-type="float" office:value="17.2523073480822">
                <text:p>17.2523073480822</text:p>
              </table:table-cell>
              <table:table-cell office:value-type="float" office:value="17.2569426176019">
                <text:p>17.2569426176019</text:p>
              </table:table-cell>
              <table:table-cell office:value-type="float" office:value="17.2643411665726">
                <text:p>17.2643411665726</text:p>
              </table:table-cell>
              <table:table-cell office:value-type="float" office:value="17.2766461164894">
                <text:p>17.27664611648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59">
                <text:p>0.859</text:p>
              </table:table-cell>
              <table:table-cell office:value-type="float" office:value="17.2509805138582">
                <text:p>17.2509805138582</text:p>
              </table:table-cell>
              <table:table-cell office:value-type="float" office:value="17.2493658493335">
                <text:p>17.2493658493335</text:p>
              </table:table-cell>
              <table:table-cell office:value-type="float" office:value="17.2483161623633">
                <text:p>17.2483161623633</text:p>
              </table:table-cell>
              <table:table-cell office:value-type="float" office:value="17.247945756148">
                <text:p>17.247945756148</text:p>
              </table:table-cell>
              <table:table-cell office:value-type="float" office:value="17.2483998797401">
                <text:p>17.2483998797401</text:p>
              </table:table-cell>
              <table:table-cell office:value-type="float" office:value="17.2498767373978">
                <text:p>17.2498767373978</text:p>
              </table:table-cell>
              <table:table-cell office:value-type="float" office:value="17.2526720189913">
                <text:p>17.2526720189913</text:p>
              </table:table-cell>
              <table:table-cell office:value-type="float" office:value="17.2572771486674">
                <text:p>17.2572771486674</text:p>
              </table:table-cell>
              <table:table-cell office:value-type="float" office:value="17.2646258955709">
                <text:p>17.2646258955709</text:p>
              </table:table-cell>
              <table:table-cell office:value-type="float" office:value="17.2768463253974">
                <text:p>17.27684632539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61">
                <text:p>0.861</text:p>
              </table:table-cell>
              <table:table-cell office:value-type="float" office:value="17.2513235494981">
                <text:p>17.2513235494981</text:p>
              </table:table-cell>
              <table:table-cell office:value-type="float" office:value="17.2497218751594">
                <text:p>17.2497218751594</text:p>
              </table:table-cell>
              <table:table-cell office:value-type="float" office:value="17.248681624326">
                <text:p>17.248681624326</text:p>
              </table:table-cell>
              <table:table-cell office:value-type="float" office:value="17.2483162498538">
                <text:p>17.2483162498538</text:p>
              </table:table-cell>
              <table:table-cell office:value-type="float" office:value="17.248769935517">
                <text:p>17.248769935517</text:p>
              </table:table-cell>
              <table:table-cell office:value-type="float" office:value="17.2502394620604">
                <text:p>17.2502394620604</text:p>
              </table:table-cell>
              <table:table-cell office:value-type="float" office:value="17.253018444611">
                <text:p>17.253018444611</text:p>
              </table:table-cell>
              <table:table-cell office:value-type="float" office:value="17.2575949294399">
                <text:p>17.2575949294399</text:p>
              </table:table-cell>
              <table:table-cell office:value-type="float" office:value="17.264896361392">
                <text:p>17.264896361392</text:p>
              </table:table-cell>
              <table:table-cell office:value-type="float" office:value="17.2770365084353">
                <text:p>17.27703650843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63">
                <text:p>0.863</text:p>
              </table:table-cell>
              <table:table-cell office:value-type="float" office:value="17.2516487729102">
                <text:p>17.2516487729102</text:p>
              </table:table-cell>
              <table:table-cell office:value-type="float" office:value="17.2500593886599">
                <text:p>17.2500593886599</text:p>
              </table:table-cell>
              <table:table-cell office:value-type="float" office:value="17.2490280583141">
                <text:p>17.2490280583141</text:p>
              </table:table-cell>
              <table:table-cell office:value-type="float" office:value="17.2486674297839">
                <text:p>17.2486674297839</text:p>
              </table:table-cell>
              <table:table-cell office:value-type="float" office:value="17.2491206783704">
                <text:p>17.2491206783704</text:p>
              </table:table-cell>
              <table:table-cell office:value-type="float" office:value="17.2505832370099">
                <text:p>17.2505832370099</text:p>
              </table:table-cell>
              <table:table-cell office:value-type="float" office:value="17.2533467560392">
                <text:p>17.2533467560392</text:p>
              </table:table-cell>
              <table:table-cell office:value-type="float" office:value="17.2578960822588">
                <text:p>17.2578960822588</text:p>
              </table:table-cell>
              <table:table-cell office:value-type="float" office:value="17.265152669366">
                <text:p>17.265152669366</text:p>
              </table:table-cell>
              <table:table-cell office:value-type="float" office:value="17.2772167396571">
                <text:p>17.27721673965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65">
                <text:p>0.865</text:p>
              </table:table-cell>
              <table:table-cell office:value-type="float" office:value="17.2519562860007">
                <text:p>17.2519562860007</text:p>
              </table:table-cell>
              <table:table-cell office:value-type="float" office:value="17.2503784997481">
                <text:p>17.2503784997481</text:p>
              </table:table-cell>
              <table:table-cell office:value-type="float" office:value="17.2493555811932">
                <text:p>17.2493555811932</text:p>
              </table:table-cell>
              <table:table-cell office:value-type="float" office:value="17.2489994182543">
                <text:p>17.2489994182543</text:p>
              </table:table-cell>
              <table:table-cell office:value-type="float" office:value="17.2494522340113">
                <text:p>17.2494522340113</text:p>
              </table:table-cell>
              <table:table-cell office:value-type="float" office:value="17.2509081885881">
                <text:p>17.2509081885881</text:p>
              </table:table-cell>
              <table:table-cell office:value-type="float" office:value="17.2536570765097">
                <text:p>17.2536570765097</text:p>
              </table:table-cell>
              <table:table-cell office:value-type="float" office:value="17.2581807220215">
                <text:p>17.2581807220215</text:p>
              </table:table-cell>
              <table:table-cell office:value-type="float" office:value="17.2653949181744">
                <text:p>17.2653949181744</text:p>
              </table:table-cell>
              <table:table-cell office:value-type="float" office:value="17.2773870878305">
                <text:p>17.27738708783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67">
                <text:p>0.867</text:p>
              </table:table-cell>
              <table:table-cell office:value-type="float" office:value="17.2522461829873">
                <text:p>17.2522461829873</text:p>
              </table:table-cell>
              <table:table-cell office:value-type="float" office:value="17.2506793106814">
                <text:p>17.2506793106814</text:p>
              </table:table-cell>
              <table:table-cell office:value-type="float" office:value="17.2496643020929">
                <text:p>17.2496643020929</text:p>
              </table:table-cell>
              <table:table-cell office:value-type="float" office:value="17.2493123297287">
                <text:p>17.2493123297287</text:p>
              </table:table-cell>
              <table:table-cell office:value-type="float" office:value="17.2497647202158">
                <text:p>17.2497647202158</text:p>
              </table:table-cell>
              <table:table-cell office:value-type="float" office:value="17.2512144352135">
                <text:p>17.2512144352135</text:p>
              </table:table-cell>
              <table:table-cell office:value-type="float" office:value="17.2539495215082">
                <text:p>17.2539495215082</text:p>
              </table:table-cell>
              <table:table-cell office:value-type="float" office:value="17.2584489562993">
                <text:p>17.2584489562993</text:p>
              </table:table-cell>
              <table:table-cell office:value-type="float" office:value="17.265623199964">
                <text:p>17.265623199964</text:p>
              </table:table-cell>
              <table:table-cell office:value-type="float" office:value="17.2775476165506">
                <text:p>17.27754761655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69">
                <text:p>0.869</text:p>
              </table:table-cell>
              <table:table-cell office:value-type="float" office:value="17.2525185586532">
                <text:p>17.2525185586532</text:p>
              </table:table-cell>
              <table:table-cell office:value-type="float" office:value="17.2509619224423">
                <text:p>17.2509619224423</text:p>
              </table:table-cell>
              <table:table-cell office:value-type="float" office:value="17.2499543275474">
                <text:p>17.2499543275474</text:p>
              </table:table-cell>
              <table:table-cell office:value-type="float" office:value="17.2496062751595">
                <text:p>17.2496062751595</text:p>
              </table:table-cell>
              <table:table-cell office:value-type="float" office:value="17.2500582506674">
                <text:p>17.2500582506674</text:p>
              </table:table-cell>
              <table:table-cell office:value-type="float" office:value="17.2515020909499">
                <text:p>17.2515020909499</text:p>
              </table:table-cell>
              <table:table-cell office:value-type="float" office:value="17.254224202245">
                <text:p>17.254224202245</text:p>
              </table:table-cell>
              <table:table-cell office:value-type="float" office:value="17.2587008888979">
                <text:p>17.2587008888979</text:p>
              </table:table-cell>
              <table:table-cell office:value-type="float" office:value="17.2658376042831">
                <text:p>17.2658376042831</text:p>
              </table:table-cell>
              <table:table-cell office:value-type="float" office:value="17.2776983893192">
                <text:p>17.27769838931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71">
                <text:p>0.871</text:p>
              </table:table-cell>
              <table:table-cell office:value-type="float" office:value="17.2527734965984">
                <text:p>17.2527734965984</text:p>
              </table:table-cell>
              <table:table-cell office:value-type="float" office:value="17.2512264256851">
                <text:p>17.2512264256851</text:p>
              </table:table-cell>
              <table:table-cell office:value-type="float" office:value="17.2502257542332">
                <text:p>17.2502257542332</text:p>
              </table:table-cell>
              <table:table-cell office:value-type="float" office:value="17.249881355886">
                <text:p>17.249881355886</text:p>
              </table:table-cell>
              <table:table-cell office:value-type="float" office:value="17.2503329295827">
                <text:p>17.2503329295827</text:p>
              </table:table-cell>
              <table:table-cell office:value-type="float" office:value="17.2517712605359">
                <text:p>17.2517712605359</text:p>
              </table:table-cell>
              <table:table-cell office:value-type="float" office:value="17.2544812208272">
                <text:p>17.2544812208272</text:p>
              </table:table-cell>
              <table:table-cell office:value-type="float" office:value="17.2589366149016">
                <text:p>17.2589366149016</text:p>
              </table:table-cell>
              <table:table-cell office:value-type="float" office:value="17.266038212574">
                <text:p>17.266038212574</text:p>
              </table:table-cell>
              <table:table-cell office:value-type="float" office:value="17.2778394623648">
                <text:p>17.27783946236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73">
                <text:p>0.873</text:p>
              </table:table-cell>
              <table:table-cell office:value-type="float" office:value="17.2530110782858">
                <text:p>17.2530110782858</text:p>
              </table:table-cell>
              <table:table-cell office:value-type="float" office:value="17.2514729077268">
                <text:p>17.2514729077268</text:p>
              </table:table-cell>
              <table:table-cell office:value-type="float" office:value="17.2504786745983">
                <text:p>17.2504786745983</text:p>
              </table:table-cell>
              <table:table-cell office:value-type="float" office:value="17.2501376683853">
                <text:p>17.2501376683853</text:p>
              </table:table-cell>
              <table:table-cell office:value-type="float" office:value="17.2505888559147">
                <text:p>17.2505888559147</text:p>
              </table:table-cell>
              <table:table-cell office:value-type="float" office:value="17.2520220432854">
                <text:p>17.2520220432854</text:p>
              </table:table-cell>
              <table:table-cell office:value-type="float" office:value="17.2547206740539">
                <text:p>17.2547206740539</text:p>
              </table:table-cell>
              <table:table-cell office:value-type="float" office:value="17.2591562245652">
                <text:p>17.2591562245652</text:p>
              </table:table-cell>
              <table:table-cell office:value-type="float" office:value="17.266225102477">
                <text:p>17.266225102477</text:p>
              </table:table-cell>
              <table:table-cell office:value-type="float" office:value="17.2779708902048">
                <text:p>17.27797089020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75">
                <text:p>0.875</text:p>
              </table:table-cell>
              <table:table-cell office:value-type="float" office:value="17.2532313784464">
                <text:p>17.2532313784464</text:p>
              </table:table-cell>
              <table:table-cell office:value-type="float" office:value="17.2517014490127">
                <text:p>17.2517014490127</text:p>
              </table:table-cell>
              <table:table-cell office:value-type="float" office:value="17.2507131740339">
                <text:p>17.2507131740339</text:p>
              </table:table-cell>
              <table:table-cell office:value-type="float" office:value="17.250375301902">
                <text:p>17.250375301902</text:p>
              </table:table-cell>
              <table:table-cell office:value-type="float" office:value="17.2508261212707">
                <text:p>17.2508261212707</text:p>
              </table:table-cell>
              <table:table-cell office:value-type="float" office:value="17.252254531167">
                <text:p>17.252254531167</text:p>
              </table:table-cell>
              <table:table-cell office:value-type="float" office:value="17.2549426515529">
                <text:p>17.2549426515529</text:p>
              </table:table-cell>
              <table:table-cell office:value-type="float" office:value="17.2593598013994">
                <text:p>17.2593598013994</text:p>
              </table:table-cell>
              <table:table-cell office:value-type="float" office:value="17.2663983456971">
                <text:p>17.2663983456971</text:p>
              </table:table-cell>
              <table:table-cell office:value-type="float" office:value="17.2780927228489">
                <text:p>17.27809272284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77">
                <text:p>0.877</text:p>
              </table:table-cell>
              <table:table-cell office:value-type="float" office:value="17.2534344662776">
                <text:p>17.2534344662776</text:p>
              </table:table-cell>
              <table:table-cell office:value-type="float" office:value="17.2519121240508">
                <text:p>17.2519121240508</text:p>
              </table:table-cell>
              <table:table-cell office:value-type="float" office:value="17.2509293316355">
                <text:p>17.2509293316355</text:p>
              </table:table-cell>
              <table:table-cell office:value-type="float" office:value="17.2505943390993">
                <text:p>17.2505943390993</text:p>
              </table:table-cell>
              <table:table-cell office:value-type="float" office:value="17.2510448104953">
                <text:p>17.2510448104953</text:p>
              </table:table-cell>
              <table:table-cell office:value-type="float" office:value="17.2524688093503">
                <text:p>17.2524688093503</text:p>
              </table:table-cell>
              <table:table-cell office:value-type="float" office:value="17.2551472363139">
                <text:p>17.2551472363139</text:p>
              </table:table-cell>
              <table:table-cell office:value-type="float" office:value="17.2595474227166">
                <text:p>17.2595474227166</text:p>
              </table:table-cell>
              <table:table-cell office:value-type="float" office:value="17.2665580085994">
                <text:p>17.2665580085994</text:p>
              </table:table-cell>
              <table:table-cell office:value-type="float" office:value="17.2782050065487">
                <text:p>17.27820500654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79">
                <text:p>0.879</text:p>
              </table:table-cell>
              <table:table-cell office:value-type="float" office:value="17.2536204062053">
                <text:p>17.2536204062053</text:p>
              </table:table-cell>
              <table:table-cell office:value-type="float" office:value="17.2521050020079">
                <text:p>17.2521050020079</text:p>
              </table:table-cell>
              <table:table-cell office:value-type="float" office:value="17.251127220691">
                <text:p>17.251127220691</text:p>
              </table:table-cell>
              <table:table-cell office:value-type="float" office:value="17.2507948564791">
                <text:p>17.2507948564791</text:p>
              </table:table-cell>
              <table:table-cell office:value-type="float" office:value="17.2512450020499">
                <text:p>17.2512450020499</text:p>
              </table:table-cell>
              <table:table-cell office:value-type="float" office:value="17.2526649565629">
                <text:p>17.2526649565629</text:p>
              </table:table-cell>
              <table:table-cell office:value-type="float" office:value="17.2553345050391">
                <text:p>17.2553345050391</text:p>
              </table:table-cell>
              <table:table-cell office:value-type="float" office:value="17.2597191599882">
                <text:p>17.2597191599882</text:p>
              </table:table-cell>
              <table:table-cell office:value-type="float" office:value="17.2667041525963">
                <text:p>17.2667041525963</text:p>
              </table:table-cell>
              <table:table-cell office:value-type="float" office:value="17.2783077842795">
                <text:p>17.27830778427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81">
                <text:p>0.881</text:p>
              </table:table-cell>
              <table:table-cell office:value-type="float" office:value="17.2537892539843">
                <text:p>17.2537892539843</text:p>
              </table:table-cell>
              <table:table-cell office:value-type="float" office:value="17.2522801437128">
                <text:p>17.2522801437128</text:p>
              </table:table-cell>
              <table:table-cell office:value-type="float" office:value="17.2513069062836">
                <text:p>17.2513069062836</text:p>
              </table:table-cell>
              <table:table-cell office:value-type="float" office:value="17.2509769223737">
                <text:p>17.2509769223737</text:p>
              </table:table-cell>
              <table:table-cell office:value-type="float" office:value="17.2514267662487">
                <text:p>17.2514267662487</text:p>
              </table:table-cell>
              <table:table-cell office:value-type="float" office:value="17.2528430434633">
                <text:p>17.2528430434633</text:p>
              </table:table-cell>
              <table:table-cell office:value-type="float" office:value="17.2555045265643">
                <text:p>17.2555045265643</text:p>
              </table:table-cell>
              <table:table-cell office:value-type="float" office:value="17.259875077223">
                <text:p>17.259875077223</text:p>
              </table:table-cell>
              <table:table-cell office:value-type="float" office:value="17.2668368323398">
                <text:p>17.2668368323398</text:p>
              </table:table-cell>
              <table:table-cell office:value-type="float" office:value="17.278401093369">
                <text:p>17.2784010933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83">
                <text:p>0.883</text:p>
              </table:table-cell>
              <table:table-cell office:value-type="float" office:value="17.2539410676924">
                <text:p>17.2539410676924</text:p>
              </table:table-cell>
              <table:table-cell office:value-type="float" office:value="17.2524376101374">
                <text:p>17.2524376101374</text:p>
              </table:table-cell>
              <table:table-cell office:value-type="float" office:value="17.2514684521085">
                <text:p>17.2514684521085</text:p>
              </table:table-cell>
              <table:table-cell office:value-type="float" office:value="17.2511406026877">
                <text:p>17.2511406026877</text:p>
              </table:table-cell>
              <table:table-cell office:value-type="float" office:value="17.2515901703292">
                <text:p>17.2515901703292</text:p>
              </table:table-cell>
              <table:table-cell office:value-type="float" office:value="17.2530031373405">
                <text:p>17.2530031373405</text:p>
              </table:table-cell>
              <table:table-cell office:value-type="float" office:value="17.2556573664276">
                <text:p>17.2556573664276</text:p>
              </table:table-cell>
              <table:table-cell office:value-type="float" office:value="17.2600152356532">
                <text:p>17.2600152356532</text:p>
              </table:table-cell>
              <table:table-cell office:value-type="float" office:value="17.266956100914">
                <text:p>17.266956100914</text:p>
              </table:table-cell>
              <table:table-cell office:value-type="float" office:value="17.2784849722316">
                <text:p>17.27848497223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85">
                <text:p>0.885</text:p>
              </table:table-cell>
              <table:table-cell office:value-type="float" office:value="17.2540758926842">
                <text:p>17.2540758926842</text:p>
              </table:table-cell>
              <table:table-cell office:value-type="float" office:value="17.2525774508062">
                <text:p>17.2525774508062</text:p>
              </table:table-cell>
              <table:table-cell office:value-type="float" office:value="17.2516119111756">
                <text:p>17.2516119111756</text:p>
              </table:table-cell>
              <table:table-cell office:value-type="float" office:value="17.2512859530855">
                <text:p>17.2512859530855</text:p>
              </table:table-cell>
              <table:table-cell office:value-type="float" office:value="17.2517352715689">
                <text:p>17.2517352715689</text:p>
              </table:table-cell>
              <table:table-cell office:value-type="float" office:value="17.2531452957448">
                <text:p>17.2531452957448</text:p>
              </table:table-cell>
              <table:table-cell office:value-type="float" office:value="17.2557930806831">
                <text:p>17.2557930806831</text:p>
              </table:table-cell>
              <table:table-cell office:value-type="float" office:value="17.2601396873856">
                <text:p>17.2601396873856</text:p>
              </table:table-cell>
              <table:table-cell office:value-type="float" office:value="17.2670620027826">
                <text:p>17.2670620027826</text:p>
              </table:table-cell>
              <table:table-cell office:value-type="float" office:value="17.278559451181">
                <text:p>17.2785594511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87">
                <text:p>0.887</text:p>
              </table:table-cell>
              <table:table-cell office:value-type="float" office:value="17.2541937714054">
                <text:p>17.2541937714054</text:p>
              </table:table-cell>
              <table:table-cell office:value-type="float" office:value="17.252699711368">
                <text:p>17.252699711368</text:p>
              </table:table-cell>
              <table:table-cell office:value-type="float" office:value="17.2517373318945">
                <text:p>17.2517373318945</text:p>
              </table:table-cell>
              <table:table-cell office:value-type="float" office:value="17.2514130241149">
                <text:p>17.2514130241149</text:p>
              </table:table-cell>
              <table:table-cell office:value-type="float" office:value="17.2518621218093">
                <text:p>17.2518621218093</text:p>
              </table:table-cell>
              <table:table-cell office:value-type="float" office:value="17.2532695706818">
                <text:p>17.2532695706818</text:p>
              </table:table-cell>
              <table:table-cell office:value-type="float" office:value="17.2559117199777">
                <text:p>17.2559117199777</text:p>
              </table:table-cell>
              <table:table-cell office:value-type="float" office:value="17.260248479583">
                <text:p>17.260248479583</text:p>
              </table:table-cell>
              <table:table-cell office:value-type="float" office:value="17.267154578423">
                <text:p>17.267154578423</text:p>
              </table:table-cell>
              <table:table-cell office:value-type="float" office:value="17.2786245584404">
                <text:p>17.27862455844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89">
                <text:p>0.889</text:p>
              </table:table-cell>
              <table:table-cell office:value-type="float" office:value="17.2542947411421">
                <text:p>17.2542947411421</text:p>
              </table:table-cell>
              <table:table-cell office:value-type="float" office:value="17.2528044318658">
                <text:p>17.2528044318658</text:p>
              </table:table-cell>
              <table:table-cell office:value-type="float" office:value="17.2518447566913">
                <text:p>17.2518447566913</text:p>
              </table:table-cell>
              <table:table-cell office:value-type="float" office:value="17.25152186005">
                <text:p>17.25152186005</text:p>
              </table:table-cell>
              <table:table-cell office:value-type="float" office:value="17.2519707664405">
                <text:p>17.2519707664405</text:p>
              </table:table-cell>
              <table:table-cell office:value-type="float" office:value="17.2533760076747">
                <text:p>17.2533760076747</text:p>
              </table:table-cell>
              <table:table-cell office:value-type="float" office:value="17.2560133286414">
                <text:p>17.2560133286414</text:p>
              </table:table-cell>
              <table:table-cell office:value-type="float" office:value="17.2603416535303">
                <text:p>17.2603416535303</text:p>
              </table:table-cell>
              <table:table-cell office:value-type="float" office:value="17.2672338632842">
                <text:p>17.2672338632842</text:p>
              </table:table-cell>
              <table:table-cell office:value-type="float" office:value="17.2786803187749">
                <text:p>17.27868031877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91">
                <text:p>0.891</text:p>
              </table:table-cell>
              <table:table-cell office:value-type="float" office:value="17.2543788346124">
                <text:p>17.2543788346124</text:p>
              </table:table-cell>
              <table:table-cell office:value-type="float" office:value="17.2528916471979">
                <text:p>17.2528916471979</text:p>
              </table:table-cell>
              <table:table-cell office:value-type="float" office:value="17.2519342223838">
                <text:p>17.2519342223838</text:p>
              </table:table-cell>
              <table:table-cell office:value-type="float" office:value="17.2516124992112">
                <text:p>17.2516124992112</text:p>
              </table:table-cell>
              <table:table-cell office:value-type="float" office:value="17.2520612446875">
                <text:p>17.2520612446875</text:p>
              </table:table-cell>
              <table:table-cell office:value-type="float" office:value="17.2534646460333">
                <text:p>17.2534646460333</text:p>
              </table:table-cell>
              <table:table-cell office:value-type="float" office:value="17.2560979449507">
                <text:p>17.2560979449507</text:p>
              </table:table-cell>
              <table:table-cell office:value-type="float" office:value="17.2604192449025">
                <text:p>17.2604192449025</text:p>
              </table:table-cell>
              <table:table-cell office:value-type="float" office:value="17.26729988808">
                <text:p>17.26729988808</text:p>
              </table:table-cell>
              <table:table-cell office:value-type="float" office:value="17.278726753861">
                <text:p>17.2787267538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93">
                <text:p>0.893</text:p>
              </table:table-cell>
              <table:table-cell office:value-type="float" office:value="17.2544460773313">
                <text:p>17.2544460773313</text:p>
              </table:table-cell>
              <table:table-cell office:value-type="float" office:value="17.252961385091">
                <text:p>17.252961385091</text:p>
              </table:table-cell>
              <table:table-cell office:value-type="float" office:value="17.2520057585595">
                <text:p>17.2520057585595</text:p>
              </table:table-cell>
              <table:table-cell office:value-type="float" office:value="17.2516849726063">
                <text:p>17.2516849726063</text:p>
              </table:table-cell>
              <table:table-cell office:value-type="float" office:value="17.2521335884156">
                <text:p>17.2521335884156</text:p>
              </table:table-cell>
              <table:table-cell office:value-type="float" office:value="17.2535355177505">
                <text:p>17.2535355177505</text:p>
              </table:table-cell>
              <table:table-cell office:value-type="float" office:value="17.2561656000572">
                <text:p>17.2561656000572</text:p>
              </table:table-cell>
              <table:table-cell office:value-type="float" office:value="17.2604812826655">
                <text:p>17.2604812826655</text:p>
              </table:table-cell>
              <table:table-cell office:value-type="float" office:value="17.2673526775641">
                <text:p>17.2673526775641</text:p>
              </table:table-cell>
              <table:table-cell office:value-type="float" office:value="17.2787638806834">
                <text:p>17.27876388068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95">
                <text:p>0.895</text:p>
              </table:table-cell>
              <table:table-cell office:value-type="float" office:value="17.2544964899607">
                <text:p>17.2544964899607</text:p>
              </table:table-cell>
              <table:table-cell office:value-type="float" office:value="17.2530136679156">
                <text:p>17.2530136679156</text:p>
              </table:table-cell>
              <table:table-cell office:value-type="float" office:value="17.2520593890356">
                <text:p>17.2520593890356</text:p>
              </table:table-cell>
              <table:table-cell office:value-type="float" office:value="17.2517393051606">
                <text:p>17.2517393051606</text:p>
              </table:table-cell>
              <table:table-cell office:value-type="float" office:value="17.252187823219">
                <text:p>17.252187823219</text:p>
              </table:table-cell>
              <table:table-cell office:value-type="float" office:value="17.2535886485122">
                <text:p>17.2535886485122</text:p>
              </table:table-cell>
              <table:table-cell office:value-type="float" office:value="17.2562163189698">
                <text:p>17.2562163189698</text:p>
              </table:table-cell>
              <table:table-cell office:value-type="float" office:value="17.2605277900829">
                <text:p>17.2605277900829</text:p>
              </table:table-cell>
              <table:table-cell office:value-type="float" office:value="17.2673922516445">
                <text:p>17.2673922516445</text:p>
              </table:table-cell>
              <table:table-cell office:value-type="float" office:value="17.2787917129762">
                <text:p>17.27879171297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97">
                <text:p>0.897</text:p>
              </table:table-cell>
              <table:table-cell office:value-type="float" office:value="17.2545300916474">
                <text:p>17.2545300916474</text:p>
              </table:table-cell>
              <table:table-cell office:value-type="float" office:value="17.2530485152589">
                <text:p>17.2530485152589</text:p>
              </table:table-cell>
              <table:table-cell office:value-type="float" office:value="17.2520951339268">
                <text:p>17.2520951339268</text:p>
              </table:table-cell>
              <table:table-cell office:value-type="float" office:value="17.2517755174591">
                <text:p>17.2517755174591</text:p>
              </table:table-cell>
              <table:table-cell office:value-type="float" office:value="17.2522239699575">
                <text:p>17.2522239699575</text:p>
              </table:table-cell>
              <table:table-cell office:value-type="float" office:value="17.2536240591217">
                <text:p>17.2536240591217</text:p>
              </table:table-cell>
              <table:table-cell office:value-type="float" office:value="17.2562501219397">
                <text:p>17.2562501219397</text:p>
              </table:table-cell>
              <table:table-cell office:value-type="float" office:value="17.2605587861366">
                <text:p>17.2605587861366</text:p>
              </table:table-cell>
              <table:table-cell office:value-type="float" office:value="17.2674186269575">
                <text:p>17.2674186269575</text:p>
              </table:table-cell>
              <table:table-cell office:value-type="float" office:value="17.278810263265">
                <text:p>17.2788102632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99">
                <text:p>0.899</text:p>
              </table:table-cell>
              <table:table-cell office:value-type="float" office:value="17.2545468904276">
                <text:p>17.2545468904276</text:p>
              </table:table-cell>
              <table:table-cell office:value-type="float" office:value="17.2530659365354">
                <text:p>17.2530659365354</text:p>
              </table:table-cell>
              <table:table-cell office:value-type="float" office:value="17.252113003718">
                <text:p>17.252113003718</text:p>
              </table:table-cell>
              <table:table-cell office:value-type="float" office:value="17.2517936207648">
                <text:p>17.2517936207648</text:p>
              </table:table-cell>
              <table:table-cell office:value-type="float" office:value="17.2522420403682">
                <text:p>17.2522420403682</text:p>
              </table:table-cell>
              <table:table-cell office:value-type="float" office:value="17.253641761439">
                <text:p>17.253641761439</text:p>
              </table:table-cell>
              <table:table-cell office:value-type="float" office:value="17.2562670205158">
                <text:p>17.2562670205158</text:p>
              </table:table-cell>
              <table:table-cell office:value-type="float" office:value="17.2605742814782">
                <text:p>17.2605742814782</text:p>
              </table:table-cell>
              <table:table-cell office:value-type="float" office:value="17.2674318123718">
                <text:p>17.2674318123718</text:p>
              </table:table-cell>
              <table:table-cell office:value-type="float" office:value="17.2788195370113">
                <text:p>17.27881953701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maximum="0.24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2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Teglafal-vizsgalat'.B8:'Teglafal-vizsgalat'.B16 'Teglafal-vizsgalat'.D8:'Teglafal-vizsgalat'.D16" svg:x="0.77cm" svg:y="0.855cm" svg:width="11.738cm" svg:height="7.545cm">
          <chartooo:coordinate-region svg:x="1.682cm" svg:y="1.068cm" svg:width="10.401cm" svg:height="6.65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eglafal-vizsgalat'.D8:'Teglafal-vizsgalat'.D16" chart:class="chart:scatter">
            <chart:domain table:cell-range-address="'Teglafal-vizsgalat'.B8:'Teglafal-vizsgalat'.B16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4">
                <text:p>0.234</text:p>
                <draw:g>
                  <svg:desc>'Teglafal-vizsgalat'.B8:'Teglafal-vizsgalat'.B16</svg:desc>
                </draw:g>
              </table:table-cell>
              <table:table-cell office:value-type="float" office:value="13.782">
                <text:p>13.782</text:p>
                <draw:g>
                  <svg:desc>'Teglafal-vizsgalat'.D8:'Teglafal-vizsgalat'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5">
                <text:p>0.235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6">
                <text:p>0.236</text:p>
              </table:table-cell>
              <table:table-cell office:value-type="float" office:value="13.614">
                <text:p>13.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">
                <text:p>0.237</text:p>
              </table:table-cell>
              <table:table-cell office:value-type="float" office:value="13.284">
                <text:p>13.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8">
                <text:p>0.238</text:p>
              </table:table-cell>
              <table:table-cell office:value-type="float" office:value="13.168">
                <text:p>13.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9">
                <text:p>0.239</text:p>
              </table:table-cell>
              <table:table-cell office:value-type="float" office:value="13.054">
                <text:p>13.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12.938">
                <text:p>12.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1">
                <text:p>0.241</text:p>
              </table:table-cell>
              <table:table-cell office:value-type="float" office:value="12.822">
                <text:p>12.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2">
                <text:p>0.242</text:p>
              </table:table-cell>
              <table:table-cell office:value-type="float" office:value="12.646">
                <text:p>12.6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0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8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23cm" svg:height="8.987cm" xlink:href=".." xlink:type="simple" chart:class="chart:scatter" chart:style-name="ch1">
        <chart:title svg:x="9.454cm" svg:y="0.315cm" chart:style-name="ch2">
          <text:p>Hőveszteség eloszlás</text:p>
        </chart:title>
        <chart:legend svg:x="16.985cm" svg:y="4.406cm" style:legend-expansion="custom" chartooo:width="2.642cm" chartooo:height="1.444cm" style:legend-expansion-aspect-ratio="1.82963988919668" chart:style-name="ch3"/>
        <chart:plot-area chart:style-name="ch4" table:cell-range-address="Sheet1.A2:Sheet1.A501 Sheet1.C1:Sheet1.D501 Sheet1.B1:Sheet1.B500" chart:data-source-has-labels="row" svg:x="-0.015cm" svg:y="1.063cm" svg:width="22.484cm" svg:height="7.716cm">
          <chartooo:coordinate-region svg:x="0.897cm" svg:y="1.275cm" svg:width="21.332cm" svg:height="6.83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C2:Sheet1.C501" chart:label-cell-address="Sheet1.C1:Sheet1.C1" chart:class="chart:scatter">
            <chart:domain table:cell-range-address="Sheet1.A2:Sheet1.A501"/>
            <chart:data-point chart:repeated="500"/>
          </chart:series>
          <chart:series chart:style-name="ch9" chart:values-cell-range-address="Sheet1.B2:Sheet1.B500" chart:label-cell-address="Sheet1.B1:Sheet1.B1" chart:class="chart:scatter">
            <chart:data-point chart:repeated="500"/>
          </chart:series>
          <chart:series chart:style-name="ch10" chart:values-cell-range-address="Sheet1.D2:Sheet1.D501" chart:label-cell-address="Sheet1.D1:Sheet1.D1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=0,237</text:p>
                <draw:g>
                  <svg:desc>Sheet1.C1:Sheet1.C1</svg:desc>
                </draw:g>
              </table:table-cell>
              <table:table-cell office:value-type="string">
                <text:p>d=0,236</text:p>
                <draw:g>
                  <svg:desc>Sheet1.B1:Sheet1.B1</svg:desc>
                </draw:g>
              </table:table-cell>
              <table:table-cell office:value-type="string">
                <text:p>d=0,242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65">
                <text:p>-0.0065</text:p>
                <draw:g>
                  <svg:desc>Sheet1.A2:Sheet1.A501</svg:desc>
                </draw:g>
              </table:table-cell>
              <table:table-cell office:value-type="float" office:value="18.0995751655424">
                <text:p>18.0995751655424</text:p>
                <draw:g>
                  <svg:desc>Sheet1.C2:Sheet1.C501</svg:desc>
                </draw:g>
              </table:table-cell>
              <table:table-cell office:value-type="float" office:value="17.94578538947">
                <text:p>17.94578538947</text:p>
                <draw:g>
                  <svg:desc>Sheet1.B2:Sheet1.B500</svg:desc>
                </draw:g>
              </table:table-cell>
              <table:table-cell office:value-type="float" office:value="NaN">
                <text:p>NaN</text:p>
                <draw:g>
                  <svg:desc>Sheet1.D2:Sheet1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55">
                <text:p>-0.0055</text:p>
              </table:table-cell>
              <table:table-cell office:value-type="float" office:value="18.1001401928771">
                <text:p>18.1001401928771</text:p>
              </table:table-cell>
              <table:table-cell office:value-type="float" office:value="17.9484629928252">
                <text:p>17.9484629928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45">
                <text:p>-0.0045</text:p>
              </table:table-cell>
              <table:table-cell office:value-type="float" office:value="18.1012640094157">
                <text:p>18.1012640094157</text:p>
              </table:table-cell>
              <table:table-cell office:value-type="float" office:value="17.951770268269">
                <text:p>17.951770268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35">
                <text:p>-0.0035</text:p>
              </table:table-cell>
              <table:table-cell office:value-type="float" office:value="18.1029342987234">
                <text:p>18.1029342987234</text:p>
              </table:table-cell>
              <table:table-cell office:value-type="float" office:value="17.9556813816363">
                <text:p>17.9556813816363</text:p>
              </table:table-cell>
              <table:table-cell office:value-type="float" office:value="18.2761822893182">
                <text:p>18.2761822893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25">
                <text:p>-0.0025</text:p>
              </table:table-cell>
              <table:table-cell office:value-type="float" office:value="18.1051329946592">
                <text:p>18.1051329946592</text:p>
              </table:table-cell>
              <table:table-cell office:value-type="float" office:value="17.9601660433284">
                <text:p>17.9601660433284</text:p>
              </table:table-cell>
              <table:table-cell office:value-type="float" office:value="18.2765541917996">
                <text:p>18.2765541917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15">
                <text:p>-0.0015</text:p>
              </table:table-cell>
              <table:table-cell office:value-type="float" office:value="18.1078367556501">
                <text:p>18.1078367556501</text:p>
              </table:table-cell>
              <table:table-cell office:value-type="float" office:value="17.9651899507985">
                <text:p>17.9651899507985</text:p>
              </table:table-cell>
              <table:table-cell office:value-type="float" office:value="18.2772928275816">
                <text:p>18.2772928275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5">
                <text:p>-0.0005</text:p>
              </table:table-cell>
              <table:table-cell office:value-type="float" office:value="18.111017574829">
                <text:p>18.111017574829</text:p>
              </table:table-cell>
              <table:table-cell office:value-type="float" office:value="17.9707153305564">
                <text:p>17.9707153305564</text:p>
              </table:table-cell>
              <table:table-cell office:value-type="float" office:value="18.278388064923">
                <text:p>18.278388064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">
                <text:p>0.0005</text:p>
              </table:table-cell>
              <table:table-cell office:value-type="float" office:value="18.1146435069813">
                <text:p>18.1146435069813</text:p>
              </table:table-cell>
              <table:table-cell office:value-type="float" office:value="17.9767015754204">
                <text:p>17.9767015754204</text:p>
              </table:table-cell>
              <table:table-cell office:value-type="float" office:value="18.2798252218004">
                <text:p>18.2798252218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">
                <text:p>0.0015</text:p>
              </table:table-cell>
              <table:table-cell office:value-type="float" office:value="18.1186794775447">
                <text:p>18.1186794775447</text:p>
              </table:table-cell>
              <table:table-cell office:value-type="float" office:value="17.9831059537515">
                <text:p>17.9831059537515</text:p>
              </table:table-cell>
              <table:table-cell office:value-type="float" office:value="18.2815856379995">
                <text:p>18.2815856379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5">
                <text:p>0.0025</text:p>
              </table:table-cell>
              <table:table-cell office:value-type="float" office:value="18.1230881418236">
                <text:p>18.1230881418236</text:p>
              </table:table-cell>
              <table:table-cell office:value-type="float" office:value="17.9898843679633">
                <text:p>17.9898843679633</text:p>
              </table:table-cell>
              <table:table-cell office:value-type="float" office:value="18.283647369486">
                <text:p>18.283647369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5">
                <text:p>0.0035</text:p>
              </table:table-cell>
              <table:table-cell office:value-type="float" office:value="18.1278307554691">
                <text:p>18.1278307554691</text:p>
              </table:table-cell>
              <table:table-cell office:value-type="float" office:value="17.9969921293259">
                <text:p>17.9969921293259</text:p>
              </table:table-cell>
              <table:table-cell office:value-type="float" office:value="18.2859859556838">
                <text:p>18.2859859556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">
                <text:p>0.0045</text:p>
              </table:table-cell>
              <table:table-cell office:value-type="float" office:value="18.1328680175136">
                <text:p>18.1328680175136</text:p>
              </table:table-cell>
              <table:table-cell office:value-type="float" office:value="18.0043847137946">
                <text:p>18.0043847137946</text:p>
              </table:table-cell>
              <table:table-cell office:value-type="float" office:value="18.2885752096552">
                <text:p>18.2885752096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5">
                <text:p>0.0055</text:p>
              </table:table-cell>
              <table:table-cell office:value-type="float" office:value="18.1381608509038">
                <text:p>18.1381608509038</text:p>
              </table:table-cell>
              <table:table-cell office:value-type="float" office:value="18.0120184652238">
                <text:p>18.0120184652238</text:p>
              </table:table-cell>
              <table:table-cell office:value-type="float" office:value="18.2913879853183">
                <text:p>18.2913879853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5">
                <text:p>0.0065</text:p>
              </table:table-cell>
              <table:table-cell office:value-type="float" office:value="18.1436710952878">
                <text:p>18.1436710952878</text:p>
              </table:table-cell>
              <table:table-cell office:value-type="float" office:value="18.0198512208898">
                <text:p>18.0198512208898</text:p>
              </table:table-cell>
              <table:table-cell office:value-type="float" office:value="18.2943968866604">
                <text:p>18.29439688666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5">
                <text:p>0.0075</text:p>
              </table:table-cell>
              <table:table-cell office:value-type="float" office:value="18.149362081716">
                <text:p>18.149362081716</text:p>
              </table:table-cell>
              <table:table-cell office:value-type="float" office:value="18.0278428273911">
                <text:p>18.0278428273911</text:p>
              </table:table-cell>
              <table:table-cell office:value-type="float" office:value="18.2975748814199">
                <text:p>18.2975748814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5">
                <text:p>0.0085</text:p>
              </table:table-cell>
              <table:table-cell office:value-type="float" office:value="18.1551990989351">
                <text:p>18.1551990989351</text:p>
              </table:table-cell>
              <table:table-cell office:value-type="float" office:value="18.0359555564968">
                <text:p>18.0359555564968</text:p>
              </table:table-cell>
              <table:table-cell office:value-type="float" office:value="18.300895820887">
                <text:p>18.300895820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95">
                <text:p>0.0095</text:p>
              </table:table-cell>
              <table:table-cell office:value-type="float" office:value="18.1611497275989">
                <text:p>18.1611497275989</text:p>
              </table:table-cell>
              <table:table-cell office:value-type="float" office:value="18.0441543944257">
                <text:p>18.0441543944257</text:p>
              </table:table-cell>
              <table:table-cell office:value-type="float" office:value="18.3043348387356">
                <text:p>18.3043348387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5">
                <text:p>0.0105</text:p>
              </table:table-cell>
              <table:table-cell office:value-type="float" office:value="18.1671840726073">
                <text:p>18.1671840726073</text:p>
              </table:table-cell>
              <table:table-cell office:value-type="float" office:value="18.0524072349207">
                <text:p>18.0524072349207</text:p>
              </table:table-cell>
              <table:table-cell office:value-type="float" office:value="18.3078686532666">
                <text:p>18.3078686532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5">
                <text:p>0.0115</text:p>
              </table:table-cell>
              <table:table-cell office:value-type="float" office:value="18.1732748727442">
                <text:p>18.1732748727442</text:p>
              </table:table-cell>
              <table:table-cell office:value-type="float" office:value="18.0606849522867">
                <text:p>18.0606849522867</text:p>
              </table:table-cell>
              <table:table-cell office:value-type="float" office:value="18.311475751525">
                <text:p>18.311475751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5">
                <text:p>0.0125</text:p>
              </table:table-cell>
              <table:table-cell office:value-type="float" office:value="18.1793975380605">
                <text:p>18.1793975380605</text:p>
              </table:table-cell>
              <table:table-cell office:value-type="float" office:value="18.0689614061435">
                <text:p>18.0689614061435</text:p>
              </table:table-cell>
              <table:table-cell office:value-type="float" office:value="18.3151365007089">
                <text:p>18.31513650070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35">
                <text:p>0.0135</text:p>
              </table:table-cell>
              <table:table-cell office:value-type="float" office:value="18.1855301178403">
                <text:p>18.1855301178403</text:p>
              </table:table-cell>
              <table:table-cell office:value-type="float" office:value="18.0772133793224">
                <text:p>18.0772133793224</text:p>
              </table:table-cell>
              <table:table-cell office:value-type="float" office:value="18.3188331889499">
                <text:p>18.3188331889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45">
                <text:p>0.0145</text:p>
              </table:table-cell>
              <table:table-cell office:value-type="float" office:value="18.1916531923079">
                <text:p>18.1916531923079</text:p>
              </table:table-cell>
              <table:table-cell office:value-type="float" office:value="18.0854204404498">
                <text:p>18.0854204404498</text:p>
              </table:table-cell>
              <table:table-cell office:value-type="float" office:value="18.3225499888624">
                <text:p>18.32254998886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55">
                <text:p>0.0155</text:p>
              </table:table-cell>
              <table:table-cell office:value-type="float" office:value="18.1977497477226">
                <text:p>18.1977497477226</text:p>
              </table:table-cell>
              <table:table-cell office:value-type="float" office:value="18.0935647931522">
                <text:p>18.0935647931522</text:p>
              </table:table-cell>
              <table:table-cell office:value-type="float" office:value="18.3262728993927">
                <text:p>18.3262728993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5">
                <text:p>0.0165</text:p>
              </table:table-cell>
              <table:table-cell office:value-type="float" office:value="18.2038050093352">
                <text:p>18.2038050093352</text:p>
              </table:table-cell>
              <table:table-cell office:value-type="float" office:value="18.1016310840704">
                <text:p>18.1016310840704</text:p>
              </table:table-cell>
              <table:table-cell office:value-type="float" office:value="18.329989642523">
                <text:p>18.329989642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75">
                <text:p>0.0175</text:p>
              </table:table-cell>
              <table:table-cell office:value-type="float" office:value="18.209806270695">
                <text:p>18.209806270695</text:p>
              </table:table-cell>
              <table:table-cell office:value-type="float" office:value="18.109606209613">
                <text:p>18.109606209613</text:p>
              </table:table-cell>
              <table:table-cell office:value-type="float" office:value="18.3336895510187">
                <text:p>18.33368955101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85">
                <text:p>0.0185</text:p>
              </table:table-cell>
              <table:table-cell office:value-type="float" office:value="18.2157427010696">
                <text:p>18.2157427010696</text:p>
              </table:table-cell>
              <table:table-cell office:value-type="float" office:value="18.1174791017416">
                <text:p>18.1174791017416</text:p>
              </table:table-cell>
              <table:table-cell office:value-type="float" office:value="18.3373634306081">
                <text:p>18.3373634306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95">
                <text:p>0.0195</text:p>
              </table:table-cell>
              <table:table-cell office:value-type="float" office:value="18.2216051641344">
                <text:p>18.2216051641344</text:p>
              </table:table-cell>
              <table:table-cell office:value-type="float" office:value="18.1252405273083">
                <text:p>18.1252405273083</text:p>
              </table:table-cell>
              <table:table-cell office:value-type="float" office:value="18.3410034279472">
                <text:p>18.34100342794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05">
                <text:p>0.0205</text:p>
              </table:table-cell>
              <table:table-cell office:value-type="float" office:value="18.2273860459843">
                <text:p>18.2273860459843</text:p>
              </table:table-cell>
              <table:table-cell office:value-type="float" office:value="18.1328828985519">
                <text:p>18.1328828985519</text:p>
              </table:table-cell>
              <table:table-cell office:value-type="float" office:value="18.3446029030199">
                <text:p>18.3446029030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15">
                <text:p>0.0215</text:p>
              </table:table-cell>
              <table:table-cell office:value-type="float" office:value="18.2330790807407">
                <text:p>18.2330790807407</text:p>
              </table:table-cell>
              <table:table-cell office:value-type="float" office:value="18.1404000822325">
                <text:p>18.1404000822325</text:p>
              </table:table-cell>
              <table:table-cell office:value-type="float" office:value="18.3481562953839">
                <text:p>18.34815629538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25">
                <text:p>0.0225</text:p>
              </table:table-cell>
              <table:table-cell office:value-type="float" office:value="18.2386791858618">
                <text:p>18.2386791858618</text:p>
              </table:table-cell>
              <table:table-cell office:value-type="float" office:value="18.1477872199768">
                <text:p>18.1477872199768</text:p>
              </table:table-cell>
              <table:table-cell office:value-type="float" office:value="18.3516589959378">
                <text:p>18.3516589959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5">
                <text:p>0.0235</text:p>
              </table:table-cell>
              <table:table-cell office:value-type="float" office:value="18.2441823297727">
                <text:p>18.2441823297727</text:p>
              </table:table-cell>
              <table:table-cell office:value-type="float" office:value="18.1550405833611">
                <text:p>18.1550405833611</text:p>
              </table:table-cell>
              <table:table-cell office:value-type="float" office:value="18.3551072458357">
                <text:p>18.3551072458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45">
                <text:p>0.0245</text:p>
              </table:table-cell>
              <table:table-cell office:value-type="float" office:value="18.2495853916615">
                <text:p>18.2495853916615</text:p>
              </table:table-cell>
              <table:table-cell office:value-type="float" office:value="18.1621574215391">
                <text:p>18.1621574215391</text:p>
              </table:table-cell>
              <table:table-cell office:value-type="float" office:value="18.3584980252054">
                <text:p>18.35849802520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55">
                <text:p>0.0255</text:p>
              </table:table-cell>
              <table:table-cell office:value-type="float" office:value="18.2548860370088">
                <text:p>18.2548860370088</text:p>
              </table:table-cell>
              <table:table-cell office:value-type="float" office:value="18.1691358260574">
                <text:p>18.1691358260574</text:p>
              </table:table-cell>
              <table:table-cell office:value-type="float" office:value="18.3618289540588">
                <text:p>18.36182895405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65">
                <text:p>0.0265</text:p>
              </table:table-cell>
              <table:table-cell office:value-type="float" office:value="18.2600826206187">
                <text:p>18.2600826206187</text:p>
              </table:table-cell>
              <table:table-cell office:value-type="float" office:value="18.1759746250352">
                <text:p>18.1759746250352</text:p>
              </table:table-cell>
              <table:table-cell office:value-type="float" office:value="18.3650982168014">
                <text:p>18.36509821680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75">
                <text:p>0.0275</text:p>
              </table:table-cell>
              <table:table-cell office:value-type="float" office:value="18.2651740858052">
                <text:p>18.2651740858052</text:p>
              </table:table-cell>
              <table:table-cell office:value-type="float" office:value="18.1826732738702">
                <text:p>18.1826732738702</text:p>
              </table:table-cell>
              <table:table-cell office:value-type="float" office:value="18.3683044811047">
                <text:p>18.36830448110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85">
                <text:p>0.0285</text:p>
              </table:table-cell>
              <table:table-cell office:value-type="float" office:value="18.270159874869">
                <text:p>18.270159874869</text:p>
              </table:table-cell>
              <table:table-cell office:value-type="float" office:value="18.1892317582658">
                <text:p>18.1892317582658</text:p>
              </table:table-cell>
              <table:table-cell office:value-type="float" office:value="18.3714468255815">
                <text:p>18.3714468255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95">
                <text:p>0.0295</text:p>
              </table:table-cell>
              <table:table-cell office:value-type="float" office:value="18.2750398651087">
                <text:p>18.2750398651087</text:p>
              </table:table-cell>
              <table:table-cell office:value-type="float" office:value="18.1956505243452">
                <text:p>18.1956505243452</text:p>
              </table:table-cell>
              <table:table-cell office:value-type="float" office:value="18.3745246899655">
                <text:p>18.3745246899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05">
                <text:p>0.0305</text:p>
              </table:table-cell>
              <table:table-cell office:value-type="float" office:value="18.2798142978186">
                <text:p>18.2798142978186</text:p>
              </table:table-cell>
              <table:table-cell office:value-type="float" office:value="18.2019304018547">
                <text:p>18.2019304018547</text:p>
              </table:table-cell>
              <table:table-cell office:value-type="float" office:value="18.3775378172657">
                <text:p>18.37753781726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15">
                <text:p>0.0315</text:p>
              </table:table-cell>
              <table:table-cell office:value-type="float" office:value="18.284483716241">
                <text:p>18.284483716241</text:p>
              </table:table-cell>
              <table:table-cell office:value-type="float" office:value="18.2080725370964">
                <text:p>18.2080725370964</text:p>
              </table:table-cell>
              <table:table-cell office:value-type="float" office:value="18.3804862031059">
                <text:p>18.3804862031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25">
                <text:p>0.0325</text:p>
              </table:table-cell>
              <table:table-cell office:value-type="float" office:value="18.2890489263095">
                <text:p>18.2890489263095</text:p>
              </table:table-cell>
              <table:table-cell office:value-type="float" office:value="18.2140783499149">
                <text:p>18.2140783499149</text:p>
              </table:table-cell>
              <table:table-cell office:value-type="float" office:value="18.3833700655404">
                <text:p>18.3833700655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5">
                <text:p>0.0335</text:p>
              </table:table-cell>
              <table:table-cell office:value-type="float" office:value="18.2935109496957">
                <text:p>18.2935109496957</text:p>
              </table:table-cell>
              <table:table-cell office:value-type="float" office:value="18.2199494829645">
                <text:p>18.2199494829645</text:p>
              </table:table-cell>
              <table:table-cell office:value-type="float" office:value="18.3861898066301">
                <text:p>18.3861898066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45">
                <text:p>0.0345</text:p>
              </table:table-cell>
              <table:table-cell office:value-type="float" office:value="18.2978709783338">
                <text:p>18.2978709783338</text:p>
              </table:table-cell>
              <table:table-cell office:value-type="float" office:value="18.225687752815">
                <text:p>18.225687752815</text:p>
              </table:table-cell>
              <table:table-cell office:value-type="float" office:value="18.3889459745412">
                <text:p>18.38894597454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55">
                <text:p>0.0355</text:p>
              </table:table-cell>
              <table:table-cell office:value-type="float" office:value="18.3021303563334">
                <text:p>18.3021303563334</text:p>
              </table:table-cell>
              <table:table-cell office:value-type="float" office:value="18.2312951297382">
                <text:p>18.2312951297382</text:p>
              </table:table-cell>
              <table:table-cell office:value-type="float" office:value="18.3916392508942">
                <text:p>18.39163925089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65">
                <text:p>0.0365</text:p>
              </table:table-cell>
              <table:table-cell office:value-type="float" office:value="18.3062905392763">
                <text:p>18.3062905392763</text:p>
              </table:table-cell>
              <table:table-cell office:value-type="float" office:value="18.2367736942346">
                <text:p>18.2367736942346</text:p>
              </table:table-cell>
              <table:table-cell office:value-type="float" office:value="18.3942704159938">
                <text:p>18.39427041599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75">
                <text:p>0.0375</text:p>
              </table:table-cell>
              <table:table-cell office:value-type="float" office:value="18.3103530758416">
                <text:p>18.3103530758416</text:p>
              </table:table-cell>
              <table:table-cell office:value-type="float" office:value="18.242125616934">
                <text:p>18.242125616934</text:p>
              </table:table-cell>
              <table:table-cell office:value-type="float" office:value="18.3968403346878">
                <text:p>18.39684033468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85">
                <text:p>0.0385</text:p>
              </table:table-cell>
              <table:table-cell office:value-type="float" office:value="18.3143195914423">
                <text:p>18.3143195914423</text:p>
              </table:table-cell>
              <table:table-cell office:value-type="float" office:value="18.2473531407327">
                <text:p>18.2473531407327</text:p>
              </table:table-cell>
              <table:table-cell office:value-type="float" office:value="18.3993499436641">
                <text:p>18.39934994366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95">
                <text:p>0.0395</text:p>
              </table:table-cell>
              <table:table-cell office:value-type="float" office:value="18.318191759084">
                <text:p>18.318191759084</text:p>
              </table:table-cell>
              <table:table-cell office:value-type="float" office:value="18.252458549864">
                <text:p>18.252458549864</text:p>
              </table:table-cell>
              <table:table-cell office:value-type="float" office:value="18.4018002261384">
                <text:p>18.4018002261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05">
                <text:p>0.0405</text:p>
              </table:table-cell>
              <table:table-cell office:value-type="float" office:value="18.3219712962399">
                <text:p>18.3219712962399</text:p>
              </table:table-cell>
              <table:table-cell office:value-type="float" office:value="18.2574441660376">
                <text:p>18.2574441660376</text:p>
              </table:table-cell>
              <table:table-cell office:value-type="float" office:value="18.4041922109427">
                <text:p>18.40419221094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15">
                <text:p>0.0415</text:p>
              </table:table-cell>
              <table:table-cell office:value-type="float" office:value="18.3256599479327">
                <text:p>18.3256599479327</text:p>
              </table:table-cell>
              <table:table-cell office:value-type="float" office:value="18.2623123304136">
                <text:p>18.2623123304136</text:p>
              </table:table-cell>
              <table:table-cell office:value-type="float" office:value="18.4065269581569">
                <text:p>18.40652695815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25">
                <text:p>0.0425</text:p>
              </table:table-cell>
              <table:table-cell office:value-type="float" office:value="18.3292594704659">
                <text:p>18.3292594704659</text:p>
              </table:table-cell>
              <table:table-cell office:value-type="float" office:value="18.2670653863727">
                <text:p>18.2670653863727</text:p>
              </table:table-cell>
              <table:table-cell office:value-type="float" office:value="18.4088055450528">
                <text:p>18.40880554505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35">
                <text:p>0.0435</text:p>
              </table:table-cell>
              <table:table-cell office:value-type="float" office:value="18.3327716284127">
                <text:p>18.3327716284127</text:p>
              </table:table-cell>
              <table:table-cell office:value-type="float" office:value="18.2717056760765">
                <text:p>18.2717056760765</text:p>
              </table:table-cell>
              <table:table-cell office:value-type="float" office:value="18.4110290644486">
                <text:p>18.41102906444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45">
                <text:p>0.0445</text:p>
              </table:table-cell>
              <table:table-cell office:value-type="float" office:value="18.3361981842085">
                <text:p>18.3361981842085</text:p>
              </table:table-cell>
              <table:table-cell office:value-type="float" office:value="18.2762355294646">
                <text:p>18.2762355294646</text:p>
              </table:table-cell>
              <table:table-cell office:value-type="float" office:value="18.4131986157907">
                <text:p>18.41319861579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55">
                <text:p>0.0455</text:p>
              </table:table-cell>
              <table:table-cell office:value-type="float" office:value="18.3395408942864">
                <text:p>18.3395408942864</text:p>
              </table:table-cell>
              <table:table-cell office:value-type="float" office:value="18.2806572600755">
                <text:p>18.2806572600755</text:p>
              </table:table-cell>
              <table:table-cell office:value-type="float" office:value="18.4153153023044">
                <text:p>18.41531530230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65">
                <text:p>0.0465</text:p>
              </table:table-cell>
              <table:table-cell office:value-type="float" office:value="18.3428014999646">
                <text:p>18.3428014999646</text:p>
              </table:table-cell>
              <table:table-cell office:value-type="float" office:value="18.2849731555169">
                <text:p>18.2849731555169</text:p>
              </table:table-cell>
              <table:table-cell office:value-type="float" office:value="18.4173802229616">
                <text:p>18.41738022296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75">
                <text:p>0.0475</text:p>
              </table:table-cell>
              <table:table-cell office:value-type="float" office:value="18.3459817242248">
                <text:p>18.3459817242248</text:p>
              </table:table-cell>
              <table:table-cell office:value-type="float" office:value="18.2891854740691">
                <text:p>18.2891854740691</text:p>
              </table:table-cell>
              <table:table-cell office:value-type="float" office:value="18.4193944699451">
                <text:p>18.41939446994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85">
                <text:p>0.0485</text:p>
              </table:table-cell>
              <table:table-cell office:value-type="float" office:value="18.3490832688409">
                <text:p>18.3490832688409</text:p>
              </table:table-cell>
              <table:table-cell office:value-type="float" office:value="18.2932964416897">
                <text:p>18.2932964416897</text:p>
              </table:table-cell>
              <table:table-cell office:value-type="float" office:value="18.4213591263306">
                <text:p>18.42135912633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95">
                <text:p>0.0495</text:p>
              </table:table-cell>
              <table:table-cell office:value-type="float" office:value="18.3521078115306">
                <text:p>18.3521078115306</text:p>
              </table:table-cell>
              <table:table-cell office:value-type="float" office:value="18.2973082490816">
                <text:p>18.2973082490816</text:p>
              </table:table-cell>
              <table:table-cell office:value-type="float" office:value="18.4232752636936">
                <text:p>18.42327526369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05">
                <text:p>0.0505</text:p>
              </table:table-cell>
              <table:table-cell office:value-type="float" office:value="18.3550569968281">
                <text:p>18.3550569968281</text:p>
              </table:table-cell>
              <table:table-cell office:value-type="float" office:value="18.3012230423449">
                <text:p>18.3012230423449</text:p>
              </table:table-cell>
              <table:table-cell office:value-type="float" office:value="18.425143933589">
                <text:p>18.425143933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15">
                <text:p>0.0515</text:p>
              </table:table-cell>
              <table:table-cell office:value-type="float" office:value="18.3579324457821">
                <text:p>18.3579324457821</text:p>
              </table:table-cell>
              <table:table-cell office:value-type="float" office:value="18.3050429330103">
                <text:p>18.3050429330103</text:p>
              </table:table-cell>
              <table:table-cell office:value-type="float" office:value="18.4269661770368">
                <text:p>18.42696617703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25">
                <text:p>0.0525</text:p>
              </table:table-cell>
              <table:table-cell office:value-type="float" office:value="18.3607357460328">
                <text:p>18.3607357460328</text:p>
              </table:table-cell>
              <table:table-cell office:value-type="float" office:value="18.3087699879245">
                <text:p>18.3087699879245</text:p>
              </table:table-cell>
              <table:table-cell office:value-type="float" office:value="18.4287430151012">
                <text:p>18.42874301510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35">
                <text:p>0.0535</text:p>
              </table:table-cell>
              <table:table-cell office:value-type="float" office:value="18.3634684513198">
                <text:p>18.3634684513198</text:p>
              </table:table-cell>
              <table:table-cell office:value-type="float" office:value="18.3124062288582">
                <text:p>18.3124062288582</text:p>
              </table:table-cell>
              <table:table-cell office:value-type="float" office:value="18.4304754484672">
                <text:p>18.43047544846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45">
                <text:p>0.0545</text:p>
              </table:table-cell>
              <table:table-cell office:value-type="float" office:value="18.3661320830916">
                <text:p>18.3661320830916</text:p>
              </table:table-cell>
              <table:table-cell office:value-type="float" office:value="18.3159536342839">
                <text:p>18.3159536342839</text:p>
              </table:table-cell>
              <table:table-cell office:value-type="float" office:value="18.432164458994">
                <text:p>18.4321644589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55">
                <text:p>0.0555</text:p>
              </table:table-cell>
              <table:table-cell office:value-type="float" office:value="18.3687281303969">
                <text:p>18.3687281303969</text:p>
              </table:table-cell>
              <table:table-cell office:value-type="float" office:value="18.3194141394008">
                <text:p>18.3194141394008</text:p>
              </table:table-cell>
              <table:table-cell office:value-type="float" office:value="18.433811009582">
                <text:p>18.4338110095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65">
                <text:p>0.0565</text:p>
              </table:table-cell>
              <table:table-cell office:value-type="float" office:value="18.371258041409">
                <text:p>18.371258041409</text:p>
              </table:table-cell>
              <table:table-cell office:value-type="float" office:value="18.3227896276041">
                <text:p>18.3227896276041</text:p>
              </table:table-cell>
              <table:table-cell office:value-type="float" office:value="18.4354160359385">
                <text:p>18.43541603593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75">
                <text:p>0.0575</text:p>
              </table:table-cell>
              <table:table-cell office:value-type="float" office:value="18.3737232354432">
                <text:p>18.3737232354432</text:p>
              </table:table-cell>
              <table:table-cell office:value-type="float" office:value="18.3260819429624">
                <text:p>18.3260819429624</text:p>
              </table:table-cell>
              <table:table-cell office:value-type="float" office:value="18.4369804580618">
                <text:p>18.43698045806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85">
                <text:p>0.0585</text:p>
              </table:table-cell>
              <table:table-cell office:value-type="float" office:value="18.376125094727">
                <text:p>18.376125094727</text:p>
              </table:table-cell>
              <table:table-cell office:value-type="float" office:value="18.329292881954">
                <text:p>18.329292881954</text:p>
              </table:table-cell>
              <table:table-cell office:value-type="float" office:value="18.4385051721954">
                <text:p>18.43850517219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95">
                <text:p>0.0595</text:p>
              </table:table-cell>
              <table:table-cell office:value-type="float" office:value="18.378464967345">
                <text:p>18.378464967345</text:p>
              </table:table-cell>
              <table:table-cell office:value-type="float" office:value="18.3324241966606">
                <text:p>18.3324241966606</text:p>
              </table:table-cell>
              <table:table-cell office:value-type="float" office:value="18.4399910535296">
                <text:p>18.4399910535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05">
                <text:p>0.0605</text:p>
              </table:table-cell>
              <table:table-cell office:value-type="float" office:value="18.3807441643211">
                <text:p>18.3807441643211</text:p>
              </table:table-cell>
              <table:table-cell office:value-type="float" office:value="18.335477591965">
                <text:p>18.335477591965</text:p>
              </table:table-cell>
              <table:table-cell office:value-type="float" office:value="18.4414389532308">
                <text:p>18.44143895323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15">
                <text:p>0.0615</text:p>
              </table:table-cell>
              <table:table-cell office:value-type="float" office:value="18.3829639638132">
                <text:p>18.3829639638132</text:p>
              </table:table-cell>
              <table:table-cell office:value-type="float" office:value="18.3384547300292">
                <text:p>18.3384547300292</text:p>
              </table:table-cell>
              <table:table-cell office:value-type="float" office:value="18.4428497023252">
                <text:p>18.4428497023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25">
                <text:p>0.0625</text:p>
              </table:table-cell>
              <table:table-cell office:value-type="float" office:value="18.3851256085864">
                <text:p>18.3851256085864</text:p>
              </table:table-cell>
              <table:table-cell office:value-type="float" office:value="18.3413572278971">
                <text:p>18.3413572278971</text:p>
              </table:table-cell>
              <table:table-cell office:value-type="float" office:value="18.4442241090827">
                <text:p>18.44422410908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35">
                <text:p>0.0635</text:p>
              </table:table-cell>
              <table:table-cell office:value-type="float" office:value="18.3872303088064">
                <text:p>18.3872303088064</text:p>
              </table:table-cell>
              <table:table-cell office:value-type="float" office:value="18.3441866605396">
                <text:p>18.3441866605396</text:p>
              </table:table-cell>
              <table:table-cell office:value-type="float" office:value="18.4455629615328">
                <text:p>18.4455629615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45">
                <text:p>0.0645</text:p>
              </table:table-cell>
              <table:table-cell office:value-type="float" office:value="18.389279240231">
                <text:p>18.389279240231</text:p>
              </table:table-cell>
              <table:table-cell office:value-type="float" office:value="18.3469445591973">
                <text:p>18.3469445591973</text:p>
              </table:table-cell>
              <table:table-cell office:value-type="float" office:value="18.4468670255262">
                <text:p>18.4468670255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55">
                <text:p>0.0655</text:p>
              </table:table-cell>
              <table:table-cell office:value-type="float" office:value="18.3912735437712">
                <text:p>18.3912735437712</text:p>
              </table:table-cell>
              <table:table-cell office:value-type="float" office:value="18.3496324111265">
                <text:p>18.3496324111265</text:p>
              </table:table-cell>
              <table:table-cell office:value-type="float" office:value="18.4481370441132">
                <text:p>18.44813704411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65">
                <text:p>0.0665</text:p>
              </table:table-cell>
              <table:table-cell office:value-type="float" office:value="18.3932143339922">
                <text:p>18.3932143339922</text:p>
              </table:table-cell>
              <table:table-cell office:value-type="float" office:value="18.352251668458">
                <text:p>18.352251668458</text:p>
              </table:table-cell>
              <table:table-cell office:value-type="float" office:value="18.4493737455778">
                <text:p>18.4493737455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75">
                <text:p>0.0675</text:p>
              </table:table-cell>
              <table:table-cell office:value-type="float" office:value="18.3951026874426">
                <text:p>18.3951026874426</text:p>
              </table:table-cell>
              <table:table-cell office:value-type="float" office:value="18.3548037364834">
                <text:p>18.3548037364834</text:p>
              </table:table-cell>
              <table:table-cell office:value-type="float" office:value="18.4505778319396">
                <text:p>18.4505778319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85">
                <text:p>0.0685</text:p>
              </table:table-cell>
              <table:table-cell office:value-type="float" office:value="18.3969396512295">
                <text:p>18.3969396512295</text:p>
              </table:table-cell>
              <table:table-cell office:value-type="float" office:value="18.3572899825886">
                <text:p>18.3572899825886</text:p>
              </table:table-cell>
              <table:table-cell office:value-type="float" office:value="18.4517499870564">
                <text:p>18.45174998705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95">
                <text:p>0.0695</text:p>
              </table:table-cell>
              <table:table-cell office:value-type="float" office:value="18.3987262424521">
                <text:p>18.3987262424521</text:p>
              </table:table-cell>
              <table:table-cell office:value-type="float" office:value="18.3597117358591">
                <text:p>18.3597117358591</text:p>
              </table:table-cell>
              <table:table-cell office:value-type="float" office:value="18.4528908758789">
                <text:p>18.45289087587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05">
                <text:p>0.0705</text:p>
              </table:table-cell>
              <table:table-cell office:value-type="float" office:value="18.4004634467563">
                <text:p>18.4004634467563</text:p>
              </table:table-cell>
              <table:table-cell office:value-type="float" office:value="18.3620702857907">
                <text:p>18.3620702857907</text:p>
              </table:table-cell>
              <table:table-cell office:value-type="float" office:value="18.4540011428518">
                <text:p>18.45400114285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15">
                <text:p>0.0715</text:p>
              </table:table-cell>
              <table:table-cell office:value-type="float" office:value="18.4021522212688">
                <text:p>18.4021522212688</text:p>
              </table:table-cell>
              <table:table-cell office:value-type="float" office:value="18.3643668854577">
                <text:p>18.3643668854577</text:p>
              </table:table-cell>
              <table:table-cell office:value-type="float" office:value="18.4550814145635">
                <text:p>18.45508141456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25">
                <text:p>0.0725</text:p>
              </table:table-cell>
              <table:table-cell office:value-type="float" office:value="18.4037934925107">
                <text:p>18.4037934925107</text:p>
              </table:table-cell>
              <table:table-cell office:value-type="float" office:value="18.3666027495671">
                <text:p>18.3666027495671</text:p>
              </table:table-cell>
              <table:table-cell office:value-type="float" office:value="18.4561322975281">
                <text:p>18.4561322975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35">
                <text:p>0.0735</text:p>
              </table:table-cell>
              <table:table-cell office:value-type="float" office:value="18.4053881626664">
                <text:p>18.4053881626664</text:p>
              </table:table-cell>
              <table:table-cell office:value-type="float" office:value="18.3687790610077">
                <text:p>18.3687790610077</text:p>
              </table:table-cell>
              <table:table-cell office:value-type="float" office:value="18.4571543840817">
                <text:p>18.45715438408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45">
                <text:p>0.0745</text:p>
              </table:table-cell>
              <table:table-cell office:value-type="float" office:value="18.4069370994421">
                <text:p>18.4069370994421</text:p>
              </table:table-cell>
              <table:table-cell office:value-type="float" office:value="18.3708969607113">
                <text:p>18.3708969607113</text:p>
              </table:table-cell>
              <table:table-cell office:value-type="float" office:value="18.4581482423473">
                <text:p>18.4581482423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755">
                <text:p>0.0755</text:p>
              </table:table-cell>
              <table:table-cell office:value-type="float" office:value="18.4084411502564">
                <text:p>18.4084411502564</text:p>
              </table:table-cell>
              <table:table-cell office:value-type="float" office:value="18.3729575622443">
                <text:p>18.3729575622443</text:p>
              </table:table-cell>
              <table:table-cell office:value-type="float" office:value="18.4591144298339">
                <text:p>18.45911442983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65">
                <text:p>0.0765</text:p>
              </table:table-cell>
              <table:table-cell office:value-type="float" office:value="18.4099011294055">
                <text:p>18.4099011294055</text:p>
              </table:table-cell>
              <table:table-cell office:value-type="float" office:value="18.3749619389307">
                <text:p>18.3749619389307</text:p>
              </table:table-cell>
              <table:table-cell office:value-type="float" office:value="18.4600534807885">
                <text:p>18.46005348078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775">
                <text:p>0.0775</text:p>
              </table:table-cell>
              <table:table-cell office:value-type="float" office:value="18.411317831714">
                <text:p>18.411317831714</text:p>
              </table:table-cell>
              <table:table-cell office:value-type="float" office:value="18.3769111378771">
                <text:p>18.3769111378771</text:p>
              </table:table-cell>
              <table:table-cell office:value-type="float" office:value="18.4609659192871">
                <text:p>18.46096591928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85">
                <text:p>0.0785</text:p>
              </table:table-cell>
              <table:table-cell office:value-type="float" office:value="18.4126920195184">
                <text:p>18.4126920195184</text:p>
              </table:table-cell>
              <table:table-cell office:value-type="float" office:value="18.3788061669156">
                <text:p>18.3788061669156</text:p>
              </table:table-cell>
              <table:table-cell office:value-type="float" office:value="18.4618522464111">
                <text:p>18.4618522464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95">
                <text:p>0.0795</text:p>
              </table:table-cell>
              <table:table-cell office:value-type="float" office:value="18.4140244353048">
                <text:p>18.4140244353048</text:p>
              </table:table-cell>
              <table:table-cell office:value-type="float" office:value="18.3806480075846">
                <text:p>18.3806480075846</text:p>
              </table:table-cell>
              <table:table-cell office:value-type="float" office:value="18.4627129523688">
                <text:p>18.46271295236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05">
                <text:p>0.0805</text:p>
              </table:table-cell>
              <table:table-cell office:value-type="float" office:value="18.4153157970775">
                <text:p>18.4153157970775</text:p>
              </table:table-cell>
              <table:table-cell office:value-type="float" office:value="18.3824376105755">
                <text:p>18.3824376105755</text:p>
              </table:table-cell>
              <table:table-cell office:value-type="float" office:value="18.4635485118328">
                <text:p>18.4635485118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15">
                <text:p>0.0815</text:p>
              </table:table-cell>
              <table:table-cell office:value-type="float" office:value="18.4165667927887">
                <text:p>18.4165667927887</text:p>
              </table:table-cell>
              <table:table-cell office:value-type="float" office:value="18.3841758902358">
                <text:p>18.3841758902358</text:p>
              </table:table-cell>
              <table:table-cell office:value-type="float" office:value="18.4643593783593">
                <text:p>18.46435937835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25">
                <text:p>0.0825</text:p>
              </table:table-cell>
              <table:table-cell office:value-type="float" office:value="18.4177780949406">
                <text:p>18.4177780949406</text:p>
              </table:table-cell>
              <table:table-cell office:value-type="float" office:value="18.3858637395136">
                <text:p>18.3858637395136</text:p>
              </table:table-cell>
              <table:table-cell office:value-type="float" office:value="18.4651459984504">
                <text:p>18.46514599845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35">
                <text:p>0.0835</text:p>
              </table:table-cell>
              <table:table-cell office:value-type="float" office:value="18.418950347776">
                <text:p>18.418950347776</text:p>
              </table:table-cell>
              <table:table-cell office:value-type="float" office:value="18.3875020171131">
                <text:p>18.3875020171131</text:p>
              </table:table-cell>
              <table:table-cell office:value-type="float" office:value="18.4659087989374">
                <text:p>18.4659087989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45">
                <text:p>0.0845</text:p>
              </table:table-cell>
              <table:table-cell office:value-type="float" office:value="18.4200841726817">
                <text:p>18.4200841726817</text:p>
              </table:table-cell>
              <table:table-cell office:value-type="float" office:value="18.3890915531092">
                <text:p>18.3890915531092</text:p>
              </table:table-cell>
              <table:table-cell office:value-type="float" office:value="18.466648192098">
                <text:p>18.4666481920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55">
                <text:p>0.0855</text:p>
              </table:table-cell>
              <table:table-cell office:value-type="float" office:value="18.4211801721525">
                <text:p>18.4211801721525</text:p>
              </table:table-cell>
              <table:table-cell office:value-type="float" office:value="18.3906331530921">
                <text:p>18.3906331530921</text:p>
              </table:table-cell>
              <table:table-cell office:value-type="float" office:value="18.4673645793824">
                <text:p>18.46736457938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65">
                <text:p>0.0865</text:p>
              </table:table-cell>
              <table:table-cell office:value-type="float" office:value="18.4222389266914">
                <text:p>18.4222389266914</text:p>
              </table:table-cell>
              <table:table-cell office:value-type="float" office:value="18.392127595155">
                <text:p>18.392127595155</text:p>
              </table:table-cell>
              <table:table-cell office:value-type="float" office:value="18.4680583482625">
                <text:p>18.4680583482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75">
                <text:p>0.0875</text:p>
              </table:table-cell>
              <table:table-cell office:value-type="float" office:value="18.4232609950364">
                <text:p>18.4232609950364</text:p>
              </table:table-cell>
              <table:table-cell office:value-type="float" office:value="18.3935756302497">
                <text:p>18.3935756302497</text:p>
              </table:table-cell>
              <table:table-cell office:value-type="float" office:value="18.4687298723254">
                <text:p>18.46872987232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85">
                <text:p>0.0885</text:p>
              </table:table-cell>
              <table:table-cell office:value-type="float" office:value="18.4242469116208">
                <text:p>18.4242469116208</text:p>
              </table:table-cell>
              <table:table-cell office:value-type="float" office:value="18.3949779797426">
                <text:p>18.3949779797426</text:p>
              </table:table-cell>
              <table:table-cell office:value-type="float" office:value="18.469379508673">
                <text:p>18.4693795086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95">
                <text:p>0.0895</text:p>
              </table:table-cell>
              <table:table-cell office:value-type="float" office:value="18.4251971952572">
                <text:p>18.4251971952572</text:p>
              </table:table-cell>
              <table:table-cell office:value-type="float" office:value="18.3963353443151">
                <text:p>18.3963353443151</text:p>
              </table:table-cell>
              <table:table-cell office:value-type="float" office:value="18.4700076062731">
                <text:p>18.47000760627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05">
                <text:p>0.0905</text:p>
              </table:table-cell>
              <table:table-cell office:value-type="float" office:value="18.4261123447882">
                <text:p>18.4261123447882</text:p>
              </table:table-cell>
              <table:table-cell office:value-type="float" office:value="18.3976483996772">
                <text:p>18.3976483996772</text:p>
              </table:table-cell>
              <table:table-cell office:value-type="float" office:value="18.4706145016072">
                <text:p>18.4706145016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15">
                <text:p>0.0915</text:p>
              </table:table-cell>
              <table:table-cell office:value-type="float" office:value="18.4269928339792">
                <text:p>18.4269928339792</text:p>
              </table:table-cell>
              <table:table-cell office:value-type="float" office:value="18.3989177915215">
                <text:p>18.3989177915215</text:p>
              </table:table-cell>
              <table:table-cell office:value-type="float" office:value="18.4712005135789">
                <text:p>18.47120051357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25">
                <text:p>0.0925</text:p>
              </table:table-cell>
              <table:table-cell office:value-type="float" office:value="18.4278391243446">
                <text:p>18.4278391243446</text:p>
              </table:table-cell>
              <table:table-cell office:value-type="float" office:value="18.4001441485915">
                <text:p>18.4001441485915</text:p>
              </table:table-cell>
              <table:table-cell office:value-type="float" office:value="18.4717659559255">
                <text:p>18.4717659559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935">
                <text:p>0.0935</text:p>
              </table:table-cell>
              <table:table-cell office:value-type="float" office:value="18.4286516533845">
                <text:p>18.4286516533845</text:p>
              </table:table-cell>
              <table:table-cell office:value-type="float" office:value="18.4013280709019">
                <text:p>18.4013280709019</text:p>
              </table:table-cell>
              <table:table-cell office:value-type="float" office:value="18.4723111256415">
                <text:p>18.47231112564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45">
                <text:p>0.0945</text:p>
              </table:table-cell>
              <table:table-cell office:value-type="float" office:value="18.4294308402882">
                <text:p>18.4294308402882</text:p>
              </table:table-cell>
              <table:table-cell office:value-type="float" office:value="18.4024701356051">
                <text:p>18.4024701356051</text:p>
              </table:table-cell>
              <table:table-cell office:value-type="float" office:value="18.4728363084505">
                <text:p>18.47283630845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55">
                <text:p>0.0955</text:p>
              </table:table-cell>
              <table:table-cell office:value-type="float" office:value="18.4301770887877">
                <text:p>18.4301770887877</text:p>
              </table:table-cell>
              <table:table-cell office:value-type="float" office:value="18.4035708999689">
                <text:p>18.4035708999689</text:p>
              </table:table-cell>
              <table:table-cell office:value-type="float" office:value="18.4733417815033">
                <text:p>18.47334178150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965">
                <text:p>0.0965</text:p>
              </table:table-cell>
              <table:table-cell office:value-type="float" office:value="18.4308907825386">
                <text:p>18.4308907825386</text:p>
              </table:table-cell>
              <table:table-cell office:value-type="float" office:value="18.4046308968101">
                <text:p>18.4046308968101</text:p>
              </table:table-cell>
              <table:table-cell office:value-type="float" office:value="18.4738278087838">
                <text:p>18.47382780878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75">
                <text:p>0.0975</text:p>
              </table:table-cell>
              <table:table-cell office:value-type="float" office:value="18.4315722905508">
                <text:p>18.4315722905508</text:p>
              </table:table-cell>
              <table:table-cell office:value-type="float" office:value="18.4056506400666">
                <text:p>18.4056506400666</text:p>
              </table:table-cell>
              <table:table-cell office:value-type="float" office:value="18.4742946463343">
                <text:p>18.47429464633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85">
                <text:p>0.0985</text:p>
              </table:table-cell>
              <table:table-cell office:value-type="float" office:value="18.4322219600572">
                <text:p>18.4322219600572</text:p>
              </table:table-cell>
              <table:table-cell office:value-type="float" office:value="18.406630617696">
                <text:p>18.406630617696</text:p>
              </table:table-cell>
              <table:table-cell office:value-type="float" office:value="18.4747425352142">
                <text:p>18.47474253521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995">
                <text:p>0.0995</text:p>
              </table:table-cell>
              <table:table-cell office:value-type="float" office:value="18.4328401231251">
                <text:p>18.4328401231251</text:p>
              </table:table-cell>
              <table:table-cell office:value-type="float" office:value="18.4075712984316">
                <text:p>18.4075712984316</text:p>
              </table:table-cell>
              <table:table-cell office:value-type="float" office:value="18.4751717078873">
                <text:p>18.47517170788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05">
                <text:p>0.1005</text:p>
              </table:table-cell>
              <table:table-cell office:value-type="float" office:value="18.4334270950766">
                <text:p>18.4334270950766</text:p>
              </table:table-cell>
              <table:table-cell office:value-type="float" office:value="18.4084731302738">
                <text:p>18.4084731302738</text:p>
              </table:table-cell>
              <table:table-cell office:value-type="float" office:value="18.4755823866135">
                <text:p>18.4755823866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15">
                <text:p>0.1015</text:p>
              </table:table-cell>
              <table:table-cell office:value-type="float" office:value="18.4339831724556">
                <text:p>18.4339831724556</text:p>
              </table:table-cell>
              <table:table-cell office:value-type="float" office:value="18.409336538524">
                <text:p>18.409336538524</text:p>
              </table:table-cell>
              <table:table-cell office:value-type="float" office:value="18.4759747814007">
                <text:p>18.47597478140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25">
                <text:p>0.1025</text:p>
              </table:table-cell>
              <table:table-cell office:value-type="float" office:value="18.4345086404297">
                <text:p>18.4345086404297</text:p>
              </table:table-cell>
              <table:table-cell office:value-type="float" office:value="18.4101619333212">
                <text:p>18.4101619333212</text:p>
              </table:table-cell>
              <table:table-cell office:value-type="float" office:value="18.4763490971816">
                <text:p>18.47634909718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35">
                <text:p>0.1035</text:p>
              </table:table-cell>
              <table:table-cell office:value-type="float" office:value="18.4350037628236">
                <text:p>18.4350037628236</text:p>
              </table:table-cell>
              <table:table-cell office:value-type="float" office:value="18.4109496996778">
                <text:p>18.4109496996778</text:p>
              </table:table-cell>
              <table:table-cell office:value-type="float" office:value="18.4767055240203">
                <text:p>18.47670552402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45">
                <text:p>0.1045</text:p>
              </table:table-cell>
              <table:table-cell office:value-type="float" office:value="18.435468789949">
                <text:p>18.435468789949</text:p>
              </table:table-cell>
              <table:table-cell office:value-type="float" office:value="18.4117002054426">
                <text:p>18.4117002054426</text:p>
              </table:table-cell>
              <table:table-cell office:value-type="float" office:value="18.4770442447175">
                <text:p>18.4770442447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55">
                <text:p>0.1055</text:p>
              </table:table-cell>
              <table:table-cell office:value-type="float" office:value="18.4359039549688">
                <text:p>18.4359039549688</text:p>
              </table:table-cell>
              <table:table-cell office:value-type="float" office:value="18.4124137977102">
                <text:p>18.4124137977102</text:p>
              </table:table-cell>
              <table:table-cell office:value-type="float" office:value="18.4773654312113">
                <text:p>18.47736543121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065">
                <text:p>0.1065</text:p>
              </table:table-cell>
              <table:table-cell office:value-type="float" office:value="18.4363094765752">
                <text:p>18.4363094765752</text:p>
              </table:table-cell>
              <table:table-cell office:value-type="float" office:value="18.4130908055862">
                <text:p>18.4130908055862</text:p>
              </table:table-cell>
              <table:table-cell office:value-type="float" office:value="18.4776692471566">
                <text:p>18.47766924715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75">
                <text:p>0.1075</text:p>
              </table:table-cell>
              <table:table-cell office:value-type="float" office:value="18.4366855569391">
                <text:p>18.4366855569391</text:p>
              </table:table-cell>
              <table:table-cell office:value-type="float" office:value="18.4137315381908">
                <text:p>18.4137315381908</text:p>
              </table:table-cell>
              <table:table-cell office:value-type="float" office:value="18.4779558458851">
                <text:p>18.47795584588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85">
                <text:p>0.1085</text:p>
              </table:table-cell>
              <table:table-cell office:value-type="float" office:value="18.4370323821578">
                <text:p>18.4370323821578</text:p>
              </table:table-cell>
              <table:table-cell office:value-type="float" office:value="18.4143362851746">
                <text:p>18.4143362851746</text:p>
              </table:table-cell>
              <table:table-cell office:value-type="float" office:value="18.4782253708105">
                <text:p>18.4782253708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95">
                <text:p>0.1095</text:p>
              </table:table-cell>
              <table:table-cell office:value-type="float" office:value="18.4373501267742">
                <text:p>18.4373501267742</text:p>
              </table:table-cell>
              <table:table-cell office:value-type="float" office:value="18.414905321325">
                <text:p>18.414905321325</text:p>
              </table:table-cell>
              <table:table-cell office:value-type="float" office:value="18.478477959822">
                <text:p>18.4784779598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05">
                <text:p>0.1105</text:p>
              </table:table-cell>
              <table:table-cell office:value-type="float" office:value="18.4376389463755">
                <text:p>18.4376389463755</text:p>
              </table:table-cell>
              <table:table-cell office:value-type="float" office:value="18.4154388991829">
                <text:p>18.4154388991829</text:p>
              </table:table-cell>
              <table:table-cell office:value-type="float" office:value="18.4787137380237">
                <text:p>18.4787137380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15">
                <text:p>0.1115</text:p>
              </table:table-cell>
              <table:table-cell office:value-type="float" office:value="18.4378989834488">
                <text:p>18.4378989834488</text:p>
              </table:table-cell>
              <table:table-cell office:value-type="float" office:value="18.4159372549888">
                <text:p>18.4159372549888</text:p>
              </table:table-cell>
              <table:table-cell office:value-type="float" office:value="18.4789328234413">
                <text:p>18.47893282344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25">
                <text:p>0.1125</text:p>
              </table:table-cell>
              <table:table-cell office:value-type="float" office:value="18.4381303625889">
                <text:p>18.4381303625889</text:p>
              </table:table-cell>
              <table:table-cell office:value-type="float" office:value="18.4164006039225">
                <text:p>18.4164006039225</text:p>
              </table:table-cell>
              <table:table-cell office:value-type="float" office:value="18.479135322322">
                <text:p>18.479135322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135">
                <text:p>0.1135</text:p>
              </table:table-cell>
              <table:table-cell office:value-type="float" office:value="18.4383331982704">
                <text:p>18.4383331982704</text:p>
              </table:table-cell>
              <table:table-cell office:value-type="float" office:value="18.4168291479653">
                <text:p>18.4168291479653</text:p>
              </table:table-cell>
              <table:table-cell office:value-type="float" office:value="18.4793213367254">
                <text:p>18.47932133672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45">
                <text:p>0.1145</text:p>
              </table:table-cell>
              <table:table-cell office:value-type="float" office:value="18.4385075875128">
                <text:p>18.4385075875128</text:p>
              </table:table-cell>
              <table:table-cell office:value-type="float" office:value="18.4172230685813">
                <text:p>18.4172230685813</text:p>
              </table:table-cell>
              <table:table-cell office:value-type="float" office:value="18.479490957343">
                <text:p>18.4794909573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155">
                <text:p>0.1155</text:p>
              </table:table-cell>
              <table:table-cell office:value-type="float" office:value="18.4386536127106">
                <text:p>18.4386536127106</text:p>
              </table:table-cell>
              <table:table-cell office:value-type="float" office:value="18.4175825296097">
                <text:p>18.4175825296097</text:p>
              </table:table-cell>
              <table:table-cell office:value-type="float" office:value="18.479644266265">
                <text:p>18.4796442662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165">
                <text:p>0.1165</text:p>
              </table:table-cell>
              <table:table-cell office:value-type="float" office:value="18.438771342737">
                <text:p>18.438771342737</text:p>
              </table:table-cell>
              <table:table-cell office:value-type="float" office:value="18.4179076784212">
                <text:p>18.4179076784212</text:p>
              </table:table-cell>
              <table:table-cell office:value-type="float" office:value="18.4797813380615">
                <text:p>18.47978133806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175">
                <text:p>0.1175</text:p>
              </table:table-cell>
              <table:table-cell office:value-type="float" office:value="18.4388608306653">
                <text:p>18.4388608306653</text:p>
              </table:table-cell>
              <table:table-cell office:value-type="float" office:value="18.4181986436737">
                <text:p>18.4181986436737</text:p>
              </table:table-cell>
              <table:table-cell office:value-type="float" office:value="18.4799022375606">
                <text:p>18.47990223756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185">
                <text:p>0.1185</text:p>
              </table:table-cell>
              <table:table-cell office:value-type="float" office:value="18.438922117822">
                <text:p>18.438922117822</text:p>
              </table:table-cell>
              <table:table-cell office:value-type="float" office:value="18.4184555394246">
                <text:p>18.4184555394246</text:p>
              </table:table-cell>
              <table:table-cell office:value-type="float" office:value="18.480007023823">
                <text:p>18.4800070238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195">
                <text:p>0.1195</text:p>
              </table:table-cell>
              <table:table-cell office:value-type="float" office:value="18.4389552252044">
                <text:p>18.4389552252044</text:p>
              </table:table-cell>
              <table:table-cell office:value-type="float" office:value="18.4186784565579">
                <text:p>18.4186784565579</text:p>
              </table:table-cell>
              <table:table-cell office:value-type="float" office:value="18.4800957417623">
                <text:p>18.48009574176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05">
                <text:p>0.1205</text:p>
              </table:table-cell>
              <table:table-cell office:value-type="float" office:value="18.4389601652613">
                <text:p>18.4389601652613</text:p>
              </table:table-cell>
              <table:table-cell office:value-type="float" office:value="18.4188674746466">
                <text:p>18.4188674746466</text:p>
              </table:table-cell>
              <table:table-cell office:value-type="float" office:value="18.480168433687">
                <text:p>18.4801684336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15">
                <text:p>0.1215</text:p>
              </table:table-cell>
              <table:table-cell office:value-type="float" office:value="18.4389369341351">
                <text:p>18.4389369341351</text:p>
              </table:table-cell>
              <table:table-cell office:value-type="float" office:value="18.4190226542037">
                <text:p>18.4190226542037</text:p>
              </table:table-cell>
              <table:table-cell office:value-type="float" office:value="18.4802251317354">
                <text:p>18.48022513173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25">
                <text:p>0.1225</text:p>
              </table:table-cell>
              <table:table-cell office:value-type="float" office:value="18.4388855124564">
                <text:p>18.4388855124564</text:p>
              </table:table-cell>
              <table:table-cell office:value-type="float" office:value="18.4191440375153">
                <text:p>18.4191440375153</text:p>
              </table:table-cell>
              <table:table-cell office:value-type="float" office:value="18.4802658586801">
                <text:p>18.48026585868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235">
                <text:p>0.1235</text:p>
              </table:table-cell>
              <table:table-cell office:value-type="float" office:value="18.438805867668">
                <text:p>18.438805867668</text:p>
              </table:table-cell>
              <table:table-cell office:value-type="float" office:value="18.4192316510056">
                <text:p>18.4192316510056</text:p>
              </table:table-cell>
              <table:table-cell office:value-type="float" office:value="18.4802906302332">
                <text:p>18.48029063023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245">
                <text:p>0.1245</text:p>
              </table:table-cell>
              <table:table-cell office:value-type="float" office:value="18.4386979516377">
                <text:p>18.4386979516377</text:p>
              </table:table-cell>
              <table:table-cell office:value-type="float" office:value="18.4192855028737">
                <text:p>18.4192855028737</text:p>
              </table:table-cell>
              <table:table-cell office:value-type="float" office:value="18.4802994527469">
                <text:p>18.48029945274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255">
                <text:p>0.1255</text:p>
              </table:table-cell>
              <table:table-cell office:value-type="float" office:value="18.4385617035019">
                <text:p>18.4385617035019</text:p>
              </table:table-cell>
              <table:table-cell office:value-type="float" office:value="18.4193055859743">
                <text:p>18.4193055859743</text:p>
              </table:table-cell>
              <table:table-cell office:value-type="float" office:value="18.4802923260349">
                <text:p>18.48029232603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65">
                <text:p>0.1265</text:p>
              </table:table-cell>
              <table:table-cell office:value-type="float" office:value="18.4383970435388">
                <text:p>18.4383970435388</text:p>
              </table:table-cell>
              <table:table-cell office:value-type="float" office:value="18.419291871705">
                <text:p>18.419291871705</text:p>
              </table:table-cell>
              <table:table-cell office:value-type="float" office:value="18.4802692374262">
                <text:p>18.48026923742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275">
                <text:p>0.1275</text:p>
              </table:table-cell>
              <table:table-cell office:value-type="float" office:value="18.4382038838631">
                <text:p>18.4382038838631</text:p>
              </table:table-cell>
              <table:table-cell office:value-type="float" office:value="18.4192443207503">
                <text:p>18.4192443207503</text:p>
              </table:table-cell>
              <table:table-cell office:value-type="float" office:value="18.480230172271">
                <text:p>18.4802301722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285">
                <text:p>0.1285</text:p>
              </table:table-cell>
              <table:table-cell office:value-type="float" office:value="18.4379821155455">
                <text:p>18.4379821155455</text:p>
              </table:table-cell>
              <table:table-cell office:value-type="float" office:value="18.4191628701976">
                <text:p>18.4191628701976</text:p>
              </table:table-cell>
              <table:table-cell office:value-type="float" office:value="18.4801751014004">
                <text:p>18.48017510140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295">
                <text:p>0.1295</text:p>
              </table:table-cell>
              <table:table-cell office:value-type="float" office:value="18.4377316206556">
                <text:p>18.4377316206556</text:p>
              </table:table-cell>
              <table:table-cell office:value-type="float" office:value="18.4190474456271">
                <text:p>18.4190474456271</text:p>
              </table:table-cell>
              <table:table-cell office:value-type="float" office:value="18.480103992958">
                <text:p>18.4801039929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05">
                <text:p>0.1305</text:p>
              </table:table-cell>
              <table:table-cell office:value-type="float" office:value="18.4374522598334">
                <text:p>18.4374522598334</text:p>
              </table:table-cell>
              <table:table-cell office:value-type="float" office:value="18.4188979486818">
                <text:p>18.4188979486818</text:p>
              </table:table-cell>
              <table:table-cell office:value-type="float" office:value="18.4800168003136">
                <text:p>18.4800168003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15">
                <text:p>0.1315</text:p>
              </table:table-cell>
              <table:table-cell office:value-type="float" office:value="18.4371438855008">
                <text:p>18.4371438855008</text:p>
              </table:table-cell>
              <table:table-cell office:value-type="float" office:value="18.4187142703189">
                <text:p>18.4187142703189</text:p>
              </table:table-cell>
              <table:table-cell office:value-type="float" office:value="18.4799134750427">
                <text:p>18.47991347504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25">
                <text:p>0.1325</text:p>
              </table:table-cell>
              <table:table-cell office:value-type="float" office:value="18.4368063297895">
                <text:p>18.4368063297895</text:p>
              </table:table-cell>
              <table:table-cell office:value-type="float" office:value="18.4184962787371">
                <text:p>18.4184962787371</text:p>
              </table:table-cell>
              <table:table-cell office:value-type="float" office:value="18.4797939551999">
                <text:p>18.4797939551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35">
                <text:p>0.1335</text:p>
              </table:table-cell>
              <table:table-cell office:value-type="float" office:value="18.4364394106061">
                <text:p>18.4364394106061</text:p>
              </table:table-cell>
              <table:table-cell office:value-type="float" office:value="18.418243825467">
                <text:p>18.418243825467</text:p>
              </table:table-cell>
              <table:table-cell office:value-type="float" office:value="18.479658171323">
                <text:p>18.4796581713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345">
                <text:p>0.1345</text:p>
              </table:table-cell>
              <table:table-cell office:value-type="float" office:value="18.4360429343903">
                <text:p>18.4360429343903</text:p>
              </table:table-cell>
              <table:table-cell office:value-type="float" office:value="18.4179567481439">
                <text:p>18.4179567481439</text:p>
              </table:table-cell>
              <table:table-cell office:value-type="float" office:value="18.4795060492075">
                <text:p>18.47950604920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355">
                <text:p>0.1355</text:p>
              </table:table-cell>
              <table:table-cell office:value-type="float" office:value="18.435616685684">
                <text:p>18.435616685684</text:p>
              </table:table-cell>
              <table:table-cell office:value-type="float" office:value="18.4176348600796">
                <text:p>18.4176348600796</text:p>
              </table:table-cell>
              <table:table-cell office:value-type="float" office:value="18.4793374998025">
                <text:p>18.47933749980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365">
                <text:p>0.1365</text:p>
              </table:table-cell>
              <table:table-cell office:value-type="float" office:value="18.4351604380313">
                <text:p>18.4351604380313</text:p>
              </table:table-cell>
              <table:table-cell office:value-type="float" office:value="18.4172779611832">
                <text:p>18.4172779611832</text:p>
              </table:table-cell>
              <table:table-cell office:value-type="float" office:value="18.4791524299491">
                <text:p>18.47915242994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75">
                <text:p>0.1375</text:p>
              </table:table-cell>
              <table:table-cell office:value-type="float" office:value="18.4346739492517">
                <text:p>18.4346739492517</text:p>
              </table:table-cell>
              <table:table-cell office:value-type="float" office:value="18.4168858332375">
                <text:p>18.4168858332375</text:p>
              </table:table-cell>
              <table:table-cell office:value-type="float" office:value="18.4789507378579">
                <text:p>18.4789507378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385">
                <text:p>0.1385</text:p>
              </table:table-cell>
              <table:table-cell office:value-type="float" office:value="18.4341569557484">
                <text:p>18.4341569557484</text:p>
              </table:table-cell>
              <table:table-cell office:value-type="float" office:value="18.4164582342129">
                <text:p>18.4164582342129</text:p>
              </table:table-cell>
              <table:table-cell office:value-type="float" office:value="18.4787323076522">
                <text:p>18.47873230765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395">
                <text:p>0.1395</text:p>
              </table:table-cell>
              <table:table-cell office:value-type="float" office:value="18.4336091856362">
                <text:p>18.4336091856362</text:p>
              </table:table-cell>
              <table:table-cell office:value-type="float" office:value="18.4159949114061">
                <text:p>18.4159949114061</text:p>
              </table:table-cell>
              <table:table-cell office:value-type="float" office:value="18.4784970222916">
                <text:p>18.47849702229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05">
                <text:p>0.1405</text:p>
              </table:table-cell>
              <table:table-cell office:value-type="float" office:value="18.4330303432371">
                <text:p>18.4330303432371</text:p>
              </table:table-cell>
              <table:table-cell office:value-type="float" office:value="18.4154955859341">
                <text:p>18.4154955859341</text:p>
              </table:table-cell>
              <table:table-cell office:value-type="float" office:value="18.4782447485453">
                <text:p>18.47824474854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15">
                <text:p>0.1415</text:p>
              </table:table-cell>
              <table:table-cell office:value-type="float" office:value="18.4324201223908">
                <text:p>18.4324201223908</text:p>
              </table:table-cell>
              <table:table-cell office:value-type="float" office:value="18.4149599660498">
                <text:p>18.4149599660498</text:p>
              </table:table-cell>
              <table:table-cell office:value-type="float" office:value="18.4779753501002">
                <text:p>18.47797535010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25">
                <text:p>0.1425</text:p>
              </table:table-cell>
              <table:table-cell office:value-type="float" office:value="18.4317781933821">
                <text:p>18.4317781933821</text:p>
              </table:table-cell>
              <table:table-cell office:value-type="float" office:value="18.4143877340688">
                <text:p>18.4143877340688</text:p>
              </table:table-cell>
              <table:table-cell office:value-type="float" office:value="18.4776886749248">
                <text:p>18.47768867492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435">
                <text:p>0.1435</text:p>
              </table:table-cell>
              <table:table-cell office:value-type="float" office:value="18.4311042155892">
                <text:p>18.4311042155892</text:p>
              </table:table-cell>
              <table:table-cell office:value-type="float" office:value="18.4137785590165">
                <text:p>18.4137785590165</text:p>
              </table:table-cell>
              <table:table-cell office:value-type="float" office:value="18.4773845677357">
                <text:p>18.47738456773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445">
                <text:p>0.1445</text:p>
              </table:table-cell>
              <table:table-cell office:value-type="float" office:value="18.4303978270206">
                <text:p>18.4303978270206</text:p>
              </table:table-cell>
              <table:table-cell office:value-type="float" office:value="18.4131320861625">
                <text:p>18.4131320861625</text:p>
              </table:table-cell>
              <table:table-cell office:value-type="float" office:value="18.4770628599209">
                <text:p>18.47706285992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455">
                <text:p>0.1455</text:p>
              </table:table-cell>
              <table:table-cell office:value-type="float" office:value="18.4296586474683">
                <text:p>18.4296586474683</text:p>
              </table:table-cell>
              <table:table-cell office:value-type="float" office:value="18.4124479401706">
                <text:p>18.4124479401706</text:p>
              </table:table-cell>
              <table:table-cell office:value-type="float" office:value="18.4767233727544">
                <text:p>18.47672337275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465">
                <text:p>0.1465</text:p>
              </table:table-cell>
              <table:table-cell office:value-type="float" office:value="18.4288862835585">
                <text:p>18.4288862835585</text:p>
              </table:table-cell>
              <table:table-cell office:value-type="float" office:value="18.4117257301399">
                <text:p>18.4117257301399</text:p>
              </table:table-cell>
              <table:table-cell office:value-type="float" office:value="18.4763659224602">
                <text:p>18.47636592246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475">
                <text:p>0.1475</text:p>
              </table:table-cell>
              <table:table-cell office:value-type="float" office:value="18.4280803170201">
                <text:p>18.4280803170201</text:p>
              </table:table-cell>
              <table:table-cell office:value-type="float" office:value="18.4109650378719">
                <text:p>18.4109650378719</text:p>
              </table:table-cell>
              <table:table-cell office:value-type="float" office:value="18.4759903089242">
                <text:p>18.47599030892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485">
                <text:p>0.1485</text:p>
              </table:table-cell>
              <table:table-cell office:value-type="float" office:value="18.4272403175497">
                <text:p>18.4272403175497</text:p>
              </table:table-cell>
              <table:table-cell office:value-type="float" office:value="18.4101654307191">
                <text:p>18.4101654307191</text:p>
              </table:table-cell>
              <table:table-cell office:value-type="float" office:value="18.4755963283852">
                <text:p>18.47559632838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495">
                <text:p>0.1495</text:p>
              </table:table-cell>
              <table:table-cell office:value-type="float" office:value="18.4263658313119">
                <text:p>18.4263658313119</text:p>
              </table:table-cell>
              <table:table-cell office:value-type="float" office:value="18.4093264500812">
                <text:p>18.4093264500812</text:p>
              </table:table-cell>
              <table:table-cell office:value-type="float" office:value="18.4751837623866">
                <text:p>18.47518376238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05">
                <text:p>0.1505</text:p>
              </table:table-cell>
              <table:table-cell office:value-type="float" office:value="18.4254563839775">
                <text:p>18.4254563839775</text:p>
              </table:table-cell>
              <table:table-cell office:value-type="float" office:value="18.4084476144307">
                <text:p>18.4084476144307</text:p>
              </table:table-cell>
              <table:table-cell office:value-type="float" office:value="18.4747523809035">
                <text:p>18.47475238090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15">
                <text:p>0.1515</text:p>
              </table:table-cell>
              <table:table-cell office:value-type="float" office:value="18.4245114876385">
                <text:p>18.4245114876385</text:p>
              </table:table-cell>
              <table:table-cell office:value-type="float" office:value="18.4075284262067">
                <text:p>18.4075284262067</text:p>
              </table:table-cell>
              <table:table-cell office:value-type="float" office:value="18.4743019492425">
                <text:p>18.47430194924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25">
                <text:p>0.1525</text:p>
              </table:table-cell>
              <table:table-cell office:value-type="float" office:value="18.4235306291344">
                <text:p>18.4235306291344</text:p>
              </table:table-cell>
              <table:table-cell office:value-type="float" office:value="18.406568360137">
                <text:p>18.406568360137</text:p>
              </table:table-cell>
              <table:table-cell office:value-type="float" office:value="18.4738322168499">
                <text:p>18.47383221684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35">
                <text:p>0.1535</text:p>
              </table:table-cell>
              <table:table-cell office:value-type="float" office:value="18.4225132764216">
                <text:p>18.4225132764216</text:p>
              </table:table-cell>
              <table:table-cell office:value-type="float" office:value="18.405566869585">
                <text:p>18.405566869585</text:p>
              </table:table-cell>
              <table:table-cell office:value-type="float" office:value="18.4733429236933">
                <text:p>18.47334292369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45">
                <text:p>0.1545</text:p>
              </table:table-cell>
              <table:table-cell office:value-type="float" office:value="18.4214588767806">
                <text:p>18.4214588767806</text:p>
              </table:table-cell>
              <table:table-cell office:value-type="float" office:value="18.4045233847403">
                <text:p>18.4045233847403</text:p>
              </table:table-cell>
              <table:table-cell office:value-type="float" office:value="18.4728337987013">
                <text:p>18.47283379870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55">
                <text:p>0.1555</text:p>
              </table:table-cell>
              <table:table-cell office:value-type="float" office:value="18.4203668560592">
                <text:p>18.4203668560592</text:p>
              </table:table-cell>
              <table:table-cell office:value-type="float" office:value="18.4034373118438">
                <text:p>18.4034373118438</text:p>
              </table:table-cell>
              <table:table-cell office:value-type="float" office:value="18.4723045592163">
                <text:p>18.47230455921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565">
                <text:p>0.1565</text:p>
              </table:table-cell>
              <table:table-cell office:value-type="float" office:value="18.4192366186662">
                <text:p>18.4192366186662</text:p>
              </table:table-cell>
              <table:table-cell office:value-type="float" office:value="18.40230803316">
                <text:p>18.40230803316</text:p>
              </table:table-cell>
              <table:table-cell office:value-type="float" office:value="18.471754911184">
                <text:p>18.4717549111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75">
                <text:p>0.1575</text:p>
              </table:table-cell>
              <table:table-cell office:value-type="float" office:value="18.418067546145">
                <text:p>18.418067546145</text:p>
              </table:table-cell>
              <table:table-cell office:value-type="float" office:value="18.4011349055316">
                <text:p>18.4011349055316</text:p>
              </table:table-cell>
              <table:table-cell office:value-type="float" office:value="18.4711845479666">
                <text:p>18.47118454796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585">
                <text:p>0.1585</text:p>
              </table:table-cell>
              <table:table-cell office:value-type="float" office:value="18.4168589987325">
                <text:p>18.4168589987325</text:p>
              </table:table-cell>
              <table:table-cell office:value-type="float" office:value="18.3999172619125">
                <text:p>18.3999172619125</text:p>
              </table:table-cell>
              <table:table-cell office:value-type="float" office:value="18.4705931520616">
                <text:p>18.47059315206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595">
                <text:p>0.1595</text:p>
              </table:table-cell>
              <table:table-cell office:value-type="float" office:value="18.4156103125163">
                <text:p>18.4156103125163</text:p>
              </table:table-cell>
              <table:table-cell office:value-type="float" office:value="18.3986544085057">
                <text:p>18.3986544085057</text:p>
              </table:table-cell>
              <table:table-cell office:value-type="float" office:value="18.4699803925485">
                <text:p>18.46998039254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05">
                <text:p>0.1605</text:p>
              </table:table-cell>
              <table:table-cell office:value-type="float" office:value="18.4143208010248">
                <text:p>18.4143208010248</text:p>
              </table:table-cell>
              <table:table-cell office:value-type="float" office:value="18.3973456263256">
                <text:p>18.3973456263256</text:p>
              </table:table-cell>
              <table:table-cell office:value-type="float" office:value="18.4693459268448">
                <text:p>18.46934592684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15">
                <text:p>0.1615</text:p>
              </table:table-cell>
              <table:table-cell office:value-type="float" office:value="18.4129897526044">
                <text:p>18.4129897526044</text:p>
              </table:table-cell>
              <table:table-cell office:value-type="float" office:value="18.3959901685544">
                <text:p>18.3959901685544</text:p>
              </table:table-cell>
              <table:table-cell office:value-type="float" office:value="18.4686893983765">
                <text:p>18.46868939837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25">
                <text:p>0.1625</text:p>
              </table:table-cell>
              <table:table-cell office:value-type="float" office:value="18.411616432356">
                <text:p>18.411616432356</text:p>
              </table:table-cell>
              <table:table-cell office:value-type="float" office:value="18.3945872624491">
                <text:p>18.3945872624491</text:p>
              </table:table-cell>
              <table:table-cell office:value-type="float" office:value="18.468010438675">
                <text:p>18.4680104386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635">
                <text:p>0.1635</text:p>
              </table:table-cell>
              <table:table-cell office:value-type="float" office:value="18.4102000793778">
                <text:p>18.4102000793778</text:p>
              </table:table-cell>
              <table:table-cell office:value-type="float" office:value="18.3931361065627">
                <text:p>18.3931361065627</text:p>
              </table:table-cell>
              <table:table-cell office:value-type="float" office:value="18.4673086649234">
                <text:p>18.46730866492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645">
                <text:p>0.1645</text:p>
              </table:table-cell>
              <table:table-cell office:value-type="float" office:value="18.4087399075338">
                <text:p>18.4087399075338</text:p>
              </table:table-cell>
              <table:table-cell office:value-type="float" office:value="18.3916358714847">
                <text:p>18.3916358714847</text:p>
              </table:table-cell>
              <table:table-cell office:value-type="float" office:value="18.4665836809243">
                <text:p>18.46658368092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655">
                <text:p>0.1655</text:p>
              </table:table-cell>
              <table:table-cell office:value-type="float" office:value="18.4072351036148">
                <text:p>18.4072351036148</text:p>
              </table:table-cell>
              <table:table-cell office:value-type="float" office:value="18.3900856979796">
                <text:p>18.3900856979796</text:p>
              </table:table-cell>
              <table:table-cell office:value-type="float" office:value="18.4658350755411">
                <text:p>18.46583507554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665">
                <text:p>0.1665</text:p>
              </table:table-cell>
              <table:table-cell office:value-type="float" office:value="18.4056848297296">
                <text:p>18.4056848297296</text:p>
              </table:table-cell>
              <table:table-cell office:value-type="float" office:value="18.3884846993474">
                <text:p>18.3884846993474</text:p>
              </table:table-cell>
              <table:table-cell office:value-type="float" office:value="18.4650624252356">
                <text:p>18.46506242523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675">
                <text:p>0.1675</text:p>
              </table:table-cell>
              <table:table-cell office:value-type="float" office:value="18.4040882199462">
                <text:p>18.4040882199462</text:p>
              </table:table-cell>
              <table:table-cell office:value-type="float" office:value="18.386831958046">
                <text:p>18.386831958046</text:p>
              </table:table-cell>
              <table:table-cell office:value-type="float" office:value="18.4642652910344">
                <text:p>18.46426529103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685">
                <text:p>0.1685</text:p>
              </table:table-cell>
              <table:table-cell office:value-type="float" office:value="18.4024443826609">
                <text:p>18.4024443826609</text:p>
              </table:table-cell>
              <table:table-cell office:value-type="float" office:value="18.3851265280329">
                <text:p>18.3851265280329</text:p>
              </table:table-cell>
              <table:table-cell office:value-type="float" office:value="18.4634432210386">
                <text:p>18.46344322103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695">
                <text:p>0.1695</text:p>
              </table:table-cell>
              <table:table-cell office:value-type="float" office:value="18.4007523921783">
                <text:p>18.4007523921783</text:p>
              </table:table-cell>
              <table:table-cell office:value-type="float" office:value="18.3833674263404">
                <text:p>18.3833674263404</text:p>
              </table:table-cell>
              <table:table-cell office:value-type="float" office:value="18.4625957424931">
                <text:p>18.46259574249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05">
                <text:p>0.1705</text:p>
              </table:table-cell>
              <table:table-cell office:value-type="float" office:value="18.3990112991956">
                <text:p>18.3990112991956</text:p>
              </table:table-cell>
              <table:table-cell office:value-type="float" office:value="18.3815536435187">
                <text:p>18.3815536435187</text:p>
              </table:table-cell>
              <table:table-cell office:value-type="float" office:value="18.4617223721325">
                <text:p>18.46172237213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15">
                <text:p>0.1715</text:p>
              </table:table-cell>
              <table:table-cell office:value-type="float" office:value="18.3972201250224">
                <text:p>18.3972201250224</text:p>
              </table:table-cell>
              <table:table-cell office:value-type="float" office:value="18.3796841378523">
                <text:p>18.3796841378523</text:p>
              </table:table-cell>
              <table:table-cell office:value-type="float" office:value="18.4608226107828">
                <text:p>18.46082261078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25">
                <text:p>0.1725</text:p>
              </table:table-cell>
              <table:table-cell office:value-type="float" office:value="18.3953778568666">
                <text:p>18.3953778568666</text:p>
              </table:table-cell>
              <table:table-cell office:value-type="float" office:value="18.3777578306435">
                <text:p>18.3777578306435</text:p>
              </table:table-cell>
              <table:table-cell office:value-type="float" office:value="18.4598959389974">
                <text:p>18.45989593899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735">
                <text:p>0.1735</text:p>
              </table:table-cell>
              <table:table-cell office:value-type="float" office:value="18.3934834551965">
                <text:p>18.3934834551965</text:p>
              </table:table-cell>
              <table:table-cell office:value-type="float" office:value="18.3757736135525">
                <text:p>18.3757736135525</text:p>
              </table:table-cell>
              <table:table-cell office:value-type="float" office:value="18.4589418243352">
                <text:p>18.45894182433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745">
                <text:p>0.1745</text:p>
              </table:table-cell>
              <table:table-cell office:value-type="float" office:value="18.3915358507111">
                <text:p>18.3915358507111</text:p>
              </table:table-cell>
              <table:table-cell office:value-type="float" office:value="18.3737303455719">
                <text:p>18.3737303455719</text:p>
              </table:table-cell>
              <table:table-cell office:value-type="float" office:value="18.4579597185797">
                <text:p>18.45795971857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755">
                <text:p>0.1755</text:p>
              </table:table-cell>
              <table:table-cell office:value-type="float" office:value="18.3895339369036">
                <text:p>18.3895339369036</text:p>
              </table:table-cell>
              <table:table-cell office:value-type="float" office:value="18.3716268456142">
                <text:p>18.3716268456142</text:p>
              </table:table-cell>
              <table:table-cell office:value-type="float" office:value="18.4569490506993">
                <text:p>18.45694905069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765">
                <text:p>0.1765</text:p>
              </table:table-cell>
              <table:table-cell office:value-type="float" office:value="18.3874765803058">
                <text:p>18.3874765803058</text:p>
              </table:table-cell>
              <table:table-cell office:value-type="float" office:value="18.3694619027478">
                <text:p>18.3694619027478</text:p>
              </table:table-cell>
              <table:table-cell office:value-type="float" office:value="18.4559092368241">
                <text:p>18.455909236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775">
                <text:p>0.1775</text:p>
              </table:table-cell>
              <table:table-cell office:value-type="float" office:value="18.3853626161182">
                <text:p>18.3853626161182</text:p>
              </table:table-cell>
              <table:table-cell office:value-type="float" office:value="18.3672342718629">
                <text:p>18.3672342718629</text:p>
              </table:table-cell>
              <table:table-cell office:value-type="float" office:value="18.4548396760913">
                <text:p>18.45483967609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785">
                <text:p>0.1785</text:p>
              </table:table-cell>
              <table:table-cell office:value-type="float" office:value="18.3831908425883">
                <text:p>18.3831908425883</text:p>
              </table:table-cell>
              <table:table-cell office:value-type="float" office:value="18.3649426681008">
                <text:p>18.3649426681008</text:p>
              </table:table-cell>
              <table:table-cell office:value-type="float" office:value="18.4537397452611">
                <text:p>18.45373974526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795">
                <text:p>0.1795</text:p>
              </table:table-cell>
              <table:table-cell office:value-type="float" office:value="18.3809600261998">
                <text:p>18.3809600261998</text:p>
              </table:table-cell>
              <table:table-cell office:value-type="float" office:value="18.3625857720839">
                <text:p>18.3625857720839</text:p>
              </table:table-cell>
              <table:table-cell office:value-type="float" office:value="18.4526088036923">
                <text:p>18.45260880369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05">
                <text:p>0.1805</text:p>
              </table:table-cell>
              <table:table-cell office:value-type="float" office:value="18.3786689043327">
                <text:p>18.3786689043327</text:p>
              </table:table-cell>
              <table:table-cell office:value-type="float" office:value="18.3601622326405">
                <text:p>18.3601622326405</text:p>
              </table:table-cell>
              <table:table-cell office:value-type="float" office:value="18.4514461958115">
                <text:p>18.45144619581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15">
                <text:p>0.1815</text:p>
              </table:table-cell>
              <table:table-cell office:value-type="float" office:value="18.3763161758601">
                <text:p>18.3763161758601</text:p>
              </table:table-cell>
              <table:table-cell office:value-type="float" office:value="18.3576706575144">
                <text:p>18.3576706575144</text:p>
              </table:table-cell>
              <table:table-cell office:value-type="float" office:value="18.4502512419272">
                <text:p>18.45025124192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25">
                <text:p>0.1825</text:p>
              </table:table-cell>
              <table:table-cell office:value-type="float" office:value="18.3739005077424">
                <text:p>18.3739005077424</text:p>
              </table:table-cell>
              <table:table-cell office:value-type="float" office:value="18.3551096200589">
                <text:p>18.3551096200589</text:p>
              </table:table-cell>
              <table:table-cell office:value-type="float" office:value="18.449023244343">
                <text:p>18.4490232443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835">
                <text:p>0.1835</text:p>
              </table:table-cell>
              <table:table-cell office:value-type="float" office:value="18.371420537832">
                <text:p>18.371420537832</text:p>
              </table:table-cell>
              <table:table-cell office:value-type="float" office:value="18.3524776621784">
                <text:p>18.3524776621784</text:p>
              </table:table-cell>
              <table:table-cell office:value-type="float" office:value="18.4477614897193">
                <text:p>18.44776148971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45">
                <text:p>0.1845</text:p>
              </table:table-cell>
              <table:table-cell office:value-type="float" office:value="18.3688748662158">
                <text:p>18.3688748662158</text:p>
              </table:table-cell>
              <table:table-cell office:value-type="float" office:value="18.3497732858682">
                <text:p>18.3497732858682</text:p>
              </table:table-cell>
              <table:table-cell office:value-type="float" office:value="18.4464652403377">
                <text:p>18.44646524033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855">
                <text:p>0.1855</text:p>
              </table:table-cell>
              <table:table-cell office:value-type="float" office:value="18.3662620626699">
                <text:p>18.3662620626699</text:p>
              </table:table-cell>
              <table:table-cell office:value-type="float" office:value="18.3469949608669">
                <text:p>18.3469949608669</text:p>
              </table:table-cell>
              <table:table-cell office:value-type="float" office:value="18.4451337406927">
                <text:p>18.44513374069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865">
                <text:p>0.1865</text:p>
              </table:table-cell>
              <table:table-cell office:value-type="float" office:value="18.3635806632962">
                <text:p>18.3635806632962</text:p>
              </table:table-cell>
              <table:table-cell office:value-type="float" office:value="18.3441411215607">
                <text:p>18.3441411215607</text:p>
              </table:table-cell>
              <table:table-cell office:value-type="float" office:value="18.4437662135602">
                <text:p>18.44376621356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875">
                <text:p>0.1875</text:p>
              </table:table-cell>
              <table:table-cell office:value-type="float" office:value="18.3608291786357">
                <text:p>18.3608291786357</text:p>
              </table:table-cell>
              <table:table-cell office:value-type="float" office:value="18.3412101753923">
                <text:p>18.3412101753923</text:p>
              </table:table-cell>
              <table:table-cell office:value-type="float" office:value="18.4423618668756">
                <text:p>18.44236186687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885">
                <text:p>0.1885</text:p>
              </table:table-cell>
              <table:table-cell office:value-type="float" office:value="18.3580060845753">
                <text:p>18.3580060845753</text:p>
              </table:table-cell>
              <table:table-cell office:value-type="float" office:value="18.3382004941612">
                <text:p>18.3382004941612</text:p>
              </table:table-cell>
              <table:table-cell office:value-type="float" office:value="18.4409198839458">
                <text:p>18.44091988394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895">
                <text:p>0.1895</text:p>
              </table:table-cell>
              <table:table-cell office:value-type="float" office:value="18.3551098294137">
                <text:p>18.3551098294137</text:p>
              </table:table-cell>
              <table:table-cell office:value-type="float" office:value="18.3351104215193">
                <text:p>18.3351104215193</text:p>
              </table:table-cell>
              <table:table-cell office:value-type="float" office:value="18.4394394288902">
                <text:p>18.43943942889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05">
                <text:p>0.1905</text:p>
              </table:table-cell>
              <table:table-cell office:value-type="float" office:value="18.3521388405448">
                <text:p>18.3521388405448</text:p>
              </table:table-cell>
              <table:table-cell office:value-type="float" office:value="18.3319382801667">
                <text:p>18.3319382801667</text:p>
              </table:table-cell>
              <table:table-cell office:value-type="float" office:value="18.437919651416">
                <text:p>18.4379196514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15">
                <text:p>0.1915</text:p>
              </table:table-cell>
              <table:table-cell office:value-type="float" office:value="18.3490915149019">
                <text:p>18.3490915149019</text:p>
              </table:table-cell>
              <table:table-cell office:value-type="float" office:value="18.3286823629402">
                <text:p>18.3286823629402</text:p>
              </table:table-cell>
              <table:table-cell office:value-type="float" office:value="18.4363596757817">
                <text:p>18.43635967578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25">
                <text:p>0.1925</text:p>
              </table:table-cell>
              <table:table-cell office:value-type="float" office:value="18.345966237462">
                <text:p>18.345966237462</text:p>
              </table:table-cell>
              <table:table-cell office:value-type="float" office:value="18.3253409520116">
                <text:p>18.3253409520116</text:p>
              </table:table-cell>
              <table:table-cell office:value-type="float" office:value="18.4347586161569">
                <text:p>18.43475861615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935">
                <text:p>0.1935</text:p>
              </table:table-cell>
              <table:table-cell office:value-type="float" office:value="18.3427613705203">
                <text:p>18.3427613705203</text:p>
              </table:table-cell>
              <table:table-cell office:value-type="float" office:value="18.3219123090474">
                <text:p>18.3219123090474</text:p>
              </table:table-cell>
              <table:table-cell office:value-type="float" office:value="18.4331155636766">
                <text:p>18.43311556367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945">
                <text:p>0.1945</text:p>
              </table:table-cell>
              <table:table-cell office:value-type="float" office:value="18.3394752644785">
                <text:p>18.3394752644785</text:p>
              </table:table-cell>
              <table:table-cell office:value-type="float" office:value="18.3183946869851">
                <text:p>18.3183946869851</text:p>
              </table:table-cell>
              <table:table-cell office:value-type="float" office:value="18.431429593512">
                <text:p>18.4314295935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55">
                <text:p>0.1955</text:p>
              </table:table-cell>
              <table:table-cell office:value-type="float" office:value="18.3361062685041">
                <text:p>18.3361062685041</text:p>
              </table:table-cell>
              <table:table-cell office:value-type="float" office:value="18.314786341853">
                <text:p>18.314786341853</text:p>
              </table:table-cell>
              <table:table-cell office:value-type="float" office:value="18.4296997712097">
                <text:p>18.42969977120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65">
                <text:p>0.1965</text:p>
              </table:table-cell>
              <table:table-cell office:value-type="float" office:value="18.3326527265302">
                <text:p>18.3326527265302</text:p>
              </table:table-cell>
              <table:table-cell office:value-type="float" office:value="18.3110855301594">
                <text:p>18.3110855301594</text:p>
              </table:table-cell>
              <table:table-cell office:value-type="float" office:value="18.4279251444319">
                <text:p>18.42792514443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975">
                <text:p>0.1975</text:p>
              </table:table-cell>
              <table:table-cell office:value-type="float" office:value="18.3291129907148">
                <text:p>18.3291129907148</text:p>
              </table:table-cell>
              <table:table-cell office:value-type="float" office:value="18.3072905239329">
                <text:p>18.3072905239329</text:p>
              </table:table-cell>
              <table:table-cell office:value-type="float" office:value="18.4261047505264">
                <text:p>18.42610475052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985">
                <text:p>0.1985</text:p>
              </table:table-cell>
              <table:table-cell office:value-type="float" office:value="18.3254854351804">
                <text:p>18.3254854351804</text:p>
              </table:table-cell>
              <table:table-cell office:value-type="float" office:value="18.3033996263085">
                <text:p>18.3033996263085</text:p>
              </table:table-cell>
              <table:table-cell office:value-type="float" office:value="18.4242376234396">
                <text:p>18.42423762343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995">
                <text:p>0.1995</text:p>
              </table:table-cell>
              <table:table-cell office:value-type="float" office:value="18.3217684565905">
                <text:p>18.3217684565905</text:p>
              </table:table-cell>
              <table:table-cell office:value-type="float" office:value="18.2994111742766">
                <text:p>18.2994111742766</text:p>
              </table:table-cell>
              <table:table-cell office:value-type="float" office:value="18.4223227871292">
                <text:p>18.42232278712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05">
                <text:p>0.2005</text:p>
              </table:table-cell>
              <table:table-cell office:value-type="float" office:value="18.3179604925213">
                <text:p>18.3179604925213</text:p>
              </table:table-cell>
              <table:table-cell office:value-type="float" office:value="18.2953235595402">
                <text:p>18.2953235595402</text:p>
              </table:table-cell>
              <table:table-cell office:value-type="float" office:value="18.4203592646658">
                <text:p>18.42035926466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15">
                <text:p>0.2015</text:p>
              </table:table-cell>
              <table:table-cell office:value-type="float" office:value="18.3140600345978">
                <text:p>18.3140600345978</text:p>
              </table:table-cell>
              <table:table-cell office:value-type="float" office:value="18.2911352445437">
                <text:p>18.2911352445437</text:p>
              </table:table-cell>
              <table:table-cell office:value-type="float" office:value="18.4183460810024">
                <text:p>18.41834608100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25">
                <text:p>0.2025</text:p>
              </table:table-cell>
              <table:table-cell office:value-type="float" office:value="18.3100656520128">
                <text:p>18.3100656520128</text:p>
              </table:table-cell>
              <table:table-cell office:value-type="float" office:value="18.2868447893209">
                <text:p>18.2868447893209</text:p>
              </table:table-cell>
              <table:table-cell office:value-type="float" office:value="18.4162822739881">
                <text:p>18.41628227398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035">
                <text:p>0.2035</text:p>
              </table:table-cell>
              <table:table-cell office:value-type="float" office:value="18.305976000188">
                <text:p>18.305976000188</text:p>
              </table:table-cell>
              <table:table-cell office:value-type="float" office:value="18.2824508640225">
                <text:p>18.2824508640225</text:p>
              </table:table-cell>
              <table:table-cell office:value-type="float" office:value="18.4141668895616">
                <text:p>18.41416688956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045">
                <text:p>0.2045</text:p>
              </table:table-cell>
              <table:table-cell office:value-type="float" office:value="18.3017898533683">
                <text:p>18.3017898533683</text:p>
              </table:table-cell>
              <table:table-cell office:value-type="float" office:value="18.277952285922">
                <text:p>18.277952285922</text:p>
              </table:table-cell>
              <table:table-cell office:value-type="float" office:value="18.4119989974998">
                <text:p>18.41199899749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055">
                <text:p>0.2055</text:p>
              </table:table-cell>
              <table:table-cell office:value-type="float" office:value="18.297506127204">
                <text:p>18.297506127204</text:p>
              </table:table-cell>
              <table:table-cell office:value-type="float" office:value="18.273348047083">
                <text:p>18.273348047083</text:p>
              </table:table-cell>
              <table:table-cell office:value-type="float" office:value="18.4097776953782">
                <text:p>18.40977769537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065">
                <text:p>0.2065</text:p>
              </table:table-cell>
              <table:table-cell office:value-type="float" office:value="18.2931239163448">
                <text:p>18.2931239163448</text:p>
              </table:table-cell>
              <table:table-cell office:value-type="float" office:value="18.268637357755">
                <text:p>18.268637357755</text:p>
              </table:table-cell>
              <table:table-cell office:value-type="float" office:value="18.407502124021">
                <text:p>18.4075021240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075">
                <text:p>0.2075</text:p>
              </table:table-cell>
              <table:table-cell office:value-type="float" office:value="18.2886425207971">
                <text:p>18.2886425207971</text:p>
              </table:table-cell>
              <table:table-cell office:value-type="float" office:value="18.2638196793655">
                <text:p>18.2638196793655</text:p>
              </table:table-cell>
              <table:table-cell office:value-type="float" office:value="18.4051714693924">
                <text:p>18.40517146939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085">
                <text:p>0.2085</text:p>
              </table:table-cell>
              <table:table-cell office:value-type="float" office:value="18.2840614999614">
                <text:p>18.2840614999614</text:p>
              </table:table-cell>
              <table:table-cell office:value-type="float" office:value="18.2588947860653">
                <text:p>18.2588947860653</text:p>
              </table:table-cell>
              <table:table-cell office:value-type="float" office:value="18.4027849871387">
                <text:p>18.40278498713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095">
                <text:p>0.2095</text:p>
              </table:table-cell>
              <table:table-cell office:value-type="float" office:value="18.2793807145835">
                <text:p>18.2793807145835</text:p>
              </table:table-cell>
              <table:table-cell office:value-type="float" office:value="18.2538628151919">
                <text:p>18.2538628151919</text:p>
              </table:table-cell>
              <table:table-cell office:value-type="float" office:value="18.4003420119886">
                <text:p>18.40034201198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05">
                <text:p>0.2105</text:p>
              </table:table-cell>
              <table:table-cell office:value-type="float" office:value="18.2746003785732">
                <text:p>18.2746003785732</text:p>
              </table:table-cell>
              <table:table-cell office:value-type="float" office:value="18.2487243286523">
                <text:p>18.2487243286523</text:p>
              </table:table-cell>
              <table:table-cell office:value-type="float" office:value="18.3978419722541">
                <text:p>18.39784197225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15">
                <text:p>0.2115</text:p>
              </table:table-cell>
              <table:table-cell office:value-type="float" office:value="18.269721134166">
                <text:p>18.269721134166</text:p>
              </table:table-cell>
              <table:table-cell office:value-type="float" office:value="18.2434803987617">
                <text:p>18.2434803987617</text:p>
              </table:table-cell>
              <table:table-cell office:value-type="float" office:value="18.3952844215691">
                <text:p>18.39528442156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25">
                <text:p>0.2125</text:p>
              </table:table-cell>
              <table:table-cell office:value-type="float" office:value="18.2647441173515">
                <text:p>18.2647441173515</text:p>
              </table:table-cell>
              <table:table-cell office:value-type="float" office:value="18.2381326855256">
                <text:p>18.2381326855256</text:p>
              </table:table-cell>
              <table:table-cell office:value-type="float" office:value="18.3926690564711">
                <text:p>18.39266905647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35">
                <text:p>0.2135</text:p>
              </table:table-cell>
              <table:table-cell office:value-type="float" office:value="18.2596710366255">
                <text:p>18.2596710366255</text:p>
              </table:table-cell>
              <table:table-cell office:value-type="float" office:value="18.2326835284101">
                <text:p>18.2326835284101</text:p>
              </table:table-cell>
              <table:table-cell office:value-type="float" office:value="18.3899957410727">
                <text:p>18.38999574107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145">
                <text:p>0.2145</text:p>
              </table:table-cell>
              <table:table-cell office:value-type="float" office:value="18.2545042777488">
                <text:p>18.2545042777488</text:p>
              </table:table-cell>
              <table:table-cell office:value-type="float" office:value="18.2271360652319">
                <text:p>18.2271360652319</text:p>
              </table:table-cell>
              <table:table-cell office:value-type="float" office:value="18.3872645502871">
                <text:p>18.38726455028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155">
                <text:p>0.2155</text:p>
              </table:table-cell>
              <table:table-cell office:value-type="float" office:value="18.2492470012688">
                <text:p>18.2492470012688</text:p>
              </table:table-cell>
              <table:table-cell office:value-type="float" office:value="18.2214943448227">
                <text:p>18.2214943448227</text:p>
              </table:table-cell>
              <table:table-cell office:value-type="float" office:value="18.3844758003931">
                <text:p>18.38447580039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165">
                <text:p>0.2165</text:p>
              </table:table-cell>
              <table:table-cell office:value-type="float" office:value="18.2439032554574">
                <text:p>18.2439032554574</text:p>
              </table:table-cell>
              <table:table-cell office:value-type="float" office:value="18.2157634558862">
                <text:p>18.2157634558862</text:p>
              </table:table-cell>
              <table:table-cell office:value-type="float" office:value="18.3816300881133">
                <text:p>18.38163008811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175">
                <text:p>0.2175</text:p>
              </table:table-cell>
              <table:table-cell office:value-type="float" office:value="18.2384781185234">
                <text:p>18.2384781185234</text:p>
              </table:table-cell>
              <table:table-cell office:value-type="float" office:value="18.2099496855582">
                <text:p>18.2099496855582</text:p>
              </table:table-cell>
              <table:table-cell office:value-type="float" office:value="18.3787283512894">
                <text:p>18.37872835128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185">
                <text:p>0.2185</text:p>
              </table:table-cell>
              <table:table-cell office:value-type="float" office:value="18.2329778292246">
                <text:p>18.2329778292246</text:p>
              </table:table-cell>
              <table:table-cell office:value-type="float" office:value="18.204060666287">
                <text:p>18.204060666287</text:p>
              </table:table-cell>
              <table:table-cell office:value-type="float" office:value="18.3757719137963">
                <text:p>18.37577191379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195">
                <text:p>0.2195</text:p>
              </table:table-cell>
              <table:table-cell office:value-type="float" office:value="18.2274099443622">
                <text:p>18.2274099443622</text:p>
              </table:table-cell>
              <table:table-cell office:value-type="float" office:value="18.1981055487854">
                <text:p>18.1981055487854</text:p>
              </table:table-cell>
              <table:table-cell office:value-type="float" office:value="18.3727625516147">
                <text:p>18.37276255161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05">
                <text:p>0.2205</text:p>
              </table:table-cell>
              <table:table-cell office:value-type="float" office:value="18.2217835083991">
                <text:p>18.2217835083991</text:p>
              </table:table-cell>
              <table:table-cell office:value-type="float" office:value="18.1920951853428">
                <text:p>18.1920951853428</text:p>
              </table:table-cell>
              <table:table-cell office:value-type="float" office:value="18.3697025680826">
                <text:p>18.36970256808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15">
                <text:p>0.2215</text:p>
              </table:table-cell>
              <table:table-cell office:value-type="float" office:value="18.2161092246527">
                <text:p>18.2161092246527</text:p>
              </table:table-cell>
              <table:table-cell office:value-type="float" office:value="18.1860423117005">
                <text:p>18.1860423117005</text:p>
              </table:table-cell>
              <table:table-cell office:value-type="float" office:value="18.3665948711764">
                <text:p>18.36659487117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25">
                <text:p>0.2225</text:p>
              </table:table-cell>
              <table:table-cell office:value-type="float" office:value="18.210399625737">
                <text:p>18.210399625737</text:p>
              </table:table-cell>
              <table:table-cell office:value-type="float" office:value="18.1799617236319">
                <text:p>18.1799617236319</text:p>
              </table:table-cell>
              <table:table-cell office:value-type="float" office:value="18.363443054322">
                <text:p>18.3634430543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235">
                <text:p>0.2235</text:p>
              </table:table-cell>
              <table:table-cell office:value-type="float" office:value="18.2046692661285">
                <text:p>18.2046692661285</text:p>
              </table:table-cell>
              <table:table-cell office:value-type="float" office:value="18.1738704692932">
                <text:p>18.1738704692932</text:p>
              </table:table-cell>
              <table:table-cell office:value-type="float" office:value="18.360251506585">
                <text:p>18.3602515065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245">
                <text:p>0.2245</text:p>
              </table:table-cell>
              <table:table-cell office:value-type="float" office:value="18.1989348774436">
                <text:p>18.1989348774436</text:p>
              </table:table-cell>
              <table:table-cell office:value-type="float" office:value="18.1677879958457">
                <text:p>18.1677879958457</text:p>
              </table:table-cell>
              <table:table-cell office:value-type="float" office:value="18.3570255034927">
                <text:p>18.35702550349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255">
                <text:p>0.2255</text:p>
              </table:table-cell>
              <table:table-cell office:value-type="float" office:value="18.1932155359623">
                <text:p>18.1932155359623</text:p>
              </table:table-cell>
              <table:table-cell office:value-type="float" office:value="18.1617362977166">
                <text:p>18.1617362977166</text:p>
              </table:table-cell>
              <table:table-cell office:value-type="float" office:value="18.3537713316258">
                <text:p>18.35377133162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265">
                <text:p>0.2265</text:p>
              </table:table-cell>
              <table:table-cell office:value-type="float" office:value="18.1875327856034">
                <text:p>18.1875327856034</text:p>
              </table:table-cell>
              <table:table-cell office:value-type="float" office:value="18.1557400075217">
                <text:p>18.1557400075217</text:p>
              </table:table-cell>
              <table:table-cell office:value-type="float" office:value="18.3504964033656">
                <text:p>18.35049640336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275">
                <text:p>0.2275</text:p>
              </table:table-cell>
              <table:table-cell office:value-type="float" office:value="18.1819107162163">
                <text:p>18.1819107162163</text:p>
              </table:table-cell>
              <table:table-cell office:value-type="float" office:value="18.1498264276709">
                <text:p>18.1498264276709</text:p>
              </table:table-cell>
              <table:table-cell office:value-type="float" office:value="18.3472093715379">
                <text:p>18.34720937153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285">
                <text:p>0.2285</text:p>
              </table:table-cell>
              <table:table-cell office:value-type="float" office:value="18.1763760085537">
                <text:p>18.1763760085537</text:p>
              </table:table-cell>
              <table:table-cell office:value-type="float" office:value="18.1440255128642">
                <text:p>18.1440255128642</text:p>
              </table:table-cell>
              <table:table-cell office:value-type="float" office:value="18.3439202646244">
                <text:p>18.34392026462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295">
                <text:p>0.2295</text:p>
              </table:table-cell>
              <table:table-cell office:value-type="float" office:value="18.1709578774263">
                <text:p>18.1709578774263</text:p>
              </table:table-cell>
              <table:table-cell office:value-type="float" office:value="18.1383697348293">
                <text:p>18.1383697348293</text:p>
              </table:table-cell>
              <table:table-cell office:value-type="float" office:value="18.3406405896206">
                <text:p>18.34064058962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05">
                <text:p>0.2305</text:p>
              </table:table-cell>
              <table:table-cell office:value-type="float" office:value="18.1656879538441">
                <text:p>18.1656879538441</text:p>
              </table:table-cell>
              <table:table-cell office:value-type="float" office:value="18.1328938715856">
                <text:p>18.1328938715856</text:p>
              </table:table-cell>
              <table:table-cell office:value-type="float" office:value="18.3373834483293">
                <text:p>18.33738344832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15">
                <text:p>0.2315</text:p>
              </table:table-cell>
              <table:table-cell office:value-type="float" office:value="18.1606000351408">
                <text:p>18.1606000351408</text:p>
              </table:table-cell>
              <table:table-cell office:value-type="float" office:value="18.1276346534953">
                <text:p>18.1276346534953</text:p>
              </table:table-cell>
              <table:table-cell office:value-type="float" office:value="18.3341636072337">
                <text:p>18.33416360723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25">
                <text:p>0.2325</text:p>
              </table:table-cell>
              <table:table-cell office:value-type="float" office:value="18.1557297478135">
                <text:p>18.1557297478135</text:p>
              </table:table-cell>
              <table:table-cell office:value-type="float" office:value="18.1226303162966">
                <text:p>18.1226303162966</text:p>
              </table:table-cell>
              <table:table-cell office:value-type="float" office:value="18.3309975621304">
                <text:p>18.33099756213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335">
                <text:p>0.2335</text:p>
              </table:table-cell>
              <table:table-cell office:value-type="float" office:value="18.1511140679734">
                <text:p>18.1511140679734</text:p>
              </table:table-cell>
              <table:table-cell office:value-type="float" office:value="18.1179200133215">
                <text:p>18.1179200133215</text:p>
              </table:table-cell>
              <table:table-cell office:value-type="float" office:value="18.3279035405566">
                <text:p>18.32790354055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345">
                <text:p>0.2345</text:p>
              </table:table-cell>
              <table:table-cell office:value-type="float" office:value="18.1467907275718">
                <text:p>18.1467907275718</text:p>
              </table:table-cell>
              <table:table-cell office:value-type="float" office:value="18.1135431238511">
                <text:p>18.1135431238511</text:p>
              </table:table-cell>
              <table:table-cell office:value-type="float" office:value="18.324901453006">
                <text:p>18.3249014530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355">
                <text:p>0.2355</text:p>
              </table:table-cell>
              <table:table-cell office:value-type="float" office:value="18.142797512516">
                <text:p>18.142797512516</text:p>
              </table:table-cell>
              <table:table-cell office:value-type="float" office:value="18.1095384728846">
                <text:p>18.1095384728846</text:p>
              </table:table-cell>
              <table:table-cell office:value-type="float" office:value="18.3220127748463">
                <text:p>18.32201277484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65">
                <text:p>0.2365</text:p>
              </table:table-cell>
              <table:table-cell office:value-type="float" office:value="18.139171468244">
                <text:p>18.139171468244</text:p>
              </table:table-cell>
              <table:table-cell office:value-type="float" office:value="18.1059434861145">
                <text:p>18.1059434861145</text:p>
              </table:table-cell>
              <table:table-cell office:value-type="float" office:value="18.3192603412657">
                <text:p>18.31926034126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375">
                <text:p>0.2375</text:p>
              </table:table-cell>
              <table:table-cell office:value-type="float" office:value="18.1359480458723">
                <text:p>18.1359480458723</text:p>
              </table:table-cell>
              <table:table-cell office:value-type="float" office:value="18.1027933190788">
                <text:p>18.1027933190788</text:p>
              </table:table-cell>
              <table:table-cell office:value-type="float" office:value="18.3166680475514">
                <text:p>18.31666804755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385">
                <text:p>0.2385</text:p>
              </table:table-cell>
              <table:table-cell office:value-type="float" office:value="18.1331602204584">
                <text:p>18.1331602204584</text:p>
              </table:table-cell>
              <table:table-cell office:value-type="float" office:value="18.1001199943293">
                <text:p>18.1001199943293</text:p>
              </table:table-cell>
              <table:table-cell office:value-type="float" office:value="18.3142604433906">
                <text:p>18.31426044339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395">
                <text:p>0.2395</text:p>
              </table:table-cell>
              <table:table-cell office:value-type="float" office:value="18.1308376292353">
                <text:p>18.1308376292353</text:p>
              </table:table-cell>
              <table:table-cell office:value-type="float" office:value="18.0979515926686">
                <text:p>18.0979515926686</text:p>
              </table:table-cell>
              <table:table-cell office:value-type="float" office:value="18.312062227622">
                <text:p>18.3120622276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05">
                <text:p>0.2405</text:p>
              </table:table-cell>
              <table:table-cell office:value-type="float" office:value="18.1290057620217">
                <text:p>18.1290057620217</text:p>
              </table:table-cell>
              <table:table-cell office:value-type="float" office:value="18.096311524974">
                <text:p>18.096311524974</text:p>
              </table:table-cell>
              <table:table-cell office:value-type="float" office:value="18.3100976439261">
                <text:p>18.31009764392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15">
                <text:p>0.2415</text:p>
              </table:table-cell>
              <table:table-cell office:value-type="float" office:value="18.1276852461519">
                <text:p>18.1276852461519</text:p>
              </table:table-cell>
              <table:table-cell office:value-type="float" office:value="18.0952179184309">
                <text:p>18.0952179184309</text:p>
              </table:table-cell>
              <table:table-cell office:value-type="float" office:value="18.3083898002433">
                <text:p>18.30838980024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25">
                <text:p>0.2425</text:p>
              </table:table-cell>
              <table:table-cell office:value-type="float" office:value="18.1268912607703">
                <text:p>18.1268912607703</text:p>
              </table:table-cell>
              <table:table-cell office:value-type="float" office:value="18.0946831421467">
                <text:p>18.0946831421467</text:p>
              </table:table-cell>
              <table:table-cell office:value-type="float" office:value="18.3069599438819">
                <text:p>18.30695994388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435">
                <text:p>0.2435</text:p>
              </table:table-cell>
              <table:table-cell office:value-type="float" office:value="18.1266330976091">
                <text:p>18.1266330976091</text:p>
              </table:table-cell>
              <table:table-cell office:value-type="float" office:value="18.0947134796191">
                <text:p>18.0947134796191</text:p>
              </table:table-cell>
              <table:table-cell office:value-type="float" office:value="18.3058267245157">
                <text:p>18.30582672451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445">
                <text:p>0.2445</text:p>
              </table:table-cell>
              <table:table-cell office:value-type="float" office:value="18.1269138905638">
                <text:p>18.1269138905638</text:p>
              </table:table-cell>
              <table:table-cell office:value-type="float" office:value="18.0953089622534">
                <text:p>18.0953089622534</text:p>
              </table:table-cell>
              <table:table-cell office:value-type="float" office:value="18.3050054960589">
                <text:p>18.30500549605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455">
                <text:p>0.2455</text:p>
              </table:table-cell>
              <table:table-cell office:value-type="float" office:value="18.1277305312045">
                <text:p>18.1277305312045</text:p>
              </table:table-cell>
              <table:table-cell office:value-type="float" office:value="18.0964633752497">
                <text:p>18.0964633752497</text:p>
              </table:table-cell>
              <table:table-cell office:value-type="float" office:value="18.3045077131801">
                <text:p>18.30450771318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465">
                <text:p>0.2465</text:p>
              </table:table-cell>
              <table:table-cell office:value-type="float" office:value="18.1290737488043">
                <text:p>18.1290737488043</text:p>
              </table:table-cell>
              <table:table-cell office:value-type="float" office:value="18.0981644111718">
                <text:p>18.0981644111718</text:p>
              </table:table-cell>
              <table:table-cell office:value-type="float" office:value="18.3043404466774">
                <text:p>18.30434044667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475">
                <text:p>0.2475</text:p>
              </table:table-cell>
              <table:table-cell office:value-type="float" office:value="18.1309283858649">
                <text:p>18.1309283858649</text:p>
              </table:table-cell>
              <table:table-cell office:value-type="float" office:value="18.1003940012335">
                <text:p>18.1003940012335</text:p>
              </table:table-cell>
              <table:table-cell office:value-type="float" office:value="18.304506087549">
                <text:p>18.3045060875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485">
                <text:p>0.2485</text:p>
              </table:table-cell>
              <table:table-cell office:value-type="float" office:value="18.1332738355042">
                <text:p>18.1332738355042</text:p>
              </table:table-cell>
              <table:table-cell office:value-type="float" office:value="18.103128791566">
                <text:p>18.103128791566</text:p>
              </table:table-cell>
              <table:table-cell office:value-type="float" office:value="18.3050022436686">
                <text:p>18.30500224366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495">
                <text:p>0.2495</text:p>
              </table:table-cell>
              <table:table-cell office:value-type="float" office:value="18.1360846270494">
                <text:p>18.1360846270494</text:p>
              </table:table-cell>
              <table:table-cell office:value-type="float" office:value="18.1063407529344">
                <text:p>18.1063407529344</text:p>
              </table:table-cell>
              <table:table-cell office:value-type="float" office:value="18.3058218412718">
                <text:p>18.30582184127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05">
                <text:p>0.2505</text:p>
              </table:table-cell>
              <table:table-cell office:value-type="float" office:value="18.1393311383665">
                <text:p>18.1393311383665</text:p>
              </table:table-cell>
              <table:table-cell office:value-type="float" office:value="18.1099979051824">
                <text:p>18.1099979051824</text:p>
              </table:table-cell>
              <table:table-cell office:value-type="float" office:value="18.3069534255083">
                <text:p>18.30695342550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15">
                <text:p>0.2515</text:p>
              </table:table-cell>
              <table:table-cell office:value-type="float" office:value="18.142980413012">
                <text:p>18.142980413012</text:p>
              </table:table-cell>
              <table:table-cell office:value-type="float" office:value="18.1140651373551">
                <text:p>18.1140651373551</text:p>
              </table:table-cell>
              <table:table-cell office:value-type="float" office:value="18.3083816439573">
                <text:p>18.30838164395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25">
                <text:p>0.2525</text:p>
              </table:table-cell>
              <table:table-cell office:value-type="float" office:value="18.1469970120465">
                <text:p>18.1469970120465</text:p>
              </table:table-cell>
              <table:table-cell office:value-type="float" office:value="18.1185050560453">
                <text:p>18.1185050560453</text:p>
              </table:table-cell>
              <table:table-cell office:value-type="float" office:value="18.3100878447552">
                <text:p>18.31008784475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535">
                <text:p>0.2535</text:p>
              </table:table-cell>
              <table:table-cell office:value-type="float" office:value="18.151343900099">
                <text:p>18.151343900099</text:p>
              </table:table-cell>
              <table:table-cell office:value-type="float" office:value="18.1232788637323">
                <text:p>18.1232788637323</text:p>
              </table:table-cell>
              <table:table-cell office:value-type="float" office:value="18.3120507795126">
                <text:p>18.31205077951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545">
                <text:p>0.2545</text:p>
              </table:table-cell>
              <table:table-cell office:value-type="float" office:value="18.155983300912">
                <text:p>18.155983300912</text:p>
              </table:table-cell>
              <table:table-cell office:value-type="float" office:value="18.1283472040973">
                <text:p>18.1283472040973</text:p>
              </table:table-cell>
              <table:table-cell office:value-type="float" office:value="18.3142473392558">
                <text:p>18.31424733925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555">
                <text:p>0.2555</text:p>
              </table:table-cell>
              <table:table-cell office:value-type="float" office:value="18.1608774885175">
                <text:p>18.1608774885175</text:p>
              </table:table-cell>
              <table:table-cell office:value-type="float" office:value="18.1336709416992">
                <text:p>18.1336709416992</text:p>
              </table:table-cell>
              <table:table-cell office:value-type="float" office:value="18.316653279095">
                <text:p>18.3166532790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565">
                <text:p>0.2565</text:p>
              </table:table-cell>
              <table:table-cell office:value-type="float" office:value="18.1659894936464">
                <text:p>18.1659894936464</text:p>
              </table:table-cell>
              <table:table-cell office:value-type="float" office:value="18.1392118564108">
                <text:p>18.1392118564108</text:p>
              </table:table-cell>
              <table:table-cell office:value-type="float" office:value="18.31924390038">
                <text:p>18.319243900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575">
                <text:p>0.2575</text:p>
              </table:table-cell>
              <table:table-cell office:value-type="float" office:value="18.1712836964606">
                <text:p>18.1712836964606</text:p>
              </table:table-cell>
              <table:table-cell office:value-type="float" office:value="18.1449332242121">
                <text:p>18.1449332242121</text:p>
              </table:table-cell>
              <table:table-cell office:value-type="float" office:value="18.3219946527914">
                <text:p>18.32199465279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585">
                <text:p>0.2585</text:p>
              </table:table-cell>
              <table:table-cell office:value-type="float" office:value="18.176726298023">
                <text:p>18.176726298023</text:p>
              </table:table-cell>
              <table:table-cell office:value-type="float" office:value="18.1508002770244">
                <text:p>18.1508002770244</text:p>
              </table:table-cell>
              <table:table-cell office:value-type="float" office:value="18.3248816403734">
                <text:p>18.32488164037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595">
                <text:p>0.2595</text:p>
              </table:table-cell>
              <table:table-cell office:value-type="float" office:value="18.1822856721315">
                <text:p>18.1822856721315</text:p>
              </table:table-cell>
              <table:table-cell office:value-type="float" office:value="18.156780543337">
                <text:p>18.156780543337</text:p>
              </table:table-cell>
              <table:table-cell office:value-type="float" office:value="18.3278820259877">
                <text:p>18.32788202598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05">
                <text:p>0.2605</text:p>
              </table:table-cell>
              <table:table-cell office:value-type="float" office:value="18.1879326060575">
                <text:p>18.1879326060575</text:p>
              </table:table-cell>
              <table:table-cell office:value-type="float" office:value="18.1628440782105">
                <text:p>18.1628440782105</text:p>
              </table:table-cell>
              <table:table-cell office:value-type="float" office:value="18.3309743368556">
                <text:p>18.33097433685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15">
                <text:p>0.2615</text:p>
              </table:table-cell>
              <table:table-cell office:value-type="float" office:value="18.1936404206308">
                <text:p>18.1936404206308</text:p>
              </table:table-cell>
              <table:table-cell office:value-type="float" office:value="18.1689635731991">
                <text:p>18.1689635731991</text:p>
              </table:table-cell>
              <table:table-cell office:value-type="float" office:value="18.3341386585173">
                <text:p>18.33413865851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25">
                <text:p>0.2625</text:p>
              </table:table-cell>
              <table:table-cell office:value-type="float" office:value="18.1993850257248">
                <text:p>18.1993850257248</text:p>
              </table:table-cell>
              <table:table-cell office:value-type="float" office:value="18.1751144021136">
                <text:p>18.1751144021136</text:p>
              </table:table-cell>
              <table:table-cell office:value-type="float" office:value="18.3373567665891">
                <text:p>18.33735676658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635">
                <text:p>0.2635</text:p>
              </table:table-cell>
              <table:table-cell office:value-type="float" office:value="18.20514487724">
                <text:p>18.20514487724</text:p>
              </table:table-cell>
              <table:table-cell office:value-type="float" office:value="18.1812745689131">
                <text:p>18.1812745689131</text:p>
              </table:table-cell>
              <table:table-cell office:value-type="float" office:value="18.3406121631459">
                <text:p>18.34061216314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645">
                <text:p>0.2645</text:p>
              </table:table-cell>
              <table:table-cell office:value-type="float" office:value="18.2109009031666">
                <text:p>18.2109009031666</text:p>
              </table:table-cell>
              <table:table-cell office:value-type="float" office:value="18.1874246251276">
                <text:p>18.1874246251276</text:p>
              </table:table-cell>
              <table:table-cell office:value-type="float" office:value="18.3438900794655">
                <text:p>18.34389007946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655">
                <text:p>0.2655</text:p>
              </table:table-cell>
              <table:table-cell office:value-type="float" office:value="18.2166363705843">
                <text:p>18.2166363705843</text:p>
              </table:table-cell>
              <table:table-cell office:value-type="float" office:value="18.1935475288446">
                <text:p>18.1935475288446</text:p>
              </table:table-cell>
              <table:table-cell office:value-type="float" office:value="18.3471774184139">
                <text:p>18.34717741841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665">
                <text:p>0.2665</text:p>
              </table:table-cell>
              <table:table-cell office:value-type="float" office:value="18.2223367259523">
                <text:p>18.2223367259523</text:p>
              </table:table-cell>
              <table:table-cell office:value-type="float" office:value="18.1996284775561">
                <text:p>18.1996284775561</text:p>
              </table:table-cell>
              <table:table-cell office:value-type="float" office:value="18.3504626662939">
                <text:p>18.35046266629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675">
                <text:p>0.2675</text:p>
              </table:table-cell>
              <table:table-cell office:value-type="float" office:value="18.2279894375069">
                <text:p>18.2279894375069</text:p>
              </table:table-cell>
              <table:table-cell office:value-type="float" office:value="18.2056547435982">
                <text:p>18.2056547435982</text:p>
              </table:table-cell>
              <table:table-cell office:value-type="float" office:value="18.3537358010976">
                <text:p>18.35373580109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685">
                <text:p>0.2685</text:p>
              </table:table-cell>
              <table:table-cell office:value-type="float" office:value="18.2335838042315">
                <text:p>18.2335838042315</text:p>
              </table:table-cell>
              <table:table-cell office:value-type="float" office:value="18.2116154768492">
                <text:p>18.2116154768492</text:p>
              </table:table-cell>
              <table:table-cell office:value-type="float" office:value="18.3569881641081">
                <text:p>18.35698816410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695">
                <text:p>0.2695</text:p>
              </table:table-cell>
              <table:table-cell office:value-type="float" office:value="18.2391107828122">
                <text:p>18.2391107828122</text:p>
              </table:table-cell>
              <table:table-cell office:value-type="float" office:value="18.2175015258862">
                <text:p>18.2175015258862</text:p>
              </table:table-cell>
              <table:table-cell office:value-type="float" office:value="18.3602123431245">
                <text:p>18.36021234312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05">
                <text:p>0.2705</text:p>
              </table:table-cell>
              <table:table-cell office:value-type="float" office:value="18.244562820113">
                <text:p>18.244562820113</text:p>
              </table:table-cell>
              <table:table-cell office:value-type="float" office:value="18.2233052651912">
                <text:p>18.2233052651912</text:p>
              </table:table-cell>
              <table:table-cell office:value-type="float" office:value="18.3634020560382">
                <text:p>18.36340205603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15">
                <text:p>0.2715</text:p>
              </table:table-cell>
              <table:table-cell office:value-type="float" office:value="18.2499336769504">
                <text:p>18.2499336769504</text:p>
              </table:table-cell>
              <table:table-cell office:value-type="float" office:value="18.2290204142608">
                <text:p>18.2290204142608</text:p>
              </table:table-cell>
              <table:table-cell office:value-type="float" office:value="18.3665520217228">
                <text:p>18.36655202172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25">
                <text:p>0.2725</text:p>
              </table:table-cell>
              <table:table-cell office:value-type="float" office:value="18.2552182791454">
                <text:p>18.2552182791454</text:p>
              </table:table-cell>
              <table:table-cell office:value-type="float" office:value="18.2346418843958">
                <text:p>18.2346418843958</text:p>
              </table:table-cell>
              <table:table-cell office:value-type="float" office:value="18.3696578523531">
                <text:p>18.36965785235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735">
                <text:p>0.2735</text:p>
              </table:table-cell>
              <table:table-cell office:value-type="float" office:value="18.2604125811891">
                <text:p>18.2604125811891</text:p>
              </table:table-cell>
              <table:table-cell office:value-type="float" office:value="18.2401656385488">
                <text:p>18.2401656385488</text:p>
              </table:table-cell>
              <table:table-cell office:value-type="float" office:value="18.3727159538197">
                <text:p>18.37271595381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745">
                <text:p>0.2745</text:p>
              </table:table-cell>
              <table:table-cell office:value-type="float" office:value="18.2655134254669">
                <text:p>18.2655134254669</text:p>
              </table:table-cell>
              <table:table-cell office:value-type="float" office:value="18.2455885472511">
                <text:p>18.2455885472511</text:p>
              </table:table-cell>
              <table:table-cell office:value-type="float" office:value="18.3757234185033">
                <text:p>18.37572341850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755">
                <text:p>0.2755</text:p>
              </table:table-cell>
              <table:table-cell office:value-type="float" office:value="18.2705184306823">
                <text:p>18.2705184306823</text:p>
              </table:table-cell>
              <table:table-cell office:value-type="float" office:value="18.2509082740318">
                <text:p>18.2509082740318</text:p>
              </table:table-cell>
              <table:table-cell office:value-type="float" office:value="18.378677942422">
                <text:p>18.3786779424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765">
                <text:p>0.2765</text:p>
              </table:table-cell>
              <table:table-cell office:value-type="float" office:value="18.2754258917268">
                <text:p>18.2754258917268</text:p>
              </table:table-cell>
              <table:table-cell office:value-type="float" office:value="18.2561231726315">
                <text:p>18.2561231726315</text:p>
              </table:table-cell>
              <table:table-cell office:value-type="float" office:value="18.3815777504072">
                <text:p>18.38157775040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775">
                <text:p>0.2775</text:p>
              </table:table-cell>
              <table:table-cell office:value-type="float" office:value="18.2802346742174">
                <text:p>18.2802346742174</text:p>
              </table:table-cell>
              <table:table-cell office:value-type="float" office:value="18.2612321793122">
                <text:p>18.2612321793122</text:p>
              </table:table-cell>
              <table:table-cell office:value-type="float" office:value="18.3844215137286">
                <text:p>18.38442151372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785">
                <text:p>0.2785</text:p>
              </table:table-cell>
              <table:table-cell office:value-type="float" office:value="18.2849441441617">
                <text:p>18.2849441441617</text:p>
              </table:table-cell>
              <table:table-cell office:value-type="float" office:value="18.2662347404244">
                <text:p>18.2662347404244</text:p>
              </table:table-cell>
              <table:table-cell office:value-type="float" office:value="18.3872082986793">
                <text:p>18.38720829867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795">
                <text:p>0.2795</text:p>
              </table:table-cell>
              <table:table-cell office:value-type="float" office:value="18.2895540900839">
                <text:p>18.2895540900839</text:p>
              </table:table-cell>
              <table:table-cell office:value-type="float" office:value="18.2711307328">
                <text:p>18.2711307328</text:p>
              </table:table-cell>
              <table:table-cell office:value-type="float" office:value="18.3899375060769">
                <text:p>18.38993750607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05">
                <text:p>0.2805</text:p>
              </table:table-cell>
              <table:table-cell office:value-type="float" office:value="18.2940646553834">
                <text:p>18.2940646553834</text:p>
              </table:table-cell>
              <table:table-cell office:value-type="float" office:value="18.2759203946034">
                <text:p>18.2759203946034</text:p>
              </table:table-cell>
              <table:table-cell office:value-type="float" office:value="18.3926088186749">
                <text:p>18.39260881867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15">
                <text:p>0.2815</text:p>
              </table:table-cell>
              <table:table-cell office:value-type="float" office:value="18.2984762877807">
                <text:p>18.2984762877807</text:p>
              </table:table-cell>
              <table:table-cell office:value-type="float" office:value="18.2806042734071">
                <text:p>18.2806042734071</text:p>
              </table:table-cell>
              <table:table-cell office:value-type="float" office:value="18.3952221632254">
                <text:p>18.39522216322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25">
                <text:p>0.2825</text:p>
              </table:table-cell>
              <table:table-cell office:value-type="float" office:value="18.302789688221">
                <text:p>18.302789688221</text:p>
              </table:table-cell>
              <table:table-cell office:value-type="float" office:value="18.2851831739575">
                <text:p>18.2851831739575</text:p>
              </table:table-cell>
              <table:table-cell office:value-type="float" office:value="18.397777670674">
                <text:p>18.3977776706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835">
                <text:p>0.2835</text:p>
              </table:table-cell>
              <table:table-cell office:value-type="float" office:value="18.3070057736954">
                <text:p>18.3070057736954</text:p>
              </table:table-cell>
              <table:table-cell office:value-type="float" office:value="18.2896581199589">
                <text:p>18.2896581199589</text:p>
              </table:table-cell>
              <table:table-cell office:value-type="float" office:value="18.4002756483792">
                <text:p>18.40027564837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845">
                <text:p>0.2845</text:p>
              </table:table-cell>
              <table:table-cell office:value-type="float" office:value="18.3111256290171">
                <text:p>18.3111256290171</text:p>
              </table:table-cell>
              <table:table-cell office:value-type="float" office:value="18.2940303050787">
                <text:p>18.2940303050787</text:p>
              </table:table-cell>
              <table:table-cell office:value-type="float" office:value="18.4027165407676">
                <text:p>18.40271654076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855">
                <text:p>0.2855</text:p>
              </table:table-cell>
              <table:table-cell office:value-type="float" office:value="18.3151504880193">
                <text:p>18.3151504880193</text:p>
              </table:table-cell>
              <table:table-cell office:value-type="float" office:value="18.2983010733074">
                <text:p>18.2983010733074</text:p>
              </table:table-cell>
              <table:table-cell office:value-type="float" office:value="18.4051009170583">
                <text:p>18.40510091705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865">
                <text:p>0.2865</text:p>
              </table:table-cell>
              <table:table-cell office:value-type="float" office:value="18.3190817004463">
                <text:p>18.3190817004463</text:p>
              </table:table-cell>
              <table:table-cell office:value-type="float" office:value="18.3024718852611">
                <text:p>18.3024718852611</text:p>
              </table:table-cell>
              <table:table-cell office:value-type="float" office:value="18.4074294445819">
                <text:p>18.40742944458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875">
                <text:p>0.2875</text:p>
              </table:table-cell>
              <table:table-cell office:value-type="float" office:value="18.3229207037073">
                <text:p>18.3229207037073</text:p>
              </table:table-cell>
              <table:table-cell office:value-type="float" office:value="18.3065442894334">
                <text:p>18.3065442894334</text:p>
              </table:table-cell>
              <table:table-cell office:value-type="float" office:value="18.4097028660004">
                <text:p>18.40970286600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885">
                <text:p>0.2885</text:p>
              </table:table-cell>
              <table:table-cell office:value-type="float" office:value="18.326669012976">
                <text:p>18.326669012976</text:p>
              </table:table-cell>
              <table:table-cell office:value-type="float" office:value="18.3105199117515">
                <text:p>18.3105199117515</text:p>
              </table:table-cell>
              <table:table-cell office:value-type="float" office:value="18.4119219934288">
                <text:p>18.41192199342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895">
                <text:p>0.2895</text:p>
              </table:table-cell>
              <table:table-cell office:value-type="float" office:value="18.3303281962779">
                <text:p>18.3303281962779</text:p>
              </table:table-cell>
              <table:table-cell office:value-type="float" office:value="18.314400430335">
                <text:p>18.314400430335</text:p>
              </table:table-cell>
              <table:table-cell office:value-type="float" office:value="18.4140876876977">
                <text:p>18.41408768769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05">
                <text:p>0.2905</text:p>
              </table:table-cell>
              <table:table-cell office:value-type="float" office:value="18.3338998620426">
                <text:p>18.3338998620426</text:p>
              </table:table-cell>
              <table:table-cell office:value-type="float" office:value="18.3181875626994">
                <text:p>18.3181875626994</text:p>
              </table:table-cell>
              <table:table-cell office:value-type="float" office:value="18.4162008490469">
                <text:p>18.41620084904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15">
                <text:p>0.2915</text:p>
              </table:table-cell>
              <table:table-cell office:value-type="float" office:value="18.3373856472755">
                <text:p>18.3373856472755</text:p>
              </table:table-cell>
              <table:table-cell office:value-type="float" office:value="18.3218830536443">
                <text:p>18.3218830536443</text:p>
              </table:table-cell>
              <table:table-cell office:value-type="float" office:value="18.4182624080163">
                <text:p>18.41826240801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25">
                <text:p>0.2925</text:p>
              </table:table-cell>
              <table:table-cell office:value-type="float" office:value="18.3407872047692">
                <text:p>18.3407872047692</text:p>
              </table:table-cell>
              <table:table-cell office:value-type="float" office:value="18.3254886622516">
                <text:p>18.3254886622516</text:p>
              </table:table-cell>
              <table:table-cell office:value-type="float" office:value="18.4202733150618">
                <text:p>18.42027331506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935">
                <text:p>0.2935</text:p>
              </table:table-cell>
              <table:table-cell office:value-type="float" office:value="18.3441061981209">
                <text:p>18.3441061981209</text:p>
              </table:table-cell>
              <table:table-cell office:value-type="float" office:value="18.3290061566738">
                <text:p>18.3290061566738</text:p>
              </table:table-cell>
              <table:table-cell office:value-type="float" office:value="18.4222345373508">
                <text:p>18.42223453735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945">
                <text:p>0.2945</text:p>
              </table:table-cell>
              <table:table-cell office:value-type="float" office:value="18.3473442848545">
                <text:p>18.3473442848545</text:p>
              </table:table-cell>
              <table:table-cell office:value-type="float" office:value="18.332437297182">
                <text:p>18.332437297182</text:p>
              </table:table-cell>
              <table:table-cell office:value-type="float" office:value="18.4241470438767">
                <text:p>18.42414704387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955">
                <text:p>0.2955</text:p>
              </table:table-cell>
              <table:table-cell office:value-type="float" office:value="18.3505031224231">
                <text:p>18.3505031224231</text:p>
              </table:table-cell>
              <table:table-cell office:value-type="float" office:value="18.3357838419271">
                <text:p>18.3357838419271</text:p>
              </table:table-cell>
              <table:table-cell office:value-type="float" office:value="18.4260118123056">
                <text:p>18.42601181230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965">
                <text:p>0.2965</text:p>
              </table:table-cell>
              <table:table-cell office:value-type="float" office:value="18.3535843564731">
                <text:p>18.3535843564731</text:p>
              </table:table-cell>
              <table:table-cell office:value-type="float" office:value="18.339047535156">
                <text:p>18.339047535156</text:p>
              </table:table-cell>
              <table:table-cell office:value-type="float" office:value="18.4278298186061">
                <text:p>18.42782981860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975">
                <text:p>0.2975</text:p>
              </table:table-cell>
              <table:table-cell office:value-type="float" office:value="18.3565896102603">
                <text:p>18.3565896102603</text:p>
              </table:table-cell>
              <table:table-cell office:value-type="float" office:value="18.342230096606">
                <text:p>18.342230096606</text:p>
              </table:table-cell>
              <table:table-cell office:value-type="float" office:value="18.4296020275905">
                <text:p>18.42960202759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985">
                <text:p>0.2985</text:p>
              </table:table-cell>
              <table:table-cell office:value-type="float" office:value="18.3595204935266">
                <text:p>18.3595204935266</text:p>
              </table:table-cell>
              <table:table-cell office:value-type="float" office:value="18.3453332301989">
                <text:p>18.3453332301989</text:p>
              </table:table-cell>
              <table:table-cell office:value-type="float" office:value="18.4313294020336">
                <text:p>18.43132940203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995">
                <text:p>0.2995</text:p>
              </table:table-cell>
              <table:table-cell office:value-type="float" office:value="18.362378589927">
                <text:p>18.362378589927</text:p>
              </table:table-cell>
              <table:table-cell office:value-type="float" office:value="18.3483586115103">
                <text:p>18.3483586115103</text:p>
              </table:table-cell>
              <table:table-cell office:value-type="float" office:value="18.4330128910319">
                <text:p>18.43301289103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05">
                <text:p>0.3005</text:p>
              </table:table-cell>
              <table:table-cell office:value-type="float" office:value="18.3651654594594">
                <text:p>18.3651654594594</text:p>
              </table:table-cell>
              <table:table-cell office:value-type="float" office:value="18.3513078901199">
                <text:p>18.3513078901199</text:p>
              </table:table-cell>
              <table:table-cell office:value-type="float" office:value="18.4346534326924">
                <text:p>18.43465343269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15">
                <text:p>0.3015</text:p>
              </table:table-cell>
              <table:table-cell office:value-type="float" office:value="18.367882630483">
                <text:p>18.367882630483</text:p>
              </table:table-cell>
              <table:table-cell office:value-type="float" office:value="18.3541826816666">
                <text:p>18.3541826816666</text:p>
              </table:table-cell>
              <table:table-cell office:value-type="float" office:value="18.436251946691">
                <text:p>18.4362519466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025">
                <text:p>0.3025</text:p>
              </table:table-cell>
              <table:table-cell office:value-type="float" office:value="18.3705316061165">
                <text:p>18.3705316061165</text:p>
              </table:table-cell>
              <table:table-cell office:value-type="float" office:value="18.3569845741562">
                <text:p>18.3569845741562</text:p>
              </table:table-cell>
              <table:table-cell office:value-type="float" office:value="18.4378093406222">
                <text:p>18.43780934062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035">
                <text:p>0.3035</text:p>
              </table:table-cell>
              <table:table-cell office:value-type="float" office:value="18.3731138569758">
                <text:p>18.3731138569758</text:p>
              </table:table-cell>
              <table:table-cell office:value-type="float" office:value="18.3597151207554">
                <text:p>18.3597151207554</text:p>
              </table:table-cell>
              <table:table-cell office:value-type="float" office:value="18.4393265031037">
                <text:p>18.43932650310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045">
                <text:p>0.3045</text:p>
              </table:table-cell>
              <table:table-cell office:value-type="float" office:value="18.3756308233724">
                <text:p>18.3756308233724</text:p>
              </table:table-cell>
              <table:table-cell office:value-type="float" office:value="18.3623758419622">
                <text:p>18.3623758419622</text:p>
              </table:table-cell>
              <table:table-cell office:value-type="float" office:value="18.4408043059504">
                <text:p>18.44080430595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055">
                <text:p>0.3055</text:p>
              </table:table-cell>
              <table:table-cell office:value-type="float" office:value="18.3780839123487">
                <text:p>18.3780839123487</text:p>
              </table:table-cell>
              <table:table-cell office:value-type="float" office:value="18.3649682226744">
                <text:p>18.3649682226744</text:p>
              </table:table-cell>
              <table:table-cell office:value-type="float" office:value="18.4422436013125">
                <text:p>18.44224360131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065">
                <text:p>0.3065</text:p>
              </table:table-cell>
              <table:table-cell office:value-type="float" office:value="18.3804745001944">
                <text:p>18.3804745001944</text:p>
              </table:table-cell>
              <table:table-cell office:value-type="float" office:value="18.3674937146895">
                <text:p>18.3674937146895</text:p>
              </table:table-cell>
              <table:table-cell office:value-type="float" office:value="18.4436452240731">
                <text:p>18.44364522407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075">
                <text:p>0.3075</text:p>
              </table:table-cell>
              <table:table-cell office:value-type="float" office:value="18.3828039260935">
                <text:p>18.3828039260935</text:p>
              </table:table-cell>
              <table:table-cell office:value-type="float" office:value="18.3699537304347">
                <text:p>18.3699537304347</text:p>
              </table:table-cell>
              <table:table-cell office:value-type="float" office:value="18.4450099856229">
                <text:p>18.44500998562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085">
                <text:p>0.3085</text:p>
              </table:table-cell>
              <table:table-cell office:value-type="float" office:value="18.3850734999733">
                <text:p>18.3850734999733</text:p>
              </table:table-cell>
              <table:table-cell office:value-type="float" office:value="18.3723496507535">
                <text:p>18.3723496507535</text:p>
              </table:table-cell>
              <table:table-cell office:value-type="float" office:value="18.4463386813571">
                <text:p>18.44633868135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095">
                <text:p>0.3095</text:p>
              </table:table-cell>
              <table:table-cell office:value-type="float" office:value="18.3872844978031">
                <text:p>18.3872844978031</text:p>
              </table:table-cell>
              <table:table-cell office:value-type="float" office:value="18.3746828202788">
                <text:p>18.3746828202788</text:p>
              </table:table-cell>
              <table:table-cell office:value-type="float" office:value="18.4476320859984">
                <text:p>18.44763208599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05">
                <text:p>0.3105</text:p>
              </table:table-cell>
              <table:table-cell office:value-type="float" office:value="18.3894381627573">
                <text:p>18.3894381627573</text:p>
              </table:table-cell>
              <table:table-cell office:value-type="float" office:value="18.3769545486117">
                <text:p>18.3769545486117</text:p>
              </table:table-cell>
              <table:table-cell office:value-type="float" office:value="18.4488909545746">
                <text:p>18.44889095457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15">
                <text:p>0.3115</text:p>
              </table:table-cell>
              <table:table-cell office:value-type="float" office:value="18.3915357044035">
                <text:p>18.3915357044035</text:p>
              </table:table-cell>
              <table:table-cell office:value-type="float" office:value="18.3791661095496">
                <text:p>18.3791661095496</text:p>
              </table:table-cell>
              <table:table-cell office:value-type="float" office:value="18.4501160214665">
                <text:p>18.45011602146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125">
                <text:p>0.3125</text:p>
              </table:table-cell>
              <table:table-cell office:value-type="float" office:value="18.3935783019235">
                <text:p>18.3935783019235</text:p>
              </table:table-cell>
              <table:table-cell office:value-type="float" office:value="18.3813187443042">
                <text:p>18.3813187443042</text:p>
              </table:table-cell>
              <table:table-cell office:value-type="float" office:value="18.4513080033575">
                <text:p>18.45130800335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135">
                <text:p>0.3135</text:p>
              </table:table-cell>
              <table:table-cell office:value-type="float" office:value="18.3955670993093">
                <text:p>18.3955670993093</text:p>
              </table:table-cell>
              <table:table-cell office:value-type="float" office:value="18.3834136567858">
                <text:p>18.3834136567858</text:p>
              </table:table-cell>
              <table:table-cell office:value-type="float" office:value="18.4524675943788">
                <text:p>18.45246759437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145">
                <text:p>0.3145</text:p>
              </table:table-cell>
              <table:table-cell office:value-type="float" office:value="18.3975032115413">
                <text:p>18.3975032115413</text:p>
              </table:table-cell>
              <table:table-cell office:value-type="float" office:value="18.3854520197481">
                <text:p>18.3854520197481</text:p>
              </table:table-cell>
              <table:table-cell office:value-type="float" office:value="18.4535954719134">
                <text:p>18.45359547191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155">
                <text:p>0.3155</text:p>
              </table:table-cell>
              <table:table-cell office:value-type="float" office:value="18.3993877191423">
                <text:p>18.3993877191423</text:p>
              </table:table-cell>
              <table:table-cell office:value-type="float" office:value="18.3874349694404">
                <text:p>18.3874349694404</text:p>
              </table:table-cell>
              <table:table-cell office:value-type="float" office:value="18.4546922910991">
                <text:p>18.45469229109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165">
                <text:p>0.3165</text:p>
              </table:table-cell>
              <table:table-cell office:value-type="float" office:value="18.4012216760861">
                <text:p>18.4012216760861</text:p>
              </table:table-cell>
              <table:table-cell office:value-type="float" office:value="18.3893636134634">
                <text:p>18.3893636134634</text:p>
              </table:table-cell>
              <table:table-cell office:value-type="float" office:value="18.455758692313">
                <text:p>18.4557586923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175">
                <text:p>0.3175</text:p>
              </table:table-cell>
              <table:table-cell office:value-type="float" office:value="18.4030061061429">
                <text:p>18.4030061061429</text:p>
              </table:table-cell>
              <table:table-cell office:value-type="float" office:value="18.3912390271928">
                <text:p>18.3912390271928</text:p>
              </table:table-cell>
              <table:table-cell office:value-type="float" office:value="18.45679529741">
                <text:p>18.456795297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185">
                <text:p>0.3185</text:p>
              </table:table-cell>
              <table:table-cell office:value-type="float" office:value="18.4047419974009">
                <text:p>18.4047419974009</text:p>
              </table:table-cell>
              <table:table-cell office:value-type="float" office:value="18.3930622484017">
                <text:p>18.3930622484017</text:p>
              </table:table-cell>
              <table:table-cell office:value-type="float" office:value="18.4578027041693">
                <text:p>18.45780270416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195">
                <text:p>0.3195</text:p>
              </table:table-cell>
              <table:table-cell office:value-type="float" office:value="18.4064303166404">
                <text:p>18.4064303166404</text:p>
              </table:table-cell>
              <table:table-cell office:value-type="float" office:value="18.3948342915065">
                <text:p>18.3948342915065</text:p>
              </table:table-cell>
              <table:table-cell office:value-type="float" office:value="18.4587815000833">
                <text:p>18.45878150008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05">
                <text:p>0.3205</text:p>
              </table:table-cell>
              <table:table-cell office:value-type="float" office:value="18.4080719967319">
                <text:p>18.4080719967319</text:p>
              </table:table-cell>
              <table:table-cell office:value-type="float" office:value="18.396556135147">
                <text:p>18.396556135147</text:p>
              </table:table-cell>
              <table:table-cell office:value-type="float" office:value="18.4597322498684">
                <text:p>18.45973224986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15">
                <text:p>0.3215</text:p>
              </table:table-cell>
              <table:table-cell office:value-type="float" office:value="18.4096679424919">
                <text:p>18.4096679424919</text:p>
              </table:table-cell>
              <table:table-cell office:value-type="float" office:value="18.3982287280111">
                <text:p>18.3982287280111</text:p>
              </table:table-cell>
              <table:table-cell office:value-type="float" office:value="18.4606555009547">
                <text:p>18.46065550095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25">
                <text:p>0.3225</text:p>
              </table:table-cell>
              <table:table-cell office:value-type="float" office:value="18.4112190364022">
                <text:p>18.4112190364022</text:p>
              </table:table-cell>
              <table:table-cell office:value-type="float" office:value="18.3998529945214">
                <text:p>18.3998529945214</text:p>
              </table:table-cell>
              <table:table-cell office:value-type="float" office:value="18.4615517888606">
                <text:p>18.46155178886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235">
                <text:p>0.3235</text:p>
              </table:table-cell>
              <table:table-cell office:value-type="float" office:value="18.4127261270163">
                <text:p>18.4127261270163</text:p>
              </table:table-cell>
              <table:table-cell office:value-type="float" office:value="18.4014298234144">
                <text:p>18.4014298234144</text:p>
              </table:table-cell>
              <table:table-cell office:value-type="float" office:value="18.462421625671">
                <text:p>18.4624216256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245">
                <text:p>0.3245</text:p>
              </table:table-cell>
              <table:table-cell office:value-type="float" office:value="18.4141900437907">
                <text:p>18.4141900437907</text:p>
              </table:table-cell>
              <table:table-cell office:value-type="float" office:value="18.4029600824289">
                <text:p>18.4029600824289</text:p>
              </table:table-cell>
              <table:table-cell office:value-type="float" office:value="18.4632655143101">
                <text:p>18.46326551431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255">
                <text:p>0.3255</text:p>
              </table:table-cell>
              <table:table-cell office:value-type="float" office:value="18.4156115823084">
                <text:p>18.4156115823084</text:p>
              </table:table-cell>
              <table:table-cell office:value-type="float" office:value="18.4044446037397">
                <text:p>18.4044446037397</text:p>
              </table:table-cell>
              <table:table-cell office:value-type="float" office:value="18.4640839339095">
                <text:p>18.46408393390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265">
                <text:p>0.3265</text:p>
              </table:table-cell>
              <table:table-cell office:value-type="float" office:value="18.4169915209617">
                <text:p>18.4169915209617</text:p>
              </table:table-cell>
              <table:table-cell office:value-type="float" office:value="18.405884200472">
                <text:p>18.405884200472</text:p>
              </table:table-cell>
              <table:table-cell office:value-type="float" office:value="18.4648773559091">
                <text:p>18.46487735590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275">
                <text:p>0.3275</text:p>
              </table:table-cell>
              <table:table-cell office:value-type="float" office:value="18.4183306063038">
                <text:p>18.4183306063038</text:p>
              </table:table-cell>
              <table:table-cell office:value-type="float" office:value="18.407279652261">
                <text:p>18.407279652261</text:p>
              </table:table-cell>
              <table:table-cell office:value-type="float" office:value="18.4656462295474">
                <text:p>18.46564622954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285">
                <text:p>0.3285</text:p>
              </table:table-cell>
              <table:table-cell office:value-type="float" office:value="18.4196295675487">
                <text:p>18.4196295675487</text:p>
              </table:table-cell>
              <table:table-cell office:value-type="float" office:value="18.4086317196057">
                <text:p>18.4086317196057</text:p>
              </table:table-cell>
              <table:table-cell office:value-type="float" office:value="18.466390995849">
                <text:p>18.4663909958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295">
                <text:p>0.3295</text:p>
              </table:table-cell>
              <table:table-cell office:value-type="float" office:value="18.4208891033546">
                <text:p>18.4208891033546</text:p>
              </table:table-cell>
              <table:table-cell office:value-type="float" office:value="18.4099411308429">
                <text:p>18.4099411308429</text:p>
              </table:table-cell>
              <table:table-cell office:value-type="float" office:value="18.467112074513">
                <text:p>18.4671120745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05">
                <text:p>0.3305</text:p>
              </table:table-cell>
              <table:table-cell office:value-type="float" office:value="18.4221098939555">
                <text:p>18.4221098939555</text:p>
              </table:table-cell>
              <table:table-cell office:value-type="float" office:value="18.4112085941577">
                <text:p>18.4112085941577</text:p>
              </table:table-cell>
              <table:table-cell office:value-type="float" office:value="18.4678098755996">
                <text:p>18.46780987559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15">
                <text:p>0.3315</text:p>
              </table:table-cell>
              <table:table-cell office:value-type="float" office:value="18.4232925971059">
                <text:p>18.4232925971059</text:p>
              </table:table-cell>
              <table:table-cell office:value-type="float" office:value="18.4124347936049">
                <text:p>18.4124347936049</text:p>
              </table:table-cell>
              <table:table-cell office:value-type="float" office:value="18.468484795391">
                <text:p>18.4684847953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325">
                <text:p>0.3325</text:p>
              </table:table-cell>
              <table:table-cell office:value-type="float" office:value="18.424437842614">
                <text:p>18.424437842614</text:p>
              </table:table-cell>
              <table:table-cell office:value-type="float" office:value="18.4136203837354">
                <text:p>18.4136203837354</text:p>
              </table:table-cell>
              <table:table-cell office:value-type="float" office:value="18.4691372108615">
                <text:p>18.46913721086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335">
                <text:p>0.3335</text:p>
              </table:table-cell>
              <table:table-cell office:value-type="float" office:value="18.4255462460149">
                <text:p>18.4255462460149</text:p>
              </table:table-cell>
              <table:table-cell office:value-type="float" office:value="18.414766003124">
                <text:p>18.414766003124</text:p>
              </table:table-cell>
              <table:table-cell office:value-type="float" office:value="18.4697674929061">
                <text:p>18.46976749290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345">
                <text:p>0.3345</text:p>
              </table:table-cell>
              <table:table-cell office:value-type="float" office:value="18.4266183963324">
                <text:p>18.4266183963324</text:p>
              </table:table-cell>
              <table:table-cell office:value-type="float" office:value="18.415872262307">
                <text:p>18.415872262307</text:p>
              </table:table-cell>
              <table:table-cell office:value-type="float" office:value="18.4703759941899">
                <text:p>18.47037599418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355">
                <text:p>0.3355</text:p>
              </table:table-cell>
              <table:table-cell office:value-type="float" office:value="18.4276548619233">
                <text:p>18.4276548619233</text:p>
              </table:table-cell>
              <table:table-cell office:value-type="float" office:value="18.4169397495752">
                <text:p>18.4169397495752</text:p>
              </table:table-cell>
              <table:table-cell office:value-type="float" office:value="18.470963054715">
                <text:p>18.4709630547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365">
                <text:p>0.3365</text:p>
              </table:table-cell>
              <table:table-cell office:value-type="float" office:value="18.4286561934935">
                <text:p>18.4286561934935</text:p>
              </table:table-cell>
              <table:table-cell office:value-type="float" office:value="18.4179690339732">
                <text:p>18.4179690339732</text:p>
              </table:table-cell>
              <table:table-cell office:value-type="float" office:value="18.4715290046293">
                <text:p>18.47152900462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375">
                <text:p>0.3375</text:p>
              </table:table-cell>
              <table:table-cell office:value-type="float" office:value="18.4296229218607">
                <text:p>18.4296229218607</text:p>
              </table:table-cell>
              <table:table-cell office:value-type="float" office:value="18.4189606631095">
                <text:p>18.4189606631095</text:p>
              </table:table-cell>
              <table:table-cell office:value-type="float" office:value="18.4720741618875">
                <text:p>18.47207416188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385">
                <text:p>0.3385</text:p>
              </table:table-cell>
              <table:table-cell office:value-type="float" office:value="18.4305555542554">
                <text:p>18.4305555542554</text:p>
              </table:table-cell>
              <table:table-cell office:value-type="float" office:value="18.4199151595223">
                <text:p>18.4199151595223</text:p>
              </table:table-cell>
              <table:table-cell office:value-type="float" office:value="18.4725988284774">
                <text:p>18.47259882847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395">
                <text:p>0.3395</text:p>
              </table:table-cell>
              <table:table-cell office:value-type="float" office:value="18.4314545811454">
                <text:p>18.4314545811454</text:p>
              </table:table-cell>
              <table:table-cell office:value-type="float" office:value="18.4208330274355">
                <text:p>18.4208330274355</text:p>
              </table:table-cell>
              <table:table-cell office:value-type="float" office:value="18.4731032969789">
                <text:p>18.47310329697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405">
                <text:p>0.3405</text:p>
              </table:table-cell>
              <table:table-cell office:value-type="float" office:value="18.4323204739595">
                <text:p>18.4323204739595</text:p>
              </table:table-cell>
              <table:table-cell office:value-type="float" office:value="18.4217147505268">
                <text:p>18.4217147505268</text:p>
              </table:table-cell>
              <table:table-cell office:value-type="float" office:value="18.4735878481995">
                <text:p>18.47358784819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415">
                <text:p>0.3415</text:p>
              </table:table-cell>
              <table:table-cell office:value-type="float" office:value="18.433153685524">
                <text:p>18.433153685524</text:p>
              </table:table-cell>
              <table:table-cell office:value-type="float" office:value="18.4225607923732">
                <text:p>18.4225607923732</text:p>
              </table:table-cell>
              <table:table-cell office:value-type="float" office:value="18.4740527514747">
                <text:p>18.47405275147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425">
                <text:p>0.3425</text:p>
              </table:table-cell>
              <table:table-cell office:value-type="float" office:value="18.4339546503211">
                <text:p>18.4339546503211</text:p>
              </table:table-cell>
              <table:table-cell office:value-type="float" office:value="18.42337159672">
                <text:p>18.42337159672</text:p>
              </table:table-cell>
              <table:table-cell office:value-type="float" office:value="18.4744982647994">
                <text:p>18.47449826479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435">
                <text:p>0.3435</text:p>
              </table:table-cell>
              <table:table-cell office:value-type="float" office:value="18.4347237833922">
                <text:p>18.4347237833922</text:p>
              </table:table-cell>
              <table:table-cell office:value-type="float" office:value="18.4241475864098">
                <text:p>18.4241475864098</text:p>
              </table:table-cell>
              <table:table-cell office:value-type="float" office:value="18.4749246336312">
                <text:p>18.47492463363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445">
                <text:p>0.3445</text:p>
              </table:table-cell>
              <table:table-cell office:value-type="float" office:value="18.4354614864364">
                <text:p>18.4354614864364</text:p>
              </table:table-cell>
              <table:table-cell office:value-type="float" office:value="18.4248891694145">
                <text:p>18.4248891694145</text:p>
              </table:table-cell>
              <table:table-cell office:value-type="float" office:value="18.4753320967717">
                <text:p>18.47533209677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455">
                <text:p>0.3455</text:p>
              </table:table-cell>
              <table:table-cell office:value-type="float" office:value="18.4361681393425">
                <text:p>18.4361681393425</text:p>
              </table:table-cell>
              <table:table-cell office:value-type="float" office:value="18.4255967304858">
                <text:p>18.4255967304858</text:p>
              </table:table-cell>
              <table:table-cell office:value-type="float" office:value="18.4757208779343">
                <text:p>18.47572087793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465">
                <text:p>0.3465</text:p>
              </table:table-cell>
              <table:table-cell office:value-type="float" office:value="18.4368441063482">
                <text:p>18.4368441063482</text:p>
              </table:table-cell>
              <table:table-cell office:value-type="float" office:value="18.4262706372434">
                <text:p>18.4262706372434</text:p>
              </table:table-cell>
              <table:table-cell office:value-type="float" office:value="18.476091191693">
                <text:p>18.4760911916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475">
                <text:p>0.3475</text:p>
              </table:table-cell>
              <table:table-cell office:value-type="float" office:value="18.4374897358721">
                <text:p>18.4374897358721</text:p>
              </table:table-cell>
              <table:table-cell office:value-type="float" office:value="18.4269112400174">
                <text:p>18.4269112400174</text:p>
              </table:table-cell>
              <table:table-cell office:value-type="float" office:value="18.4764432432196">
                <text:p>18.47644324321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485">
                <text:p>0.3485</text:p>
              </table:table-cell>
              <table:table-cell office:value-type="float" office:value="18.4381053598648">
                <text:p>18.4381053598648</text:p>
              </table:table-cell>
              <table:table-cell office:value-type="float" office:value="18.4275188712132">
                <text:p>18.4275188712132</text:p>
              </table:table-cell>
              <table:table-cell office:value-type="float" office:value="18.4767772275494">
                <text:p>18.47677722754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495">
                <text:p>0.3495</text:p>
              </table:table-cell>
              <table:table-cell office:value-type="float" office:value="18.438691293151">
                <text:p>18.438691293151</text:p>
              </table:table-cell>
              <table:table-cell office:value-type="float" office:value="18.428093844668">
                <text:p>18.428093844668</text:p>
              </table:table-cell>
              <table:table-cell office:value-type="float" office:value="18.4770933288435">
                <text:p>18.47709332884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05">
                <text:p>0.3505</text:p>
              </table:table-cell>
              <table:table-cell office:value-type="float" office:value="18.4392478330283">
                <text:p>18.4392478330283</text:p>
              </table:table-cell>
              <table:table-cell office:value-type="float" office:value="18.4286364552582">
                <text:p>18.4286364552582</text:p>
              </table:table-cell>
              <table:table-cell office:value-type="float" office:value="18.4773917199061">
                <text:p>18.47739171990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15">
                <text:p>0.3515</text:p>
              </table:table-cell>
              <table:table-cell office:value-type="float" office:value="18.4397752644239">
                <text:p>18.4397752644239</text:p>
              </table:table-cell>
              <table:table-cell office:value-type="float" office:value="18.429146983992">
                <text:p>18.429146983992</text:p>
              </table:table-cell>
              <table:table-cell office:value-type="float" office:value="18.4776725671775">
                <text:p>18.47767256717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525">
                <text:p>0.3525</text:p>
              </table:table-cell>
              <table:table-cell office:value-type="float" office:value="18.4402738547577">
                <text:p>18.4402738547577</text:p>
              </table:table-cell>
              <table:table-cell office:value-type="float" office:value="18.4296256929408">
                <text:p>18.4296256929408</text:p>
              </table:table-cell>
              <table:table-cell office:value-type="float" office:value="18.4779360256013">
                <text:p>18.47793602560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535">
                <text:p>0.3535</text:p>
              </table:table-cell>
              <table:table-cell office:value-type="float" office:value="18.4407438571443">
                <text:p>18.4407438571443</text:p>
              </table:table-cell>
              <table:table-cell office:value-type="float" office:value="18.4300728283997">
                <text:p>18.4300728283997</text:p>
              </table:table-cell>
              <table:table-cell office:value-type="float" office:value="18.4781822417015">
                <text:p>18.47818224170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545">
                <text:p>0.3545</text:p>
              </table:table-cell>
              <table:table-cell office:value-type="float" office:value="18.4411855083013">
                <text:p>18.4411855083013</text:p>
              </table:table-cell>
              <table:table-cell office:value-type="float" office:value="18.4304886188224">
                <text:p>18.4304886188224</text:p>
              </table:table-cell>
              <table:table-cell office:value-type="float" office:value="18.4784113514531">
                <text:p>18.47841135145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555">
                <text:p>0.3555</text:p>
              </table:table-cell>
              <table:table-cell office:value-type="float" office:value="18.4415990311504">
                <text:p>18.4415990311504</text:p>
              </table:table-cell>
              <table:table-cell office:value-type="float" office:value="18.4308732773862">
                <text:p>18.4308732773862</text:p>
              </table:table-cell>
              <table:table-cell office:value-type="float" office:value="18.4786234827786">
                <text:p>18.47862348277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565">
                <text:p>0.3565</text:p>
              </table:table-cell>
              <table:table-cell office:value-type="float" office:value="18.4419846323834">
                <text:p>18.4419846323834</text:p>
              </table:table-cell>
              <table:table-cell office:value-type="float" office:value="18.431226999586">
                <text:p>18.431226999586</text:p>
              </table:table-cell>
              <table:table-cell office:value-type="float" office:value="18.4788187530879">
                <text:p>18.47881875308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575">
                <text:p>0.3575</text:p>
              </table:table-cell>
              <table:table-cell office:value-type="float" office:value="18.4423425054572">
                <text:p>18.4423425054572</text:p>
              </table:table-cell>
              <table:table-cell office:value-type="float" office:value="18.4315499661866">
                <text:p>18.4315499661866</text:p>
              </table:table-cell>
              <table:table-cell office:value-type="float" office:value="18.4789972721724">
                <text:p>18.47899727217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585">
                <text:p>0.3585</text:p>
              </table:table-cell>
              <table:table-cell office:value-type="float" office:value="18.4426728281422">
                <text:p>18.4426728281422</text:p>
              </table:table-cell>
              <table:table-cell office:value-type="float" office:value="18.4318423407968">
                <text:p>18.4318423407968</text:p>
              </table:table-cell>
              <table:table-cell office:value-type="float" office:value="18.4791591397345">
                <text:p>18.47915913973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595">
                <text:p>0.3595</text:p>
              </table:table-cell>
              <table:table-cell office:value-type="float" office:value="18.4429757649765">
                <text:p>18.4429757649765</text:p>
              </table:table-cell>
              <table:table-cell office:value-type="float" office:value="18.4321042722844">
                <text:p>18.4321042722844</text:p>
              </table:table-cell>
              <table:table-cell office:value-type="float" office:value="18.4793044477572">
                <text:p>18.47930444775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05">
                <text:p>0.3605</text:p>
              </table:table-cell>
              <table:table-cell office:value-type="float" office:value="18.443251464981">
                <text:p>18.443251464981</text:p>
              </table:table-cell>
              <table:table-cell office:value-type="float" office:value="18.4323358925139">
                <text:p>18.4323358925139</text:p>
              </table:table-cell>
              <table:table-cell office:value-type="float" office:value="18.479433278206">
                <text:p>18.4794332782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15">
                <text:p>0.3615</text:p>
              </table:table-cell>
              <table:table-cell office:value-type="float" office:value="18.4435000639239">
                <text:p>18.4435000639239</text:p>
              </table:table-cell>
              <table:table-cell office:value-type="float" office:value="18.4325373185708">
                <text:p>18.4325373185708</text:p>
              </table:table-cell>
              <table:table-cell office:value-type="float" office:value="18.479545705219">
                <text:p>18.4795457052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25">
                <text:p>0.3625</text:p>
              </table:table-cell>
              <table:table-cell office:value-type="float" office:value="18.4437216834521">
                <text:p>18.4437216834521</text:p>
              </table:table-cell>
              <table:table-cell office:value-type="float" office:value="18.4327086518946">
                <text:p>18.4327086518946</text:p>
              </table:table-cell>
              <table:table-cell office:value-type="float" office:value="18.4796417942123">
                <text:p>18.47964179421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635">
                <text:p>0.3635</text:p>
              </table:table-cell>
              <table:table-cell office:value-type="float" office:value="18.4439164319132">
                <text:p>18.4439164319132</text:p>
              </table:table-cell>
              <table:table-cell office:value-type="float" office:value="18.4328499790784">
                <text:p>18.4328499790784</text:p>
              </table:table-cell>
              <table:table-cell office:value-type="float" office:value="18.4797216026571">
                <text:p>18.47972160265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645">
                <text:p>0.3645</text:p>
              </table:table-cell>
              <table:table-cell office:value-type="float" office:value="18.4440844002469">
                <text:p>18.4440844002469</text:p>
              </table:table-cell>
              <table:table-cell office:value-type="float" office:value="18.4329613677993">
                <text:p>18.4329613677993</text:p>
              </table:table-cell>
              <table:table-cell office:value-type="float" office:value="18.4797851759957">
                <text:p>18.47978517599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655">
                <text:p>0.3655</text:p>
              </table:table-cell>
              <table:table-cell office:value-type="float" office:value="18.4442256712534">
                <text:p>18.4442256712534</text:p>
              </table:table-cell>
              <table:table-cell office:value-type="float" office:value="18.4330428759533">
                <text:p>18.4330428759533</text:p>
              </table:table-cell>
              <table:table-cell office:value-type="float" office:value="18.4798325567571">
                <text:p>18.47983255675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665">
                <text:p>0.3665</text:p>
              </table:table-cell>
              <table:table-cell office:value-type="float" office:value="18.444340307264">
                <text:p>18.444340307264</text:p>
              </table:table-cell>
              <table:table-cell office:value-type="float" office:value="18.4330945394694">
                <text:p>18.4330945394694</text:p>
              </table:table-cell>
              <table:table-cell office:value-type="float" office:value="18.4798637723721">
                <text:p>18.47986377237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675">
                <text:p>0.3675</text:p>
              </table:table-cell>
              <table:table-cell office:value-type="float" office:value="18.4444283625003">
                <text:p>18.4444283625003</text:p>
              </table:table-cell>
              <table:table-cell office:value-type="float" office:value="18.433116384492">
                <text:p>18.433116384492</text:p>
              </table:table-cell>
              <table:table-cell office:value-type="float" office:value="18.4798788473453">
                <text:p>18.47987884734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685">
                <text:p>0.3685</text:p>
              </table:table-cell>
              <table:table-cell office:value-type="float" office:value="18.4444898775003">
                <text:p>18.4444898775003</text:p>
              </table:table-cell>
              <table:table-cell office:value-type="float" office:value="18.4331084218609">
                <text:p>18.4331084218609</text:p>
              </table:table-cell>
              <table:table-cell office:value-type="float" office:value="18.4798777977422">
                <text:p>18.47987779774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695">
                <text:p>0.3695</text:p>
              </table:table-cell>
              <table:table-cell office:value-type="float" office:value="18.4445248733628">
                <text:p>18.4445248733628</text:p>
              </table:table-cell>
              <table:table-cell office:value-type="float" office:value="18.4330706414097">
                <text:p>18.4330706414097</text:p>
              </table:table-cell>
              <table:table-cell office:value-type="float" office:value="18.4798606254974">
                <text:p>18.47986062549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05">
                <text:p>0.3705</text:p>
              </table:table-cell>
              <table:table-cell office:value-type="float" office:value="18.4445333646771">
                <text:p>18.4445333646771</text:p>
              </table:table-cell>
              <table:table-cell office:value-type="float" office:value="18.4330030247085">
                <text:p>18.4330030247085</text:p>
              </table:table-cell>
              <table:table-cell office:value-type="float" office:value="18.4798273311643">
                <text:p>18.47982733116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715">
                <text:p>0.3715</text:p>
              </table:table-cell>
              <table:table-cell office:value-type="float" office:value="18.4445153457975">
                <text:p>18.4445153457975</text:p>
              </table:table-cell>
              <table:table-cell office:value-type="float" office:value="18.4329055314924">
                <text:p>18.4329055314924</text:p>
              </table:table-cell>
              <table:table-cell office:value-type="float" office:value="18.4797779003669">
                <text:p>18.47977790036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725">
                <text:p>0.3725</text:p>
              </table:table-cell>
              <table:table-cell office:value-type="float" office:value="18.4444708022856">
                <text:p>18.4444708022856</text:p>
              </table:table-cell>
              <table:table-cell office:value-type="float" office:value="18.432778110933">
                <text:p>18.432778110933</text:p>
              </table:table-cell>
              <table:table-cell office:value-type="float" office:value="18.4797123150905">
                <text:p>18.47971231509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735">
                <text:p>0.3735</text:p>
              </table:table-cell>
              <table:table-cell office:value-type="float" office:value="18.4443997059596">
                <text:p>18.4443997059596</text:p>
              </table:table-cell>
              <table:table-cell office:value-type="float" office:value="18.4326206967265">
                <text:p>18.4326206967265</text:p>
              </table:table-cell>
              <table:table-cell office:value-type="float" office:value="18.4796305487991">
                <text:p>18.47963054879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745">
                <text:p>0.3745</text:p>
              </table:table-cell>
              <table:table-cell office:value-type="float" office:value="18.4443020098948">
                <text:p>18.4443020098948</text:p>
              </table:table-cell>
              <table:table-cell office:value-type="float" office:value="18.4324332021304">
                <text:p>18.4324332021304</text:p>
              </table:table-cell>
              <table:table-cell office:value-type="float" office:value="18.4795325615078">
                <text:p>18.47953256150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755">
                <text:p>0.3755</text:p>
              </table:table-cell>
              <table:table-cell office:value-type="float" office:value="18.4441776609511">
                <text:p>18.4441776609511</text:p>
              </table:table-cell>
              <table:table-cell office:value-type="float" office:value="18.4322155323051">
                <text:p>18.4322155323051</text:p>
              </table:table-cell>
              <table:table-cell office:value-type="float" office:value="18.4794183121571">
                <text:p>18.47941831215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765">
                <text:p>0.3765</text:p>
              </table:table-cell>
              <table:table-cell office:value-type="float" office:value="18.4440265845588">
                <text:p>18.4440265845588</text:p>
              </table:table-cell>
              <table:table-cell office:value-type="float" office:value="18.4319675692616">
                <text:p>18.4319675692616</text:p>
              </table:table-cell>
              <table:table-cell office:value-type="float" office:value="18.4792877436112">
                <text:p>18.47928774361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775">
                <text:p>0.3775</text:p>
              </table:table-cell>
              <table:table-cell office:value-type="float" office:value="18.4438486992448">
                <text:p>18.4438486992448</text:p>
              </table:table-cell>
              <table:table-cell office:value-type="float" office:value="18.4316891861743">
                <text:p>18.4316891861743</text:p>
              </table:table-cell>
              <table:table-cell office:value-type="float" office:value="18.4791407970128">
                <text:p>18.47914079701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785">
                <text:p>0.3785</text:p>
              </table:table-cell>
              <table:table-cell office:value-type="float" office:value="18.4436439032599">
                <text:p>18.4436439032599</text:p>
              </table:table-cell>
              <table:table-cell office:value-type="float" office:value="18.4313802341438">
                <text:p>18.4313802341438</text:p>
              </table:table-cell>
              <table:table-cell office:value-type="float" office:value="18.478977398606">
                <text:p>18.4789773986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795">
                <text:p>0.3795</text:p>
              </table:table-cell>
              <table:table-cell office:value-type="float" office:value="18.4434120857237">
                <text:p>18.4434120857237</text:p>
              </table:table-cell>
              <table:table-cell office:value-type="float" office:value="18.4310405531677">
                <text:p>18.4310405531677</text:p>
              </table:table-cell>
              <table:table-cell office:value-type="float" office:value="18.4787974707615">
                <text:p>18.47879747076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05">
                <text:p>0.3805</text:p>
              </table:table-cell>
              <table:table-cell office:value-type="float" office:value="18.4431531192948">
                <text:p>18.4431531192948</text:p>
              </table:table-cell>
              <table:table-cell office:value-type="float" office:value="18.4306699648675">
                <text:p>18.4306699648675</text:p>
              </table:table-cell>
              <table:table-cell office:value-type="float" office:value="18.4786009247715">
                <text:p>18.47860092477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15">
                <text:p>0.3815</text:p>
              </table:table-cell>
              <table:table-cell office:value-type="float" office:value="18.4428668653147">
                <text:p>18.4428668653147</text:p>
              </table:table-cell>
              <table:table-cell office:value-type="float" office:value="18.4302682775314">
                <text:p>18.4302682775314</text:p>
              </table:table-cell>
              <table:table-cell office:value-type="float" office:value="18.4783876659595">
                <text:p>18.47838766595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25">
                <text:p>0.3825</text:p>
              </table:table-cell>
              <table:table-cell office:value-type="float" office:value="18.442553165519">
                <text:p>18.442553165519</text:p>
              </table:table-cell>
              <table:table-cell office:value-type="float" office:value="18.4298352778886">
                <text:p>18.4298352778886</text:p>
              </table:table-cell>
              <table:table-cell office:value-type="float" office:value="18.4781575855361">
                <text:p>18.47815758553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835">
                <text:p>0.3835</text:p>
              </table:table-cell>
              <table:table-cell office:value-type="float" office:value="18.4422118520074">
                <text:p>18.4422118520074</text:p>
              </table:table-cell>
              <table:table-cell office:value-type="float" office:value="18.4293707409166">
                <text:p>18.4293707409166</text:p>
              </table:table-cell>
              <table:table-cell office:value-type="float" office:value="18.4779105704797">
                <text:p>18.47791057047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845">
                <text:p>0.3845</text:p>
              </table:table-cell>
              <table:table-cell office:value-type="float" office:value="18.4418427425635">
                <text:p>18.4418427425635</text:p>
              </table:table-cell>
              <table:table-cell office:value-type="float" office:value="18.4288744251769">
                <text:p>18.4288744251769</text:p>
              </table:table-cell>
              <table:table-cell office:value-type="float" office:value="18.4776464989628">
                <text:p>18.47764649896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855">
                <text:p>0.3855</text:p>
              </table:table-cell>
              <table:table-cell office:value-type="float" office:value="18.4414456352679">
                <text:p>18.4414456352679</text:p>
              </table:table-cell>
              <table:table-cell office:value-type="float" office:value="18.4283460674492">
                <text:p>18.4283460674492</text:p>
              </table:table-cell>
              <table:table-cell office:value-type="float" office:value="18.4773652350822">
                <text:p>18.47736523508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865">
                <text:p>0.3865</text:p>
              </table:table-cell>
              <table:table-cell office:value-type="float" office:value="18.4410203183912">
                <text:p>18.4410203183912</text:p>
              </table:table-cell>
              <table:table-cell office:value-type="float" office:value="18.4277853924592">
                <text:p>18.4277853924592</text:p>
              </table:table-cell>
              <table:table-cell office:value-type="float" office:value="18.4770666386767">
                <text:p>18.47706663867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875">
                <text:p>0.3875</text:p>
              </table:table-cell>
              <table:table-cell office:value-type="float" office:value="18.4405665649696">
                <text:p>18.4405665649696</text:p>
              </table:table-cell>
              <table:table-cell office:value-type="float" office:value="18.4271921074729">
                <text:p>18.4271921074729</text:p>
              </table:table-cell>
              <table:table-cell office:value-type="float" office:value="18.4767505600289">
                <text:p>18.47675056002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885">
                <text:p>0.3885</text:p>
              </table:table-cell>
              <table:table-cell office:value-type="float" office:value="18.440084128321">
                <text:p>18.440084128321</text:p>
              </table:table-cell>
              <table:table-cell office:value-type="float" office:value="18.4265658978177">
                <text:p>18.4265658978177</text:p>
              </table:table-cell>
              <table:table-cell office:value-type="float" office:value="18.476416835502">
                <text:p>18.4764168355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895">
                <text:p>0.3895</text:p>
              </table:table-cell>
              <table:table-cell office:value-type="float" office:value="18.439572751036">
                <text:p>18.439572751036</text:p>
              </table:table-cell>
              <table:table-cell office:value-type="float" office:value="18.4259064357143">
                <text:p>18.4259064357143</text:p>
              </table:table-cell>
              <table:table-cell office:value-type="float" office:value="18.4760652964757">
                <text:p>18.47606529647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05">
                <text:p>0.3905</text:p>
              </table:table-cell>
              <table:table-cell office:value-type="float" office:value="18.4390321602988">
                <text:p>18.4390321602988</text:p>
              </table:table-cell>
              <table:table-cell office:value-type="float" office:value="18.4252133756021">
                <text:p>18.4252133756021</text:p>
              </table:table-cell>
              <table:table-cell office:value-type="float" office:value="18.475695764797">
                <text:p>18.4756957647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15">
                <text:p>0.3915</text:p>
              </table:table-cell>
              <table:table-cell office:value-type="float" office:value="18.4384620643029">
                <text:p>18.4384620643029</text:p>
              </table:table-cell>
              <table:table-cell office:value-type="float" office:value="18.4244863505424">
                <text:p>18.4244863505424</text:p>
              </table:table-cell>
              <table:table-cell office:value-type="float" office:value="18.4753080493179">
                <text:p>18.47530804931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25">
                <text:p>0.3925</text:p>
              </table:table-cell>
              <table:table-cell office:value-type="float" office:value="18.4378621553895">
                <text:p>18.4378621553895</text:p>
              </table:table-cell>
              <table:table-cell office:value-type="float" office:value="18.4237249752628">
                <text:p>18.4237249752628</text:p>
              </table:table-cell>
              <table:table-cell office:value-type="float" office:value="18.4749019490678">
                <text:p>18.47490194906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935">
                <text:p>0.3935</text:p>
              </table:table-cell>
              <table:table-cell office:value-type="float" office:value="18.4372321145284">
                <text:p>18.4372321145284</text:p>
              </table:table-cell>
              <table:table-cell office:value-type="float" office:value="18.4229288505295">
                <text:p>18.4229288505295</text:p>
              </table:table-cell>
              <table:table-cell office:value-type="float" office:value="18.4744772577548">
                <text:p>18.47447725775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945">
                <text:p>0.3945</text:p>
              </table:table-cell>
              <table:table-cell office:value-type="float" office:value="18.4365716013936">
                <text:p>18.4365716013936</text:p>
              </table:table-cell>
              <table:table-cell office:value-type="float" office:value="18.422097553277">
                <text:p>18.422097553277</text:p>
              </table:table-cell>
              <table:table-cell office:value-type="float" office:value="18.4740337540603">
                <text:p>18.47403375406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955">
                <text:p>0.3955</text:p>
              </table:table-cell>
              <table:table-cell office:value-type="float" office:value="18.4358802582539">
                <text:p>18.4358802582539</text:p>
              </table:table-cell>
              <table:table-cell office:value-type="float" office:value="18.4212306403915">
                <text:p>18.4212306403915</text:p>
              </table:table-cell>
              <table:table-cell office:value-type="float" office:value="18.4735712055678">
                <text:p>18.47357120556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965">
                <text:p>0.3965</text:p>
              </table:table-cell>
              <table:table-cell office:value-type="float" office:value="18.435157716224">
                <text:p>18.435157716224</text:p>
              </table:table-cell>
              <table:table-cell office:value-type="float" office:value="18.4203276548286">
                <text:p>18.4203276548286</text:p>
              </table:table-cell>
              <table:table-cell office:value-type="float" office:value="18.4730893750198">
                <text:p>18.47308937501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975">
                <text:p>0.3975</text:p>
              </table:table-cell>
              <table:table-cell office:value-type="float" office:value="18.4344035830606">
                <text:p>18.4344035830606</text:p>
              </table:table-cell>
              <table:table-cell office:value-type="float" office:value="18.419388113481">
                <text:p>18.419388113481</text:p>
              </table:table-cell>
              <table:table-cell office:value-type="float" office:value="18.4725880083807">
                <text:p>18.47258800838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985">
                <text:p>0.3985</text:p>
              </table:table-cell>
              <table:table-cell office:value-type="float" office:value="18.4336174520175">
                <text:p>18.4336174520175</text:p>
              </table:table-cell>
              <table:table-cell office:value-type="float" office:value="18.4184115158665">
                <text:p>18.4184115158665</text:p>
              </table:table-cell>
              <table:table-cell office:value-type="float" office:value="18.4720668436715">
                <text:p>18.47206684367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995">
                <text:p>0.3995</text:p>
              </table:table-cell>
              <table:table-cell office:value-type="float" office:value="18.4327988965631">
                <text:p>18.4327988965631</text:p>
              </table:table-cell>
              <table:table-cell office:value-type="float" office:value="18.4173973388352">
                <text:p>18.4173973388352</text:p>
              </table:table-cell>
              <table:table-cell office:value-type="float" office:value="18.4715256058674">
                <text:p>18.47152560586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05">
                <text:p>0.4005</text:p>
              </table:table-cell>
              <table:table-cell office:value-type="float" office:value="18.4319474756161">
                <text:p>18.4319474756161</text:p>
              </table:table-cell>
              <table:table-cell office:value-type="float" office:value="18.4163450416768">
                <text:p>18.4163450416768</text:p>
              </table:table-cell>
              <table:table-cell office:value-type="float" office:value="18.470964012168">
                <text:p>18.4709640121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015">
                <text:p>0.4015</text:p>
              </table:table-cell>
              <table:table-cell office:value-type="float" office:value="18.4310627259937">
                <text:p>18.4310627259937</text:p>
              </table:table-cell>
              <table:table-cell office:value-type="float" office:value="18.4152540585782">
                <text:p>18.4152540585782</text:p>
              </table:table-cell>
              <table:table-cell office:value-type="float" office:value="18.4703817646697">
                <text:p>18.47038176466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025">
                <text:p>0.4025</text:p>
              </table:table-cell>
              <table:table-cell office:value-type="float" office:value="18.4301441644612">
                <text:p>18.4301441644612</text:p>
              </table:table-cell>
              <table:table-cell office:value-type="float" office:value="18.4141238005752">
                <text:p>18.4141238005752</text:p>
              </table:table-cell>
              <table:table-cell office:value-type="float" office:value="18.4697785525053">
                <text:p>18.46977855250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035">
                <text:p>0.4035</text:p>
              </table:table-cell>
              <table:table-cell office:value-type="float" office:value="18.4291912944073">
                <text:p>18.4291912944073</text:p>
              </table:table-cell>
              <table:table-cell office:value-type="float" office:value="18.412953662081">
                <text:p>18.412953662081</text:p>
              </table:table-cell>
              <table:table-cell office:value-type="float" office:value="18.4691540585414">
                <text:p>18.46915405854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045">
                <text:p>0.4045</text:p>
              </table:table-cell>
              <table:table-cell office:value-type="float" office:value="18.4282035928118">
                <text:p>18.4282035928118</text:p>
              </table:table-cell>
              <table:table-cell office:value-type="float" office:value="18.4117430079135">
                <text:p>18.4117430079135</text:p>
              </table:table-cell>
              <table:table-cell office:value-type="float" office:value="18.4685079466678">
                <text:p>18.46850794666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055">
                <text:p>0.4055</text:p>
              </table:table-cell>
              <table:table-cell office:value-type="float" office:value="18.4271805223638">
                <text:p>18.4271805223638</text:p>
              </table:table-cell>
              <table:table-cell office:value-type="float" office:value="18.4104911852073">
                <text:p>18.4104911852073</text:p>
              </table:table-cell>
              <table:table-cell office:value-type="float" office:value="18.4678398738631">
                <text:p>18.46783987386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065">
                <text:p>0.4065</text:p>
              </table:table-cell>
              <table:table-cell office:value-type="float" office:value="18.4261215218009">
                <text:p>18.4261215218009</text:p>
              </table:table-cell>
              <table:table-cell office:value-type="float" office:value="18.4091975137719">
                <text:p>18.4091975137719</text:p>
              </table:table-cell>
              <table:table-cell office:value-type="float" office:value="18.4671494808147">
                <text:p>18.46714948081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075">
                <text:p>0.4075</text:p>
              </table:table-cell>
              <table:table-cell office:value-type="float" office:value="18.4250260076102">
                <text:p>18.4250260076102</text:p>
              </table:table-cell>
              <table:table-cell office:value-type="float" office:value="18.4078612876922">
                <text:p>18.4078612876922</text:p>
              </table:table-cell>
              <table:table-cell office:value-type="float" office:value="18.4664363937329">
                <text:p>18.46643639373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085">
                <text:p>0.4085</text:p>
              </table:table-cell>
              <table:table-cell office:value-type="float" office:value="18.4238933810409">
                <text:p>18.4238933810409</text:p>
              </table:table-cell>
              <table:table-cell office:value-type="float" office:value="18.4064817821886">
                <text:p>18.4064817821886</text:p>
              </table:table-cell>
              <table:table-cell office:value-type="float" office:value="18.4657002313927">
                <text:p>18.46570023139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095">
                <text:p>0.4095</text:p>
              </table:table-cell>
              <table:table-cell office:value-type="float" office:value="18.4227230155963">
                <text:p>18.4227230155963</text:p>
              </table:table-cell>
              <table:table-cell office:value-type="float" office:value="18.4050582411487">
                <text:p>18.4050582411487</text:p>
              </table:table-cell>
              <table:table-cell office:value-type="float" office:value="18.4649405929665">
                <text:p>18.46494059296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105">
                <text:p>0.4105</text:p>
              </table:table-cell>
              <table:table-cell office:value-type="float" office:value="18.4215142635211">
                <text:p>18.4215142635211</text:p>
              </table:table-cell>
              <table:table-cell office:value-type="float" office:value="18.403589883466">
                <text:p>18.403589883466</text:p>
              </table:table-cell>
              <table:table-cell office:value-type="float" office:value="18.4641570645574">
                <text:p>18.46415706455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115">
                <text:p>0.4115</text:p>
              </table:table-cell>
              <table:table-cell office:value-type="float" office:value="18.4202664589988">
                <text:p>18.4202664589988</text:p>
              </table:table-cell>
              <table:table-cell office:value-type="float" office:value="18.4020759061218">
                <text:p>18.4020759061218</text:p>
              </table:table-cell>
              <table:table-cell office:value-type="float" office:value="18.463349222489">
                <text:p>18.4633492224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125">
                <text:p>0.4125</text:p>
              </table:table-cell>
              <table:table-cell office:value-type="float" office:value="18.4189789085918">
                <text:p>18.4189789085918</text:p>
              </table:table-cell>
              <table:table-cell office:value-type="float" office:value="18.400515474633">
                <text:p>18.400515474633</text:p>
              </table:table-cell>
              <table:table-cell office:value-type="float" office:value="18.4625166240532">
                <text:p>18.46251662405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135">
                <text:p>0.4135</text:p>
              </table:table-cell>
              <table:table-cell office:value-type="float" office:value="18.4176508961209">
                <text:p>18.4176508961209</text:p>
              </table:table-cell>
              <table:table-cell office:value-type="float" office:value="18.3989077277998">
                <text:p>18.3989077277998</text:p>
              </table:table-cell>
              <table:table-cell office:value-type="float" office:value="18.4616588124622">
                <text:p>18.46165881246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145">
                <text:p>0.4145</text:p>
              </table:table-cell>
              <table:table-cell office:value-type="float" office:value="18.4162816805083">
                <text:p>18.4162816805083</text:p>
              </table:table-cell>
              <table:table-cell office:value-type="float" office:value="18.3972517754853">
                <text:p>18.3972517754853</text:p>
              </table:table-cell>
              <table:table-cell office:value-type="float" office:value="18.4607753148787">
                <text:p>18.46077531487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155">
                <text:p>0.4155</text:p>
              </table:table-cell>
              <table:table-cell office:value-type="float" office:value="18.4148704992745">
                <text:p>18.4148704992745</text:p>
              </table:table-cell>
              <table:table-cell office:value-type="float" office:value="18.3955467020002">
                <text:p>18.3955467020002</text:p>
              </table:table-cell>
              <table:table-cell office:value-type="float" office:value="18.4598656460031">
                <text:p>18.45986564600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165">
                <text:p>0.4165</text:p>
              </table:table-cell>
              <table:table-cell office:value-type="float" office:value="18.4134165619895">
                <text:p>18.4134165619895</text:p>
              </table:table-cell>
              <table:table-cell office:value-type="float" office:value="18.3937915595339">
                <text:p>18.3937915595339</text:p>
              </table:table-cell>
              <table:table-cell office:value-type="float" office:value="18.4589293017884">
                <text:p>18.45892930178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175">
                <text:p>0.4175</text:p>
              </table:table-cell>
              <table:table-cell office:value-type="float" office:value="18.4119190537342">
                <text:p>18.4119190537342</text:p>
              </table:table-cell>
              <table:table-cell office:value-type="float" office:value="18.3919853715086">
                <text:p>18.3919853715086</text:p>
              </table:table-cell>
              <table:table-cell office:value-type="float" office:value="18.4579657629891">
                <text:p>18.45796576298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185">
                <text:p>0.4185</text:p>
              </table:table-cell>
              <table:table-cell office:value-type="float" office:value="18.4103771333692">
                <text:p>18.4103771333692</text:p>
              </table:table-cell>
              <table:table-cell office:value-type="float" office:value="18.3901271307916">
                <text:p>18.3901271307916</text:p>
              </table:table-cell>
              <table:table-cell office:value-type="float" office:value="18.4569744936043">
                <text:p>18.45697449360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195">
                <text:p>0.4195</text:p>
              </table:table-cell>
              <table:table-cell office:value-type="float" office:value="18.4087899339767">
                <text:p>18.4087899339767</text:p>
              </table:table-cell>
              <table:table-cell office:value-type="float" office:value="18.3882158000678">
                <text:p>18.3882158000678</text:p>
              </table:table-cell>
              <table:table-cell office:value-type="float" office:value="18.4559549414491">
                <text:p>18.45595494144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205">
                <text:p>0.4205</text:p>
              </table:table-cell>
              <table:table-cell office:value-type="float" office:value="18.4071565575167">
                <text:p>18.4071565575167</text:p>
              </table:table-cell>
              <table:table-cell office:value-type="float" office:value="18.3862503064785">
                <text:p>18.3862503064785</text:p>
              </table:table-cell>
              <table:table-cell office:value-type="float" office:value="18.4549065330451">
                <text:p>18.45490653304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215">
                <text:p>0.4215</text:p>
              </table:table-cell>
              <table:table-cell office:value-type="float" office:value="18.4054760832454">
                <text:p>18.4054760832454</text:p>
              </table:table-cell>
              <table:table-cell office:value-type="float" office:value="18.3842295499198">
                <text:p>18.3842295499198</text:p>
              </table:table-cell>
              <table:table-cell office:value-type="float" office:value="18.453828682001">
                <text:p>18.4538286820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225">
                <text:p>0.4225</text:p>
              </table:table-cell>
              <table:table-cell office:value-type="float" office:value="18.403747561394">
                <text:p>18.403747561394</text:p>
              </table:table-cell>
              <table:table-cell office:value-type="float" office:value="18.3821523967319">
                <text:p>18.3821523967319</text:p>
              </table:table-cell>
              <table:table-cell office:value-type="float" office:value="18.4527207829209">
                <text:p>18.45272078292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235">
                <text:p>0.4235</text:p>
              </table:table-cell>
              <table:table-cell office:value-type="float" office:value="18.4019700086889">
                <text:p>18.4019700086889</text:p>
              </table:table-cell>
              <table:table-cell office:value-type="float" office:value="18.3800176752209">
                <text:p>18.3800176752209</text:p>
              </table:table-cell>
              <table:table-cell office:value-type="float" office:value="18.451582207114">
                <text:p>18.4515822071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245">
                <text:p>0.4245</text:p>
              </table:table-cell>
              <table:table-cell office:value-type="float" office:value="18.4001424187049">
                <text:p>18.4001424187049</text:p>
              </table:table-cell>
              <table:table-cell office:value-type="float" office:value="18.3778241859184">
                <text:p>18.3778241859184</text:p>
              </table:table-cell>
              <table:table-cell office:value-type="float" office:value="18.4504123128207">
                <text:p>18.45041231282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255">
                <text:p>0.4255</text:p>
              </table:table-cell>
              <table:table-cell office:value-type="float" office:value="18.3982637543679">
                <text:p>18.3982637543679</text:p>
              </table:table-cell>
              <table:table-cell office:value-type="float" office:value="18.3755706941422">
                <text:p>18.3755706941422</text:p>
              </table:table-cell>
              <table:table-cell office:value-type="float" office:value="18.4492104379216">
                <text:p>18.44921043792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265">
                <text:p>0.4265</text:p>
              </table:table-cell>
              <table:table-cell office:value-type="float" office:value="18.396332943539">
                <text:p>18.396332943539</text:p>
              </table:table-cell>
              <table:table-cell office:value-type="float" office:value="18.3732559256311">
                <text:p>18.3732559256311</text:p>
              </table:table-cell>
              <table:table-cell office:value-type="float" office:value="18.4479758956505">
                <text:p>18.44797589565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275">
                <text:p>0.4275</text:p>
              </table:table-cell>
              <table:table-cell office:value-type="float" office:value="18.394348889951">
                <text:p>18.394348889951</text:p>
              </table:table-cell>
              <table:table-cell office:value-type="float" office:value="18.3708785774493">
                <text:p>18.3708785774493</text:p>
              </table:table-cell>
              <table:table-cell office:value-type="float" office:value="18.4467079853044">
                <text:p>18.44670798530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285">
                <text:p>0.4285</text:p>
              </table:table-cell>
              <table:table-cell office:value-type="float" office:value="18.3923104635554">
                <text:p>18.3923104635554</text:p>
              </table:table-cell>
              <table:table-cell office:value-type="float" office:value="18.368437308474">
                <text:p>18.368437308474</text:p>
              </table:table-cell>
              <table:table-cell office:value-type="float" office:value="18.4454059827599">
                <text:p>18.44540598275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295">
                <text:p>0.4295</text:p>
              </table:table-cell>
              <table:table-cell office:value-type="float" office:value="18.3902165037985">
                <text:p>18.3902165037985</text:p>
              </table:table-cell>
              <table:table-cell office:value-type="float" office:value="18.3659307427543">
                <text:p>18.3659307427543</text:p>
              </table:table-cell>
              <table:table-cell office:value-type="float" office:value="18.4440691436032">
                <text:p>18.44406914360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305">
                <text:p>0.4305</text:p>
              </table:table-cell>
              <table:table-cell office:value-type="float" office:value="18.3880658206188">
                <text:p>18.3880658206188</text:p>
              </table:table-cell>
              <table:table-cell office:value-type="float" office:value="18.3633574706476">
                <text:p>18.3633574706476</text:p>
              </table:table-cell>
              <table:table-cell office:value-type="float" office:value="18.4426967039777">
                <text:p>18.44269670397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315">
                <text:p>0.4315</text:p>
              </table:table-cell>
              <table:table-cell office:value-type="float" office:value="18.3858571902534">
                <text:p>18.3858571902534</text:p>
              </table:table-cell>
              <table:table-cell office:value-type="float" office:value="18.3607160448414">
                <text:p>18.3607160448414</text:p>
              </table:table-cell>
              <table:table-cell office:value-type="float" office:value="18.4412878762974">
                <text:p>18.44128787629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325">
                <text:p>0.4325</text:p>
              </table:table-cell>
              <table:table-cell office:value-type="float" office:value="18.3835893586922">
                <text:p>18.3835893586922</text:p>
              </table:table-cell>
              <table:table-cell office:value-type="float" office:value="18.3580049840282">
                <text:p>18.3580049840282</text:p>
              </table:table-cell>
              <table:table-cell office:value-type="float" office:value="18.4398418523672">
                <text:p>18.43984185236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335">
                <text:p>0.4335</text:p>
              </table:table-cell>
              <table:table-cell office:value-type="float" office:value="18.3812610405826">
                <text:p>18.3812610405826</text:p>
              </table:table-cell>
              <table:table-cell office:value-type="float" office:value="18.3552227721215">
                <text:p>18.3552227721215</text:p>
              </table:table-cell>
              <table:table-cell office:value-type="float" office:value="18.4383578019717">
                <text:p>18.43835780197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345">
                <text:p>0.4345</text:p>
              </table:table-cell>
              <table:table-cell office:value-type="float" office:value="18.3788709210454">
                <text:p>18.3788709210454</text:p>
              </table:table-cell>
              <table:table-cell office:value-type="float" office:value="18.3523678604389">
                <text:p>18.3523678604389</text:p>
              </table:table-cell>
              <table:table-cell office:value-type="float" office:value="18.4368348742118">
                <text:p>18.43683487421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355">
                <text:p>0.4355</text:p>
              </table:table-cell>
              <table:table-cell office:value-type="float" office:value="18.3764176537005">
                <text:p>18.3764176537005</text:p>
              </table:table-cell>
              <table:table-cell office:value-type="float" office:value="18.3494386661979">
                <text:p>18.3494386661979</text:p>
              </table:table-cell>
              <table:table-cell office:value-type="float" office:value="18.4352721950289">
                <text:p>18.43527219502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365">
                <text:p>0.4365</text:p>
              </table:table-cell>
              <table:table-cell office:value-type="float" office:value="18.3738998636658">
                <text:p>18.3738998636658</text:p>
              </table:table-cell>
              <table:table-cell office:value-type="float" office:value="18.3464335760575">
                <text:p>18.3464335760575</text:p>
              </table:table-cell>
              <table:table-cell office:value-type="float" office:value="18.4336688694501">
                <text:p>18.43366886945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375">
                <text:p>0.4375</text:p>
              </table:table-cell>
              <table:table-cell office:value-type="float" office:value="18.3713161467181">
                <text:p>18.3713161467181</text:p>
              </table:table-cell>
              <table:table-cell office:value-type="float" office:value="18.3433509459537">
                <text:p>18.3433509459537</text:p>
              </table:table-cell>
              <table:table-cell office:value-type="float" office:value="18.4320239799361">
                <text:p>18.43202397993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385">
                <text:p>0.4385</text:p>
              </table:table-cell>
              <table:table-cell office:value-type="float" office:value="18.3686650710633">
                <text:p>18.3686650710633</text:p>
              </table:table-cell>
              <table:table-cell office:value-type="float" office:value="18.3401891036644">
                <text:p>18.3401891036644</text:p>
              </table:table-cell>
              <table:table-cell office:value-type="float" office:value="18.4303365870966">
                <text:p>18.43033658709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395">
                <text:p>0.4395</text:p>
              </table:table-cell>
              <table:table-cell office:value-type="float" office:value="18.3659451804651">
                <text:p>18.3659451804651</text:p>
              </table:table-cell>
              <table:table-cell office:value-type="float" office:value="18.3369463528793">
                <text:p>18.3369463528793</text:p>
              </table:table-cell>
              <table:table-cell office:value-type="float" office:value="18.4286057315166">
                <text:p>18.428605731516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405">
                <text:p>0.4405</text:p>
              </table:table-cell>
              <table:table-cell office:value-type="float" office:value="18.3631549937365">
                <text:p>18.3631549937365</text:p>
              </table:table-cell>
              <table:table-cell office:value-type="float" office:value="18.3336209738257">
                <text:p>18.3336209738257</text:p>
              </table:table-cell>
              <table:table-cell office:value-type="float" office:value="18.4268304318032">
                <text:p>18.42683043180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15">
                <text:p>0.4415</text:p>
              </table:table-cell>
              <table:table-cell office:value-type="float" office:value="18.3602930087553">
                <text:p>18.3602930087553</text:p>
              </table:table-cell>
              <table:table-cell office:value-type="float" office:value="18.3302112286049">
                <text:p>18.3302112286049</text:p>
              </table:table-cell>
              <table:table-cell office:value-type="float" office:value="18.4250096867539">
                <text:p>18.42500968675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425">
                <text:p>0.4425</text:p>
              </table:table-cell>
              <table:table-cell office:value-type="float" office:value="18.357357704417">
                <text:p>18.357357704417</text:p>
              </table:table-cell>
              <table:table-cell office:value-type="float" office:value="18.3267153647104">
                <text:p>18.3267153647104</text:p>
              </table:table-cell>
              <table:table-cell office:value-type="float" office:value="18.4231424751945">
                <text:p>18.42314247519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435">
                <text:p>0.4435</text:p>
              </table:table-cell>
              <table:table-cell office:value-type="float" office:value="18.3543475493524">
                <text:p>18.3543475493524</text:p>
              </table:table-cell>
              <table:table-cell office:value-type="float" office:value="18.3231316255687">
                <text:p>18.3231316255687</text:p>
              </table:table-cell>
              <table:table-cell office:value-type="float" office:value="18.4212277620091">
                <text:p>18.42122776200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445">
                <text:p>0.4445</text:p>
              </table:table-cell>
              <table:table-cell office:value-type="float" office:value="18.3512609951352">
                <text:p>18.3512609951352</text:p>
              </table:table-cell>
              <table:table-cell office:value-type="float" office:value="18.3194582459275">
                <text:p>18.3194582459275</text:p>
              </table:table-cell>
              <table:table-cell office:value-type="float" office:value="18.4192644886733">
                <text:p>18.41926448867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455">
                <text:p>0.4455</text:p>
              </table:table-cell>
              <table:table-cell office:value-type="float" office:value="18.3480964957267">
                <text:p>18.3480964957267</text:p>
              </table:table-cell>
              <table:table-cell office:value-type="float" office:value="18.3156934737784">
                <text:p>18.3156934737784</text:p>
              </table:table-cell>
              <table:table-cell office:value-type="float" office:value="18.4172515887546">
                <text:p>18.41725158875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465">
                <text:p>0.4465</text:p>
              </table:table-cell>
              <table:table-cell office:value-type="float" office:value="18.3448525003915">
                <text:p>18.3448525003915</text:p>
              </table:table-cell>
              <table:table-cell office:value-type="float" office:value="18.3118355662397">
                <text:p>18.3118355662397</text:p>
              </table:table-cell>
              <table:table-cell office:value-type="float" office:value="18.4151879770828">
                <text:p>18.41518797708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475">
                <text:p>0.4475</text:p>
              </table:table-cell>
              <table:table-cell office:value-type="float" office:value="18.3415274741088">
                <text:p>18.3415274741088</text:p>
              </table:table-cell>
              <table:table-cell office:value-type="float" office:value="18.3078828133593">
                <text:p>18.3078828133593</text:p>
              </table:table-cell>
              <table:table-cell office:value-type="float" office:value="18.4130725649109">
                <text:p>18.41307256491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485">
                <text:p>0.4485</text:p>
              </table:table-cell>
              <table:table-cell office:value-type="float" office:value="18.3381198949881">
                <text:p>18.3381198949881</text:p>
              </table:table-cell>
              <table:table-cell office:value-type="float" office:value="18.3038335395266">
                <text:p>18.3038335395266</text:p>
              </table:table-cell>
              <table:table-cell office:value-type="float" office:value="18.4109042520069">
                <text:p>18.41090425200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495">
                <text:p>0.4495</text:p>
              </table:table-cell>
              <table:table-cell office:value-type="float" office:value="18.3346282697316">
                <text:p>18.3346282697316</text:p>
              </table:table-cell>
              <table:table-cell office:value-type="float" office:value="18.2996861235371">
                <text:p>18.2996861235371</text:p>
              </table:table-cell>
              <table:table-cell office:value-type="float" office:value="18.4086819353402">
                <text:p>18.40868193534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05">
                <text:p>0.4505</text:p>
              </table:table-cell>
              <table:table-cell office:value-type="float" office:value="18.3310511511386">
                <text:p>18.3310511511386</text:p>
              </table:table-cell>
              <table:table-cell office:value-type="float" office:value="18.2954390214392">
                <text:p>18.2954390214392</text:p>
              </table:table-cell>
              <table:table-cell office:value-type="float" office:value="18.4064045186919">
                <text:p>18.40640451869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15">
                <text:p>0.4515</text:p>
              </table:table-cell>
              <table:table-cell office:value-type="float" office:value="18.3273871394179">
                <text:p>18.3273871394179</text:p>
              </table:table-cell>
              <table:table-cell office:value-type="float" office:value="18.2910907740355">
                <text:p>18.2910907740355</text:p>
              </table:table-cell>
              <table:table-cell office:value-type="float" office:value="18.404070905427">
                <text:p>18.4040709054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525">
                <text:p>0.4525</text:p>
              </table:table-cell>
              <table:table-cell office:value-type="float" office:value="18.3236349152687">
                <text:p>18.3236349152687</text:p>
              </table:table-cell>
              <table:table-cell office:value-type="float" office:value="18.2866400470878">
                <text:p>18.2866400470878</text:p>
              </table:table-cell>
              <table:table-cell office:value-type="float" office:value="18.4016800206127">
                <text:p>18.40168002061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535">
                <text:p>0.4535</text:p>
              </table:table-cell>
              <table:table-cell office:value-type="float" office:value="18.319793245916">
                <text:p>18.319793245916</text:p>
              </table:table-cell>
              <table:table-cell office:value-type="float" office:value="18.2820856455684">
                <text:p>18.2820856455684</text:p>
              </table:table-cell>
              <table:table-cell office:value-type="float" office:value="18.3992308054413">
                <text:p>18.39923080544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545">
                <text:p>0.4545</text:p>
              </table:table-cell>
              <table:table-cell office:value-type="float" office:value="18.3158610124011">
                <text:p>18.3158610124011</text:p>
              </table:table-cell>
              <table:table-cell office:value-type="float" office:value="18.2774265503795">
                <text:p>18.2774265503795</text:p>
              </table:table-cell>
              <table:table-cell office:value-type="float" office:value="18.3967222304145">
                <text:p>18.39672223041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555">
                <text:p>0.4555</text:p>
              </table:table-cell>
              <table:table-cell office:value-type="float" office:value="18.3118372439878">
                <text:p>18.3118372439878</text:p>
              </table:table-cell>
              <table:table-cell office:value-type="float" office:value="18.2726619635721">
                <text:p>18.2726619635721</text:p>
              </table:table-cell>
              <table:table-cell office:value-type="float" office:value="18.3941533133402">
                <text:p>18.39415331334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565">
                <text:p>0.4565</text:p>
              </table:table-cell>
              <table:table-cell office:value-type="float" office:value="18.3077211355399">
                <text:p>18.3077211355399</text:p>
              </table:table-cell>
              <table:table-cell office:value-type="float" office:value="18.2677913380505">
                <text:p>18.2677913380505</text:p>
              </table:table-cell>
              <table:table-cell office:value-type="float" office:value="18.3915231186272">
                <text:p>18.39152311862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575">
                <text:p>0.4575</text:p>
              </table:table-cell>
              <table:table-cell office:value-type="float" office:value="18.3035120902271">
                <text:p>18.3035120902271</text:p>
              </table:table-cell>
              <table:table-cell office:value-type="float" office:value="18.262814434318">
                <text:p>18.262814434318</text:p>
              </table:table-cell>
              <table:table-cell office:value-type="float" office:value="18.3888307784024">
                <text:p>18.38883077840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585">
                <text:p>0.4585</text:p>
              </table:table-cell>
              <table:table-cell office:value-type="float" office:value="18.2992097648101">
                <text:p>18.2992097648101</text:p>
              </table:table-cell>
              <table:table-cell office:value-type="float" office:value="18.2577313816754">
                <text:p>18.2577313816754</text:p>
              </table:table-cell>
              <table:table-cell office:value-type="float" office:value="18.3860755131736">
                <text:p>18.38607551317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595">
                <text:p>0.4595</text:p>
              </table:table-cell>
              <table:table-cell office:value-type="float" office:value="18.2948141122411">
                <text:p>18.2948141122411</text:p>
              </table:table-cell>
              <table:table-cell office:value-type="float" office:value="18.2525427387437">
                <text:p>18.2525427387437</text:p>
              </table:table-cell>
              <table:table-cell office:value-type="float" office:value="18.383256646661">
                <text:p>18.3832566466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605">
                <text:p>0.4605</text:p>
              </table:table-cell>
              <table:table-cell office:value-type="float" office:value="18.2903254313376">
                <text:p>18.2903254313376</text:p>
              </table:table-cell>
              <table:table-cell office:value-type="float" office:value="18.2472495632126">
                <text:p>18.2472495632126</text:p>
              </table:table-cell>
              <table:table-cell office:value-type="float" office:value="18.3803736238508">
                <text:p>18.38037362385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615">
                <text:p>0.4615</text:p>
              </table:table-cell>
              <table:table-cell office:value-type="float" office:value="18.2857444417961">
                <text:p>18.2857444417961</text:p>
              </table:table-cell>
              <table:table-cell office:value-type="float" office:value="18.2418535092468">
                <text:p>18.2418535092468</text:p>
              </table:table-cell>
              <table:table-cell office:value-type="float" office:value="18.3774260494218">
                <text:p>18.37742604942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625">
                <text:p>0.4625</text:p>
              </table:table-cell>
              <table:table-cell office:value-type="float" office:value="18.2810723416888">
                <text:p>18.2810723416888</text:p>
              </table:table-cell>
              <table:table-cell office:value-type="float" office:value="18.236356909611">
                <text:p>18.236356909611</text:p>
              </table:table-cell>
              <table:table-cell office:value-type="float" office:value="18.3744137050864">
                <text:p>18.37441370508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635">
                <text:p>0.4635</text:p>
              </table:table-cell>
              <table:table-cell office:value-type="float" office:value="18.2763108939769">
                <text:p>18.2763108939769</text:p>
              </table:table-cell>
              <table:table-cell office:value-type="float" office:value="18.2307628891319">
                <text:p>18.2307628891319</text:p>
              </table:table-cell>
              <table:table-cell office:value-type="float" office:value="18.3713365902134">
                <text:p>18.37133659021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645">
                <text:p>0.4645</text:p>
              </table:table-cell>
              <table:table-cell office:value-type="float" office:value="18.2714625227409">
                <text:p>18.2714625227409</text:p>
              </table:table-cell>
              <table:table-cell office:value-type="float" office:value="18.2250754899886">
                <text:p>18.2250754899886</text:p>
              </table:table-cell>
              <table:table-cell office:value-type="float" office:value="18.368194966964">
                <text:p>18.3681949669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655">
                <text:p>0.4655</text:p>
              </table:table-cell>
              <table:table-cell office:value-type="float" office:value="18.2665304029197">
                <text:p>18.2665304029197</text:p>
              </table:table-cell>
              <table:table-cell office:value-type="float" office:value="18.2192997921916">
                <text:p>18.2192997921916</text:p>
              </table:table-cell>
              <table:table-cell office:value-type="float" office:value="18.3649893943796">
                <text:p>18.36498939437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665">
                <text:p>0.4665</text:p>
              </table:table-cell>
              <table:table-cell office:value-type="float" office:value="18.2615185863695">
                <text:p>18.2615185863695</text:p>
              </table:table-cell>
              <table:table-cell office:value-type="float" office:value="18.2134420716826">
                <text:p>18.2134420716826</text:p>
              </table:table-cell>
              <table:table-cell office:value-type="float" office:value="18.3617207924661">
                <text:p>18.36172079246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675">
                <text:p>0.4675</text:p>
              </table:table-cell>
              <table:table-cell office:value-type="float" office:value="18.2564321230078">
                <text:p>18.2564321230078</text:p>
              </table:table-cell>
              <table:table-cell office:value-type="float" office:value="18.2075099537752">
                <text:p>18.2075099537752</text:p>
              </table:table-cell>
              <table:table-cell office:value-type="float" office:value="18.3583904971834">
                <text:p>18.35839049718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685">
                <text:p>0.4685</text:p>
              </table:table-cell>
              <table:table-cell office:value-type="float" office:value="18.2512771932358">
                <text:p>18.2512771932358</text:p>
              </table:table-cell>
              <table:table-cell office:value-type="float" office:value="18.2015125769563">
                <text:p>18.2015125769563</text:p>
              </table:table-cell>
              <table:table-cell office:value-type="float" office:value="18.3550003225878">
                <text:p>18.35500032258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695">
                <text:p>0.4695</text:p>
              </table:table-cell>
              <table:table-cell office:value-type="float" office:value="18.2460612684858">
                <text:p>18.2460612684858</text:p>
              </table:table-cell>
              <table:table-cell office:value-type="float" office:value="18.1954607823315">
                <text:p>18.1954607823315</text:p>
              </table:table-cell>
              <table:table-cell office:value-type="float" office:value="18.3515526473703">
                <text:p>18.35155264737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705">
                <text:p>0.4705</text:p>
              </table:table-cell>
              <table:table-cell office:value-type="float" office:value="18.2407932639562">
                <text:p>18.2407932639562</text:p>
              </table:table-cell>
              <table:table-cell office:value-type="float" office:value="18.1893672903874">
                <text:p>18.1893672903874</text:p>
              </table:table-cell>
              <table:table-cell office:value-type="float" office:value="18.3480504933455">
                <text:p>18.34805049334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715">
                <text:p>0.4715</text:p>
              </table:table-cell>
              <table:table-cell office:value-type="float" office:value="18.2354837078045">
                <text:p>18.2354837078045</text:p>
              </table:table-cell>
              <table:table-cell office:value-type="float" office:value="18.1832468867303">
                <text:p>18.1832468867303</text:p>
              </table:table-cell>
              <table:table-cell office:value-type="float" office:value="18.3444976216549">
                <text:p>18.34449762165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725">
                <text:p>0.4725</text:p>
              </table:table-cell>
              <table:table-cell office:value-type="float" office:value="18.2301449132806">
                <text:p>18.2301449132806</text:p>
              </table:table-cell>
              <table:table-cell office:value-type="float" office:value="18.1771165998914">
                <text:p>18.1771165998914</text:p>
              </table:table-cell>
              <table:table-cell office:value-type="float" office:value="18.3408986373335">
                <text:p>18.34089863733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735">
                <text:p>0.4735</text:p>
              </table:table-cell>
              <table:table-cell office:value-type="float" office:value="18.2247911496675">
                <text:p>18.2247911496675</text:p>
              </table:table-cell>
              <table:table-cell office:value-type="float" office:value="18.1709958632101">
                <text:p>18.1709958632101</text:p>
              </table:table-cell>
              <table:table-cell office:value-type="float" office:value="18.3372591029408">
                <text:p>18.33725910294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745">
                <text:p>0.4745</text:p>
              </table:table-cell>
              <table:table-cell office:value-type="float" office:value="18.2194388061303">
                <text:p>18.2194388061303</text:p>
              </table:table-cell>
              <table:table-cell office:value-type="float" office:value="18.1649066506621">
                <text:p>18.1649066506621</text:p>
              </table:table-cell>
              <table:table-cell office:value-type="float" office:value="18.3335856614666">
                <text:p>18.33358566146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755">
                <text:p>0.4755</text:p>
              </table:table-cell>
              <table:table-cell office:value-type="float" office:value="18.2141065377078">
                <text:p>18.2141065377078</text:p>
              </table:table-cell>
              <table:table-cell office:value-type="float" office:value="18.1588735715282">
                <text:p>18.1588735715282</text:p>
              </table:table-cell>
              <table:table-cell office:value-type="float" office:value="18.3298861653275">
                <text:p>18.32988616532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765">
                <text:p>0.4765</text:p>
              </table:table-cell>
              <table:table-cell office:value-type="float" office:value="18.2088153784478">
                <text:p>18.2088153784478</text:p>
              </table:table-cell>
              <table:table-cell office:value-type="float" office:value="18.1529239048843">
                <text:p>18.1529239048843</text:p>
              </table:table-cell>
              <table:table-cell office:value-type="float" office:value="18.3261698053929">
                <text:p>18.32616980539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775">
                <text:p>0.4775</text:p>
              </table:table-cell>
              <table:table-cell office:value-type="float" office:value="18.2035888263384">
                <text:p>18.2035888263384</text:p>
              </table:table-cell>
              <table:table-cell office:value-type="float" office:value="18.1470875757104">
                <text:p>18.1470875757104</text:p>
              </table:table-cell>
              <table:table-cell office:value-type="float" office:value="18.3224472534098">
                <text:p>18.32244725340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785">
                <text:p>0.4785</text:p>
              </table:table-cell>
              <table:table-cell office:value-type="float" office:value="18.1984528577232">
                <text:p>18.1984528577232</text:p>
              </table:table-cell>
              <table:table-cell office:value-type="float" office:value="18.1413970288026">
                <text:p>18.1413970288026</text:p>
              </table:table-cell>
              <table:table-cell office:value-type="float" office:value="18.3187307869591">
                <text:p>18.31873078695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795">
                <text:p>0.4795</text:p>
              </table:table-cell>
              <table:table-cell office:value-type="float" office:value="18.1934358734985">
                <text:p>18.1934358734985</text:p>
              </table:table-cell>
              <table:table-cell office:value-type="float" office:value="18.1358870042636">
                <text:p>18.1358870042636</text:p>
              </table:table-cell>
              <table:table-cell office:value-type="float" office:value="18.3150344077506">
                <text:p>18.31503440775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805">
                <text:p>0.4805</text:p>
              </table:table-cell>
              <table:table-cell office:value-type="float" office:value="18.1885685570181">
                <text:p>18.1885685570181</text:p>
              </table:table-cell>
              <table:table-cell office:value-type="float" office:value="18.1305941991986">
                <text:p>18.1305941991986</text:p>
              </table:table-cell>
              <table:table-cell office:value-type="float" office:value="18.311373940985">
                <text:p>18.3113739409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15">
                <text:p>0.4815</text:p>
              </table:table-cell>
              <table:table-cell office:value-type="float" office:value="18.1838836274572">
                <text:p>18.1838836274572</text:p>
              </table:table-cell>
              <table:table-cell office:value-type="float" office:value="18.1255568080458">
                <text:p>18.1255568080458</text:p>
              </table:table-cell>
              <table:table-cell office:value-type="float" office:value="18.3077671037592">
                <text:p>18.30776710375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825">
                <text:p>0.4825</text:p>
              </table:table-cell>
              <table:table-cell office:value-type="float" office:value="18.1794154755718">
                <text:p>18.1794154755718</text:p>
              </table:table-cell>
              <table:table-cell office:value-type="float" office:value="18.1208139411718">
                <text:p>18.1208139411718</text:p>
              </table:table-cell>
              <table:table-cell office:value-type="float" office:value="18.3042335283767">
                <text:p>18.30423352837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835">
                <text:p>0.4835</text:p>
              </table:table-cell>
              <table:table-cell office:value-type="float" office:value="18.1751996755655">
                <text:p>18.1751996755655</text:p>
              </table:table-cell>
              <table:table-cell office:value-type="float" office:value="18.1164049314873">
                <text:p>18.1164049314873</text:p>
              </table:table-cell>
              <table:table-cell office:value-type="float" office:value="18.3007947260446">
                <text:p>18.30079472604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845">
                <text:p>0.4845</text:p>
              </table:table-cell>
              <table:table-cell office:value-type="float" office:value="18.1712723818032">
                <text:p>18.1712723818032</text:p>
              </table:table-cell>
              <table:table-cell office:value-type="float" office:value="18.112368555749">
                <text:p>18.112368555749</text:p>
              </table:table-cell>
              <table:table-cell office:value-type="float" office:value="18.2974739825972">
                <text:p>18.29747398259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855">
                <text:p>0.4855</text:p>
              </table:table-cell>
              <table:table-cell office:value-type="float" office:value="18.1676696099399">
                <text:p>18.1676696099399</text:p>
              </table:table-cell>
              <table:table-cell office:value-type="float" office:value="18.1087421873275">
                <text:p>18.1087421873275</text:p>
              </table:table-cell>
              <table:table-cell office:value-type="float" office:value="18.2942961608554">
                <text:p>18.29429616085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865">
                <text:p>0.4865</text:p>
              </table:table-cell>
              <table:table-cell office:value-type="float" office:value="18.1644264423166">
                <text:p>18.1644264423166</text:p>
              </table:table-cell>
              <table:table-cell office:value-type="float" office:value="18.1055609345127">
                <text:p>18.1055609345127</text:p>
              </table:table-cell>
              <table:table-cell office:value-type="float" office:value="18.2912874148474">
                <text:p>18.29128741484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875">
                <text:p>0.4875</text:p>
              </table:table-cell>
              <table:table-cell office:value-type="float" office:value="18.1615761532812">
                <text:p>18.1615761532812</text:p>
              </table:table-cell>
              <table:table-cell office:value-type="float" office:value="18.1028567678155">
                <text:p>18.1028567678155</text:p>
              </table:table-cell>
              <table:table-cell office:value-type="float" office:value="18.288474774566">
                <text:p>18.28847477456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885">
                <text:p>0.4885</text:p>
              </table:table-cell>
              <table:table-cell office:value-type="float" office:value="18.1591493333946">
                <text:p>18.1591493333946</text:p>
              </table:table-cell>
              <table:table-cell office:value-type="float" office:value="18.100657716138">
                <text:p>18.100657716138</text:p>
              </table:table-cell>
              <table:table-cell office:value-type="float" office:value="18.2858856377333">
                <text:p>18.2858856377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895">
                <text:p>0.4895</text:p>
              </table:table-cell>
              <table:table-cell office:value-type="float" office:value="18.1571730302652">
                <text:p>18.1571730302652</text:p>
              </table:table-cell>
              <table:table-cell office:value-type="float" office:value="18.0989871418839">
                <text:p>18.0989871418839</text:p>
              </table:table-cell>
              <table:table-cell office:value-type="float" office:value="18.2835471515935">
                <text:p>18.28354715159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905">
                <text:p>0.4905</text:p>
              </table:table-cell>
              <table:table-cell office:value-type="float" office:value="18.1556699526935">
                <text:p>18.1556699526935</text:p>
              </table:table-cell>
              <table:table-cell office:value-type="float" office:value="18.0978631276066">
                <text:p>18.0978631276066</text:p>
              </table:table-cell>
              <table:table-cell office:value-type="float" office:value="18.2814855045406">
                <text:p>18.28148550454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915">
                <text:p>0.4915</text:p>
              </table:table-cell>
              <table:table-cell office:value-type="float" office:value="18.1546577789389">
                <text:p>18.1546577789389</text:p>
              </table:table-cell>
              <table:table-cell office:value-type="float" office:value="18.0972979967086">
                <text:p>18.0972979967086</text:p>
              </table:table-cell>
              <table:table-cell office:value-type="float" office:value="18.2797251554756">
                <text:p>18.27972515547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925">
                <text:p>0.4925</text:p>
              </table:table-cell>
              <table:table-cell office:value-type="float" office:value="18.1541486193262">
                <text:p>18.1541486193262</text:p>
              </table:table-cell>
              <table:table-cell office:value-type="float" office:value="NaN">
                <text:p>NaN</text:p>
              </table:table-cell>
              <table:table-cell office:value-type="float" office:value="18.2782880534142">
                <text:p>18.278288053414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2.757cm" svg:y="0.015cm" chart:style-name="ch2">
          <text:p>Egyenértékű Hővezetési tényező/Hővezetési ellenállás</text:p>
        </chart:title>
        <chart:legend svg:x="11.9cm" svg:y="2.825cm" style:legend-expansion="custom" chartooo:width="2.774cm" chartooo:height="1.096cm" style:legend-expansion-aspect-ratio="2.53102189781022" chart:style-name="ch3"/>
        <chart:plot-area chart:style-name="ch4" table:cell-range-address="'Hővezetési ellenállás'.C6:'Hővezetési ellenállás'.D15 Sheet1.D12:Sheet1.D19" chart:data-source-has-labels="both" svg:x="0.245cm" svg:y="0.592cm" svg:width="15.474cm" svg:height="8.376cm">
          <chartooo:coordinate-region svg:x="1.157cm" svg:y="0.804cm" svg:width="14.137cm" svg:height="7.491cm"/>
          <chart:axis chart:dimension="x" chart:name="primary-x" chart:style-name="ch5" chartooo:axis-type="auto">
            <chart:title svg:x="14.56cm" svg:y="7.716cm" chart:style-name="ch6">
              <text:p>d [mm]</text:p>
            </chart:title>
            <chart:categories table:cell-range-address="'Hővezetési ellenállás'.C6:'Hővezetési ellenállás'.C7"/>
          </chart:axis>
          <chart:axis chart:dimension="y" chart:name="primary-y" chart:style-name="ch5">
            <chart:title svg:x="0cm" svg:y="0.022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Sheet1.D12:Sheet1.D19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8.2859859556838">
                <text:p>18.2859859556838</text:p>
                <draw:g>
                  <svg:desc>Sheet1.D12:Sheet1.D19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472456877112031">
                <text:p>0.472456877112031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18.2885752096552">
                <text:p>18.2885752096552</text:p>
              </table:table-cell>
              <table:table-cell office:value-type="float" office:value="0.11">
                <text:p>0.11</text:p>
              </table:table-cell>
              <table:table-cell office:value-type="float" office:value="0.150777046917367">
                <text:p>0.150777046917367</text:p>
              </table:table-cell>
            </table:table-row>
            <table:table-row>
              <table:table-cell office:value-type="string"/>
              <table:table-cell office:value-type="float" office:value="18.2913879853183">
                <text:p>18.2913879853183</text:p>
              </table:table-cell>
              <table:table-cell office:value-type="float" office:value="0.15">
                <text:p>0.15</text:p>
              </table:table-cell>
              <table:table-cell office:value-type="float" office:value="0.110853623602624">
                <text:p>0.110853623602624</text:p>
              </table:table-cell>
            </table:table-row>
            <table:table-row>
              <table:table-cell office:value-type="string"/>
              <table:table-cell office:value-type="float" office:value="18.2943968866604">
                <text:p>18.2943968866604</text:p>
              </table:table-cell>
              <table:table-cell office:value-type="float" office:value="0.16">
                <text:p>0.16</text:p>
              </table:table-cell>
              <table:table-cell office:value-type="float" office:value="0.104161043923752">
                <text:p>0.104161043923752</text:p>
              </table:table-cell>
            </table:table-row>
            <table:table-row>
              <table:table-cell office:value-type="string"/>
              <table:table-cell office:value-type="float" office:value="18.2975748814199">
                <text:p>18.2975748814199</text:p>
              </table:table-cell>
              <table:table-cell office:value-type="float" office:value="0.17">
                <text:p>0.17</text:p>
              </table:table-cell>
              <table:table-cell office:value-type="float" office:value="0.0982351334724423">
                <text:p>0.0982351334724423</text:p>
              </table:table-cell>
            </table:table-row>
            <table:table-row>
              <table:table-cell office:value-type="string"/>
              <table:table-cell office:value-type="float" office:value="18.300895820887">
                <text:p>18.300895820887</text:p>
              </table:table-cell>
              <table:table-cell office:value-type="float" office:value="0.17">
                <text:p>0.17</text:p>
              </table:table-cell>
              <table:table-cell office:value-type="float" office:value="0.0984207505018741">
                <text:p>0.0984207505018741</text:p>
              </table:table-cell>
            </table:table-row>
            <table:table-row>
              <table:table-cell office:value-type="string"/>
              <table:table-cell office:value-type="float" office:value="18.3043348387356">
                <text:p>18.3043348387356</text:p>
              </table:table-cell>
              <table:table-cell office:value-type="float" office:value="0.17">
                <text:p>0.17</text:p>
              </table:table-cell>
              <table:table-cell office:value-type="float" office:value="0.0985941790734794">
                <text:p>0.0985941790734794</text:p>
              </table:table-cell>
            </table:table-row>
            <table:table-row>
              <table:table-cell office:value-type="string"/>
              <table:table-cell office:value-type="float" office:value="18.3078686532666">
                <text:p>18.3078686532666</text:p>
              </table:table-cell>
              <table:table-cell office:value-type="float" office:value="0.17">
                <text:p>0.17</text:p>
              </table:table-cell>
              <table:table-cell office:value-type="float" office:value="0.0987577464211518">
                <text:p>0.09875774642115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3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8.995cm" xlink:href=".." xlink:type="simple" chart:class="chart:scatter" chart:style-name="ch1">
        <chart:title svg:x="2.93cm" svg:y="0.237cm" chart:style-name="ch2">
          <text:p>Hőeloszlás belső falon 10 cm vastag hőszigetelés esetén</text:p>
        </chart:title>
        <chart:legend svg:x="11.065cm" svg:y="4.985cm" style:legend-expansion="custom" chartooo:width="3.573cm" chartooo:height="2.353cm" style:legend-expansion-aspect-ratio="1.51848703782405" chart:style-name="ch3"/>
        <chart:plot-area chart:style-name="ch4" table:cell-range-address="'Belsofalsarok-szigeteles'.Q72:'Belsofalsarok-szigeteles'.Q371 'Belsofalsarok-szigeteles'.A71:'Belsofalsarok-szigeteles'.A371 'Belsofalsarok-szigeteles'.B72:'Belsofalsarok-szigeteles'.B371 'Belsofalsarok-szigeteles'.D70:'Belsofalsarok-szigeteles'.D70 'Belsofalsarok-szigeteles'.E72:'Belsofalsarok-szigeteles'.E371 'Belsofalsarok-szigeteles'.G70:'Belsofalsarok-szigeteles'.G70 'Belsofalsarok-szigeteles'.S70:'Belsofalsarok-szigeteles'.S70 'Belsofalsarok-szigeteles'.T72:'Belsofalsarok-szigeteles'.T371" chart:data-source-has-labels="both" svg:x="0.413cm" svg:y="0.911cm" svg:width="15.105cm" svg:height="7.423cm">
          <chartooo:coordinate-region svg:x="1.034cm" svg:y="1.124cm" svg:width="14.39cm" svg:height="6.538cm"/>
          <chart:axis chart:dimension="x" chart:name="primary-x" chart:style-name="ch5" chartooo:axis-type="auto">
            <chart:categories table:cell-range-address="'Belsofalsarok-szigeteles'.Q72:'Belsofalsarok-szigeteles'.Q371"/>
            <chart:grid chart:style-name="ch6" chart:class="major"/>
          </chart:axis>
          <chart:axis chart:dimension="y" chart:name="primary-y" chart:style-name="ch7">
            <chart:title svg:x="0.132cm" svg:y="0.161cm" chart:style-name="ch8">
              <text:p>T [ºC]</text:p>
            </chart:title>
            <chart:grid chart:style-name="ch6" chart:class="major"/>
          </chart:axis>
          <chart:series chart:style-name="ch9" chart:values-cell-range-address="'Belsofalsarok-szigeteles'.B72:'Belsofalsarok-szigeteles'.B371" chart:label-cell-address="'Belsofalsarok-szigeteles'.A71:'Belsofalsarok-szigeteles'.A71" chart:class="chart:scatter">
            <chart:domain table:cell-range-address="'Belsofalsarok-szigeteles'.A72:'Belsofalsarok-szigeteles'.A371"/>
            <chart:data-point chart:repeated="300"/>
          </chart:series>
          <chart:series chart:style-name="ch10" chart:values-cell-range-address="'Belsofalsarok-szigeteles'.E72:'Belsofalsarok-szigeteles'.E371" chart:label-cell-address="'Belsofalsarok-szigeteles'.D70:'Belsofalsarok-szigeteles'.D70" chart:class="chart:scatter">
            <chart:domain table:cell-range-address="'Belsofalsarok-szigeteles'.D72:'Belsofalsarok-szigeteles'.D371"/>
            <chart:data-point chart:repeated="300"/>
          </chart:series>
          <chart:series chart:style-name="ch11" chart:values-cell-range-address="'Belsofalsarok-szigeteles'.Q72:'Belsofalsarok-szigeteles'.Q371" chart:label-cell-address="'Belsofalsarok-szigeteles'.G70:'Belsofalsarok-szigeteles'.G70" chart:class="chart:scatter">
            <chart:domain table:cell-range-address="'Belsofalsarok-szigeteles'.G72:'Belsofalsarok-szigeteles'.G371"/>
            <chart:data-point chart:repeated="300"/>
          </chart:series>
          <chart:series chart:style-name="ch12" chart:values-cell-range-address="'Belsofalsarok-szigeteles'.T72:'Belsofalsarok-szigeteles'.T371" chart:label-cell-address="'Belsofalsarok-szigeteles'.S70:'Belsofalsarok-szigeteles'.S70" chart:class="chart:scatter">
            <chart:domain table:cell-range-address="'Belsofalsarok-szigeteles'.S72:'Belsofalsarok-szigeteles'.S371"/>
            <chart:data-point chart:repeated="3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=0 [cm]</text:p>
                <draw:g>
                  <svg:desc>'Belsofalsarok-szigeteles'.A71:'Belsofalsarok-szigeteles'.A7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l=10 [cm]</text:p>
                <draw:g>
                  <svg:desc>'Belsofalsarok-szigeteles'.D70:'Belsofalsarok-szigeteles'.D7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l=20 [cm]</text:p>
                <draw:g>
                  <svg:desc>'Belsofalsarok-szigeteles'.G70:'Belsofalsarok-szigeteles'.G7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l=30 [cm]</text:p>
                <draw:g>
                  <svg:desc>'Belsofalsarok-szigeteles'.S70:'Belsofalsarok-szigeteles'.S70</svg:desc>
                </draw:g>
              </table:table-cell>
            </table:table-row>
          </table:table-header-rows>
          <table:table-rows>
            <table:table-row>
              <table:table-cell office:value-type="float" office:value="17.4445050402631">
                <text:p>20</text:p>
                <draw:g>
                  <svg:desc>'Belsofalsarok-szigeteles'.Q72:'Belsofalsarok-szigeteles'.Q371</svg:desc>
                </draw:g>
              </table:table-cell>
              <table:table-cell office:value-type="float" office:value="0.301">
                <text:p>0.301</text:p>
                <draw:g>
                  <svg:desc>'Belsofalsarok-szigeteles'.A72:'Belsofalsarok-szigeteles'.A371</svg:desc>
                </draw:g>
              </table:table-cell>
              <table:table-cell office:value-type="float" office:value="14.3208835041821">
                <text:p>14.3208835041821</text:p>
                <draw:g>
                  <svg:desc>'Belsofalsarok-szigeteles'.B72:'Belsofalsarok-szigeteles'.B371</svg:desc>
                </draw:g>
              </table:table-cell>
              <table:table-cell office:value-type="float" office:value="0.301">
                <text:p>0.301</text:p>
                <draw:g>
                  <svg:desc>'Belsofalsarok-szigeteles'.D72:'Belsofalsarok-szigeteles'.D371</svg:desc>
                </draw:g>
              </table:table-cell>
              <table:table-cell office:value-type="float" office:value="17.6417941325404">
                <text:p>17.6417941325404</text:p>
                <draw:g>
                  <svg:desc>'Belsofalsarok-szigeteles'.E72:'Belsofalsarok-szigeteles'.E371</svg:desc>
                </draw:g>
              </table:table-cell>
              <table:table-cell office:value-type="float" office:value="0.301">
                <text:p>0.301</text:p>
                <draw:g>
                  <svg:desc>'Belsofalsarok-szigeteles'.G72:'Belsofalsarok-szigeteles'.G371</svg:desc>
                </draw:g>
              </table:table-cell>
              <table:table-cell office:value-type="float" office:value="17.4445050402631">
                <text:p>17.4445050402631</text:p>
                <draw:g>
                  <svg:desc>'Belsofalsarok-szigeteles'.Q72:'Belsofalsarok-szigeteles'.Q371</svg:desc>
                </draw:g>
              </table:table-cell>
              <table:table-cell office:value-type="float" office:value="0.301">
                <text:p>0.301</text:p>
                <draw:g>
                  <svg:desc>'Belsofalsarok-szigeteles'.S72:'Belsofalsarok-szigeteles'.S371</svg:desc>
                </draw:g>
              </table:table-cell>
              <table:table-cell office:value-type="float" office:value="17.3616819162414">
                <text:p>17.3616819162414</text:p>
                <draw:g>
                  <svg:desc>'Belsofalsarok-szigeteles'.T72:'Belsofalsarok-szigeteles'.T371</svg:desc>
                </draw:g>
              </table:table-cell>
            </table:table-row>
            <table:table-row>
              <table:table-cell office:value-type="float" office:value="17.7960297520882">
                <text:p>20</text:p>
              </table:table-cell>
              <table:table-cell office:value-type="float" office:value="0.303">
                <text:p>0.303</text:p>
              </table:table-cell>
              <table:table-cell office:value-type="float" office:value="14.501266610903">
                <text:p>14.501266610903</text:p>
              </table:table-cell>
              <table:table-cell office:value-type="float" office:value="0.303">
                <text:p>0.303</text:p>
              </table:table-cell>
              <table:table-cell office:value-type="float" office:value="17.9671984675166">
                <text:p>17.9671984675166</text:p>
              </table:table-cell>
              <table:table-cell office:value-type="float" office:value="0.303">
                <text:p>0.303</text:p>
              </table:table-cell>
              <table:table-cell office:value-type="float" office:value="17.7960297520882">
                <text:p>17.7960297520882</text:p>
              </table:table-cell>
              <table:table-cell office:value-type="float" office:value="0.303">
                <text:p>0.303</text:p>
              </table:table-cell>
              <table:table-cell office:value-type="float" office:value="17.7241299909566">
                <text:p>17.7241299909566</text:p>
              </table:table-cell>
            </table:table-row>
            <table:table-row>
              <table:table-cell office:value-type="float" office:value="18.0241100405753">
                <text:p>20</text:p>
              </table:table-cell>
              <table:table-cell office:value-type="float" office:value="0.305">
                <text:p>0.305</text:p>
              </table:table-cell>
              <table:table-cell office:value-type="float" office:value="14.6540131306534">
                <text:p>14.6540131306534</text:p>
              </table:table-cell>
              <table:table-cell office:value-type="float" office:value="0.305">
                <text:p>0.305</text:p>
              </table:table-cell>
              <table:table-cell office:value-type="float" office:value="18.1787772153414">
                <text:p>18.1787772153414</text:p>
              </table:table-cell>
              <table:table-cell office:value-type="float" office:value="0.305">
                <text:p>0.305</text:p>
              </table:table-cell>
              <table:table-cell office:value-type="float" office:value="18.0241100405753">
                <text:p>18.0241100405753</text:p>
              </table:table-cell>
              <table:table-cell office:value-type="float" office:value="0.305">
                <text:p>0.305</text:p>
              </table:table-cell>
              <table:table-cell office:value-type="float" office:value="17.9590865455022">
                <text:p>17.9590865455022</text:p>
              </table:table-cell>
            </table:table-row>
            <table:table-row>
              <table:table-cell office:value-type="float" office:value="18.185405164097">
                <text:p>20</text:p>
              </table:table-cell>
              <table:table-cell office:value-type="float" office:value="0.307">
                <text:p>0.307</text:p>
              </table:table-cell>
              <table:table-cell office:value-type="float" office:value="14.7876009956292">
                <text:p>14.7876009956292</text:p>
              </table:table-cell>
              <table:table-cell office:value-type="float" office:value="0.307">
                <text:p>0.307</text:p>
              </table:table-cell>
              <table:table-cell office:value-type="float" office:value="18.3287705696343">
                <text:p>18.3287705696343</text:p>
              </table:table-cell>
              <table:table-cell office:value-type="float" office:value="0.307">
                <text:p>0.307</text:p>
              </table:table-cell>
              <table:table-cell office:value-type="float" office:value="18.185405164097">
                <text:p>18.185405164097</text:p>
              </table:table-cell>
              <table:table-cell office:value-type="float" office:value="0.307">
                <text:p>0.307</text:p>
              </table:table-cell>
              <table:table-cell office:value-type="float" office:value="18.1250657170675">
                <text:p>18.1250657170675</text:p>
              </table:table-cell>
            </table:table-row>
            <table:table-row>
              <table:table-cell office:value-type="float" office:value="18.3064560428545">
                <text:p>20</text:p>
              </table:table-cell>
              <table:table-cell office:value-type="float" office:value="0.309">
                <text:p>0.309</text:p>
              </table:table-cell>
              <table:table-cell office:value-type="float" office:value="14.9067782401858">
                <text:p>14.9067782401858</text:p>
              </table:table-cell>
              <table:table-cell office:value-type="float" office:value="0.309">
                <text:p>0.309</text:p>
              </table:table-cell>
              <table:table-cell office:value-type="float" office:value="18.4416480699918">
                <text:p>18.4416480699918</text:p>
              </table:table-cell>
              <table:table-cell office:value-type="float" office:value="0.309">
                <text:p>0.309</text:p>
              </table:table-cell>
              <table:table-cell office:value-type="float" office:value="18.3064560428545">
                <text:p>18.3064560428545</text:p>
              </table:table-cell>
              <table:table-cell office:value-type="float" office:value="0.309">
                <text:p>0.309</text:p>
              </table:table-cell>
              <table:table-cell office:value-type="float" office:value="18.2494769824263">
                <text:p>18.2494769824263</text:p>
              </table:table-cell>
            </table:table-row>
            <table:table-row>
              <table:table-cell office:value-type="float" office:value="18.4012263361105">
                <text:p>20</text:p>
              </table:table-cell>
              <table:table-cell office:value-type="float" office:value="0.311">
                <text:p>0.311</text:p>
              </table:table-cell>
              <table:table-cell office:value-type="float" office:value="15.0145330701327">
                <text:p>15.0145330701327</text:p>
              </table:table-cell>
              <table:table-cell office:value-type="float" office:value="0.311">
                <text:p>0.311</text:p>
              </table:table-cell>
              <table:table-cell office:value-type="float" office:value="18.5302821338943">
                <text:p>18.5302821338943</text:p>
              </table:table-cell>
              <table:table-cell office:value-type="float" office:value="0.311">
                <text:p>0.311</text:p>
              </table:table-cell>
              <table:table-cell office:value-type="float" office:value="18.4012263361105">
                <text:p>18.4012263361105</text:p>
              </table:table-cell>
              <table:table-cell office:value-type="float" office:value="0.311">
                <text:p>0.311</text:p>
              </table:table-cell>
              <table:table-cell office:value-type="float" office:value="18.3467407179955">
                <text:p>18.3467407179955</text:p>
              </table:table-cell>
            </table:table-row>
            <table:table-row>
              <table:table-cell office:value-type="float" office:value="18.4777769698563">
                <text:p>20</text:p>
              </table:table-cell>
              <table:table-cell office:value-type="float" office:value="0.313">
                <text:p>0.313</text:p>
              </table:table-cell>
              <table:table-cell office:value-type="float" office:value="15.1129101397381">
                <text:p>15.1129101397381</text:p>
              </table:table-cell>
              <table:table-cell office:value-type="float" office:value="0.313">
                <text:p>0.313</text:p>
              </table:table-cell>
              <table:table-cell office:value-type="float" office:value="18.6021021857408">
                <text:p>18.6021021857408</text:p>
              </table:table-cell>
              <table:table-cell office:value-type="float" office:value="0.313">
                <text:p>0.313</text:p>
              </table:table-cell>
              <table:table-cell office:value-type="float" office:value="18.4777769698563">
                <text:p>18.4777769698563</text:p>
              </table:table-cell>
              <table:table-cell office:value-type="float" office:value="0.313">
                <text:p>0.313</text:p>
              </table:table-cell>
              <table:table-cell office:value-type="float" office:value="18.4251813105491">
                <text:p>18.4251813105491</text:p>
              </table:table-cell>
            </table:table-row>
            <table:table-row>
              <table:table-cell office:value-type="float" office:value="18.5411100749941">
                <text:p>20</text:p>
              </table:table-cell>
              <table:table-cell office:value-type="float" office:value="0.315">
                <text:p>0.315</text:p>
              </table:table-cell>
              <table:table-cell office:value-type="float" office:value="15.2033942151296">
                <text:p>15.2033942151296</text:p>
              </table:table-cell>
              <table:table-cell office:value-type="float" office:value="0.315">
                <text:p>0.315</text:p>
              </table:table-cell>
              <table:table-cell office:value-type="float" office:value="18.6617168232975">
                <text:p>18.6617168232975</text:p>
              </table:table-cell>
              <table:table-cell office:value-type="float" office:value="0.315">
                <text:p>0.315</text:p>
              </table:table-cell>
              <table:table-cell office:value-type="float" office:value="18.5411100749941">
                <text:p>18.5411100749941</text:p>
              </table:table-cell>
              <table:table-cell office:value-type="float" office:value="0.315">
                <text:p>0.315</text:p>
              </table:table-cell>
              <table:table-cell office:value-type="float" office:value="18.4899642243">
                <text:p>18.4899642243</text:p>
              </table:table-cell>
            </table:table-row>
            <table:table-row>
              <table:table-cell office:value-type="float" office:value="18.5945096605517">
                <text:p>20</text:p>
              </table:table-cell>
              <table:table-cell office:value-type="float" office:value="0.317">
                <text:p>0.317</text:p>
              </table:table-cell>
              <table:table-cell office:value-type="float" office:value="15.2871111485335">
                <text:p>15.2871111485335</text:p>
              </table:table-cell>
              <table:table-cell office:value-type="float" office:value="0.317">
                <text:p>0.317</text:p>
              </table:table-cell>
              <table:table-cell office:value-type="float" office:value="18.7121499083977">
                <text:p>18.7121499083977</text:p>
              </table:table-cell>
              <table:table-cell office:value-type="float" office:value="0.317">
                <text:p>0.317</text:p>
              </table:table-cell>
              <table:table-cell office:value-type="float" office:value="18.5945096605517">
                <text:p>18.5945096605517</text:p>
              </table:table-cell>
              <table:table-cell office:value-type="float" office:value="0.317">
                <text:p>0.317</text:p>
              </table:table-cell>
              <table:table-cell office:value-type="float" office:value="18.5444805720392">
                <text:p>18.5444805720392</text:p>
              </table:table-cell>
            </table:table-row>
            <table:table-row>
              <table:table-cell office:value-type="float" office:value="18.6402302041675">
                <text:p>20</text:p>
              </table:table-cell>
              <table:table-cell office:value-type="float" office:value="0.319">
                <text:p>0.319</text:p>
              </table:table-cell>
              <table:table-cell office:value-type="float" office:value="15.3649427660056">
                <text:p>15.3649427660056</text:p>
              </table:table-cell>
              <table:table-cell office:value-type="float" office:value="0.319">
                <text:p>0.319</text:p>
              </table:table-cell>
              <table:table-cell office:value-type="float" office:value="18.755475402827">
                <text:p>18.755475402827</text:p>
              </table:table-cell>
              <table:table-cell office:value-type="float" office:value="0.319">
                <text:p>0.319</text:p>
              </table:table-cell>
              <table:table-cell office:value-type="float" office:value="18.6402302041675">
                <text:p>18.6402302041675</text:p>
              </table:table-cell>
              <table:table-cell office:value-type="float" office:value="0.319">
                <text:p>0.319</text:p>
              </table:table-cell>
              <table:table-cell office:value-type="float" office:value="18.5910582499993">
                <text:p>18.5910582499993</text:p>
              </table:table-cell>
            </table:table-row>
            <table:table-row>
              <table:table-cell office:value-type="float" office:value="18.6798762889699">
                <text:p>20</text:p>
              </table:table-cell>
              <table:table-cell office:value-type="float" office:value="0.321">
                <text:p>0.321</text:p>
              </table:table-cell>
              <table:table-cell office:value-type="float" office:value="15.4375973020522">
                <text:p>15.4375973020522</text:p>
              </table:table-cell>
              <table:table-cell office:value-type="float" office:value="0.321">
                <text:p>0.321</text:p>
              </table:table-cell>
              <table:table-cell office:value-type="float" office:value="18.7931673269327">
                <text:p>18.7931673269327</text:p>
              </table:table-cell>
              <table:table-cell office:value-type="float" office:value="0.321">
                <text:p>0.321</text:p>
              </table:table-cell>
              <table:table-cell office:value-type="float" office:value="18.6798762889699">
                <text:p>18.6798762889699</text:p>
              </table:table-cell>
              <table:table-cell office:value-type="float" office:value="0.321">
                <text:p>0.321</text:p>
              </table:table-cell>
              <table:table-cell office:value-type="float" office:value="18.6313540024352">
                <text:p>18.6313540024352</text:p>
              </table:table-cell>
            </table:table-row>
            <table:table-row>
              <table:table-cell office:value-type="float" office:value="18.7146244391755">
                <text:p>20</text:p>
              </table:table-cell>
              <table:table-cell office:value-type="float" office:value="0.323">
                <text:p>0.323</text:p>
              </table:table-cell>
              <table:table-cell office:value-type="float" office:value="15.5056550493605">
                <text:p>15.5056550493605</text:p>
              </table:table-cell>
              <table:table-cell office:value-type="float" office:value="0.323">
                <text:p>0.323</text:p>
              </table:table-cell>
              <table:table-cell office:value-type="float" office:value="18.8263042074697">
                <text:p>18.8263042074697</text:p>
              </table:table-cell>
              <table:table-cell office:value-type="float" office:value="0.323">
                <text:p>0.323</text:p>
              </table:table-cell>
              <table:table-cell office:value-type="float" office:value="18.7146244391755">
                <text:p>18.7146244391755</text:p>
              </table:table-cell>
              <table:table-cell office:value-type="float" office:value="0.323">
                <text:p>0.323</text:p>
              </table:table-cell>
              <table:table-cell office:value-type="float" office:value="18.6665825180962">
                <text:p>18.6665825180962</text:p>
              </table:table-cell>
            </table:table-row>
            <table:table-row>
              <table:table-cell office:value-type="float" office:value="18.7453591156912">
                <text:p>20</text:p>
              </table:table-cell>
              <table:table-cell office:value-type="float" office:value="0.325">
                <text:p>0.325</text:p>
              </table:table-cell>
              <table:table-cell office:value-type="float" office:value="15.5695992612445">
                <text:p>15.5695992612445</text:p>
              </table:table-cell>
              <table:table-cell office:value-type="float" office:value="0.325">
                <text:p>0.325</text:p>
              </table:table-cell>
              <table:table-cell office:value-type="float" office:value="18.8556943630458">
                <text:p>18.8556943630458</text:p>
              </table:table-cell>
              <table:table-cell office:value-type="float" office:value="0.325">
                <text:p>0.325</text:p>
              </table:table-cell>
              <table:table-cell office:value-type="float" office:value="18.7453591156912">
                <text:p>18.7453591156912</text:p>
              </table:table-cell>
              <table:table-cell office:value-type="float" office:value="0.325">
                <text:p>0.325</text:p>
              </table:table-cell>
              <table:table-cell office:value-type="float" office:value="18.6976568765232">
                <text:p>18.6976568765232</text:p>
              </table:table-cell>
            </table:table-row>
            <table:table-row>
              <table:table-cell office:value-type="float" office:value="18.7727595009745">
                <text:p>20</text:p>
              </table:table-cell>
              <table:table-cell office:value-type="float" office:value="0.327">
                <text:p>0.327</text:p>
              </table:table-cell>
              <table:table-cell office:value-type="float" office:value="15.6298378620294">
                <text:p>15.6298378620294</text:p>
              </table:table-cell>
              <table:table-cell office:value-type="float" office:value="0.327">
                <text:p>0.327</text:p>
              </table:table-cell>
              <table:table-cell office:value-type="float" office:value="18.881955798506">
                <text:p>18.881955798506</text:p>
              </table:table-cell>
              <table:table-cell office:value-type="float" office:value="0.327">
                <text:p>0.327</text:p>
              </table:table-cell>
              <table:table-cell office:value-type="float" office:value="18.7727595009745">
                <text:p>18.7727595009745</text:p>
              </table:table-cell>
              <table:table-cell office:value-type="float" office:value="0.327">
                <text:p>0.327</text:p>
              </table:table-cell>
              <table:table-cell office:value-type="float" office:value="18.7252781726214">
                <text:p>18.7252781726214</text:p>
              </table:table-cell>
            </table:table-row>
            <table:table-row>
              <table:table-cell office:value-type="float" office:value="18.7973567836505">
                <text:p>20</text:p>
              </table:table-cell>
              <table:table-cell office:value-type="float" office:value="0.329">
                <text:p>0.329</text:p>
              </table:table-cell>
              <table:table-cell office:value-type="float" office:value="15.68671912115">
                <text:p>15.68671912115</text:p>
              </table:table-cell>
              <table:table-cell office:value-type="float" office:value="0.329">
                <text:p>0.329</text:p>
              </table:table-cell>
              <table:table-cell office:value-type="float" office:value="18.9055688782748">
                <text:p>18.9055688782748</text:p>
              </table:table-cell>
              <table:table-cell office:value-type="float" office:value="0.329">
                <text:p>0.329</text:p>
              </table:table-cell>
              <table:table-cell office:value-type="float" office:value="18.7973567836505">
                <text:p>18.7973567836505</text:p>
              </table:table-cell>
              <table:table-cell office:value-type="float" office:value="0.329">
                <text:p>0.329</text:p>
              </table:table-cell>
              <table:table-cell office:value-type="float" office:value="18.7499946756166">
                <text:p>18.7499946756166</text:p>
              </table:table-cell>
            </table:table-row>
            <table:table-row>
              <table:table-cell office:value-type="float" office:value="18.819573095539">
                <text:p>20</text:p>
              </table:table-cell>
              <table:table-cell office:value-type="float" office:value="0.331">
                <text:p>0.331</text:p>
              </table:table-cell>
              <table:table-cell office:value-type="float" office:value="15.740543311706">
                <text:p>15.740543311706</text:p>
              </table:table-cell>
              <table:table-cell office:value-type="float" office:value="0.331">
                <text:p>0.331</text:p>
              </table:table-cell>
              <table:table-cell office:value-type="float" office:value="18.926912058918">
                <text:p>18.926912058918</text:p>
              </table:table-cell>
              <table:table-cell office:value-type="float" office:value="0.331">
                <text:p>0.331</text:p>
              </table:table-cell>
              <table:table-cell office:value-type="float" office:value="18.819573095539">
                <text:p>18.819573095539</text:p>
              </table:table-cell>
              <table:table-cell office:value-type="float" office:value="0.331">
                <text:p>0.331</text:p>
              </table:table-cell>
              <table:table-cell office:value-type="float" office:value="18.7722420397811">
                <text:p>18.7722420397811</text:p>
              </table:table-cell>
            </table:table-row>
            <table:table-row>
              <table:table-cell office:value-type="float" office:value="18.8397486446231">
                <text:p>20</text:p>
              </table:table-cell>
              <table:table-cell office:value-type="float" office:value="0.333">
                <text:p>0.333</text:p>
              </table:table-cell>
              <table:table-cell office:value-type="float" office:value="15.7915715223139">
                <text:p>15.7915715223139</text:p>
              </table:table-cell>
              <table:table-cell office:value-type="float" office:value="0.333">
                <text:p>0.333</text:p>
              </table:table-cell>
              <table:table-cell office:value-type="float" office:value="18.9462867086782">
                <text:p>18.9462867086782</text:p>
              </table:table-cell>
              <table:table-cell office:value-type="float" office:value="0.333">
                <text:p>0.333</text:p>
              </table:table-cell>
              <table:table-cell office:value-type="float" office:value="18.8397486446231">
                <text:p>18.8397486446231</text:p>
              </table:table-cell>
              <table:table-cell office:value-type="float" office:value="0.333">
                <text:p>0.333</text:p>
              </table:table-cell>
              <table:table-cell office:value-type="float" office:value="18.7923713250422">
                <text:p>18.7923713250422</text:p>
              </table:table-cell>
            </table:table-row>
            <table:table-row>
              <table:table-cell office:value-type="float" office:value="18.8581610483405">
                <text:p>20</text:p>
              </table:table-cell>
              <table:table-cell office:value-type="float" office:value="0.335">
                <text:p>0.335</text:p>
              </table:table-cell>
              <table:table-cell office:value-type="float" office:value="15.8400324662307">
                <text:p>15.8400324662307</text:p>
              </table:table-cell>
              <table:table-cell office:value-type="float" office:value="0.335">
                <text:p>0.335</text:p>
              </table:table-cell>
              <table:table-cell office:value-type="float" office:value="18.9639347008084">
                <text:p>18.9639347008084</text:p>
              </table:table-cell>
              <table:table-cell office:value-type="float" office:value="0.335">
                <text:p>0.335</text:p>
              </table:table-cell>
              <table:table-cell office:value-type="float" office:value="18.8581610483405">
                <text:p>18.8581610483405</text:p>
              </table:table-cell>
              <table:table-cell office:value-type="float" office:value="0.335">
                <text:p>0.335</text:p>
              </table:table-cell>
              <table:table-cell office:value-type="float" office:value="18.8106689627415">
                <text:p>18.8106689627415</text:p>
              </table:table-cell>
            </table:table-row>
            <table:table-row>
              <table:table-cell office:value-type="float" office:value="18.8750393787494">
                <text:p>20</text:p>
              </table:table-cell>
              <table:table-cell office:value-type="float" office:value="0.337">
                <text:p>0.337</text:p>
              </table:table-cell>
              <table:table-cell office:value-type="float" office:value="15.8861278125452">
                <text:p>15.8861278125452</text:p>
              </table:table-cell>
              <table:table-cell office:value-type="float" office:value="0.337">
                <text:p>0.337</text:p>
              </table:table-cell>
              <table:table-cell office:value-type="float" office:value="18.9800510890028">
                <text:p>18.9800510890028</text:p>
              </table:table-cell>
              <table:table-cell office:value-type="float" office:value="0.337">
                <text:p>0.337</text:p>
              </table:table-cell>
              <table:table-cell office:value-type="float" office:value="18.8750393787494">
                <text:p>18.8750393787494</text:p>
              </table:table-cell>
              <table:table-cell office:value-type="float" office:value="0.337">
                <text:p>0.337</text:p>
              </table:table-cell>
              <table:table-cell office:value-type="float" office:value="18.8273712603786">
                <text:p>18.8273712603786</text:p>
              </table:table-cell>
            </table:table-row>
            <table:table-row>
              <table:table-cell office:value-type="float" office:value="18.8905745451965">
                <text:p>20</text:p>
              </table:table-cell>
              <table:table-cell office:value-type="float" office:value="0.339">
                <text:p>0.339</text:p>
              </table:table-cell>
              <table:table-cell office:value-type="float" office:value="15.9300364291185">
                <text:p>15.9300364291185</text:p>
              </table:table-cell>
              <table:table-cell office:value-type="float" office:value="0.339">
                <text:p>0.339</text:p>
              </table:table-cell>
              <table:table-cell office:value-type="float" office:value="18.994793354817">
                <text:p>18.994793354817</text:p>
              </table:table-cell>
              <table:table-cell office:value-type="float" office:value="0.339">
                <text:p>0.339</text:p>
              </table:table-cell>
              <table:table-cell office:value-type="float" office:value="18.8905745451965">
                <text:p>18.8905745451965</text:p>
              </table:table-cell>
              <table:table-cell office:value-type="float" office:value="0.339">
                <text:p>0.339</text:p>
              </table:table-cell>
              <table:table-cell office:value-type="float" office:value="18.8426751241493">
                <text:p>18.8426751241493</text:p>
              </table:table-cell>
            </table:table-row>
            <table:table-row>
              <table:table-cell office:value-type="float" office:value="18.9049270884093">
                <text:p>20</text:p>
              </table:table-cell>
              <table:table-cell office:value-type="float" office:value="0.341">
                <text:p>0.341</text:p>
              </table:table-cell>
              <table:table-cell office:value-type="float" office:value="15.9719177866967">
                <text:p>15.9719177866967</text:p>
              </table:table-cell>
              <table:table-cell office:value-type="float" office:value="0.341">
                <text:p>0.341</text:p>
              </table:table-cell>
              <table:table-cell office:value-type="float" office:value="19.0082882057403">
                <text:p>19.0082882057403</text:p>
              </table:table-cell>
              <table:table-cell office:value-type="float" office:value="0.341">
                <text:p>0.341</text:p>
              </table:table-cell>
              <table:table-cell office:value-type="float" office:value="18.9049270884093">
                <text:p>18.9049270884093</text:p>
              </table:table-cell>
              <table:table-cell office:value-type="float" office:value="0.341">
                <text:p>0.341</text:p>
              </table:table-cell>
              <table:table-cell office:value-type="float" office:value="18.8567461083852">
                <text:p>18.8567461083852</text:p>
              </table:table-cell>
            </table:table-row>
            <table:table-row>
              <table:table-cell office:value-type="float" office:value="18.9182331187577">
                <text:p>20</text:p>
              </table:table-cell>
              <table:table-cell office:value-type="float" office:value="0.343">
                <text:p>0.343</text:p>
              </table:table-cell>
              <table:table-cell office:value-type="float" office:value="16.0119147524834">
                <text:p>16.0119147524834</text:p>
              </table:table-cell>
              <table:table-cell office:value-type="float" office:value="0.343">
                <text:p>0.343</text:p>
              </table:table-cell>
              <table:table-cell office:value-type="float" office:value="19.0206365855016">
                <text:p>19.0206365855016</text:p>
              </table:table-cell>
              <table:table-cell office:value-type="float" office:value="0.343">
                <text:p>0.343</text:p>
              </table:table-cell>
              <table:table-cell office:value-type="float" office:value="18.9182331187577">
                <text:p>18.9182331187577</text:p>
              </table:table-cell>
              <table:table-cell office:value-type="float" office:value="0.343">
                <text:p>0.343</text:p>
              </table:table-cell>
              <table:table-cell office:value-type="float" office:value="18.8697245485041">
                <text:p>18.8697245485041</text:p>
              </table:table-cell>
            </table:table-row>
            <table:table-row>
              <table:table-cell office:value-type="float" office:value="18.9306088919046">
                <text:p>20</text:p>
              </table:table-cell>
              <table:table-cell office:value-type="float" office:value="0.345">
                <text:p>0.345</text:p>
              </table:table-cell>
              <table:table-cell office:value-type="float" office:value="16.050155863184">
                <text:p>16.050155863184</text:p>
              </table:table-cell>
              <table:table-cell office:value-type="float" office:value="0.345">
                <text:p>0.345</text:p>
              </table:table-cell>
              <table:table-cell office:value-type="float" office:value="19.0319173322879">
                <text:p>19.0319173322879</text:p>
              </table:table-cell>
              <table:table-cell office:value-type="float" office:value="0.345">
                <text:p>0.345</text:p>
              </table:table-cell>
              <table:table-cell office:value-type="float" office:value="18.9306088919046">
                <text:p>18.9306088919046</text:p>
              </table:table-cell>
              <table:table-cell office:value-type="float" office:value="0.345">
                <text:p>0.345</text:p>
              </table:table-cell>
              <table:table-cell office:value-type="float" office:value="18.8817302870282">
                <text:p>18.8817302870282</text:p>
              </table:table-cell>
            </table:table-row>
            <table:table-row>
              <table:table-cell office:value-type="float" office:value="18.9421543785961">
                <text:p>20</text:p>
              </table:table-cell>
              <table:table-cell office:value-type="float" office:value="0.347">
                <text:p>0.347</text:p>
              </table:table-cell>
              <table:table-cell office:value-type="float" office:value="16.0867572106176">
                <text:p>16.0867572106176</text:p>
              </table:table-cell>
              <table:table-cell office:value-type="float" office:value="0.347">
                <text:p>0.347</text:p>
              </table:table-cell>
              <table:table-cell office:value-type="float" office:value="19.0421897904359">
                <text:p>19.0421897904359</text:p>
              </table:table-cell>
              <table:table-cell office:value-type="float" office:value="0.347">
                <text:p>0.347</text:p>
              </table:table-cell>
              <table:table-cell office:value-type="float" office:value="18.9421543785961">
                <text:p>18.9421543785961</text:p>
              </table:table-cell>
              <table:table-cell office:value-type="float" office:value="0.347">
                <text:p>0.347</text:p>
              </table:table-cell>
              <table:table-cell office:value-type="float" office:value="18.8928663609796">
                <text:p>18.8928663609796</text:p>
              </table:table-cell>
            </table:table-row>
            <table:table-row>
              <table:table-cell office:value-type="float" office:value="18.9529560834445">
                <text:p>20</text:p>
              </table:table-cell>
              <table:table-cell office:value-type="float" office:value="0.349">
                <text:p>0.349</text:p>
              </table:table-cell>
              <table:table-cell office:value-type="float" office:value="16.1218240416584">
                <text:p>16.1218240416584</text:p>
              </table:table-cell>
              <table:table-cell office:value-type="float" office:value="0.349">
                <text:p>0.349</text:p>
              </table:table-cell>
              <table:table-cell office:value-type="float" office:value="19.0514955801661">
                <text:p>19.0514955801661</text:p>
              </table:table-cell>
              <table:table-cell office:value-type="float" office:value="0.349">
                <text:p>0.349</text:p>
              </table:table-cell>
              <table:table-cell office:value-type="float" office:value="18.9529560834445">
                <text:p>18.9529560834445</text:p>
              </table:table-cell>
              <table:table-cell office:value-type="float" office:value="0.349">
                <text:p>0.349</text:p>
              </table:table-cell>
              <table:table-cell office:value-type="float" office:value="18.9032219137944">
                <text:p>18.9032219137944</text:p>
              </table:table-cell>
            </table:table-row>
            <table:table-row>
              <table:table-cell office:value-type="float" office:value="18.9630892840335">
                <text:p>20</text:p>
              </table:table-cell>
              <table:table-cell office:value-type="float" office:value="0.351">
                <text:p>0.351</text:p>
              </table:table-cell>
              <table:table-cell office:value-type="float" office:value="16.1554520767019">
                <text:p>16.1554520767019</text:p>
              </table:table-cell>
              <table:table-cell office:value-type="float" office:value="0.351">
                <text:p>0.351</text:p>
              </table:table-cell>
              <table:table-cell office:value-type="float" office:value="19.0598596422561">
                <text:p>19.0598596422561</text:p>
              </table:table-cell>
              <table:table-cell office:value-type="float" office:value="0.351">
                <text:p>0.351</text:p>
              </table:table-cell>
              <table:table-cell office:value-type="float" office:value="18.9630892840335">
                <text:p>18.9630892840335</text:p>
              </table:table-cell>
              <table:table-cell office:value-type="float" office:value="0.351">
                <text:p>0.351</text:p>
              </table:table-cell>
              <table:table-cell office:value-type="float" office:value="18.9128745088953">
                <text:p>18.9128745088953</text:p>
              </table:table-cell>
            </table:table-row>
            <table:table-row>
              <table:table-cell office:value-type="float" office:value="18.9726198332282">
                <text:p>20</text:p>
              </table:table-cell>
              <table:table-cell office:value-type="float" office:value="0.353">
                <text:p>0.353</text:p>
              </table:table-cell>
              <table:table-cell office:value-type="float" office:value="16.1877286466572">
                <text:p>16.1877286466572</text:p>
              </table:table-cell>
              <table:table-cell office:value-type="float" office:value="0.353">
                <text:p>0.353</text:p>
              </table:table-cell>
              <table:table-cell office:value-type="float" office:value="19.0672906371099">
                <text:p>19.0672906371099</text:p>
              </table:table-cell>
              <table:table-cell office:value-type="float" office:value="0.353">
                <text:p>0.353</text:p>
              </table:table-cell>
              <table:table-cell office:value-type="float" office:value="18.9726198332282">
                <text:p>18.9726198332282</text:p>
              </table:table-cell>
              <table:table-cell office:value-type="float" office:value="0.353">
                <text:p>0.353</text:p>
              </table:table-cell>
              <table:table-cell office:value-type="float" office:value="18.9218919923035">
                <text:p>18.9218919923035</text:p>
              </table:table-cell>
            </table:table-row>
            <table:table-row>
              <table:table-cell office:value-type="float" office:value="18.9816056161754">
                <text:p>20</text:p>
              </table:table-cell>
              <table:table-cell office:value-type="float" office:value="0.355">
                <text:p>0.355</text:p>
              </table:table-cell>
              <table:table-cell office:value-type="float" office:value="16.2187336475585">
                <text:p>16.2187336475585</text:p>
              </table:table-cell>
              <table:table-cell office:value-type="float" office:value="0.355">
                <text:p>0.355</text:p>
              </table:table-cell>
              <table:table-cell office:value-type="float" office:value="19.0737807111718">
                <text:p>19.0737807111718</text:p>
              </table:table-cell>
              <table:table-cell office:value-type="float" office:value="0.355">
                <text:p>0.355</text:p>
              </table:table-cell>
              <table:table-cell office:value-type="float" office:value="18.9816056161754">
                <text:p>18.9816056161754</text:p>
              </table:table-cell>
              <table:table-cell office:value-type="float" office:value="0.355">
                <text:p>0.355</text:p>
              </table:table-cell>
              <table:table-cell office:value-type="float" office:value="18.9303339989155">
                <text:p>18.9303339989155</text:p>
              </table:table-cell>
            </table:table-row>
            <table:table-row>
              <table:table-cell office:value-type="float" office:value="18.9900977415594">
                <text:p>20</text:p>
              </table:table-cell>
              <table:table-cell office:value-type="float" office:value="0.357">
                <text:p>0.357</text:p>
              </table:table-cell>
              <table:table-cell office:value-type="float" office:value="16.2485403724463">
                <text:p>16.2485403724463</text:p>
              </table:table-cell>
              <table:table-cell office:value-type="float" office:value="0.357">
                <text:p>0.357</text:p>
              </table:table-cell>
              <table:table-cell office:value-type="float" office:value="19.079304609214">
                <text:p>19.079304609214</text:p>
              </table:table-cell>
              <table:table-cell office:value-type="float" office:value="0.357">
                <text:p>0.357</text:p>
              </table:table-cell>
              <table:table-cell office:value-type="float" office:value="18.9900977415594">
                <text:p>18.9900977415594</text:p>
              </table:table-cell>
              <table:table-cell office:value-type="float" office:value="0.357">
                <text:p>0.357</text:p>
              </table:table-cell>
              <table:table-cell office:value-type="float" office:value="18.9382531845408">
                <text:p>18.9382531845408</text:p>
              </table:table-cell>
            </table:table-row>
            <table:table-row>
              <table:table-cell office:value-type="float" office:value="18.998141519828">
                <text:p>20</text:p>
              </table:table-cell>
              <table:table-cell office:value-type="float" office:value="0.359">
                <text:p>0.359</text:p>
              </table:table-cell>
              <table:table-cell office:value-type="float" office:value="16.2772162216513">
                <text:p>16.2772162216513</text:p>
              </table:table-cell>
              <table:table-cell office:value-type="float" office:value="0.359">
                <text:p>0.359</text:p>
              </table:table-cell>
              <table:table-cell office:value-type="float" office:value="19.0838180509413">
                <text:p>19.0838180509413</text:p>
              </table:table-cell>
              <table:table-cell office:value-type="float" office:value="0.359">
                <text:p>0.359</text:p>
              </table:table-cell>
              <table:table-cell office:value-type="float" office:value="18.998141519828">
                <text:p>18.998141519828</text:p>
              </table:table-cell>
              <table:table-cell office:value-type="float" office:value="0.359">
                <text:p>0.359</text:p>
              </table:table-cell>
              <table:table-cell office:value-type="float" office:value="18.9456962382164">
                <text:p>18.9456962382164</text:p>
              </table:table-cell>
            </table:table-row>
            <table:table-row>
              <table:table-cell office:value-type="float" office:value="19.0057772738291">
                <text:p>20</text:p>
              </table:table-cell>
              <table:table-cell office:value-type="float" office:value="0.361">
                <text:p>0.361</text:p>
              </table:table-cell>
              <table:table-cell office:value-type="float" office:value="16.3048233249262">
                <text:p>16.3048233249262</text:p>
              </table:table-cell>
              <table:table-cell office:value-type="float" office:value="0.361">
                <text:p>0.361</text:p>
              </table:table-cell>
              <table:table-cell office:value-type="float" office:value="19.0872552350327">
                <text:p>19.0872552350327</text:p>
              </table:table-cell>
              <table:table-cell office:value-type="float" office:value="0.361">
                <text:p>0.361</text:p>
              </table:table-cell>
              <table:table-cell office:value-type="float" office:value="19.0057772738291">
                <text:p>19.0057772738291</text:p>
              </table:table-cell>
              <table:table-cell office:value-type="float" office:value="0.361">
                <text:p>0.361</text:p>
              </table:table-cell>
              <table:table-cell office:value-type="float" office:value="18.9527047217183">
                <text:p>18.9527047217183</text:p>
              </table:table-cell>
            </table:table-row>
            <table:table-row>
              <table:table-cell office:value-type="float" office:value="19.0130410105133">
                <text:p>20</text:p>
              </table:table-cell>
              <table:table-cell office:value-type="float" office:value="0.363">
                <text:p>0.363</text:p>
              </table:table-cell>
              <table:table-cell office:value-type="float" office:value="16.3314190691161">
                <text:p>16.3314190691161</text:p>
              </table:table-cell>
              <table:table-cell office:value-type="float" office:value="0.363">
                <text:p>0.363</text:p>
              </table:table-cell>
              <table:table-cell office:value-type="float" office:value="19.0895252464308">
                <text:p>19.0895252464308</text:p>
              </table:table-cell>
              <table:table-cell office:value-type="float" office:value="0.363">
                <text:p>0.363</text:p>
              </table:table-cell>
              <table:table-cell office:value-type="float" office:value="19.0130410105133">
                <text:p>19.0130410105133</text:p>
              </table:table-cell>
              <table:table-cell office:value-type="float" office:value="0.363">
                <text:p>0.363</text:p>
              </table:table-cell>
              <table:table-cell office:value-type="float" office:value="18.95931576594">
                <text:p>18.95931576594</text:p>
              </table:table-cell>
            </table:table-row>
            <table:table-row>
              <table:table-cell office:value-type="float" office:value="19.0199649878485">
                <text:p>20</text:p>
              </table:table-cell>
              <table:table-cell office:value-type="float" office:value="0.365">
                <text:p>0.365</text:p>
              </table:table-cell>
              <table:table-cell office:value-type="float" office:value="16.3570565827662">
                <text:p>16.3570565827662</text:p>
              </table:table-cell>
              <table:table-cell office:value-type="float" office:value="0.365">
                <text:p>0.365</text:p>
              </table:table-cell>
              <table:table-cell office:value-type="float" office:value="19.0905070449085">
                <text:p>19.0905070449085</text:p>
              </table:table-cell>
              <table:table-cell office:value-type="float" office:value="0.365">
                <text:p>0.365</text:p>
              </table:table-cell>
              <table:table-cell office:value-type="float" office:value="19.0199649878485">
                <text:p>19.0199649878485</text:p>
              </table:table-cell>
              <table:table-cell office:value-type="float" office:value="0.365">
                <text:p>0.365</text:p>
              </table:table-cell>
              <table:table-cell office:value-type="float" office:value="18.9655626593488">
                <text:p>18.9655626593488</text:p>
              </table:table-cell>
            </table:table-row>
            <table:table-row>
              <table:table-cell office:value-type="float" office:value="19.0265781860678">
                <text:p>20</text:p>
              </table:table-cell>
              <table:table-cell office:value-type="float" office:value="0.367">
                <text:p>0.367</text:p>
              </table:table-cell>
              <table:table-cell office:value-type="float" office:value="16.3817851300913">
                <text:p>16.3817851300913</text:p>
              </table:table-cell>
              <table:table-cell office:value-type="float" office:value="0.367">
                <text:p>0.367</text:p>
              </table:table-cell>
              <table:table-cell office:value-type="float" office:value="19.0900425317991">
                <text:p>19.0900425317991</text:p>
              </table:table-cell>
              <table:table-cell office:value-type="float" office:value="0.367">
                <text:p>0.367</text:p>
              </table:table-cell>
              <table:table-cell office:value-type="float" office:value="19.0265781860678">
                <text:p>19.0265781860678</text:p>
              </table:table-cell>
              <table:table-cell office:value-type="float" office:value="0.367">
                <text:p>0.367</text:p>
              </table:table-cell>
              <table:table-cell office:value-type="float" office:value="18.9714753380809">
                <text:p>18.9714753380809</text:p>
              </table:table-cell>
            </table:table-row>
            <table:table-row>
              <table:table-cell office:value-type="float" office:value="19.032906710451">
                <text:p>20</text:p>
              </table:table-cell>
              <table:table-cell office:value-type="float" office:value="0.369">
                <text:p>0.369</text:p>
              </table:table-cell>
              <table:table-cell office:value-type="float" office:value="16.4056504832054">
                <text:p>16.4056504832054</text:p>
              </table:table-cell>
              <table:table-cell office:value-type="float" office:value="0.369">
                <text:p>0.369</text:p>
              </table:table-cell>
              <table:table-cell office:value-type="float" office:value="19.0879269743448">
                <text:p>19.0879269743448</text:p>
              </table:table-cell>
              <table:table-cell office:value-type="float" office:value="0.369">
                <text:p>0.369</text:p>
              </table:table-cell>
              <table:table-cell office:value-type="float" office:value="19.032906710451">
                <text:p>19.032906710451</text:p>
              </table:table-cell>
              <table:table-cell office:value-type="float" office:value="0.369">
                <text:p>0.369</text:p>
              </table:table-cell>
              <table:table-cell office:value-type="float" office:value="18.9770808057039">
                <text:p>18.9770808057039</text:p>
              </table:table-cell>
            </table:table-row>
            <table:table-row>
              <table:table-cell office:value-type="float" office:value="19.03897413322">
                <text:p>20</text:p>
              </table:table-cell>
              <table:table-cell office:value-type="float" office:value="0.371">
                <text:p>0.371</text:p>
              </table:table-cell>
              <table:table-cell office:value-type="float" office:value="16.4286952509962">
                <text:p>16.4286952509962</text:p>
              </table:table-cell>
              <table:table-cell office:value-type="float" office:value="0.371">
                <text:p>0.371</text:p>
              </table:table-cell>
              <table:table-cell office:value-type="float" office:value="19.0838956795017">
                <text:p>19.0838956795017</text:p>
              </table:table-cell>
              <table:table-cell office:value-type="float" office:value="0.371">
                <text:p>0.371</text:p>
              </table:table-cell>
              <table:table-cell office:value-type="float" office:value="19.03897413322">
                <text:p>19.03897413322</text:p>
              </table:table-cell>
              <table:table-cell office:value-type="float" office:value="0.371">
                <text:p>0.371</text:p>
              </table:table-cell>
              <table:table-cell office:value-type="float" office:value="18.9824034905824">
                <text:p>18.9824034905824</text:p>
              </table:table-cell>
            </table:table-row>
            <table:table-row>
              <table:table-cell office:value-type="float" office:value="19.0448017808173">
                <text:p>20</text:p>
              </table:table-cell>
              <table:table-cell office:value-type="float" office:value="0.373">
                <text:p>0.373</text:p>
              </table:table-cell>
              <table:table-cell office:value-type="float" office:value="16.4509591469976">
                <text:p>16.4509591469976</text:p>
              </table:table-cell>
              <table:table-cell office:value-type="float" office:value="0.373">
                <text:p>0.373</text:p>
              </table:table-cell>
              <table:table-cell office:value-type="float" office:value="19.0776052238953">
                <text:p>19.0776052238953</text:p>
              </table:table-cell>
              <table:table-cell office:value-type="float" office:value="0.373">
                <text:p>0.373</text:p>
              </table:table-cell>
              <table:table-cell office:value-type="float" office:value="19.0448017808173">
                <text:p>19.0448017808173</text:p>
              </table:table-cell>
              <table:table-cell office:value-type="float" office:value="0.373">
                <text:p>0.373</text:p>
              </table:table-cell>
              <table:table-cell office:value-type="float" office:value="18.9874655473747">
                <text:p>18.9874655473747</text:p>
              </table:table-cell>
            </table:table-row>
            <table:table-row>
              <table:table-cell office:value-type="float" office:value="19.0504089831881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16.4724792500542">
                <text:p>16.4724792500542</text:p>
              </table:table-cell>
              <table:table-cell office:value-type="float" office:value="0.375">
                <text:p>0.375</text:p>
              </table:table-cell>
              <table:table-cell office:value-type="float" office:value="19.0686066079785">
                <text:p>19.0686066079785</text:p>
              </table:table-cell>
              <table:table-cell office:value-type="float" office:value="0.375">
                <text:p>0.375</text:p>
              </table:table-cell>
              <table:table-cell office:value-type="float" office:value="19.0504089831881">
                <text:p>19.0504089831881</text:p>
              </table:table-cell>
              <table:table-cell office:value-type="float" office:value="0.375">
                <text:p>0.375</text:p>
              </table:table-cell>
              <table:table-cell office:value-type="float" office:value="18.9922871198439">
                <text:p>18.9922871198439</text:p>
              </table:table-cell>
            </table:table-row>
            <table:table-row>
              <table:table-cell office:value-type="float" office:value="19.0558132880364">
                <text:p>20</text:p>
              </table:table-cell>
              <table:table-cell office:value-type="float" office:value="0.377">
                <text:p>0.377</text:p>
              </table:table-cell>
              <table:table-cell office:value-type="float" office:value="16.4932902382983">
                <text:p>16.4932902382983</text:p>
              </table:table-cell>
              <table:table-cell office:value-type="float" office:value="0.377">
                <text:p>0.377</text:p>
              </table:table-cell>
              <table:table-cell office:value-type="float" office:value="19.0563060967299">
                <text:p>19.0563060967299</text:p>
              </table:table-cell>
              <table:table-cell office:value-type="float" office:value="0.377">
                <text:p>0.377</text:p>
              </table:table-cell>
              <table:table-cell office:value-type="float" office:value="19.0558132880364">
                <text:p>19.0558132880364</text:p>
              </table:table-cell>
              <table:table-cell office:value-type="float" office:value="0.377">
                <text:p>0.377</text:p>
              </table:table-cell>
              <table:table-cell office:value-type="float" office:value="18.9968865681502">
                <text:p>18.9968865681502</text:p>
              </table:table-cell>
            </table:table-row>
            <table:table-row>
              <table:table-cell office:value-type="float" office:value="19.0610306408703">
                <text:p>20</text:p>
              </table:table-cell>
              <table:table-cell office:value-type="float" office:value="0.379">
                <text:p>0.379</text:p>
              </table:table-cell>
              <table:table-cell office:value-type="float" office:value="16.513424575803">
                <text:p>16.513424575803</text:p>
              </table:table-cell>
              <table:table-cell office:value-type="float" office:value="0.379">
                <text:p>0.379</text:p>
              </table:table-cell>
              <table:table-cell office:value-type="float" office:value="19.0399067554562">
                <text:p>19.0399067554562</text:p>
              </table:table-cell>
              <table:table-cell office:value-type="float" office:value="0.379">
                <text:p>0.379</text:p>
              </table:table-cell>
              <table:table-cell office:value-type="float" office:value="19.0610306408703">
                <text:p>19.0610306408703</text:p>
              </table:table-cell>
              <table:table-cell office:value-type="float" office:value="0.379">
                <text:p>0.379</text:p>
              </table:table-cell>
              <table:table-cell office:value-type="float" office:value="19.0012806615343">
                <text:p>19.0012806615343</text:p>
              </table:table-cell>
            </table:table-row>
            <table:table-row>
              <table:table-cell office:value-type="float" office:value="19.0660755443788">
                <text:p>20</text:p>
              </table:table-cell>
              <table:table-cell office:value-type="float" office:value="0.381">
                <text:p>0.381</text:p>
              </table:table-cell>
              <table:table-cell office:value-type="float" office:value="16.5329127053978">
                <text:p>16.5329127053978</text:p>
              </table:table-cell>
              <table:table-cell office:value-type="float" office:value="0.381">
                <text:p>0.381</text:p>
              </table:table-cell>
              <table:table-cell office:value-type="float" office:value="19.0183187739172">
                <text:p>19.0183187739172</text:p>
              </table:table-cell>
              <table:table-cell office:value-type="float" office:value="0.381">
                <text:p>0.381</text:p>
              </table:table-cell>
              <table:table-cell office:value-type="float" office:value="19.0660755443788">
                <text:p>19.0660755443788</text:p>
              </table:table-cell>
              <table:table-cell office:value-type="float" office:value="0.381">
                <text:p>0.381</text:p>
              </table:table-cell>
              <table:table-cell office:value-type="float" office:value="19.0054847504538">
                <text:p>19.0054847504538</text:p>
              </table:table-cell>
            </table:table-row>
            <table:table-row>
              <table:table-cell office:value-type="float" office:value="19.0709611929075">
                <text:p>20</text:p>
              </table:table-cell>
              <table:table-cell office:value-type="float" office:value="0.383">
                <text:p>0.383</text:p>
              </table:table-cell>
              <table:table-cell office:value-type="float" office:value="16.5517832065317">
                <text:p>16.5517832065317</text:p>
              </table:table-cell>
              <table:table-cell office:value-type="float" office:value="0.383">
                <text:p>0.383</text:p>
              </table:table-cell>
              <table:table-cell office:value-type="float" office:value="18.9900174438619">
                <text:p>18.9900174438619</text:p>
              </table:table-cell>
              <table:table-cell office:value-type="float" office:value="0.383">
                <text:p>0.383</text:p>
              </table:table-cell>
              <table:table-cell office:value-type="float" office:value="19.0709611929075">
                <text:p>19.0709611929075</text:p>
              </table:table-cell>
              <table:table-cell office:value-type="float" office:value="0.383">
                <text:p>0.383</text:p>
              </table:table-cell>
              <table:table-cell office:value-type="float" office:value="19.009512913906">
                <text:p>19.009512913906</text:p>
              </table:table-cell>
            </table:table-row>
            <table:table-row>
              <table:table-cell office:value-type="float" office:value="19.0756995882222">
                <text:p>20</text:p>
              </table:table-cell>
              <table:table-cell office:value-type="float" office:value="0.385">
                <text:p>0.385</text:p>
              </table:table-cell>
              <table:table-cell office:value-type="float" office:value="16.5700629381747">
                <text:p>16.5700629381747</text:p>
              </table:table-cell>
              <table:table-cell office:value-type="float" office:value="0.385">
                <text:p>0.385</text:p>
              </table:table-cell>
              <table:table-cell office:value-type="float" office:value="18.9528096324068">
                <text:p>18.9528096324068</text:p>
              </table:table-cell>
              <table:table-cell office:value-type="float" office:value="0.385">
                <text:p>0.385</text:p>
              </table:table-cell>
              <table:table-cell office:value-type="float" office:value="19.0756995882222">
                <text:p>19.0756995882222</text:p>
              </table:table-cell>
              <table:table-cell office:value-type="float" office:value="0.385">
                <text:p>0.385</text:p>
              </table:table-cell>
              <table:table-cell office:value-type="float" office:value="19.0133780884275">
                <text:p>19.0133780884275</text:p>
              </table:table-cell>
            </table:table-row>
            <table:table-row>
              <table:table-cell office:value-type="float" office:value="19.080301642124">
                <text:p>20</text:p>
              </table:table-cell>
              <table:table-cell office:value-type="float" office:value="0.387">
                <text:p>0.387</text:p>
              </table:table-cell>
              <table:table-cell office:value-type="float" office:value="16.5877771835341">
                <text:p>16.5877771835341</text:p>
              </table:table-cell>
              <table:table-cell office:value-type="float" office:value="0.387">
                <text:p>0.387</text:p>
              </table:table-cell>
              <table:table-cell office:value-type="float" office:value="18.9034322756381">
                <text:p>18.9034322756381</text:p>
              </table:table-cell>
              <table:table-cell office:value-type="float" office:value="0.387">
                <text:p>0.387</text:p>
              </table:table-cell>
              <table:table-cell office:value-type="float" office:value="19.080301642124">
                <text:p>19.080301642124</text:p>
              </table:table-cell>
              <table:table-cell office:value-type="float" office:value="0.387">
                <text:p>0.387</text:p>
              </table:table-cell>
              <table:table-cell office:value-type="float" office:value="19.0170921846645">
                <text:p>19.0170921846645</text:p>
              </table:table-cell>
            </table:table-row>
            <table:table-row>
              <table:table-cell office:value-type="float" office:value="19.0847772601013">
                <text:p>20</text:p>
              </table:table-cell>
              <table:table-cell office:value-type="float" office:value="0.389">
                <text:p>0.389</text:p>
              </table:table-cell>
              <table:table-cell office:value-type="float" office:value="16.6049497589083">
                <text:p>16.6049497589083</text:p>
              </table:table-cell>
              <table:table-cell office:value-type="float" office:value="0.389">
                <text:p>0.389</text:p>
              </table:table-cell>
              <table:table-cell office:value-type="float" office:value="18.8368241131465">
                <text:p>18.8368241131465</text:p>
              </table:table-cell>
              <table:table-cell office:value-type="float" office:value="0.389">
                <text:p>0.389</text:p>
              </table:table-cell>
              <table:table-cell office:value-type="float" office:value="19.0847772601013">
                <text:p>19.0847772601013</text:p>
              </table:table-cell>
              <table:table-cell office:value-type="float" office:value="0.389">
                <text:p>0.389</text:p>
              </table:table-cell>
              <table:table-cell office:value-type="float" office:value="19.0206661856099">
                <text:p>19.0206661856099</text:p>
              </table:table-cell>
            </table:table-row>
            <table:table-row>
              <table:table-cell office:value-type="float" office:value="19.0891354159781">
                <text:p>20</text:p>
              </table:table-cell>
              <table:table-cell office:value-type="float" office:value="0.391">
                <text:p>0.391</text:p>
              </table:table-cell>
              <table:table-cell office:value-type="float" office:value="16.6216031291945">
                <text:p>16.6216031291945</text:p>
              </table:table-cell>
              <table:table-cell office:value-type="float" office:value="0.391">
                <text:p>0.391</text:p>
              </table:table-cell>
              <table:table-cell office:value-type="float" office:value="18.744716755142">
                <text:p>18.744716755142</text:p>
              </table:table-cell>
              <table:table-cell office:value-type="float" office:value="0.391">
                <text:p>0.391</text:p>
              </table:table-cell>
              <table:table-cell office:value-type="float" office:value="19.0891354159781">
                <text:p>19.0891354159781</text:p>
              </table:table-cell>
              <table:table-cell office:value-type="float" office:value="0.391">
                <text:p>0.391</text:p>
              </table:table-cell>
              <table:table-cell office:value-type="float" office:value="19.0241102369932">
                <text:p>19.0241102369932</text:p>
              </table:table-cell>
            </table:table-row>
            <table:table-row>
              <table:table-cell office:value-type="float" office:value="19.0933842117401">
                <text:p>20</text:p>
              </table:table-cell>
              <table:table-cell office:value-type="float" office:value="0.393">
                <text:p>0.393</text:p>
              </table:table-cell>
              <table:table-cell office:value-type="float" office:value="16.6377584991302">
                <text:p>16.6377584991302</text:p>
              </table:table-cell>
              <table:table-cell office:value-type="float" office:value="0.393">
                <text:p>0.393</text:p>
              </table:table-cell>
              <table:table-cell office:value-type="float" office:value="18.6126890180151">
                <text:p>18.6126890180151</text:p>
              </table:table-cell>
              <table:table-cell office:value-type="float" office:value="0.393">
                <text:p>0.393</text:p>
              </table:table-cell>
              <table:table-cell office:value-type="float" office:value="19.0933842117401">
                <text:p>19.0933842117401</text:p>
              </table:table-cell>
              <table:table-cell office:value-type="float" office:value="0.393">
                <text:p>0.393</text:p>
              </table:table-cell>
              <table:table-cell office:value-type="float" office:value="19.0274337239511">
                <text:p>19.0274337239511</text:p>
              </table:table-cell>
            </table:table-row>
            <table:table-row>
              <table:table-cell office:value-type="float" office:value="19.0975309309124">
                <text:p>20</text:p>
              </table:table-cell>
              <table:table-cell office:value-type="float" office:value="0.395">
                <text:p>0.395</text:p>
              </table:table-cell>
              <table:table-cell office:value-type="float" office:value="16.6534359105948">
                <text:p>16.6534359105948</text:p>
              </table:table-cell>
              <table:table-cell office:value-type="float" office:value="0.395">
                <text:p>0.395</text:p>
              </table:table-cell>
              <table:table-cell office:value-type="float" office:value="18.41341735625">
                <text:p>18.41341735625</text:p>
              </table:table-cell>
              <table:table-cell office:value-type="float" office:value="0.395">
                <text:p>0.395</text:p>
              </table:table-cell>
              <table:table-cell office:value-type="float" office:value="19.0975309309124">
                <text:p>19.0975309309124</text:p>
              </table:table-cell>
              <table:table-cell office:value-type="float" office:value="0.395">
                <text:p>0.395</text:p>
              </table:table-cell>
              <table:table-cell office:value-type="float" office:value="19.0306453428929">
                <text:p>19.0306453428929</text:p>
              </table:table-cell>
            </table:table-row>
            <table:table-row>
              <table:table-cell office:value-type="float" office:value="19.10158207988">
                <text:p>20</text:p>
              </table:table-cell>
              <table:table-cell office:value-type="float" office:value="0.397">
                <text:p>0.397</text:p>
              </table:table-cell>
              <table:table-cell office:value-type="float" office:value="16.668654321555">
                <text:p>16.668654321555</text:p>
              </table:table-cell>
              <table:table-cell office:value-type="float" office:value="0.397">
                <text:p>0.397</text:p>
              </table:table-cell>
              <table:table-cell office:value-type="float" office:value="18.0895130461456">
                <text:p>18.0895130461456</text:p>
              </table:table-cell>
              <table:table-cell office:value-type="float" office:value="0.397">
                <text:p>0.397</text:p>
              </table:table-cell>
              <table:table-cell office:value-type="float" office:value="19.10158207988">
                <text:p>19.10158207988</text:p>
              </table:table-cell>
              <table:table-cell office:value-type="float" office:value="0.397">
                <text:p>0.397</text:p>
              </table:table-cell>
              <table:table-cell office:value-type="float" office:value="19.0337531629527">
                <text:p>19.0337531629527</text:p>
              </table:table-cell>
            </table:table-row>
            <table:table-row>
              <table:table-cell office:value-type="float" office:value="19.1055434220088">
                <text:p>20</text:p>
              </table:table-cell>
              <table:table-cell office:value-type="float" office:value="0.399">
                <text:p>0.399</text:p>
              </table:table-cell>
              <table:table-cell office:value-type="float" office:value="16.683431683781">
                <text:p>16.683431683781</text:p>
              </table:table-cell>
              <table:table-cell office:value-type="float" office:value="0.399">
                <text:p>0.399</text:p>
              </table:table-cell>
              <table:table-cell office:value-type="float" office:value="17.504745707481">
                <text:p>17.504745707481</text:p>
              </table:table-cell>
              <table:table-cell office:value-type="float" office:value="0.399">
                <text:p>0.399</text:p>
              </table:table-cell>
              <table:table-cell office:value-type="float" office:value="19.1055434220088">
                <text:p>19.1055434220088</text:p>
              </table:table-cell>
              <table:table-cell office:value-type="float" office:value="0.399">
                <text:p>0.399</text:p>
              </table:table-cell>
              <table:table-cell office:value-type="float" office:value="19.0367646823561">
                <text:p>19.0367646823561</text:p>
              </table:table-cell>
            </table:table-row>
            <table:table-row>
              <table:table-cell office:value-type="float" office:value="19.1094200014178">
                <text:p>20</text:p>
              </table:table-cell>
              <table:table-cell office:value-type="float" office:value="0.401">
                <text:p>0.401</text:p>
              </table:table-cell>
              <table:table-cell office:value-type="float" office:value="16.6977850056045">
                <text:p>16.6977850056045</text:p>
              </table:table-cell>
              <table:table-cell office:value-type="float" office:value="0.401">
                <text:p>0.401</text:p>
              </table:table-cell>
              <table:table-cell office:value-type="float" office:value="17.2187592589641">
                <text:p>17.2187592589641</text:p>
              </table:table-cell>
              <table:table-cell office:value-type="float" office:value="0.401">
                <text:p>0.401</text:p>
              </table:table-cell>
              <table:table-cell office:value-type="float" office:value="19.1094200014178">
                <text:p>19.1094200014178</text:p>
              </table:table-cell>
              <table:table-cell office:value-type="float" office:value="0.401">
                <text:p>0.401</text:p>
              </table:table-cell>
              <table:table-cell office:value-type="float" office:value="19.0396868767211">
                <text:p>19.0396868767211</text:p>
              </table:table-cell>
            </table:table-row>
            <table:table-row>
              <table:table-cell office:value-type="float" office:value="19.1132161622459">
                <text:p>20</text:p>
              </table:table-cell>
              <table:table-cell office:value-type="float" office:value="0.403">
                <text:p>0.403</text:p>
              </table:table-cell>
              <table:table-cell office:value-type="float" office:value="16.711730422752">
                <text:p>16.711730422752</text:p>
              </table:table-cell>
              <table:table-cell office:value-type="float" office:value="0.403">
                <text:p>0.403</text:p>
              </table:table-cell>
              <table:table-cell office:value-type="float" office:value="17.1205107315287">
                <text:p>17.1205107315287</text:p>
              </table:table-cell>
              <table:table-cell office:value-type="float" office:value="0.403">
                <text:p>0.403</text:p>
              </table:table-cell>
              <table:table-cell office:value-type="float" office:value="19.1132161622459">
                <text:p>19.1132161622459</text:p>
              </table:table-cell>
              <table:table-cell office:value-type="float" office:value="0.403">
                <text:p>0.403</text:p>
              </table:table-cell>
              <table:table-cell office:value-type="float" office:value="19.0425262457665">
                <text:p>19.0425262457665</text:p>
              </table:table-cell>
            </table:table-row>
            <table:table-row>
              <table:table-cell office:value-type="float" office:value="19.1169355569315">
                <text:p>20</text:p>
              </table:table-cell>
              <table:table-cell office:value-type="float" office:value="0.405">
                <text:p>0.405</text:p>
              </table:table-cell>
              <table:table-cell office:value-type="float" office:value="16.7252832505044">
                <text:p>16.7252832505044</text:p>
              </table:table-cell>
              <table:table-cell office:value-type="float" office:value="0.405">
                <text:p>0.405</text:p>
              </table:table-cell>
              <table:table-cell office:value-type="float" office:value="17.0529461734919">
                <text:p>17.0529461734919</text:p>
              </table:table-cell>
              <table:table-cell office:value-type="float" office:value="0.405">
                <text:p>0.405</text:p>
              </table:table-cell>
              <table:table-cell office:value-type="float" office:value="19.1169355569315">
                <text:p>19.1169355569315</text:p>
              </table:table-cell>
              <table:table-cell office:value-type="float" office:value="0.405">
                <text:p>0.405</text:p>
              </table:table-cell>
              <table:table-cell office:value-type="float" office:value="19.0452888520577">
                <text:p>19.0452888520577</text:p>
              </table:table-cell>
            </table:table-row>
            <table:table-row>
              <table:table-cell office:value-type="float" office:value="19.1205811483837">
                <text:p>20</text:p>
              </table:table-cell>
              <table:table-cell office:value-type="float" office:value="0.407">
                <text:p>0.407</text:p>
              </table:table-cell>
              <table:table-cell office:value-type="float" office:value="16.7384580374321">
                <text:p>16.7384580374321</text:p>
              </table:table-cell>
              <table:table-cell office:value-type="float" office:value="0.407">
                <text:p>0.407</text:p>
              </table:table-cell>
              <table:table-cell office:value-type="float" office:value="17.0027614772941">
                <text:p>17.0027614772941</text:p>
              </table:table-cell>
              <table:table-cell office:value-type="float" office:value="0.407">
                <text:p>0.407</text:p>
              </table:table-cell>
              <table:table-cell office:value-type="float" office:value="19.1205811483837">
                <text:p>19.1205811483837</text:p>
              </table:table-cell>
              <table:table-cell office:value-type="float" office:value="0.407">
                <text:p>0.407</text:p>
              </table:table-cell>
              <table:table-cell office:value-type="float" office:value="19.0479803573882">
                <text:p>19.0479803573882</text:p>
              </table:table-cell>
            </table:table-row>
            <table:table-row>
              <table:table-cell office:value-type="float" office:value="19.1241552046288">
                <text:p>20</text:p>
              </table:table-cell>
              <table:table-cell office:value-type="float" office:value="0.409">
                <text:p>0.409</text:p>
              </table:table-cell>
              <table:table-cell office:value-type="float" office:value="16.7512686163421">
                <text:p>16.7512686163421</text:p>
              </table:table-cell>
              <table:table-cell office:value-type="float" office:value="0.409">
                <text:p>0.409</text:p>
              </table:table-cell>
              <table:table-cell office:value-type="float" office:value="16.9637116498678">
                <text:p>16.9637116498678</text:p>
              </table:table-cell>
              <table:table-cell office:value-type="float" office:value="0.409">
                <text:p>0.409</text:p>
              </table:table-cell>
              <table:table-cell office:value-type="float" office:value="19.1241552046288">
                <text:p>19.1241552046288</text:p>
              </table:table-cell>
              <table:table-cell office:value-type="float" office:value="0.409">
                <text:p>0.409</text:p>
              </table:table-cell>
              <table:table-cell office:value-type="float" office:value="19.050606055882">
                <text:p>19.050606055882</text:p>
              </table:table-cell>
            </table:table-row>
            <table:table-row>
              <table:table-cell office:value-type="float" office:value="19.1276592855134">
                <text:p>20</text:p>
              </table:table-cell>
              <table:table-cell office:value-type="float" office:value="0.411">
                <text:p>0.411</text:p>
              </table:table-cell>
              <table:table-cell office:value-type="float" office:value="16.7637281516326">
                <text:p>16.7637281516326</text:p>
              </table:table-cell>
              <table:table-cell office:value-type="float" office:value="0.411">
                <text:p>0.411</text:p>
              </table:table-cell>
              <table:table-cell office:value-type="float" office:value="16.9324409381159">
                <text:p>16.9324409381159</text:p>
              </table:table-cell>
              <table:table-cell office:value-type="float" office:value="0.411">
                <text:p>0.411</text:p>
              </table:table-cell>
              <table:table-cell office:value-type="float" office:value="19.1276592855134">
                <text:p>19.1276592855134</text:p>
              </table:table-cell>
              <table:table-cell office:value-type="float" office:value="0.411">
                <text:p>0.411</text:p>
              </table:table-cell>
              <table:table-cell office:value-type="float" office:value="19.0531709040476">
                <text:p>19.0531709040476</text:p>
              </table:table-cell>
            </table:table-row>
            <table:table-row>
              <table:table-cell office:value-type="float" office:value="19.131094217788">
                <text:p>20</text:p>
              </table:table-cell>
              <table:table-cell office:value-type="float" office:value="0.413">
                <text:p>0.413</text:p>
              </table:table-cell>
              <table:table-cell office:value-type="float" office:value="16.7758491676195">
                <text:p>16.7758491676195</text:p>
              </table:table-cell>
              <table:table-cell office:value-type="float" office:value="0.413">
                <text:p>0.413</text:p>
              </table:table-cell>
              <table:table-cell office:value-type="float" office:value="16.9069425056836">
                <text:p>16.9069425056836</text:p>
              </table:table-cell>
              <table:table-cell office:value-type="float" office:value="0.413">
                <text:p>0.413</text:p>
              </table:table-cell>
              <table:table-cell office:value-type="float" office:value="19.131094217788">
                <text:p>19.131094217788</text:p>
              </table:table-cell>
              <table:table-cell office:value-type="float" office:value="0.413">
                <text:p>0.413</text:p>
              </table:table-cell>
              <table:table-cell office:value-type="float" office:value="19.0556795446918">
                <text:p>19.0556795446918</text:p>
              </table:table-cell>
            </table:table-row>
            <table:table-row>
              <table:table-cell office:value-type="float" office:value="19.1344600684468">
                <text:p>20</text:p>
              </table:table-cell>
              <table:table-cell office:value-type="float" office:value="0.415">
                <text:p>0.415</text:p>
              </table:table-cell>
              <table:table-cell office:value-type="float" office:value="16.7876436099778">
                <text:p>16.7876436099778</text:p>
              </table:table-cell>
              <table:table-cell office:value-type="float" office:value="0.415">
                <text:p>0.415</text:p>
              </table:table-cell>
              <table:table-cell office:value-type="float" office:value="16.8859149712402">
                <text:p>16.8859149712402</text:p>
              </table:table-cell>
              <table:table-cell office:value-type="float" office:value="0.415">
                <text:p>0.415</text:p>
              </table:table-cell>
              <table:table-cell office:value-type="float" office:value="19.1344600684468">
                <text:p>19.1344600684468</text:p>
              </table:table-cell>
              <table:table-cell office:value-type="float" office:value="0.415">
                <text:p>0.415</text:p>
              </table:table-cell>
              <table:table-cell office:value-type="float" office:value="19.0581363360256">
                <text:p>19.0581363360256</text:p>
              </table:table-cell>
            </table:table-row>
            <table:table-row>
              <table:table-cell office:value-type="float" office:value="19.1377560991394">
                <text:p>20</text:p>
              </table:table-cell>
              <table:table-cell office:value-type="float" office:value="0.417">
                <text:p>0.417</text:p>
              </table:table-cell>
              <table:table-cell office:value-type="float" office:value="16.7991228583212">
                <text:p>16.7991228583212</text:p>
              </table:table-cell>
              <table:table-cell office:value-type="float" office:value="0.417">
                <text:p>0.417</text:p>
              </table:table-cell>
              <table:table-cell office:value-type="float" office:value="16.8684614016338">
                <text:p>16.8684614016338</text:p>
              </table:table-cell>
              <table:table-cell office:value-type="float" office:value="0.417">
                <text:p>0.417</text:p>
              </table:table-cell>
              <table:table-cell office:value-type="float" office:value="19.1377560991394">
                <text:p>19.1377560991394</text:p>
              </table:table-cell>
              <table:table-cell office:value-type="float" office:value="0.417">
                <text:p>0.417</text:p>
              </table:table-cell>
              <table:table-cell office:value-type="float" office:value="19.0605453689456">
                <text:p>19.0605453689456</text:p>
              </table:table-cell>
            </table:table-row>
            <table:table-row>
              <table:table-cell office:value-type="float" office:value="19.1409807180147">
                <text:p>20</text:p>
              </table:table-cell>
              <table:table-cell office:value-type="float" office:value="0.419">
                <text:p>0.419</text:p>
              </table:table-cell>
              <table:table-cell office:value-type="float" office:value="16.8102977791661">
                <text:p>16.8102977791661</text:p>
              </table:table-cell>
              <table:table-cell office:value-type="float" office:value="0.419">
                <text:p>0.419</text:p>
              </table:table-cell>
              <table:table-cell office:value-type="float" office:value="16.8539341917469">
                <text:p>16.8539341917469</text:p>
              </table:table-cell>
              <table:table-cell office:value-type="float" office:value="0.419">
                <text:p>0.419</text:p>
              </table:table-cell>
              <table:table-cell office:value-type="float" office:value="19.1409807180147">
                <text:p>19.1409807180147</text:p>
              </table:table-cell>
              <table:table-cell office:value-type="float" office:value="0.419">
                <text:p>0.419</text:p>
              </table:table-cell>
              <table:table-cell office:value-type="float" office:value="19.0629104910438">
                <text:p>19.0629104910438</text:p>
              </table:table-cell>
            </table:table-row>
            <table:table-row>
              <table:table-cell office:value-type="float" office:value="19.1441314112126">
                <text:p>20</text:p>
              </table:table-cell>
              <table:table-cell office:value-type="float" office:value="0.421">
                <text:p>0.421</text:p>
              </table:table-cell>
              <table:table-cell office:value-type="float" office:value="16.8211787336969">
                <text:p>16.8211787336969</text:p>
              </table:table-cell>
              <table:table-cell office:value-type="float" office:value="0.421">
                <text:p>0.421</text:p>
              </table:table-cell>
              <table:table-cell office:value-type="float" office:value="16.8418484212166">
                <text:p>16.8418484212166</text:p>
              </table:table-cell>
              <table:table-cell office:value-type="float" office:value="0.421">
                <text:p>0.421</text:p>
              </table:table-cell>
              <table:table-cell office:value-type="float" office:value="19.1441314112126">
                <text:p>19.1441314112126</text:p>
              </table:table-cell>
              <table:table-cell office:value-type="float" office:value="0.421">
                <text:p>0.421</text:p>
              </table:table-cell>
              <table:table-cell office:value-type="float" office:value="19.0652353201249">
                <text:p>19.0652353201249</text:p>
              </table:table-cell>
            </table:table-row>
            <table:table-row>
              <table:table-cell office:value-type="float" office:value="19.1472046703285">
                <text:p>20</text:p>
              </table:table-cell>
              <table:table-cell office:value-type="float" office:value="0.423">
                <text:p>0.423</text:p>
              </table:table-cell>
              <table:table-cell office:value-type="float" office:value="16.8317756314491">
                <text:p>16.8317756314491</text:p>
              </table:table-cell>
              <table:table-cell office:value-type="float" office:value="0.423">
                <text:p>0.423</text:p>
              </table:table-cell>
              <table:table-cell office:value-type="float" office:value="16.8318302634469">
                <text:p>16.8318302634469</text:p>
              </table:table-cell>
              <table:table-cell office:value-type="float" office:value="0.423">
                <text:p>0.423</text:p>
              </table:table-cell>
              <table:table-cell office:value-type="float" office:value="19.1472046703285">
                <text:p>19.1472046703285</text:p>
              </table:table-cell>
              <table:table-cell office:value-type="float" office:value="0.423">
                <text:p>0.423</text:p>
              </table:table-cell>
              <table:table-cell office:value-type="float" office:value="19.0675232663358">
                <text:p>19.0675232663358</text:p>
              </table:table-cell>
            </table:table-row>
            <table:table-row>
              <table:table-cell office:value-type="float" office:value="19.1501958954416">
                <text:p>20</text:p>
              </table:table-cell>
              <table:table-cell office:value-type="float" office:value="0.425">
                <text:p>0.425</text:p>
              </table:table-cell>
              <table:table-cell office:value-type="float" office:value="16.8420979406797">
                <text:p>16.8420979406797</text:p>
              </table:table-cell>
              <table:table-cell office:value-type="float" office:value="0.425">
                <text:p>0.425</text:p>
              </table:table-cell>
              <table:table-cell office:value-type="float" office:value="16.8235845571766">
                <text:p>16.8235845571766</text:p>
              </table:table-cell>
              <table:table-cell office:value-type="float" office:value="0.425">
                <text:p>0.425</text:p>
              </table:table-cell>
              <table:table-cell office:value-type="float" office:value="19.1501958954416">
                <text:p>19.1501958954416</text:p>
              </table:table-cell>
              <table:table-cell office:value-type="float" office:value="0.425">
                <text:p>0.425</text:p>
              </table:table-cell>
              <table:table-cell office:value-type="float" office:value="19.0697775435747">
                <text:p>19.0697775435747</text:p>
              </table:table-cell>
            </table:table-row>
            <table:table-row>
              <table:table-cell office:value-type="float" office:value="19.1530992836511">
                <text:p>20</text:p>
              </table:table-cell>
              <table:table-cell office:value-type="float" office:value="0.427">
                <text:p>0.427</text:p>
              </table:table-cell>
              <table:table-cell office:value-type="float" office:value="16.852154711259">
                <text:p>16.852154711259</text:p>
              </table:table-cell>
              <table:table-cell office:value-type="float" office:value="0.427">
                <text:p>0.427</text:p>
              </table:table-cell>
              <table:table-cell office:value-type="float" office:value="16.8168735503991">
                <text:p>16.8168735503991</text:p>
              </table:table-cell>
              <table:table-cell office:value-type="float" office:value="0.427">
                <text:p>0.427</text:p>
              </table:table-cell>
              <table:table-cell office:value-type="float" office:value="19.1530992836511">
                <text:p>19.1530992836511</text:p>
              </table:table-cell>
              <table:table-cell office:value-type="float" office:value="0.427">
                <text:p>0.427</text:p>
              </table:table-cell>
              <table:table-cell office:value-type="float" office:value="19.072001183387">
                <text:p>19.072001183387</text:p>
              </table:table-cell>
            </table:table-row>
            <table:table-row>
              <table:table-cell office:value-type="float" office:value="19.1559076992126">
                <text:p>20</text:p>
              </table:table-cell>
              <table:table-cell office:value-type="float" office:value="0.429">
                <text:p>0.429</text:p>
              </table:table-cell>
              <table:table-cell office:value-type="float" office:value="16.8619546131541">
                <text:p>16.8619546131541</text:p>
              </table:table-cell>
              <table:table-cell office:value-type="float" office:value="0.429">
                <text:p>0.429</text:p>
              </table:table-cell>
              <table:table-cell office:value-type="float" office:value="16.8115024707285">
                <text:p>16.8115024707285</text:p>
              </table:table-cell>
              <table:table-cell office:value-type="float" office:value="0.429">
                <text:p>0.429</text:p>
              </table:table-cell>
              <table:table-cell office:value-type="float" office:value="19.1559076992126">
                <text:p>19.1559076992126</text:p>
              </table:table-cell>
              <table:table-cell office:value-type="float" office:value="0.429">
                <text:p>0.429</text:p>
              </table:table-cell>
              <table:table-cell office:value-type="float" office:value="19.0741970505077">
                <text:p>19.0741970505077</text:p>
              </table:table-cell>
            </table:table-row>
            <table:table-row>
              <table:table-cell office:value-type="float" office:value="19.1586125121611">
                <text:p>20</text:p>
              </table:table-cell>
              <table:table-cell office:value-type="float" office:value="0.431">
                <text:p>0.431</text:p>
              </table:table-cell>
              <table:table-cell office:value-type="float" office:value="16.871505936973">
                <text:p>16.871505936973</text:p>
              </table:table-cell>
              <table:table-cell office:value-type="float" office:value="0.431">
                <text:p>0.431</text:p>
              </table:table-cell>
              <table:table-cell office:value-type="float" office:value="16.8073093935991">
                <text:p>16.8073093935991</text:p>
              </table:table-cell>
              <table:table-cell office:value-type="float" office:value="0.431">
                <text:p>0.431</text:p>
              </table:table-cell>
              <table:table-cell office:value-type="float" office:value="19.1586125121611">
                <text:p>19.1586125121611</text:p>
              </table:table-cell>
              <table:table-cell office:value-type="float" office:value="0.431">
                <text:p>0.431</text:p>
              </table:table-cell>
              <table:table-cell office:value-type="float" office:value="19.0763678501732">
                <text:p>19.0763678501732</text:p>
              </table:table-cell>
            </table:table-row>
            <table:table-row>
              <table:table-cell office:value-type="float" office:value="19.1612034149984">
                <text:p>20</text:p>
              </table:table-cell>
              <table:table-cell office:value-type="float" office:value="0.433">
                <text:p>0.433</text:p>
              </table:table-cell>
              <table:table-cell office:value-type="float" office:value="16.8808166320482">
                <text:p>16.8808166320482</text:p>
              </table:table-cell>
              <table:table-cell office:value-type="float" office:value="0.433">
                <text:p>0.433</text:p>
              </table:table-cell>
              <table:table-cell office:value-type="float" office:value="16.8041579939921">
                <text:p>16.8041579939921</text:p>
              </table:table-cell>
              <table:table-cell office:value-type="float" office:value="0.433">
                <text:p>0.433</text:p>
              </table:table-cell>
              <table:table-cell office:value-type="float" office:value="19.1612034149984">
                <text:p>19.1612034149984</text:p>
              </table:table-cell>
              <table:table-cell office:value-type="float" office:value="0.433">
                <text:p>0.433</text:p>
              </table:table-cell>
              <table:table-cell office:value-type="float" office:value="19.078516142263">
                <text:p>19.078516142263</text:p>
              </table:table-cell>
            </table:table-row>
            <table:table-row>
              <table:table-cell office:value-type="float" office:value="19.1636681997093">
                <text:p>20</text:p>
              </table:table-cell>
              <table:table-cell office:value-type="float" office:value="0.435">
                <text:p>0.435</text:p>
              </table:table-cell>
              <table:table-cell office:value-type="float" office:value="16.8898943180948">
                <text:p>16.8898943180948</text:p>
              </table:table-cell>
              <table:table-cell office:value-type="float" office:value="0.435">
                <text:p>0.435</text:p>
              </table:table-cell>
              <table:table-cell office:value-type="float" office:value="16.8019322070929">
                <text:p>16.8019322070929</text:p>
              </table:table-cell>
              <table:table-cell office:value-type="float" office:value="0.435">
                <text:p>0.435</text:p>
              </table:table-cell>
              <table:table-cell office:value-type="float" office:value="19.1636681997093">
                <text:p>19.1636681997093</text:p>
              </table:table-cell>
              <table:table-cell office:value-type="float" office:value="0.435">
                <text:p>0.435</text:p>
              </table:table-cell>
              <table:table-cell office:value-type="float" office:value="19.080644349571">
                <text:p>19.080644349571</text:p>
              </table:table-cell>
            </table:table-row>
            <table:table-row>
              <table:table-cell office:value-type="float" office:value="19.1659924931665">
                <text:p>20</text:p>
              </table:table-cell>
              <table:table-cell office:value-type="float" office:value="0.437">
                <text:p>0.437</text:p>
              </table:table-cell>
              <table:table-cell office:value-type="float" office:value="16.8987462985451">
                <text:p>16.8987462985451</text:p>
              </table:table-cell>
              <table:table-cell office:value-type="float" office:value="0.437">
                <text:p>0.437</text:p>
              </table:table-cell>
              <table:table-cell office:value-type="float" office:value="16.8005322339787">
                <text:p>16.8005322339787</text:p>
              </table:table-cell>
              <table:table-cell office:value-type="float" office:value="0.437">
                <text:p>0.437</text:p>
              </table:table-cell>
              <table:table-cell office:value-type="float" office:value="19.1659924931665">
                <text:p>19.1659924931665</text:p>
              </table:table-cell>
              <table:table-cell office:value-type="float" office:value="0.437">
                <text:p>0.437</text:p>
              </table:table-cell>
              <table:table-cell office:value-type="float" office:value="19.082754765694">
                <text:p>19.082754765694</text:p>
              </table:table-cell>
            </table:table-row>
            <table:table-row>
              <table:table-cell office:value-type="float" office:value="19.1681594426596">
                <text:p>20</text:p>
              </table:table-cell>
              <table:table-cell office:value-type="float" office:value="0.439">
                <text:p>0.439</text:p>
              </table:table-cell>
              <table:table-cell office:value-type="float" office:value="16.9073795796542">
                <text:p>16.9073795796542</text:p>
              </table:table-cell>
              <table:table-cell office:value-type="float" office:value="0.439">
                <text:p>0.439</text:p>
              </table:table-cell>
              <table:table-cell office:value-type="float" office:value="16.7998715079767">
                <text:p>16.7998715079767</text:p>
              </table:table-cell>
              <table:table-cell office:value-type="float" office:value="0.439">
                <text:p>0.439</text:p>
              </table:table-cell>
              <table:table-cell office:value-type="float" office:value="19.1681594426596">
                <text:p>19.1681594426596</text:p>
              </table:table-cell>
              <table:table-cell office:value-type="float" office:value="0.439">
                <text:p>0.439</text:p>
              </table:table-cell>
              <table:table-cell office:value-type="float" office:value="19.084849563219">
                <text:p>19.084849563219</text:p>
              </table:table-cell>
            </table:table-row>
            <table:table-row>
              <table:table-cell office:value-type="float" office:value="19.1701493394057">
                <text:p>20</text:p>
              </table:table-cell>
              <table:table-cell office:value-type="float" office:value="0.441">
                <text:p>0.441</text:p>
              </table:table-cell>
              <table:table-cell office:value-type="float" office:value="16.9158008857904">
                <text:p>16.9158008857904</text:p>
              </table:table-cell>
              <table:table-cell office:value-type="float" office:value="0.441">
                <text:p>0.441</text:p>
              </table:table-cell>
              <table:table-cell office:value-type="float" office:value="16.7998743504469">
                <text:p>16.7998743504469</text:p>
              </table:table-cell>
              <table:table-cell office:value-type="float" office:value="0.441">
                <text:p>0.441</text:p>
              </table:table-cell>
              <table:table-cell office:value-type="float" office:value="19.1701493394057">
                <text:p>19.1701493394057</text:p>
              </table:table-cell>
              <table:table-cell office:value-type="float" office:value="0.441">
                <text:p>0.441</text:p>
              </table:table-cell>
              <table:table-cell office:value-type="float" office:value="19.0869308012157">
                <text:p>19.0869308012157</text:p>
              </table:table-cell>
            </table:table-row>
            <table:table-row>
              <table:table-cell office:value-type="float" office:value="19.1719391668357">
                <text:p>20</text:p>
              </table:table-cell>
              <table:table-cell office:value-type="float" office:value="0.443">
                <text:p>0.443</text:p>
              </table:table-cell>
              <table:table-cell office:value-type="float" office:value="16.9240166813173">
                <text:p>16.9240166813173</text:p>
              </table:table-cell>
              <table:table-cell office:value-type="float" office:value="0.443">
                <text:p>0.443</text:p>
              </table:table-cell>
              <table:table-cell office:value-type="float" office:value="16.800474143755">
                <text:p>16.800474143755</text:p>
              </table:table-cell>
              <table:table-cell office:value-type="float" office:value="0.443">
                <text:p>0.443</text:p>
              </table:table-cell>
              <table:table-cell office:value-type="float" office:value="19.1719391668357">
                <text:p>19.1719391668357</text:p>
              </table:table-cell>
              <table:table-cell office:value-type="float" office:value="0.443">
                <text:p>0.443</text:p>
              </table:table-cell>
              <table:table-cell office:value-type="float" office:value="19.0890004330701">
                <text:p>19.0890004330701</text:p>
              </table:table-cell>
            </table:table-row>
            <table:table-row>
              <table:table-cell office:value-type="float" office:value="19.1735020512159">
                <text:p>20</text:p>
              </table:table-cell>
              <table:table-cell office:value-type="float" office:value="0.445">
                <text:p>0.445</text:p>
              </table:table-cell>
              <table:table-cell office:value-type="float" office:value="16.9320331719128">
                <text:p>16.9320331719128</text:p>
              </table:table-cell>
              <table:table-cell office:value-type="float" office:value="0.445">
                <text:p>0.445</text:p>
              </table:table-cell>
              <table:table-cell office:value-type="float" office:value="16.8016118683368">
                <text:p>16.8016118683368</text:p>
              </table:table-cell>
              <table:table-cell office:value-type="float" office:value="0.445">
                <text:p>0.445</text:p>
              </table:table-cell>
              <table:table-cell office:value-type="float" office:value="19.1735020512159">
                <text:p>19.1735020512159</text:p>
              </table:table-cell>
              <table:table-cell office:value-type="float" office:value="0.445">
                <text:p>0.445</text:p>
              </table:table-cell>
              <table:table-cell office:value-type="float" office:value="19.0910603100957">
                <text:p>19.0910603100957</text:p>
              </table:table-cell>
            </table:table-row>
            <table:table-row>
              <table:table-cell office:value-type="float" office:value="19.1748065971091">
                <text:p>20</text:p>
              </table:table-cell>
              <table:table-cell office:value-type="float" office:value="0.447">
                <text:p>0.447</text:p>
              </table:table-cell>
              <table:table-cell office:value-type="float" office:value="16.9398563204369">
                <text:p>16.9398563204369</text:p>
              </table:table-cell>
              <table:table-cell office:value-type="float" office:value="0.447">
                <text:p>0.447</text:p>
              </table:table-cell>
              <table:table-cell office:value-type="float" office:value="16.8032349437986">
                <text:p>16.8032349437986</text:p>
              </table:table-cell>
              <table:table-cell office:value-type="float" office:value="0.447">
                <text:p>0.447</text:p>
              </table:table-cell>
              <table:table-cell office:value-type="float" office:value="19.1748065971091">
                <text:p>19.1748065971091</text:p>
              </table:table-cell>
              <table:table-cell office:value-type="float" office:value="0.447">
                <text:p>0.447</text:p>
              </table:table-cell>
              <table:table-cell office:value-type="float" office:value="19.093112187045">
                <text:p>19.093112187045</text:p>
              </table:table-cell>
            </table:table-row>
            <table:table-row>
              <table:table-cell office:value-type="float" office:value="19.1758160765648">
                <text:p>20</text:p>
              </table:table-cell>
              <table:table-cell office:value-type="float" office:value="0.449">
                <text:p>0.449</text:p>
              </table:table-cell>
              <table:table-cell office:value-type="float" office:value="16.9474918671684">
                <text:p>16.9474918671684</text:p>
              </table:table-cell>
              <table:table-cell office:value-type="float" office:value="0.449">
                <text:p>0.449</text:p>
              </table:table-cell>
              <table:table-cell office:value-type="float" office:value="16.8052962977854">
                <text:p>16.8052962977854</text:p>
              </table:table-cell>
              <table:table-cell office:value-type="float" office:value="0.449">
                <text:p>0.449</text:p>
              </table:table-cell>
              <table:table-cell office:value-type="float" office:value="19.1758160765648">
                <text:p>19.1758160765648</text:p>
              </table:table-cell>
              <table:table-cell office:value-type="float" office:value="0.449">
                <text:p>0.449</text:p>
              </table:table-cell>
              <table:table-cell office:value-type="float" office:value="19.0951577285341">
                <text:p>19.0951577285341</text:p>
              </table:table-cell>
            </table:table-row>
            <table:table-row>
              <table:table-cell office:value-type="float" office:value="19.1764874272216">
                <text:p>20</text:p>
              </table:table-cell>
              <table:table-cell office:value-type="float" office:value="0.451">
                <text:p>0.451</text:p>
              </table:table-cell>
              <table:table-cell office:value-type="float" office:value="16.9549453288424">
                <text:p>16.9549453288424</text:p>
              </table:table-cell>
              <table:table-cell office:value-type="float" office:value="0.451">
                <text:p>0.451</text:p>
              </table:table-cell>
              <table:table-cell office:value-type="float" office:value="16.8077535890825">
                <text:p>16.8077535890825</text:p>
              </table:table-cell>
              <table:table-cell office:value-type="float" office:value="0.451">
                <text:p>0.451</text:p>
              </table:table-cell>
              <table:table-cell office:value-type="float" office:value="19.1764874272216">
                <text:p>19.1764874272216</text:p>
              </table:table-cell>
              <table:table-cell office:value-type="float" office:value="0.451">
                <text:p>0.451</text:p>
              </table:table-cell>
              <table:table-cell office:value-type="float" office:value="19.0971985107882">
                <text:p>19.0971985107882</text:p>
              </table:table-cell>
            </table:table-row>
            <table:table-row>
              <table:table-cell office:value-type="float" office:value="19.1767700149984">
                <text:p>20</text:p>
              </table:table-cell>
              <table:table-cell office:value-type="float" office:value="0.453">
                <text:p>0.453</text:p>
              </table:table-cell>
              <table:table-cell office:value-type="float" office:value="16.9622220182902">
                <text:p>16.9622220182902</text:p>
              </table:table-cell>
              <table:table-cell office:value-type="float" office:value="0.453">
                <text:p>0.453</text:p>
              </table:table-cell>
              <table:table-cell office:value-type="float" office:value="16.8105685863256">
                <text:p>16.8105685863256</text:p>
              </table:table-cell>
              <table:table-cell office:value-type="float" office:value="0.453">
                <text:p>0.453</text:p>
              </table:table-cell>
              <table:table-cell office:value-type="float" office:value="19.1767700149984">
                <text:p>19.1767700149984</text:p>
              </table:table-cell>
              <table:table-cell office:value-type="float" office:value="0.453">
                <text:p>0.453</text:p>
              </table:table-cell>
              <table:table-cell office:value-type="float" office:value="19.0992360268825">
                <text:p>19.0992360268825</text:p>
              </table:table-cell>
            </table:table-row>
            <table:table-row>
              <table:table-cell office:value-type="float" office:value="19.1766040841863">
                <text:p>20</text:p>
              </table:table-cell>
              <table:table-cell office:value-type="float" office:value="0.455">
                <text:p>0.455</text:p>
              </table:table-cell>
              <table:table-cell office:value-type="float" office:value="16.9693270444717">
                <text:p>16.9693270444717</text:p>
              </table:table-cell>
              <table:table-cell office:value-type="float" office:value="0.455">
                <text:p>0.455</text:p>
              </table:table-cell>
              <table:table-cell office:value-type="float" office:value="16.8137066367323">
                <text:p>16.8137066367323</text:p>
              </table:table-cell>
              <table:table-cell office:value-type="float" office:value="0.455">
                <text:p>0.455</text:p>
              </table:table-cell>
              <table:table-cell office:value-type="float" office:value="19.1766040841863">
                <text:p>19.1766040841863</text:p>
              </table:table-cell>
              <table:table-cell office:value-type="float" office:value="0.455">
                <text:p>0.455</text:p>
              </table:table-cell>
              <table:table-cell office:value-type="float" office:value="19.1012716873701">
                <text:p>19.1012716873701</text:p>
              </table:table-cell>
            </table:table-row>
            <table:table-row>
              <table:table-cell office:value-type="float" office:value="19.1759188116857">
                <text:p>20</text:p>
              </table:table-cell>
              <table:table-cell office:value-type="float" office:value="0.457">
                <text:p>0.457</text:p>
              </table:table-cell>
              <table:table-cell office:value-type="float" office:value="16.9762653398682">
                <text:p>16.9762653398682</text:p>
              </table:table-cell>
              <table:table-cell office:value-type="float" office:value="0.457">
                <text:p>0.457</text:p>
              </table:table-cell>
              <table:table-cell office:value-type="float" office:value="16.817136246963">
                <text:p>16.817136246963</text:p>
              </table:table-cell>
              <table:table-cell office:value-type="float" office:value="0.457">
                <text:p>0.457</text:p>
              </table:table-cell>
              <table:table-cell office:value-type="float" office:value="19.1759188116857">
                <text:p>19.1759188116857</text:p>
              </table:table-cell>
              <table:table-cell office:value-type="float" office:value="0.457">
                <text:p>0.457</text:p>
              </table:table-cell>
              <table:table-cell office:value-type="float" office:value="19.1033068269953">
                <text:p>19.1033068269953</text:p>
              </table:table-cell>
            </table:table-row>
            <table:table-row>
              <table:table-cell office:value-type="float" office:value="19.174629822339">
                <text:p>20</text:p>
              </table:table-cell>
              <table:table-cell office:value-type="float" office:value="0.459">
                <text:p>0.459</text:p>
              </table:table-cell>
              <table:table-cell office:value-type="float" office:value="16.9830416461882">
                <text:p>16.9830416461882</text:p>
              </table:table-cell>
              <table:table-cell office:value-type="float" office:value="0.459">
                <text:p>0.459</text:p>
              </table:table-cell>
              <table:table-cell office:value-type="float" office:value="16.8208286946398">
                <text:p>16.8208286946398</text:p>
              </table:table-cell>
              <table:table-cell office:value-type="float" office:value="0.459">
                <text:p>0.459</text:p>
              </table:table-cell>
              <table:table-cell office:value-type="float" office:value="19.174629822339">
                <text:p>19.174629822339</text:p>
              </table:table-cell>
              <table:table-cell office:value-type="float" office:value="0.459">
                <text:p>0.459</text:p>
              </table:table-cell>
              <table:table-cell office:value-type="float" office:value="19.1053427012199">
                <text:p>19.1053427012199</text:p>
              </table:table-cell>
            </table:table-row>
            <table:table-row>
              <table:table-cell office:value-type="float" office:value="19.1726360071597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16.9896605356992">
                <text:p>16.9896605356992</text:p>
              </table:table-cell>
              <table:table-cell office:value-type="float" office:value="0.461">
                <text:p>0.461</text:p>
              </table:table-cell>
              <table:table-cell office:value-type="float" office:value="16.8247577298332">
                <text:p>16.8247577298332</text:p>
              </table:table-cell>
              <table:table-cell office:value-type="float" office:value="0.461">
                <text:p>0.461</text:p>
              </table:table-cell>
              <table:table-cell office:value-type="float" office:value="19.1726360071597">
                <text:p>19.1726360071597</text:p>
              </table:table-cell>
              <table:table-cell office:value-type="float" office:value="0.461">
                <text:p>0.461</text:p>
              </table:table-cell>
              <table:table-cell office:value-type="float" office:value="19.1073804906417">
                <text:p>19.1073804906417</text:p>
              </table:table-cell>
            </table:table-row>
            <table:table-row>
              <table:table-cell office:value-type="float" office:value="19.1698153890747">
                <text:p>20</text:p>
              </table:table-cell>
              <table:table-cell office:value-type="float" office:value="0.463">
                <text:p>0.463</text:p>
              </table:table-cell>
              <table:table-cell office:value-type="float" office:value="16.996126424447">
                <text:p>16.996126424447</text:p>
              </table:table-cell>
              <table:table-cell office:value-type="float" office:value="0.463">
                <text:p>0.463</text:p>
              </table:table-cell>
              <table:table-cell office:value-type="float" office:value="16.8288993152986">
                <text:p>16.8288993152986</text:p>
              </table:table-cell>
              <table:table-cell office:value-type="float" office:value="0.463">
                <text:p>0.463</text:p>
              </table:table-cell>
              <table:table-cell office:value-type="float" office:value="19.1698153890747">
                <text:p>19.1698153890747</text:p>
              </table:table-cell>
              <table:table-cell office:value-type="float" office:value="0.463">
                <text:p>0.463</text:p>
              </table:table-cell>
              <table:table-cell office:value-type="float" office:value="19.1094213028052">
                <text:p>19.1094213028052</text:p>
              </table:table-cell>
            </table:table-row>
            <table:table-row>
              <table:table-cell office:value-type="float" office:value="19.166019685824">
                <text:p>20</text:p>
              </table:table-cell>
              <table:table-cell office:value-type="float" office:value="0.465">
                <text:p>0.465</text:p>
              </table:table-cell>
              <table:table-cell office:value-type="float" office:value="17.0024435620942">
                <text:p>17.0024435620942</text:p>
              </table:table-cell>
              <table:table-cell office:value-type="float" office:value="0.465">
                <text:p>0.465</text:p>
              </table:table-cell>
              <table:table-cell office:value-type="float" office:value="16.8332313825896">
                <text:p>16.8332313825896</text:p>
              </table:table-cell>
              <table:table-cell office:value-type="float" office:value="0.465">
                <text:p>0.465</text:p>
              </table:table-cell>
              <table:table-cell office:value-type="float" office:value="19.166019685824">
                <text:p>19.166019685824</text:p>
              </table:table-cell>
              <table:table-cell office:value-type="float" office:value="0.465">
                <text:p>0.465</text:p>
              </table:table-cell>
              <table:table-cell office:value-type="float" office:value="19.1114661687332">
                <text:p>19.1114661687332</text:p>
              </table:table-cell>
            </table:table-row>
            <table:table-row>
              <table:table-cell office:value-type="float" office:value="19.1610670814705">
                <text:p>20</text:p>
              </table:table-cell>
              <table:table-cell office:value-type="float" office:value="0.467">
                <text:p>0.467</text:p>
              </table:table-cell>
              <table:table-cell office:value-type="float" office:value="17.0086160559597">
                <text:p>17.0086160559597</text:p>
              </table:table-cell>
              <table:table-cell office:value-type="float" office:value="0.467">
                <text:p>0.467</text:p>
              </table:table-cell>
              <table:table-cell office:value-type="float" office:value="16.8377336520285">
                <text:p>16.8377336520285</text:p>
              </table:table-cell>
              <table:table-cell office:value-type="float" office:value="0.467">
                <text:p>0.467</text:p>
              </table:table-cell>
              <table:table-cell office:value-type="float" office:value="19.1610670814705">
                <text:p>19.1610670814705</text:p>
              </table:table-cell>
              <table:table-cell office:value-type="float" office:value="0.467">
                <text:p>0.467</text:p>
              </table:table-cell>
              <table:table-cell office:value-type="float" office:value="19.1135160461493">
                <text:p>19.1135160461493</text:p>
              </table:table-cell>
            </table:table-row>
            <table:table-row>
              <table:table-cell office:value-type="float" office:value="19.1547324619881">
                <text:p>20</text:p>
              </table:table-cell>
              <table:table-cell office:value-type="float" office:value="0.469">
                <text:p>0.469</text:p>
              </table:table-cell>
              <table:table-cell office:value-type="float" office:value="17.0146478703856">
                <text:p>17.0146478703856</text:p>
              </table:table-cell>
              <table:table-cell office:value-type="float" office:value="0.469">
                <text:p>0.469</text:p>
              </table:table-cell>
              <table:table-cell office:value-type="float" office:value="16.842387455539">
                <text:p>16.842387455539</text:p>
              </table:table-cell>
              <table:table-cell office:value-type="float" office:value="0.469">
                <text:p>0.469</text:p>
              </table:table-cell>
              <table:table-cell office:value-type="float" office:value="19.1547324619881">
                <text:p>19.1547324619881</text:p>
              </table:table-cell>
              <table:table-cell office:value-type="float" office:value="0.469">
                <text:p>0.469</text:p>
              </table:table-cell>
              <table:table-cell office:value-type="float" office:value="19.1155718172509">
                <text:p>19.1155718172509</text:p>
              </table:table-cell>
            </table:table-row>
            <table:table-row>
              <table:table-cell office:value-type="float" office:value="19.1467340279581">
                <text:p>20</text:p>
              </table:table-cell>
              <table:table-cell office:value-type="float" office:value="0.471">
                <text:p>0.471</text:p>
              </table:table-cell>
              <table:table-cell office:value-type="float" office:value="17.0205428345964">
                <text:p>17.0205428345964</text:p>
              </table:table-cell>
              <table:table-cell office:value-type="float" office:value="0.471">
                <text:p>0.471</text:p>
              </table:table-cell>
              <table:table-cell office:value-type="float" office:value="16.8471755894599">
                <text:p>16.8471755894599</text:p>
              </table:table-cell>
              <table:table-cell office:value-type="float" office:value="0.471">
                <text:p>0.471</text:p>
              </table:table-cell>
              <table:table-cell office:value-type="float" office:value="19.1467340279581">
                <text:p>19.1467340279581</text:p>
              </table:table-cell>
              <table:table-cell office:value-type="float" office:value="0.471">
                <text:p>0.471</text:p>
              </table:table-cell>
              <table:table-cell office:value-type="float" office:value="19.1176342872569">
                <text:p>19.1176342872569</text:p>
              </table:table-cell>
            </table:table-row>
            <table:table-row>
              <table:table-cell office:value-type="float" office:value="19.1367146148612">
                <text:p>20</text:p>
              </table:table-cell>
              <table:table-cell office:value-type="float" office:value="0.473">
                <text:p>0.473</text:p>
              </table:table-cell>
              <table:table-cell office:value-type="float" office:value="17.0263046376204">
                <text:p>17.0263046376204</text:p>
              </table:table-cell>
              <table:table-cell office:value-type="float" office:value="0.473">
                <text:p>0.473</text:p>
              </table:table-cell>
              <table:table-cell office:value-type="float" office:value="16.8520821734527">
                <text:p>16.8520821734527</text:p>
              </table:table-cell>
              <table:table-cell office:value-type="float" office:value="0.473">
                <text:p>0.473</text:p>
              </table:table-cell>
              <table:table-cell office:value-type="float" office:value="19.1367146148612">
                <text:p>19.1367146148612</text:p>
              </table:table-cell>
              <table:table-cell office:value-type="float" office:value="0.473">
                <text:p>0.473</text:p>
              </table:table-cell>
              <table:table-cell office:value-type="float" office:value="19.1197041797223">
                <text:p>19.1197041797223</text:p>
              </table:table-cell>
            </table:table-row>
            <table:table-row>
              <table:table-cell office:value-type="float" office:value="19.1242151340109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17.0319368548046">
                <text:p>17.0319368548046</text:p>
              </table:table-cell>
              <table:table-cell office:value-type="float" office:value="0.475">
                <text:p>0.475</text:p>
              </table:table-cell>
              <table:table-cell office:value-type="float" office:value="16.8570925552985">
                <text:p>16.8570925552985</text:p>
              </table:table-cell>
              <table:table-cell office:value-type="float" office:value="0.475">
                <text:p>0.475</text:p>
              </table:table-cell>
              <table:table-cell office:value-type="float" office:value="19.1242151340109">
                <text:p>19.1242151340109</text:p>
              </table:table-cell>
              <table:table-cell office:value-type="float" office:value="0.475">
                <text:p>0.475</text:p>
              </table:table-cell>
              <table:table-cell office:value-type="float" office:value="19.1217821384892">
                <text:p>19.1217821384892</text:p>
              </table:table-cell>
            </table:table-row>
            <table:table-row>
              <table:table-cell office:value-type="float" office:value="19.1086359598751">
                <text:p>20</text:p>
              </table:table-cell>
              <table:table-cell office:value-type="float" office:value="0.477">
                <text:p>0.477</text:p>
              </table:table-cell>
              <table:table-cell office:value-type="float" office:value="17.0374429371319">
                <text:p>17.0374429371319</text:p>
              </table:table-cell>
              <table:table-cell office:value-type="float" office:value="0.477">
                <text:p>0.477</text:p>
              </table:table-cell>
              <table:table-cell office:value-type="float" office:value="16.8621931934106">
                <text:p>16.8621931934106</text:p>
              </table:table-cell>
              <table:table-cell office:value-type="float" office:value="0.477">
                <text:p>0.477</text:p>
              </table:table-cell>
              <table:table-cell office:value-type="float" office:value="19.1086359598751">
                <text:p>19.1086359598751</text:p>
              </table:table-cell>
              <table:table-cell office:value-type="float" office:value="0.477">
                <text:p>0.477</text:p>
              </table:table-cell>
              <table:table-cell office:value-type="float" office:value="19.1238687201459">
                <text:p>19.1238687201459</text:p>
              </table:table-cell>
            </table:table-row>
            <table:table-row>
              <table:table-cell office:value-type="float" office:value="19.0891794239804">
                <text:p>20</text:p>
              </table:table-cell>
              <table:table-cell office:value-type="float" office:value="0.479">
                <text:p>0.479</text:p>
              </table:table-cell>
              <table:table-cell office:value-type="float" office:value="17.042826224376">
                <text:p>17.042826224376</text:p>
              </table:table-cell>
              <table:table-cell office:value-type="float" office:value="0.479">
                <text:p>0.479</text:p>
              </table:table-cell>
              <table:table-cell office:value-type="float" office:value="16.8673715735716">
                <text:p>16.8673715735716</text:p>
              </table:table-cell>
              <table:table-cell office:value-type="float" office:value="0.479">
                <text:p>0.479</text:p>
              </table:table-cell>
              <table:table-cell office:value-type="float" office:value="19.0891794239804">
                <text:p>19.0891794239804</text:p>
              </table:table-cell>
              <table:table-cell office:value-type="float" office:value="0.479">
                <text:p>0.479</text:p>
              </table:table-cell>
              <table:table-cell office:value-type="float" office:value="19.1259643914775">
                <text:p>19.1259643914775</text:p>
              </table:table-cell>
            </table:table-row>
            <table:table-row>
              <table:table-cell office:value-type="float" office:value="19.0647617151997">
                <text:p>20</text:p>
              </table:table-cell>
              <table:table-cell office:value-type="float" office:value="0.481">
                <text:p>0.481</text:p>
              </table:table-cell>
              <table:table-cell office:value-type="float" office:value="17.04808993713">
                <text:p>17.04808993713</text:p>
              </table:table-cell>
              <table:table-cell office:value-type="float" office:value="0.481">
                <text:p>0.481</text:p>
              </table:table-cell>
              <table:table-cell office:value-type="float" office:value="16.8726161151281">
                <text:p>16.8726161151281</text:p>
              </table:table-cell>
              <table:table-cell office:value-type="float" office:value="0.481">
                <text:p>0.481</text:p>
              </table:table-cell>
              <table:table-cell office:value-type="float" office:value="19.0647617151997">
                <text:p>19.0647617151997</text:p>
              </table:table-cell>
              <table:table-cell office:value-type="float" office:value="0.481">
                <text:p>0.481</text:p>
              </table:table-cell>
              <table:table-cell office:value-type="float" office:value="19.1280695210701">
                <text:p>19.1280695210701</text:p>
              </table:table-cell>
            </table:table-row>
            <table:table-row>
              <table:table-cell office:value-type="float" office:value="19.0338734839929">
                <text:p>20</text:p>
              </table:table-cell>
              <table:table-cell office:value-type="float" office:value="0.483">
                <text:p>0.483</text:p>
              </table:table-cell>
              <table:table-cell office:value-type="float" office:value="17.0532372011006">
                <text:p>17.0532372011006</text:p>
              </table:table-cell>
              <table:table-cell office:value-type="float" office:value="0.483">
                <text:p>0.483</text:p>
              </table:table-cell>
              <table:table-cell office:value-type="float" office:value="16.8779161167724">
                <text:p>16.8779161167724</text:p>
              </table:table-cell>
              <table:table-cell office:value-type="float" office:value="0.483">
                <text:p>0.483</text:p>
              </table:table-cell>
              <table:table-cell office:value-type="float" office:value="19.0338734839929">
                <text:p>19.0338734839929</text:p>
              </table:table-cell>
              <table:table-cell office:value-type="float" office:value="0.483">
                <text:p>0.483</text:p>
              </table:table-cell>
              <table:table-cell office:value-type="float" office:value="19.1301843774387">
                <text:p>19.1301843774387</text:p>
              </table:table-cell>
            </table:table-row>
            <table:table-row>
              <table:table-cell office:value-type="float" office:value="18.9943507367885">
                <text:p>20</text:p>
              </table:table-cell>
              <table:table-cell office:value-type="float" office:value="0.485">
                <text:p>0.485</text:p>
              </table:table-cell>
              <table:table-cell office:value-type="float" office:value="17.0582710387198">
                <text:p>17.0582710387198</text:p>
              </table:table-cell>
              <table:table-cell office:value-type="float" office:value="0.485">
                <text:p>0.485</text:p>
              </table:table-cell>
              <table:table-cell office:value-type="float" office:value="16.883261678177">
                <text:p>16.883261678177</text:p>
              </table:table-cell>
              <table:table-cell office:value-type="float" office:value="0.485">
                <text:p>0.485</text:p>
              </table:table-cell>
              <table:table-cell office:value-type="float" office:value="18.9943507367885">
                <text:p>18.9943507367885</text:p>
              </table:table-cell>
              <table:table-cell office:value-type="float" office:value="0.485">
                <text:p>0.485</text:p>
              </table:table-cell>
              <table:table-cell office:value-type="float" office:value="19.1323091184382">
                <text:p>19.1323091184382</text:p>
              </table:table-cell>
            </table:table-row>
            <table:table-row>
              <table:table-cell office:value-type="float" office:value="18.942981049482">
                <text:p>20</text:p>
              </table:table-cell>
              <table:table-cell office:value-type="float" office:value="0.487">
                <text:p>0.487</text:p>
              </table:table-cell>
              <table:table-cell office:value-type="float" office:value="17.0631943691914">
                <text:p>17.0631943691914</text:p>
              </table:table-cell>
              <table:table-cell office:value-type="float" office:value="0.487">
                <text:p>0.487</text:p>
              </table:table-cell>
              <table:table-cell office:value-type="float" office:value="16.8886436361293">
                <text:p>16.8886436361293</text:p>
              </table:table-cell>
              <table:table-cell office:value-type="float" office:value="0.487">
                <text:p>0.487</text:p>
              </table:table-cell>
              <table:table-cell office:value-type="float" office:value="18.942981049482">
                <text:p>18.942981049482</text:p>
              </table:table-cell>
              <table:table-cell office:value-type="float" office:value="0.487">
                <text:p>0.487</text:p>
              </table:table-cell>
              <table:table-cell office:value-type="float" office:value="19.1344437819671">
                <text:p>19.1344437819671</text:p>
              </table:table-cell>
            </table:table-row>
            <table:table-row>
              <table:table-cell office:value-type="float" office:value="18.8747894499077">
                <text:p>20</text:p>
              </table:table-cell>
              <table:table-cell office:value-type="float" office:value="0.489">
                <text:p>0.489</text:p>
              </table:table-cell>
              <table:table-cell office:value-type="float" office:value="17.0680100243382">
                <text:p>17.0680100243382</text:p>
              </table:table-cell>
              <table:table-cell office:value-type="float" office:value="0.489">
                <text:p>0.489</text:p>
              </table:table-cell>
              <table:table-cell office:value-type="float" office:value="16.8940535216417">
                <text:p>16.8940535216417</text:p>
              </table:table-cell>
              <table:table-cell office:value-type="float" office:value="0.489">
                <text:p>0.489</text:p>
              </table:table-cell>
              <table:table-cell office:value-type="float" office:value="18.8747894499077">
                <text:p>18.8747894499077</text:p>
              </table:table-cell>
              <table:table-cell office:value-type="float" office:value="0.489">
                <text:p>0.489</text:p>
              </table:table-cell>
              <table:table-cell office:value-type="float" office:value="19.1365882782816">
                <text:p>19.1365882782816</text:p>
              </table:table-cell>
            </table:table-row>
            <table:table-row>
              <table:table-cell office:value-type="float" office:value="18.7816570056731">
                <text:p>20</text:p>
              </table:table-cell>
              <table:table-cell office:value-type="float" office:value="0.491">
                <text:p>0.491</text:p>
              </table:table-cell>
              <table:table-cell office:value-type="float" office:value="17.0727207470321">
                <text:p>17.0727207470321</text:p>
              </table:table-cell>
              <table:table-cell office:value-type="float" office:value="0.491">
                <text:p>0.491</text:p>
              </table:table-cell>
              <table:table-cell office:value-type="float" office:value="16.899483505172">
                <text:p>16.899483505172</text:p>
              </table:table-cell>
              <table:table-cell office:value-type="float" office:value="0.491">
                <text:p>0.491</text:p>
              </table:table-cell>
              <table:table-cell office:value-type="float" office:value="18.7816570056731">
                <text:p>18.7816570056731</text:p>
              </table:table-cell>
              <table:table-cell office:value-type="float" office:value="0.491">
                <text:p>0.491</text:p>
              </table:table-cell>
              <table:table-cell office:value-type="float" office:value="19.1387423776331">
                <text:p>19.1387423776331</text:p>
              </table:table-cell>
            </table:table-row>
            <table:table-row>
              <table:table-cell office:value-type="float" office:value="18.6494329373636">
                <text:p>20</text:p>
              </table:table-cell>
              <table:table-cell office:value-type="float" office:value="0.493">
                <text:p>0.493</text:p>
              </table:table-cell>
              <table:table-cell office:value-type="float" office:value="17.0773291950181">
                <text:p>17.0773291950181</text:p>
              </table:table-cell>
              <table:table-cell office:value-type="float" office:value="0.493">
                <text:p>0.493</text:p>
              </table:table-cell>
              <table:table-cell office:value-type="float" office:value="16.9049263514655">
                <text:p>16.9049263514655</text:p>
              </table:table-cell>
              <table:table-cell office:value-type="float" office:value="0.493">
                <text:p>0.493</text:p>
              </table:table-cell>
              <table:table-cell office:value-type="float" office:value="18.6494329373636">
                <text:p>18.6494329373636</text:p>
              </table:table-cell>
              <table:table-cell office:value-type="float" office:value="0.493">
                <text:p>0.493</text:p>
              </table:table-cell>
              <table:table-cell office:value-type="float" office:value="19.1409056969229">
                <text:p>19.1409056969229</text:p>
              </table:table-cell>
            </table:table-row>
            <table:table-row>
              <table:table-cell office:value-type="float" office:value="18.4513178110768">
                <text:p>20</text:p>
              </table:table-cell>
              <table:table-cell office:value-type="float" office:value="0.495">
                <text:p>0.495</text:p>
              </table:table-cell>
              <table:table-cell office:value-type="float" office:value="17.0818379392874">
                <text:p>17.0818379392874</text:p>
              </table:table-cell>
              <table:table-cell office:value-type="float" office:value="0.495">
                <text:p>0.495</text:p>
              </table:table-cell>
              <table:table-cell office:value-type="float" office:value="16.910375372997">
                <text:p>16.910375372997</text:p>
              </table:table-cell>
              <table:table-cell office:value-type="float" office:value="0.495">
                <text:p>0.495</text:p>
              </table:table-cell>
              <table:table-cell office:value-type="float" office:value="18.4513178110768">
                <text:p>18.4513178110768</text:p>
              </table:table-cell>
              <table:table-cell office:value-type="float" office:value="0.495">
                <text:p>0.495</text:p>
              </table:table-cell>
              <table:table-cell office:value-type="float" office:value="19.1430776837875">
                <text:p>19.1430776837875</text:p>
              </table:table-cell>
            </table:table-row>
            <table:table-row>
              <table:table-cell office:value-type="float" office:value="18.1310390544697">
                <text:p>20</text:p>
              </table:table-cell>
              <table:table-cell office:value-type="float" office:value="0.497">
                <text:p>0.497</text:p>
              </table:table-cell>
              <table:table-cell office:value-type="float" office:value="17.086249472192">
                <text:p>17.086249472192</text:p>
              </table:table-cell>
              <table:table-cell office:value-type="float" office:value="0.497">
                <text:p>0.497</text:p>
              </table:table-cell>
              <table:table-cell office:value-type="float" office:value="16.9158243964109">
                <text:p>16.9158243964109</text:p>
              </table:table-cell>
              <table:table-cell office:value-type="float" office:value="0.497">
                <text:p>0.497</text:p>
              </table:table-cell>
              <table:table-cell office:value-type="float" office:value="18.1310390544697">
                <text:p>18.1310390544697</text:p>
              </table:table-cell>
              <table:table-cell office:value-type="float" office:value="0.497">
                <text:p>0.497</text:p>
              </table:table-cell>
              <table:table-cell office:value-type="float" office:value="19.1452576004229">
                <text:p>19.1452576004229</text:p>
              </table:table-cell>
            </table:table-row>
            <table:table-row>
              <table:table-cell office:value-type="float" office:value="17.5550376006877">
                <text:p>20</text:p>
              </table:table-cell>
              <table:table-cell office:value-type="float" office:value="0.499">
                <text:p>0.499</text:p>
              </table:table-cell>
              <table:table-cell office:value-type="float" office:value="17.0905662109028">
                <text:p>17.0905662109028</text:p>
              </table:table-cell>
              <table:table-cell office:value-type="float" office:value="0.499">
                <text:p>0.499</text:p>
              </table:table-cell>
              <table:table-cell office:value-type="float" office:value="16.9212677275863">
                <text:p>16.9212677275863</text:p>
              </table:table-cell>
              <table:table-cell office:value-type="float" office:value="0.499">
                <text:p>0.499</text:p>
              </table:table-cell>
              <table:table-cell office:value-type="float" office:value="17.5550376006877">
                <text:p>17.5550376006877</text:p>
              </table:table-cell>
              <table:table-cell office:value-type="float" office:value="0.499">
                <text:p>0.499</text:p>
              </table:table-cell>
              <table:table-cell office:value-type="float" office:value="19.1474445044838">
                <text:p>19.1474445044838</text:p>
              </table:table-cell>
            </table:table-row>
            <table:table-row>
              <table:table-cell office:value-type="float" office:value="17.2740374836713">
                <text:p>20</text:p>
              </table:table-cell>
              <table:table-cell office:value-type="float" office:value="0.501">
                <text:p>0.501</text:p>
              </table:table-cell>
              <table:table-cell office:value-type="float" office:value="17.0947905008158">
                <text:p>17.0947905008158</text:p>
              </table:table-cell>
              <table:table-cell office:value-type="float" office:value="0.501">
                <text:p>0.501</text:p>
              </table:table-cell>
              <table:table-cell office:value-type="float" office:value="16.9267001194892">
                <text:p>16.9267001194892</text:p>
              </table:table-cell>
              <table:table-cell office:value-type="float" office:value="0.501">
                <text:p>0.501</text:p>
              </table:table-cell>
              <table:table-cell office:value-type="float" office:value="17.2740374836713">
                <text:p>17.2740374836713</text:p>
              </table:table-cell>
              <table:table-cell office:value-type="float" office:value="0.501">
                <text:p>0.501</text:p>
              </table:table-cell>
              <table:table-cell office:value-type="float" office:value="19.1496372272332">
                <text:p>19.1496372272332</text:p>
              </table:table-cell>
            </table:table-row>
            <table:table-row>
              <table:table-cell office:value-type="float" office:value="17.1772043679573">
                <text:p>20</text:p>
              </table:table-cell>
              <table:table-cell office:value-type="float" office:value="0.503">
                <text:p>0.503</text:p>
              </table:table-cell>
              <table:table-cell office:value-type="float" office:value="17.0989246156005">
                <text:p>17.0989246156005</text:p>
              </table:table-cell>
              <table:table-cell office:value-type="float" office:value="0.503">
                <text:p>0.503</text:p>
              </table:table-cell>
              <table:table-cell office:value-type="float" office:value="16.9321167392999">
                <text:p>16.9321167392999</text:p>
              </table:table-cell>
              <table:table-cell office:value-type="float" office:value="0.503">
                <text:p>0.503</text:p>
              </table:table-cell>
              <table:table-cell office:value-type="float" office:value="17.1772043679573">
                <text:p>17.1772043679573</text:p>
              </table:table-cell>
              <table:table-cell office:value-type="float" office:value="0.503">
                <text:p>0.503</text:p>
              </table:table-cell>
              <table:table-cell office:value-type="float" office:value="19.151834347811">
                <text:p>19.151834347811</text:p>
              </table:table-cell>
            </table:table-row>
            <table:table-row>
              <table:table-cell office:value-type="float" office:value="17.1103580807013">
                <text:p>20</text:p>
              </table:table-cell>
              <table:table-cell office:value-type="float" office:value="0.505">
                <text:p>0.505</text:p>
              </table:table-cell>
              <table:table-cell office:value-type="float" office:value="17.1029707593124">
                <text:p>17.1029707593124</text:p>
              </table:table-cell>
              <table:table-cell office:value-type="float" office:value="0.505">
                <text:p>0.505</text:p>
              </table:table-cell>
              <table:table-cell office:value-type="float" office:value="16.9375131398847">
                <text:p>16.9375131398847</text:p>
              </table:table-cell>
              <table:table-cell office:value-type="float" office:value="0.505">
                <text:p>0.505</text:p>
              </table:table-cell>
              <table:table-cell office:value-type="float" office:value="17.1103580807013">
                <text:p>17.1103580807013</text:p>
              </table:table-cell>
              <table:table-cell office:value-type="float" office:value="0.505">
                <text:p>0.505</text:p>
              </table:table-cell>
              <table:table-cell office:value-type="float" office:value="19.1540341647245">
                <text:p>19.1540341647245</text:p>
              </table:table-cell>
            </table:table-row>
            <table:table-row>
              <table:table-cell office:value-type="float" office:value="17.0604888328089">
                <text:p>20</text:p>
              </table:table-cell>
              <table:table-cell office:value-type="float" office:value="0.507">
                <text:p>0.507</text:p>
              </table:table-cell>
              <table:table-cell office:value-type="float" office:value="17.1069310738297">
                <text:p>17.1069310738297</text:p>
              </table:table-cell>
              <table:table-cell office:value-type="float" office:value="0.507">
                <text:p>0.507</text:p>
              </table:table-cell>
              <table:table-cell office:value-type="float" office:value="16.9428852386257">
                <text:p>16.9428852386257</text:p>
              </table:table-cell>
              <table:table-cell office:value-type="float" office:value="0.507">
                <text:p>0.507</text:p>
              </table:table-cell>
              <table:table-cell office:value-type="float" office:value="17.0604888328089">
                <text:p>17.0604888328089</text:p>
              </table:table-cell>
              <table:table-cell office:value-type="float" office:value="0.507">
                <text:p>0.507</text:p>
              </table:table-cell>
              <table:table-cell office:value-type="float" office:value="19.1562346650303">
                <text:p>19.1562346650303</text:p>
              </table:table-cell>
            </table:table-row>
            <table:table-row>
              <table:table-cell office:value-type="float" office:value="17.02149427265">
                <text:p>20</text:p>
              </table:table-cell>
              <table:table-cell office:value-type="float" office:value="0.509">
                <text:p>0.509</text:p>
              </table:table-cell>
              <table:table-cell office:value-type="float" office:value="17.1108076342892">
                <text:p>17.1108076342892</text:p>
              </table:table-cell>
              <table:table-cell office:value-type="float" office:value="0.509">
                <text:p>0.509</text:p>
              </table:table-cell>
              <table:table-cell office:value-type="float" office:value="16.9482292864053">
                <text:p>16.9482292864053</text:p>
              </table:table-cell>
              <table:table-cell office:value-type="float" office:value="0.509">
                <text:p>0.509</text:p>
              </table:table-cell>
              <table:table-cell office:value-type="float" office:value="17.02149427265">
                <text:p>17.02149427265</text:p>
              </table:table-cell>
              <table:table-cell office:value-type="float" office:value="0.509">
                <text:p>0.509</text:p>
              </table:table-cell>
              <table:table-cell office:value-type="float" office:value="19.1584334857731">
                <text:p>19.1584334857731</text:p>
              </table:table-cell>
            </table:table-row>
            <table:table-row>
              <table:table-cell office:value-type="float" office:value="16.9900978111395">
                <text:p>20</text:p>
              </table:table-cell>
              <table:table-cell office:value-type="float" office:value="0.511">
                <text:p>0.511</text:p>
              </table:table-cell>
              <table:table-cell office:value-type="float" office:value="17.1146024573739">
                <text:p>17.1146024573739</text:p>
              </table:table-cell>
              <table:table-cell office:value-type="float" office:value="0.511">
                <text:p>0.511</text:p>
              </table:table-cell>
              <table:table-cell office:value-type="float" office:value="16.9535418510006">
                <text:p>16.9535418510006</text:p>
              </table:table-cell>
              <table:table-cell office:value-type="float" office:value="0.511">
                <text:p>0.511</text:p>
              </table:table-cell>
              <table:table-cell office:value-type="float" office:value="16.9900978111395">
                <text:p>16.9900978111395</text:p>
              </table:table-cell>
              <table:table-cell office:value-type="float" office:value="0.511">
                <text:p>0.511</text:p>
              </table:table-cell>
              <table:table-cell office:value-type="float" office:value="19.1606278741343">
                <text:p>19.1606278741343</text:p>
              </table:table-cell>
            </table:table-row>
            <table:table-row>
              <table:table-cell office:value-type="float" office:value="16.964341363717">
                <text:p>20</text:p>
              </table:table-cell>
              <table:table-cell office:value-type="float" office:value="0.513">
                <text:p>0.513</text:p>
              </table:table-cell>
              <table:table-cell office:value-type="float" office:value="17.1183175001775">
                <text:p>17.1183175001775</text:p>
              </table:table-cell>
              <table:table-cell office:value-type="float" office:value="0.513">
                <text:p>0.513</text:p>
              </table:table-cell>
              <table:table-cell office:value-type="float" office:value="16.9588197928503">
                <text:p>16.9588197928503</text:p>
              </table:table-cell>
              <table:table-cell office:value-type="float" office:value="0.513">
                <text:p>0.513</text:p>
              </table:table-cell>
              <table:table-cell office:value-type="float" office:value="16.964341363717">
                <text:p>16.964341363717</text:p>
              </table:table-cell>
              <table:table-cell office:value-type="float" office:value="0.513">
                <text:p>0.513</text:p>
              </table:table-cell>
              <table:table-cell office:value-type="float" office:value="19.162814639051">
                <text:p>19.162814639051</text:p>
              </table:table-cell>
            </table:table-row>
            <table:table-row>
              <table:table-cell office:value-type="float" office:value="16.9429559334293">
                <text:p>20</text:p>
              </table:table-cell>
              <table:table-cell office:value-type="float" office:value="0.515">
                <text:p>0.515</text:p>
              </table:table-cell>
              <table:table-cell office:value-type="float" office:value="17.1219546651236">
                <text:p>17.1219546651236</text:p>
              </table:table-cell>
              <table:table-cell office:value-type="float" office:value="0.515">
                <text:p>0.515</text:p>
              </table:table-cell>
              <table:table-cell office:value-type="float" office:value="16.9640602482925">
                <text:p>16.9640602482925</text:p>
              </table:table-cell>
              <table:table-cell office:value-type="float" office:value="0.515">
                <text:p>0.515</text:p>
              </table:table-cell>
              <table:table-cell office:value-type="float" office:value="16.9429559334293">
                <text:p>16.9429559334293</text:p>
              </table:table-cell>
              <table:table-cell office:value-type="float" office:value="0.515">
                <text:p>0.515</text:p>
              </table:table-cell>
              <table:table-cell office:value-type="float" office:value="19.1649900980433">
                <text:p>19.1649900980433</text:p>
              </table:table-cell>
            </table:table-row>
            <table:table-row>
              <table:table-cell office:value-type="float" office:value="16.9250673346269">
                <text:p>20</text:p>
              </table:table-cell>
              <table:table-cell office:value-type="float" office:value="0.517">
                <text:p>0.517</text:p>
              </table:table-cell>
              <table:table-cell office:value-type="float" office:value="17.1255157989572">
                <text:p>17.1255157989572</text:p>
              </table:table-cell>
              <table:table-cell office:value-type="float" office:value="0.517">
                <text:p>0.517</text:p>
              </table:table-cell>
              <table:table-cell office:value-type="float" office:value="16.9692606083511">
                <text:p>16.9692606083511</text:p>
              </table:table-cell>
              <table:table-cell office:value-type="float" office:value="0.517">
                <text:p>0.517</text:p>
              </table:table-cell>
              <table:table-cell office:value-type="float" office:value="16.9250673346269">
                <text:p>16.9250673346269</text:p>
              </table:table-cell>
              <table:table-cell office:value-type="float" office:value="0.517">
                <text:p>0.517</text:p>
              </table:table-cell>
              <table:table-cell office:value-type="float" office:value="19.1671500146577">
                <text:p>19.1671500146577</text:p>
              </table:table-cell>
            </table:table-row>
            <table:table-row>
              <table:table-cell office:value-type="float" office:value="16.9100445924855">
                <text:p>20</text:p>
              </table:table-cell>
              <table:table-cell office:value-type="float" office:value="0.519">
                <text:p>0.519</text:p>
              </table:table-cell>
              <table:table-cell office:value-type="float" office:value="17.1290026921648">
                <text:p>17.1290026921648</text:p>
              </table:table-cell>
              <table:table-cell office:value-type="float" office:value="0.519">
                <text:p>0.519</text:p>
              </table:table-cell>
              <table:table-cell office:value-type="float" office:value="16.974418499221">
                <text:p>16.974418499221</text:p>
              </table:table-cell>
              <table:table-cell office:value-type="float" office:value="0.519">
                <text:p>0.519</text:p>
              </table:table-cell>
              <table:table-cell office:value-type="float" office:value="16.9100445924855">
                <text:p>16.9100445924855</text:p>
              </table:table-cell>
              <table:table-cell office:value-type="float" office:value="0.519">
                <text:p>0.519</text:p>
              </table:table-cell>
              <table:table-cell office:value-type="float" office:value="19.1692895272782">
                <text:p>19.1692895272782</text:p>
              </table:table-cell>
            </table:table-row>
            <table:table-row>
              <table:table-cell office:value-type="float" office:value="16.8974153495121">
                <text:p>20</text:p>
              </table:table-cell>
              <table:table-cell office:value-type="float" office:value="0.521">
                <text:p>0.521</text:p>
              </table:table-cell>
              <table:table-cell office:value-type="float" office:value="17.1324170904484">
                <text:p>17.1324170904484</text:p>
              </table:table-cell>
              <table:table-cell office:value-type="float" office:value="0.521">
                <text:p>0.521</text:p>
              </table:table-cell>
              <table:table-cell office:value-type="float" office:value="16.9795317758782">
                <text:p>16.9795317758782</text:p>
              </table:table-cell>
              <table:table-cell office:value-type="float" office:value="0.521">
                <text:p>0.521</text:p>
              </table:table-cell>
              <table:table-cell office:value-type="float" office:value="16.8974153495121">
                <text:p>16.8974153495121</text:p>
              </table:table-cell>
              <table:table-cell office:value-type="float" office:value="0.521">
                <text:p>0.521</text:p>
              </table:table-cell>
              <table:table-cell office:value-type="float" office:value="19.1714030703999">
                <text:p>19.1714030703999</text:p>
              </table:table-cell>
            </table:table-row>
            <table:table-row>
              <table:table-cell office:value-type="float" office:value="16.8868154819388">
                <text:p>20</text:p>
              </table:table-cell>
              <table:table-cell office:value-type="float" office:value="0.523">
                <text:p>0.523</text:p>
              </table:table-cell>
              <table:table-cell office:value-type="float" office:value="17.135760691852">
                <text:p>17.135760691852</text:p>
              </table:table-cell>
              <table:table-cell office:value-type="float" office:value="0.523">
                <text:p>0.523</text:p>
              </table:table-cell>
              <table:table-cell office:value-type="float" office:value="16.9845985026245">
                <text:p>16.9845985026245</text:p>
              </table:table-cell>
              <table:table-cell office:value-type="float" office:value="0.523">
                <text:p>0.523</text:p>
              </table:table-cell>
              <table:table-cell office:value-type="float" office:value="16.8868154819388">
                <text:p>16.8868154819388</text:p>
              </table:table-cell>
              <table:table-cell office:value-type="float" office:value="0.523">
                <text:p>0.523</text:p>
              </table:table-cell>
              <table:table-cell office:value-type="float" office:value="19.173484280494">
                <text:p>19.173484280494</text:p>
              </table:table-cell>
            </table:table-row>
            <table:table-row>
              <table:table-cell office:value-type="float" office:value="16.8779574706463">
                <text:p>20</text:p>
              </table:table-cell>
              <table:table-cell office:value-type="float" office:value="0.525">
                <text:p>0.525</text:p>
              </table:table-cell>
              <table:table-cell office:value-type="float" office:value="17.1390351412898">
                <text:p>17.1390351412898</text:p>
              </table:table-cell>
              <table:table-cell office:value-type="float" office:value="0.525">
                <text:p>0.525</text:p>
              </table:table-cell>
              <table:table-cell office:value-type="float" office:value="16.9896169320636">
                <text:p>16.9896169320636</text:p>
              </table:table-cell>
              <table:table-cell office:value-type="float" office:value="0.525">
                <text:p>0.525</text:p>
              </table:table-cell>
              <table:table-cell office:value-type="float" office:value="16.8779574706463">
                <text:p>16.8779574706463</text:p>
              </table:table-cell>
              <table:table-cell office:value-type="float" office:value="0.525">
                <text:p>0.525</text:p>
              </table:table-cell>
              <table:table-cell office:value-type="float" office:value="19.1755258869133">
                <text:p>19.1755258869133</text:p>
              </table:table-cell>
            </table:table-row>
            <table:table-row>
              <table:table-cell office:value-type="float" office:value="16.8706096819408">
                <text:p>20</text:p>
              </table:table-cell>
              <table:table-cell office:value-type="float" office:value="0.527">
                <text:p>0.527</text:p>
              </table:table-cell>
              <table:table-cell office:value-type="float" office:value="17.1422420368107">
                <text:p>17.1422420368107</text:p>
              </table:table-cell>
              <table:table-cell office:value-type="float" office:value="0.527">
                <text:p>0.527</text:p>
              </table:table-cell>
              <table:table-cell office:value-type="float" office:value="16.9945854966636">
                <text:p>16.9945854966636</text:p>
              </table:table-cell>
              <table:table-cell office:value-type="float" office:value="0.527">
                <text:p>0.527</text:p>
              </table:table-cell>
              <table:table-cell office:value-type="float" office:value="16.8706096819408">
                <text:p>16.8706096819408</text:p>
              </table:table-cell>
              <table:table-cell office:value-type="float" office:value="0.527">
                <text:p>0.527</text:p>
              </table:table-cell>
              <table:table-cell office:value-type="float" office:value="19.1775195887388">
                <text:p>19.1775195887388</text:p>
              </table:table-cell>
            </table:table-row>
            <table:table-row>
              <table:table-cell office:value-type="float" office:value="16.8645823017414">
                <text:p>20</text:p>
              </table:table-cell>
              <table:table-cell office:value-type="float" office:value="0.529">
                <text:p>0.529</text:p>
              </table:table-cell>
              <table:table-cell office:value-type="float" office:value="17.145382940745">
                <text:p>17.145382940745</text:p>
              </table:table-cell>
              <table:table-cell office:value-type="float" office:value="0.529">
                <text:p>0.529</text:p>
              </table:table-cell>
              <table:table-cell office:value-type="float" office:value="16.9995028060932">
                <text:p>16.9995028060932</text:p>
              </table:table-cell>
              <table:table-cell office:value-type="float" office:value="0.529">
                <text:p>0.529</text:p>
              </table:table-cell>
              <table:table-cell office:value-type="float" office:value="16.8645823017414">
                <text:p>16.8645823017414</text:p>
              </table:table-cell>
              <table:table-cell office:value-type="float" office:value="0.529">
                <text:p>0.529</text:p>
              </table:table-cell>
              <table:table-cell office:value-type="float" office:value="19.1794559130139">
                <text:p>19.1794559130139</text:p>
              </table:table-cell>
            </table:table-row>
            <table:table-row>
              <table:table-cell office:value-type="float" office:value="16.8597174701399">
                <text:p>20</text:p>
              </table:table-cell>
              <table:table-cell office:value-type="float" office:value="0.531">
                <text:p>0.531</text:p>
              </table:table-cell>
              <table:table-cell office:value-type="float" office:value="17.1484593644572">
                <text:p>17.1484593644572</text:p>
              </table:table-cell>
              <table:table-cell office:value-type="float" office:value="0.531">
                <text:p>0.531</text:p>
              </table:table-cell>
              <table:table-cell office:value-type="float" office:value="17.0043676191853">
                <text:p>17.0043676191853</text:p>
              </table:table-cell>
              <table:table-cell office:value-type="float" office:value="0.531">
                <text:p>0.531</text:p>
              </table:table-cell>
              <table:table-cell office:value-type="float" office:value="16.8597174701399">
                <text:p>16.8597174701399</text:p>
              </table:table-cell>
              <table:table-cell office:value-type="float" office:value="0.531">
                <text:p>0.531</text:p>
              </table:table-cell>
              <table:table-cell office:value-type="float" office:value="19.1813240433117">
                <text:p>19.1813240433117</text:p>
              </table:table-cell>
            </table:table-row>
            <table:table-row>
              <table:table-cell office:value-type="float" office:value="16.8558822252242">
                <text:p>20</text:p>
              </table:table-cell>
              <table:table-cell office:value-type="float" office:value="0.533">
                <text:p>0.533</text:p>
              </table:table-cell>
              <table:table-cell office:value-type="float" office:value="17.1514727864914">
                <text:p>17.1514727864914</text:p>
              </table:table-cell>
              <table:table-cell office:value-type="float" office:value="0.533">
                <text:p>0.533</text:p>
              </table:table-cell>
              <table:table-cell office:value-type="float" office:value="17.0091788498514">
                <text:p>17.0091788498514</text:p>
              </table:table-cell>
              <table:table-cell office:value-type="float" office:value="0.533">
                <text:p>0.533</text:p>
              </table:table-cell>
              <table:table-cell office:value-type="float" office:value="16.8558822252242">
                <text:p>16.8558822252242</text:p>
              </table:table-cell>
              <table:table-cell office:value-type="float" office:value="0.533">
                <text:p>0.533</text:p>
              </table:table-cell>
              <table:table-cell office:value-type="float" office:value="19.1831116273905">
                <text:p>19.1831116273905</text:p>
              </table:table-cell>
            </table:table-row>
            <table:table-row>
              <table:table-cell office:value-type="float" office:value="16.8529632959183">
                <text:p>20</text:p>
              </table:table-cell>
              <table:table-cell office:value-type="float" office:value="0.535">
                <text:p>0.535</text:p>
              </table:table-cell>
              <table:table-cell office:value-type="float" office:value="17.1544246346279">
                <text:p>17.1544246346279</text:p>
              </table:table-cell>
              <table:table-cell office:value-type="float" office:value="0.535">
                <text:p>0.535</text:p>
              </table:table-cell>
              <table:table-cell office:value-type="float" office:value="17.013935537852">
                <text:p>17.013935537852</text:p>
              </table:table-cell>
              <table:table-cell office:value-type="float" office:value="0.535">
                <text:p>0.535</text:p>
              </table:table-cell>
              <table:table-cell office:value-type="float" office:value="16.8529632959183">
                <text:p>16.8529632959183</text:p>
              </table:table-cell>
              <table:table-cell office:value-type="float" office:value="0.535">
                <text:p>0.535</text:p>
              </table:table-cell>
              <table:table-cell office:value-type="float" office:value="19.1848045428643">
                <text:p>19.1848045428643</text:p>
              </table:table-cell>
            </table:table-row>
            <table:table-row>
              <table:table-cell office:value-type="float" office:value="16.8508632408243">
                <text:p>20</text:p>
              </table:table-cell>
              <table:table-cell office:value-type="float" office:value="0.537">
                <text:p>0.537</text:p>
              </table:table-cell>
              <table:table-cell office:value-type="float" office:value="17.157316308793">
                <text:p>17.157316308793</text:p>
              </table:table-cell>
              <table:table-cell office:value-type="float" office:value="0.537">
                <text:p>0.537</text:p>
              </table:table-cell>
              <table:table-cell office:value-type="float" office:value="17.0186368608992">
                <text:p>17.0186368608992</text:p>
              </table:table-cell>
              <table:table-cell office:value-type="float" office:value="0.537">
                <text:p>0.537</text:p>
              </table:table-cell>
              <table:table-cell office:value-type="float" office:value="16.8508632408243">
                <text:p>16.8508632408243</text:p>
              </table:table-cell>
              <table:table-cell office:value-type="float" office:value="0.537">
                <text:p>0.537</text:p>
              </table:table-cell>
              <table:table-cell office:value-type="float" office:value="19.1863866311562">
                <text:p>19.1863866311562</text:p>
              </table:table-cell>
            </table:table-row>
            <table:table-row>
              <table:table-cell office:value-type="float" office:value="16.849497480305">
                <text:p>20</text:p>
              </table:table-cell>
              <table:table-cell office:value-type="float" office:value="0.539">
                <text:p>0.539</text:p>
              </table:table-cell>
              <table:table-cell office:value-type="float" office:value="17.1601491649492">
                <text:p>17.1601491649492</text:p>
              </table:table-cell>
              <table:table-cell office:value-type="float" office:value="0.539">
                <text:p>0.539</text:p>
              </table:table-cell>
              <table:table-cell office:value-type="float" office:value="17.0232821085642">
                <text:p>17.0232821085642</text:p>
              </table:table-cell>
              <table:table-cell office:value-type="float" office:value="0.539">
                <text:p>0.539</text:p>
              </table:table-cell>
              <table:table-cell office:value-type="float" office:value="16.849497480305">
                <text:p>16.849497480305</text:p>
              </table:table-cell>
              <table:table-cell office:value-type="float" office:value="0.539">
                <text:p>0.539</text:p>
              </table:table-cell>
              <table:table-cell office:value-type="float" office:value="19.1878393726365">
                <text:p>19.1878393726365</text:p>
              </table:table-cell>
            </table:table-row>
            <table:table-row>
              <table:table-cell office:value-type="float" office:value="16.8487920251941">
                <text:p>20</text:p>
              </table:table-cell>
              <table:table-cell office:value-type="float" office:value="0.541">
                <text:p>0.541</text:p>
              </table:table-cell>
              <table:table-cell office:value-type="float" office:value="17.1629245238732">
                <text:p>17.1629245238732</text:p>
              </table:table-cell>
              <table:table-cell office:value-type="float" office:value="0.541">
                <text:p>0.541</text:p>
              </table:table-cell>
              <table:table-cell office:value-type="float" office:value="17.027870681563">
                <text:p>17.027870681563</text:p>
              </table:table-cell>
              <table:table-cell office:value-type="float" office:value="0.541">
                <text:p>0.541</text:p>
              </table:table-cell>
              <table:table-cell office:value-type="float" office:value="16.8487920251941">
                <text:p>16.8487920251941</text:p>
              </table:table-cell>
              <table:table-cell office:value-type="float" office:value="0.541">
                <text:p>0.541</text:p>
              </table:table-cell>
              <table:table-cell office:value-type="float" office:value="19.1891415061867">
                <text:p>19.1891415061867</text:p>
              </table:table-cell>
            </table:table-row>
            <table:table-row>
              <table:table-cell office:value-type="float" office:value="16.8486816977466">
                <text:p>20</text:p>
              </table:table-cell>
              <table:table-cell office:value-type="float" office:value="0.543">
                <text:p>0.543</text:p>
              </table:table-cell>
              <table:table-cell office:value-type="float" office:value="17.1656436753219">
                <text:p>17.1656436753219</text:p>
              </table:table-cell>
              <table:table-cell office:value-type="float" office:value="0.543">
                <text:p>0.543</text:p>
              </table:table-cell>
              <table:table-cell office:value-type="float" office:value="17.0324020870334">
                <text:p>17.0324020870334</text:p>
              </table:table-cell>
              <table:table-cell office:value-type="float" office:value="0.543">
                <text:p>0.543</text:p>
              </table:table-cell>
              <table:table-cell office:value-type="float" office:value="16.8486816977466">
                <text:p>16.8486816977466</text:p>
              </table:table-cell>
              <table:table-cell office:value-type="float" office:value="0.543">
                <text:p>0.543</text:p>
              </table:table-cell>
              <table:table-cell office:value-type="float" office:value="19.1902685723973">
                <text:p>19.1902685723973</text:p>
              </table:table-cell>
            </table:table-row>
            <table:table-row>
              <table:table-cell office:value-type="float" office:value="16.8491087126454">
                <text:p>20</text:p>
              </table:table-cell>
              <table:table-cell office:value-type="float" office:value="0.545">
                <text:p>0.545</text:p>
              </table:table-cell>
              <table:table-cell office:value-type="float" office:value="17.1683078699782">
                <text:p>17.1683078699782</text:p>
              </table:table-cell>
              <table:table-cell office:value-type="float" office:value="0.545">
                <text:p>0.545</text:p>
              </table:table-cell>
              <table:table-cell office:value-type="float" office:value="17.0368759221353">
                <text:p>17.0368759221353</text:p>
              </table:table-cell>
              <table:table-cell office:value-type="float" office:value="0.545">
                <text:p>0.545</text:p>
              </table:table-cell>
              <table:table-cell office:value-type="float" office:value="16.8491087126454">
                <text:p>16.8491087126454</text:p>
              </table:table-cell>
              <table:table-cell office:value-type="float" office:value="0.545">
                <text:p>0.545</text:p>
              </table:table-cell>
              <table:table-cell office:value-type="float" office:value="19.1911923614701">
                <text:p>19.1911923614701</text:p>
              </table:table-cell>
            </table:table-row>
            <table:table-row>
              <table:table-cell office:value-type="float" office:value="16.850021557932">
                <text:p>20</text:p>
              </table:table-cell>
              <table:table-cell office:value-type="float" office:value="0.547">
                <text:p>0.547</text:p>
              </table:table-cell>
              <table:table-cell office:value-type="float" office:value="17.1709183304195">
                <text:p>17.1709183304195</text:p>
              </table:table-cell>
              <table:table-cell office:value-type="float" office:value="0.547">
                <text:p>0.547</text:p>
              </table:table-cell>
              <table:table-cell office:value-type="float" office:value="17.0412918771441">
                <text:p>17.0412918771441</text:p>
              </table:table-cell>
              <table:table-cell office:value-type="float" office:value="0.547">
                <text:p>0.547</text:p>
              </table:table-cell>
              <table:table-cell office:value-type="float" office:value="16.850021557932">
                <text:p>16.850021557932</text:p>
              </table:table-cell>
              <table:table-cell office:value-type="float" office:value="0.547">
                <text:p>0.547</text:p>
              </table:table-cell>
              <table:table-cell office:value-type="float" office:value="19.1918802480348">
                <text:p>19.1918802480348</text:p>
              </table:table-cell>
            </table:table-row>
            <table:table-row>
              <table:table-cell office:value-type="float" office:value="16.8513740760681">
                <text:p>20</text:p>
              </table:table-cell>
              <table:table-cell office:value-type="float" office:value="0.549">
                <text:p>0.549</text:p>
              </table:table-cell>
              <table:table-cell office:value-type="float" office:value="17.1734762446166">
                <text:p>17.1734762446166</text:p>
              </table:table-cell>
              <table:table-cell office:value-type="float" office:value="0.549">
                <text:p>0.549</text:p>
              </table:table-cell>
              <table:table-cell office:value-type="float" office:value="17.0456497215629">
                <text:p>17.0456497215629</text:p>
              </table:table-cell>
              <table:table-cell office:value-type="float" office:value="0.549">
                <text:p>0.549</text:p>
              </table:table-cell>
              <table:table-cell office:value-type="float" office:value="16.8513740760681">
                <text:p>16.8513740760681</text:p>
              </table:table-cell>
              <table:table-cell office:value-type="float" office:value="0.549">
                <text:p>0.549</text:p>
              </table:table-cell>
              <table:table-cell office:value-type="float" office:value="19.1922943763112">
                <text:p>19.1922943763112</text:p>
              </table:table-cell>
            </table:table-row>
            <table:table-row>
              <table:table-cell office:value-type="float" office:value="16.8531247260626">
                <text:p>20</text:p>
              </table:table-cell>
              <table:table-cell office:value-type="float" office:value="0.551">
                <text:p>0.551</text:p>
              </table:table-cell>
              <table:table-cell office:value-type="float" office:value="17.1759827729541">
                <text:p>17.1759827729541</text:p>
              </table:table-cell>
              <table:table-cell office:value-type="float" office:value="0.551">
                <text:p>0.551</text:p>
              </table:table-cell>
              <table:table-cell office:value-type="float" office:value="17.0499493041903">
                <text:p>17.0499493041903</text:p>
              </table:table-cell>
              <table:table-cell office:value-type="float" office:value="0.551">
                <text:p>0.551</text:p>
              </table:table-cell>
              <table:table-cell office:value-type="float" office:value="16.8531247260626">
                <text:p>16.8531247260626</text:p>
              </table:table-cell>
              <table:table-cell office:value-type="float" office:value="0.551">
                <text:p>0.551</text:p>
              </table:table-cell>
              <table:table-cell office:value-type="float" office:value="19.1923906624343">
                <text:p>19.1923906624343</text:p>
              </table:table-cell>
            </table:table-row>
            <table:table-row>
              <table:table-cell office:value-type="float" office:value="16.8552359639703">
                <text:p>20</text:p>
              </table:table-cell>
              <table:table-cell office:value-type="float" office:value="0.553">
                <text:p>0.553</text:p>
              </table:table-cell>
              <table:table-cell office:value-type="float" office:value="17.1784390408938">
                <text:p>17.1784390408938</text:p>
              </table:table-cell>
              <table:table-cell office:value-type="float" office:value="0.553">
                <text:p>0.553</text:p>
              </table:table-cell>
              <table:table-cell office:value-type="float" office:value="17.0541905392305">
                <text:p>17.0541905392305</text:p>
              </table:table-cell>
              <table:table-cell office:value-type="float" office:value="0.553">
                <text:p>0.553</text:p>
              </table:table-cell>
              <table:table-cell office:value-type="float" office:value="16.8552359639703">
                <text:p>16.8552359639703</text:p>
              </table:table-cell>
              <table:table-cell office:value-type="float" office:value="0.553">
                <text:p>0.553</text:p>
              </table:table-cell>
              <table:table-cell office:value-type="float" office:value="19.1921175560996">
                <text:p>19.1921175560996</text:p>
              </table:table-cell>
            </table:table-row>
            <table:table-row>
              <table:table-cell office:value-type="float" office:value="16.8576737460251">
                <text:p>20</text:p>
              </table:table-cell>
              <table:table-cell office:value-type="float" office:value="0.555">
                <text:p>0.555</text:p>
              </table:table-cell>
              <table:table-cell office:value-type="float" office:value="17.180846150615">
                <text:p>17.180846150615</text:p>
              </table:table-cell>
              <table:table-cell office:value-type="float" office:value="0.555">
                <text:p>0.555</text:p>
              </table:table-cell>
              <table:table-cell office:value-type="float" office:value="17.0583734117963">
                <text:p>17.0583734117963</text:p>
              </table:table-cell>
              <table:table-cell office:value-type="float" office:value="0.555">
                <text:p>0.555</text:p>
              </table:table-cell>
              <table:table-cell office:value-type="float" office:value="16.8576737460251">
                <text:p>16.8576737460251</text:p>
              </table:table-cell>
              <table:table-cell office:value-type="float" office:value="0.555">
                <text:p>0.555</text:p>
              </table:table-cell>
              <table:table-cell office:value-type="float" office:value="19.1914144994614">
                <text:p>19.1914144994614</text:p>
              </table:table-cell>
            </table:table-row>
            <table:table-row>
              <table:table-cell office:value-type="float" office:value="16.8604070949568">
                <text:p>20</text:p>
              </table:table-cell>
              <table:table-cell office:value-type="float" office:value="0.557">
                <text:p>0.557</text:p>
              </table:table-cell>
              <table:table-cell office:value-type="float" office:value="17.183205171365">
                <text:p>17.183205171365</text:p>
              </table:table-cell>
              <table:table-cell office:value-type="float" office:value="0.557">
                <text:p>0.557</text:p>
              </table:table-cell>
              <table:table-cell office:value-type="float" office:value="17.0624979624502">
                <text:p>17.0624979624502</text:p>
              </table:table-cell>
              <table:table-cell office:value-type="float" office:value="0.557">
                <text:p>0.557</text:p>
              </table:table-cell>
              <table:table-cell office:value-type="float" office:value="16.8604070949568">
                <text:p>16.8604070949568</text:p>
              </table:table-cell>
              <table:table-cell office:value-type="float" office:value="0.557">
                <text:p>0.557</text:p>
              </table:table-cell>
              <table:table-cell office:value-type="float" office:value="19.1902099825196">
                <text:p>19.1902099825196</text:p>
              </table:table-cell>
            </table:table-row>
            <table:table-row>
              <table:table-cell office:value-type="float" office:value="16.8634077532938">
                <text:p>20</text:p>
              </table:table-cell>
              <table:table-cell office:value-type="float" office:value="0.559">
                <text:p>0.559</text:p>
              </table:table-cell>
              <table:table-cell office:value-type="float" office:value="17.1855171505235">
                <text:p>17.1855171505235</text:p>
              </table:table-cell>
              <table:table-cell office:value-type="float" office:value="0.559">
                <text:p>0.559</text:p>
              </table:table-cell>
              <table:table-cell office:value-type="float" office:value="17.0665642928481">
                <text:p>17.0665642928481</text:p>
              </table:table-cell>
              <table:table-cell office:value-type="float" office:value="0.559">
                <text:p>0.559</text:p>
              </table:table-cell>
              <table:table-cell office:value-type="float" office:value="16.8634077532938">
                <text:p>16.8634077532938</text:p>
              </table:table-cell>
              <table:table-cell office:value-type="float" office:value="0.559">
                <text:p>0.559</text:p>
              </table:table-cell>
              <table:table-cell office:value-type="float" office:value="19.1884190758534">
                <text:p>19.1884190758534</text:p>
              </table:table-cell>
            </table:table-row>
            <table:table-row>
              <table:table-cell office:value-type="float" office:value="16.8666498730316">
                <text:p>20</text:p>
              </table:table-cell>
              <table:table-cell office:value-type="float" office:value="0.561">
                <text:p>0.561</text:p>
              </table:table-cell>
              <table:table-cell office:value-type="float" office:value="17.1877831057347">
                <text:p>17.1877831057347</text:p>
              </table:table-cell>
              <table:table-cell office:value-type="float" office:value="0.561">
                <text:p>0.561</text:p>
              </table:table-cell>
              <table:table-cell office:value-type="float" office:value="17.0705725527225">
                <text:p>17.0705725527225</text:p>
              </table:table-cell>
              <table:table-cell office:value-type="float" office:value="0.561">
                <text:p>0.561</text:p>
              </table:table-cell>
              <table:table-cell office:value-type="float" office:value="16.8666498730316">
                <text:p>16.8666498730316</text:p>
              </table:table-cell>
              <table:table-cell office:value-type="float" office:value="0.561">
                <text:p>0.561</text:p>
              </table:table-cell>
              <table:table-cell office:value-type="float" office:value="19.1859402592503">
                <text:p>19.1859402592503</text:p>
              </table:table-cell>
            </table:table-row>
            <table:table-row>
              <table:table-cell office:value-type="float" office:value="16.8701097595012">
                <text:p>20</text:p>
              </table:table-cell>
              <table:table-cell office:value-type="float" office:value="0.563">
                <text:p>0.563</text:p>
              </table:table-cell>
              <table:table-cell office:value-type="float" office:value="17.190004027229">
                <text:p>17.190004027229</text:p>
              </table:table-cell>
              <table:table-cell office:value-type="float" office:value="0.563">
                <text:p>0.563</text:p>
              </table:table-cell>
              <table:table-cell office:value-type="float" office:value="17.0745229373797">
                <text:p>17.0745229373797</text:p>
              </table:table-cell>
              <table:table-cell office:value-type="float" office:value="0.563">
                <text:p>0.563</text:p>
              </table:table-cell>
              <table:table-cell office:value-type="float" office:value="16.8701097595012">
                <text:p>16.8701097595012</text:p>
              </table:table-cell>
              <table:table-cell office:value-type="float" office:value="0.563">
                <text:p>0.563</text:p>
              </table:table-cell>
              <table:table-cell office:value-type="float" office:value="19.1826513069536">
                <text:p>19.1826513069536</text:p>
              </table:table-cell>
            </table:table-row>
            <table:table-row>
              <table:table-cell office:value-type="float" office:value="16.8737656588229">
                <text:p>20</text:p>
              </table:table-cell>
              <table:table-cell office:value-type="float" office:value="0.565">
                <text:p>0.565</text:p>
              </table:table-cell>
              <table:table-cell office:value-type="float" office:value="17.1921808874456">
                <text:p>17.1921808874456</text:p>
              </table:table-cell>
              <table:table-cell office:value-type="float" office:value="0.565">
                <text:p>0.565</text:p>
              </table:table-cell>
              <table:table-cell office:value-type="float" office:value="17.0784156928337">
                <text:p>17.0784156928337</text:p>
              </table:table-cell>
              <table:table-cell office:value-type="float" office:value="0.565">
                <text:p>0.565</text:p>
              </table:table-cell>
              <table:table-cell office:value-type="float" office:value="16.8737656588229">
                <text:p>16.8737656588229</text:p>
              </table:table-cell>
              <table:table-cell office:value-type="float" office:value="0.565">
                <text:p>0.565</text:p>
              </table:table-cell>
              <table:table-cell office:value-type="float" office:value="19.1784038848093">
                <text:p>19.1784038848093</text:p>
              </table:table-cell>
            </table:table-row>
            <table:table-row>
              <table:table-cell office:value-type="float" office:value="16.8775975520264">
                <text:p>20</text:p>
              </table:table-cell>
              <table:table-cell office:value-type="float" office:value="0.567">
                <text:p>0.567</text:p>
              </table:table-cell>
              <table:table-cell office:value-type="float" office:value="17.1943146262166">
                <text:p>17.1943146262166</text:p>
              </table:table-cell>
              <table:table-cell office:value-type="float" office:value="0.567">
                <text:p>0.567</text:p>
              </table:table-cell>
              <table:table-cell office:value-type="float" office:value="17.0822510966415">
                <text:p>17.0822510966415</text:p>
              </table:table-cell>
              <table:table-cell office:value-type="float" office:value="0.567">
                <text:p>0.567</text:p>
              </table:table-cell>
              <table:table-cell office:value-type="float" office:value="16.8775975520264">
                <text:p>16.8775975520264</text:p>
              </table:table-cell>
              <table:table-cell office:value-type="float" office:value="0.567">
                <text:p>0.567</text:p>
              </table:table-cell>
              <table:table-cell office:value-type="float" office:value="19.1730163536181">
                <text:p>19.1730163536181</text:p>
              </table:table-cell>
            </table:table-row>
            <table:table-row>
              <table:table-cell office:value-type="float" office:value="16.8815870063146">
                <text:p>20</text:p>
              </table:table-cell>
              <table:table-cell office:value-type="float" office:value="0.569">
                <text:p>0.569</text:p>
              </table:table-cell>
              <table:table-cell office:value-type="float" office:value="17.1964061692276">
                <text:p>17.1964061692276</text:p>
              </table:table-cell>
              <table:table-cell office:value-type="float" office:value="0.569">
                <text:p>0.569</text:p>
              </table:table-cell>
              <table:table-cell office:value-type="float" office:value="17.0860294724463">
                <text:p>17.0860294724463</text:p>
              </table:table-cell>
              <table:table-cell office:value-type="float" office:value="0.569">
                <text:p>0.569</text:p>
              </table:table-cell>
              <table:table-cell office:value-type="float" office:value="16.8815870063146">
                <text:p>16.8815870063146</text:p>
              </table:table-cell>
              <table:table-cell office:value-type="float" office:value="0.569">
                <text:p>0.569</text:p>
              </table:table-cell>
              <table:table-cell office:value-type="float" office:value="19.1662640641444">
                <text:p>19.1662640641444</text:p>
              </table:table-cell>
            </table:table-row>
            <table:table-row>
              <table:table-cell office:value-type="float" office:value="16.885717012986">
                <text:p>20</text:p>
              </table:table-cell>
              <table:table-cell office:value-type="float" office:value="0.571">
                <text:p>0.571</text:p>
              </table:table-cell>
              <table:table-cell office:value-type="float" office:value="17.1984564108589">
                <text:p>17.1984564108589</text:p>
              </table:table-cell>
              <table:table-cell office:value-type="float" office:value="0.571">
                <text:p>0.571</text:p>
              </table:table-cell>
              <table:table-cell office:value-type="float" office:value="17.0897511689315">
                <text:p>17.0897511689315</text:p>
              </table:table-cell>
              <table:table-cell office:value-type="float" office:value="0.571">
                <text:p>0.571</text:p>
              </table:table-cell>
              <table:table-cell office:value-type="float" office:value="16.885717012986">
                <text:p>16.885717012986</text:p>
              </table:table-cell>
              <table:table-cell office:value-type="float" office:value="0.571">
                <text:p>0.571</text:p>
              </table:table-cell>
              <table:table-cell office:value-type="float" office:value="19.157866040638">
                <text:p>19.157866040638</text:p>
              </table:table-cell>
            </table:table-row>
            <table:table-row>
              <table:table-cell office:value-type="float" office:value="16.8899718732119">
                <text:p>20</text:p>
              </table:table-cell>
              <table:table-cell office:value-type="float" office:value="0.573">
                <text:p>0.573</text:p>
              </table:table-cell>
              <table:table-cell office:value-type="float" office:value="17.2004662283478">
                <text:p>17.2004662283478</text:p>
              </table:table-cell>
              <table:table-cell office:value-type="float" office:value="0.573">
                <text:p>0.573</text:p>
              </table:table-cell>
              <table:table-cell office:value-type="float" office:value="17.0934165705126">
                <text:p>17.0934165705126</text:p>
              </table:table-cell>
              <table:table-cell office:value-type="float" office:value="0.573">
                <text:p>0.573</text:p>
              </table:table-cell>
              <table:table-cell office:value-type="float" office:value="16.8899718732119">
                <text:p>16.8899718732119</text:p>
              </table:table-cell>
              <table:table-cell office:value-type="float" office:value="0.573">
                <text:p>0.573</text:p>
              </table:table-cell>
              <table:table-cell office:value-type="float" office:value="19.1474664131011">
                <text:p>19.1474664131011</text:p>
              </table:table-cell>
            </table:table-row>
            <table:table-row>
              <table:table-cell office:value-type="float" office:value="16.8943370809982">
                <text:p>20</text:p>
              </table:table-cell>
              <table:table-cell office:value-type="float" office:value="0.575">
                <text:p>0.575</text:p>
              </table:table-cell>
              <table:table-cell office:value-type="float" office:value="17.2024364775686">
                <text:p>17.2024364775686</text:p>
              </table:table-cell>
              <table:table-cell office:value-type="float" office:value="0.575">
                <text:p>0.575</text:p>
              </table:table-cell>
              <table:table-cell office:value-type="float" office:value="17.0970260897423">
                <text:p>17.0970260897423</text:p>
              </table:table-cell>
              <table:table-cell office:value-type="float" office:value="0.575">
                <text:p>0.575</text:p>
              </table:table-cell>
              <table:table-cell office:value-type="float" office:value="16.8943370809982">
                <text:p>16.8943370809982</text:p>
              </table:table-cell>
              <table:table-cell office:value-type="float" office:value="0.575">
                <text:p>0.575</text:p>
              </table:table-cell>
              <table:table-cell office:value-type="float" office:value="19.1346080050155">
                <text:p>19.1346080050155</text:p>
              </table:table-cell>
            </table:table-row>
            <table:table-row>
              <table:table-cell office:value-type="float" office:value="16.898799222961">
                <text:p>20</text:p>
              </table:table-cell>
              <table:table-cell office:value-type="float" office:value="0.577">
                <text:p>0.577</text:p>
              </table:table-cell>
              <table:table-cell office:value-type="float" office:value="17.2043679931088">
                <text:p>17.2043679931088</text:p>
              </table:table-cell>
              <table:table-cell office:value-type="float" office:value="0.577">
                <text:p>0.577</text:p>
              </table:table-cell>
              <table:table-cell office:value-type="float" office:value="17.1005801642336">
                <text:p>17.1005801642336</text:p>
              </table:table-cell>
              <table:table-cell office:value-type="float" office:value="0.577">
                <text:p>0.577</text:p>
              </table:table-cell>
              <table:table-cell office:value-type="float" office:value="16.898799222961">
                <text:p>16.898799222961</text:p>
              </table:table-cell>
              <table:table-cell office:value-type="float" office:value="0.577">
                <text:p>0.577</text:p>
              </table:table-cell>
              <table:table-cell office:value-type="float" office:value="19.1186939476288">
                <text:p>19.1186939476288</text:p>
              </table:table-cell>
            </table:table-row>
            <table:table-row>
              <table:table-cell office:value-type="float" office:value="16.9033458896206">
                <text:p>20</text:p>
              </table:table-cell>
              <table:table-cell office:value-type="float" office:value="0.579">
                <text:p>0.579</text:p>
              </table:table-cell>
              <table:table-cell office:value-type="float" office:value="17.2062615890571">
                <text:p>17.2062615890571</text:p>
              </table:table-cell>
              <table:table-cell office:value-type="float" office:value="0.579">
                <text:p>0.579</text:p>
              </table:table-cell>
              <table:table-cell office:value-type="float" office:value="17.1040792544858">
                <text:p>17.1040792544858</text:p>
              </table:table-cell>
              <table:table-cell office:value-type="float" office:value="0.579">
                <text:p>0.579</text:p>
              </table:table-cell>
              <table:table-cell office:value-type="float" office:value="16.9033458896206">
                <text:p>16.9033458896206</text:p>
              </table:table-cell>
              <table:table-cell office:value-type="float" office:value="0.579">
                <text:p>0.579</text:p>
              </table:table-cell>
              <table:table-cell office:value-type="float" office:value="19.0989305063508">
                <text:p>19.0989305063508</text:p>
              </table:table-cell>
            </table:table-row>
            <table:table-row>
              <table:table-cell office:value-type="float" office:value="16.9079655966781">
                <text:p>20</text:p>
              </table:table-cell>
              <table:table-cell office:value-type="float" office:value="0.581">
                <text:p>0.581</text:p>
              </table:table-cell>
              <table:table-cell office:value-type="float" office:value="17.2081180604963">
                <text:p>17.2081180604963</text:p>
              </table:table-cell>
              <table:table-cell office:value-type="float" office:value="0.581">
                <text:p>0.581</text:p>
              </table:table-cell>
              <table:table-cell office:value-type="float" office:value="17.1075238425991">
                <text:p>17.1075238425991</text:p>
              </table:table-cell>
              <table:table-cell office:value-type="float" office:value="0.581">
                <text:p>0.581</text:p>
              </table:table-cell>
              <table:table-cell office:value-type="float" office:value="16.9079655966781">
                <text:p>16.9079655966781</text:p>
              </table:table-cell>
              <table:table-cell office:value-type="float" office:value="0.581">
                <text:p>0.581</text:p>
              </table:table-cell>
              <table:table-cell office:value-type="float" office:value="19.0742394993199">
                <text:p>19.0742394993199</text:p>
              </table:table-cell>
            </table:table-row>
            <table:table-row>
              <table:table-cell office:value-type="float" office:value="16.9126477124091">
                <text:p>20</text:p>
              </table:table-cell>
              <table:table-cell office:value-type="float" office:value="0.583">
                <text:p>0.583</text:p>
              </table:table-cell>
              <table:table-cell office:value-type="float" office:value="17.2099381830266">
                <text:p>17.2099381830266</text:p>
              </table:table-cell>
              <table:table-cell office:value-type="float" office:value="0.583">
                <text:p>0.583</text:p>
              </table:table-cell>
              <table:table-cell office:value-type="float" office:value="17.1109144291656">
                <text:p>17.1109144291656</text:p>
              </table:table-cell>
              <table:table-cell office:value-type="float" office:value="0.583">
                <text:p>0.583</text:p>
              </table:table-cell>
              <table:table-cell office:value-type="float" office:value="16.9126477124091">
                <text:p>16.9126477124091</text:p>
              </table:table-cell>
              <table:table-cell office:value-type="float" office:value="0.583">
                <text:p>0.583</text:p>
              </table:table-cell>
              <table:table-cell office:value-type="float" office:value="19.0431197131029">
                <text:p>19.0431197131029</text:p>
              </table:table-cell>
            </table:table-row>
            <table:table-row>
              <table:table-cell office:value-type="float" office:value="16.9173823936624">
                <text:p>20</text:p>
              </table:table-cell>
              <table:table-cell office:value-type="float" office:value="0.585">
                <text:p>0.585</text:p>
              </table:table-cell>
              <table:table-cell office:value-type="float" office:value="17.2117227139837">
                <text:p>17.2117227139837</text:p>
              </table:table-cell>
              <table:table-cell office:value-type="float" office:value="0.585">
                <text:p>0.585</text:p>
              </table:table-cell>
              <table:table-cell office:value-type="float" office:value="17.1142515320269">
                <text:p>17.1142515320269</text:p>
              </table:table-cell>
              <table:table-cell office:value-type="float" office:value="0.585">
                <text:p>0.585</text:p>
              </table:table-cell>
              <table:table-cell office:value-type="float" office:value="16.9173823936624">
                <text:p>16.9173823936624</text:p>
              </table:table-cell>
              <table:table-cell office:value-type="float" office:value="0.585">
                <text:p>0.585</text:p>
              </table:table-cell>
              <table:table-cell office:value-type="float" office:value="19.0034191470707">
                <text:p>19.0034191470707</text:p>
              </table:table-cell>
            </table:table-row>
            <table:table-row>
              <table:table-cell office:value-type="float" office:value="16.9221605289876">
                <text:p>20</text:p>
              </table:table-cell>
              <table:table-cell office:value-type="float" office:value="0.587">
                <text:p>0.587</text:p>
              </table:table-cell>
              <table:table-cell office:value-type="float" office:value="17.2134723947455">
                <text:p>17.2134723947455</text:p>
              </table:table-cell>
              <table:table-cell office:value-type="float" office:value="0.587">
                <text:p>0.587</text:p>
              </table:table-cell>
              <table:table-cell office:value-type="float" office:value="17.1175356862799">
                <text:p>17.1175356862799</text:p>
              </table:table-cell>
              <table:table-cell office:value-type="float" office:value="0.587">
                <text:p>0.587</text:p>
              </table:table-cell>
              <table:table-cell office:value-type="float" office:value="16.9221605289876">
                <text:p>16.9221605289876</text:p>
              </table:table-cell>
              <table:table-cell office:value-type="float" office:value="0.587">
                <text:p>0.587</text:p>
              </table:table-cell>
              <table:table-cell office:value-type="float" office:value="18.9519435478579">
                <text:p>18.9519435478579</text:p>
              </table:table-cell>
            </table:table-row>
            <table:table-row>
              <table:table-cell office:value-type="float" office:value="16.9269736789739">
                <text:p>20</text:p>
              </table:table-cell>
              <table:table-cell office:value-type="float" office:value="0.589">
                <text:p>0.589</text:p>
              </table:table-cell>
              <table:table-cell office:value-type="float" office:value="17.2151879446924">
                <text:p>17.2151879446924</text:p>
              </table:table-cell>
              <table:table-cell office:value-type="float" office:value="0.589">
                <text:p>0.589</text:p>
              </table:table-cell>
              <table:table-cell office:value-type="float" office:value="17.1207674359794">
                <text:p>17.1207674359794</text:p>
              </table:table-cell>
              <table:table-cell office:value-type="float" office:value="0.589">
                <text:p>0.589</text:p>
              </table:table-cell>
              <table:table-cell office:value-type="float" office:value="16.9269736789739">
                <text:p>16.9269736789739</text:p>
              </table:table-cell>
              <table:table-cell office:value-type="float" office:value="0.589">
                <text:p>0.589</text:p>
              </table:table-cell>
              <table:table-cell office:value-type="float" office:value="18.8837465020738">
                <text:p>18.8837465020738</text:p>
              </table:table-cell>
            </table:table-row>
            <table:table-row>
              <table:table-cell office:value-type="float" office:value="16.9318140347794">
                <text:p>20</text:p>
              </table:table-cell>
              <table:table-cell office:value-type="float" office:value="0.591">
                <text:p>0.591</text:p>
              </table:table-cell>
              <table:table-cell office:value-type="float" office:value="17.2168700690783">
                <text:p>17.2168700690783</text:p>
              </table:table-cell>
              <table:table-cell office:value-type="float" office:value="0.591">
                <text:p>0.591</text:p>
              </table:table-cell>
              <table:table-cell office:value-type="float" office:value="17.1239473400358">
                <text:p>17.1239473400358</text:p>
              </table:table-cell>
              <table:table-cell office:value-type="float" office:value="0.591">
                <text:p>0.591</text:p>
              </table:table-cell>
              <table:table-cell office:value-type="float" office:value="16.9318140347794">
                <text:p>16.9318140347794</text:p>
              </table:table-cell>
              <table:table-cell office:value-type="float" office:value="0.591">
                <text:p>0.591</text:p>
              </table:table-cell>
              <table:table-cell office:value-type="float" office:value="18.7907561952405">
                <text:p>18.7907561952405</text:p>
              </table:table-cell>
            </table:table-row>
            <table:table-row>
              <table:table-cell office:value-type="float" office:value="16.9366743722403">
                <text:p>20</text:p>
              </table:table-cell>
              <table:table-cell office:value-type="float" office:value="0.593">
                <text:p>0.593</text:p>
              </table:table-cell>
              <table:table-cell office:value-type="float" office:value="17.2185194580791">
                <text:p>17.2185194580791</text:p>
              </table:table-cell>
              <table:table-cell office:value-type="float" office:value="0.593">
                <text:p>0.593</text:p>
              </table:table-cell>
              <table:table-cell office:value-type="float" office:value="17.1270759693193">
                <text:p>17.1270759693193</text:p>
              </table:table-cell>
              <table:table-cell office:value-type="float" office:value="0.593">
                <text:p>0.593</text:p>
              </table:table-cell>
              <table:table-cell office:value-type="float" office:value="16.9366743722403">
                <text:p>16.9366743722403</text:p>
              </table:table-cell>
              <table:table-cell office:value-type="float" office:value="0.593">
                <text:p>0.593</text:p>
              </table:table-cell>
              <table:table-cell office:value-type="float" office:value="18.65890463043">
                <text:p>18.65890463043</text:p>
              </table:table-cell>
            </table:table-row>
            <table:table-row>
              <table:table-cell office:value-type="float" office:value="16.9415480067483">
                <text:p>20</text:p>
              </table:table-cell>
              <table:table-cell office:value-type="float" office:value="0.595">
                <text:p>0.595</text:p>
              </table:table-cell>
              <table:table-cell office:value-type="float" office:value="17.2201367828534">
                <text:p>17.2201367828534</text:p>
              </table:table-cell>
              <table:table-cell office:value-type="float" office:value="0.595">
                <text:p>0.595</text:p>
              </table:table-cell>
              <table:table-cell office:value-type="float" office:value="17.1301539008463">
                <text:p>17.1301539008463</text:p>
              </table:table-cell>
              <table:table-cell office:value-type="float" office:value="0.595">
                <text:p>0.595</text:p>
              </table:table-cell>
              <table:table-cell office:value-type="float" office:value="16.9415480067483">
                <text:p>16.9415480067483</text:p>
              </table:table-cell>
              <table:table-cell office:value-type="float" office:value="0.595">
                <text:p>0.595</text:p>
              </table:table-cell>
              <table:table-cell office:value-type="float" office:value="18.4615500689664">
                <text:p>18.4615500689664</text:p>
              </table:table-cell>
            </table:table-row>
            <table:table-row>
              <table:table-cell office:value-type="float" office:value="16.9464287601056">
                <text:p>20</text:p>
              </table:table-cell>
              <table:table-cell office:value-type="float" office:value="0.597">
                <text:p>0.597</text:p>
              </table:table-cell>
              <table:table-cell office:value-type="float" office:value="17.221722700544">
                <text:p>17.221722700544</text:p>
              </table:table-cell>
              <table:table-cell office:value-type="float" office:value="0.597">
                <text:p>0.597</text:p>
              </table:table-cell>
              <table:table-cell office:value-type="float" office:value="17.1331817211273">
                <text:p>17.1331817211273</text:p>
              </table:table-cell>
              <table:table-cell office:value-type="float" office:value="0.597">
                <text:p>0.597</text:p>
              </table:table-cell>
              <table:table-cell office:value-type="float" office:value="16.9464287601056">
                <text:p>16.9464287601056</text:p>
              </table:table-cell>
              <table:table-cell office:value-type="float" office:value="0.597">
                <text:p>0.597</text:p>
              </table:table-cell>
              <table:table-cell office:value-type="float" office:value="18.1427524721947">
                <text:p>18.1427524721947</text:p>
              </table:table-cell>
            </table:table-row>
            <table:table-row>
              <table:table-cell office:value-type="float" office:value="16.9513109244524">
                <text:p>20</text:p>
              </table:table-cell>
              <table:table-cell office:value-type="float" office:value="0.599">
                <text:p>0.599</text:p>
              </table:table-cell>
              <table:table-cell office:value-type="float" office:value="17.2232778532369">
                <text:p>17.2232778532369</text:p>
              </table:table-cell>
              <table:table-cell office:value-type="float" office:value="0.599">
                <text:p>0.599</text:p>
              </table:table-cell>
              <table:table-cell office:value-type="float" office:value="17.1361600234986">
                <text:p>17.1361600234986</text:p>
              </table:table-cell>
              <table:table-cell office:value-type="float" office:value="0.599">
                <text:p>0.599</text:p>
              </table:table-cell>
              <table:table-cell office:value-type="float" office:value="16.9513109244524">
                <text:p>16.9513109244524</text:p>
              </table:table-cell>
              <table:table-cell office:value-type="float" office:value="0.599">
                <text:p>0.599</text:p>
              </table:table-cell>
              <table:table-cell office:value-type="float" office:value="17.569744413492">
                <text:p>17.569744413492</text:p>
              </table:table-cell>
            </table:table-row>
            <table:table-row>
              <table:table-cell office:value-type="float" office:value="16.9561892296045">
                <text:p>20</text:p>
              </table:table-cell>
              <table:table-cell office:value-type="float" office:value="0.601">
                <text:p>0.601</text:p>
              </table:table-cell>
              <table:table-cell office:value-type="float" office:value="17.2248028677041">
                <text:p>17.2248028677041</text:p>
              </table:table-cell>
              <table:table-cell office:value-type="float" office:value="0.601">
                <text:p>0.601</text:p>
              </table:table-cell>
              <table:table-cell office:value-type="float" office:value="17.1390894063431">
                <text:p>17.1390894063431</text:p>
              </table:table-cell>
              <table:table-cell office:value-type="float" office:value="0.601">
                <text:p>0.601</text:p>
              </table:table-cell>
              <table:table-cell office:value-type="float" office:value="16.9561892296045">
                <text:p>16.9561892296045</text:p>
              </table:table-cell>
              <table:table-cell office:value-type="float" office:value="0.601">
                <text:p>0.601</text:p>
              </table:table-cell>
              <table:table-cell office:value-type="float" office:value="17.2903110932575">
                <text:p>17.2903110932575</text:p>
              </table:table-cell>
            </table:table-row>
            <table:table-row>
              <table:table-cell office:value-type="float" office:value="16.9610588170485">
                <text:p>20</text:p>
              </table:table-cell>
              <table:table-cell office:value-type="float" office:value="0.603">
                <text:p>0.603</text:p>
              </table:table-cell>
              <table:table-cell office:value-type="float" office:value="17.2262983595271">
                <text:p>17.2262983595271</text:p>
              </table:table-cell>
              <table:table-cell office:value-type="float" office:value="0.603">
                <text:p>0.603</text:p>
              </table:table-cell>
              <table:table-cell office:value-type="float" office:value="17.141970475845">
                <text:p>17.141970475845</text:p>
              </table:table-cell>
              <table:table-cell office:value-type="float" office:value="0.603">
                <text:p>0.603</text:p>
              </table:table-cell>
              <table:table-cell office:value-type="float" office:value="16.9610588170485">
                <text:p>16.9610588170485</text:p>
              </table:table-cell>
              <table:table-cell office:value-type="float" office:value="0.603">
                <text:p>0.603</text:p>
              </table:table-cell>
              <table:table-cell office:value-type="float" office:value="17.1939620768031">
                <text:p>17.1939620768031</text:p>
              </table:table-cell>
            </table:table-row>
            <table:table-row>
              <table:table-cell office:value-type="float" office:value="16.9659152033817">
                <text:p>20</text:p>
              </table:table-cell>
              <table:table-cell office:value-type="float" office:value="0.605">
                <text:p>0.605</text:p>
              </table:table-cell>
              <table:table-cell office:value-type="float" office:value="17.2277649241394">
                <text:p>17.2277649241394</text:p>
              </table:table-cell>
              <table:table-cell office:value-type="float" office:value="0.605">
                <text:p>0.605</text:p>
              </table:table-cell>
              <table:table-cell office:value-type="float" office:value="17.1448038355565">
                <text:p>17.1448038355565</text:p>
              </table:table-cell>
              <table:table-cell office:value-type="float" office:value="0.605">
                <text:p>0.605</text:p>
              </table:table-cell>
              <table:table-cell office:value-type="float" office:value="16.9659152033817">
                <text:p>16.9659152033817</text:p>
              </table:table-cell>
              <table:table-cell office:value-type="float" office:value="0.605">
                <text:p>0.605</text:p>
              </table:table-cell>
              <table:table-cell office:value-type="float" office:value="17.1273982005401">
                <text:p>17.1273982005401</text:p>
              </table:table-cell>
            </table:table-row>
            <table:table-row>
              <table:table-cell office:value-type="float" office:value="16.97075426175">
                <text:p>20</text:p>
              </table:table-cell>
              <table:table-cell office:value-type="float" office:value="0.607">
                <text:p>0.607</text:p>
              </table:table-cell>
              <table:table-cell office:value-type="float" office:value="17.2292031443374">
                <text:p>17.2292031443374</text:p>
              </table:table-cell>
              <table:table-cell office:value-type="float" office:value="0.607">
                <text:p>0.607</text:p>
              </table:table-cell>
              <table:table-cell office:value-type="float" office:value="17.1475900927503">
                <text:p>17.1475900927503</text:p>
              </table:table-cell>
              <table:table-cell office:value-type="float" office:value="0.607">
                <text:p>0.607</text:p>
              </table:table-cell>
              <table:table-cell office:value-type="float" office:value="16.97075426175">
                <text:p>16.97075426175</text:p>
              </table:table-cell>
              <table:table-cell office:value-type="float" office:value="0.607">
                <text:p>0.607</text:p>
              </table:table-cell>
              <table:table-cell office:value-type="float" office:value="17.0776920957062">
                <text:p>17.0776920957062</text:p>
              </table:table-cell>
            </table:table-row>
            <table:table-row>
              <table:table-cell office:value-type="float" office:value="16.9755722039683">
                <text:p>20</text:p>
              </table:table-cell>
              <table:table-cell office:value-type="float" office:value="0.609">
                <text:p>0.609</text:p>
              </table:table-cell>
              <table:table-cell office:value-type="float" office:value="17.230613596634">
                <text:p>17.230613596634</text:p>
              </table:table-cell>
              <table:table-cell office:value-type="float" office:value="0.609">
                <text:p>0.609</text:p>
              </table:table-cell>
              <table:table-cell office:value-type="float" office:value="17.1503298636894">
                <text:p>17.1503298636894</text:p>
              </table:table-cell>
              <table:table-cell office:value-type="float" office:value="0.609">
                <text:p>0.609</text:p>
              </table:table-cell>
              <table:table-cell office:value-type="float" office:value="16.9755722039683">
                <text:p>16.9755722039683</text:p>
              </table:table-cell>
              <table:table-cell office:value-type="float" office:value="0.609">
                <text:p>0.609</text:p>
              </table:table-cell>
              <table:table-cell office:value-type="float" office:value="17.0387808702248">
                <text:p>17.0387808702248</text:p>
              </table:table-cell>
            </table:table-row>
            <table:table-row>
              <table:table-cell office:value-type="float" office:value="16.9803655448222">
                <text:p>20</text:p>
              </table:table-cell>
              <table:table-cell office:value-type="float" office:value="0.611">
                <text:p>0.611</text:p>
              </table:table-cell>
              <table:table-cell office:value-type="float" office:value="17.2319968376068">
                <text:p>17.2319968376068</text:p>
              </table:table-cell>
              <table:table-cell office:value-type="float" office:value="0.611">
                <text:p>0.611</text:p>
              </table:table-cell>
              <table:table-cell office:value-type="float" office:value="17.153023758643">
                <text:p>17.153023758643</text:p>
              </table:table-cell>
              <table:table-cell office:value-type="float" office:value="0.611">
                <text:p>0.611</text:p>
              </table:table-cell>
              <table:table-cell office:value-type="float" office:value="16.9803655448222">
                <text:p>16.9803655448222</text:p>
              </table:table-cell>
              <table:table-cell office:value-type="float" office:value="0.611">
                <text:p>0.611</text:p>
              </table:table-cell>
              <table:table-cell office:value-type="float" office:value="17.0074096010793">
                <text:p>17.0074096010793</text:p>
              </table:table-cell>
            </table:table-row>
            <table:table-row>
              <table:table-cell office:value-type="float" office:value="16.9851310892666">
                <text:p>20</text:p>
              </table:table-cell>
              <table:table-cell office:value-type="float" office:value="0.613">
                <text:p>0.613</text:p>
              </table:table-cell>
              <table:table-cell office:value-type="float" office:value="17.233353412216">
                <text:p>17.233353412216</text:p>
              </table:table-cell>
              <table:table-cell office:value-type="float" office:value="0.613">
                <text:p>0.613</text:p>
              </table:table-cell>
              <table:table-cell office:value-type="float" office:value="17.1556723892815">
                <text:p>17.1556723892815</text:p>
              </table:table-cell>
              <table:table-cell office:value-type="float" office:value="0.613">
                <text:p>0.613</text:p>
              </table:table-cell>
              <table:table-cell office:value-type="float" office:value="16.9851310892666">
                <text:p>16.9851310892666</text:p>
              </table:table-cell>
              <table:table-cell office:value-type="float" office:value="0.613">
                <text:p>0.613</text:p>
              </table:table-cell>
              <table:table-cell office:value-type="float" office:value="16.9816334573199">
                <text:p>16.9816334573199</text:p>
              </table:table-cell>
            </table:table-row>
            <table:table-row>
              <table:table-cell office:value-type="float" office:value="16.9898659147185">
                <text:p>20</text:p>
              </table:table-cell>
              <table:table-cell office:value-type="float" office:value="0.615">
                <text:p>0.615</text:p>
              </table:table-cell>
              <table:table-cell office:value-type="float" office:value="17.2346838556459">
                <text:p>17.2346838556459</text:p>
              </table:table-cell>
              <table:table-cell office:value-type="float" office:value="0.615">
                <text:p>0.615</text:p>
              </table:table-cell>
              <table:table-cell office:value-type="float" office:value="17.1582763695618">
                <text:p>17.1582763695618</text:p>
              </table:table-cell>
              <table:table-cell office:value-type="float" office:value="0.615">
                <text:p>0.615</text:p>
              </table:table-cell>
              <table:table-cell office:value-type="float" office:value="16.9898659147185">
                <text:p>16.9898659147185</text:p>
              </table:table-cell>
              <table:table-cell office:value-type="float" office:value="0.615">
                <text:p>0.615</text:p>
              </table:table-cell>
              <table:table-cell office:value-type="float" office:value="16.9601922323954">
                <text:p>16.9601922323954</text:p>
              </table:table-cell>
            </table:table-row>
            <table:table-row>
              <table:table-cell office:value-type="float" office:value="16.9945673491567">
                <text:p>20</text:p>
              </table:table-cell>
              <table:table-cell office:value-type="float" office:value="0.617">
                <text:p>0.617</text:p>
              </table:table-cell>
              <table:table-cell office:value-type="float" office:value="17.2359886895149">
                <text:p>17.2359886895149</text:p>
              </table:table-cell>
              <table:table-cell office:value-type="float" office:value="0.617">
                <text:p>0.617</text:p>
              </table:table-cell>
              <table:table-cell office:value-type="float" office:value="17.1608363109455">
                <text:p>17.1608363109455</text:p>
              </table:table-cell>
              <table:table-cell office:value-type="float" office:value="0.617">
                <text:p>0.617</text:p>
              </table:table-cell>
              <table:table-cell office:value-type="float" office:value="16.9945673491567">
                <text:p>16.9945673491567</text:p>
              </table:table-cell>
              <table:table-cell office:value-type="float" office:value="0.617">
                <text:p>0.617</text:p>
              </table:table-cell>
              <table:table-cell office:value-type="float" office:value="16.9422179333166">
                <text:p>16.9422179333166</text:p>
              </table:table-cell>
            </table:table-row>
            <table:table-row>
              <table:table-cell office:value-type="float" office:value="16.9992329564096">
                <text:p>20</text:p>
              </table:table-cell>
              <table:table-cell office:value-type="float" office:value="0.619">
                <text:p>0.619</text:p>
              </table:table-cell>
              <table:table-cell office:value-type="float" office:value="17.2372684242485">
                <text:p>17.2372684242485</text:p>
              </table:table-cell>
              <table:table-cell office:value-type="float" office:value="0.619">
                <text:p>0.619</text:p>
              </table:table-cell>
              <table:table-cell office:value-type="float" office:value="17.1633528239372">
                <text:p>17.1633528239372</text:p>
              </table:table-cell>
              <table:table-cell office:value-type="float" office:value="0.619">
                <text:p>0.619</text:p>
              </table:table-cell>
              <table:table-cell office:value-type="float" office:value="16.9992329564096">
                <text:p>16.9992329564096</text:p>
              </table:table-cell>
              <table:table-cell office:value-type="float" office:value="0.619">
                <text:p>0.619</text:p>
              </table:table-cell>
              <table:table-cell office:value-type="float" office:value="16.9270841573151">
                <text:p>16.9270841573151</text:p>
              </table:table-cell>
            </table:table-row>
            <table:table-row>
              <table:table-cell office:value-type="float" office:value="17.0038605167467">
                <text:p>20</text:p>
              </table:table-cell>
              <table:table-cell office:value-type="float" office:value="0.621">
                <text:p>0.621</text:p>
              </table:table-cell>
              <table:table-cell office:value-type="float" office:value="17.2385235554918">
                <text:p>17.2385235554918</text:p>
              </table:table-cell>
              <table:table-cell office:value-type="float" office:value="0.621">
                <text:p>0.621</text:p>
              </table:table-cell>
              <table:table-cell office:value-type="float" office:value="17.1658265136104">
                <text:p>17.1658265136104</text:p>
              </table:table-cell>
              <table:table-cell office:value-type="float" office:value="0.621">
                <text:p>0.621</text:p>
              </table:table-cell>
              <table:table-cell office:value-type="float" office:value="17.0038605167467">
                <text:p>17.0038605167467</text:p>
              </table:table-cell>
              <table:table-cell office:value-type="float" office:value="0.621">
                <text:p>0.621</text:p>
              </table:table-cell>
              <table:table-cell office:value-type="float" office:value="16.9143220354212">
                <text:p>16.9143220354212</text:p>
              </table:table-cell>
            </table:table-row>
            <table:table-row>
              <table:table-cell office:value-type="float" office:value="17.0084480227293">
                <text:p>20</text:p>
              </table:table-cell>
              <table:table-cell office:value-type="float" office:value="0.623">
                <text:p>0.623</text:p>
              </table:table-cell>
              <table:table-cell office:value-type="float" office:value="17.2397545751536">
                <text:p>17.2397545751536</text:p>
              </table:table-cell>
              <table:table-cell office:value-type="float" office:value="0.623">
                <text:p>0.623</text:p>
              </table:table-cell>
              <table:table-cell office:value-type="float" office:value="17.1682579900831">
                <text:p>17.1682579900831</text:p>
              </table:table-cell>
              <table:table-cell office:value-type="float" office:value="0.623">
                <text:p>0.623</text:p>
              </table:table-cell>
              <table:table-cell office:value-type="float" office:value="17.0084480227293">
                <text:p>17.0084480227293</text:p>
              </table:table-cell>
              <table:table-cell office:value-type="float" office:value="0.623">
                <text:p>0.623</text:p>
              </table:table-cell>
              <table:table-cell office:value-type="float" office:value="16.9035701946724">
                <text:p>16.9035701946724</text:p>
              </table:table-cell>
            </table:table-row>
            <table:table-row>
              <table:table-cell office:value-type="float" office:value="17.0129936532253">
                <text:p>20</text:p>
              </table:table-cell>
              <table:table-cell office:value-type="float" office:value="0.625">
                <text:p>0.625</text:p>
              </table:table-cell>
              <table:table-cell office:value-type="float" office:value="17.2409619590316">
                <text:p>17.2409619590316</text:p>
              </table:table-cell>
              <table:table-cell office:value-type="float" office:value="0.625">
                <text:p>0.625</text:p>
              </table:table-cell>
              <table:table-cell office:value-type="float" office:value="17.17064785519">
                <text:p>17.17064785519</text:p>
              </table:table-cell>
              <table:table-cell office:value-type="float" office:value="0.625">
                <text:p>0.625</text:p>
              </table:table-cell>
              <table:table-cell office:value-type="float" office:value="17.0129936532253">
                <text:p>17.0129936532253</text:p>
              </table:table-cell>
              <table:table-cell office:value-type="float" office:value="0.625">
                <text:p>0.625</text:p>
              </table:table-cell>
              <table:table-cell office:value-type="float" office:value="16.894543333444">
                <text:p>16.894543333444</text:p>
              </table:table-cell>
            </table:table-row>
            <table:table-row>
              <table:table-cell office:value-type="float" office:value="17.0174957671263">
                <text:p>20</text:p>
              </table:table-cell>
              <table:table-cell office:value-type="float" office:value="0.627">
                <text:p>0.627</text:p>
              </table:table-cell>
              <table:table-cell office:value-type="float" office:value="17.2421461737766">
                <text:p>17.2421461737766</text:p>
              </table:table-cell>
              <table:table-cell office:value-type="float" office:value="0.627">
                <text:p>0.627</text:p>
              </table:table-cell>
              <table:table-cell office:value-type="float" office:value="17.1729967088933">
                <text:p>17.1729967088933</text:p>
              </table:table-cell>
              <table:table-cell office:value-type="float" office:value="0.627">
                <text:p>0.627</text:p>
              </table:table-cell>
              <table:table-cell office:value-type="float" office:value="17.0174957671263">
                <text:p>17.0174957671263</text:p>
              </table:table-cell>
              <table:table-cell office:value-type="float" office:value="0.627">
                <text:p>0.627</text:p>
              </table:table-cell>
              <table:table-cell office:value-type="float" office:value="16.8870116441178">
                <text:p>16.8870116441178</text:p>
              </table:table-cell>
            </table:table-row>
            <table:table-row>
              <table:table-cell office:value-type="float" office:value="17.0219528864456">
                <text:p>20</text:p>
              </table:table-cell>
              <table:table-cell office:value-type="float" office:value="0.629">
                <text:p>0.629</text:p>
              </table:table-cell>
              <table:table-cell office:value-type="float" office:value="17.2433076720947">
                <text:p>17.2433076720947</text:p>
              </table:table-cell>
              <table:table-cell office:value-type="float" office:value="0.629">
                <text:p>0.629</text:p>
              </table:table-cell>
              <table:table-cell office:value-type="float" office:value="17.1753051437498">
                <text:p>17.1753051437498</text:p>
              </table:table-cell>
              <table:table-cell office:value-type="float" office:value="0.629">
                <text:p>0.629</text:p>
              </table:table-cell>
              <table:table-cell office:value-type="float" office:value="17.0219528864456">
                <text:p>17.0219528864456</text:p>
              </table:table-cell>
              <table:table-cell office:value-type="float" office:value="0.629">
                <text:p>0.629</text:p>
              </table:table-cell>
              <table:table-cell office:value-type="float" office:value="16.8807868290896">
                <text:p>16.8807868290896</text:p>
              </table:table-cell>
            </table:table-row>
            <table:table-row>
              <table:table-cell office:value-type="float" office:value="17.0263636972242">
                <text:p>20</text:p>
              </table:table-cell>
              <table:table-cell office:value-type="float" office:value="0.631">
                <text:p>0.631</text:p>
              </table:table-cell>
              <table:table-cell office:value-type="float" office:value="17.2444469054689">
                <text:p>17.2444469054689</text:p>
              </table:table-cell>
              <table:table-cell office:value-type="float" office:value="0.631">
                <text:p>0.631</text:p>
              </table:table-cell>
              <table:table-cell office:value-type="float" office:value="17.1775737572875">
                <text:p>17.1775737572875</text:p>
              </table:table-cell>
              <table:table-cell office:value-type="float" office:value="0.631">
                <text:p>0.631</text:p>
              </table:table-cell>
              <table:table-cell office:value-type="float" office:value="17.0263636972242">
                <text:p>17.0263636972242</text:p>
              </table:table-cell>
              <table:table-cell office:value-type="float" office:value="0.631">
                <text:p>0.631</text:p>
              </table:table-cell>
              <table:table-cell office:value-type="float" office:value="16.8757123308877">
                <text:p>16.8757123308877</text:p>
              </table:table-cell>
            </table:table-row>
            <table:table-row>
              <table:table-cell office:value-type="float" office:value="17.0307270209532">
                <text:p>20</text:p>
              </table:table-cell>
              <table:table-cell office:value-type="float" office:value="0.633">
                <text:p>0.633</text:p>
              </table:table-cell>
              <table:table-cell office:value-type="float" office:value="17.245564305826">
                <text:p>17.245564305826</text:p>
              </table:table-cell>
              <table:table-cell office:value-type="float" office:value="0.633">
                <text:p>0.633</text:p>
              </table:table-cell>
              <table:table-cell office:value-type="float" office:value="17.1798031327374">
                <text:p>17.1798031327374</text:p>
              </table:table-cell>
              <table:table-cell office:value-type="float" office:value="0.633">
                <text:p>0.633</text:p>
              </table:table-cell>
              <table:table-cell office:value-type="float" office:value="17.0307270209532">
                <text:p>17.0307270209532</text:p>
              </table:table-cell>
              <table:table-cell office:value-type="float" office:value="0.633">
                <text:p>0.633</text:p>
              </table:table-cell>
              <table:table-cell office:value-type="float" office:value="16.8716562909072">
                <text:p>16.8716562909072</text:p>
              </table:table-cell>
            </table:table-row>
            <table:table-row>
              <table:table-cell office:value-type="float" office:value="17.0350418209784">
                <text:p>20</text:p>
              </table:table-cell>
              <table:table-cell office:value-type="float" office:value="0.635">
                <text:p>0.635</text:p>
              </table:table-cell>
              <table:table-cell office:value-type="float" office:value="17.2466603024862">
                <text:p>17.2466603024862</text:p>
              </table:table-cell>
              <table:table-cell office:value-type="float" office:value="0.635">
                <text:p>0.635</text:p>
              </table:table-cell>
              <table:table-cell office:value-type="float" office:value="17.1819938557981">
                <text:p>17.1819938557981</text:p>
              </table:table-cell>
              <table:table-cell office:value-type="float" office:value="0.635">
                <text:p>0.635</text:p>
              </table:table-cell>
              <table:table-cell office:value-type="float" office:value="17.0350418209784">
                <text:p>17.0350418209784</text:p>
              </table:table-cell>
              <table:table-cell office:value-type="float" office:value="0.635">
                <text:p>0.635</text:p>
              </table:table-cell>
              <table:table-cell office:value-type="float" office:value="16.8685064132601">
                <text:p>16.8685064132601</text:p>
              </table:table-cell>
            </table:table-row>
            <table:table-row>
              <table:table-cell office:value-type="float" office:value="17.0393071828506">
                <text:p>20</text:p>
              </table:table-cell>
              <table:table-cell office:value-type="float" office:value="0.637">
                <text:p>0.637</text:p>
              </table:table-cell>
              <table:table-cell office:value-type="float" office:value="17.2477353116747">
                <text:p>17.2477353116747</text:p>
              </table:table-cell>
              <table:table-cell office:value-type="float" office:value="0.637">
                <text:p>0.637</text:p>
              </table:table-cell>
              <table:table-cell office:value-type="float" office:value="17.1841465034342">
                <text:p>17.1841465034342</text:p>
              </table:table-cell>
              <table:table-cell office:value-type="float" office:value="0.637">
                <text:p>0.637</text:p>
              </table:table-cell>
              <table:table-cell office:value-type="float" office:value="17.0393071828506">
                <text:p>17.0393071828506</text:p>
              </table:table-cell>
              <table:table-cell office:value-type="float" office:value="0.637">
                <text:p>0.637</text:p>
              </table:table-cell>
              <table:table-cell office:value-type="float" office:value="16.8661661000265">
                <text:p>16.8661661000265</text:p>
              </table:table-cell>
            </table:table-row>
            <table:table-row>
              <table:table-cell office:value-type="float" office:value="17.0435223139216">
                <text:p>20</text:p>
              </table:table-cell>
              <table:table-cell office:value-type="float" office:value="0.639">
                <text:p>0.639</text:p>
              </table:table-cell>
              <table:table-cell office:value-type="float" office:value="17.2487897452257">
                <text:p>17.2487897452257</text:p>
              </table:table-cell>
              <table:table-cell office:value-type="float" office:value="0.639">
                <text:p>0.639</text:p>
              </table:table-cell>
              <table:table-cell office:value-type="float" office:value="17.1862616522982">
                <text:p>17.1862616522982</text:p>
              </table:table-cell>
              <table:table-cell office:value-type="float" office:value="0.639">
                <text:p>0.639</text:p>
              </table:table-cell>
              <table:table-cell office:value-type="float" office:value="17.0435223139216">
                <text:p>17.0435223139216</text:p>
              </table:table-cell>
              <table:table-cell office:value-type="float" office:value="0.639">
                <text:p>0.639</text:p>
              </table:table-cell>
              <table:table-cell office:value-type="float" office:value="16.8645515290232">
                <text:p>16.8645515290232</text:p>
              </table:table-cell>
            </table:table-row>
            <table:table-row>
              <table:table-cell office:value-type="float" office:value="17.0476865249634">
                <text:p>20</text:p>
              </table:table-cell>
              <table:table-cell office:value-type="float" office:value="0.641">
                <text:p>0.641</text:p>
              </table:table-cell>
              <table:table-cell office:value-type="float" office:value="17.2498240002236">
                <text:p>17.2498240002236</text:p>
              </table:table-cell>
              <table:table-cell office:value-type="float" office:value="0.641">
                <text:p>0.641</text:p>
              </table:table-cell>
              <table:table-cell office:value-type="float" office:value="17.1883398677095">
                <text:p>17.1883398677095</text:p>
              </table:table-cell>
              <table:table-cell office:value-type="float" office:value="0.641">
                <text:p>0.641</text:p>
              </table:table-cell>
              <table:table-cell office:value-type="float" office:value="17.0476865249634">
                <text:p>17.0476865249634</text:p>
              </table:table-cell>
              <table:table-cell office:value-type="float" office:value="0.641">
                <text:p>0.641</text:p>
              </table:table-cell>
              <table:table-cell office:value-type="float" office:value="16.8635893808695">
                <text:p>16.8635893808695</text:p>
              </table:table-cell>
            </table:table-row>
            <table:table-row>
              <table:table-cell office:value-type="float" office:value="17.0517992290417">
                <text:p>20</text:p>
              </table:table-cell>
              <table:table-cell office:value-type="float" office:value="0.643">
                <text:p>0.643</text:p>
              </table:table-cell>
              <table:table-cell office:value-type="float" office:value="17.2508384658694">
                <text:p>17.2508384658694</text:p>
              </table:table-cell>
              <table:table-cell office:value-type="float" office:value="0.643">
                <text:p>0.643</text:p>
              </table:table-cell>
              <table:table-cell office:value-type="float" office:value="17.1903817102557">
                <text:p>17.1903817102557</text:p>
              </table:table-cell>
              <table:table-cell office:value-type="float" office:value="0.643">
                <text:p>0.643</text:p>
              </table:table-cell>
              <table:table-cell office:value-type="float" office:value="17.0517992290417">
                <text:p>17.0517992290417</text:p>
              </table:table-cell>
              <table:table-cell office:value-type="float" office:value="0.643">
                <text:p>0.643</text:p>
              </table:table-cell>
              <table:table-cell office:value-type="float" office:value="16.8632150765684">
                <text:p>16.8632150765684</text:p>
              </table:table-cell>
            </table:table-row>
            <table:table-row>
              <table:table-cell office:value-type="float" office:value="17.0558599383304">
                <text:p>20</text:p>
              </table:table-cell>
              <table:table-cell office:value-type="float" office:value="0.645">
                <text:p>0.645</text:p>
              </table:table-cell>
              <table:table-cell office:value-type="float" office:value="17.2518335277385">
                <text:p>17.2518335277385</text:p>
              </table:table-cell>
              <table:table-cell office:value-type="float" office:value="0.645">
                <text:p>0.645</text:p>
              </table:table-cell>
              <table:table-cell office:value-type="float" office:value="17.1923877397659">
                <text:p>17.1923877397659</text:p>
              </table:table-cell>
              <table:table-cell office:value-type="float" office:value="0.645">
                <text:p>0.645</text:p>
              </table:table-cell>
              <table:table-cell office:value-type="float" office:value="17.0558599383304">
                <text:p>17.0558599383304</text:p>
              </table:table-cell>
              <table:table-cell office:value-type="float" office:value="0.645">
                <text:p>0.645</text:p>
              </table:table-cell>
              <table:table-cell office:value-type="float" office:value="16.8633713814301">
                <text:p>16.8633713814301</text:p>
              </table:table-cell>
            </table:table-row>
            <table:table-row>
              <table:table-cell office:value-type="float" office:value="17.0598682474511">
                <text:p>20</text:p>
              </table:table-cell>
              <table:table-cell office:value-type="float" office:value="0.647">
                <text:p>0.647</text:p>
              </table:table-cell>
              <table:table-cell office:value-type="float" office:value="17.2528095576945">
                <text:p>17.2528095576945</text:p>
              </table:table-cell>
              <table:table-cell office:value-type="float" office:value="0.647">
                <text:p>0.647</text:p>
              </table:table-cell>
              <table:table-cell office:value-type="float" office:value="17.1943585046332">
                <text:p>17.1943585046332</text:p>
              </table:table-cell>
              <table:table-cell office:value-type="float" office:value="0.647">
                <text:p>0.647</text:p>
              </table:table-cell>
              <table:table-cell office:value-type="float" office:value="17.0598682474511">
                <text:p>17.0598682474511</text:p>
              </table:table-cell>
              <table:table-cell office:value-type="float" office:value="0.647">
                <text:p>0.647</text:p>
              </table:table-cell>
              <table:table-cell office:value-type="float" office:value="16.8640072741575">
                <text:p>16.8640072741575</text:p>
              </table:table-cell>
            </table:table-row>
            <table:table-row>
              <table:table-cell office:value-type="float" office:value="17.0638238354361">
                <text:p>20</text:p>
              </table:table-cell>
              <table:table-cell office:value-type="float" office:value="0.649">
                <text:p>0.649</text:p>
              </table:table-cell>
              <table:table-cell office:value-type="float" office:value="17.2537669225449">
                <text:p>17.2537669225449</text:p>
              </table:table-cell>
              <table:table-cell office:value-type="float" office:value="0.649">
                <text:p>0.649</text:p>
              </table:table-cell>
              <table:table-cell office:value-type="float" office:value="17.1962945503298">
                <text:p>17.1962945503298</text:p>
              </table:table-cell>
              <table:table-cell office:value-type="float" office:value="0.649">
                <text:p>0.649</text:p>
              </table:table-cell>
              <table:table-cell office:value-type="float" office:value="17.0638238354361">
                <text:p>17.0638238354361</text:p>
              </table:table-cell>
              <table:table-cell office:value-type="float" office:value="0.649">
                <text:p>0.649</text:p>
              </table:table-cell>
              <table:table-cell office:value-type="float" office:value="16.8650770502541">
                <text:p>16.8650770502541</text:p>
              </table:table-cell>
            </table:table-row>
            <table:table-row>
              <table:table-cell office:value-type="float" office:value="17.067726457915">
                <text:p>20</text:p>
              </table:table-cell>
              <table:table-cell office:value-type="float" office:value="0.651">
                <text:p>0.651</text:p>
              </table:table-cell>
              <table:table-cell office:value-type="float" office:value="17.2547059822219">
                <text:p>17.2547059822219</text:p>
              </table:table-cell>
              <table:table-cell office:value-type="float" office:value="0.651">
                <text:p>0.651</text:p>
              </table:table-cell>
              <table:table-cell office:value-type="float" office:value="17.1981964172319">
                <text:p>17.1981964172319</text:p>
              </table:table-cell>
              <table:table-cell office:value-type="float" office:value="0.651">
                <text:p>0.651</text:p>
              </table:table-cell>
              <table:table-cell office:value-type="float" office:value="17.067726457915">
                <text:p>17.067726457915</text:p>
              </table:table-cell>
              <table:table-cell office:value-type="float" office:value="0.651">
                <text:p>0.651</text:p>
              </table:table-cell>
              <table:table-cell office:value-type="float" office:value="16.8665395816926">
                <text:p>16.8665395816926</text:p>
              </table:table-cell>
            </table:table-row>
            <table:table-row>
              <table:table-cell office:value-type="float" office:value="17.071575939448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17.2556270877258">
                <text:p>17.2556270877258</text:p>
              </table:table-cell>
              <table:table-cell office:value-type="float" office:value="0.653">
                <text:p>0.653</text:p>
              </table:table-cell>
              <table:table-cell office:value-type="float" office:value="17.2000646382171">
                <text:p>17.2000646382171</text:p>
              </table:table-cell>
              <table:table-cell office:value-type="float" office:value="0.653">
                <text:p>0.653</text:p>
              </table:table-cell>
              <table:table-cell office:value-type="float" office:value="17.071575939448">
                <text:p>17.071575939448</text:p>
              </table:table-cell>
              <table:table-cell office:value-type="float" office:value="0.653">
                <text:p>0.653</text:p>
              </table:table-cell>
              <table:table-cell office:value-type="float" office:value="16.8683577073586">
                <text:p>16.8683577073586</text:p>
              </table:table-cell>
            </table:table-row>
            <table:table-row>
              <table:table-cell office:value-type="float" office:value="17.0753721688927">
                <text:p>20</text:p>
              </table:table-cell>
              <table:table-cell office:value-type="float" office:value="0.655">
                <text:p>0.655</text:p>
              </table:table-cell>
              <table:table-cell office:value-type="float" office:value="17.2565305818334">
                <text:p>17.2565305818334</text:p>
              </table:table-cell>
              <table:table-cell office:value-type="float" office:value="0.655">
                <text:p>0.655</text:p>
              </table:table-cell>
              <table:table-cell office:value-type="float" office:value="17.2018997391108">
                <text:p>17.2018997391108</text:p>
              </table:table-cell>
              <table:table-cell office:value-type="float" office:value="0.655">
                <text:p>0.655</text:p>
              </table:table-cell>
              <table:table-cell office:value-type="float" office:value="17.0753721688927">
                <text:p>17.0753721688927</text:p>
              </table:table-cell>
              <table:table-cell office:value-type="float" office:value="0.655">
                <text:p>0.655</text:p>
              </table:table-cell>
              <table:table-cell office:value-type="float" office:value="16.8704977301197">
                <text:p>16.8704977301197</text:p>
              </table:table-cell>
            </table:table-row>
            <table:table-row>
              <table:table-cell office:value-type="float" office:value="17.0791150927841">
                <text:p>20</text:p>
              </table:table-cell>
              <table:table-cell office:value-type="float" office:value="0.657">
                <text:p>0.657</text:p>
              </table:table-cell>
              <table:table-cell office:value-type="float" office:value="17.2574167974176">
                <text:p>17.2574167974176</text:p>
              </table:table-cell>
              <table:table-cell office:value-type="float" office:value="0.657">
                <text:p>0.657</text:p>
              </table:table-cell>
              <table:table-cell office:value-type="float" office:value="17.203702236701">
                <text:p>17.203702236701</text:p>
              </table:table-cell>
              <table:table-cell office:value-type="float" office:value="0.657">
                <text:p>0.657</text:p>
              </table:table-cell>
              <table:table-cell office:value-type="float" office:value="17.0791150927841">
                <text:p>17.0791150927841</text:p>
              </table:table-cell>
              <table:table-cell office:value-type="float" office:value="0.657">
                <text:p>0.657</text:p>
              </table:table-cell>
              <table:table-cell office:value-type="float" office:value="16.8729289942762">
                <text:p>16.8729289942762</text:p>
              </table:table-cell>
            </table:table-row>
            <table:table-row>
              <table:table-cell office:value-type="float" office:value="17.0828047187264">
                <text:p>20</text:p>
              </table:table-cell>
              <table:table-cell office:value-type="float" office:value="0.659">
                <text:p>0.659</text:p>
              </table:table-cell>
              <table:table-cell office:value-type="float" office:value="17.2582860657795">
                <text:p>17.2582860657795</text:p>
              </table:table-cell>
              <table:table-cell office:value-type="float" office:value="0.659">
                <text:p>0.659</text:p>
              </table:table-cell>
              <table:table-cell office:value-type="float" office:value="17.2054726470381">
                <text:p>17.2054726470381</text:p>
              </table:table-cell>
              <table:table-cell office:value-type="float" office:value="0.659">
                <text:p>0.659</text:p>
              </table:table-cell>
              <table:table-cell office:value-type="float" office:value="17.0828047187264">
                <text:p>17.0828047187264</text:p>
              </table:table-cell>
              <table:table-cell office:value-type="float" office:value="0.659">
                <text:p>0.659</text:p>
              </table:table-cell>
              <table:table-cell office:value-type="float" office:value="16.8756235401212">
                <text:p>16.8756235401212</text:p>
              </table:table-cell>
            </table:table-row>
            <table:table-row>
              <table:table-cell office:value-type="float" office:value="17.0864411028976">
                <text:p>20</text:p>
              </table:table-cell>
              <table:table-cell office:value-type="float" office:value="0.661">
                <text:p>0.661</text:p>
              </table:table-cell>
              <table:table-cell office:value-type="float" office:value="17.2591387082922">
                <text:p>17.2591387082922</text:p>
              </table:table-cell>
              <table:table-cell office:value-type="float" office:value="0.661">
                <text:p>0.661</text:p>
              </table:table-cell>
              <table:table-cell office:value-type="float" office:value="17.2072114766429">
                <text:p>17.2072114766429</text:p>
              </table:table-cell>
              <table:table-cell office:value-type="float" office:value="0.661">
                <text:p>0.661</text:p>
              </table:table-cell>
              <table:table-cell office:value-type="float" office:value="17.0864411028976">
                <text:p>17.0864411028976</text:p>
              </table:table-cell>
              <table:table-cell office:value-type="float" office:value="0.661">
                <text:p>0.661</text:p>
              </table:table-cell>
              <table:table-cell office:value-type="float" office:value="16.8785557952176">
                <text:p>16.8785557952176</text:p>
              </table:table-cell>
            </table:table-row>
            <table:table-row>
              <table:table-cell office:value-type="float" office:value="17.0900243526495">
                <text:p>20</text:p>
              </table:table-cell>
              <table:table-cell office:value-type="float" office:value="0.663">
                <text:p>0.663</text:p>
              </table:table-cell>
              <table:table-cell office:value-type="float" office:value="17.2599750433396">
                <text:p>17.2599750433396</text:p>
              </table:table-cell>
              <table:table-cell office:value-type="float" office:value="0.663">
                <text:p>0.663</text:p>
              </table:table-cell>
              <table:table-cell office:value-type="float" office:value="17.2089192294116">
                <text:p>17.2089192294116</text:p>
              </table:table-cell>
              <table:table-cell office:value-type="float" office:value="0.663">
                <text:p>0.663</text:p>
              </table:table-cell>
              <table:table-cell office:value-type="float" office:value="17.0900243526495">
                <text:p>17.0900243526495</text:p>
              </table:table-cell>
              <table:table-cell office:value-type="float" office:value="0.663">
                <text:p>0.663</text:p>
              </table:table-cell>
              <table:table-cell office:value-type="float" office:value="16.8817023257064">
                <text:p>16.8817023257064</text:p>
              </table:table-cell>
            </table:table-row>
            <table:table-row>
              <table:table-cell office:value-type="float" office:value="17.093554610518">
                <text:p>20</text:p>
              </table:table-cell>
              <table:table-cell office:value-type="float" office:value="0.665">
                <text:p>0.665</text:p>
              </table:table-cell>
              <table:table-cell office:value-type="float" office:value="17.2607953737992">
                <text:p>17.2607953737992</text:p>
              </table:table-cell>
              <table:table-cell office:value-type="float" office:value="0.665">
                <text:p>0.665</text:p>
              </table:table-cell>
              <table:table-cell office:value-type="float" office:value="17.2105963935717">
                <text:p>17.2105963935717</text:p>
              </table:table-cell>
              <table:table-cell office:value-type="float" office:value="0.665">
                <text:p>0.665</text:p>
              </table:table-cell>
              <table:table-cell office:value-type="float" office:value="17.093554610518">
                <text:p>17.093554610518</text:p>
              </table:table-cell>
              <table:table-cell office:value-type="float" office:value="0.665">
                <text:p>0.665</text:p>
              </table:table-cell>
              <table:table-cell office:value-type="float" office:value="16.8850416035901">
                <text:p>16.8850416035901</text:p>
              </table:table-cell>
            </table:table-row>
            <table:table-row>
              <table:table-cell office:value-type="float" office:value="17.0970320673675">
                <text:p>20</text:p>
              </table:table-cell>
              <table:table-cell office:value-type="float" office:value="0.667">
                <text:p>0.667</text:p>
              </table:table-cell>
              <table:table-cell office:value-type="float" office:value="17.2616000043599">
                <text:p>17.2616000043599</text:p>
              </table:table-cell>
              <table:table-cell office:value-type="float" office:value="0.667">
                <text:p>0.667</text:p>
              </table:table-cell>
              <table:table-cell office:value-type="float" office:value="17.2122434592699">
                <text:p>17.2122434592699</text:p>
              </table:table-cell>
              <table:table-cell office:value-type="float" office:value="0.667">
                <text:p>0.667</text:p>
              </table:table-cell>
              <table:table-cell office:value-type="float" office:value="17.0970320673675">
                <text:p>17.0970320673675</text:p>
              </table:table-cell>
              <table:table-cell office:value-type="float" office:value="0.667">
                <text:p>0.667</text:p>
              </table:table-cell>
              <table:table-cell office:value-type="float" office:value="16.8885538350828">
                <text:p>16.8885538350828</text:p>
              </table:table-cell>
            </table:table-row>
            <table:table-row>
              <table:table-cell office:value-type="float" office:value="17.1004569483913">
                <text:p>20</text:p>
              </table:table-cell>
              <table:table-cell office:value-type="float" office:value="0.669">
                <text:p>0.669</text:p>
              </table:table-cell>
              <table:table-cell office:value-type="float" office:value="17.2623892305793">
                <text:p>17.2623892305793</text:p>
              </table:table-cell>
              <table:table-cell office:value-type="float" office:value="0.669">
                <text:p>0.669</text:p>
              </table:table-cell>
              <table:table-cell office:value-type="float" office:value="17.2138609071702">
                <text:p>17.2138609071702</text:p>
              </table:table-cell>
              <table:table-cell office:value-type="float" office:value="0.669">
                <text:p>0.669</text:p>
              </table:table-cell>
              <table:table-cell office:value-type="float" office:value="17.1004569483913">
                <text:p>17.1004569483913</text:p>
              </table:table-cell>
              <table:table-cell office:value-type="float" office:value="0.669">
                <text:p>0.669</text:p>
              </table:table-cell>
              <table:table-cell office:value-type="float" office:value="16.8922207844054">
                <text:p>16.8922207844054</text:p>
              </table:table-cell>
            </table:table-row>
            <table:table-row>
              <table:table-cell office:value-type="float" office:value="17.1038295118893">
                <text:p>20</text:p>
              </table:table-cell>
              <table:table-cell office:value-type="float" office:value="0.671">
                <text:p>0.671</text:p>
              </table:table-cell>
              <table:table-cell office:value-type="float" office:value="17.2631633409158">
                <text:p>17.2631633409158</text:p>
              </table:table-cell>
              <table:table-cell office:value-type="float" office:value="0.671">
                <text:p>0.671</text:p>
              </table:table-cell>
              <table:table-cell office:value-type="float" office:value="17.2154492103779">
                <text:p>17.2154492103779</text:p>
              </table:table-cell>
              <table:table-cell office:value-type="float" office:value="0.671">
                <text:p>0.671</text:p>
              </table:table-cell>
              <table:table-cell office:value-type="float" office:value="17.1038295118893">
                <text:p>17.1038295118893</text:p>
              </table:table-cell>
              <table:table-cell office:value-type="float" office:value="0.671">
                <text:p>0.671</text:p>
              </table:table-cell>
              <table:table-cell office:value-type="float" office:value="16.8960256319302">
                <text:p>16.8960256319302</text:p>
              </table:table-cell>
            </table:table-row>
            <table:table-row>
              <table:table-cell office:value-type="float" office:value="17.107150048">
                <text:p>20</text:p>
              </table:table-cell>
              <table:table-cell office:value-type="float" office:value="0.673">
                <text:p>0.673</text:p>
              </table:table-cell>
              <table:table-cell office:value-type="float" office:value="17.2639226185086">
                <text:p>17.2639226185086</text:p>
              </table:table-cell>
              <table:table-cell office:value-type="float" office:value="0.673">
                <text:p>0.673</text:p>
              </table:table-cell>
              <table:table-cell office:value-type="float" office:value="17.2170088361186">
                <text:p>17.2170088361186</text:p>
              </table:table-cell>
              <table:table-cell office:value-type="float" office:value="0.673">
                <text:p>0.673</text:p>
              </table:table-cell>
              <table:table-cell office:value-type="float" office:value="17.107150048">
                <text:p>17.107150048</text:p>
              </table:table-cell>
              <table:table-cell office:value-type="float" office:value="0.673">
                <text:p>0.673</text:p>
              </table:table-cell>
              <table:table-cell office:value-type="float" office:value="16.8999528495765">
                <text:p>16.8999528495765</text:p>
              </table:table-cell>
            </table:table-row>
            <table:table-row>
              <table:table-cell office:value-type="float" office:value="17.1104188779774">
                <text:p>20</text:p>
              </table:table-cell>
              <table:table-cell office:value-type="float" office:value="0.675">
                <text:p>0.675</text:p>
              </table:table-cell>
              <table:table-cell office:value-type="float" office:value="17.2646673433339">
                <text:p>17.2646673433339</text:p>
              </table:table-cell>
              <table:table-cell office:value-type="float" office:value="0.675">
                <text:p>0.675</text:p>
              </table:table-cell>
              <table:table-cell office:value-type="float" office:value="17.2185402478171">
                <text:p>17.2185402478171</text:p>
              </table:table-cell>
              <table:table-cell office:value-type="float" office:value="0.675">
                <text:p>0.675</text:p>
              </table:table-cell>
              <table:table-cell office:value-type="float" office:value="17.1104188779774">
                <text:p>17.1104188779774</text:p>
              </table:table-cell>
              <table:table-cell office:value-type="float" office:value="0.675">
                <text:p>0.675</text:p>
              </table:table-cell>
              <table:table-cell office:value-type="float" office:value="16.9039880914041">
                <text:p>16.9039880914041</text:p>
              </table:table-cell>
            </table:table-row>
            <table:table-row>
              <table:table-cell office:value-type="float" office:value="17.113636342767">
                <text:p>20</text:p>
              </table:table-cell>
              <table:table-cell office:value-type="float" office:value="0.677">
                <text:p>0.677</text:p>
              </table:table-cell>
              <table:table-cell office:value-type="float" office:value="17.2653977831068">
                <text:p>17.2653977831068</text:p>
              </table:table-cell>
              <table:table-cell office:value-type="float" office:value="0.677">
                <text:p>0.677</text:p>
              </table:table-cell>
              <table:table-cell office:value-type="float" office:value="17.2200438956142">
                <text:p>17.2200438956142</text:p>
              </table:table-cell>
              <table:table-cell office:value-type="float" office:value="0.677">
                <text:p>0.677</text:p>
              </table:table-cell>
              <table:table-cell office:value-type="float" office:value="17.113636342767">
                <text:p>17.113636342767</text:p>
              </table:table-cell>
              <table:table-cell office:value-type="float" office:value="0.677">
                <text:p>0.677</text:p>
              </table:table-cell>
              <table:table-cell office:value-type="float" office:value="16.9081180850103">
                <text:p>16.9081180850103</text:p>
              </table:table-cell>
            </table:table-row>
            <table:table-row>
              <table:table-cell office:value-type="float" office:value="17.1168028110369">
                <text:p>20</text:p>
              </table:table-cell>
              <table:table-cell office:value-type="float" office:value="0.679">
                <text:p>0.679</text:p>
              </table:table-cell>
              <table:table-cell office:value-type="float" office:value="17.2661142041375">
                <text:p>17.2661142041375</text:p>
              </table:table-cell>
              <table:table-cell office:value-type="float" office:value="0.679">
                <text:p>0.679</text:p>
              </table:table-cell>
              <table:table-cell office:value-type="float" office:value="17.2215202274076">
                <text:p>17.2215202274076</text:p>
              </table:table-cell>
              <table:table-cell office:value-type="float" office:value="0.679">
                <text:p>0.679</text:p>
              </table:table-cell>
              <table:table-cell office:value-type="float" office:value="17.1168028110369">
                <text:p>17.1168028110369</text:p>
              </table:table-cell>
              <table:table-cell office:value-type="float" office:value="0.679">
                <text:p>0.679</text:p>
              </table:table-cell>
              <table:table-cell office:value-type="float" office:value="16.9123305545356">
                <text:p>16.9123305545356</text:p>
              </table:table-cell>
            </table:table-row>
            <table:table-row>
              <table:table-cell office:value-type="float" office:value="17.1199186726374">
                <text:p>20</text:p>
              </table:table-cell>
              <table:table-cell office:value-type="float" office:value="0.681">
                <text:p>0.681</text:p>
              </table:table-cell>
              <table:table-cell office:value-type="float" office:value="17.2668168669575">
                <text:p>17.2668168669575</text:p>
              </table:table-cell>
              <table:table-cell office:value-type="float" office:value="0.681">
                <text:p>0.681</text:p>
              </table:table-cell>
              <table:table-cell office:value-type="float" office:value="17.2229696842452">
                <text:p>17.2229696842452</text:p>
              </table:table-cell>
              <table:table-cell office:value-type="float" office:value="0.681">
                <text:p>0.681</text:p>
              </table:table-cell>
              <table:table-cell office:value-type="float" office:value="17.1199186726374">
                <text:p>17.1199186726374</text:p>
              </table:table-cell>
              <table:table-cell office:value-type="float" office:value="0.681">
                <text:p>0.681</text:p>
              </table:table-cell>
              <table:table-cell office:value-type="float" office:value="16.9166141369696">
                <text:p>16.9166141369696</text:p>
              </table:table-cell>
            </table:table-row>
            <table:table-row>
              <table:table-cell office:value-type="float" office:value="17.1229843377798">
                <text:p>20</text:p>
              </table:table-cell>
              <table:table-cell office:value-type="float" office:value="0.683">
                <text:p>0.683</text:p>
              </table:table-cell>
              <table:table-cell office:value-type="float" office:value="17.2675060277104">
                <text:p>17.2675060277104</text:p>
              </table:table-cell>
              <table:table-cell office:value-type="float" office:value="0.683">
                <text:p>0.683</text:p>
              </table:table-cell>
              <table:table-cell office:value-type="float" office:value="17.2243927016542">
                <text:p>17.2243927016542</text:p>
              </table:table-cell>
              <table:table-cell office:value-type="float" office:value="0.683">
                <text:p>0.683</text:p>
              </table:table-cell>
              <table:table-cell office:value-type="float" office:value="17.1229843377798">
                <text:p>17.1229843377798</text:p>
              </table:table-cell>
              <table:table-cell office:value-type="float" office:value="0.683">
                <text:p>0.683</text:p>
              </table:table-cell>
              <table:table-cell office:value-type="float" office:value="16.9209583124427">
                <text:p>16.9209583124427</text:p>
              </table:table-cell>
            </table:table-row>
            <table:table-row>
              <table:table-cell office:value-type="float" office:value="17.1260002323118">
                <text:p>20</text:p>
              </table:table-cell>
              <table:table-cell office:value-type="float" office:value="0.685">
                <text:p>0.685</text:p>
              </table:table-cell>
              <table:table-cell office:value-type="float" office:value="17.2681819353595">
                <text:p>17.2681819353595</text:p>
              </table:table-cell>
              <table:table-cell office:value-type="float" office:value="0.685">
                <text:p>0.685</text:p>
              </table:table-cell>
              <table:table-cell office:value-type="float" office:value="17.2257897066705">
                <text:p>17.2257897066705</text:p>
              </table:table-cell>
              <table:table-cell office:value-type="float" office:value="0.685">
                <text:p>0.685</text:p>
              </table:table-cell>
              <table:table-cell office:value-type="float" office:value="17.1260002323118">
                <text:p>17.1260002323118</text:p>
              </table:table-cell>
              <table:table-cell office:value-type="float" office:value="0.685">
                <text:p>0.685</text:p>
              </table:table-cell>
              <table:table-cell office:value-type="float" office:value="16.9253533370449">
                <text:p>16.9253533370449</text:p>
              </table:table-cell>
            </table:table-row>
            <table:table-row>
              <table:table-cell office:value-type="float" office:value="17.1289667948687">
                <text:p>20</text:p>
              </table:table-cell>
              <table:table-cell office:value-type="float" office:value="0.687">
                <text:p>0.687</text:p>
              </table:table-cell>
              <table:table-cell office:value-type="float" office:value="17.2688448307019">
                <text:p>17.2688448307019</text:p>
              </table:table-cell>
              <table:table-cell office:value-type="float" office:value="0.687">
                <text:p>0.687</text:p>
              </table:table-cell>
              <table:table-cell office:value-type="float" office:value="17.2271611167326">
                <text:p>17.2271611167326</text:p>
              </table:table-cell>
              <table:table-cell office:value-type="float" office:value="0.687">
                <text:p>0.687</text:p>
              </table:table-cell>
              <table:table-cell office:value-type="float" office:value="17.1289667948687">
                <text:p>17.1289667948687</text:p>
              </table:table-cell>
              <table:table-cell office:value-type="float" office:value="0.687">
                <text:p>0.687</text:p>
              </table:table-cell>
              <table:table-cell office:value-type="float" office:value="16.9297901835516">
                <text:p>16.9297901835516</text:p>
              </table:table-cell>
            </table:table-row>
            <table:table-row>
              <table:table-cell office:value-type="float" office:value="17.1318844861132">
                <text:p>20</text:p>
              </table:table-cell>
              <table:table-cell office:value-type="float" office:value="0.689">
                <text:p>0.689</text:p>
              </table:table-cell>
              <table:table-cell office:value-type="float" office:value="17.2694949577886">
                <text:p>17.2694949577886</text:p>
              </table:table-cell>
              <table:table-cell office:value-type="float" office:value="0.689">
                <text:p>0.689</text:p>
              </table:table-cell>
              <table:table-cell office:value-type="float" office:value="17.2285073513648">
                <text:p>17.2285073513648</text:p>
              </table:table-cell>
              <table:table-cell office:value-type="float" office:value="0.689">
                <text:p>0.689</text:p>
              </table:table-cell>
              <table:table-cell office:value-type="float" office:value="17.1318844861132">
                <text:p>17.1318844861132</text:p>
              </table:table-cell>
              <table:table-cell office:value-type="float" office:value="0.689">
                <text:p>0.689</text:p>
              </table:table-cell>
              <table:table-cell office:value-type="float" office:value="16.9342605004099">
                <text:p>16.9342605004099</text:p>
              </table:table-cell>
            </table:table-row>
            <table:table-row>
              <table:table-cell office:value-type="float" office:value="17.1347537712662">
                <text:p>20</text:p>
              </table:table-cell>
              <table:table-cell office:value-type="float" office:value="0.691">
                <text:p>0.691</text:p>
              </table:table-cell>
              <table:table-cell office:value-type="float" office:value="17.2701325475475">
                <text:p>17.2701325475475</text:p>
              </table:table-cell>
              <table:table-cell office:value-type="float" office:value="0.691">
                <text:p>0.691</text:p>
              </table:table-cell>
              <table:table-cell office:value-type="float" office:value="17.2298288152326">
                <text:p>17.2298288152326</text:p>
              </table:table-cell>
              <table:table-cell office:value-type="float" office:value="0.691">
                <text:p>0.691</text:p>
              </table:table-cell>
              <table:table-cell office:value-type="float" office:value="17.1347537712662">
                <text:p>17.1347537712662</text:p>
              </table:table-cell>
              <table:table-cell office:value-type="float" office:value="0.691">
                <text:p>0.691</text:p>
              </table:table-cell>
              <table:table-cell office:value-type="float" office:value="16.9387565462661">
                <text:p>16.9387565462661</text:p>
              </table:table-cell>
            </table:table-row>
            <table:table-row>
              <table:table-cell office:value-type="float" office:value="17.137575129104">
                <text:p>20</text:p>
              </table:table-cell>
              <table:table-cell office:value-type="float" office:value="0.693">
                <text:p>0.693</text:p>
              </table:table-cell>
              <table:table-cell office:value-type="float" office:value="17.2707578287236">
                <text:p>17.2707578287236</text:p>
              </table:table-cell>
              <table:table-cell office:value-type="float" office:value="0.693">
                <text:p>0.693</text:p>
              </table:table-cell>
              <table:table-cell office:value-type="float" office:value="17.2311259093429">
                <text:p>17.2311259093429</text:p>
              </table:table-cell>
              <table:table-cell office:value-type="float" office:value="0.693">
                <text:p>0.693</text:p>
              </table:table-cell>
              <table:table-cell office:value-type="float" office:value="17.137575129104">
                <text:p>17.137575129104</text:p>
              </table:table-cell>
              <table:table-cell office:value-type="float" office:value="0.693">
                <text:p>0.693</text:p>
              </table:table-cell>
              <table:table-cell office:value-type="float" office:value="16.943271157193">
                <text:p>16.943271157193</text:p>
              </table:table-cell>
            </table:table-row>
            <table:table-row>
              <table:table-cell office:value-type="float" office:value="17.1403490509077">
                <text:p>20</text:p>
              </table:table-cell>
              <table:table-cell office:value-type="float" office:value="0.695">
                <text:p>0.695</text:p>
              </table:table-cell>
              <table:table-cell office:value-type="float" office:value="17.2713710283086">
                <text:p>17.2713710283086</text:p>
              </table:table-cell>
              <table:table-cell office:value-type="float" office:value="0.695">
                <text:p>0.695</text:p>
              </table:table-cell>
              <table:table-cell office:value-type="float" office:value="17.2323990314276">
                <text:p>17.2323990314276</text:p>
              </table:table-cell>
              <table:table-cell office:value-type="float" office:value="0.695">
                <text:p>0.695</text:p>
              </table:table-cell>
              <table:table-cell office:value-type="float" office:value="17.1403490509077">
                <text:p>17.1403490509077</text:p>
              </table:table-cell>
              <table:table-cell office:value-type="float" office:value="0.695">
                <text:p>0.695</text:p>
              </table:table-cell>
              <table:table-cell office:value-type="float" office:value="16.9477977065578">
                <text:p>16.9477977065578</text:p>
              </table:table-cell>
            </table:table-row>
            <table:table-row>
              <table:table-cell office:value-type="float" office:value="17.1430760299107">
                <text:p>20</text:p>
              </table:table-cell>
              <table:table-cell office:value-type="float" office:value="0.697">
                <text:p>0.697</text:p>
              </table:table-cell>
              <table:table-cell office:value-type="float" office:value="17.2719723620089">
                <text:p>17.2719723620089</text:p>
              </table:table-cell>
              <table:table-cell office:value-type="float" office:value="0.697">
                <text:p>0.697</text:p>
              </table:table-cell>
              <table:table-cell office:value-type="float" office:value="17.2336485660564">
                <text:p>17.2336485660564</text:p>
              </table:table-cell>
              <table:table-cell office:value-type="float" office:value="0.697">
                <text:p>0.697</text:p>
              </table:table-cell>
              <table:table-cell office:value-type="float" office:value="17.1430760299107">
                <text:p>17.1430760299107</text:p>
              </table:table-cell>
              <table:table-cell office:value-type="float" office:value="0.697">
                <text:p>0.697</text:p>
              </table:table-cell>
              <table:table-cell office:value-type="float" office:value="16.9523300577192">
                <text:p>16.9523300577192</text:p>
              </table:table-cell>
            </table:table-row>
            <table:table-row>
              <table:table-cell office:value-type="float" office:value="17.1457565737727">
                <text:p>20</text:p>
              </table:table-cell>
              <table:table-cell office:value-type="float" office:value="0.699">
                <text:p>0.699</text:p>
              </table:table-cell>
              <table:table-cell office:value-type="float" office:value="17.2725620485164">
                <text:p>17.2725620485164</text:p>
              </table:table-cell>
              <table:table-cell office:value-type="float" office:value="0.699">
                <text:p>0.699</text:p>
              </table:table-cell>
              <table:table-cell office:value-type="float" office:value="17.2348748993014">
                <text:p>17.2348748993014</text:p>
              </table:table-cell>
              <table:table-cell office:value-type="float" office:value="0.699">
                <text:p>0.699</text:p>
              </table:table-cell>
              <table:table-cell office:value-type="float" office:value="17.1457565737727">
                <text:p>17.1457565737727</text:p>
              </table:table-cell>
              <table:table-cell office:value-type="float" office:value="0.699">
                <text:p>0.699</text:p>
              </table:table-cell>
              <table:table-cell office:value-type="float" office:value="16.9568625445487">
                <text:p>16.9568625445487</text:p>
              </table:table-cell>
            </table:table-row>
            <table:table-row>
              <table:table-cell office:value-type="float" office:value="17.1483911934297">
                <text:p>20</text:p>
              </table:table-cell>
              <table:table-cell office:value-type="float" office:value="0.701">
                <text:p>0.701</text:p>
              </table:table-cell>
              <table:table-cell office:value-type="float" office:value="17.27314029918">
                <text:p>17.27314029918</text:p>
              </table:table-cell>
              <table:table-cell office:value-type="float" office:value="0.701">
                <text:p>0.701</text:p>
              </table:table-cell>
              <table:table-cell office:value-type="float" office:value="17.2360784080379">
                <text:p>17.2360784080379</text:p>
              </table:table-cell>
              <table:table-cell office:value-type="float" office:value="0.701">
                <text:p>0.701</text:p>
              </table:table-cell>
              <table:table-cell office:value-type="float" office:value="17.1483911934297">
                <text:p>17.1483911934297</text:p>
              </table:table-cell>
              <table:table-cell office:value-type="float" office:value="0.701">
                <text:p>0.701</text:p>
              </table:table-cell>
              <table:table-cell office:value-type="float" office:value="16.9613899288303">
                <text:p>16.9613899288303</text:p>
              </table:table-cell>
            </table:table-row>
            <table:table-row>
              <table:table-cell office:value-type="float" office:value="17.150980401976">
                <text:p>20</text:p>
              </table:table-cell>
              <table:table-cell office:value-type="float" office:value="0.703">
                <text:p>0.703</text:p>
              </table:table-cell>
              <table:table-cell office:value-type="float" office:value="17.2737073180015">
                <text:p>17.2737073180015</text:p>
              </table:table-cell>
              <table:table-cell office:value-type="float" office:value="0.703">
                <text:p>0.703</text:p>
              </table:table-cell>
              <table:table-cell office:value-type="float" office:value="17.2372594598927">
                <text:p>17.2372594598927</text:p>
              </table:table-cell>
              <table:table-cell office:value-type="float" office:value="0.703">
                <text:p>0.703</text:p>
              </table:table-cell>
              <table:table-cell office:value-type="float" office:value="17.150980401976">
                <text:p>17.150980401976</text:p>
              </table:table-cell>
              <table:table-cell office:value-type="float" office:value="0.703">
                <text:p>0.703</text:p>
              </table:table-cell>
              <table:table-cell office:value-type="float" office:value="16.9659073708361">
                <text:p>16.9659073708361</text:p>
              </table:table-cell>
            </table:table-row>
            <table:table-row>
              <table:table-cell office:value-type="float" office:value="17.1535247199037">
                <text:p>20</text:p>
              </table:table-cell>
              <table:table-cell office:value-type="float" office:value="0.705">
                <text:p>0.705</text:p>
              </table:table-cell>
              <table:table-cell office:value-type="float" office:value="17.2742633081625">
                <text:p>17.2742633081625</text:p>
              </table:table-cell>
              <table:table-cell office:value-type="float" office:value="0.705">
                <text:p>0.705</text:p>
              </table:table-cell>
              <table:table-cell office:value-type="float" office:value="17.2384184199418">
                <text:p>17.2384184199418</text:p>
              </table:table-cell>
              <table:table-cell office:value-type="float" office:value="0.705">
                <text:p>0.705</text:p>
              </table:table-cell>
              <table:table-cell office:value-type="float" office:value="17.1535247199037">
                <text:p>17.1535247199037</text:p>
              </table:table-cell>
              <table:table-cell office:value-type="float" office:value="0.705">
                <text:p>0.705</text:p>
              </table:table-cell>
              <table:table-cell office:value-type="float" office:value="16.9704104088782">
                <text:p>16.9704104088782</text:p>
              </table:table-cell>
            </table:table-row>
            <table:table-row>
              <table:table-cell office:value-type="float" office:value="17.1560246664857">
                <text:p>20</text:p>
              </table:table-cell>
              <table:table-cell office:value-type="float" office:value="0.707">
                <text:p>0.707</text:p>
              </table:table-cell>
              <table:table-cell office:value-type="float" office:value="17.2748084640866">
                <text:p>17.2748084640866</text:p>
              </table:table-cell>
              <table:table-cell office:value-type="float" office:value="0.707">
                <text:p>0.707</text:p>
              </table:table-cell>
              <table:table-cell office:value-type="float" office:value="17.2395556424781">
                <text:p>17.2395556424781</text:p>
              </table:table-cell>
              <table:table-cell office:value-type="float" office:value="0.707">
                <text:p>0.707</text:p>
              </table:table-cell>
              <table:table-cell office:value-type="float" office:value="17.1560246664857">
                <text:p>17.1560246664857</text:p>
              </table:table-cell>
              <table:table-cell office:value-type="float" office:value="0.707">
                <text:p>0.707</text:p>
              </table:table-cell>
              <table:table-cell office:value-type="float" office:value="16.9748949256853">
                <text:p>16.9748949256853</text:p>
              </table:table-cell>
            </table:table-row>
            <table:table-row>
              <table:table-cell office:value-type="float" office:value="17.1584807716231">
                <text:p>20</text:p>
              </table:table-cell>
              <table:table-cell office:value-type="float" office:value="0.709">
                <text:p>0.709</text:p>
              </table:table-cell>
              <table:table-cell office:value-type="float" office:value="17.2753429847023">
                <text:p>17.2753429847023</text:p>
              </table:table-cell>
              <table:table-cell office:value-type="float" office:value="0.709">
                <text:p>0.709</text:p>
              </table:table-cell>
              <table:table-cell office:value-type="float" office:value="17.2406714846802">
                <text:p>17.2406714846802</text:p>
              </table:table-cell>
              <table:table-cell office:value-type="float" office:value="0.709">
                <text:p>0.709</text:p>
              </table:table-cell>
              <table:table-cell office:value-type="float" office:value="17.1584807716231">
                <text:p>17.1584807716231</text:p>
              </table:table-cell>
              <table:table-cell office:value-type="float" office:value="0.709">
                <text:p>0.709</text:p>
              </table:table-cell>
              <table:table-cell office:value-type="float" office:value="16.9793571387253">
                <text:p>16.9793571387253</text:p>
              </table:table-cell>
            </table:table-row>
            <table:table-row>
              <table:table-cell office:value-type="float" office:value="17.1608935587275">
                <text:p>20</text:p>
              </table:table-cell>
              <table:table-cell office:value-type="float" office:value="0.711">
                <text:p>0.711</text:p>
              </table:table-cell>
              <table:table-cell office:value-type="float" office:value="17.2758670565343">
                <text:p>17.2758670565343</text:p>
              </table:table-cell>
              <table:table-cell office:value-type="float" office:value="0.711">
                <text:p>0.711</text:p>
              </table:table-cell>
              <table:table-cell office:value-type="float" office:value="17.2417662891163">
                <text:p>17.2417662891163</text:p>
              </table:table-cell>
              <table:table-cell office:value-type="float" office:value="0.711">
                <text:p>0.711</text:p>
              </table:table-cell>
              <table:table-cell office:value-type="float" office:value="17.1608935587275">
                <text:p>17.1608935587275</text:p>
              </table:table-cell>
              <table:table-cell office:value-type="float" office:value="0.711">
                <text:p>0.711</text:p>
              </table:table-cell>
              <table:table-cell office:value-type="float" office:value="16.9837935606213">
                <text:p>16.9837935606213</text:p>
              </table:table-cell>
            </table:table-row>
            <table:table-row>
              <table:table-cell office:value-type="float" office:value="17.1632635565872">
                <text:p>20</text:p>
              </table:table-cell>
              <table:table-cell office:value-type="float" office:value="0.713">
                <text:p>0.713</text:p>
              </table:table-cell>
              <table:table-cell office:value-type="float" office:value="17.2763808668663">
                <text:p>17.2763808668663</text:p>
              </table:table-cell>
              <table:table-cell office:value-type="float" office:value="0.713">
                <text:p>0.713</text:p>
              </table:table-cell>
              <table:table-cell office:value-type="float" office:value="17.2428403973178">
                <text:p>17.2428403973178</text:p>
              </table:table-cell>
              <table:table-cell office:value-type="float" office:value="0.713">
                <text:p>0.713</text:p>
              </table:table-cell>
              <table:table-cell office:value-type="float" office:value="17.1632635565872">
                <text:p>17.1632635565872</text:p>
              </table:table-cell>
              <table:table-cell office:value-type="float" office:value="0.713">
                <text:p>0.713</text:p>
              </table:table-cell>
              <table:table-cell office:value-type="float" office:value="16.9882009924937">
                <text:p>16.9882009924937</text:p>
              </table:table-cell>
            </table:table-row>
            <table:table-row>
              <table:table-cell office:value-type="float" office:value="17.1655912892257">
                <text:p>20</text:p>
              </table:table-cell>
              <table:table-cell office:value-type="float" office:value="0.715">
                <text:p>0.715</text:p>
              </table:table-cell>
              <table:table-cell office:value-type="float" office:value="17.2768845939644">
                <text:p>17.2768845939644</text:p>
              </table:table-cell>
              <table:table-cell office:value-type="float" office:value="0.715">
                <text:p>0.715</text:p>
              </table:table-cell>
              <table:table-cell office:value-type="float" office:value="17.2438941396517">
                <text:p>17.2438941396517</text:p>
              </table:table-cell>
              <table:table-cell office:value-type="float" office:value="0.715">
                <text:p>0.715</text:p>
              </table:table-cell>
              <table:table-cell office:value-type="float" office:value="17.1655912892257">
                <text:p>17.1655912892257</text:p>
              </table:table-cell>
              <table:table-cell office:value-type="float" office:value="0.715">
                <text:p>0.715</text:p>
              </table:table-cell>
              <table:table-cell office:value-type="float" office:value="16.9925764947104">
                <text:p>16.9925764947104</text:p>
              </table:table-cell>
            </table:table-row>
            <table:table-row>
              <table:table-cell office:value-type="float" office:value="17.167877288999">
                <text:p>20</text:p>
              </table:table-cell>
              <table:table-cell office:value-type="float" office:value="0.717">
                <text:p>0.717</text:p>
              </table:table-cell>
              <table:table-cell office:value-type="float" office:value="17.2773784214274">
                <text:p>17.2773784214274</text:p>
              </table:table-cell>
              <table:table-cell office:value-type="float" office:value="0.717">
                <text:p>0.717</text:p>
              </table:table-cell>
              <table:table-cell office:value-type="float" office:value="17.2449278501404">
                <text:p>17.2449278501404</text:p>
              </table:table-cell>
              <table:table-cell office:value-type="float" office:value="0.717">
                <text:p>0.717</text:p>
              </table:table-cell>
              <table:table-cell office:value-type="float" office:value="17.167877288999">
                <text:p>17.167877288999</text:p>
              </table:table-cell>
              <table:table-cell office:value-type="float" office:value="0.717">
                <text:p>0.717</text:p>
              </table:table-cell>
              <table:table-cell office:value-type="float" office:value="16.996917384099">
                <text:p>16.996917384099</text:p>
              </table:table-cell>
            </table:table-row>
            <table:table-row>
              <table:table-cell office:value-type="float" office:value="17.1701220768453">
                <text:p>20</text:p>
              </table:table-cell>
              <table:table-cell office:value-type="float" office:value="0.719">
                <text:p>0.719</text:p>
              </table:table-cell>
              <table:table-cell office:value-type="float" office:value="17.2778625183003">
                <text:p>17.2778625183003</text:p>
              </table:table-cell>
              <table:table-cell office:value-type="float" office:value="0.719">
                <text:p>0.719</text:p>
              </table:table-cell>
              <table:table-cell office:value-type="float" office:value="17.2459418458772">
                <text:p>17.2459418458772</text:p>
              </table:table-cell>
              <table:table-cell office:value-type="float" office:value="0.719">
                <text:p>0.719</text:p>
              </table:table-cell>
              <table:table-cell office:value-type="float" office:value="17.1701220768453">
                <text:p>17.1701220768453</text:p>
              </table:table-cell>
              <table:table-cell office:value-type="float" office:value="0.719">
                <text:p>0.719</text:p>
              </table:table-cell>
              <table:table-cell office:value-type="float" office:value="17.0012211965941">
                <text:p>17.0012211965941</text:p>
              </table:table-cell>
            </table:table-row>
            <table:table-row>
              <table:table-cell office:value-type="float" office:value="17.1723261812329">
                <text:p>20</text:p>
              </table:table-cell>
              <table:table-cell office:value-type="float" office:value="0.721">
                <text:p>0.721</text:p>
              </table:table-cell>
              <table:table-cell office:value-type="float" office:value="17.2783370594268">
                <text:p>17.2783370594268</text:p>
              </table:table-cell>
              <table:table-cell office:value-type="float" office:value="0.721">
                <text:p>0.721</text:p>
              </table:table-cell>
              <table:table-cell office:value-type="float" office:value="17.2469364480658">
                <text:p>17.2469364480658</text:p>
              </table:table-cell>
              <table:table-cell office:value-type="float" office:value="0.721">
                <text:p>0.721</text:p>
              </table:table-cell>
              <table:table-cell office:value-type="float" office:value="17.1723261812329">
                <text:p>17.1723261812329</text:p>
              </table:table-cell>
              <table:table-cell office:value-type="float" office:value="0.721">
                <text:p>0.721</text:p>
              </table:table-cell>
              <table:table-cell office:value-type="float" office:value="17.0054856929645">
                <text:p>17.0054856929645</text:p>
              </table:table-cell>
            </table:table-row>
            <table:table-row>
              <table:table-cell office:value-type="float" office:value="17.1744901207867">
                <text:p>20</text:p>
              </table:table-cell>
              <table:table-cell office:value-type="float" office:value="0.723">
                <text:p>0.723</text:p>
              </table:table-cell>
              <table:table-cell office:value-type="float" office:value="17.2788022079398">
                <text:p>17.2788022079398</text:p>
              </table:table-cell>
              <table:table-cell office:value-type="float" office:value="0.723">
                <text:p>0.723</text:p>
              </table:table-cell>
              <table:table-cell office:value-type="float" office:value="17.2479119638897">
                <text:p>17.2479119638897</text:p>
              </table:table-cell>
              <table:table-cell office:value-type="float" office:value="0.723">
                <text:p>0.723</text:p>
              </table:table-cell>
              <table:table-cell office:value-type="float" office:value="17.1744901207867">
                <text:p>17.1744901207867</text:p>
              </table:table-cell>
              <table:table-cell office:value-type="float" office:value="0.723">
                <text:p>0.723</text:p>
              </table:table-cell>
              <table:table-cell office:value-type="float" office:value="17.0097088260438">
                <text:p>17.0097088260438</text:p>
              </table:table-cell>
            </table:table-row>
            <table:table-row>
              <table:table-cell office:value-type="float" office:value="17.176614418055">
                <text:p>20</text:p>
              </table:table-cell>
              <table:table-cell office:value-type="float" office:value="0.725">
                <text:p>0.725</text:p>
              </table:table-cell>
              <table:table-cell office:value-type="float" office:value="17.2792581301442">
                <text:p>17.2792581301442</text:p>
              </table:table-cell>
              <table:table-cell office:value-type="float" office:value="0.725">
                <text:p>0.725</text:p>
              </table:table-cell>
              <table:table-cell office:value-type="float" office:value="17.2488687019066">
                <text:p>17.2488687019066</text:p>
              </table:table-cell>
              <table:table-cell office:value-type="float" office:value="0.725">
                <text:p>0.725</text:p>
              </table:table-cell>
              <table:table-cell office:value-type="float" office:value="17.176614418055">
                <text:p>17.176614418055</text:p>
              </table:table-cell>
              <table:table-cell office:value-type="float" office:value="0.725">
                <text:p>0.725</text:p>
              </table:table-cell>
              <table:table-cell office:value-type="float" office:value="17.0138887426815">
                <text:p>17.0138887426815</text:p>
              </table:table-cell>
            </table:table-row>
            <table:table-row>
              <table:table-cell office:value-type="float" office:value="17.1786995907848">
                <text:p>20</text:p>
              </table:table-cell>
              <table:table-cell office:value-type="float" office:value="0.727">
                <text:p>0.727</text:p>
              </table:table-cell>
              <table:table-cell office:value-type="float" office:value="17.279704986934">
                <text:p>17.279704986934</text:p>
              </table:table-cell>
              <table:table-cell office:value-type="float" office:value="0.727">
                <text:p>0.727</text:p>
              </table:table-cell>
              <table:table-cell office:value-type="float" office:value="17.2498069631573">
                <text:p>17.2498069631573</text:p>
              </table:table-cell>
              <table:table-cell office:value-type="float" office:value="0.727">
                <text:p>0.727</text:p>
              </table:table-cell>
              <table:table-cell office:value-type="float" office:value="17.1786995907848">
                <text:p>17.1786995907848</text:p>
              </table:table-cell>
              <table:table-cell office:value-type="float" office:value="0.727">
                <text:p>0.727</text:p>
              </table:table-cell>
              <table:table-cell office:value-type="float" office:value="17.0180237620906">
                <text:p>17.0180237620906</text:p>
              </table:table-cell>
            </table:table-row>
            <table:table-row>
              <table:table-cell office:value-type="float" office:value="17.1807461504687">
                <text:p>20</text:p>
              </table:table-cell>
              <table:table-cell office:value-type="float" office:value="0.729">
                <text:p>0.729</text:p>
              </table:table-cell>
              <table:table-cell office:value-type="float" office:value="17.2801429327439">
                <text:p>17.2801429327439</text:p>
              </table:table-cell>
              <table:table-cell office:value-type="float" office:value="0.729">
                <text:p>0.729</text:p>
              </table:table-cell>
              <table:table-cell office:value-type="float" office:value="17.2507270400699">
                <text:p>17.2507270400699</text:p>
              </table:table-cell>
              <table:table-cell office:value-type="float" office:value="0.729">
                <text:p>0.729</text:p>
              </table:table-cell>
              <table:table-cell office:value-type="float" office:value="17.1807461504687">
                <text:p>17.1807461504687</text:p>
              </table:table-cell>
              <table:table-cell office:value-type="float" office:value="0.729">
                <text:p>0.729</text:p>
              </table:table-cell>
              <table:table-cell office:value-type="float" office:value="17.022112362871">
                <text:p>17.022112362871</text:p>
              </table:table-cell>
            </table:table-row>
            <table:table-row>
              <table:table-cell office:value-type="float" office:value="17.1827546092323">
                <text:p>20</text:p>
              </table:table-cell>
              <table:table-cell office:value-type="float" office:value="0.731">
                <text:p>0.731</text:p>
              </table:table-cell>
              <table:table-cell office:value-type="float" office:value="17.2805721231672">
                <text:p>17.2805721231672</text:p>
              </table:table-cell>
              <table:table-cell office:value-type="float" office:value="0.731">
                <text:p>0.731</text:p>
              </table:table-cell>
              <table:table-cell office:value-type="float" office:value="17.2516292243485">
                <text:p>17.2516292243485</text:p>
              </table:table-cell>
              <table:table-cell office:value-type="float" office:value="0.731">
                <text:p>0.731</text:p>
              </table:table-cell>
              <table:table-cell office:value-type="float" office:value="17.1827546092323">
                <text:p>17.1827546092323</text:p>
              </table:table-cell>
              <table:table-cell office:value-type="float" office:value="0.731">
                <text:p>0.731</text:p>
              </table:table-cell>
              <table:table-cell office:value-type="float" office:value="17.026153179805">
                <text:p>17.026153179805</text:p>
              </table:table-cell>
            </table:table-row>
            <table:table-row>
              <table:table-cell office:value-type="float" office:value="17.184725472512">
                <text:p>20</text:p>
              </table:table-cell>
              <table:table-cell office:value-type="float" office:value="0.733">
                <text:p>0.733</text:p>
              </table:table-cell>
              <table:table-cell office:value-type="float" office:value="17.2809927077262">
                <text:p>17.2809927077262</text:p>
              </table:table-cell>
              <table:table-cell office:value-type="float" office:value="0.733">
                <text:p>0.733</text:p>
              </table:table-cell>
              <table:table-cell office:value-type="float" office:value="17.2525137994798">
                <text:p>17.2525137994798</text:p>
              </table:table-cell>
              <table:table-cell office:value-type="float" office:value="0.733">
                <text:p>0.733</text:p>
              </table:table-cell>
              <table:table-cell office:value-type="float" office:value="17.184725472512">
                <text:p>17.184725472512</text:p>
              </table:table-cell>
              <table:table-cell office:value-type="float" office:value="0.733">
                <text:p>0.733</text:p>
              </table:table-cell>
              <table:table-cell office:value-type="float" office:value="17.030144985896">
                <text:p>17.030144985896</text:p>
              </table:table-cell>
            </table:table-row>
            <table:table-row>
              <table:table-cell office:value-type="float" office:value="17.1866592404575">
                <text:p>20</text:p>
              </table:table-cell>
              <table:table-cell office:value-type="float" office:value="0.735">
                <text:p>0.735</text:p>
              </table:table-cell>
              <table:table-cell office:value-type="float" office:value="17.2814048317079">
                <text:p>17.2814048317079</text:p>
              </table:table-cell>
              <table:table-cell office:value-type="float" office:value="0.735">
                <text:p>0.735</text:p>
              </table:table-cell>
              <table:table-cell office:value-type="float" office:value="17.2533810426326">
                <text:p>17.2533810426326</text:p>
              </table:table-cell>
              <table:table-cell office:value-type="float" office:value="0.735">
                <text:p>0.735</text:p>
              </table:table-cell>
              <table:table-cell office:value-type="float" office:value="17.1866592404575">
                <text:p>17.1866592404575</text:p>
              </table:table-cell>
              <table:table-cell office:value-type="float" office:value="0.735">
                <text:p>0.735</text:p>
              </table:table-cell>
              <table:table-cell office:value-type="float" office:value="17.0340866845093">
                <text:p>17.0340866845093</text:p>
              </table:table-cell>
            </table:table-row>
            <table:table-row>
              <table:table-cell office:value-type="float" office:value="17.188556414202">
                <text:p>20</text:p>
              </table:table-cell>
              <table:table-cell office:value-type="float" office:value="0.737">
                <text:p>0.737</text:p>
              </table:table-cell>
              <table:table-cell office:value-type="float" office:value="17.2818086430591">
                <text:p>17.2818086430591</text:p>
              </table:table-cell>
              <table:table-cell office:value-type="float" office:value="0.737">
                <text:p>0.737</text:p>
              </table:table-cell>
              <table:table-cell office:value-type="float" office:value="17.2542312318078">
                <text:p>17.2542312318078</text:p>
              </table:table-cell>
              <table:table-cell office:value-type="float" office:value="0.737">
                <text:p>0.737</text:p>
              </table:table-cell>
              <table:table-cell office:value-type="float" office:value="17.188556414202">
                <text:p>17.188556414202</text:p>
              </table:table-cell>
              <table:table-cell office:value-type="float" office:value="0.737">
                <text:p>0.737</text:p>
              </table:table-cell>
              <table:table-cell office:value-type="float" office:value="17.0379773073761">
                <text:p>17.0379773073761</text:p>
              </table:table-cell>
            </table:table-row>
            <table:table-row>
              <table:table-cell office:value-type="float" office:value="17.1904174830526">
                <text:p>20</text:p>
              </table:table-cell>
              <table:table-cell office:value-type="float" office:value="0.739">
                <text:p>0.739</text:p>
              </table:table-cell>
              <table:table-cell office:value-type="float" office:value="17.2822042793379">
                <text:p>17.2822042793379</text:p>
              </table:table-cell>
              <table:table-cell office:value-type="float" office:value="0.739">
                <text:p>0.739</text:p>
              </table:table-cell>
              <table:table-cell office:value-type="float" office:value="17.2550646323101">
                <text:p>17.2550646323101</text:p>
              </table:table-cell>
              <table:table-cell office:value-type="float" office:value="0.739">
                <text:p>0.739</text:p>
              </table:table-cell>
              <table:table-cell office:value-type="float" office:value="17.1904174830526">
                <text:p>17.1904174830526</text:p>
              </table:table-cell>
              <table:table-cell office:value-type="float" office:value="0.739">
                <text:p>0.739</text:p>
              </table:table-cell>
              <table:table-cell office:value-type="float" office:value="17.0418159924431">
                <text:p>17.0418159924431</text:p>
              </table:table-cell>
            </table:table-row>
            <table:table-row>
              <table:table-cell office:value-type="float" office:value="17.1922429361253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17.2825918801579">
                <text:p>17.2825918801579</text:p>
              </table:table-cell>
              <table:table-cell office:value-type="float" office:value="0.741">
                <text:p>0.741</text:p>
              </table:table-cell>
              <table:table-cell office:value-type="float" office:value="17.2558815096552">
                <text:p>17.2558815096552</text:p>
              </table:table-cell>
              <table:table-cell office:value-type="float" office:value="0.741">
                <text:p>0.741</text:p>
              </table:table-cell>
              <table:table-cell office:value-type="float" office:value="17.1922429361253">
                <text:p>17.1922429361253</text:p>
              </table:table-cell>
              <table:table-cell office:value-type="float" office:value="0.741">
                <text:p>0.741</text:p>
              </table:table-cell>
              <table:table-cell office:value-type="float" office:value="17.0456019887572">
                <text:p>17.0456019887572</text:p>
              </table:table-cell>
            </table:table-row>
            <table:table-row>
              <table:table-cell office:value-type="float" office:value="17.1940332544151">
                <text:p>20</text:p>
              </table:table-cell>
              <table:table-cell office:value-type="float" office:value="0.743">
                <text:p>0.743</text:p>
              </table:table-cell>
              <table:table-cell office:value-type="float" office:value="17.2829715791841">
                <text:p>17.2829715791841</text:p>
              </table:table-cell>
              <table:table-cell office:value-type="float" office:value="0.743">
                <text:p>0.743</text:p>
              </table:table-cell>
              <table:table-cell office:value-type="float" office:value="17.2566821212712">
                <text:p>17.2566821212712</text:p>
              </table:table-cell>
              <table:table-cell office:value-type="float" office:value="0.743">
                <text:p>0.743</text:p>
              </table:table-cell>
              <table:table-cell office:value-type="float" office:value="17.1940332544151">
                <text:p>17.1940332544151</text:p>
              </table:table-cell>
              <table:table-cell office:value-type="float" office:value="0.743">
                <text:p>0.743</text:p>
              </table:table-cell>
              <table:table-cell office:value-type="float" office:value="17.0493346406036">
                <text:p>17.0493346406036</text:p>
              </table:table-cell>
            </table:table-row>
            <table:table-row>
              <table:table-cell office:value-type="float" office:value="17.1957889159379">
                <text:p>20</text:p>
              </table:table-cell>
              <table:table-cell office:value-type="float" office:value="0.745">
                <text:p>0.745</text:p>
              </table:table-cell>
              <table:table-cell office:value-type="float" office:value="17.2833435097595">
                <text:p>17.2833435097595</text:p>
              </table:table-cell>
              <table:table-cell office:value-type="float" office:value="0.745">
                <text:p>0.745</text:p>
              </table:table-cell>
              <table:table-cell office:value-type="float" office:value="17.2574667223421">
                <text:p>17.2574667223421</text:p>
              </table:table-cell>
              <table:table-cell office:value-type="float" office:value="0.745">
                <text:p>0.745</text:p>
              </table:table-cell>
              <table:table-cell office:value-type="float" office:value="17.1957889159379">
                <text:p>17.1957889159379</text:p>
              </table:table-cell>
              <table:table-cell office:value-type="float" office:value="0.745">
                <text:p>0.745</text:p>
              </table:table-cell>
              <table:table-cell office:value-type="float" office:value="17.0530133862719">
                <text:p>17.0530133862719</text:p>
              </table:table-cell>
            </table:table-row>
            <table:table-row>
              <table:table-cell office:value-type="float" office:value="17.1975103914984">
                <text:p>20</text:p>
              </table:table-cell>
              <table:table-cell office:value-type="float" office:value="0.747">
                <text:p>0.747</text:p>
              </table:table-cell>
              <table:table-cell office:value-type="float" office:value="17.2837078007174">
                <text:p>17.2837078007174</text:p>
              </table:table-cell>
              <table:table-cell office:value-type="float" office:value="0.747">
                <text:p>0.747</text:p>
              </table:table-cell>
              <table:table-cell office:value-type="float" office:value="17.2582355614673">
                <text:p>17.2582355614673</text:p>
              </table:table-cell>
              <table:table-cell office:value-type="float" office:value="0.747">
                <text:p>0.747</text:p>
              </table:table-cell>
              <table:table-cell office:value-type="float" office:value="17.1975103914984">
                <text:p>17.1975103914984</text:p>
              </table:table-cell>
              <table:table-cell office:value-type="float" office:value="0.747">
                <text:p>0.747</text:p>
              </table:table-cell>
              <table:table-cell office:value-type="float" office:value="17.0566377470761">
                <text:p>17.0566377470761</text:p>
              </table:table-cell>
            </table:table-row>
            <table:table-row>
              <table:table-cell office:value-type="float" office:value="17.1991981467494">
                <text:p>20</text:p>
              </table:table-cell>
              <table:table-cell office:value-type="float" office:value="0.749">
                <text:p>0.749</text:p>
              </table:table-cell>
              <table:table-cell office:value-type="float" office:value="17.2840645787502">
                <text:p>17.2840645787502</text:p>
              </table:table-cell>
              <table:table-cell office:value-type="float" office:value="0.749">
                <text:p>0.749</text:p>
              </table:table-cell>
              <table:table-cell office:value-type="float" office:value="17.2589888831272">
                <text:p>17.2589888831272</text:p>
              </table:table-cell>
              <table:table-cell office:value-type="float" office:value="0.749">
                <text:p>0.749</text:p>
              </table:table-cell>
              <table:table-cell office:value-type="float" office:value="17.1991981467494">
                <text:p>17.1991981467494</text:p>
              </table:table-cell>
              <table:table-cell office:value-type="float" office:value="0.749">
                <text:p>0.749</text:p>
              </table:table-cell>
              <table:table-cell office:value-type="float" office:value="17.0602073235917">
                <text:p>17.0602073235917</text:p>
              </table:table-cell>
            </table:table-row>
            <table:table-row>
              <table:table-cell office:value-type="float" office:value="17.2008526395476">
                <text:p>20</text:p>
              </table:table-cell>
              <table:table-cell office:value-type="float" office:value="0.751">
                <text:p>0.751</text:p>
              </table:table-cell>
              <table:table-cell office:value-type="float" office:value="17.2844139658427">
                <text:p>17.2844139658427</text:p>
              </table:table-cell>
              <table:table-cell office:value-type="float" office:value="0.751">
                <text:p>0.751</text:p>
              </table:table-cell>
              <table:table-cell office:value-type="float" office:value="17.2597269250246">
                <text:p>17.2597269250246</text:p>
              </table:table-cell>
              <table:table-cell office:value-type="float" office:value="0.751">
                <text:p>0.751</text:p>
              </table:table-cell>
              <table:table-cell office:value-type="float" office:value="17.2008526395476">
                <text:p>17.2008526395476</text:p>
              </table:table-cell>
              <table:table-cell office:value-type="float" office:value="0.751">
                <text:p>0.751</text:p>
              </table:table-cell>
              <table:table-cell office:value-type="float" office:value="17.0637217871647">
                <text:p>17.0637217871647</text:p>
              </table:table-cell>
            </table:table-row>
            <table:table-row>
              <table:table-cell office:value-type="float" office:value="17.2024743268135">
                <text:p>20</text:p>
              </table:table-cell>
              <table:table-cell office:value-type="float" office:value="0.753">
                <text:p>0.753</text:p>
              </table:table-cell>
              <table:table-cell office:value-type="float" office:value="17.2847560866309">
                <text:p>17.2847560866309</text:p>
              </table:table-cell>
              <table:table-cell office:value-type="float" office:value="0.753">
                <text:p>0.753</text:p>
              </table:table-cell>
              <table:table-cell office:value-type="float" office:value="17.2604499257372">
                <text:p>17.2604499257372</text:p>
              </table:table-cell>
              <table:table-cell office:value-type="float" office:value="0.753">
                <text:p>0.753</text:p>
              </table:table-cell>
              <table:table-cell office:value-type="float" office:value="17.2024743268135">
                <text:p>17.2024743268135</text:p>
              </table:table-cell>
              <table:table-cell office:value-type="float" office:value="0.753">
                <text:p>0.753</text:p>
              </table:table-cell>
              <table:table-cell office:value-type="float" office:value="17.0671808820628">
                <text:p>17.0671808820628</text:p>
              </table:table-cell>
            </table:table-row>
            <table:table-row>
              <table:table-cell office:value-type="float" office:value="17.2040636542402">
                <text:p>20</text:p>
              </table:table-cell>
              <table:table-cell office:value-type="float" office:value="0.755">
                <text:p>0.755</text:p>
              </table:table-cell>
              <table:table-cell office:value-type="float" office:value="17.2850910578042">
                <text:p>17.2850910578042</text:p>
              </table:table-cell>
              <table:table-cell office:value-type="float" office:value="0.755">
                <text:p>0.755</text:p>
              </table:table-cell>
              <table:table-cell office:value-type="float" office:value="17.2611581137185">
                <text:p>17.2611581137185</text:p>
              </table:table-cell>
              <table:table-cell office:value-type="float" office:value="0.755">
                <text:p>0.755</text:p>
              </table:table-cell>
              <table:table-cell office:value-type="float" office:value="17.2040636542402">
                <text:p>17.2040636542402</text:p>
              </table:table-cell>
              <table:table-cell office:value-type="float" office:value="0.755">
                <text:p>0.755</text:p>
              </table:table-cell>
              <table:table-cell office:value-type="float" office:value="17.0705844093713">
                <text:p>17.0705844093713</text:p>
              </table:table-cell>
            </table:table-row>
            <table:table-row>
              <table:table-cell office:value-type="float" office:value="17.2056210635193">
                <text:p>20</text:p>
              </table:table-cell>
              <table:table-cell office:value-type="float" office:value="0.757">
                <text:p>0.757</text:p>
              </table:table-cell>
              <table:table-cell office:value-type="float" office:value="17.2854189958172">
                <text:p>17.2854189958172</text:p>
              </table:table-cell>
              <table:table-cell office:value-type="float" office:value="0.757">
                <text:p>0.757</text:p>
              </table:table-cell>
              <table:table-cell office:value-type="float" office:value="17.2618517153173">
                <text:p>17.2618517153173</text:p>
              </table:table-cell>
              <table:table-cell office:value-type="float" office:value="0.757">
                <text:p>0.757</text:p>
              </table:table-cell>
              <table:table-cell office:value-type="float" office:value="17.2056210635193">
                <text:p>17.2056210635193</text:p>
              </table:table-cell>
              <table:table-cell office:value-type="float" office:value="0.757">
                <text:p>0.757</text:p>
              </table:table-cell>
              <table:table-cell office:value-type="float" office:value="17.0739322301722">
                <text:p>17.0739322301722</text:p>
              </table:table-cell>
            </table:table-row>
            <table:table-row>
              <table:table-cell office:value-type="float" office:value="17.2071469887011">
                <text:p>20</text:p>
              </table:table-cell>
              <table:table-cell office:value-type="float" office:value="0.759">
                <text:p>0.759</text:p>
              </table:table-cell>
              <table:table-cell office:value-type="float" office:value="17.2857400132202">
                <text:p>17.2857400132202</text:p>
              </table:table-cell>
              <table:table-cell office:value-type="float" office:value="0.759">
                <text:p>0.759</text:p>
              </table:table-cell>
              <table:table-cell office:value-type="float" office:value="17.2625309509755">
                <text:p>17.2625309509755</text:p>
              </table:table-cell>
              <table:table-cell office:value-type="float" office:value="0.759">
                <text:p>0.759</text:p>
              </table:table-cell>
              <table:table-cell office:value-type="float" office:value="17.2071469887011">
                <text:p>17.2071469887011</text:p>
              </table:table-cell>
              <table:table-cell office:value-type="float" office:value="0.759">
                <text:p>0.759</text:p>
              </table:table-cell>
              <table:table-cell office:value-type="float" office:value="17.0772242572376">
                <text:p>17.0772242572376</text:p>
              </table:table-cell>
            </table:table-row>
            <table:table-row>
              <table:table-cell office:value-type="float" office:value="17.2086418582282">
                <text:p>20</text:p>
              </table:table-cell>
              <table:table-cell office:value-type="float" office:value="0.761">
                <text:p>0.761</text:p>
              </table:table-cell>
              <table:table-cell office:value-type="float" office:value="17.2860542209157">
                <text:p>17.2860542209157</text:p>
              </table:table-cell>
              <table:table-cell office:value-type="float" office:value="0.761">
                <text:p>0.761</text:p>
              </table:table-cell>
              <table:table-cell office:value-type="float" office:value="17.2631960375836">
                <text:p>17.2631960375836</text:p>
              </table:table-cell>
              <table:table-cell office:value-type="float" office:value="0.761">
                <text:p>0.761</text:p>
              </table:table-cell>
              <table:table-cell office:value-type="float" office:value="17.2086418582282">
                <text:p>17.2086418582282</text:p>
              </table:table-cell>
              <table:table-cell office:value-type="float" office:value="0.761">
                <text:p>0.761</text:p>
              </table:table-cell>
              <table:table-cell office:value-type="float" office:value="17.0804604531367">
                <text:p>17.0804604531367</text:p>
              </table:table-cell>
            </table:table-row>
            <table:table-row>
              <table:table-cell office:value-type="float" office:value="17.2101060948389">
                <text:p>20</text:p>
              </table:table-cell>
              <table:table-cell office:value-type="float" office:value="0.763">
                <text:p>0.763</text:p>
              </table:table-cell>
              <table:table-cell office:value-type="float" office:value="17.2863617281734">
                <text:p>17.2863617281734</text:p>
              </table:table-cell>
              <table:table-cell office:value-type="float" office:value="0.763">
                <text:p>0.763</text:p>
              </table:table-cell>
              <table:table-cell office:value-type="float" office:value="17.2638471885086">
                <text:p>17.2638471885086</text:p>
              </table:table-cell>
              <table:table-cell office:value-type="float" office:value="0.763">
                <text:p>0.763</text:p>
              </table:table-cell>
              <table:table-cell office:value-type="float" office:value="17.2101060948389">
                <text:p>17.2101060948389</text:p>
              </table:table-cell>
              <table:table-cell office:value-type="float" office:value="0.763">
                <text:p>0.763</text:p>
              </table:table-cell>
              <table:table-cell office:value-type="float" office:value="17.0836408262875">
                <text:p>17.0836408262875</text:p>
              </table:table-cell>
            </table:table-row>
            <table:table-row>
              <table:table-cell office:value-type="float" office:value="17.2115401140346">
                <text:p>20</text:p>
              </table:table-cell>
              <table:table-cell office:value-type="float" office:value="0.765">
                <text:p>0.765</text:p>
              </table:table-cell>
              <table:table-cell office:value-type="float" office:value="17.2866626411294">
                <text:p>17.2866626411294</text:p>
              </table:table-cell>
              <table:table-cell office:value-type="float" office:value="0.765">
                <text:p>0.765</text:p>
              </table:table-cell>
              <table:table-cell office:value-type="float" office:value="17.2644846120445">
                <text:p>17.2644846120445</text:p>
              </table:table-cell>
              <table:table-cell office:value-type="float" office:value="0.765">
                <text:p>0.765</text:p>
              </table:table-cell>
              <table:table-cell office:value-type="float" office:value="17.2115401140346">
                <text:p>17.2115401140346</text:p>
              </table:table-cell>
              <table:table-cell office:value-type="float" office:value="0.765">
                <text:p>0.765</text:p>
              </table:table-cell>
              <table:table-cell office:value-type="float" office:value="17.0867654256907">
                <text:p>17.0867654256907</text:p>
              </table:table-cell>
            </table:table-row>
            <table:table-row>
              <table:table-cell office:value-type="float" office:value="17.2129443222736">
                <text:p>20</text:p>
              </table:table-cell>
              <table:table-cell office:value-type="float" office:value="0.767">
                <text:p>0.767</text:p>
              </table:table-cell>
              <table:table-cell office:value-type="float" office:value="17.2869570609867">
                <text:p>17.2869570609867</text:p>
              </table:table-cell>
              <table:table-cell office:value-type="float" office:value="0.767">
                <text:p>0.767</text:p>
              </table:table-cell>
              <table:table-cell office:value-type="float" office:value="17.265108509551">
                <text:p>17.265108509551</text:p>
              </table:table-cell>
              <table:table-cell office:value-type="float" office:value="0.767">
                <text:p>0.767</text:p>
              </table:table-cell>
              <table:table-cell office:value-type="float" office:value="17.2129443222736">
                <text:p>17.2129443222736</text:p>
              </table:table-cell>
              <table:table-cell office:value-type="float" office:value="0.767">
                <text:p>0.767</text:p>
              </table:table-cell>
              <table:table-cell office:value-type="float" office:value="17.0898343355934">
                <text:p>17.0898343355934</text:p>
              </table:table-cell>
            </table:table-row>
            <table:table-row>
              <table:table-cell office:value-type="float" office:value="17.2143191235013">
                <text:p>20</text:p>
              </table:table-cell>
              <table:table-cell office:value-type="float" office:value="0.769">
                <text:p>0.769</text:p>
              </table:table-cell>
              <table:table-cell office:value-type="float" office:value="17.2872450909446">
                <text:p>17.2872450909446</text:p>
              </table:table-cell>
              <table:table-cell office:value-type="float" office:value="0.769">
                <text:p>0.769</text:p>
              </table:table-cell>
              <table:table-cell office:value-type="float" office:value="17.2657190826752">
                <text:p>17.2657190826752</text:p>
              </table:table-cell>
              <table:table-cell office:value-type="float" office:value="0.769">
                <text:p>0.769</text:p>
              </table:table-cell>
              <table:table-cell office:value-type="float" office:value="17.2143191235013">
                <text:p>17.2143191235013</text:p>
              </table:table-cell>
              <table:table-cell office:value-type="float" office:value="0.769">
                <text:p>0.769</text:p>
              </table:table-cell>
              <table:table-cell office:value-type="float" office:value="17.0928476793752">
                <text:p>17.0928476793752</text:p>
              </table:table-cell>
            </table:table-row>
            <table:table-row>
              <table:table-cell office:value-type="float" office:value="17.2156649135067">
                <text:p>20</text:p>
              </table:table-cell>
              <table:table-cell office:value-type="float" office:value="0.771">
                <text:p>0.771</text:p>
              </table:table-cell>
              <table:table-cell office:value-type="float" office:value="17.2875268303597">
                <text:p>17.2875268303597</text:p>
              </table:table-cell>
              <table:table-cell office:value-type="float" office:value="0.771">
                <text:p>0.771</text:p>
              </table:table-cell>
              <table:table-cell office:value-type="float" office:value="17.2663165272903">
                <text:p>17.2663165272903</text:p>
              </table:table-cell>
              <table:table-cell office:value-type="float" office:value="0.771">
                <text:p>0.771</text:p>
              </table:table-cell>
              <table:table-cell office:value-type="float" office:value="17.2156649135067">
                <text:p>17.2156649135067</text:p>
              </table:table-cell>
              <table:table-cell office:value-type="float" office:value="0.771">
                <text:p>0.771</text:p>
              </table:table-cell>
              <table:table-cell office:value-type="float" office:value="17.0958056104625">
                <text:p>17.0958056104625</text:p>
              </table:table-cell>
            </table:table-row>
            <table:table-row>
              <table:table-cell office:value-type="float" office:value="17.2169820823861">
                <text:p>20</text:p>
              </table:table-cell>
              <table:table-cell office:value-type="float" office:value="0.773">
                <text:p>0.773</text:p>
              </table:table-cell>
              <table:table-cell office:value-type="float" office:value="17.2878023773978">
                <text:p>17.2878023773978</text:p>
              </table:table-cell>
              <table:table-cell office:value-type="float" office:value="0.773">
                <text:p>0.773</text:p>
              </table:table-cell>
              <table:table-cell office:value-type="float" office:value="17.2669010362671">
                <text:p>17.2669010362671</text:p>
              </table:table-cell>
              <table:table-cell office:value-type="float" office:value="0.773">
                <text:p>0.773</text:p>
              </table:table-cell>
              <table:table-cell office:value-type="float" office:value="17.2169820823861">
                <text:p>17.2169820823861</text:p>
              </table:table-cell>
              <table:table-cell office:value-type="float" office:value="0.773">
                <text:p>0.773</text:p>
              </table:table-cell>
              <table:table-cell office:value-type="float" office:value="17.0987083121968">
                <text:p>17.0987083121968</text:p>
              </table:table-cell>
            </table:table-row>
            <table:table-row>
              <table:table-cell office:value-type="float" office:value="17.2182710111541">
                <text:p>20</text:p>
              </table:table-cell>
              <table:table-cell office:value-type="float" office:value="0.775">
                <text:p>0.775</text:p>
              </table:table-cell>
              <table:table-cell office:value-type="float" office:value="17.2880718255385">
                <text:p>17.2880718255385</text:p>
              </table:table-cell>
              <table:table-cell office:value-type="float" office:value="0.775">
                <text:p>0.775</text:p>
              </table:table-cell>
              <table:table-cell office:value-type="float" office:value="17.2674727958481">
                <text:p>17.2674727958481</text:p>
              </table:table-cell>
              <table:table-cell office:value-type="float" office:value="0.775">
                <text:p>0.775</text:p>
              </table:table-cell>
              <table:table-cell office:value-type="float" office:value="17.2182710111541">
                <text:p>17.2182710111541</text:p>
              </table:table-cell>
              <table:table-cell office:value-type="float" office:value="0.775">
                <text:p>0.775</text:p>
              </table:table-cell>
              <table:table-cell office:value-type="float" office:value="17.1015559915471">
                <text:p>17.1015559915471</text:p>
              </table:table-cell>
            </table:table-row>
            <table:table-row>
              <table:table-cell office:value-type="float" office:value="17.2195320752075">
                <text:p>20</text:p>
              </table:table-cell>
              <table:table-cell office:value-type="float" office:value="0.777">
                <text:p>0.777</text:p>
              </table:table-cell>
              <table:table-cell office:value-type="float" office:value="17.288335267261">
                <text:p>17.288335267261</text:p>
              </table:table-cell>
              <table:table-cell office:value-type="float" office:value="0.777">
                <text:p>0.777</text:p>
              </table:table-cell>
              <table:table-cell office:value-type="float" office:value="17.2680319894979">
                <text:p>17.2680319894979</text:p>
              </table:table-cell>
              <table:table-cell office:value-type="float" office:value="0.777">
                <text:p>0.777</text:p>
              </table:table-cell>
              <table:table-cell office:value-type="float" office:value="17.2195320752075">
                <text:p>17.2195320752075</text:p>
              </table:table-cell>
              <table:table-cell office:value-type="float" office:value="0.777">
                <text:p>0.777</text:p>
              </table:table-cell>
              <table:table-cell office:value-type="float" office:value="17.1043488803918">
                <text:p>17.1043488803918</text:p>
              </table:table-cell>
            </table:table-row>
            <table:table-row>
              <table:table-cell office:value-type="float" office:value="17.2207656433578">
                <text:p>20</text:p>
              </table:table-cell>
              <table:table-cell office:value-type="float" office:value="0.779">
                <text:p>0.779</text:p>
              </table:table-cell>
              <table:table-cell office:value-type="float" office:value="17.2885927930761">
                <text:p>17.2885927930761</text:p>
              </table:table-cell>
              <table:table-cell office:value-type="float" office:value="0.779">
                <text:p>0.779</text:p>
              </table:table-cell>
              <table:table-cell office:value-type="float" office:value="17.2685787969082">
                <text:p>17.2685787969082</text:p>
              </table:table-cell>
              <table:table-cell office:value-type="float" office:value="0.779">
                <text:p>0.779</text:p>
              </table:table-cell>
              <table:table-cell office:value-type="float" office:value="17.2207656433578">
                <text:p>17.2207656433578</text:p>
              </table:table-cell>
              <table:table-cell office:value-type="float" office:value="0.779">
                <text:p>0.779</text:p>
              </table:table-cell>
              <table:table-cell office:value-type="float" office:value="17.1070872321622">
                <text:p>17.1070872321622</text:p>
              </table:table-cell>
            </table:table-row>
            <table:table-row>
              <table:table-cell office:value-type="float" office:value="17.2219720774406">
                <text:p>20</text:p>
              </table:table-cell>
              <table:table-cell office:value-type="float" office:value="0.781">
                <text:p>0.781</text:p>
              </table:table-cell>
              <table:table-cell office:value-type="float" office:value="17.288844491156">
                <text:p>17.288844491156</text:p>
              </table:table-cell>
              <table:table-cell office:value-type="float" office:value="0.781">
                <text:p>0.781</text:p>
              </table:table-cell>
              <table:table-cell office:value-type="float" office:value="17.2691133936266">
                <text:p>17.2691133936266</text:p>
              </table:table-cell>
              <table:table-cell office:value-type="float" office:value="0.781">
                <text:p>0.781</text:p>
              </table:table-cell>
              <table:table-cell office:value-type="float" office:value="17.2219720774406">
                <text:p>17.2219720774406</text:p>
              </table:table-cell>
              <table:table-cell office:value-type="float" office:value="0.781">
                <text:p>0.781</text:p>
              </table:table-cell>
              <table:table-cell office:value-type="float" office:value="17.1097713192539">
                <text:p>17.1097713192539</text:p>
              </table:table-cell>
            </table:table-row>
            <table:table-row>
              <table:table-cell office:value-type="float" office:value="17.2231517340665">
                <text:p>20</text:p>
              </table:table-cell>
              <table:table-cell office:value-type="float" office:value="0.783">
                <text:p>0.783</text:p>
              </table:table-cell>
              <table:table-cell office:value-type="float" office:value="17.2890904492073">
                <text:p>17.2890904492073</text:p>
              </table:table-cell>
              <table:table-cell office:value-type="float" office:value="0.783">
                <text:p>0.783</text:p>
              </table:table-cell>
              <table:table-cell office:value-type="float" office:value="17.2696359530206">
                <text:p>17.2696359530206</text:p>
              </table:table-cell>
              <table:table-cell office:value-type="float" office:value="0.783">
                <text:p>0.783</text:p>
              </table:table-cell>
              <table:table-cell office:value-type="float" office:value="17.2231517340665">
                <text:p>17.2231517340665</text:p>
              </table:table-cell>
              <table:table-cell office:value-type="float" office:value="0.783">
                <text:p>0.783</text:p>
              </table:table-cell>
              <table:table-cell office:value-type="float" office:value="17.112401432883">
                <text:p>17.112401432883</text:p>
              </table:table-cell>
            </table:table-row>
            <table:table-row>
              <table:table-cell office:value-type="float" office:value="17.2243049602286">
                <text:p>20</text:p>
              </table:table-cell>
              <table:table-cell office:value-type="float" office:value="0.785">
                <text:p>0.785</text:p>
              </table:table-cell>
              <table:table-cell office:value-type="float" office:value="17.2893307498876">
                <text:p>17.2893307498876</text:p>
              </table:table-cell>
              <table:table-cell office:value-type="float" office:value="0.785">
                <text:p>0.785</text:p>
              </table:table-cell>
              <table:table-cell office:value-type="float" office:value="17.2701466415158">
                <text:p>17.2701466415158</text:p>
              </table:table-cell>
              <table:table-cell office:value-type="float" office:value="0.785">
                <text:p>0.785</text:p>
              </table:table-cell>
              <table:table-cell office:value-type="float" office:value="17.2243049602286">
                <text:p>17.2243049602286</text:p>
              </table:table-cell>
              <table:table-cell office:value-type="float" office:value="0.785">
                <text:p>0.785</text:p>
              </table:table-cell>
              <table:table-cell office:value-type="float" office:value="17.1149778764367">
                <text:p>17.1149778764367</text:p>
              </table:table-cell>
            </table:table-row>
            <table:table-row>
              <table:table-cell office:value-type="float" office:value="17.2254320990531">
                <text:p>20</text:p>
              </table:table-cell>
              <table:table-cell office:value-type="float" office:value="0.787">
                <text:p>0.787</text:p>
              </table:table-cell>
              <table:table-cell office:value-type="float" office:value="17.2895654768685">
                <text:p>17.2895654768685</text:p>
              </table:table-cell>
              <table:table-cell office:value-type="float" office:value="0.787">
                <text:p>0.787</text:p>
              </table:table-cell>
              <table:table-cell office:value-type="float" office:value="17.2706456249278">
                <text:p>17.2706456249278</text:p>
              </table:table-cell>
              <table:table-cell office:value-type="float" office:value="0.787">
                <text:p>0.787</text:p>
              </table:table-cell>
              <table:table-cell office:value-type="float" office:value="17.2254320990531">
                <text:p>17.2254320990531</text:p>
              </table:table-cell>
              <table:table-cell office:value-type="float" office:value="0.787">
                <text:p>0.787</text:p>
              </table:table-cell>
              <table:table-cell office:value-type="float" office:value="17.1175009698923">
                <text:p>17.1175009698923</text:p>
              </table:table-cell>
            </table:table-row>
            <table:table-row>
              <table:table-cell office:value-type="float" office:value="17.2265334844979">
                <text:p>20</text:p>
              </table:table-cell>
              <table:table-cell office:value-type="float" office:value="0.789">
                <text:p>0.789</text:p>
              </table:table-cell>
              <table:table-cell office:value-type="float" office:value="17.289794709287">
                <text:p>17.289794709287</text:p>
              </table:table-cell>
              <table:table-cell office:value-type="float" office:value="0.789">
                <text:p>0.789</text:p>
              </table:table-cell>
              <table:table-cell office:value-type="float" office:value="17.2711330626922">
                <text:p>17.2711330626922</text:p>
              </table:table-cell>
              <table:table-cell office:value-type="float" office:value="0.789">
                <text:p>0.789</text:p>
              </table:table-cell>
              <table:table-cell office:value-type="float" office:value="17.2265334844979">
                <text:p>17.2265334844979</text:p>
              </table:table-cell>
              <table:table-cell office:value-type="float" office:value="0.789">
                <text:p>0.789</text:p>
              </table:table-cell>
              <table:table-cell office:value-type="float" office:value="17.1199710424168">
                <text:p>17.1199710424168</text:p>
              </table:table-cell>
            </table:table-row>
            <table:table-row>
              <table:table-cell office:value-type="float" office:value="17.227609447082">
                <text:p>20</text:p>
              </table:table-cell>
              <table:table-cell office:value-type="float" office:value="0.791">
                <text:p>0.791</text:p>
              </table:table-cell>
              <table:table-cell office:value-type="float" office:value="17.2900185277796">
                <text:p>17.2900185277796</text:p>
              </table:table-cell>
              <table:table-cell office:value-type="float" office:value="0.791">
                <text:p>0.791</text:p>
              </table:table-cell>
              <table:table-cell office:value-type="float" office:value="17.2716091141696">
                <text:p>17.2716091141696</text:p>
              </table:table-cell>
              <table:table-cell office:value-type="float" office:value="0.791">
                <text:p>0.791</text:p>
              </table:table-cell>
              <table:table-cell office:value-type="float" office:value="17.227609447082">
                <text:p>17.227609447082</text:p>
              </table:table-cell>
              <table:table-cell office:value-type="float" office:value="0.791">
                <text:p>0.791</text:p>
              </table:table-cell>
              <table:table-cell office:value-type="float" office:value="17.122388436974">
                <text:p>17.122388436974</text:p>
              </table:table-cell>
            </table:table-row>
            <table:table-row>
              <table:table-cell office:value-type="float" office:value="17.2286603063699">
                <text:p>20</text:p>
              </table:table-cell>
              <table:table-cell office:value-type="float" office:value="0.793">
                <text:p>0.793</text:p>
              </table:table-cell>
              <table:table-cell office:value-type="float" office:value="17.2902370065978">
                <text:p>17.2902370065978</text:p>
              </table:table-cell>
              <table:table-cell office:value-type="float" office:value="0.793">
                <text:p>0.793</text:p>
              </table:table-cell>
              <table:table-cell office:value-type="float" office:value="17.2720739304372">
                <text:p>17.2720739304372</text:p>
              </table:table-cell>
              <table:table-cell office:value-type="float" office:value="0.793">
                <text:p>0.793</text:p>
              </table:table-cell>
              <table:table-cell office:value-type="float" office:value="17.2286603063699">
                <text:p>17.2286603063699</text:p>
              </table:table-cell>
              <table:table-cell office:value-type="float" office:value="0.793">
                <text:p>0.793</text:p>
              </table:table-cell>
              <table:table-cell office:value-type="float" office:value="17.124753500743">
                <text:p>17.124753500743</text:p>
              </table:table-cell>
            </table:table-row>
            <table:table-row>
              <table:table-cell office:value-type="float" office:value="17.2296863767846">
                <text:p>20</text:p>
              </table:table-cell>
              <table:table-cell office:value-type="float" office:value="0.795">
                <text:p>0.795</text:p>
              </table:table-cell>
              <table:table-cell office:value-type="float" office:value="17.2904502197219">
                <text:p>17.2904502197219</text:p>
              </table:table-cell>
              <table:table-cell office:value-type="float" office:value="0.795">
                <text:p>0.795</text:p>
              </table:table-cell>
              <table:table-cell office:value-type="float" office:value="17.2725276606771">
                <text:p>17.2725276606771</text:p>
              </table:table-cell>
              <table:table-cell office:value-type="float" office:value="0.795">
                <text:p>0.795</text:p>
              </table:table-cell>
              <table:table-cell office:value-type="float" office:value="17.2296863767846">
                <text:p>17.2296863767846</text:p>
              </table:table-cell>
              <table:table-cell office:value-type="float" office:value="0.795">
                <text:p>0.795</text:p>
              </table:table-cell>
              <table:table-cell office:value-type="float" office:value="17.1270665900039">
                <text:p>17.1270665900039</text:p>
              </table:table-cell>
            </table:table-row>
            <table:table-row>
              <table:table-cell office:value-type="float" office:value="17.2306879689306">
                <text:p>20</text:p>
              </table:table-cell>
              <table:table-cell office:value-type="float" office:value="0.797">
                <text:p>0.797</text:p>
              </table:table-cell>
              <table:table-cell office:value-type="float" office:value="17.290658242258">
                <text:p>17.290658242258</text:p>
              </table:table-cell>
              <table:table-cell office:value-type="float" office:value="0.797">
                <text:p>0.797</text:p>
              </table:table-cell>
              <table:table-cell office:value-type="float" office:value="17.2729704536497">
                <text:p>17.2729704536497</text:p>
              </table:table-cell>
              <table:table-cell office:value-type="float" office:value="0.797">
                <text:p>0.797</text:p>
              </table:table-cell>
              <table:table-cell office:value-type="float" office:value="17.2306879689306">
                <text:p>17.2306879689306</text:p>
              </table:table-cell>
              <table:table-cell office:value-type="float" office:value="0.797">
                <text:p>0.797</text:p>
              </table:table-cell>
              <table:table-cell office:value-type="float" office:value="17.1293280702635">
                <text:p>17.1293280702635</text:p>
              </table:table-cell>
            </table:table-row>
            <table:table-row>
              <table:table-cell office:value-type="float" office:value="17.2316653826301">
                <text:p>20</text:p>
              </table:table-cell>
              <table:table-cell office:value-type="float" office:value="0.799">
                <text:p>0.799</text:p>
              </table:table-cell>
              <table:table-cell office:value-type="float" office:value="17.2908611431198">
                <text:p>17.2908611431198</text:p>
              </table:table-cell>
              <table:table-cell office:value-type="float" office:value="0.799">
                <text:p>0.799</text:p>
              </table:table-cell>
              <table:table-cell office:value-type="float" office:value="17.2734024500703">
                <text:p>17.2734024500703</text:p>
              </table:table-cell>
              <table:table-cell office:value-type="float" office:value="0.799">
                <text:p>0.799</text:p>
              </table:table-cell>
              <table:table-cell office:value-type="float" office:value="17.2316653826301">
                <text:p>17.2316653826301</text:p>
              </table:table-cell>
              <table:table-cell office:value-type="float" office:value="0.799">
                <text:p>0.799</text:p>
              </table:table-cell>
              <table:table-cell office:value-type="float" office:value="17.1315383075332">
                <text:p>17.1315383075332</text:p>
              </table:table-cell>
            </table:table-row>
            <table:table-row>
              <table:table-cell office:value-type="float" office:value="17.2326189149548">
                <text:p>20</text:p>
              </table:table-cell>
              <table:table-cell office:value-type="float" office:value="0.801">
                <text:p>0.801</text:p>
              </table:table-cell>
              <table:table-cell office:value-type="float" office:value="17.2910589934698">
                <text:p>17.2910589934698</text:p>
              </table:table-cell>
              <table:table-cell office:value-type="float" office:value="0.801">
                <text:p>0.801</text:p>
              </table:table-cell>
              <table:table-cell office:value-type="float" office:value="17.2738237914313">
                <text:p>17.2738237914313</text:p>
              </table:table-cell>
              <table:table-cell office:value-type="float" office:value="0.801">
                <text:p>0.801</text:p>
              </table:table-cell>
              <table:table-cell office:value-type="float" office:value="17.2326189149548">
                <text:p>17.2326189149548</text:p>
              </table:table-cell>
              <table:table-cell office:value-type="float" office:value="0.801">
                <text:p>0.801</text:p>
              </table:table-cell>
              <table:table-cell office:value-type="float" office:value="17.1336976758442">
                <text:p>17.1336976758442</text:p>
              </table:table-cell>
            </table:table-row>
            <table:table-row>
              <table:table-cell office:value-type="float" office:value="17.2335488522222">
                <text:p>20</text:p>
              </table:table-cell>
              <table:table-cell office:value-type="float" office:value="0.803">
                <text:p>0.803</text:p>
              </table:table-cell>
              <table:table-cell office:value-type="float" office:value="17.2912518583005">
                <text:p>17.2912518583005</text:p>
              </table:table-cell>
              <table:table-cell office:value-type="float" office:value="0.803">
                <text:p>0.803</text:p>
              </table:table-cell>
              <table:table-cell office:value-type="float" office:value="17.2742346112292">
                <text:p>17.2742346112292</text:p>
              </table:table-cell>
              <table:table-cell office:value-type="float" office:value="0.803">
                <text:p>0.803</text:p>
              </table:table-cell>
              <table:table-cell office:value-type="float" office:value="17.2335488522222">
                <text:p>17.2335488522222</text:p>
              </table:table-cell>
              <table:table-cell office:value-type="float" office:value="0.803">
                <text:p>0.803</text:p>
              </table:table-cell>
              <table:table-cell office:value-type="float" office:value="17.1358065475539">
                <text:p>17.1358065475539</text:p>
              </table:table-cell>
            </table:table-row>
            <table:table-row>
              <table:table-cell office:value-type="float" office:value="17.2344554785852">
                <text:p>20</text:p>
              </table:table-cell>
              <table:table-cell office:value-type="float" office:value="0.805">
                <text:p>0.805</text:p>
              </table:table-cell>
              <table:table-cell office:value-type="float" office:value="17.2914398054611">
                <text:p>17.2914398054611</text:p>
              </table:table-cell>
              <table:table-cell office:value-type="float" office:value="0.805">
                <text:p>0.805</text:p>
              </table:table-cell>
              <table:table-cell office:value-type="float" office:value="17.2746350443991">
                <text:p>17.2746350443991</text:p>
              </table:table-cell>
              <table:table-cell office:value-type="float" office:value="0.805">
                <text:p>0.805</text:p>
              </table:table-cell>
              <table:table-cell office:value-type="float" office:value="17.2344554785852">
                <text:p>17.2344554785852</text:p>
              </table:table-cell>
              <table:table-cell office:value-type="float" office:value="0.805">
                <text:p>0.805</text:p>
              </table:table-cell>
              <table:table-cell office:value-type="float" office:value="17.1378653015978">
                <text:p>17.1378653015978</text:p>
              </table:table-cell>
            </table:table-row>
            <table:table-row>
              <table:table-cell office:value-type="float" office:value="17.2353390703783">
                <text:p>20</text:p>
              </table:table-cell>
              <table:table-cell office:value-type="float" office:value="0.807">
                <text:p>0.807</text:p>
              </table:table-cell>
              <table:table-cell office:value-type="float" office:value="17.2916228997036">
                <text:p>17.2916228997036</text:p>
              </table:table-cell>
              <table:table-cell office:value-type="float" office:value="0.807">
                <text:p>0.807</text:p>
              </table:table-cell>
              <table:table-cell office:value-type="float" office:value="17.2750252211136">
                <text:p>17.2750252211136</text:p>
              </table:table-cell>
              <table:table-cell office:value-type="float" office:value="0.807">
                <text:p>0.807</text:p>
              </table:table-cell>
              <table:table-cell office:value-type="float" office:value="17.2353390703783">
                <text:p>17.2353390703783</text:p>
              </table:table-cell>
              <table:table-cell office:value-type="float" office:value="0.807">
                <text:p>0.807</text:p>
              </table:table-cell>
              <table:table-cell office:value-type="float" office:value="17.1398743164575">
                <text:p>17.1398743164575</text:p>
              </table:table-cell>
            </table:table-row>
            <table:table-row>
              <table:table-cell office:value-type="float" office:value="17.2361998933738">
                <text:p>20</text:p>
              </table:table-cell>
              <table:table-cell office:value-type="float" office:value="0.809">
                <text:p>0.809</text:p>
              </table:table-cell>
              <table:table-cell office:value-type="float" office:value="17.2918011997845">
                <text:p>17.2918011997845</text:p>
              </table:table-cell>
              <table:table-cell office:value-type="float" office:value="0.809">
                <text:p>0.809</text:p>
              </table:table-cell>
              <table:table-cell office:value-type="float" office:value="17.2754052637676">
                <text:p>17.2754052637676</text:p>
              </table:table-cell>
              <table:table-cell office:value-type="float" office:value="0.809">
                <text:p>0.809</text:p>
              </table:table-cell>
              <table:table-cell office:value-type="float" office:value="17.2361998933738">
                <text:p>17.2361998933738</text:p>
              </table:table-cell>
              <table:table-cell office:value-type="float" office:value="0.809">
                <text:p>0.809</text:p>
              </table:table-cell>
              <table:table-cell office:value-type="float" office:value="17.1418339663309">
                <text:p>17.1418339663309</text:p>
              </table:table-cell>
            </table:table-row>
            <table:table-row>
              <table:table-cell office:value-type="float" office:value="17.2370382149828">
                <text:p>20</text:p>
              </table:table-cell>
              <table:table-cell office:value-type="float" office:value="0.811">
                <text:p>0.811</text:p>
              </table:table-cell>
              <table:table-cell office:value-type="float" office:value="17.2919747712907">
                <text:p>17.2919747712907</text:p>
              </table:table-cell>
              <table:table-cell office:value-type="float" office:value="0.811">
                <text:p>0.811</text:p>
              </table:table-cell>
              <table:table-cell office:value-type="float" office:value="17.275775300386">
                <text:p>17.275775300386</text:p>
              </table:table-cell>
              <table:table-cell office:value-type="float" office:value="0.811">
                <text:p>0.811</text:p>
              </table:table-cell>
              <table:table-cell office:value-type="float" office:value="17.2370382149828">
                <text:p>17.2370382149828</text:p>
              </table:table-cell>
              <table:table-cell office:value-type="float" office:value="0.811">
                <text:p>0.811</text:p>
              </table:table-cell>
              <table:table-cell office:value-type="float" office:value="17.1437446334381">
                <text:p>17.1437446334381</text:p>
              </table:table-cell>
            </table:table-row>
            <table:table-row>
              <table:table-cell office:value-type="float" office:value="17.2378542869171">
                <text:p>20</text:p>
              </table:table-cell>
              <table:table-cell office:value-type="float" office:value="0.813">
                <text:p>0.813</text:p>
              </table:table-cell>
              <table:table-cell office:value-type="float" office:value="17.2921436683816">
                <text:p>17.2921436683816</text:p>
              </table:table-cell>
              <table:table-cell office:value-type="float" office:value="0.813">
                <text:p>0.813</text:p>
              </table:table-cell>
              <table:table-cell office:value-type="float" office:value="17.2761354455664">
                <text:p>17.2761354455664</text:p>
              </table:table-cell>
              <table:table-cell office:value-type="float" office:value="0.813">
                <text:p>0.813</text:p>
              </table:table-cell>
              <table:table-cell office:value-type="float" office:value="17.2378542869171">
                <text:p>17.2378542869171</text:p>
              </table:table-cell>
              <table:table-cell office:value-type="float" office:value="0.813">
                <text:p>0.813</text:p>
              </table:table-cell>
              <table:table-cell office:value-type="float" office:value="17.1456066885905">
                <text:p>17.1456066885905</text:p>
              </table:table-cell>
            </table:table-row>
            <table:table-row>
              <table:table-cell office:value-type="float" office:value="17.2386483608764">
                <text:p>20</text:p>
              </table:table-cell>
              <table:table-cell office:value-type="float" office:value="0.815">
                <text:p>0.815</text:p>
              </table:table-cell>
              <table:table-cell office:value-type="float" office:value="17.292307950283">
                <text:p>17.292307950283</text:p>
              </table:table-cell>
              <table:table-cell office:value-type="float" office:value="0.815">
                <text:p>0.815</text:p>
              </table:table-cell>
              <table:table-cell office:value-type="float" office:value="17.2764858177201">
                <text:p>17.2764858177201</text:p>
              </table:table-cell>
              <table:table-cell office:value-type="float" office:value="0.815">
                <text:p>0.815</text:p>
              </table:table-cell>
              <table:table-cell office:value-type="float" office:value="17.2386483608764">
                <text:p>17.2386483608764</text:p>
              </table:table-cell>
              <table:table-cell office:value-type="float" office:value="0.815">
                <text:p>0.815</text:p>
              </table:table-cell>
              <table:table-cell office:value-type="float" office:value="17.1474205073474">
                <text:p>17.1474205073474</text:p>
              </table:table-cell>
            </table:table-row>
            <table:table-row>
              <table:table-cell office:value-type="float" office:value="17.239420683397">
                <text:p>20</text:p>
              </table:table-cell>
              <table:table-cell office:value-type="float" office:value="0.817">
                <text:p>0.817</text:p>
              </table:table-cell>
              <table:table-cell office:value-type="float" office:value="17.2924676758514">
                <text:p>17.2924676758514</text:p>
              </table:table-cell>
              <table:table-cell office:value-type="float" office:value="0.817">
                <text:p>0.817</text:p>
              </table:table-cell>
              <table:table-cell office:value-type="float" office:value="17.2768265334076">
                <text:p>17.2768265334076</text:p>
              </table:table-cell>
              <table:table-cell office:value-type="float" office:value="0.817">
                <text:p>0.817</text:p>
              </table:table-cell>
              <table:table-cell office:value-type="float" office:value="17.239420683397">
                <text:p>17.239420683397</text:p>
              </table:table-cell>
              <table:table-cell office:value-type="float" office:value="0.817">
                <text:p>0.817</text:p>
              </table:table-cell>
              <table:table-cell office:value-type="float" office:value="17.1491864637921">
                <text:p>17.1491864637921</text:p>
              </table:table-cell>
            </table:table-row>
            <table:table-row>
              <table:table-cell office:value-type="float" office:value="17.2401714889573">
                <text:p>20</text:p>
              </table:table-cell>
              <table:table-cell office:value-type="float" office:value="0.819">
                <text:p>0.819</text:p>
              </table:table-cell>
              <table:table-cell office:value-type="float" office:value="17.2926228962968">
                <text:p>17.2926228962968</text:p>
              </table:table-cell>
              <table:table-cell office:value-type="float" office:value="0.819">
                <text:p>0.819</text:p>
              </table:table-cell>
              <table:table-cell office:value-type="float" office:value="17.2771576997455">
                <text:p>17.2771576997455</text:p>
              </table:table-cell>
              <table:table-cell office:value-type="float" office:value="0.819">
                <text:p>0.819</text:p>
              </table:table-cell>
              <table:table-cell office:value-type="float" office:value="17.2401714889573">
                <text:p>17.2401714889573</text:p>
              </table:table-cell>
              <table:table-cell office:value-type="float" office:value="0.819">
                <text:p>0.819</text:p>
              </table:table-cell>
              <table:table-cell office:value-type="float" office:value="17.1509049224855">
                <text:p>17.1509049224855</text:p>
              </table:table-cell>
            </table:table-row>
            <table:table-row>
              <table:table-cell office:value-type="float" office:value="17.2409010068631">
                <text:p>20</text:p>
              </table:table-cell>
              <table:table-cell office:value-type="float" office:value="0.821">
                <text:p>0.821</text:p>
              </table:table-cell>
              <table:table-cell office:value-type="float" office:value="17.2927736624127">
                <text:p>17.2927736624127</text:p>
              </table:table-cell>
              <table:table-cell office:value-type="float" office:value="0.821">
                <text:p>0.821</text:p>
              </table:table-cell>
              <table:table-cell office:value-type="float" office:value="17.277479421972">
                <text:p>17.277479421972</text:p>
              </table:table-cell>
              <table:table-cell office:value-type="float" office:value="0.821">
                <text:p>0.821</text:p>
              </table:table-cell>
              <table:table-cell office:value-type="float" office:value="17.2409010068631">
                <text:p>17.2409010068631</text:p>
              </table:table-cell>
              <table:table-cell office:value-type="float" office:value="0.821">
                <text:p>0.821</text:p>
              </table:table-cell>
              <table:table-cell office:value-type="float" office:value="17.1525762452766">
                <text:p>17.1525762452766</text:p>
              </table:table-cell>
            </table:table-row>
            <table:table-row>
              <table:table-cell office:value-type="float" office:value="17.2416094664463">
                <text:p>20</text:p>
              </table:table-cell>
              <table:table-cell office:value-type="float" office:value="0.823">
                <text:p>0.823</text:p>
              </table:table-cell>
              <table:table-cell office:value-type="float" office:value="17.2929200300351">
                <text:p>17.2929200300351</text:p>
              </table:table-cell>
              <table:table-cell office:value-type="float" office:value="0.823">
                <text:p>0.823</text:p>
              </table:table-cell>
              <table:table-cell office:value-type="float" office:value="17.277791809166">
                <text:p>17.277791809166</text:p>
              </table:table-cell>
              <table:table-cell office:value-type="float" office:value="0.823">
                <text:p>0.823</text:p>
              </table:table-cell>
              <table:table-cell office:value-type="float" office:value="17.2416094664463">
                <text:p>17.2416094664463</text:p>
              </table:table-cell>
              <table:table-cell office:value-type="float" office:value="0.823">
                <text:p>0.823</text:p>
              </table:table-cell>
              <table:table-cell office:value-type="float" office:value="17.1542007963332">
                <text:p>17.1542007963332</text:p>
              </table:table-cell>
            </table:table-row>
            <table:table-row>
              <table:table-cell office:value-type="float" office:value="17.2422970827392">
                <text:p>20</text:p>
              </table:table-cell>
              <table:table-cell office:value-type="float" office:value="0.825">
                <text:p>0.825</text:p>
              </table:table-cell>
              <table:table-cell office:value-type="float" office:value="17.2930620449327">
                <text:p>17.2930620449327</text:p>
              </table:table-cell>
              <table:table-cell office:value-type="float" office:value="0.825">
                <text:p>0.825</text:p>
              </table:table-cell>
              <table:table-cell office:value-type="float" office:value="17.2780949584646">
                <text:p>17.2780949584646</text:p>
              </table:table-cell>
              <table:table-cell office:value-type="float" office:value="0.825">
                <text:p>0.825</text:p>
              </table:table-cell>
              <table:table-cell office:value-type="float" office:value="17.2422970827392">
                <text:p>17.2422970827392</text:p>
              </table:table-cell>
              <table:table-cell office:value-type="float" office:value="0.825">
                <text:p>0.825</text:p>
              </table:table-cell>
              <table:table-cell office:value-type="float" office:value="17.1557789262219">
                <text:p>17.1557789262219</text:p>
              </table:table-cell>
            </table:table-row>
            <table:table-row>
              <table:table-cell office:value-type="float" office:value="17.2429640689685">
                <text:p>20</text:p>
              </table:table-cell>
              <table:table-cell office:value-type="float" office:value="0.827">
                <text:p>0.827</text:p>
              </table:table-cell>
              <table:table-cell office:value-type="float" office:value="17.293199755948">
                <text:p>17.293199755948</text:p>
              </table:table-cell>
              <table:table-cell office:value-type="float" office:value="0.827">
                <text:p>0.827</text:p>
              </table:table-cell>
              <table:table-cell office:value-type="float" office:value="17.2783889688099">
                <text:p>17.2783889688099</text:p>
              </table:table-cell>
              <table:table-cell office:value-type="float" office:value="0.827">
                <text:p>0.827</text:p>
              </table:table-cell>
              <table:table-cell office:value-type="float" office:value="17.2429640689685">
                <text:p>17.2429640689685</text:p>
              </table:table-cell>
              <table:table-cell office:value-type="float" office:value="0.827">
                <text:p>0.827</text:p>
              </table:table-cell>
              <table:table-cell office:value-type="float" office:value="17.1573109848509">
                <text:p>17.1573109848509</text:p>
              </table:table-cell>
            </table:table-row>
            <table:table-row>
              <table:table-cell office:value-type="float" office:value="17.2436106347277">
                <text:p>20</text:p>
              </table:table-cell>
              <table:table-cell office:value-type="float" office:value="0.829">
                <text:p>0.829</text:p>
              </table:table-cell>
              <table:table-cell office:value-type="float" office:value="17.2933332130525">
                <text:p>17.2933332130525</text:p>
              </table:table-cell>
              <table:table-cell office:value-type="float" office:value="0.829">
                <text:p>0.829</text:p>
              </table:table-cell>
              <table:table-cell office:value-type="float" office:value="17.2786739389293">
                <text:p>17.2786739389293</text:p>
              </table:table-cell>
              <table:table-cell office:value-type="float" office:value="0.829">
                <text:p>0.829</text:p>
              </table:table-cell>
              <table:table-cell office:value-type="float" office:value="17.2436106347277">
                <text:p>17.2436106347277</text:p>
              </table:table-cell>
              <table:table-cell office:value-type="float" office:value="0.829">
                <text:p>0.829</text:p>
              </table:table-cell>
              <table:table-cell office:value-type="float" office:value="17.1587973190472">
                <text:p>17.1587973190472</text:p>
              </table:table-cell>
            </table:table-row>
            <table:table-row>
              <table:table-cell office:value-type="float" office:value="17.2442369766572">
                <text:p>20</text:p>
              </table:table-cell>
              <table:table-cell office:value-type="float" office:value="0.831">
                <text:p>0.831</text:p>
              </table:table-cell>
              <table:table-cell office:value-type="float" office:value="17.2934624575045">
                <text:p>17.2934624575045</text:p>
              </table:table-cell>
              <table:table-cell office:value-type="float" office:value="0.831">
                <text:p>0.831</text:p>
              </table:table-cell>
              <table:table-cell office:value-type="float" office:value="17.2789499570528">
                <text:p>17.2789499570528</text:p>
              </table:table-cell>
              <table:table-cell office:value-type="float" office:value="0.831">
                <text:p>0.831</text:p>
              </table:table-cell>
              <table:table-cell office:value-type="float" office:value="17.2442369766572">
                <text:p>17.2442369766572</text:p>
              </table:table-cell>
              <table:table-cell office:value-type="float" office:value="0.831">
                <text:p>0.831</text:p>
              </table:table-cell>
              <table:table-cell office:value-type="float" office:value="17.1602382621191">
                <text:p>17.1602382621191</text:p>
              </table:table-cell>
            </table:table-row>
            <table:table-row>
              <table:table-cell office:value-type="float" office:value="17.2448432899349">
                <text:p>20</text:p>
              </table:table-cell>
              <table:table-cell office:value-type="float" office:value="0.833">
                <text:p>0.833</text:p>
              </table:table-cell>
              <table:table-cell office:value-type="float" office:value="17.2935875339363">
                <text:p>17.2935875339363</text:p>
              </table:table-cell>
              <table:table-cell office:value-type="float" office:value="0.833">
                <text:p>0.833</text:p>
              </table:table-cell>
              <table:table-cell office:value-type="float" office:value="17.2792171135633">
                <text:p>17.2792171135633</text:p>
              </table:table-cell>
              <table:table-cell office:value-type="float" office:value="0.833">
                <text:p>0.833</text:p>
              </table:table-cell>
              <table:table-cell office:value-type="float" office:value="17.2448432899349">
                <text:p>17.2448432899349</text:p>
              </table:table-cell>
              <table:table-cell office:value-type="float" office:value="0.833">
                <text:p>0.833</text:p>
              </table:table-cell>
              <table:table-cell office:value-type="float" office:value="17.1616341458016">
                <text:p>17.1616341458016</text:p>
              </table:table-cell>
            </table:table-row>
            <table:table-row>
              <table:table-cell office:value-type="float" office:value="17.2454297639167">
                <text:p>20</text:p>
              </table:table-cell>
              <table:table-cell office:value-type="float" office:value="0.835">
                <text:p>0.835</text:p>
              </table:table-cell>
              <table:table-cell office:value-type="float" office:value="17.2937084857392">
                <text:p>17.2937084857392</text:p>
              </table:table-cell>
              <table:table-cell office:value-type="float" office:value="0.835">
                <text:p>0.835</text:p>
              </table:table-cell>
              <table:table-cell office:value-type="float" office:value="17.2794754961818">
                <text:p>17.2794754961818</text:p>
              </table:table-cell>
              <table:table-cell office:value-type="float" office:value="0.835">
                <text:p>0.835</text:p>
              </table:table-cell>
              <table:table-cell office:value-type="float" office:value="17.2454297639167">
                <text:p>17.2454297639167</text:p>
              </table:table-cell>
              <table:table-cell office:value-type="float" office:value="0.835">
                <text:p>0.835</text:p>
              </table:table-cell>
              <table:table-cell office:value-type="float" office:value="17.1629852951995">
                <text:p>17.1629852951995</text:p>
              </table:table-cell>
            </table:table-row>
            <table:table-row>
              <table:table-cell office:value-type="float" office:value="17.2459965829035">
                <text:p>20</text:p>
              </table:table-cell>
              <table:table-cell office:value-type="float" office:value="0.837">
                <text:p>0.837</text:p>
              </table:table-cell>
              <table:table-cell office:value-type="float" office:value="17.2938253558513">
                <text:p>17.2938253558513</text:p>
              </table:table-cell>
              <table:table-cell office:value-type="float" office:value="0.837">
                <text:p>0.837</text:p>
              </table:table-cell>
              <table:table-cell office:value-type="float" office:value="17.2797251908007">
                <text:p>17.2797251908007</text:p>
              </table:table-cell>
              <table:table-cell office:value-type="float" office:value="0.837">
                <text:p>0.837</text:p>
              </table:table-cell>
              <table:table-cell office:value-type="float" office:value="17.2459965829035">
                <text:p>17.2459965829035</text:p>
              </table:table-cell>
              <table:table-cell office:value-type="float" office:value="0.837">
                <text:p>0.837</text:p>
              </table:table-cell>
              <table:table-cell office:value-type="float" office:value="17.1642920292623">
                <text:p>17.1642920292623</text:p>
              </table:table-cell>
            </table:table-row>
            <table:table-row>
              <table:table-cell office:value-type="float" office:value="17.246543918586">
                <text:p>20</text:p>
              </table:table-cell>
              <table:table-cell office:value-type="float" office:value="0.839">
                <text:p>0.839</text:p>
              </table:table-cell>
              <table:table-cell office:value-type="float" office:value="17.293938178769">
                <text:p>17.293938178769</text:p>
              </table:table-cell>
              <table:table-cell office:value-type="float" office:value="0.839">
                <text:p>0.839</text:p>
              </table:table-cell>
              <table:table-cell office:value-type="float" office:value="17.2799662731358">
                <text:p>17.2799662731358</text:p>
              </table:table-cell>
              <table:table-cell office:value-type="float" office:value="0.839">
                <text:p>0.839</text:p>
              </table:table-cell>
              <table:table-cell office:value-type="float" office:value="17.246543918586">
                <text:p>17.246543918586</text:p>
              </table:table-cell>
              <table:table-cell office:value-type="float" office:value="0.839">
                <text:p>0.839</text:p>
              </table:table-cell>
              <table:table-cell office:value-type="float" office:value="17.1655546523494">
                <text:p>17.1655546523494</text:p>
              </table:table-cell>
            </table:table-row>
            <table:table-row>
              <table:table-cell office:value-type="float" office:value="17.2470719447264">
                <text:p>20</text:p>
              </table:table-cell>
              <table:table-cell office:value-type="float" office:value="0.841">
                <text:p>0.841</text:p>
              </table:table-cell>
              <table:table-cell office:value-type="float" office:value="17.2940469960059">
                <text:p>17.2940469960059</text:p>
              </table:table-cell>
              <table:table-cell office:value-type="float" office:value="0.841">
                <text:p>0.841</text:p>
              </table:table-cell>
              <table:table-cell office:value-type="float" office:value="17.2801988249088">
                <text:p>17.2801988249088</text:p>
              </table:table-cell>
              <table:table-cell office:value-type="float" office:value="0.841">
                <text:p>0.841</text:p>
              </table:table-cell>
              <table:table-cell office:value-type="float" office:value="17.2470719447264">
                <text:p>17.2470719447264</text:p>
              </table:table-cell>
              <table:table-cell office:value-type="float" office:value="0.841">
                <text:p>0.841</text:p>
              </table:table-cell>
              <table:table-cell office:value-type="float" office:value="17.1667734696863">
                <text:p>17.1667734696863</text:p>
              </table:table-cell>
            </table:table-row>
            <table:table-row>
              <table:table-cell office:value-type="float" office:value="17.2475808273809">
                <text:p>20</text:p>
              </table:table-cell>
              <table:table-cell office:value-type="float" office:value="0.843">
                <text:p>0.843</text:p>
              </table:table-cell>
              <table:table-cell office:value-type="float" office:value="17.2941518457625">
                <text:p>17.2941518457625</text:p>
              </table:table-cell>
              <table:table-cell office:value-type="float" office:value="0.843">
                <text:p>0.843</text:p>
              </table:table-cell>
              <table:table-cell office:value-type="float" office:value="17.2804229230495">
                <text:p>17.2804229230495</text:p>
              </table:table-cell>
              <table:table-cell office:value-type="float" office:value="0.843">
                <text:p>0.843</text:p>
              </table:table-cell>
              <table:table-cell office:value-type="float" office:value="17.2475808273809">
                <text:p>17.2475808273809</text:p>
              </table:table-cell>
              <table:table-cell office:value-type="float" office:value="0.843">
                <text:p>0.843</text:p>
              </table:table-cell>
              <table:table-cell office:value-type="float" office:value="17.167948776584">
                <text:p>17.167948776584</text:p>
              </table:table-cell>
            </table:table-row>
            <table:table-row>
              <table:table-cell office:value-type="float" office:value="17.2480707218849">
                <text:p>20</text:p>
              </table:table-cell>
              <table:table-cell office:value-type="float" office:value="0.845">
                <text:p>0.845</text:p>
              </table:table-cell>
              <table:table-cell office:value-type="float" office:value="17.2942527597245">
                <text:p>17.2942527597245</text:p>
              </table:table-cell>
              <table:table-cell office:value-type="float" office:value="0.845">
                <text:p>0.845</text:p>
              </table:table-cell>
              <table:table-cell office:value-type="float" office:value="17.2806386363528">
                <text:p>17.2806386363528</text:p>
              </table:table-cell>
              <table:table-cell office:value-type="float" office:value="0.845">
                <text:p>0.845</text:p>
              </table:table-cell>
              <table:table-cell office:value-type="float" office:value="17.2480707218849">
                <text:p>17.2480707218849</text:p>
              </table:table-cell>
              <table:table-cell office:value-type="float" office:value="0.845">
                <text:p>0.845</text:p>
              </table:table-cell>
              <table:table-cell office:value-type="float" office:value="17.1690808549414">
                <text:p>17.1690808549414</text:p>
              </table:table-cell>
            </table:table-row>
            <table:table-row>
              <table:table-cell office:value-type="float" office:value="17.2485417848274">
                <text:p>20</text:p>
              </table:table-cell>
              <table:table-cell office:value-type="float" office:value="0.847">
                <text:p>0.847</text:p>
              </table:table-cell>
              <table:table-cell office:value-type="float" office:value="17.2943497756716">
                <text:p>17.2943497756716</text:p>
              </table:table-cell>
              <table:table-cell office:value-type="float" office:value="0.847">
                <text:p>0.847</text:p>
              </table:table-cell>
              <table:table-cell office:value-type="float" office:value="17.2808460386826">
                <text:p>17.2808460386826</text:p>
              </table:table-cell>
              <table:table-cell office:value-type="float" office:value="0.847">
                <text:p>0.847</text:p>
              </table:table-cell>
              <table:table-cell office:value-type="float" office:value="17.2485417848274">
                <text:p>17.2485417848274</text:p>
              </table:table-cell>
              <table:table-cell office:value-type="float" office:value="0.847">
                <text:p>0.847</text:p>
              </table:table-cell>
              <table:table-cell office:value-type="float" office:value="17.1701699858462">
                <text:p>17.1701699858462</text:p>
              </table:table-cell>
            </table:table-row>
            <table:table-row>
              <table:table-cell office:value-type="float" office:value="17.2489941621612">
                <text:p>20</text:p>
              </table:table-cell>
              <table:table-cell office:value-type="float" office:value="0.849">
                <text:p>0.849</text:p>
              </table:table-cell>
              <table:table-cell office:value-type="float" office:value="17.2944429249159">
                <text:p>17.2944429249159</text:p>
              </table:table-cell>
              <table:table-cell office:value-type="float" office:value="0.849">
                <text:p>0.849</text:p>
              </table:table-cell>
              <table:table-cell office:value-type="float" office:value="17.2810451958337">
                <text:p>17.2810451958337</text:p>
              </table:table-cell>
              <table:table-cell office:value-type="float" office:value="0.849">
                <text:p>0.849</text:p>
              </table:table-cell>
              <table:table-cell office:value-type="float" office:value="17.2489941621612">
                <text:p>17.2489941621612</text:p>
              </table:table-cell>
              <table:table-cell office:value-type="float" office:value="0.849">
                <text:p>0.849</text:p>
              </table:table-cell>
              <table:table-cell office:value-type="float" office:value="17.1712164365874">
                <text:p>17.1712164365874</text:p>
              </table:table-cell>
            </table:table-row>
            <table:table-row>
              <table:table-cell office:value-type="float" office:value="17.2494279948863">
                <text:p>20</text:p>
              </table:table-cell>
              <table:table-cell office:value-type="float" office:value="0.851">
                <text:p>0.851</text:p>
              </table:table-cell>
              <table:table-cell office:value-type="float" office:value="17.2945322382762">
                <text:p>17.2945322382762</text:p>
              </table:table-cell>
              <table:table-cell office:value-type="float" office:value="0.851">
                <text:p>0.851</text:p>
              </table:table-cell>
              <table:table-cell office:value-type="float" office:value="17.2812361717924">
                <text:p>17.2812361717924</text:p>
              </table:table-cell>
              <table:table-cell office:value-type="float" office:value="0.851">
                <text:p>0.851</text:p>
              </table:table-cell>
              <table:table-cell office:value-type="float" office:value="17.2494279948863">
                <text:p>17.2494279948863</text:p>
              </table:table-cell>
              <table:table-cell office:value-type="float" office:value="0.851">
                <text:p>0.851</text:p>
              </table:table-cell>
              <table:table-cell office:value-type="float" office:value="17.1722204665392">
                <text:p>17.1722204665392</text:p>
              </table:table-cell>
            </table:table-row>
            <table:table-row>
              <table:table-cell office:value-type="float" office:value="17.2498434174911">
                <text:p>20</text:p>
              </table:table-cell>
              <table:table-cell office:value-type="float" office:value="0.853">
                <text:p>0.853</text:p>
              </table:table-cell>
              <table:table-cell office:value-type="float" office:value="17.2946177444136">
                <text:p>17.2946177444136</text:p>
              </table:table-cell>
              <table:table-cell office:value-type="float" office:value="0.853">
                <text:p>0.853</text:p>
              </table:table-cell>
              <table:table-cell office:value-type="float" office:value="17.2814190270018">
                <text:p>17.2814190270018</text:p>
              </table:table-cell>
              <table:table-cell office:value-type="float" office:value="0.853">
                <text:p>0.853</text:p>
              </table:table-cell>
              <table:table-cell office:value-type="float" office:value="17.2498434174911">
                <text:p>17.2498434174911</text:p>
              </table:table-cell>
              <table:table-cell office:value-type="float" office:value="0.853">
                <text:p>0.853</text:p>
              </table:table-cell>
              <table:table-cell office:value-type="float" office:value="17.1731823252888">
                <text:p>17.1731823252888</text:p>
              </table:table-cell>
            </table:table-row>
            <table:table-row>
              <table:table-cell office:value-type="float" office:value="17.2502405637237">
                <text:p>20</text:p>
              </table:table-cell>
              <table:table-cell office:value-type="float" office:value="0.855">
                <text:p>0.855</text:p>
              </table:table-cell>
              <table:table-cell office:value-type="float" office:value="17.2946994759021">
                <text:p>17.2946994759021</text:p>
              </table:table-cell>
              <table:table-cell office:value-type="float" office:value="0.855">
                <text:p>0.855</text:p>
              </table:table-cell>
              <table:table-cell office:value-type="float" office:value="17.2815938247252">
                <text:p>17.2815938247252</text:p>
              </table:table-cell>
              <table:table-cell office:value-type="float" office:value="0.855">
                <text:p>0.855</text:p>
              </table:table-cell>
              <table:table-cell office:value-type="float" office:value="17.2502405637237">
                <text:p>17.2502405637237</text:p>
              </table:table-cell>
              <table:table-cell office:value-type="float" office:value="0.855">
                <text:p>0.855</text:p>
              </table:table-cell>
              <table:table-cell office:value-type="float" office:value="17.1741022586389">
                <text:p>17.1741022586389</text:p>
              </table:table-cell>
            </table:table-row>
            <table:table-row>
              <table:table-cell office:value-type="float" office:value="17.2506195562546">
                <text:p>20</text:p>
              </table:table-cell>
              <table:table-cell office:value-type="float" office:value="0.857">
                <text:p>0.857</text:p>
              </table:table-cell>
              <table:table-cell office:value-type="float" office:value="17.294777458302">
                <text:p>17.294777458302</text:p>
              </table:table-cell>
              <table:table-cell office:value-type="float" office:value="0.857">
                <text:p>0.857</text:p>
              </table:table-cell>
              <table:table-cell office:value-type="float" office:value="17.2817606196137">
                <text:p>17.2817606196137</text:p>
              </table:table-cell>
              <table:table-cell office:value-type="float" office:value="0.857">
                <text:p>0.857</text:p>
              </table:table-cell>
              <table:table-cell office:value-type="float" office:value="17.2506195562546">
                <text:p>17.2506195562546</text:p>
              </table:table-cell>
              <table:table-cell office:value-type="float" office:value="0.857">
                <text:p>0.857</text:p>
              </table:table-cell>
              <table:table-cell office:value-type="float" office:value="17.1749804973495">
                <text:p>17.1749804973495</text:p>
              </table:table-cell>
            </table:table-row>
            <table:table-row>
              <table:table-cell office:value-type="float" office:value="17.2509805138582">
                <text:p>20</text:p>
              </table:table-cell>
              <table:table-cell office:value-type="float" office:value="0.859">
                <text:p>0.859</text:p>
              </table:table-cell>
              <table:table-cell office:value-type="float" office:value="17.2948517177193">
                <text:p>17.2948517177193</text:p>
              </table:table-cell>
              <table:table-cell office:value-type="float" office:value="0.859">
                <text:p>0.859</text:p>
              </table:table-cell>
              <table:table-cell office:value-type="float" office:value="17.281919465627">
                <text:p>17.281919465627</text:p>
              </table:table-cell>
              <table:table-cell office:value-type="float" office:value="0.859">
                <text:p>0.859</text:p>
              </table:table-cell>
              <table:table-cell office:value-type="float" office:value="17.2509805138582">
                <text:p>17.2509805138582</text:p>
              </table:table-cell>
              <table:table-cell office:value-type="float" office:value="0.859">
                <text:p>0.859</text:p>
              </table:table-cell>
              <table:table-cell office:value-type="float" office:value="17.1758172646787">
                <text:p>17.1758172646787</text:p>
              </table:table-cell>
            </table:table-row>
            <table:table-row>
              <table:table-cell office:value-type="float" office:value="17.2513235494981">
                <text:p>20</text:p>
              </table:table-cell>
              <table:table-cell office:value-type="float" office:value="0.861">
                <text:p>0.861</text:p>
              </table:table-cell>
              <table:table-cell office:value-type="float" office:value="17.2949222787673">
                <text:p>17.2949222787673</text:p>
              </table:table-cell>
              <table:table-cell office:value-type="float" office:value="0.861">
                <text:p>0.861</text:p>
              </table:table-cell>
              <table:table-cell office:value-type="float" office:value="17.282070413906">
                <text:p>17.282070413906</text:p>
              </table:table-cell>
              <table:table-cell office:value-type="float" office:value="0.861">
                <text:p>0.861</text:p>
              </table:table-cell>
              <table:table-cell office:value-type="float" office:value="17.2513235494981">
                <text:p>17.2513235494981</text:p>
              </table:table-cell>
              <table:table-cell office:value-type="float" office:value="0.861">
                <text:p>0.861</text:p>
              </table:table-cell>
              <table:table-cell office:value-type="float" office:value="17.1766127741803">
                <text:p>17.1766127741803</text:p>
              </table:table-cell>
            </table:table-row>
            <table:table-row>
              <table:table-cell office:value-type="float" office:value="17.2516487729102">
                <text:p>20</text:p>
              </table:table-cell>
              <table:table-cell office:value-type="float" office:value="0.863">
                <text:p>0.863</text:p>
              </table:table-cell>
              <table:table-cell office:value-type="float" office:value="17.2949891672757">
                <text:p>17.2949891672757</text:p>
              </table:table-cell>
              <table:table-cell office:value-type="float" office:value="0.863">
                <text:p>0.863</text:p>
              </table:table-cell>
              <table:table-cell office:value-type="float" office:value="17.2822135156167">
                <text:p>17.2822135156167</text:p>
              </table:table-cell>
              <table:table-cell office:value-type="float" office:value="0.863">
                <text:p>0.863</text:p>
              </table:table-cell>
              <table:table-cell office:value-type="float" office:value="17.2516487729102">
                <text:p>17.2516487729102</text:p>
              </table:table-cell>
              <table:table-cell office:value-type="float" office:value="0.863">
                <text:p>0.863</text:p>
              </table:table-cell>
              <table:table-cell office:value-type="float" office:value="17.1773672323338">
                <text:p>17.1773672323338</text:p>
              </table:table-cell>
            </table:table-row>
            <table:table-row>
              <table:table-cell office:value-type="float" office:value="17.2519562860007">
                <text:p>20</text:p>
              </table:table-cell>
              <table:table-cell office:value-type="float" office:value="0.865">
                <text:p>0.865</text:p>
              </table:table-cell>
              <table:table-cell office:value-type="float" office:value="17.2950524054172">
                <text:p>17.2950524054172</text:p>
              </table:table-cell>
              <table:table-cell office:value-type="float" office:value="0.865">
                <text:p>0.865</text:p>
              </table:table-cell>
              <table:table-cell office:value-type="float" office:value="17.2823488168523">
                <text:p>17.2823488168523</text:p>
              </table:table-cell>
              <table:table-cell office:value-type="float" office:value="0.865">
                <text:p>0.865</text:p>
              </table:table-cell>
              <table:table-cell office:value-type="float" office:value="17.2519562860007">
                <text:p>17.2519562860007</text:p>
              </table:table-cell>
              <table:table-cell office:value-type="float" office:value="0.865">
                <text:p>0.865</text:p>
              </table:table-cell>
              <table:table-cell office:value-type="float" office:value="17.1780808334838">
                <text:p>17.1780808334838</text:p>
              </table:table-cell>
            </table:table-row>
            <table:table-row>
              <table:table-cell office:value-type="float" office:value="17.2522461829873">
                <text:p>20</text:p>
              </table:table-cell>
              <table:table-cell office:value-type="float" office:value="0.867">
                <text:p>0.867</text:p>
              </table:table-cell>
              <table:table-cell office:value-type="float" office:value="17.2951120118397">
                <text:p>17.2951120118397</text:p>
              </table:table-cell>
              <table:table-cell office:value-type="float" office:value="0.867">
                <text:p>0.867</text:p>
              </table:table-cell>
              <table:table-cell office:value-type="float" office:value="17.2824763587762">
                <text:p>17.2824763587762</text:p>
              </table:table-cell>
              <table:table-cell office:value-type="float" office:value="0.867">
                <text:p>0.867</text:p>
              </table:table-cell>
              <table:table-cell office:value-type="float" office:value="17.2522461829873">
                <text:p>17.2522461829873</text:p>
              </table:table-cell>
              <table:table-cell office:value-type="float" office:value="0.867">
                <text:p>0.867</text:p>
              </table:table-cell>
              <table:table-cell office:value-type="float" office:value="17.1787537598742">
                <text:p>17.1787537598742</text:p>
              </table:table-cell>
            </table:table-row>
            <table:table-row>
              <table:table-cell office:value-type="float" office:value="17.2525185586532">
                <text:p>20</text:p>
              </table:table-cell>
              <table:table-cell office:value-type="float" office:value="0.869">
                <text:p>0.869</text:p>
              </table:table-cell>
              <table:table-cell office:value-type="float" office:value="17.2951680103644">
                <text:p>17.2951680103644</text:p>
              </table:table-cell>
              <table:table-cell office:value-type="float" office:value="0.869">
                <text:p>0.869</text:p>
              </table:table-cell>
              <table:table-cell office:value-type="float" office:value="17.2825961867391">
                <text:p>17.2825961867391</text:p>
              </table:table-cell>
              <table:table-cell office:value-type="float" office:value="0.869">
                <text:p>0.869</text:p>
              </table:table-cell>
              <table:table-cell office:value-type="float" office:value="17.2525185586532">
                <text:p>17.2525185586532</text:p>
              </table:table-cell>
              <table:table-cell office:value-type="float" office:value="0.869">
                <text:p>0.869</text:p>
              </table:table-cell>
              <table:table-cell office:value-type="float" office:value="17.1793861903827">
                <text:p>17.1793861903827</text:p>
              </table:table-cell>
            </table:table-row>
            <table:table-row>
              <table:table-cell office:value-type="float" office:value="17.2527734965984">
                <text:p>20</text:p>
              </table:table-cell>
              <table:table-cell office:value-type="float" office:value="0.871">
                <text:p>0.871</text:p>
              </table:table-cell>
              <table:table-cell office:value-type="float" office:value="17.2952204175691">
                <text:p>17.2952204175691</text:p>
              </table:table-cell>
              <table:table-cell office:value-type="float" office:value="0.871">
                <text:p>0.871</text:p>
              </table:table-cell>
              <table:table-cell office:value-type="float" office:value="17.2827083372779">
                <text:p>17.2827083372779</text:p>
              </table:table-cell>
              <table:table-cell office:value-type="float" office:value="0.871">
                <text:p>0.871</text:p>
              </table:table-cell>
              <table:table-cell office:value-type="float" office:value="17.2527734965984">
                <text:p>17.2527734965984</text:p>
              </table:table-cell>
              <table:table-cell office:value-type="float" office:value="0.871">
                <text:p>0.871</text:p>
              </table:table-cell>
              <table:table-cell office:value-type="float" office:value="17.1799782878316">
                <text:p>17.1799782878316</text:p>
              </table:table-cell>
            </table:table-row>
            <table:table-row>
              <table:table-cell office:value-type="float" office:value="17.2530110782858">
                <text:p>20</text:p>
              </table:table-cell>
              <table:table-cell office:value-type="float" office:value="0.873">
                <text:p>0.873</text:p>
              </table:table-cell>
              <table:table-cell office:value-type="float" office:value="17.2952692523238">
                <text:p>17.2952692523238</text:p>
              </table:table-cell>
              <table:table-cell office:value-type="float" office:value="0.873">
                <text:p>0.873</text:p>
              </table:table-cell>
              <table:table-cell office:value-type="float" office:value="17.2828128481089">
                <text:p>17.2828128481089</text:p>
              </table:table-cell>
              <table:table-cell office:value-type="float" office:value="0.873">
                <text:p>0.873</text:p>
              </table:table-cell>
              <table:table-cell office:value-type="float" office:value="17.2530110782858">
                <text:p>17.2530110782858</text:p>
              </table:table-cell>
              <table:table-cell office:value-type="float" office:value="0.873">
                <text:p>0.873</text:p>
              </table:table-cell>
              <table:table-cell office:value-type="float" office:value="17.180530208588">
                <text:p>17.180530208588</text:p>
              </table:table-cell>
            </table:table-row>
            <table:table-row>
              <table:table-cell office:value-type="float" office:value="17.2532313784464">
                <text:p>20</text:p>
              </table:table-cell>
              <table:table-cell office:value-type="float" office:value="0.875">
                <text:p>0.875</text:p>
              </table:table-cell>
              <table:table-cell office:value-type="float" office:value="17.2953145309273">
                <text:p>17.2953145309273</text:p>
              </table:table-cell>
              <table:table-cell office:value-type="float" office:value="0.875">
                <text:p>0.875</text:p>
              </table:table-cell>
              <table:table-cell office:value-type="float" office:value="17.2829097530375">
                <text:p>17.2829097530375</text:p>
              </table:table-cell>
              <table:table-cell office:value-type="float" office:value="0.875">
                <text:p>0.875</text:p>
              </table:table-cell>
              <table:table-cell office:value-type="float" office:value="17.2532313784464">
                <text:p>17.2532313784464</text:p>
              </table:table-cell>
              <table:table-cell office:value-type="float" office:value="0.875">
                <text:p>0.875</text:p>
              </table:table-cell>
              <table:table-cell office:value-type="float" office:value="17.1810420975556">
                <text:p>17.1810420975556</text:p>
              </table:table-cell>
            </table:table-row>
            <table:table-row>
              <table:table-cell office:value-type="float" office:value="17.2534344662776">
                <text:p>20</text:p>
              </table:table-cell>
              <table:table-cell office:value-type="float" office:value="0.877">
                <text:p>0.877</text:p>
              </table:table-cell>
              <table:table-cell office:value-type="float" office:value="17.2953562683592">
                <text:p>17.2953562683592</text:p>
              </table:table-cell>
              <table:table-cell office:value-type="float" office:value="0.877">
                <text:p>0.877</text:p>
              </table:table-cell>
              <table:table-cell office:value-type="float" office:value="17.2829990832748">
                <text:p>17.2829990832748</text:p>
              </table:table-cell>
              <table:table-cell office:value-type="float" office:value="0.877">
                <text:p>0.877</text:p>
              </table:table-cell>
              <table:table-cell office:value-type="float" office:value="17.2534344662776">
                <text:p>17.2534344662776</text:p>
              </table:table-cell>
              <table:table-cell office:value-type="float" office:value="0.877">
                <text:p>0.877</text:p>
              </table:table-cell>
              <table:table-cell office:value-type="float" office:value="17.1815140893817">
                <text:p>17.1815140893817</text:p>
              </table:table-cell>
            </table:table-row>
            <table:table-row>
              <table:table-cell office:value-type="float" office:value="17.2536204062053">
                <text:p>20</text:p>
              </table:table-cell>
              <table:table-cell office:value-type="float" office:value="0.879">
                <text:p>0.879</text:p>
              </table:table-cell>
              <table:table-cell office:value-type="float" office:value="17.2953944790744">
                <text:p>17.2953944790744</text:p>
              </table:table-cell>
              <table:table-cell office:value-type="float" office:value="0.879">
                <text:p>0.879</text:p>
              </table:table-cell>
              <table:table-cell office:value-type="float" office:value="17.2830808682728">
                <text:p>17.2830808682728</text:p>
              </table:table-cell>
              <table:table-cell office:value-type="float" office:value="0.879">
                <text:p>0.879</text:p>
              </table:table-cell>
              <table:table-cell office:value-type="float" office:value="17.2536204062053">
                <text:p>17.2536204062053</text:p>
              </table:table-cell>
              <table:table-cell office:value-type="float" office:value="0.879">
                <text:p>0.879</text:p>
              </table:table-cell>
              <table:table-cell office:value-type="float" office:value="17.1819463092027">
                <text:p>17.1819463092027</text:p>
              </table:table-cell>
            </table:table-row>
            <table:table-row>
              <table:table-cell office:value-type="float" office:value="17.2537892539843">
                <text:p>20</text:p>
              </table:table-cell>
              <table:table-cell office:value-type="float" office:value="0.881">
                <text:p>0.881</text:p>
              </table:table-cell>
              <table:table-cell office:value-type="float" office:value="17.2954291728735">
                <text:p>17.2954291728735</text:p>
              </table:table-cell>
              <table:table-cell office:value-type="float" office:value="0.881">
                <text:p>0.881</text:p>
              </table:table-cell>
              <table:table-cell office:value-type="float" office:value="17.2831551314024">
                <text:p>17.2831551314024</text:p>
              </table:table-cell>
              <table:table-cell office:value-type="float" office:value="0.881">
                <text:p>0.881</text:p>
              </table:table-cell>
              <table:table-cell office:value-type="float" office:value="17.2537892539843">
                <text:p>17.2537892539843</text:p>
              </table:table-cell>
              <table:table-cell office:value-type="float" office:value="0.881">
                <text:p>0.881</text:p>
              </table:table-cell>
              <table:table-cell office:value-type="float" office:value="17.1823388684035">
                <text:p>17.1823388684035</text:p>
              </table:table-cell>
            </table:table-row>
            <table:table-row>
              <table:table-cell office:value-type="float" office:value="17.2539410676924">
                <text:p>20</text:p>
              </table:table-cell>
              <table:table-cell office:value-type="float" office:value="0.883">
                <text:p>0.883</text:p>
              </table:table-cell>
              <table:table-cell office:value-type="float" office:value="17.2954603665034">
                <text:p>17.2954603665034</text:p>
              </table:table-cell>
              <table:table-cell office:value-type="float" office:value="0.883">
                <text:p>0.883</text:p>
              </table:table-cell>
              <table:table-cell office:value-type="float" office:value="17.2832219021102">
                <text:p>17.2832219021102</text:p>
              </table:table-cell>
              <table:table-cell office:value-type="float" office:value="0.883">
                <text:p>0.883</text:p>
              </table:table-cell>
              <table:table-cell office:value-type="float" office:value="17.2539410676924">
                <text:p>17.2539410676924</text:p>
              </table:table-cell>
              <table:table-cell office:value-type="float" office:value="0.883">
                <text:p>0.883</text:p>
              </table:table-cell>
              <table:table-cell office:value-type="float" office:value="17.1826918763354">
                <text:p>17.1826918763354</text:p>
              </table:table-cell>
            </table:table-row>
            <table:table-row>
              <table:table-cell office:value-type="float" office:value="17.2540758926842">
                <text:p>20</text:p>
              </table:table-cell>
              <table:table-cell office:value-type="float" office:value="0.885">
                <text:p>0.885</text:p>
              </table:table-cell>
              <table:table-cell office:value-type="float" office:value="17.2954880677589">
                <text:p>17.2954880677589</text:p>
              </table:table-cell>
              <table:table-cell office:value-type="float" office:value="0.885">
                <text:p>0.885</text:p>
              </table:table-cell>
              <table:table-cell office:value-type="float" office:value="17.2832811992652">
                <text:p>17.2832811992652</text:p>
              </table:table-cell>
              <table:table-cell office:value-type="float" office:value="0.885">
                <text:p>0.885</text:p>
              </table:table-cell>
              <table:table-cell office:value-type="float" office:value="17.2540758926842">
                <text:p>17.2540758926842</text:p>
              </table:table-cell>
              <table:table-cell office:value-type="float" office:value="0.885">
                <text:p>0.885</text:p>
              </table:table-cell>
              <table:table-cell office:value-type="float" office:value="17.1830054241491">
                <text:p>17.1830054241491</text:p>
              </table:table-cell>
            </table:table-row>
            <table:table-row>
              <table:table-cell office:value-type="float" office:value="17.2541937714054">
                <text:p>20</text:p>
              </table:table-cell>
              <table:table-cell office:value-type="float" office:value="0.887">
                <text:p>0.887</text:p>
              </table:table-cell>
              <table:table-cell office:value-type="float" office:value="17.2955122858398">
                <text:p>17.2955122858398</text:p>
              </table:table-cell>
              <table:table-cell office:value-type="float" office:value="0.887">
                <text:p>0.887</text:p>
              </table:table-cell>
              <table:table-cell office:value-type="float" office:value="17.2833330420118">
                <text:p>17.2833330420118</text:p>
              </table:table-cell>
              <table:table-cell office:value-type="float" office:value="0.887">
                <text:p>0.887</text:p>
              </table:table-cell>
              <table:table-cell office:value-type="float" office:value="17.2541937714054">
                <text:p>17.2541937714054</text:p>
              </table:table-cell>
              <table:table-cell office:value-type="float" office:value="0.887">
                <text:p>0.887</text:p>
              </table:table-cell>
              <table:table-cell office:value-type="float" office:value="17.1832795952612">
                <text:p>17.1832795952612</text:p>
              </table:table-cell>
            </table:table-row>
            <table:table-row>
              <table:table-cell office:value-type="float" office:value="17.2542947411421">
                <text:p>20</text:p>
              </table:table-cell>
              <table:table-cell office:value-type="float" office:value="0.889">
                <text:p>0.889</text:p>
              </table:table-cell>
              <table:table-cell office:value-type="float" office:value="17.2955330289653">
                <text:p>17.2955330289653</text:p>
              </table:table-cell>
              <table:table-cell office:value-type="float" office:value="0.889">
                <text:p>0.889</text:p>
              </table:table-cell>
              <table:table-cell office:value-type="float" office:value="17.2833774472741">
                <text:p>17.2833774472741</text:p>
              </table:table-cell>
              <table:table-cell office:value-type="float" office:value="0.889">
                <text:p>0.889</text:p>
              </table:table-cell>
              <table:table-cell office:value-type="float" office:value="17.2542947411421">
                <text:p>17.2542947411421</text:p>
              </table:table-cell>
              <table:table-cell office:value-type="float" office:value="0.889">
                <text:p>0.889</text:p>
              </table:table-cell>
              <table:table-cell office:value-type="float" office:value="17.183514462903">
                <text:p>17.183514462903</text:p>
              </table:table-cell>
            </table:table-row>
            <table:table-row>
              <table:table-cell office:value-type="float" office:value="17.2543788346124">
                <text:p>20</text:p>
              </table:table-cell>
              <table:table-cell office:value-type="float" office:value="0.891">
                <text:p>0.891</text:p>
              </table:table-cell>
              <table:table-cell office:value-type="float" office:value="17.295550304994">
                <text:p>17.295550304994</text:p>
              </table:table-cell>
              <table:table-cell office:value-type="float" office:value="0.891">
                <text:p>0.891</text:p>
              </table:table-cell>
              <table:table-cell office:value-type="float" office:value="17.2834144304066">
                <text:p>17.2834144304066</text:p>
              </table:table-cell>
              <table:table-cell office:value-type="float" office:value="0.891">
                <text:p>0.891</text:p>
              </table:table-cell>
              <table:table-cell office:value-type="float" office:value="17.2543788346124">
                <text:p>17.2543788346124</text:p>
              </table:table-cell>
              <table:table-cell office:value-type="float" office:value="0.891">
                <text:p>0.891</text:p>
              </table:table-cell>
              <table:table-cell office:value-type="float" office:value="17.1837100907199">
                <text:p>17.1837100907199</text:p>
              </table:table-cell>
            </table:table-row>
            <table:table-row>
              <table:table-cell office:value-type="float" office:value="17.2544460773313">
                <text:p>20</text:p>
              </table:table-cell>
              <table:table-cell office:value-type="float" office:value="0.893">
                <text:p>0.893</text:p>
              </table:table-cell>
              <table:table-cell office:value-type="float" office:value="17.2955641186343">
                <text:p>17.2955641186343</text:p>
              </table:table-cell>
              <table:table-cell office:value-type="float" office:value="0.893">
                <text:p>0.893</text:p>
              </table:table-cell>
              <table:table-cell office:value-type="float" office:value="17.2834440022737">
                <text:p>17.2834440022737</text:p>
              </table:table-cell>
              <table:table-cell office:value-type="float" office:value="0.893">
                <text:p>0.893</text:p>
              </table:table-cell>
              <table:table-cell office:value-type="float" office:value="17.2544460773313">
                <text:p>17.2544460773313</text:p>
              </table:table-cell>
              <table:table-cell office:value-type="float" office:value="0.893">
                <text:p>0.893</text:p>
              </table:table-cell>
              <table:table-cell office:value-type="float" office:value="17.1838665299193">
                <text:p>17.1838665299193</text:p>
              </table:table-cell>
            </table:table-row>
            <table:table-row>
              <table:table-cell office:value-type="float" office:value="17.2544964899607">
                <text:p>20</text:p>
              </table:table-cell>
              <table:table-cell office:value-type="float" office:value="0.895">
                <text:p>0.895</text:p>
              </table:table-cell>
              <table:table-cell office:value-type="float" office:value="17.2955744739229">
                <text:p>17.2955744739229</text:p>
              </table:table-cell>
              <table:table-cell office:value-type="float" office:value="0.895">
                <text:p>0.895</text:p>
              </table:table-cell>
              <table:table-cell office:value-type="float" office:value="17.2834661718475">
                <text:p>17.2834661718475</text:p>
              </table:table-cell>
              <table:table-cell office:value-type="float" office:value="0.895">
                <text:p>0.895</text:p>
              </table:table-cell>
              <table:table-cell office:value-type="float" office:value="17.2544964899607">
                <text:p>17.2544964899607</text:p>
              </table:table-cell>
              <table:table-cell office:value-type="float" office:value="0.895">
                <text:p>0.895</text:p>
              </table:table-cell>
              <table:table-cell office:value-type="float" office:value="17.1839838217641">
                <text:p>17.1839838217641</text:p>
              </table:table-cell>
            </table:table-row>
            <table:table-row>
              <table:table-cell office:value-type="float" office:value="17.2545300916474">
                <text:p>20</text:p>
              </table:table-cell>
              <table:table-cell office:value-type="float" office:value="0.897">
                <text:p>0.897</text:p>
              </table:table-cell>
              <table:table-cell office:value-type="float" office:value="17.295581377745">
                <text:p>17.295581377745</text:p>
              </table:table-cell>
              <table:table-cell office:value-type="float" office:value="0.897">
                <text:p>0.897</text:p>
              </table:table-cell>
              <table:table-cell office:value-type="float" office:value="17.2834809498992">
                <text:p>17.2834809498992</text:p>
              </table:table-cell>
              <table:table-cell office:value-type="float" office:value="0.897">
                <text:p>0.897</text:p>
              </table:table-cell>
              <table:table-cell office:value-type="float" office:value="17.2545300916474">
                <text:p>17.2545300916474</text:p>
              </table:table-cell>
              <table:table-cell office:value-type="float" office:value="0.897">
                <text:p>0.897</text:p>
              </table:table-cell>
              <table:table-cell office:value-type="float" office:value="17.1840620011269">
                <text:p>17.1840620011269</text:p>
              </table:table-cell>
            </table:table-row>
            <table:table-row>
              <table:table-cell office:value-type="float" office:value="17.2545468904276">
                <text:p>20</text:p>
              </table:table-cell>
              <table:table-cell office:value-type="float" office:value="0.899">
                <text:p>0.899</text:p>
              </table:table-cell>
              <table:table-cell office:value-type="float" office:value="17.2955848296991">
                <text:p>17.2955848296991</text:p>
              </table:table-cell>
              <table:table-cell office:value-type="float" office:value="0.899">
                <text:p>0.899</text:p>
              </table:table-cell>
              <table:table-cell office:value-type="float" office:value="17.2834883383777">
                <text:p>17.2834883383777</text:p>
              </table:table-cell>
              <table:table-cell office:value-type="float" office:value="0.899">
                <text:p>0.899</text:p>
              </table:table-cell>
              <table:table-cell office:value-type="float" office:value="17.2545468904276">
                <text:p>17.2545468904276</text:p>
              </table:table-cell>
              <table:table-cell office:value-type="float" office:value="0.899">
                <text:p>0.899</text:p>
              </table:table-cell>
              <table:table-cell office:value-type="float" office:value="17.1841010862008">
                <text:p>17.18410108620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isplay-label="true" chart:logarithmic="false" chart:minimum="0.85" chart:max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336cm" svg:y="1.742cm" style:legend-expansion="custom" chartooo:width="2.642cm" chartooo:height="0.598cm" style:legend-expansion-aspect-ratio="4.4180602006689" chart:style-name="ch2"/>
        <chart:plot-area chart:style-name="ch3" table:cell-range-address="'Tégla méretezés'.B29:'Tégla méretezés'.B39 'Tégla méretezés'.F29:'Tégla méretezés'.F39" svg:x="0.583cm" svg:y="0.84cm" svg:width="14.842cm" svg:height="7.58cm">
          <chartooo:coordinate-region svg:x="1.681cm" svg:y="1.052cm" svg:width="13.557cm" svg:height="6.69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égla méretezés'.F29:'Tégla méretezés'.F39" chart:class="chart:scatter">
            <chart:domain table:cell-range-address="'Tégla méretezés'.B29:'Tégla méretezés'.B39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égla méretezés'.B29:'Tégla méretezés'.B39</svg:desc>
                </draw:g>
              </table:table-cell>
              <table:table-cell office:value-type="float" office:value="0.88576">
                <text:p>0.88576</text:p>
                <draw:g>
                  <svg:desc>'Tégla méretezés'.F29:'Tégla méretezés'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048">
                <text:p>0.8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64">
                <text:p>0.87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36">
                <text:p>0.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928">
                <text:p>0.86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656">
                <text:p>0.86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304">
                <text:p>0.8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336">
                <text:p>0.86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224">
                <text:p>0.86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scatter" chart:style-name="ch1">
        <chart:title svg:x="6.717cm" svg:y="0.315cm" chart:style-name="ch2">
          <text:p>Hőveszteség</text:p>
        </chart:title>
        <chart:legend svg:x="10.005cm" svg:y="1.373cm" style:legend-expansion="custom" chartooo:width="5.184cm" chartooo:height="1.814cm" style:legend-expansion-aspect-ratio="2.85777287761852" chart:style-name="ch3"/>
        <chart:plot-area chart:style-name="ch4" table:cell-range-address="'Ablakszigeletés-befordulás'.B10:'Ablakszigeletés-befordulás'.C20 'Ablakszigeletés-befordulás'.E5:'Ablakszigeletés-befordulás'.E7" chart:data-source-has-labels="row" svg:x="0.499cm" svg:y="1.161cm" svg:width="15.051cm" svg:height="7.172cm">
          <chartooo:coordinate-region svg:x="1.12cm" svg:y="1.373cm" svg:width="14.099cm" svg:height="6.287cm"/>
          <chart:axis chart:dimension="x" chart:name="primary-x" chart:style-name="ch5">
            <chart:title svg:x="14.794cm" svg:y="8.393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549cm" svg:y="0.334cm" chart:style-name="ch6">
              <text:p>Q [W]</text:p>
            </chart:title>
            <chart:grid chart:style-name="ch7" chart:class="major"/>
          </chart:axis>
          <chart:series chart:style-name="ch9" chart:values-cell-range-address="'Ablakszigeletés-befordulás'.C10:'Ablakszigeletés-befordulás'.C20" chart:label-cell-address="'Ablakszigeletés-befordulás'.E5:'Ablakszigeletés-befordulás'.E7" chart:class="chart:scatter">
            <chart:domain table:cell-range-address="'Ablakszigeletés-befordulás'.B10:'Ablakszigeletés-befordulá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λszigetelés [W/mK] 0,04</text:p>
                <text:list>
                  <text:list-item>
                    <text:p>λszigetelés</text:p>
                  </text:list-item>
                  <text:list-item>
                    <text:p>[W/mK]</text:p>
                  </text:list-item>
                  <text:list-item>
                    <text:p>0,04</text:p>
                  </text:list-item>
                </text:list>
                <draw:g>
                  <svg:desc>'Ablakszigeletés-befordulás'.E5:'Ablakszigeletés-befordulás'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B10:'Ablakszigeletés-befordulás'.B20</svg:desc>
                </draw:g>
              </table:table-cell>
              <table:table-cell office:value-type="float" office:value="30.493">
                <text:p>30.493</text:p>
                <draw:g>
                  <svg:desc>'Ablakszigeletés-befordulás'.C10:'Ablakszigeletés-befordulás'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9.349">
                <text:p>29.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8.657">
                <text:p>28.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8.122">
                <text:p>28.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7.248">
                <text:p>27.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6.873">
                <text:p>26.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6.534">
                <text:p>26.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6.236">
                <text:p>26.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5.996">
                <text:p>25.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5.838">
                <text:p>25.8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4" chart:maximum="17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9cm" xlink:href=".." xlink:type="simple" chart:class="chart:scatter" chart:style-name="ch1">
        <chart:title svg:x="4.61cm" svg:y="0.004cm" chart:style-name="ch2">
          <text:p>Ablakkeret-Párkány sarok hőmérséklete</text:p>
        </chart:title>
        <chart:legend svg:x="8.308cm" svg:y="6.12cm" style:legend-expansion="custom" chartooo:width="6.759cm" chartooo:height="1.16cm" style:legend-expansion-aspect-ratio="5.82672413793103" chart:style-name="ch3"/>
        <chart:plot-area chart:style-name="ch4" table:cell-range-address="'Ablakszigeletés-befordulás'.B10:'Ablakszigeletés-befordulás'.B20 'Ablakszigeletés-befordulás'.E5:'Ablakszigeletés-befordulás'.E7 'Ablakszigeletés-befordulás'.D10:'Ablakszigeletés-befordulás'.D20" chart:data-source-has-labels="row" svg:x="0.106cm" svg:y="1.52cm" svg:width="15.293cm" svg:height="6.434cm">
          <chartooo:coordinate-region svg:x="1.018cm" svg:y="1.733cm" svg:width="14.05cm" svg:height="5.549cm"/>
          <chart:axis chart:dimension="x" chart:name="primary-x" chart:style-name="ch5">
            <chart:title svg:x="14.557cm" svg:y="8.16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221cm" svg:y="0.81cm" chart:style-name="ch6">
              <text:p>T [ºC]</text:p>
            </chart:title>
            <chart:grid chart:style-name="ch7" chart:class="major"/>
          </chart:axis>
          <chart:series chart:style-name="ch9" chart:values-cell-range-address="'Ablakszigeletés-befordulás'.D10:'Ablakszigeletés-befordulás'.D20" chart:label-cell-address="'Ablakszigeletés-befordulás'.E5:'Ablakszigeletés-befordulás'.E7" chart:class="chart:scatter">
            <chart:domain table:cell-range-address="'Ablakszigeletés-befordulás'.B10:'Ablakszigeletés-befordulá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λszigetelés [W/mK] 0,04</text:p>
                <text:list>
                  <text:list-item>
                    <text:p>λszigetelés</text:p>
                  </text:list-item>
                  <text:list-item>
                    <text:p>[W/mK]</text:p>
                  </text:list-item>
                  <text:list-item>
                    <text:p>0,04</text:p>
                  </text:list-item>
                </text:list>
                <draw:g>
                  <svg:desc>'Ablakszigeletés-befordulás'.E5:'Ablakszigeletés-befordulás'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B10:'Ablakszigeletés-befordulás'.B20</svg:desc>
                </draw:g>
              </table:table-cell>
              <table:table-cell office:value-type="float" office:value="14.877">
                <text:p>14.877</text:p>
                <draw:g>
                  <svg:desc>'Ablakszigeletés-befordulás'.D10:'Ablakszigeletés-befordulás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5.515">
                <text:p>15.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5.911">
                <text:p>15.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6.226">
                <text:p>16.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6.493">
                <text:p>16.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6.727">
                <text:p>16.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6.931">
                <text:p>16.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7.107">
                <text:p>17.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7.255">
                <text:p>17.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7.377">
                <text:p>17.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7.449">
                <text:p>17.4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20" chart:maximum="2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9cm" svg:y="0.316cm" chart:style-name="ch2">
          <text:p>Belső-fal hőmérséklet két cső között</text:p>
        </chart:title>
        <chart:legend svg:x="12.006cm" svg:y="5.307cm" style:legend-expansion="custom" chartooo:width="3.224cm" chartooo:height="2.092cm" style:legend-expansion-aspect-ratio="1.54110898661568" chart:style-name="ch3"/>
        <chart:plot-area chart:style-name="ch4" table:cell-range-address="'Falfutes-Hatekonysag'.F45:'Falfutes-Hatekonysag'.H76 'Falfutes-Hatekonysag'.G78:'Falfutes-Hatekonysag'.G78 'Falfutes-Hatekonysag'.B78:'Falfutes-Hatekonysag'.B78 'Falfutes-Hatekonysag'.C45:'Falfutes-Hatekonysag'.C76 'Falfutes-Hatekonysag'.I78:'Falfutes-Hatekonysag'.I78 'Falfutes-Hatekonysag'.J45:'Falfutes-Hatekonysag'.J76 'Falfutes-Hatekonysag'.E78:'Falfutes-Hatekonysag'.E78" chart:data-source-has-labels="row" svg:x="0.767cm" svg:y="0.909cm" svg:width="15.016cm" svg:height="7.515cm">
          <chartooo:coordinate-region svg:x="1.866cm" svg:y="1.121cm" svg:width="13.493cm" svg:height="6.63cm"/>
          <chart:axis chart:dimension="x" chart:name="primary-x" chart:style-name="ch5">
            <chart:title svg:x="7.887cm" svg:y="8.413cm" chart:style-name="ch6">
              <text:p>x [m]</text:p>
            </chart:title>
            <chart:grid chart:style-name="ch7" chart:class="major"/>
          </chart:axis>
          <chart:axis chart:dimension="y" chart:name="primary-y" chart:style-name="ch8">
            <chart:title svg:x="0.001cm" svg:y="5.107cm" chart:style-name="ch9">
              <text:p>T [ºC]</text:p>
            </chart:title>
            <chart:grid chart:style-name="ch7" chart:class="major"/>
          </chart:axis>
          <chart:series chart:style-name="ch10" chart:values-cell-range-address="'Falfutes-Hatekonysag'.H45:'Falfutes-Hatekonysag'.H76" chart:label-cell-address="'Falfutes-Hatekonysag'.G78:'Falfutes-Hatekonysag'.G78" chart:class="chart:scatter">
            <chart:domain table:cell-range-address="'Falfutes-Hatekonysag'.G45:'Falfutes-Hatekonysag'.G76"/>
            <chart:data-point chart:repeated="32"/>
          </chart:series>
          <chart:series chart:style-name="ch11" chart:values-cell-range-address="'Falfutes-Hatekonysag'.C45:'Falfutes-Hatekonysag'.C76" chart:label-cell-address="'Falfutes-Hatekonysag'.B78:'Falfutes-Hatekonysag'.B78" chart:class="chart:scatter">
            <chart:domain table:cell-range-address="'Falfutes-Hatekonysag'.B45:'Falfutes-Hatekonysag'.B76"/>
            <chart:data-point chart:repeated="32"/>
          </chart:series>
          <chart:series chart:style-name="ch12" chart:values-cell-range-address="'Falfutes-Hatekonysag'.J45:'Falfutes-Hatekonysag'.J76" chart:label-cell-address="'Falfutes-Hatekonysag'.I78:'Falfutes-Hatekonysag'.I78" chart:class="chart:scatter">
            <chart:domain table:cell-range-address="'Falfutes-Hatekonysag'.I45:'Falfutes-Hatekonysag'.I76"/>
            <chart:data-point chart:repeated="32"/>
          </chart:series>
          <chart:series chart:style-name="ch13" chart:values-cell-range-address="'Falfutes-Hatekonysag'.F45:'Falfutes-Hatekonysag'.F76" chart:label-cell-address="'Falfutes-Hatekonysag'.E78:'Falfutes-Hatekonysag'.E78" chart:class="chart:scatter">
            <chart:domain table:cell-range-address="'Falfutes-Hatekonysag'.E45:'Falfutes-Hatekonysag'.E76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U=0.25 λ=0.9</text:p>
                <draw:g>
                  <svg:desc>'Falfutes-Hatekonysag'.G78:'Falfutes-Hatekonysag'.G7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=1.5 λ=0.9</text:p>
                <draw:g>
                  <svg:desc>'Falfutes-Hatekonysag'.B78:'Falfutes-Hatekonysag'.B7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U=0.25 λ=0.3</text:p>
                <draw:g>
                  <svg:desc>'Falfutes-Hatekonysag'.I78:'Falfutes-Hatekonysag'.I7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U=1.5 λ=0.3</text:p>
                <draw:g>
                  <svg:desc>'Falfutes-Hatekonysag'.E78:'Falfutes-Hatekonysag'.E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">
                <text:p>0.203</text:p>
                <draw:g>
                  <svg:desc>'Falfutes-Hatekonysag'.G45:'Falfutes-Hatekonysag'.G76</svg:desc>
                </draw:g>
              </table:table-cell>
              <table:table-cell office:value-type="float" office:value="28.4819812173117">
                <text:p>28.4819812173117</text:p>
                <draw:g>
                  <svg:desc>'Falfutes-Hatekonysag'.H45:'Falfutes-Hatekonysag'.H76</svg:desc>
                </draw:g>
              </table:table-cell>
              <table:table-cell office:value-type="float" office:value="0.203">
                <text:p>0.203</text:p>
                <draw:g>
                  <svg:desc>'Falfutes-Hatekonysag'.B45:'Falfutes-Hatekonysag'.B76</svg:desc>
                </draw:g>
              </table:table-cell>
              <table:table-cell office:value-type="float" office:value="28.1831279079997">
                <text:p>28.1831279079997</text:p>
                <draw:g>
                  <svg:desc>'Falfutes-Hatekonysag'.C45:'Falfutes-Hatekonysag'.C76</svg:desc>
                </draw:g>
              </table:table-cell>
              <table:table-cell office:value-type="float" office:value="0.203">
                <text:p>0.203</text:p>
                <draw:g>
                  <svg:desc>'Falfutes-Hatekonysag'.I45:'Falfutes-Hatekonysag'.I76</svg:desc>
                </draw:g>
              </table:table-cell>
              <table:table-cell office:value-type="float" office:value="26.7688318375243">
                <text:p>26.7688318375243</text:p>
                <draw:g>
                  <svg:desc>'Falfutes-Hatekonysag'.J45:'Falfutes-Hatekonysag'.J76</svg:desc>
                </draw:g>
              </table:table-cell>
              <table:table-cell office:value-type="float" office:value="0.203">
                <text:p>0.203</text:p>
                <draw:g>
                  <svg:desc>'Falfutes-Hatekonysag'.E45:'Falfutes-Hatekonysag'.E76</svg:desc>
                </draw:g>
              </table:table-cell>
              <table:table-cell office:value-type="float" office:value="26.3107187269457">
                <text:p>26.3107187269457</text:p>
                <draw:g>
                  <svg:desc>'Falfutes-Hatekonysag'.F45:'Falfutes-Hatekonysag'.F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">
                <text:p>0.207</text:p>
              </table:table-cell>
              <table:table-cell office:value-type="float" office:value="28.4640857479574">
                <text:p>28.4640857479574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  <table:table-cell office:value-type="float" office:value="0.207">
                <text:p>0.207</text:p>
              </table:table-cell>
              <table:table-cell office:value-type="float" office:value="26.7357162872362">
                <text:p>26.7357162872362</text:p>
              </table:table-cell>
              <table:table-cell office:value-type="float" office:value="0.207">
                <text:p>0.207</text:p>
              </table:table-cell>
              <table:table-cell office:value-type="float" office:value="26.2671684453663">
                <text:p>26.267168445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28.3571968098729">
                <text:p>28.3571968098729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  <table:table-cell office:value-type="float" office:value="0.21">
                <text:p>0.21</text:p>
              </table:table-cell>
              <table:table-cell office:value-type="float" office:value="26.5428377430104">
                <text:p>26.5428377430104</text:p>
              </table:table-cell>
              <table:table-cell office:value-type="float" office:value="0.21">
                <text:p>0.21</text:p>
              </table:table-cell>
              <table:table-cell office:value-type="float" office:value="25.9929472903964">
                <text:p>25.9929472903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3">
                <text:p>0.213</text:p>
              </table:table-cell>
              <table:table-cell office:value-type="float" office:value="28.1940136857206">
                <text:p>28.1940136857206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  <table:table-cell office:value-type="float" office:value="0.213">
                <text:p>0.213</text:p>
              </table:table-cell>
              <table:table-cell office:value-type="float" office:value="26.2546572864141">
                <text:p>26.2546572864141</text:p>
              </table:table-cell>
              <table:table-cell office:value-type="float" office:value="0.213">
                <text:p>0.213</text:p>
              </table:table-cell>
              <table:table-cell office:value-type="float" office:value="25.5746641161018">
                <text:p>25.574664116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">
                <text:p>0.217</text:p>
              </table:table-cell>
              <table:table-cell office:value-type="float" office:value="27.9267027240105">
                <text:p>27.9267027240105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  <table:table-cell office:value-type="float" office:value="0.217">
                <text:p>0.217</text:p>
              </table:table-cell>
              <table:table-cell office:value-type="float" office:value="25.7958692888775">
                <text:p>25.7958692888775</text:p>
              </table:table-cell>
              <table:table-cell office:value-type="float" office:value="0.217">
                <text:p>0.217</text:p>
              </table:table-cell>
              <table:table-cell office:value-type="float" office:value="24.8988153158175">
                <text:p>24.8988153158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">
                <text:p>0.22</text:p>
              </table:table-cell>
              <table:table-cell office:value-type="float" office:value="27.7216114754501">
                <text:p>27.7216114754501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  <table:table-cell office:value-type="float" office:value="0.22">
                <text:p>0.22</text:p>
              </table:table-cell>
              <table:table-cell office:value-type="float" office:value="25.4513191671889">
                <text:p>25.4513191671889</text:p>
              </table:table-cell>
              <table:table-cell office:value-type="float" office:value="0.22">
                <text:p>0.22</text:p>
              </table:table-cell>
              <table:table-cell office:value-type="float" office:value="24.3912868225946">
                <text:p>24.3912868225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">
                <text:p>0.223</text:p>
              </table:table-cell>
              <table:table-cell office:value-type="float" office:value="27.5232175384318">
                <text:p>27.5232175384318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  <table:table-cell office:value-type="float" office:value="0.223">
                <text:p>0.223</text:p>
              </table:table-cell>
              <table:table-cell office:value-type="float" office:value="25.1251858373006">
                <text:p>25.1251858373006</text:p>
              </table:table-cell>
              <table:table-cell office:value-type="float" office:value="0.223">
                <text:p>0.223</text:p>
              </table:table-cell>
              <table:table-cell office:value-type="float" office:value="23.9139212278101">
                <text:p>23.913921227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">
                <text:p>0.227</text:p>
              </table:table-cell>
              <table:table-cell office:value-type="float" office:value="27.2825975660152">
                <text:p>27.2825975660152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  <table:table-cell office:value-type="float" office:value="0.227">
                <text:p>0.227</text:p>
              </table:table-cell>
              <table:table-cell office:value-type="float" office:value="24.7412415531016">
                <text:p>24.7412415531016</text:p>
              </table:table-cell>
              <table:table-cell office:value-type="float" office:value="0.227">
                <text:p>0.227</text:p>
              </table:table-cell>
              <table:table-cell office:value-type="float" office:value="23.3606099553773">
                <text:p>23.36060995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27.1193222643071">
                <text:p>27.1193222643071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  <table:table-cell office:value-type="float" office:value="0.23">
                <text:p>0.23</text:p>
              </table:table-cell>
              <table:table-cell office:value-type="float" office:value="24.4859431535866">
                <text:p>24.4859431535866</text:p>
              </table:table-cell>
              <table:table-cell office:value-type="float" office:value="0.23">
                <text:p>0.23</text:p>
              </table:table-cell>
              <table:table-cell office:value-type="float" office:value="22.9980814391083">
                <text:p>22.998081439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3">
                <text:p>0.233</text:p>
              </table:table-cell>
              <table:table-cell office:value-type="float" office:value="26.9745182838679">
                <text:p>26.9745182838679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  <table:table-cell office:value-type="float" office:value="0.233">
                <text:p>0.233</text:p>
              </table:table-cell>
              <table:table-cell office:value-type="float" office:value="24.263739059272">
                <text:p>24.263739059272</text:p>
              </table:table-cell>
              <table:table-cell office:value-type="float" office:value="0.233">
                <text:p>0.233</text:p>
              </table:table-cell>
              <table:table-cell office:value-type="float" office:value="22.6876794164085">
                <text:p>22.687679416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">
                <text:p>0.237</text:p>
              </table:table-cell>
              <table:table-cell office:value-type="float" office:value="26.8150941838829">
                <text:p>26.8150941838829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  <table:table-cell office:value-type="float" office:value="0.237">
                <text:p>0.237</text:p>
              </table:table-cell>
              <table:table-cell office:value-type="float" office:value="24.0248505916735">
                <text:p>24.0248505916735</text:p>
              </table:table-cell>
              <table:table-cell office:value-type="float" office:value="0.237">
                <text:p>0.237</text:p>
              </table:table-cell>
              <table:table-cell office:value-type="float" office:value="22.36192990455">
                <text:p>22.36192990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26.714349986196">
                <text:p>26.714349986196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  <table:table-cell office:value-type="float" office:value="0.24">
                <text:p>0.24</text:p>
              </table:table-cell>
              <table:table-cell office:value-type="float" office:value="23.8760554958602">
                <text:p>23.8760554958602</text:p>
              </table:table-cell>
              <table:table-cell office:value-type="float" office:value="0.24">
                <text:p>0.24</text:p>
              </table:table-cell>
              <table:table-cell office:value-type="float" office:value="22.1623756087862">
                <text:p>22.1623756087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3">
                <text:p>0.243</text:p>
              </table:table-cell>
              <table:table-cell office:value-type="float" office:value="26.6322140110878">
                <text:p>26.6322140110878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  <table:table-cell office:value-type="float" office:value="0.243">
                <text:p>0.243</text:p>
              </table:table-cell>
              <table:table-cell office:value-type="float" office:value="23.7561948944077">
                <text:p>23.7561948944077</text:p>
              </table:table-cell>
              <table:table-cell office:value-type="float" office:value="0.243">
                <text:p>0.243</text:p>
              </table:table-cell>
              <table:table-cell office:value-type="float" office:value="22.0040612425385">
                <text:p>22.004061242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7">
                <text:p>0.247</text:p>
              </table:table-cell>
              <table:table-cell office:value-type="float" office:value="26.55534146959">
                <text:p>26.55534146959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  <table:table-cell office:value-type="float" office:value="0.247">
                <text:p>0.247</text:p>
              </table:table-cell>
              <table:table-cell office:value-type="float" office:value="23.6455615777585">
                <text:p>23.6455615777585</text:p>
              </table:table-cell>
              <table:table-cell office:value-type="float" office:value="0.247">
                <text:p>0.247</text:p>
              </table:table-cell>
              <table:table-cell office:value-type="float" office:value="21.8608113098466">
                <text:p>21.8608113098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26.515765133919">
                <text:p>26.515765133919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  <table:table-cell office:value-type="float" office:value="0.25">
                <text:p>0.25</text:p>
              </table:table-cell>
              <table:table-cell office:value-type="float" office:value="23.5890012811422">
                <text:p>23.5890012811422</text:p>
              </table:table-cell>
              <table:table-cell office:value-type="float" office:value="0.25">
                <text:p>0.25</text:p>
              </table:table-cell>
              <table:table-cell office:value-type="float" office:value="21.7885045667175">
                <text:p>21.7885045667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3">
                <text:p>0.253</text:p>
              </table:table-cell>
              <table:table-cell office:value-type="float" office:value="26.4941108832331">
                <text:p>26.4941108832331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  <table:table-cell office:value-type="float" office:value="0.253">
                <text:p>0.253</text:p>
              </table:table-cell>
              <table:table-cell office:value-type="float" office:value="23.5582018339592">
                <text:p>23.5582018339592</text:p>
              </table:table-cell>
              <table:table-cell office:value-type="float" office:value="0.253">
                <text:p>0.253</text:p>
              </table:table-cell>
              <table:table-cell office:value-type="float" office:value="21.7497406104942">
                <text:p>21.7497406104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">
                <text:p>0.257</text:p>
              </table:table-cell>
              <table:table-cell office:value-type="float" office:value="26.496942245186">
                <text:p>26.496942245186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  <table:table-cell office:value-type="float" office:value="0.257">
                <text:p>0.257</text:p>
              </table:table-cell>
              <table:table-cell office:value-type="float" office:value="23.5622890495568">
                <text:p>23.5622890495568</text:p>
              </table:table-cell>
              <table:table-cell office:value-type="float" office:value="0.257">
                <text:p>0.257</text:p>
              </table:table-cell>
              <table:table-cell office:value-type="float" office:value="21.7561111097583">
                <text:p>21.7561111097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">
                <text:p>0.26</text:p>
              </table:table-cell>
              <table:table-cell office:value-type="float" office:value="26.516908570631">
                <text:p>26.516908570631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  <table:table-cell office:value-type="float" office:value="0.26">
                <text:p>0.26</text:p>
              </table:table-cell>
              <table:table-cell office:value-type="float" office:value="23.5907924022244">
                <text:p>23.5907924022244</text:p>
              </table:table-cell>
              <table:table-cell office:value-type="float" office:value="0.26">
                <text:p>0.26</text:p>
              </table:table-cell>
              <table:table-cell office:value-type="float" office:value="21.7936195922171">
                <text:p>21.7936195922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">
                <text:p>0.263</text:p>
              </table:table-cell>
              <table:table-cell office:value-type="float" office:value="26.5547964783599">
                <text:p>26.5547964783599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  <table:table-cell office:value-type="float" office:value="0.263">
                <text:p>0.263</text:p>
              </table:table-cell>
              <table:table-cell office:value-type="float" office:value="23.6450572171658">
                <text:p>23.6450572171658</text:p>
              </table:table-cell>
              <table:table-cell office:value-type="float" office:value="0.263">
                <text:p>0.263</text:p>
              </table:table-cell>
              <table:table-cell office:value-type="float" office:value="21.8646205773781">
                <text:p>21.8646205773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7">
                <text:p>0.267</text:p>
              </table:table-cell>
              <table:table-cell office:value-type="float" office:value="26.6374346604369">
                <text:p>26.6374346604369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  <table:table-cell office:value-type="float" office:value="0.267">
                <text:p>0.267</text:p>
              </table:table-cell>
              <table:table-cell office:value-type="float" office:value="23.764303606555">
                <text:p>23.764303606555</text:p>
              </table:table-cell>
              <table:table-cell office:value-type="float" office:value="0.267">
                <text:p>0.267</text:p>
              </table:table-cell>
              <table:table-cell office:value-type="float" office:value="22.0214318075297">
                <text:p>22.021431807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26.7177790317313">
                <text:p>26.7177790317313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  <table:table-cell office:value-type="float" office:value="0.27">
                <text:p>0.27</text:p>
              </table:table-cell>
              <table:table-cell office:value-type="float" office:value="23.8814438759339">
                <text:p>23.8814438759339</text:p>
              </table:table-cell>
              <table:table-cell office:value-type="float" office:value="0.27">
                <text:p>0.27</text:p>
              </table:table-cell>
              <table:table-cell office:value-type="float" office:value="22.1771597472609">
                <text:p>22.1771597472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">
                <text:p>0.273</text:p>
              </table:table-cell>
              <table:table-cell office:value-type="float" office:value="26.8167363562659">
                <text:p>26.8167363562659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  <table:table-cell office:value-type="float" office:value="0.273">
                <text:p>0.273</text:p>
              </table:table-cell>
              <table:table-cell office:value-type="float" office:value="24.0275324774274">
                <text:p>24.0275324774274</text:p>
              </table:table-cell>
              <table:table-cell office:value-type="float" office:value="0.273">
                <text:p>0.273</text:p>
              </table:table-cell>
              <table:table-cell office:value-type="float" office:value="22.3739771877513">
                <text:p>22.3739771877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7">
                <text:p>0.277</text:p>
              </table:table-cell>
              <table:table-cell office:value-type="float" office:value="26.9821583351558">
                <text:p>26.9821583351558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  <table:table-cell office:value-type="float" office:value="0.277">
                <text:p>0.277</text:p>
              </table:table-cell>
              <table:table-cell office:value-type="float" office:value="24.2762974134253">
                <text:p>24.2762974134253</text:p>
              </table:table-cell>
              <table:table-cell office:value-type="float" office:value="0.277">
                <text:p>0.277</text:p>
              </table:table-cell>
              <table:table-cell office:value-type="float" office:value="22.7155123541451">
                <text:p>22.7155123541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">
                <text:p>0.28</text:p>
              </table:table-cell>
              <table:table-cell office:value-type="float" office:value="27.1251187998227">
                <text:p>27.1251187998227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  <table:table-cell office:value-type="float" office:value="0.28">
                <text:p>0.28</text:p>
              </table:table-cell>
              <table:table-cell office:value-type="float" office:value="24.4951412336332">
                <text:p>24.4951412336332</text:p>
              </table:table-cell>
              <table:table-cell office:value-type="float" office:value="0.28">
                <text:p>0.28</text:p>
              </table:table-cell>
              <table:table-cell office:value-type="float" office:value="23.0209172036116">
                <text:p>23.0209172036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3">
                <text:p>0.283</text:p>
              </table:table-cell>
              <table:table-cell office:value-type="float" office:value="27.2866028197496">
                <text:p>27.2866028197496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  <table:table-cell office:value-type="float" office:value="0.283">
                <text:p>0.283</text:p>
              </table:table-cell>
              <table:table-cell office:value-type="float" office:value="24.7471919005983">
                <text:p>24.7471919005983</text:p>
              </table:table-cell>
              <table:table-cell office:value-type="float" office:value="0.283">
                <text:p>0.283</text:p>
              </table:table-cell>
              <table:table-cell office:value-type="float" office:value="23.3782900546672">
                <text:p>23.3782900546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">
                <text:p>0.287</text:p>
              </table:table-cell>
              <table:table-cell office:value-type="float" office:value="27.5327476362076">
                <text:p>27.5327476362076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  <table:table-cell office:value-type="float" office:value="0.287">
                <text:p>0.287</text:p>
              </table:table-cell>
              <table:table-cell office:value-type="float" office:value="25.1417975345429">
                <text:p>25.1417975345429</text:p>
              </table:table-cell>
              <table:table-cell office:value-type="float" office:value="0.287">
                <text:p>0.287</text:p>
              </table:table-cell>
              <table:table-cell office:value-type="float" office:value="23.948137310198">
                <text:p>23.948137310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">
                <text:p>0.29</text:p>
              </table:table-cell>
              <table:table-cell office:value-type="float" office:value="27.7305059708155">
                <text:p>27.7305059708155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  <table:table-cell office:value-type="float" office:value="0.29">
                <text:p>0.29</text:p>
              </table:table-cell>
              <table:table-cell office:value-type="float" office:value="25.4658965859016">
                <text:p>25.4658965859016</text:p>
              </table:table-cell>
              <table:table-cell office:value-type="float" office:value="0.29">
                <text:p>0.29</text:p>
              </table:table-cell>
              <table:table-cell office:value-type="float" office:value="24.4209534961787">
                <text:p>24.4209534961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3">
                <text:p>0.293</text:p>
              </table:table-cell>
              <table:table-cell office:value-type="float" office:value="27.9352505506477">
                <text:p>27.9352505506477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  <table:table-cell office:value-type="float" office:value="0.293">
                <text:p>0.293</text:p>
              </table:table-cell>
              <table:table-cell office:value-type="float" office:value="25.8090339491087">
                <text:p>25.8090339491087</text:p>
              </table:table-cell>
              <table:table-cell office:value-type="float" office:value="0.293">
                <text:p>0.293</text:p>
              </table:table-cell>
              <table:table-cell office:value-type="float" office:value="24.9244995915615">
                <text:p>24.9244995915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7">
                <text:p>0.297</text:p>
              </table:table-cell>
              <table:table-cell office:value-type="float" office:value="28.2016054590489">
                <text:p>28.2016054590489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  <table:table-cell office:value-type="float" office:value="0.297">
                <text:p>0.297</text:p>
              </table:table-cell>
              <table:table-cell office:value-type="float" office:value="26.2688404064273">
                <text:p>26.2688404064273</text:p>
              </table:table-cell>
              <table:table-cell office:value-type="float" office:value="0.297">
                <text:p>0.297</text:p>
              </table:table-cell>
              <table:table-cell office:value-type="float" office:value="25.5993911175887">
                <text:p>25.599391117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8.3721982109481">
                <text:p>28.3721982109481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  <table:table-cell office:value-type="float" office:value="0.3">
                <text:p>0.3</text:p>
              </table:table-cell>
              <table:table-cell office:value-type="float" office:value="26.5694703348672">
                <text:p>26.5694703348672</text:p>
              </table:table-cell>
              <table:table-cell office:value-type="float" office:value="0.3">
                <text:p>0.3</text:p>
              </table:table-cell>
              <table:table-cell office:value-type="float" office:value="26.0362938859866">
                <text:p>26.0362938859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3">
                <text:p>0.303</text:p>
              </table:table-cell>
              <table:table-cell office:value-type="float" office:value="28.4858164161283">
                <text:p>28.4858164161283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  <table:table-cell office:value-type="float" office:value="0.303">
                <text:p>0.303</text:p>
              </table:table-cell>
              <table:table-cell office:value-type="float" office:value="26.7737167234617">
                <text:p>26.7737167234617</text:p>
              </table:table-cell>
              <table:table-cell office:value-type="float" office:value="0.303">
                <text:p>0.303</text:p>
              </table:table-cell>
              <table:table-cell office:value-type="float" office:value="26.3285270989718">
                <text:p>26.3285270989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7">
                <text:p>0.307</text:p>
              </table:table-cell>
              <table:table-cell office:value-type="float" office:value="28.4668681394705">
                <text:p>28.4668681394705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  <table:table-cell office:value-type="float" office:value="0.307">
                <text:p>0.307</text:p>
              </table:table-cell>
              <table:table-cell office:value-type="float" office:value="26.7393816323098">
                <text:p>26.7393816323098</text:p>
              </table:table-cell>
              <table:table-cell office:value-type="float" office:value="0.307">
                <text:p>0.307</text:p>
              </table:table-cell>
              <table:table-cell office:value-type="float" office:value="26.2811335848909">
                <text:p>26.2811335848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88cm" xlink:href=".." xlink:type="simple" chart:class="chart:scatter" chart:style-name="ch1">
        <chart:title svg:x="6.051cm" svg:y="0.046cm" chart:style-name="ch2">
          <text:p>Hőveszteség</text:p>
        </chart:title>
        <chart:legend svg:x="9.902cm" svg:y="1.616cm" style:legend-expansion="custom" chartooo:width="4.652cm" chartooo:height="1.587cm" style:legend-expansion-aspect-ratio="2.93131695022054" chart:style-name="ch3"/>
        <chart:plot-area chart:style-name="ch4" table:cell-range-address="'Belsofalsarok-szigeteles'.B11:'Belsofalsarok-szigeteles'.C21 'Belsofalsarok-szigeteles'.C7:'Belsofalsarok-szigeteles'.C8 'Belsofalsarok-szigeteles'.E8:'Belsofalsarok-szigeteles'.E8 'Belsofalsarok-szigeteles'.E11:'Belsofalsarok-szigeteles'.E21 'Belsofalsarok-szigeteles'.G8:'Belsofalsarok-szigeteles'.G8 'Belsofalsarok-szigeteles'.G11:'Belsofalsarok-szigeteles'.G21" chart:data-source-has-labels="row" svg:x="1.058cm" svg:y="0.913cm" svg:width="14.442cm" svg:height="7.498cm">
          <chartooo:coordinate-region svg:x="1.679cm" svg:y="1.125cm" svg:width="13.489cm" svg:height="6.613cm"/>
          <chart:axis chart:dimension="x" chart:name="primary-x" chart:style-name="ch5">
            <chart:title svg:x="15.076cm" svg:y="8.389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127cm" svg:y="0.174cm" chart:style-name="ch6">
              <text:p>Q [W]</text:p>
            </chart:title>
            <chart:grid chart:style-name="ch7" chart:class="major"/>
          </chart:axis>
          <chart:series chart:style-name="ch9" chart:values-cell-range-address="'Belsofalsarok-szigeteles'.C11:'Belsofalsarok-szigeteles'.C21" chart:label-cell-address="'Belsofalsarok-szigeteles'.C7:'Belsofalsarok-szigeteles'.C8" chart:class="chart:scatter">
            <chart:domain table:cell-range-address="'Belsofalsarok-szigeteles'.B11:'Belsofalsarok-szigeteles'.B21"/>
            <chart:data-point chart:repeated="11"/>
          </chart:series>
          <chart:series chart:style-name="ch10" chart:values-cell-range-address="'Belsofalsarok-szigeteles'.E11:'Belsofalsarok-szigeteles'.E21" chart:label-cell-address="'Belsofalsarok-szigeteles'.E8:'Belsofalsarok-szigeteles'.E8" chart:class="chart:scatter">
            <chart:data-point chart:repeated="11"/>
          </chart:series>
          <chart:series chart:style-name="ch11" chart:values-cell-range-address="'Belsofalsarok-szigeteles'.G11:'Belsofalsarok-szigeteles'.G21" chart:label-cell-address="'Belsofalsarok-szigeteles'.G8:'Belsofalsarok-szigeteles'.G8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szigeteles [m] 0,1</text:p>
                <text:list>
                  <text:list-item>
                    <text:p>lszigeteles [m]</text:p>
                  </text:list-item>
                  <text:list-item>
                    <text:p>0,1</text:p>
                  </text:list-item>
                </text:list>
                <draw:g>
                  <svg:desc>'Belsofalsarok-szigeteles'.C7:'Belsofalsarok-szigeteles'.C8</svg:desc>
                </draw:g>
              </table:table-cell>
              <table:table-cell office:value-type="string">
                <text:p>0,2</text:p>
                <draw:g>
                  <svg:desc>'Belsofalsarok-szigeteles'.E8:'Belsofalsarok-szigeteles'.E8</svg:desc>
                </draw:g>
              </table:table-cell>
              <table:table-cell office:value-type="string">
                <text:p>0,3</text:p>
                <draw:g>
                  <svg:desc>'Belsofalsarok-szigeteles'.G8:'Belsofalsarok-szigeteles'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1:'Belsofalsarok-szigeteles'.B21</svg:desc>
                </draw:g>
              </table:table-cell>
              <table:table-cell office:value-type="float" office:value="28.838">
                <text:p>28.838</text:p>
                <draw:g>
                  <svg:desc>'Belsofalsarok-szigeteles'.C11:'Belsofalsarok-szigeteles'.C21</svg:desc>
                </draw:g>
              </table:table-cell>
              <table:table-cell office:value-type="float" office:value="28.838">
                <text:p>28.838</text:p>
                <draw:g>
                  <svg:desc>'Belsofalsarok-szigeteles'.E11:'Belsofalsarok-szigeteles'.E21</svg:desc>
                </draw:g>
              </table:table-cell>
              <table:table-cell office:value-type="float" office:value="28.838">
                <text:p>28.838</text:p>
                <draw:g>
                  <svg:desc>'Belsofalsarok-szigeteles'.G11:'Belsofalsarok-szigeteles'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7.926">
                <text:p>27.926</text:p>
              </table:table-cell>
              <table:table-cell office:value-type="float" office:value="26.764">
                <text:p>26.764</text:p>
              </table:table-cell>
              <table:table-cell office:value-type="float" office:value="26.012">
                <text:p>26.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7.228">
                <text:p>27.228</text:p>
              </table:table-cell>
              <table:table-cell office:value-type="float" office:value="25.874">
                <text:p>25.874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6.754">
                <text:p>26.754</text:p>
              </table:table-cell>
              <table:table-cell office:value-type="float" office:value="24.982">
                <text:p>24.982</text:p>
              </table:table-cell>
              <table:table-cell office:value-type="float" office:value="23.358">
                <text:p>23.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6.382">
                <text:p>26.382</text:p>
              </table:table-cell>
              <table:table-cell office:value-type="float" office:value="24.306">
                <text:p>24.306</text:p>
              </table:table-cell>
              <table:table-cell office:value-type="float" office:value="22.372">
                <text:p>22.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6.066">
                <text:p>26.066</text:p>
              </table:table-cell>
              <table:table-cell office:value-type="float" office:value="23.76">
                <text:p>23.76</text:p>
              </table:table-cell>
              <table:table-cell office:value-type="float" office:value="21.584">
                <text:p>21.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5.788">
                <text:p>25.788</text:p>
              </table:table-cell>
              <table:table-cell office:value-type="float" office:value="23.298">
                <text:p>23.298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5.534">
                <text:p>25.534</text:p>
              </table:table-cell>
              <table:table-cell office:value-type="float" office:value="22.898">
                <text:p>22.898</text:p>
              </table:table-cell>
              <table:table-cell office:value-type="float" office:value="20.372">
                <text:p>20.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5.302">
                <text:p>25.302</text:p>
              </table:table-cell>
              <table:table-cell office:value-type="float" office:value="22.542">
                <text:p>22.542</text:p>
              </table:table-cell>
              <table:table-cell office:value-type="float" office:value="19.886">
                <text:p>19.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5.086">
                <text:p>25.086</text:p>
              </table:table-cell>
              <table:table-cell office:value-type="float" office:value="22.224">
                <text:p>22.224</text:p>
              </table:table-cell>
              <table:table-cell office:value-type="float" office:value="19.454">
                <text:p>19.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4.884">
                <text:p>24.884</text:p>
              </table:table-cell>
              <table:table-cell office:value-type="float" office:value="21.934">
                <text:p>21.934</text:p>
              </table:table-cell>
              <table:table-cell office:value-type="float" office:value="18.92">
                <text:p>18.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4" chart:maximum="19" chart:interval-major="1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8.839cm" xlink:href=".." xlink:type="simple" chart:class="chart:scatter" chart:style-name="ch1">
        <chart:title svg:x="5.579cm" svg:y="0.312cm" chart:style-name="ch2">
          <text:p>Belső sarok hőmérséklet</text:p>
        </chart:title>
        <chart:legend svg:x="10.13cm" svg:y="4.373cm" style:legend-expansion="custom" chartooo:width="4.529cm" chartooo:height="1.288cm" style:legend-expansion-aspect-ratio="3.51630434782609" chart:style-name="ch3"/>
        <chart:plot-area chart:style-name="ch4" table:cell-range-address="'Belsofalsarok-szigeteles'.B11:'Belsofalsarok-szigeteles'.B21 'Belsofalsarok-szigeteles'.C7:'Belsofalsarok-szigeteles'.C8 'Belsofalsarok-szigeteles'.D11:'Belsofalsarok-szigeteles'.D21 'Belsofalsarok-szigeteles'.E7:'Belsofalsarok-szigeteles'.E8 'Belsofalsarok-szigeteles'.F11:'Belsofalsarok-szigeteles'.F21 'Belsofalsarok-szigeteles'.G7:'Belsofalsarok-szigeteles'.G8 'Belsofalsarok-szigeteles'.H11:'Belsofalsarok-szigeteles'.H21" chart:data-source-has-labels="row" svg:x="0.62cm" svg:y="0.821cm" svg:width="14.695cm" svg:height="7.46cm">
          <chartooo:coordinate-region svg:x="1.241cm" svg:y="1.033cm" svg:width="13.742cm" svg:height="6.575cm"/>
          <chart:axis chart:dimension="x" chart:name="primary-x" chart:style-name="ch5">
            <chart:title svg:x="14.662cm" svg:y="8.253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203cm" svg:y="0.099cm" chart:style-name="ch6">
              <text:p>T [ºC]</text:p>
            </chart:title>
            <chart:grid chart:style-name="ch7" chart:class="major"/>
          </chart:axis>
          <chart:series chart:style-name="ch9" chart:values-cell-range-address="'Belsofalsarok-szigeteles'.D11:'Belsofalsarok-szigeteles'.D21" chart:label-cell-address="'Belsofalsarok-szigeteles'.C7:'Belsofalsarok-szigeteles'.C8" chart:class="chart:scatter">
            <chart:domain table:cell-range-address="'Belsofalsarok-szigeteles'.B11:'Belsofalsarok-szigeteles'.B21"/>
            <chart:data-point chart:repeated="11"/>
          </chart:series>
          <chart:series chart:style-name="ch10" chart:values-cell-range-address="'Belsofalsarok-szigeteles'.F11:'Belsofalsarok-szigeteles'.F21" chart:label-cell-address="'Belsofalsarok-szigeteles'.E7:'Belsofalsarok-szigeteles'.E8" chart:class="chart:scatter">
            <chart:data-point chart:repeated="11"/>
          </chart:series>
          <chart:series chart:style-name="ch11" chart:values-cell-range-address="'Belsofalsarok-szigeteles'.H11:'Belsofalsarok-szigeteles'.H21" chart:label-cell-address="'Belsofalsarok-szigeteles'.G7:'Belsofalsarok-szigeteles'.G8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szigeteles [m] 0,1</text:p>
                <text:list>
                  <text:list-item>
                    <text:p>lszigeteles [m]</text:p>
                  </text:list-item>
                  <text:list-item>
                    <text:p>0,1</text:p>
                  </text:list-item>
                </text:list>
                <draw:g>
                  <svg:desc>'Belsofalsarok-szigeteles'.C7:'Belsofalsarok-szigeteles'.C8</svg:desc>
                </draw:g>
              </table:table-cell>
              <table:table-cell office:value-type="string">
                <text:p>0,2</text:p>
                <text:list>
                  <text:list-item>
                    <text:p/>
                  </text:list-item>
                  <text:list-item>
                    <text:p>0,2</text:p>
                  </text:list-item>
                </text:list>
                <draw:g>
                  <svg:desc>'Belsofalsarok-szigeteles'.E7:'Belsofalsarok-szigeteles'.E8</svg:desc>
                </draw:g>
              </table:table-cell>
              <table:table-cell office:value-type="string">
                <text:p>0,3</text:p>
                <text:list>
                  <text:list-item>
                    <text:p/>
                  </text:list-item>
                  <text:list-item>
                    <text:p>0,3</text:p>
                  </text:list-item>
                </text:list>
                <draw:g>
                  <svg:desc>'Belsofalsarok-szigeteles'.G7:'Belsofalsarok-szigeteles'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1:'Belsofalsarok-szigeteles'.B21</svg:desc>
                </draw:g>
              </table:table-cell>
              <table:table-cell office:value-type="float" office:value="14.321">
                <text:p>14.321</text:p>
                <draw:g>
                  <svg:desc>'Belsofalsarok-szigeteles'.D11:'Belsofalsarok-szigeteles'.D21</svg:desc>
                </draw:g>
              </table:table-cell>
              <table:table-cell office:value-type="float" office:value="14.321">
                <text:p>14.321</text:p>
                <draw:g>
                  <svg:desc>'Belsofalsarok-szigeteles'.F11:'Belsofalsarok-szigeteles'.F21</svg:desc>
                </draw:g>
              </table:table-cell>
              <table:table-cell office:value-type="float" office:value="14.321">
                <text:p>14.321</text:p>
                <draw:g>
                  <svg:desc>'Belsofalsarok-szigeteles'.H11:'Belsofalsarok-szigeteles'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5.282">
                <text:p>15.282</text:p>
              </table:table-cell>
              <table:table-cell office:value-type="float" office:value="15.058">
                <text:p>15.058</text:p>
              </table:table-cell>
              <table:table-cell office:value-type="float" office:value="14.982">
                <text:p>14.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5.968">
                <text:p>15.968</text:p>
              </table:table-cell>
              <table:table-cell office:value-type="float" office:value="15.658">
                <text:p>15.658</text:p>
              </table:table-cell>
              <table:table-cell office:value-type="float" office:value="15.538">
                <text:p>15.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6.412">
                <text:p>16.412</text:p>
              </table:table-cell>
              <table:table-cell office:value-type="float" office:value="16.088">
                <text:p>16.088</text:p>
              </table:table-cell>
              <table:table-cell office:value-type="float" office:value="15.955">
                <text:p>15.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6.727">
                <text:p>16.727</text:p>
              </table:table-cell>
              <table:table-cell office:value-type="float" office:value="16.414">
                <text:p>16.414</text:p>
              </table:table-cell>
              <table:table-cell office:value-type="float" office:value="16.282">
                <text:p>16.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6.965">
                <text:p>16.965</text:p>
              </table:table-cell>
              <table:table-cell office:value-type="float" office:value="16.671">
                <text:p>16.671</text:p>
              </table:table-cell>
              <table:table-cell office:value-type="float" office:value="16.545">
                <text:p>16.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7.153">
                <text:p>17.153</text:p>
              </table:table-cell>
              <table:table-cell office:value-type="float" office:value="16.88">
                <text:p>16.88</text:p>
              </table:table-cell>
              <table:table-cell office:value-type="float" office:value="16.762">
                <text:p>16.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7.307">
                <text:p>17.307</text:p>
              </table:table-cell>
              <table:table-cell office:value-type="float" office:value="17.054">
                <text:p>17.054</text:p>
              </table:table-cell>
              <table:table-cell office:value-type="float" office:value="16.946">
                <text:p>16.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7.435">
                <text:p>17.435</text:p>
              </table:table-cell>
              <table:table-cell office:value-type="float" office:value="17.203">
                <text:p>17.203</text:p>
              </table:table-cell>
              <table:table-cell office:value-type="float" office:value="17.103">
                <text:p>17.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7.546">
                <text:p>17.546</text:p>
              </table:table-cell>
              <table:table-cell office:value-type="float" office:value="17.331">
                <text:p>17.331</text:p>
              </table:table-cell>
              <table:table-cell office:value-type="float" office:value="17.241">
                <text:p>17.2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7.642">
                <text:p>17.642</text:p>
              </table:table-cell>
              <table:table-cell office:value-type="float" office:value="17.445">
                <text:p>17.445</text:p>
              </table:table-cell>
              <table:table-cell office:value-type="float" office:value="17.362">
                <text:p>17.3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